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35.96959" calcext:value-type="float">
            <text:p>35.96959</text:p>
          </table:table-cell>
          <table:table-cell office:value-type="float" office:value="1098.399" calcext:value-type="float">
            <text:p>1098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149" calcext:value-type="float">
            <text:p>0.2322149</text:p>
          </table:table-cell>
          <table:table-cell office:value-type="float" office:value="4.30563" calcext:value-type="float">
            <text:p>4.30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302515" calcext:value-type="float">
            <text:p>-3.02515E-05</text:p>
          </table:table-cell>
          <table:table-cell office:value-type="float" office:value="0.00002916232" calcext:value-type="float">
            <text:p>2.916232E-05</text:p>
          </table:table-cell>
          <table:table-cell office:value-type="float" office:value="0.00000000005652918" calcext:value-type="float">
            <text:p>5.652918E-11</text:p>
          </table:table-cell>
          <table:table-cell office:value-type="float" office:value="21.05715" calcext:value-type="float">
            <text:p>21.05715</text:p>
          </table:table-cell>
          <table:table-cell office:value-type="float" office:value="0.2726451" calcext:value-type="float">
            <text:p>0.2726451</text:p>
          </table:table-cell>
          <table:table-cell office:value-type="float" office:value="0.1713638" calcext:value-type="float">
            <text:p>0.1713638</text:p>
          </table:table-cell>
          <table:table-cell office:value-type="float" office:value="0.1714323" calcext:value-type="float">
            <text:p>0.1714323</text:p>
          </table:table-cell>
          <table:table-cell office:value-type="float" office:value="0.1000769" calcext:value-type="float">
            <text:p>0.1000769</text:p>
          </table:table-cell>
          <table:table-cell office:value-type="float" office:value="0.09735586" calcext:value-type="float">
            <text:p>0.09735586</text:p>
          </table:table-cell>
          <table:table-cell office:value-type="float" office:value="0.0415742" calcext:value-type="float">
            <text:p>0.0415742</text:p>
          </table:table-cell>
          <table:table-cell office:value-type="float" office:value="0.0290095" calcext:value-type="float">
            <text:p>0.0290095</text:p>
          </table:table-cell>
          <table:table-cell office:value-type="float" office:value="0.03980627" calcext:value-type="float">
            <text:p>0.03980627</text:p>
          </table:table-cell>
          <table:table-cell office:value-type="float" office:value="0.02865187" calcext:value-type="float">
            <text:p>0.02865187</text:p>
          </table:table-cell>
          <table:table-cell office:value-type="float" office:value="0.0225547" calcext:value-type="float">
            <text:p>0.0225547</text:p>
          </table:table-cell>
          <table:table-cell office:value-type="float" office:value="0.02000419" calcext:value-type="float">
            <text:p>0.02000419</text:p>
          </table:table-cell>
          <table:table-cell office:value-type="float" office:value="0.01765191" calcext:value-type="float">
            <text:p>0.01765191</text:p>
          </table:table-cell>
          <table:table-cell office:value-type="float" office:value="0.005701121" calcext:value-type="float">
            <text:p>0.005701121</text:p>
          </table:table-cell>
          <table:table-cell office:value-type="float" office:value="0.006706795" calcext:value-type="float">
            <text:p>0.006706795</text:p>
          </table:table-cell>
          <table:table-cell office:value-type="float" office:value="0" calcext:value-type="float">
            <text:p>0</text:p>
          </table:table-cell>
          <table:table-cell office:value-type="float" office:value="76.56503" calcext:value-type="float">
            <text:p>76.56503</text:p>
          </table:table-cell>
          <table:table-cell office:value-type="float" office:value="26.53692" calcext:value-type="float">
            <text:p>26.53692</text:p>
          </table:table-cell>
          <table:table-cell office:value-type="float" office:value="12.52031" calcext:value-type="float">
            <text:p>12.52031</text:p>
          </table:table-cell>
          <table:table-cell office:value-type="float" office:value="5.898389" calcext:value-type="float">
            <text:p>5.898389</text:p>
          </table:table-cell>
          <table:table-cell office:value-type="float" office:value="3.396521" calcext:value-type="float">
            <text:p>3.396521</text:p>
          </table:table-cell>
          <table:table-cell office:value-type="float" office:value="1.048699" calcext:value-type="float">
            <text:p>1.048699</text:p>
          </table:table-cell>
          <table:table-cell office:value-type="float" office:value="0.584686" calcext:value-type="float">
            <text:p>0.584686</text:p>
          </table:table-cell>
          <table:table-cell office:value-type="float" office:value="0.5028861" calcext:value-type="float">
            <text:p>0.5028861</text:p>
          </table:table-cell>
          <table:table-cell office:value-type="float" office:value="0.3919603" calcext:value-type="float">
            <text:p>0.3919603</text:p>
          </table:table-cell>
          <table:table-cell office:value-type="float" office:value="0.2818665" calcext:value-type="float">
            <text:p>0.2818665</text:p>
          </table:table-cell>
          <table:table-cell office:value-type="float" office:value="0.1181001" calcext:value-type="float">
            <text:p>0.1181001</text:p>
          </table:table-cell>
          <table:table-cell office:value-type="float" office:value="0.1222939" calcext:value-type="float">
            <text:p>0.1222939</text:p>
          </table:table-cell>
          <table:table-cell office:value-type="float" office:value="0.3523759" calcext:value-type="float">
            <text:p>0.3523759</text:p>
          </table:table-cell>
          <table:table-cell office:value-type="float" office:value="0.3459446" calcext:value-type="float">
            <text:p>0.3459446</text:p>
          </table:table-cell>
          <table:table-cell office:value-type="float" office:value="0" calcext:value-type="float">
            <text:p>0</text:p>
          </table:table-cell>
          <table:table-cell office:value-type="float" office:value="798.4462" calcext:value-type="float">
            <text:p>798.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8858" calcext:value-type="float">
            <text:p>0.02028858</text:p>
          </table:table-cell>
          <table:table-cell office:value-type="float" office:value="0" calcext:value-type="float">
            <text:p>0</text:p>
          </table:table-cell>
          <table:table-cell office:value-type="float" office:value="-0.000004723838" calcext:value-type="float">
            <text:p>-4.723838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35.94466" calcext:value-type="float">
            <text:p>35.94466</text:p>
          </table:table-cell>
          <table:table-cell office:value-type="float" office:value="1098.403" calcext:value-type="float">
            <text:p>1098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1054" calcext:value-type="float">
            <text:p>0.2351054</text:p>
          </table:table-cell>
          <table:table-cell office:value-type="float" office:value="4.322788" calcext:value-type="float">
            <text:p>4.3227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6325131" calcext:value-type="float">
            <text:p>-6.325131E-05</text:p>
          </table:table-cell>
          <table:table-cell office:value-type="float" office:value="0.00005805185" calcext:value-type="float">
            <text:p>5.805185E-05</text:p>
          </table:table-cell>
          <table:table-cell office:value-type="float" office:value="0.0000000001000959" calcext:value-type="float">
            <text:p>1.000959E-10</text:p>
          </table:table-cell>
          <table:table-cell office:value-type="float" office:value="21.03996" calcext:value-type="float">
            <text:p>21.03996</text:p>
          </table:table-cell>
          <table:table-cell office:value-type="float" office:value="0.2714822" calcext:value-type="float">
            <text:p>0.2714822</text:p>
          </table:table-cell>
          <table:table-cell office:value-type="float" office:value="0.1731064" calcext:value-type="float">
            <text:p>0.1731064</text:p>
          </table:table-cell>
          <table:table-cell office:value-type="float" office:value="0.1720129" calcext:value-type="float">
            <text:p>0.1720129</text:p>
          </table:table-cell>
          <table:table-cell office:value-type="float" office:value="0.1002766" calcext:value-type="float">
            <text:p>0.1002766</text:p>
          </table:table-cell>
          <table:table-cell office:value-type="float" office:value="0.09754204" calcext:value-type="float">
            <text:p>0.09754204</text:p>
          </table:table-cell>
          <table:table-cell office:value-type="float" office:value="0.04169584" calcext:value-type="float">
            <text:p>0.04169584</text:p>
          </table:table-cell>
          <table:table-cell office:value-type="float" office:value="0.02904772" calcext:value-type="float">
            <text:p>0.02904772</text:p>
          </table:table-cell>
          <table:table-cell office:value-type="float" office:value="0.0398597" calcext:value-type="float">
            <text:p>0.0398597</text:p>
          </table:table-cell>
          <table:table-cell office:value-type="float" office:value="0.02867627" calcext:value-type="float">
            <text:p>0.02867627</text:p>
          </table:table-cell>
          <table:table-cell office:value-type="float" office:value="0.02256306" calcext:value-type="float">
            <text:p>0.02256306</text:p>
          </table:table-cell>
          <table:table-cell office:value-type="float" office:value="0.02000879" calcext:value-type="float">
            <text:p>0.02000879</text:p>
          </table:table-cell>
          <table:table-cell office:value-type="float" office:value="0.01766727" calcext:value-type="float">
            <text:p>0.01766727</text:p>
          </table:table-cell>
          <table:table-cell office:value-type="float" office:value="0.005699256" calcext:value-type="float">
            <text:p>0.005699256</text:p>
          </table:table-cell>
          <table:table-cell office:value-type="float" office:value="0.006704721" calcext:value-type="float">
            <text:p>0.006704721</text:p>
          </table:table-cell>
          <table:table-cell office:value-type="float" office:value="0" calcext:value-type="float">
            <text:p>0</text:p>
          </table:table-cell>
          <table:table-cell office:value-type="float" office:value="77.76212" calcext:value-type="float">
            <text:p>77.76212</text:p>
          </table:table-cell>
          <table:table-cell office:value-type="float" office:value="26.52303" calcext:value-type="float">
            <text:p>26.52303</text:p>
          </table:table-cell>
          <table:table-cell office:value-type="float" office:value="12.59598" calcext:value-type="float">
            <text:p>12.59598</text:p>
          </table:table-cell>
          <table:table-cell office:value-type="float" office:value="5.916121" calcext:value-type="float">
            <text:p>5.916121</text:p>
          </table:table-cell>
          <table:table-cell office:value-type="float" office:value="3.424011" calcext:value-type="float">
            <text:p>3.424011</text:p>
          </table:table-cell>
          <table:table-cell office:value-type="float" office:value="1.054401" calcext:value-type="float">
            <text:p>1.054401</text:p>
          </table:table-cell>
          <table:table-cell office:value-type="float" office:value="0.5876269" calcext:value-type="float">
            <text:p>0.5876269</text:p>
          </table:table-cell>
          <table:table-cell office:value-type="float" office:value="0.5046506" calcext:value-type="float">
            <text:p>0.5046506</text:p>
          </table:table-cell>
          <table:table-cell office:value-type="float" office:value="0.3935928" calcext:value-type="float">
            <text:p>0.3935928</text:p>
          </table:table-cell>
          <table:table-cell office:value-type="float" office:value="0.2829147" calcext:value-type="float">
            <text:p>0.2829147</text:p>
          </table:table-cell>
          <table:table-cell office:value-type="float" office:value="0.1186337" calcext:value-type="float">
            <text:p>0.1186337</text:p>
          </table:table-cell>
          <table:table-cell office:value-type="float" office:value="0.1226306" calcext:value-type="float">
            <text:p>0.1226306</text:p>
          </table:table-cell>
          <table:table-cell office:value-type="float" office:value="0.3522481" calcext:value-type="float">
            <text:p>0.3522481</text:p>
          </table:table-cell>
          <table:table-cell office:value-type="float" office:value="0.3459897" calcext:value-type="float">
            <text:p>0.3459897</text:p>
          </table:table-cell>
          <table:table-cell office:value-type="float" office:value="0" calcext:value-type="float">
            <text:p>0</text:p>
          </table:table-cell>
          <table:table-cell office:value-type="float" office:value="816.7468" calcext:value-type="float">
            <text:p>816.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5716" calcext:value-type="float">
            <text:p>0.04035716</text:p>
          </table:table-cell>
          <table:table-cell office:value-type="float" office:value="0" calcext:value-type="float">
            <text:p>0</text:p>
          </table:table-cell>
          <table:table-cell office:value-type="float" office:value="-0.000009312784" calcext:value-type="float">
            <text:p>-9.31278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35.9122" calcext:value-type="float">
            <text:p>35.9122</text:p>
          </table:table-cell>
          <table:table-cell office:value-type="float" office:value="1098.409" calcext:value-type="float">
            <text:p>1098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7314" calcext:value-type="float">
            <text:p>0.2407314</text:p>
          </table:table-cell>
          <table:table-cell office:value-type="float" office:value="4.342794" calcext:value-type="float">
            <text:p>4.342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1090738" calcext:value-type="float">
            <text:p>-0.0001090738</text:p>
          </table:table-cell>
          <table:table-cell office:value-type="float" office:value="0.00008723498" calcext:value-type="float">
            <text:p>8.723498E-05</text:p>
          </table:table-cell>
          <table:table-cell office:value-type="float" office:value="0.000000000133175" calcext:value-type="float">
            <text:p>1.33175E-10</text:p>
          </table:table-cell>
          <table:table-cell office:value-type="float" office:value="21.01988" calcext:value-type="float">
            <text:p>21.01988</text:p>
          </table:table-cell>
          <table:table-cell office:value-type="float" office:value="0.2690515" calcext:value-type="float">
            <text:p>0.2690515</text:p>
          </table:table-cell>
          <table:table-cell office:value-type="float" office:value="0.1677973" calcext:value-type="float">
            <text:p>0.1677973</text:p>
          </table:table-cell>
          <table:table-cell office:value-type="float" office:value="0.1680252" calcext:value-type="float">
            <text:p>0.1680252</text:p>
          </table:table-cell>
          <table:table-cell office:value-type="float" office:value="0.09988268" calcext:value-type="float">
            <text:p>0.09988268</text:p>
          </table:table-cell>
          <table:table-cell office:value-type="float" office:value="0.0972732" calcext:value-type="float">
            <text:p>0.0972732</text:p>
          </table:table-cell>
          <table:table-cell office:value-type="float" office:value="0.04178572" calcext:value-type="float">
            <text:p>0.04178572</text:p>
          </table:table-cell>
          <table:table-cell office:value-type="float" office:value="0.02908057" calcext:value-type="float">
            <text:p>0.02908057</text:p>
          </table:table-cell>
          <table:table-cell office:value-type="float" office:value="0.03991322" calcext:value-type="float">
            <text:p>0.03991322</text:p>
          </table:table-cell>
          <table:table-cell office:value-type="float" office:value="0.02869991" calcext:value-type="float">
            <text:p>0.02869991</text:p>
          </table:table-cell>
          <table:table-cell office:value-type="float" office:value="0.02257157" calcext:value-type="float">
            <text:p>0.02257157</text:p>
          </table:table-cell>
          <table:table-cell office:value-type="float" office:value="0.0200136" calcext:value-type="float">
            <text:p>0.0200136</text:p>
          </table:table-cell>
          <table:table-cell office:value-type="float" office:value="0.01768259" calcext:value-type="float">
            <text:p>0.01768259</text:p>
          </table:table-cell>
          <table:table-cell office:value-type="float" office:value="0.00569782" calcext:value-type="float">
            <text:p>0.00569782</text:p>
          </table:table-cell>
          <table:table-cell office:value-type="float" office:value="0.00670436" calcext:value-type="float">
            <text:p>0.00670436</text:p>
          </table:table-cell>
          <table:table-cell office:value-type="float" office:value="0" calcext:value-type="float">
            <text:p>0</text:p>
          </table:table-cell>
          <table:table-cell office:value-type="float" office:value="76.26694" calcext:value-type="float">
            <text:p>76.26694</text:p>
          </table:table-cell>
          <table:table-cell office:value-type="float" office:value="26.53441" calcext:value-type="float">
            <text:p>26.53441</text:p>
          </table:table-cell>
          <table:table-cell office:value-type="float" office:value="12.69449" calcext:value-type="float">
            <text:p>12.69449</text:p>
          </table:table-cell>
          <table:table-cell office:value-type="float" office:value="5.933811" calcext:value-type="float">
            <text:p>5.933811</text:p>
          </table:table-cell>
          <table:table-cell office:value-type="float" office:value="3.444481" calcext:value-type="float">
            <text:p>3.444481</text:p>
          </table:table-cell>
          <table:table-cell office:value-type="float" office:value="1.059745" calcext:value-type="float">
            <text:p>1.059745</text:p>
          </table:table-cell>
          <table:table-cell office:value-type="float" office:value="0.590538" calcext:value-type="float">
            <text:p>0.590538</text:p>
          </table:table-cell>
          <table:table-cell office:value-type="float" office:value="0.5064291" calcext:value-type="float">
            <text:p>0.5064291</text:p>
          </table:table-cell>
          <table:table-cell office:value-type="float" office:value="0.3952018" calcext:value-type="float">
            <text:p>0.3952018</text:p>
          </table:table-cell>
          <table:table-cell office:value-type="float" office:value="0.2839428" calcext:value-type="float">
            <text:p>0.2839428</text:p>
          </table:table-cell>
          <table:table-cell office:value-type="float" office:value="0.1191603" calcext:value-type="float">
            <text:p>0.1191603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3522347" calcext:value-type="float">
            <text:p>0.3522347</text:p>
          </table:table-cell>
          <table:table-cell office:value-type="float" office:value="0.3460274" calcext:value-type="float">
            <text:p>0.3460274</text:p>
          </table:table-cell>
          <table:table-cell office:value-type="float" office:value="0" calcext:value-type="float">
            <text:p>0</text:p>
          </table:table-cell>
          <table:table-cell office:value-type="float" office:value="856.1614" calcext:value-type="float">
            <text:p>856.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2315" calcext:value-type="float">
            <text:p>0.06602315</text:p>
          </table:table-cell>
          <table:table-cell office:value-type="float" office:value="0" calcext:value-type="float">
            <text:p>0</text:p>
          </table:table-cell>
          <table:table-cell office:value-type="float" office:value="-0.00001398615" calcext:value-type="float">
            <text:p>-1.39861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35.87391" calcext:value-type="float">
            <text:p>35.87391</text:p>
          </table:table-cell>
          <table:table-cell office:value-type="float" office:value="1098.42" calcext:value-type="float">
            <text:p>109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917" calcext:value-type="float">
            <text:p>0.236917</text:p>
          </table:table-cell>
          <table:table-cell office:value-type="float" office:value="4.373075" calcext:value-type="float">
            <text:p>4.3730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2001408" calcext:value-type="float">
            <text:p>-0.0002001408</text:p>
          </table:table-cell>
          <table:table-cell office:value-type="float" office:value="0.0001113121" calcext:value-type="float">
            <text:p>0.0001113121</text:p>
          </table:table-cell>
          <table:table-cell office:value-type="float" office:value="0.0000000001491638" calcext:value-type="float">
            <text:p>1.491638E-10</text:p>
          </table:table-cell>
          <table:table-cell office:value-type="float" office:value="21.02507" calcext:value-type="float">
            <text:p>21.02507</text:p>
          </table:table-cell>
          <table:table-cell office:value-type="float" office:value="0.2445939" calcext:value-type="float">
            <text:p>0.2445939</text:p>
          </table:table-cell>
          <table:table-cell office:value-type="float" office:value="0.1548294" calcext:value-type="float">
            <text:p>0.1548294</text:p>
          </table:table-cell>
          <table:table-cell office:value-type="float" office:value="0.1550977" calcext:value-type="float">
            <text:p>0.1550977</text:p>
          </table:table-cell>
          <table:table-cell office:value-type="float" office:value="0.09751297" calcext:value-type="float">
            <text:p>0.09751297</text:p>
          </table:table-cell>
          <table:table-cell office:value-type="float" office:value="0.0954372" calcext:value-type="float">
            <text:p>0.0954372</text:p>
          </table:table-cell>
          <table:table-cell office:value-type="float" office:value="0.04167724" calcext:value-type="float">
            <text:p>0.04167724</text:p>
          </table:table-cell>
          <table:table-cell office:value-type="float" office:value="0.02905826" calcext:value-type="float">
            <text:p>0.02905826</text:p>
          </table:table-cell>
          <table:table-cell office:value-type="float" office:value="0.03995376" calcext:value-type="float">
            <text:p>0.03995376</text:p>
          </table:table-cell>
          <table:table-cell office:value-type="float" office:value="0.0287221" calcext:value-type="float">
            <text:p>0.0287221</text:p>
          </table:table-cell>
          <table:table-cell office:value-type="float" office:value="0.02258019" calcext:value-type="float">
            <text:p>0.02258019</text:p>
          </table:table-cell>
          <table:table-cell office:value-type="float" office:value="0.02001861" calcext:value-type="float">
            <text:p>0.02001861</text:p>
          </table:table-cell>
          <table:table-cell office:value-type="float" office:value="0.01769793" calcext:value-type="float">
            <text:p>0.01769793</text:p>
          </table:table-cell>
          <table:table-cell office:value-type="float" office:value="0.005696099" calcext:value-type="float">
            <text:p>0.005696099</text:p>
          </table:table-cell>
          <table:table-cell office:value-type="float" office:value="0.006703051" calcext:value-type="float">
            <text:p>0.006703051</text:p>
          </table:table-cell>
          <table:table-cell office:value-type="float" office:value="0" calcext:value-type="float">
            <text:p>0</text:p>
          </table:table-cell>
          <table:table-cell office:value-type="float" office:value="80.51359" calcext:value-type="float">
            <text:p>80.51359</text:p>
          </table:table-cell>
          <table:table-cell office:value-type="float" office:value="27.19139" calcext:value-type="float">
            <text:p>27.19139</text:p>
          </table:table-cell>
          <table:table-cell office:value-type="float" office:value="12.7757" calcext:value-type="float">
            <text:p>12.7757</text:p>
          </table:table-cell>
          <table:table-cell office:value-type="float" office:value="5.97532" calcext:value-type="float">
            <text:p>5.97532</text:p>
          </table:table-cell>
          <table:table-cell office:value-type="float" office:value="3.475958" calcext:value-type="float">
            <text:p>3.475958</text:p>
          </table:table-cell>
          <table:table-cell office:value-type="float" office:value="1.065537" calcext:value-type="float">
            <text:p>1.065537</text:p>
          </table:table-cell>
          <table:table-cell office:value-type="float" office:value="0.5937101" calcext:value-type="float">
            <text:p>0.5937101</text:p>
          </table:table-cell>
          <table:table-cell office:value-type="float" office:value="0.508313" calcext:value-type="float">
            <text:p>0.508313</text:p>
          </table:table-cell>
          <table:table-cell office:value-type="float" office:value="0.3967951" calcext:value-type="float">
            <text:p>0.3967951</text:p>
          </table:table-cell>
          <table:table-cell office:value-type="float" office:value="0.2849519" calcext:value-type="float">
            <text:p>0.2849519</text:p>
          </table:table-cell>
          <table:table-cell office:value-type="float" office:value="0.1196804" calcext:value-type="float">
            <text:p>0.1196804</text:p>
          </table:table-cell>
          <table:table-cell office:value-type="float" office:value="0.1232963" calcext:value-type="float">
            <text:p>0.1232963</text:p>
          </table:table-cell>
          <table:table-cell office:value-type="float" office:value="0.352166" calcext:value-type="float">
            <text:p>0.352166</text:p>
          </table:table-cell>
          <table:table-cell office:value-type="float" office:value="0.3460447" calcext:value-type="float">
            <text:p>0.3460447</text:p>
          </table:table-cell>
          <table:table-cell office:value-type="float" office:value="0" calcext:value-type="float">
            <text:p>0</text:p>
          </table:table-cell>
          <table:table-cell office:value-type="float" office:value="847.7421" calcext:value-type="float">
            <text:p>847.7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18586" calcext:value-type="float">
            <text:p>0.09218586</text:p>
          </table:table-cell>
          <table:table-cell office:value-type="float" office:value="0" calcext:value-type="float">
            <text:p>0</text:p>
          </table:table-cell>
          <table:table-cell office:value-type="float" office:value="-0.0000193387" calcext:value-type="float">
            <text:p>-1.9338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35.85051" calcext:value-type="float">
            <text:p>35.85051</text:p>
          </table:table-cell>
          <table:table-cell office:value-type="float" office:value="1098.425" calcext:value-type="float">
            <text:p>1098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3417" calcext:value-type="float">
            <text:p>0.2383417</text:p>
          </table:table-cell>
          <table:table-cell office:value-type="float" office:value="4.390411" calcext:value-type="float">
            <text:p>4.390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2291231" calcext:value-type="float">
            <text:p>-0.0002291231</text:p>
          </table:table-cell>
          <table:table-cell office:value-type="float" office:value="0.0001344634" calcext:value-type="float">
            <text:p>0.0001344634</text:p>
          </table:table-cell>
          <table:table-cell office:value-type="float" office:value="0.000000000155766" calcext:value-type="float">
            <text:p>1.55766E-10</text:p>
          </table:table-cell>
          <table:table-cell office:value-type="float" office:value="21.00969" calcext:value-type="float">
            <text:p>21.00969</text:p>
          </table:table-cell>
          <table:table-cell office:value-type="float" office:value="0.2876425" calcext:value-type="float">
            <text:p>0.2876425</text:p>
          </table:table-cell>
          <table:table-cell office:value-type="float" office:value="0.1617256" calcext:value-type="float">
            <text:p>0.1617256</text:p>
          </table:table-cell>
          <table:table-cell office:value-type="float" office:value="0.1600231" calcext:value-type="float">
            <text:p>0.1600231</text:p>
          </table:table-cell>
          <table:table-cell office:value-type="float" office:value="0.09742528" calcext:value-type="float">
            <text:p>0.09742528</text:p>
          </table:table-cell>
          <table:table-cell office:value-type="float" office:value="0.09507211" calcext:value-type="float">
            <text:p>0.09507211</text:p>
          </table:table-cell>
          <table:table-cell office:value-type="float" office:value="0.04158307" calcext:value-type="float">
            <text:p>0.04158307</text:p>
          </table:table-cell>
          <table:table-cell office:value-type="float" office:value="0.02901614" calcext:value-type="float">
            <text:p>0.02901614</text:p>
          </table:table-cell>
          <table:table-cell office:value-type="float" office:value="0.03996623" calcext:value-type="float">
            <text:p>0.03996623</text:p>
          </table:table-cell>
          <table:table-cell office:value-type="float" office:value="0.02873916" calcext:value-type="float">
            <text:p>0.02873916</text:p>
          </table:table-cell>
          <table:table-cell office:value-type="float" office:value="0.02258858" calcext:value-type="float">
            <text:p>0.02258858</text:p>
          </table:table-cell>
          <table:table-cell office:value-type="float" office:value="0.02002375" calcext:value-type="float">
            <text:p>0.02002375</text:p>
          </table:table-cell>
          <table:table-cell office:value-type="float" office:value="0.01771324" calcext:value-type="float">
            <text:p>0.01771324</text:p>
          </table:table-cell>
          <table:table-cell office:value-type="float" office:value="0.005694173" calcext:value-type="float">
            <text:p>0.005694173</text:p>
          </table:table-cell>
          <table:table-cell office:value-type="float" office:value="0.006700464" calcext:value-type="float">
            <text:p>0.006700464</text:p>
          </table:table-cell>
          <table:table-cell office:value-type="float" office:value="0" calcext:value-type="float">
            <text:p>0</text:p>
          </table:table-cell>
          <table:table-cell office:value-type="float" office:value="81.77287" calcext:value-type="float">
            <text:p>81.77287</text:p>
          </table:table-cell>
          <table:table-cell office:value-type="float" office:value="27.50908" calcext:value-type="float">
            <text:p>27.50908</text:p>
          </table:table-cell>
          <table:table-cell office:value-type="float" office:value="12.81633" calcext:value-type="float">
            <text:p>12.81633</text:p>
          </table:table-cell>
          <table:table-cell office:value-type="float" office:value="6.001415" calcext:value-type="float">
            <text:p>6.001415</text:p>
          </table:table-cell>
          <table:table-cell office:value-type="float" office:value="3.500897" calcext:value-type="float">
            <text:p>3.500897</text:p>
          </table:table-cell>
          <table:table-cell office:value-type="float" office:value="1.071326" calcext:value-type="float">
            <text:p>1.071326</text:p>
          </table:table-cell>
          <table:table-cell office:value-type="float" office:value="0.5971472" calcext:value-type="float">
            <text:p>0.5971472</text:p>
          </table:table-cell>
          <table:table-cell office:value-type="float" office:value="0.510355" calcext:value-type="float">
            <text:p>0.510355</text:p>
          </table:table-cell>
          <table:table-cell office:value-type="float" office:value="0.3984022" calcext:value-type="float">
            <text:p>0.3984022</text:p>
          </table:table-cell>
          <table:table-cell office:value-type="float" office:value="0.2859446" calcext:value-type="float">
            <text:p>0.2859446</text:p>
          </table:table-cell>
          <table:table-cell office:value-type="float" office:value="0.1201941" calcext:value-type="float">
            <text:p>0.1201941</text:p>
          </table:table-cell>
          <table:table-cell office:value-type="float" office:value="0.1236232" calcext:value-type="float">
            <text:p>0.1236232</text:p>
          </table:table-cell>
          <table:table-cell office:value-type="float" office:value="0.3519979" calcext:value-type="float">
            <text:p>0.3519979</text:p>
          </table:table-cell>
          <table:table-cell office:value-type="float" office:value="0.346083" calcext:value-type="float">
            <text:p>0.346083</text:p>
          </table:table-cell>
          <table:table-cell office:value-type="float" office:value="0" calcext:value-type="float">
            <text:p>0</text:p>
          </table:table-cell>
          <table:table-cell office:value-type="float" office:value="852.1884" calcext:value-type="float">
            <text:p>852.1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96" calcext:value-type="float">
            <text:p>0.11096</text:p>
          </table:table-cell>
          <table:table-cell office:value-type="float" office:value="0" calcext:value-type="float">
            <text:p>0</text:p>
          </table:table-cell>
          <table:table-cell office:value-type="float" office:value="-0.00002413594" calcext:value-type="float">
            <text:p>-2.41359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35.83281" calcext:value-type="float">
            <text:p>35.83281</text:p>
          </table:table-cell>
          <table:table-cell office:value-type="float" office:value="1098.426" calcext:value-type="float">
            <text:p>109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9065" calcext:value-type="float">
            <text:p>0.2409065</text:p>
          </table:table-cell>
          <table:table-cell office:value-type="float" office:value="4.403317" calcext:value-type="float">
            <text:p>4.4033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2464249" calcext:value-type="float">
            <text:p>-0.0002464249</text:p>
          </table:table-cell>
          <table:table-cell office:value-type="float" office:value="0.0001580028" calcext:value-type="float">
            <text:p>0.0001580028</text:p>
          </table:table-cell>
          <table:table-cell office:value-type="float" office:value="0.0000000001614201" calcext:value-type="float">
            <text:p>1.614201E-10</text:p>
          </table:table-cell>
          <table:table-cell office:value-type="float" office:value="20.99369" calcext:value-type="float">
            <text:p>20.99369</text:p>
          </table:table-cell>
          <table:table-cell office:value-type="float" office:value="0.3175102" calcext:value-type="float">
            <text:p>0.3175102</text:p>
          </table:table-cell>
          <table:table-cell office:value-type="float" office:value="0.1675515" calcext:value-type="float">
            <text:p>0.1675515</text:p>
          </table:table-cell>
          <table:table-cell office:value-type="float" office:value="0.1633369" calcext:value-type="float">
            <text:p>0.1633369</text:p>
          </table:table-cell>
          <table:table-cell office:value-type="float" office:value="0.09778499" calcext:value-type="float">
            <text:p>0.09778499</text:p>
          </table:table-cell>
          <table:table-cell office:value-type="float" office:value="0.09538246" calcext:value-type="float">
            <text:p>0.09538246</text:p>
          </table:table-cell>
          <table:table-cell office:value-type="float" office:value="0.04164321" calcext:value-type="float">
            <text:p>0.04164321</text:p>
          </table:table-cell>
          <table:table-cell office:value-type="float" office:value="0.02902285" calcext:value-type="float">
            <text:p>0.02902285</text:p>
          </table:table-cell>
          <table:table-cell office:value-type="float" office:value="0.03998963" calcext:value-type="float">
            <text:p>0.03998963</text:p>
          </table:table-cell>
          <table:table-cell office:value-type="float" office:value="0.02875283" calcext:value-type="float">
            <text:p>0.02875283</text:p>
          </table:table-cell>
          <table:table-cell office:value-type="float" office:value="0.02259636" calcext:value-type="float">
            <text:p>0.02259636</text:p>
          </table:table-cell>
          <table:table-cell office:value-type="float" office:value="0.02002897" calcext:value-type="float">
            <text:p>0.02002897</text:p>
          </table:table-cell>
          <table:table-cell office:value-type="float" office:value="0.0177285" calcext:value-type="float">
            <text:p>0.0177285</text:p>
          </table:table-cell>
          <table:table-cell office:value-type="float" office:value="0.005691913" calcext:value-type="float">
            <text:p>0.005691913</text:p>
          </table:table-cell>
          <table:table-cell office:value-type="float" office:value="0.006696336" calcext:value-type="float">
            <text:p>0.006696336</text:p>
          </table:table-cell>
          <table:table-cell office:value-type="float" office:value="0" calcext:value-type="float">
            <text:p>0</text:p>
          </table:table-cell>
          <table:table-cell office:value-type="float" office:value="81.63113" calcext:value-type="float">
            <text:p>81.63113</text:p>
          </table:table-cell>
          <table:table-cell office:value-type="float" office:value="27.56553" calcext:value-type="float">
            <text:p>27.56553</text:p>
          </table:table-cell>
          <table:table-cell office:value-type="float" office:value="12.94462" calcext:value-type="float">
            <text:p>12.94462</text:p>
          </table:table-cell>
          <table:table-cell office:value-type="float" office:value="6.003196" calcext:value-type="float">
            <text:p>6.003196</text:p>
          </table:table-cell>
          <table:table-cell office:value-type="float" office:value="3.514119" calcext:value-type="float">
            <text:p>3.514119</text:p>
          </table:table-cell>
          <table:table-cell office:value-type="float" office:value="1.076136" calcext:value-type="float">
            <text:p>1.076136</text:p>
          </table:table-cell>
          <table:table-cell office:value-type="float" office:value="0.6002021" calcext:value-type="float">
            <text:p>0.6002021</text:p>
          </table:table-cell>
          <table:table-cell office:value-type="float" office:value="0.5123153" calcext:value-type="float">
            <text:p>0.5123153</text:p>
          </table:table-cell>
          <table:table-cell office:value-type="float" office:value="0.4000167" calcext:value-type="float">
            <text:p>0.4000167</text:p>
          </table:table-cell>
          <table:table-cell office:value-type="float" office:value="0.2869241" calcext:value-type="float">
            <text:p>0.2869241</text:p>
          </table:table-cell>
          <table:table-cell office:value-type="float" office:value="0.1207014" calcext:value-type="float">
            <text:p>0.1207014</text:p>
          </table:table-cell>
          <table:table-cell office:value-type="float" office:value="0.123937" calcext:value-type="float">
            <text:p>0.123937</text:p>
          </table:table-cell>
          <table:table-cell office:value-type="float" office:value="0.3517335" calcext:value-type="float">
            <text:p>0.3517335</text:p>
          </table:table-cell>
          <table:table-cell office:value-type="float" office:value="0.346126" calcext:value-type="float">
            <text:p>0.346126</text:p>
          </table:table-cell>
          <table:table-cell office:value-type="float" office:value="0" calcext:value-type="float">
            <text:p>0</text:p>
          </table:table-cell>
          <table:table-cell office:value-type="float" office:value="863.9171" calcext:value-type="float">
            <text:p>863.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4292" calcext:value-type="float">
            <text:p>0.1264292</text:p>
          </table:table-cell>
          <table:table-cell office:value-type="float" office:value="0" calcext:value-type="float">
            <text:p>0</text:p>
          </table:table-cell>
          <table:table-cell office:value-type="float" office:value="-0.00002857612" calcext:value-type="float">
            <text:p>-2.85761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35.79326" calcext:value-type="float">
            <text:p>35.79326</text:p>
          </table:table-cell>
          <table:table-cell office:value-type="float" office:value="1098.439" calcext:value-type="float">
            <text:p>1098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8838" calcext:value-type="float">
            <text:p>0.2428838</text:p>
          </table:table-cell>
          <table:table-cell office:value-type="float" office:value="4.427485" calcext:value-type="float">
            <text:p>4.4274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3785535" calcext:value-type="float">
            <text:p>-0.0003785535</text:p>
          </table:table-cell>
          <table:table-cell office:value-type="float" office:value="0.0001813929" calcext:value-type="float">
            <text:p>0.0001813929</text:p>
          </table:table-cell>
          <table:table-cell office:value-type="float" office:value="0.0000000001662913" calcext:value-type="float">
            <text:p>1.662913E-10</text:p>
          </table:table-cell>
          <table:table-cell office:value-type="float" office:value="21.00488" calcext:value-type="float">
            <text:p>21.00488</text:p>
          </table:table-cell>
          <table:table-cell office:value-type="float" office:value="0.2677943" calcext:value-type="float">
            <text:p>0.2677943</text:p>
          </table:table-cell>
          <table:table-cell office:value-type="float" office:value="0.1590856" calcext:value-type="float">
            <text:p>0.1590856</text:p>
          </table:table-cell>
          <table:table-cell office:value-type="float" office:value="0.1601357" calcext:value-type="float">
            <text:p>0.1601357</text:p>
          </table:table-cell>
          <table:table-cell office:value-type="float" office:value="0.09752169" calcext:value-type="float">
            <text:p>0.09752169</text:p>
          </table:table-cell>
          <table:table-cell office:value-type="float" office:value="0.09520229" calcext:value-type="float">
            <text:p>0.09520229</text:p>
          </table:table-cell>
          <table:table-cell office:value-type="float" office:value="0.04169485" calcext:value-type="float">
            <text:p>0.04169485</text:p>
          </table:table-cell>
          <table:table-cell office:value-type="float" office:value="0.02903762" calcext:value-type="float">
            <text:p>0.02903762</text:p>
          </table:table-cell>
          <table:table-cell office:value-type="float" office:value="0.04002512" calcext:value-type="float">
            <text:p>0.04002512</text:p>
          </table:table-cell>
          <table:table-cell office:value-type="float" office:value="0.02876729" calcext:value-type="float">
            <text:p>0.02876729</text:p>
          </table:table-cell>
          <table:table-cell office:value-type="float" office:value="0.02260371" calcext:value-type="float">
            <text:p>0.02260371</text:p>
          </table:table-cell>
          <table:table-cell office:value-type="float" office:value="0.02003418" calcext:value-type="float">
            <text:p>0.02003418</text:p>
          </table:table-cell>
          <table:table-cell office:value-type="float" office:value="0.01774367" calcext:value-type="float">
            <text:p>0.01774367</text:p>
          </table:table-cell>
          <table:table-cell office:value-type="float" office:value="0.00569124" calcext:value-type="float">
            <text:p>0.00569124</text:p>
          </table:table-cell>
          <table:table-cell office:value-type="float" office:value="0.006698545" calcext:value-type="float">
            <text:p>0.006698545</text:p>
          </table:table-cell>
          <table:table-cell office:value-type="float" office:value="0" calcext:value-type="float">
            <text:p>0</text:p>
          </table:table-cell>
          <table:table-cell office:value-type="float" office:value="78.06564" calcext:value-type="float">
            <text:p>78.06564</text:p>
          </table:table-cell>
          <table:table-cell office:value-type="float" office:value="27.97328" calcext:value-type="float">
            <text:p>27.97328</text:p>
          </table:table-cell>
          <table:table-cell office:value-type="float" office:value="13.05137" calcext:value-type="float">
            <text:p>13.05137</text:p>
          </table:table-cell>
          <table:table-cell office:value-type="float" office:value="6.01777" calcext:value-type="float">
            <text:p>6.01777</text:p>
          </table:table-cell>
          <table:table-cell office:value-type="float" office:value="3.516851" calcext:value-type="float">
            <text:p>3.516851</text:p>
          </table:table-cell>
          <table:table-cell office:value-type="float" office:value="1.08012" calcext:value-type="float">
            <text:p>1.08012</text:p>
          </table:table-cell>
          <table:table-cell office:value-type="float" office:value="0.6030383" calcext:value-type="float">
            <text:p>0.6030383</text:p>
          </table:table-cell>
          <table:table-cell office:value-type="float" office:value="0.5141734" calcext:value-type="float">
            <text:p>0.5141734</text:p>
          </table:table-cell>
          <table:table-cell office:value-type="float" office:value="0.4016097" calcext:value-type="float">
            <text:p>0.4016097</text:p>
          </table:table-cell>
          <table:table-cell office:value-type="float" office:value="0.2878904" calcext:value-type="float">
            <text:p>0.2878904</text:p>
          </table:table-cell>
          <table:table-cell office:value-type="float" office:value="0.1212028" calcext:value-type="float">
            <text:p>0.1212028</text:p>
          </table:table-cell>
          <table:table-cell office:value-type="float" office:value="0.1242509" calcext:value-type="float">
            <text:p>0.1242509</text:p>
          </table:table-cell>
          <table:table-cell office:value-type="float" office:value="0.3518768" calcext:value-type="float">
            <text:p>0.3518768</text:p>
          </table:table-cell>
          <table:table-cell office:value-type="float" office:value="0.3461628" calcext:value-type="float">
            <text:p>0.3461628</text:p>
          </table:table-cell>
          <table:table-cell office:value-type="float" office:value="0" calcext:value-type="float">
            <text:p>0</text:p>
          </table:table-cell>
          <table:table-cell office:value-type="float" office:value="889.6115" calcext:value-type="float">
            <text:p>889.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7041" calcext:value-type="float">
            <text:p>0.1527041</text:p>
          </table:table-cell>
          <table:table-cell office:value-type="float" office:value="0" calcext:value-type="float">
            <text:p>0</text:p>
          </table:table-cell>
          <table:table-cell office:value-type="float" office:value="-0.00003366472" calcext:value-type="float">
            <text:p>-3.366472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35.73962" calcext:value-type="float">
            <text:p>35.73962</text:p>
          </table:table-cell>
          <table:table-cell office:value-type="float" office:value="1098.45" calcext:value-type="float">
            <text:p>109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362" calcext:value-type="float">
            <text:p>0.252362</text:p>
          </table:table-cell>
          <table:table-cell office:value-type="float" office:value="4.458543" calcext:value-type="float">
            <text:p>4.4585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6907867" calcext:value-type="float">
            <text:p>-0.0006907867</text:p>
          </table:table-cell>
          <table:table-cell office:value-type="float" office:value="0.0002074361" calcext:value-type="float">
            <text:p>0.0002074361</text:p>
          </table:table-cell>
          <table:table-cell office:value-type="float" office:value="0.0000000001704093" calcext:value-type="float">
            <text:p>1.704093E-10</text:p>
          </table:table-cell>
          <table:table-cell office:value-type="float" office:value="20.99637" calcext:value-type="float">
            <text:p>20.99637</text:p>
          </table:table-cell>
          <table:table-cell office:value-type="float" office:value="0.3483315" calcext:value-type="float">
            <text:p>0.3483315</text:p>
          </table:table-cell>
          <table:table-cell office:value-type="float" office:value="0.1382485" calcext:value-type="float">
            <text:p>0.1382485</text:p>
          </table:table-cell>
          <table:table-cell office:value-type="float" office:value="0.1373587" calcext:value-type="float">
            <text:p>0.1373587</text:p>
          </table:table-cell>
          <table:table-cell office:value-type="float" office:value="0.09208215" calcext:value-type="float">
            <text:p>0.09208215</text:p>
          </table:table-cell>
          <table:table-cell office:value-type="float" office:value="0.09121592" calcext:value-type="float">
            <text:p>0.09121592</text:p>
          </table:table-cell>
          <table:table-cell office:value-type="float" office:value="0.04131923" calcext:value-type="float">
            <text:p>0.04131923</text:p>
          </table:table-cell>
          <table:table-cell office:value-type="float" office:value="0.02893588" calcext:value-type="float">
            <text:p>0.02893588</text:p>
          </table:table-cell>
          <table:table-cell office:value-type="float" office:value="0.0400454" calcext:value-type="float">
            <text:p>0.0400454</text:p>
          </table:table-cell>
          <table:table-cell office:value-type="float" office:value="0.02878187" calcext:value-type="float">
            <text:p>0.02878187</text:p>
          </table:table-cell>
          <table:table-cell office:value-type="float" office:value="0.0226109" calcext:value-type="float">
            <text:p>0.0226109</text:p>
          </table:table-cell>
          <table:table-cell office:value-type="float" office:value="0.02003938" calcext:value-type="float">
            <text:p>0.02003938</text:p>
          </table:table-cell>
          <table:table-cell office:value-type="float" office:value="0.0177588" calcext:value-type="float">
            <text:p>0.0177588</text:p>
          </table:table-cell>
          <table:table-cell office:value-type="float" office:value="0.005689648" calcext:value-type="float">
            <text:p>0.005689648</text:p>
          </table:table-cell>
          <table:table-cell office:value-type="float" office:value="0.006697227" calcext:value-type="float">
            <text:p>0.006697227</text:p>
          </table:table-cell>
          <table:table-cell office:value-type="float" office:value="0" calcext:value-type="float">
            <text:p>0</text:p>
          </table:table-cell>
          <table:table-cell office:value-type="float" office:value="73.02742" calcext:value-type="float">
            <text:p>73.02742</text:p>
          </table:table-cell>
          <table:table-cell office:value-type="float" office:value="28.12556" calcext:value-type="float">
            <text:p>28.12556</text:p>
          </table:table-cell>
          <table:table-cell office:value-type="float" office:value="13.14652" calcext:value-type="float">
            <text:p>13.14652</text:p>
          </table:table-cell>
          <table:table-cell office:value-type="float" office:value="6.081434" calcext:value-type="float">
            <text:p>6.081434</text:p>
          </table:table-cell>
          <table:table-cell office:value-type="float" office:value="3.552877" calcext:value-type="float">
            <text:p>3.552877</text:p>
          </table:table-cell>
          <table:table-cell office:value-type="float" office:value="1.085759" calcext:value-type="float">
            <text:p>1.085759</text:p>
          </table:table-cell>
          <table:table-cell office:value-type="float" office:value="0.6063305" calcext:value-type="float">
            <text:p>0.6063305</text:p>
          </table:table-cell>
          <table:table-cell office:value-type="float" office:value="0.5160562" calcext:value-type="float">
            <text:p>0.5160562</text:p>
          </table:table-cell>
          <table:table-cell office:value-type="float" office:value="0.4031823" calcext:value-type="float">
            <text:p>0.4031823</text:p>
          </table:table-cell>
          <table:table-cell office:value-type="float" office:value="0.2888431" calcext:value-type="float">
            <text:p>0.2888431</text:p>
          </table:table-cell>
          <table:table-cell office:value-type="float" office:value="0.121699" calcext:value-type="float">
            <text:p>0.121699</text:p>
          </table:table-cell>
          <table:table-cell office:value-type="float" office:value="0.1245769" calcext:value-type="float">
            <text:p>0.1245769</text:p>
          </table:table-cell>
          <table:table-cell office:value-type="float" office:value="0.3517854" calcext:value-type="float">
            <text:p>0.3517854</text:p>
          </table:table-cell>
          <table:table-cell office:value-type="float" office:value="0.3461865" calcext:value-type="float">
            <text:p>0.3461865</text:p>
          </table:table-cell>
          <table:table-cell office:value-type="float" office:value="0" calcext:value-type="float">
            <text:p>0</text:p>
          </table:table-cell>
          <table:table-cell office:value-type="float" office:value="963.4875" calcext:value-type="float">
            <text:p>963.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6035" calcext:value-type="float">
            <text:p>0.1936035</text:p>
          </table:table-cell>
          <table:table-cell office:value-type="float" office:value="0" calcext:value-type="float">
            <text:p>0</text:p>
          </table:table-cell>
          <table:table-cell office:value-type="float" office:value="-0.00009259805" calcext:value-type="float">
            <text:p>-9.25980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35.69456" calcext:value-type="float">
            <text:p>35.69456</text:p>
          </table:table-cell>
          <table:table-cell office:value-type="float" office:value="1098.457" calcext:value-type="float">
            <text:p>1098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6942" calcext:value-type="float">
            <text:p>0.2636942</text:p>
          </table:table-cell>
          <table:table-cell office:value-type="float" office:value="4.483857" calcext:value-type="float">
            <text:p>4.4838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9245028" calcext:value-type="float">
            <text:p>-0.0009245028</text:p>
          </table:table-cell>
          <table:table-cell office:value-type="float" office:value="0.0002375677" calcext:value-type="float">
            <text:p>0.0002375677</text:p>
          </table:table-cell>
          <table:table-cell office:value-type="float" office:value="0.0000000001734711" calcext:value-type="float">
            <text:p>1.734711E-10</text:p>
          </table:table-cell>
          <table:table-cell office:value-type="float" office:value="20.97258" calcext:value-type="float">
            <text:p>20.97258</text:p>
          </table:table-cell>
          <table:table-cell office:value-type="float" office:value="0.5194214" calcext:value-type="float">
            <text:p>0.5194214</text:p>
          </table:table-cell>
          <table:table-cell office:value-type="float" office:value="0.1330043" calcext:value-type="float">
            <text:p>0.1330043</text:p>
          </table:table-cell>
          <table:table-cell office:value-type="float" office:value="0.1307633" calcext:value-type="float">
            <text:p>0.1307633</text:p>
          </table:table-cell>
          <table:table-cell office:value-type="float" office:value="0.0884301" calcext:value-type="float">
            <text:p>0.0884301</text:p>
          </table:table-cell>
          <table:table-cell office:value-type="float" office:value="0.08772879" calcext:value-type="float">
            <text:p>0.08772879</text:p>
          </table:table-cell>
          <table:table-cell office:value-type="float" office:value="0.04058398" calcext:value-type="float">
            <text:p>0.04058398</text:p>
          </table:table-cell>
          <table:table-cell office:value-type="float" office:value="0.02863153" calcext:value-type="float">
            <text:p>0.02863153</text:p>
          </table:table-cell>
          <table:table-cell office:value-type="float" office:value="0.0399923" calcext:value-type="float">
            <text:p>0.0399923</text:p>
          </table:table-cell>
          <table:table-cell office:value-type="float" office:value="0.02878759" calcext:value-type="float">
            <text:p>0.02878759</text:p>
          </table:table-cell>
          <table:table-cell office:value-type="float" office:value="0.02261755" calcext:value-type="float">
            <text:p>0.02261755</text:p>
          </table:table-cell>
          <table:table-cell office:value-type="float" office:value="0.02004465" calcext:value-type="float">
            <text:p>0.02004465</text:p>
          </table:table-cell>
          <table:table-cell office:value-type="float" office:value="0.01777392" calcext:value-type="float">
            <text:p>0.01777392</text:p>
          </table:table-cell>
          <table:table-cell office:value-type="float" office:value="0.005688022" calcext:value-type="float">
            <text:p>0.005688022</text:p>
          </table:table-cell>
          <table:table-cell office:value-type="float" office:value="0.006695857" calcext:value-type="float">
            <text:p>0.006695857</text:p>
          </table:table-cell>
          <table:table-cell office:value-type="float" office:value="0" calcext:value-type="float">
            <text:p>0</text:p>
          </table:table-cell>
          <table:table-cell office:value-type="float" office:value="76.41366" calcext:value-type="float">
            <text:p>76.41366</text:p>
          </table:table-cell>
          <table:table-cell office:value-type="float" office:value="28.33124" calcext:value-type="float">
            <text:p>28.33124</text:p>
          </table:table-cell>
          <table:table-cell office:value-type="float" office:value="13.25454" calcext:value-type="float">
            <text:p>13.25454</text:p>
          </table:table-cell>
          <table:table-cell office:value-type="float" office:value="6.127341" calcext:value-type="float">
            <text:p>6.127341</text:p>
          </table:table-cell>
          <table:table-cell office:value-type="float" office:value="3.592047" calcext:value-type="float">
            <text:p>3.592047</text:p>
          </table:table-cell>
          <table:table-cell office:value-type="float" office:value="1.093658" calcext:value-type="float">
            <text:p>1.093658</text:p>
          </table:table-cell>
          <table:table-cell office:value-type="float" office:value="0.610731" calcext:value-type="float">
            <text:p>0.610731</text:p>
          </table:table-cell>
          <table:table-cell office:value-type="float" office:value="0.5182798" calcext:value-type="float">
            <text:p>0.5182798</text:p>
          </table:table-cell>
          <table:table-cell office:value-type="float" office:value="0.4047841" calcext:value-type="float">
            <text:p>0.4047841</text:p>
          </table:table-cell>
          <table:table-cell office:value-type="float" office:value="0.2897827" calcext:value-type="float">
            <text:p>0.2897827</text:p>
          </table:table-cell>
          <table:table-cell office:value-type="float" office:value="0.1221901" calcext:value-type="float">
            <text:p>0.1221901</text:p>
          </table:table-cell>
          <table:table-cell office:value-type="float" office:value="0.1249006" calcext:value-type="float">
            <text:p>0.1249006</text:p>
          </table:table-cell>
          <table:table-cell office:value-type="float" office:value="0.3516978" calcext:value-type="float">
            <text:p>0.3516978</text:p>
          </table:table-cell>
          <table:table-cell office:value-type="float" office:value="0.3461969" calcext:value-type="float">
            <text:p>0.3461969</text:p>
          </table:table-cell>
          <table:table-cell office:value-type="float" office:value="0" calcext:value-type="float">
            <text:p>0</text:p>
          </table:table-cell>
          <table:table-cell office:value-type="float" office:value="1031.868" calcext:value-type="float">
            <text:p>1031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52" calcext:value-type="float">
            <text:p>0.23052</text:p>
          </table:table-cell>
          <table:table-cell office:value-type="float" office:value="0" calcext:value-type="float">
            <text:p>0</text:p>
          </table:table-cell>
          <table:table-cell office:value-type="float" office:value="-0.0001498055" calcext:value-type="float">
            <text:p>-0.0001498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35.66738" calcext:value-type="float">
            <text:p>35.66738</text:p>
          </table:table-cell>
          <table:table-cell office:value-type="float" office:value="1098.459" calcext:value-type="float">
            <text:p>1098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932" calcext:value-type="float">
            <text:p>0.273932</text:p>
          </table:table-cell>
          <table:table-cell office:value-type="float" office:value="4.497562" calcext:value-type="float">
            <text:p>4.4975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09871996" calcext:value-type="float">
            <text:p>-0.0009871996</text:p>
          </table:table-cell>
          <table:table-cell office:value-type="float" office:value="0.0002700307" calcext:value-type="float">
            <text:p>0.0002700307</text:p>
          </table:table-cell>
          <table:table-cell office:value-type="float" office:value="0.0000000001751674" calcext:value-type="float">
            <text:p>1.751674E-10</text:p>
          </table:table-cell>
          <table:table-cell office:value-type="float" office:value="20.94604" calcext:value-type="float">
            <text:p>20.94604</text:p>
          </table:table-cell>
          <table:table-cell office:value-type="float" office:value="0.703837" calcext:value-type="float">
            <text:p>0.703837</text:p>
          </table:table-cell>
          <table:table-cell office:value-type="float" office:value="0.1421512" calcext:value-type="float">
            <text:p>0.1421512</text:p>
          </table:table-cell>
          <table:table-cell office:value-type="float" office:value="0.1390159" calcext:value-type="float">
            <text:p>0.1390159</text:p>
          </table:table-cell>
          <table:table-cell office:value-type="float" office:value="0.0890771" calcext:value-type="float">
            <text:p>0.0890771</text:p>
          </table:table-cell>
          <table:table-cell office:value-type="float" office:value="0.08794519" calcext:value-type="float">
            <text:p>0.08794519</text:p>
          </table:table-cell>
          <table:table-cell office:value-type="float" office:value="0.04034761" calcext:value-type="float">
            <text:p>0.04034761</text:p>
          </table:table-cell>
          <table:table-cell office:value-type="float" office:value="0.02847624" calcext:value-type="float">
            <text:p>0.02847624</text:p>
          </table:table-cell>
          <table:table-cell office:value-type="float" office:value="0.0399159" calcext:value-type="float">
            <text:p>0.0399159</text:p>
          </table:table-cell>
          <table:table-cell office:value-type="float" office:value="0.02877999" calcext:value-type="float">
            <text:p>0.02877999</text:p>
          </table:table-cell>
          <table:table-cell office:value-type="float" office:value="0.02262261" calcext:value-type="float">
            <text:p>0.02262261</text:p>
          </table:table-cell>
          <table:table-cell office:value-type="float" office:value="0.02004981" calcext:value-type="float">
            <text:p>0.02004981</text:p>
          </table:table-cell>
          <table:table-cell office:value-type="float" office:value="0.01778903" calcext:value-type="float">
            <text:p>0.01778903</text:p>
          </table:table-cell>
          <table:table-cell office:value-type="float" office:value="0.005686164" calcext:value-type="float">
            <text:p>0.005686164</text:p>
          </table:table-cell>
          <table:table-cell office:value-type="float" office:value="0.006692964" calcext:value-type="float">
            <text:p>0.006692964</text:p>
          </table:table-cell>
          <table:table-cell office:value-type="float" office:value="0" calcext:value-type="float">
            <text:p>0</text:p>
          </table:table-cell>
          <table:table-cell office:value-type="float" office:value="79.58611" calcext:value-type="float">
            <text:p>79.58611</text:p>
          </table:table-cell>
          <table:table-cell office:value-type="float" office:value="28.64911" calcext:value-type="float">
            <text:p>28.64911</text:p>
          </table:table-cell>
          <table:table-cell office:value-type="float" office:value="13.34632" calcext:value-type="float">
            <text:p>13.34632</text:p>
          </table:table-cell>
          <table:table-cell office:value-type="float" office:value="6.153564" calcext:value-type="float">
            <text:p>6.153564</text:p>
          </table:table-cell>
          <table:table-cell office:value-type="float" office:value="3.612138" calcext:value-type="float">
            <text:p>3.612138</text:p>
          </table:table-cell>
          <table:table-cell office:value-type="float" office:value="1.099958" calcext:value-type="float">
            <text:p>1.099958</text:p>
          </table:table-cell>
          <table:table-cell office:value-type="float" office:value="0.6147079" calcext:value-type="float">
            <text:p>0.6147079</text:p>
          </table:table-cell>
          <table:table-cell office:value-type="float" office:value="0.5206479" calcext:value-type="float">
            <text:p>0.5206479</text:p>
          </table:table-cell>
          <table:table-cell office:value-type="float" office:value="0.4064523" calcext:value-type="float">
            <text:p>0.4064523</text:p>
          </table:table-cell>
          <table:table-cell office:value-type="float" office:value="0.2907183" calcext:value-type="float">
            <text:p>0.2907183</text:p>
          </table:table-cell>
          <table:table-cell office:value-type="float" office:value="0.1226767" calcext:value-type="float">
            <text:p>0.1226767</text:p>
          </table:table-cell>
          <table:table-cell office:value-type="float" office:value="0.1252174" calcext:value-type="float">
            <text:p>0.1252174</text:p>
          </table:table-cell>
          <table:table-cell office:value-type="float" office:value="0.3514934" calcext:value-type="float">
            <text:p>0.3514934</text:p>
          </table:table-cell>
          <table:table-cell office:value-type="float" office:value="0.3462339" calcext:value-type="float">
            <text:p>0.3462339</text:p>
          </table:table-cell>
          <table:table-cell office:value-type="float" office:value="0" calcext:value-type="float">
            <text:p>0</text:p>
          </table:table-cell>
          <table:table-cell office:value-type="float" office:value="1080.599" calcext:value-type="float">
            <text:p>1080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4979" calcext:value-type="float">
            <text:p>0.2544979</text:p>
          </table:table-cell>
          <table:table-cell office:value-type="float" office:value="0" calcext:value-type="float">
            <text:p>0</text:p>
          </table:table-cell>
          <table:table-cell office:value-type="float" office:value="-0.0001573523" calcext:value-type="float">
            <text:p>-0.00015735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35.64046" calcext:value-type="float">
            <text:p>35.64046</text:p>
          </table:table-cell>
          <table:table-cell office:value-type="float" office:value="1098.461" calcext:value-type="float">
            <text:p>1098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8735" calcext:value-type="float">
            <text:p>0.2878735</text:p>
          </table:table-cell>
          <table:table-cell office:value-type="float" office:value="4.507901" calcext:value-type="float">
            <text:p>4.5079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04214" calcext:value-type="float">
            <text:p>-0.001004214</text:p>
          </table:table-cell>
          <table:table-cell office:value-type="float" office:value="0.0003020811" calcext:value-type="float">
            <text:p>0.0003020811</text:p>
          </table:table-cell>
          <table:table-cell office:value-type="float" office:value="0.0000000001758345" calcext:value-type="float">
            <text:p>1.758345E-10</text:p>
          </table:table-cell>
          <table:table-cell office:value-type="float" office:value="20.90993" calcext:value-type="float">
            <text:p>20.90993</text:p>
          </table:table-cell>
          <table:table-cell office:value-type="float" office:value="0.9670376" calcext:value-type="float">
            <text:p>0.9670376</text:p>
          </table:table-cell>
          <table:table-cell office:value-type="float" office:value="0.1562478" calcext:value-type="float">
            <text:p>0.1562478</text:p>
          </table:table-cell>
          <table:table-cell office:value-type="float" office:value="0.1469389" calcext:value-type="float">
            <text:p>0.1469389</text:p>
          </table:table-cell>
          <table:table-cell office:value-type="float" office:value="0.09050758" calcext:value-type="float">
            <text:p>0.09050758</text:p>
          </table:table-cell>
          <table:table-cell office:value-type="float" office:value="0.08931636" calcext:value-type="float">
            <text:p>0.08931636</text:p>
          </table:table-cell>
          <table:table-cell office:value-type="float" office:value="0.04044617" calcext:value-type="float">
            <text:p>0.04044617</text:p>
          </table:table-cell>
          <table:table-cell office:value-type="float" office:value="0.02848166" calcext:value-type="float">
            <text:p>0.02848166</text:p>
          </table:table-cell>
          <table:table-cell office:value-type="float" office:value="0.0398808" calcext:value-type="float">
            <text:p>0.0398808</text:p>
          </table:table-cell>
          <table:table-cell office:value-type="float" office:value="0.02876846" calcext:value-type="float">
            <text:p>0.02876846</text:p>
          </table:table-cell>
          <table:table-cell office:value-type="float" office:value="0.02262583" calcext:value-type="float">
            <text:p>0.02262583</text:p>
          </table:table-cell>
          <table:table-cell office:value-type="float" office:value="0.02005486" calcext:value-type="float">
            <text:p>0.02005486</text:p>
          </table:table-cell>
          <table:table-cell office:value-type="float" office:value="0.01780396" calcext:value-type="float">
            <text:p>0.01780396</text:p>
          </table:table-cell>
          <table:table-cell office:value-type="float" office:value="0.005684203" calcext:value-type="float">
            <text:p>0.005684203</text:p>
          </table:table-cell>
          <table:table-cell office:value-type="float" office:value="0.006689197" calcext:value-type="float">
            <text:p>0.006689197</text:p>
          </table:table-cell>
          <table:table-cell office:value-type="float" office:value="0" calcext:value-type="float">
            <text:p>0</text:p>
          </table:table-cell>
          <table:table-cell office:value-type="float" office:value="82.15563" calcext:value-type="float">
            <text:p>82.15563</text:p>
          </table:table-cell>
          <table:table-cell office:value-type="float" office:value="29.02997" calcext:value-type="float">
            <text:p>29.02997</text:p>
          </table:table-cell>
          <table:table-cell office:value-type="float" office:value="13.49705" calcext:value-type="float">
            <text:p>13.49705</text:p>
          </table:table-cell>
          <table:table-cell office:value-type="float" office:value="6.137357" calcext:value-type="float">
            <text:p>6.137357</text:p>
          </table:table-cell>
          <table:table-cell office:value-type="float" office:value="3.618713" calcext:value-type="float">
            <text:p>3.618713</text:p>
          </table:table-cell>
          <table:table-cell office:value-type="float" office:value="1.104733" calcext:value-type="float">
            <text:p>1.104733</text:p>
          </table:table-cell>
          <table:table-cell office:value-type="float" office:value="0.6178331" calcext:value-type="float">
            <text:p>0.6178331</text:p>
          </table:table-cell>
          <table:table-cell office:value-type="float" office:value="0.5228153" calcext:value-type="float">
            <text:p>0.5228153</text:p>
          </table:table-cell>
          <table:table-cell office:value-type="float" office:value="0.4081322" calcext:value-type="float">
            <text:p>0.4081322</text:p>
          </table:table-cell>
          <table:table-cell office:value-type="float" office:value="0.2916575" calcext:value-type="float">
            <text:p>0.2916575</text:p>
          </table:table-cell>
          <table:table-cell office:value-type="float" office:value="0.1231617" calcext:value-type="float">
            <text:p>0.1231617</text:p>
          </table:table-cell>
          <table:table-cell office:value-type="float" office:value="0.1255171" calcext:value-type="float">
            <text:p>0.1255171</text:p>
          </table:table-cell>
          <table:table-cell office:value-type="float" office:value="0.3512206" calcext:value-type="float">
            <text:p>0.3512206</text:p>
          </table:table-cell>
          <table:table-cell office:value-type="float" office:value="0.3462985" calcext:value-type="float">
            <text:p>0.3462985</text:p>
          </table:table-cell>
          <table:table-cell office:value-type="float" office:value="0" calcext:value-type="float">
            <text:p>0</text:p>
          </table:table-cell>
          <table:table-cell office:value-type="float" office:value="1145.667" calcext:value-type="float">
            <text:p>1145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7538" calcext:value-type="float">
            <text:p>0.2787538</text:p>
          </table:table-cell>
          <table:table-cell office:value-type="float" office:value="0" calcext:value-type="float">
            <text:p>0</text:p>
          </table:table-cell>
          <table:table-cell office:value-type="float" office:value="-0.0001617639" calcext:value-type="float">
            <text:p>-0.0001617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35.59636" calcext:value-type="float">
            <text:p>35.59636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8475" calcext:value-type="float">
            <text:p>0.3148475</text:p>
          </table:table-cell>
          <table:table-cell office:value-type="float" office:value="4.519091" calcext:value-type="float">
            <text:p>4.5190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20515" calcext:value-type="float">
            <text:p>-0.001020515</text:p>
          </table:table-cell>
          <table:table-cell office:value-type="float" office:value="0.0003302518" calcext:value-type="float">
            <text:p>0.000330251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84362" calcext:value-type="float">
            <text:p>20.84362</text:p>
          </table:table-cell>
          <table:table-cell office:value-type="float" office:value="1.452084" calcext:value-type="float">
            <text:p>1.452084</text:p>
          </table:table-cell>
          <table:table-cell office:value-type="float" office:value="0.1635047" calcext:value-type="float">
            <text:p>0.1635047</text:p>
          </table:table-cell>
          <table:table-cell office:value-type="float" office:value="0.1511823" calcext:value-type="float">
            <text:p>0.1511823</text:p>
          </table:table-cell>
          <table:table-cell office:value-type="float" office:value="0.0919262" calcext:value-type="float">
            <text:p>0.0919262</text:p>
          </table:table-cell>
          <table:table-cell office:value-type="float" office:value="0.09058915" calcext:value-type="float">
            <text:p>0.09058915</text:p>
          </table:table-cell>
          <table:table-cell office:value-type="float" office:value="0.04061384" calcext:value-type="float">
            <text:p>0.04061384</text:p>
          </table:table-cell>
          <table:table-cell office:value-type="float" office:value="0.02852355" calcext:value-type="float">
            <text:p>0.02852355</text:p>
          </table:table-cell>
          <table:table-cell office:value-type="float" office:value="0.03988399" calcext:value-type="float">
            <text:p>0.03988399</text:p>
          </table:table-cell>
          <table:table-cell office:value-type="float" office:value="0.02876148" calcext:value-type="float">
            <text:p>0.02876148</text:p>
          </table:table-cell>
          <table:table-cell office:value-type="float" office:value="0.02262794" calcext:value-type="float">
            <text:p>0.02262794</text:p>
          </table:table-cell>
          <table:table-cell office:value-type="float" office:value="0.02005985" calcext:value-type="float">
            <text:p>0.02005985</text:p>
          </table:table-cell>
          <table:table-cell office:value-type="float" office:value="0.01781883" calcext:value-type="float">
            <text:p>0.01781883</text:p>
          </table:table-cell>
          <table:table-cell office:value-type="float" office:value="0.005682972" calcext:value-type="float">
            <text:p>0.005682972</text:p>
          </table:table-cell>
          <table:table-cell office:value-type="float" office:value="0.006688431" calcext:value-type="float">
            <text:p>0.006688431</text:p>
          </table:table-cell>
          <table:table-cell office:value-type="float" office:value="0" calcext:value-type="float">
            <text:p>0</text:p>
          </table:table-cell>
          <table:table-cell office:value-type="float" office:value="82.78116" calcext:value-type="float">
            <text:p>82.78116</text:p>
          </table:table-cell>
          <table:table-cell office:value-type="float" office:value="29.58035" calcext:value-type="float">
            <text:p>29.58035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6.161124" calcext:value-type="float">
            <text:p>6.161124</text:p>
          </table:table-cell>
          <table:table-cell office:value-type="float" office:value="3.621606" calcext:value-type="float">
            <text:p>3.621606</text:p>
          </table:table-cell>
          <table:table-cell office:value-type="float" office:value="1.108675" calcext:value-type="float">
            <text:p>1.108675</text:p>
          </table:table-cell>
          <table:table-cell office:value-type="float" office:value="0.6204884" calcext:value-type="float">
            <text:p>0.6204884</text:p>
          </table:table-cell>
          <table:table-cell office:value-type="float" office:value="0.5247531" calcext:value-type="float">
            <text:p>0.5247531</text:p>
          </table:table-cell>
          <table:table-cell office:value-type="float" office:value="0.4097576" calcext:value-type="float">
            <text:p>0.4097576</text:p>
          </table:table-cell>
          <table:table-cell office:value-type="float" office:value="0.2925987" calcext:value-type="float">
            <text:p>0.2925987</text:p>
          </table:table-cell>
          <table:table-cell office:value-type="float" office:value="0.1236487" calcext:value-type="float">
            <text:p>0.1236487</text:p>
          </table:table-cell>
          <table:table-cell office:value-type="float" office:value="0.1258115" calcext:value-type="float">
            <text:p>0.1258115</text:p>
          </table:table-cell>
          <table:table-cell office:value-type="float" office:value="0.3511538" calcext:value-type="float">
            <text:p>0.3511538</text:p>
          </table:table-cell>
          <table:table-cell office:value-type="float" office:value="0.3463501" calcext:value-type="float">
            <text:p>0.3463501</text:p>
          </table:table-cell>
          <table:table-cell office:value-type="float" office:value="0" calcext:value-type="float">
            <text:p>0</text:p>
          </table:table-cell>
          <table:table-cell office:value-type="float" office:value="1282.695" calcext:value-type="float">
            <text:p>1282.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8987" calcext:value-type="float">
            <text:p>0.3168987</text:p>
          </table:table-cell>
          <table:table-cell office:value-type="float" office:value="0" calcext:value-type="float">
            <text:p>0</text:p>
          </table:table-cell>
          <table:table-cell office:value-type="float" office:value="-0.0001658648" calcext:value-type="float">
            <text:p>-0.0001658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35.5785" calcext:value-type="float">
            <text:p>35.5785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522" calcext:value-type="float">
            <text:p>0.320522</text:p>
          </table:table-cell>
          <table:table-cell office:value-type="float" office:value="4.529997" calcext:value-type="float">
            <text:p>4.529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37789" calcext:value-type="float">
            <text:p>-0.001037789</text:p>
          </table:table-cell>
          <table:table-cell office:value-type="float" office:value="0.0003617199" calcext:value-type="float">
            <text:p>0.0003617199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82204" calcext:value-type="float">
            <text:p>20.82204</text:p>
          </table:table-cell>
          <table:table-cell office:value-type="float" office:value="1.595226" calcext:value-type="float">
            <text:p>1.595226</text:p>
          </table:table-cell>
          <table:table-cell office:value-type="float" office:value="0.1736417" calcext:value-type="float">
            <text:p>0.1736417</text:p>
          </table:table-cell>
          <table:table-cell office:value-type="float" office:value="0.1546258" calcext:value-type="float">
            <text:p>0.1546258</text:p>
          </table:table-cell>
          <table:table-cell office:value-type="float" office:value="0.09308746" calcext:value-type="float">
            <text:p>0.09308746</text:p>
          </table:table-cell>
          <table:table-cell office:value-type="float" office:value="0.09159674" calcext:value-type="float">
            <text:p>0.09159674</text:p>
          </table:table-cell>
          <table:table-cell office:value-type="float" office:value="0.04076629" calcext:value-type="float">
            <text:p>0.04076629</text:p>
          </table:table-cell>
          <table:table-cell office:value-type="float" office:value="0.02856248" calcext:value-type="float">
            <text:p>0.02856248</text:p>
          </table:table-cell>
          <table:table-cell office:value-type="float" office:value="0.03990485" calcext:value-type="float">
            <text:p>0.03990485</text:p>
          </table:table-cell>
          <table:table-cell office:value-type="float" office:value="0.02876113" calcext:value-type="float">
            <text:p>0.02876113</text:p>
          </table:table-cell>
          <table:table-cell office:value-type="float" office:value="0.02262986" calcext:value-type="float">
            <text:p>0.02262986</text:p>
          </table:table-cell>
          <table:table-cell office:value-type="float" office:value="0.02006459" calcext:value-type="float">
            <text:p>0.02006459</text:p>
          </table:table-cell>
          <table:table-cell office:value-type="float" office:value="0.01783372" calcext:value-type="float">
            <text:p>0.01783372</text:p>
          </table:table-cell>
          <table:table-cell office:value-type="float" office:value="0.005681085" calcext:value-type="float">
            <text:p>0.005681085</text:p>
          </table:table-cell>
          <table:table-cell office:value-type="float" office:value="0.006685015" calcext:value-type="float">
            <text:p>0.006685015</text:p>
          </table:table-cell>
          <table:table-cell office:value-type="float" office:value="0" calcext:value-type="float">
            <text:p>0</text:p>
          </table:table-cell>
          <table:table-cell office:value-type="float" office:value="83.35069" calcext:value-type="float">
            <text:p>83.35069</text:p>
          </table:table-cell>
          <table:table-cell office:value-type="float" office:value="29.9265" calcext:value-type="float">
            <text:p>29.9265</text:p>
          </table:table-cell>
          <table:table-cell office:value-type="float" office:value="13.7239" calcext:value-type="float">
            <text:p>13.7239</text:p>
          </table:table-cell>
          <table:table-cell office:value-type="float" office:value="6.18506" calcext:value-type="float">
            <text:p>6.18506</text:p>
          </table:table-cell>
          <table:table-cell office:value-type="float" office:value="3.623765" calcext:value-type="float">
            <text:p>3.623765</text:p>
          </table:table-cell>
          <table:table-cell office:value-type="float" office:value="1.112234" calcext:value-type="float">
            <text:p>1.112234</text:p>
          </table:table-cell>
          <table:table-cell office:value-type="float" office:value="0.6228321" calcext:value-type="float">
            <text:p>0.6228321</text:p>
          </table:table-cell>
          <table:table-cell office:value-type="float" office:value="0.5265701" calcext:value-type="float">
            <text:p>0.5265701</text:p>
          </table:table-cell>
          <table:table-cell office:value-type="float" office:value="0.4113393" calcext:value-type="float">
            <text:p>0.4113393</text:p>
          </table:table-cell>
          <table:table-cell office:value-type="float" office:value="0.2935282" calcext:value-type="float">
            <text:p>0.2935282</text:p>
          </table:table-cell>
          <table:table-cell office:value-type="float" office:value="0.1241304" calcext:value-type="float">
            <text:p>0.1241304</text:p>
          </table:table-cell>
          <table:table-cell office:value-type="float" office:value="0.1261085" calcext:value-type="float">
            <text:p>0.1261085</text:p>
          </table:table-cell>
          <table:table-cell office:value-type="float" office:value="0.3509147" calcext:value-type="float">
            <text:p>0.3509147</text:p>
          </table:table-cell>
          <table:table-cell office:value-type="float" office:value="0.346396" calcext:value-type="float">
            <text:p>0.346396</text:p>
          </table:table-cell>
          <table:table-cell office:value-type="float" office:value="0" calcext:value-type="float">
            <text:p>0</text:p>
          </table:table-cell>
          <table:table-cell office:value-type="float" office:value="1305.393" calcext:value-type="float">
            <text:p>1305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4419" calcext:value-type="float">
            <text:p>0.3334419</text:p>
          </table:table-cell>
          <table:table-cell office:value-type="float" office:value="0" calcext:value-type="float">
            <text:p>0</text:p>
          </table:table-cell>
          <table:table-cell office:value-type="float" office:value="-0.0001698502" calcext:value-type="float">
            <text:p>-0.0001698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35.55743" calcext:value-type="float">
            <text:p>35.55743</text:p>
          </table:table-cell>
          <table:table-cell office:value-type="float" office:value="1098.467" calcext:value-type="float">
            <text:p>1098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4984" calcext:value-type="float">
            <text:p>0.3294984</text:p>
          </table:table-cell>
          <table:table-cell office:value-type="float" office:value="4.540396" calcext:value-type="float">
            <text:p>4.5403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53923" calcext:value-type="float">
            <text:p>-0.001053923</text:p>
          </table:table-cell>
          <table:table-cell office:value-type="float" office:value="0.0003929378" calcext:value-type="float">
            <text:p>0.000392937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79304" calcext:value-type="float">
            <text:p>20.79304</text:p>
          </table:table-cell>
          <table:table-cell office:value-type="float" office:value="1.781395" calcext:value-type="float">
            <text:p>1.781395</text:p>
          </table:table-cell>
          <table:table-cell office:value-type="float" office:value="0.1834317" calcext:value-type="float">
            <text:p>0.1834317</text:p>
          </table:table-cell>
          <table:table-cell office:value-type="float" office:value="0.1581335" calcext:value-type="float">
            <text:p>0.1581335</text:p>
          </table:table-cell>
          <table:table-cell office:value-type="float" office:value="0.09443223" calcext:value-type="float">
            <text:p>0.09443223</text:p>
          </table:table-cell>
          <table:table-cell office:value-type="float" office:value="0.092705" calcext:value-type="float">
            <text:p>0.092705</text:p>
          </table:table-cell>
          <table:table-cell office:value-type="float" office:value="0.04094507" calcext:value-type="float">
            <text:p>0.04094507</text:p>
          </table:table-cell>
          <table:table-cell office:value-type="float" office:value="0.02861154" calcext:value-type="float">
            <text:p>0.02861154</text:p>
          </table:table-cell>
          <table:table-cell office:value-type="float" office:value="0.03993737" calcext:value-type="float">
            <text:p>0.03993737</text:p>
          </table:table-cell>
          <table:table-cell office:value-type="float" office:value="0.02876634" calcext:value-type="float">
            <text:p>0.02876634</text:p>
          </table:table-cell>
          <table:table-cell office:value-type="float" office:value="0.0226322" calcext:value-type="float">
            <text:p>0.0226322</text:p>
          </table:table-cell>
          <table:table-cell office:value-type="float" office:value="0.02006923" calcext:value-type="float">
            <text:p>0.02006923</text:p>
          </table:table-cell>
          <table:table-cell office:value-type="float" office:value="0.01784856" calcext:value-type="float">
            <text:p>0.01784856</text:p>
          </table:table-cell>
          <table:table-cell office:value-type="float" office:value="0.005679389" calcext:value-type="float">
            <text:p>0.005679389</text:p>
          </table:table-cell>
          <table:table-cell office:value-type="float" office:value="0.006682167" calcext:value-type="float">
            <text:p>0.006682167</text:p>
          </table:table-cell>
          <table:table-cell office:value-type="float" office:value="0" calcext:value-type="float">
            <text:p>0</text:p>
          </table:table-cell>
          <table:table-cell office:value-type="float" office:value="82.65556" calcext:value-type="float">
            <text:p>82.65556</text:p>
          </table:table-cell>
          <table:table-cell office:value-type="float" office:value="30.24142" calcext:value-type="float">
            <text:p>30.24142</text:p>
          </table:table-cell>
          <table:table-cell office:value-type="float" office:value="13.81397" calcext:value-type="float">
            <text:p>13.81397</text:p>
          </table:table-cell>
          <table:table-cell office:value-type="float" office:value="6.234788" calcext:value-type="float">
            <text:p>6.234788</text:p>
          </table:table-cell>
          <table:table-cell office:value-type="float" office:value="3.628169" calcext:value-type="float">
            <text:p>3.628169</text:p>
          </table:table-cell>
          <table:table-cell office:value-type="float" office:value="1.115412" calcext:value-type="float">
            <text:p>1.115412</text:p>
          </table:table-cell>
          <table:table-cell office:value-type="float" office:value="0.6248994" calcext:value-type="float">
            <text:p>0.6248994</text:p>
          </table:table-cell>
          <table:table-cell office:value-type="float" office:value="0.5282897" calcext:value-type="float">
            <text:p>0.5282897</text:p>
          </table:table-cell>
          <table:table-cell office:value-type="float" office:value="0.4128836" calcext:value-type="float">
            <text:p>0.4128836</text:p>
          </table:table-cell>
          <table:table-cell office:value-type="float" office:value="0.2944429" calcext:value-type="float">
            <text:p>0.2944429</text:p>
          </table:table-cell>
          <table:table-cell office:value-type="float" office:value="0.1246064" calcext:value-type="float">
            <text:p>0.1246064</text:p>
          </table:table-cell>
          <table:table-cell office:value-type="float" office:value="0.1263985" calcext:value-type="float">
            <text:p>0.1263985</text:p>
          </table:table-cell>
          <table:table-cell office:value-type="float" office:value="0.3507113" calcext:value-type="float">
            <text:p>0.3507113</text:p>
          </table:table-cell>
          <table:table-cell office:value-type="float" office:value="0.3464469" calcext:value-type="float">
            <text:p>0.3464469</text:p>
          </table:table-cell>
          <table:table-cell office:value-type="float" office:value="0" calcext:value-type="float">
            <text:p>0</text:p>
          </table:table-cell>
          <table:table-cell office:value-type="float" office:value="1346.34" calcext:value-type="float">
            <text:p>134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7846" calcext:value-type="float">
            <text:p>0.3527846</text:p>
          </table:table-cell>
          <table:table-cell office:value-type="float" office:value="0" calcext:value-type="float">
            <text:p>0</text:p>
          </table:table-cell>
          <table:table-cell office:value-type="float" office:value="-0.0001735945" calcext:value-type="float">
            <text:p>-0.0001735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35.54731" calcext:value-type="float">
            <text:p>35.54731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5101" calcext:value-type="float">
            <text:p>0.3315101</text:p>
          </table:table-cell>
          <table:table-cell office:value-type="float" office:value="4.548862" calcext:value-type="float">
            <text:p>4.548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61774" calcext:value-type="float">
            <text:p>-0.001061774</text:p>
          </table:table-cell>
          <table:table-cell office:value-type="float" office:value="0.0004265138" calcext:value-type="float">
            <text:p>0.000426513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7803" calcext:value-type="float">
            <text:p>20.7803</text:p>
          </table:table-cell>
          <table:table-cell office:value-type="float" office:value="1.84069" calcext:value-type="float">
            <text:p>1.84069</text:p>
          </table:table-cell>
          <table:table-cell office:value-type="float" office:value="0.2004466" calcext:value-type="float">
            <text:p>0.2004466</text:p>
          </table:table-cell>
          <table:table-cell office:value-type="float" office:value="0.1666949" calcext:value-type="float">
            <text:p>0.1666949</text:p>
          </table:table-cell>
          <table:table-cell office:value-type="float" office:value="0.09582551" calcext:value-type="float">
            <text:p>0.09582551</text:p>
          </table:table-cell>
          <table:table-cell office:value-type="float" office:value="0.09356393" calcext:value-type="float">
            <text:p>0.09356393</text:p>
          </table:table-cell>
          <table:table-cell office:value-type="float" office:value="0.04113738" calcext:value-type="float">
            <text:p>0.04113738</text:p>
          </table:table-cell>
          <table:table-cell office:value-type="float" office:value="0.02867031" calcext:value-type="float">
            <text:p>0.02867031</text:p>
          </table:table-cell>
          <table:table-cell office:value-type="float" office:value="0.03998032" calcext:value-type="float">
            <text:p>0.03998032</text:p>
          </table:table-cell>
          <table:table-cell office:value-type="float" office:value="0.0287763" calcext:value-type="float">
            <text:p>0.0287763</text:p>
          </table:table-cell>
          <table:table-cell office:value-type="float" office:value="0.02263524" calcext:value-type="float">
            <text:p>0.02263524</text:p>
          </table:table-cell>
          <table:table-cell office:value-type="float" office:value="0.02007385" calcext:value-type="float">
            <text:p>0.02007385</text:p>
          </table:table-cell>
          <table:table-cell office:value-type="float" office:value="0.01786323" calcext:value-type="float">
            <text:p>0.01786323</text:p>
          </table:table-cell>
          <table:table-cell office:value-type="float" office:value="0.00567711" calcext:value-type="float">
            <text:p>0.00567711</text:p>
          </table:table-cell>
          <table:table-cell office:value-type="float" office:value="0.00667695" calcext:value-type="float">
            <text:p>0.00667695</text:p>
          </table:table-cell>
          <table:table-cell office:value-type="float" office:value="0" calcext:value-type="float">
            <text:p>0</text:p>
          </table:table-cell>
          <table:table-cell office:value-type="float" office:value="83.74596" calcext:value-type="float">
            <text:p>83.74596</text:p>
          </table:table-cell>
          <table:table-cell office:value-type="float" office:value="30.3115" calcext:value-type="float">
            <text:p>30.3115</text:p>
          </table:table-cell>
          <table:table-cell office:value-type="float" office:value="13.86016" calcext:value-type="float">
            <text:p>13.86016</text:p>
          </table:table-cell>
          <table:table-cell office:value-type="float" office:value="6.317229" calcext:value-type="float">
            <text:p>6.317229</text:p>
          </table:table-cell>
          <table:table-cell office:value-type="float" office:value="3.603301" calcext:value-type="float">
            <text:p>3.603301</text:p>
          </table:table-cell>
          <table:table-cell office:value-type="float" office:value="1.11785" calcext:value-type="float">
            <text:p>1.11785</text:p>
          </table:table-cell>
          <table:table-cell office:value-type="float" office:value="0.6268026" calcext:value-type="float">
            <text:p>0.6268026</text:p>
          </table:table-cell>
          <table:table-cell office:value-type="float" office:value="0.5299054" calcext:value-type="float">
            <text:p>0.5299054</text:p>
          </table:table-cell>
          <table:table-cell office:value-type="float" office:value="0.4143749" calcext:value-type="float">
            <text:p>0.4143749</text:p>
          </table:table-cell>
          <table:table-cell office:value-type="float" office:value="0.2953385" calcext:value-type="float">
            <text:p>0.2953385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0.126675" calcext:value-type="float">
            <text:p>0.126675</text:p>
          </table:table-cell>
          <table:table-cell office:value-type="float" office:value="0.3503664" calcext:value-type="float">
            <text:p>0.3503664</text:p>
          </table:table-cell>
          <table:table-cell office:value-type="float" office:value="0.3464945" calcext:value-type="float">
            <text:p>0.3464945</text:p>
          </table:table-cell>
          <table:table-cell office:value-type="float" office:value="0" calcext:value-type="float">
            <text:p>0</text:p>
          </table:table-cell>
          <table:table-cell office:value-type="float" office:value="1347.392" calcext:value-type="float">
            <text:p>1347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2189" calcext:value-type="float">
            <text:p>0.3632189</text:p>
          </table:table-cell>
          <table:table-cell office:value-type="float" office:value="0" calcext:value-type="float">
            <text:p>0</text:p>
          </table:table-cell>
          <table:table-cell office:value-type="float" office:value="-0.0001770568" calcext:value-type="float">
            <text:p>-0.0001770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35.53139" calcext:value-type="float">
            <text:p>35.53139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7591" calcext:value-type="float">
            <text:p>0.3387591</text:p>
          </table:table-cell>
          <table:table-cell office:value-type="float" office:value="4.556971" calcext:value-type="float">
            <text:p>4.5569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77852" calcext:value-type="float">
            <text:p>-0.001077852</text:p>
          </table:table-cell>
          <table:table-cell office:value-type="float" office:value="0.0004585186" calcext:value-type="float">
            <text:p>0.000458518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75665" calcext:value-type="float">
            <text:p>20.75665</text:p>
          </table:table-cell>
          <table:table-cell office:value-type="float" office:value="1.976095" calcext:value-type="float">
            <text:p>1.976095</text:p>
          </table:table-cell>
          <table:table-cell office:value-type="float" office:value="0.2117954" calcext:value-type="float">
            <text:p>0.2117954</text:p>
          </table:table-cell>
          <table:table-cell office:value-type="float" office:value="0.1780314" calcext:value-type="float">
            <text:p>0.1780314</text:p>
          </table:table-cell>
          <table:table-cell office:value-type="float" office:value="0.09658328" calcext:value-type="float">
            <text:p>0.09658328</text:p>
          </table:table-cell>
          <table:table-cell office:value-type="float" office:value="0.09453108" calcext:value-type="float">
            <text:p>0.09453108</text:p>
          </table:table-cell>
          <table:table-cell office:value-type="float" office:value="0.04133244" calcext:value-type="float">
            <text:p>0.04133244</text:p>
          </table:table-cell>
          <table:table-cell office:value-type="float" office:value="0.02873427" calcext:value-type="float">
            <text:p>0.02873427</text:p>
          </table:table-cell>
          <table:table-cell office:value-type="float" office:value="0.04003276" calcext:value-type="float">
            <text:p>0.04003276</text:p>
          </table:table-cell>
          <table:table-cell office:value-type="float" office:value="0.02879057" calcext:value-type="float">
            <text:p>0.02879057</text:p>
          </table:table-cell>
          <table:table-cell office:value-type="float" office:value="0.02263913" calcext:value-type="float">
            <text:p>0.02263913</text:p>
          </table:table-cell>
          <table:table-cell office:value-type="float" office:value="0.02007851" calcext:value-type="float">
            <text:p>0.02007851</text:p>
          </table:table-cell>
          <table:table-cell office:value-type="float" office:value="0.01787788" calcext:value-type="float">
            <text:p>0.01787788</text:p>
          </table:table-cell>
          <table:table-cell office:value-type="float" office:value="0.005675391" calcext:value-type="float">
            <text:p>0.005675391</text:p>
          </table:table-cell>
          <table:table-cell office:value-type="float" office:value="0.006673737" calcext:value-type="float">
            <text:p>0.006673737</text:p>
          </table:table-cell>
          <table:table-cell office:value-type="float" office:value="0" calcext:value-type="float">
            <text:p>0</text:p>
          </table:table-cell>
          <table:table-cell office:value-type="float" office:value="82.60535" calcext:value-type="float">
            <text:p>82.60535</text:p>
          </table:table-cell>
          <table:table-cell office:value-type="float" office:value="30.45238" calcext:value-type="float">
            <text:p>30.45238</text:p>
          </table:table-cell>
          <table:table-cell office:value-type="float" office:value="13.9436" calcext:value-type="float">
            <text:p>13.9436</text:p>
          </table:table-cell>
          <table:table-cell office:value-type="float" office:value="6.390476" calcext:value-type="float">
            <text:p>6.390476</text:p>
          </table:table-cell>
          <table:table-cell office:value-type="float" office:value="3.587256" calcext:value-type="float">
            <text:p>3.587256</text:p>
          </table:table-cell>
          <table:table-cell office:value-type="float" office:value="1.118645" calcext:value-type="float">
            <text:p>1.118645</text:p>
          </table:table-cell>
          <table:table-cell office:value-type="float" office:value="0.6283114" calcext:value-type="float">
            <text:p>0.6283114</text:p>
          </table:table-cell>
          <table:table-cell office:value-type="float" office:value="0.5314198" calcext:value-type="float">
            <text:p>0.5314198</text:p>
          </table:table-cell>
          <table:table-cell office:value-type="float" office:value="0.4158144" calcext:value-type="float">
            <text:p>0.4158144</text:p>
          </table:table-cell>
          <table:table-cell office:value-type="float" office:value="0.296216" calcext:value-type="float">
            <text:p>0.296216</text:p>
          </table:table-cell>
          <table:table-cell office:value-type="float" office:value="0.1255388" calcext:value-type="float">
            <text:p>0.1255388</text:p>
          </table:table-cell>
          <table:table-cell office:value-type="float" office:value="0.1269412" calcext:value-type="float">
            <text:p>0.1269412</text:p>
          </table:table-cell>
          <table:table-cell office:value-type="float" office:value="0.3501572" calcext:value-type="float">
            <text:p>0.3501572</text:p>
          </table:table-cell>
          <table:table-cell office:value-type="float" office:value="0.3465443" calcext:value-type="float">
            <text:p>0.3465443</text:p>
          </table:table-cell>
          <table:table-cell office:value-type="float" office:value="0" calcext:value-type="float">
            <text:p>0</text:p>
          </table:table-cell>
          <table:table-cell office:value-type="float" office:value="1377.781" calcext:value-type="float">
            <text:p>1377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5403" calcext:value-type="float">
            <text:p>0.3785403</text:p>
          </table:table-cell>
          <table:table-cell office:value-type="float" office:value="0" calcext:value-type="float">
            <text:p>0</text:p>
          </table:table-cell>
          <table:table-cell office:value-type="float" office:value="-0.0001804313" calcext:value-type="float">
            <text:p>-0.00018043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35.52198" calcext:value-type="float">
            <text:p>35.52198</text:p>
          </table:table-cell>
          <table:table-cell office:value-type="float" office:value="1098.464" calcext:value-type="float">
            <text:p>1098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353" calcext:value-type="float">
            <text:p>0.342353</text:p>
          </table:table-cell>
          <table:table-cell office:value-type="float" office:value="4.563546" calcext:value-type="float">
            <text:p>4.563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85595" calcext:value-type="float">
            <text:p>-0.001085595</text:p>
          </table:table-cell>
          <table:table-cell office:value-type="float" office:value="0.000490522" calcext:value-type="float">
            <text:p>0.000490522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74232" calcext:value-type="float">
            <text:p>20.74232</text:p>
          </table:table-cell>
          <table:table-cell office:value-type="float" office:value="2.053744" calcext:value-type="float">
            <text:p>2.053744</text:p>
          </table:table-cell>
          <table:table-cell office:value-type="float" office:value="0.2265171" calcext:value-type="float">
            <text:p>0.2265171</text:p>
          </table:table-cell>
          <table:table-cell office:value-type="float" office:value="0.1914868" calcext:value-type="float">
            <text:p>0.1914868</text:p>
          </table:table-cell>
          <table:table-cell office:value-type="float" office:value="0.09741939" calcext:value-type="float">
            <text:p>0.09741939</text:p>
          </table:table-cell>
          <table:table-cell office:value-type="float" office:value="0.09599591" calcext:value-type="float">
            <text:p>0.09599591</text:p>
          </table:table-cell>
          <table:table-cell office:value-type="float" office:value="0.04153422" calcext:value-type="float">
            <text:p>0.04153422</text:p>
          </table:table-cell>
          <table:table-cell office:value-type="float" office:value="0.02881914" calcext:value-type="float">
            <text:p>0.02881914</text:p>
          </table:table-cell>
          <table:table-cell office:value-type="float" office:value="0.04009354" calcext:value-type="float">
            <text:p>0.04009354</text:p>
          </table:table-cell>
          <table:table-cell office:value-type="float" office:value="0.02880888" calcext:value-type="float">
            <text:p>0.02880888</text:p>
          </table:table-cell>
          <table:table-cell office:value-type="float" office:value="0.02264399" calcext:value-type="float">
            <text:p>0.02264399</text:p>
          </table:table-cell>
          <table:table-cell office:value-type="float" office:value="0.02008328" calcext:value-type="float">
            <text:p>0.02008328</text:p>
          </table:table-cell>
          <table:table-cell office:value-type="float" office:value="0.01789249" calcext:value-type="float">
            <text:p>0.01789249</text:p>
          </table:table-cell>
          <table:table-cell office:value-type="float" office:value="0.005673232" calcext:value-type="float">
            <text:p>0.005673232</text:p>
          </table:table-cell>
          <table:table-cell office:value-type="float" office:value="0.006668533" calcext:value-type="float">
            <text:p>0.006668533</text:p>
          </table:table-cell>
          <table:table-cell office:value-type="float" office:value="0" calcext:value-type="float">
            <text:p>0</text:p>
          </table:table-cell>
          <table:table-cell office:value-type="float" office:value="82.02706" calcext:value-type="float">
            <text:p>82.02706</text:p>
          </table:table-cell>
          <table:table-cell office:value-type="float" office:value="30.69174" calcext:value-type="float">
            <text:p>30.69174</text:p>
          </table:table-cell>
          <table:table-cell office:value-type="float" office:value="14.00651" calcext:value-type="float">
            <text:p>14.00651</text:p>
          </table:table-cell>
          <table:table-cell office:value-type="float" office:value="6.417998" calcext:value-type="float">
            <text:p>6.417998</text:p>
          </table:table-cell>
          <table:table-cell office:value-type="float" office:value="3.634221" calcext:value-type="float">
            <text:p>3.634221</text:p>
          </table:table-cell>
          <table:table-cell office:value-type="float" office:value="1.117803" calcext:value-type="float">
            <text:p>1.117803</text:p>
          </table:table-cell>
          <table:table-cell office:value-type="float" office:value="0.6296949" calcext:value-type="float">
            <text:p>0.6296949</text:p>
          </table:table-cell>
          <table:table-cell office:value-type="float" office:value="0.5328312" calcext:value-type="float">
            <text:p>0.5328312</text:p>
          </table:table-cell>
          <table:table-cell office:value-type="float" office:value="0.4172013" calcext:value-type="float">
            <text:p>0.4172013</text:p>
          </table:table-cell>
          <table:table-cell office:value-type="float" office:value="0.2970731" calcext:value-type="float">
            <text:p>0.2970731</text:p>
          </table:table-cell>
          <table:table-cell office:value-type="float" office:value="0.1259943" calcext:value-type="float">
            <text:p>0.1259943</text:p>
          </table:table-cell>
          <table:table-cell office:value-type="float" office:value="0.1271951" calcext:value-type="float">
            <text:p>0.1271951</text:p>
          </table:table-cell>
          <table:table-cell office:value-type="float" office:value="0.3498167" calcext:value-type="float">
            <text:p>0.3498167</text:p>
          </table:table-cell>
          <table:table-cell office:value-type="float" office:value="0.3466054" calcext:value-type="float">
            <text:p>0.3466054</text:p>
          </table:table-cell>
          <table:table-cell office:value-type="float" office:value="0" calcext:value-type="float">
            <text:p>0</text:p>
          </table:table-cell>
          <table:table-cell office:value-type="float" office:value="1386.62" calcext:value-type="float">
            <text:p>138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6579" calcext:value-type="float">
            <text:p>0.3886579</text:p>
          </table:table-cell>
          <table:table-cell office:value-type="float" office:value="0" calcext:value-type="float">
            <text:p>0</text:p>
          </table:table-cell>
          <table:table-cell office:value-type="float" office:value="-0.0001834836" calcext:value-type="float">
            <text:p>-0.00018348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35.50439" calcext:value-type="float">
            <text:p>35.50439</text:p>
          </table:table-cell>
          <table:table-cell office:value-type="float" office:value="1098.464" calcext:value-type="float">
            <text:p>1098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1876" calcext:value-type="float">
            <text:p>0.3511876</text:p>
          </table:table-cell>
          <table:table-cell office:value-type="float" office:value="4.571311" calcext:value-type="float">
            <text:p>4.5713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092061" calcext:value-type="float">
            <text:p>-0.001092061</text:p>
          </table:table-cell>
          <table:table-cell office:value-type="float" office:value="0.0005214929" calcext:value-type="float">
            <text:p>0.0005214929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71456" calcext:value-type="float">
            <text:p>20.71456</text:p>
          </table:table-cell>
          <table:table-cell office:value-type="float" office:value="2.233484" calcext:value-type="float">
            <text:p>2.233484</text:p>
          </table:table-cell>
          <table:table-cell office:value-type="float" office:value="0.2350268" calcext:value-type="float">
            <text:p>0.2350268</text:p>
          </table:table-cell>
          <table:table-cell office:value-type="float" office:value="0.2007749" calcext:value-type="float">
            <text:p>0.2007749</text:p>
          </table:table-cell>
          <table:table-cell office:value-type="float" office:value="0.0990106" calcext:value-type="float">
            <text:p>0.0990106</text:p>
          </table:table-cell>
          <table:table-cell office:value-type="float" office:value="0.09708054" calcext:value-type="float">
            <text:p>0.09708054</text:p>
          </table:table-cell>
          <table:table-cell office:value-type="float" office:value="0.04164927" calcext:value-type="float">
            <text:p>0.04164927</text:p>
          </table:table-cell>
          <table:table-cell office:value-type="float" office:value="0.02890421" calcext:value-type="float">
            <text:p>0.02890421</text:p>
          </table:table-cell>
          <table:table-cell office:value-type="float" office:value="0.04016278" calcext:value-type="float">
            <text:p>0.04016278</text:p>
          </table:table-cell>
          <table:table-cell office:value-type="float" office:value="0.02883109" calcext:value-type="float">
            <text:p>0.02883109</text:p>
          </table:table-cell>
          <table:table-cell office:value-type="float" office:value="0.02264989" calcext:value-type="float">
            <text:p>0.02264989</text:p>
          </table:table-cell>
          <table:table-cell office:value-type="float" office:value="0.02008818" calcext:value-type="float">
            <text:p>0.02008818</text:p>
          </table:table-cell>
          <table:table-cell office:value-type="float" office:value="0.01790711" calcext:value-type="float">
            <text:p>0.01790711</text:p>
          </table:table-cell>
          <table:table-cell office:value-type="float" office:value="0.005671887" calcext:value-type="float">
            <text:p>0.005671887</text:p>
          </table:table-cell>
          <table:table-cell office:value-type="float" office:value="0.006666757" calcext:value-type="float">
            <text:p>0.006666757</text:p>
          </table:table-cell>
          <table:table-cell office:value-type="float" office:value="0" calcext:value-type="float">
            <text:p>0</text:p>
          </table:table-cell>
          <table:table-cell office:value-type="float" office:value="80.95986" calcext:value-type="float">
            <text:p>80.95986</text:p>
          </table:table-cell>
          <table:table-cell office:value-type="float" office:value="30.91452" calcext:value-type="float">
            <text:p>30.91452</text:p>
          </table:table-cell>
          <table:table-cell office:value-type="float" office:value="14.11246" calcext:value-type="float">
            <text:p>14.11246</text:p>
          </table:table-cell>
          <table:table-cell office:value-type="float" office:value="6.446364" calcext:value-type="float">
            <text:p>6.446364</text:p>
          </table:table-cell>
          <table:table-cell office:value-type="float" office:value="3.710267" calcext:value-type="float">
            <text:p>3.710267</text:p>
          </table:table-cell>
          <table:table-cell office:value-type="float" office:value="1.112141" calcext:value-type="float">
            <text:p>1.112141</text:p>
          </table:table-cell>
          <table:table-cell office:value-type="float" office:value="0.6306753" calcext:value-type="float">
            <text:p>0.6306753</text:p>
          </table:table-cell>
          <table:table-cell office:value-type="float" office:value="0.5341602" calcext:value-type="float">
            <text:p>0.5341602</text:p>
          </table:table-cell>
          <table:table-cell office:value-type="float" office:value="0.4185359" calcext:value-type="float">
            <text:p>0.4185359</text:p>
          </table:table-cell>
          <table:table-cell office:value-type="float" office:value="0.2979095" calcext:value-type="float">
            <text:p>0.2979095</text:p>
          </table:table-cell>
          <table:table-cell office:value-type="float" office:value="0.1264423" calcext:value-type="float">
            <text:p>0.1264423</text:p>
          </table:table-cell>
          <table:table-cell office:value-type="float" office:value="0.1274503" calcext:value-type="float">
            <text:p>0.1274503</text:p>
          </table:table-cell>
          <table:table-cell office:value-type="float" office:value="0.3497146" calcext:value-type="float">
            <text:p>0.3497146</text:p>
          </table:table-cell>
          <table:table-cell office:value-type="float" office:value="0.3466431" calcext:value-type="float">
            <text:p>0.3466431</text:p>
          </table:table-cell>
          <table:table-cell office:value-type="float" office:value="0" calcext:value-type="float">
            <text:p>0</text:p>
          </table:table-cell>
          <table:table-cell office:value-type="float" office:value="1425.439" calcext:value-type="float">
            <text:p>1425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2199" calcext:value-type="float">
            <text:p>0.4052199</text:p>
          </table:table-cell>
          <table:table-cell office:value-type="float" office:value="0" calcext:value-type="float">
            <text:p>0</text:p>
          </table:table-cell>
          <table:table-cell office:value-type="float" office:value="-0.0001864405" calcext:value-type="float">
            <text:p>-0.00018644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35.472" calcext:value-type="float">
            <text:p>35.472</text:p>
          </table:table-cell>
          <table:table-cell office:value-type="float" office:value="1098.467" calcext:value-type="float">
            <text:p>1098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3345" calcext:value-type="float">
            <text:p>0.3713345</text:p>
          </table:table-cell>
          <table:table-cell office:value-type="float" office:value="4.579735" calcext:value-type="float">
            <text:p>4.579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02891" calcext:value-type="float">
            <text:p>-0.001102891</text:p>
          </table:table-cell>
          <table:table-cell office:value-type="float" office:value="0.0005492439" calcext:value-type="float">
            <text:p>0.0005492439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66177" calcext:value-type="float">
            <text:p>20.66177</text:p>
          </table:table-cell>
          <table:table-cell office:value-type="float" office:value="2.618607" calcext:value-type="float">
            <text:p>2.618607</text:p>
          </table:table-cell>
          <table:table-cell office:value-type="float" office:value="0.2358598" calcext:value-type="float">
            <text:p>0.2358598</text:p>
          </table:table-cell>
          <table:table-cell office:value-type="float" office:value="0.2077387" calcext:value-type="float">
            <text:p>0.2077387</text:p>
          </table:table-cell>
          <table:table-cell office:value-type="float" office:value="0.1006685" calcext:value-type="float">
            <text:p>0.1006685</text:p>
          </table:table-cell>
          <table:table-cell office:value-type="float" office:value="0.09760484" calcext:value-type="float">
            <text:p>0.09760484</text:p>
          </table:table-cell>
          <table:table-cell office:value-type="float" office:value="0.04179431" calcext:value-type="float">
            <text:p>0.04179431</text:p>
          </table:table-cell>
          <table:table-cell office:value-type="float" office:value="0.02898508" calcext:value-type="float">
            <text:p>0.02898508</text:p>
          </table:table-cell>
          <table:table-cell office:value-type="float" office:value="0.04023687" calcext:value-type="float">
            <text:p>0.04023687</text:p>
          </table:table-cell>
          <table:table-cell office:value-type="float" office:value="0.02885681" calcext:value-type="float">
            <text:p>0.02885681</text:p>
          </table:table-cell>
          <table:table-cell office:value-type="float" office:value="0.02265687" calcext:value-type="float">
            <text:p>0.02265687</text:p>
          </table:table-cell>
          <table:table-cell office:value-type="float" office:value="0.02009321" calcext:value-type="float">
            <text:p>0.02009321</text:p>
          </table:table-cell>
          <table:table-cell office:value-type="float" office:value="0.01792177" calcext:value-type="float">
            <text:p>0.01792177</text:p>
          </table:table-cell>
          <table:table-cell office:value-type="float" office:value="0.00567096" calcext:value-type="float">
            <text:p>0.00567096</text:p>
          </table:table-cell>
          <table:table-cell office:value-type="float" office:value="0.006666605" calcext:value-type="float">
            <text:p>0.006666605</text:p>
          </table:table-cell>
          <table:table-cell office:value-type="float" office:value="0" calcext:value-type="float">
            <text:p>0</text:p>
          </table:table-cell>
          <table:table-cell office:value-type="float" office:value="79.84013" calcext:value-type="float">
            <text:p>79.84013</text:p>
          </table:table-cell>
          <table:table-cell office:value-type="float" office:value="31.10233" calcext:value-type="float">
            <text:p>31.10233</text:p>
          </table:table-cell>
          <table:table-cell office:value-type="float" office:value="14.28278" calcext:value-type="float">
            <text:p>14.28278</text:p>
          </table:table-cell>
          <table:table-cell office:value-type="float" office:value="6.480439" calcext:value-type="float">
            <text:p>6.480439</text:p>
          </table:table-cell>
          <table:table-cell office:value-type="float" office:value="3.769384" calcext:value-type="float">
            <text:p>3.769384</text:p>
          </table:table-cell>
          <table:table-cell office:value-type="float" office:value="1.109418" calcext:value-type="float">
            <text:p>1.109418</text:p>
          </table:table-cell>
          <table:table-cell office:value-type="float" office:value="0.6310599" calcext:value-type="float">
            <text:p>0.6310599</text:p>
          </table:table-cell>
          <table:table-cell office:value-type="float" office:value="0.5353625" calcext:value-type="float">
            <text:p>0.5353625</text:p>
          </table:table-cell>
          <table:table-cell office:value-type="float" office:value="0.4198179" calcext:value-type="float">
            <text:p>0.4198179</text:p>
          </table:table-cell>
          <table:table-cell office:value-type="float" office:value="0.2987236" calcext:value-type="float">
            <text:p>0.2987236</text:p>
          </table:table-cell>
          <table:table-cell office:value-type="float" office:value="0.1268799" calcext:value-type="float">
            <text:p>0.1268799</text:p>
          </table:table-cell>
          <table:table-cell office:value-type="float" office:value="0.1277079" calcext:value-type="float">
            <text:p>0.1277079</text:p>
          </table:table-cell>
          <table:table-cell office:value-type="float" office:value="0.3497094" calcext:value-type="float">
            <text:p>0.3497094</text:p>
          </table:table-cell>
          <table:table-cell office:value-type="float" office:value="0.3466859" calcext:value-type="float">
            <text:p>0.3466859</text:p>
          </table:table-cell>
          <table:table-cell office:value-type="float" office:value="0" calcext:value-type="float">
            <text:p>0</text:p>
          </table:table-cell>
          <table:table-cell office:value-type="float" office:value="1526.591" calcext:value-type="float">
            <text:p>1526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7625" calcext:value-type="float">
            <text:p>0.4337625</text:p>
          </table:table-cell>
          <table:table-cell office:value-type="float" office:value="0" calcext:value-type="float">
            <text:p>0</text:p>
          </table:table-cell>
          <table:table-cell office:value-type="float" office:value="-0.0001893059" calcext:value-type="float">
            <text:p>-0.0001893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35.45123" calcext:value-type="float">
            <text:p>35.45123</text:p>
          </table:table-cell>
          <table:table-cell office:value-type="float" office:value="1098.468" calcext:value-type="float">
            <text:p>1098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689" calcext:value-type="float">
            <text:p>0.379689</text:p>
          </table:table-cell>
          <table:table-cell office:value-type="float" office:value="4.590127" calcext:value-type="float">
            <text:p>4.5901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37535" calcext:value-type="float">
            <text:p>-0.001137535</text:p>
          </table:table-cell>
          <table:table-cell office:value-type="float" office:value="0.0005785297" calcext:value-type="float">
            <text:p>0.000578529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63097" calcext:value-type="float">
            <text:p>20.63097</text:p>
          </table:table-cell>
          <table:table-cell office:value-type="float" office:value="2.797167" calcext:value-type="float">
            <text:p>2.797167</text:p>
          </table:table-cell>
          <table:table-cell office:value-type="float" office:value="0.2363089" calcext:value-type="float">
            <text:p>0.2363089</text:p>
          </table:table-cell>
          <table:table-cell office:value-type="float" office:value="0.2052798" calcext:value-type="float">
            <text:p>0.2052798</text:p>
          </table:table-cell>
          <table:table-cell office:value-type="float" office:value="0.1012311" calcext:value-type="float">
            <text:p>0.1012311</text:p>
          </table:table-cell>
          <table:table-cell office:value-type="float" office:value="0.09769547" calcext:value-type="float">
            <text:p>0.09769547</text:p>
          </table:table-cell>
          <table:table-cell office:value-type="float" office:value="0.04194538" calcext:value-type="float">
            <text:p>0.04194538</text:p>
          </table:table-cell>
          <table:table-cell office:value-type="float" office:value="0.02905854" calcext:value-type="float">
            <text:p>0.02905854</text:p>
          </table:table-cell>
          <table:table-cell office:value-type="float" office:value="0.04031355" calcext:value-type="float">
            <text:p>0.04031355</text:p>
          </table:table-cell>
          <table:table-cell office:value-type="float" office:value="0.02888536" calcext:value-type="float">
            <text:p>0.02888536</text:p>
          </table:table-cell>
          <table:table-cell office:value-type="float" office:value="0.02266495" calcext:value-type="float">
            <text:p>0.02266495</text:p>
          </table:table-cell>
          <table:table-cell office:value-type="float" office:value="0.02009845" calcext:value-type="float">
            <text:p>0.02009845</text:p>
          </table:table-cell>
          <table:table-cell office:value-type="float" office:value="0.01793636" calcext:value-type="float">
            <text:p>0.01793636</text:p>
          </table:table-cell>
          <table:table-cell office:value-type="float" office:value="0.005669641" calcext:value-type="float">
            <text:p>0.005669641</text:p>
          </table:table-cell>
          <table:table-cell office:value-type="float" office:value="0.006664844" calcext:value-type="float">
            <text:p>0.006664844</text:p>
          </table:table-cell>
          <table:table-cell office:value-type="float" office:value="0" calcext:value-type="float">
            <text:p>0</text:p>
          </table:table-cell>
          <table:table-cell office:value-type="float" office:value="78.70975" calcext:value-type="float">
            <text:p>78.70975</text:p>
          </table:table-cell>
          <table:table-cell office:value-type="float" office:value="31.17502" calcext:value-type="float">
            <text:p>31.17502</text:p>
          </table:table-cell>
          <table:table-cell office:value-type="float" office:value="14.42721" calcext:value-type="float">
            <text:p>14.42721</text:p>
          </table:table-cell>
          <table:table-cell office:value-type="float" office:value="6.524412" calcext:value-type="float">
            <text:p>6.524412</text:p>
          </table:table-cell>
          <table:table-cell office:value-type="float" office:value="3.810892" calcext:value-type="float">
            <text:p>3.810892</text:p>
          </table:table-cell>
          <table:table-cell office:value-type="float" office:value="1.110641" calcext:value-type="float">
            <text:p>1.110641</text:p>
          </table:table-cell>
          <table:table-cell office:value-type="float" office:value="0.6317725" calcext:value-type="float">
            <text:p>0.6317725</text:p>
          </table:table-cell>
          <table:table-cell office:value-type="float" office:value="0.5365053" calcext:value-type="float">
            <text:p>0.5365053</text:p>
          </table:table-cell>
          <table:table-cell office:value-type="float" office:value="0.4210483" calcext:value-type="float">
            <text:p>0.4210483</text:p>
          </table:table-cell>
          <table:table-cell office:value-type="float" office:value="0.2995157" calcext:value-type="float">
            <text:p>0.2995157</text:p>
          </table:table-cell>
          <table:table-cell office:value-type="float" office:value="0.1273099" calcext:value-type="float">
            <text:p>0.1273099</text:p>
          </table:table-cell>
          <table:table-cell office:value-type="float" office:value="0.1279751" calcext:value-type="float">
            <text:p>0.1279751</text:p>
          </table:table-cell>
          <table:table-cell office:value-type="float" office:value="0.3495895" calcext:value-type="float">
            <text:p>0.3495895</text:p>
          </table:table-cell>
          <table:table-cell office:value-type="float" office:value="0.346726" calcext:value-type="float">
            <text:p>0.346726</text:p>
          </table:table-cell>
          <table:table-cell office:value-type="float" office:value="0" calcext:value-type="float">
            <text:p>0</text:p>
          </table:table-cell>
          <table:table-cell office:value-type="float" office:value="1569.005" calcext:value-type="float">
            <text:p>1569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11" calcext:value-type="float">
            <text:p>0.452511</text:p>
          </table:table-cell>
          <table:table-cell office:value-type="float" office:value="0" calcext:value-type="float">
            <text:p>0</text:p>
          </table:table-cell>
          <table:table-cell office:value-type="float" office:value="-0.0001927409" calcext:value-type="float">
            <text:p>-0.0001927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35.44192" calcext:value-type="float">
            <text:p>35.44192</text:p>
          </table:table-cell>
          <table:table-cell office:value-type="float" office:value="1098.467" calcext:value-type="float">
            <text:p>1098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7199" calcext:value-type="float">
            <text:p>0.3817199</text:p>
          </table:table-cell>
          <table:table-cell office:value-type="float" office:value="4.597723" calcext:value-type="float">
            <text:p>4.597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4639" calcext:value-type="float">
            <text:p>-0.00114639</text:p>
          </table:table-cell>
          <table:table-cell office:value-type="float" office:value="0.0006105148" calcext:value-type="float">
            <text:p>0.000610514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61756" calcext:value-type="float">
            <text:p>20.61756</text:p>
          </table:table-cell>
          <table:table-cell office:value-type="float" office:value="2.85" calcext:value-type="float">
            <text:p>2.85</text:p>
          </table:table-cell>
          <table:table-cell office:value-type="float" office:value="0.2511451" calcext:value-type="float">
            <text:p>0.2511451</text:p>
          </table:table-cell>
          <table:table-cell office:value-type="float" office:value="0.2113292" calcext:value-type="float">
            <text:p>0.2113292</text:p>
          </table:table-cell>
          <table:table-cell office:value-type="float" office:value="0.1019077" calcext:value-type="float">
            <text:p>0.1019077</text:p>
          </table:table-cell>
          <table:table-cell office:value-type="float" office:value="0.09793417" calcext:value-type="float">
            <text:p>0.09793417</text:p>
          </table:table-cell>
          <table:table-cell office:value-type="float" office:value="0.04209354" calcext:value-type="float">
            <text:p>0.04209354</text:p>
          </table:table-cell>
          <table:table-cell office:value-type="float" office:value="0.02912713" calcext:value-type="float">
            <text:p>0.02912713</text:p>
          </table:table-cell>
          <table:table-cell office:value-type="float" office:value="0.04039113" calcext:value-type="float">
            <text:p>0.04039113</text:p>
          </table:table-cell>
          <table:table-cell office:value-type="float" office:value="0.02891579" calcext:value-type="float">
            <text:p>0.02891579</text:p>
          </table:table-cell>
          <table:table-cell office:value-type="float" office:value="0.02267401" calcext:value-type="float">
            <text:p>0.02267401</text:p>
          </table:table-cell>
          <table:table-cell office:value-type="float" office:value="0.02010397" calcext:value-type="float">
            <text:p>0.02010397</text:p>
          </table:table-cell>
          <table:table-cell office:value-type="float" office:value="0.01795088" calcext:value-type="float">
            <text:p>0.01795088</text:p>
          </table:table-cell>
          <table:table-cell office:value-type="float" office:value="0.005667699" calcext:value-type="float">
            <text:p>0.005667699</text:p>
          </table:table-cell>
          <table:table-cell office:value-type="float" office:value="0.006660445" calcext:value-type="float">
            <text:p>0.006660445</text:p>
          </table:table-cell>
          <table:table-cell office:value-type="float" office:value="0" calcext:value-type="float">
            <text:p>0</text:p>
          </table:table-cell>
          <table:table-cell office:value-type="float" office:value="79.13653" calcext:value-type="float">
            <text:p>79.13653</text:p>
          </table:table-cell>
          <table:table-cell office:value-type="float" office:value="31.17141" calcext:value-type="float">
            <text:p>31.17141</text:p>
          </table:table-cell>
          <table:table-cell office:value-type="float" office:value="14.49308" calcext:value-type="float">
            <text:p>14.49308</text:p>
          </table:table-cell>
          <table:table-cell office:value-type="float" office:value="6.558101" calcext:value-type="float">
            <text:p>6.558101</text:p>
          </table:table-cell>
          <table:table-cell office:value-type="float" office:value="3.850705" calcext:value-type="float">
            <text:p>3.850705</text:p>
          </table:table-cell>
          <table:table-cell office:value-type="float" office:value="1.112045" calcext:value-type="float">
            <text:p>1.112045</text:p>
          </table:table-cell>
          <table:table-cell office:value-type="float" office:value="0.6321245" calcext:value-type="float">
            <text:p>0.6321245</text:p>
          </table:table-cell>
          <table:table-cell office:value-type="float" office:value="0.5377019" calcext:value-type="float">
            <text:p>0.5377019</text:p>
          </table:table-cell>
          <table:table-cell office:value-type="float" office:value="0.4222394" calcext:value-type="float">
            <text:p>0.4222394</text:p>
          </table:table-cell>
          <table:table-cell office:value-type="float" office:value="0.3002859" calcext:value-type="float">
            <text:p>0.3002859</text:p>
          </table:table-cell>
          <table:table-cell office:value-type="float" office:value="0.127734" calcext:value-type="float">
            <text:p>0.127734</text:p>
          </table:table-cell>
          <table:table-cell office:value-type="float" office:value="0.1282331" calcext:value-type="float">
            <text:p>0.1282331</text:p>
          </table:table-cell>
          <table:table-cell office:value-type="float" office:value="0.3492961" calcext:value-type="float">
            <text:p>0.3492961</text:p>
          </table:table-cell>
          <table:table-cell office:value-type="float" office:value="0.3467723" calcext:value-type="float">
            <text:p>0.3467723</text:p>
          </table:table-cell>
          <table:table-cell office:value-type="float" office:value="0" calcext:value-type="float">
            <text:p>0</text:p>
          </table:table-cell>
          <table:table-cell office:value-type="float" office:value="1572.214" calcext:value-type="float">
            <text:p>1572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20995" calcext:value-type="float">
            <text:p>0.4620995</text:p>
          </table:table-cell>
          <table:table-cell office:value-type="float" office:value="0" calcext:value-type="float">
            <text:p>0</text:p>
          </table:table-cell>
          <table:table-cell office:value-type="float" office:value="-0.0001954737" calcext:value-type="float">
            <text:p>-0.00019547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35.4323" calcext:value-type="float">
            <text:p>35.4323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9376" calcext:value-type="float">
            <text:p>0.3859376</text:p>
          </table:table-cell>
          <table:table-cell office:value-type="float" office:value="4.603521" calcext:value-type="float">
            <text:p>4.603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53344" calcext:value-type="float">
            <text:p>-0.001153344</text:p>
          </table:table-cell>
          <table:table-cell office:value-type="float" office:value="0.0006419494" calcext:value-type="float">
            <text:p>0.000641949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60217" calcext:value-type="float">
            <text:p>20.60217</text:p>
          </table:table-cell>
          <table:table-cell office:value-type="float" office:value="2.924383" calcext:value-type="float">
            <text:p>2.924383</text:p>
          </table:table-cell>
          <table:table-cell office:value-type="float" office:value="0.2651659" calcext:value-type="float">
            <text:p>0.2651659</text:p>
          </table:table-cell>
          <table:table-cell office:value-type="float" office:value="0.2233456" calcext:value-type="float">
            <text:p>0.2233456</text:p>
          </table:table-cell>
          <table:table-cell office:value-type="float" office:value="0.1039035" calcext:value-type="float">
            <text:p>0.1039035</text:p>
          </table:table-cell>
          <table:table-cell office:value-type="float" office:value="0.09853225" calcext:value-type="float">
            <text:p>0.09853225</text:p>
          </table:table-cell>
          <table:table-cell office:value-type="float" office:value="0.04229683" calcext:value-type="float">
            <text:p>0.04229683</text:p>
          </table:table-cell>
          <table:table-cell office:value-type="float" office:value="0.02920895" calcext:value-type="float">
            <text:p>0.02920895</text:p>
          </table:table-cell>
          <table:table-cell office:value-type="float" office:value="0.04047086" calcext:value-type="float">
            <text:p>0.04047086</text:p>
          </table:table-cell>
          <table:table-cell office:value-type="float" office:value="0.02894774" calcext:value-type="float">
            <text:p>0.02894774</text:p>
          </table:table-cell>
          <table:table-cell office:value-type="float" office:value="0.02268394" calcext:value-type="float">
            <text:p>0.02268394</text:p>
          </table:table-cell>
          <table:table-cell office:value-type="float" office:value="0.02010974" calcext:value-type="float">
            <text:p>0.02010974</text:p>
          </table:table-cell>
          <table:table-cell office:value-type="float" office:value="0.01796537" calcext:value-type="float">
            <text:p>0.01796537</text:p>
          </table:table-cell>
          <table:table-cell office:value-type="float" office:value="0.005665807" calcext:value-type="float">
            <text:p>0.005665807</text:p>
          </table:table-cell>
          <table:table-cell office:value-type="float" office:value="0.006656012" calcext:value-type="float">
            <text:p>0.006656012</text:p>
          </table:table-cell>
          <table:table-cell office:value-type="float" office:value="0" calcext:value-type="float">
            <text:p>0</text:p>
          </table:table-cell>
          <table:table-cell office:value-type="float" office:value="78.91742" calcext:value-type="float">
            <text:p>78.91742</text:p>
          </table:table-cell>
          <table:table-cell office:value-type="float" office:value="31.17521" calcext:value-type="float">
            <text:p>31.17521</text:p>
          </table:table-cell>
          <table:table-cell office:value-type="float" office:value="14.55298" calcext:value-type="float">
            <text:p>14.55298</text:p>
          </table:table-cell>
          <table:table-cell office:value-type="float" office:value="6.586663" calcext:value-type="float">
            <text:p>6.586663</text:p>
          </table:table-cell>
          <table:table-cell office:value-type="float" office:value="3.876787" calcext:value-type="float">
            <text:p>3.876787</text:p>
          </table:table-cell>
          <table:table-cell office:value-type="float" office:value="1.116153" calcext:value-type="float">
            <text:p>1.116153</text:p>
          </table:table-cell>
          <table:table-cell office:value-type="float" office:value="0.6323577" calcext:value-type="float">
            <text:p>0.6323577</text:p>
          </table:table-cell>
          <table:table-cell office:value-type="float" office:value="0.5387957" calcext:value-type="float">
            <text:p>0.5387957</text:p>
          </table:table-cell>
          <table:table-cell office:value-type="float" office:value="0.4233955" calcext:value-type="float">
            <text:p>0.4233955</text:p>
          </table:table-cell>
          <table:table-cell office:value-type="float" office:value="0.301035" calcext:value-type="float">
            <text:p>0.301035</text:p>
          </table:table-cell>
          <table:table-cell office:value-type="float" office:value="0.1281514" calcext:value-type="float">
            <text:p>0.1281514</text:p>
          </table:table-cell>
          <table:table-cell office:value-type="float" office:value="0.1284806" calcext:value-type="float">
            <text:p>0.1284806</text:p>
          </table:table-cell>
          <table:table-cell office:value-type="float" office:value="0.3490013" calcext:value-type="float">
            <text:p>0.3490013</text:p>
          </table:table-cell>
          <table:table-cell office:value-type="float" office:value="0.3468246" calcext:value-type="float">
            <text:p>0.3468246</text:p>
          </table:table-cell>
          <table:table-cell office:value-type="float" office:value="0" calcext:value-type="float">
            <text:p>0</text:p>
          </table:table-cell>
          <table:table-cell office:value-type="float" office:value="1585.748" calcext:value-type="float">
            <text:p>1585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0777" calcext:value-type="float">
            <text:p>0.4720777</text:p>
          </table:table-cell>
          <table:table-cell office:value-type="float" office:value="0" calcext:value-type="float">
            <text:p>0</text:p>
          </table:table-cell>
          <table:table-cell office:value-type="float" office:value="-0.000198032" calcext:value-type="float">
            <text:p>-0.0001980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35.42715" calcext:value-type="float">
            <text:p>35.42715</text:p>
          </table:table-cell>
          <table:table-cell office:value-type="float" office:value="1098.464" calcext:value-type="float">
            <text:p>1098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4836" calcext:value-type="float">
            <text:p>0.3884836</text:p>
          </table:table-cell>
          <table:table-cell office:value-type="float" office:value="4.607343" calcext:value-type="float">
            <text:p>4.6073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57851" calcext:value-type="float">
            <text:p>-0.001157851</text:p>
          </table:table-cell>
          <table:table-cell office:value-type="float" office:value="0.0006734587" calcext:value-type="float">
            <text:p>0.000673458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59327" calcext:value-type="float">
            <text:p>20.59327</text:p>
          </table:table-cell>
          <table:table-cell office:value-type="float" office:value="2.963817" calcext:value-type="float">
            <text:p>2.963817</text:p>
          </table:table-cell>
          <table:table-cell office:value-type="float" office:value="0.2778662" calcext:value-type="float">
            <text:p>0.2778662</text:p>
          </table:table-cell>
          <table:table-cell office:value-type="float" office:value="0.2368111" calcext:value-type="float">
            <text:p>0.2368111</text:p>
          </table:table-cell>
          <table:table-cell office:value-type="float" office:value="0.1075674" calcext:value-type="float">
            <text:p>0.1075674</text:p>
          </table:table-cell>
          <table:table-cell office:value-type="float" office:value="0.1011565" calcext:value-type="float">
            <text:p>0.1011565</text:p>
          </table:table-cell>
          <table:table-cell office:value-type="float" office:value="0.04247503" calcext:value-type="float">
            <text:p>0.04247503</text:p>
          </table:table-cell>
          <table:table-cell office:value-type="float" office:value="0.02930617" calcext:value-type="float">
            <text:p>0.02930617</text:p>
          </table:table-cell>
          <table:table-cell office:value-type="float" office:value="0.04055417" calcext:value-type="float">
            <text:p>0.04055417</text:p>
          </table:table-cell>
          <table:table-cell office:value-type="float" office:value="0.02898143" calcext:value-type="float">
            <text:p>0.02898143</text:p>
          </table:table-cell>
          <table:table-cell office:value-type="float" office:value="0.0226947" calcext:value-type="float">
            <text:p>0.0226947</text:p>
          </table:table-cell>
          <table:table-cell office:value-type="float" office:value="0.02011575" calcext:value-type="float">
            <text:p>0.02011575</text:p>
          </table:table-cell>
          <table:table-cell office:value-type="float" office:value="0.0179798" calcext:value-type="float">
            <text:p>0.0179798</text:p>
          </table:table-cell>
          <table:table-cell office:value-type="float" office:value="0.005663709" calcext:value-type="float">
            <text:p>0.005663709</text:p>
          </table:table-cell>
          <table:table-cell office:value-type="float" office:value="0.006650563" calcext:value-type="float">
            <text:p>0.006650563</text:p>
          </table:table-cell>
          <table:table-cell office:value-type="float" office:value="0" calcext:value-type="float">
            <text:p>0</text:p>
          </table:table-cell>
          <table:table-cell office:value-type="float" office:value="78.74104" calcext:value-type="float">
            <text:p>78.74104</text:p>
          </table:table-cell>
          <table:table-cell office:value-type="float" office:value="31.27361" calcext:value-type="float">
            <text:p>31.27361</text:p>
          </table:table-cell>
          <table:table-cell office:value-type="float" office:value="14.5901" calcext:value-type="float">
            <text:p>14.5901</text:p>
          </table:table-cell>
          <table:table-cell office:value-type="float" office:value="6.608126" calcext:value-type="float">
            <text:p>6.608126</text:p>
          </table:table-cell>
          <table:table-cell office:value-type="float" office:value="3.89273" calcext:value-type="float">
            <text:p>3.89273</text:p>
          </table:table-cell>
          <table:table-cell office:value-type="float" office:value="1.121975" calcext:value-type="float">
            <text:p>1.121975</text:p>
          </table:table-cell>
          <table:table-cell office:value-type="float" office:value="0.6326743" calcext:value-type="float">
            <text:p>0.6326743</text:p>
          </table:table-cell>
          <table:table-cell office:value-type="float" office:value="0.5398036" calcext:value-type="float">
            <text:p>0.5398036</text:p>
          </table:table-cell>
          <table:table-cell office:value-type="float" office:value="0.4245109" calcext:value-type="float">
            <text:p>0.4245109</text:p>
          </table:table-cell>
          <table:table-cell office:value-type="float" office:value="0.3017636" calcext:value-type="float">
            <text:p>0.3017636</text:p>
          </table:table-cell>
          <table:table-cell office:value-type="float" office:value="0.1285622" calcext:value-type="float">
            <text:p>0.1285622</text:p>
          </table:table-cell>
          <table:table-cell office:value-type="float" office:value="0.1287134" calcext:value-type="float">
            <text:p>0.1287134</text:p>
          </table:table-cell>
          <table:table-cell office:value-type="float" office:value="0.3486432" calcext:value-type="float">
            <text:p>0.3486432</text:p>
          </table:table-cell>
          <table:table-cell office:value-type="float" office:value="0.3468837" calcext:value-type="float">
            <text:p>0.3468837</text:p>
          </table:table-cell>
          <table:table-cell office:value-type="float" office:value="0" calcext:value-type="float">
            <text:p>0</text:p>
          </table:table-cell>
          <table:table-cell office:value-type="float" office:value="1589.62" calcext:value-type="float">
            <text:p>158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403" calcext:value-type="float">
            <text:p>0.478403</text:p>
          </table:table-cell>
          <table:table-cell office:value-type="float" office:value="0" calcext:value-type="float">
            <text:p>0</text:p>
          </table:table-cell>
          <table:table-cell office:value-type="float" office:value="-0.0002003917" calcext:value-type="float">
            <text:p>-0.0002003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35.41236" calcext:value-type="float">
            <text:p>35.41236</text:p>
          </table:table-cell>
          <table:table-cell office:value-type="float" office:value="1098.464" calcext:value-type="float">
            <text:p>1098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7102" calcext:value-type="float">
            <text:p>0.3977102</text:p>
          </table:table-cell>
          <table:table-cell office:value-type="float" office:value="4.612224" calcext:value-type="float">
            <text:p>4.6122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62337" calcext:value-type="float">
            <text:p>-0.001162337</text:p>
          </table:table-cell>
          <table:table-cell office:value-type="float" office:value="0.000703544" calcext:value-type="float">
            <text:p>0.00070354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56818" calcext:value-type="float">
            <text:p>20.56818</text:p>
          </table:table-cell>
          <table:table-cell office:value-type="float" office:value="3.131552" calcext:value-type="float">
            <text:p>3.131552</text:p>
          </table:table-cell>
          <table:table-cell office:value-type="float" office:value="0.2868156" calcext:value-type="float">
            <text:p>0.2868156</text:p>
          </table:table-cell>
          <table:table-cell office:value-type="float" office:value="0.2475104" calcext:value-type="float">
            <text:p>0.2475104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0.1041063" calcext:value-type="float">
            <text:p>0.1041063</text:p>
          </table:table-cell>
          <table:table-cell office:value-type="float" office:value="0.04247536" calcext:value-type="float">
            <text:p>0.04247536</text:p>
          </table:table-cell>
          <table:table-cell office:value-type="float" office:value="0.02944091" calcext:value-type="float">
            <text:p>0.02944091</text:p>
          </table:table-cell>
          <table:table-cell office:value-type="float" office:value="0.0406413" calcext:value-type="float">
            <text:p>0.0406413</text:p>
          </table:table-cell>
          <table:table-cell office:value-type="float" office:value="0.02901684" calcext:value-type="float">
            <text:p>0.02901684</text:p>
          </table:table-cell>
          <table:table-cell office:value-type="float" office:value="0.02270623" calcext:value-type="float">
            <text:p>0.02270623</text:p>
          </table:table-cell>
          <table:table-cell office:value-type="float" office:value="0.02012199" calcext:value-type="float">
            <text:p>0.02012199</text:p>
          </table:table-cell>
          <table:table-cell office:value-type="float" office:value="0.01799423" calcext:value-type="float">
            <text:p>0.01799423</text:p>
          </table:table-cell>
          <table:table-cell office:value-type="float" office:value="0.005662445" calcext:value-type="float">
            <text:p>0.005662445</text:p>
          </table:table-cell>
          <table:table-cell office:value-type="float" office:value="0.006648471" calcext:value-type="float">
            <text:p>0.006648471</text:p>
          </table:table-cell>
          <table:table-cell office:value-type="float" office:value="0" calcext:value-type="float">
            <text:p>0</text:p>
          </table:table-cell>
          <table:table-cell office:value-type="float" office:value="78.06881" calcext:value-type="float">
            <text:p>78.06881</text:p>
          </table:table-cell>
          <table:table-cell office:value-type="float" office:value="31.38575" calcext:value-type="float">
            <text:p>31.38575</text:p>
          </table:table-cell>
          <table:table-cell office:value-type="float" office:value="14.66854" calcext:value-type="float">
            <text:p>14.66854</text:p>
          </table:table-cell>
          <table:table-cell office:value-type="float" office:value="6.631655" calcext:value-type="float">
            <text:p>6.631655</text:p>
          </table:table-cell>
          <table:table-cell office:value-type="float" office:value="3.914921" calcext:value-type="float">
            <text:p>3.914921</text:p>
          </table:table-cell>
          <table:table-cell office:value-type="float" office:value="1.125606" calcext:value-type="float">
            <text:p>1.125606</text:p>
          </table:table-cell>
          <table:table-cell office:value-type="float" office:value="0.635188" calcext:value-type="float">
            <text:p>0.635188</text:p>
          </table:table-cell>
          <table:table-cell office:value-type="float" office:value="0.5408083" calcext:value-type="float">
            <text:p>0.5408083</text:p>
          </table:table-cell>
          <table:table-cell office:value-type="float" office:value="0.4255862" calcext:value-type="float">
            <text:p>0.4255862</text:p>
          </table:table-cell>
          <table:table-cell office:value-type="float" office:value="0.3024717" calcext:value-type="float">
            <text:p>0.3024717</text:p>
          </table:table-cell>
          <table:table-cell office:value-type="float" office:value="0.1289655" calcext:value-type="float">
            <text:p>0.1289655</text:p>
          </table:table-cell>
          <table:table-cell office:value-type="float" office:value="0.1289436" calcext:value-type="float">
            <text:p>0.1289436</text:p>
          </table:table-cell>
          <table:table-cell office:value-type="float" office:value="0.3485158" calcext:value-type="float">
            <text:p>0.3485158</text:p>
          </table:table-cell>
          <table:table-cell office:value-type="float" office:value="0.346925" calcext:value-type="float">
            <text:p>0.346925</text:p>
          </table:table-cell>
          <table:table-cell office:value-type="float" office:value="0" calcext:value-type="float">
            <text:p>0</text:p>
          </table:table-cell>
          <table:table-cell office:value-type="float" office:value="1630.272" calcext:value-type="float">
            <text:p>1630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24795" calcext:value-type="float">
            <text:p>0.4924795</text:p>
          </table:table-cell>
          <table:table-cell office:value-type="float" office:value="0" calcext:value-type="float">
            <text:p>0</text:p>
          </table:table-cell>
          <table:table-cell office:value-type="float" office:value="-0.0002026933" calcext:value-type="float">
            <text:p>-0.00020269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35.4041" calcext:value-type="float">
            <text:p>35.4041</text:p>
          </table:table-cell>
          <table:table-cell office:value-type="float" office:value="1098.463" calcext:value-type="float">
            <text:p>1098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5275" calcext:value-type="float">
            <text:p>0.4015275</text:p>
          </table:table-cell>
          <table:table-cell office:value-type="float" office:value="4.61714" calcext:value-type="float">
            <text:p>4.617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66295" calcext:value-type="float">
            <text:p>-0.001166295</text:p>
          </table:table-cell>
          <table:table-cell office:value-type="float" office:value="0.0007347779" calcext:value-type="float">
            <text:p>0.0007347779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55439" calcext:value-type="float">
            <text:p>20.55439</text:p>
          </table:table-cell>
          <table:table-cell office:value-type="float" office:value="3.203376" calcext:value-type="float">
            <text:p>3.203376</text:p>
          </table:table-cell>
          <table:table-cell office:value-type="float" office:value="0.3006854" calcext:value-type="float">
            <text:p>0.3006854</text:p>
          </table:table-cell>
          <table:table-cell office:value-type="float" office:value="0.2586954" calcext:value-type="float">
            <text:p>0.2586954</text:p>
          </table:table-cell>
          <table:table-cell office:value-type="float" office:value="0.1139519" calcext:value-type="float">
            <text:p>0.1139519</text:p>
          </table:table-cell>
          <table:table-cell office:value-type="float" office:value="0.1060334" calcext:value-type="float">
            <text:p>0.1060334</text:p>
          </table:table-cell>
          <table:table-cell office:value-type="float" office:value="0.04241917" calcext:value-type="float">
            <text:p>0.04241917</text:p>
          </table:table-cell>
          <table:table-cell office:value-type="float" office:value="0.02960087" calcext:value-type="float">
            <text:p>0.02960087</text:p>
          </table:table-cell>
          <table:table-cell office:value-type="float" office:value="0.04073193" calcext:value-type="float">
            <text:p>0.04073193</text:p>
          </table:table-cell>
          <table:table-cell office:value-type="float" office:value="0.02905399" calcext:value-type="float">
            <text:p>0.02905399</text:p>
          </table:table-cell>
          <table:table-cell office:value-type="float" office:value="0.02271854" calcext:value-type="float">
            <text:p>0.02271854</text:p>
          </table:table-cell>
          <table:table-cell office:value-type="float" office:value="0.02012847" calcext:value-type="float">
            <text:p>0.02012847</text:p>
          </table:table-cell>
          <table:table-cell office:value-type="float" office:value="0.01800866" calcext:value-type="float">
            <text:p>0.01800866</text:p>
          </table:table-cell>
          <table:table-cell office:value-type="float" office:value="0.005660864" calcext:value-type="float">
            <text:p>0.005660864</text:p>
          </table:table-cell>
          <table:table-cell office:value-type="float" office:value="0.006645135" calcext:value-type="float">
            <text:p>0.006645135</text:p>
          </table:table-cell>
          <table:table-cell office:value-type="float" office:value="0" calcext:value-type="float">
            <text:p>0</text:p>
          </table:table-cell>
          <table:table-cell office:value-type="float" office:value="78.01458" calcext:value-type="float">
            <text:p>78.01458</text:p>
          </table:table-cell>
          <table:table-cell office:value-type="float" office:value="31.40195" calcext:value-type="float">
            <text:p>31.40195</text:p>
          </table:table-cell>
          <table:table-cell office:value-type="float" office:value="14.72443" calcext:value-type="float">
            <text:p>14.72443</text:p>
          </table:table-cell>
          <table:table-cell office:value-type="float" office:value="6.655888" calcext:value-type="float">
            <text:p>6.655888</text:p>
          </table:table-cell>
          <table:table-cell office:value-type="float" office:value="3.939784" calcext:value-type="float">
            <text:p>3.939784</text:p>
          </table:table-cell>
          <table:table-cell office:value-type="float" office:value="1.127894" calcext:value-type="float">
            <text:p>1.127894</text:p>
          </table:table-cell>
          <table:table-cell office:value-type="float" office:value="0.6389313" calcext:value-type="float">
            <text:p>0.6389313</text:p>
          </table:table-cell>
          <table:table-cell office:value-type="float" office:value="0.5419248" calcext:value-type="float">
            <text:p>0.5419248</text:p>
          </table:table-cell>
          <table:table-cell office:value-type="float" office:value="0.4266347" calcext:value-type="float">
            <text:p>0.4266347</text:p>
          </table:table-cell>
          <table:table-cell office:value-type="float" office:value="0.3031595" calcext:value-type="float">
            <text:p>0.3031595</text:p>
          </table:table-cell>
          <table:table-cell office:value-type="float" office:value="0.1293624" calcext:value-type="float">
            <text:p>0.1293624</text:p>
          </table:table-cell>
          <table:table-cell office:value-type="float" office:value="0.1291719" calcext:value-type="float">
            <text:p>0.1291719</text:p>
          </table:table-cell>
          <table:table-cell office:value-type="float" office:value="0.3483044" calcext:value-type="float">
            <text:p>0.3483044</text:p>
          </table:table-cell>
          <table:table-cell office:value-type="float" office:value="0.3469668" calcext:value-type="float">
            <text:p>0.3469668</text:p>
          </table:table-cell>
          <table:table-cell office:value-type="float" office:value="0" calcext:value-type="float">
            <text:p>0</text:p>
          </table:table-cell>
          <table:table-cell office:value-type="float" office:value="1641.308" calcext:value-type="float">
            <text:p>1641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1805" calcext:value-type="float">
            <text:p>0.5011805</text:p>
          </table:table-cell>
          <table:table-cell office:value-type="float" office:value="0" calcext:value-type="float">
            <text:p>0</text:p>
          </table:table-cell>
          <table:table-cell office:value-type="float" office:value="-0.0002049397" calcext:value-type="float">
            <text:p>-0.0002049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35.3964" calcext:value-type="float">
            <text:p>35.3964</text:p>
          </table:table-cell>
          <table:table-cell office:value-type="float" office:value="1098.462" calcext:value-type="float">
            <text:p>1098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3519" calcext:value-type="float">
            <text:p>0.4053519</text:p>
          </table:table-cell>
          <table:table-cell office:value-type="float" office:value="4.621601" calcext:value-type="float">
            <text:p>4.6216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70641" calcext:value-type="float">
            <text:p>-0.001170641</text:p>
          </table:table-cell>
          <table:table-cell office:value-type="float" office:value="0.0007658074" calcext:value-type="float">
            <text:p>0.000765807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54115" calcext:value-type="float">
            <text:p>20.54115</text:p>
          </table:table-cell>
          <table:table-cell office:value-type="float" office:value="3.279078" calcext:value-type="float">
            <text:p>3.279078</text:p>
          </table:table-cell>
          <table:table-cell office:value-type="float" office:value="0.313471" calcext:value-type="float">
            <text:p>0.313471</text:p>
          </table:table-cell>
          <table:table-cell office:value-type="float" office:value="0.2701959" calcext:value-type="float">
            <text:p>0.2701959</text:p>
          </table:table-cell>
          <table:table-cell office:value-type="float" office:value="0.1170692" calcext:value-type="float">
            <text:p>0.1170692</text:p>
          </table:table-cell>
          <table:table-cell office:value-type="float" office:value="0.1082057" calcext:value-type="float">
            <text:p>0.1082057</text:p>
          </table:table-cell>
          <table:table-cell office:value-type="float" office:value="0.04242322" calcext:value-type="float">
            <text:p>0.04242322</text:p>
          </table:table-cell>
          <table:table-cell office:value-type="float" office:value="0.02978741" calcext:value-type="float">
            <text:p>0.02978741</text:p>
          </table:table-cell>
          <table:table-cell office:value-type="float" office:value="0.04082661" calcext:value-type="float">
            <text:p>0.04082661</text:p>
          </table:table-cell>
          <table:table-cell office:value-type="float" office:value="0.02909306" calcext:value-type="float">
            <text:p>0.02909306</text:p>
          </table:table-cell>
          <table:table-cell office:value-type="float" office:value="0.02273156" calcext:value-type="float">
            <text:p>0.02273156</text:p>
          </table:table-cell>
          <table:table-cell office:value-type="float" office:value="0.02013519" calcext:value-type="float">
            <text:p>0.02013519</text:p>
          </table:table-cell>
          <table:table-cell office:value-type="float" office:value="0.0180231" calcext:value-type="float">
            <text:p>0.0180231</text:p>
          </table:table-cell>
          <table:table-cell office:value-type="float" office:value="0.005659289" calcext:value-type="float">
            <text:p>0.005659289</text:p>
          </table:table-cell>
          <table:table-cell office:value-type="float" office:value="0.00664174" calcext:value-type="float">
            <text:p>0.00664174</text:p>
          </table:table-cell>
          <table:table-cell office:value-type="float" office:value="0" calcext:value-type="float">
            <text:p>0</text:p>
          </table:table-cell>
          <table:table-cell office:value-type="float" office:value="77.4874" calcext:value-type="float">
            <text:p>77.4874</text:p>
          </table:table-cell>
          <table:table-cell office:value-type="float" office:value="31.47028" calcext:value-type="float">
            <text:p>31.47028</text:p>
          </table:table-cell>
          <table:table-cell office:value-type="float" office:value="14.77941" calcext:value-type="float">
            <text:p>14.77941</text:p>
          </table:table-cell>
          <table:table-cell office:value-type="float" office:value="6.679027" calcext:value-type="float">
            <text:p>6.679027</text:p>
          </table:table-cell>
          <table:table-cell office:value-type="float" office:value="3.958752" calcext:value-type="float">
            <text:p>3.958752</text:p>
          </table:table-cell>
          <table:table-cell office:value-type="float" office:value="1.130248" calcext:value-type="float">
            <text:p>1.130248</text:p>
          </table:table-cell>
          <table:table-cell office:value-type="float" office:value="0.6430057" calcext:value-type="float">
            <text:p>0.6430057</text:p>
          </table:table-cell>
          <table:table-cell office:value-type="float" office:value="0.5431006" calcext:value-type="float">
            <text:p>0.5431006</text:p>
          </table:table-cell>
          <table:table-cell office:value-type="float" office:value="0.4276695" calcext:value-type="float">
            <text:p>0.4276695</text:p>
          </table:table-cell>
          <table:table-cell office:value-type="float" office:value="0.3038282" calcext:value-type="float">
            <text:p>0.3038282</text:p>
          </table:table-cell>
          <table:table-cell office:value-type="float" office:value="0.1297523" calcext:value-type="float">
            <text:p>0.1297523</text:p>
          </table:table-cell>
          <table:table-cell office:value-type="float" office:value="0.1293964" calcext:value-type="float">
            <text:p>0.1293964</text:p>
          </table:table-cell>
          <table:table-cell office:value-type="float" office:value="0.3480846" calcext:value-type="float">
            <text:p>0.3480846</text:p>
          </table:table-cell>
          <table:table-cell office:value-type="float" office:value="0.3470123" calcext:value-type="float">
            <text:p>0.3470123</text:p>
          </table:table-cell>
          <table:table-cell office:value-type="float" office:value="0" calcext:value-type="float">
            <text:p>0</text:p>
          </table:table-cell>
          <table:table-cell office:value-type="float" office:value="1652.053" calcext:value-type="float">
            <text:p>1652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4387" calcext:value-type="float">
            <text:p>0.5094387</text:p>
          </table:table-cell>
          <table:table-cell office:value-type="float" office:value="0" calcext:value-type="float">
            <text:p>0</text:p>
          </table:table-cell>
          <table:table-cell office:value-type="float" office:value="-0.0002070887" calcext:value-type="float">
            <text:p>-0.00020708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35.37397" calcext:value-type="float">
            <text:p>35.37397</text:p>
          </table:table-cell>
          <table:table-cell office:value-type="float" office:value="1098.463" calcext:value-type="float">
            <text:p>1098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0239" calcext:value-type="float">
            <text:p>0.4190239</text:p>
          </table:table-cell>
          <table:table-cell office:value-type="float" office:value="4.628044" calcext:value-type="float">
            <text:p>4.6280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626" calcext:value-type="float">
            <text:p>2.79762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1296" calcext:value-type="float">
            <text:p>2.211296E-08</text:p>
          </table:table-cell>
          <table:table-cell office:value-type="float" office:value="-0.001177952" calcext:value-type="float">
            <text:p>-0.001177952</text:p>
          </table:table-cell>
          <table:table-cell office:value-type="float" office:value="0.0007938315" calcext:value-type="float">
            <text:p>0.000793831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50348" calcext:value-type="float">
            <text:p>20.50348</text:p>
          </table:table-cell>
          <table:table-cell office:value-type="float" office:value="3.547653" calcext:value-type="float">
            <text:p>3.547653</text:p>
          </table:table-cell>
          <table:table-cell office:value-type="float" office:value="0.3117039" calcext:value-type="float">
            <text:p>0.3117039</text:p>
          </table:table-cell>
          <table:table-cell office:value-type="float" office:value="0.2762333" calcext:value-type="float">
            <text:p>0.2762333</text:p>
          </table:table-cell>
          <table:table-cell office:value-type="float" office:value="0.119841" calcext:value-type="float">
            <text:p>0.119841</text:p>
          </table:table-cell>
          <table:table-cell office:value-type="float" office:value="0.1103474" calcext:value-type="float">
            <text:p>0.1103474</text:p>
          </table:table-cell>
          <table:table-cell office:value-type="float" office:value="0.04254472" calcext:value-type="float">
            <text:p>0.04254472</text:p>
          </table:table-cell>
          <table:table-cell office:value-type="float" office:value="0.02997753" calcext:value-type="float">
            <text:p>0.02997753</text:p>
          </table:table-cell>
          <table:table-cell office:value-type="float" office:value="0.0409225" calcext:value-type="float">
            <text:p>0.0409225</text:p>
          </table:table-cell>
          <table:table-cell office:value-type="float" office:value="0.02913443" calcext:value-type="float">
            <text:p>0.02913443</text:p>
          </table:table-cell>
          <table:table-cell office:value-type="float" office:value="0.02274536" calcext:value-type="float">
            <text:p>0.02274536</text:p>
          </table:table-cell>
          <table:table-cell office:value-type="float" office:value="0.02014213" calcext:value-type="float">
            <text:p>0.02014213</text:p>
          </table:table-cell>
          <table:table-cell office:value-type="float" office:value="0.01803753" calcext:value-type="float">
            <text:p>0.01803753</text:p>
          </table:table-cell>
          <table:table-cell office:value-type="float" office:value="0.005658579" calcext:value-type="float">
            <text:p>0.005658579</text:p>
          </table:table-cell>
          <table:table-cell office:value-type="float" office:value="0.006641868" calcext:value-type="float">
            <text:p>0.006641868</text:p>
          </table:table-cell>
          <table:table-cell office:value-type="float" office:value="0" calcext:value-type="float">
            <text:p>0</text:p>
          </table:table-cell>
          <table:table-cell office:value-type="float" office:value="76.62511" calcext:value-type="float">
            <text:p>76.62511</text:p>
          </table:table-cell>
          <table:table-cell office:value-type="float" office:value="31.54352" calcext:value-type="float">
            <text:p>31.54352</text:p>
          </table:table-cell>
          <table:table-cell office:value-type="float" office:value="14.9098" calcext:value-type="float">
            <text:p>14.9098</text:p>
          </table:table-cell>
          <table:table-cell office:value-type="float" office:value="6.70843" calcext:value-type="float">
            <text:p>6.70843</text:p>
          </table:table-cell>
          <table:table-cell office:value-type="float" office:value="3.976852" calcext:value-type="float">
            <text:p>3.976852</text:p>
          </table:table-cell>
          <table:table-cell office:value-type="float" office:value="1.133084" calcext:value-type="float">
            <text:p>1.133084</text:p>
          </table:table-cell>
          <table:table-cell office:value-type="float" office:value="0.6479965" calcext:value-type="float">
            <text:p>0.6479965</text:p>
          </table:table-cell>
          <table:table-cell office:value-type="float" office:value="0.5440539" calcext:value-type="float">
            <text:p>0.5440539</text:p>
          </table:table-cell>
          <table:table-cell office:value-type="float" office:value="0.4286845" calcext:value-type="float">
            <text:p>0.4286845</text:p>
          </table:table-cell>
          <table:table-cell office:value-type="float" office:value="0.3044784" calcext:value-type="float">
            <text:p>0.3044784</text:p>
          </table:table-cell>
          <table:table-cell office:value-type="float" office:value="0.1301356" calcext:value-type="float">
            <text:p>0.1301356</text:p>
          </table:table-cell>
          <table:table-cell office:value-type="float" office:value="0.1296247" calcext:value-type="float">
            <text:p>0.1296247</text:p>
          </table:table-cell>
          <table:table-cell office:value-type="float" office:value="0.3480985" calcext:value-type="float">
            <text:p>0.3480985</text:p>
          </table:table-cell>
          <table:table-cell office:value-type="float" office:value="0.3470457" calcext:value-type="float">
            <text:p>0.3470457</text:p>
          </table:table-cell>
          <table:table-cell office:value-type="float" office:value="0" calcext:value-type="float">
            <text:p>0</text:p>
          </table:table-cell>
          <table:table-cell office:value-type="float" office:value="1719.565" calcext:value-type="float">
            <text:p>1719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5365" calcext:value-type="float">
            <text:p>0.5295365</text:p>
          </table:table-cell>
          <table:table-cell office:value-type="float" office:value="0" calcext:value-type="float">
            <text:p>0</text:p>
          </table:table-cell>
          <table:table-cell office:value-type="float" office:value="-0.0002091984" calcext:value-type="float">
            <text:p>-0.00020919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35.3588" calcext:value-type="float">
            <text:p>35.3588</text:p>
          </table:table-cell>
          <table:table-cell office:value-type="float" office:value="1098.464" calcext:value-type="float">
            <text:p>1098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4452" calcext:value-type="float">
            <text:p>0.4204452</text:p>
          </table:table-cell>
          <table:table-cell office:value-type="float" office:value="4.639669" calcext:value-type="float">
            <text:p>4.6396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39521" calcext:value-type="float">
            <text:p>4.13952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3443224" calcext:value-type="float">
            <text:p>3.443224E-08</text:p>
          </table:table-cell>
          <table:table-cell office:value-type="float" office:value="-0.001190547" calcext:value-type="float">
            <text:p>-0.001190547</text:p>
          </table:table-cell>
          <table:table-cell office:value-type="float" office:value="0.0008229403" calcext:value-type="float">
            <text:p>0.000822940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845" calcext:value-type="float">
            <text:p>20.4845</text:p>
          </table:table-cell>
          <table:table-cell office:value-type="float" office:value="3.584186" calcext:value-type="float">
            <text:p>3.584186</text:p>
          </table:table-cell>
          <table:table-cell office:value-type="float" office:value="0.3135555" calcext:value-type="float">
            <text:p>0.3135555</text:p>
          </table:table-cell>
          <table:table-cell office:value-type="float" office:value="0.2750784" calcext:value-type="float">
            <text:p>0.2750784</text:p>
          </table:table-cell>
          <table:table-cell office:value-type="float" office:value="0.1207827" calcext:value-type="float">
            <text:p>0.1207827</text:p>
          </table:table-cell>
          <table:table-cell office:value-type="float" office:value="0.1111209" calcext:value-type="float">
            <text:p>0.1111209</text:p>
          </table:table-cell>
          <table:table-cell office:value-type="float" office:value="0.04268904" calcext:value-type="float">
            <text:p>0.04268904</text:p>
          </table:table-cell>
          <table:table-cell office:value-type="float" office:value="0.03014813" calcext:value-type="float">
            <text:p>0.03014813</text:p>
          </table:table-cell>
          <table:table-cell office:value-type="float" office:value="0.04101212" calcext:value-type="float">
            <text:p>0.04101212</text:p>
          </table:table-cell>
          <table:table-cell office:value-type="float" office:value="0.02917704" calcext:value-type="float">
            <text:p>0.02917704</text:p>
          </table:table-cell>
          <table:table-cell office:value-type="float" office:value="0.02275991" calcext:value-type="float">
            <text:p>0.02275991</text:p>
          </table:table-cell>
          <table:table-cell office:value-type="float" office:value="0.02014932" calcext:value-type="float">
            <text:p>0.02014932</text:p>
          </table:table-cell>
          <table:table-cell office:value-type="float" office:value="0.01805184" calcext:value-type="float">
            <text:p>0.01805184</text:p>
          </table:table-cell>
          <table:table-cell office:value-type="float" office:value="0.005657546" calcext:value-type="float">
            <text:p>0.005657546</text:p>
          </table:table-cell>
          <table:table-cell office:value-type="float" office:value="0.006640873" calcext:value-type="float">
            <text:p>0.006640873</text:p>
          </table:table-cell>
          <table:table-cell office:value-type="float" office:value="0" calcext:value-type="float">
            <text:p>0</text:p>
          </table:table-cell>
          <table:table-cell office:value-type="float" office:value="77.14629" calcext:value-type="float">
            <text:p>77.14629</text:p>
          </table:table-cell>
          <table:table-cell office:value-type="float" office:value="31.44107" calcext:value-type="float">
            <text:p>31.44107</text:p>
          </table:table-cell>
          <table:table-cell office:value-type="float" office:value="15.0075" calcext:value-type="float">
            <text:p>15.0075</text:p>
          </table:table-cell>
          <table:table-cell office:value-type="float" office:value="6.739879" calcext:value-type="float">
            <text:p>6.739879</text:p>
          </table:table-cell>
          <table:table-cell office:value-type="float" office:value="3.999591" calcext:value-type="float">
            <text:p>3.999591</text:p>
          </table:table-cell>
          <table:table-cell office:value-type="float" office:value="1.136766" calcext:value-type="float">
            <text:p>1.136766</text:p>
          </table:table-cell>
          <table:table-cell office:value-type="float" office:value="0.6546589" calcext:value-type="float">
            <text:p>0.6546589</text:p>
          </table:table-cell>
          <table:table-cell office:value-type="float" office:value="0.5445668" calcext:value-type="float">
            <text:p>0.5445668</text:p>
          </table:table-cell>
          <table:table-cell office:value-type="float" office:value="0.4296434" calcext:value-type="float">
            <text:p>0.4296434</text:p>
          </table:table-cell>
          <table:table-cell office:value-type="float" office:value="0.3051106" calcext:value-type="float">
            <text:p>0.3051106</text:p>
          </table:table-cell>
          <table:table-cell office:value-type="float" office:value="0.1305129" calcext:value-type="float">
            <text:p>0.1305129</text:p>
          </table:table-cell>
          <table:table-cell office:value-type="float" office:value="0.1298622" calcext:value-type="float">
            <text:p>0.1298622</text:p>
          </table:table-cell>
          <table:table-cell office:value-type="float" office:value="0.3480338" calcext:value-type="float">
            <text:p>0.3480338</text:p>
          </table:table-cell>
          <table:table-cell office:value-type="float" office:value="0.3470681" calcext:value-type="float">
            <text:p>0.3470681</text:p>
          </table:table-cell>
          <table:table-cell office:value-type="float" office:value="0" calcext:value-type="float">
            <text:p>0</text:p>
          </table:table-cell>
          <table:table-cell office:value-type="float" office:value="1726.96" calcext:value-type="float">
            <text:p>172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4047" calcext:value-type="float">
            <text:p>0.5424047</text:p>
          </table:table-cell>
          <table:table-cell office:value-type="float" office:value="0" calcext:value-type="float">
            <text:p>0</text:p>
          </table:table-cell>
          <table:table-cell office:value-type="float" office:value="-0.0002113272" calcext:value-type="float">
            <text:p>-0.00021132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35.34329" calcext:value-type="float">
            <text:p>35.34329</text:p>
          </table:table-cell>
          <table:table-cell office:value-type="float" office:value="1098.466" calcext:value-type="float">
            <text:p>109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0565" calcext:value-type="float">
            <text:p>0.4210565</text:p>
          </table:table-cell>
          <table:table-cell office:value-type="float" office:value="4.652268" calcext:value-type="float">
            <text:p>4.6522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39521" calcext:value-type="float">
            <text:p>4.13952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3443224" calcext:value-type="float">
            <text:p>3.443224E-08</text:p>
          </table:table-cell>
          <table:table-cell office:value-type="float" office:value="-0.001203377" calcext:value-type="float">
            <text:p>-0.001203377</text:p>
          </table:table-cell>
          <table:table-cell office:value-type="float" office:value="0.0008513318" calcext:value-type="float">
            <text:p>0.000851331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6531" calcext:value-type="float">
            <text:p>20.46531</text:p>
          </table:table-cell>
          <table:table-cell office:value-type="float" office:value="3.439694" calcext:value-type="float">
            <text:p>3.439694</text:p>
          </table:table-cell>
          <table:table-cell office:value-type="float" office:value="0.310948" calcext:value-type="float">
            <text:p>0.310948</text:p>
          </table:table-cell>
          <table:table-cell office:value-type="float" office:value="0.271648" calcext:value-type="float">
            <text:p>0.271648</text:p>
          </table:table-cell>
          <table:table-cell office:value-type="float" office:value="0.1211591" calcext:value-type="float">
            <text:p>0.1211591</text:p>
          </table:table-cell>
          <table:table-cell office:value-type="float" office:value="0.1113499" calcext:value-type="float">
            <text:p>0.1113499</text:p>
          </table:table-cell>
          <table:table-cell office:value-type="float" office:value="0.042797" calcext:value-type="float">
            <text:p>0.042797</text:p>
          </table:table-cell>
          <table:table-cell office:value-type="float" office:value="0.030299" calcext:value-type="float">
            <text:p>0.030299</text:p>
          </table:table-cell>
          <table:table-cell office:value-type="float" office:value="0.04109669" calcext:value-type="float">
            <text:p>0.04109669</text:p>
          </table:table-cell>
          <table:table-cell office:value-type="float" office:value="0.02921962" calcext:value-type="float">
            <text:p>0.02921962</text:p>
          </table:table-cell>
          <table:table-cell office:value-type="float" office:value="0.02277511" calcext:value-type="float">
            <text:p>0.02277511</text:p>
          </table:table-cell>
          <table:table-cell office:value-type="float" office:value="0.02015675" calcext:value-type="float">
            <text:p>0.02015675</text:p>
          </table:table-cell>
          <table:table-cell office:value-type="float" office:value="0.01806618" calcext:value-type="float">
            <text:p>0.01806618</text:p>
          </table:table-cell>
          <table:table-cell office:value-type="float" office:value="0.005656569" calcext:value-type="float">
            <text:p>0.005656569</text:p>
          </table:table-cell>
          <table:table-cell office:value-type="float" office:value="0.006640028" calcext:value-type="float">
            <text:p>0.006640028</text:p>
          </table:table-cell>
          <table:table-cell office:value-type="float" office:value="0" calcext:value-type="float">
            <text:p>0</text:p>
          </table:table-cell>
          <table:table-cell office:value-type="float" office:value="75.27213" calcext:value-type="float">
            <text:p>75.27213</text:p>
          </table:table-cell>
          <table:table-cell office:value-type="float" office:value="31.41289" calcext:value-type="float">
            <text:p>31.41289</text:p>
          </table:table-cell>
          <table:table-cell office:value-type="float" office:value="15.11655" calcext:value-type="float">
            <text:p>15.11655</text:p>
          </table:table-cell>
          <table:table-cell office:value-type="float" office:value="6.772435" calcext:value-type="float">
            <text:p>6.772435</text:p>
          </table:table-cell>
          <table:table-cell office:value-type="float" office:value="4.023728" calcext:value-type="float">
            <text:p>4.023728</text:p>
          </table:table-cell>
          <table:table-cell office:value-type="float" office:value="1.140802" calcext:value-type="float">
            <text:p>1.140802</text:p>
          </table:table-cell>
          <table:table-cell office:value-type="float" office:value="0.6620352" calcext:value-type="float">
            <text:p>0.6620352</text:p>
          </table:table-cell>
          <table:table-cell office:value-type="float" office:value="0.5448905" calcext:value-type="float">
            <text:p>0.5448905</text:p>
          </table:table-cell>
          <table:table-cell office:value-type="float" office:value="0.4305291" calcext:value-type="float">
            <text:p>0.4305291</text:p>
          </table:table-cell>
          <table:table-cell office:value-type="float" office:value="0.3057234" calcext:value-type="float">
            <text:p>0.3057234</text:p>
          </table:table-cell>
          <table:table-cell office:value-type="float" office:value="0.1308848" calcext:value-type="float">
            <text:p>0.1308848</text:p>
          </table:table-cell>
          <table:table-cell office:value-type="float" office:value="0.1301042" calcext:value-type="float">
            <text:p>0.1301042</text:p>
          </table:table-cell>
          <table:table-cell office:value-type="float" office:value="0.3479668" calcext:value-type="float">
            <text:p>0.3479668</text:p>
          </table:table-cell>
          <table:table-cell office:value-type="float" office:value="0.3470938" calcext:value-type="float">
            <text:p>0.3470938</text:p>
          </table:table-cell>
          <table:table-cell office:value-type="float" office:value="0" calcext:value-type="float">
            <text:p>0</text:p>
          </table:table-cell>
          <table:table-cell office:value-type="float" office:value="1742.924" calcext:value-type="float">
            <text:p>1742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6121" calcext:value-type="float">
            <text:p>0.5556121</text:p>
          </table:table-cell>
          <table:table-cell office:value-type="float" office:value="0" calcext:value-type="float">
            <text:p>0</text:p>
          </table:table-cell>
          <table:table-cell office:value-type="float" office:value="-0.0002134486" calcext:value-type="float">
            <text:p>-0.0002134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35.32104" calcext:value-type="float">
            <text:p>35.32104</text:p>
          </table:table-cell>
          <table:table-cell office:value-type="float" office:value="1098.469" calcext:value-type="float">
            <text:p>1098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0753" calcext:value-type="float">
            <text:p>0.4230753</text:p>
          </table:table-cell>
          <table:table-cell office:value-type="float" office:value="4.668684" calcext:value-type="float">
            <text:p>4.6686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1466507" calcext:value-type="float">
            <text:p>-0.001466507</text:p>
          </table:table-cell>
          <table:table-cell office:value-type="float" office:value="0.0008785487" calcext:value-type="float">
            <text:p>0.000878548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42" calcext:value-type="float">
            <text:p>20.442</text:p>
          </table:table-cell>
          <table:table-cell office:value-type="float" office:value="3.302376" calcext:value-type="float">
            <text:p>3.302376</text:p>
          </table:table-cell>
          <table:table-cell office:value-type="float" office:value="0.291964" calcext:value-type="float">
            <text:p>0.291964</text:p>
          </table:table-cell>
          <table:table-cell office:value-type="float" office:value="0.2618476" calcext:value-type="float">
            <text:p>0.2618476</text:p>
          </table:table-cell>
          <table:table-cell office:value-type="float" office:value="0.1209844" calcext:value-type="float">
            <text:p>0.1209844</text:p>
          </table:table-cell>
          <table:table-cell office:value-type="float" office:value="0.1111501" calcext:value-type="float">
            <text:p>0.1111501</text:p>
          </table:table-cell>
          <table:table-cell office:value-type="float" office:value="0.04286598" calcext:value-type="float">
            <text:p>0.04286598</text:p>
          </table:table-cell>
          <table:table-cell office:value-type="float" office:value="0.03043445" calcext:value-type="float">
            <text:p>0.03043445</text:p>
          </table:table-cell>
          <table:table-cell office:value-type="float" office:value="0.0411779" calcext:value-type="float">
            <text:p>0.0411779</text:p>
          </table:table-cell>
          <table:table-cell office:value-type="float" office:value="0.02926146" calcext:value-type="float">
            <text:p>0.02926146</text:p>
          </table:table-cell>
          <table:table-cell office:value-type="float" office:value="0.02279078" calcext:value-type="float">
            <text:p>0.02279078</text:p>
          </table:table-cell>
          <table:table-cell office:value-type="float" office:value="0.02016443" calcext:value-type="float">
            <text:p>0.02016443</text:p>
          </table:table-cell>
          <table:table-cell office:value-type="float" office:value="0.01808051" calcext:value-type="float">
            <text:p>0.01808051</text:p>
          </table:table-cell>
          <table:table-cell office:value-type="float" office:value="0.005656052" calcext:value-type="float">
            <text:p>0.005656052</text:p>
          </table:table-cell>
          <table:table-cell office:value-type="float" office:value="0.006640994" calcext:value-type="float">
            <text:p>0.006640994</text:p>
          </table:table-cell>
          <table:table-cell office:value-type="float" office:value="0" calcext:value-type="float">
            <text:p>0</text:p>
          </table:table-cell>
          <table:table-cell office:value-type="float" office:value="72.95336" calcext:value-type="float">
            <text:p>72.95336</text:p>
          </table:table-cell>
          <table:table-cell office:value-type="float" office:value="31.44007" calcext:value-type="float">
            <text:p>31.44007</text:p>
          </table:table-cell>
          <table:table-cell office:value-type="float" office:value="15.22089" calcext:value-type="float">
            <text:p>15.22089</text:p>
          </table:table-cell>
          <table:table-cell office:value-type="float" office:value="6.818099" calcext:value-type="float">
            <text:p>6.818099</text:p>
          </table:table-cell>
          <table:table-cell office:value-type="float" office:value="4.049433" calcext:value-type="float">
            <text:p>4.049433</text:p>
          </table:table-cell>
          <table:table-cell office:value-type="float" office:value="1.145042" calcext:value-type="float">
            <text:p>1.145042</text:p>
          </table:table-cell>
          <table:table-cell office:value-type="float" office:value="0.6696714" calcext:value-type="float">
            <text:p>0.6696714</text:p>
          </table:table-cell>
          <table:table-cell office:value-type="float" office:value="0.545212" calcext:value-type="float">
            <text:p>0.545212</text:p>
          </table:table-cell>
          <table:table-cell office:value-type="float" office:value="0.4313449" calcext:value-type="float">
            <text:p>0.4313449</text:p>
          </table:table-cell>
          <table:table-cell office:value-type="float" office:value="0.3063154" calcext:value-type="float">
            <text:p>0.3063154</text:p>
          </table:table-cell>
          <table:table-cell office:value-type="float" office:value="0.1312507" calcext:value-type="float">
            <text:p>0.1312507</text:p>
          </table:table-cell>
          <table:table-cell office:value-type="float" office:value="0.1303519" calcext:value-type="float">
            <text:p>0.1303519</text:p>
          </table:table-cell>
          <table:table-cell office:value-type="float" office:value="0.3480082" calcext:value-type="float">
            <text:p>0.3480082</text:p>
          </table:table-cell>
          <table:table-cell office:value-type="float" office:value="0.3471195" calcext:value-type="float">
            <text:p>0.3471195</text:p>
          </table:table-cell>
          <table:table-cell office:value-type="float" office:value="0" calcext:value-type="float">
            <text:p>0</text:p>
          </table:table-cell>
          <table:table-cell office:value-type="float" office:value="1775.357" calcext:value-type="float">
            <text:p>1775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8261" calcext:value-type="float">
            <text:p>0.5738261</text:p>
          </table:table-cell>
          <table:table-cell office:value-type="float" office:value="0" calcext:value-type="float">
            <text:p>0</text:p>
          </table:table-cell>
          <table:table-cell office:value-type="float" office:value="-0.0002599234" calcext:value-type="float">
            <text:p>-0.0002599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35.29246" calcext:value-type="float">
            <text:p>35.29246</text:p>
          </table:table-cell>
          <table:table-cell office:value-type="float" office:value="1098.476" calcext:value-type="float">
            <text:p>1098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94231" calcext:value-type="float">
            <text:p>0.4094231</text:p>
          </table:table-cell>
          <table:table-cell office:value-type="float" office:value="4.701932" calcext:value-type="float">
            <text:p>4.701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1536861" calcext:value-type="float">
            <text:p>-0.001536861</text:p>
          </table:table-cell>
          <table:table-cell office:value-type="float" office:value="0.0009017765" calcext:value-type="float">
            <text:p>0.000901776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4028" calcext:value-type="float">
            <text:p>20.44028</text:p>
          </table:table-cell>
          <table:table-cell office:value-type="float" office:value="2.577726" calcext:value-type="float">
            <text:p>2.577726</text:p>
          </table:table-cell>
          <table:table-cell office:value-type="float" office:value="0.2579382" calcext:value-type="float">
            <text:p>0.2579382</text:p>
          </table:table-cell>
          <table:table-cell office:value-type="float" office:value="0.2405996" calcext:value-type="float">
            <text:p>0.2405996</text:p>
          </table:table-cell>
          <table:table-cell office:value-type="float" office:value="0.1193975" calcext:value-type="float">
            <text:p>0.1193975</text:p>
          </table:table-cell>
          <table:table-cell office:value-type="float" office:value="0.1100611" calcext:value-type="float">
            <text:p>0.1100611</text:p>
          </table:table-cell>
          <table:table-cell office:value-type="float" office:value="0.04288355" calcext:value-type="float">
            <text:p>0.04288355</text:p>
          </table:table-cell>
          <table:table-cell office:value-type="float" office:value="0.03054756" calcext:value-type="float">
            <text:p>0.03054756</text:p>
          </table:table-cell>
          <table:table-cell office:value-type="float" office:value="0.04125677" calcext:value-type="float">
            <text:p>0.04125677</text:p>
          </table:table-cell>
          <table:table-cell office:value-type="float" office:value="0.02930273" calcext:value-type="float">
            <text:p>0.02930273</text:p>
          </table:table-cell>
          <table:table-cell office:value-type="float" office:value="0.02280678" calcext:value-type="float">
            <text:p>0.02280678</text:p>
          </table:table-cell>
          <table:table-cell office:value-type="float" office:value="0.02017234" calcext:value-type="float">
            <text:p>0.02017234</text:p>
          </table:table-cell>
          <table:table-cell office:value-type="float" office:value="0.01809488" calcext:value-type="float">
            <text:p>0.01809488</text:p>
          </table:table-cell>
          <table:table-cell office:value-type="float" office:value="0.005655527" calcext:value-type="float">
            <text:p>0.005655527</text:p>
          </table:table-cell>
          <table:table-cell office:value-type="float" office:value="0.006641937" calcext:value-type="float">
            <text:p>0.006641937</text:p>
          </table:table-cell>
          <table:table-cell office:value-type="float" office:value="0" calcext:value-type="float">
            <text:p>0</text:p>
          </table:table-cell>
          <table:table-cell office:value-type="float" office:value="71.10912" calcext:value-type="float">
            <text:p>71.10912</text:p>
          </table:table-cell>
          <table:table-cell office:value-type="float" office:value="32.24079" calcext:value-type="float">
            <text:p>32.24079</text:p>
          </table:table-cell>
          <table:table-cell office:value-type="float" office:value="15.28284" calcext:value-type="float">
            <text:p>15.28284</text:p>
          </table:table-cell>
          <table:table-cell office:value-type="float" office:value="6.900353" calcext:value-type="float">
            <text:p>6.900353</text:p>
          </table:table-cell>
          <table:table-cell office:value-type="float" office:value="4.084331" calcext:value-type="float">
            <text:p>4.084331</text:p>
          </table:table-cell>
          <table:table-cell office:value-type="float" office:value="1.149872" calcext:value-type="float">
            <text:p>1.149872</text:p>
          </table:table-cell>
          <table:table-cell office:value-type="float" office:value="0.6768264" calcext:value-type="float">
            <text:p>0.6768264</text:p>
          </table:table-cell>
          <table:table-cell office:value-type="float" office:value="0.5456573" calcext:value-type="float">
            <text:p>0.5456573</text:p>
          </table:table-cell>
          <table:table-cell office:value-type="float" office:value="0.4321342" calcext:value-type="float">
            <text:p>0.4321342</text:p>
          </table:table-cell>
          <table:table-cell office:value-type="float" office:value="0.3068869" calcext:value-type="float">
            <text:p>0.3068869</text:p>
          </table:table-cell>
          <table:table-cell office:value-type="float" office:value="0.1316115" calcext:value-type="float">
            <text:p>0.1316115</text:p>
          </table:table-cell>
          <table:table-cell office:value-type="float" office:value="0.1306118" calcext:value-type="float">
            <text:p>0.1306118</text:p>
          </table:table-cell>
          <table:table-cell office:value-type="float" office:value="0.3480352" calcext:value-type="float">
            <text:p>0.3480352</text:p>
          </table:table-cell>
          <table:table-cell office:value-type="float" office:value="0.3471406" calcext:value-type="float">
            <text:p>0.3471406</text:p>
          </table:table-cell>
          <table:table-cell office:value-type="float" office:value="0" calcext:value-type="float">
            <text:p>0</text:p>
          </table:table-cell>
          <table:table-cell office:value-type="float" office:value="1760.047" calcext:value-type="float">
            <text:p>1760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4752" calcext:value-type="float">
            <text:p>0.5934752</text:p>
          </table:table-cell>
          <table:table-cell office:value-type="float" office:value="0" calcext:value-type="float">
            <text:p>0</text:p>
          </table:table-cell>
          <table:table-cell office:value-type="float" office:value="-0.000262285" calcext:value-type="float">
            <text:p>-0.0002622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35.25952" calcext:value-type="float">
            <text:p>35.25952</text:p>
          </table:table-cell>
          <table:table-cell office:value-type="float" office:value="1098.484" calcext:value-type="float">
            <text:p>1098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7181" calcext:value-type="float">
            <text:p>0.4047181</text:p>
          </table:table-cell>
          <table:table-cell office:value-type="float" office:value="4.730522" calcext:value-type="float">
            <text:p>4.730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1875744" calcext:value-type="float">
            <text:p>-0.001875744</text:p>
          </table:table-cell>
          <table:table-cell office:value-type="float" office:value="0.0009280191" calcext:value-type="float">
            <text:p>0.000928019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2484" calcext:value-type="float">
            <text:p>20.42484</text:p>
          </table:table-cell>
          <table:table-cell office:value-type="float" office:value="2.020144" calcext:value-type="float">
            <text:p>2.020144</text:p>
          </table:table-cell>
          <table:table-cell office:value-type="float" office:value="0.2266877" calcext:value-type="float">
            <text:p>0.2266877</text:p>
          </table:table-cell>
          <table:table-cell office:value-type="float" office:value="0.22118" calcext:value-type="float">
            <text:p>0.22118</text:p>
          </table:table-cell>
          <table:table-cell office:value-type="float" office:value="0.1171604" calcext:value-type="float">
            <text:p>0.1171604</text:p>
          </table:table-cell>
          <table:table-cell office:value-type="float" office:value="0.108462" calcext:value-type="float">
            <text:p>0.108462</text:p>
          </table:table-cell>
          <table:table-cell office:value-type="float" office:value="0.04285496" calcext:value-type="float">
            <text:p>0.04285496</text:p>
          </table:table-cell>
          <table:table-cell office:value-type="float" office:value="0.03063899" calcext:value-type="float">
            <text:p>0.03063899</text:p>
          </table:table-cell>
          <table:table-cell office:value-type="float" office:value="0.04133547" calcext:value-type="float">
            <text:p>0.04133547</text:p>
          </table:table-cell>
          <table:table-cell office:value-type="float" office:value="0.02934337" calcext:value-type="float">
            <text:p>0.02934337</text:p>
          </table:table-cell>
          <table:table-cell office:value-type="float" office:value="0.02282297" calcext:value-type="float">
            <text:p>0.02282297</text:p>
          </table:table-cell>
          <table:table-cell office:value-type="float" office:value="0.02018047" calcext:value-type="float">
            <text:p>0.02018047</text:p>
          </table:table-cell>
          <table:table-cell office:value-type="float" office:value="0.01810913" calcext:value-type="float">
            <text:p>0.01810913</text:p>
          </table:table-cell>
          <table:table-cell office:value-type="float" office:value="0.005655367" calcext:value-type="float">
            <text:p>0.005655367</text:p>
          </table:table-cell>
          <table:table-cell office:value-type="float" office:value="0.006644312" calcext:value-type="float">
            <text:p>0.006644312</text:p>
          </table:table-cell>
          <table:table-cell office:value-type="float" office:value="0" calcext:value-type="float">
            <text:p>0</text:p>
          </table:table-cell>
          <table:table-cell office:value-type="float" office:value="68.57269" calcext:value-type="float">
            <text:p>68.57269</text:p>
          </table:table-cell>
          <table:table-cell office:value-type="float" office:value="32.51746" calcext:value-type="float">
            <text:p>32.51746</text:p>
          </table:table-cell>
          <table:table-cell office:value-type="float" office:value="15.29142" calcext:value-type="float">
            <text:p>15.29142</text:p>
          </table:table-cell>
          <table:table-cell office:value-type="float" office:value="7.00318" calcext:value-type="float">
            <text:p>7.00318</text:p>
          </table:table-cell>
          <table:table-cell office:value-type="float" office:value="4.126536" calcext:value-type="float">
            <text:p>4.126536</text:p>
          </table:table-cell>
          <table:table-cell office:value-type="float" office:value="1.155258" calcext:value-type="float">
            <text:p>1.155258</text:p>
          </table:table-cell>
          <table:table-cell office:value-type="float" office:value="0.6827477" calcext:value-type="float">
            <text:p>0.6827477</text:p>
          </table:table-cell>
          <table:table-cell office:value-type="float" office:value="0.5464068" calcext:value-type="float">
            <text:p>0.5464068</text:p>
          </table:table-cell>
          <table:table-cell office:value-type="float" office:value="0.4329207" calcext:value-type="float">
            <text:p>0.4329207</text:p>
          </table:table-cell>
          <table:table-cell office:value-type="float" office:value="0.3074396" calcext:value-type="float">
            <text:p>0.3074396</text:p>
          </table:table-cell>
          <table:table-cell office:value-type="float" office:value="0.1319675" calcext:value-type="float">
            <text:p>0.1319675</text:p>
          </table:table-cell>
          <table:table-cell office:value-type="float" office:value="0.1308785" calcext:value-type="float">
            <text:p>0.1308785</text:p>
          </table:table-cell>
          <table:table-cell office:value-type="float" office:value="0.3481384" calcext:value-type="float">
            <text:p>0.3481384</text:p>
          </table:table-cell>
          <table:table-cell office:value-type="float" office:value="0.3471676" calcext:value-type="float">
            <text:p>0.3471676</text:p>
          </table:table-cell>
          <table:table-cell office:value-type="float" office:value="0" calcext:value-type="float">
            <text:p>0</text:p>
          </table:table-cell>
          <table:table-cell office:value-type="float" office:value="1788.53" calcext:value-type="float">
            <text:p>178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715" calcext:value-type="float">
            <text:p>0.617715</text:p>
          </table:table-cell>
          <table:table-cell office:value-type="float" office:value="0" calcext:value-type="float">
            <text:p>0</text:p>
          </table:table-cell>
          <table:table-cell office:value-type="float" office:value="-0.0003119405" calcext:value-type="float">
            <text:p>-0.00031194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35.22777" calcext:value-type="float">
            <text:p>35.22777</text:p>
          </table:table-cell>
          <table:table-cell office:value-type="float" office:value="1098.49" calcext:value-type="float">
            <text:p>109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1301" calcext:value-type="float">
            <text:p>0.4021301</text:p>
          </table:table-cell>
          <table:table-cell office:value-type="float" office:value="4.756548" calcext:value-type="float">
            <text:p>4.7565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18475" calcext:value-type="float">
            <text:p>-0.00218475</text:p>
          </table:table-cell>
          <table:table-cell office:value-type="float" office:value="0.0009560521" calcext:value-type="float">
            <text:p>0.000956052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40507" calcext:value-type="float">
            <text:p>20.40507</text:p>
          </table:table-cell>
          <table:table-cell office:value-type="float" office:value="1.682985" calcext:value-type="float">
            <text:p>1.682985</text:p>
          </table:table-cell>
          <table:table-cell office:value-type="float" office:value="0.204552" calcext:value-type="float">
            <text:p>0.204552</text:p>
          </table:table-cell>
          <table:table-cell office:value-type="float" office:value="0.2050142" calcext:value-type="float">
            <text:p>0.2050142</text:p>
          </table:table-cell>
          <table:table-cell office:value-type="float" office:value="0.1148392" calcext:value-type="float">
            <text:p>0.1148392</text:p>
          </table:table-cell>
          <table:table-cell office:value-type="float" office:value="0.1066997" calcext:value-type="float">
            <text:p>0.1066997</text:p>
          </table:table-cell>
          <table:table-cell office:value-type="float" office:value="0.04279663" calcext:value-type="float">
            <text:p>0.04279663</text:p>
          </table:table-cell>
          <table:table-cell office:value-type="float" office:value="0.03071173" calcext:value-type="float">
            <text:p>0.03071173</text:p>
          </table:table-cell>
          <table:table-cell office:value-type="float" office:value="0.04141452" calcext:value-type="float">
            <text:p>0.04141452</text:p>
          </table:table-cell>
          <table:table-cell office:value-type="float" office:value="0.02938333" calcext:value-type="float">
            <text:p>0.02938333</text:p>
          </table:table-cell>
          <table:table-cell office:value-type="float" office:value="0.02283927" calcext:value-type="float">
            <text:p>0.02283927</text:p>
          </table:table-cell>
          <table:table-cell office:value-type="float" office:value="0.02018875" calcext:value-type="float">
            <text:p>0.02018875</text:p>
          </table:table-cell>
          <table:table-cell office:value-type="float" office:value="0.01812341" calcext:value-type="float">
            <text:p>0.01812341</text:p>
          </table:table-cell>
          <table:table-cell office:value-type="float" office:value="0.005654994" calcext:value-type="float">
            <text:p>0.005654994</text:p>
          </table:table-cell>
          <table:table-cell office:value-type="float" office:value="0.006645898" calcext:value-type="float">
            <text:p>0.006645898</text:p>
          </table:table-cell>
          <table:table-cell office:value-type="float" office:value="0" calcext:value-type="float">
            <text:p>0</text:p>
          </table:table-cell>
          <table:table-cell office:value-type="float" office:value="69.73135" calcext:value-type="float">
            <text:p>69.73135</text:p>
          </table:table-cell>
          <table:table-cell office:value-type="float" office:value="32.64049" calcext:value-type="float">
            <text:p>32.64049</text:p>
          </table:table-cell>
          <table:table-cell office:value-type="float" office:value="15.22723" calcext:value-type="float">
            <text:p>15.22723</text:p>
          </table:table-cell>
          <table:table-cell office:value-type="float" office:value="7.167594" calcext:value-type="float">
            <text:p>7.167594</text:p>
          </table:table-cell>
          <table:table-cell office:value-type="float" office:value="4.183572" calcext:value-type="float">
            <text:p>4.183572</text:p>
          </table:table-cell>
          <table:table-cell office:value-type="float" office:value="1.161159" calcext:value-type="float">
            <text:p>1.161159</text:p>
          </table:table-cell>
          <table:table-cell office:value-type="float" office:value="0.6872268" calcext:value-type="float">
            <text:p>0.6872268</text:p>
          </table:table-cell>
          <table:table-cell office:value-type="float" office:value="0.547487" calcext:value-type="float">
            <text:p>0.547487</text:p>
          </table:table-cell>
          <table:table-cell office:value-type="float" office:value="0.4337195" calcext:value-type="float">
            <text:p>0.4337195</text:p>
          </table:table-cell>
          <table:table-cell office:value-type="float" office:value="0.3079759" calcext:value-type="float">
            <text:p>0.3079759</text:p>
          </table:table-cell>
          <table:table-cell office:value-type="float" office:value="0.132319" calcext:value-type="float">
            <text:p>0.132319</text:p>
          </table:table-cell>
          <table:table-cell office:value-type="float" office:value="0.1311563" calcext:value-type="float">
            <text:p>0.1311563</text:p>
          </table:table-cell>
          <table:table-cell office:value-type="float" office:value="0.3481805" calcext:value-type="float">
            <text:p>0.3481805</text:p>
          </table:table-cell>
          <table:table-cell office:value-type="float" office:value="0.3471867" calcext:value-type="float">
            <text:p>0.3471867</text:p>
          </table:table-cell>
          <table:table-cell office:value-type="float" office:value="0" calcext:value-type="float">
            <text:p>0</text:p>
          </table:table-cell>
          <table:table-cell office:value-type="float" office:value="1811.715" calcext:value-type="float">
            <text:p>1811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4796" calcext:value-type="float">
            <text:p>0.6414796</text:p>
          </table:table-cell>
          <table:table-cell office:value-type="float" office:value="0" calcext:value-type="float">
            <text:p>0</text:p>
          </table:table-cell>
          <table:table-cell office:value-type="float" office:value="-0.0003661428" calcext:value-type="float">
            <text:p>-0.00036614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35.20812" calcext:value-type="float">
            <text:p>35.20812</text:p>
          </table:table-cell>
          <table:table-cell office:value-type="float" office:value="1098.493" calcext:value-type="float">
            <text:p>1098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8918" calcext:value-type="float">
            <text:p>0.4008918</text:p>
          </table:table-cell>
          <table:table-cell office:value-type="float" office:value="4.773509" calcext:value-type="float">
            <text:p>4.7735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209192" calcext:value-type="float">
            <text:p>-0.002209192</text:p>
          </table:table-cell>
          <table:table-cell office:value-type="float" office:value="0.0009857502" calcext:value-type="float">
            <text:p>0.0009857502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38637" calcext:value-type="float">
            <text:p>20.38637</text:p>
          </table:table-cell>
          <table:table-cell office:value-type="float" office:value="1.548393" calcext:value-type="float">
            <text:p>1.548393</text:p>
          </table:table-cell>
          <table:table-cell office:value-type="float" office:value="0.201272" calcext:value-type="float">
            <text:p>0.201272</text:p>
          </table:table-cell>
          <table:table-cell office:value-type="float" office:value="0.1932109" calcext:value-type="float">
            <text:p>0.1932109</text:p>
          </table:table-cell>
          <table:table-cell office:value-type="float" office:value="0.1126485" calcext:value-type="float">
            <text:p>0.1126485</text:p>
          </table:table-cell>
          <table:table-cell office:value-type="float" office:value="0.1050034" calcext:value-type="float">
            <text:p>0.1050034</text:p>
          </table:table-cell>
          <table:table-cell office:value-type="float" office:value="0.04272776" calcext:value-type="float">
            <text:p>0.04272776</text:p>
          </table:table-cell>
          <table:table-cell office:value-type="float" office:value="0.03076911" calcext:value-type="float">
            <text:p>0.03076911</text:p>
          </table:table-cell>
          <table:table-cell office:value-type="float" office:value="0.04149428" calcext:value-type="float">
            <text:p>0.04149428</text:p>
          </table:table-cell>
          <table:table-cell office:value-type="float" office:value="0.02942261" calcext:value-type="float">
            <text:p>0.02942261</text:p>
          </table:table-cell>
          <table:table-cell office:value-type="float" office:value="0.02285559" calcext:value-type="float">
            <text:p>0.02285559</text:p>
          </table:table-cell>
          <table:table-cell office:value-type="float" office:value="0.02019719" calcext:value-type="float">
            <text:p>0.02019719</text:p>
          </table:table-cell>
          <table:table-cell office:value-type="float" office:value="0.01813769" calcext:value-type="float">
            <text:p>0.01813769</text:p>
          </table:table-cell>
          <table:table-cell office:value-type="float" office:value="0.005653702" calcext:value-type="float">
            <text:p>0.005653702</text:p>
          </table:table-cell>
          <table:table-cell office:value-type="float" office:value="0.006643603" calcext:value-type="float">
            <text:p>0.006643603</text:p>
          </table:table-cell>
          <table:table-cell office:value-type="float" office:value="0" calcext:value-type="float">
            <text:p>0</text:p>
          </table:table-cell>
          <table:table-cell office:value-type="float" office:value="72.44244" calcext:value-type="float">
            <text:p>72.44244</text:p>
          </table:table-cell>
          <table:table-cell office:value-type="float" office:value="32.55481" calcext:value-type="float">
            <text:p>32.55481</text:p>
          </table:table-cell>
          <table:table-cell office:value-type="float" office:value="15.15322" calcext:value-type="float">
            <text:p>15.15322</text:p>
          </table:table-cell>
          <table:table-cell office:value-type="float" office:value="7.329384" calcext:value-type="float">
            <text:p>7.329384</text:p>
          </table:table-cell>
          <table:table-cell office:value-type="float" office:value="4.247986" calcext:value-type="float">
            <text:p>4.247986</text:p>
          </table:table-cell>
          <table:table-cell office:value-type="float" office:value="1.167514" calcext:value-type="float">
            <text:p>1.167514</text:p>
          </table:table-cell>
          <table:table-cell office:value-type="float" office:value="0.6901565" calcext:value-type="float">
            <text:p>0.6901565</text:p>
          </table:table-cell>
          <table:table-cell office:value-type="float" office:value="0.548894" calcext:value-type="float">
            <text:p>0.548894</text:p>
          </table:table-cell>
          <table:table-cell office:value-type="float" office:value="0.4345416" calcext:value-type="float">
            <text:p>0.4345416</text:p>
          </table:table-cell>
          <table:table-cell office:value-type="float" office:value="0.3084978" calcext:value-type="float">
            <text:p>0.3084978</text:p>
          </table:table-cell>
          <table:table-cell office:value-type="float" office:value="0.1326663" calcext:value-type="float">
            <text:p>0.1326663</text:p>
          </table:table-cell>
          <table:table-cell office:value-type="float" office:value="0.1314337" calcext:value-type="float">
            <text:p>0.1314337</text:p>
          </table:table-cell>
          <table:table-cell office:value-type="float" office:value="0.3479546" calcext:value-type="float">
            <text:p>0.3479546</text:p>
          </table:table-cell>
          <table:table-cell office:value-type="float" office:value="0.3472166" calcext:value-type="float">
            <text:p>0.3472166</text:p>
          </table:table-cell>
          <table:table-cell office:value-type="float" office:value="0" calcext:value-type="float">
            <text:p>0</text:p>
          </table:table-cell>
          <table:table-cell office:value-type="float" office:value="1820.105" calcext:value-type="float">
            <text:p>182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71863" calcext:value-type="float">
            <text:p>0.6571863</text:p>
          </table:table-cell>
          <table:table-cell office:value-type="float" office:value="0" calcext:value-type="float">
            <text:p>0</text:p>
          </table:table-cell>
          <table:table-cell office:value-type="float" office:value="-0.0003685423" calcext:value-type="float">
            <text:p>-0.00036854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35.19283" calcext:value-type="float">
            <text:p>35.19283</text:p>
          </table:table-cell>
          <table:table-cell office:value-type="float" office:value="1098.494" calcext:value-type="float">
            <text:p>1098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2334" calcext:value-type="float">
            <text:p>0.4032334</text:p>
          </table:table-cell>
          <table:table-cell office:value-type="float" office:value="4.784509" calcext:value-type="float">
            <text:p>4.7845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384819" calcext:value-type="float">
            <text:p>-0.002384819</text:p>
          </table:table-cell>
          <table:table-cell office:value-type="float" office:value="0.001018326" calcext:value-type="float">
            <text:p>0.00101832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36835" calcext:value-type="float">
            <text:p>20.36835</text:p>
          </table:table-cell>
          <table:table-cell office:value-type="float" office:value="1.564565" calcext:value-type="float">
            <text:p>1.564565</text:p>
          </table:table-cell>
          <table:table-cell office:value-type="float" office:value="0.205475" calcext:value-type="float">
            <text:p>0.205475</text:p>
          </table:table-cell>
          <table:table-cell office:value-type="float" office:value="0.1867305" calcext:value-type="float">
            <text:p>0.1867305</text:p>
          </table:table-cell>
          <table:table-cell office:value-type="float" office:value="0.1105372" calcext:value-type="float">
            <text:p>0.1105372</text:p>
          </table:table-cell>
          <table:table-cell office:value-type="float" office:value="0.1035092" calcext:value-type="float">
            <text:p>0.1035092</text:p>
          </table:table-cell>
          <table:table-cell office:value-type="float" office:value="0.04267012" calcext:value-type="float">
            <text:p>0.04267012</text:p>
          </table:table-cell>
          <table:table-cell office:value-type="float" office:value="0.0308175" calcext:value-type="float">
            <text:p>0.0308175</text:p>
          </table:table-cell>
          <table:table-cell office:value-type="float" office:value="0.04157515" calcext:value-type="float">
            <text:p>0.04157515</text:p>
          </table:table-cell>
          <table:table-cell office:value-type="float" office:value="0.02946139" calcext:value-type="float">
            <text:p>0.02946139</text:p>
          </table:table-cell>
          <table:table-cell office:value-type="float" office:value="0.02287183" calcext:value-type="float">
            <text:p>0.02287183</text:p>
          </table:table-cell>
          <table:table-cell office:value-type="float" office:value="0.02020573" calcext:value-type="float">
            <text:p>0.02020573</text:p>
          </table:table-cell>
          <table:table-cell office:value-type="float" office:value="0.01815192" calcext:value-type="float">
            <text:p>0.01815192</text:p>
          </table:table-cell>
          <table:table-cell office:value-type="float" office:value="0.005652318" calcext:value-type="float">
            <text:p>0.005652318</text:p>
          </table:table-cell>
          <table:table-cell office:value-type="float" office:value="0.006640574" calcext:value-type="float">
            <text:p>0.006640574</text:p>
          </table:table-cell>
          <table:table-cell office:value-type="float" office:value="0" calcext:value-type="float">
            <text:p>0</text:p>
          </table:table-cell>
          <table:table-cell office:value-type="float" office:value="72.82316" calcext:value-type="float">
            <text:p>72.82316</text:p>
          </table:table-cell>
          <table:table-cell office:value-type="float" office:value="32.38521" calcext:value-type="float">
            <text:p>32.38521</text:p>
          </table:table-cell>
          <table:table-cell office:value-type="float" office:value="15.21549" calcext:value-type="float">
            <text:p>15.21549</text:p>
          </table:table-cell>
          <table:table-cell office:value-type="float" office:value="7.365892" calcext:value-type="float">
            <text:p>7.365892</text:p>
          </table:table-cell>
          <table:table-cell office:value-type="float" office:value="4.290602" calcext:value-type="float">
            <text:p>4.290602</text:p>
          </table:table-cell>
          <table:table-cell office:value-type="float" office:value="1.173991" calcext:value-type="float">
            <text:p>1.173991</text:p>
          </table:table-cell>
          <table:table-cell office:value-type="float" office:value="0.6915191" calcext:value-type="float">
            <text:p>0.6915191</text:p>
          </table:table-cell>
          <table:table-cell office:value-type="float" office:value="0.5506003" calcext:value-type="float">
            <text:p>0.5506003</text:p>
          </table:table-cell>
          <table:table-cell office:value-type="float" office:value="0.4354015" calcext:value-type="float">
            <text:p>0.4354015</text:p>
          </table:table-cell>
          <table:table-cell office:value-type="float" office:value="0.3090093" calcext:value-type="float">
            <text:p>0.3090093</text:p>
          </table:table-cell>
          <table:table-cell office:value-type="float" office:value="0.133009" calcext:value-type="float">
            <text:p>0.133009</text:p>
          </table:table-cell>
          <table:table-cell office:value-type="float" office:value="0.1316946" calcext:value-type="float">
            <text:p>0.1316946</text:p>
          </table:table-cell>
          <table:table-cell office:value-type="float" office:value="0.347674" calcext:value-type="float">
            <text:p>0.347674</text:p>
          </table:table-cell>
          <table:table-cell office:value-type="float" office:value="0.3472672" calcext:value-type="float">
            <text:p>0.3472672</text:p>
          </table:table-cell>
          <table:table-cell office:value-type="float" office:value="0" calcext:value-type="float">
            <text:p>0</text:p>
          </table:table-cell>
          <table:table-cell office:value-type="float" office:value="1836.842" calcext:value-type="float">
            <text:p>1836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6879" calcext:value-type="float">
            <text:p>0.6706879</text:p>
          </table:table-cell>
          <table:table-cell office:value-type="float" office:value="0" calcext:value-type="float">
            <text:p>0</text:p>
          </table:table-cell>
          <table:table-cell office:value-type="float" office:value="-0.0003966854" calcext:value-type="float">
            <text:p>-0.0003966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35.17462" calcext:value-type="float">
            <text:p>35.17462</text:p>
          </table:table-cell>
          <table:table-cell office:value-type="float" office:value="1098.494" calcext:value-type="float">
            <text:p>1098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222" calcext:value-type="float">
            <text:p>0.410222</text:p>
          </table:table-cell>
          <table:table-cell office:value-type="float" office:value="4.793726" calcext:value-type="float">
            <text:p>4.793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463757" calcext:value-type="float">
            <text:p>-0.002463757</text:p>
          </table:table-cell>
          <table:table-cell office:value-type="float" office:value="0.001051238" calcext:value-type="float">
            <text:p>0.00105123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3416" calcext:value-type="float">
            <text:p>20.3416</text:p>
          </table:table-cell>
          <table:table-cell office:value-type="float" office:value="1.72924" calcext:value-type="float">
            <text:p>1.72924</text:p>
          </table:table-cell>
          <table:table-cell office:value-type="float" office:value="0.2094955" calcext:value-type="float">
            <text:p>0.2094955</text:p>
          </table:table-cell>
          <table:table-cell office:value-type="float" office:value="0.1878816" calcext:value-type="float">
            <text:p>0.1878816</text:p>
          </table:table-cell>
          <table:table-cell office:value-type="float" office:value="0.1091137" calcext:value-type="float">
            <text:p>0.1091137</text:p>
          </table:table-cell>
          <table:table-cell office:value-type="float" office:value="0.1022525" calcext:value-type="float">
            <text:p>0.1022525</text:p>
          </table:table-cell>
          <table:table-cell office:value-type="float" office:value="0.04260987" calcext:value-type="float">
            <text:p>0.04260987</text:p>
          </table:table-cell>
          <table:table-cell office:value-type="float" office:value="0.03086492" calcext:value-type="float">
            <text:p>0.03086492</text:p>
          </table:table-cell>
          <table:table-cell office:value-type="float" office:value="0.04165521" calcext:value-type="float">
            <text:p>0.04165521</text:p>
          </table:table-cell>
          <table:table-cell office:value-type="float" office:value="0.02950015" calcext:value-type="float">
            <text:p>0.02950015</text:p>
          </table:table-cell>
          <table:table-cell office:value-type="float" office:value="0.02288803" calcext:value-type="float">
            <text:p>0.02288803</text:p>
          </table:table-cell>
          <table:table-cell office:value-type="float" office:value="0.02021436" calcext:value-type="float">
            <text:p>0.02021436</text:p>
          </table:table-cell>
          <table:table-cell office:value-type="float" office:value="0.01816606" calcext:value-type="float">
            <text:p>0.01816606</text:p>
          </table:table-cell>
          <table:table-cell office:value-type="float" office:value="0.005651231" calcext:value-type="float">
            <text:p>0.005651231</text:p>
          </table:table-cell>
          <table:table-cell office:value-type="float" office:value="0.00663881" calcext:value-type="float">
            <text:p>0.00663881</text:p>
          </table:table-cell>
          <table:table-cell office:value-type="float" office:value="0" calcext:value-type="float">
            <text:p>0</text:p>
          </table:table-cell>
          <table:table-cell office:value-type="float" office:value="75.42008" calcext:value-type="float">
            <text:p>75.42008</text:p>
          </table:table-cell>
          <table:table-cell office:value-type="float" office:value="32.26485" calcext:value-type="float">
            <text:p>32.26485</text:p>
          </table:table-cell>
          <table:table-cell office:value-type="float" office:value="15.30631" calcext:value-type="float">
            <text:p>15.30631</text:p>
          </table:table-cell>
          <table:table-cell office:value-type="float" office:value="7.389638" calcext:value-type="float">
            <text:p>7.389638</text:p>
          </table:table-cell>
          <table:table-cell office:value-type="float" office:value="4.316884" calcext:value-type="float">
            <text:p>4.316884</text:p>
          </table:table-cell>
          <table:table-cell office:value-type="float" office:value="1.179881" calcext:value-type="float">
            <text:p>1.179881</text:p>
          </table:table-cell>
          <table:table-cell office:value-type="float" office:value="0.6921679" calcext:value-type="float">
            <text:p>0.6921679</text:p>
          </table:table-cell>
          <table:table-cell office:value-type="float" office:value="0.5524156" calcext:value-type="float">
            <text:p>0.5524156</text:p>
          </table:table-cell>
          <table:table-cell office:value-type="float" office:value="0.4363343" calcext:value-type="float">
            <text:p>0.4363343</text:p>
          </table:table-cell>
          <table:table-cell office:value-type="float" office:value="0.3095128" calcext:value-type="float">
            <text:p>0.3095128</text:p>
          </table:table-cell>
          <table:table-cell office:value-type="float" office:value="0.1333472" calcext:value-type="float">
            <text:p>0.1333472</text:p>
          </table:table-cell>
          <table:table-cell office:value-type="float" office:value="0.131945" calcext:value-type="float">
            <text:p>0.131945</text:p>
          </table:table-cell>
          <table:table-cell office:value-type="float" office:value="0.3474912" calcext:value-type="float">
            <text:p>0.3474912</text:p>
          </table:table-cell>
          <table:table-cell office:value-type="float" office:value="0.3473062" calcext:value-type="float">
            <text:p>0.3473062</text:p>
          </table:table-cell>
          <table:table-cell office:value-type="float" office:value="0" calcext:value-type="float">
            <text:p>0</text:p>
          </table:table-cell>
          <table:table-cell office:value-type="float" office:value="1871.286" calcext:value-type="float">
            <text:p>187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9305" calcext:value-type="float">
            <text:p>0.6869305</text:p>
          </table:table-cell>
          <table:table-cell office:value-type="float" office:value="0" calcext:value-type="float">
            <text:p>0</text:p>
          </table:table-cell>
          <table:table-cell office:value-type="float" office:value="-0.0004067491" calcext:value-type="float">
            <text:p>-0.00040674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35.15704" calcext:value-type="float">
            <text:p>35.15704</text:p>
          </table:table-cell>
          <table:table-cell office:value-type="float" office:value="1098.495" calcext:value-type="float">
            <text:p>1098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5641" calcext:value-type="float">
            <text:p>0.4175641</text:p>
          </table:table-cell>
          <table:table-cell office:value-type="float" office:value="4.802328" calcext:value-type="float">
            <text:p>4.8023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504211" calcext:value-type="float">
            <text:p>-0.002504211</text:p>
          </table:table-cell>
          <table:table-cell office:value-type="float" office:value="0.001083723" calcext:value-type="float">
            <text:p>0.00108372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31462" calcext:value-type="float">
            <text:p>20.31462</text:p>
          </table:table-cell>
          <table:table-cell office:value-type="float" office:value="1.917778" calcext:value-type="float">
            <text:p>1.917778</text:p>
          </table:table-cell>
          <table:table-cell office:value-type="float" office:value="0.2149094" calcext:value-type="float">
            <text:p>0.2149094</text:p>
          </table:table-cell>
          <table:table-cell office:value-type="float" office:value="0.1900841" calcext:value-type="float">
            <text:p>0.1900841</text:p>
          </table:table-cell>
          <table:table-cell office:value-type="float" office:value="0.1083313" calcext:value-type="float">
            <text:p>0.1083313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04254241" calcext:value-type="float">
            <text:p>0.04254241</text:p>
          </table:table-cell>
          <table:table-cell office:value-type="float" office:value="0.03090346" calcext:value-type="float">
            <text:p>0.03090346</text:p>
          </table:table-cell>
          <table:table-cell office:value-type="float" office:value="0.04173565" calcext:value-type="float">
            <text:p>0.04173565</text:p>
          </table:table-cell>
          <table:table-cell office:value-type="float" office:value="0.02953889" calcext:value-type="float">
            <text:p>0.02953889</text:p>
          </table:table-cell>
          <table:table-cell office:value-type="float" office:value="0.02290423" calcext:value-type="float">
            <text:p>0.02290423</text:p>
          </table:table-cell>
          <table:table-cell office:value-type="float" office:value="0.02022304" calcext:value-type="float">
            <text:p>0.02022304</text:p>
          </table:table-cell>
          <table:table-cell office:value-type="float" office:value="0.01818007" calcext:value-type="float">
            <text:p>0.01818007</text:p>
          </table:table-cell>
          <table:table-cell office:value-type="float" office:value="0.00564996" calcext:value-type="float">
            <text:p>0.00564996</text:p>
          </table:table-cell>
          <table:table-cell office:value-type="float" office:value="0.006636085" calcext:value-type="float">
            <text:p>0.006636085</text:p>
          </table:table-cell>
          <table:table-cell office:value-type="float" office:value="0" calcext:value-type="float">
            <text:p>0</text:p>
          </table:table-cell>
          <table:table-cell office:value-type="float" office:value="77.09645" calcext:value-type="float">
            <text:p>77.09645</text:p>
          </table:table-cell>
          <table:table-cell office:value-type="float" office:value="32.29328" calcext:value-type="float">
            <text:p>32.29328</text:p>
          </table:table-cell>
          <table:table-cell office:value-type="float" office:value="15.38617" calcext:value-type="float">
            <text:p>15.38617</text:p>
          </table:table-cell>
          <table:table-cell office:value-type="float" office:value="7.418396" calcext:value-type="float">
            <text:p>7.418396</text:p>
          </table:table-cell>
          <table:table-cell office:value-type="float" office:value="4.342544" calcext:value-type="float">
            <text:p>4.342544</text:p>
          </table:table-cell>
          <table:table-cell office:value-type="float" office:value="1.185074" calcext:value-type="float">
            <text:p>1.185074</text:p>
          </table:table-cell>
          <table:table-cell office:value-type="float" office:value="0.6920374" calcext:value-type="float">
            <text:p>0.6920374</text:p>
          </table:table-cell>
          <table:table-cell office:value-type="float" office:value="0.5543613" calcext:value-type="float">
            <text:p>0.5543613</text:p>
          </table:table-cell>
          <table:table-cell office:value-type="float" office:value="0.4373367" calcext:value-type="float">
            <text:p>0.4373367</text:p>
          </table:table-cell>
          <table:table-cell office:value-type="float" office:value="0.3100128" calcext:value-type="float">
            <text:p>0.3100128</text:p>
          </table:table-cell>
          <table:table-cell office:value-type="float" office:value="0.1336819" calcext:value-type="float">
            <text:p>0.1336819</text:p>
          </table:table-cell>
          <table:table-cell office:value-type="float" office:value="0.1321911" calcext:value-type="float">
            <text:p>0.1321911</text:p>
          </table:table-cell>
          <table:table-cell office:value-type="float" office:value="0.3472421" calcext:value-type="float">
            <text:p>0.3472421</text:p>
          </table:table-cell>
          <table:table-cell office:value-type="float" office:value="0.3473503" calcext:value-type="float">
            <text:p>0.3473503</text:p>
          </table:table-cell>
          <table:table-cell office:value-type="float" office:value="0" calcext:value-type="float">
            <text:p>0</text:p>
          </table:table-cell>
          <table:table-cell office:value-type="float" office:value="1905.356" calcext:value-type="float">
            <text:p>1905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28606" calcext:value-type="float">
            <text:p>0.7028606</text:p>
          </table:table-cell>
          <table:table-cell office:value-type="float" office:value="0" calcext:value-type="float">
            <text:p>0</text:p>
          </table:table-cell>
          <table:table-cell office:value-type="float" office:value="-0.0004120741" calcext:value-type="float">
            <text:p>-0.00041207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35.13559" calcext:value-type="float">
            <text:p>35.13559</text:p>
          </table:table-cell>
          <table:table-cell office:value-type="float" office:value="1098.496" calcext:value-type="float">
            <text:p>1098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788" calcext:value-type="float">
            <text:p>0.4298788</text:p>
          </table:table-cell>
          <table:table-cell office:value-type="float" office:value="4.809454" calcext:value-type="float">
            <text:p>4.809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518179" calcext:value-type="float">
            <text:p>-0.002518179</text:p>
          </table:table-cell>
          <table:table-cell office:value-type="float" office:value="0.001114297" calcext:value-type="float">
            <text:p>0.00111429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27886" calcext:value-type="float">
            <text:p>20.27886</text:p>
          </table:table-cell>
          <table:table-cell office:value-type="float" office:value="2.215847" calcext:value-type="float">
            <text:p>2.215847</text:p>
          </table:table-cell>
          <table:table-cell office:value-type="float" office:value="0.2185191" calcext:value-type="float">
            <text:p>0.2185191</text:p>
          </table:table-cell>
          <table:table-cell office:value-type="float" office:value="0.1981837" calcext:value-type="float">
            <text:p>0.1981837</text:p>
          </table:table-cell>
          <table:table-cell office:value-type="float" office:value="0.1090921" calcext:value-type="float">
            <text:p>0.1090921</text:p>
          </table:table-cell>
          <table:table-cell office:value-type="float" office:value="0.1013317" calcext:value-type="float">
            <text:p>0.1013317</text:p>
          </table:table-cell>
          <table:table-cell office:value-type="float" office:value="0.0424854" calcext:value-type="float">
            <text:p>0.0424854</text:p>
          </table:table-cell>
          <table:table-cell office:value-type="float" office:value="0.03094823" calcext:value-type="float">
            <text:p>0.03094823</text:p>
          </table:table-cell>
          <table:table-cell office:value-type="float" office:value="0.04181369" calcext:value-type="float">
            <text:p>0.04181369</text:p>
          </table:table-cell>
          <table:table-cell office:value-type="float" office:value="0.02957744" calcext:value-type="float">
            <text:p>0.02957744</text:p>
          </table:table-cell>
          <table:table-cell office:value-type="float" office:value="0.02292035" calcext:value-type="float">
            <text:p>0.02292035</text:p>
          </table:table-cell>
          <table:table-cell office:value-type="float" office:value="0.02023177" calcext:value-type="float">
            <text:p>0.02023177</text:p>
          </table:table-cell>
          <table:table-cell office:value-type="float" office:value="0.01819405" calcext:value-type="float">
            <text:p>0.01819405</text:p>
          </table:table-cell>
          <table:table-cell office:value-type="float" office:value="0.005648864" calcext:value-type="float">
            <text:p>0.005648864</text:p>
          </table:table-cell>
          <table:table-cell office:value-type="float" office:value="0.006633933" calcext:value-type="float">
            <text:p>0.006633933</text:p>
          </table:table-cell>
          <table:table-cell office:value-type="float" office:value="0" calcext:value-type="float">
            <text:p>0</text:p>
          </table:table-cell>
          <table:table-cell office:value-type="float" office:value="77.72989" calcext:value-type="float">
            <text:p>77.72989</text:p>
          </table:table-cell>
          <table:table-cell office:value-type="float" office:value="32.52747" calcext:value-type="float">
            <text:p>32.52747</text:p>
          </table:table-cell>
          <table:table-cell office:value-type="float" office:value="15.47785" calcext:value-type="float">
            <text:p>15.47785</text:p>
          </table:table-cell>
          <table:table-cell office:value-type="float" office:value="7.446015" calcext:value-type="float">
            <text:p>7.446015</text:p>
          </table:table-cell>
          <table:table-cell office:value-type="float" office:value="4.365159" calcext:value-type="float">
            <text:p>4.365159</text:p>
          </table:table-cell>
          <table:table-cell office:value-type="float" office:value="1.189277" calcext:value-type="float">
            <text:p>1.189277</text:p>
          </table:table-cell>
          <table:table-cell office:value-type="float" office:value="0.6916932" calcext:value-type="float">
            <text:p>0.6916932</text:p>
          </table:table-cell>
          <table:table-cell office:value-type="float" office:value="0.5562646" calcext:value-type="float">
            <text:p>0.5562646</text:p>
          </table:table-cell>
          <table:table-cell office:value-type="float" office:value="0.4383921" calcext:value-type="float">
            <text:p>0.4383921</text:p>
          </table:table-cell>
          <table:table-cell office:value-type="float" office:value="0.3105126" calcext:value-type="float">
            <text:p>0.3105126</text:p>
          </table:table-cell>
          <table:table-cell office:value-type="float" office:value="0.1340124" calcext:value-type="float">
            <text:p>0.1340124</text:p>
          </table:table-cell>
          <table:table-cell office:value-type="float" office:value="0.1324255" calcext:value-type="float">
            <text:p>0.1324255</text:p>
          </table:table-cell>
          <table:table-cell office:value-type="float" office:value="0.3470297" calcext:value-type="float">
            <text:p>0.3470297</text:p>
          </table:table-cell>
          <table:table-cell office:value-type="float" office:value="0.3474024" calcext:value-type="float">
            <text:p>0.3474024</text:p>
          </table:table-cell>
          <table:table-cell office:value-type="float" office:value="0" calcext:value-type="float">
            <text:p>0</text:p>
          </table:table-cell>
          <table:table-cell office:value-type="float" office:value="1962.702" calcext:value-type="float">
            <text:p>1962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834" calcext:value-type="float">
            <text:p>0.7222834</text:p>
          </table:table-cell>
          <table:table-cell office:value-type="float" office:value="0" calcext:value-type="float">
            <text:p>0</text:p>
          </table:table-cell>
          <table:table-cell office:value-type="float" office:value="-0.0004140676" calcext:value-type="float">
            <text:p>-0.00041406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35.1142" calcext:value-type="float">
            <text:p>35.1142</text:p>
          </table:table-cell>
          <table:table-cell office:value-type="float" office:value="1098.497" calcext:value-type="float">
            <text:p>1098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7975" calcext:value-type="float">
            <text:p>0.4397975</text:p>
          </table:table-cell>
          <table:table-cell office:value-type="float" office:value="4.818559" calcext:value-type="float">
            <text:p>4.8185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540892" calcext:value-type="float">
            <text:p>-0.002540892</text:p>
          </table:table-cell>
          <table:table-cell office:value-type="float" office:value="0.001144702" calcext:value-type="float">
            <text:p>0.001144702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24538" calcext:value-type="float">
            <text:p>20.24538</text:p>
          </table:table-cell>
          <table:table-cell office:value-type="float" office:value="2.474024" calcext:value-type="float">
            <text:p>2.474024</text:p>
          </table:table-cell>
          <table:table-cell office:value-type="float" office:value="0.218354" calcext:value-type="float">
            <text:p>0.218354</text:p>
          </table:table-cell>
          <table:table-cell office:value-type="float" office:value="0.1986607" calcext:value-type="float">
            <text:p>0.1986607</text:p>
          </table:table-cell>
          <table:table-cell office:value-type="float" office:value="0.1093518" calcext:value-type="float">
            <text:p>0.1093518</text:p>
          </table:table-cell>
          <table:table-cell office:value-type="float" office:value="0.1013715" calcext:value-type="float">
            <text:p>0.1013715</text:p>
          </table:table-cell>
          <table:table-cell office:value-type="float" office:value="0.04241588" calcext:value-type="float">
            <text:p>0.04241588</text:p>
          </table:table-cell>
          <table:table-cell office:value-type="float" office:value="0.03100002" calcext:value-type="float">
            <text:p>0.03100002</text:p>
          </table:table-cell>
          <table:table-cell office:value-type="float" office:value="0.04188457" calcext:value-type="float">
            <text:p>0.04188457</text:p>
          </table:table-cell>
          <table:table-cell office:value-type="float" office:value="0.02961555" calcext:value-type="float">
            <text:p>0.02961555</text:p>
          </table:table-cell>
          <table:table-cell office:value-type="float" office:value="0.02293645" calcext:value-type="float">
            <text:p>0.02293645</text:p>
          </table:table-cell>
          <table:table-cell office:value-type="float" office:value="0.02024054" calcext:value-type="float">
            <text:p>0.02024054</text:p>
          </table:table-cell>
          <table:table-cell office:value-type="float" office:value="0.018208" calcext:value-type="float">
            <text:p>0.018208</text:p>
          </table:table-cell>
          <table:table-cell office:value-type="float" office:value="0.005648146" calcext:value-type="float">
            <text:p>0.005648146</text:p>
          </table:table-cell>
          <table:table-cell office:value-type="float" office:value="0.006633471" calcext:value-type="float">
            <text:p>0.006633471</text:p>
          </table:table-cell>
          <table:table-cell office:value-type="float" office:value="0" calcext:value-type="float">
            <text:p>0</text:p>
          </table:table-cell>
          <table:table-cell office:value-type="float" office:value="77.91045" calcext:value-type="float">
            <text:p>77.91045</text:p>
          </table:table-cell>
          <table:table-cell office:value-type="float" office:value="32.6549" calcext:value-type="float">
            <text:p>32.6549</text:p>
          </table:table-cell>
          <table:table-cell office:value-type="float" office:value="15.5568" calcext:value-type="float">
            <text:p>15.5568</text:p>
          </table:table-cell>
          <table:table-cell office:value-type="float" office:value="7.484673" calcext:value-type="float">
            <text:p>7.484673</text:p>
          </table:table-cell>
          <table:table-cell office:value-type="float" office:value="4.394473" calcext:value-type="float">
            <text:p>4.394473</text:p>
          </table:table-cell>
          <table:table-cell office:value-type="float" office:value="1.193462" calcext:value-type="float">
            <text:p>1.193462</text:p>
          </table:table-cell>
          <table:table-cell office:value-type="float" office:value="0.692498" calcext:value-type="float">
            <text:p>0.692498</text:p>
          </table:table-cell>
          <table:table-cell office:value-type="float" office:value="0.5578558" calcext:value-type="float">
            <text:p>0.5578558</text:p>
          </table:table-cell>
          <table:table-cell office:value-type="float" office:value="0.4394742" calcext:value-type="float">
            <text:p>0.4394742</text:p>
          </table:table-cell>
          <table:table-cell office:value-type="float" office:value="0.3110141" calcext:value-type="float">
            <text:p>0.3110141</text:p>
          </table:table-cell>
          <table:table-cell office:value-type="float" office:value="0.1343392" calcext:value-type="float">
            <text:p>0.1343392</text:p>
          </table:table-cell>
          <table:table-cell office:value-type="float" office:value="0.132664" calcext:value-type="float">
            <text:p>0.132664</text:p>
          </table:table-cell>
          <table:table-cell office:value-type="float" office:value="0.3469389" calcext:value-type="float">
            <text:p>0.3469389</text:p>
          </table:table-cell>
          <table:table-cell office:value-type="float" office:value="0.3474335" calcext:value-type="float">
            <text:p>0.3474335</text:p>
          </table:table-cell>
          <table:table-cell office:value-type="float" office:value="0" calcext:value-type="float">
            <text:p>0</text:p>
          </table:table-cell>
          <table:table-cell office:value-type="float" office:value="2010.904" calcext:value-type="float">
            <text:p>2010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3044" calcext:value-type="float">
            <text:p>0.7413044</text:p>
          </table:table-cell>
          <table:table-cell office:value-type="float" office:value="0" calcext:value-type="float">
            <text:p>0</text:p>
          </table:table-cell>
          <table:table-cell office:value-type="float" office:value="-0.0004165315" calcext:value-type="float">
            <text:p>-0.00041653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35.10131" calcext:value-type="float">
            <text:p>35.10131</text:p>
          </table:table-cell>
          <table:table-cell office:value-type="float" office:value="1098.496" calcext:value-type="float">
            <text:p>1098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3766" calcext:value-type="float">
            <text:p>0.4443766</text:p>
          </table:table-cell>
          <table:table-cell office:value-type="float" office:value="4.826022" calcext:value-type="float">
            <text:p>4.8260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5658" calcext:value-type="float">
            <text:p>-0.0025658</text:p>
          </table:table-cell>
          <table:table-cell office:value-type="float" office:value="0.001176455" calcext:value-type="float">
            <text:p>0.00117645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2255" calcext:value-type="float">
            <text:p>20.2255</text:p>
          </table:table-cell>
          <table:table-cell office:value-type="float" office:value="2.607555" calcext:value-type="float">
            <text:p>2.607555</text:p>
          </table:table-cell>
          <table:table-cell office:value-type="float" office:value="0.2284629" calcext:value-type="float">
            <text:p>0.2284629</text:p>
          </table:table-cell>
          <table:table-cell office:value-type="float" office:value="0.2034527" calcext:value-type="float">
            <text:p>0.2034527</text:p>
          </table:table-cell>
          <table:table-cell office:value-type="float" office:value="0.1095697" calcext:value-type="float">
            <text:p>0.1095697</text:p>
          </table:table-cell>
          <table:table-cell office:value-type="float" office:value="0.1013131" calcext:value-type="float">
            <text:p>0.1013131</text:p>
          </table:table-cell>
          <table:table-cell office:value-type="float" office:value="0.04236154" calcext:value-type="float">
            <text:p>0.04236154</text:p>
          </table:table-cell>
          <table:table-cell office:value-type="float" office:value="0.03106119" calcext:value-type="float">
            <text:p>0.03106119</text:p>
          </table:table-cell>
          <table:table-cell office:value-type="float" office:value="0.04195011" calcext:value-type="float">
            <text:p>0.04195011</text:p>
          </table:table-cell>
          <table:table-cell office:value-type="float" office:value="0.02965293" calcext:value-type="float">
            <text:p>0.02965293</text:p>
          </table:table-cell>
          <table:table-cell office:value-type="float" office:value="0.02295252" calcext:value-type="float">
            <text:p>0.02295252</text:p>
          </table:table-cell>
          <table:table-cell office:value-type="float" office:value="0.02024939" calcext:value-type="float">
            <text:p>0.02024939</text:p>
          </table:table-cell>
          <table:table-cell office:value-type="float" office:value="0.01822191" calcext:value-type="float">
            <text:p>0.01822191</text:p>
          </table:table-cell>
          <table:table-cell office:value-type="float" office:value="0.005647037" calcext:value-type="float">
            <text:p>0.005647037</text:p>
          </table:table-cell>
          <table:table-cell office:value-type="float" office:value="0.00663137" calcext:value-type="float">
            <text:p>0.00663137</text:p>
          </table:table-cell>
          <table:table-cell office:value-type="float" office:value="0" calcext:value-type="float">
            <text:p>0</text:p>
          </table:table-cell>
          <table:table-cell office:value-type="float" office:value="78.62086" calcext:value-type="float">
            <text:p>78.62086</text:p>
          </table:table-cell>
          <table:table-cell office:value-type="float" office:value="32.60944" calcext:value-type="float">
            <text:p>32.60944</text:p>
          </table:table-cell>
          <table:table-cell office:value-type="float" office:value="15.6381" calcext:value-type="float">
            <text:p>15.6381</text:p>
          </table:table-cell>
          <table:table-cell office:value-type="float" office:value="7.51259" calcext:value-type="float">
            <text:p>7.51259</text:p>
          </table:table-cell>
          <table:table-cell office:value-type="float" office:value="4.419919" calcext:value-type="float">
            <text:p>4.419919</text:p>
          </table:table-cell>
          <table:table-cell office:value-type="float" office:value="1.197884" calcext:value-type="float">
            <text:p>1.197884</text:p>
          </table:table-cell>
          <table:table-cell office:value-type="float" office:value="0.6943007" calcext:value-type="float">
            <text:p>0.6943007</text:p>
          </table:table-cell>
          <table:table-cell office:value-type="float" office:value="0.559222" calcext:value-type="float">
            <text:p>0.559222</text:p>
          </table:table-cell>
          <table:table-cell office:value-type="float" office:value="0.4405578" calcext:value-type="float">
            <text:p>0.4405578</text:p>
          </table:table-cell>
          <table:table-cell office:value-type="float" office:value="0.3115175" calcext:value-type="float">
            <text:p>0.3115175</text:p>
          </table:table-cell>
          <table:table-cell office:value-type="float" office:value="0.1346631" calcext:value-type="float">
            <text:p>0.1346631</text:p>
          </table:table-cell>
          <table:table-cell office:value-type="float" office:value="0.1328997" calcext:value-type="float">
            <text:p>0.1328997</text:p>
          </table:table-cell>
          <table:table-cell office:value-type="float" office:value="0.3467343" calcext:value-type="float">
            <text:p>0.3467343</text:p>
          </table:table-cell>
          <table:table-cell office:value-type="float" office:value="0.3474695" calcext:value-type="float">
            <text:p>0.3474695</text:p>
          </table:table-cell>
          <table:table-cell office:value-type="float" office:value="0" calcext:value-type="float">
            <text:p>0</text:p>
          </table:table-cell>
          <table:table-cell office:value-type="float" office:value="2027.898" calcext:value-type="float">
            <text:p>2027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3346" calcext:value-type="float">
            <text:p>0.753346</text:p>
          </table:table-cell>
          <table:table-cell office:value-type="float" office:value="0" calcext:value-type="float">
            <text:p>0</text:p>
          </table:table-cell>
          <table:table-cell office:value-type="float" office:value="-0.0004191313" calcext:value-type="float">
            <text:p>-0.00041913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35.09168" calcext:value-type="float">
            <text:p>35.09168</text:p>
          </table:table-cell>
          <table:table-cell office:value-type="float" office:value="1098.495" calcext:value-type="float">
            <text:p>1098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2429" calcext:value-type="float">
            <text:p>0.4472429</text:p>
          </table:table-cell>
          <table:table-cell office:value-type="float" office:value="4.832594" calcext:value-type="float">
            <text:p>4.8325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595502" calcext:value-type="float">
            <text:p>-0.002595502</text:p>
          </table:table-cell>
          <table:table-cell office:value-type="float" office:value="0.001209013" calcext:value-type="float">
            <text:p>0.00120901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21054" calcext:value-type="float">
            <text:p>20.21054</text:p>
          </table:table-cell>
          <table:table-cell office:value-type="float" office:value="2.689949" calcext:value-type="float">
            <text:p>2.689949</text:p>
          </table:table-cell>
          <table:table-cell office:value-type="float" office:value="0.2414067" calcext:value-type="float">
            <text:p>0.2414067</text:p>
          </table:table-cell>
          <table:table-cell office:value-type="float" office:value="0.2107797" calcext:value-type="float">
            <text:p>0.2107797</text:p>
          </table:table-cell>
          <table:table-cell office:value-type="float" office:value="0.1102728" calcext:value-type="float">
            <text:p>0.1102728</text:p>
          </table:table-cell>
          <table:table-cell office:value-type="float" office:value="0.1015604" calcext:value-type="float">
            <text:p>0.1015604</text:p>
          </table:table-cell>
          <table:table-cell office:value-type="float" office:value="0.04231948" calcext:value-type="float">
            <text:p>0.04231948</text:p>
          </table:table-cell>
          <table:table-cell office:value-type="float" office:value="0.0311207" calcext:value-type="float">
            <text:p>0.0311207</text:p>
          </table:table-cell>
          <table:table-cell office:value-type="float" office:value="0.04201152" calcext:value-type="float">
            <text:p>0.04201152</text:p>
          </table:table-cell>
          <table:table-cell office:value-type="float" office:value="0.02968933" calcext:value-type="float">
            <text:p>0.02968933</text:p>
          </table:table-cell>
          <table:table-cell office:value-type="float" office:value="0.02296847" calcext:value-type="float">
            <text:p>0.02296847</text:p>
          </table:table-cell>
          <table:table-cell office:value-type="float" office:value="0.02025825" calcext:value-type="float">
            <text:p>0.02025825</text:p>
          </table:table-cell>
          <table:table-cell office:value-type="float" office:value="0.01823571" calcext:value-type="float">
            <text:p>0.01823571</text:p>
          </table:table-cell>
          <table:table-cell office:value-type="float" office:value="0.005645717" calcext:value-type="float">
            <text:p>0.005645717</text:p>
          </table:table-cell>
          <table:table-cell office:value-type="float" office:value="0.006628301" calcext:value-type="float">
            <text:p>0.006628301</text:p>
          </table:table-cell>
          <table:table-cell office:value-type="float" office:value="0" calcext:value-type="float">
            <text:p>0</text:p>
          </table:table-cell>
          <table:table-cell office:value-type="float" office:value="78.75777" calcext:value-type="float">
            <text:p>78.75777</text:p>
          </table:table-cell>
          <table:table-cell office:value-type="float" office:value="32.54892" calcext:value-type="float">
            <text:p>32.54892</text:p>
          </table:table-cell>
          <table:table-cell office:value-type="float" office:value="15.70877" calcext:value-type="float">
            <text:p>15.70877</text:p>
          </table:table-cell>
          <table:table-cell office:value-type="float" office:value="7.538114" calcext:value-type="float">
            <text:p>7.538114</text:p>
          </table:table-cell>
          <table:table-cell office:value-type="float" office:value="4.442844" calcext:value-type="float">
            <text:p>4.442844</text:p>
          </table:table-cell>
          <table:table-cell office:value-type="float" office:value="1.202092" calcext:value-type="float">
            <text:p>1.202092</text:p>
          </table:table-cell>
          <table:table-cell office:value-type="float" office:value="0.6966632" calcext:value-type="float">
            <text:p>0.6966632</text:p>
          </table:table-cell>
          <table:table-cell office:value-type="float" office:value="0.5604286" calcext:value-type="float">
            <text:p>0.5604286</text:p>
          </table:table-cell>
          <table:table-cell office:value-type="float" office:value="0.4416267" calcext:value-type="float">
            <text:p>0.4416267</text:p>
          </table:table-cell>
          <table:table-cell office:value-type="float" office:value="0.3120223" calcext:value-type="float">
            <text:p>0.3120223</text:p>
          </table:table-cell>
          <table:table-cell office:value-type="float" office:value="0.1349843" calcext:value-type="float">
            <text:p>0.1349843</text:p>
          </table:table-cell>
          <table:table-cell office:value-type="float" office:value="0.1331308" calcext:value-type="float">
            <text:p>0.1331308</text:p>
          </table:table-cell>
          <table:table-cell office:value-type="float" office:value="0.3464639" calcext:value-type="float">
            <text:p>0.3464639</text:p>
          </table:table-cell>
          <table:table-cell office:value-type="float" office:value="0.3475088" calcext:value-type="float">
            <text:p>0.3475088</text:p>
          </table:table-cell>
          <table:table-cell office:value-type="float" office:value="0" calcext:value-type="float">
            <text:p>0</text:p>
          </table:table-cell>
          <table:table-cell office:value-type="float" office:value="2035.062" calcext:value-type="float">
            <text:p>2035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2781" calcext:value-type="float">
            <text:p>0.762781</text:p>
          </table:table-cell>
          <table:table-cell office:value-type="float" office:value="0" calcext:value-type="float">
            <text:p>0</text:p>
          </table:table-cell>
          <table:table-cell office:value-type="float" office:value="-0.0004234242" calcext:value-type="float">
            <text:p>-0.00042342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35.06199" calcext:value-type="float">
            <text:p>35.06199</text:p>
          </table:table-cell>
          <table:table-cell office:value-type="float" office:value="1098.498" calcext:value-type="float">
            <text:p>1098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7134" calcext:value-type="float">
            <text:p>0.4647134</text:p>
          </table:table-cell>
          <table:table-cell office:value-type="float" office:value="4.841083" calcext:value-type="float">
            <text:p>4.8410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629395" calcext:value-type="float">
            <text:p>-0.002629395</text:p>
          </table:table-cell>
          <table:table-cell office:value-type="float" office:value="0.001237861" calcext:value-type="float">
            <text:p>0.00123786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621" calcext:value-type="float">
            <text:p>20.1621</text:p>
          </table:table-cell>
          <table:table-cell office:value-type="float" office:value="3.080287" calcext:value-type="float">
            <text:p>3.080287</text:p>
          </table:table-cell>
          <table:table-cell office:value-type="float" office:value="0.2340504" calcext:value-type="float">
            <text:p>0.2340504</text:p>
          </table:table-cell>
          <table:table-cell office:value-type="float" office:value="0.212558" calcext:value-type="float">
            <text:p>0.212558</text:p>
          </table:table-cell>
          <table:table-cell office:value-type="float" office:value="0.1115234" calcext:value-type="float">
            <text:p>0.1115234</text:p>
          </table:table-cell>
          <table:table-cell office:value-type="float" office:value="0.1023589" calcext:value-type="float">
            <text:p>0.1023589</text:p>
          </table:table-cell>
          <table:table-cell office:value-type="float" office:value="0.04230301" calcext:value-type="float">
            <text:p>0.04230301</text:p>
          </table:table-cell>
          <table:table-cell office:value-type="float" office:value="0.03118688" calcext:value-type="float">
            <text:p>0.03118688</text:p>
          </table:table-cell>
          <table:table-cell office:value-type="float" office:value="0.04206766" calcext:value-type="float">
            <text:p>0.04206766</text:p>
          </table:table-cell>
          <table:table-cell office:value-type="float" office:value="0.02972453" calcext:value-type="float">
            <text:p>0.02972453</text:p>
          </table:table-cell>
          <table:table-cell office:value-type="float" office:value="0.02298433" calcext:value-type="float">
            <text:p>0.02298433</text:p>
          </table:table-cell>
          <table:table-cell office:value-type="float" office:value="0.02026712" calcext:value-type="float">
            <text:p>0.02026712</text:p>
          </table:table-cell>
          <table:table-cell office:value-type="float" office:value="0.01824947" calcext:value-type="float">
            <text:p>0.01824947</text:p>
          </table:table-cell>
          <table:table-cell office:value-type="float" office:value="0.00564519" calcext:value-type="float">
            <text:p>0.00564519</text:p>
          </table:table-cell>
          <table:table-cell office:value-type="float" office:value="0.006628342" calcext:value-type="float">
            <text:p>0.006628342</text:p>
          </table:table-cell>
          <table:table-cell office:value-type="float" office:value="0" calcext:value-type="float">
            <text:p>0</text:p>
          </table:table-cell>
          <table:table-cell office:value-type="float" office:value="78.3597" calcext:value-type="float">
            <text:p>78.3597</text:p>
          </table:table-cell>
          <table:table-cell office:value-type="float" office:value="32.63665" calcext:value-type="float">
            <text:p>32.63665</text:p>
          </table:table-cell>
          <table:table-cell office:value-type="float" office:value="15.76714" calcext:value-type="float">
            <text:p>15.76714</text:p>
          </table:table-cell>
          <table:table-cell office:value-type="float" office:value="7.581552" calcext:value-type="float">
            <text:p>7.581552</text:p>
          </table:table-cell>
          <table:table-cell office:value-type="float" office:value="4.465617" calcext:value-type="float">
            <text:p>4.465617</text:p>
          </table:table-cell>
          <table:table-cell office:value-type="float" office:value="1.206023" calcext:value-type="float">
            <text:p>1.206023</text:p>
          </table:table-cell>
          <table:table-cell office:value-type="float" office:value="0.7003002" calcext:value-type="float">
            <text:p>0.7003002</text:p>
          </table:table-cell>
          <table:table-cell office:value-type="float" office:value="0.5613693" calcext:value-type="float">
            <text:p>0.5613693</text:p>
          </table:table-cell>
          <table:table-cell office:value-type="float" office:value="0.4426642" calcext:value-type="float">
            <text:p>0.4426642</text:p>
          </table:table-cell>
          <table:table-cell office:value-type="float" office:value="0.3125272" calcext:value-type="float">
            <text:p>0.3125272</text:p>
          </table:table-cell>
          <table:table-cell office:value-type="float" office:value="0.135303" calcext:value-type="float">
            <text:p>0.135303</text:p>
          </table:table-cell>
          <table:table-cell office:value-type="float" office:value="0.1333594" calcext:value-type="float">
            <text:p>0.1333594</text:p>
          </table:table-cell>
          <table:table-cell office:value-type="float" office:value="0.3464001" calcext:value-type="float">
            <text:p>0.3464001</text:p>
          </table:table-cell>
          <table:table-cell office:value-type="float" office:value="0.3475453" calcext:value-type="float">
            <text:p>0.3475453</text:p>
          </table:table-cell>
          <table:table-cell office:value-type="float" office:value="0" calcext:value-type="float">
            <text:p>0</text:p>
          </table:table-cell>
          <table:table-cell office:value-type="float" office:value="2125.621" calcext:value-type="float">
            <text:p>2125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87683" calcext:value-type="float">
            <text:p>0.7887683</text:p>
          </table:table-cell>
          <table:table-cell office:value-type="float" office:value="0" calcext:value-type="float">
            <text:p>0</text:p>
          </table:table-cell>
          <table:table-cell office:value-type="float" office:value="-0.0004268807" calcext:value-type="float">
            <text:p>-0.00042688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35.02979" calcext:value-type="float">
            <text:p>35.02979</text:p>
          </table:table-cell>
          <table:table-cell office:value-type="float" office:value="1098.5" calcext:value-type="float">
            <text:p>10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437" calcext:value-type="float">
            <text:p>0.482437</text:p>
          </table:table-cell>
          <table:table-cell office:value-type="float" office:value="4.851653" calcext:value-type="float">
            <text:p>4.851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662809" calcext:value-type="float">
            <text:p>-0.002662809</text:p>
          </table:table-cell>
          <table:table-cell office:value-type="float" office:value="0.001264286" calcext:value-type="float">
            <text:p>0.00126428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106" calcext:value-type="float">
            <text:p>20.1106</text:p>
          </table:table-cell>
          <table:table-cell office:value-type="float" office:value="3.599472" calcext:value-type="float">
            <text:p>3.599472</text:p>
          </table:table-cell>
          <table:table-cell office:value-type="float" office:value="0.2223772" calcext:value-type="float">
            <text:p>0.2223772</text:p>
          </table:table-cell>
          <table:table-cell office:value-type="float" office:value="0.2073233" calcext:value-type="float">
            <text:p>0.2073233</text:p>
          </table:table-cell>
          <table:table-cell office:value-type="float" office:value="0.1116277" calcext:value-type="float">
            <text:p>0.1116277</text:p>
          </table:table-cell>
          <table:table-cell office:value-type="float" office:value="0.1024718" calcext:value-type="float">
            <text:p>0.1024718</text:p>
          </table:table-cell>
          <table:table-cell office:value-type="float" office:value="0.04229803" calcext:value-type="float">
            <text:p>0.04229803</text:p>
          </table:table-cell>
          <table:table-cell office:value-type="float" office:value="0.03125033" calcext:value-type="float">
            <text:p>0.03125033</text:p>
          </table:table-cell>
          <table:table-cell office:value-type="float" office:value="0.04211852" calcext:value-type="float">
            <text:p>0.04211852</text:p>
          </table:table-cell>
          <table:table-cell office:value-type="float" office:value="0.02975829" calcext:value-type="float">
            <text:p>0.02975829</text:p>
          </table:table-cell>
          <table:table-cell office:value-type="float" office:value="0.02300006" calcext:value-type="float">
            <text:p>0.02300006</text:p>
          </table:table-cell>
          <table:table-cell office:value-type="float" office:value="0.02027607" calcext:value-type="float">
            <text:p>0.02027607</text:p>
          </table:table-cell>
          <table:table-cell office:value-type="float" office:value="0.01826325" calcext:value-type="float">
            <text:p>0.01826325</text:p>
          </table:table-cell>
          <table:table-cell office:value-type="float" office:value="0.005644862" calcext:value-type="float">
            <text:p>0.005644862</text:p>
          </table:table-cell>
          <table:table-cell office:value-type="float" office:value="0.006629199" calcext:value-type="float">
            <text:p>0.006629199</text:p>
          </table:table-cell>
          <table:table-cell office:value-type="float" office:value="0" calcext:value-type="float">
            <text:p>0</text:p>
          </table:table-cell>
          <table:table-cell office:value-type="float" office:value="78.11353" calcext:value-type="float">
            <text:p>78.11353</text:p>
          </table:table-cell>
          <table:table-cell office:value-type="float" office:value="32.87374" calcext:value-type="float">
            <text:p>32.87374</text:p>
          </table:table-cell>
          <table:table-cell office:value-type="float" office:value="15.80183" calcext:value-type="float">
            <text:p>15.80183</text:p>
          </table:table-cell>
          <table:table-cell office:value-type="float" office:value="7.642013" calcext:value-type="float">
            <text:p>7.642013</text:p>
          </table:table-cell>
          <table:table-cell office:value-type="float" office:value="4.493035" calcext:value-type="float">
            <text:p>4.493035</text:p>
          </table:table-cell>
          <table:table-cell office:value-type="float" office:value="1.210527" calcext:value-type="float">
            <text:p>1.210527</text:p>
          </table:table-cell>
          <table:table-cell office:value-type="float" office:value="0.7052041" calcext:value-type="float">
            <text:p>0.7052041</text:p>
          </table:table-cell>
          <table:table-cell office:value-type="float" office:value="0.5620683" calcext:value-type="float">
            <text:p>0.5620683</text:p>
          </table:table-cell>
          <table:table-cell office:value-type="float" office:value="0.4436491" calcext:value-type="float">
            <text:p>0.4436491</text:p>
          </table:table-cell>
          <table:table-cell office:value-type="float" office:value="0.3130301" calcext:value-type="float">
            <text:p>0.3130301</text:p>
          </table:table-cell>
          <table:table-cell office:value-type="float" office:value="0.1356194" calcext:value-type="float">
            <text:p>0.1356194</text:p>
          </table:table-cell>
          <table:table-cell office:value-type="float" office:value="0.1335948" calcext:value-type="float">
            <text:p>0.1335948</text:p>
          </table:table-cell>
          <table:table-cell office:value-type="float" office:value="0.3463795" calcext:value-type="float">
            <text:p>0.3463795</text:p>
          </table:table-cell>
          <table:table-cell office:value-type="float" office:value="0.3475815" calcext:value-type="float">
            <text:p>0.3475815</text:p>
          </table:table-cell>
          <table:table-cell office:value-type="float" office:value="0" calcext:value-type="float">
            <text:p>0</text:p>
          </table:table-cell>
          <table:table-cell office:value-type="float" office:value="2213.474" calcext:value-type="float">
            <text:p>2213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088" calcext:value-type="float">
            <text:p>0.817088</text:p>
          </table:table-cell>
          <table:table-cell office:value-type="float" office:value="0" calcext:value-type="float">
            <text:p>0</text:p>
          </table:table-cell>
          <table:table-cell office:value-type="float" office:value="-0.0004294017" calcext:value-type="float">
            <text:p>-0.0004294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34.99269" calcext:value-type="float">
            <text:p>34.99269</text:p>
          </table:table-cell>
          <table:table-cell office:value-type="float" office:value="1098.504" calcext:value-type="float">
            <text:p>1098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20676" calcext:value-type="float">
            <text:p>0.5020676</text:p>
          </table:table-cell>
          <table:table-cell office:value-type="float" office:value="4.864099" calcext:value-type="float">
            <text:p>4.8640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3301" calcext:value-type="float">
            <text:p>7.633301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6757075" calcext:value-type="float">
            <text:p>6.757075E-08</text:p>
          </table:table-cell>
          <table:table-cell office:value-type="float" office:value="-0.002703109" calcext:value-type="float">
            <text:p>-0.002703109</text:p>
          </table:table-cell>
          <table:table-cell office:value-type="float" office:value="0.001288375" calcext:value-type="float">
            <text:p>0.00128837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5357" calcext:value-type="float">
            <text:p>20.05357</text:p>
          </table:table-cell>
          <table:table-cell office:value-type="float" office:value="4.167506" calcext:value-type="float">
            <text:p>4.167506</text:p>
          </table:table-cell>
          <table:table-cell office:value-type="float" office:value="0.2100148" calcext:value-type="float">
            <text:p>0.2100148</text:p>
          </table:table-cell>
          <table:table-cell office:value-type="float" office:value="0.1962497" calcext:value-type="float">
            <text:p>0.1962497</text:p>
          </table:table-cell>
          <table:table-cell office:value-type="float" office:value="0.1105585" calcext:value-type="float">
            <text:p>0.1105585</text:p>
          </table:table-cell>
          <table:table-cell office:value-type="float" office:value="0.101857" calcext:value-type="float">
            <text:p>0.101857</text:p>
          </table:table-cell>
          <table:table-cell office:value-type="float" office:value="0.04227623" calcext:value-type="float">
            <text:p>0.04227623</text:p>
          </table:table-cell>
          <table:table-cell office:value-type="float" office:value="0.03129053" calcext:value-type="float">
            <text:p>0.03129053</text:p>
          </table:table-cell>
          <table:table-cell office:value-type="float" office:value="0.04216686" calcext:value-type="float">
            <text:p>0.04216686</text:p>
          </table:table-cell>
          <table:table-cell office:value-type="float" office:value="0.0297905" calcext:value-type="float">
            <text:p>0.0297905</text:p>
          </table:table-cell>
          <table:table-cell office:value-type="float" office:value="0.02301561" calcext:value-type="float">
            <text:p>0.02301561</text:p>
          </table:table-cell>
          <table:table-cell office:value-type="float" office:value="0.02028509" calcext:value-type="float">
            <text:p>0.02028509</text:p>
          </table:table-cell>
          <table:table-cell office:value-type="float" office:value="0.01827691" calcext:value-type="float">
            <text:p>0.01827691</text:p>
          </table:table-cell>
          <table:table-cell office:value-type="float" office:value="0.005644706" calcext:value-type="float">
            <text:p>0.005644706</text:p>
          </table:table-cell>
          <table:table-cell office:value-type="float" office:value="0.006630867" calcext:value-type="float">
            <text:p>0.006630867</text:p>
          </table:table-cell>
          <table:table-cell office:value-type="float" office:value="0" calcext:value-type="float">
            <text:p>0</text:p>
          </table:table-cell>
          <table:table-cell office:value-type="float" office:value="77.77374" calcext:value-type="float">
            <text:p>77.77374</text:p>
          </table:table-cell>
          <table:table-cell office:value-type="float" office:value="33.12833" calcext:value-type="float">
            <text:p>33.12833</text:p>
          </table:table-cell>
          <table:table-cell office:value-type="float" office:value="15.81248" calcext:value-type="float">
            <text:p>15.81248</text:p>
          </table:table-cell>
          <table:table-cell office:value-type="float" office:value="7.726513" calcext:value-type="float">
            <text:p>7.726513</text:p>
          </table:table-cell>
          <table:table-cell office:value-type="float" office:value="4.528897" calcext:value-type="float">
            <text:p>4.528897</text:p>
          </table:table-cell>
          <table:table-cell office:value-type="float" office:value="1.215738" calcext:value-type="float">
            <text:p>1.215738</text:p>
          </table:table-cell>
          <table:table-cell office:value-type="float" office:value="0.7099054" calcext:value-type="float">
            <text:p>0.7099054</text:p>
          </table:table-cell>
          <table:table-cell office:value-type="float" office:value="0.5627905" calcext:value-type="float">
            <text:p>0.5627905</text:p>
          </table:table-cell>
          <table:table-cell office:value-type="float" office:value="0.4445805" calcext:value-type="float">
            <text:p>0.4445805</text:p>
          </table:table-cell>
          <table:table-cell office:value-type="float" office:value="0.3135286" calcext:value-type="float">
            <text:p>0.3135286</text:p>
          </table:table-cell>
          <table:table-cell office:value-type="float" office:value="0.1359338" calcext:value-type="float">
            <text:p>0.1359338</text:p>
          </table:table-cell>
          <table:table-cell office:value-type="float" office:value="0.133841" calcext:value-type="float">
            <text:p>0.133841</text:p>
          </table:table-cell>
          <table:table-cell office:value-type="float" office:value="0.3464026" calcext:value-type="float">
            <text:p>0.3464026</text:p>
          </table:table-cell>
          <table:table-cell office:value-type="float" office:value="0.3476119" calcext:value-type="float">
            <text:p>0.3476119</text:p>
          </table:table-cell>
          <table:table-cell office:value-type="float" office:value="0" calcext:value-type="float">
            <text:p>0</text:p>
          </table:table-cell>
          <table:table-cell office:value-type="float" office:value="2313.929" calcext:value-type="float">
            <text:p>2313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1981" calcext:value-type="float">
            <text:p>0.8491981</text:p>
          </table:table-cell>
          <table:table-cell office:value-type="float" office:value="0" calcext:value-type="float">
            <text:p>0</text:p>
          </table:table-cell>
          <table:table-cell office:value-type="float" office:value="-0.0004321603" calcext:value-type="float">
            <text:p>-0.00043216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34.97338" calcext:value-type="float">
            <text:p>34.97338</text:p>
          </table:table-cell>
          <table:table-cell office:value-type="float" office:value="1098.508" calcext:value-type="float">
            <text:p>1098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3391" calcext:value-type="float">
            <text:p>0.4943391</text:p>
          </table:table-cell>
          <table:table-cell office:value-type="float" office:value="4.892758" calcext:value-type="float">
            <text:p>4.892758</text:p>
          </table:table-cell>
          <table:table-cell office:value-type="float" office:value="0" calcext:value-type="float">
            <text:p>0</text:p>
          </table:table-cell>
          <table:table-cell office:value-type="float" office:value="0.0000001867804" calcext:value-type="float">
            <text:p>1.867804E-07</text:p>
          </table:table-cell>
          <table:table-cell office:value-type="float" office:value="0" calcext:value-type="float">
            <text:p>0</text:p>
          </table:table-cell>
          <table:table-cell office:value-type="float" office:value="0.00004266196" calcext:value-type="float">
            <text:p>4.266196E-05</text:p>
          </table:table-cell>
          <table:table-cell office:value-type="float" office:value="-0.002757071" calcext:value-type="float">
            <text:p>-0.002757071</text:p>
          </table:table-cell>
          <table:table-cell office:value-type="float" office:value="0.001302615" calcext:value-type="float">
            <text:p>0.00130261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5106" calcext:value-type="float">
            <text:p>20.05106</text:p>
          </table:table-cell>
          <table:table-cell office:value-type="float" office:value="3.783525" calcext:value-type="float">
            <text:p>3.783525</text:p>
          </table:table-cell>
          <table:table-cell office:value-type="float" office:value="0.6988086" calcext:value-type="float">
            <text:p>0.6988086</text:p>
          </table:table-cell>
          <table:table-cell office:value-type="float" office:value="0.1846927" calcext:value-type="float">
            <text:p>0.1846927</text:p>
          </table:table-cell>
          <table:table-cell office:value-type="float" office:value="0.1084447" calcext:value-type="float">
            <text:p>0.1084447</text:p>
          </table:table-cell>
          <table:table-cell office:value-type="float" office:value="0.1004969" calcext:value-type="float">
            <text:p>0.1004969</text:p>
          </table:table-cell>
          <table:table-cell office:value-type="float" office:value="0.04220136" calcext:value-type="float">
            <text:p>0.04220136</text:p>
          </table:table-cell>
          <table:table-cell office:value-type="float" office:value="0.03125426" calcext:value-type="float">
            <text:p>0.03125426</text:p>
          </table:table-cell>
          <table:table-cell office:value-type="float" office:value="0.04224062" calcext:value-type="float">
            <text:p>0.04224062</text:p>
          </table:table-cell>
          <table:table-cell office:value-type="float" office:value="0.02982139" calcext:value-type="float">
            <text:p>0.02982139</text:p>
          </table:table-cell>
          <table:table-cell office:value-type="float" office:value="0.02303089" calcext:value-type="float">
            <text:p>0.02303089</text:p>
          </table:table-cell>
          <table:table-cell office:value-type="float" office:value="0.02029411" calcext:value-type="float">
            <text:p>0.02029411</text:p>
          </table:table-cell>
          <table:table-cell office:value-type="float" office:value="0.0182906" calcext:value-type="float">
            <text:p>0.0182906</text:p>
          </table:table-cell>
          <table:table-cell office:value-type="float" office:value="0.005643731" calcext:value-type="float">
            <text:p>0.005643731</text:p>
          </table:table-cell>
          <table:table-cell office:value-type="float" office:value="0.006629327" calcext:value-type="float">
            <text:p>0.006629327</text:p>
          </table:table-cell>
          <table:table-cell office:value-type="float" office:value="0" calcext:value-type="float">
            <text:p>0</text:p>
          </table:table-cell>
          <table:table-cell office:value-type="float" office:value="24.04529" calcext:value-type="float">
            <text:p>24.04529</text:p>
          </table:table-cell>
          <table:table-cell office:value-type="float" office:value="46.67097" calcext:value-type="float">
            <text:p>46.67097</text:p>
          </table:table-cell>
          <table:table-cell office:value-type="float" office:value="15.99273" calcext:value-type="float">
            <text:p>15.99273</text:p>
          </table:table-cell>
          <table:table-cell office:value-type="float" office:value="7.830028" calcext:value-type="float">
            <text:p>7.830028</text:p>
          </table:table-cell>
          <table:table-cell office:value-type="float" office:value="4.577665" calcext:value-type="float">
            <text:p>4.577665</text:p>
          </table:table-cell>
          <table:table-cell office:value-type="float" office:value="1.221515" calcext:value-type="float">
            <text:p>1.221515</text:p>
          </table:table-cell>
          <table:table-cell office:value-type="float" office:value="0.709002" calcext:value-type="float">
            <text:p>0.709002</text:p>
          </table:table-cell>
          <table:table-cell office:value-type="float" office:value="0.5652248" calcext:value-type="float">
            <text:p>0.5652248</text:p>
          </table:table-cell>
          <table:table-cell office:value-type="float" office:value="0.4454831" calcext:value-type="float">
            <text:p>0.4454831</text:p>
          </table:table-cell>
          <table:table-cell office:value-type="float" office:value="0.3140209" calcext:value-type="float">
            <text:p>0.3140209</text:p>
          </table:table-cell>
          <table:table-cell office:value-type="float" office:value="0.1362468" calcext:value-type="float">
            <text:p>0.1362468</text:p>
          </table:table-cell>
          <table:table-cell office:value-type="float" office:value="0.1340952" calcext:value-type="float">
            <text:p>0.1340952</text:p>
          </table:table-cell>
          <table:table-cell office:value-type="float" office:value="0.3462119" calcext:value-type="float">
            <text:p>0.3462119</text:p>
          </table:table-cell>
          <table:table-cell office:value-type="float" office:value="0.3476328" calcext:value-type="float">
            <text:p>0.3476328</text:p>
          </table:table-cell>
          <table:table-cell office:value-type="float" office:value="0" calcext:value-type="float">
            <text:p>0</text:p>
          </table:table-cell>
          <table:table-cell office:value-type="float" office:value="2172.439" calcext:value-type="float">
            <text:p>2172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7652" calcext:value-type="float">
            <text:p>0.8627652</text:p>
          </table:table-cell>
          <table:table-cell office:value-type="float" office:value="0" calcext:value-type="float">
            <text:p>0</text:p>
          </table:table-cell>
          <table:table-cell office:value-type="float" office:value="-0.0004355774" calcext:value-type="float">
            <text:p>-0.00043557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34.95464" calcext:value-type="float">
            <text:p>34.95464</text:p>
          </table:table-cell>
          <table:table-cell office:value-type="float" office:value="1098.513" calcext:value-type="float">
            <text:p>1098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6281" calcext:value-type="float">
            <text:p>0.4786281</text:p>
          </table:table-cell>
          <table:table-cell office:value-type="float" office:value="4.921406" calcext:value-type="float">
            <text:p>4.921406</text:p>
          </table:table-cell>
          <table:table-cell office:value-type="float" office:value="0" calcext:value-type="float">
            <text:p>0</text:p>
          </table:table-cell>
          <table:table-cell office:value-type="float" office:value="0.0000003029194" calcext:value-type="float">
            <text:p>3.029194E-07</text:p>
          </table:table-cell>
          <table:table-cell office:value-type="float" office:value="0" calcext:value-type="float">
            <text:p>0</text:p>
          </table:table-cell>
          <table:table-cell office:value-type="float" office:value="0.00005331611" calcext:value-type="float">
            <text:p>5.331611E-05</text:p>
          </table:table-cell>
          <table:table-cell office:value-type="float" office:value="-0.002804405" calcext:value-type="float">
            <text:p>-0.002804405</text:p>
          </table:table-cell>
          <table:table-cell office:value-type="float" office:value="0.001307614" calcext:value-type="float">
            <text:p>0.00130761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5289" calcext:value-type="float">
            <text:p>20.05289</text:p>
          </table:table-cell>
          <table:table-cell office:value-type="float" office:value="3.127795" calcext:value-type="float">
            <text:p>3.127795</text:p>
          </table:table-cell>
          <table:table-cell office:value-type="float" office:value="0.4941429" calcext:value-type="float">
            <text:p>0.4941429</text:p>
          </table:table-cell>
          <table:table-cell office:value-type="float" office:value="0.1752464" calcext:value-type="float">
            <text:p>0.1752464</text:p>
          </table:table-cell>
          <table:table-cell office:value-type="float" office:value="0.105784" calcext:value-type="float">
            <text:p>0.105784</text:p>
          </table:table-cell>
          <table:table-cell office:value-type="float" office:value="0.09862081" calcext:value-type="float">
            <text:p>0.09862081</text:p>
          </table:table-cell>
          <table:table-cell office:value-type="float" office:value="0.04203723" calcext:value-type="float">
            <text:p>0.04203723</text:p>
          </table:table-cell>
          <table:table-cell office:value-type="float" office:value="0.03084773" calcext:value-type="float">
            <text:p>0.03084773</text:p>
          </table:table-cell>
          <table:table-cell office:value-type="float" office:value="0.04243022" calcext:value-type="float">
            <text:p>0.04243022</text:p>
          </table:table-cell>
          <table:table-cell office:value-type="float" office:value="0.0298566" calcext:value-type="float">
            <text:p>0.0298566</text:p>
          </table:table-cell>
          <table:table-cell office:value-type="float" office:value="0.02304606" calcext:value-type="float">
            <text:p>0.02304606</text:p>
          </table:table-cell>
          <table:table-cell office:value-type="float" office:value="0.02030317" calcext:value-type="float">
            <text:p>0.02030317</text:p>
          </table:table-cell>
          <table:table-cell office:value-type="float" office:value="0.01830415" calcext:value-type="float">
            <text:p>0.01830415</text:p>
          </table:table-cell>
          <table:table-cell office:value-type="float" office:value="0.00564249" calcext:value-type="float">
            <text:p>0.00564249</text:p>
          </table:table-cell>
          <table:table-cell office:value-type="float" office:value="0.006625886" calcext:value-type="float">
            <text:p>0.006625886</text:p>
          </table:table-cell>
          <table:table-cell office:value-type="float" office:value="0" calcext:value-type="float">
            <text:p>0</text:p>
          </table:table-cell>
          <table:table-cell office:value-type="float" office:value="36.4007" calcext:value-type="float">
            <text:p>36.4007</text:p>
          </table:table-cell>
          <table:table-cell office:value-type="float" office:value="40.3304" calcext:value-type="float">
            <text:p>40.3304</text:p>
          </table:table-cell>
          <table:table-cell office:value-type="float" office:value="16.77721" calcext:value-type="float">
            <text:p>16.77721</text:p>
          </table:table-cell>
          <table:table-cell office:value-type="float" office:value="7.928789" calcext:value-type="float">
            <text:p>7.928789</text:p>
          </table:table-cell>
          <table:table-cell office:value-type="float" office:value="4.634592" calcext:value-type="float">
            <text:p>4.634592</text:p>
          </table:table-cell>
          <table:table-cell office:value-type="float" office:value="1.227445" calcext:value-type="float">
            <text:p>1.227445</text:p>
          </table:table-cell>
          <table:table-cell office:value-type="float" office:value="0.6814666" calcext:value-type="float">
            <text:p>0.6814666</text:p>
          </table:table-cell>
          <table:table-cell office:value-type="float" office:value="0.5745726" calcext:value-type="float">
            <text:p>0.5745726</text:p>
          </table:table-cell>
          <table:table-cell office:value-type="float" office:value="0.4467863" calcext:value-type="float">
            <text:p>0.4467863</text:p>
          </table:table-cell>
          <table:table-cell office:value-type="float" office:value="0.3145136" calcext:value-type="float">
            <text:p>0.3145136</text:p>
          </table:table-cell>
          <table:table-cell office:value-type="float" office:value="0.1365579" calcext:value-type="float">
            <text:p>0.1365579</text:p>
          </table:table-cell>
          <table:table-cell office:value-type="float" office:value="0.1343385" calcext:value-type="float">
            <text:p>0.1343385</text:p>
          </table:table-cell>
          <table:table-cell office:value-type="float" office:value="0.3458639" calcext:value-type="float">
            <text:p>0.3458639</text:p>
          </table:table-cell>
          <table:table-cell office:value-type="float" office:value="0.347703" calcext:value-type="float">
            <text:p>0.347703</text:p>
          </table:table-cell>
          <table:table-cell office:value-type="float" office:value="0" calcext:value-type="float">
            <text:p>0</text:p>
          </table:table-cell>
          <table:table-cell office:value-type="float" office:value="2177.293" calcext:value-type="float">
            <text:p>2177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57502" calcext:value-type="float">
            <text:p>0.8757502</text:p>
          </table:table-cell>
          <table:table-cell office:value-type="float" office:value="0" calcext:value-type="float">
            <text:p>0</text:p>
          </table:table-cell>
          <table:table-cell office:value-type="float" office:value="-0.0004379042" calcext:value-type="float">
            <text:p>-0.00043790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34.93846" calcext:value-type="float">
            <text:p>34.93846</text:p>
          </table:table-cell>
          <table:table-cell office:value-type="float" office:value="1098.515" calcext:value-type="float">
            <text:p>1098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4123" calcext:value-type="float">
            <text:p>0.4714123</text:p>
          </table:table-cell>
          <table:table-cell office:value-type="float" office:value="4.941177" calcext:value-type="float">
            <text:p>4.941177</text:p>
          </table:table-cell>
          <table:table-cell office:value-type="float" office:value="0" calcext:value-type="float">
            <text:p>0</text:p>
          </table:table-cell>
          <table:table-cell office:value-type="float" office:value="0.0000003115443" calcext:value-type="float">
            <text:p>3.115443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0711" calcext:value-type="float">
            <text:p>5.40711E-05</text:p>
          </table:table-cell>
          <table:table-cell office:value-type="float" office:value="-0.002836309" calcext:value-type="float">
            <text:p>-0.002836309</text:p>
          </table:table-cell>
          <table:table-cell office:value-type="float" office:value="0.001317856" calcext:value-type="float">
            <text:p>0.00131785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4447" calcext:value-type="float">
            <text:p>20.04447</text:p>
          </table:table-cell>
          <table:table-cell office:value-type="float" office:value="2.811872" calcext:value-type="float">
            <text:p>2.811872</text:p>
          </table:table-cell>
          <table:table-cell office:value-type="float" office:value="0.4303558" calcext:value-type="float">
            <text:p>0.4303558</text:p>
          </table:table-cell>
          <table:table-cell office:value-type="float" office:value="0.1683933" calcext:value-type="float">
            <text:p>0.1683933</text:p>
          </table:table-cell>
          <table:table-cell office:value-type="float" office:value="0.103799" calcext:value-type="float">
            <text:p>0.103799</text:p>
          </table:table-cell>
          <table:table-cell office:value-type="float" office:value="0.09729013" calcext:value-type="float">
            <text:p>0.09729013</text:p>
          </table:table-cell>
          <table:table-cell office:value-type="float" office:value="0.04193" calcext:value-type="float">
            <text:p>0.04193</text:p>
          </table:table-cell>
          <table:table-cell office:value-type="float" office:value="0.03071948" calcext:value-type="float">
            <text:p>0.03071948</text:p>
          </table:table-cell>
          <table:table-cell office:value-type="float" office:value="0.04252889" calcext:value-type="float">
            <text:p>0.04252889</text:p>
          </table:table-cell>
          <table:table-cell office:value-type="float" office:value="0.02989567" calcext:value-type="float">
            <text:p>0.02989567</text:p>
          </table:table-cell>
          <table:table-cell office:value-type="float" office:value="0.02306128" calcext:value-type="float">
            <text:p>0.02306128</text:p>
          </table:table-cell>
          <table:table-cell office:value-type="float" office:value="0.02031222" calcext:value-type="float">
            <text:p>0.02031222</text:p>
          </table:table-cell>
          <table:table-cell office:value-type="float" office:value="0.01831761" calcext:value-type="float">
            <text:p>0.01831761</text:p>
          </table:table-cell>
          <table:table-cell office:value-type="float" office:value="0.005640883" calcext:value-type="float">
            <text:p>0.005640883</text:p>
          </table:table-cell>
          <table:table-cell office:value-type="float" office:value="0.006620776" calcext:value-type="float">
            <text:p>0.006620776</text:p>
          </table:table-cell>
          <table:table-cell office:value-type="float" office:value="0" calcext:value-type="float">
            <text:p>0</text:p>
          </table:table-cell>
          <table:table-cell office:value-type="float" office:value="41.26296" calcext:value-type="float">
            <text:p>41.26296</text:p>
          </table:table-cell>
          <table:table-cell office:value-type="float" office:value="39.8424" calcext:value-type="float">
            <text:p>39.8424</text:p>
          </table:table-cell>
          <table:table-cell office:value-type="float" office:value="16.96029" calcext:value-type="float">
            <text:p>16.96029</text:p>
          </table:table-cell>
          <table:table-cell office:value-type="float" office:value="7.980095" calcext:value-type="float">
            <text:p>7.980095</text:p>
          </table:table-cell>
          <table:table-cell office:value-type="float" office:value="4.67751" calcext:value-type="float">
            <text:p>4.67751</text:p>
          </table:table-cell>
          <table:table-cell office:value-type="float" office:value="1.233511" calcext:value-type="float">
            <text:p>1.233511</text:p>
          </table:table-cell>
          <table:table-cell office:value-type="float" office:value="0.6703158" calcext:value-type="float">
            <text:p>0.6703158</text:p>
          </table:table-cell>
          <table:table-cell office:value-type="float" office:value="0.5786796" calcext:value-type="float">
            <text:p>0.5786796</text:p>
          </table:table-cell>
          <table:table-cell office:value-type="float" office:value="0.4484825" calcext:value-type="float">
            <text:p>0.4484825</text:p>
          </table:table-cell>
          <table:table-cell office:value-type="float" office:value="0.3150226" calcext:value-type="float">
            <text:p>0.3150226</text:p>
          </table:table-cell>
          <table:table-cell office:value-type="float" office:value="0.1368669" calcext:value-type="float">
            <text:p>0.1368669</text:p>
          </table:table-cell>
          <table:table-cell office:value-type="float" office:value="0.1345596" calcext:value-type="float">
            <text:p>0.1345596</text:p>
          </table:table-cell>
          <table:table-cell office:value-type="float" office:value="0.3454125" calcext:value-type="float">
            <text:p>0.3454125</text:p>
          </table:table-cell>
          <table:table-cell office:value-type="float" office:value="0.3477863" calcext:value-type="float">
            <text:p>0.3477863</text:p>
          </table:table-cell>
          <table:table-cell office:value-type="float" office:value="0" calcext:value-type="float">
            <text:p>0</text:p>
          </table:table-cell>
          <table:table-cell office:value-type="float" office:value="2174.307" calcext:value-type="float">
            <text:p>2174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83106" calcext:value-type="float">
            <text:p>0.8883106</text:p>
          </table:table-cell>
          <table:table-cell office:value-type="float" office:value="0" calcext:value-type="float">
            <text:p>0</text:p>
          </table:table-cell>
          <table:table-cell office:value-type="float" office:value="-0.0004400047" calcext:value-type="float">
            <text:p>-0.00044000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34.92043" calcext:value-type="float">
            <text:p>34.92043</text:p>
          </table:table-cell>
          <table:table-cell office:value-type="float" office:value="1098.519" calcext:value-type="float">
            <text:p>1098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09661" calcext:value-type="float">
            <text:p>0.4609661</text:p>
          </table:table-cell>
          <table:table-cell office:value-type="float" office:value="4.964206" calcext:value-type="float">
            <text:p>4.964206</text:p>
          </table:table-cell>
          <table:table-cell office:value-type="float" office:value="0" calcext:value-type="float">
            <text:p>0</text:p>
          </table:table-cell>
          <table:table-cell office:value-type="float" office:value="0.0000003121462" calcext:value-type="float">
            <text:p>3.121462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2405" calcext:value-type="float">
            <text:p>5.412405E-05</text:p>
          </table:table-cell>
          <table:table-cell office:value-type="float" office:value="-0.002884614" calcext:value-type="float">
            <text:p>-0.002884614</text:p>
          </table:table-cell>
          <table:table-cell office:value-type="float" office:value="0.001331115" calcext:value-type="float">
            <text:p>0.00133111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4767" calcext:value-type="float">
            <text:p>20.04767</text:p>
          </table:table-cell>
          <table:table-cell office:value-type="float" office:value="2.518563" calcext:value-type="float">
            <text:p>2.518563</text:p>
          </table:table-cell>
          <table:table-cell office:value-type="float" office:value="0.398595" calcext:value-type="float">
            <text:p>0.398595</text:p>
          </table:table-cell>
          <table:table-cell office:value-type="float" office:value="0.1695721" calcext:value-type="float">
            <text:p>0.1695721</text:p>
          </table:table-cell>
          <table:table-cell office:value-type="float" office:value="0.102471" calcext:value-type="float">
            <text:p>0.102471</text:p>
          </table:table-cell>
          <table:table-cell office:value-type="float" office:value="0.09624755" calcext:value-type="float">
            <text:p>0.09624755</text:p>
          </table:table-cell>
          <table:table-cell office:value-type="float" office:value="0.04184415" calcext:value-type="float">
            <text:p>0.04184415</text:p>
          </table:table-cell>
          <table:table-cell office:value-type="float" office:value="0.03070744" calcext:value-type="float">
            <text:p>0.03070744</text:p>
          </table:table-cell>
          <table:table-cell office:value-type="float" office:value="0.04259078" calcext:value-type="float">
            <text:p>0.04259078</text:p>
          </table:table-cell>
          <table:table-cell office:value-type="float" office:value="0.02993401" calcext:value-type="float">
            <text:p>0.02993401</text:p>
          </table:table-cell>
          <table:table-cell office:value-type="float" office:value="0.02307661" calcext:value-type="float">
            <text:p>0.02307661</text:p>
          </table:table-cell>
          <table:table-cell office:value-type="float" office:value="0.02032129" calcext:value-type="float">
            <text:p>0.02032129</text:p>
          </table:table-cell>
          <table:table-cell office:value-type="float" office:value="0.01833103" calcext:value-type="float">
            <text:p>0.01833103</text:p>
          </table:table-cell>
          <table:table-cell office:value-type="float" office:value="0.005640303" calcext:value-type="float">
            <text:p>0.005640303</text:p>
          </table:table-cell>
          <table:table-cell office:value-type="float" office:value="0.006620172" calcext:value-type="float">
            <text:p>0.006620172</text:p>
          </table:table-cell>
          <table:table-cell office:value-type="float" office:value="0" calcext:value-type="float">
            <text:p>0</text:p>
          </table:table-cell>
          <table:table-cell office:value-type="float" office:value="48.32056" calcext:value-type="float">
            <text:p>48.32056</text:p>
          </table:table-cell>
          <table:table-cell office:value-type="float" office:value="39.88687" calcext:value-type="float">
            <text:p>39.88687</text:p>
          </table:table-cell>
          <table:table-cell office:value-type="float" office:value="17.15163" calcext:value-type="float">
            <text:p>17.15163</text:p>
          </table:table-cell>
          <table:table-cell office:value-type="float" office:value="8.008008" calcext:value-type="float">
            <text:p>8.008008</text:p>
          </table:table-cell>
          <table:table-cell office:value-type="float" office:value="4.705425" calcext:value-type="float">
            <text:p>4.705425</text:p>
          </table:table-cell>
          <table:table-cell office:value-type="float" office:value="1.239321" calcext:value-type="float">
            <text:p>1.239321</text:p>
          </table:table-cell>
          <table:table-cell office:value-type="float" office:value="0.6660673" calcext:value-type="float">
            <text:p>0.6660673</text:p>
          </table:table-cell>
          <table:table-cell office:value-type="float" office:value="0.580695" calcext:value-type="float">
            <text:p>0.580695</text:p>
          </table:table-cell>
          <table:table-cell office:value-type="float" office:value="0.4501891" calcext:value-type="float">
            <text:p>0.4501891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0.1371742" calcext:value-type="float">
            <text:p>0.1371742</text:p>
          </table:table-cell>
          <table:table-cell office:value-type="float" office:value="0.134772" calcext:value-type="float">
            <text:p>0.134772</text:p>
          </table:table-cell>
          <table:table-cell office:value-type="float" office:value="0.3452908" calcext:value-type="float">
            <text:p>0.3452908</text:p>
          </table:table-cell>
          <table:table-cell office:value-type="float" office:value="0.3478368" calcext:value-type="float">
            <text:p>0.3478368</text:p>
          </table:table-cell>
          <table:table-cell office:value-type="float" office:value="0" calcext:value-type="float">
            <text:p>0</text:p>
          </table:table-cell>
          <table:table-cell office:value-type="float" office:value="2141.942" calcext:value-type="float">
            <text:p>2141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9339" calcext:value-type="float">
            <text:p>0.9009339</text:p>
          </table:table-cell>
          <table:table-cell office:value-type="float" office:value="0" calcext:value-type="float">
            <text:p>0</text:p>
          </table:table-cell>
          <table:table-cell office:value-type="float" office:value="-0.0004420863" calcext:value-type="float">
            <text:p>-0.00044208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34.89312" calcext:value-type="float">
            <text:p>34.89312</text:p>
          </table:table-cell>
          <table:table-cell office:value-type="float" office:value="1098.529" calcext:value-type="float">
            <text:p>1098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6498" calcext:value-type="float">
            <text:p>0.4436498</text:p>
          </table:table-cell>
          <table:table-cell office:value-type="float" office:value="4.998028" calcext:value-type="float">
            <text:p>4.99802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4" calcext:value-type="float">
            <text:p>3.122174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16" calcext:value-type="float">
            <text:p>5.413016E-05</text:p>
          </table:table-cell>
          <table:table-cell office:value-type="float" office:value="-0.002999874" calcext:value-type="float">
            <text:p>-0.002999874</text:p>
          </table:table-cell>
          <table:table-cell office:value-type="float" office:value="0.001343174" calcext:value-type="float">
            <text:p>0.00134317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7553" calcext:value-type="float">
            <text:p>20.07553</text:p>
          </table:table-cell>
          <table:table-cell office:value-type="float" office:value="1.835933" calcext:value-type="float">
            <text:p>1.835933</text:p>
          </table:table-cell>
          <table:table-cell office:value-type="float" office:value="0.3383137" calcext:value-type="float">
            <text:p>0.3383137</text:p>
          </table:table-cell>
          <table:table-cell office:value-type="float" office:value="0.1647165" calcext:value-type="float">
            <text:p>0.1647165</text:p>
          </table:table-cell>
          <table:table-cell office:value-type="float" office:value="0.1011953" calcext:value-type="float">
            <text:p>0.1011953</text:p>
          </table:table-cell>
          <table:table-cell office:value-type="float" office:value="0.09523248" calcext:value-type="float">
            <text:p>0.09523248</text:p>
          </table:table-cell>
          <table:table-cell office:value-type="float" office:value="0.04173163" calcext:value-type="float">
            <text:p>0.04173163</text:p>
          </table:table-cell>
          <table:table-cell office:value-type="float" office:value="0.03072387" calcext:value-type="float">
            <text:p>0.03072387</text:p>
          </table:table-cell>
          <table:table-cell office:value-type="float" office:value="0.04263983" calcext:value-type="float">
            <text:p>0.04263983</text:p>
          </table:table-cell>
          <table:table-cell office:value-type="float" office:value="0.02997058" calcext:value-type="float">
            <text:p>0.02997058</text:p>
          </table:table-cell>
          <table:table-cell office:value-type="float" office:value="0.02309188" calcext:value-type="float">
            <text:p>0.02309188</text:p>
          </table:table-cell>
          <table:table-cell office:value-type="float" office:value="0.02033038" calcext:value-type="float">
            <text:p>0.02033038</text:p>
          </table:table-cell>
          <table:table-cell office:value-type="float" office:value="0.01834448" calcext:value-type="float">
            <text:p>0.01834448</text:p>
          </table:table-cell>
          <table:table-cell office:value-type="float" office:value="0.005640713" calcext:value-type="float">
            <text:p>0.005640713</text:p>
          </table:table-cell>
          <table:table-cell office:value-type="float" office:value="0.006623565" calcext:value-type="float">
            <text:p>0.006623565</text:p>
          </table:table-cell>
          <table:table-cell office:value-type="float" office:value="0" calcext:value-type="float">
            <text:p>0</text:p>
          </table:table-cell>
          <table:table-cell office:value-type="float" office:value="50.43345" calcext:value-type="float">
            <text:p>50.43345</text:p>
          </table:table-cell>
          <table:table-cell office:value-type="float" office:value="38.80149" calcext:value-type="float">
            <text:p>38.80149</text:p>
          </table:table-cell>
          <table:table-cell office:value-type="float" office:value="17.50992" calcext:value-type="float">
            <text:p>17.50992</text:p>
          </table:table-cell>
          <table:table-cell office:value-type="float" office:value="8.06196" calcext:value-type="float">
            <text:p>8.06196</text:p>
          </table:table-cell>
          <table:table-cell office:value-type="float" office:value="4.735564" calcext:value-type="float">
            <text:p>4.735564</text:p>
          </table:table-cell>
          <table:table-cell office:value-type="float" office:value="1.244757" calcext:value-type="float">
            <text:p>1.244757</text:p>
          </table:table-cell>
          <table:table-cell office:value-type="float" office:value="0.6644101" calcext:value-type="float">
            <text:p>0.6644101</text:p>
          </table:table-cell>
          <table:table-cell office:value-type="float" office:value="0.5820916" calcext:value-type="float">
            <text:p>0.5820916</text:p>
          </table:table-cell>
          <table:table-cell office:value-type="float" office:value="0.4518062" calcext:value-type="float">
            <text:p>0.4518062</text:p>
          </table:table-cell>
          <table:table-cell office:value-type="float" office:value="0.3160912" calcext:value-type="float">
            <text:p>0.3160912</text:p>
          </table:table-cell>
          <table:table-cell office:value-type="float" office:value="0.1374805" calcext:value-type="float">
            <text:p>0.1374805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3454218" calcext:value-type="float">
            <text:p>0.3454218</text:p>
          </table:table-cell>
          <table:table-cell office:value-type="float" office:value="0.3478766" calcext:value-type="float">
            <text:p>0.3478766</text:p>
          </table:table-cell>
          <table:table-cell office:value-type="float" office:value="0" calcext:value-type="float">
            <text:p>0</text:p>
          </table:table-cell>
          <table:table-cell office:value-type="float" office:value="2108.04" calcext:value-type="float">
            <text:p>210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5512" calcext:value-type="float">
            <text:p>0.9175512</text:p>
          </table:table-cell>
          <table:table-cell office:value-type="float" office:value="0" calcext:value-type="float">
            <text:p>0</text:p>
          </table:table-cell>
          <table:table-cell office:value-type="float" office:value="-0.00044448" calcext:value-type="float">
            <text:p>-0.00044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34.86294" calcext:value-type="float">
            <text:p>34.86294</text:p>
          </table:table-cell>
          <table:table-cell office:value-type="float" office:value="1098.539" calcext:value-type="float">
            <text:p>1098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8312" calcext:value-type="float">
            <text:p>0.4338312</text:p>
          </table:table-cell>
          <table:table-cell office:value-type="float" office:value="5.026848" calcext:value-type="float">
            <text:p>5.02684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7" calcext:value-type="float">
            <text:p>3.122177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" calcext:value-type="float">
            <text:p>5.41302E-05</text:p>
          </table:table-cell>
          <table:table-cell office:value-type="float" office:value="-0.003115187" calcext:value-type="float">
            <text:p>-0.003115187</text:p>
          </table:table-cell>
          <table:table-cell office:value-type="float" office:value="0.001357295" calcext:value-type="float">
            <text:p>0.00135729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9404" calcext:value-type="float">
            <text:p>20.09404</text:p>
          </table:table-cell>
          <table:table-cell office:value-type="float" office:value="1.423408" calcext:value-type="float">
            <text:p>1.423408</text:p>
          </table:table-cell>
          <table:table-cell office:value-type="float" office:value="0.2827469" calcext:value-type="float">
            <text:p>0.2827469</text:p>
          </table:table-cell>
          <table:table-cell office:value-type="float" office:value="0.1591909" calcext:value-type="float">
            <text:p>0.1591909</text:p>
          </table:table-cell>
          <table:table-cell office:value-type="float" office:value="0.09987511" calcext:value-type="float">
            <text:p>0.09987511</text:p>
          </table:table-cell>
          <table:table-cell office:value-type="float" office:value="0.09425927" calcext:value-type="float">
            <text:p>0.09425927</text:p>
          </table:table-cell>
          <table:table-cell office:value-type="float" office:value="0.04161955" calcext:value-type="float">
            <text:p>0.04161955</text:p>
          </table:table-cell>
          <table:table-cell office:value-type="float" office:value="0.03073825" calcext:value-type="float">
            <text:p>0.03073825</text:p>
          </table:table-cell>
          <table:table-cell office:value-type="float" office:value="0.04268354" calcext:value-type="float">
            <text:p>0.04268354</text:p>
          </table:table-cell>
          <table:table-cell office:value-type="float" office:value="0.03000526" calcext:value-type="float">
            <text:p>0.03000526</text:p>
          </table:table-cell>
          <table:table-cell office:value-type="float" office:value="0.02310716" calcext:value-type="float">
            <text:p>0.02310716</text:p>
          </table:table-cell>
          <table:table-cell office:value-type="float" office:value="0.02033953" calcext:value-type="float">
            <text:p>0.02033953</text:p>
          </table:table-cell>
          <table:table-cell office:value-type="float" office:value="0.01835791" calcext:value-type="float">
            <text:p>0.01835791</text:p>
          </table:table-cell>
          <table:table-cell office:value-type="float" office:value="0.005641093" calcext:value-type="float">
            <text:p>0.005641093</text:p>
          </table:table-cell>
          <table:table-cell office:value-type="float" office:value="0.006626892" calcext:value-type="float">
            <text:p>0.006626892</text:p>
          </table:table-cell>
          <table:table-cell office:value-type="float" office:value="0" calcext:value-type="float">
            <text:p>0</text:p>
          </table:table-cell>
          <table:table-cell office:value-type="float" office:value="55.53825" calcext:value-type="float">
            <text:p>55.53825</text:p>
          </table:table-cell>
          <table:table-cell office:value-type="float" office:value="36.27432" calcext:value-type="float">
            <text:p>36.27432</text:p>
          </table:table-cell>
          <table:table-cell office:value-type="float" office:value="18.06379" calcext:value-type="float">
            <text:p>18.06379</text:p>
          </table:table-cell>
          <table:table-cell office:value-type="float" office:value="8.166986" calcext:value-type="float">
            <text:p>8.166986</text:p>
          </table:table-cell>
          <table:table-cell office:value-type="float" office:value="4.773407" calcext:value-type="float">
            <text:p>4.773407</text:p>
          </table:table-cell>
          <table:table-cell office:value-type="float" office:value="1.250483" calcext:value-type="float">
            <text:p>1.250483</text:p>
          </table:table-cell>
          <table:table-cell office:value-type="float" office:value="0.6633021" calcext:value-type="float">
            <text:p>0.6633021</text:p>
          </table:table-cell>
          <table:table-cell office:value-type="float" office:value="0.5833495" calcext:value-type="float">
            <text:p>0.5833495</text:p>
          </table:table-cell>
          <table:table-cell office:value-type="float" office:value="0.4533273" calcext:value-type="float">
            <text:p>0.4533273</text:p>
          </table:table-cell>
          <table:table-cell office:value-type="float" office:value="0.3166422" calcext:value-type="float">
            <text:p>0.3166422</text:p>
          </table:table-cell>
          <table:table-cell office:value-type="float" office:value="0.1377869" calcext:value-type="float">
            <text:p>0.1377869</text:p>
          </table:table-cell>
          <table:table-cell office:value-type="float" office:value="0.1352549" calcext:value-type="float">
            <text:p>0.1352549</text:p>
          </table:table-cell>
          <table:table-cell office:value-type="float" office:value="0.3455192" calcext:value-type="float">
            <text:p>0.3455192</text:p>
          </table:table-cell>
          <table:table-cell office:value-type="float" office:value="0.3479223" calcext:value-type="float">
            <text:p>0.3479223</text:p>
          </table:table-cell>
          <table:table-cell office:value-type="float" office:value="0" calcext:value-type="float">
            <text:p>0</text:p>
          </table:table-cell>
          <table:table-cell office:value-type="float" office:value="2102.891" calcext:value-type="float">
            <text:p>2102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6466" calcext:value-type="float">
            <text:p>0.9366466</text:p>
          </table:table-cell>
          <table:table-cell office:value-type="float" office:value="0" calcext:value-type="float">
            <text:p>0</text:p>
          </table:table-cell>
          <table:table-cell office:value-type="float" office:value="-0.0004469324" calcext:value-type="float">
            <text:p>-0.00044693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34.81983" calcext:value-type="float">
            <text:p>34.81983</text:p>
          </table:table-cell>
          <table:table-cell office:value-type="float" office:value="1098.556" calcext:value-type="float">
            <text:p>1098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9389" calcext:value-type="float">
            <text:p>0.4239389</text:p>
          </table:table-cell>
          <table:table-cell office:value-type="float" office:value="5.061363" calcext:value-type="float">
            <text:p>5.061363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8" calcext:value-type="float">
            <text:p>3.122178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1" calcext:value-type="float">
            <text:p>5.413021E-05</text:p>
          </table:table-cell>
          <table:table-cell office:value-type="float" office:value="-0.003339182" calcext:value-type="float">
            <text:p>-0.003339182</text:p>
          </table:table-cell>
          <table:table-cell office:value-type="float" office:value="0.001372586" calcext:value-type="float">
            <text:p>0.00137258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472" calcext:value-type="float">
            <text:p>20.1472</text:p>
          </table:table-cell>
          <table:table-cell office:value-type="float" office:value="1.077365" calcext:value-type="float">
            <text:p>1.077365</text:p>
          </table:table-cell>
          <table:table-cell office:value-type="float" office:value="0.2144684" calcext:value-type="float">
            <text:p>0.2144684</text:p>
          </table:table-cell>
          <table:table-cell office:value-type="float" office:value="0.1470331" calcext:value-type="float">
            <text:p>0.1470331</text:p>
          </table:table-cell>
          <table:table-cell office:value-type="float" office:value="0.09839273" calcext:value-type="float">
            <text:p>0.09839273</text:p>
          </table:table-cell>
          <table:table-cell office:value-type="float" office:value="0.09324548" calcext:value-type="float">
            <text:p>0.09324548</text:p>
          </table:table-cell>
          <table:table-cell office:value-type="float" office:value="0.04149582" calcext:value-type="float">
            <text:p>0.04149582</text:p>
          </table:table-cell>
          <table:table-cell office:value-type="float" office:value="0.03074286" calcext:value-type="float">
            <text:p>0.03074286</text:p>
          </table:table-cell>
          <table:table-cell office:value-type="float" office:value="0.04272402" calcext:value-type="float">
            <text:p>0.04272402</text:p>
          </table:table-cell>
          <table:table-cell office:value-type="float" office:value="0.0300382" calcext:value-type="float">
            <text:p>0.0300382</text:p>
          </table:table-cell>
          <table:table-cell office:value-type="float" office:value="0.02312231" calcext:value-type="float">
            <text:p>0.0231223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01837134" calcext:value-type="float">
            <text:p>0.01837134</text:p>
          </table:table-cell>
          <table:table-cell office:value-type="float" office:value="0.005641735" calcext:value-type="float">
            <text:p>0.005641735</text:p>
          </table:table-cell>
          <table:table-cell office:value-type="float" office:value="0.006631616" calcext:value-type="float">
            <text:p>0.006631616</text:p>
          </table:table-cell>
          <table:table-cell office:value-type="float" office:value="0" calcext:value-type="float">
            <text:p>0</text:p>
          </table:table-cell>
          <table:table-cell office:value-type="float" office:value="59.63108" calcext:value-type="float">
            <text:p>59.63108</text:p>
          </table:table-cell>
          <table:table-cell office:value-type="float" office:value="34.41382" calcext:value-type="float">
            <text:p>34.41382</text:p>
          </table:table-cell>
          <table:table-cell office:value-type="float" office:value="18.28649" calcext:value-type="float">
            <text:p>18.28649</text:p>
          </table:table-cell>
          <table:table-cell office:value-type="float" office:value="8.428919" calcext:value-type="float">
            <text:p>8.428919</text:p>
          </table:table-cell>
          <table:table-cell office:value-type="float" office:value="4.868969" calcext:value-type="float">
            <text:p>4.868969</text:p>
          </table:table-cell>
          <table:table-cell office:value-type="float" office:value="1.256926" calcext:value-type="float">
            <text:p>1.256926</text:p>
          </table:table-cell>
          <table:table-cell office:value-type="float" office:value="0.6623975" calcext:value-type="float">
            <text:p>0.6623975</text:p>
          </table:table-cell>
          <table:table-cell office:value-type="float" office:value="0.5845974" calcext:value-type="float">
            <text:p>0.5845974</text:p>
          </table:table-cell>
          <table:table-cell office:value-type="float" office:value="0.4547639" calcext:value-type="float">
            <text:p>0.4547639</text:p>
          </table:table-cell>
          <table:table-cell office:value-type="float" office:value="0.3171994" calcext:value-type="float">
            <text:p>0.3171994</text:p>
          </table:table-cell>
          <table:table-cell office:value-type="float" office:value="0.1380941" calcext:value-type="float">
            <text:p>0.1380941</text:p>
          </table:table-cell>
          <table:table-cell office:value-type="float" office:value="0.1355275" calcext:value-type="float">
            <text:p>0.1355275</text:p>
          </table:table-cell>
          <table:table-cell office:value-type="float" office:value="0.3457012" calcext:value-type="float">
            <text:p>0.3457012</text:p>
          </table:table-cell>
          <table:table-cell office:value-type="float" office:value="0.3479472" calcext:value-type="float">
            <text:p>0.3479472</text:p>
          </table:table-cell>
          <table:table-cell office:value-type="float" office:value="0" calcext:value-type="float">
            <text:p>0</text:p>
          </table:table-cell>
          <table:table-cell office:value-type="float" office:value="2107.554" calcext:value-type="float">
            <text:p>2107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4888" calcext:value-type="float">
            <text:p>0.9614888</text:p>
          </table:table-cell>
          <table:table-cell office:value-type="float" office:value="0" calcext:value-type="float">
            <text:p>0</text:p>
          </table:table-cell>
          <table:table-cell office:value-type="float" office:value="-0.000451191" calcext:value-type="float">
            <text:p>-0.0004511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34.7929" calcext:value-type="float">
            <text:p>34.7929</text:p>
          </table:table-cell>
          <table:table-cell office:value-type="float" office:value="1098.563" calcext:value-type="float">
            <text:p>1098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7641" calcext:value-type="float">
            <text:p>0.4197641</text:p>
          </table:table-cell>
          <table:table-cell office:value-type="float" office:value="5.084031" calcext:value-type="float">
            <text:p>5.084031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397292" calcext:value-type="float">
            <text:p>-0.003397292</text:p>
          </table:table-cell>
          <table:table-cell office:value-type="float" office:value="0.001391501" calcext:value-type="float">
            <text:p>0.00139150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4531" calcext:value-type="float">
            <text:p>20.14531</text:p>
          </table:table-cell>
          <table:table-cell office:value-type="float" office:value="0.907684" calcext:value-type="float">
            <text:p>0.907684</text:p>
          </table:table-cell>
          <table:table-cell office:value-type="float" office:value="0.191338" calcext:value-type="float">
            <text:p>0.191338</text:p>
          </table:table-cell>
          <table:table-cell office:value-type="float" office:value="0.1434655" calcext:value-type="float">
            <text:p>0.1434655</text:p>
          </table:table-cell>
          <table:table-cell office:value-type="float" office:value="0.09743167" calcext:value-type="float">
            <text:p>0.09743167</text:p>
          </table:table-cell>
          <table:table-cell office:value-type="float" office:value="0.09284341" calcext:value-type="float">
            <text:p>0.09284341</text:p>
          </table:table-cell>
          <table:table-cell office:value-type="float" office:value="0.04140751" calcext:value-type="float">
            <text:p>0.04140751</text:p>
          </table:table-cell>
          <table:table-cell office:value-type="float" office:value="0.03072929" calcext:value-type="float">
            <text:p>0.03072929</text:p>
          </table:table-cell>
          <table:table-cell office:value-type="float" office:value="0.04276343" calcext:value-type="float">
            <text:p>0.04276343</text:p>
          </table:table-cell>
          <table:table-cell office:value-type="float" office:value="0.03006955" calcext:value-type="float">
            <text:p>0.03006955</text:p>
          </table:table-cell>
          <table:table-cell office:value-type="float" office:value="0.02313728" calcext:value-type="float">
            <text:p>0.02313728</text:p>
          </table:table-cell>
          <table:table-cell office:value-type="float" office:value="0.02035805" calcext:value-type="float">
            <text:p>0.02035805</text:p>
          </table:table-cell>
          <table:table-cell office:value-type="float" office:value="0.01838468" calcext:value-type="float">
            <text:p>0.01838468</text:p>
          </table:table-cell>
          <table:table-cell office:value-type="float" office:value="0.005641089" calcext:value-type="float">
            <text:p>0.005641089</text:p>
          </table:table-cell>
          <table:table-cell office:value-type="float" office:value="0.006631105" calcext:value-type="float">
            <text:p>0.006631105</text:p>
          </table:table-cell>
          <table:table-cell office:value-type="float" office:value="0" calcext:value-type="float">
            <text:p>0</text:p>
          </table:table-cell>
          <table:table-cell office:value-type="float" office:value="67.47112" calcext:value-type="float">
            <text:p>67.47112</text:p>
          </table:table-cell>
          <table:table-cell office:value-type="float" office:value="33.58569" calcext:value-type="float">
            <text:p>33.58569</text:p>
          </table:table-cell>
          <table:table-cell office:value-type="float" office:value="17.89306" calcext:value-type="float">
            <text:p>17.89306</text:p>
          </table:table-cell>
          <table:table-cell office:value-type="float" office:value="8.660912" calcext:value-type="float">
            <text:p>8.660912</text:p>
          </table:table-cell>
          <table:table-cell office:value-type="float" office:value="5.118814" calcext:value-type="float">
            <text:p>5.118814</text:p>
          </table:table-cell>
          <table:table-cell office:value-type="float" office:value="1.266174" calcext:value-type="float">
            <text:p>1.266174</text:p>
          </table:table-cell>
          <table:table-cell office:value-type="float" office:value="0.6608876" calcext:value-type="float">
            <text:p>0.6608876</text:p>
          </table:table-cell>
          <table:table-cell office:value-type="float" office:value="0.5859603" calcext:value-type="float">
            <text:p>0.5859603</text:p>
          </table:table-cell>
          <table:table-cell office:value-type="float" office:value="0.4561362" calcext:value-type="float">
            <text:p>0.4561362</text:p>
          </table:table-cell>
          <table:table-cell office:value-type="float" office:value="0.3177601" calcext:value-type="float">
            <text:p>0.3177601</text:p>
          </table:table-cell>
          <table:table-cell office:value-type="float" office:value="0.1384023" calcext:value-type="float">
            <text:p>0.1384023</text:p>
          </table:table-cell>
          <table:table-cell office:value-type="float" office:value="0.135808" calcext:value-type="float">
            <text:p>0.135808</text:p>
          </table:table-cell>
          <table:table-cell office:value-type="float" office:value="0.3455234" calcext:value-type="float">
            <text:p>0.3455234</text:p>
          </table:table-cell>
          <table:table-cell office:value-type="float" office:value="0.3479789" calcext:value-type="float">
            <text:p>0.3479789</text:p>
          </table:table-cell>
          <table:table-cell office:value-type="float" office:value="0" calcext:value-type="float">
            <text:p>0</text:p>
          </table:table-cell>
          <table:table-cell office:value-type="float" office:value="2106.562" calcext:value-type="float">
            <text:p>2106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023" calcext:value-type="float">
            <text:p>0.980023</text:p>
          </table:table-cell>
          <table:table-cell office:value-type="float" office:value="0" calcext:value-type="float">
            <text:p>0</text:p>
          </table:table-cell>
          <table:table-cell office:value-type="float" office:value="-0.0004537424" calcext:value-type="float">
            <text:p>-0.0004537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34.7752" calcext:value-type="float">
            <text:p>34.7752</text:p>
          </table:table-cell>
          <table:table-cell office:value-type="float" office:value="1098.566" calcext:value-type="float">
            <text:p>1098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6235" calcext:value-type="float">
            <text:p>0.4186235</text:p>
          </table:table-cell>
          <table:table-cell office:value-type="float" office:value="5.099008" calcext:value-type="float">
            <text:p>5.09900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20359" calcext:value-type="float">
            <text:p>-0.003420359</text:p>
          </table:table-cell>
          <table:table-cell office:value-type="float" office:value="0.00141298" calcext:value-type="float">
            <text:p>0.00141298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3237" calcext:value-type="float">
            <text:p>20.13237</text:p>
          </table:table-cell>
          <table:table-cell office:value-type="float" office:value="0.8373715" calcext:value-type="float">
            <text:p>0.8373715</text:p>
          </table:table-cell>
          <table:table-cell office:value-type="float" office:value="0.1832376" calcext:value-type="float">
            <text:p>0.1832376</text:p>
          </table:table-cell>
          <table:table-cell office:value-type="float" office:value="0.1437551" calcext:value-type="float">
            <text:p>0.1437551</text:p>
          </table:table-cell>
          <table:table-cell office:value-type="float" office:value="0.09637011" calcext:value-type="float">
            <text:p>0.09637011</text:p>
          </table:table-cell>
          <table:table-cell office:value-type="float" office:value="0.09257521" calcext:value-type="float">
            <text:p>0.09257521</text:p>
          </table:table-cell>
          <table:table-cell office:value-type="float" office:value="0.04137616" calcext:value-type="float">
            <text:p>0.04137616</text:p>
          </table:table-cell>
          <table:table-cell office:value-type="float" office:value="0.03071161" calcext:value-type="float">
            <text:p>0.03071161</text:p>
          </table:table-cell>
          <table:table-cell office:value-type="float" office:value="0.04280239" calcext:value-type="float">
            <text:p>0.04280239</text:p>
          </table:table-cell>
          <table:table-cell office:value-type="float" office:value="0.03009956" calcext:value-type="float">
            <text:p>0.03009956</text:p>
          </table:table-cell>
          <table:table-cell office:value-type="float" office:value="0.02315203" calcext:value-type="float">
            <text:p>0.02315203</text:p>
          </table:table-cell>
          <table:table-cell office:value-type="float" office:value="0.02036744" calcext:value-type="float">
            <text:p>0.02036744</text:p>
          </table:table-cell>
          <table:table-cell office:value-type="float" office:value="0.018398" calcext:value-type="float">
            <text:p>0.018398</text:p>
          </table:table-cell>
          <table:table-cell office:value-type="float" office:value="0.005639855" calcext:value-type="float">
            <text:p>0.005639855</text:p>
          </table:table-cell>
          <table:table-cell office:value-type="float" office:value="0.00662792" calcext:value-type="float">
            <text:p>0.00662792</text:p>
          </table:table-cell>
          <table:table-cell office:value-type="float" office:value="0" calcext:value-type="float">
            <text:p>0</text:p>
          </table:table-cell>
          <table:table-cell office:value-type="float" office:value="71.16539" calcext:value-type="float">
            <text:p>71.16539</text:p>
          </table:table-cell>
          <table:table-cell office:value-type="float" office:value="33.41138" calcext:value-type="float">
            <text:p>33.41138</text:p>
          </table:table-cell>
          <table:table-cell office:value-type="float" office:value="17.76569" calcext:value-type="float">
            <text:p>17.76569</text:p>
          </table:table-cell>
          <table:table-cell office:value-type="float" office:value="8.637568" calcext:value-type="float">
            <text:p>8.637568</text:p>
          </table:table-cell>
          <table:table-cell office:value-type="float" office:value="5.338933" calcext:value-type="float">
            <text:p>5.338933</text:p>
          </table:table-cell>
          <table:table-cell office:value-type="float" office:value="1.279302" calcext:value-type="float">
            <text:p>1.279302</text:p>
          </table:table-cell>
          <table:table-cell office:value-type="float" office:value="0.6586844" calcext:value-type="float">
            <text:p>0.6586844</text:p>
          </table:table-cell>
          <table:table-cell office:value-type="float" office:value="0.5874293" calcext:value-type="float">
            <text:p>0.5874293</text:p>
          </table:table-cell>
          <table:table-cell office:value-type="float" office:value="0.4574654" calcext:value-type="float">
            <text:p>0.4574654</text:p>
          </table:table-cell>
          <table:table-cell office:value-type="float" office:value="0.3183226" calcext:value-type="float">
            <text:p>0.3183226</text:p>
          </table:table-cell>
          <table:table-cell office:value-type="float" office:value="0.1387106" calcext:value-type="float">
            <text:p>0.1387106</text:p>
          </table:table-cell>
          <table:table-cell office:value-type="float" office:value="0.1360721" calcext:value-type="float">
            <text:p>0.1360721</text:p>
          </table:table-cell>
          <table:table-cell office:value-type="float" office:value="0.3451695" calcext:value-type="float">
            <text:p>0.3451695</text:p>
          </table:table-cell>
          <table:table-cell office:value-type="float" office:value="0.3480275" calcext:value-type="float">
            <text:p>0.3480275</text:p>
          </table:table-cell>
          <table:table-cell office:value-type="float" office:value="0" calcext:value-type="float">
            <text:p>0</text:p>
          </table:table-cell>
          <table:table-cell office:value-type="float" office:value="2108.651" calcext:value-type="float">
            <text:p>2108.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8405" calcext:value-type="float">
            <text:p>0.9938405</text:p>
          </table:table-cell>
          <table:table-cell office:value-type="float" office:value="0" calcext:value-type="float">
            <text:p>0</text:p>
          </table:table-cell>
          <table:table-cell office:value-type="float" office:value="-0.0004559821" calcext:value-type="float">
            <text:p>-0.00045598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34.76376" calcext:value-type="float">
            <text:p>34.76376</text:p>
          </table:table-cell>
          <table:table-cell office:value-type="float" office:value="1098.566" calcext:value-type="float">
            <text:p>1098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4525" calcext:value-type="float">
            <text:p>0.4194525</text:p>
          </table:table-cell>
          <table:table-cell office:value-type="float" office:value="5.108421" calcext:value-type="float">
            <text:p>5.108421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33014" calcext:value-type="float">
            <text:p>-0.003433014</text:p>
          </table:table-cell>
          <table:table-cell office:value-type="float" office:value="0.001438355" calcext:value-type="float">
            <text:p>0.00143835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1952" calcext:value-type="float">
            <text:p>20.11952</text:p>
          </table:table-cell>
          <table:table-cell office:value-type="float" office:value="0.8491498" calcext:value-type="float">
            <text:p>0.8491498</text:p>
          </table:table-cell>
          <table:table-cell office:value-type="float" office:value="0.1899529" calcext:value-type="float">
            <text:p>0.1899529</text:p>
          </table:table-cell>
          <table:table-cell office:value-type="float" office:value="0.1438068" calcext:value-type="float">
            <text:p>0.1438068</text:p>
          </table:table-cell>
          <table:table-cell office:value-type="float" office:value="0.09544051" calcext:value-type="float">
            <text:p>0.09544051</text:p>
          </table:table-cell>
          <table:table-cell office:value-type="float" office:value="0.09207604" calcext:value-type="float">
            <text:p>0.09207604</text:p>
          </table:table-cell>
          <table:table-cell office:value-type="float" office:value="0.04137867" calcext:value-type="float">
            <text:p>0.04137867</text:p>
          </table:table-cell>
          <table:table-cell office:value-type="float" office:value="0.0306901" calcext:value-type="float">
            <text:p>0.0306901</text:p>
          </table:table-cell>
          <table:table-cell office:value-type="float" office:value="0.0428403" calcext:value-type="float">
            <text:p>0.0428403</text:p>
          </table:table-cell>
          <table:table-cell office:value-type="float" office:value="0.03012842" calcext:value-type="float">
            <text:p>0.03012842</text:p>
          </table:table-cell>
          <table:table-cell office:value-type="float" office:value="0.02316659" calcext:value-type="float">
            <text:p>0.02316659</text:p>
          </table:table-cell>
          <table:table-cell office:value-type="float" office:value="0.02037684" calcext:value-type="float">
            <text:p>0.02037684</text:p>
          </table:table-cell>
          <table:table-cell office:value-type="float" office:value="0.01841124" calcext:value-type="float">
            <text:p>0.01841124</text:p>
          </table:table-cell>
          <table:table-cell office:value-type="float" office:value="0.005637999" calcext:value-type="float">
            <text:p>0.005637999</text:p>
          </table:table-cell>
          <table:table-cell office:value-type="float" office:value="0.006621946" calcext:value-type="float">
            <text:p>0.006621946</text:p>
          </table:table-cell>
          <table:table-cell office:value-type="float" office:value="0" calcext:value-type="float">
            <text:p>0</text:p>
          </table:table-cell>
          <table:table-cell office:value-type="float" office:value="72.24132" calcext:value-type="float">
            <text:p>72.24132</text:p>
          </table:table-cell>
          <table:table-cell office:value-type="float" office:value="33.33458" calcext:value-type="float">
            <text:p>33.33458</text:p>
          </table:table-cell>
          <table:table-cell office:value-type="float" office:value="17.80717" calcext:value-type="float">
            <text:p>17.80717</text:p>
          </table:table-cell>
          <table:table-cell office:value-type="float" office:value="8.60989" calcext:value-type="float">
            <text:p>8.60989</text:p>
          </table:table-cell>
          <table:table-cell office:value-type="float" office:value="5.406799" calcext:value-type="float">
            <text:p>5.406799</text:p>
          </table:table-cell>
          <table:table-cell office:value-type="float" office:value="1.292046" calcext:value-type="float">
            <text:p>1.292046</text:p>
          </table:table-cell>
          <table:table-cell office:value-type="float" office:value="0.655914" calcext:value-type="float">
            <text:p>0.655914</text:p>
          </table:table-cell>
          <table:table-cell office:value-type="float" office:value="0.5889454" calcext:value-type="float">
            <text:p>0.5889454</text:p>
          </table:table-cell>
          <table:table-cell office:value-type="float" office:value="0.4587667" calcext:value-type="float">
            <text:p>0.4587667</text:p>
          </table:table-cell>
          <table:table-cell office:value-type="float" office:value="0.3188855" calcext:value-type="float">
            <text:p>0.3188855</text:p>
          </table:table-cell>
          <table:table-cell office:value-type="float" office:value="0.1390184" calcext:value-type="float">
            <text:p>0.1390184</text:p>
          </table:table-cell>
          <table:table-cell office:value-type="float" office:value="0.1363112" calcext:value-type="float">
            <text:p>0.1363112</text:p>
          </table:table-cell>
          <table:table-cell office:value-type="float" office:value="0.3446492" calcext:value-type="float">
            <text:p>0.3446492</text:p>
          </table:table-cell>
          <table:table-cell office:value-type="float" office:value="0.3480843" calcext:value-type="float">
            <text:p>0.3480843</text:p>
          </table:table-cell>
          <table:table-cell office:value-type="float" office:value="0" calcext:value-type="float">
            <text:p>0</text:p>
          </table:table-cell>
          <table:table-cell office:value-type="float" office:value="2112.312" calcext:value-type="float">
            <text:p>2112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076" calcext:value-type="float">
            <text:p>1.004076</text:p>
          </table:table-cell>
          <table:table-cell office:value-type="float" office:value="0" calcext:value-type="float">
            <text:p>0</text:p>
          </table:table-cell>
          <table:table-cell office:value-type="float" office:value="-0.0004580508" calcext:value-type="float">
            <text:p>-0.0004580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34.75108" calcext:value-type="float">
            <text:p>34.75108</text:p>
          </table:table-cell>
          <table:table-cell office:value-type="float" office:value="1098.567" calcext:value-type="float">
            <text:p>1098.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2926" calcext:value-type="float">
            <text:p>0.4212926</text:p>
          </table:table-cell>
          <table:table-cell office:value-type="float" office:value="5.11792" calcext:value-type="float">
            <text:p>5.11792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4704" calcext:value-type="float">
            <text:p>-0.00344704</text:p>
          </table:table-cell>
          <table:table-cell office:value-type="float" office:value="0.001468611" calcext:value-type="float">
            <text:p>0.00146861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10442" calcext:value-type="float">
            <text:p>20.10442</text:p>
          </table:table-cell>
          <table:table-cell office:value-type="float" office:value="0.7891064" calcext:value-type="float">
            <text:p>0.7891064</text:p>
          </table:table-cell>
          <table:table-cell office:value-type="float" office:value="0.196267" calcext:value-type="float">
            <text:p>0.196267</text:p>
          </table:table-cell>
          <table:table-cell office:value-type="float" office:value="0.1531218" calcext:value-type="float">
            <text:p>0.1531218</text:p>
          </table:table-cell>
          <table:table-cell office:value-type="float" office:value="0.09491436" calcext:value-type="float">
            <text:p>0.09491436</text:p>
          </table:table-cell>
          <table:table-cell office:value-type="float" office:value="0.0915592" calcext:value-type="float">
            <text:p>0.0915592</text:p>
          </table:table-cell>
          <table:table-cell office:value-type="float" office:value="0.04139412" calcext:value-type="float">
            <text:p>0.04139412</text:p>
          </table:table-cell>
          <table:table-cell office:value-type="float" office:value="0.03068633" calcext:value-type="float">
            <text:p>0.03068633</text:p>
          </table:table-cell>
          <table:table-cell office:value-type="float" office:value="0.04286234" calcext:value-type="float">
            <text:p>0.04286234</text:p>
          </table:table-cell>
          <table:table-cell office:value-type="float" office:value="0.03015554" calcext:value-type="float">
            <text:p>0.03015554</text:p>
          </table:table-cell>
          <table:table-cell office:value-type="float" office:value="0.02318086" calcext:value-type="float">
            <text:p>0.02318086</text:p>
          </table:table-cell>
          <table:table-cell office:value-type="float" office:value="0.02038618" calcext:value-type="float">
            <text:p>0.02038618</text:p>
          </table:table-cell>
          <table:table-cell office:value-type="float" office:value="0.01842443" calcext:value-type="float">
            <text:p>0.01842443</text:p>
          </table:table-cell>
          <table:table-cell office:value-type="float" office:value="0.005636624" calcext:value-type="float">
            <text:p>0.005636624</text:p>
          </table:table-cell>
          <table:table-cell office:value-type="float" office:value="0.006617639" calcext:value-type="float">
            <text:p>0.006617639</text:p>
          </table:table-cell>
          <table:table-cell office:value-type="float" office:value="0" calcext:value-type="float">
            <text:p>0</text:p>
          </table:table-cell>
          <table:table-cell office:value-type="float" office:value="73.58649" calcext:value-type="float">
            <text:p>73.58649</text:p>
          </table:table-cell>
          <table:table-cell office:value-type="float" office:value="33.24163" calcext:value-type="float">
            <text:p>33.24163</text:p>
          </table:table-cell>
          <table:table-cell office:value-type="float" office:value="17.88754" calcext:value-type="float">
            <text:p>17.88754</text:p>
          </table:table-cell>
          <table:table-cell office:value-type="float" office:value="8.639482" calcext:value-type="float">
            <text:p>8.639482</text:p>
          </table:table-cell>
          <table:table-cell office:value-type="float" office:value="5.404043" calcext:value-type="float">
            <text:p>5.404043</text:p>
          </table:table-cell>
          <table:table-cell office:value-type="float" office:value="1.300305" calcext:value-type="float">
            <text:p>1.300305</text:p>
          </table:table-cell>
          <table:table-cell office:value-type="float" office:value="0.6550339" calcext:value-type="float">
            <text:p>0.6550339</text:p>
          </table:table-cell>
          <table:table-cell office:value-type="float" office:value="0.5899118" calcext:value-type="float">
            <text:p>0.5899118</text:p>
          </table:table-cell>
          <table:table-cell office:value-type="float" office:value="0.4600268" calcext:value-type="float">
            <text:p>0.4600268</text:p>
          </table:table-cell>
          <table:table-cell office:value-type="float" office:value="0.319448" calcext:value-type="float">
            <text:p>0.319448</text:p>
          </table:table-cell>
          <table:table-cell office:value-type="float" office:value="0.1393242" calcext:value-type="float">
            <text:p>0.1393242</text:p>
          </table:table-cell>
          <table:table-cell office:value-type="float" office:value="0.1365266" calcext:value-type="float">
            <text:p>0.1365266</text:p>
          </table:table-cell>
          <table:table-cell office:value-type="float" office:value="0.3442558" calcext:value-type="float">
            <text:p>0.3442558</text:p>
          </table:table-cell>
          <table:table-cell office:value-type="float" office:value="0.3481479" calcext:value-type="float">
            <text:p>0.3481479</text:p>
          </table:table-cell>
          <table:table-cell office:value-type="float" office:value="0" calcext:value-type="float">
            <text:p>0</text:p>
          </table:table-cell>
          <table:table-cell office:value-type="float" office:value="2125.432" calcext:value-type="float">
            <text:p>2125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456" calcext:value-type="float">
            <text:p>1.015456</text:p>
          </table:table-cell>
          <table:table-cell office:value-type="float" office:value="0" calcext:value-type="float">
            <text:p>0</text:p>
          </table:table-cell>
          <table:table-cell office:value-type="float" office:value="-0.0004599494" calcext:value-type="float">
            <text:p>-0.00045994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34.73753" calcext:value-type="float">
            <text:p>34.73753</text:p>
          </table:table-cell>
          <table:table-cell office:value-type="float" office:value="1098.566" calcext:value-type="float">
            <text:p>1098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5.123809" calcext:value-type="float">
            <text:p>5.123809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56728" calcext:value-type="float">
            <text:p>-0.003456728</text:p>
          </table:table-cell>
          <table:table-cell office:value-type="float" office:value="0.00150016" calcext:value-type="float">
            <text:p>0.0015001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8215" calcext:value-type="float">
            <text:p>20.08215</text:p>
          </table:table-cell>
          <table:table-cell office:value-type="float" office:value="0.9755925" calcext:value-type="float">
            <text:p>0.9755925</text:p>
          </table:table-cell>
          <table:table-cell office:value-type="float" office:value="0.2027047" calcext:value-type="float">
            <text:p>0.2027047</text:p>
          </table:table-cell>
          <table:table-cell office:value-type="float" office:value="0.1656745" calcext:value-type="float">
            <text:p>0.1656745</text:p>
          </table:table-cell>
          <table:table-cell office:value-type="float" office:value="0.09587267" calcext:value-type="float">
            <text:p>0.09587267</text:p>
          </table:table-cell>
          <table:table-cell office:value-type="float" office:value="0.09141707" calcext:value-type="float">
            <text:p>0.09141707</text:p>
          </table:table-cell>
          <table:table-cell office:value-type="float" office:value="0.0413825" calcext:value-type="float">
            <text:p>0.0413825</text:p>
          </table:table-cell>
          <table:table-cell office:value-type="float" office:value="0.03068946" calcext:value-type="float">
            <text:p>0.03068946</text:p>
          </table:table-cell>
          <table:table-cell office:value-type="float" office:value="0.0428753" calcext:value-type="float">
            <text:p>0.0428753</text:p>
          </table:table-cell>
          <table:table-cell office:value-type="float" office:value="0.03017985" calcext:value-type="float">
            <text:p>0.03017985</text:p>
          </table:table-cell>
          <table:table-cell office:value-type="float" office:value="0.0231948" calcext:value-type="float">
            <text:p>0.0231948</text:p>
          </table:table-cell>
          <table:table-cell office:value-type="float" office:value="0.02039545" calcext:value-type="float">
            <text:p>0.02039545</text:p>
          </table:table-cell>
          <table:table-cell office:value-type="float" office:value="0.01843757" calcext:value-type="float">
            <text:p>0.01843757</text:p>
          </table:table-cell>
          <table:table-cell office:value-type="float" office:value="0.005635394" calcext:value-type="float">
            <text:p>0.005635394</text:p>
          </table:table-cell>
          <table:table-cell office:value-type="float" office:value="0.006613918" calcext:value-type="float">
            <text:p>0.006613918</text:p>
          </table:table-cell>
          <table:table-cell office:value-type="float" office:value="0" calcext:value-type="float">
            <text:p>0</text:p>
          </table:table-cell>
          <table:table-cell office:value-type="float" office:value="75.75311" calcext:value-type="float">
            <text:p>75.75311</text:p>
          </table:table-cell>
          <table:table-cell office:value-type="float" office:value="33.35796" calcext:value-type="float">
            <text:p>33.35796</text:p>
          </table:table-cell>
          <table:table-cell office:value-type="float" office:value="17.97025" calcext:value-type="float">
            <text:p>17.97025</text:p>
          </table:table-cell>
          <table:table-cell office:value-type="float" office:value="8.673248" calcext:value-type="float">
            <text:p>8.673248</text:p>
          </table:table-cell>
          <table:table-cell office:value-type="float" office:value="5.409757" calcext:value-type="float">
            <text:p>5.409757</text:p>
          </table:table-cell>
          <table:table-cell office:value-type="float" office:value="1.305539" calcext:value-type="float">
            <text:p>1.305539</text:p>
          </table:table-cell>
          <table:table-cell office:value-type="float" office:value="0.6553696" calcext:value-type="float">
            <text:p>0.6553696</text:p>
          </table:table-cell>
          <table:table-cell office:value-type="float" office:value="0.5905394" calcext:value-type="float">
            <text:p>0.5905394</text:p>
          </table:table-cell>
          <table:table-cell office:value-type="float" office:value="0.461204" calcext:value-type="float">
            <text:p>0.461204</text:p>
          </table:table-cell>
          <table:table-cell office:value-type="float" office:value="0.3200096" calcext:value-type="float">
            <text:p>0.3200096</text:p>
          </table:table-cell>
          <table:table-cell office:value-type="float" office:value="0.1396271" calcext:value-type="float">
            <text:p>0.1396271</text:p>
          </table:table-cell>
          <table:table-cell office:value-type="float" office:value="0.1367255" calcext:value-type="float">
            <text:p>0.1367255</text:p>
          </table:table-cell>
          <table:table-cell office:value-type="float" office:value="0.3439209" calcext:value-type="float">
            <text:p>0.3439209</text:p>
          </table:table-cell>
          <table:table-cell office:value-type="float" office:value="0.3482058" calcext:value-type="float">
            <text:p>0.3482058</text:p>
          </table:table-cell>
          <table:table-cell office:value-type="float" office:value="0" calcext:value-type="float">
            <text:p>0</text:p>
          </table:table-cell>
          <table:table-cell office:value-type="float" office:value="2154.273" calcext:value-type="float">
            <text:p>2154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333" calcext:value-type="float">
            <text:p>1.028333</text:p>
          </table:table-cell>
          <table:table-cell office:value-type="float" office:value="0" calcext:value-type="float">
            <text:p>0</text:p>
          </table:table-cell>
          <table:table-cell office:value-type="float" office:value="-0.0004617641" calcext:value-type="float">
            <text:p>-0.0004617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34.71355" calcext:value-type="float">
            <text:p>34.71355</text:p>
          </table:table-cell>
          <table:table-cell office:value-type="float" office:value="1098.568" calcext:value-type="float">
            <text:p>1098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7684" calcext:value-type="float">
            <text:p>0.4427684</text:p>
          </table:table-cell>
          <table:table-cell office:value-type="float" office:value="5.130726" calcext:value-type="float">
            <text:p>5.130726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6913" calcext:value-type="float">
            <text:p>-0.00346913</text:p>
          </table:table-cell>
          <table:table-cell office:value-type="float" office:value="0.001528405" calcext:value-type="float">
            <text:p>0.00152840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4175" calcext:value-type="float">
            <text:p>20.04175</text:p>
          </table:table-cell>
          <table:table-cell office:value-type="float" office:value="1.346543" calcext:value-type="float">
            <text:p>1.346543</text:p>
          </table:table-cell>
          <table:table-cell office:value-type="float" office:value="0.2028595" calcext:value-type="float">
            <text:p>0.2028595</text:p>
          </table:table-cell>
          <table:table-cell office:value-type="float" office:value="0.1745177" calcext:value-type="float">
            <text:p>0.1745177</text:p>
          </table:table-cell>
          <table:table-cell office:value-type="float" office:value="0.09747126" calcext:value-type="float">
            <text:p>0.09747126</text:p>
          </table:table-cell>
          <table:table-cell office:value-type="float" office:value="0.09202161" calcext:value-type="float">
            <text:p>0.09202161</text:p>
          </table:table-cell>
          <table:table-cell office:value-type="float" office:value="0.04131894" calcext:value-type="float">
            <text:p>0.04131894</text:p>
          </table:table-cell>
          <table:table-cell office:value-type="float" office:value="0.03070776" calcext:value-type="float">
            <text:p>0.03070776</text:p>
          </table:table-cell>
          <table:table-cell office:value-type="float" office:value="0.04288645" calcext:value-type="float">
            <text:p>0.04288645</text:p>
          </table:table-cell>
          <table:table-cell office:value-type="float" office:value="0.03020161" calcext:value-type="float">
            <text:p>0.03020161</text:p>
          </table:table-cell>
          <table:table-cell office:value-type="float" office:value="0.02320827" calcext:value-type="float">
            <text:p>0.02320827</text:p>
          </table:table-cell>
          <table:table-cell office:value-type="float" office:value="0.0204047" calcext:value-type="float">
            <text:p>0.0204047</text:p>
          </table:table-cell>
          <table:table-cell office:value-type="float" office:value="0.0184507" calcext:value-type="float">
            <text:p>0.0184507</text:p>
          </table:table-cell>
          <table:table-cell office:value-type="float" office:value="0.005634909" calcext:value-type="float">
            <text:p>0.005634909</text:p>
          </table:table-cell>
          <table:table-cell office:value-type="float" office:value="0.006613167" calcext:value-type="float">
            <text:p>0.006613167</text:p>
          </table:table-cell>
          <table:table-cell office:value-type="float" office:value="0" calcext:value-type="float">
            <text:p>0</text:p>
          </table:table-cell>
          <table:table-cell office:value-type="float" office:value="76.61936" calcext:value-type="float">
            <text:p>76.61936</text:p>
          </table:table-cell>
          <table:table-cell office:value-type="float" office:value="33.65688" calcext:value-type="float">
            <text:p>33.65688</text:p>
          </table:table-cell>
          <table:table-cell office:value-type="float" office:value="18.12213" calcext:value-type="float">
            <text:p>18.12213</text:p>
          </table:table-cell>
          <table:table-cell office:value-type="float" office:value="8.709572" calcext:value-type="float">
            <text:p>8.709572</text:p>
          </table:table-cell>
          <table:table-cell office:value-type="float" office:value="5.426078" calcext:value-type="float">
            <text:p>5.426078</text:p>
          </table:table-cell>
          <table:table-cell office:value-type="float" office:value="1.309872" calcext:value-type="float">
            <text:p>1.309872</text:p>
          </table:table-cell>
          <table:table-cell office:value-type="float" office:value="0.6570692" calcext:value-type="float">
            <text:p>0.6570692</text:p>
          </table:table-cell>
          <table:table-cell office:value-type="float" office:value="0.5911456" calcext:value-type="float">
            <text:p>0.5911456</text:p>
          </table:table-cell>
          <table:table-cell office:value-type="float" office:value="0.4622955" calcext:value-type="float">
            <text:p>0.4622955</text:p>
          </table:table-cell>
          <table:table-cell office:value-type="float" office:value="0.320563" calcext:value-type="float">
            <text:p>0.320563</text:p>
          </table:table-cell>
          <table:table-cell office:value-type="float" office:value="0.1399272" calcext:value-type="float">
            <text:p>0.1399272</text:p>
          </table:table-cell>
          <table:table-cell office:value-type="float" office:value="0.1369235" calcext:value-type="float">
            <text:p>0.1369235</text:p>
          </table:table-cell>
          <table:table-cell office:value-type="float" office:value="0.3437941" calcext:value-type="float">
            <text:p>0.3437941</text:p>
          </table:table-cell>
          <table:table-cell office:value-type="float" office:value="0.3482526" calcext:value-type="float">
            <text:p>0.3482526</text:p>
          </table:table-cell>
          <table:table-cell office:value-type="float" office:value="0" calcext:value-type="float">
            <text:p>0</text:p>
          </table:table-cell>
          <table:table-cell office:value-type="float" office:value="2225.585" calcext:value-type="float">
            <text:p>2225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792" calcext:value-type="float">
            <text:p>1.049792</text:p>
          </table:table-cell>
          <table:table-cell office:value-type="float" office:value="0" calcext:value-type="float">
            <text:p>0</text:p>
          </table:table-cell>
          <table:table-cell office:value-type="float" office:value="-0.0004635674" calcext:value-type="float">
            <text:p>-0.00046356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34.69223" calcext:value-type="float">
            <text:p>34.69223</text:p>
          </table:table-cell>
          <table:table-cell office:value-type="float" office:value="1098.568" calcext:value-type="float">
            <text:p>1098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6011" calcext:value-type="float">
            <text:p>0.4536011</text:p>
          </table:table-cell>
          <table:table-cell office:value-type="float" office:value="5.138989" calcext:value-type="float">
            <text:p>5.138989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81635" calcext:value-type="float">
            <text:p>-0.003481635</text:p>
          </table:table-cell>
          <table:table-cell office:value-type="float" office:value="0.001555971" calcext:value-type="float">
            <text:p>0.00155597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20.00714" calcext:value-type="float">
            <text:p>20.00714</text:p>
          </table:table-cell>
          <table:table-cell office:value-type="float" office:value="1.665569" calcext:value-type="float">
            <text:p>1.665569</text:p>
          </table:table-cell>
          <table:table-cell office:value-type="float" office:value="0.2015189" calcext:value-type="float">
            <text:p>0.2015189</text:p>
          </table:table-cell>
          <table:table-cell office:value-type="float" office:value="0.1777057" calcext:value-type="float">
            <text:p>0.1777057</text:p>
          </table:table-cell>
          <table:table-cell office:value-type="float" office:value="0.09826834" calcext:value-type="float">
            <text:p>0.09826834</text:p>
          </table:table-cell>
          <table:table-cell office:value-type="float" office:value="0.09240294" calcext:value-type="float">
            <text:p>0.09240294</text:p>
          </table:table-cell>
          <table:table-cell office:value-type="float" office:value="0.04122227" calcext:value-type="float">
            <text:p>0.04122227</text:p>
          </table:table-cell>
          <table:table-cell office:value-type="float" office:value="0.03073617" calcext:value-type="float">
            <text:p>0.03073617</text:p>
          </table:table-cell>
          <table:table-cell office:value-type="float" office:value="0.04289843" calcext:value-type="float">
            <text:p>0.04289843</text:p>
          </table:table-cell>
          <table:table-cell office:value-type="float" office:value="0.03022123" calcext:value-type="float">
            <text:p>0.03022123</text:p>
          </table:table-cell>
          <table:table-cell office:value-type="float" office:value="0.02322129" calcext:value-type="float">
            <text:p>0.02322129</text:p>
          </table:table-cell>
          <table:table-cell office:value-type="float" office:value="0.02041385" calcext:value-type="float">
            <text:p>0.02041385</text:p>
          </table:table-cell>
          <table:table-cell office:value-type="float" office:value="0.01846386" calcext:value-type="float">
            <text:p>0.01846386</text:p>
          </table:table-cell>
          <table:table-cell office:value-type="float" office:value="0.005634551" calcext:value-type="float">
            <text:p>0.005634551</text:p>
          </table:table-cell>
          <table:table-cell office:value-type="float" office:value="0.006613066" calcext:value-type="float">
            <text:p>0.006613066</text:p>
          </table:table-cell>
          <table:table-cell office:value-type="float" office:value="0" calcext:value-type="float">
            <text:p>0</text:p>
          </table:table-cell>
          <table:table-cell office:value-type="float" office:value="76.50933" calcext:value-type="float">
            <text:p>76.50933</text:p>
          </table:table-cell>
          <table:table-cell office:value-type="float" office:value="33.95992" calcext:value-type="float">
            <text:p>33.95992</text:p>
          </table:table-cell>
          <table:table-cell office:value-type="float" office:value="18.29144" calcext:value-type="float">
            <text:p>18.29144</text:p>
          </table:table-cell>
          <table:table-cell office:value-type="float" office:value="8.748775" calcext:value-type="float">
            <text:p>8.748775</text:p>
          </table:table-cell>
          <table:table-cell office:value-type="float" office:value="5.449437" calcext:value-type="float">
            <text:p>5.449437</text:p>
          </table:table-cell>
          <table:table-cell office:value-type="float" office:value="1.314268" calcext:value-type="float">
            <text:p>1.314268</text:p>
          </table:table-cell>
          <table:table-cell office:value-type="float" office:value="0.6597318" calcext:value-type="float">
            <text:p>0.6597318</text:p>
          </table:table-cell>
          <table:table-cell office:value-type="float" office:value="0.5918648" calcext:value-type="float">
            <text:p>0.5918648</text:p>
          </table:table-cell>
          <table:table-cell office:value-type="float" office:value="0.4632894" calcext:value-type="float">
            <text:p>0.4632894</text:p>
          </table:table-cell>
          <table:table-cell office:value-type="float" office:value="0.3211127" calcext:value-type="float">
            <text:p>0.3211127</text:p>
          </table:table-cell>
          <table:table-cell office:value-type="float" office:value="0.1402246" calcext:value-type="float">
            <text:p>0.1402246</text:p>
          </table:table-cell>
          <table:table-cell office:value-type="float" office:value="0.1371275" calcext:value-type="float">
            <text:p>0.1371275</text:p>
          </table:table-cell>
          <table:table-cell office:value-type="float" office:value="0.3437083" calcext:value-type="float">
            <text:p>0.3437083</text:p>
          </table:table-cell>
          <table:table-cell office:value-type="float" office:value="0.3482935" calcext:value-type="float">
            <text:p>0.3482935</text:p>
          </table:table-cell>
          <table:table-cell office:value-type="float" office:value="0" calcext:value-type="float">
            <text:p>0</text:p>
          </table:table-cell>
          <table:table-cell office:value-type="float" office:value="2277.784" calcext:value-type="float">
            <text:p>2277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894" calcext:value-type="float">
            <text:p>1.068894</text:p>
          </table:table-cell>
          <table:table-cell office:value-type="float" office:value="0" calcext:value-type="float">
            <text:p>0</text:p>
          </table:table-cell>
          <table:table-cell office:value-type="float" office:value="-0.0004653962" calcext:value-type="float">
            <text:p>-0.00046539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34.66809" calcext:value-type="float">
            <text:p>34.66809</text:p>
          </table:table-cell>
          <table:table-cell office:value-type="float" office:value="1098.569" calcext:value-type="float">
            <text:p>1098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2081" calcext:value-type="float">
            <text:p>0.4652081</text:p>
          </table:table-cell>
          <table:table-cell office:value-type="float" office:value="5.148578" calcext:value-type="float">
            <text:p>5.14857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496307" calcext:value-type="float">
            <text:p>-0.003496307</text:p>
          </table:table-cell>
          <table:table-cell office:value-type="float" office:value="0.001582499" calcext:value-type="float">
            <text:p>0.001582499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96944" calcext:value-type="float">
            <text:p>19.96944</text:p>
          </table:table-cell>
          <table:table-cell office:value-type="float" office:value="2.015228" calcext:value-type="float">
            <text:p>2.015228</text:p>
          </table:table-cell>
          <table:table-cell office:value-type="float" office:value="0.1967378" calcext:value-type="float">
            <text:p>0.1967378</text:p>
          </table:table-cell>
          <table:table-cell office:value-type="float" office:value="0.1751711" calcext:value-type="float">
            <text:p>0.1751711</text:p>
          </table:table-cell>
          <table:table-cell office:value-type="float" office:value="0.09827913" calcext:value-type="float">
            <text:p>0.09827913</text:p>
          </table:table-cell>
          <table:table-cell office:value-type="float" office:value="0.09230996" calcext:value-type="float">
            <text:p>0.09230996</text:p>
          </table:table-cell>
          <table:table-cell office:value-type="float" office:value="0.04111668" calcext:value-type="float">
            <text:p>0.04111668</text:p>
          </table:table-cell>
          <table:table-cell office:value-type="float" office:value="0.03076372" calcext:value-type="float">
            <text:p>0.03076372</text:p>
          </table:table-cell>
          <table:table-cell office:value-type="float" office:value="0.04291104" calcext:value-type="float">
            <text:p>0.04291104</text:p>
          </table:table-cell>
          <table:table-cell office:value-type="float" office:value="0.03023956" calcext:value-type="float">
            <text:p>0.03023956</text:p>
          </table:table-cell>
          <table:table-cell office:value-type="float" office:value="0.0232339" calcext:value-type="float">
            <text:p>0.0232339</text:p>
          </table:table-cell>
          <table:table-cell office:value-type="float" office:value="0.02042293" calcext:value-type="float">
            <text:p>0.02042293</text:p>
          </table:table-cell>
          <table:table-cell office:value-type="float" office:value="0.01847706" calcext:value-type="float">
            <text:p>0.01847706</text:p>
          </table:table-cell>
          <table:table-cell office:value-type="float" office:value="0.005634382" calcext:value-type="float">
            <text:p>0.005634382</text:p>
          </table:table-cell>
          <table:table-cell office:value-type="float" office:value="0.006613758" calcext:value-type="float">
            <text:p>0.006613758</text:p>
          </table:table-cell>
          <table:table-cell office:value-type="float" office:value="0" calcext:value-type="float">
            <text:p>0</text:p>
          </table:table-cell>
          <table:table-cell office:value-type="float" office:value="75.69791" calcext:value-type="float">
            <text:p>75.69791</text:p>
          </table:table-cell>
          <table:table-cell office:value-type="float" office:value="34.24643" calcext:value-type="float">
            <text:p>34.24643</text:p>
          </table:table-cell>
          <table:table-cell office:value-type="float" office:value="18.50453" calcext:value-type="float">
            <text:p>18.50453</text:p>
          </table:table-cell>
          <table:table-cell office:value-type="float" office:value="8.795497" calcext:value-type="float">
            <text:p>8.795497</text:p>
          </table:table-cell>
          <table:table-cell office:value-type="float" office:value="5.475553" calcext:value-type="float">
            <text:p>5.475553</text:p>
          </table:table-cell>
          <table:table-cell office:value-type="float" office:value="1.318972" calcext:value-type="float">
            <text:p>1.318972</text:p>
          </table:table-cell>
          <table:table-cell office:value-type="float" office:value="0.6627245" calcext:value-type="float">
            <text:p>0.6627245</text:p>
          </table:table-cell>
          <table:table-cell office:value-type="float" office:value="0.5926812" calcext:value-type="float">
            <text:p>0.5926812</text:p>
          </table:table-cell>
          <table:table-cell office:value-type="float" office:value="0.4642362" calcext:value-type="float">
            <text:p>0.4642362</text:p>
          </table:table-cell>
          <table:table-cell office:value-type="float" office:value="0.3216553" calcext:value-type="float">
            <text:p>0.3216553</text:p>
          </table:table-cell>
          <table:table-cell office:value-type="float" office:value="0.1405196" calcext:value-type="float">
            <text:p>0.1405196</text:p>
          </table:table-cell>
          <table:table-cell office:value-type="float" office:value="0.1373408" calcext:value-type="float">
            <text:p>0.1373408</text:p>
          </table:table-cell>
          <table:table-cell office:value-type="float" office:value="0.3436711" calcext:value-type="float">
            <text:p>0.3436711</text:p>
          </table:table-cell>
          <table:table-cell office:value-type="float" office:value="0.3483288" calcext:value-type="float">
            <text:p>0.3483288</text:p>
          </table:table-cell>
          <table:table-cell office:value-type="float" office:value="0" calcext:value-type="float">
            <text:p>0</text:p>
          </table:table-cell>
          <table:table-cell office:value-type="float" office:value="2336.858" calcext:value-type="float">
            <text:p>2336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0109" calcext:value-type="float">
            <text:p>1.090109</text:p>
          </table:table-cell>
          <table:table-cell office:value-type="float" office:value="0" calcext:value-type="float">
            <text:p>0</text:p>
          </table:table-cell>
          <table:table-cell office:value-type="float" office:value="-0.000467271" calcext:value-type="float">
            <text:p>-0.000467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34.64649" calcext:value-type="float">
            <text:p>34.64649</text:p>
          </table:table-cell>
          <table:table-cell office:value-type="float" office:value="1098.57" calcext:value-type="float">
            <text:p>109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2108" calcext:value-type="float">
            <text:p>0.4732108</text:p>
          </table:table-cell>
          <table:table-cell office:value-type="float" office:value="5.159151" calcext:value-type="float">
            <text:p>5.159151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2" calcext:value-type="float">
            <text:p>5.413022E-05</text:p>
          </table:table-cell>
          <table:table-cell office:value-type="float" office:value="-0.003517515" calcext:value-type="float">
            <text:p>-0.003517515</text:p>
          </table:table-cell>
          <table:table-cell office:value-type="float" office:value="0.001609687" calcext:value-type="float">
            <text:p>0.00160968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93919" calcext:value-type="float">
            <text:p>19.93919</text:p>
          </table:table-cell>
          <table:table-cell office:value-type="float" office:value="2.236785" calcext:value-type="float">
            <text:p>2.236785</text:p>
          </table:table-cell>
          <table:table-cell office:value-type="float" office:value="0.1902635" calcext:value-type="float">
            <text:p>0.1902635</text:p>
          </table:table-cell>
          <table:table-cell office:value-type="float" office:value="0.170064" calcext:value-type="float">
            <text:p>0.170064</text:p>
          </table:table-cell>
          <table:table-cell office:value-type="float" office:value="0.09776207" calcext:value-type="float">
            <text:p>0.09776207</text:p>
          </table:table-cell>
          <table:table-cell office:value-type="float" office:value="0.09189513" calcext:value-type="float">
            <text:p>0.09189513</text:p>
          </table:table-cell>
          <table:table-cell office:value-type="float" office:value="0.04101708" calcext:value-type="float">
            <text:p>0.04101708</text:p>
          </table:table-cell>
          <table:table-cell office:value-type="float" office:value="0.03077917" calcext:value-type="float">
            <text:p>0.03077917</text:p>
          </table:table-cell>
          <table:table-cell office:value-type="float" office:value="0.04292343" calcext:value-type="float">
            <text:p>0.04292343</text:p>
          </table:table-cell>
          <table:table-cell office:value-type="float" office:value="0.0302569" calcext:value-type="float">
            <text:p>0.0302569</text:p>
          </table:table-cell>
          <table:table-cell office:value-type="float" office:value="0.02324611" calcext:value-type="float">
            <text:p>0.02324611</text:p>
          </table:table-cell>
          <table:table-cell office:value-type="float" office:value="0.02043192" calcext:value-type="float">
            <text:p>0.02043192</text:p>
          </table:table-cell>
          <table:table-cell office:value-type="float" office:value="0.01849025" calcext:value-type="float">
            <text:p>0.01849025</text:p>
          </table:table-cell>
          <table:table-cell office:value-type="float" office:value="0.005634116" calcext:value-type="float">
            <text:p>0.005634116</text:p>
          </table:table-cell>
          <table:table-cell office:value-type="float" office:value="0.006614197" calcext:value-type="float">
            <text:p>0.006614197</text:p>
          </table:table-cell>
          <table:table-cell office:value-type="float" office:value="0" calcext:value-type="float">
            <text:p>0</text:p>
          </table:table-cell>
          <table:table-cell office:value-type="float" office:value="74.77323" calcext:value-type="float">
            <text:p>74.77323</text:p>
          </table:table-cell>
          <table:table-cell office:value-type="float" office:value="34.28805" calcext:value-type="float">
            <text:p>34.28805</text:p>
          </table:table-cell>
          <table:table-cell office:value-type="float" office:value="18.72221" calcext:value-type="float">
            <text:p>18.72221</text:p>
          </table:table-cell>
          <table:table-cell office:value-type="float" office:value="8.848541" calcext:value-type="float">
            <text:p>8.848541</text:p>
          </table:table-cell>
          <table:table-cell office:value-type="float" office:value="5.503826" calcext:value-type="float">
            <text:p>5.503826</text:p>
          </table:table-cell>
          <table:table-cell office:value-type="float" office:value="1.324302" calcext:value-type="float">
            <text:p>1.324302</text:p>
          </table:table-cell>
          <table:table-cell office:value-type="float" office:value="0.6655681" calcext:value-type="float">
            <text:p>0.6655681</text:p>
          </table:table-cell>
          <table:table-cell office:value-type="float" office:value="0.5935401" calcext:value-type="float">
            <text:p>0.5935401</text:p>
          </table:table-cell>
          <table:table-cell office:value-type="float" office:value="0.4651501" calcext:value-type="float">
            <text:p>0.4651501</text:p>
          </table:table-cell>
          <table:table-cell office:value-type="float" office:value="0.3221898" calcext:value-type="float">
            <text:p>0.3221898</text:p>
          </table:table-cell>
          <table:table-cell office:value-type="float" office:value="0.1408127" calcext:value-type="float">
            <text:p>0.1408127</text:p>
          </table:table-cell>
          <table:table-cell office:value-type="float" office:value="0.1375606" calcext:value-type="float">
            <text:p>0.1375606</text:p>
          </table:table-cell>
          <table:table-cell office:value-type="float" office:value="0.3436158" calcext:value-type="float">
            <text:p>0.3436158</text:p>
          </table:table-cell>
          <table:table-cell office:value-type="float" office:value="0.3483569" calcext:value-type="float">
            <text:p>0.3483569</text:p>
          </table:table-cell>
          <table:table-cell office:value-type="float" office:value="0" calcext:value-type="float">
            <text:p>0</text:p>
          </table:table-cell>
          <table:table-cell office:value-type="float" office:value="2381.86" calcext:value-type="float">
            <text:p>2381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8714" calcext:value-type="float">
            <text:p>1.108714</text:p>
          </table:table-cell>
          <table:table-cell office:value-type="float" office:value="0" calcext:value-type="float">
            <text:p>0</text:p>
          </table:table-cell>
          <table:table-cell office:value-type="float" office:value="-0.0004692434" calcext:value-type="float">
            <text:p>-0.00046924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34.62516" calcext:value-type="float">
            <text:p>34.62516</text:p>
          </table:table-cell>
          <table:table-cell office:value-type="float" office:value="1098.571" calcext:value-type="float">
            <text:p>1098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7895" calcext:value-type="float">
            <text:p>0.4817895</text:p>
          </table:table-cell>
          <table:table-cell office:value-type="float" office:value="5.169348" calcext:value-type="float">
            <text:p>5.16934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3" calcext:value-type="float">
            <text:p>5.413023E-05</text:p>
          </table:table-cell>
          <table:table-cell office:value-type="float" office:value="-0.003533619" calcext:value-type="float">
            <text:p>-0.003533619</text:p>
          </table:table-cell>
          <table:table-cell office:value-type="float" office:value="0.001636177" calcext:value-type="float">
            <text:p>0.00163617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90795" calcext:value-type="float">
            <text:p>19.90795</text:p>
          </table:table-cell>
          <table:table-cell office:value-type="float" office:value="2.49997" calcext:value-type="float">
            <text:p>2.49997</text:p>
          </table:table-cell>
          <table:table-cell office:value-type="float" office:value="0.1866293" calcext:value-type="float">
            <text:p>0.1866293</text:p>
          </table:table-cell>
          <table:table-cell office:value-type="float" office:value="0.165345" calcext:value-type="float">
            <text:p>0.165345</text:p>
          </table:table-cell>
          <table:table-cell office:value-type="float" office:value="0.09704303" calcext:value-type="float">
            <text:p>0.09704303</text:p>
          </table:table-cell>
          <table:table-cell office:value-type="float" office:value="0.09135585" calcext:value-type="float">
            <text:p>0.09135585</text:p>
          </table:table-cell>
          <table:table-cell office:value-type="float" office:value="0.04092709" calcext:value-type="float">
            <text:p>0.04092709</text:p>
          </table:table-cell>
          <table:table-cell office:value-type="float" office:value="0.03079049" calcext:value-type="float">
            <text:p>0.03079049</text:p>
          </table:table-cell>
          <table:table-cell office:value-type="float" office:value="0.04293489" calcext:value-type="float">
            <text:p>0.04293489</text:p>
          </table:table-cell>
          <table:table-cell office:value-type="float" office:value="0.03027325" calcext:value-type="float">
            <text:p>0.03027325</text:p>
          </table:table-cell>
          <table:table-cell office:value-type="float" office:value="0.02325793" calcext:value-type="float">
            <text:p>0.02325793</text:p>
          </table:table-cell>
          <table:table-cell office:value-type="float" office:value="0.02044085" calcext:value-type="float">
            <text:p>0.02044085</text:p>
          </table:table-cell>
          <table:table-cell office:value-type="float" office:value="0.01850335" calcext:value-type="float">
            <text:p>0.01850335</text:p>
          </table:table-cell>
          <table:table-cell office:value-type="float" office:value="0.005633632" calcext:value-type="float">
            <text:p>0.005633632</text:p>
          </table:table-cell>
          <table:table-cell office:value-type="float" office:value="0.006613493" calcext:value-type="float">
            <text:p>0.006613493</text:p>
          </table:table-cell>
          <table:table-cell office:value-type="float" office:value="0" calcext:value-type="float">
            <text:p>0</text:p>
          </table:table-cell>
          <table:table-cell office:value-type="float" office:value="73.42268" calcext:value-type="float">
            <text:p>73.42268</text:p>
          </table:table-cell>
          <table:table-cell office:value-type="float" office:value="34.51746" calcext:value-type="float">
            <text:p>34.51746</text:p>
          </table:table-cell>
          <table:table-cell office:value-type="float" office:value="18.92134" calcext:value-type="float">
            <text:p>18.92134</text:p>
          </table:table-cell>
          <table:table-cell office:value-type="float" office:value="8.900744" calcext:value-type="float">
            <text:p>8.900744</text:p>
          </table:table-cell>
          <table:table-cell office:value-type="float" office:value="5.531503" calcext:value-type="float">
            <text:p>5.531503</text:p>
          </table:table-cell>
          <table:table-cell office:value-type="float" office:value="1.32999" calcext:value-type="float">
            <text:p>1.32999</text:p>
          </table:table-cell>
          <table:table-cell office:value-type="float" office:value="0.6684796" calcext:value-type="float">
            <text:p>0.6684796</text:p>
          </table:table-cell>
          <table:table-cell office:value-type="float" office:value="0.5944183" calcext:value-type="float">
            <text:p>0.5944183</text:p>
          </table:table-cell>
          <table:table-cell office:value-type="float" office:value="0.4660398" calcext:value-type="float">
            <text:p>0.4660398</text:p>
          </table:table-cell>
          <table:table-cell office:value-type="float" office:value="0.322716" calcext:value-type="float">
            <text:p>0.322716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377824" calcext:value-type="float">
            <text:p>0.1377824</text:p>
          </table:table-cell>
          <table:table-cell office:value-type="float" office:value="0.3434705" calcext:value-type="float">
            <text:p>0.3434705</text:p>
          </table:table-cell>
          <table:table-cell office:value-type="float" office:value="0.3483999" calcext:value-type="float">
            <text:p>0.3483999</text:p>
          </table:table-cell>
          <table:table-cell office:value-type="float" office:value="0" calcext:value-type="float">
            <text:p>0</text:p>
          </table:table-cell>
          <table:table-cell office:value-type="float" office:value="2426.684" calcext:value-type="float">
            <text:p>2426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7524" calcext:value-type="float">
            <text:p>1.127524</text:p>
          </table:table-cell>
          <table:table-cell office:value-type="float" office:value="0" calcext:value-type="float">
            <text:p>0</text:p>
          </table:table-cell>
          <table:table-cell office:value-type="float" office:value="-0.0004711534" calcext:value-type="float">
            <text:p>-0.00047115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34.58604" calcext:value-type="float">
            <text:p>34.58604</text:p>
          </table:table-cell>
          <table:table-cell office:value-type="float" office:value="1098.576" calcext:value-type="float">
            <text:p>1098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188" calcext:value-type="float">
            <text:p>0.503188</text:p>
          </table:table-cell>
          <table:table-cell office:value-type="float" office:value="5.181115" calcext:value-type="float">
            <text:p>5.181115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3" calcext:value-type="float">
            <text:p>5.413023E-05</text:p>
          </table:table-cell>
          <table:table-cell office:value-type="float" office:value="-0.003557816" calcext:value-type="float">
            <text:p>-0.003557816</text:p>
          </table:table-cell>
          <table:table-cell office:value-type="float" office:value="0.001659012" calcext:value-type="float">
            <text:p>0.001659012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8499" calcext:value-type="float">
            <text:p>19.8499</text:p>
          </table:table-cell>
          <table:table-cell office:value-type="float" office:value="3.055961" calcext:value-type="float">
            <text:p>3.055961</text:p>
          </table:table-cell>
          <table:table-cell office:value-type="float" office:value="0.1710382" calcext:value-type="float">
            <text:p>0.1710382</text:p>
          </table:table-cell>
          <table:table-cell office:value-type="float" office:value="0.1592027" calcext:value-type="float">
            <text:p>0.1592027</text:p>
          </table:table-cell>
          <table:table-cell office:value-type="float" office:value="0.09620713" calcext:value-type="float">
            <text:p>0.09620713</text:p>
          </table:table-cell>
          <table:table-cell office:value-type="float" office:value="0.0907194" calcext:value-type="float">
            <text:p>0.0907194</text:p>
          </table:table-cell>
          <table:table-cell office:value-type="float" office:value="0.04083624" calcext:value-type="float">
            <text:p>0.04083624</text:p>
          </table:table-cell>
          <table:table-cell office:value-type="float" office:value="0.03079525" calcext:value-type="float">
            <text:p>0.03079525</text:p>
          </table:table-cell>
          <table:table-cell office:value-type="float" office:value="0.0429453" calcext:value-type="float">
            <text:p>0.0429453</text:p>
          </table:table-cell>
          <table:table-cell office:value-type="float" office:value="0.03028877" calcext:value-type="float">
            <text:p>0.03028877</text:p>
          </table:table-cell>
          <table:table-cell office:value-type="float" office:value="0.02326939" calcext:value-type="float">
            <text:p>0.02326939</text:p>
          </table:table-cell>
          <table:table-cell office:value-type="float" office:value="0.02044972" calcext:value-type="float">
            <text:p>0.02044972</text:p>
          </table:table-cell>
          <table:table-cell office:value-type="float" office:value="0.01851646" calcext:value-type="float">
            <text:p>0.01851646</text:p>
          </table:table-cell>
          <table:table-cell office:value-type="float" office:value="0.005633911" calcext:value-type="float">
            <text:p>0.005633911</text:p>
          </table:table-cell>
          <table:table-cell office:value-type="float" office:value="0.006615989" calcext:value-type="float">
            <text:p>0.006615989</text:p>
          </table:table-cell>
          <table:table-cell office:value-type="float" office:value="0" calcext:value-type="float">
            <text:p>0</text:p>
          </table:table-cell>
          <table:table-cell office:value-type="float" office:value="71.58166" calcext:value-type="float">
            <text:p>71.58166</text:p>
          </table:table-cell>
          <table:table-cell office:value-type="float" office:value="34.9995" calcext:value-type="float">
            <text:p>34.9995</text:p>
          </table:table-cell>
          <table:table-cell office:value-type="float" office:value="19.05985" calcext:value-type="float">
            <text:p>19.05985</text:p>
          </table:table-cell>
          <table:table-cell office:value-type="float" office:value="8.992368" calcext:value-type="float">
            <text:p>8.992368</text:p>
          </table:table-cell>
          <table:table-cell office:value-type="float" office:value="5.562702" calcext:value-type="float">
            <text:p>5.562702</text:p>
          </table:table-cell>
          <table:table-cell office:value-type="float" office:value="1.336068" calcext:value-type="float">
            <text:p>1.336068</text:p>
          </table:table-cell>
          <table:table-cell office:value-type="float" office:value="0.6715103" calcext:value-type="float">
            <text:p>0.6715103</text:p>
          </table:table-cell>
          <table:table-cell office:value-type="float" office:value="0.5953215" calcext:value-type="float">
            <text:p>0.5953215</text:p>
          </table:table-cell>
          <table:table-cell office:value-type="float" office:value="0.4669106" calcext:value-type="float">
            <text:p>0.4669106</text:p>
          </table:table-cell>
          <table:table-cell office:value-type="float" office:value="0.3232331" calcext:value-type="float">
            <text:p>0.3232331</text:p>
          </table:table-cell>
          <table:table-cell office:value-type="float" office:value="0.1413928" calcext:value-type="float">
            <text:p>0.1413928</text:p>
          </table:table-cell>
          <table:table-cell office:value-type="float" office:value="0.1380085" calcext:value-type="float">
            <text:p>0.1380085</text:p>
          </table:table-cell>
          <table:table-cell office:value-type="float" office:value="0.3435414" calcext:value-type="float">
            <text:p>0.3435414</text:p>
          </table:table-cell>
          <table:table-cell office:value-type="float" office:value="0.3484291" calcext:value-type="float">
            <text:p>0.3484291</text:p>
          </table:table-cell>
          <table:table-cell office:value-type="float" office:value="0" calcext:value-type="float">
            <text:p>0</text:p>
          </table:table-cell>
          <table:table-cell office:value-type="float" office:value="2545.256" calcext:value-type="float">
            <text:p>2545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0728" calcext:value-type="float">
            <text:p>1.160728</text:p>
          </table:table-cell>
          <table:table-cell office:value-type="float" office:value="0" calcext:value-type="float">
            <text:p>0</text:p>
          </table:table-cell>
          <table:table-cell office:value-type="float" office:value="-0.0004732038" calcext:value-type="float">
            <text:p>-0.00047320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34.57578" calcext:value-type="float">
            <text:p>34.57578</text:p>
          </table:table-cell>
          <table:table-cell office:value-type="float" office:value="1098.575" calcext:value-type="float">
            <text:p>1098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7778" calcext:value-type="float">
            <text:p>0.5037778</text:p>
          </table:table-cell>
          <table:table-cell office:value-type="float" office:value="5.189949" calcext:value-type="float">
            <text:p>5.189949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3" calcext:value-type="float">
            <text:p>5.413023E-05</text:p>
          </table:table-cell>
          <table:table-cell office:value-type="float" office:value="-0.003567368" calcext:value-type="float">
            <text:p>-0.003567368</text:p>
          </table:table-cell>
          <table:table-cell office:value-type="float" office:value="0.001687093" calcext:value-type="float">
            <text:p>0.00168709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83795" calcext:value-type="float">
            <text:p>19.83795</text:p>
          </table:table-cell>
          <table:table-cell office:value-type="float" office:value="3.131172" calcext:value-type="float">
            <text:p>3.131172</text:p>
          </table:table-cell>
          <table:table-cell office:value-type="float" office:value="0.182953" calcext:value-type="float">
            <text:p>0.182953</text:p>
          </table:table-cell>
          <table:table-cell office:value-type="float" office:value="0.1559416" calcext:value-type="float">
            <text:p>0.1559416</text:p>
          </table:table-cell>
          <table:table-cell office:value-type="float" office:value="0.09536897" calcext:value-type="float">
            <text:p>0.09536897</text:p>
          </table:table-cell>
          <table:table-cell office:value-type="float" office:value="0.09011794" calcext:value-type="float">
            <text:p>0.09011794</text:p>
          </table:table-cell>
          <table:table-cell office:value-type="float" office:value="0.04076068" calcext:value-type="float">
            <text:p>0.04076068</text:p>
          </table:table-cell>
          <table:table-cell office:value-type="float" office:value="0.03078759" calcext:value-type="float">
            <text:p>0.03078759</text:p>
          </table:table-cell>
          <table:table-cell office:value-type="float" office:value="0.04295408" calcext:value-type="float">
            <text:p>0.04295408</text:p>
          </table:table-cell>
          <table:table-cell office:value-type="float" office:value="0.03030368" calcext:value-type="float">
            <text:p>0.03030368</text:p>
          </table:table-cell>
          <table:table-cell office:value-type="float" office:value="0.0232806" calcext:value-type="float">
            <text:p>0.0232806</text:p>
          </table:table-cell>
          <table:table-cell office:value-type="float" office:value="0.02045849" calcext:value-type="float">
            <text:p>0.02045849</text:p>
          </table:table-cell>
          <table:table-cell office:value-type="float" office:value="0.01852958" calcext:value-type="float">
            <text:p>0.01852958</text:p>
          </table:table-cell>
          <table:table-cell office:value-type="float" office:value="0.005632077" calcext:value-type="float">
            <text:p>0.005632077</text:p>
          </table:table-cell>
          <table:table-cell office:value-type="float" office:value="0.006609744" calcext:value-type="float">
            <text:p>0.006609744</text:p>
          </table:table-cell>
          <table:table-cell office:value-type="float" office:value="0" calcext:value-type="float">
            <text:p>0</text:p>
          </table:table-cell>
          <table:table-cell office:value-type="float" office:value="72.1691" calcext:value-type="float">
            <text:p>72.1691</text:p>
          </table:table-cell>
          <table:table-cell office:value-type="float" office:value="35.1181" calcext:value-type="float">
            <text:p>35.1181</text:p>
          </table:table-cell>
          <table:table-cell office:value-type="float" office:value="19.02777" calcext:value-type="float">
            <text:p>19.02777</text:p>
          </table:table-cell>
          <table:table-cell office:value-type="float" office:value="9.084062" calcext:value-type="float">
            <text:p>9.084062</text:p>
          </table:table-cell>
          <table:table-cell office:value-type="float" office:value="5.596369" calcext:value-type="float">
            <text:p>5.596369</text:p>
          </table:table-cell>
          <table:table-cell office:value-type="float" office:value="1.342613" calcext:value-type="float">
            <text:p>1.342613</text:p>
          </table:table-cell>
          <table:table-cell office:value-type="float" office:value="0.6741515" calcext:value-type="float">
            <text:p>0.6741515</text:p>
          </table:table-cell>
          <table:table-cell office:value-type="float" office:value="0.5962498" calcext:value-type="float">
            <text:p>0.5962498</text:p>
          </table:table-cell>
          <table:table-cell office:value-type="float" office:value="0.4677878" calcext:value-type="float">
            <text:p>0.4677878</text:p>
          </table:table-cell>
          <table:table-cell office:value-type="float" office:value="0.3237498" calcext:value-type="float">
            <text:p>0.3237498</text:p>
          </table:table-cell>
          <table:table-cell office:value-type="float" office:value="0.14168" calcext:value-type="float">
            <text:p>0.14168</text:p>
          </table:table-cell>
          <table:table-cell office:value-type="float" office:value="0.1382282" calcext:value-type="float">
            <text:p>0.1382282</text:p>
          </table:table-cell>
          <table:table-cell office:value-type="float" office:value="0.343024" calcext:value-type="float">
            <text:p>0.343024</text:p>
          </table:table-cell>
          <table:table-cell office:value-type="float" office:value="0.3484778" calcext:value-type="float">
            <text:p>0.3484778</text:p>
          </table:table-cell>
          <table:table-cell office:value-type="float" office:value="0" calcext:value-type="float">
            <text:p>0</text:p>
          </table:table-cell>
          <table:table-cell office:value-type="float" office:value="2542.541" calcext:value-type="float">
            <text:p>2542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02" calcext:value-type="float">
            <text:p>1.1702</text:p>
          </table:table-cell>
          <table:table-cell office:value-type="float" office:value="0" calcext:value-type="float">
            <text:p>0</text:p>
          </table:table-cell>
          <table:table-cell office:value-type="float" office:value="-0.0004750897" calcext:value-type="float">
            <text:p>-0.00047508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34.56539" calcext:value-type="float">
            <text:p>34.56539</text:p>
          </table:table-cell>
          <table:table-cell office:value-type="float" office:value="1098.574" calcext:value-type="float">
            <text:p>1098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71806" calcext:value-type="float">
            <text:p>0.5071806</text:p>
          </table:table-cell>
          <table:table-cell office:value-type="float" office:value="5.196649" calcext:value-type="float">
            <text:p>5.196649</text:p>
          </table:table-cell>
          <table:table-cell office:value-type="float" office:value="0" calcext:value-type="float">
            <text:p>0</text:p>
          </table:table-cell>
          <table:table-cell office:value-type="float" office:value="0.0000003122179" calcext:value-type="float">
            <text:p>3.12217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3023" calcext:value-type="float">
            <text:p>5.413023E-05</text:p>
          </table:table-cell>
          <table:table-cell office:value-type="float" office:value="-0.003575957" calcext:value-type="float">
            <text:p>-0.003575957</text:p>
          </table:table-cell>
          <table:table-cell office:value-type="float" office:value="0.00171403" calcext:value-type="float">
            <text:p>0.0017140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82156" calcext:value-type="float">
            <text:p>19.82156</text:p>
          </table:table-cell>
          <table:table-cell office:value-type="float" office:value="3.227045" calcext:value-type="float">
            <text:p>3.227045</text:p>
          </table:table-cell>
          <table:table-cell office:value-type="float" office:value="0.1962411" calcext:value-type="float">
            <text:p>0.1962411</text:p>
          </table:table-cell>
          <table:table-cell office:value-type="float" office:value="0.1646535" calcext:value-type="float">
            <text:p>0.1646535</text:p>
          </table:table-cell>
          <table:table-cell office:value-type="float" office:value="0.09532452" calcext:value-type="float">
            <text:p>0.09532452</text:p>
          </table:table-cell>
          <table:table-cell office:value-type="float" office:value="0.0898024" calcext:value-type="float">
            <text:p>0.0898024</text:p>
          </table:table-cell>
          <table:table-cell office:value-type="float" office:value="0.0407058" calcext:value-type="float">
            <text:p>0.0407058</text:p>
          </table:table-cell>
          <table:table-cell office:value-type="float" office:value="0.03078184" calcext:value-type="float">
            <text:p>0.03078184</text:p>
          </table:table-cell>
          <table:table-cell office:value-type="float" office:value="0.04296109" calcext:value-type="float">
            <text:p>0.04296109</text:p>
          </table:table-cell>
          <table:table-cell office:value-type="float" office:value="0.03031765" calcext:value-type="float">
            <text:p>0.03031765</text:p>
          </table:table-cell>
          <table:table-cell office:value-type="float" office:value="0.02329145" calcext:value-type="float">
            <text:p>0.02329145</text:p>
          </table:table-cell>
          <table:table-cell office:value-type="float" office:value="0.02046718" calcext:value-type="float">
            <text:p>0.02046718</text:p>
          </table:table-cell>
          <table:table-cell office:value-type="float" office:value="0.01854262" calcext:value-type="float">
            <text:p>0.01854262</text:p>
          </table:table-cell>
          <table:table-cell office:value-type="float" office:value="0.005630957" calcext:value-type="float">
            <text:p>0.005630957</text:p>
          </table:table-cell>
          <table:table-cell office:value-type="float" office:value="0.006606257" calcext:value-type="float">
            <text:p>0.006606257</text:p>
          </table:table-cell>
          <table:table-cell office:value-type="float" office:value="0" calcext:value-type="float">
            <text:p>0</text:p>
          </table:table-cell>
          <table:table-cell office:value-type="float" office:value="71.91602" calcext:value-type="float">
            <text:p>71.91602</text:p>
          </table:table-cell>
          <table:table-cell office:value-type="float" office:value="35.19957" calcext:value-type="float">
            <text:p>35.19957</text:p>
          </table:table-cell>
          <table:table-cell office:value-type="float" office:value="19.09054" calcext:value-type="float">
            <text:p>19.09054</text:p>
          </table:table-cell>
          <table:table-cell office:value-type="float" office:value="9.110526" calcext:value-type="float">
            <text:p>9.110526</text:p>
          </table:table-cell>
          <table:table-cell office:value-type="float" office:value="5.612248" calcext:value-type="float">
            <text:p>5.612248</text:p>
          </table:table-cell>
          <table:table-cell office:value-type="float" office:value="1.348404" calcext:value-type="float">
            <text:p>1.348404</text:p>
          </table:table-cell>
          <table:table-cell office:value-type="float" office:value="0.6766273" calcext:value-type="float">
            <text:p>0.6766273</text:p>
          </table:table-cell>
          <table:table-cell office:value-type="float" office:value="0.597128" calcext:value-type="float">
            <text:p>0.597128</text:p>
          </table:table-cell>
          <table:table-cell office:value-type="float" office:value="0.4686512" calcext:value-type="float">
            <text:p>0.4686512</text:p>
          </table:table-cell>
          <table:table-cell office:value-type="float" office:value="0.3242584" calcext:value-type="float">
            <text:p>0.3242584</text:p>
          </table:table-cell>
          <table:table-cell office:value-type="float" office:value="0.1419645" calcext:value-type="float">
            <text:p>0.1419645</text:p>
          </table:table-cell>
          <table:table-cell office:value-type="float" office:value="0.1384208" calcext:value-type="float">
            <text:p>0.1384208</text:p>
          </table:table-cell>
          <table:table-cell office:value-type="float" office:value="0.34272" calcext:value-type="float">
            <text:p>0.34272</text:p>
          </table:table-cell>
          <table:table-cell office:value-type="float" office:value="0.3485205" calcext:value-type="float">
            <text:p>0.3485205</text:p>
          </table:table-cell>
          <table:table-cell office:value-type="float" office:value="0" calcext:value-type="float">
            <text:p>0</text:p>
          </table:table-cell>
          <table:table-cell office:value-type="float" office:value="2552.938" calcext:value-type="float">
            <text:p>2552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0297" calcext:value-type="float">
            <text:p>1.180297</text:p>
          </table:table-cell>
          <table:table-cell office:value-type="float" office:value="0" calcext:value-type="float">
            <text:p>0</text:p>
          </table:table-cell>
          <table:table-cell office:value-type="float" office:value="-0.0004768318" calcext:value-type="float">
            <text:p>-0.00047683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34.54401" calcext:value-type="float">
            <text:p>34.54401</text:p>
          </table:table-cell>
          <table:table-cell office:value-type="float" office:value="1098.576" calcext:value-type="float">
            <text:p>1098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4584" calcext:value-type="float">
            <text:p>0.5154584</text:p>
          </table:table-cell>
          <table:table-cell office:value-type="float" office:value="5.206752" calcext:value-type="float">
            <text:p>5.206752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591109" calcext:value-type="float">
            <text:p>-0.003591109</text:p>
          </table:table-cell>
          <table:table-cell office:value-type="float" office:value="0.001739034" calcext:value-type="float">
            <text:p>0.00173903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79383" calcext:value-type="float">
            <text:p>19.79383</text:p>
          </table:table-cell>
          <table:table-cell office:value-type="float" office:value="3.327119" calcext:value-type="float">
            <text:p>3.327119</text:p>
          </table:table-cell>
          <table:table-cell office:value-type="float" office:value="0.1965938" calcext:value-type="float">
            <text:p>0.1965938</text:p>
          </table:table-cell>
          <table:table-cell office:value-type="float" office:value="0.1707548" calcext:value-type="float">
            <text:p>0.1707548</text:p>
          </table:table-cell>
          <table:table-cell office:value-type="float" office:value="0.09617636" calcext:value-type="float">
            <text:p>0.09617636</text:p>
          </table:table-cell>
          <table:table-cell office:value-type="float" office:value="0.08997219" calcext:value-type="float">
            <text:p>0.08997219</text:p>
          </table:table-cell>
          <table:table-cell office:value-type="float" office:value="0.04062596" calcext:value-type="float">
            <text:p>0.04062596</text:p>
          </table:table-cell>
          <table:table-cell office:value-type="float" office:value="0.0307869" calcext:value-type="float">
            <text:p>0.0307869</text:p>
          </table:table-cell>
          <table:table-cell office:value-type="float" office:value="0.04296779" calcext:value-type="float">
            <text:p>0.04296779</text:p>
          </table:table-cell>
          <table:table-cell office:value-type="float" office:value="0.0303308" calcext:value-type="float">
            <text:p>0.0303308</text:p>
          </table:table-cell>
          <table:table-cell office:value-type="float" office:value="0.02330194" calcext:value-type="float">
            <text:p>0.02330194</text:p>
          </table:table-cell>
          <table:table-cell office:value-type="float" office:value="0.02047577" calcext:value-type="float">
            <text:p>0.02047577</text:p>
          </table:table-cell>
          <table:table-cell office:value-type="float" office:value="0.01855564" calcext:value-type="float">
            <text:p>0.01855564</text:p>
          </table:table-cell>
          <table:table-cell office:value-type="float" office:value="0.005630995" calcext:value-type="float">
            <text:p>0.005630995</text:p>
          </table:table-cell>
          <table:table-cell office:value-type="float" office:value="0.006607505" calcext:value-type="float">
            <text:p>0.006607505</text:p>
          </table:table-cell>
          <table:table-cell office:value-type="float" office:value="0" calcext:value-type="float">
            <text:p>0</text:p>
          </table:table-cell>
          <table:table-cell office:value-type="float" office:value="72.34342" calcext:value-type="float">
            <text:p>72.34342</text:p>
          </table:table-cell>
          <table:table-cell office:value-type="float" office:value="34.8518" calcext:value-type="float">
            <text:p>34.8518</text:p>
          </table:table-cell>
          <table:table-cell office:value-type="float" office:value="19.27439" calcext:value-type="float">
            <text:p>19.27439</text:p>
          </table:table-cell>
          <table:table-cell office:value-type="float" office:value="9.148269" calcext:value-type="float">
            <text:p>9.148269</text:p>
          </table:table-cell>
          <table:table-cell office:value-type="float" office:value="5.62842" calcext:value-type="float">
            <text:p>5.62842</text:p>
          </table:table-cell>
          <table:table-cell office:value-type="float" office:value="1.353012" calcext:value-type="float">
            <text:p>1.353012</text:p>
          </table:table-cell>
          <table:table-cell office:value-type="float" office:value="0.6796422" calcext:value-type="float">
            <text:p>0.6796422</text:p>
          </table:table-cell>
          <table:table-cell office:value-type="float" office:value="0.5980011" calcext:value-type="float">
            <text:p>0.5980011</text:p>
          </table:table-cell>
          <table:table-cell office:value-type="float" office:value="0.4694995" calcext:value-type="float">
            <text:p>0.4694995</text:p>
          </table:table-cell>
          <table:table-cell office:value-type="float" office:value="0.3247602" calcext:value-type="float">
            <text:p>0.3247602</text:p>
          </table:table-cell>
          <table:table-cell office:value-type="float" office:value="0.1422459" calcext:value-type="float">
            <text:p>0.1422459</text:p>
          </table:table-cell>
          <table:table-cell office:value-type="float" office:value="0.1386117" calcext:value-type="float">
            <text:p>0.1386117</text:p>
          </table:table-cell>
          <table:table-cell office:value-type="float" office:value="0.3427392" calcext:value-type="float">
            <text:p>0.3427392</text:p>
          </table:table-cell>
          <table:table-cell office:value-type="float" office:value="0.348553" calcext:value-type="float">
            <text:p>0.348553</text:p>
          </table:table-cell>
          <table:table-cell office:value-type="float" office:value="0" calcext:value-type="float">
            <text:p>0</text:p>
          </table:table-cell>
          <table:table-cell office:value-type="float" office:value="2603.678" calcext:value-type="float">
            <text:p>2603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8688" calcext:value-type="float">
            <text:p>1.198688</text:p>
          </table:table-cell>
          <table:table-cell office:value-type="float" office:value="0" calcext:value-type="float">
            <text:p>0</text:p>
          </table:table-cell>
          <table:table-cell office:value-type="float" office:value="-0.0004785819" calcext:value-type="float">
            <text:p>-0.00047858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34.52469" calcext:value-type="float">
            <text:p>34.52469</text:p>
          </table:table-cell>
          <table:table-cell office:value-type="float" office:value="1098.577" calcext:value-type="float">
            <text:p>1098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0489" calcext:value-type="float">
            <text:p>0.5200489</text:p>
          </table:table-cell>
          <table:table-cell office:value-type="float" office:value="5.218752" calcext:value-type="float">
            <text:p>5.218752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656988" calcext:value-type="float">
            <text:p>-0.003656988</text:p>
          </table:table-cell>
          <table:table-cell office:value-type="float" office:value="0.001765024" calcext:value-type="float">
            <text:p>0.00176502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76775" calcext:value-type="float">
            <text:p>19.76775</text:p>
          </table:table-cell>
          <table:table-cell office:value-type="float" office:value="3.306765" calcext:value-type="float">
            <text:p>3.306765</text:p>
          </table:table-cell>
          <table:table-cell office:value-type="float" office:value="0.1910294" calcext:value-type="float">
            <text:p>0.1910294</text:p>
          </table:table-cell>
          <table:table-cell office:value-type="float" office:value="0.1671697" calcext:value-type="float">
            <text:p>0.1671697</text:p>
          </table:table-cell>
          <table:table-cell office:value-type="float" office:value="0.09611698" calcext:value-type="float">
            <text:p>0.09611698</text:p>
          </table:table-cell>
          <table:table-cell office:value-type="float" office:value="0.08988132" calcext:value-type="float">
            <text:p>0.08988132</text:p>
          </table:table-cell>
          <table:table-cell office:value-type="float" office:value="0.04052655" calcext:value-type="float">
            <text:p>0.04052655</text:p>
          </table:table-cell>
          <table:table-cell office:value-type="float" office:value="0.0307899" calcext:value-type="float">
            <text:p>0.0307899</text:p>
          </table:table-cell>
          <table:table-cell office:value-type="float" office:value="0.04297498" calcext:value-type="float">
            <text:p>0.04297498</text:p>
          </table:table-cell>
          <table:table-cell office:value-type="float" office:value="0.03034339" calcext:value-type="float">
            <text:p>0.03034339</text:p>
          </table:table-cell>
          <table:table-cell office:value-type="float" office:value="0.02331206" calcext:value-type="float">
            <text:p>0.02331206</text:p>
          </table:table-cell>
          <table:table-cell office:value-type="float" office:value="0.02048423" calcext:value-type="float">
            <text:p>0.02048423</text:p>
          </table:table-cell>
          <table:table-cell office:value-type="float" office:value="0.01856856" calcext:value-type="float">
            <text:p>0.01856856</text:p>
          </table:table-cell>
          <table:table-cell office:value-type="float" office:value="0.005630767" calcext:value-type="float">
            <text:p>0.005630767</text:p>
          </table:table-cell>
          <table:table-cell office:value-type="float" office:value="0.00660766" calcext:value-type="float">
            <text:p>0.00660766</text:p>
          </table:table-cell>
          <table:table-cell office:value-type="float" office:value="0" calcext:value-type="float">
            <text:p>0</text:p>
          </table:table-cell>
          <table:table-cell office:value-type="float" office:value="70.25753" calcext:value-type="float">
            <text:p>70.25753</text:p>
          </table:table-cell>
          <table:table-cell office:value-type="float" office:value="34.64241" calcext:value-type="float">
            <text:p>34.64241</text:p>
          </table:table-cell>
          <table:table-cell office:value-type="float" office:value="19.48013" calcext:value-type="float">
            <text:p>19.48013</text:p>
          </table:table-cell>
          <table:table-cell office:value-type="float" office:value="9.201964" calcext:value-type="float">
            <text:p>9.201964</text:p>
          </table:table-cell>
          <table:table-cell office:value-type="float" office:value="5.65516" calcext:value-type="float">
            <text:p>5.65516</text:p>
          </table:table-cell>
          <table:table-cell office:value-type="float" office:value="1.358012" calcext:value-type="float">
            <text:p>1.358012</text:p>
          </table:table-cell>
          <table:table-cell office:value-type="float" office:value="0.6829722" calcext:value-type="float">
            <text:p>0.6829722</text:p>
          </table:table-cell>
          <table:table-cell office:value-type="float" office:value="0.5989103" calcext:value-type="float">
            <text:p>0.5989103</text:p>
          </table:table-cell>
          <table:table-cell office:value-type="float" office:value="0.4703349" calcext:value-type="float">
            <text:p>0.4703349</text:p>
          </table:table-cell>
          <table:table-cell office:value-type="float" office:value="0.3252536" calcext:value-type="float">
            <text:p>0.3252536</text:p>
          </table:table-cell>
          <table:table-cell office:value-type="float" office:value="0.1425246" calcext:value-type="float">
            <text:p>0.1425246</text:p>
          </table:table-cell>
          <table:table-cell office:value-type="float" office:value="0.1388148" calcext:value-type="float">
            <text:p>0.1388148</text:p>
          </table:table-cell>
          <table:table-cell office:value-type="float" office:value="0.3426762" calcext:value-type="float">
            <text:p>0.3426762</text:p>
          </table:table-cell>
          <table:table-cell office:value-type="float" office:value="0.3485843" calcext:value-type="float">
            <text:p>0.3485843</text:p>
          </table:table-cell>
          <table:table-cell office:value-type="float" office:value="0" calcext:value-type="float">
            <text:p>0</text:p>
          </table:table-cell>
          <table:table-cell office:value-type="float" office:value="2641.24" calcext:value-type="float">
            <text:p>264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365" calcext:value-type="float">
            <text:p>1.215365</text:p>
          </table:table-cell>
          <table:table-cell office:value-type="float" office:value="0" calcext:value-type="float">
            <text:p>0</text:p>
          </table:table-cell>
          <table:table-cell office:value-type="float" office:value="-0.0004889072" calcext:value-type="float">
            <text:p>-0.00048890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34.50891" calcext:value-type="float">
            <text:p>34.50891</text:p>
          </table:table-cell>
          <table:table-cell office:value-type="float" office:value="1098.577" calcext:value-type="float">
            <text:p>1098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4395" calcext:value-type="float">
            <text:p>0.5244395</text:p>
          </table:table-cell>
          <table:table-cell office:value-type="float" office:value="5.228381" calcext:value-type="float">
            <text:p>5.228381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680648" calcext:value-type="float">
            <text:p>-0.003680648</text:p>
          </table:table-cell>
          <table:table-cell office:value-type="float" office:value="0.00179251" calcext:value-type="float">
            <text:p>0.0017925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74552" calcext:value-type="float">
            <text:p>19.74552</text:p>
          </table:table-cell>
          <table:table-cell office:value-type="float" office:value="3.440158" calcext:value-type="float">
            <text:p>3.440158</text:p>
          </table:table-cell>
          <table:table-cell office:value-type="float" office:value="0.1918378" calcext:value-type="float">
            <text:p>0.1918378</text:p>
          </table:table-cell>
          <table:table-cell office:value-type="float" office:value="0.1641358" calcext:value-type="float">
            <text:p>0.1641358</text:p>
          </table:table-cell>
          <table:table-cell office:value-type="float" office:value="0.09566432" calcext:value-type="float">
            <text:p>0.09566432</text:p>
          </table:table-cell>
          <table:table-cell office:value-type="float" office:value="0.0895476" calcext:value-type="float">
            <text:p>0.0895476</text:p>
          </table:table-cell>
          <table:table-cell office:value-type="float" office:value="0.04043542" calcext:value-type="float">
            <text:p>0.04043542</text:p>
          </table:table-cell>
          <table:table-cell office:value-type="float" office:value="0.03079247" calcext:value-type="float">
            <text:p>0.03079247</text:p>
          </table:table-cell>
          <table:table-cell office:value-type="float" office:value="0.04298241" calcext:value-type="float">
            <text:p>0.04298241</text:p>
          </table:table-cell>
          <table:table-cell office:value-type="float" office:value="0.03035558" calcext:value-type="float">
            <text:p>0.03035558</text:p>
          </table:table-cell>
          <table:table-cell office:value-type="float" office:value="0.02332187" calcext:value-type="float">
            <text:p>0.02332187</text:p>
          </table:table-cell>
          <table:table-cell office:value-type="float" office:value="0.02049259" calcext:value-type="float">
            <text:p>0.02049259</text:p>
          </table:table-cell>
          <table:table-cell office:value-type="float" office:value="0.01858148" calcext:value-type="float">
            <text:p>0.01858148</text:p>
          </table:table-cell>
          <table:table-cell office:value-type="float" office:value="0.005629966" calcext:value-type="float">
            <text:p>0.005629966</text:p>
          </table:table-cell>
          <table:table-cell office:value-type="float" office:value="0.006605442" calcext:value-type="float">
            <text:p>0.006605442</text:p>
          </table:table-cell>
          <table:table-cell office:value-type="float" office:value="0" calcext:value-type="float">
            <text:p>0</text:p>
          </table:table-cell>
          <table:table-cell office:value-type="float" office:value="70.85048" calcext:value-type="float">
            <text:p>70.85048</text:p>
          </table:table-cell>
          <table:table-cell office:value-type="float" office:value="34.62484" calcext:value-type="float">
            <text:p>34.62484</text:p>
          </table:table-cell>
          <table:table-cell office:value-type="float" office:value="19.58704" calcext:value-type="float">
            <text:p>19.58704</text:p>
          </table:table-cell>
          <table:table-cell office:value-type="float" office:value="9.248761" calcext:value-type="float">
            <text:p>9.248761</text:p>
          </table:table-cell>
          <table:table-cell office:value-type="float" office:value="5.682883" calcext:value-type="float">
            <text:p>5.682883</text:p>
          </table:table-cell>
          <table:table-cell office:value-type="float" office:value="1.363586" calcext:value-type="float">
            <text:p>1.363586</text:p>
          </table:table-cell>
          <table:table-cell office:value-type="float" office:value="0.686373" calcext:value-type="float">
            <text:p>0.686373</text:p>
          </table:table-cell>
          <table:table-cell office:value-type="float" office:value="0.5998697" calcext:value-type="float">
            <text:p>0.5998697</text:p>
          </table:table-cell>
          <table:table-cell office:value-type="float" office:value="0.4711634" calcext:value-type="float">
            <text:p>0.4711634</text:p>
          </table:table-cell>
          <table:table-cell office:value-type="float" office:value="0.3257401" calcext:value-type="float">
            <text:p>0.3257401</text:p>
          </table:table-cell>
          <table:table-cell office:value-type="float" office:value="0.1428012" calcext:value-type="float">
            <text:p>0.1428012</text:p>
          </table:table-cell>
          <table:table-cell office:value-type="float" office:value="0.1390171" calcext:value-type="float">
            <text:p>0.1390171</text:p>
          </table:table-cell>
          <table:table-cell office:value-type="float" office:value="0.3424523" calcext:value-type="float">
            <text:p>0.3424523</text:p>
          </table:table-cell>
          <table:table-cell office:value-type="float" office:value="0.3486201" calcext:value-type="float">
            <text:p>0.3486201</text:p>
          </table:table-cell>
          <table:table-cell office:value-type="float" office:value="0" calcext:value-type="float">
            <text:p>0</text:p>
          </table:table-cell>
          <table:table-cell office:value-type="float" office:value="2664.268" calcext:value-type="float">
            <text:p>2664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9419" calcext:value-type="float">
            <text:p>1.229419</text:p>
          </table:table-cell>
          <table:table-cell office:value-type="float" office:value="0" calcext:value-type="float">
            <text:p>0</text:p>
          </table:table-cell>
          <table:table-cell office:value-type="float" office:value="-0.0004916366" calcext:value-type="float">
            <text:p>-0.00049163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34.48677" calcext:value-type="float">
            <text:p>34.48677</text:p>
          </table:table-cell>
          <table:table-cell office:value-type="float" office:value="1098.577" calcext:value-type="float">
            <text:p>1098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6551" calcext:value-type="float">
            <text:p>0.5356551</text:p>
          </table:table-cell>
          <table:table-cell office:value-type="float" office:value="5.236988" calcext:value-type="float">
            <text:p>5.236988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693724" calcext:value-type="float">
            <text:p>-0.003693724</text:p>
          </table:table-cell>
          <table:table-cell office:value-type="float" office:value="0.001817383" calcext:value-type="float">
            <text:p>0.001817383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70994" calcext:value-type="float">
            <text:p>19.70994</text:p>
          </table:table-cell>
          <table:table-cell office:value-type="float" office:value="3.763918" calcext:value-type="float">
            <text:p>3.763918</text:p>
          </table:table-cell>
          <table:table-cell office:value-type="float" office:value="0.1926977" calcext:value-type="float">
            <text:p>0.1926977</text:p>
          </table:table-cell>
          <table:table-cell office:value-type="float" office:value="0.1661066" calcext:value-type="float">
            <text:p>0.1661066</text:p>
          </table:table-cell>
          <table:table-cell office:value-type="float" office:value="0.09559161" calcext:value-type="float">
            <text:p>0.09559161</text:p>
          </table:table-cell>
          <table:table-cell office:value-type="float" office:value="0.08935607" calcext:value-type="float">
            <text:p>0.08935607</text:p>
          </table:table-cell>
          <table:table-cell office:value-type="float" office:value="0.04036446" calcext:value-type="float">
            <text:p>0.04036446</text:p>
          </table:table-cell>
          <table:table-cell office:value-type="float" office:value="0.03079998" calcext:value-type="float">
            <text:p>0.03079998</text:p>
          </table:table-cell>
          <table:table-cell office:value-type="float" office:value="0.04298978" calcext:value-type="float">
            <text:p>0.04298978</text:p>
          </table:table-cell>
          <table:table-cell office:value-type="float" office:value="0.03036742" calcext:value-type="float">
            <text:p>0.03036742</text:p>
          </table:table-cell>
          <table:table-cell office:value-type="float" office:value="0.02333138" calcext:value-type="float">
            <text:p>0.02333138</text:p>
          </table:table-cell>
          <table:table-cell office:value-type="float" office:value="0.02050087" calcext:value-type="float">
            <text:p>0.02050087</text:p>
          </table:table-cell>
          <table:table-cell office:value-type="float" office:value="0.01859437" calcext:value-type="float">
            <text:p>0.01859437</text:p>
          </table:table-cell>
          <table:table-cell office:value-type="float" office:value="0.005629572" calcext:value-type="float">
            <text:p>0.005629572</text:p>
          </table:table-cell>
          <table:table-cell office:value-type="float" office:value="0.00660465" calcext:value-type="float">
            <text:p>0.00660465</text:p>
          </table:table-cell>
          <table:table-cell office:value-type="float" office:value="0" calcext:value-type="float">
            <text:p>0</text:p>
          </table:table-cell>
          <table:table-cell office:value-type="float" office:value="70.27111" calcext:value-type="float">
            <text:p>70.27111</text:p>
          </table:table-cell>
          <table:table-cell office:value-type="float" office:value="34.94987" calcext:value-type="float">
            <text:p>34.94987</text:p>
          </table:table-cell>
          <table:table-cell office:value-type="float" office:value="19.73326" calcext:value-type="float">
            <text:p>19.73326</text:p>
          </table:table-cell>
          <table:table-cell office:value-type="float" office:value="9.286367" calcext:value-type="float">
            <text:p>9.286367</text:p>
          </table:table-cell>
          <table:table-cell office:value-type="float" office:value="5.704166" calcext:value-type="float">
            <text:p>5.704166</text:p>
          </table:table-cell>
          <table:table-cell office:value-type="float" office:value="1.36907" calcext:value-type="float">
            <text:p>1.36907</text:p>
          </table:table-cell>
          <table:table-cell office:value-type="float" office:value="0.6896574" calcext:value-type="float">
            <text:p>0.6896574</text:p>
          </table:table-cell>
          <table:table-cell office:value-type="float" office:value="0.6008469" calcext:value-type="float">
            <text:p>0.6008469</text:p>
          </table:table-cell>
          <table:table-cell office:value-type="float" office:value="0.4719886" calcext:value-type="float">
            <text:p>0.4719886</text:p>
          </table:table-cell>
          <table:table-cell office:value-type="float" office:value="0.3262195" calcext:value-type="float">
            <text:p>0.3262195</text:p>
          </table:table-cell>
          <table:table-cell office:value-type="float" office:value="0.1430751" calcext:value-type="float">
            <text:p>0.1430751</text:p>
          </table:table-cell>
          <table:table-cell office:value-type="float" office:value="0.1392107" calcext:value-type="float">
            <text:p>0.1392107</text:p>
          </table:table-cell>
          <table:table-cell office:value-type="float" office:value="0.3423219" calcext:value-type="float">
            <text:p>0.3423219</text:p>
          </table:table-cell>
          <table:table-cell office:value-type="float" office:value="0.3486663" calcext:value-type="float">
            <text:p>0.3486663</text:p>
          </table:table-cell>
          <table:table-cell office:value-type="float" office:value="0" calcext:value-type="float">
            <text:p>0</text:p>
          </table:table-cell>
          <table:table-cell office:value-type="float" office:value="2719.728" calcext:value-type="float">
            <text:p>2719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9247" calcext:value-type="float">
            <text:p>1.249247</text:p>
          </table:table-cell>
          <table:table-cell office:value-type="float" office:value="0" calcext:value-type="float">
            <text:p>0</text:p>
          </table:table-cell>
          <table:table-cell office:value-type="float" office:value="-0.0004933787" calcext:value-type="float">
            <text:p>-0.00049337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34.45789" calcext:value-type="float">
            <text:p>34.45789</text:p>
          </table:table-cell>
          <table:table-cell office:value-type="float" office:value="1098.579" calcext:value-type="float">
            <text:p>1098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5927" calcext:value-type="float">
            <text:p>0.5505927</text:p>
          </table:table-cell>
          <table:table-cell office:value-type="float" office:value="5.247362" calcext:value-type="float">
            <text:p>5.247362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71072" calcext:value-type="float">
            <text:p>-0.00371072</text:p>
          </table:table-cell>
          <table:table-cell office:value-type="float" office:value="0.001840006" calcext:value-type="float">
            <text:p>0.00184000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66496" calcext:value-type="float">
            <text:p>19.66496</text:p>
          </table:table-cell>
          <table:table-cell office:value-type="float" office:value="4.217722" calcext:value-type="float">
            <text:p>4.217722</text:p>
          </table:table-cell>
          <table:table-cell office:value-type="float" office:value="0.1822087" calcext:value-type="float">
            <text:p>0.1822087</text:p>
          </table:table-cell>
          <table:table-cell office:value-type="float" office:value="0.1630294" calcext:value-type="float">
            <text:p>0.1630294</text:p>
          </table:table-cell>
          <table:table-cell office:value-type="float" office:value="0.09536412" calcext:value-type="float">
            <text:p>0.09536412</text:p>
          </table:table-cell>
          <table:table-cell office:value-type="float" office:value="0.08911943" calcext:value-type="float">
            <text:p>0.08911943</text:p>
          </table:table-cell>
          <table:table-cell office:value-type="float" office:value="0.04028608" calcext:value-type="float">
            <text:p>0.04028608</text:p>
          </table:table-cell>
          <table:table-cell office:value-type="float" office:value="0.03080045" calcext:value-type="float">
            <text:p>0.03080045</text:p>
          </table:table-cell>
          <table:table-cell office:value-type="float" office:value="0.04299694" calcext:value-type="float">
            <text:p>0.04299694</text:p>
          </table:table-cell>
          <table:table-cell office:value-type="float" office:value="0.03037895" calcext:value-type="float">
            <text:p>0.03037895</text:p>
          </table:table-cell>
          <table:table-cell office:value-type="float" office:value="0.02334059" calcext:value-type="float">
            <text:p>0.02334059</text:p>
          </table:table-cell>
          <table:table-cell office:value-type="float" office:value="0.02050906" calcext:value-type="float">
            <text:p>0.02050906</text:p>
          </table:table-cell>
          <table:table-cell office:value-type="float" office:value="0.01860723" calcext:value-type="float">
            <text:p>0.01860723</text:p>
          </table:table-cell>
          <table:table-cell office:value-type="float" office:value="0.005629646" calcext:value-type="float">
            <text:p>0.005629646</text:p>
          </table:table-cell>
          <table:table-cell office:value-type="float" office:value="0.006605871" calcext:value-type="float">
            <text:p>0.006605871</text:p>
          </table:table-cell>
          <table:table-cell office:value-type="float" office:value="0" calcext:value-type="float">
            <text:p>0</text:p>
          </table:table-cell>
          <table:table-cell office:value-type="float" office:value="69.19319" calcext:value-type="float">
            <text:p>69.19319</text:p>
          </table:table-cell>
          <table:table-cell office:value-type="float" office:value="35.36885" calcext:value-type="float">
            <text:p>35.36885</text:p>
          </table:table-cell>
          <table:table-cell office:value-type="float" office:value="19.8478" calcext:value-type="float">
            <text:p>19.8478</text:p>
          </table:table-cell>
          <table:table-cell office:value-type="float" office:value="9.350806" calcext:value-type="float">
            <text:p>9.350806</text:p>
          </table:table-cell>
          <table:table-cell office:value-type="float" office:value="5.73004" calcext:value-type="float">
            <text:p>5.73004</text:p>
          </table:table-cell>
          <table:table-cell office:value-type="float" office:value="1.374541" calcext:value-type="float">
            <text:p>1.374541</text:p>
          </table:table-cell>
          <table:table-cell office:value-type="float" office:value="0.6928615" calcext:value-type="float">
            <text:p>0.6928615</text:p>
          </table:table-cell>
          <table:table-cell office:value-type="float" office:value="0.6018217" calcext:value-type="float">
            <text:p>0.6018217</text:p>
          </table:table-cell>
          <table:table-cell office:value-type="float" office:value="0.4728103" calcext:value-type="float">
            <text:p>0.4728103</text:p>
          </table:table-cell>
          <table:table-cell office:value-type="float" office:value="0.3266918" calcext:value-type="float">
            <text:p>0.3266918</text:p>
          </table:table-cell>
          <table:table-cell office:value-type="float" office:value="0.1433467" calcext:value-type="float">
            <text:p>0.1433467</text:p>
          </table:table-cell>
          <table:table-cell office:value-type="float" office:value="0.1394078" calcext:value-type="float">
            <text:p>0.1394078</text:p>
          </table:table-cell>
          <table:table-cell office:value-type="float" office:value="0.3423272" calcext:value-type="float">
            <text:p>0.3423272</text:p>
          </table:table-cell>
          <table:table-cell office:value-type="float" office:value="0.3487045" calcext:value-type="float">
            <text:p>0.3487045</text:p>
          </table:table-cell>
          <table:table-cell office:value-type="float" office:value="0" calcext:value-type="float">
            <text:p>0</text:p>
          </table:table-cell>
          <table:table-cell office:value-type="float" office:value="2797.549" calcext:value-type="float">
            <text:p>2797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4589" calcext:value-type="float">
            <text:p>1.274589</text:p>
          </table:table-cell>
          <table:table-cell office:value-type="float" office:value="0" calcext:value-type="float">
            <text:p>0</text:p>
          </table:table-cell>
          <table:table-cell office:value-type="float" office:value="-0.0004951926" calcext:value-type="float">
            <text:p>-0.0004951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34.3802" calcext:value-type="float">
            <text:p>34.3802</text:p>
          </table:table-cell>
          <table:table-cell office:value-type="float" office:value="1098.59" calcext:value-type="float">
            <text:p>109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9736" calcext:value-type="float">
            <text:p>0.5999736</text:p>
          </table:table-cell>
          <table:table-cell office:value-type="float" office:value="5.262916" calcext:value-type="float">
            <text:p>5.262916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759093" calcext:value-type="float">
            <text:p>-0.003759093</text:p>
          </table:table-cell>
          <table:table-cell office:value-type="float" office:value="0.001851741" calcext:value-type="float">
            <text:p>0.00185174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55099" calcext:value-type="float">
            <text:p>19.55099</text:p>
          </table:table-cell>
          <table:table-cell office:value-type="float" office:value="5.469351" calcext:value-type="float">
            <text:p>5.469351</text:p>
          </table:table-cell>
          <table:table-cell office:value-type="float" office:value="0.155129" calcext:value-type="float">
            <text:p>0.155129</text:p>
          </table:table-cell>
          <table:table-cell office:value-type="float" office:value="0.1487434" calcext:value-type="float">
            <text:p>0.1487434</text:p>
          </table:table-cell>
          <table:table-cell office:value-type="float" office:value="0.09431724" calcext:value-type="float">
            <text:p>0.09431724</text:p>
          </table:table-cell>
          <table:table-cell office:value-type="float" office:value="0.0884908" calcext:value-type="float">
            <text:p>0.0884908</text:p>
          </table:table-cell>
          <table:table-cell office:value-type="float" office:value="0.04018713" calcext:value-type="float">
            <text:p>0.04018713</text:p>
          </table:table-cell>
          <table:table-cell office:value-type="float" office:value="0.03078519" calcext:value-type="float">
            <text:p>0.03078519</text:p>
          </table:table-cell>
          <table:table-cell office:value-type="float" office:value="0.04300321" calcext:value-type="float">
            <text:p>0.04300321</text:p>
          </table:table-cell>
          <table:table-cell office:value-type="float" office:value="0.03039017" calcext:value-type="float">
            <text:p>0.03039017</text:p>
          </table:table-cell>
          <table:table-cell office:value-type="float" office:value="0.0233496" calcext:value-type="float">
            <text:p>0.0233496</text:p>
          </table:table-cell>
          <table:table-cell office:value-type="float" office:value="0.02051715" calcext:value-type="float">
            <text:p>0.02051715</text:p>
          </table:table-cell>
          <table:table-cell office:value-type="float" office:value="0.01862004" calcext:value-type="float">
            <text:p>0.01862004</text:p>
          </table:table-cell>
          <table:table-cell office:value-type="float" office:value="0.005630814" calcext:value-type="float">
            <text:p>0.005630814</text:p>
          </table:table-cell>
          <table:table-cell office:value-type="float" office:value="0.006611658" calcext:value-type="float">
            <text:p>0.006611658</text:p>
          </table:table-cell>
          <table:table-cell office:value-type="float" office:value="0" calcext:value-type="float">
            <text:p>0</text:p>
          </table:table-cell>
          <table:table-cell office:value-type="float" office:value="67.2837" calcext:value-type="float">
            <text:p>67.2837</text:p>
          </table:table-cell>
          <table:table-cell office:value-type="float" office:value="36.12148" calcext:value-type="float">
            <text:p>36.12148</text:p>
          </table:table-cell>
          <table:table-cell office:value-type="float" office:value="19.73497" calcext:value-type="float">
            <text:p>19.73497</text:p>
          </table:table-cell>
          <table:table-cell office:value-type="float" office:value="9.52037" calcext:value-type="float">
            <text:p>9.52037</text:p>
          </table:table-cell>
          <table:table-cell office:value-type="float" office:value="5.789419" calcext:value-type="float">
            <text:p>5.789419</text:p>
          </table:table-cell>
          <table:table-cell office:value-type="float" office:value="1.38082" calcext:value-type="float">
            <text:p>1.38082</text:p>
          </table:table-cell>
          <table:table-cell office:value-type="float" office:value="0.6961237" calcext:value-type="float">
            <text:p>0.6961237</text:p>
          </table:table-cell>
          <table:table-cell office:value-type="float" office:value="0.6027945" calcext:value-type="float">
            <text:p>0.6027945</text:p>
          </table:table-cell>
          <table:table-cell office:value-type="float" office:value="0.4736282" calcext:value-type="float">
            <text:p>0.4736282</text:p>
          </table:table-cell>
          <table:table-cell office:value-type="float" office:value="0.3271578" calcext:value-type="float">
            <text:p>0.3271578</text:p>
          </table:table-cell>
          <table:table-cell office:value-type="float" office:value="0.143616" calcext:value-type="float">
            <text:p>0.143616</text:p>
          </table:table-cell>
          <table:table-cell office:value-type="float" office:value="0.1396248" calcext:value-type="float">
            <text:p>0.1396248</text:p>
          </table:table-cell>
          <table:table-cell office:value-type="float" office:value="0.3426225" calcext:value-type="float">
            <text:p>0.3426225</text:p>
          </table:table-cell>
          <table:table-cell office:value-type="float" office:value="0.3487321" calcext:value-type="float">
            <text:p>0.3487321</text:p>
          </table:table-cell>
          <table:table-cell office:value-type="float" office:value="0" calcext:value-type="float">
            <text:p>0</text:p>
          </table:table-cell>
          <table:table-cell office:value-type="float" office:value="3073.472" calcext:value-type="float">
            <text:p>3073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962" calcext:value-type="float">
            <text:p>1.33962</text:p>
          </table:table-cell>
          <table:table-cell office:value-type="float" office:value="0" calcext:value-type="float">
            <text:p>0</text:p>
          </table:table-cell>
          <table:table-cell office:value-type="float" office:value="-0.0004979665" calcext:value-type="float">
            <text:p>-0.00049796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4.36511" calcext:value-type="float">
            <text:p>34.36511</text:p>
          </table:table-cell>
          <table:table-cell office:value-type="float" office:value="1098.591" calcext:value-type="float">
            <text:p>1098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9851" calcext:value-type="float">
            <text:p>0.6019851</text:p>
          </table:table-cell>
          <table:table-cell office:value-type="float" office:value="5.273607" calcext:value-type="float">
            <text:p>5.273607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774547" calcext:value-type="float">
            <text:p>-0.003774547</text:p>
          </table:table-cell>
          <table:table-cell office:value-type="float" office:value="0.001873054" calcext:value-type="float">
            <text:p>0.001873054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53811" calcext:value-type="float">
            <text:p>19.53811</text:p>
          </table:table-cell>
          <table:table-cell office:value-type="float" office:value="5.523286" calcext:value-type="float">
            <text:p>5.523286</text:p>
          </table:table-cell>
          <table:table-cell office:value-type="float" office:value="0.1649221" calcext:value-type="float">
            <text:p>0.1649221</text:p>
          </table:table-cell>
          <table:table-cell office:value-type="float" office:value="0.146539" calcext:value-type="float">
            <text:p>0.146539</text:p>
          </table:table-cell>
          <table:table-cell office:value-type="float" office:value="0.09356715" calcext:value-type="float">
            <text:p>0.09356715</text:p>
          </table:table-cell>
          <table:table-cell office:value-type="float" office:value="0.08793717" calcext:value-type="float">
            <text:p>0.08793717</text:p>
          </table:table-cell>
          <table:table-cell office:value-type="float" office:value="0.04010016" calcext:value-type="float">
            <text:p>0.04010016</text:p>
          </table:table-cell>
          <table:table-cell office:value-type="float" office:value="0.03074974" calcext:value-type="float">
            <text:p>0.03074974</text:p>
          </table:table-cell>
          <table:table-cell office:value-type="float" office:value="0.04300694" calcext:value-type="float">
            <text:p>0.04300694</text:p>
          </table:table-cell>
          <table:table-cell office:value-type="float" office:value="0.03040079" calcext:value-type="float">
            <text:p>0.03040079</text:p>
          </table:table-cell>
          <table:table-cell office:value-type="float" office:value="0.02335829" calcext:value-type="float">
            <text:p>0.02335829</text:p>
          </table:table-cell>
          <table:table-cell office:value-type="float" office:value="0.0205252" calcext:value-type="float">
            <text:p>0.0205252</text:p>
          </table:table-cell>
          <table:table-cell office:value-type="float" office:value="0.01863284" calcext:value-type="float">
            <text:p>0.01863284</text:p>
          </table:table-cell>
          <table:table-cell office:value-type="float" office:value="0.005630307" calcext:value-type="float">
            <text:p>0.005630307</text:p>
          </table:table-cell>
          <table:table-cell office:value-type="float" office:value="0.006610977" calcext:value-type="float">
            <text:p>0.006610977</text:p>
          </table:table-cell>
          <table:table-cell office:value-type="float" office:value="0" calcext:value-type="float">
            <text:p>0</text:p>
          </table:table-cell>
          <table:table-cell office:value-type="float" office:value="67.49589" calcext:value-type="float">
            <text:p>67.49589</text:p>
          </table:table-cell>
          <table:table-cell office:value-type="float" office:value="36.2398" calcext:value-type="float">
            <text:p>36.2398</text:p>
          </table:table-cell>
          <table:table-cell office:value-type="float" office:value="19.3757" calcext:value-type="float">
            <text:p>19.3757</text:p>
          </table:table-cell>
          <table:table-cell office:value-type="float" office:value="9.795152" calcext:value-type="float">
            <text:p>9.795152</text:p>
          </table:table-cell>
          <table:table-cell office:value-type="float" office:value="5.929515" calcext:value-type="float">
            <text:p>5.929515</text:p>
          </table:table-cell>
          <table:table-cell office:value-type="float" office:value="1.388583" calcext:value-type="float">
            <text:p>1.388583</text:p>
          </table:table-cell>
          <table:table-cell office:value-type="float" office:value="0.6991267" calcext:value-type="float">
            <text:p>0.6991267</text:p>
          </table:table-cell>
          <table:table-cell office:value-type="float" office:value="0.6037657" calcext:value-type="float">
            <text:p>0.6037657</text:p>
          </table:table-cell>
          <table:table-cell office:value-type="float" office:value="0.474443" calcext:value-type="float">
            <text:p>0.474443</text:p>
          </table:table-cell>
          <table:table-cell office:value-type="float" office:value="0.3276175" calcext:value-type="float">
            <text:p>0.3276175</text:p>
          </table:table-cell>
          <table:table-cell office:value-type="float" office:value="0.1438847" calcext:value-type="float">
            <text:p>0.1438847</text:p>
          </table:table-cell>
          <table:table-cell office:value-type="float" office:value="0.139857" calcext:value-type="float">
            <text:p>0.139857</text:p>
          </table:table-cell>
          <table:table-cell office:value-type="float" office:value="0.3424827" calcext:value-type="float">
            <text:p>0.3424827</text:p>
          </table:table-cell>
          <table:table-cell office:value-type="float" office:value="0.3487484" calcext:value-type="float">
            <text:p>0.3487484</text:p>
          </table:table-cell>
          <table:table-cell office:value-type="float" office:value="0" calcext:value-type="float">
            <text:p>0</text:p>
          </table:table-cell>
          <table:table-cell office:value-type="float" office:value="3083.642" calcext:value-type="float">
            <text:p>3083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2346" calcext:value-type="float">
            <text:p>1.352346</text:p>
          </table:table-cell>
          <table:table-cell office:value-type="float" office:value="0" calcext:value-type="float">
            <text:p>0</text:p>
          </table:table-cell>
          <table:table-cell office:value-type="float" office:value="-0.0005002318" calcext:value-type="float">
            <text:p>-0.00050023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34.3295" calcext:value-type="float">
            <text:p>34.3295</text:p>
          </table:table-cell>
          <table:table-cell office:value-type="float" office:value="1098.596" calcext:value-type="float">
            <text:p>1098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8228" calcext:value-type="float">
            <text:p>0.6128228</text:p>
          </table:table-cell>
          <table:table-cell office:value-type="float" office:value="5.291815" calcext:value-type="float">
            <text:p>5.291815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3950826" calcext:value-type="float">
            <text:p>-0.003950826</text:p>
          </table:table-cell>
          <table:table-cell office:value-type="float" office:value="0.001892616" calcext:value-type="float">
            <text:p>0.00189261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5042" calcext:value-type="float">
            <text:p>19.5042</text:p>
          </table:table-cell>
          <table:table-cell office:value-type="float" office:value="5.649167" calcext:value-type="float">
            <text:p>5.649167</text:p>
          </table:table-cell>
          <table:table-cell office:value-type="float" office:value="0.1425415" calcext:value-type="float">
            <text:p>0.1425415</text:p>
          </table:table-cell>
          <table:table-cell office:value-type="float" office:value="0.1305919" calcext:value-type="float">
            <text:p>0.1305919</text:p>
          </table:table-cell>
          <table:table-cell office:value-type="float" office:value="0.09215034" calcext:value-type="float">
            <text:p>0.09215034</text:p>
          </table:table-cell>
          <table:table-cell office:value-type="float" office:value="0.08746146" calcext:value-type="float">
            <text:p>0.08746146</text:p>
          </table:table-cell>
          <table:table-cell office:value-type="float" office:value="0.04002549" calcext:value-type="float">
            <text:p>0.04002549</text:p>
          </table:table-cell>
          <table:table-cell office:value-type="float" office:value="0.03070105" calcext:value-type="float">
            <text:p>0.03070105</text:p>
          </table:table-cell>
          <table:table-cell office:value-type="float" office:value="0.04300792" calcext:value-type="float">
            <text:p>0.04300792</text:p>
          </table:table-cell>
          <table:table-cell office:value-type="float" office:value="0.03041065" calcext:value-type="float">
            <text:p>0.03041065</text:p>
          </table:table-cell>
          <table:table-cell office:value-type="float" office:value="0.02336674" calcext:value-type="float">
            <text:p>0.02336674</text:p>
          </table:table-cell>
          <table:table-cell office:value-type="float" office:value="0.02053316" calcext:value-type="float">
            <text:p>0.02053316</text:p>
          </table:table-cell>
          <table:table-cell office:value-type="float" office:value="0.01864554" calcext:value-type="float">
            <text:p>0.01864554</text:p>
          </table:table-cell>
          <table:table-cell office:value-type="float" office:value="0.00563067" calcext:value-type="float">
            <text:p>0.00563067</text:p>
          </table:table-cell>
          <table:table-cell office:value-type="float" office:value="0.006613715" calcext:value-type="float">
            <text:p>0.006613715</text:p>
          </table:table-cell>
          <table:table-cell office:value-type="float" office:value="0" calcext:value-type="float">
            <text:p>0</text:p>
          </table:table-cell>
          <table:table-cell office:value-type="float" office:value="66.12106" calcext:value-type="float">
            <text:p>66.12106</text:p>
          </table:table-cell>
          <table:table-cell office:value-type="float" office:value="36.31612" calcext:value-type="float">
            <text:p>36.31612</text:p>
          </table:table-cell>
          <table:table-cell office:value-type="float" office:value="19.25725" calcext:value-type="float">
            <text:p>19.25725</text:p>
          </table:table-cell>
          <table:table-cell office:value-type="float" office:value="9.826484" calcext:value-type="float">
            <text:p>9.826484</text:p>
          </table:table-cell>
          <table:table-cell office:value-type="float" office:value="6.144326" calcext:value-type="float">
            <text:p>6.144326</text:p>
          </table:table-cell>
          <table:table-cell office:value-type="float" office:value="1.398475" calcext:value-type="float">
            <text:p>1.398475</text:p>
          </table:table-cell>
          <table:table-cell office:value-type="float" office:value="0.7019141" calcext:value-type="float">
            <text:p>0.7019141</text:p>
          </table:table-cell>
          <table:table-cell office:value-type="float" office:value="0.6047146" calcext:value-type="float">
            <text:p>0.6047146</text:p>
          </table:table-cell>
          <table:table-cell office:value-type="float" office:value="0.4752536" calcext:value-type="float">
            <text:p>0.4752536</text:p>
          </table:table-cell>
          <table:table-cell office:value-type="float" office:value="0.3280718" calcext:value-type="float">
            <text:p>0.3280718</text:p>
          </table:table-cell>
          <table:table-cell office:value-type="float" office:value="0.144152" calcext:value-type="float">
            <text:p>0.144152</text:p>
          </table:table-cell>
          <table:table-cell office:value-type="float" office:value="0.1400847" calcext:value-type="float">
            <text:p>0.1400847</text:p>
          </table:table-cell>
          <table:table-cell office:value-type="float" office:value="0.3425685" calcext:value-type="float">
            <text:p>0.3425685</text:p>
          </table:table-cell>
          <table:table-cell office:value-type="float" office:value="0.3487681" calcext:value-type="float">
            <text:p>0.3487681</text:p>
          </table:table-cell>
          <table:table-cell office:value-type="float" office:value="0" calcext:value-type="float">
            <text:p>0</text:p>
          </table:table-cell>
          <table:table-cell office:value-type="float" office:value="3166.534" calcext:value-type="float">
            <text:p>3166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1576" calcext:value-type="float">
            <text:p>1.381576</text:p>
          </table:table-cell>
          <table:table-cell office:value-type="float" office:value="0" calcext:value-type="float">
            <text:p>0</text:p>
          </table:table-cell>
          <table:table-cell office:value-type="float" office:value="-0.000523591" calcext:value-type="float">
            <text:p>-0.0005235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34.22682" calcext:value-type="float">
            <text:p>34.22682</text:p>
          </table:table-cell>
          <table:table-cell office:value-type="float" office:value="1098.612" calcext:value-type="float">
            <text:p>1098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28006" calcext:value-type="float">
            <text:p>0.6728006</text:p>
          </table:table-cell>
          <table:table-cell office:value-type="float" office:value="5.316463" calcext:value-type="float">
            <text:p>5.316463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49" calcext:value-type="float">
            <text:p>3.1247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7" calcext:value-type="float">
            <text:p>5.415357E-05</text:p>
          </table:table-cell>
          <table:table-cell office:value-type="float" office:value="-0.004082924" calcext:value-type="float">
            <text:p>-0.004082924</text:p>
          </table:table-cell>
          <table:table-cell office:value-type="float" office:value="0.001896951" calcext:value-type="float">
            <text:p>0.00189695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39333" calcext:value-type="float">
            <text:p>19.39333</text:p>
          </table:table-cell>
          <table:table-cell office:value-type="float" office:value="7.373458" calcext:value-type="float">
            <text:p>7.373458</text:p>
          </table:table-cell>
          <table:table-cell office:value-type="float" office:value="0.1214929" calcext:value-type="float">
            <text:p>0.1214929</text:p>
          </table:table-cell>
          <table:table-cell office:value-type="float" office:value="0.1080548" calcext:value-type="float">
            <text:p>0.1080548</text:p>
          </table:table-cell>
          <table:table-cell office:value-type="float" office:value="0.08726589" calcext:value-type="float">
            <text:p>0.08726589</text:p>
          </table:table-cell>
          <table:table-cell office:value-type="float" office:value="0.08695658" calcext:value-type="float">
            <text:p>0.08695658</text:p>
          </table:table-cell>
          <table:table-cell office:value-type="float" office:value="0.03996306" calcext:value-type="float">
            <text:p>0.03996306</text:p>
          </table:table-cell>
          <table:table-cell office:value-type="float" office:value="0.0306071" calcext:value-type="float">
            <text:p>0.0306071</text:p>
          </table:table-cell>
          <table:table-cell office:value-type="float" office:value="0.04300493" calcext:value-type="float">
            <text:p>0.04300493</text:p>
          </table:table-cell>
          <table:table-cell office:value-type="float" office:value="0.03041951" calcext:value-type="float">
            <text:p>0.03041951</text:p>
          </table:table-cell>
          <table:table-cell office:value-type="float" office:value="0.02337485" calcext:value-type="float">
            <text:p>0.02337485</text:p>
          </table:table-cell>
          <table:table-cell office:value-type="float" office:value="0.02054106" calcext:value-type="float">
            <text:p>0.02054106</text:p>
          </table:table-cell>
          <table:table-cell office:value-type="float" office:value="0.01865827" calcext:value-type="float">
            <text:p>0.01865827</text:p>
          </table:table-cell>
          <table:table-cell office:value-type="float" office:value="0.005631619" calcext:value-type="float">
            <text:p>0.005631619</text:p>
          </table:table-cell>
          <table:table-cell office:value-type="float" office:value="0.006618831" calcext:value-type="float">
            <text:p>0.006618831</text:p>
          </table:table-cell>
          <table:table-cell office:value-type="float" office:value="0" calcext:value-type="float">
            <text:p>0</text:p>
          </table:table-cell>
          <table:table-cell office:value-type="float" office:value="65.42557" calcext:value-type="float">
            <text:p>65.42557</text:p>
          </table:table-cell>
          <table:table-cell office:value-type="float" office:value="37.13943" calcext:value-type="float">
            <text:p>37.13943</text:p>
          </table:table-cell>
          <table:table-cell office:value-type="float" office:value="19.44879" calcext:value-type="float">
            <text:p>19.44879</text:p>
          </table:table-cell>
          <table:table-cell office:value-type="float" office:value="9.506535" calcext:value-type="float">
            <text:p>9.506535</text:p>
          </table:table-cell>
          <table:table-cell office:value-type="float" office:value="6.488455" calcext:value-type="float">
            <text:p>6.488455</text:p>
          </table:table-cell>
          <table:table-cell office:value-type="float" office:value="1.421104" calcext:value-type="float">
            <text:p>1.421104</text:p>
          </table:table-cell>
          <table:table-cell office:value-type="float" office:value="0.7041937" calcext:value-type="float">
            <text:p>0.7041937</text:p>
          </table:table-cell>
          <table:table-cell office:value-type="float" office:value="0.6056181" calcext:value-type="float">
            <text:p>0.6056181</text:p>
          </table:table-cell>
          <table:table-cell office:value-type="float" office:value="0.4760588" calcext:value-type="float">
            <text:p>0.4760588</text:p>
          </table:table-cell>
          <table:table-cell office:value-type="float" office:value="0.3285204" calcext:value-type="float">
            <text:p>0.3285204</text:p>
          </table:table-cell>
          <table:table-cell office:value-type="float" office:value="0.1444183" calcext:value-type="float">
            <text:p>0.1444183</text:p>
          </table:table-cell>
          <table:table-cell office:value-type="float" office:value="0.1403261" calcext:value-type="float">
            <text:p>0.1403261</text:p>
          </table:table-cell>
          <table:table-cell office:value-type="float" office:value="0.3427979" calcext:value-type="float">
            <text:p>0.3427979</text:p>
          </table:table-cell>
          <table:table-cell office:value-type="float" office:value="0.3487855" calcext:value-type="float">
            <text:p>0.3487855</text:p>
          </table:table-cell>
          <table:table-cell office:value-type="float" office:value="0" calcext:value-type="float">
            <text:p>0</text:p>
          </table:table-cell>
          <table:table-cell office:value-type="float" office:value="3490.76" calcext:value-type="float">
            <text:p>349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366" calcext:value-type="float">
            <text:p>1.466366</text:p>
          </table:table-cell>
          <table:table-cell office:value-type="float" office:value="0" calcext:value-type="float">
            <text:p>0</text:p>
          </table:table-cell>
          <table:table-cell office:value-type="float" office:value="-0.0005401262" calcext:value-type="float">
            <text:p>-0.00054012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34.11068" calcext:value-type="float">
            <text:p>34.11068</text:p>
          </table:table-cell>
          <table:table-cell office:value-type="float" office:value="1098.63" calcext:value-type="float">
            <text:p>109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1897" calcext:value-type="float">
            <text:p>0.7371897</text:p>
          </table:table-cell>
          <table:table-cell office:value-type="float" office:value="5.347967" calcext:value-type="float">
            <text:p>5.347967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51" calcext:value-type="float">
            <text:p>3.124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8" calcext:value-type="float">
            <text:p>5.415358E-05</text:p>
          </table:table-cell>
          <table:table-cell office:value-type="float" office:value="-0.004219753" calcext:value-type="float">
            <text:p>-0.004219753</text:p>
          </table:table-cell>
          <table:table-cell office:value-type="float" office:value="0.001890361" calcext:value-type="float">
            <text:p>0.001890361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30261" calcext:value-type="float">
            <text:p>19.30261</text:p>
          </table:table-cell>
          <table:table-cell office:value-type="float" office:value="9.518882" calcext:value-type="float">
            <text:p>9.518882</text:p>
          </table:table-cell>
          <table:table-cell office:value-type="float" office:value="0.1097737" calcext:value-type="float">
            <text:p>0.1097737</text:p>
          </table:table-cell>
          <table:table-cell office:value-type="float" office:value="0.09252194" calcext:value-type="float">
            <text:p>0.09252194</text:p>
          </table:table-cell>
          <table:table-cell office:value-type="float" office:value="0.07939962" calcext:value-type="float">
            <text:p>0.07939962</text:p>
          </table:table-cell>
          <table:table-cell office:value-type="float" office:value="0.08082286" calcext:value-type="float">
            <text:p>0.08082286</text:p>
          </table:table-cell>
          <table:table-cell office:value-type="float" office:value="0.04001605" calcext:value-type="float">
            <text:p>0.04001605</text:p>
          </table:table-cell>
          <table:table-cell office:value-type="float" office:value="0.03041002" calcext:value-type="float">
            <text:p>0.03041002</text:p>
          </table:table-cell>
          <table:table-cell office:value-type="float" office:value="0.04299379" calcext:value-type="float">
            <text:p>0.04299379</text:p>
          </table:table-cell>
          <table:table-cell office:value-type="float" office:value="0.03042686" calcext:value-type="float">
            <text:p>0.03042686</text:p>
          </table:table-cell>
          <table:table-cell office:value-type="float" office:value="0.02338262" calcext:value-type="float">
            <text:p>0.02338262</text:p>
          </table:table-cell>
          <table:table-cell office:value-type="float" office:value="0.02054891" calcext:value-type="float">
            <text:p>0.02054891</text:p>
          </table:table-cell>
          <table:table-cell office:value-type="float" office:value="0.01867092" calcext:value-type="float">
            <text:p>0.01867092</text:p>
          </table:table-cell>
          <table:table-cell office:value-type="float" office:value="0.005632579" calcext:value-type="float">
            <text:p>0.005632579</text:p>
          </table:table-cell>
          <table:table-cell office:value-type="float" office:value="0.006624118" calcext:value-type="float">
            <text:p>0.006624118</text:p>
          </table:table-cell>
          <table:table-cell office:value-type="float" office:value="0" calcext:value-type="float">
            <text:p>0</text:p>
          </table:table-cell>
          <table:table-cell office:value-type="float" office:value="63.63361" calcext:value-type="float">
            <text:p>63.63361</text:p>
          </table:table-cell>
          <table:table-cell office:value-type="float" office:value="38.27118" calcext:value-type="float">
            <text:p>38.27118</text:p>
          </table:table-cell>
          <table:table-cell office:value-type="float" office:value="19.82294" calcext:value-type="float">
            <text:p>19.82294</text:p>
          </table:table-cell>
          <table:table-cell office:value-type="float" office:value="9.80661" calcext:value-type="float">
            <text:p>9.80661</text:p>
          </table:table-cell>
          <table:table-cell office:value-type="float" office:value="5.517375" calcext:value-type="float">
            <text:p>5.517375</text:p>
          </table:table-cell>
          <table:table-cell office:value-type="float" office:value="1.470469" calcext:value-type="float">
            <text:p>1.470469</text:p>
          </table:table-cell>
          <table:table-cell office:value-type="float" office:value="0.7046028" calcext:value-type="float">
            <text:p>0.7046028</text:p>
          </table:table-cell>
          <table:table-cell office:value-type="float" office:value="0.6063874" calcext:value-type="float">
            <text:p>0.6063874</text:p>
          </table:table-cell>
          <table:table-cell office:value-type="float" office:value="0.4768517" calcext:value-type="float">
            <text:p>0.4768517</text:p>
          </table:table-cell>
          <table:table-cell office:value-type="float" office:value="0.3289641" calcext:value-type="float">
            <text:p>0.3289641</text:p>
          </table:table-cell>
          <table:table-cell office:value-type="float" office:value="0.1446845" calcext:value-type="float">
            <text:p>0.1446845</text:p>
          </table:table-cell>
          <table:table-cell office:value-type="float" office:value="0.1405876" calcext:value-type="float">
            <text:p>0.1405876</text:p>
          </table:table-cell>
          <table:table-cell office:value-type="float" office:value="0.3430192" calcext:value-type="float">
            <text:p>0.3430192</text:p>
          </table:table-cell>
          <table:table-cell office:value-type="float" office:value="0.3487991" calcext:value-type="float">
            <text:p>0.3487991</text:p>
          </table:table-cell>
          <table:table-cell office:value-type="float" office:value="0" calcext:value-type="float">
            <text:p>0</text:p>
          </table:table-cell>
          <table:table-cell office:value-type="float" office:value="3815.655" calcext:value-type="float">
            <text:p>3815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2456" calcext:value-type="float">
            <text:p>1.562456</text:p>
          </table:table-cell>
          <table:table-cell office:value-type="float" office:value="0" calcext:value-type="float">
            <text:p>0</text:p>
          </table:table-cell>
          <table:table-cell office:value-type="float" office:value="-0.0005630135" calcext:value-type="float">
            <text:p>-0.0005630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34.01905" calcext:value-type="float">
            <text:p>34.01905</text:p>
          </table:table-cell>
          <table:table-cell office:value-type="float" office:value="1098.643" calcext:value-type="float">
            <text:p>1098.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8849" calcext:value-type="float">
            <text:p>0.7738849</text:p>
          </table:table-cell>
          <table:table-cell office:value-type="float" office:value="5.386184" calcext:value-type="float">
            <text:p>5.386184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51" calcext:value-type="float">
            <text:p>3.124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58" calcext:value-type="float">
            <text:p>5.415358E-05</text:p>
          </table:table-cell>
          <table:table-cell office:value-type="float" office:value="-0.00434386" calcext:value-type="float">
            <text:p>-0.00434386</text:p>
          </table:table-cell>
          <table:table-cell office:value-type="float" office:value="0.001882565" calcext:value-type="float">
            <text:p>0.001882565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3005" calcext:value-type="float">
            <text:p>19.3005</text:p>
          </table:table-cell>
          <table:table-cell office:value-type="float" office:value="11.12915" calcext:value-type="float">
            <text:p>11.12915</text:p>
          </table:table-cell>
          <table:table-cell office:value-type="float" office:value="0.1022084" calcext:value-type="float">
            <text:p>0.1022084</text:p>
          </table:table-cell>
          <table:table-cell office:value-type="float" office:value="0.08272428" calcext:value-type="float">
            <text:p>0.08272428</text:p>
          </table:table-cell>
          <table:table-cell office:value-type="float" office:value="0.06920825" calcext:value-type="float">
            <text:p>0.06920825</text:p>
          </table:table-cell>
          <table:table-cell office:value-type="float" office:value="0.07173365" calcext:value-type="float">
            <text:p>0.07173365</text:p>
          </table:table-cell>
          <table:table-cell office:value-type="float" office:value="0.03909274" calcext:value-type="float">
            <text:p>0.03909274</text:p>
          </table:table-cell>
          <table:table-cell office:value-type="float" office:value="0.03004695" calcext:value-type="float">
            <text:p>0.03004695</text:p>
          </table:table-cell>
          <table:table-cell office:value-type="float" office:value="0.04295892" calcext:value-type="float">
            <text:p>0.04295892</text:p>
          </table:table-cell>
          <table:table-cell office:value-type="float" office:value="0.0304312" calcext:value-type="float">
            <text:p>0.0304312</text:p>
          </table:table-cell>
          <table:table-cell office:value-type="float" office:value="0.0233899" calcext:value-type="float">
            <text:p>0.0233899</text:p>
          </table:table-cell>
          <table:table-cell office:value-type="float" office:value="0.02055667" calcext:value-type="float">
            <text:p>0.02055667</text:p>
          </table:table-cell>
          <table:table-cell office:value-type="float" office:value="0.01868356" calcext:value-type="float">
            <text:p>0.01868356</text:p>
          </table:table-cell>
          <table:table-cell office:value-type="float" office:value="0.00563267" calcext:value-type="float">
            <text:p>0.00563267</text:p>
          </table:table-cell>
          <table:table-cell office:value-type="float" office:value="0.006626098" calcext:value-type="float">
            <text:p>0.006626098</text:p>
          </table:table-cell>
          <table:table-cell office:value-type="float" office:value="0" calcext:value-type="float">
            <text:p>0</text:p>
          </table:table-cell>
          <table:table-cell office:value-type="float" office:value="61.40374" calcext:value-type="float">
            <text:p>61.40374</text:p>
          </table:table-cell>
          <table:table-cell office:value-type="float" office:value="39.56834" calcext:value-type="float">
            <text:p>39.56834</text:p>
          </table:table-cell>
          <table:table-cell office:value-type="float" office:value="20.28398" calcext:value-type="float">
            <text:p>20.28398</text:p>
          </table:table-cell>
          <table:table-cell office:value-type="float" office:value="9.602046" calcext:value-type="float">
            <text:p>9.602046</text:p>
          </table:table-cell>
          <table:table-cell office:value-type="float" office:value="5.341404" calcext:value-type="float">
            <text:p>5.341404</text:p>
          </table:table-cell>
          <table:table-cell office:value-type="float" office:value="1.503904" calcext:value-type="float">
            <text:p>1.503904</text:p>
          </table:table-cell>
          <table:table-cell office:value-type="float" office:value="0.7223304" calcext:value-type="float">
            <text:p>0.7223304</text:p>
          </table:table-cell>
          <table:table-cell office:value-type="float" office:value="0.6074803" calcext:value-type="float">
            <text:p>0.6074803</text:p>
          </table:table-cell>
          <table:table-cell office:value-type="float" office:value="0.477634" calcext:value-type="float">
            <text:p>0.477634</text:p>
          </table:table-cell>
          <table:table-cell office:value-type="float" office:value="0.3294033" calcext:value-type="float">
            <text:p>0.3294033</text:p>
          </table:table-cell>
          <table:table-cell office:value-type="float" office:value="0.1449511" calcext:value-type="float">
            <text:p>0.1449511</text:p>
          </table:table-cell>
          <table:table-cell office:value-type="float" office:value="0.1408605" calcext:value-type="float">
            <text:p>0.1408605</text:p>
          </table:table-cell>
          <table:table-cell office:value-type="float" office:value="0.3430114" calcext:value-type="float">
            <text:p>0.3430114</text:p>
          </table:table-cell>
          <table:table-cell office:value-type="float" office:value="0.3488082" calcext:value-type="float">
            <text:p>0.3488082</text:p>
          </table:table-cell>
          <table:table-cell office:value-type="float" office:value="0" calcext:value-type="float">
            <text:p>0</text:p>
          </table:table-cell>
          <table:table-cell office:value-type="float" office:value="3979.281" calcext:value-type="float">
            <text:p>3979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7529" calcext:value-type="float">
            <text:p>1.637529</text:p>
          </table:table-cell>
          <table:table-cell office:value-type="float" office:value="0" calcext:value-type="float">
            <text:p>0</text:p>
          </table:table-cell>
          <table:table-cell office:value-type="float" office:value="-0.0005900942" calcext:value-type="float">
            <text:p>-0.00059009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33.95364" calcext:value-type="float">
            <text:p>33.95364</text:p>
          </table:table-cell>
          <table:table-cell office:value-type="float" office:value="1098.653" calcext:value-type="float">
            <text:p>1098.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2202" calcext:value-type="float">
            <text:p>0.7862202</text:p>
          </table:table-cell>
          <table:table-cell office:value-type="float" office:value="5.425522" calcext:value-type="float">
            <text:p>5.425522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52" calcext:value-type="float">
            <text:p>3.124752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6" calcext:value-type="float">
            <text:p>5.41536E-05</text:p>
          </table:table-cell>
          <table:table-cell office:value-type="float" office:value="-0.004532224" calcext:value-type="float">
            <text:p>-0.004532224</text:p>
          </table:table-cell>
          <table:table-cell office:value-type="float" office:value="0.001880876" calcext:value-type="float">
            <text:p>0.001880876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34593" calcext:value-type="float">
            <text:p>19.34593</text:p>
          </table:table-cell>
          <table:table-cell office:value-type="float" office:value="11.62594" calcext:value-type="float">
            <text:p>11.62594</text:p>
          </table:table-cell>
          <table:table-cell office:value-type="float" office:value="0.09349296" calcext:value-type="float">
            <text:p>0.09349296</text:p>
          </table:table-cell>
          <table:table-cell office:value-type="float" office:value="0.0757746" calcext:value-type="float">
            <text:p>0.0757746</text:p>
          </table:table-cell>
          <table:table-cell office:value-type="float" office:value="0.06217838" calcext:value-type="float">
            <text:p>0.06217838</text:p>
          </table:table-cell>
          <table:table-cell office:value-type="float" office:value="0.06405067" calcext:value-type="float">
            <text:p>0.06405067</text:p>
          </table:table-cell>
          <table:table-cell office:value-type="float" office:value="0.03612011" calcext:value-type="float">
            <text:p>0.03612011</text:p>
          </table:table-cell>
          <table:table-cell office:value-type="float" office:value="0.02836801" calcext:value-type="float">
            <text:p>0.02836801</text:p>
          </table:table-cell>
          <table:table-cell office:value-type="float" office:value="0.04267604" calcext:value-type="float">
            <text:p>0.04267604</text:p>
          </table:table-cell>
          <table:table-cell office:value-type="float" office:value="0.03041398" calcext:value-type="float">
            <text:p>0.03041398</text:p>
          </table:table-cell>
          <table:table-cell office:value-type="float" office:value="0.02339576" calcext:value-type="float">
            <text:p>0.02339576</text:p>
          </table:table-cell>
          <table:table-cell office:value-type="float" office:value="0.02056431" calcext:value-type="float">
            <text:p>0.02056431</text:p>
          </table:table-cell>
          <table:table-cell office:value-type="float" office:value="0.01869604" calcext:value-type="float">
            <text:p>0.01869604</text:p>
          </table:table-cell>
          <table:table-cell office:value-type="float" office:value="0.005632104" calcext:value-type="float">
            <text:p>0.005632104</text:p>
          </table:table-cell>
          <table:table-cell office:value-type="float" office:value="0.006625421" calcext:value-type="float">
            <text:p>0.006625421</text:p>
          </table:table-cell>
          <table:table-cell office:value-type="float" office:value="0" calcext:value-type="float">
            <text:p>0</text:p>
          </table:table-cell>
          <table:table-cell office:value-type="float" office:value="60.11015" calcext:value-type="float">
            <text:p>60.11015</text:p>
          </table:table-cell>
          <table:table-cell office:value-type="float" office:value="40.41812" calcext:value-type="float">
            <text:p>40.41812</text:p>
          </table:table-cell>
          <table:table-cell office:value-type="float" office:value="20.60185" calcext:value-type="float">
            <text:p>20.60185</text:p>
          </table:table-cell>
          <table:table-cell office:value-type="float" office:value="9.518261" calcext:value-type="float">
            <text:p>9.518261</text:p>
          </table:table-cell>
          <table:table-cell office:value-type="float" office:value="5.359103" calcext:value-type="float">
            <text:p>5.359103</text:p>
          </table:table-cell>
          <table:table-cell office:value-type="float" office:value="1.510961" calcext:value-type="float">
            <text:p>1.510961</text:p>
          </table:table-cell>
          <table:table-cell office:value-type="float" office:value="0.7403299" calcext:value-type="float">
            <text:p>0.7403299</text:p>
          </table:table-cell>
          <table:table-cell office:value-type="float" office:value="0.6102808" calcext:value-type="float">
            <text:p>0.6102808</text:p>
          </table:table-cell>
          <table:table-cell office:value-type="float" office:value="0.4785559" calcext:value-type="float">
            <text:p>0.4785559</text:p>
          </table:table-cell>
          <table:table-cell office:value-type="float" office:value="0.3298427" calcext:value-type="float">
            <text:p>0.3298427</text:p>
          </table:table-cell>
          <table:table-cell office:value-type="float" office:value="0.1452172" calcext:value-type="float">
            <text:p>0.1452172</text:p>
          </table:table-cell>
          <table:table-cell office:value-type="float" office:value="0.1411173" calcext:value-type="float">
            <text:p>0.1411173</text:p>
          </table:table-cell>
          <table:table-cell office:value-type="float" office:value="0.3428452" calcext:value-type="float">
            <text:p>0.3428452</text:p>
          </table:table-cell>
          <table:table-cell office:value-type="float" office:value="0.3488134" calcext:value-type="float">
            <text:p>0.3488134</text:p>
          </table:table-cell>
          <table:table-cell office:value-type="float" office:value="0" calcext:value-type="float">
            <text:p>0</text:p>
          </table:table-cell>
          <table:table-cell office:value-type="float" office:value="4050.658" calcext:value-type="float">
            <text:p>4050.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0" calcext:value-type="float">
            <text:p>0</text:p>
          </table:table-cell>
          <table:table-cell office:value-type="float" office:value="-0.0006261411" calcext:value-type="float">
            <text:p>-0.00062614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33.87283" calcext:value-type="float">
            <text:p>33.87283</text:p>
          </table:table-cell>
          <table:table-cell office:value-type="float" office:value="1098.666" calcext:value-type="float">
            <text:p>1098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49328" calcext:value-type="float">
            <text:p>0.8049328</text:p>
          </table:table-cell>
          <table:table-cell office:value-type="float" office:value="5.470934" calcext:value-type="float">
            <text:p>5.470934</text:p>
          </table:table-cell>
          <table:table-cell office:value-type="float" office:value="0" calcext:value-type="float">
            <text:p>0</text:p>
          </table:table-cell>
          <table:table-cell office:value-type="float" office:value="0.0000003124752" calcext:value-type="float">
            <text:p>3.124752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1536" calcext:value-type="float">
            <text:p>5.41536E-05</text:p>
          </table:table-cell>
          <table:table-cell office:value-type="float" office:value="-0.004724875" calcext:value-type="float">
            <text:p>-0.004724875</text:p>
          </table:table-cell>
          <table:table-cell office:value-type="float" office:value="0.001876967" calcext:value-type="float">
            <text:p>0.001876967</text:p>
          </table:table-cell>
          <table:table-cell office:value-type="float" office:value="0.0000000001759786" calcext:value-type="float">
            <text:p>1.759786E-10</text:p>
          </table:table-cell>
          <table:table-cell office:value-type="float" office:value="19.40012" calcext:value-type="float">
            <text:p>19.40012</text:p>
          </table:table-cell>
          <table:table-cell office:value-type="float" office:value="12.31564" calcext:value-type="float">
            <text:p>12.31564</text:p>
          </table:table-cell>
          <table:table-cell office:value-type="float" office:value="0.09097914" calcext:value-type="float">
            <text:p>0.09097914</text:p>
          </table:table-cell>
          <table:table-cell office:value-type="float" office:value="0.07282719" calcext:value-type="float">
            <text:p>0.07282719</text:p>
          </table:table-cell>
          <table:table-cell office:value-type="float" office:value="0.05644084" calcext:value-type="float">
            <text:p>0.05644084</text:p>
          </table:table-cell>
          <table:table-cell office:value-type="float" office:value="0.05793621" calcext:value-type="float">
            <text:p>0.05793621</text:p>
          </table:table-cell>
          <table:table-cell office:value-type="float" office:value="0.03326692" calcext:value-type="float">
            <text:p>0.03326692</text:p>
          </table:table-cell>
          <table:table-cell office:value-type="float" office:value="0.02635677" calcext:value-type="float">
            <text:p>0.02635677</text:p>
          </table:table-cell>
          <table:table-cell office:value-type="float" office:value="0.04211648" calcext:value-type="float">
            <text:p>0.04211648</text:p>
          </table:table-cell>
          <table:table-cell office:value-type="float" office:value="0.03034682" calcext:value-type="float">
            <text:p>0.03034682</text:p>
          </table:table-cell>
          <table:table-cell office:value-type="float" office:value="0.02339728" calcext:value-type="float">
            <text:p>0.02339728</text:p>
          </table:table-cell>
          <table:table-cell office:value-type="float" office:value="0.02057156" calcext:value-type="float">
            <text:p>0.02057156</text:p>
          </table:table-cell>
          <table:table-cell office:value-type="float" office:value="0.01870845" calcext:value-type="float">
            <text:p>0.01870845</text:p>
          </table:table-cell>
          <table:table-cell office:value-type="float" office:value="0.00563157" calcext:value-type="float">
            <text:p>0.00563157</text:p>
          </table:table-cell>
          <table:table-cell office:value-type="float" office:value="0.006624768" calcext:value-type="float">
            <text:p>0.006624768</text:p>
          </table:table-cell>
          <table:table-cell office:value-type="float" office:value="0" calcext:value-type="float">
            <text:p>0</text:p>
          </table:table-cell>
          <table:table-cell office:value-type="float" office:value="58.69462" calcext:value-type="float">
            <text:p>58.69462</text:p>
          </table:table-cell>
          <table:table-cell office:value-type="float" office:value="41.44911" calcext:value-type="float">
            <text:p>41.44911</text:p>
          </table:table-cell>
          <table:table-cell office:value-type="float" office:value="20.78655" calcext:value-type="float">
            <text:p>20.78655</text:p>
          </table:table-cell>
          <table:table-cell office:value-type="float" office:value="9.558104" calcext:value-type="float">
            <text:p>9.558104</text:p>
          </table:table-cell>
          <table:table-cell office:value-type="float" office:value="5.406724" calcext:value-type="float">
            <text:p>5.406724</text:p>
          </table:table-cell>
          <table:table-cell office:value-type="float" office:value="1.523373" calcext:value-type="float">
            <text:p>1.523373</text:p>
          </table:table-cell>
          <table:table-cell office:value-type="float" office:value="0.7525027" calcext:value-type="float">
            <text:p>0.7525027</text:p>
          </table:table-cell>
          <table:table-cell office:value-type="float" office:value="0.6140601" calcext:value-type="float">
            <text:p>0.6140601</text:p>
          </table:table-cell>
          <table:table-cell office:value-type="float" office:value="0.4797634" calcext:value-type="float">
            <text:p>0.4797634</text:p>
          </table:table-cell>
          <table:table-cell office:value-type="float" office:value="0.3303016" calcext:value-type="float">
            <text:p>0.3303016</text:p>
          </table:table-cell>
          <table:table-cell office:value-type="float" office:value="0.145484" calcext:value-type="float">
            <text:p>0.145484</text:p>
          </table:table-cell>
          <table:table-cell office:value-type="float" office:value="0.1413586" calcext:value-type="float">
            <text:p>0.1413586</text:p>
          </table:table-cell>
          <table:table-cell office:value-type="float" office:value="0.3426941" calcext:value-type="float">
            <text:p>0.3426941</text:p>
          </table:table-cell>
          <table:table-cell office:value-type="float" office:value="0.3488188" calcext:value-type="float">
            <text:p>0.3488188</text:p>
          </table:table-cell>
          <table:table-cell office:value-type="float" office:value="0" calcext:value-type="float">
            <text:p>0</text:p>
          </table:table-cell>
          <table:table-cell office:value-type="float" office:value="4151.556" calcext:value-type="float">
            <text:p>4151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3728" calcext:value-type="float">
            <text:p>1.753728</text:p>
          </table:table-cell>
          <table:table-cell office:value-type="float" office:value="0" calcext:value-type="float">
            <text:p>0</text:p>
          </table:table-cell>
          <table:table-cell office:value-type="float" office:value="-0.0006700985" calcext:value-type="float">
            <text:p>-0.00067009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33.82172" calcext:value-type="float">
            <text:p>33.82172</text:p>
          </table:table-cell>
          <table:table-cell office:value-type="float" office:value="1098.678" calcext:value-type="float">
            <text:p>1098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7079" calcext:value-type="float">
            <text:p>0.7677079</text:p>
          </table:table-cell>
          <table:table-cell office:value-type="float" office:value="5.549421" calcext:value-type="float">
            <text:p>5.549421</text:p>
          </table:table-cell>
          <table:table-cell office:value-type="float" office:value="0" calcext:value-type="float">
            <text:p>0</text:p>
          </table:table-cell>
          <table:table-cell office:value-type="float" office:value="0.0000003313533" calcext:value-type="float">
            <text:p>3.313533E-07</text:p>
          </table:table-cell>
          <table:table-cell office:value-type="float" office:value="0" calcext:value-type="float">
            <text:p>0</text:p>
          </table:table-cell>
          <table:table-cell office:value-type="float" office:value="0.00005582835" calcext:value-type="float">
            <text:p>5.582835E-05</text:p>
          </table:table-cell>
          <table:table-cell office:value-type="float" office:value="-0.004850233" calcext:value-type="float">
            <text:p>-0.004850233</text:p>
          </table:table-cell>
          <table:table-cell office:value-type="float" office:value="0.001885158" calcext:value-type="float">
            <text:p>0.001885158</text:p>
          </table:table-cell>
          <table:table-cell office:value-type="float" office:value="0.000000000244957" calcext:value-type="float">
            <text:p>2.44957E-10</text:p>
          </table:table-cell>
          <table:table-cell office:value-type="float" office:value="19.47399" calcext:value-type="float">
            <text:p>19.47399</text:p>
          </table:table-cell>
          <table:table-cell office:value-type="float" office:value="10.36136" calcext:value-type="float">
            <text:p>10.36136</text:p>
          </table:table-cell>
          <table:table-cell office:value-type="float" office:value="0.6528229" calcext:value-type="float">
            <text:p>0.6528229</text:p>
          </table:table-cell>
          <table:table-cell office:value-type="float" office:value="0.07693733" calcext:value-type="float">
            <text:p>0.07693733</text:p>
          </table:table-cell>
          <table:table-cell office:value-type="float" office:value="0.05495001" calcext:value-type="float">
            <text:p>0.05495001</text:p>
          </table:table-cell>
          <table:table-cell office:value-type="float" office:value="0.05571988" calcext:value-type="float">
            <text:p>0.05571988</text:p>
          </table:table-cell>
          <table:table-cell office:value-type="float" office:value="0.03129602" calcext:value-type="float">
            <text:p>0.03129602</text:p>
          </table:table-cell>
          <table:table-cell office:value-type="float" office:value="0.02457698" calcext:value-type="float">
            <text:p>0.02457698</text:p>
          </table:table-cell>
          <table:table-cell office:value-type="float" office:value="0.04135526" calcext:value-type="float">
            <text:p>0.04135526</text:p>
          </table:table-cell>
          <table:table-cell office:value-type="float" office:value="0.03021745" calcext:value-type="float">
            <text:p>0.03021745</text:p>
          </table:table-cell>
          <table:table-cell office:value-type="float" office:value="0.02339126" calcext:value-type="float">
            <text:p>0.02339126</text:p>
          </table:table-cell>
          <table:table-cell office:value-type="float" office:value="0.02057793" calcext:value-type="float">
            <text:p>0.02057793</text:p>
          </table:table-cell>
          <table:table-cell office:value-type="float" office:value="0.01872081" calcext:value-type="float">
            <text:p>0.01872081</text:p>
          </table:table-cell>
          <table:table-cell office:value-type="float" office:value="0.005631056" calcext:value-type="float">
            <text:p>0.005631056</text:p>
          </table:table-cell>
          <table:table-cell office:value-type="float" office:value="0.006624097" calcext:value-type="float">
            <text:p>0.006624097</text:p>
          </table:table-cell>
          <table:table-cell office:value-type="float" office:value="0" calcext:value-type="float">
            <text:p>0</text:p>
          </table:table-cell>
          <table:table-cell office:value-type="float" office:value="28.15817" calcext:value-type="float">
            <text:p>28.15817</text:p>
          </table:table-cell>
          <table:table-cell office:value-type="float" office:value="50.99446" calcext:value-type="float">
            <text:p>50.99446</text:p>
          </table:table-cell>
          <table:table-cell office:value-type="float" office:value="21.3342" calcext:value-type="float">
            <text:p>21.3342</text:p>
          </table:table-cell>
          <table:table-cell office:value-type="float" office:value="9.59696" calcext:value-type="float">
            <text:p>9.59696</text:p>
          </table:table-cell>
          <table:table-cell office:value-type="float" office:value="5.457931" calcext:value-type="float">
            <text:p>5.457931</text:p>
          </table:table-cell>
          <table:table-cell office:value-type="float" office:value="1.53697" calcext:value-type="float">
            <text:p>1.53697</text:p>
          </table:table-cell>
          <table:table-cell office:value-type="float" office:value="0.7628898" calcext:value-type="float">
            <text:p>0.7628898</text:p>
          </table:table-cell>
          <table:table-cell office:value-type="float" office:value="0.618421" calcext:value-type="float">
            <text:p>0.618421</text:p>
          </table:table-cell>
          <table:table-cell office:value-type="float" office:value="0.481282" calcext:value-type="float">
            <text:p>0.481282</text:p>
          </table:table-cell>
          <table:table-cell office:value-type="float" office:value="0.3307998" calcext:value-type="float">
            <text:p>0.3307998</text:p>
          </table:table-cell>
          <table:table-cell office:value-type="float" office:value="0.1457542" calcext:value-type="float">
            <text:p>0.1457542</text:p>
          </table:table-cell>
          <table:table-cell office:value-type="float" office:value="0.1415882" calcext:value-type="float">
            <text:p>0.1415882</text:p>
          </table:table-cell>
          <table:table-cell office:value-type="float" office:value="0.3425529" calcext:value-type="float">
            <text:p>0.3425529</text:p>
          </table:table-cell>
          <table:table-cell office:value-type="float" office:value="0.348824" calcext:value-type="float">
            <text:p>0.348824</text:p>
          </table:table-cell>
          <table:table-cell office:value-type="float" office:value="0" calcext:value-type="float">
            <text:p>0</text:p>
          </table:table-cell>
          <table:table-cell office:value-type="float" office:value="3896.414" calcext:value-type="float">
            <text:p>3896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9283" calcext:value-type="float">
            <text:p>1.789283</text:p>
          </table:table-cell>
          <table:table-cell office:value-type="float" office:value="0" calcext:value-type="float">
            <text:p>0</text:p>
          </table:table-cell>
          <table:table-cell office:value-type="float" office:value="-0.0006879243" calcext:value-type="float">
            <text:p>-0.00068792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3.78241" calcext:value-type="float">
            <text:p>33.78241</text:p>
          </table:table-cell>
          <table:table-cell office:value-type="float" office:value="1098.691" calcext:value-type="float">
            <text:p>1098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92874" calcext:value-type="float">
            <text:p>0.6992874</text:p>
          </table:table-cell>
          <table:table-cell office:value-type="float" office:value="5.644399" calcext:value-type="float">
            <text:p>5.644399</text:p>
          </table:table-cell>
          <table:table-cell office:value-type="float" office:value="0" calcext:value-type="float">
            <text:p>0</text:p>
          </table:table-cell>
          <table:table-cell office:value-type="float" office:value="0.0000003401528" calcext:value-type="float">
            <text:p>3.401528E-07</text:p>
          </table:table-cell>
          <table:table-cell office:value-type="float" office:value="0" calcext:value-type="float">
            <text:p>0</text:p>
          </table:table-cell>
          <table:table-cell office:value-type="float" office:value="0.00005662009" calcext:value-type="float">
            <text:p>5.662009E-05</text:p>
          </table:table-cell>
          <table:table-cell office:value-type="float" office:value="-0.005235234" calcext:value-type="float">
            <text:p>-0.005235234</text:p>
          </table:table-cell>
          <table:table-cell office:value-type="float" office:value="0.0018888" calcext:value-type="float">
            <text:p>0.0018888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5393" calcext:value-type="float">
            <text:p>19.5393</text:p>
          </table:table-cell>
          <table:table-cell office:value-type="float" office:value="7.830675" calcext:value-type="float">
            <text:p>7.830675</text:p>
          </table:table-cell>
          <table:table-cell office:value-type="float" office:value="0.403829" calcext:value-type="float">
            <text:p>0.403829</text:p>
          </table:table-cell>
          <table:table-cell office:value-type="float" office:value="0.09431878" calcext:value-type="float">
            <text:p>0.09431878</text:p>
          </table:table-cell>
          <table:table-cell office:value-type="float" office:value="0.05734565" calcext:value-type="float">
            <text:p>0.05734565</text:p>
          </table:table-cell>
          <table:table-cell office:value-type="float" office:value="0.05574358" calcext:value-type="float">
            <text:p>0.05574358</text:p>
          </table:table-cell>
          <table:table-cell office:value-type="float" office:value="0.03030021" calcext:value-type="float">
            <text:p>0.03030021</text:p>
          </table:table-cell>
          <table:table-cell office:value-type="float" office:value="0.02356653" calcext:value-type="float">
            <text:p>0.02356653</text:p>
          </table:table-cell>
          <table:table-cell office:value-type="float" office:value="0.04068902" calcext:value-type="float">
            <text:p>0.04068902</text:p>
          </table:table-cell>
          <table:table-cell office:value-type="float" office:value="0.03004258" calcext:value-type="float">
            <text:p>0.03004258</text:p>
          </table:table-cell>
          <table:table-cell office:value-type="float" office:value="0.0233757" calcext:value-type="float">
            <text:p>0.0233757</text:p>
          </table:table-cell>
          <table:table-cell office:value-type="float" office:value="0.02058297" calcext:value-type="float">
            <text:p>0.02058297</text:p>
          </table:table-cell>
          <table:table-cell office:value-type="float" office:value="0.01873299" calcext:value-type="float">
            <text:p>0.01873299</text:p>
          </table:table-cell>
          <table:table-cell office:value-type="float" office:value="0.005630564" calcext:value-type="float">
            <text:p>0.005630564</text:p>
          </table:table-cell>
          <table:table-cell office:value-type="float" office:value="0.006623433" calcext:value-type="float">
            <text:p>0.006623433</text:p>
          </table:table-cell>
          <table:table-cell office:value-type="float" office:value="0" calcext:value-type="float">
            <text:p>0</text:p>
          </table:table-cell>
          <table:table-cell office:value-type="float" office:value="15.35293" calcext:value-type="float">
            <text:p>15.35293</text:p>
          </table:table-cell>
          <table:table-cell office:value-type="float" office:value="37.5604" calcext:value-type="float">
            <text:p>37.5604</text:p>
          </table:table-cell>
          <table:table-cell office:value-type="float" office:value="31.01873" calcext:value-type="float">
            <text:p>31.01873</text:p>
          </table:table-cell>
          <table:table-cell office:value-type="float" office:value="14.10452" calcext:value-type="float">
            <text:p>14.10452</text:p>
          </table:table-cell>
          <table:table-cell office:value-type="float" office:value="6.393535" calcext:value-type="float">
            <text:p>6.393535</text:p>
          </table:table-cell>
          <table:table-cell office:value-type="float" office:value="1.558737" calcext:value-type="float">
            <text:p>1.558737</text:p>
          </table:table-cell>
          <table:table-cell office:value-type="float" office:value="0.7705461" calcext:value-type="float">
            <text:p>0.7705461</text:p>
          </table:table-cell>
          <table:table-cell office:value-type="float" office:value="0.6225175" calcext:value-type="float">
            <text:p>0.6225175</text:p>
          </table:table-cell>
          <table:table-cell office:value-type="float" office:value="0.4830353" calcext:value-type="float">
            <text:p>0.4830353</text:p>
          </table:table-cell>
          <table:table-cell office:value-type="float" office:value="0.3313483" calcext:value-type="float">
            <text:p>0.3313483</text:p>
          </table:table-cell>
          <table:table-cell office:value-type="float" office:value="0.1460308" calcext:value-type="float">
            <text:p>0.1460308</text:p>
          </table:table-cell>
          <table:table-cell office:value-type="float" office:value="0.1418096" calcext:value-type="float">
            <text:p>0.1418096</text:p>
          </table:table-cell>
          <table:table-cell office:value-type="float" office:value="0.3424201" calcext:value-type="float">
            <text:p>0.3424201</text:p>
          </table:table-cell>
          <table:table-cell office:value-type="float" office:value="0.3488293" calcext:value-type="float">
            <text:p>0.3488293</text:p>
          </table:table-cell>
          <table:table-cell office:value-type="float" office:value="0" calcext:value-type="float">
            <text:p>0</text:p>
          </table:table-cell>
          <table:table-cell office:value-type="float" office:value="3683.259" calcext:value-type="float">
            <text:p>3683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3434" calcext:value-type="float">
            <text:p>1.813434</text:p>
          </table:table-cell>
          <table:table-cell office:value-type="float" office:value="0" calcext:value-type="float">
            <text:p>0</text:p>
          </table:table-cell>
          <table:table-cell office:value-type="float" office:value="-0.0009506093" calcext:value-type="float">
            <text:p>-0.0009506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3.72037" calcext:value-type="float">
            <text:p>33.72037</text:p>
          </table:table-cell>
          <table:table-cell office:value-type="float" office:value="1098.717" calcext:value-type="float">
            <text:p>1098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8101" calcext:value-type="float">
            <text:p>0.6518101</text:p>
          </table:table-cell>
          <table:table-cell office:value-type="float" office:value="5.725014" calcext:value-type="float">
            <text:p>5.725014</text:p>
          </table:table-cell>
          <table:table-cell office:value-type="float" office:value="0" calcext:value-type="float">
            <text:p>0</text:p>
          </table:table-cell>
          <table:table-cell office:value-type="float" office:value="0.0000004258803" calcext:value-type="float">
            <text:p>4.258803E-07</text:p>
          </table:table-cell>
          <table:table-cell office:value-type="float" office:value="0" calcext:value-type="float">
            <text:p>0</text:p>
          </table:table-cell>
          <table:table-cell office:value-type="float" office:value="0.00006456357" calcext:value-type="float">
            <text:p>6.456357E-05</text:p>
          </table:table-cell>
          <table:table-cell office:value-type="float" office:value="-0.005732249" calcext:value-type="float">
            <text:p>-0.005732249</text:p>
          </table:table-cell>
          <table:table-cell office:value-type="float" office:value="0.001894731" calcext:value-type="float">
            <text:p>0.00189473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72877" calcext:value-type="float">
            <text:p>19.72877</text:p>
          </table:table-cell>
          <table:table-cell office:value-type="float" office:value="4.850853" calcext:value-type="float">
            <text:p>4.850853</text:p>
          </table:table-cell>
          <table:table-cell office:value-type="float" office:value="0.2675559" calcext:value-type="float">
            <text:p>0.2675559</text:p>
          </table:table-cell>
          <table:table-cell office:value-type="float" office:value="0.0833833" calcext:value-type="float">
            <text:p>0.0833833</text:p>
          </table:table-cell>
          <table:table-cell office:value-type="float" office:value="0.05556195" calcext:value-type="float">
            <text:p>0.05556195</text:p>
          </table:table-cell>
          <table:table-cell office:value-type="float" office:value="0.05538605" calcext:value-type="float">
            <text:p>0.05538605</text:p>
          </table:table-cell>
          <table:table-cell office:value-type="float" office:value="0.02972412" calcext:value-type="float">
            <text:p>0.02972412</text:p>
          </table:table-cell>
          <table:table-cell office:value-type="float" office:value="0.02280462" calcext:value-type="float">
            <text:p>0.02280462</text:p>
          </table:table-cell>
          <table:table-cell office:value-type="float" office:value="0.04015616" calcext:value-type="float">
            <text:p>0.04015616</text:p>
          </table:table-cell>
          <table:table-cell office:value-type="float" office:value="0.02985674" calcext:value-type="float">
            <text:p>0.02985674</text:p>
          </table:table-cell>
          <table:table-cell office:value-type="float" office:value="0.02335119" calcext:value-type="float">
            <text:p>0.02335119</text:p>
          </table:table-cell>
          <table:table-cell office:value-type="float" office:value="0.02058638" calcext:value-type="float">
            <text:p>0.02058638</text:p>
          </table:table-cell>
          <table:table-cell office:value-type="float" office:value="0.01874502" calcext:value-type="float">
            <text:p>0.01874502</text:p>
          </table:table-cell>
          <table:table-cell office:value-type="float" office:value="0.005630085" calcext:value-type="float">
            <text:p>0.005630085</text:p>
          </table:table-cell>
          <table:table-cell office:value-type="float" office:value="0.00662277" calcext:value-type="float">
            <text:p>0.00662277</text:p>
          </table:table-cell>
          <table:table-cell office:value-type="float" office:value="0" calcext:value-type="float">
            <text:p>0</text:p>
          </table:table-cell>
          <table:table-cell office:value-type="float" office:value="40.32774" calcext:value-type="float">
            <text:p>40.32774</text:p>
          </table:table-cell>
          <table:table-cell office:value-type="float" office:value="31.56401" calcext:value-type="float">
            <text:p>31.56401</text:p>
          </table:table-cell>
          <table:table-cell office:value-type="float" office:value="27.91504" calcext:value-type="float">
            <text:p>27.91504</text:p>
          </table:table-cell>
          <table:table-cell office:value-type="float" office:value="15.28576" calcext:value-type="float">
            <text:p>15.28576</text:p>
          </table:table-cell>
          <table:table-cell office:value-type="float" office:value="7.907678" calcext:value-type="float">
            <text:p>7.907678</text:p>
          </table:table-cell>
          <table:table-cell office:value-type="float" office:value="1.711981" calcext:value-type="float">
            <text:p>1.711981</text:p>
          </table:table-cell>
          <table:table-cell office:value-type="float" office:value="0.7663966" calcext:value-type="float">
            <text:p>0.7663966</text:p>
          </table:table-cell>
          <table:table-cell office:value-type="float" office:value="0.6288213" calcext:value-type="float">
            <text:p>0.6288213</text:p>
          </table:table-cell>
          <table:table-cell office:value-type="float" office:value="0.4849381" calcext:value-type="float">
            <text:p>0.4849381</text:p>
          </table:table-cell>
          <table:table-cell office:value-type="float" office:value="0.3319446" calcext:value-type="float">
            <text:p>0.3319446</text:p>
          </table:table-cell>
          <table:table-cell office:value-type="float" office:value="0.146315" calcext:value-type="float">
            <text:p>0.146315</text:p>
          </table:table-cell>
          <table:table-cell office:value-type="float" office:value="0.1420249" calcext:value-type="float">
            <text:p>0.1420249</text:p>
          </table:table-cell>
          <table:table-cell office:value-type="float" office:value="0.3422922" calcext:value-type="float">
            <text:p>0.3422922</text:p>
          </table:table-cell>
          <table:table-cell office:value-type="float" office:value="0.348838" calcext:value-type="float">
            <text:p>0.348838</text:p>
          </table:table-cell>
          <table:table-cell office:value-type="float" office:value="0" calcext:value-type="float">
            <text:p>0</text:p>
          </table:table-cell>
          <table:table-cell office:value-type="float" office:value="3665.935" calcext:value-type="float">
            <text:p>3665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7053" calcext:value-type="float">
            <text:p>1.847053</text:p>
          </table:table-cell>
          <table:table-cell office:value-type="float" office:value="0" calcext:value-type="float">
            <text:p>0</text:p>
          </table:table-cell>
          <table:table-cell office:value-type="float" office:value="-0.001012605" calcext:value-type="float">
            <text:p>-0.0010126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3.65623" calcext:value-type="float">
            <text:p>33.65623</text:p>
          </table:table-cell>
          <table:table-cell office:value-type="float" office:value="1098.738" calcext:value-type="float">
            <text:p>1098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81863" calcext:value-type="float">
            <text:p>0.6281863</text:p>
          </table:table-cell>
          <table:table-cell office:value-type="float" office:value="5.788321" calcext:value-type="float">
            <text:p>5.788321</text:p>
          </table:table-cell>
          <table:table-cell office:value-type="float" office:value="0" calcext:value-type="float">
            <text:p>0</text:p>
          </table:table-cell>
          <table:table-cell office:value-type="float" office:value="0.000000436911" calcext:value-type="float">
            <text:p>4.36911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55287" calcext:value-type="float">
            <text:p>6.555287E-05</text:p>
          </table:table-cell>
          <table:table-cell office:value-type="float" office:value="-0.005967562" calcext:value-type="float">
            <text:p>-0.005967562</text:p>
          </table:table-cell>
          <table:table-cell office:value-type="float" office:value="0.001907598" calcext:value-type="float">
            <text:p>0.001907598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86331" calcext:value-type="float">
            <text:p>19.86331</text:p>
          </table:table-cell>
          <table:table-cell office:value-type="float" office:value="3.507354" calcext:value-type="float">
            <text:p>3.507354</text:p>
          </table:table-cell>
          <table:table-cell office:value-type="float" office:value="0.1931429" calcext:value-type="float">
            <text:p>0.1931429</text:p>
          </table:table-cell>
          <table:table-cell office:value-type="float" office:value="0.07801077" calcext:value-type="float">
            <text:p>0.07801077</text:p>
          </table:table-cell>
          <table:table-cell office:value-type="float" office:value="0.05380223" calcext:value-type="float">
            <text:p>0.05380223</text:p>
          </table:table-cell>
          <table:table-cell office:value-type="float" office:value="0.05389317" calcext:value-type="float">
            <text:p>0.05389317</text:p>
          </table:table-cell>
          <table:table-cell office:value-type="float" office:value="0.02892012" calcext:value-type="float">
            <text:p>0.02892012</text:p>
          </table:table-cell>
          <table:table-cell office:value-type="float" office:value="0.0220857" calcext:value-type="float">
            <text:p>0.0220857</text:p>
          </table:table-cell>
          <table:table-cell office:value-type="float" office:value="0.03956888" calcext:value-type="float">
            <text:p>0.03956888</text:p>
          </table:table-cell>
          <table:table-cell office:value-type="float" office:value="0.02966397" calcext:value-type="float">
            <text:p>0.02966397</text:p>
          </table:table-cell>
          <table:table-cell office:value-type="float" office:value="0.02331939" calcext:value-type="float">
            <text:p>0.02331939</text:p>
          </table:table-cell>
          <table:table-cell office:value-type="float" office:value="0.02058805" calcext:value-type="float">
            <text:p>0.02058805</text:p>
          </table:table-cell>
          <table:table-cell office:value-type="float" office:value="0.01875686" calcext:value-type="float">
            <text:p>0.01875686</text:p>
          </table:table-cell>
          <table:table-cell office:value-type="float" office:value="0.005629617" calcext:value-type="float">
            <text:p>0.005629617</text:p>
          </table:table-cell>
          <table:table-cell office:value-type="float" office:value="0.006622111" calcext:value-type="float">
            <text:p>0.006622111</text:p>
          </table:table-cell>
          <table:table-cell office:value-type="float" office:value="0" calcext:value-type="float">
            <text:p>0</text:p>
          </table:table-cell>
          <table:table-cell office:value-type="float" office:value="46.78047" calcext:value-type="float">
            <text:p>46.78047</text:p>
          </table:table-cell>
          <table:table-cell office:value-type="float" office:value="31.70624" calcext:value-type="float">
            <text:p>31.70624</text:p>
          </table:table-cell>
          <table:table-cell office:value-type="float" office:value="26.93572" calcext:value-type="float">
            <text:p>26.93572</text:p>
          </table:table-cell>
          <table:table-cell office:value-type="float" office:value="14.94651" calcext:value-type="float">
            <text:p>14.94651</text:p>
          </table:table-cell>
          <table:table-cell office:value-type="float" office:value="7.959432" calcext:value-type="float">
            <text:p>7.959432</text:p>
          </table:table-cell>
          <table:table-cell office:value-type="float" office:value="1.809352" calcext:value-type="float">
            <text:p>1.809352</text:p>
          </table:table-cell>
          <table:table-cell office:value-type="float" office:value="0.7821395" calcext:value-type="float">
            <text:p>0.7821395</text:p>
          </table:table-cell>
          <table:table-cell office:value-type="float" office:value="0.6343259" calcext:value-type="float">
            <text:p>0.6343259</text:p>
          </table:table-cell>
          <table:table-cell office:value-type="float" office:value="0.4870422" calcext:value-type="float">
            <text:p>0.4870422</text:p>
          </table:table-cell>
          <table:table-cell office:value-type="float" office:value="0.3325848" calcext:value-type="float">
            <text:p>0.3325848</text:p>
          </table:table-cell>
          <table:table-cell office:value-type="float" office:value="0.1466074" calcext:value-type="float">
            <text:p>0.1466074</text:p>
          </table:table-cell>
          <table:table-cell office:value-type="float" office:value="0.1422366" calcext:value-type="float">
            <text:p>0.1422366</text:p>
          </table:table-cell>
          <table:table-cell office:value-type="float" office:value="0.3421708" calcext:value-type="float">
            <text:p>0.3421708</text:p>
          </table:table-cell>
          <table:table-cell office:value-type="float" office:value="0.348846" calcext:value-type="float">
            <text:p>0.348846</text:p>
          </table:table-cell>
          <table:table-cell office:value-type="float" office:value="0" calcext:value-type="float">
            <text:p>0</text:p>
          </table:table-cell>
          <table:table-cell office:value-type="float" office:value="3660.783" calcext:value-type="float">
            <text:p>3660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6926" calcext:value-type="float">
            <text:p>1.886926</text:p>
          </table:table-cell>
          <table:table-cell office:value-type="float" office:value="0" calcext:value-type="float">
            <text:p>0</text:p>
          </table:table-cell>
          <table:table-cell office:value-type="float" office:value="-0.001041605" calcext:value-type="float">
            <text:p>-0.0010416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3.52482" calcext:value-type="float">
            <text:p>33.52482</text:p>
          </table:table-cell>
          <table:table-cell office:value-type="float" office:value="1098.765" calcext:value-type="float">
            <text:p>1098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01415" calcext:value-type="float">
            <text:p>0.6801415</text:p>
          </table:table-cell>
          <table:table-cell office:value-type="float" office:value="5.837289" calcext:value-type="float">
            <text:p>5.837289</text:p>
          </table:table-cell>
          <table:table-cell office:value-type="float" office:value="0" calcext:value-type="float">
            <text:p>0</text:p>
          </table:table-cell>
          <table:table-cell office:value-type="float" office:value="0.000000436911" calcext:value-type="float">
            <text:p>4.36911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55287" calcext:value-type="float">
            <text:p>6.555287E-05</text:p>
          </table:table-cell>
          <table:table-cell office:value-type="float" office:value="-0.006109756" calcext:value-type="float">
            <text:p>-0.006109756</text:p>
          </table:table-cell>
          <table:table-cell office:value-type="float" office:value="0.001913981" calcext:value-type="float">
            <text:p>0.00191398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86012" calcext:value-type="float">
            <text:p>19.86012</text:p>
          </table:table-cell>
          <table:table-cell office:value-type="float" office:value="4.666689" calcext:value-type="float">
            <text:p>4.666689</text:p>
          </table:table-cell>
          <table:table-cell office:value-type="float" office:value="0.1518447" calcext:value-type="float">
            <text:p>0.1518447</text:p>
          </table:table-cell>
          <table:table-cell office:value-type="float" office:value="0.07644865" calcext:value-type="float">
            <text:p>0.07644865</text:p>
          </table:table-cell>
          <table:table-cell office:value-type="float" office:value="0.05105869" calcext:value-type="float">
            <text:p>0.05105869</text:p>
          </table:table-cell>
          <table:table-cell office:value-type="float" office:value="0.0514123" calcext:value-type="float">
            <text:p>0.0514123</text:p>
          </table:table-cell>
          <table:table-cell office:value-type="float" office:value="0.02780965" calcext:value-type="float">
            <text:p>0.02780965</text:p>
          </table:table-cell>
          <table:table-cell office:value-type="float" office:value="0.02125898" calcext:value-type="float">
            <text:p>0.02125898</text:p>
          </table:table-cell>
          <table:table-cell office:value-type="float" office:value="0.03891324" calcext:value-type="float">
            <text:p>0.03891324</text:p>
          </table:table-cell>
          <table:table-cell office:value-type="float" office:value="0.02945356" calcext:value-type="float">
            <text:p>0.02945356</text:p>
          </table:table-cell>
          <table:table-cell office:value-type="float" office:value="0.0232808" calcext:value-type="float">
            <text:p>0.0232808</text:p>
          </table:table-cell>
          <table:table-cell office:value-type="float" office:value="0.02058805" calcext:value-type="float">
            <text:p>0.02058805</text:p>
          </table:table-cell>
          <table:table-cell office:value-type="float" office:value="0.0187685" calcext:value-type="float">
            <text:p>0.0187685</text:p>
          </table:table-cell>
          <table:table-cell office:value-type="float" office:value="0.005629142" calcext:value-type="float">
            <text:p>0.005629142</text:p>
          </table:table-cell>
          <table:table-cell office:value-type="float" office:value="0.00662148" calcext:value-type="float">
            <text:p>0.00662148</text:p>
          </table:table-cell>
          <table:table-cell office:value-type="float" office:value="0" calcext:value-type="float">
            <text:p>0</text:p>
          </table:table-cell>
          <table:table-cell office:value-type="float" office:value="48.79967" calcext:value-type="float">
            <text:p>48.79967</text:p>
          </table:table-cell>
          <table:table-cell office:value-type="float" office:value="33.68068" calcext:value-type="float">
            <text:p>33.68068</text:p>
          </table:table-cell>
          <table:table-cell office:value-type="float" office:value="26.78718" calcext:value-type="float">
            <text:p>26.78718</text:p>
          </table:table-cell>
          <table:table-cell office:value-type="float" office:value="14.90798" calcext:value-type="float">
            <text:p>14.90798</text:p>
          </table:table-cell>
          <table:table-cell office:value-type="float" office:value="8.044102" calcext:value-type="float">
            <text:p>8.044102</text:p>
          </table:table-cell>
          <table:table-cell office:value-type="float" office:value="1.848356" calcext:value-type="float">
            <text:p>1.848356</text:p>
          </table:table-cell>
          <table:table-cell office:value-type="float" office:value="0.8027418" calcext:value-type="float">
            <text:p>0.8027418</text:p>
          </table:table-cell>
          <table:table-cell office:value-type="float" office:value="0.6398827" calcext:value-type="float">
            <text:p>0.6398827</text:p>
          </table:table-cell>
          <table:table-cell office:value-type="float" office:value="0.4893221" calcext:value-type="float">
            <text:p>0.4893221</text:p>
          </table:table-cell>
          <table:table-cell office:value-type="float" office:value="0.3332678" calcext:value-type="float">
            <text:p>0.3332678</text:p>
          </table:table-cell>
          <table:table-cell office:value-type="float" office:value="0.1469083" calcext:value-type="float">
            <text:p>0.1469083</text:p>
          </table:table-cell>
          <table:table-cell office:value-type="float" office:value="0.1424462" calcext:value-type="float">
            <text:p>0.1424462</text:p>
          </table:table-cell>
          <table:table-cell office:value-type="float" office:value="0.3420572" calcext:value-type="float">
            <text:p>0.3420572</text:p>
          </table:table-cell>
          <table:table-cell office:value-type="float" office:value="0.3488513" calcext:value-type="float">
            <text:p>0.3488513</text:p>
          </table:table-cell>
          <table:table-cell office:value-type="float" office:value="0" calcext:value-type="float">
            <text:p>0</text:p>
          </table:table-cell>
          <table:table-cell office:value-type="float" office:value="3991.705" calcext:value-type="float">
            <text:p>3991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982" calcext:value-type="float">
            <text:p>1.987982</text:p>
          </table:table-cell>
          <table:table-cell office:value-type="float" office:value="0" calcext:value-type="float">
            <text:p>0</text:p>
          </table:table-cell>
          <table:table-cell office:value-type="float" office:value="-0.00111033" calcext:value-type="float">
            <text:p>-0.001110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3.43114" calcext:value-type="float">
            <text:p>33.43114</text:p>
          </table:table-cell>
          <table:table-cell office:value-type="float" office:value="1098.782" calcext:value-type="float">
            <text:p>1098.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6635" calcext:value-type="float">
            <text:p>0.7036635</text:p>
          </table:table-cell>
          <table:table-cell office:value-type="float" office:value="5.885292" calcext:value-type="float">
            <text:p>5.885292</text:p>
          </table:table-cell>
          <table:table-cell office:value-type="float" office:value="0" calcext:value-type="float">
            <text:p>0</text:p>
          </table:table-cell>
          <table:table-cell office:value-type="float" office:value="0.0000004370754" calcext:value-type="float">
            <text:p>4.370754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57598" calcext:value-type="float">
            <text:p>6.557598E-05</text:p>
          </table:table-cell>
          <table:table-cell office:value-type="float" office:value="-0.006220093" calcext:value-type="float">
            <text:p>-0.006220093</text:p>
          </table:table-cell>
          <table:table-cell office:value-type="float" office:value="0.001918283" calcext:value-type="float">
            <text:p>0.001918283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92825" calcext:value-type="float">
            <text:p>19.92825</text:p>
          </table:table-cell>
          <table:table-cell office:value-type="float" office:value="5.575717" calcext:value-type="float">
            <text:p>5.575717</text:p>
          </table:table-cell>
          <table:table-cell office:value-type="float" office:value="0.1222244" calcext:value-type="float">
            <text:p>0.1222244</text:p>
          </table:table-cell>
          <table:table-cell office:value-type="float" office:value="0.07318113" calcext:value-type="float">
            <text:p>0.07318113</text:p>
          </table:table-cell>
          <table:table-cell office:value-type="float" office:value="0.04934144" calcext:value-type="float">
            <text:p>0.04934144</text:p>
          </table:table-cell>
          <table:table-cell office:value-type="float" office:value="0.04954183" calcext:value-type="float">
            <text:p>0.04954183</text:p>
          </table:table-cell>
          <table:table-cell office:value-type="float" office:value="0.02659864" calcext:value-type="float">
            <text:p>0.02659864</text:p>
          </table:table-cell>
          <table:table-cell office:value-type="float" office:value="0.02020991" calcext:value-type="float">
            <text:p>0.02020991</text:p>
          </table:table-cell>
          <table:table-cell office:value-type="float" office:value="0.03810469" calcext:value-type="float">
            <text:p>0.03810469</text:p>
          </table:table-cell>
          <table:table-cell office:value-type="float" office:value="0.02920993" calcext:value-type="float">
            <text:p>0.02920993</text:p>
          </table:table-cell>
          <table:table-cell office:value-type="float" office:value="0.02323463" calcext:value-type="float">
            <text:p>0.02323463</text:p>
          </table:table-cell>
          <table:table-cell office:value-type="float" office:value="0.02058628" calcext:value-type="float">
            <text:p>0.02058628</text:p>
          </table:table-cell>
          <table:table-cell office:value-type="float" office:value="0.01877994" calcext:value-type="float">
            <text:p>0.01877994</text:p>
          </table:table-cell>
          <table:table-cell office:value-type="float" office:value="0.005628673" calcext:value-type="float">
            <text:p>0.005628673</text:p>
          </table:table-cell>
          <table:table-cell office:value-type="float" office:value="0.006620854" calcext:value-type="float">
            <text:p>0.006620854</text:p>
          </table:table-cell>
          <table:table-cell office:value-type="float" office:value="0" calcext:value-type="float">
            <text:p>0</text:p>
          </table:table-cell>
          <table:table-cell office:value-type="float" office:value="47.38892" calcext:value-type="float">
            <text:p>47.38892</text:p>
          </table:table-cell>
          <table:table-cell office:value-type="float" office:value="35.46869" calcext:value-type="float">
            <text:p>35.46869</text:p>
          </table:table-cell>
          <table:table-cell office:value-type="float" office:value="26.94296" calcext:value-type="float">
            <text:p>26.94296</text:p>
          </table:table-cell>
          <table:table-cell office:value-type="float" office:value="15.00174" calcext:value-type="float">
            <text:p>15.00174</text:p>
          </table:table-cell>
          <table:table-cell office:value-type="float" office:value="8.2166" calcext:value-type="float">
            <text:p>8.2166</text:p>
          </table:table-cell>
          <table:table-cell office:value-type="float" office:value="1.879211" calcext:value-type="float">
            <text:p>1.879211</text:p>
          </table:table-cell>
          <table:table-cell office:value-type="float" office:value="0.8230647" calcext:value-type="float">
            <text:p>0.8230647</text:p>
          </table:table-cell>
          <table:table-cell office:value-type="float" office:value="0.6460257" calcext:value-type="float">
            <text:p>0.6460257</text:p>
          </table:table-cell>
          <table:table-cell office:value-type="float" office:value="0.4918175" calcext:value-type="float">
            <text:p>0.4918175</text:p>
          </table:table-cell>
          <table:table-cell office:value-type="float" office:value="0.3339974" calcext:value-type="float">
            <text:p>0.3339974</text:p>
          </table:table-cell>
          <table:table-cell office:value-type="float" office:value="0.1472179" calcext:value-type="float">
            <text:p>0.1472179</text:p>
          </table:table-cell>
          <table:table-cell office:value-type="float" office:value="0.1426547" calcext:value-type="float">
            <text:p>0.1426547</text:p>
          </table:table-cell>
          <table:table-cell office:value-type="float" office:value="0.3419474" calcext:value-type="float">
            <text:p>0.3419474</text:p>
          </table:table-cell>
          <table:table-cell office:value-type="float" office:value="0.3488567" calcext:value-type="float">
            <text:p>0.3488567</text:p>
          </table:table-cell>
          <table:table-cell office:value-type="float" office:value="0" calcext:value-type="float">
            <text:p>0</text:p>
          </table:table-cell>
          <table:table-cell office:value-type="float" office:value="4123.195" calcext:value-type="float">
            <text:p>4123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9314" calcext:value-type="float">
            <text:p>2.059314</text:p>
          </table:table-cell>
          <table:table-cell office:value-type="float" office:value="0" calcext:value-type="float">
            <text:p>0</text:p>
          </table:table-cell>
          <table:table-cell office:value-type="float" office:value="-0.001161243" calcext:value-type="float">
            <text:p>-0.0011612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3.3302" calcext:value-type="float">
            <text:p>33.3302</text:p>
          </table:table-cell>
          <table:table-cell office:value-type="float" office:value="1098.8" calcext:value-type="float">
            <text:p>10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05673" calcext:value-type="float">
            <text:p>0.7305673</text:p>
          </table:table-cell>
          <table:table-cell office:value-type="float" office:value="5.936373" calcext:value-type="float">
            <text:p>5.936373</text:p>
          </table:table-cell>
          <table:table-cell office:value-type="float" office:value="0" calcext:value-type="float">
            <text:p>0</text:p>
          </table:table-cell>
          <table:table-cell office:value-type="float" office:value="0.0000004370754" calcext:value-type="float">
            <text:p>4.370754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57598" calcext:value-type="float">
            <text:p>6.557598E-05</text:p>
          </table:table-cell>
          <table:table-cell office:value-type="float" office:value="-0.006345971" calcext:value-type="float">
            <text:p>-0.006345971</text:p>
          </table:table-cell>
          <table:table-cell office:value-type="float" office:value="0.001918771" calcext:value-type="float">
            <text:p>0.00191877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19.97351" calcext:value-type="float">
            <text:p>19.97351</text:p>
          </table:table-cell>
          <table:table-cell office:value-type="float" office:value="6.567101" calcext:value-type="float">
            <text:p>6.567101</text:p>
          </table:table-cell>
          <table:table-cell office:value-type="float" office:value="0.1090225" calcext:value-type="float">
            <text:p>0.1090225</text:p>
          </table:table-cell>
          <table:table-cell office:value-type="float" office:value="0.07315041" calcext:value-type="float">
            <text:p>0.07315041</text:p>
          </table:table-cell>
          <table:table-cell office:value-type="float" office:value="0.04812127" calcext:value-type="float">
            <text:p>0.04812127</text:p>
          </table:table-cell>
          <table:table-cell office:value-type="float" office:value="0.04837143" calcext:value-type="float">
            <text:p>0.04837143</text:p>
          </table:table-cell>
          <table:table-cell office:value-type="float" office:value="0.02585608" calcext:value-type="float">
            <text:p>0.02585608</text:p>
          </table:table-cell>
          <table:table-cell office:value-type="float" office:value="0.01952192" calcext:value-type="float">
            <text:p>0.01952192</text:p>
          </table:table-cell>
          <table:table-cell office:value-type="float" office:value="0.03727666" calcext:value-type="float">
            <text:p>0.03727666</text:p>
          </table:table-cell>
          <table:table-cell office:value-type="float" office:value="0.02892555" calcext:value-type="float">
            <text:p>0.02892555</text:p>
          </table:table-cell>
          <table:table-cell office:value-type="float" office:value="0.02317909" calcext:value-type="float">
            <text:p>0.02317909</text:p>
          </table:table-cell>
          <table:table-cell office:value-type="float" office:value="0.02058256" calcext:value-type="float">
            <text:p>0.02058256</text:p>
          </table:table-cell>
          <table:table-cell office:value-type="float" office:value="0.01879115" calcext:value-type="float">
            <text:p>0.01879115</text:p>
          </table:table-cell>
          <table:table-cell office:value-type="float" office:value="0.005628204" calcext:value-type="float">
            <text:p>0.005628204</text:p>
          </table:table-cell>
          <table:table-cell office:value-type="float" office:value="0.006620226" calcext:value-type="float">
            <text:p>0.006620226</text:p>
          </table:table-cell>
          <table:table-cell office:value-type="float" office:value="0" calcext:value-type="float">
            <text:p>0</text:p>
          </table:table-cell>
          <table:table-cell office:value-type="float" office:value="45.01664" calcext:value-type="float">
            <text:p>45.01664</text:p>
          </table:table-cell>
          <table:table-cell office:value-type="float" office:value="37.11266" calcext:value-type="float">
            <text:p>37.11266</text:p>
          </table:table-cell>
          <table:table-cell office:value-type="float" office:value="27.09072" calcext:value-type="float">
            <text:p>27.09072</text:p>
          </table:table-cell>
          <table:table-cell office:value-type="float" office:value="15.1025" calcext:value-type="float">
            <text:p>15.1025</text:p>
          </table:table-cell>
          <table:table-cell office:value-type="float" office:value="8.39083" calcext:value-type="float">
            <text:p>8.39083</text:p>
          </table:table-cell>
          <table:table-cell office:value-type="float" office:value="1.907861" calcext:value-type="float">
            <text:p>1.907861</text:p>
          </table:table-cell>
          <table:table-cell office:value-type="float" office:value="0.841355" calcext:value-type="float">
            <text:p>0.841355</text:p>
          </table:table-cell>
          <table:table-cell office:value-type="float" office:value="0.6524183" calcext:value-type="float">
            <text:p>0.6524183</text:p>
          </table:table-cell>
          <table:table-cell office:value-type="float" office:value="0.4945595" calcext:value-type="float">
            <text:p>0.4945595</text:p>
          </table:table-cell>
          <table:table-cell office:value-type="float" office:value="0.3347817" calcext:value-type="float">
            <text:p>0.3347817</text:p>
          </table:table-cell>
          <table:table-cell office:value-type="float" office:value="0.1475371" calcext:value-type="float">
            <text:p>0.1475371</text:p>
          </table:table-cell>
          <table:table-cell office:value-type="float" office:value="0.142863" calcext:value-type="float">
            <text:p>0.142863</text:p>
          </table:table-cell>
          <table:table-cell office:value-type="float" office:value="0.3418412" calcext:value-type="float">
            <text:p>0.3418412</text:p>
          </table:table-cell>
          <table:table-cell office:value-type="float" office:value="0.3488621" calcext:value-type="float">
            <text:p>0.3488621</text:p>
          </table:table-cell>
          <table:table-cell office:value-type="float" office:value="0" calcext:value-type="float">
            <text:p>0</text:p>
          </table:table-cell>
          <table:table-cell office:value-type="float" office:value="4268.165" calcext:value-type="float">
            <text:p>4268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405" calcext:value-type="float">
            <text:p>2.137405</text:p>
          </table:table-cell>
          <table:table-cell office:value-type="float" office:value="0" calcext:value-type="float">
            <text:p>0</text:p>
          </table:table-cell>
          <table:table-cell office:value-type="float" office:value="-0.001230158" calcext:value-type="float">
            <text:p>-0.0012301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3.25349" calcext:value-type="float">
            <text:p>33.25349</text:p>
          </table:table-cell>
          <table:table-cell office:value-type="float" office:value="1098.815" calcext:value-type="float">
            <text:p>1098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9569" calcext:value-type="float">
            <text:p>0.7209569</text:p>
          </table:table-cell>
          <table:table-cell office:value-type="float" office:value="6.003988" calcext:value-type="float">
            <text:p>6.003988</text:p>
          </table:table-cell>
          <table:table-cell office:value-type="float" office:value="0" calcext:value-type="float">
            <text:p>0</text:p>
          </table:table-cell>
          <table:table-cell office:value-type="float" office:value="0.0000004378171" calcext:value-type="float">
            <text:p>4.378171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44" calcext:value-type="float">
            <text:p>6.5644E-05</text:p>
          </table:table-cell>
          <table:table-cell office:value-type="float" office:value="-0.006467533" calcext:value-type="float">
            <text:p>-0.006467533</text:p>
          </table:table-cell>
          <table:table-cell office:value-type="float" office:value="0.001923349" calcext:value-type="float">
            <text:p>0.001923349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0405" calcext:value-type="float">
            <text:p>20.0405</text:p>
          </table:table-cell>
          <table:table-cell office:value-type="float" office:value="5.640558" calcext:value-type="float">
            <text:p>5.640558</text:p>
          </table:table-cell>
          <table:table-cell office:value-type="float" office:value="0.09510072" calcext:value-type="float">
            <text:p>0.09510072</text:p>
          </table:table-cell>
          <table:table-cell office:value-type="float" office:value="0.07158833" calcext:value-type="float">
            <text:p>0.07158833</text:p>
          </table:table-cell>
          <table:table-cell office:value-type="float" office:value="0.04786872" calcext:value-type="float">
            <text:p>0.04786872</text:p>
          </table:table-cell>
          <table:table-cell office:value-type="float" office:value="0.04807673" calcext:value-type="float">
            <text:p>0.04807673</text:p>
          </table:table-cell>
          <table:table-cell office:value-type="float" office:value="0.02533372" calcext:value-type="float">
            <text:p>0.02533372</text:p>
          </table:table-cell>
          <table:table-cell office:value-type="float" office:value="0.01898216" calcext:value-type="float">
            <text:p>0.01898216</text:p>
          </table:table-cell>
          <table:table-cell office:value-type="float" office:value="0.03646737" calcext:value-type="float">
            <text:p>0.03646737</text:p>
          </table:table-cell>
          <table:table-cell office:value-type="float" office:value="0.02861501" calcext:value-type="float">
            <text:p>0.02861501</text:p>
          </table:table-cell>
          <table:table-cell office:value-type="float" office:value="0.02311313" calcext:value-type="float">
            <text:p>0.02311313</text:p>
          </table:table-cell>
          <table:table-cell office:value-type="float" office:value="0.02057664" calcext:value-type="float">
            <text:p>0.02057664</text:p>
          </table:table-cell>
          <table:table-cell office:value-type="float" office:value="0.0188021" calcext:value-type="float">
            <text:p>0.0188021</text:p>
          </table:table-cell>
          <table:table-cell office:value-type="float" office:value="0.005627738" calcext:value-type="float">
            <text:p>0.005627738</text:p>
          </table:table-cell>
          <table:table-cell office:value-type="float" office:value="0.006619585" calcext:value-type="float">
            <text:p>0.006619585</text:p>
          </table:table-cell>
          <table:table-cell office:value-type="float" office:value="0" calcext:value-type="float">
            <text:p>0</text:p>
          </table:table-cell>
          <table:table-cell office:value-type="float" office:value="49.89695" calcext:value-type="float">
            <text:p>49.89695</text:p>
          </table:table-cell>
          <table:table-cell office:value-type="float" office:value="37.12584" calcext:value-type="float">
            <text:p>37.12584</text:p>
          </table:table-cell>
          <table:table-cell office:value-type="float" office:value="27.12974" calcext:value-type="float">
            <text:p>27.12974</text:p>
          </table:table-cell>
          <table:table-cell office:value-type="float" office:value="15.19832" calcext:value-type="float">
            <text:p>15.19832</text:p>
          </table:table-cell>
          <table:table-cell office:value-type="float" office:value="8.560764" calcext:value-type="float">
            <text:p>8.560764</text:p>
          </table:table-cell>
          <table:table-cell office:value-type="float" office:value="1.935989" calcext:value-type="float">
            <text:p>1.935989</text:p>
          </table:table-cell>
          <table:table-cell office:value-type="float" office:value="0.8586771" calcext:value-type="float">
            <text:p>0.8586771</text:p>
          </table:table-cell>
          <table:table-cell office:value-type="float" office:value="0.6588708" calcext:value-type="float">
            <text:p>0.6588708</text:p>
          </table:table-cell>
          <table:table-cell office:value-type="float" office:value="0.4975497" calcext:value-type="float">
            <text:p>0.4975497</text:p>
          </table:table-cell>
          <table:table-cell office:value-type="float" office:value="0.3356202" calcext:value-type="float">
            <text:p>0.3356202</text:p>
          </table:table-cell>
          <table:table-cell office:value-type="float" office:value="0.1478679" calcext:value-type="float">
            <text:p>0.1478679</text:p>
          </table:table-cell>
          <table:table-cell office:value-type="float" office:value="0.1430723" calcext:value-type="float">
            <text:p>0.1430723</text:p>
          </table:table-cell>
          <table:table-cell office:value-type="float" office:value="0.3417367" calcext:value-type="float">
            <text:p>0.3417367</text:p>
          </table:table-cell>
          <table:table-cell office:value-type="float" office:value="0.3488674" calcext:value-type="float">
            <text:p>0.3488674</text:p>
          </table:table-cell>
          <table:table-cell office:value-type="float" office:value="0" calcext:value-type="float">
            <text:p>0</text:p>
          </table:table-cell>
          <table:table-cell office:value-type="float" office:value="4294.382" calcext:value-type="float">
            <text:p>4294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205" calcext:value-type="float">
            <text:p>2.194205</text:p>
          </table:table-cell>
          <table:table-cell office:value-type="float" office:value="0" calcext:value-type="float">
            <text:p>0</text:p>
          </table:table-cell>
          <table:table-cell office:value-type="float" office:value="-0.001260601" calcext:value-type="float">
            <text:p>-0.0012606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3.18872" calcext:value-type="float">
            <text:p>33.18872</text:p>
          </table:table-cell>
          <table:table-cell office:value-type="float" office:value="1098.831" calcext:value-type="float">
            <text:p>1098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0715" calcext:value-type="float">
            <text:p>0.6890715</text:p>
          </table:table-cell>
          <table:table-cell office:value-type="float" office:value="6.079168" calcext:value-type="float">
            <text:p>6.079168</text:p>
          </table:table-cell>
          <table:table-cell office:value-type="float" office:value="0" calcext:value-type="float">
            <text:p>0</text:p>
          </table:table-cell>
          <table:table-cell office:value-type="float" office:value="0.0000004379805" calcext:value-type="float">
            <text:p>4.37980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5923" calcext:value-type="float">
            <text:p>6.565923E-05</text:p>
          </table:table-cell>
          <table:table-cell office:value-type="float" office:value="-0.006622132" calcext:value-type="float">
            <text:p>-0.006622132</text:p>
          </table:table-cell>
          <table:table-cell office:value-type="float" office:value="0.001931915" calcext:value-type="float">
            <text:p>0.001931915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14378" calcext:value-type="float">
            <text:p>20.14378</text:p>
          </table:table-cell>
          <table:table-cell office:value-type="float" office:value="3.960517" calcext:value-type="float">
            <text:p>3.960517</text:p>
          </table:table-cell>
          <table:table-cell office:value-type="float" office:value="0.09446403" calcext:value-type="float">
            <text:p>0.09446403</text:p>
          </table:table-cell>
          <table:table-cell office:value-type="float" office:value="0.07399917" calcext:value-type="float">
            <text:p>0.07399917</text:p>
          </table:table-cell>
          <table:table-cell office:value-type="float" office:value="0.04824983" calcext:value-type="float">
            <text:p>0.04824983</text:p>
          </table:table-cell>
          <table:table-cell office:value-type="float" office:value="0.04828396" calcext:value-type="float">
            <text:p>0.04828396</text:p>
          </table:table-cell>
          <table:table-cell office:value-type="float" office:value="0.02503733" calcext:value-type="float">
            <text:p>0.02503733</text:p>
          </table:table-cell>
          <table:table-cell office:value-type="float" office:value="0.01866679" calcext:value-type="float">
            <text:p>0.01866679</text:p>
          </table:table-cell>
          <table:table-cell office:value-type="float" office:value="0.03573871" calcext:value-type="float">
            <text:p>0.03573871</text:p>
          </table:table-cell>
          <table:table-cell office:value-type="float" office:value="0.02829275" calcext:value-type="float">
            <text:p>0.02829275</text:p>
          </table:table-cell>
          <table:table-cell office:value-type="float" office:value="0.02303704" calcext:value-type="float">
            <text:p>0.02303704</text:p>
          </table:table-cell>
          <table:table-cell office:value-type="float" office:value="0.02056827" calcext:value-type="float">
            <text:p>0.02056827</text:p>
          </table:table-cell>
          <table:table-cell office:value-type="float" office:value="0.01881275" calcext:value-type="float">
            <text:p>0.01881275</text:p>
          </table:table-cell>
          <table:table-cell office:value-type="float" office:value="0.005627268" calcext:value-type="float">
            <text:p>0.005627268</text:p>
          </table:table-cell>
          <table:table-cell office:value-type="float" office:value="0.006618936" calcext:value-type="float">
            <text:p>0.006618936</text:p>
          </table:table-cell>
          <table:table-cell office:value-type="float" office:value="0" calcext:value-type="float">
            <text:p>0</text:p>
          </table:table-cell>
          <table:table-cell office:value-type="float" office:value="54.01131" calcext:value-type="float">
            <text:p>54.01131</text:p>
          </table:table-cell>
          <table:table-cell office:value-type="float" office:value="36.93972" calcext:value-type="float">
            <text:p>36.93972</text:p>
          </table:table-cell>
          <table:table-cell office:value-type="float" office:value="26.85925" calcext:value-type="float">
            <text:p>26.85925</text:p>
          </table:table-cell>
          <table:table-cell office:value-type="float" office:value="15.18818" calcext:value-type="float">
            <text:p>15.18818</text:p>
          </table:table-cell>
          <table:table-cell office:value-type="float" office:value="8.684422" calcext:value-type="float">
            <text:p>8.684422</text:p>
          </table:table-cell>
          <table:table-cell office:value-type="float" office:value="1.958822" calcext:value-type="float">
            <text:p>1.958822</text:p>
          </table:table-cell>
          <table:table-cell office:value-type="float" office:value="0.8742794" calcext:value-type="float">
            <text:p>0.8742794</text:p>
          </table:table-cell>
          <table:table-cell office:value-type="float" office:value="0.6652604" calcext:value-type="float">
            <text:p>0.6652604</text:p>
          </table:table-cell>
          <table:table-cell office:value-type="float" office:value="0.5006928" calcext:value-type="float">
            <text:p>0.5006928</text:p>
          </table:table-cell>
          <table:table-cell office:value-type="float" office:value="0.3365212" calcext:value-type="float">
            <text:p>0.3365212</text:p>
          </table:table-cell>
          <table:table-cell office:value-type="float" office:value="0.1482111" calcext:value-type="float">
            <text:p>0.1482111</text:p>
          </table:table-cell>
          <table:table-cell office:value-type="float" office:value="0.1432827" calcext:value-type="float">
            <text:p>0.1432827</text:p>
          </table:table-cell>
          <table:table-cell office:value-type="float" office:value="0.3416344" calcext:value-type="float">
            <text:p>0.3416344</text:p>
          </table:table-cell>
          <table:table-cell office:value-type="float" office:value="0.3488727" calcext:value-type="float">
            <text:p>0.3488727</text:p>
          </table:table-cell>
          <table:table-cell office:value-type="float" office:value="0" calcext:value-type="float">
            <text:p>0</text:p>
          </table:table-cell>
          <table:table-cell office:value-type="float" office:value="4225.602" calcext:value-type="float">
            <text:p>4225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42" calcext:value-type="float">
            <text:p>2.23742</text:p>
          </table:table-cell>
          <table:table-cell office:value-type="float" office:value="0" calcext:value-type="float">
            <text:p>0</text:p>
          </table:table-cell>
          <table:table-cell office:value-type="float" office:value="-0.001281331" calcext:value-type="float">
            <text:p>-0.0012813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3.12696" calcext:value-type="float">
            <text:p>33.12696</text:p>
          </table:table-cell>
          <table:table-cell office:value-type="float" office:value="1098.846" calcext:value-type="float">
            <text:p>1098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1621" calcext:value-type="float">
            <text:p>0.6661621</text:p>
          </table:table-cell>
          <table:table-cell office:value-type="float" office:value="6.14314" calcext:value-type="float">
            <text:p>6.14314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6804047" calcext:value-type="float">
            <text:p>-0.006804047</text:p>
          </table:table-cell>
          <table:table-cell office:value-type="float" office:value="0.001943541" calcext:value-type="float">
            <text:p>0.00194354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23175" calcext:value-type="float">
            <text:p>20.23175</text:p>
          </table:table-cell>
          <table:table-cell office:value-type="float" office:value="2.778567" calcext:value-type="float">
            <text:p>2.778567</text:p>
          </table:table-cell>
          <table:table-cell office:value-type="float" office:value="0.08901706" calcext:value-type="float">
            <text:p>0.08901706</text:p>
          </table:table-cell>
          <table:table-cell office:value-type="float" office:value="0.07457975" calcext:value-type="float">
            <text:p>0.07457975</text:p>
          </table:table-cell>
          <table:table-cell office:value-type="float" office:value="0.04873509" calcext:value-type="float">
            <text:p>0.04873509</text:p>
          </table:table-cell>
          <table:table-cell office:value-type="float" office:value="0.04887757" calcext:value-type="float">
            <text:p>0.04887757</text:p>
          </table:table-cell>
          <table:table-cell office:value-type="float" office:value="0.02509385" calcext:value-type="float">
            <text:p>0.02509385</text:p>
          </table:table-cell>
          <table:table-cell office:value-type="float" office:value="0.01868635" calcext:value-type="float">
            <text:p>0.01868635</text:p>
          </table:table-cell>
          <table:table-cell office:value-type="float" office:value="0.03515396" calcext:value-type="float">
            <text:p>0.03515396</text:p>
          </table:table-cell>
          <table:table-cell office:value-type="float" office:value="0.02797889" calcext:value-type="float">
            <text:p>0.02797889</text:p>
          </table:table-cell>
          <table:table-cell office:value-type="float" office:value="0.02295239" calcext:value-type="float">
            <text:p>0.02295239</text:p>
          </table:table-cell>
          <table:table-cell office:value-type="float" office:value="0.02055734" calcext:value-type="float">
            <text:p>0.02055734</text:p>
          </table:table-cell>
          <table:table-cell office:value-type="float" office:value="0.01882307" calcext:value-type="float">
            <text:p>0.01882307</text:p>
          </table:table-cell>
          <table:table-cell office:value-type="float" office:value="0.005626799" calcext:value-type="float">
            <text:p>0.005626799</text:p>
          </table:table-cell>
          <table:table-cell office:value-type="float" office:value="0.006618279" calcext:value-type="float">
            <text:p>0.006618279</text:p>
          </table:table-cell>
          <table:table-cell office:value-type="float" office:value="0" calcext:value-type="float">
            <text:p>0</text:p>
          </table:table-cell>
          <table:table-cell office:value-type="float" office:value="56.36941" calcext:value-type="float">
            <text:p>56.36941</text:p>
          </table:table-cell>
          <table:table-cell office:value-type="float" office:value="36.76442" calcext:value-type="float">
            <text:p>36.76442</text:p>
          </table:table-cell>
          <table:table-cell office:value-type="float" office:value="26.76156" calcext:value-type="float">
            <text:p>26.76156</text:p>
          </table:table-cell>
          <table:table-cell office:value-type="float" office:value="15.17391" calcext:value-type="float">
            <text:p>15.17391</text:p>
          </table:table-cell>
          <table:table-cell office:value-type="float" office:value="8.765258" calcext:value-type="float">
            <text:p>8.765258</text:p>
          </table:table-cell>
          <table:table-cell office:value-type="float" office:value="1.976264" calcext:value-type="float">
            <text:p>1.976264</text:p>
          </table:table-cell>
          <table:table-cell office:value-type="float" office:value="0.8869159" calcext:value-type="float">
            <text:p>0.8869159</text:p>
          </table:table-cell>
          <table:table-cell office:value-type="float" office:value="0.6710809" calcext:value-type="float">
            <text:p>0.6710809</text:p>
          </table:table-cell>
          <table:table-cell office:value-type="float" office:value="0.5038581" calcext:value-type="float">
            <text:p>0.5038581</text:p>
          </table:table-cell>
          <table:table-cell office:value-type="float" office:value="0.3374787" calcext:value-type="float">
            <text:p>0.3374787</text:p>
          </table:table-cell>
          <table:table-cell office:value-type="float" office:value="0.1485673" calcext:value-type="float">
            <text:p>0.1485673</text:p>
          </table:table-cell>
          <table:table-cell office:value-type="float" office:value="0.1434952" calcext:value-type="float">
            <text:p>0.1434952</text:p>
          </table:table-cell>
          <table:table-cell office:value-type="float" office:value="0.3415341" calcext:value-type="float">
            <text:p>0.3415341</text:p>
          </table:table-cell>
          <table:table-cell office:value-type="float" office:value="0.3488779" calcext:value-type="float">
            <text:p>0.3488779</text:p>
          </table:table-cell>
          <table:table-cell office:value-type="float" office:value="0" calcext:value-type="float">
            <text:p>0</text:p>
          </table:table-cell>
          <table:table-cell office:value-type="float" office:value="4187.793" calcext:value-type="float">
            <text:p>4187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8503" calcext:value-type="float">
            <text:p>2.278503</text:p>
          </table:table-cell>
          <table:table-cell office:value-type="float" office:value="0" calcext:value-type="float">
            <text:p>0</text:p>
          </table:table-cell>
          <table:table-cell office:value-type="float" office:value="-0.001301206" calcext:value-type="float">
            <text:p>-0.0013012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3.06976" calcext:value-type="float">
            <text:p>33.06976</text:p>
          </table:table-cell>
          <table:table-cell office:value-type="float" office:value="1098.853" calcext:value-type="float">
            <text:p>1098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6187" calcext:value-type="float">
            <text:p>0.6706187</text:p>
          </table:table-cell>
          <table:table-cell office:value-type="float" office:value="6.18347" calcext:value-type="float">
            <text:p>6.18347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6872997" calcext:value-type="float">
            <text:p>-0.006872997</text:p>
          </table:table-cell>
          <table:table-cell office:value-type="float" office:value="0.001963092" calcext:value-type="float">
            <text:p>0.001963092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24032" calcext:value-type="float">
            <text:p>20.24032</text:p>
          </table:table-cell>
          <table:table-cell office:value-type="float" office:value="2.5592" calcext:value-type="float">
            <text:p>2.5592</text:p>
          </table:table-cell>
          <table:table-cell office:value-type="float" office:value="0.08816285" calcext:value-type="float">
            <text:p>0.08816285</text:p>
          </table:table-cell>
          <table:table-cell office:value-type="float" office:value="0.07626659" calcext:value-type="float">
            <text:p>0.07626659</text:p>
          </table:table-cell>
          <table:table-cell office:value-type="float" office:value="0.04947772" calcext:value-type="float">
            <text:p>0.04947772</text:p>
          </table:table-cell>
          <table:table-cell office:value-type="float" office:value="0.04964124" calcext:value-type="float">
            <text:p>0.04964124</text:p>
          </table:table-cell>
          <table:table-cell office:value-type="float" office:value="0.02523017" calcext:value-type="float">
            <text:p>0.02523017</text:p>
          </table:table-cell>
          <table:table-cell office:value-type="float" office:value="0.01877244" calcext:value-type="float">
            <text:p>0.01877244</text:p>
          </table:table-cell>
          <table:table-cell office:value-type="float" office:value="0.03467519" calcext:value-type="float">
            <text:p>0.03467519</text:p>
          </table:table-cell>
          <table:table-cell office:value-type="float" office:value="0.02769019" calcext:value-type="float">
            <text:p>0.02769019</text:p>
          </table:table-cell>
          <table:table-cell office:value-type="float" office:value="0.02286213" calcext:value-type="float">
            <text:p>0.02286213</text:p>
          </table:table-cell>
          <table:table-cell office:value-type="float" office:value="0.02054398" calcext:value-type="float">
            <text:p>0.02054398</text:p>
          </table:table-cell>
          <table:table-cell office:value-type="float" office:value="0.01883307" calcext:value-type="float">
            <text:p>0.01883307</text:p>
          </table:table-cell>
          <table:table-cell office:value-type="float" office:value="0.005626321" calcext:value-type="float">
            <text:p>0.005626321</text:p>
          </table:table-cell>
          <table:table-cell office:value-type="float" office:value="0.006617594" calcext:value-type="float">
            <text:p>0.006617594</text:p>
          </table:table-cell>
          <table:table-cell office:value-type="float" office:value="0" calcext:value-type="float">
            <text:p>0</text:p>
          </table:table-cell>
          <table:table-cell office:value-type="float" office:value="56.77776" calcext:value-type="float">
            <text:p>56.77776</text:p>
          </table:table-cell>
          <table:table-cell office:value-type="float" office:value="37.76494" calcext:value-type="float">
            <text:p>37.76494</text:p>
          </table:table-cell>
          <table:table-cell office:value-type="float" office:value="26.597" calcext:value-type="float">
            <text:p>26.597</text:p>
          </table:table-cell>
          <table:table-cell office:value-type="float" office:value="15.13634" calcext:value-type="float">
            <text:p>15.13634</text:p>
          </table:table-cell>
          <table:table-cell office:value-type="float" office:value="8.820666" calcext:value-type="float">
            <text:p>8.820666</text:p>
          </table:table-cell>
          <table:table-cell office:value-type="float" office:value="1.993459" calcext:value-type="float">
            <text:p>1.993459</text:p>
          </table:table-cell>
          <table:table-cell office:value-type="float" office:value="0.897439" calcext:value-type="float">
            <text:p>0.897439</text:p>
          </table:table-cell>
          <table:table-cell office:value-type="float" office:value="0.6763675" calcext:value-type="float">
            <text:p>0.6763675</text:p>
          </table:table-cell>
          <table:table-cell office:value-type="float" office:value="0.50695" calcext:value-type="float">
            <text:p>0.50695</text:p>
          </table:table-cell>
          <table:table-cell office:value-type="float" office:value="0.3384784" calcext:value-type="float">
            <text:p>0.3384784</text:p>
          </table:table-cell>
          <table:table-cell office:value-type="float" office:value="0.148936" calcext:value-type="float">
            <text:p>0.148936</text:p>
          </table:table-cell>
          <table:table-cell office:value-type="float" office:value="0.1437098" calcext:value-type="float">
            <text:p>0.1437098</text:p>
          </table:table-cell>
          <table:table-cell office:value-type="float" office:value="0.3414327" calcext:value-type="float">
            <text:p>0.3414327</text:p>
          </table:table-cell>
          <table:table-cell office:value-type="float" office:value="0.3488871" calcext:value-type="float">
            <text:p>0.3488871</text:p>
          </table:table-cell>
          <table:table-cell office:value-type="float" office:value="0" calcext:value-type="float">
            <text:p>0</text:p>
          </table:table-cell>
          <table:table-cell office:value-type="float" office:value="4248.036" calcext:value-type="float">
            <text:p>4248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3248" calcext:value-type="float">
            <text:p>2.323248</text:p>
          </table:table-cell>
          <table:table-cell office:value-type="float" office:value="0" calcext:value-type="float">
            <text:p>0</text:p>
          </table:table-cell>
          <table:table-cell office:value-type="float" office:value="-0.001316441" calcext:value-type="float">
            <text:p>-0.001316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2.98771" calcext:value-type="float">
            <text:p>32.98771</text:p>
          </table:table-cell>
          <table:table-cell office:value-type="float" office:value="1098.863" calcext:value-type="float">
            <text:p>1098.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6956" calcext:value-type="float">
            <text:p>0.6986956</text:p>
          </table:table-cell>
          <table:table-cell office:value-type="float" office:value="6.221686" calcext:value-type="float">
            <text:p>6.221686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6951056" calcext:value-type="float">
            <text:p>-0.006951056</text:p>
          </table:table-cell>
          <table:table-cell office:value-type="float" office:value="0.00197607" calcext:value-type="float">
            <text:p>0.00197607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22172" calcext:value-type="float">
            <text:p>20.22172</text:p>
          </table:table-cell>
          <table:table-cell office:value-type="float" office:value="3.587509" calcext:value-type="float">
            <text:p>3.587509</text:p>
          </table:table-cell>
          <table:table-cell office:value-type="float" office:value="0.08685656" calcext:value-type="float">
            <text:p>0.08685656</text:p>
          </table:table-cell>
          <table:table-cell office:value-type="float" office:value="0.0745782" calcext:value-type="float">
            <text:p>0.0745782</text:p>
          </table:table-cell>
          <table:table-cell office:value-type="float" office:value="0.04884939" calcext:value-type="float">
            <text:p>0.04884939</text:p>
          </table:table-cell>
          <table:table-cell office:value-type="float" office:value="0.0492944" calcext:value-type="float">
            <text:p>0.0492944</text:p>
          </table:table-cell>
          <table:table-cell office:value-type="float" office:value="0.02525068" calcext:value-type="float">
            <text:p>0.02525068</text:p>
          </table:table-cell>
          <table:table-cell office:value-type="float" office:value="0.01885518" calcext:value-type="float">
            <text:p>0.01885518</text:p>
          </table:table-cell>
          <table:table-cell office:value-type="float" office:value="0.03427443" calcext:value-type="float">
            <text:p>0.03427443</text:p>
          </table:table-cell>
          <table:table-cell office:value-type="float" office:value="0.0274285" calcext:value-type="float">
            <text:p>0.0274285</text:p>
          </table:table-cell>
          <table:table-cell office:value-type="float" office:value="0.02276916" calcext:value-type="float">
            <text:p>0.02276916</text:p>
          </table:table-cell>
          <table:table-cell office:value-type="float" office:value="0.02052846" calcext:value-type="float">
            <text:p>0.02052846</text:p>
          </table:table-cell>
          <table:table-cell office:value-type="float" office:value="0.01884274" calcext:value-type="float">
            <text:p>0.01884274</text:p>
          </table:table-cell>
          <table:table-cell office:value-type="float" office:value="0.005625817" calcext:value-type="float">
            <text:p>0.005625817</text:p>
          </table:table-cell>
          <table:table-cell office:value-type="float" office:value="0.006616929" calcext:value-type="float">
            <text:p>0.006616929</text:p>
          </table:table-cell>
          <table:table-cell office:value-type="float" office:value="0" calcext:value-type="float">
            <text:p>0</text:p>
          </table:table-cell>
          <table:table-cell office:value-type="float" office:value="55.559" calcext:value-type="float">
            <text:p>55.559</text:p>
          </table:table-cell>
          <table:table-cell office:value-type="float" office:value="39.76668" calcext:value-type="float">
            <text:p>39.76668</text:p>
          </table:table-cell>
          <table:table-cell office:value-type="float" office:value="26.73816" calcext:value-type="float">
            <text:p>26.73816</text:p>
          </table:table-cell>
          <table:table-cell office:value-type="float" office:value="15.15004" calcext:value-type="float">
            <text:p>15.15004</text:p>
          </table:table-cell>
          <table:table-cell office:value-type="float" office:value="8.880769" calcext:value-type="float">
            <text:p>8.880769</text:p>
          </table:table-cell>
          <table:table-cell office:value-type="float" office:value="2.011012" calcext:value-type="float">
            <text:p>2.011012</text:p>
          </table:table-cell>
          <table:table-cell office:value-type="float" office:value="0.9067885" calcext:value-type="float">
            <text:p>0.9067885</text:p>
          </table:table-cell>
          <table:table-cell office:value-type="float" office:value="0.6812336" calcext:value-type="float">
            <text:p>0.6812336</text:p>
          </table:table-cell>
          <table:table-cell office:value-type="float" office:value="0.5099369" calcext:value-type="float">
            <text:p>0.5099369</text:p>
          </table:table-cell>
          <table:table-cell office:value-type="float" office:value="0.3395059" calcext:value-type="float">
            <text:p>0.3395059</text:p>
          </table:table-cell>
          <table:table-cell office:value-type="float" office:value="0.1493161" calcext:value-type="float">
            <text:p>0.1493161</text:p>
          </table:table-cell>
          <table:table-cell office:value-type="float" office:value="0.1439275" calcext:value-type="float">
            <text:p>0.1439275</text:p>
          </table:table-cell>
          <table:table-cell office:value-type="float" office:value="0.3413354" calcext:value-type="float">
            <text:p>0.3413354</text:p>
          </table:table-cell>
          <table:table-cell office:value-type="float" office:value="0.3488942" calcext:value-type="float">
            <text:p>0.3488942</text:p>
          </table:table-cell>
          <table:table-cell office:value-type="float" office:value="0" calcext:value-type="float">
            <text:p>0</text:p>
          </table:table-cell>
          <table:table-cell office:value-type="float" office:value="4393.344" calcext:value-type="float">
            <text:p>4393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9505" calcext:value-type="float">
            <text:p>2.389505</text:p>
          </table:table-cell>
          <table:table-cell office:value-type="float" office:value="0" calcext:value-type="float">
            <text:p>0</text:p>
          </table:table-cell>
          <table:table-cell office:value-type="float" office:value="-0.001342245" calcext:value-type="float">
            <text:p>-0.0013422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2.84651" calcext:value-type="float">
            <text:p>32.84651</text:p>
          </table:table-cell>
          <table:table-cell office:value-type="float" office:value="1098.885" calcext:value-type="float">
            <text:p>1098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4209" calcext:value-type="float">
            <text:p>0.754209</text:p>
          </table:table-cell>
          <table:table-cell office:value-type="float" office:value="6.277949" calcext:value-type="float">
            <text:p>6.277949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7104547" calcext:value-type="float">
            <text:p>-0.007104547</text:p>
          </table:table-cell>
          <table:table-cell office:value-type="float" office:value="0.00197422" calcext:value-type="float">
            <text:p>0.00197422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2015" calcext:value-type="float">
            <text:p>20.2015</text:p>
          </table:table-cell>
          <table:table-cell office:value-type="float" office:value="5.356486" calcext:value-type="float">
            <text:p>5.356486</text:p>
          </table:table-cell>
          <table:table-cell office:value-type="float" office:value="0.09706059" calcext:value-type="float">
            <text:p>0.09706059</text:p>
          </table:table-cell>
          <table:table-cell office:value-type="float" office:value="0.07969995" calcext:value-type="float">
            <text:p>0.07969995</text:p>
          </table:table-cell>
          <table:table-cell office:value-type="float" office:value="0.04685944" calcext:value-type="float">
            <text:p>0.04685944</text:p>
          </table:table-cell>
          <table:table-cell office:value-type="float" office:value="0.04721951" calcext:value-type="float">
            <text:p>0.04721951</text:p>
          </table:table-cell>
          <table:table-cell office:value-type="float" office:value="0.02470148" calcext:value-type="float">
            <text:p>0.02470148</text:p>
          </table:table-cell>
          <table:table-cell office:value-type="float" office:value="0.01858989" calcext:value-type="float">
            <text:p>0.01858989</text:p>
          </table:table-cell>
          <table:table-cell office:value-type="float" office:value="0.03385292" calcext:value-type="float">
            <text:p>0.03385292</text:p>
          </table:table-cell>
          <table:table-cell office:value-type="float" office:value="0.02718437" calcext:value-type="float">
            <text:p>0.02718437</text:p>
          </table:table-cell>
          <table:table-cell office:value-type="float" office:value="0.02267542" calcext:value-type="float">
            <text:p>0.02267542</text:p>
          </table:table-cell>
          <table:table-cell office:value-type="float" office:value="0.02051114" calcext:value-type="float">
            <text:p>0.02051114</text:p>
          </table:table-cell>
          <table:table-cell office:value-type="float" office:value="0.01885207" calcext:value-type="float">
            <text:p>0.01885207</text:p>
          </table:table-cell>
          <table:table-cell office:value-type="float" office:value="0.005625313" calcext:value-type="float">
            <text:p>0.005625313</text:p>
          </table:table-cell>
          <table:table-cell office:value-type="float" office:value="0.006616288" calcext:value-type="float">
            <text:p>0.006616288</text:p>
          </table:table-cell>
          <table:table-cell office:value-type="float" office:value="0" calcext:value-type="float">
            <text:p>0</text:p>
          </table:table-cell>
          <table:table-cell office:value-type="float" office:value="51.66407" calcext:value-type="float">
            <text:p>51.66407</text:p>
          </table:table-cell>
          <table:table-cell office:value-type="float" office:value="41.92383" calcext:value-type="float">
            <text:p>41.92383</text:p>
          </table:table-cell>
          <table:table-cell office:value-type="float" office:value="27.09579" calcext:value-type="float">
            <text:p>27.09579</text:p>
          </table:table-cell>
          <table:table-cell office:value-type="float" office:value="15.25414" calcext:value-type="float">
            <text:p>15.25414</text:p>
          </table:table-cell>
          <table:table-cell office:value-type="float" office:value="8.993303" calcext:value-type="float">
            <text:p>8.993303</text:p>
          </table:table-cell>
          <table:table-cell office:value-type="float" office:value="2.033597" calcext:value-type="float">
            <text:p>2.033597</text:p>
          </table:table-cell>
          <table:table-cell office:value-type="float" office:value="0.9177865" calcext:value-type="float">
            <text:p>0.9177865</text:p>
          </table:table-cell>
          <table:table-cell office:value-type="float" office:value="0.6861804" calcext:value-type="float">
            <text:p>0.6861804</text:p>
          </table:table-cell>
          <table:table-cell office:value-type="float" office:value="0.5128483" calcext:value-type="float">
            <text:p>0.5128483</text:p>
          </table:table-cell>
          <table:table-cell office:value-type="float" office:value="0.3405508" calcext:value-type="float">
            <text:p>0.3405508</text:p>
          </table:table-cell>
          <table:table-cell office:value-type="float" office:value="0.1497052" calcext:value-type="float">
            <text:p>0.1497052</text:p>
          </table:table-cell>
          <table:table-cell office:value-type="float" office:value="0.1441479" calcext:value-type="float">
            <text:p>0.1441479</text:p>
          </table:table-cell>
          <table:table-cell office:value-type="float" office:value="0.3412431" calcext:value-type="float">
            <text:p>0.3412431</text:p>
          </table:table-cell>
          <table:table-cell office:value-type="float" office:value="0.3488996" calcext:value-type="float">
            <text:p>0.3488996</text:p>
          </table:table-cell>
          <table:table-cell office:value-type="float" office:value="0" calcext:value-type="float">
            <text:p>0</text:p>
          </table:table-cell>
          <table:table-cell office:value-type="float" office:value="4694.407" calcext:value-type="float">
            <text:p>4694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1435" calcext:value-type="float">
            <text:p>2.501435</text:p>
          </table:table-cell>
          <table:table-cell office:value-type="float" office:value="0" calcext:value-type="float">
            <text:p>0</text:p>
          </table:table-cell>
          <table:table-cell office:value-type="float" office:value="-0.001446859" calcext:value-type="float">
            <text:p>-0.0014468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2.65687" calcext:value-type="float">
            <text:p>32.65687</text:p>
          </table:table-cell>
          <table:table-cell office:value-type="float" office:value="1098.918" calcext:value-type="float">
            <text:p>1098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1749" calcext:value-type="float">
            <text:p>0.8181749</text:p>
          </table:table-cell>
          <table:table-cell office:value-type="float" office:value="6.363194" calcext:value-type="float">
            <text:p>6.363194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7455379" calcext:value-type="float">
            <text:p>-0.007455379</text:p>
          </table:table-cell>
          <table:table-cell office:value-type="float" office:value="0.001958962" calcext:value-type="float">
            <text:p>0.001958962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23924" calcext:value-type="float">
            <text:p>20.23924</text:p>
          </table:table-cell>
          <table:table-cell office:value-type="float" office:value="7.720417" calcext:value-type="float">
            <text:p>7.720417</text:p>
          </table:table-cell>
          <table:table-cell office:value-type="float" office:value="0.1219055" calcext:value-type="float">
            <text:p>0.1219055</text:p>
          </table:table-cell>
          <table:table-cell office:value-type="float" office:value="0.09509699" calcext:value-type="float">
            <text:p>0.09509699</text:p>
          </table:table-cell>
          <table:table-cell office:value-type="float" office:value="0.04500182" calcext:value-type="float">
            <text:p>0.04500182</text:p>
          </table:table-cell>
          <table:table-cell office:value-type="float" office:value="0.04524519" calcext:value-type="float">
            <text:p>0.04524519</text:p>
          </table:table-cell>
          <table:table-cell office:value-type="float" office:value="0.02371019" calcext:value-type="float">
            <text:p>0.02371019</text:p>
          </table:table-cell>
          <table:table-cell office:value-type="float" office:value="0.01785886" calcext:value-type="float">
            <text:p>0.01785886</text:p>
          </table:table-cell>
          <table:table-cell office:value-type="float" office:value="0.03329394" calcext:value-type="float">
            <text:p>0.03329394</text:p>
          </table:table-cell>
          <table:table-cell office:value-type="float" office:value="0.02693023" calcext:value-type="float">
            <text:p>0.02693023</text:p>
          </table:table-cell>
          <table:table-cell office:value-type="float" office:value="0.02258015" calcext:value-type="float">
            <text:p>0.02258015</text:p>
          </table:table-cell>
          <table:table-cell office:value-type="float" office:value="0.02049223" calcext:value-type="float">
            <text:p>0.02049223</text:p>
          </table:table-cell>
          <table:table-cell office:value-type="float" office:value="0.01886109" calcext:value-type="float">
            <text:p>0.01886109</text:p>
          </table:table-cell>
          <table:table-cell office:value-type="float" office:value="0.005624795" calcext:value-type="float">
            <text:p>0.005624795</text:p>
          </table:table-cell>
          <table:table-cell office:value-type="float" office:value="0.006615651" calcext:value-type="float">
            <text:p>0.006615651</text:p>
          </table:table-cell>
          <table:table-cell office:value-type="float" office:value="0" calcext:value-type="float">
            <text:p>0</text:p>
          </table:table-cell>
          <table:table-cell office:value-type="float" office:value="46.49277" calcext:value-type="float">
            <text:p>46.49277</text:p>
          </table:table-cell>
          <table:table-cell office:value-type="float" office:value="44.36538" calcext:value-type="float">
            <text:p>44.36538</text:p>
          </table:table-cell>
          <table:table-cell office:value-type="float" office:value="27.6634" calcext:value-type="float">
            <text:p>27.6634</text:p>
          </table:table-cell>
          <table:table-cell office:value-type="float" office:value="15.44497" calcext:value-type="float">
            <text:p>15.44497</text:p>
          </table:table-cell>
          <table:table-cell office:value-type="float" office:value="9.176888" calcext:value-type="float">
            <text:p>9.176888</text:p>
          </table:table-cell>
          <table:table-cell office:value-type="float" office:value="2.06518" calcext:value-type="float">
            <text:p>2.06518</text:p>
          </table:table-cell>
          <table:table-cell office:value-type="float" office:value="0.9324335" calcext:value-type="float">
            <text:p>0.9324335</text:p>
          </table:table-cell>
          <table:table-cell office:value-type="float" office:value="0.6919706" calcext:value-type="float">
            <text:p>0.6919706</text:p>
          </table:table-cell>
          <table:table-cell office:value-type="float" office:value="0.5158136" calcext:value-type="float">
            <text:p>0.5158136</text:p>
          </table:table-cell>
          <table:table-cell office:value-type="float" office:value="0.3416137" calcext:value-type="float">
            <text:p>0.3416137</text:p>
          </table:table-cell>
          <table:table-cell office:value-type="float" office:value="0.1501027" calcext:value-type="float">
            <text:p>0.1501027</text:p>
          </table:table-cell>
          <table:table-cell office:value-type="float" office:value="0.1443719" calcext:value-type="float">
            <text:p>0.1443719</text:p>
          </table:table-cell>
          <table:table-cell office:value-type="float" office:value="0.3411539" calcext:value-type="float">
            <text:p>0.3411539</text:p>
          </table:table-cell>
          <table:table-cell office:value-type="float" office:value="0.3489051" calcext:value-type="float">
            <text:p>0.3489051</text:p>
          </table:table-cell>
          <table:table-cell office:value-type="float" office:value="0" calcext:value-type="float">
            <text:p>0</text:p>
          </table:table-cell>
          <table:table-cell office:value-type="float" office:value="5010.001" calcext:value-type="float">
            <text:p>501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436" calcext:value-type="float">
            <text:p>2.651436</text:p>
          </table:table-cell>
          <table:table-cell office:value-type="float" office:value="0" calcext:value-type="float">
            <text:p>0</text:p>
          </table:table-cell>
          <table:table-cell office:value-type="float" office:value="-0.002048141" calcext:value-type="float">
            <text:p>-0.0020481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32.48753" calcext:value-type="float">
            <text:p>32.48753</text:p>
          </table:table-cell>
          <table:table-cell office:value-type="float" office:value="1098.947" calcext:value-type="float">
            <text:p>1098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588" calcext:value-type="float">
            <text:p>0.8462588</text:p>
          </table:table-cell>
          <table:table-cell office:value-type="float" office:value="6.467491" calcext:value-type="float">
            <text:p>6.467491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7862478" calcext:value-type="float">
            <text:p>-0.007862478</text:p>
          </table:table-cell>
          <table:table-cell office:value-type="float" office:value="0.001945162" calcext:value-type="float">
            <text:p>0.001945162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36554" calcext:value-type="float">
            <text:p>20.36554</text:p>
          </table:table-cell>
          <table:table-cell office:value-type="float" office:value="9.0331" calcext:value-type="float">
            <text:p>9.0331</text:p>
          </table:table-cell>
          <table:table-cell office:value-type="float" office:value="0.1359771" calcext:value-type="float">
            <text:p>0.1359771</text:p>
          </table:table-cell>
          <table:table-cell office:value-type="float" office:value="0.1054728" calcext:value-type="float">
            <text:p>0.1054728</text:p>
          </table:table-cell>
          <table:table-cell office:value-type="float" office:value="0.04379705" calcext:value-type="float">
            <text:p>0.04379705</text:p>
          </table:table-cell>
          <table:table-cell office:value-type="float" office:value="0.04389466" calcext:value-type="float">
            <text:p>0.04389466</text:p>
          </table:table-cell>
          <table:table-cell office:value-type="float" office:value="0.02275756" calcext:value-type="float">
            <text:p>0.02275756</text:p>
          </table:table-cell>
          <table:table-cell office:value-type="float" office:value="0.01699911" calcext:value-type="float">
            <text:p>0.01699911</text:p>
          </table:table-cell>
          <table:table-cell office:value-type="float" office:value="0.03257666" calcext:value-type="float">
            <text:p>0.03257666</text:p>
          </table:table-cell>
          <table:table-cell office:value-type="float" office:value="0.02663562" calcext:value-type="float">
            <text:p>0.02663562</text:p>
          </table:table-cell>
          <table:table-cell office:value-type="float" office:value="0.02247962" calcext:value-type="float">
            <text:p>0.02247962</text:p>
          </table:table-cell>
          <table:table-cell office:value-type="float" office:value="0.02047158" calcext:value-type="float">
            <text:p>0.02047158</text:p>
          </table:table-cell>
          <table:table-cell office:value-type="float" office:value="0.01886981" calcext:value-type="float">
            <text:p>0.01886981</text:p>
          </table:table-cell>
          <table:table-cell office:value-type="float" office:value="0.005624258" calcext:value-type="float">
            <text:p>0.005624258</text:p>
          </table:table-cell>
          <table:table-cell office:value-type="float" office:value="0.006615019" calcext:value-type="float">
            <text:p>0.006615019</text:p>
          </table:table-cell>
          <table:table-cell office:value-type="float" office:value="0" calcext:value-type="float">
            <text:p>0</text:p>
          </table:table-cell>
          <table:table-cell office:value-type="float" office:value="41.88574" calcext:value-type="float">
            <text:p>41.88574</text:p>
          </table:table-cell>
          <table:table-cell office:value-type="float" office:value="46.61341" calcext:value-type="float">
            <text:p>46.61341</text:p>
          </table:table-cell>
          <table:table-cell office:value-type="float" office:value="28.38601" calcext:value-type="float">
            <text:p>28.38601</text:p>
          </table:table-cell>
          <table:table-cell office:value-type="float" office:value="15.69086" calcext:value-type="float">
            <text:p>15.69086</text:p>
          </table:table-cell>
          <table:table-cell office:value-type="float" office:value="9.413786" calcext:value-type="float">
            <text:p>9.413786</text:p>
          </table:table-cell>
          <table:table-cell office:value-type="float" office:value="2.105025" calcext:value-type="float">
            <text:p>2.105025</text:p>
          </table:table-cell>
          <table:table-cell office:value-type="float" office:value="0.9506543" calcext:value-type="float">
            <text:p>0.9506543</text:p>
          </table:table-cell>
          <table:table-cell office:value-type="float" office:value="0.6991303" calcext:value-type="float">
            <text:p>0.6991303</text:p>
          </table:table-cell>
          <table:table-cell office:value-type="float" office:value="0.5190209" calcext:value-type="float">
            <text:p>0.5190209</text:p>
          </table:table-cell>
          <table:table-cell office:value-type="float" office:value="0.3427107" calcext:value-type="float">
            <text:p>0.3427107</text:p>
          </table:table-cell>
          <table:table-cell office:value-type="float" office:value="0.1505088" calcext:value-type="float">
            <text:p>0.1505088</text:p>
          </table:table-cell>
          <table:table-cell office:value-type="float" office:value="0.1445983" calcext:value-type="float">
            <text:p>0.1445983</text:p>
          </table:table-cell>
          <table:table-cell office:value-type="float" office:value="0.3410672" calcext:value-type="float">
            <text:p>0.3410672</text:p>
          </table:table-cell>
          <table:table-cell office:value-type="float" office:value="0.3489106" calcext:value-type="float">
            <text:p>0.3489106</text:p>
          </table:table-cell>
          <table:table-cell office:value-type="float" office:value="0" calcext:value-type="float">
            <text:p>0</text:p>
          </table:table-cell>
          <table:table-cell office:value-type="float" office:value="5128.141" calcext:value-type="float">
            <text:p>5128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4841" calcext:value-type="float">
            <text:p>2.784841</text:p>
          </table:table-cell>
          <table:table-cell office:value-type="float" office:value="0" calcext:value-type="float">
            <text:p>0</text:p>
          </table:table-cell>
          <table:table-cell office:value-type="float" office:value="-0.002739075" calcext:value-type="float">
            <text:p>-0.0027390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32.34844" calcext:value-type="float">
            <text:p>32.34844</text:p>
          </table:table-cell>
          <table:table-cell office:value-type="float" office:value="1098.97" calcext:value-type="float">
            <text:p>109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8328" calcext:value-type="float">
            <text:p>0.8538328</text:p>
          </table:table-cell>
          <table:table-cell office:value-type="float" office:value="6.569543" calcext:value-type="float">
            <text:p>6.569543</text:p>
          </table:table-cell>
          <table:table-cell office:value-type="float" office:value="0" calcext:value-type="float">
            <text:p>0</text:p>
          </table:table-cell>
          <table:table-cell office:value-type="float" office:value="0.0000004380375" calcext:value-type="float">
            <text:p>4.380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66443" calcext:value-type="float">
            <text:p>6.566443E-05</text:p>
          </table:table-cell>
          <table:table-cell office:value-type="float" office:value="-0.008128055" calcext:value-type="float">
            <text:p>-0.008128055</text:p>
          </table:table-cell>
          <table:table-cell office:value-type="float" office:value="0.001937418" calcext:value-type="float">
            <text:p>0.001937418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48828" calcext:value-type="float">
            <text:p>20.48828</text:p>
          </table:table-cell>
          <table:table-cell office:value-type="float" office:value="9.477757" calcext:value-type="float">
            <text:p>9.477757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0.1002215" calcext:value-type="float">
            <text:p>0.1002215</text:p>
          </table:table-cell>
          <table:table-cell office:value-type="float" office:value="0.04309349" calcext:value-type="float">
            <text:p>0.04309349</text:p>
          </table:table-cell>
          <table:table-cell office:value-type="float" office:value="0.04311151" calcext:value-type="float">
            <text:p>0.04311151</text:p>
          </table:table-cell>
          <table:table-cell office:value-type="float" office:value="0.02212624" calcext:value-type="float">
            <text:p>0.02212624</text:p>
          </table:table-cell>
          <table:table-cell office:value-type="float" office:value="0.01635838" calcext:value-type="float">
            <text:p>0.01635838</text:p>
          </table:table-cell>
          <table:table-cell office:value-type="float" office:value="0.0318064" calcext:value-type="float">
            <text:p>0.0318064</text:p>
          </table:table-cell>
          <table:table-cell office:value-type="float" office:value="0.02629102" calcext:value-type="float">
            <text:p>0.02629102</text:p>
          </table:table-cell>
          <table:table-cell office:value-type="float" office:value="0.02236887" calcext:value-type="float">
            <text:p>0.02236887</text:p>
          </table:table-cell>
          <table:table-cell office:value-type="float" office:value="0.02044857" calcext:value-type="float">
            <text:p>0.02044857</text:p>
          </table:table-cell>
          <table:table-cell office:value-type="float" office:value="0.01887816" calcext:value-type="float">
            <text:p>0.01887816</text:p>
          </table:table-cell>
          <table:table-cell office:value-type="float" office:value="0.005623722" calcext:value-type="float">
            <text:p>0.005623722</text:p>
          </table:table-cell>
          <table:table-cell office:value-type="float" office:value="0.006614385" calcext:value-type="float">
            <text:p>0.006614385</text:p>
          </table:table-cell>
          <table:table-cell office:value-type="float" office:value="0" calcext:value-type="float">
            <text:p>0</text:p>
          </table:table-cell>
          <table:table-cell office:value-type="float" office:value="38.57257" calcext:value-type="float">
            <text:p>38.57257</text:p>
          </table:table-cell>
          <table:table-cell office:value-type="float" office:value="48.30407" calcext:value-type="float">
            <text:p>48.30407</text:p>
          </table:table-cell>
          <table:table-cell office:value-type="float" office:value="29.11971" calcext:value-type="float">
            <text:p>29.11971</text:p>
          </table:table-cell>
          <table:table-cell office:value-type="float" office:value="15.94237" calcext:value-type="float">
            <text:p>15.94237</text:p>
          </table:table-cell>
          <table:table-cell office:value-type="float" office:value="9.661895" calcext:value-type="float">
            <text:p>9.661895</text:p>
          </table:table-cell>
          <table:table-cell office:value-type="float" office:value="2.148688" calcext:value-type="float">
            <text:p>2.148688</text:p>
          </table:table-cell>
          <table:table-cell office:value-type="float" office:value="0.9708636" calcext:value-type="float">
            <text:p>0.9708636</text:p>
          </table:table-cell>
          <table:table-cell office:value-type="float" office:value="0.7075008" calcext:value-type="float">
            <text:p>0.7075008</text:p>
          </table:table-cell>
          <table:table-cell office:value-type="float" office:value="0.5225936" calcext:value-type="float">
            <text:p>0.5225936</text:p>
          </table:table-cell>
          <table:table-cell office:value-type="float" office:value="0.3438662" calcext:value-type="float">
            <text:p>0.3438662</text:p>
          </table:table-cell>
          <table:table-cell office:value-type="float" office:value="0.1509258" calcext:value-type="float">
            <text:p>0.1509258</text:p>
          </table:table-cell>
          <table:table-cell office:value-type="float" office:value="0.1448284" calcext:value-type="float">
            <text:p>0.1448284</text:p>
          </table:table-cell>
          <table:table-cell office:value-type="float" office:value="0.340982" calcext:value-type="float">
            <text:p>0.340982</text:p>
          </table:table-cell>
          <table:table-cell office:value-type="float" office:value="0.3489161" calcext:value-type="float">
            <text:p>0.3489161</text:p>
          </table:table-cell>
          <table:table-cell office:value-type="float" office:value="0" calcext:value-type="float">
            <text:p>0</text:p>
          </table:table-cell>
          <table:table-cell office:value-type="float" office:value="5165.556" calcext:value-type="float">
            <text:p>5165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4842" calcext:value-type="float">
            <text:p>2.894842</text:p>
          </table:table-cell>
          <table:table-cell office:value-type="float" office:value="0" calcext:value-type="float">
            <text:p>0</text:p>
          </table:table-cell>
          <table:table-cell office:value-type="float" office:value="-0.002995181" calcext:value-type="float">
            <text:p>-0.0029951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32.28835" calcext:value-type="float">
            <text:p>32.28835</text:p>
          </table:table-cell>
          <table:table-cell office:value-type="float" office:value="1098.977" calcext:value-type="float">
            <text:p>1098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42329" calcext:value-type="float">
            <text:p>0.8142329</text:p>
          </table:table-cell>
          <table:table-cell office:value-type="float" office:value="6.66151" calcext:value-type="float">
            <text:p>6.66151</text:p>
          </table:table-cell>
          <table:table-cell office:value-type="float" office:value="0" calcext:value-type="float">
            <text:p>0</text:p>
          </table:table-cell>
          <table:table-cell office:value-type="float" office:value="0.00000046177" calcext:value-type="float">
            <text:p>4.6177E-07</text:p>
          </table:table-cell>
          <table:table-cell office:value-type="float" office:value="0" calcext:value-type="float">
            <text:p>0</text:p>
          </table:table-cell>
          <table:table-cell office:value-type="float" office:value="0.00006786366" calcext:value-type="float">
            <text:p>6.786366E-05</text:p>
          </table:table-cell>
          <table:table-cell office:value-type="float" office:value="-0.008224843" calcext:value-type="float">
            <text:p>-0.008224843</text:p>
          </table:table-cell>
          <table:table-cell office:value-type="float" office:value="0.001941464" calcext:value-type="float">
            <text:p>0.001941464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0736" calcext:value-type="float">
            <text:p>20.50736</text:p>
          </table:table-cell>
          <table:table-cell office:value-type="float" office:value="8.544283" calcext:value-type="float">
            <text:p>8.544283</text:p>
          </table:table-cell>
          <table:table-cell office:value-type="float" office:value="0.2107702" calcext:value-type="float">
            <text:p>0.2107702</text:p>
          </table:table-cell>
          <table:table-cell office:value-type="float" office:value="0.09624112" calcext:value-type="float">
            <text:p>0.09624112</text:p>
          </table:table-cell>
          <table:table-cell office:value-type="float" office:value="0.04511741" calcext:value-type="float">
            <text:p>0.04511741</text:p>
          </table:table-cell>
          <table:table-cell office:value-type="float" office:value="0.04439443" calcext:value-type="float">
            <text:p>0.04439443</text:p>
          </table:table-cell>
          <table:table-cell office:value-type="float" office:value="0.02227235" calcext:value-type="float">
            <text:p>0.02227235</text:p>
          </table:table-cell>
          <table:table-cell office:value-type="float" office:value="0.01629937" calcext:value-type="float">
            <text:p>0.01629937</text:p>
          </table:table-cell>
          <table:table-cell office:value-type="float" office:value="0.03115661" calcext:value-type="float">
            <text:p>0.03115661</text:p>
          </table:table-cell>
          <table:table-cell office:value-type="float" office:value="0.02591896" calcext:value-type="float">
            <text:p>0.02591896</text:p>
          </table:table-cell>
          <table:table-cell office:value-type="float" office:value="0.02224476" calcext:value-type="float">
            <text:p>0.02224476</text:p>
          </table:table-cell>
          <table:table-cell office:value-type="float" office:value="0.02042247" calcext:value-type="float">
            <text:p>0.02042247</text:p>
          </table:table-cell>
          <table:table-cell office:value-type="float" office:value="0.01888612" calcext:value-type="float">
            <text:p>0.01888612</text:p>
          </table:table-cell>
          <table:table-cell office:value-type="float" office:value="0.005623137" calcext:value-type="float">
            <text:p>0.005623137</text:p>
          </table:table-cell>
          <table:table-cell office:value-type="float" office:value="0.006613676" calcext:value-type="float">
            <text:p>0.006613676</text:p>
          </table:table-cell>
          <table:table-cell office:value-type="float" office:value="0" calcext:value-type="float">
            <text:p>0</text:p>
          </table:table-cell>
          <table:table-cell office:value-type="float" office:value="21.74817" calcext:value-type="float">
            <text:p>21.74817</text:p>
          </table:table-cell>
          <table:table-cell office:value-type="float" office:value="44.07188" calcext:value-type="float">
            <text:p>44.07188</text:p>
          </table:table-cell>
          <table:table-cell office:value-type="float" office:value="34.38568" calcext:value-type="float">
            <text:p>34.38568</text:p>
          </table:table-cell>
          <table:table-cell office:value-type="float" office:value="18.27261" calcext:value-type="float">
            <text:p>18.27261</text:p>
          </table:table-cell>
          <table:table-cell office:value-type="float" office:value="10.4226" calcext:value-type="float">
            <text:p>10.4226</text:p>
          </table:table-cell>
          <table:table-cell office:value-type="float" office:value="2.199419" calcext:value-type="float">
            <text:p>2.199419</text:p>
          </table:table-cell>
          <table:table-cell office:value-type="float" office:value="0.9886096" calcext:value-type="float">
            <text:p>0.9886096</text:p>
          </table:table-cell>
          <table:table-cell office:value-type="float" office:value="0.7161149" calcext:value-type="float">
            <text:p>0.7161149</text:p>
          </table:table-cell>
          <table:table-cell office:value-type="float" office:value="0.5264955" calcext:value-type="float">
            <text:p>0.5264955</text:p>
          </table:table-cell>
          <table:table-cell office:value-type="float" office:value="0.3450998" calcext:value-type="float">
            <text:p>0.3450998</text:p>
          </table:table-cell>
          <table:table-cell office:value-type="float" office:value="0.1513574" calcext:value-type="float">
            <text:p>0.1513574</text:p>
          </table:table-cell>
          <table:table-cell office:value-type="float" office:value="0.1450617" calcext:value-type="float">
            <text:p>0.1450617</text:p>
          </table:table-cell>
          <table:table-cell office:value-type="float" office:value="0.340894" calcext:value-type="float">
            <text:p>0.340894</text:p>
          </table:table-cell>
          <table:table-cell office:value-type="float" office:value="0.3489214" calcext:value-type="float">
            <text:p>0.3489214</text:p>
          </table:table-cell>
          <table:table-cell office:value-type="float" office:value="0" calcext:value-type="float">
            <text:p>0</text:p>
          </table:table-cell>
          <table:table-cell office:value-type="float" office:value="4919.573" calcext:value-type="float">
            <text:p>4919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2826" calcext:value-type="float">
            <text:p>2.942826</text:p>
          </table:table-cell>
          <table:table-cell office:value-type="float" office:value="0" calcext:value-type="float">
            <text:p>0</text:p>
          </table:table-cell>
          <table:table-cell office:value-type="float" office:value="-0.003019423" calcext:value-type="float">
            <text:p>-0.003019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32.2294" calcext:value-type="float">
            <text:p>32.2294</text:p>
          </table:table-cell>
          <table:table-cell office:value-type="float" office:value="1098.986" calcext:value-type="float">
            <text:p>1098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738" calcext:value-type="float">
            <text:p>0.783738</text:p>
          </table:table-cell>
          <table:table-cell office:value-type="float" office:value="6.737176" calcext:value-type="float">
            <text:p>6.737176</text:p>
          </table:table-cell>
          <table:table-cell office:value-type="float" office:value="0" calcext:value-type="float">
            <text:p>0</text:p>
          </table:table-cell>
          <table:table-cell office:value-type="float" office:value="0.0000005944429" calcext:value-type="float">
            <text:p>5.944429E-07</text:p>
          </table:table-cell>
          <table:table-cell office:value-type="float" office:value="0" calcext:value-type="float">
            <text:p>0</text:p>
          </table:table-cell>
          <table:table-cell office:value-type="float" office:value="0.0000813546" calcext:value-type="float">
            <text:p>8.13546E-05</text:p>
          </table:table-cell>
          <table:table-cell office:value-type="float" office:value="-0.008346354" calcext:value-type="float">
            <text:p>-0.008346354</text:p>
          </table:table-cell>
          <table:table-cell office:value-type="float" office:value="0.001947514" calcext:value-type="float">
            <text:p>0.001947514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2546" calcext:value-type="float">
            <text:p>20.52546</text:p>
          </table:table-cell>
          <table:table-cell office:value-type="float" office:value="5.957421" calcext:value-type="float">
            <text:p>5.957421</text:p>
          </table:table-cell>
          <table:table-cell office:value-type="float" office:value="0.1629627" calcext:value-type="float">
            <text:p>0.1629627</text:p>
          </table:table-cell>
          <table:table-cell office:value-type="float" office:value="0.09051218" calcext:value-type="float">
            <text:p>0.09051218</text:p>
          </table:table-cell>
          <table:table-cell office:value-type="float" office:value="0.04655349" calcext:value-type="float">
            <text:p>0.04655349</text:p>
          </table:table-cell>
          <table:table-cell office:value-type="float" office:value="0.04615225" calcext:value-type="float">
            <text:p>0.04615225</text:p>
          </table:table-cell>
          <table:table-cell office:value-type="float" office:value="0.02285569" calcext:value-type="float">
            <text:p>0.02285569</text:p>
          </table:table-cell>
          <table:table-cell office:value-type="float" office:value="0.01674503" calcext:value-type="float">
            <text:p>0.01674503</text:p>
          </table:table-cell>
          <table:table-cell office:value-type="float" office:value="0.03079824" calcext:value-type="float">
            <text:p>0.03079824</text:p>
          </table:table-cell>
          <table:table-cell office:value-type="float" office:value="0.02558121" calcext:value-type="float">
            <text:p>0.02558121</text:p>
          </table:table-cell>
          <table:table-cell office:value-type="float" office:value="0.02210968" calcext:value-type="float">
            <text:p>0.02210968</text:p>
          </table:table-cell>
          <table:table-cell office:value-type="float" office:value="0.02039274" calcext:value-type="float">
            <text:p>0.02039274</text:p>
          </table:table-cell>
          <table:table-cell office:value-type="float" office:value="0.01889362" calcext:value-type="float">
            <text:p>0.01889362</text:p>
          </table:table-cell>
          <table:table-cell office:value-type="float" office:value="0.005622555" calcext:value-type="float">
            <text:p>0.005622555</text:p>
          </table:table-cell>
          <table:table-cell office:value-type="float" office:value="0.006612958" calcext:value-type="float">
            <text:p>0.006612958</text:p>
          </table:table-cell>
          <table:table-cell office:value-type="float" office:value="0" calcext:value-type="float">
            <text:p>0</text:p>
          </table:table-cell>
          <table:table-cell office:value-type="float" office:value="46.71384" calcext:value-type="float">
            <text:p>46.71384</text:p>
          </table:table-cell>
          <table:table-cell office:value-type="float" office:value="38.7727" calcext:value-type="float">
            <text:p>38.7727</text:p>
          </table:table-cell>
          <table:table-cell office:value-type="float" office:value="32.48977" calcext:value-type="float">
            <text:p>32.48977</text:p>
          </table:table-cell>
          <table:table-cell office:value-type="float" office:value="18.53564" calcext:value-type="float">
            <text:p>18.53564</text:p>
          </table:table-cell>
          <table:table-cell office:value-type="float" office:value="11.03481" calcext:value-type="float">
            <text:p>11.03481</text:p>
          </table:table-cell>
          <table:table-cell office:value-type="float" office:value="2.311837" calcext:value-type="float">
            <text:p>2.311837</text:p>
          </table:table-cell>
          <table:table-cell office:value-type="float" office:value="0.9818864" calcext:value-type="float">
            <text:p>0.9818864</text:p>
          </table:table-cell>
          <table:table-cell office:value-type="float" office:value="0.7269028" calcext:value-type="float">
            <text:p>0.7269028</text:p>
          </table:table-cell>
          <table:table-cell office:value-type="float" office:value="0.5305954" calcext:value-type="float">
            <text:p>0.5305954</text:p>
          </table:table-cell>
          <table:table-cell office:value-type="float" office:value="0.3464082" calcext:value-type="float">
            <text:p>0.3464082</text:p>
          </table:table-cell>
          <table:table-cell office:value-type="float" office:value="0.1518064" calcext:value-type="float">
            <text:p>0.1518064</text:p>
          </table:table-cell>
          <table:table-cell office:value-type="float" office:value="0.1452983" calcext:value-type="float">
            <text:p>0.1452983</text:p>
          </table:table-cell>
          <table:table-cell office:value-type="float" office:value="0.3408048" calcext:value-type="float">
            <text:p>0.3408048</text:p>
          </table:table-cell>
          <table:table-cell office:value-type="float" office:value="0.3489318" calcext:value-type="float">
            <text:p>0.3489318</text:p>
          </table:table-cell>
          <table:table-cell office:value-type="float" office:value="0" calcext:value-type="float">
            <text:p>0</text:p>
          </table:table-cell>
          <table:table-cell office:value-type="float" office:value="4921.27" calcext:value-type="float">
            <text:p>492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8062" calcext:value-type="float">
            <text:p>2.988062</text:p>
          </table:table-cell>
          <table:table-cell office:value-type="float" office:value="0" calcext:value-type="float">
            <text:p>0</text:p>
          </table:table-cell>
          <table:table-cell office:value-type="float" office:value="-0.003036861" calcext:value-type="float">
            <text:p>-0.0030368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32.19278" calcext:value-type="float">
            <text:p>32.19278</text:p>
          </table:table-cell>
          <table:table-cell office:value-type="float" office:value="1098.988" calcext:value-type="float">
            <text:p>1098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7271" calcext:value-type="float">
            <text:p>0.7577271</text:p>
          </table:table-cell>
          <table:table-cell office:value-type="float" office:value="6.798981" calcext:value-type="float">
            <text:p>6.798981</text:p>
          </table:table-cell>
          <table:table-cell office:value-type="float" office:value="0" calcext:value-type="float">
            <text:p>0</text:p>
          </table:table-cell>
          <table:table-cell office:value-type="float" office:value="0.0000007567298" calcext:value-type="float">
            <text:p>7.567298E-07</text:p>
          </table:table-cell>
          <table:table-cell office:value-type="float" office:value="0" calcext:value-type="float">
            <text:p>0</text:p>
          </table:table-cell>
          <table:table-cell office:value-type="float" office:value="0.0000984216" calcext:value-type="float">
            <text:p>9.84216E-05</text:p>
          </table:table-cell>
          <table:table-cell office:value-type="float" office:value="-0.008397444" calcext:value-type="float">
            <text:p>-0.008397444</text:p>
          </table:table-cell>
          <table:table-cell office:value-type="float" office:value="0.001952547" calcext:value-type="float">
            <text:p>0.001952547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1946" calcext:value-type="float">
            <text:p>20.51946</text:p>
          </table:table-cell>
          <table:table-cell office:value-type="float" office:value="5.665372" calcext:value-type="float">
            <text:p>5.665372</text:p>
          </table:table-cell>
          <table:table-cell office:value-type="float" office:value="0.4824696" calcext:value-type="float">
            <text:p>0.4824696</text:p>
          </table:table-cell>
          <table:table-cell office:value-type="float" office:value="0.1403984" calcext:value-type="float">
            <text:p>0.1403984</text:p>
          </table:table-cell>
          <table:table-cell office:value-type="float" office:value="0.05482087" calcext:value-type="float">
            <text:p>0.05482087</text:p>
          </table:table-cell>
          <table:table-cell office:value-type="float" office:value="0.04915207" calcext:value-type="float">
            <text:p>0.04915207</text:p>
          </table:table-cell>
          <table:table-cell office:value-type="float" office:value="0.02349268" calcext:value-type="float">
            <text:p>0.02349268</text:p>
          </table:table-cell>
          <table:table-cell office:value-type="float" office:value="0.01719478" calcext:value-type="float">
            <text:p>0.01719478</text:p>
          </table:table-cell>
          <table:table-cell office:value-type="float" office:value="0.03058479" calcext:value-type="float">
            <text:p>0.03058479</text:p>
          </table:table-cell>
          <table:table-cell office:value-type="float" office:value="0.02530524" calcext:value-type="float">
            <text:p>0.02530524</text:p>
          </table:table-cell>
          <table:table-cell office:value-type="float" office:value="0.0219714" calcext:value-type="float">
            <text:p>0.0219714</text:p>
          </table:table-cell>
          <table:table-cell office:value-type="float" office:value="0.0203597" calcext:value-type="float">
            <text:p>0.0203597</text:p>
          </table:table-cell>
          <table:table-cell office:value-type="float" office:value="0.01890063" calcext:value-type="float">
            <text:p>0.01890063</text:p>
          </table:table-cell>
          <table:table-cell office:value-type="float" office:value="0.005621904" calcext:value-type="float">
            <text:p>0.005621904</text:p>
          </table:table-cell>
          <table:table-cell office:value-type="float" office:value="0.006612034" calcext:value-type="float">
            <text:p>0.006612034</text:p>
          </table:table-cell>
          <table:table-cell office:value-type="float" office:value="0" calcext:value-type="float">
            <text:p>0</text:p>
          </table:table-cell>
          <table:table-cell office:value-type="float" office:value="18.30585" calcext:value-type="float">
            <text:p>18.30585</text:p>
          </table:table-cell>
          <table:table-cell office:value-type="float" office:value="36.2452" calcext:value-type="float">
            <text:p>36.2452</text:p>
          </table:table-cell>
          <table:table-cell office:value-type="float" office:value="38.07066" calcext:value-type="float">
            <text:p>38.07066</text:p>
          </table:table-cell>
          <table:table-cell office:value-type="float" office:value="22.25733" calcext:value-type="float">
            <text:p>22.25733</text:p>
          </table:table-cell>
          <table:table-cell office:value-type="float" office:value="12.11881" calcext:value-type="float">
            <text:p>12.11881</text:p>
          </table:table-cell>
          <table:table-cell office:value-type="float" office:value="2.375833" calcext:value-type="float">
            <text:p>2.375833</text:p>
          </table:table-cell>
          <table:table-cell office:value-type="float" office:value="0.9695773" calcext:value-type="float">
            <text:p>0.9695773</text:p>
          </table:table-cell>
          <table:table-cell office:value-type="float" office:value="0.7373714" calcext:value-type="float">
            <text:p>0.7373714</text:p>
          </table:table-cell>
          <table:table-cell office:value-type="float" office:value="0.5347744" calcext:value-type="float">
            <text:p>0.5347744</text:p>
          </table:table-cell>
          <table:table-cell office:value-type="float" office:value="0.3477649" calcext:value-type="float">
            <text:p>0.3477649</text:p>
          </table:table-cell>
          <table:table-cell office:value-type="float" office:value="0.1522722" calcext:value-type="float">
            <text:p>0.1522722</text:p>
          </table:table-cell>
          <table:table-cell office:value-type="float" office:value="0.1455403" calcext:value-type="float">
            <text:p>0.1455403</text:p>
          </table:table-cell>
          <table:table-cell office:value-type="float" office:value="0.3407061" calcext:value-type="float">
            <text:p>0.3407061</text:p>
          </table:table-cell>
          <table:table-cell office:value-type="float" office:value="0.3489408" calcext:value-type="float">
            <text:p>0.3489408</text:p>
          </table:table-cell>
          <table:table-cell office:value-type="float" office:value="0" calcext:value-type="float">
            <text:p>0</text:p>
          </table:table-cell>
          <table:table-cell office:value-type="float" office:value="4631.855" calcext:value-type="float">
            <text:p>4631.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7582" calcext:value-type="float">
            <text:p>3.017582</text:p>
          </table:table-cell>
          <table:table-cell office:value-type="float" office:value="0" calcext:value-type="float">
            <text:p>0</text:p>
          </table:table-cell>
          <table:table-cell office:value-type="float" office:value="-0.003048768" calcext:value-type="float">
            <text:p>-0.0030487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32.15274" calcext:value-type="float">
            <text:p>32.15274</text:p>
          </table:table-cell>
          <table:table-cell office:value-type="float" office:value="1098.994" calcext:value-type="float">
            <text:p>1098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2764" calcext:value-type="float">
            <text:p>0.7212764</text:p>
          </table:table-cell>
          <table:table-cell office:value-type="float" office:value="6.865095" calcext:value-type="float">
            <text:p>6.865095</text:p>
          </table:table-cell>
          <table:table-cell office:value-type="float" office:value="0" calcext:value-type="float">
            <text:p>0</text:p>
          </table:table-cell>
          <table:table-cell office:value-type="float" office:value="0.0000009626029" calcext:value-type="float">
            <text:p>9.626029E-07</text:p>
          </table:table-cell>
          <table:table-cell office:value-type="float" office:value="0" calcext:value-type="float">
            <text:p>0</text:p>
          </table:table-cell>
          <table:table-cell office:value-type="float" office:value="0.0001196829" calcext:value-type="float">
            <text:p>0.0001196829</text:p>
          </table:table-cell>
          <table:table-cell office:value-type="float" office:value="-0.008540373" calcext:value-type="float">
            <text:p>-0.008540373</text:p>
          </table:table-cell>
          <table:table-cell office:value-type="float" office:value="0.001956984" calcext:value-type="float">
            <text:p>0.001956984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2291" calcext:value-type="float">
            <text:p>20.52291</text:p>
          </table:table-cell>
          <table:table-cell office:value-type="float" office:value="4.840647" calcext:value-type="float">
            <text:p>4.840647</text:p>
          </table:table-cell>
          <table:table-cell office:value-type="float" office:value="0.3207733" calcext:value-type="float">
            <text:p>0.3207733</text:p>
          </table:table-cell>
          <table:table-cell office:value-type="float" office:value="0.1159101" calcext:value-type="float">
            <text:p>0.1159101</text:p>
          </table:table-cell>
          <table:table-cell office:value-type="float" office:value="0.05502333" calcext:value-type="float">
            <text:p>0.05502333</text:p>
          </table:table-cell>
          <table:table-cell office:value-type="float" office:value="0.05208654" calcext:value-type="float">
            <text:p>0.05208654</text:p>
          </table:table-cell>
          <table:table-cell office:value-type="float" office:value="0.02460982" calcext:value-type="float">
            <text:p>0.02460982</text:p>
          </table:table-cell>
          <table:table-cell office:value-type="float" office:value="0.01761016" calcext:value-type="float">
            <text:p>0.01761016</text:p>
          </table:table-cell>
          <table:table-cell office:value-type="float" office:value="0.03055575" calcext:value-type="float">
            <text:p>0.03055575</text:p>
          </table:table-cell>
          <table:table-cell office:value-type="float" office:value="0.02509374" calcext:value-type="float">
            <text:p>0.02509374</text:p>
          </table:table-cell>
          <table:table-cell office:value-type="float" office:value="0.02183675" calcext:value-type="float">
            <text:p>0.02183675</text:p>
          </table:table-cell>
          <table:table-cell office:value-type="float" office:value="0.02032422" calcext:value-type="float">
            <text:p>0.02032422</text:p>
          </table:table-cell>
          <table:table-cell office:value-type="float" office:value="0.01890712" calcext:value-type="float">
            <text:p>0.01890712</text:p>
          </table:table-cell>
          <table:table-cell office:value-type="float" office:value="0.005621297" calcext:value-type="float">
            <text:p>0.005621297</text:p>
          </table:table-cell>
          <table:table-cell office:value-type="float" office:value="0.006611315" calcext:value-type="float">
            <text:p>0.006611315</text:p>
          </table:table-cell>
          <table:table-cell office:value-type="float" office:value="0" calcext:value-type="float">
            <text:p>0</text:p>
          </table:table-cell>
          <table:table-cell office:value-type="float" office:value="25.67124" calcext:value-type="float">
            <text:p>25.67124</text:p>
          </table:table-cell>
          <table:table-cell office:value-type="float" office:value="33.1431" calcext:value-type="float">
            <text:p>33.1431</text:p>
          </table:table-cell>
          <table:table-cell office:value-type="float" office:value="35.95045" calcext:value-type="float">
            <text:p>35.95045</text:p>
          </table:table-cell>
          <table:table-cell office:value-type="float" office:value="24.23064" calcext:value-type="float">
            <text:p>24.23064</text:p>
          </table:table-cell>
          <table:table-cell office:value-type="float" office:value="14.48532" calcext:value-type="float">
            <text:p>14.48532</text:p>
          </table:table-cell>
          <table:table-cell office:value-type="float" office:value="2.678587" calcext:value-type="float">
            <text:p>2.678587</text:p>
          </table:table-cell>
          <table:table-cell office:value-type="float" office:value="0.9069527" calcext:value-type="float">
            <text:p>0.9069527</text:p>
          </table:table-cell>
          <table:table-cell office:value-type="float" office:value="0.7539719" calcext:value-type="float">
            <text:p>0.7539719</text:p>
          </table:table-cell>
          <table:table-cell office:value-type="float" office:value="0.5394462" calcext:value-type="float">
            <text:p>0.5394462</text:p>
          </table:table-cell>
          <table:table-cell office:value-type="float" office:value="0.3491559" calcext:value-type="float">
            <text:p>0.3491559</text:p>
          </table:table-cell>
          <table:table-cell office:value-type="float" office:value="0.1527519" calcext:value-type="float">
            <text:p>0.1527519</text:p>
          </table:table-cell>
          <table:table-cell office:value-type="float" office:value="0.1457829" calcext:value-type="float">
            <text:p>0.1457829</text:p>
          </table:table-cell>
          <table:table-cell office:value-type="float" office:value="0.3406244" calcext:value-type="float">
            <text:p>0.3406244</text:p>
          </table:table-cell>
          <table:table-cell office:value-type="float" office:value="0.3489532" calcext:value-type="float">
            <text:p>0.3489532</text:p>
          </table:table-cell>
          <table:table-cell office:value-type="float" office:value="0" calcext:value-type="float">
            <text:p>0</text:p>
          </table:table-cell>
          <table:table-cell office:value-type="float" office:value="4488.67" calcext:value-type="float">
            <text:p>448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7346" calcext:value-type="float">
            <text:p>3.047346</text:p>
          </table:table-cell>
          <table:table-cell office:value-type="float" office:value="0" calcext:value-type="float">
            <text:p>0</text:p>
          </table:table-cell>
          <table:table-cell office:value-type="float" office:value="-0.003069067" calcext:value-type="float">
            <text:p>-0.0030690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32.09516" calcext:value-type="float">
            <text:p>32.09516</text:p>
          </table:table-cell>
          <table:table-cell office:value-type="float" office:value="1099.007" calcext:value-type="float">
            <text:p>1099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09" calcext:value-type="float">
            <text:p>0.68609</text:p>
          </table:table-cell>
          <table:table-cell office:value-type="float" office:value="6.939164" calcext:value-type="float">
            <text:p>6.939164</text:p>
          </table:table-cell>
          <table:table-cell office:value-type="float" office:value="0" calcext:value-type="float">
            <text:p>0</text:p>
          </table:table-cell>
          <table:table-cell office:value-type="float" office:value="0.000001111771" calcext:value-type="float">
            <text:p>1.111771E-06</text:p>
          </table:table-cell>
          <table:table-cell office:value-type="float" office:value="0" calcext:value-type="float">
            <text:p>0</text:p>
          </table:table-cell>
          <table:table-cell office:value-type="float" office:value="0.0001341529" calcext:value-type="float">
            <text:p>0.0001341529</text:p>
          </table:table-cell>
          <table:table-cell office:value-type="float" office:value="-0.008956577" calcext:value-type="float">
            <text:p>-0.008956577</text:p>
          </table:table-cell>
          <table:table-cell office:value-type="float" office:value="0.001962279" calcext:value-type="float">
            <text:p>0.001962279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7068" calcext:value-type="float">
            <text:p>20.57068</text:p>
          </table:table-cell>
          <table:table-cell office:value-type="float" office:value="3.251894" calcext:value-type="float">
            <text:p>3.251894</text:p>
          </table:table-cell>
          <table:table-cell office:value-type="float" office:value="0.2277679" calcext:value-type="float">
            <text:p>0.2277679</text:p>
          </table:table-cell>
          <table:table-cell office:value-type="float" office:value="0.1027823" calcext:value-type="float">
            <text:p>0.1027823</text:p>
          </table:table-cell>
          <table:table-cell office:value-type="float" office:value="0.05358421" calcext:value-type="float">
            <text:p>0.05358421</text:p>
          </table:table-cell>
          <table:table-cell office:value-type="float" office:value="0.05225369" calcext:value-type="float">
            <text:p>0.05225369</text:p>
          </table:table-cell>
          <table:table-cell office:value-type="float" office:value="0.02524714" calcext:value-type="float">
            <text:p>0.02524714</text:p>
          </table:table-cell>
          <table:table-cell office:value-type="float" office:value="0.01807451" calcext:value-type="float">
            <text:p>0.01807451</text:p>
          </table:table-cell>
          <table:table-cell office:value-type="float" office:value="0.03057456" calcext:value-type="float">
            <text:p>0.03057456</text:p>
          </table:table-cell>
          <table:table-cell office:value-type="float" office:value="0.02493918" calcext:value-type="float">
            <text:p>0.02493918</text:p>
          </table:table-cell>
          <table:table-cell office:value-type="float" office:value="0.02171071" calcext:value-type="float">
            <text:p>0.02171071</text:p>
          </table:table-cell>
          <table:table-cell office:value-type="float" office:value="0.02028727" calcext:value-type="float">
            <text:p>0.02028727</text:p>
          </table:table-cell>
          <table:table-cell office:value-type="float" office:value="0.01891316" calcext:value-type="float">
            <text:p>0.01891316</text:p>
          </table:table-cell>
          <table:table-cell office:value-type="float" office:value="0.005620663" calcext:value-type="float">
            <text:p>0.005620663</text:p>
          </table:table-cell>
          <table:table-cell office:value-type="float" office:value="0.00661057" calcext:value-type="float">
            <text:p>0.00661057</text:p>
          </table:table-cell>
          <table:table-cell office:value-type="float" office:value="0" calcext:value-type="float">
            <text:p>0</text:p>
          </table:table-cell>
          <table:table-cell office:value-type="float" office:value="39.07672" calcext:value-type="float">
            <text:p>39.07672</text:p>
          </table:table-cell>
          <table:table-cell office:value-type="float" office:value="31.9207" calcext:value-type="float">
            <text:p>31.9207</text:p>
          </table:table-cell>
          <table:table-cell office:value-type="float" office:value="34.45368" calcext:value-type="float">
            <text:p>34.45368</text:p>
          </table:table-cell>
          <table:table-cell office:value-type="float" office:value="23.88112" calcext:value-type="float">
            <text:p>23.88112</text:p>
          </table:table-cell>
          <table:table-cell office:value-type="float" office:value="14.73286" calcext:value-type="float">
            <text:p>14.73286</text:p>
          </table:table-cell>
          <table:table-cell office:value-type="float" office:value="2.813824" calcext:value-type="float">
            <text:p>2.813824</text:p>
          </table:table-cell>
          <table:table-cell office:value-type="float" office:value="0.8744596" calcext:value-type="float">
            <text:p>0.8744596</text:p>
          </table:table-cell>
          <table:table-cell office:value-type="float" office:value="0.7665641" calcext:value-type="float">
            <text:p>0.7665641</text:p>
          </table:table-cell>
          <table:table-cell office:value-type="float" office:value="0.5445718" calcext:value-type="float">
            <text:p>0.5445718</text:p>
          </table:table-cell>
          <table:table-cell office:value-type="float" office:value="0.350594" calcext:value-type="float">
            <text:p>0.350594</text:p>
          </table:table-cell>
          <table:table-cell office:value-type="float" office:value="0.1532413" calcext:value-type="float">
            <text:p>0.1532413</text:p>
          </table:table-cell>
          <table:table-cell office:value-type="float" office:value="0.1460311" calcext:value-type="float">
            <text:p>0.1460311</text:p>
          </table:table-cell>
          <table:table-cell office:value-type="float" office:value="0.3405423" calcext:value-type="float">
            <text:p>0.3405423</text:p>
          </table:table-cell>
          <table:table-cell office:value-type="float" office:value="0.3489656" calcext:value-type="float">
            <text:p>0.3489656</text:p>
          </table:table-cell>
          <table:table-cell office:value-type="float" office:value="0" calcext:value-type="float">
            <text:p>0</text:p>
          </table:table-cell>
          <table:table-cell office:value-type="float" office:value="4409.24" calcext:value-type="float">
            <text:p>440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6807" calcext:value-type="float">
            <text:p>3.086807</text:p>
          </table:table-cell>
          <table:table-cell office:value-type="float" office:value="0" calcext:value-type="float">
            <text:p>0</text:p>
          </table:table-cell>
          <table:table-cell office:value-type="float" office:value="-0.003268605" calcext:value-type="float">
            <text:p>-0.0032686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32.02172" calcext:value-type="float">
            <text:p>32.02172</text:p>
          </table:table-cell>
          <table:table-cell office:value-type="float" office:value="1099.024" calcext:value-type="float">
            <text:p>1099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51359" calcext:value-type="float">
            <text:p>0.6651359</text:p>
          </table:table-cell>
          <table:table-cell office:value-type="float" office:value="7.010398" calcext:value-type="float">
            <text:p>7.010398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09184754" calcext:value-type="float">
            <text:p>-0.009184754</text:p>
          </table:table-cell>
          <table:table-cell office:value-type="float" office:value="0.001971743" calcext:value-type="float">
            <text:p>0.001971743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64235" calcext:value-type="float">
            <text:p>20.64235</text:p>
          </table:table-cell>
          <table:table-cell office:value-type="float" office:value="2.188715" calcext:value-type="float">
            <text:p>2.188715</text:p>
          </table:table-cell>
          <table:table-cell office:value-type="float" office:value="0.1680454" calcext:value-type="float">
            <text:p>0.1680454</text:p>
          </table:table-cell>
          <table:table-cell office:value-type="float" office:value="0.0922219" calcext:value-type="float">
            <text:p>0.0922219</text:p>
          </table:table-cell>
          <table:table-cell office:value-type="float" office:value="0.05179391" calcext:value-type="float">
            <text:p>0.05179391</text:p>
          </table:table-cell>
          <table:table-cell office:value-type="float" office:value="0.05138514" calcext:value-type="float">
            <text:p>0.05138514</text:p>
          </table:table-cell>
          <table:table-cell office:value-type="float" office:value="0.02536932" calcext:value-type="float">
            <text:p>0.02536932</text:p>
          </table:table-cell>
          <table:table-cell office:value-type="float" office:value="0.01841614" calcext:value-type="float">
            <text:p>0.01841614</text:p>
          </table:table-cell>
          <table:table-cell office:value-type="float" office:value="0.03057401" calcext:value-type="float">
            <text:p>0.03057401</text:p>
          </table:table-cell>
          <table:table-cell office:value-type="float" office:value="0.02482035" calcext:value-type="float">
            <text:p>0.02482035</text:p>
          </table:table-cell>
          <table:table-cell office:value-type="float" office:value="0.02159503" calcext:value-type="float">
            <text:p>0.02159503</text:p>
          </table:table-cell>
          <table:table-cell office:value-type="float" office:value="0.02024978" calcext:value-type="float">
            <text:p>0.02024978</text:p>
          </table:table-cell>
          <table:table-cell office:value-type="float" office:value="0.01891876" calcext:value-type="float">
            <text:p>0.01891876</text:p>
          </table:table-cell>
          <table:table-cell office:value-type="float" office:value="0.005620029" calcext:value-type="float">
            <text:p>0.005620029</text:p>
          </table:table-cell>
          <table:table-cell office:value-type="float" office:value="0.006609872" calcext:value-type="float">
            <text:p>0.006609872</text:p>
          </table:table-cell>
          <table:table-cell office:value-type="float" office:value="0" calcext:value-type="float">
            <text:p>0</text:p>
          </table:table-cell>
          <table:table-cell office:value-type="float" office:value="50.54699" calcext:value-type="float">
            <text:p>50.54699</text:p>
          </table:table-cell>
          <table:table-cell office:value-type="float" office:value="32.1525" calcext:value-type="float">
            <text:p>32.1525</text:p>
          </table:table-cell>
          <table:table-cell office:value-type="float" office:value="32.93536" calcext:value-type="float">
            <text:p>32.93536</text:p>
          </table:table-cell>
          <table:table-cell office:value-type="float" office:value="23.22056" calcext:value-type="float">
            <text:p>23.22056</text:p>
          </table:table-cell>
          <table:table-cell office:value-type="float" office:value="14.43549" calcext:value-type="float">
            <text:p>14.43549</text:p>
          </table:table-cell>
          <table:table-cell office:value-type="float" office:value="2.827007" calcext:value-type="float">
            <text:p>2.827007</text:p>
          </table:table-cell>
          <table:table-cell office:value-type="float" office:value="0.8642435" calcext:value-type="float">
            <text:p>0.8642435</text:p>
          </table:table-cell>
          <table:table-cell office:value-type="float" office:value="0.775743" calcext:value-type="float">
            <text:p>0.775743</text:p>
          </table:table-cell>
          <table:table-cell office:value-type="float" office:value="0.549816" calcext:value-type="float">
            <text:p>0.549816</text:p>
          </table:table-cell>
          <table:table-cell office:value-type="float" office:value="0.3520782" calcext:value-type="float">
            <text:p>0.3520782</text:p>
          </table:table-cell>
          <table:table-cell office:value-type="float" office:value="0.1537369" calcext:value-type="float">
            <text:p>0.1537369</text:p>
          </table:table-cell>
          <table:table-cell office:value-type="float" office:value="0.1462842" calcext:value-type="float">
            <text:p>0.1462842</text:p>
          </table:table-cell>
          <table:table-cell office:value-type="float" office:value="0.3404618" calcext:value-type="float">
            <text:p>0.3404618</text:p>
          </table:table-cell>
          <table:table-cell office:value-type="float" office:value="0.348984" calcext:value-type="float">
            <text:p>0.348984</text:p>
          </table:table-cell>
          <table:table-cell office:value-type="float" office:value="0" calcext:value-type="float">
            <text:p>0</text:p>
          </table:table-cell>
          <table:table-cell office:value-type="float" office:value="4399.917" calcext:value-type="float">
            <text:p>4399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7338" calcext:value-type="float">
            <text:p>3.137338</text:p>
          </table:table-cell>
          <table:table-cell office:value-type="float" office:value="0" calcext:value-type="float">
            <text:p>0</text:p>
          </table:table-cell>
          <table:table-cell office:value-type="float" office:value="-0.00330032" calcext:value-type="float">
            <text:p>-0.00330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31.88828" calcext:value-type="float">
            <text:p>31.88828</text:p>
          </table:table-cell>
          <table:table-cell office:value-type="float" office:value="1099.045" calcext:value-type="float">
            <text:p>1099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1112" calcext:value-type="float">
            <text:p>0.7011112</text:p>
          </table:table-cell>
          <table:table-cell office:value-type="float" office:value="7.08081" calcext:value-type="float">
            <text:p>7.08081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09323738" calcext:value-type="float">
            <text:p>-0.009323738</text:p>
          </table:table-cell>
          <table:table-cell office:value-type="float" office:value="0.001979234" calcext:value-type="float">
            <text:p>0.001979234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9354" calcext:value-type="float">
            <text:p>20.59354</text:p>
          </table:table-cell>
          <table:table-cell office:value-type="float" office:value="3.059476" calcext:value-type="float">
            <text:p>3.059476</text:p>
          </table:table-cell>
          <table:table-cell office:value-type="float" office:value="0.1376542" calcext:value-type="float">
            <text:p>0.1376542</text:p>
          </table:table-cell>
          <table:table-cell office:value-type="float" office:value="0.0868286" calcext:value-type="float">
            <text:p>0.0868286</text:p>
          </table:table-cell>
          <table:table-cell office:value-type="float" office:value="0.04924098" calcext:value-type="float">
            <text:p>0.04924098</text:p>
          </table:table-cell>
          <table:table-cell office:value-type="float" office:value="0.04927994" calcext:value-type="float">
            <text:p>0.04927994</text:p>
          </table:table-cell>
          <table:table-cell office:value-type="float" office:value="0.0249843" calcext:value-type="float">
            <text:p>0.0249843</text:p>
          </table:table-cell>
          <table:table-cell office:value-type="float" office:value="0.01849876" calcext:value-type="float">
            <text:p>0.01849876</text:p>
          </table:table-cell>
          <table:table-cell office:value-type="float" office:value="0.03050145" calcext:value-type="float">
            <text:p>0.03050145</text:p>
          </table:table-cell>
          <table:table-cell office:value-type="float" office:value="0.02471795" calcext:value-type="float">
            <text:p>0.02471795</text:p>
          </table:table-cell>
          <table:table-cell office:value-type="float" office:value="0.02148876" calcext:value-type="float">
            <text:p>0.02148876</text:p>
          </table:table-cell>
          <table:table-cell office:value-type="float" office:value="0.02021238" calcext:value-type="float">
            <text:p>0.02021238</text:p>
          </table:table-cell>
          <table:table-cell office:value-type="float" office:value="0.01892408" calcext:value-type="float">
            <text:p>0.01892408</text:p>
          </table:table-cell>
          <table:table-cell office:value-type="float" office:value="0.005619317" calcext:value-type="float">
            <text:p>0.005619317</text:p>
          </table:table-cell>
          <table:table-cell office:value-type="float" office:value="0.006609121" calcext:value-type="float">
            <text:p>0.006609121</text:p>
          </table:table-cell>
          <table:table-cell office:value-type="float" office:value="0" calcext:value-type="float">
            <text:p>0</text:p>
          </table:table-cell>
          <table:table-cell office:value-type="float" office:value="51.36266" calcext:value-type="float">
            <text:p>51.36266</text:p>
          </table:table-cell>
          <table:table-cell office:value-type="float" office:value="35.15773" calcext:value-type="float">
            <text:p>35.15773</text:p>
          </table:table-cell>
          <table:table-cell office:value-type="float" office:value="33.03576" calcext:value-type="float">
            <text:p>33.03576</text:p>
          </table:table-cell>
          <table:table-cell office:value-type="float" office:value="22.98269" calcext:value-type="float">
            <text:p>22.98269</text:p>
          </table:table-cell>
          <table:table-cell office:value-type="float" office:value="14.24054" calcext:value-type="float">
            <text:p>14.24054</text:p>
          </table:table-cell>
          <table:table-cell office:value-type="float" office:value="2.832599" calcext:value-type="float">
            <text:p>2.832599</text:p>
          </table:table-cell>
          <table:table-cell office:value-type="float" office:value="0.8806129" calcext:value-type="float">
            <text:p>0.8806129</text:p>
          </table:table-cell>
          <table:table-cell office:value-type="float" office:value="0.7812092" calcext:value-type="float">
            <text:p>0.7812092</text:p>
          </table:table-cell>
          <table:table-cell office:value-type="float" office:value="0.5550896" calcext:value-type="float">
            <text:p>0.5550896</text:p>
          </table:table-cell>
          <table:table-cell office:value-type="float" office:value="0.3536188" calcext:value-type="float">
            <text:p>0.3536188</text:p>
          </table:table-cell>
          <table:table-cell office:value-type="float" office:value="0.1542366" calcext:value-type="float">
            <text:p>0.1542366</text:p>
          </table:table-cell>
          <table:table-cell office:value-type="float" office:value="0.1465422" calcext:value-type="float">
            <text:p>0.1465422</text:p>
          </table:table-cell>
          <table:table-cell office:value-type="float" office:value="0.3403876" calcext:value-type="float">
            <text:p>0.3403876</text:p>
          </table:table-cell>
          <table:table-cell office:value-type="float" office:value="0.3489918" calcext:value-type="float">
            <text:p>0.3489918</text:p>
          </table:table-cell>
          <table:table-cell office:value-type="float" office:value="0" calcext:value-type="float">
            <text:p>0</text:p>
          </table:table-cell>
          <table:table-cell office:value-type="float" office:value="4646.486" calcext:value-type="float">
            <text:p>4646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3927" calcext:value-type="float">
            <text:p>3.243927</text:p>
          </table:table-cell>
          <table:table-cell office:value-type="float" office:value="0" calcext:value-type="float">
            <text:p>0</text:p>
          </table:table-cell>
          <table:table-cell office:value-type="float" office:value="-0.003409921" calcext:value-type="float">
            <text:p>-0.003409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31.74049" calcext:value-type="float">
            <text:p>31.74049</text:p>
          </table:table-cell>
          <table:table-cell office:value-type="float" office:value="1099.067" calcext:value-type="float">
            <text:p>1099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49778" calcext:value-type="float">
            <text:p>0.7349778</text:p>
          </table:table-cell>
          <table:table-cell office:value-type="float" office:value="7.166623" calcext:value-type="float">
            <text:p>7.166623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09529979" calcext:value-type="float">
            <text:p>-0.009529979</text:p>
          </table:table-cell>
          <table:table-cell office:value-type="float" office:value="0.001980403" calcext:value-type="float">
            <text:p>0.001980403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58713" calcext:value-type="float">
            <text:p>20.58713</text:p>
          </table:table-cell>
          <table:table-cell office:value-type="float" office:value="4.480018" calcext:value-type="float">
            <text:p>4.480018</text:p>
          </table:table-cell>
          <table:table-cell office:value-type="float" office:value="0.1327237" calcext:value-type="float">
            <text:p>0.1327237</text:p>
          </table:table-cell>
          <table:table-cell office:value-type="float" office:value="0.09157529" calcext:value-type="float">
            <text:p>0.09157529</text:p>
          </table:table-cell>
          <table:table-cell office:value-type="float" office:value="0.04721488" calcext:value-type="float">
            <text:p>0.04721488</text:p>
          </table:table-cell>
          <table:table-cell office:value-type="float" office:value="0.04713857" calcext:value-type="float">
            <text:p>0.04713857</text:p>
          </table:table-cell>
          <table:table-cell office:value-type="float" office:value="0.02422627" calcext:value-type="float">
            <text:p>0.02422627</text:p>
          </table:table-cell>
          <table:table-cell office:value-type="float" office:value="0.01812244" calcext:value-type="float">
            <text:p>0.01812244</text:p>
          </table:table-cell>
          <table:table-cell office:value-type="float" office:value="0.03031533" calcext:value-type="float">
            <text:p>0.03031533</text:p>
          </table:table-cell>
          <table:table-cell office:value-type="float" office:value="0.02461122" calcext:value-type="float">
            <text:p>0.02461122</text:p>
          </table:table-cell>
          <table:table-cell office:value-type="float" office:value="0.02138912" calcext:value-type="float">
            <text:p>0.02138912</text:p>
          </table:table-cell>
          <table:table-cell office:value-type="float" office:value="0.02017524" calcext:value-type="float">
            <text:p>0.02017524</text:p>
          </table:table-cell>
          <table:table-cell office:value-type="float" office:value="0.01892918" calcext:value-type="float">
            <text:p>0.01892918</text:p>
          </table:table-cell>
          <table:table-cell office:value-type="float" office:value="0.005618585" calcext:value-type="float">
            <text:p>0.005618585</text:p>
          </table:table-cell>
          <table:table-cell office:value-type="float" office:value="0.006608372" calcext:value-type="float">
            <text:p>0.006608372</text:p>
          </table:table-cell>
          <table:table-cell office:value-type="float" office:value="0" calcext:value-type="float">
            <text:p>0</text:p>
          </table:table-cell>
          <table:table-cell office:value-type="float" office:value="47.35556" calcext:value-type="float">
            <text:p>47.35556</text:p>
          </table:table-cell>
          <table:table-cell office:value-type="float" office:value="38.3904" calcext:value-type="float">
            <text:p>38.3904</text:p>
          </table:table-cell>
          <table:table-cell office:value-type="float" office:value="33.54689" calcext:value-type="float">
            <text:p>33.54689</text:p>
          </table:table-cell>
          <table:table-cell office:value-type="float" office:value="23.03008" calcext:value-type="float">
            <text:p>23.03008</text:p>
          </table:table-cell>
          <table:table-cell office:value-type="float" office:value="14.32164" calcext:value-type="float">
            <text:p>14.32164</text:p>
          </table:table-cell>
          <table:table-cell office:value-type="float" office:value="2.856179" calcext:value-type="float">
            <text:p>2.856179</text:p>
          </table:table-cell>
          <table:table-cell office:value-type="float" office:value="0.9017568" calcext:value-type="float">
            <text:p>0.9017568</text:p>
          </table:table-cell>
          <table:table-cell office:value-type="float" office:value="0.785997" calcext:value-type="float">
            <text:p>0.785997</text:p>
          </table:table-cell>
          <table:table-cell office:value-type="float" office:value="0.5604258" calcext:value-type="float">
            <text:p>0.5604258</text:p>
          </table:table-cell>
          <table:table-cell office:value-type="float" office:value="0.3552512" calcext:value-type="float">
            <text:p>0.3552512</text:p>
          </table:table-cell>
          <table:table-cell office:value-type="float" office:value="0.1547406" calcext:value-type="float">
            <text:p>0.1547406</text:p>
          </table:table-cell>
          <table:table-cell office:value-type="float" office:value="0.1468035" calcext:value-type="float">
            <text:p>0.1468035</text:p>
          </table:table-cell>
          <table:table-cell office:value-type="float" office:value="0.3403183" calcext:value-type="float">
            <text:p>0.3403183</text:p>
          </table:table-cell>
          <table:table-cell office:value-type="float" office:value="0.3489998" calcext:value-type="float">
            <text:p>0.3489998</text:p>
          </table:table-cell>
          <table:table-cell office:value-type="float" office:value="0" calcext:value-type="float">
            <text:p>0</text:p>
          </table:table-cell>
          <table:table-cell office:value-type="float" office:value="4814.426" calcext:value-type="float">
            <text:p>4814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4212" calcext:value-type="float">
            <text:p>3.364212</text:p>
          </table:table-cell>
          <table:table-cell office:value-type="float" office:value="0" calcext:value-type="float">
            <text:p>0</text:p>
          </table:table-cell>
          <table:table-cell office:value-type="float" office:value="-0.003882357" calcext:value-type="float">
            <text:p>-0.0038823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31.58678" calcext:value-type="float">
            <text:p>31.58678</text:p>
          </table:table-cell>
          <table:table-cell office:value-type="float" office:value="1099.088" calcext:value-type="float">
            <text:p>1099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94379" calcext:value-type="float">
            <text:p>0.7594379</text:p>
          </table:table-cell>
          <table:table-cell office:value-type="float" office:value="7.267265" calcext:value-type="float">
            <text:p>7.267265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09801486" calcext:value-type="float">
            <text:p>-0.009801486</text:p>
          </table:table-cell>
          <table:table-cell office:value-type="float" office:value="0.001977939" calcext:value-type="float">
            <text:p>0.001977939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61233" calcext:value-type="float">
            <text:p>20.61233</text:p>
          </table:table-cell>
          <table:table-cell office:value-type="float" office:value="5.567442" calcext:value-type="float">
            <text:p>5.567442</text:p>
          </table:table-cell>
          <table:table-cell office:value-type="float" office:value="0.1337501" calcext:value-type="float">
            <text:p>0.1337501</text:p>
          </table:table-cell>
          <table:table-cell office:value-type="float" office:value="0.09659139" calcext:value-type="float">
            <text:p>0.09659139</text:p>
          </table:table-cell>
          <table:table-cell office:value-type="float" office:value="0.04576666" calcext:value-type="float">
            <text:p>0.04576666</text:p>
          </table:table-cell>
          <table:table-cell office:value-type="float" office:value="0.0456687" calcext:value-type="float">
            <text:p>0.0456687</text:p>
          </table:table-cell>
          <table:table-cell office:value-type="float" office:value="0.02346203" calcext:value-type="float">
            <text:p>0.02346203</text:p>
          </table:table-cell>
          <table:table-cell office:value-type="float" office:value="0.01755679" calcext:value-type="float">
            <text:p>0.01755679</text:p>
          </table:table-cell>
          <table:table-cell office:value-type="float" office:value="0.0300194" calcext:value-type="float">
            <text:p>0.0300194</text:p>
          </table:table-cell>
          <table:table-cell office:value-type="float" office:value="0.02447796" calcext:value-type="float">
            <text:p>0.02447796</text:p>
          </table:table-cell>
          <table:table-cell office:value-type="float" office:value="0.02129185" calcext:value-type="float">
            <text:p>0.02129185</text:p>
          </table:table-cell>
          <table:table-cell office:value-type="float" office:value="0.0201381" calcext:value-type="float">
            <text:p>0.0201381</text:p>
          </table:table-cell>
          <table:table-cell office:value-type="float" office:value="0.01893409" calcext:value-type="float">
            <text:p>0.01893409</text:p>
          </table:table-cell>
          <table:table-cell office:value-type="float" office:value="0.005617835" calcext:value-type="float">
            <text:p>0.005617835</text:p>
          </table:table-cell>
          <table:table-cell office:value-type="float" office:value="0.00660762" calcext:value-type="float">
            <text:p>0.00660762</text:p>
          </table:table-cell>
          <table:table-cell office:value-type="float" office:value="0" calcext:value-type="float">
            <text:p>0</text:p>
          </table:table-cell>
          <table:table-cell office:value-type="float" office:value="42.10387" calcext:value-type="float">
            <text:p>42.10387</text:p>
          </table:table-cell>
          <table:table-cell office:value-type="float" office:value="41.28917" calcext:value-type="float">
            <text:p>41.28917</text:p>
          </table:table-cell>
          <table:table-cell office:value-type="float" office:value="34.17403" calcext:value-type="float">
            <text:p>34.17403</text:p>
          </table:table-cell>
          <table:table-cell office:value-type="float" office:value="23.17855" calcext:value-type="float">
            <text:p>23.17855</text:p>
          </table:table-cell>
          <table:table-cell office:value-type="float" office:value="14.54665" calcext:value-type="float">
            <text:p>14.54665</text:p>
          </table:table-cell>
          <table:table-cell office:value-type="float" office:value="2.891176" calcext:value-type="float">
            <text:p>2.891176</text:p>
          </table:table-cell>
          <table:table-cell office:value-type="float" office:value="0.9289694" calcext:value-type="float">
            <text:p>0.9289694</text:p>
          </table:table-cell>
          <table:table-cell office:value-type="float" office:value="0.7919869" calcext:value-type="float">
            <text:p>0.7919869</text:p>
          </table:table-cell>
          <table:table-cell office:value-type="float" office:value="0.5653025" calcext:value-type="float">
            <text:p>0.5653025</text:p>
          </table:table-cell>
          <table:table-cell office:value-type="float" office:value="0.3570164" calcext:value-type="float">
            <text:p>0.3570164</text:p>
          </table:table-cell>
          <table:table-cell office:value-type="float" office:value="0.1552515" calcext:value-type="float">
            <text:p>0.1552515</text:p>
          </table:table-cell>
          <table:table-cell office:value-type="float" office:value="0.1470679" calcext:value-type="float">
            <text:p>0.1470679</text:p>
          </table:table-cell>
          <table:table-cell office:value-type="float" office:value="0.3402521" calcext:value-type="float">
            <text:p>0.3402521</text:p>
          </table:table-cell>
          <table:table-cell office:value-type="float" office:value="0.3490077" calcext:value-type="float">
            <text:p>0.3490077</text:p>
          </table:table-cell>
          <table:table-cell office:value-type="float" office:value="0" calcext:value-type="float">
            <text:p>0</text:p>
          </table:table-cell>
          <table:table-cell office:value-type="float" office:value="4930.024" calcext:value-type="float">
            <text:p>493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0419" calcext:value-type="float">
            <text:p>3.490419</text:p>
          </table:table-cell>
          <table:table-cell office:value-type="float" office:value="0" calcext:value-type="float">
            <text:p>0</text:p>
          </table:table-cell>
          <table:table-cell office:value-type="float" office:value="-0.004814245" calcext:value-type="float">
            <text:p>-0.0048142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31.40446" calcext:value-type="float">
            <text:p>31.40446</text:p>
          </table:table-cell>
          <table:table-cell office:value-type="float" office:value="1099.113" calcext:value-type="float">
            <text:p>1099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3688" calcext:value-type="float">
            <text:p>0.7863688</text:p>
          </table:table-cell>
          <table:table-cell office:value-type="float" office:value="7.387159" calcext:value-type="float">
            <text:p>7.387159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1146438" calcext:value-type="float">
            <text:p>-0.01146438</text:p>
          </table:table-cell>
          <table:table-cell office:value-type="float" office:value="0.001971501" calcext:value-type="float">
            <text:p>0.00197150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63931" calcext:value-type="float">
            <text:p>20.63931</text:p>
          </table:table-cell>
          <table:table-cell office:value-type="float" office:value="6.675793" calcext:value-type="float">
            <text:p>6.675793</text:p>
          </table:table-cell>
          <table:table-cell office:value-type="float" office:value="0.1625275" calcext:value-type="float">
            <text:p>0.1625275</text:p>
          </table:table-cell>
          <table:table-cell office:value-type="float" office:value="0.1094831" calcext:value-type="float">
            <text:p>0.1094831</text:p>
          </table:table-cell>
          <table:table-cell office:value-type="float" office:value="0.04488169" calcext:value-type="float">
            <text:p>0.04488169</text:p>
          </table:table-cell>
          <table:table-cell office:value-type="float" office:value="0.0446592" calcext:value-type="float">
            <text:p>0.0446592</text:p>
          </table:table-cell>
          <table:table-cell office:value-type="float" office:value="0.02276605" calcext:value-type="float">
            <text:p>0.02276605</text:p>
          </table:table-cell>
          <table:table-cell office:value-type="float" office:value="0.01699086" calcext:value-type="float">
            <text:p>0.01699086</text:p>
          </table:table-cell>
          <table:table-cell office:value-type="float" office:value="0.02965669" calcext:value-type="float">
            <text:p>0.02965669</text:p>
          </table:table-cell>
          <table:table-cell office:value-type="float" office:value="0.02431382" calcext:value-type="float">
            <text:p>0.02431382</text:p>
          </table:table-cell>
          <table:table-cell office:value-type="float" office:value="0.02119181" calcext:value-type="float">
            <text:p>0.02119181</text:p>
          </table:table-cell>
          <table:table-cell office:value-type="float" office:value="0.02010044" calcext:value-type="float">
            <text:p>0.02010044</text:p>
          </table:table-cell>
          <table:table-cell office:value-type="float" office:value="0.01893885" calcext:value-type="float">
            <text:p>0.01893885</text:p>
          </table:table-cell>
          <table:table-cell office:value-type="float" office:value="0.005617066" calcext:value-type="float">
            <text:p>0.005617066</text:p>
          </table:table-cell>
          <table:table-cell office:value-type="float" office:value="0.006606849" calcext:value-type="float">
            <text:p>0.006606849</text:p>
          </table:table-cell>
          <table:table-cell office:value-type="float" office:value="0" calcext:value-type="float">
            <text:p>0</text:p>
          </table:table-cell>
          <table:table-cell office:value-type="float" office:value="37.10202" calcext:value-type="float">
            <text:p>37.10202</text:p>
          </table:table-cell>
          <table:table-cell office:value-type="float" office:value="43.98492" calcext:value-type="float">
            <text:p>43.98492</text:p>
          </table:table-cell>
          <table:table-cell office:value-type="float" office:value="34.95349" calcext:value-type="float">
            <text:p>34.95349</text:p>
          </table:table-cell>
          <table:table-cell office:value-type="float" office:value="23.37716" calcext:value-type="float">
            <text:p>23.37716</text:p>
          </table:table-cell>
          <table:table-cell office:value-type="float" office:value="14.82872" calcext:value-type="float">
            <text:p>14.82872</text:p>
          </table:table-cell>
          <table:table-cell office:value-type="float" office:value="2.940868" calcext:value-type="float">
            <text:p>2.940868</text:p>
          </table:table-cell>
          <table:table-cell office:value-type="float" office:value="0.9594761" calcext:value-type="float">
            <text:p>0.9594761</text:p>
          </table:table-cell>
          <table:table-cell office:value-type="float" office:value="0.7993411" calcext:value-type="float">
            <text:p>0.7993411</text:p>
          </table:table-cell>
          <table:table-cell office:value-type="float" office:value="0.5700792" calcext:value-type="float">
            <text:p>0.5700792</text:p>
          </table:table-cell>
          <table:table-cell office:value-type="float" office:value="0.3588288" calcext:value-type="float">
            <text:p>0.3588288</text:p>
          </table:table-cell>
          <table:table-cell office:value-type="float" office:value="0.1557908" calcext:value-type="float">
            <text:p>0.1557908</text:p>
          </table:table-cell>
          <table:table-cell office:value-type="float" office:value="0.1473357" calcext:value-type="float">
            <text:p>0.1473357</text:p>
          </table:table-cell>
          <table:table-cell office:value-type="float" office:value="0.340189" calcext:value-type="float">
            <text:p>0.340189</text:p>
          </table:table-cell>
          <table:table-cell office:value-type="float" office:value="0.3490158" calcext:value-type="float">
            <text:p>0.3490158</text:p>
          </table:table-cell>
          <table:table-cell office:value-type="float" office:value="0" calcext:value-type="float">
            <text:p>0</text:p>
          </table:table-cell>
          <table:table-cell office:value-type="float" office:value="5051.924" calcext:value-type="float">
            <text:p>5051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1881" calcext:value-type="float">
            <text:p>3.641881</text:p>
          </table:table-cell>
          <table:table-cell office:value-type="float" office:value="0" calcext:value-type="float">
            <text:p>0</text:p>
          </table:table-cell>
          <table:table-cell office:value-type="float" office:value="-0.007818176" calcext:value-type="float">
            <text:p>-0.007818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31.18357" calcext:value-type="float">
            <text:p>31.18357</text:p>
          </table:table-cell>
          <table:table-cell office:value-type="float" office:value="1099.141" calcext:value-type="float">
            <text:p>1099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75843" calcext:value-type="float">
            <text:p>0.8075843</text:p>
          </table:table-cell>
          <table:table-cell office:value-type="float" office:value="7.538582" calcext:value-type="float">
            <text:p>7.538582</text:p>
          </table:table-cell>
          <table:table-cell office:value-type="float" office:value="0" calcext:value-type="float">
            <text:p>0</text:p>
          </table:table-cell>
          <table:table-cell office:value-type="float" office:value="0.00000121022" calcext:value-type="float">
            <text:p>1.210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2442" calcext:value-type="float">
            <text:p>0.0001432442</text:p>
          </table:table-cell>
          <table:table-cell office:value-type="float" office:value="-0.01709647" calcext:value-type="float">
            <text:p>-0.01709647</text:p>
          </table:table-cell>
          <table:table-cell office:value-type="float" office:value="0.001962455" calcext:value-type="float">
            <text:p>0.001962455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66974" calcext:value-type="float">
            <text:p>20.66974</text:p>
          </table:table-cell>
          <table:table-cell office:value-type="float" office:value="7.603942" calcext:value-type="float">
            <text:p>7.603942</text:p>
          </table:table-cell>
          <table:table-cell office:value-type="float" office:value="0.2335001" calcext:value-type="float">
            <text:p>0.2335001</text:p>
          </table:table-cell>
          <table:table-cell office:value-type="float" office:value="0.1339837" calcext:value-type="float">
            <text:p>0.1339837</text:p>
          </table:table-cell>
          <table:table-cell office:value-type="float" office:value="0.04448797" calcext:value-type="float">
            <text:p>0.04448797</text:p>
          </table:table-cell>
          <table:table-cell office:value-type="float" office:value="0.04407409" calcext:value-type="float">
            <text:p>0.04407409</text:p>
          </table:table-cell>
          <table:table-cell office:value-type="float" office:value="0.0220565" calcext:value-type="float">
            <text:p>0.0220565</text:p>
          </table:table-cell>
          <table:table-cell office:value-type="float" office:value="0.01639175" calcext:value-type="float">
            <text:p>0.01639175</text:p>
          </table:table-cell>
          <table:table-cell office:value-type="float" office:value="0.02923429" calcext:value-type="float">
            <text:p>0.02923429</text:p>
          </table:table-cell>
          <table:table-cell office:value-type="float" office:value="0.0241197" calcext:value-type="float">
            <text:p>0.0241197</text:p>
          </table:table-cell>
          <table:table-cell office:value-type="float" office:value="0.02108548" calcext:value-type="float">
            <text:p>0.02108548</text:p>
          </table:table-cell>
          <table:table-cell office:value-type="float" office:value="0.02006148" calcext:value-type="float">
            <text:p>0.02006148</text:p>
          </table:table-cell>
          <table:table-cell office:value-type="float" office:value="0.01894342" calcext:value-type="float">
            <text:p>0.01894342</text:p>
          </table:table-cell>
          <table:table-cell office:value-type="float" office:value="0.00561629" calcext:value-type="float">
            <text:p>0.00561629</text:p>
          </table:table-cell>
          <table:table-cell office:value-type="float" office:value="0.006606095" calcext:value-type="float">
            <text:p>0.006606095</text:p>
          </table:table-cell>
          <table:table-cell office:value-type="float" office:value="0" calcext:value-type="float">
            <text:p>0</text:p>
          </table:table-cell>
          <table:table-cell office:value-type="float" office:value="32.83868" calcext:value-type="float">
            <text:p>32.83868</text:p>
          </table:table-cell>
          <table:table-cell office:value-type="float" office:value="46.64365" calcext:value-type="float">
            <text:p>46.64365</text:p>
          </table:table-cell>
          <table:table-cell office:value-type="float" office:value="35.97178" calcext:value-type="float">
            <text:p>35.97178</text:p>
          </table:table-cell>
          <table:table-cell office:value-type="float" office:value="23.6391" calcext:value-type="float">
            <text:p>23.6391</text:p>
          </table:table-cell>
          <table:table-cell office:value-type="float" office:value="15.17461" calcext:value-type="float">
            <text:p>15.17461</text:p>
          </table:table-cell>
          <table:table-cell office:value-type="float" office:value="3.004101" calcext:value-type="float">
            <text:p>3.004101</text:p>
          </table:table-cell>
          <table:table-cell office:value-type="float" office:value="0.9937037" calcext:value-type="float">
            <text:p>0.9937037</text:p>
          </table:table-cell>
          <table:table-cell office:value-type="float" office:value="0.8081061" calcext:value-type="float">
            <text:p>0.8081061</text:p>
          </table:table-cell>
          <table:table-cell office:value-type="float" office:value="0.5750037" calcext:value-type="float">
            <text:p>0.5750037</text:p>
          </table:table-cell>
          <table:table-cell office:value-type="float" office:value="0.3606871" calcext:value-type="float">
            <text:p>0.3606871</text:p>
          </table:table-cell>
          <table:table-cell office:value-type="float" office:value="0.1563651" calcext:value-type="float">
            <text:p>0.1563651</text:p>
          </table:table-cell>
          <table:table-cell office:value-type="float" office:value="0.1476077" calcext:value-type="float">
            <text:p>0.1476077</text:p>
          </table:table-cell>
          <table:table-cell office:value-type="float" office:value="0.3401298" calcext:value-type="float">
            <text:p>0.3401298</text:p>
          </table:table-cell>
          <table:table-cell office:value-type="float" office:value="0.3490239" calcext:value-type="float">
            <text:p>0.3490239</text:p>
          </table:table-cell>
          <table:table-cell office:value-type="float" office:value="0" calcext:value-type="float">
            <text:p>0</text:p>
          </table:table-cell>
          <table:table-cell office:value-type="float" office:value="5122.007" calcext:value-type="float">
            <text:p>5122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8527" calcext:value-type="float">
            <text:p>3.828527</text:p>
          </table:table-cell>
          <table:table-cell office:value-type="float" office:value="0" calcext:value-type="float">
            <text:p>0</text:p>
          </table:table-cell>
          <table:table-cell office:value-type="float" office:value="-0.01605995" calcext:value-type="float">
            <text:p>-0.016059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30.99947" calcext:value-type="float">
            <text:p>30.99947</text:p>
          </table:table-cell>
          <table:table-cell office:value-type="float" office:value="1099.162" calcext:value-type="float">
            <text:p>1099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2518" calcext:value-type="float">
            <text:p>0.8092518</text:p>
          </table:table-cell>
          <table:table-cell office:value-type="float" office:value="7.691609" calcext:value-type="float">
            <text:p>7.691609</text:p>
          </table:table-cell>
          <table:table-cell office:value-type="float" office:value="0" calcext:value-type="float">
            <text:p>0</text:p>
          </table:table-cell>
          <table:table-cell office:value-type="float" office:value="0.00000121064" calcext:value-type="float">
            <text:p>1.21064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3001" calcext:value-type="float">
            <text:p>0.0001433001</text:p>
          </table:table-cell>
          <table:table-cell office:value-type="float" office:value="-0.01766679" calcext:value-type="float">
            <text:p>-0.01766679</text:p>
          </table:table-cell>
          <table:table-cell office:value-type="float" office:value="0.001957331" calcext:value-type="float">
            <text:p>0.00195733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74919" calcext:value-type="float">
            <text:p>20.74919</text:p>
          </table:table-cell>
          <table:table-cell office:value-type="float" office:value="7.705048" calcext:value-type="float">
            <text:p>7.705048</text:p>
          </table:table-cell>
          <table:table-cell office:value-type="float" office:value="0.2032822" calcext:value-type="float">
            <text:p>0.2032822</text:p>
          </table:table-cell>
          <table:table-cell office:value-type="float" office:value="0.1344757" calcext:value-type="float">
            <text:p>0.1344757</text:p>
          </table:table-cell>
          <table:table-cell office:value-type="float" office:value="0.04406652" calcext:value-type="float">
            <text:p>0.04406652</text:p>
          </table:table-cell>
          <table:table-cell office:value-type="float" office:value="0.04368831" calcext:value-type="float">
            <text:p>0.04368831</text:p>
          </table:table-cell>
          <table:table-cell office:value-type="float" office:value="0.02155413" calcext:value-type="float">
            <text:p>0.02155413</text:p>
          </table:table-cell>
          <table:table-cell office:value-type="float" office:value="0.01590281" calcext:value-type="float">
            <text:p>0.01590281</text:p>
          </table:table-cell>
          <table:table-cell office:value-type="float" office:value="0.02876766" calcext:value-type="float">
            <text:p>0.02876766</text:p>
          </table:table-cell>
          <table:table-cell office:value-type="float" office:value="0.02389492" calcext:value-type="float">
            <text:p>0.02389492</text:p>
          </table:table-cell>
          <table:table-cell office:value-type="float" office:value="0.02096995" calcext:value-type="float">
            <text:p>0.02096995</text:p>
          </table:table-cell>
          <table:table-cell office:value-type="float" office:value="0.02002032" calcext:value-type="float">
            <text:p>0.02002032</text:p>
          </table:table-cell>
          <table:table-cell office:value-type="float" office:value="0.01894773" calcext:value-type="float">
            <text:p>0.01894773</text:p>
          </table:table-cell>
          <table:table-cell office:value-type="float" office:value="0.005615483" calcext:value-type="float">
            <text:p>0.005615483</text:p>
          </table:table-cell>
          <table:table-cell office:value-type="float" office:value="0.006605331" calcext:value-type="float">
            <text:p>0.006605331</text:p>
          </table:table-cell>
          <table:table-cell office:value-type="float" office:value="0" calcext:value-type="float">
            <text:p>0</text:p>
          </table:table-cell>
          <table:table-cell office:value-type="float" office:value="30.50479" calcext:value-type="float">
            <text:p>30.50479</text:p>
          </table:table-cell>
          <table:table-cell office:value-type="float" office:value="48.60268" calcext:value-type="float">
            <text:p>48.60268</text:p>
          </table:table-cell>
          <table:table-cell office:value-type="float" office:value="37.00401" calcext:value-type="float">
            <text:p>37.00401</text:p>
          </table:table-cell>
          <table:table-cell office:value-type="float" office:value="23.922" calcext:value-type="float">
            <text:p>23.922</text:p>
          </table:table-cell>
          <table:table-cell office:value-type="float" office:value="15.54398" calcext:value-type="float">
            <text:p>15.54398</text:p>
          </table:table-cell>
          <table:table-cell office:value-type="float" office:value="3.077574" calcext:value-type="float">
            <text:p>3.077574</text:p>
          </table:table-cell>
          <table:table-cell office:value-type="float" office:value="1.032108" calcext:value-type="float">
            <text:p>1.032108</text:p>
          </table:table-cell>
          <table:table-cell office:value-type="float" office:value="0.8184013" calcext:value-type="float">
            <text:p>0.8184013</text:p>
          </table:table-cell>
          <table:table-cell office:value-type="float" office:value="0.580194" calcext:value-type="float">
            <text:p>0.580194</text:p>
          </table:table-cell>
          <table:table-cell office:value-type="float" office:value="0.362606" calcext:value-type="float">
            <text:p>0.362606</text:p>
          </table:table-cell>
          <table:table-cell office:value-type="float" office:value="0.1569746" calcext:value-type="float">
            <text:p>0.1569746</text:p>
          </table:table-cell>
          <table:table-cell office:value-type="float" office:value="0.1478839" calcext:value-type="float">
            <text:p>0.1478839</text:p>
          </table:table-cell>
          <table:table-cell office:value-type="float" office:value="0.3400735" calcext:value-type="float">
            <text:p>0.3400735</text:p>
          </table:table-cell>
          <table:table-cell office:value-type="float" office:value="0.349032" calcext:value-type="float">
            <text:p>0.349032</text:p>
          </table:table-cell>
          <table:table-cell office:value-type="float" office:value="0" calcext:value-type="float">
            <text:p>0</text:p>
          </table:table-cell>
          <table:table-cell office:value-type="float" office:value="5142.666" calcext:value-type="float">
            <text:p>5142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4812" calcext:value-type="float">
            <text:p>3.984812</text:p>
          </table:table-cell>
          <table:table-cell office:value-type="float" office:value="0" calcext:value-type="float">
            <text:p>0</text:p>
          </table:table-cell>
          <table:table-cell office:value-type="float" office:value="-0.01771848" calcext:value-type="float">
            <text:p>-0.017718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30.83688" calcext:value-type="float">
            <text:p>30.83688</text:p>
          </table:table-cell>
          <table:table-cell office:value-type="float" office:value="1099.179" calcext:value-type="float">
            <text:p>1099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659" calcext:value-type="float">
            <text:p>0.798659</text:p>
          </table:table-cell>
          <table:table-cell office:value-type="float" office:value="7.83967" calcext:value-type="float">
            <text:p>7.83967</text:p>
          </table:table-cell>
          <table:table-cell office:value-type="float" office:value="0" calcext:value-type="float">
            <text:p>0</text:p>
          </table:table-cell>
          <table:table-cell office:value-type="float" office:value="0.000001210782" calcext:value-type="float">
            <text:p>1.21078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3115" calcext:value-type="float">
            <text:p>0.0001433115</text:p>
          </table:table-cell>
          <table:table-cell office:value-type="float" office:value="-0.01800025" calcext:value-type="float">
            <text:p>-0.01800025</text:p>
          </table:table-cell>
          <table:table-cell office:value-type="float" office:value="0.001960911" calcext:value-type="float">
            <text:p>0.001960911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7911" calcext:value-type="float">
            <text:p>20.7911</text:p>
          </table:table-cell>
          <table:table-cell office:value-type="float" office:value="6.736732" calcext:value-type="float">
            <text:p>6.736732</text:p>
          </table:table-cell>
          <table:table-cell office:value-type="float" office:value="0.1645484" calcext:value-type="float">
            <text:p>0.1645484</text:p>
          </table:table-cell>
          <table:table-cell office:value-type="float" office:value="0.1208099" calcext:value-type="float">
            <text:p>0.1208099</text:p>
          </table:table-cell>
          <table:table-cell office:value-type="float" office:value="0.04369484" calcext:value-type="float">
            <text:p>0.04369484</text:p>
          </table:table-cell>
          <table:table-cell office:value-type="float" office:value="0.04335899" calcext:value-type="float">
            <text:p>0.04335899</text:p>
          </table:table-cell>
          <table:table-cell office:value-type="float" office:value="0.02136194" calcext:value-type="float">
            <text:p>0.02136194</text:p>
          </table:table-cell>
          <table:table-cell office:value-type="float" office:value="0.01570615" calcext:value-type="float">
            <text:p>0.01570615</text:p>
          </table:table-cell>
          <table:table-cell office:value-type="float" office:value="0.02834618" calcext:value-type="float">
            <text:p>0.02834618</text:p>
          </table:table-cell>
          <table:table-cell office:value-type="float" office:value="0.02365203" calcext:value-type="float">
            <text:p>0.02365203</text:p>
          </table:table-cell>
          <table:table-cell office:value-type="float" office:value="0.02084345" calcext:value-type="float">
            <text:p>0.02084345</text:p>
          </table:table-cell>
          <table:table-cell office:value-type="float" office:value="0.01997609" calcext:value-type="float">
            <text:p>0.01997609</text:p>
          </table:table-cell>
          <table:table-cell office:value-type="float" office:value="0.01895166" calcext:value-type="float">
            <text:p>0.01895166</text:p>
          </table:table-cell>
          <table:table-cell office:value-type="float" office:value="0.00561465" calcext:value-type="float">
            <text:p>0.00561465</text:p>
          </table:table-cell>
          <table:table-cell office:value-type="float" office:value="0.00660452" calcext:value-type="float">
            <text:p>0.00660452</text:p>
          </table:table-cell>
          <table:table-cell office:value-type="float" office:value="0" calcext:value-type="float">
            <text:p>0</text:p>
          </table:table-cell>
          <table:table-cell office:value-type="float" office:value="31.97201" calcext:value-type="float">
            <text:p>31.97201</text:p>
          </table:table-cell>
          <table:table-cell office:value-type="float" office:value="49.8182" calcext:value-type="float">
            <text:p>49.8182</text:p>
          </table:table-cell>
          <table:table-cell office:value-type="float" office:value="37.74268" calcext:value-type="float">
            <text:p>37.74268</text:p>
          </table:table-cell>
          <table:table-cell office:value-type="float" office:value="24.12049" calcext:value-type="float">
            <text:p>24.12049</text:p>
          </table:table-cell>
          <table:table-cell office:value-type="float" office:value="15.82986" calcext:value-type="float">
            <text:p>15.82986</text:p>
          </table:table-cell>
          <table:table-cell office:value-type="float" office:value="3.14649" calcext:value-type="float">
            <text:p>3.14649</text:p>
          </table:table-cell>
          <table:table-cell office:value-type="float" office:value="1.070321" calcext:value-type="float">
            <text:p>1.070321</text:p>
          </table:table-cell>
          <table:table-cell office:value-type="float" office:value="0.8295503" calcext:value-type="float">
            <text:p>0.8295503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.3645996" calcext:value-type="float">
            <text:p>0.3645996</text:p>
          </table:table-cell>
          <table:table-cell office:value-type="float" office:value="0.1576204" calcext:value-type="float">
            <text:p>0.1576204</text:p>
          </table:table-cell>
          <table:table-cell office:value-type="float" office:value="0.1481644" calcext:value-type="float">
            <text:p>0.1481644</text:p>
          </table:table-cell>
          <table:table-cell office:value-type="float" office:value="0.34002" calcext:value-type="float">
            <text:p>0.34002</text:p>
          </table:table-cell>
          <table:table-cell office:value-type="float" office:value="0.34904" calcext:value-type="float">
            <text:p>0.34904</text:p>
          </table:table-cell>
          <table:table-cell office:value-type="float" office:value="0" calcext:value-type="float">
            <text:p>0</text:p>
          </table:table-cell>
          <table:table-cell office:value-type="float" office:value="5169.469" calcext:value-type="float">
            <text:p>5169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2563" calcext:value-type="float">
            <text:p>4.122563</text:p>
          </table:table-cell>
          <table:table-cell office:value-type="float" office:value="0" calcext:value-type="float">
            <text:p>0</text:p>
          </table:table-cell>
          <table:table-cell office:value-type="float" office:value="-0.01815176" calcext:value-type="float">
            <text:p>-0.018151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30.70974" calcext:value-type="float">
            <text:p>30.70974</text:p>
          </table:table-cell>
          <table:table-cell office:value-type="float" office:value="1099.188" calcext:value-type="float">
            <text:p>1099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14672" calcext:value-type="float">
            <text:p>0.8014672</text:p>
          </table:table-cell>
          <table:table-cell office:value-type="float" office:value="7.949183" calcext:value-type="float">
            <text:p>7.949183</text:p>
          </table:table-cell>
          <table:table-cell office:value-type="float" office:value="0" calcext:value-type="float">
            <text:p>0</text:p>
          </table:table-cell>
          <table:table-cell office:value-type="float" office:value="0.000001210782" calcext:value-type="float">
            <text:p>1.21078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3115" calcext:value-type="float">
            <text:p>0.0001433115</text:p>
          </table:table-cell>
          <table:table-cell office:value-type="float" office:value="-0.01817522" calcext:value-type="float">
            <text:p>-0.01817522</text:p>
          </table:table-cell>
          <table:table-cell office:value-type="float" office:value="0.001964106" calcext:value-type="float">
            <text:p>0.001964106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79273" calcext:value-type="float">
            <text:p>20.79273</text:p>
          </table:table-cell>
          <table:table-cell office:value-type="float" office:value="6.906777" calcext:value-type="float">
            <text:p>6.906777</text:p>
          </table:table-cell>
          <table:table-cell office:value-type="float" office:value="0.1415277" calcext:value-type="float">
            <text:p>0.1415277</text:p>
          </table:table-cell>
          <table:table-cell office:value-type="float" office:value="0.1102309" calcext:value-type="float">
            <text:p>0.1102309</text:p>
          </table:table-cell>
          <table:table-cell office:value-type="float" office:value="0.043648" calcext:value-type="float">
            <text:p>0.043648</text:p>
          </table:table-cell>
          <table:table-cell office:value-type="float" office:value="0.0433376" calcext:value-type="float">
            <text:p>0.0433376</text:p>
          </table:table-cell>
          <table:table-cell office:value-type="float" office:value="0.02145893" calcext:value-type="float">
            <text:p>0.02145893</text:p>
          </table:table-cell>
          <table:table-cell office:value-type="float" office:value="0.01578536" calcext:value-type="float">
            <text:p>0.01578536</text:p>
          </table:table-cell>
          <table:table-cell office:value-type="float" office:value="0.02802513" calcext:value-type="float">
            <text:p>0.02802513</text:p>
          </table:table-cell>
          <table:table-cell office:value-type="float" office:value="0.02341407" calcext:value-type="float">
            <text:p>0.02341407</text:p>
          </table:table-cell>
          <table:table-cell office:value-type="float" office:value="0.02070702" calcext:value-type="float">
            <text:p>0.02070702</text:p>
          </table:table-cell>
          <table:table-cell office:value-type="float" office:value="0.01992819" calcext:value-type="float">
            <text:p>0.01992819</text:p>
          </table:table-cell>
          <table:table-cell office:value-type="float" office:value="0.01895514" calcext:value-type="float">
            <text:p>0.01895514</text:p>
          </table:table-cell>
          <table:table-cell office:value-type="float" office:value="0.00561379" calcext:value-type="float">
            <text:p>0.00561379</text:p>
          </table:table-cell>
          <table:table-cell office:value-type="float" office:value="0.006603684" calcext:value-type="float">
            <text:p>0.006603684</text:p>
          </table:table-cell>
          <table:table-cell office:value-type="float" office:value="0" calcext:value-type="float">
            <text:p>0</text:p>
          </table:table-cell>
          <table:table-cell office:value-type="float" office:value="30.25424" calcext:value-type="float">
            <text:p>30.25424</text:p>
          </table:table-cell>
          <table:table-cell office:value-type="float" office:value="51.22198" calcext:value-type="float">
            <text:p>51.22198</text:p>
          </table:table-cell>
          <table:table-cell office:value-type="float" office:value="38.48078" calcext:value-type="float">
            <text:p>38.48078</text:p>
          </table:table-cell>
          <table:table-cell office:value-type="float" office:value="24.31878" calcext:value-type="float">
            <text:p>24.31878</text:p>
          </table:table-cell>
          <table:table-cell office:value-type="float" office:value="16.08106" calcext:value-type="float">
            <text:p>16.08106</text:p>
          </table:table-cell>
          <table:table-cell office:value-type="float" office:value="3.205613" calcext:value-type="float">
            <text:p>3.205613</text:p>
          </table:table-cell>
          <table:table-cell office:value-type="float" office:value="1.105818" calcext:value-type="float">
            <text:p>1.105818</text:p>
          </table:table-cell>
          <table:table-cell office:value-type="float" office:value="0.840759" calcext:value-type="float">
            <text:p>0.840759</text:p>
          </table:table-cell>
          <table:table-cell office:value-type="float" office:value="0.5913637" calcext:value-type="float">
            <text:p>0.5913637</text:p>
          </table:table-cell>
          <table:table-cell office:value-type="float" office:value="0.3666708" calcext:value-type="float">
            <text:p>0.3666708</text:p>
          </table:table-cell>
          <table:table-cell office:value-type="float" office:value="0.1583029" calcext:value-type="float">
            <text:p>0.1583029</text:p>
          </table:table-cell>
          <table:table-cell office:value-type="float" office:value="0.1484504" calcext:value-type="float">
            <text:p>0.1484504</text:p>
          </table:table-cell>
          <table:table-cell office:value-type="float" office:value="0.3399697" calcext:value-type="float">
            <text:p>0.3399697</text:p>
          </table:table-cell>
          <table:table-cell office:value-type="float" office:value="0.3490479" calcext:value-type="float">
            <text:p>0.3490479</text:p>
          </table:table-cell>
          <table:table-cell office:value-type="float" office:value="0" calcext:value-type="float">
            <text:p>0</text:p>
          </table:table-cell>
          <table:table-cell office:value-type="float" office:value="5194.898" calcext:value-type="float">
            <text:p>5194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4887" calcext:value-type="float">
            <text:p>4.234887</text:p>
          </table:table-cell>
          <table:table-cell office:value-type="float" office:value="0" calcext:value-type="float">
            <text:p>0</text:p>
          </table:table-cell>
          <table:table-cell office:value-type="float" office:value="-0.01832213" calcext:value-type="float">
            <text:p>-0.018322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30.61151" calcext:value-type="float">
            <text:p>30.61151</text:p>
          </table:table-cell>
          <table:table-cell office:value-type="float" office:value="1099.194" calcext:value-type="float">
            <text:p>1099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5455" calcext:value-type="float">
            <text:p>0.7765455</text:p>
          </table:table-cell>
          <table:table-cell office:value-type="float" office:value="8.059189" calcext:value-type="float">
            <text:p>8.059189</text:p>
          </table:table-cell>
          <table:table-cell office:value-type="float" office:value="0" calcext:value-type="float">
            <text:p>0</text:p>
          </table:table-cell>
          <table:table-cell office:value-type="float" office:value="0.000001211572" calcext:value-type="float">
            <text:p>1.21157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3892" calcext:value-type="float">
            <text:p>0.0001433892</text:p>
          </table:table-cell>
          <table:table-cell office:value-type="float" office:value="-0.01830625" calcext:value-type="float">
            <text:p>-0.01830625</text:p>
          </table:table-cell>
          <table:table-cell office:value-type="float" office:value="0.00197143" calcext:value-type="float">
            <text:p>0.00197143</text:p>
          </table:table-cell>
          <table:table-cell office:value-type="float" office:value="0.0000000005854617" calcext:value-type="float">
            <text:p>5.854617E-10</text:p>
          </table:table-cell>
          <table:table-cell office:value-type="float" office:value="20.7918" calcext:value-type="float">
            <text:p>20.7918</text:p>
          </table:table-cell>
          <table:table-cell office:value-type="float" office:value="5.374484" calcext:value-type="float">
            <text:p>5.374484</text:p>
          </table:table-cell>
          <table:table-cell office:value-type="float" office:value="0.1160701" calcext:value-type="float">
            <text:p>0.1160701</text:p>
          </table:table-cell>
          <table:table-cell office:value-type="float" office:value="0.09626716" calcext:value-type="float">
            <text:p>0.09626716</text:p>
          </table:table-cell>
          <table:table-cell office:value-type="float" office:value="0.04373277" calcext:value-type="float">
            <text:p>0.04373277</text:p>
          </table:table-cell>
          <table:table-cell office:value-type="float" office:value="0.04345227" calcext:value-type="float">
            <text:p>0.04345227</text:p>
          </table:table-cell>
          <table:table-cell office:value-type="float" office:value="0.0217087" calcext:value-type="float">
            <text:p>0.0217087</text:p>
          </table:table-cell>
          <table:table-cell office:value-type="float" office:value="0.01597838" calcext:value-type="float">
            <text:p>0.01597838</text:p>
          </table:table-cell>
          <table:table-cell office:value-type="float" office:value="0.02779838" calcext:value-type="float">
            <text:p>0.02779838</text:p>
          </table:table-cell>
          <table:table-cell office:value-type="float" office:value="0.02319981" calcext:value-type="float">
            <text:p>0.02319981</text:p>
          </table:table-cell>
          <table:table-cell office:value-type="float" office:value="0.0205647" calcext:value-type="float">
            <text:p>0.0205647</text:p>
          </table:table-cell>
          <table:table-cell office:value-type="float" office:value="0.01987642" calcext:value-type="float">
            <text:p>0.01987642</text:p>
          </table:table-cell>
          <table:table-cell office:value-type="float" office:value="0.01895807" calcext:value-type="float">
            <text:p>0.01895807</text:p>
          </table:table-cell>
          <table:table-cell office:value-type="float" office:value="0.005612898" calcext:value-type="float">
            <text:p>0.005612898</text:p>
          </table:table-cell>
          <table:table-cell office:value-type="float" office:value="0.006602826" calcext:value-type="float">
            <text:p>0.006602826</text:p>
          </table:table-cell>
          <table:table-cell office:value-type="float" office:value="0" calcext:value-type="float">
            <text:p>0</text:p>
          </table:table-cell>
          <table:table-cell office:value-type="float" office:value="48.31783" calcext:value-type="float">
            <text:p>48.31783</text:p>
          </table:table-cell>
          <table:table-cell office:value-type="float" office:value="48.46459" calcext:value-type="float">
            <text:p>48.46459</text:p>
          </table:table-cell>
          <table:table-cell office:value-type="float" office:value="38.07168" calcext:value-type="float">
            <text:p>38.07168</text:p>
          </table:table-cell>
          <table:table-cell office:value-type="float" office:value="24.29242" calcext:value-type="float">
            <text:p>24.29242</text:p>
          </table:table-cell>
          <table:table-cell office:value-type="float" office:value="16.23324" calcext:value-type="float">
            <text:p>16.23324</text:p>
          </table:table-cell>
          <table:table-cell office:value-type="float" office:value="3.258265" calcext:value-type="float">
            <text:p>3.258265</text:p>
          </table:table-cell>
          <table:table-cell office:value-type="float" office:value="1.139051" calcext:value-type="float">
            <text:p>1.139051</text:p>
          </table:table-cell>
          <table:table-cell office:value-type="float" office:value="0.8515435" calcext:value-type="float">
            <text:p>0.8515435</text:p>
          </table:table-cell>
          <table:table-cell office:value-type="float" office:value="0.5970857" calcext:value-type="float">
            <text:p>0.5970857</text:p>
          </table:table-cell>
          <table:table-cell office:value-type="float" office:value="0.3688069" calcext:value-type="float">
            <text:p>0.3688069</text:p>
          </table:table-cell>
          <table:table-cell office:value-type="float" office:value="0.1590211" calcext:value-type="float">
            <text:p>0.1590211</text:p>
          </table:table-cell>
          <table:table-cell office:value-type="float" office:value="0.1487423" calcext:value-type="float">
            <text:p>0.1487423</text:p>
          </table:table-cell>
          <table:table-cell office:value-type="float" office:value="0.3399229" calcext:value-type="float">
            <text:p>0.3399229</text:p>
          </table:table-cell>
          <table:table-cell office:value-type="float" office:value="0.3490558" calcext:value-type="float">
            <text:p>0.3490558</text:p>
          </table:table-cell>
          <table:table-cell office:value-type="float" office:value="0" calcext:value-type="float">
            <text:p>0</text:p>
          </table:table-cell>
          <table:table-cell office:value-type="float" office:value="5151.885" calcext:value-type="float">
            <text:p>5151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8978" calcext:value-type="float">
            <text:p>4.318978</text:p>
          </table:table-cell>
          <table:table-cell office:value-type="float" office:value="0" calcext:value-type="float">
            <text:p>0</text:p>
          </table:table-cell>
          <table:table-cell office:value-type="float" office:value="-0.01835906" calcext:value-type="float">
            <text:p>-0.018359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30.53101" calcext:value-type="float">
            <text:p>30.53101</text:p>
          </table:table-cell>
          <table:table-cell office:value-type="float" office:value="1099.205" calcext:value-type="float">
            <text:p>1099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42168" calcext:value-type="float">
            <text:p>0.7042168</text:p>
          </table:table-cell>
          <table:table-cell office:value-type="float" office:value="8.196777" calcext:value-type="float">
            <text:p>8.196777</text:p>
          </table:table-cell>
          <table:table-cell office:value-type="float" office:value="0" calcext:value-type="float">
            <text:p>0</text:p>
          </table:table-cell>
          <table:table-cell office:value-type="float" office:value="0.000001212679" calcext:value-type="float">
            <text:p>1.21267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5102" calcext:value-type="float">
            <text:p>0.0001435102</text:p>
          </table:table-cell>
          <table:table-cell office:value-type="float" office:value="-0.01849652" calcext:value-type="float">
            <text:p>-0.01849652</text:p>
          </table:table-cell>
          <table:table-cell office:value-type="float" office:value="0.001977928" calcext:value-type="float">
            <text:p>0.001977928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9881" calcext:value-type="float">
            <text:p>20.79881</text:p>
          </table:table-cell>
          <table:table-cell office:value-type="float" office:value="5.031468" calcext:value-type="float">
            <text:p>5.031468</text:p>
          </table:table-cell>
          <table:table-cell office:value-type="float" office:value="1.741912" calcext:value-type="float">
            <text:p>1.741912</text:p>
          </table:table-cell>
          <table:table-cell office:value-type="float" office:value="1.724166" calcext:value-type="float">
            <text:p>1.724166</text:p>
          </table:table-cell>
          <table:table-cell office:value-type="float" office:value="0.04472632" calcext:value-type="float">
            <text:p>0.04472632</text:p>
          </table:table-cell>
          <table:table-cell office:value-type="float" office:value="0.04390557" calcext:value-type="float">
            <text:p>0.04390557</text:p>
          </table:table-cell>
          <table:table-cell office:value-type="float" office:value="0.02198679" calcext:value-type="float">
            <text:p>0.02198679</text:p>
          </table:table-cell>
          <table:table-cell office:value-type="float" office:value="0.01629303" calcext:value-type="float">
            <text:p>0.01629303</text:p>
          </table:table-cell>
          <table:table-cell office:value-type="float" office:value="0.02767843" calcext:value-type="float">
            <text:p>0.02767843</text:p>
          </table:table-cell>
          <table:table-cell office:value-type="float" office:value="0.02302069" calcext:value-type="float">
            <text:p>0.02302069</text:p>
          </table:table-cell>
          <table:table-cell office:value-type="float" office:value="0.02042145" calcext:value-type="float">
            <text:p>0.02042145</text:p>
          </table:table-cell>
          <table:table-cell office:value-type="float" office:value="0.01982107" calcext:value-type="float">
            <text:p>0.01982107</text:p>
          </table:table-cell>
          <table:table-cell office:value-type="float" office:value="0.01896041" calcext:value-type="float">
            <text:p>0.01896041</text:p>
          </table:table-cell>
          <table:table-cell office:value-type="float" office:value="0.00561197" calcext:value-type="float">
            <text:p>0.00561197</text:p>
          </table:table-cell>
          <table:table-cell office:value-type="float" office:value="0.00660194" calcext:value-type="float">
            <text:p>0.00660194</text:p>
          </table:table-cell>
          <table:table-cell office:value-type="float" office:value="0" calcext:value-type="float">
            <text:p>0</text:p>
          </table:table-cell>
          <table:table-cell office:value-type="float" office:value="36.28765" calcext:value-type="float">
            <text:p>36.28765</text:p>
          </table:table-cell>
          <table:table-cell office:value-type="float" office:value="49.07163" calcext:value-type="float">
            <text:p>49.07163</text:p>
          </table:table-cell>
          <table:table-cell office:value-type="float" office:value="42.37216" calcext:value-type="float">
            <text:p>42.37216</text:p>
          </table:table-cell>
          <table:table-cell office:value-type="float" office:value="24.84028" calcext:value-type="float">
            <text:p>24.84028</text:p>
          </table:table-cell>
          <table:table-cell office:value-type="float" office:value="16.32542" calcext:value-type="float">
            <text:p>16.32542</text:p>
          </table:table-cell>
          <table:table-cell office:value-type="float" office:value="3.291136" calcext:value-type="float">
            <text:p>3.291136</text:p>
          </table:table-cell>
          <table:table-cell office:value-type="float" office:value="1.164722" calcext:value-type="float">
            <text:p>1.164722</text:p>
          </table:table-cell>
          <table:table-cell office:value-type="float" office:value="0.8613328" calcext:value-type="float">
            <text:p>0.8613328</text:p>
          </table:table-cell>
          <table:table-cell office:value-type="float" office:value="0.6027007" calcext:value-type="float">
            <text:p>0.6027007</text:p>
          </table:table-cell>
          <table:table-cell office:value-type="float" office:value="0.3709859" calcext:value-type="float">
            <text:p>0.3709859</text:p>
          </table:table-cell>
          <table:table-cell office:value-type="float" office:value="0.159772" calcext:value-type="float">
            <text:p>0.159772</text:p>
          </table:table-cell>
          <table:table-cell office:value-type="float" office:value="0.1490411" calcext:value-type="float">
            <text:p>0.1490411</text:p>
          </table:table-cell>
          <table:table-cell office:value-type="float" office:value="0.3398803" calcext:value-type="float">
            <text:p>0.3398803</text:p>
          </table:table-cell>
          <table:table-cell office:value-type="float" office:value="0.3490636" calcext:value-type="float">
            <text:p>0.3490636</text:p>
          </table:table-cell>
          <table:table-cell office:value-type="float" office:value="0" calcext:value-type="float">
            <text:p>0</text:p>
          </table:table-cell>
          <table:table-cell office:value-type="float" office:value="4909.987" calcext:value-type="float">
            <text:p>4909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2982" calcext:value-type="float">
            <text:p>4.382982</text:p>
          </table:table-cell>
          <table:table-cell office:value-type="float" office:value="0" calcext:value-type="float">
            <text:p>0</text:p>
          </table:table-cell>
          <table:table-cell office:value-type="float" office:value="-0.01838977" calcext:value-type="float">
            <text:p>-0.018389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30.4591" calcext:value-type="float">
            <text:p>30.4591</text:p>
          </table:table-cell>
          <table:table-cell office:value-type="float" office:value="1099.217" calcext:value-type="float">
            <text:p>1099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5977" calcext:value-type="float">
            <text:p>0.5965977</text:p>
          </table:table-cell>
          <table:table-cell office:value-type="float" office:value="8.358145" calcext:value-type="float">
            <text:p>8.358145</text:p>
          </table:table-cell>
          <table:table-cell office:value-type="float" office:value="0" calcext:value-type="float">
            <text:p>0</text:p>
          </table:table-cell>
          <table:table-cell office:value-type="float" office:value="0.000001212679" calcext:value-type="float">
            <text:p>1.21267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5103" calcext:value-type="float">
            <text:p>0.0001435103</text:p>
          </table:table-cell>
          <table:table-cell office:value-type="float" office:value="-0.01876508" calcext:value-type="float">
            <text:p>-0.01876508</text:p>
          </table:table-cell>
          <table:table-cell office:value-type="float" office:value="0.001985201" calcext:value-type="float">
            <text:p>0.001985201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81519" calcext:value-type="float">
            <text:p>20.81519</text:p>
          </table:table-cell>
          <table:table-cell office:value-type="float" office:value="3.92961" calcext:value-type="float">
            <text:p>3.92961</text:p>
          </table:table-cell>
          <table:table-cell office:value-type="float" office:value="2.248366" calcext:value-type="float">
            <text:p>2.248366</text:p>
          </table:table-cell>
          <table:table-cell office:value-type="float" office:value="2.232497" calcext:value-type="float">
            <text:p>2.232497</text:p>
          </table:table-cell>
          <table:table-cell office:value-type="float" office:value="0.04524161" calcext:value-type="float">
            <text:p>0.04524161</text:p>
          </table:table-cell>
          <table:table-cell office:value-type="float" office:value="0.0445971" calcext:value-type="float">
            <text:p>0.0445971</text:p>
          </table:table-cell>
          <table:table-cell office:value-type="float" office:value="0.02230426" calcext:value-type="float">
            <text:p>0.02230426</text:p>
          </table:table-cell>
          <table:table-cell office:value-type="float" office:value="0.01664657" calcext:value-type="float">
            <text:p>0.01664657</text:p>
          </table:table-cell>
          <table:table-cell office:value-type="float" office:value="0.02764242" calcext:value-type="float">
            <text:p>0.02764242</text:p>
          </table:table-cell>
          <table:table-cell office:value-type="float" office:value="0.02288183" calcext:value-type="float">
            <text:p>0.02288183</text:p>
          </table:table-cell>
          <table:table-cell office:value-type="float" office:value="0.02028232" calcext:value-type="float">
            <text:p>0.02028232</text:p>
          </table:table-cell>
          <table:table-cell office:value-type="float" office:value="0.01976283" calcext:value-type="float">
            <text:p>0.01976283</text:p>
          </table:table-cell>
          <table:table-cell office:value-type="float" office:value="0.01896214" calcext:value-type="float">
            <text:p>0.01896214</text:p>
          </table:table-cell>
          <table:table-cell office:value-type="float" office:value="0.005611012" calcext:value-type="float">
            <text:p>0.005611012</text:p>
          </table:table-cell>
          <table:table-cell office:value-type="float" office:value="0.006601024" calcext:value-type="float">
            <text:p>0.006601024</text:p>
          </table:table-cell>
          <table:table-cell office:value-type="float" office:value="0" calcext:value-type="float">
            <text:p>0</text:p>
          </table:table-cell>
          <table:table-cell office:value-type="float" office:value="48.72181" calcext:value-type="float">
            <text:p>48.72181</text:p>
          </table:table-cell>
          <table:table-cell office:value-type="float" office:value="46.96601" calcext:value-type="float">
            <text:p>46.96601</text:p>
          </table:table-cell>
          <table:table-cell office:value-type="float" office:value="43.35897" calcext:value-type="float">
            <text:p>43.35897</text:p>
          </table:table-cell>
          <table:table-cell office:value-type="float" office:value="25.39433" calcext:value-type="float">
            <text:p>25.39433</text:p>
          </table:table-cell>
          <table:table-cell office:value-type="float" office:value="16.79969" calcext:value-type="float">
            <text:p>16.79969</text:p>
          </table:table-cell>
          <table:table-cell office:value-type="float" office:value="3.379895" calcext:value-type="float">
            <text:p>3.379895</text:p>
          </table:table-cell>
          <table:table-cell office:value-type="float" office:value="1.19226" calcext:value-type="float">
            <text:p>1.19226</text:p>
          </table:table-cell>
          <table:table-cell office:value-type="float" office:value="0.8700632" calcext:value-type="float">
            <text:p>0.8700632</text:p>
          </table:table-cell>
          <table:table-cell office:value-type="float" office:value="0.6080734" calcext:value-type="float">
            <text:p>0.6080734</text:p>
          </table:table-cell>
          <table:table-cell office:value-type="float" office:value="0.3731792" calcext:value-type="float">
            <text:p>0.3731792</text:p>
          </table:table-cell>
          <table:table-cell office:value-type="float" office:value="0.1605509" calcext:value-type="float">
            <text:p>0.1605509</text:p>
          </table:table-cell>
          <table:table-cell office:value-type="float" office:value="0.1493466" calcext:value-type="float">
            <text:p>0.1493466</text:p>
          </table:table-cell>
          <table:table-cell office:value-type="float" office:value="0.3398428" calcext:value-type="float">
            <text:p>0.3398428</text:p>
          </table:table-cell>
          <table:table-cell office:value-type="float" office:value="0.3490715" calcext:value-type="float">
            <text:p>0.3490715</text:p>
          </table:table-cell>
          <table:table-cell office:value-type="float" office:value="0" calcext:value-type="float">
            <text:p>0</text:p>
          </table:table-cell>
          <table:table-cell office:value-type="float" office:value="4709.078" calcext:value-type="float">
            <text:p>4709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696" calcext:value-type="float">
            <text:p>4.43696</text:p>
          </table:table-cell>
          <table:table-cell office:value-type="float" office:value="0" calcext:value-type="float">
            <text:p>0</text:p>
          </table:table-cell>
          <table:table-cell office:value-type="float" office:value="-0.01841718" calcext:value-type="float">
            <text:p>-0.018417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30.34028" calcext:value-type="float">
            <text:p>30.34028</text:p>
          </table:table-cell>
          <table:table-cell office:value-type="float" office:value="1099.235" calcext:value-type="float">
            <text:p>1099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6885" calcext:value-type="float">
            <text:p>0.5226885</text:p>
          </table:table-cell>
          <table:table-cell office:value-type="float" office:value="8.525034" calcext:value-type="float">
            <text:p>8.525034</text:p>
          </table:table-cell>
          <table:table-cell office:value-type="float" office:value="0" calcext:value-type="float">
            <text:p>0</text:p>
          </table:table-cell>
          <table:table-cell office:value-type="float" office:value="0.000001212679" calcext:value-type="float">
            <text:p>1.21267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5103" calcext:value-type="float">
            <text:p>0.0001435103</text:p>
          </table:table-cell>
          <table:table-cell office:value-type="float" office:value="-0.01930914" calcext:value-type="float">
            <text:p>-0.01930914</text:p>
          </table:table-cell>
          <table:table-cell office:value-type="float" office:value="0.001996664" calcext:value-type="float">
            <text:p>0.001996664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83542" calcext:value-type="float">
            <text:p>20.83542</text:p>
          </table:table-cell>
          <table:table-cell office:value-type="float" office:value="3.82729" calcext:value-type="float">
            <text:p>3.82729</text:p>
          </table:table-cell>
          <table:table-cell office:value-type="float" office:value="1.503308" calcext:value-type="float">
            <text:p>1.503308</text:p>
          </table:table-cell>
          <table:table-cell office:value-type="float" office:value="1.486196" calcext:value-type="float">
            <text:p>1.486196</text:p>
          </table:table-cell>
          <table:table-cell office:value-type="float" office:value="0.04440824" calcext:value-type="float">
            <text:p>0.04440824</text:p>
          </table:table-cell>
          <table:table-cell office:value-type="float" office:value="0.04399784" calcext:value-type="float">
            <text:p>0.04399784</text:p>
          </table:table-cell>
          <table:table-cell office:value-type="float" office:value="0.0223421" calcext:value-type="float">
            <text:p>0.0223421</text:p>
          </table:table-cell>
          <table:table-cell office:value-type="float" office:value="0.01683477" calcext:value-type="float">
            <text:p>0.01683477</text:p>
          </table:table-cell>
          <table:table-cell office:value-type="float" office:value="0.02764333" calcext:value-type="float">
            <text:p>0.02764333</text:p>
          </table:table-cell>
          <table:table-cell office:value-type="float" office:value="0.02277916" calcext:value-type="float">
            <text:p>0.02277916</text:p>
          </table:table-cell>
          <table:table-cell office:value-type="float" office:value="0.02015135" calcext:value-type="float">
            <text:p>0.02015135</text:p>
          </table:table-cell>
          <table:table-cell office:value-type="float" office:value="0.01970273" calcext:value-type="float">
            <text:p>0.01970273</text:p>
          </table:table-cell>
          <table:table-cell office:value-type="float" office:value="0.01896331" calcext:value-type="float">
            <text:p>0.01896331</text:p>
          </table:table-cell>
          <table:table-cell office:value-type="float" office:value="0.005610027" calcext:value-type="float">
            <text:p>0.005610027</text:p>
          </table:table-cell>
          <table:table-cell office:value-type="float" office:value="0.006600124" calcext:value-type="float">
            <text:p>0.006600124</text:p>
          </table:table-cell>
          <table:table-cell office:value-type="float" office:value="0" calcext:value-type="float">
            <text:p>0</text:p>
          </table:table-cell>
          <table:table-cell office:value-type="float" office:value="55.93617" calcext:value-type="float">
            <text:p>55.93617</text:p>
          </table:table-cell>
          <table:table-cell office:value-type="float" office:value="48.3526" calcext:value-type="float">
            <text:p>48.3526</text:p>
          </table:table-cell>
          <table:table-cell office:value-type="float" office:value="43.52828" calcext:value-type="float">
            <text:p>43.52828</text:p>
          </table:table-cell>
          <table:table-cell office:value-type="float" office:value="25.33479" calcext:value-type="float">
            <text:p>25.33479</text:p>
          </table:table-cell>
          <table:table-cell office:value-type="float" office:value="16.8759" calcext:value-type="float">
            <text:p>16.8759</text:p>
          </table:table-cell>
          <table:table-cell office:value-type="float" office:value="3.432649" calcext:value-type="float">
            <text:p>3.432649</text:p>
          </table:table-cell>
          <table:table-cell office:value-type="float" office:value="1.222773" calcext:value-type="float">
            <text:p>1.222773</text:p>
          </table:table-cell>
          <table:table-cell office:value-type="float" office:value="0.8784763" calcext:value-type="float">
            <text:p>0.8784763</text:p>
          </table:table-cell>
          <table:table-cell office:value-type="float" office:value="0.6131789" calcext:value-type="float">
            <text:p>0.6131789</text:p>
          </table:table-cell>
          <table:table-cell office:value-type="float" office:value="0.3753603" calcext:value-type="float">
            <text:p>0.3753603</text:p>
          </table:table-cell>
          <table:table-cell office:value-type="float" office:value="0.1613517" calcext:value-type="float">
            <text:p>0.1613517</text:p>
          </table:table-cell>
          <table:table-cell office:value-type="float" office:value="0.1496585" calcext:value-type="float">
            <text:p>0.1496585</text:p>
          </table:table-cell>
          <table:table-cell office:value-type="float" office:value="0.3398116" calcext:value-type="float">
            <text:p>0.3398116</text:p>
          </table:table-cell>
          <table:table-cell office:value-type="float" office:value="0.3490794" calcext:value-type="float">
            <text:p>0.3490794</text:p>
          </table:table-cell>
          <table:table-cell office:value-type="float" office:value="0" calcext:value-type="float">
            <text:p>0</text:p>
          </table:table-cell>
          <table:table-cell office:value-type="float" office:value="4666.412" calcext:value-type="float">
            <text:p>4666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0551" calcext:value-type="float">
            <text:p>4.530551</text:p>
          </table:table-cell>
          <table:table-cell office:value-type="float" office:value="0" calcext:value-type="float">
            <text:p>0</text:p>
          </table:table-cell>
          <table:table-cell office:value-type="float" office:value="-0.01854132" calcext:value-type="float">
            <text:p>-0.018541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30.17463" calcext:value-type="float">
            <text:p>30.17463</text:p>
          </table:table-cell>
          <table:table-cell office:value-type="float" office:value="1099.252" calcext:value-type="float">
            <text:p>1099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8103" calcext:value-type="float">
            <text:p>0.5208103</text:p>
          </table:table-cell>
          <table:table-cell office:value-type="float" office:value="8.669042" calcext:value-type="float">
            <text:p>8.669042</text:p>
          </table:table-cell>
          <table:table-cell office:value-type="float" office:value="0" calcext:value-type="float">
            <text:p>0</text:p>
          </table:table-cell>
          <table:table-cell office:value-type="float" office:value="0.000001212679" calcext:value-type="float">
            <text:p>1.21267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35103" calcext:value-type="float">
            <text:p>0.0001435103</text:p>
          </table:table-cell>
          <table:table-cell office:value-type="float" office:value="-0.01960666" calcext:value-type="float">
            <text:p>-0.01960666</text:p>
          </table:table-cell>
          <table:table-cell office:value-type="float" office:value="0.001994437" calcext:value-type="float">
            <text:p>0.001994437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7567" calcext:value-type="float">
            <text:p>20.77567</text:p>
          </table:table-cell>
          <table:table-cell office:value-type="float" office:value="7.014973" calcext:value-type="float">
            <text:p>7.014973</text:p>
          </table:table-cell>
          <table:table-cell office:value-type="float" office:value="1.04481" calcext:value-type="float">
            <text:p>1.04481</text:p>
          </table:table-cell>
          <table:table-cell office:value-type="float" office:value="1.024833" calcext:value-type="float">
            <text:p>1.024833</text:p>
          </table:table-cell>
          <table:table-cell office:value-type="float" office:value="0.04369537" calcext:value-type="float">
            <text:p>0.04369537</text:p>
          </table:table-cell>
          <table:table-cell office:value-type="float" office:value="0.0433877" calcext:value-type="float">
            <text:p>0.0433877</text:p>
          </table:table-cell>
          <table:table-cell office:value-type="float" office:value="0.02208629" calcext:value-type="float">
            <text:p>0.02208629</text:p>
          </table:table-cell>
          <table:table-cell office:value-type="float" office:value="0.01671826" calcext:value-type="float">
            <text:p>0.01671826</text:p>
          </table:table-cell>
          <table:table-cell office:value-type="float" office:value="0.02760322" calcext:value-type="float">
            <text:p>0.02760322</text:p>
          </table:table-cell>
          <table:table-cell office:value-type="float" office:value="0.02269504" calcext:value-type="float">
            <text:p>0.02269504</text:p>
          </table:table-cell>
          <table:table-cell office:value-type="float" office:value="0.02002981" calcext:value-type="float">
            <text:p>0.02002981</text:p>
          </table:table-cell>
          <table:table-cell office:value-type="float" office:value="0.01964172" calcext:value-type="float">
            <text:p>0.01964172</text:p>
          </table:table-cell>
          <table:table-cell office:value-type="float" office:value="0.01896399" calcext:value-type="float">
            <text:p>0.01896399</text:p>
          </table:table-cell>
          <table:table-cell office:value-type="float" office:value="0.005609038" calcext:value-type="float">
            <text:p>0.005609038</text:p>
          </table:table-cell>
          <table:table-cell office:value-type="float" office:value="0.006599208" calcext:value-type="float">
            <text:p>0.006599208</text:p>
          </table:table-cell>
          <table:table-cell office:value-type="float" office:value="0" calcext:value-type="float">
            <text:p>0</text:p>
          </table:table-cell>
          <table:table-cell office:value-type="float" office:value="51.18604" calcext:value-type="float">
            <text:p>51.18604</text:p>
          </table:table-cell>
          <table:table-cell office:value-type="float" office:value="52.09747" calcext:value-type="float">
            <text:p>52.09747</text:p>
          </table:table-cell>
          <table:table-cell office:value-type="float" office:value="44.41257" calcext:value-type="float">
            <text:p>44.41257</text:p>
          </table:table-cell>
          <table:table-cell office:value-type="float" office:value="25.46843" calcext:value-type="float">
            <text:p>25.46843</text:p>
          </table:table-cell>
          <table:table-cell office:value-type="float" office:value="16.97885" calcext:value-type="float">
            <text:p>16.97885</text:p>
          </table:table-cell>
          <table:table-cell office:value-type="float" office:value="3.471319" calcext:value-type="float">
            <text:p>3.471319</text:p>
          </table:table-cell>
          <table:table-cell office:value-type="float" office:value="1.249381" calcext:value-type="float">
            <text:p>1.249381</text:p>
          </table:table-cell>
          <table:table-cell office:value-type="float" office:value="0.887198" calcext:value-type="float">
            <text:p>0.887198</text:p>
          </table:table-cell>
          <table:table-cell office:value-type="float" office:value="0.6181447" calcext:value-type="float">
            <text:p>0.6181447</text:p>
          </table:table-cell>
          <table:table-cell office:value-type="float" office:value="0.3775155" calcext:value-type="float">
            <text:p>0.3775155</text:p>
          </table:table-cell>
          <table:table-cell office:value-type="float" office:value="0.1621688" calcext:value-type="float">
            <text:p>0.1621688</text:p>
          </table:table-cell>
          <table:table-cell office:value-type="float" office:value="0.1499772" calcext:value-type="float">
            <text:p>0.1499772</text:p>
          </table:table-cell>
          <table:table-cell office:value-type="float" office:value="0.3397854" calcext:value-type="float">
            <text:p>0.3397854</text:p>
          </table:table-cell>
          <table:table-cell office:value-type="float" office:value="0.3490874" calcext:value-type="float">
            <text:p>0.3490874</text:p>
          </table:table-cell>
          <table:table-cell office:value-type="float" office:value="0" calcext:value-type="float">
            <text:p>0</text:p>
          </table:table-cell>
          <table:table-cell office:value-type="float" office:value="4808.749" calcext:value-type="float">
            <text:p>4808.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3229" calcext:value-type="float">
            <text:p>4.673229</text:p>
          </table:table-cell>
          <table:table-cell office:value-type="float" office:value="0" calcext:value-type="float">
            <text:p>0</text:p>
          </table:table-cell>
          <table:table-cell office:value-type="float" office:value="-0.01889646" calcext:value-type="float">
            <text:p>-0.018896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30.05385" calcext:value-type="float">
            <text:p>30.05385</text:p>
          </table:table-cell>
          <table:table-cell office:value-type="float" office:value="1099.263" calcext:value-type="float">
            <text:p>1099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923" calcext:value-type="float">
            <text:p>0.471923</text:p>
          </table:table-cell>
          <table:table-cell office:value-type="float" office:value="8.824195" calcext:value-type="float">
            <text:p>8.824195</text:p>
          </table:table-cell>
          <table:table-cell office:value-type="float" office:value="0" calcext:value-type="float">
            <text:p>0</text:p>
          </table:table-cell>
          <table:table-cell office:value-type="float" office:value="0.000001220497" calcext:value-type="float">
            <text:p>1.220497E-06</text:p>
          </table:table-cell>
          <table:table-cell office:value-type="float" office:value="0" calcext:value-type="float">
            <text:p>0</text:p>
          </table:table-cell>
          <table:table-cell office:value-type="float" office:value="0.0001444369" calcext:value-type="float">
            <text:p>0.0001444369</text:p>
          </table:table-cell>
          <table:table-cell office:value-type="float" office:value="-0.01982262" calcext:value-type="float">
            <text:p>-0.01982262</text:p>
          </table:table-cell>
          <table:table-cell office:value-type="float" office:value="0.001991739" calcext:value-type="float">
            <text:p>0.001991739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7373" calcext:value-type="float">
            <text:p>20.77373</text:p>
          </table:table-cell>
          <table:table-cell office:value-type="float" office:value="5.746776" calcext:value-type="float">
            <text:p>5.746776</text:p>
          </table:table-cell>
          <table:table-cell office:value-type="float" office:value="0.7714742" calcext:value-type="float">
            <text:p>0.7714742</text:p>
          </table:table-cell>
          <table:table-cell office:value-type="float" office:value="0.7035272" calcext:value-type="float">
            <text:p>0.7035272</text:p>
          </table:table-cell>
          <table:table-cell office:value-type="float" office:value="0.04335958" calcext:value-type="float">
            <text:p>0.04335958</text:p>
          </table:table-cell>
          <table:table-cell office:value-type="float" office:value="0.04286811" calcext:value-type="float">
            <text:p>0.04286811</text:p>
          </table:table-cell>
          <table:table-cell office:value-type="float" office:value="0.0218401" calcext:value-type="float">
            <text:p>0.0218401</text:p>
          </table:table-cell>
          <table:table-cell office:value-type="float" office:value="0.01649274" calcext:value-type="float">
            <text:p>0.01649274</text:p>
          </table:table-cell>
          <table:table-cell office:value-type="float" office:value="0.02751626" calcext:value-type="float">
            <text:p>0.02751626</text:p>
          </table:table-cell>
          <table:table-cell office:value-type="float" office:value="0.02261283" calcext:value-type="float">
            <text:p>0.02261283</text:p>
          </table:table-cell>
          <table:table-cell office:value-type="float" office:value="0.01991573" calcext:value-type="float">
            <text:p>0.01991573</text:p>
          </table:table-cell>
          <table:table-cell office:value-type="float" office:value="0.01958032" calcext:value-type="float">
            <text:p>0.01958032</text:p>
          </table:table-cell>
          <table:table-cell office:value-type="float" office:value="0.01896421" calcext:value-type="float">
            <text:p>0.01896421</text:p>
          </table:table-cell>
          <table:table-cell office:value-type="float" office:value="0.005608048" calcext:value-type="float">
            <text:p>0.005608048</text:p>
          </table:table-cell>
          <table:table-cell office:value-type="float" office:value="0.006598263" calcext:value-type="float">
            <text:p>0.006598263</text:p>
          </table:table-cell>
          <table:table-cell office:value-type="float" office:value="0" calcext:value-type="float">
            <text:p>0</text:p>
          </table:table-cell>
          <table:table-cell office:value-type="float" office:value="27.29578" calcext:value-type="float">
            <text:p>27.29578</text:p>
          </table:table-cell>
          <table:table-cell office:value-type="float" office:value="55.28741" calcext:value-type="float">
            <text:p>55.28741</text:p>
          </table:table-cell>
          <table:table-cell office:value-type="float" office:value="48.5994" calcext:value-type="float">
            <text:p>48.5994</text:p>
          </table:table-cell>
          <table:table-cell office:value-type="float" office:value="26.26745" calcext:value-type="float">
            <text:p>26.26745</text:p>
          </table:table-cell>
          <table:table-cell office:value-type="float" office:value="17.21837" calcext:value-type="float">
            <text:p>17.21837</text:p>
          </table:table-cell>
          <table:table-cell office:value-type="float" office:value="3.517295" calcext:value-type="float">
            <text:p>3.517295</text:p>
          </table:table-cell>
          <table:table-cell office:value-type="float" office:value="1.275932" calcext:value-type="float">
            <text:p>1.275932</text:p>
          </table:table-cell>
          <table:table-cell office:value-type="float" office:value="0.896444" calcext:value-type="float">
            <text:p>0.896444</text:p>
          </table:table-cell>
          <table:table-cell office:value-type="float" office:value="0.6231286" calcext:value-type="float">
            <text:p>0.6231286</text:p>
          </table:table-cell>
          <table:table-cell office:value-type="float" office:value="0.3796508" calcext:value-type="float">
            <text:p>0.3796508</text:p>
          </table:table-cell>
          <table:table-cell office:value-type="float" office:value="0.1629984" calcext:value-type="float">
            <text:p>0.1629984</text:p>
          </table:table-cell>
          <table:table-cell office:value-type="float" office:value="0.1503042" calcext:value-type="float">
            <text:p>0.1503042</text:p>
          </table:table-cell>
          <table:table-cell office:value-type="float" office:value="0.3397596" calcext:value-type="float">
            <text:p>0.3397596</text:p>
          </table:table-cell>
          <table:table-cell office:value-type="float" office:value="0.3490952" calcext:value-type="float">
            <text:p>0.3490952</text:p>
          </table:table-cell>
          <table:table-cell office:value-type="float" office:value="0" calcext:value-type="float">
            <text:p>0</text:p>
          </table:table-cell>
          <table:table-cell office:value-type="float" office:value="4680.702" calcext:value-type="float">
            <text:p>4680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5676" calcext:value-type="float">
            <text:p>4.775676</text:p>
          </table:table-cell>
          <table:table-cell office:value-type="float" office:value="0" calcext:value-type="float">
            <text:p>0</text:p>
          </table:table-cell>
          <table:table-cell office:value-type="float" office:value="-0.01899727" calcext:value-type="float">
            <text:p>-0.018997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29.96832" calcext:value-type="float">
            <text:p>29.96832</text:p>
          </table:table-cell>
          <table:table-cell office:value-type="float" office:value="1099.273" calcext:value-type="float">
            <text:p>1099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0743" calcext:value-type="float">
            <text:p>0.4100743</text:p>
          </table:table-cell>
          <table:table-cell office:value-type="float" office:value="8.954943" calcext:value-type="float">
            <text:p>8.954943</text:p>
          </table:table-cell>
          <table:table-cell office:value-type="float" office:value="0" calcext:value-type="float">
            <text:p>0</text:p>
          </table:table-cell>
          <table:table-cell office:value-type="float" office:value="0.000001220722" calcext:value-type="float">
            <text:p>1.22072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44636" calcext:value-type="float">
            <text:p>0.0001444636</text:p>
          </table:table-cell>
          <table:table-cell office:value-type="float" office:value="-0.02011994" calcext:value-type="float">
            <text:p>-0.02011994</text:p>
          </table:table-cell>
          <table:table-cell office:value-type="float" office:value="0.001998476" calcext:value-type="float">
            <text:p>0.001998476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9645" calcext:value-type="float">
            <text:p>20.79645</text:p>
          </table:table-cell>
          <table:table-cell office:value-type="float" office:value="3.561511" calcext:value-type="float">
            <text:p>3.561511</text:p>
          </table:table-cell>
          <table:table-cell office:value-type="float" office:value="0.485748" calcext:value-type="float">
            <text:p>0.485748</text:p>
          </table:table-cell>
          <table:table-cell office:value-type="float" office:value="0.4756947" calcext:value-type="float">
            <text:p>0.4756947</text:p>
          </table:table-cell>
          <table:table-cell office:value-type="float" office:value="0.04406942" calcext:value-type="float">
            <text:p>0.04406942</text:p>
          </table:table-cell>
          <table:table-cell office:value-type="float" office:value="0.04364576" calcext:value-type="float">
            <text:p>0.04364576</text:p>
          </table:table-cell>
          <table:table-cell office:value-type="float" office:value="0.02195037" calcext:value-type="float">
            <text:p>0.02195037</text:p>
          </table:table-cell>
          <table:table-cell office:value-type="float" office:value="0.0165022" calcext:value-type="float">
            <text:p>0.0165022</text:p>
          </table:table-cell>
          <table:table-cell office:value-type="float" office:value="0.02745627" calcext:value-type="float">
            <text:p>0.02745627</text:p>
          </table:table-cell>
          <table:table-cell office:value-type="float" office:value="0.02253238" calcext:value-type="float">
            <text:p>0.02253238</text:p>
          </table:table-cell>
          <table:table-cell office:value-type="float" office:value="0.01980678" calcext:value-type="float">
            <text:p>0.01980678</text:p>
          </table:table-cell>
          <table:table-cell office:value-type="float" office:value="0.01951861" calcext:value-type="float">
            <text:p>0.01951861</text:p>
          </table:table-cell>
          <table:table-cell office:value-type="float" office:value="0.0189641" calcext:value-type="float">
            <text:p>0.0189641</text:p>
          </table:table-cell>
          <table:table-cell office:value-type="float" office:value="0.005607089" calcext:value-type="float">
            <text:p>0.005607089</text:p>
          </table:table-cell>
          <table:table-cell office:value-type="float" office:value="0.006597292" calcext:value-type="float">
            <text:p>0.006597292</text:p>
          </table:table-cell>
          <table:table-cell office:value-type="float" office:value="0" calcext:value-type="float">
            <text:p>0</text:p>
          </table:table-cell>
          <table:table-cell office:value-type="float" office:value="33.74594" calcext:value-type="float">
            <text:p>33.74594</text:p>
          </table:table-cell>
          <table:table-cell office:value-type="float" office:value="49.35852" calcext:value-type="float">
            <text:p>49.35852</text:p>
          </table:table-cell>
          <table:table-cell office:value-type="float" office:value="48.63522" calcext:value-type="float">
            <text:p>48.63522</text:p>
          </table:table-cell>
          <table:table-cell office:value-type="float" office:value="29.8349" calcext:value-type="float">
            <text:p>29.8349</text:p>
          </table:table-cell>
          <table:table-cell office:value-type="float" office:value="19.28023" calcext:value-type="float">
            <text:p>19.28023</text:p>
          </table:table-cell>
          <table:table-cell office:value-type="float" office:value="3.782981" calcext:value-type="float">
            <text:p>3.782981</text:p>
          </table:table-cell>
          <table:table-cell office:value-type="float" office:value="1.318829" calcext:value-type="float">
            <text:p>1.318829</text:p>
          </table:table-cell>
          <table:table-cell office:value-type="float" office:value="0.9060347" calcext:value-type="float">
            <text:p>0.9060347</text:p>
          </table:table-cell>
          <table:table-cell office:value-type="float" office:value="0.628182" calcext:value-type="float">
            <text:p>0.628182</text:p>
          </table:table-cell>
          <table:table-cell office:value-type="float" office:value="0.3817811" calcext:value-type="float">
            <text:p>0.3817811</text:p>
          </table:table-cell>
          <table:table-cell office:value-type="float" office:value="0.1638393" calcext:value-type="float">
            <text:p>0.1638393</text:p>
          </table:table-cell>
          <table:table-cell office:value-type="float" office:value="0.1506387" calcext:value-type="float">
            <text:p>0.1506387</text:p>
          </table:table-cell>
          <table:table-cell office:value-type="float" office:value="0.3397352" calcext:value-type="float">
            <text:p>0.3397352</text:p>
          </table:table-cell>
          <table:table-cell office:value-type="float" office:value="0.3491031" calcext:value-type="float">
            <text:p>0.3491031</text:p>
          </table:table-cell>
          <table:table-cell office:value-type="float" office:value="0" calcext:value-type="float">
            <text:p>0</text:p>
          </table:table-cell>
          <table:table-cell office:value-type="float" office:value="4436.404" calcext:value-type="float">
            <text:p>4436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4449" calcext:value-type="float">
            <text:p>4.844449</text:p>
          </table:table-cell>
          <table:table-cell office:value-type="float" office:value="0" calcext:value-type="float">
            <text:p>0</text:p>
          </table:table-cell>
          <table:table-cell office:value-type="float" office:value="-0.01904538" calcext:value-type="float">
            <text:p>-0.019045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29.84786" calcext:value-type="float">
            <text:p>29.84786</text:p>
          </table:table-cell>
          <table:table-cell office:value-type="float" office:value="1099.29" calcext:value-type="float">
            <text:p>109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2945" calcext:value-type="float">
            <text:p>0.3832945</text:p>
          </table:table-cell>
          <table:table-cell office:value-type="float" office:value="9.078912" calcext:value-type="float">
            <text:p>9.078912</text:p>
          </table:table-cell>
          <table:table-cell office:value-type="float" office:value="0" calcext:value-type="float">
            <text:p>0</text:p>
          </table:table-cell>
          <table:table-cell office:value-type="float" office:value="0.000001220869" calcext:value-type="float">
            <text:p>1.22086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44839" calcext:value-type="float">
            <text:p>0.0001444839</text:p>
          </table:table-cell>
          <table:table-cell office:value-type="float" office:value="-0.02052362" calcext:value-type="float">
            <text:p>-0.02052362</text:p>
          </table:table-cell>
          <table:table-cell office:value-type="float" office:value="0.00201097" calcext:value-type="float">
            <text:p>0.00201097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8313" calcext:value-type="float">
            <text:p>20.8313</text:p>
          </table:table-cell>
          <table:table-cell office:value-type="float" office:value="2.997221" calcext:value-type="float">
            <text:p>2.997221</text:p>
          </table:table-cell>
          <table:table-cell office:value-type="float" office:value="0.3410955" calcext:value-type="float">
            <text:p>0.3410955</text:p>
          </table:table-cell>
          <table:table-cell office:value-type="float" office:value="0.3339228" calcext:value-type="float">
            <text:p>0.3339228</text:p>
          </table:table-cell>
          <table:table-cell office:value-type="float" office:value="0.04377663" calcext:value-type="float">
            <text:p>0.04377663</text:p>
          </table:table-cell>
          <table:table-cell office:value-type="float" office:value="0.04346398" calcext:value-type="float">
            <text:p>0.04346398</text:p>
          </table:table-cell>
          <table:table-cell office:value-type="float" office:value="0.02201753" calcext:value-type="float">
            <text:p>0.02201753</text:p>
          </table:table-cell>
          <table:table-cell office:value-type="float" office:value="0.01661585" calcext:value-type="float">
            <text:p>0.01661585</text:p>
          </table:table-cell>
          <table:table-cell office:value-type="float" office:value="0.02745163" calcext:value-type="float">
            <text:p>0.02745163</text:p>
          </table:table-cell>
          <table:table-cell office:value-type="float" office:value="0.02246642" calcext:value-type="float">
            <text:p>0.02246642</text:p>
          </table:table-cell>
          <table:table-cell office:value-type="float" office:value="0.01970271" calcext:value-type="float">
            <text:p>0.01970271</text:p>
          </table:table-cell>
          <table:table-cell office:value-type="float" office:value="0.01945653" calcext:value-type="float">
            <text:p>0.01945653</text:p>
          </table:table-cell>
          <table:table-cell office:value-type="float" office:value="0.01896376" calcext:value-type="float">
            <text:p>0.01896376</text:p>
          </table:table-cell>
          <table:table-cell office:value-type="float" office:value="0.005606142" calcext:value-type="float">
            <text:p>0.005606142</text:p>
          </table:table-cell>
          <table:table-cell office:value-type="float" office:value="0.006596305" calcext:value-type="float">
            <text:p>0.006596305</text:p>
          </table:table-cell>
          <table:table-cell office:value-type="float" office:value="0" calcext:value-type="float">
            <text:p>0</text:p>
          </table:table-cell>
          <table:table-cell office:value-type="float" office:value="46.91469" calcext:value-type="float">
            <text:p>46.91469</text:p>
          </table:table-cell>
          <table:table-cell office:value-type="float" office:value="48.64951" calcext:value-type="float">
            <text:p>48.64951</text:p>
          </table:table-cell>
          <table:table-cell office:value-type="float" office:value="47.62113" calcext:value-type="float">
            <text:p>47.62113</text:p>
          </table:table-cell>
          <table:table-cell office:value-type="float" office:value="29.7811" calcext:value-type="float">
            <text:p>29.7811</text:p>
          </table:table-cell>
          <table:table-cell office:value-type="float" office:value="19.62694" calcext:value-type="float">
            <text:p>19.62694</text:p>
          </table:table-cell>
          <table:table-cell office:value-type="float" office:value="4.002252" calcext:value-type="float">
            <text:p>4.002252</text:p>
          </table:table-cell>
          <table:table-cell office:value-type="float" office:value="1.382673" calcext:value-type="float">
            <text:p>1.382673</text:p>
          </table:table-cell>
          <table:table-cell office:value-type="float" office:value="0.9165829" calcext:value-type="float">
            <text:p>0.9165829</text:p>
          </table:table-cell>
          <table:table-cell office:value-type="float" office:value="0.6332701" calcext:value-type="float">
            <text:p>0.6332701</text:p>
          </table:table-cell>
          <table:table-cell office:value-type="float" office:value="0.3839104" calcext:value-type="float">
            <text:p>0.3839104</text:p>
          </table:table-cell>
          <table:table-cell office:value-type="float" office:value="0.1646912" calcext:value-type="float">
            <text:p>0.1646912</text:p>
          </table:table-cell>
          <table:table-cell office:value-type="float" office:value="0.1509806" calcext:value-type="float">
            <text:p>0.1509806</text:p>
          </table:table-cell>
          <table:table-cell office:value-type="float" office:value="0.3397129" calcext:value-type="float">
            <text:p>0.3397129</text:p>
          </table:table-cell>
          <table:table-cell office:value-type="float" office:value="0.3491111" calcext:value-type="float">
            <text:p>0.3491111</text:p>
          </table:table-cell>
          <table:table-cell office:value-type="float" office:value="0" calcext:value-type="float">
            <text:p>0</text:p>
          </table:table-cell>
          <table:table-cell office:value-type="float" office:value="4354.112" calcext:value-type="float">
            <text:p>4354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4186" calcext:value-type="float">
            <text:p>4.94186</text:p>
          </table:table-cell>
          <table:table-cell office:value-type="float" office:value="0" calcext:value-type="float">
            <text:p>0</text:p>
          </table:table-cell>
          <table:table-cell office:value-type="float" office:value="-0.01917047" calcext:value-type="float">
            <text:p>-0.019170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9.65183" calcext:value-type="float">
            <text:p>29.65183</text:p>
          </table:table-cell>
          <table:table-cell office:value-type="float" office:value="1099.306" calcext:value-type="float">
            <text:p>1099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7421" calcext:value-type="float">
            <text:p>0.4267421</text:p>
          </table:table-cell>
          <table:table-cell office:value-type="float" office:value="9.206556" calcext:value-type="float">
            <text:p>9.206556</text:p>
          </table:table-cell>
          <table:table-cell office:value-type="float" office:value="0" calcext:value-type="float">
            <text:p>0</text:p>
          </table:table-cell>
          <table:table-cell office:value-type="float" office:value="0.000001220869" calcext:value-type="float">
            <text:p>1.220869E-06</text:p>
          </table:table-cell>
          <table:table-cell office:value-type="float" office:value="0" calcext:value-type="float">
            <text:p>0</text:p>
          </table:table-cell>
          <table:table-cell office:value-type="float" office:value="0.0001444839" calcext:value-type="float">
            <text:p>0.0001444839</text:p>
          </table:table-cell>
          <table:table-cell office:value-type="float" office:value="-0.02085686" calcext:value-type="float">
            <text:p>-0.02085686</text:p>
          </table:table-cell>
          <table:table-cell office:value-type="float" office:value="0.002008131" calcext:value-type="float">
            <text:p>0.002008131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3907" calcext:value-type="float">
            <text:p>20.73907</text:p>
          </table:table-cell>
          <table:table-cell office:value-type="float" office:value="6.394783" calcext:value-type="float">
            <text:p>6.394783</text:p>
          </table:table-cell>
          <table:table-cell office:value-type="float" office:value="0.27578" calcext:value-type="float">
            <text:p>0.27578</text:p>
          </table:table-cell>
          <table:table-cell office:value-type="float" office:value="0.2552724" calcext:value-type="float">
            <text:p>0.2552724</text:p>
          </table:table-cell>
          <table:table-cell office:value-type="float" office:value="0.04335708" calcext:value-type="float">
            <text:p>0.04335708</text:p>
          </table:table-cell>
          <table:table-cell office:value-type="float" office:value="0.04305211" calcext:value-type="float">
            <text:p>0.04305211</text:p>
          </table:table-cell>
          <table:table-cell office:value-type="float" office:value="0.02177439" calcext:value-type="float">
            <text:p>0.02177439</text:p>
          </table:table-cell>
          <table:table-cell office:value-type="float" office:value="0.01649135" calcext:value-type="float">
            <text:p>0.01649135</text:p>
          </table:table-cell>
          <table:table-cell office:value-type="float" office:value="0.02742746" calcext:value-type="float">
            <text:p>0.02742746</text:p>
          </table:table-cell>
          <table:table-cell office:value-type="float" office:value="0.02241241" calcext:value-type="float">
            <text:p>0.02241241</text:p>
          </table:table-cell>
          <table:table-cell office:value-type="float" office:value="0.0196043" calcext:value-type="float">
            <text:p>0.0196043</text:p>
          </table:table-cell>
          <table:table-cell office:value-type="float" office:value="0.01939421" calcext:value-type="float">
            <text:p>0.01939421</text:p>
          </table:table-cell>
          <table:table-cell office:value-type="float" office:value="0.01896314" calcext:value-type="float">
            <text:p>0.01896314</text:p>
          </table:table-cell>
          <table:table-cell office:value-type="float" office:value="0.005605206" calcext:value-type="float">
            <text:p>0.005605206</text:p>
          </table:table-cell>
          <table:table-cell office:value-type="float" office:value="0.006595321" calcext:value-type="float">
            <text:p>0.006595321</text:p>
          </table:table-cell>
          <table:table-cell office:value-type="float" office:value="0" calcext:value-type="float">
            <text:p>0</text:p>
          </table:table-cell>
          <table:table-cell office:value-type="float" office:value="42.99248" calcext:value-type="float">
            <text:p>42.99248</text:p>
          </table:table-cell>
          <table:table-cell office:value-type="float" office:value="51.80053" calcext:value-type="float">
            <text:p>51.80053</text:p>
          </table:table-cell>
          <table:table-cell office:value-type="float" office:value="48.21511" calcext:value-type="float">
            <text:p>48.21511</text:p>
          </table:table-cell>
          <table:table-cell office:value-type="float" office:value="29.84299" calcext:value-type="float">
            <text:p>29.84299</text:p>
          </table:table-cell>
          <table:table-cell office:value-type="float" office:value="19.81178" calcext:value-type="float">
            <text:p>19.81178</text:p>
          </table:table-cell>
          <table:table-cell office:value-type="float" office:value="4.097961" calcext:value-type="float">
            <text:p>4.097961</text:p>
          </table:table-cell>
          <table:table-cell office:value-type="float" office:value="1.438241" calcext:value-type="float">
            <text:p>1.438241</text:p>
          </table:table-cell>
          <table:table-cell office:value-type="float" office:value="0.9279376" calcext:value-type="float">
            <text:p>0.9279376</text:p>
          </table:table-cell>
          <table:table-cell office:value-type="float" office:value="0.6384468" calcext:value-type="float">
            <text:p>0.6384468</text:p>
          </table:table-cell>
          <table:table-cell office:value-type="float" office:value="0.3860373" calcext:value-type="float">
            <text:p>0.3860373</text:p>
          </table:table-cell>
          <table:table-cell office:value-type="float" office:value="0.1655532" calcext:value-type="float">
            <text:p>0.1655532</text:p>
          </table:table-cell>
          <table:table-cell office:value-type="float" office:value="0.151329" calcext:value-type="float">
            <text:p>0.151329</text:p>
          </table:table-cell>
          <table:table-cell office:value-type="float" office:value="0.339693" calcext:value-type="float">
            <text:p>0.339693</text:p>
          </table:table-cell>
          <table:table-cell office:value-type="float" office:value="0.349119" calcext:value-type="float">
            <text:p>0.349119</text:p>
          </table:table-cell>
          <table:table-cell office:value-type="float" office:value="0" calcext:value-type="float">
            <text:p>0</text:p>
          </table:table-cell>
          <table:table-cell office:value-type="float" office:value="4643.781" calcext:value-type="float">
            <text:p>4643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14245" calcext:value-type="float">
            <text:p>5.114245</text:p>
          </table:table-cell>
          <table:table-cell office:value-type="float" office:value="0" calcext:value-type="float">
            <text:p>0</text:p>
          </table:table-cell>
          <table:table-cell office:value-type="float" office:value="-0.02034892" calcext:value-type="float">
            <text:p>-0.020348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29.48425" calcext:value-type="float">
            <text:p>29.48425</text:p>
          </table:table-cell>
          <table:table-cell office:value-type="float" office:value="1099.318" calcext:value-type="float">
            <text:p>1099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5785" calcext:value-type="float">
            <text:p>0.4415785</text:p>
          </table:table-cell>
          <table:table-cell office:value-type="float" office:value="9.340492" calcext:value-type="float">
            <text:p>9.340492</text:p>
          </table:table-cell>
          <table:table-cell office:value-type="float" office:value="0" calcext:value-type="float">
            <text:p>0</text:p>
          </table:table-cell>
          <table:table-cell office:value-type="float" office:value="0.000001221202" calcext:value-type="float">
            <text:p>1.221202E-06</text:p>
          </table:table-cell>
          <table:table-cell office:value-type="float" office:value="0" calcext:value-type="float">
            <text:p>0</text:p>
          </table:table-cell>
          <table:table-cell office:value-type="float" office:value="0.0001445283" calcext:value-type="float">
            <text:p>0.0001445283</text:p>
          </table:table-cell>
          <table:table-cell office:value-type="float" office:value="-0.02108985" calcext:value-type="float">
            <text:p>-0.02108985</text:p>
          </table:table-cell>
          <table:table-cell office:value-type="float" office:value="0.001999367" calcext:value-type="float">
            <text:p>0.001999367</text:p>
          </table:table-cell>
          <table:table-cell office:value-type="float" office:value="0.0000000007746394" calcext:value-type="float">
            <text:p>7.746394E-10</text:p>
          </table:table-cell>
          <table:table-cell office:value-type="float" office:value="20.71057" calcext:value-type="float">
            <text:p>20.71057</text:p>
          </table:table-cell>
          <table:table-cell office:value-type="float" office:value="7.830901" calcext:value-type="float">
            <text:p>7.830901</text:p>
          </table:table-cell>
          <table:table-cell office:value-type="float" office:value="0.2229846" calcext:value-type="float">
            <text:p>0.2229846</text:p>
          </table:table-cell>
          <table:table-cell office:value-type="float" office:value="0.2004932" calcext:value-type="float">
            <text:p>0.2004932</text:p>
          </table:table-cell>
          <table:table-cell office:value-type="float" office:value="0.04306592" calcext:value-type="float">
            <text:p>0.04306592</text:p>
          </table:table-cell>
          <table:table-cell office:value-type="float" office:value="0.04272632" calcext:value-type="float">
            <text:p>0.04272632</text:p>
          </table:table-cell>
          <table:table-cell office:value-type="float" office:value="0.02145141" calcext:value-type="float">
            <text:p>0.02145141</text:p>
          </table:table-cell>
          <table:table-cell office:value-type="float" office:value="0.01620834" calcext:value-type="float">
            <text:p>0.01620834</text:p>
          </table:table-cell>
          <table:table-cell office:value-type="float" office:value="0.02735215" calcext:value-type="float">
            <text:p>0.02735215</text:p>
          </table:table-cell>
          <table:table-cell office:value-type="float" office:value="0.02235726" calcext:value-type="float">
            <text:p>0.02235726</text:p>
          </table:table-cell>
          <table:table-cell office:value-type="float" office:value="0.01951044" calcext:value-type="float">
            <text:p>0.01951044</text:p>
          </table:table-cell>
          <table:table-cell office:value-type="float" office:value="0.01933178" calcext:value-type="float">
            <text:p>0.01933178</text:p>
          </table:table-cell>
          <table:table-cell office:value-type="float" office:value="0.01896236" calcext:value-type="float">
            <text:p>0.01896236</text:p>
          </table:table-cell>
          <table:table-cell office:value-type="float" office:value="0.00560427" calcext:value-type="float">
            <text:p>0.00560427</text:p>
          </table:table-cell>
          <table:table-cell office:value-type="float" office:value="0.006594314" calcext:value-type="float">
            <text:p>0.006594314</text:p>
          </table:table-cell>
          <table:table-cell office:value-type="float" office:value="0" calcext:value-type="float">
            <text:p>0</text:p>
          </table:table-cell>
          <table:table-cell office:value-type="float" office:value="39.04646" calcext:value-type="float">
            <text:p>39.04646</text:p>
          </table:table-cell>
          <table:table-cell office:value-type="float" office:value="54.18035" calcext:value-type="float">
            <text:p>54.18035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0.07832" calcext:value-type="float">
            <text:p>30.07832</text:p>
          </table:table-cell>
          <table:table-cell office:value-type="float" office:value="20.13107" calcext:value-type="float">
            <text:p>20.13107</text:p>
          </table:table-cell>
          <table:table-cell office:value-type="float" office:value="4.187778" calcext:value-type="float">
            <text:p>4.187778</text:p>
          </table:table-cell>
          <table:table-cell office:value-type="float" office:value="1.488337" calcext:value-type="float">
            <text:p>1.488337</text:p>
          </table:table-cell>
          <table:table-cell office:value-type="float" office:value="0.9399279" calcext:value-type="float">
            <text:p>0.9399279</text:p>
          </table:table-cell>
          <table:table-cell office:value-type="float" office:value="0.6438119" calcext:value-type="float">
            <text:p>0.6438119</text:p>
          </table:table-cell>
          <table:table-cell office:value-type="float" office:value="0.3881716" calcext:value-type="float">
            <text:p>0.3881716</text:p>
          </table:table-cell>
          <table:table-cell office:value-type="float" office:value="0.1664249" calcext:value-type="float">
            <text:p>0.1664249</text:p>
          </table:table-cell>
          <table:table-cell office:value-type="float" office:value="0.1516841" calcext:value-type="float">
            <text:p>0.1516841</text:p>
          </table:table-cell>
          <table:table-cell office:value-type="float" office:value="0.3396749" calcext:value-type="float">
            <text:p>0.3396749</text:p>
          </table:table-cell>
          <table:table-cell office:value-type="float" office:value="0.349127" calcext:value-type="float">
            <text:p>0.349127</text:p>
          </table:table-cell>
          <table:table-cell office:value-type="float" office:value="0" calcext:value-type="float">
            <text:p>0</text:p>
          </table:table-cell>
          <table:table-cell office:value-type="float" office:value="4744.73" calcext:value-type="float">
            <text:p>474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63033" calcext:value-type="float">
            <text:p>5.263033</text:p>
          </table:table-cell>
          <table:table-cell office:value-type="float" office:value="0" calcext:value-type="float">
            <text:p>0</text:p>
          </table:table-cell>
          <table:table-cell office:value-type="float" office:value="-0.02075778" calcext:value-type="float">
            <text:p>-0.020757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29.33712" calcext:value-type="float">
            <text:p>29.33712</text:p>
          </table:table-cell>
          <table:table-cell office:value-type="float" office:value="1099.338" calcext:value-type="float">
            <text:p>1099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1301" calcext:value-type="float">
            <text:p>0.3811301</text:p>
          </table:table-cell>
          <table:table-cell office:value-type="float" office:value="9.522881" calcext:value-type="float">
            <text:p>9.522881</text:p>
          </table:table-cell>
          <table:table-cell office:value-type="float" office:value="0" calcext:value-type="float">
            <text:p>0</text:p>
          </table:table-cell>
          <table:table-cell office:value-type="float" office:value="0.000001228903" calcext:value-type="float">
            <text:p>1.228903E-06</text:p>
          </table:table-cell>
          <table:table-cell office:value-type="float" office:value="0" calcext:value-type="float">
            <text:p>0</text:p>
          </table:table-cell>
          <table:table-cell office:value-type="float" office:value="0.0001455527" calcext:value-type="float">
            <text:p>0.0001455527</text:p>
          </table:table-cell>
          <table:table-cell office:value-type="float" office:value="-0.02171973" calcext:value-type="float">
            <text:p>-0.02171973</text:p>
          </table:table-cell>
          <table:table-cell office:value-type="float" office:value="0.002008693" calcext:value-type="float">
            <text:p>0.002008693</text:p>
          </table:table-cell>
          <table:table-cell office:value-type="float" office:value="0.0000000009121507" calcext:value-type="float">
            <text:p>9.121507E-10</text:p>
          </table:table-cell>
          <table:table-cell office:value-type="float" office:value="20.78398" calcext:value-type="float">
            <text:p>20.78398</text:p>
          </table:table-cell>
          <table:table-cell office:value-type="float" office:value="3.955137" calcext:value-type="float">
            <text:p>3.955137</text:p>
          </table:table-cell>
          <table:table-cell office:value-type="float" office:value="0.1848621" calcext:value-type="float">
            <text:p>0.1848621</text:p>
          </table:table-cell>
          <table:table-cell office:value-type="float" office:value="0.1580635" calcext:value-type="float">
            <text:p>0.1580635</text:p>
          </table:table-cell>
          <table:table-cell office:value-type="float" office:value="0.0431732" calcext:value-type="float">
            <text:p>0.0431732</text:p>
          </table:table-cell>
          <table:table-cell office:value-type="float" office:value="0.04282764" calcext:value-type="float">
            <text:p>0.04282764</text:p>
          </table:table-cell>
          <table:table-cell office:value-type="float" office:value="0.02128164" calcext:value-type="float">
            <text:p>0.02128164</text:p>
          </table:table-cell>
          <table:table-cell office:value-type="float" office:value="0.0160047" calcext:value-type="float">
            <text:p>0.0160047</text:p>
          </table:table-cell>
          <table:table-cell office:value-type="float" office:value="0.02726295" calcext:value-type="float">
            <text:p>0.02726295</text:p>
          </table:table-cell>
          <table:table-cell office:value-type="float" office:value="0.02229598" calcext:value-type="float">
            <text:p>0.02229598</text:p>
          </table:table-cell>
          <table:table-cell office:value-type="float" office:value="0.01941911" calcext:value-type="float">
            <text:p>0.01941911</text:p>
          </table:table-cell>
          <table:table-cell office:value-type="float" office:value="0.0192691" calcext:value-type="float">
            <text:p>0.0192691</text:p>
          </table:table-cell>
          <table:table-cell office:value-type="float" office:value="0.01896143" calcext:value-type="float">
            <text:p>0.01896143</text:p>
          </table:table-cell>
          <table:table-cell office:value-type="float" office:value="0.005603333" calcext:value-type="float">
            <text:p>0.005603333</text:p>
          </table:table-cell>
          <table:table-cell office:value-type="float" office:value="0.006593284" calcext:value-type="float">
            <text:p>0.006593284</text:p>
          </table:table-cell>
          <table:table-cell office:value-type="float" office:value="0" calcext:value-type="float">
            <text:p>0</text:p>
          </table:table-cell>
          <table:table-cell office:value-type="float" office:value="51.38706" calcext:value-type="float">
            <text:p>51.38706</text:p>
          </table:table-cell>
          <table:table-cell office:value-type="float" office:value="47.26926" calcext:value-type="float">
            <text:p>47.26926</text:p>
          </table:table-cell>
          <table:table-cell office:value-type="float" office:value="50.13161" calcext:value-type="float">
            <text:p>50.13161</text:p>
          </table:table-cell>
          <table:table-cell office:value-type="float" office:value="32.88577" calcext:value-type="float">
            <text:p>32.88577</text:p>
          </table:table-cell>
          <table:table-cell office:value-type="float" office:value="21.90318" calcext:value-type="float">
            <text:p>21.90318</text:p>
          </table:table-cell>
          <table:table-cell office:value-type="float" office:value="4.472162" calcext:value-type="float">
            <text:p>4.472162</text:p>
          </table:table-cell>
          <table:table-cell office:value-type="float" office:value="1.551123" calcext:value-type="float">
            <text:p>1.551123</text:p>
          </table:table-cell>
          <table:table-cell office:value-type="float" office:value="0.9525609" calcext:value-type="float">
            <text:p>0.9525609</text:p>
          </table:table-cell>
          <table:table-cell office:value-type="float" office:value="0.649422" calcext:value-type="float">
            <text:p>0.649422</text:p>
          </table:table-cell>
          <table:table-cell office:value-type="float" office:value="0.3903295" calcext:value-type="float">
            <text:p>0.3903295</text:p>
          </table:table-cell>
          <table:table-cell office:value-type="float" office:value="0.1673069" calcext:value-type="float">
            <text:p>0.1673069</text:p>
          </table:table-cell>
          <table:table-cell office:value-type="float" office:value="0.1520457" calcext:value-type="float">
            <text:p>0.1520457</text:p>
          </table:table-cell>
          <table:table-cell office:value-type="float" office:value="0.3396584" calcext:value-type="float">
            <text:p>0.3396584</text:p>
          </table:table-cell>
          <table:table-cell office:value-type="float" office:value="0.349135" calcext:value-type="float">
            <text:p>0.349135</text:p>
          </table:table-cell>
          <table:table-cell office:value-type="float" office:value="0" calcext:value-type="float">
            <text:p>0</text:p>
          </table:table-cell>
          <table:table-cell office:value-type="float" office:value="4518.618" calcext:value-type="float">
            <text:p>4518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2367" calcext:value-type="float">
            <text:p>5.382367</text:p>
          </table:table-cell>
          <table:table-cell office:value-type="float" office:value="0" calcext:value-type="float">
            <text:p>0</text:p>
          </table:table-cell>
          <table:table-cell office:value-type="float" office:value="-0.02157818" calcext:value-type="float">
            <text:p>-0.021578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29.19902" calcext:value-type="float">
            <text:p>29.19902</text:p>
          </table:table-cell>
          <table:table-cell office:value-type="float" office:value="1099.358" calcext:value-type="float">
            <text:p>1099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7012" calcext:value-type="float">
            <text:p>0.3307012</text:p>
          </table:table-cell>
          <table:table-cell office:value-type="float" office:value="9.647016" calcext:value-type="float">
            <text:p>9.647016</text:p>
          </table:table-cell>
          <table:table-cell office:value-type="float" office:value="0" calcext:value-type="float">
            <text:p>0</text:p>
          </table:table-cell>
          <table:table-cell office:value-type="float" office:value="0.000006977742" calcext:value-type="float">
            <text:p>6.977742E-06</text:p>
          </table:table-cell>
          <table:table-cell office:value-type="float" office:value="0" calcext:value-type="float">
            <text:p>0</text:p>
          </table:table-cell>
          <table:table-cell office:value-type="float" office:value="0.001097378" calcext:value-type="float">
            <text:p>0.001097378</text:p>
          </table:table-cell>
          <table:table-cell office:value-type="float" office:value="-0.02668577" calcext:value-type="float">
            <text:p>-0.02668577</text:p>
          </table:table-cell>
          <table:table-cell office:value-type="float" office:value="0.002012698" calcext:value-type="float">
            <text:p>0.002012698</text:p>
          </table:table-cell>
          <table:table-cell office:value-type="float" office:value="0.000000001247628" calcext:value-type="float">
            <text:p>1.247628E-09</text:p>
          </table:table-cell>
          <table:table-cell office:value-type="float" office:value="20.78879" calcext:value-type="float">
            <text:p>20.78879</text:p>
          </table:table-cell>
          <table:table-cell office:value-type="float" office:value="3.765826" calcext:value-type="float">
            <text:p>3.765826</text:p>
          </table:table-cell>
          <table:table-cell office:value-type="float" office:value="0.3269053" calcext:value-type="float">
            <text:p>0.3269053</text:p>
          </table:table-cell>
          <table:table-cell office:value-type="float" office:value="0.2426923" calcext:value-type="float">
            <text:p>0.2426923</text:p>
          </table:table-cell>
          <table:table-cell office:value-type="float" office:value="0.04948325" calcext:value-type="float">
            <text:p>0.04948325</text:p>
          </table:table-cell>
          <table:table-cell office:value-type="float" office:value="0.0465944" calcext:value-type="float">
            <text:p>0.0465944</text:p>
          </table:table-cell>
          <table:table-cell office:value-type="float" office:value="0.02229906" calcext:value-type="float">
            <text:p>0.02229906</text:p>
          </table:table-cell>
          <table:table-cell office:value-type="float" office:value="0.01649405" calcext:value-type="float">
            <text:p>0.01649405</text:p>
          </table:table-cell>
          <table:table-cell office:value-type="float" office:value="0.02725311" calcext:value-type="float">
            <text:p>0.02725311</text:p>
          </table:table-cell>
          <table:table-cell office:value-type="float" office:value="0.02223631" calcext:value-type="float">
            <text:p>0.02223631</text:p>
          </table:table-cell>
          <table:table-cell office:value-type="float" office:value="0.01932922" calcext:value-type="float">
            <text:p>0.01932922</text:p>
          </table:table-cell>
          <table:table-cell office:value-type="float" office:value="0.01920589" calcext:value-type="float">
            <text:p>0.01920589</text:p>
          </table:table-cell>
          <table:table-cell office:value-type="float" office:value="0.01896035" calcext:value-type="float">
            <text:p>0.01896035</text:p>
          </table:table-cell>
          <table:table-cell office:value-type="float" office:value="0.005602398" calcext:value-type="float">
            <text:p>0.005602398</text:p>
          </table:table-cell>
          <table:table-cell office:value-type="float" office:value="0.006592214" calcext:value-type="float">
            <text:p>0.006592214</text:p>
          </table:table-cell>
          <table:table-cell office:value-type="float" office:value="0" calcext:value-type="float">
            <text:p>0</text:p>
          </table:table-cell>
          <table:table-cell office:value-type="float" office:value="17.02934" calcext:value-type="float">
            <text:p>17.02934</text:p>
          </table:table-cell>
          <table:table-cell office:value-type="float" office:value="31.22875" calcext:value-type="float">
            <text:p>31.22875</text:p>
          </table:table-cell>
          <table:table-cell office:value-type="float" office:value="47.58959" calcext:value-type="float">
            <text:p>47.58959</text:p>
          </table:table-cell>
          <table:table-cell office:value-type="float" office:value="43.54608" calcext:value-type="float">
            <text:p>43.54608</text:p>
          </table:table-cell>
          <table:table-cell office:value-type="float" office:value="33.63234" calcext:value-type="float">
            <text:p>33.63234</text:p>
          </table:table-cell>
          <table:table-cell office:value-type="float" office:value="6.980763" calcext:value-type="float">
            <text:p>6.980763</text:p>
          </table:table-cell>
          <table:table-cell office:value-type="float" office:value="1.724616" calcext:value-type="float">
            <text:p>1.724616</text:p>
          </table:table-cell>
          <table:table-cell office:value-type="float" office:value="0.9815041" calcext:value-type="float">
            <text:p>0.9815041</text:p>
          </table:table-cell>
          <table:table-cell office:value-type="float" office:value="0.6557665" calcext:value-type="float">
            <text:p>0.6557665</text:p>
          </table:table-cell>
          <table:table-cell office:value-type="float" office:value="0.3925295" calcext:value-type="float">
            <text:p>0.3925295</text:p>
          </table:table-cell>
          <table:table-cell office:value-type="float" office:value="0.1682015" calcext:value-type="float">
            <text:p>0.1682015</text:p>
          </table:table-cell>
          <table:table-cell office:value-type="float" office:value="0.1524139" calcext:value-type="float">
            <text:p>0.1524139</text:p>
          </table:table-cell>
          <table:table-cell office:value-type="float" office:value="0.339644" calcext:value-type="float">
            <text:p>0.339644</text:p>
          </table:table-cell>
          <table:table-cell office:value-type="float" office:value="0.3491429" calcext:value-type="float">
            <text:p>0.3491429</text:p>
          </table:table-cell>
          <table:table-cell office:value-type="float" office:value="0" calcext:value-type="float">
            <text:p>0</text:p>
          </table:table-cell>
          <table:table-cell office:value-type="float" office:value="3562.393" calcext:value-type="float">
            <text:p>3562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0" calcext:value-type="float">
            <text:p>0</text:p>
          </table:table-cell>
          <table:table-cell office:value-type="float" office:value="-0.06397236" calcext:value-type="float">
            <text:p>-0.063972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29.09659" calcext:value-type="float">
            <text:p>29.09659</text:p>
          </table:table-cell>
          <table:table-cell office:value-type="float" office:value="1099.373" calcext:value-type="float">
            <text:p>1099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9052" calcext:value-type="float">
            <text:p>0.2819052</text:p>
          </table:table-cell>
          <table:table-cell office:value-type="float" office:value="9.770675" calcext:value-type="float">
            <text:p>9.770675</text:p>
          </table:table-cell>
          <table:table-cell office:value-type="float" office:value="0" calcext:value-type="float">
            <text:p>0</text:p>
          </table:table-cell>
          <table:table-cell office:value-type="float" office:value="0.000006981795" calcext:value-type="float">
            <text:p>6.981795E-06</text:p>
          </table:table-cell>
          <table:table-cell office:value-type="float" office:value="0" calcext:value-type="float">
            <text:p>0</text:p>
          </table:table-cell>
          <table:table-cell office:value-type="float" office:value="0.001098075" calcext:value-type="float">
            <text:p>0.001098075</text:p>
          </table:table-cell>
          <table:table-cell office:value-type="float" office:value="-0.02880507" calcext:value-type="float">
            <text:p>-0.02880507</text:p>
          </table:table-cell>
          <table:table-cell office:value-type="float" office:value="0.002018343" calcext:value-type="float">
            <text:p>0.002018343</text:p>
          </table:table-cell>
          <table:table-cell office:value-type="float" office:value="0.000000001262861" calcext:value-type="float">
            <text:p>1.262861E-09</text:p>
          </table:table-cell>
          <table:table-cell office:value-type="float" office:value="20.83561" calcext:value-type="float">
            <text:p>20.83561</text:p>
          </table:table-cell>
          <table:table-cell office:value-type="float" office:value="2.036954" calcext:value-type="float">
            <text:p>2.036954</text:p>
          </table:table-cell>
          <table:table-cell office:value-type="float" office:value="0.1919915" calcext:value-type="float">
            <text:p>0.1919915</text:p>
          </table:table-cell>
          <table:table-cell office:value-type="float" office:value="0.1371188" calcext:value-type="float">
            <text:p>0.1371188</text:p>
          </table:table-cell>
          <table:table-cell office:value-type="float" office:value="0.04753259" calcext:value-type="float">
            <text:p>0.04753259</text:p>
          </table:table-cell>
          <table:table-cell office:value-type="float" office:value="0.04656342" calcext:value-type="float">
            <text:p>0.04656342</text:p>
          </table:table-cell>
          <table:table-cell office:value-type="float" office:value="0.02289202" calcext:value-type="float">
            <text:p>0.02289202</text:p>
          </table:table-cell>
          <table:table-cell office:value-type="float" office:value="0.01722742" calcext:value-type="float">
            <text:p>0.01722742</text:p>
          </table:table-cell>
          <table:table-cell office:value-type="float" office:value="0.02734522" calcext:value-type="float">
            <text:p>0.02734522</text:p>
          </table:table-cell>
          <table:table-cell office:value-type="float" office:value="0.02219438" calcext:value-type="float">
            <text:p>0.02219438</text:p>
          </table:table-cell>
          <table:table-cell office:value-type="float" office:value="0.0192417" calcext:value-type="float">
            <text:p>0.0192417</text:p>
          </table:table-cell>
          <table:table-cell office:value-type="float" office:value="0.01914193" calcext:value-type="float">
            <text:p>0.01914193</text:p>
          </table:table-cell>
          <table:table-cell office:value-type="float" office:value="0.01895916" calcext:value-type="float">
            <text:p>0.01895916</text:p>
          </table:table-cell>
          <table:table-cell office:value-type="float" office:value="0.005601468" calcext:value-type="float">
            <text:p>0.005601468</text:p>
          </table:table-cell>
          <table:table-cell office:value-type="float" office:value="0.006591128" calcext:value-type="float">
            <text:p>0.006591128</text:p>
          </table:table-cell>
          <table:table-cell office:value-type="float" office:value="0" calcext:value-type="float">
            <text:p>0</text:p>
          </table:table-cell>
          <table:table-cell office:value-type="float" office:value="18.56926" calcext:value-type="float">
            <text:p>18.56926</text:p>
          </table:table-cell>
          <table:table-cell office:value-type="float" office:value="28.35826" calcext:value-type="float">
            <text:p>28.35826</text:p>
          </table:table-cell>
          <table:table-cell office:value-type="float" office:value="43.60798" calcext:value-type="float">
            <text:p>43.60798</text:p>
          </table:table-cell>
          <table:table-cell office:value-type="float" office:value="42.18839" calcext:value-type="float">
            <text:p>42.18839</text:p>
          </table:table-cell>
          <table:table-cell office:value-type="float" office:value="34.85079" calcext:value-type="float">
            <text:p>34.85079</text:p>
          </table:table-cell>
          <table:table-cell office:value-type="float" office:value="9.234653" calcext:value-type="float">
            <text:p>9.234653</text:p>
          </table:table-cell>
          <table:table-cell office:value-type="float" office:value="2.855579" calcext:value-type="float">
            <text:p>2.855579</text:p>
          </table:table-cell>
          <table:table-cell office:value-type="float" office:value="1.045642" calcext:value-type="float">
            <text:p>1.045642</text:p>
          </table:table-cell>
          <table:table-cell office:value-type="float" office:value="0.6644785" calcext:value-type="float">
            <text:p>0.6644785</text:p>
          </table:table-cell>
          <table:table-cell office:value-type="float" office:value="0.3948598" calcext:value-type="float">
            <text:p>0.3948598</text:p>
          </table:table-cell>
          <table:table-cell office:value-type="float" office:value="0.1691121" calcext:value-type="float">
            <text:p>0.1691121</text:p>
          </table:table-cell>
          <table:table-cell office:value-type="float" office:value="0.152789" calcext:value-type="float">
            <text:p>0.152789</text:p>
          </table:table-cell>
          <table:table-cell office:value-type="float" office:value="0.3396305" calcext:value-type="float">
            <text:p>0.3396305</text:p>
          </table:table-cell>
          <table:table-cell office:value-type="float" office:value="0.3491508" calcext:value-type="float">
            <text:p>0.3491508</text:p>
          </table:table-cell>
          <table:table-cell office:value-type="float" office:value="0" calcext:value-type="float">
            <text:p>0</text:p>
          </table:table-cell>
          <table:table-cell office:value-type="float" office:value="3253.368" calcext:value-type="float">
            <text:p>3253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3205" calcext:value-type="float">
            <text:p>5.573205</text:p>
          </table:table-cell>
          <table:table-cell office:value-type="float" office:value="0" calcext:value-type="float">
            <text:p>0</text:p>
          </table:table-cell>
          <table:table-cell office:value-type="float" office:value="-0.07141314" calcext:value-type="float">
            <text:p>-0.071413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28.98553" calcext:value-type="float">
            <text:p>28.98553</text:p>
          </table:table-cell>
          <table:table-cell office:value-type="float" office:value="1099.389" calcext:value-type="float">
            <text:p>1099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5793" calcext:value-type="float">
            <text:p>0.2525793</text:p>
          </table:table-cell>
          <table:table-cell office:value-type="float" office:value="9.886562" calcext:value-type="float">
            <text:p>9.886562</text:p>
          </table:table-cell>
          <table:table-cell office:value-type="float" office:value="0" calcext:value-type="float">
            <text:p>0</text:p>
          </table:table-cell>
          <table:table-cell office:value-type="float" office:value="0.000006981795" calcext:value-type="float">
            <text:p>6.981795E-06</text:p>
          </table:table-cell>
          <table:table-cell office:value-type="float" office:value="0" calcext:value-type="float">
            <text:p>0</text:p>
          </table:table-cell>
          <table:table-cell office:value-type="float" office:value="0.001098075" calcext:value-type="float">
            <text:p>0.001098075</text:p>
          </table:table-cell>
          <table:table-cell office:value-type="float" office:value="-0.02938428" calcext:value-type="float">
            <text:p>-0.02938428</text:p>
          </table:table-cell>
          <table:table-cell office:value-type="float" office:value="0.002024688" calcext:value-type="float">
            <text:p>0.002024688</text:p>
          </table:table-cell>
          <table:table-cell office:value-type="float" office:value="0.000000001262861" calcext:value-type="float">
            <text:p>1.262861E-09</text:p>
          </table:table-cell>
          <table:table-cell office:value-type="float" office:value="20.88967" calcext:value-type="float">
            <text:p>20.88967</text:p>
          </table:table-cell>
          <table:table-cell office:value-type="float" office:value="1.266876" calcext:value-type="float">
            <text:p>1.266876</text:p>
          </table:table-cell>
          <table:table-cell office:value-type="float" office:value="0.1438972" calcext:value-type="float">
            <text:p>0.1438972</text:p>
          </table:table-cell>
          <table:table-cell office:value-type="float" office:value="0.1125207" calcext:value-type="float">
            <text:p>0.1125207</text:p>
          </table:table-cell>
          <table:table-cell office:value-type="float" office:value="0.04657906" calcext:value-type="float">
            <text:p>0.04657906</text:p>
          </table:table-cell>
          <table:table-cell office:value-type="float" office:value="0.04608702" calcext:value-type="float">
            <text:p>0.04608702</text:p>
          </table:table-cell>
          <table:table-cell office:value-type="float" office:value="0.02300661" calcext:value-type="float">
            <text:p>0.02300661</text:p>
          </table:table-cell>
          <table:table-cell office:value-type="float" office:value="0.01740378" calcext:value-type="float">
            <text:p>0.01740378</text:p>
          </table:table-cell>
          <table:table-cell office:value-type="float" office:value="0.02749832" calcext:value-type="float">
            <text:p>0.02749832</text:p>
          </table:table-cell>
          <table:table-cell office:value-type="float" office:value="0.02218179" calcext:value-type="float">
            <text:p>0.02218179</text:p>
          </table:table-cell>
          <table:table-cell office:value-type="float" office:value="0.01915909" calcext:value-type="float">
            <text:p>0.01915909</text:p>
          </table:table-cell>
          <table:table-cell office:value-type="float" office:value="0.01907743" calcext:value-type="float">
            <text:p>0.01907743</text:p>
          </table:table-cell>
          <table:table-cell office:value-type="float" office:value="0.01895785" calcext:value-type="float">
            <text:p>0.01895785</text:p>
          </table:table-cell>
          <table:table-cell office:value-type="float" office:value="0.00560054" calcext:value-type="float">
            <text:p>0.00560054</text:p>
          </table:table-cell>
          <table:table-cell office:value-type="float" office:value="0.006590006" calcext:value-type="float">
            <text:p>0.006590006</text:p>
          </table:table-cell>
          <table:table-cell office:value-type="float" office:value="0" calcext:value-type="float">
            <text:p>0</text:p>
          </table:table-cell>
          <table:table-cell office:value-type="float" office:value="35.31195" calcext:value-type="float">
            <text:p>35.31195</text:p>
          </table:table-cell>
          <table:table-cell office:value-type="float" office:value="29.24858" calcext:value-type="float">
            <text:p>29.24858</text:p>
          </table:table-cell>
          <table:table-cell office:value-type="float" office:value="41.8008" calcext:value-type="float">
            <text:p>41.8008</text:p>
          </table:table-cell>
          <table:table-cell office:value-type="float" office:value="40.47227" calcext:value-type="float">
            <text:p>40.47227</text:p>
          </table:table-cell>
          <table:table-cell office:value-type="float" office:value="33.83065" calcext:value-type="float">
            <text:p>33.83065</text:p>
          </table:table-cell>
          <table:table-cell office:value-type="float" office:value="9.39191" calcext:value-type="float">
            <text:p>9.39191</text:p>
          </table:table-cell>
          <table:table-cell office:value-type="float" office:value="3.294701" calcext:value-type="float">
            <text:p>3.294701</text:p>
          </table:table-cell>
          <table:table-cell office:value-type="float" office:value="1.135494" calcext:value-type="float">
            <text:p>1.135494</text:p>
          </table:table-cell>
          <table:table-cell office:value-type="float" office:value="0.6765277" calcext:value-type="float">
            <text:p>0.6765277</text:p>
          </table:table-cell>
          <table:table-cell office:value-type="float" office:value="0.397456" calcext:value-type="float">
            <text:p>0.397456</text:p>
          </table:table-cell>
          <table:table-cell office:value-type="float" office:value="0.1700503" calcext:value-type="float">
            <text:p>0.1700503</text:p>
          </table:table-cell>
          <table:table-cell office:value-type="float" office:value="0.153171" calcext:value-type="float">
            <text:p>0.153171</text:p>
          </table:table-cell>
          <table:table-cell office:value-type="float" office:value="0.3396178" calcext:value-type="float">
            <text:p>0.3396178</text:p>
          </table:table-cell>
          <table:table-cell office:value-type="float" office:value="0.3491587" calcext:value-type="float">
            <text:p>0.3491587</text:p>
          </table:table-cell>
          <table:table-cell office:value-type="float" office:value="0" calcext:value-type="float">
            <text:p>0</text:p>
          </table:table-cell>
          <table:table-cell office:value-type="float" office:value="2994.67" calcext:value-type="float">
            <text:p>299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0752" calcext:value-type="float">
            <text:p>5.660752</text:p>
          </table:table-cell>
          <table:table-cell office:value-type="float" office:value="0" calcext:value-type="float">
            <text:p>0</text:p>
          </table:table-cell>
          <table:table-cell office:value-type="float" office:value="-0.07231919" calcext:value-type="float">
            <text:p>-0.072319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8.85924" calcext:value-type="float">
            <text:p>28.85924</text:p>
          </table:table-cell>
          <table:table-cell office:value-type="float" office:value="1099.409" calcext:value-type="float">
            <text:p>1099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1866" calcext:value-type="float">
            <text:p>0.2331866</text:p>
          </table:table-cell>
          <table:table-cell office:value-type="float" office:value="10.00537" calcext:value-type="float">
            <text:p>10.00537</text:p>
          </table:table-cell>
          <table:table-cell office:value-type="float" office:value="0" calcext:value-type="float">
            <text:p>0</text:p>
          </table:table-cell>
          <table:table-cell office:value-type="float" office:value="0.000006981795" calcext:value-type="float">
            <text:p>6.981795E-06</text:p>
          </table:table-cell>
          <table:table-cell office:value-type="float" office:value="0" calcext:value-type="float">
            <text:p>0</text:p>
          </table:table-cell>
          <table:table-cell office:value-type="float" office:value="0.001098075" calcext:value-type="float">
            <text:p>0.001098075</text:p>
          </table:table-cell>
          <table:table-cell office:value-type="float" office:value="-0.02973103" calcext:value-type="float">
            <text:p>-0.02973103</text:p>
          </table:table-cell>
          <table:table-cell office:value-type="float" office:value="0.002032634" calcext:value-type="float">
            <text:p>0.002032634</text:p>
          </table:table-cell>
          <table:table-cell office:value-type="float" office:value="0.000000001262861" calcext:value-type="float">
            <text:p>1.262861E-09</text:p>
          </table:table-cell>
          <table:table-cell office:value-type="float" office:value="20.94572" calcext:value-type="float">
            <text:p>20.94572</text:p>
          </table:table-cell>
          <table:table-cell office:value-type="float" office:value="0.8271752" calcext:value-type="float">
            <text:p>0.8271752</text:p>
          </table:table-cell>
          <table:table-cell office:value-type="float" office:value="0.1223193" calcext:value-type="float">
            <text:p>0.1223193</text:p>
          </table:table-cell>
          <table:table-cell office:value-type="float" office:value="0.1037371" calcext:value-type="float">
            <text:p>0.1037371</text:p>
          </table:table-cell>
          <table:table-cell office:value-type="float" office:value="0.04578459" calcext:value-type="float">
            <text:p>0.04578459</text:p>
          </table:table-cell>
          <table:table-cell office:value-type="float" office:value="0.04543769" calcext:value-type="float">
            <text:p>0.04543769</text:p>
          </table:table-cell>
          <table:table-cell office:value-type="float" office:value="0.02289723" calcext:value-type="float">
            <text:p>0.02289723</text:p>
          </table:table-cell>
          <table:table-cell office:value-type="float" office:value="0.01738643" calcext:value-type="float">
            <text:p>0.01738643</text:p>
          </table:table-cell>
          <table:table-cell office:value-type="float" office:value="0.02761436" calcext:value-type="float">
            <text:p>0.02761436</text:p>
          </table:table-cell>
          <table:table-cell office:value-type="float" office:value="0.02218965" calcext:value-type="float">
            <text:p>0.02218965</text:p>
          </table:table-cell>
          <table:table-cell office:value-type="float" office:value="0.01908289" calcext:value-type="float">
            <text:p>0.01908289</text:p>
          </table:table-cell>
          <table:table-cell office:value-type="float" office:value="0.01901281" calcext:value-type="float">
            <text:p>0.01901281</text:p>
          </table:table-cell>
          <table:table-cell office:value-type="float" office:value="0.01895644" calcext:value-type="float">
            <text:p>0.01895644</text:p>
          </table:table-cell>
          <table:table-cell office:value-type="float" office:value="0.005599612" calcext:value-type="float">
            <text:p>0.005599612</text:p>
          </table:table-cell>
          <table:table-cell office:value-type="float" office:value="0.006588881" calcext:value-type="float">
            <text:p>0.006588881</text:p>
          </table:table-cell>
          <table:table-cell office:value-type="float" office:value="0" calcext:value-type="float">
            <text:p>0</text:p>
          </table:table-cell>
          <table:table-cell office:value-type="float" office:value="52.8639" calcext:value-type="float">
            <text:p>52.8639</text:p>
          </table:table-cell>
          <table:table-cell office:value-type="float" office:value="31.35786" calcext:value-type="float">
            <text:p>31.35786</text:p>
          </table:table-cell>
          <table:table-cell office:value-type="float" office:value="40.44899" calcext:value-type="float">
            <text:p>40.44899</text:p>
          </table:table-cell>
          <table:table-cell office:value-type="float" office:value="38.93693" calcext:value-type="float">
            <text:p>38.93693</text:p>
          </table:table-cell>
          <table:table-cell office:value-type="float" office:value="32.50566" calcext:value-type="float">
            <text:p>32.50566</text:p>
          </table:table-cell>
          <table:table-cell office:value-type="float" office:value="9.245442" calcext:value-type="float">
            <text:p>9.245442</text:p>
          </table:table-cell>
          <table:table-cell office:value-type="float" office:value="3.482184" calcext:value-type="float">
            <text:p>3.482184</text:p>
          </table:table-cell>
          <table:table-cell office:value-type="float" office:value="1.1983" calcext:value-type="float">
            <text:p>1.1983</text:p>
          </table:table-cell>
          <table:table-cell office:value-type="float" office:value="0.6897475" calcext:value-type="float">
            <text:p>0.6897475</text:p>
          </table:table-cell>
          <table:table-cell office:value-type="float" office:value="0.4002852" calcext:value-type="float">
            <text:p>0.4002852</text:p>
          </table:table-cell>
          <table:table-cell office:value-type="float" office:value="0.1710264" calcext:value-type="float">
            <text:p>0.1710264</text:p>
          </table:table-cell>
          <table:table-cell office:value-type="float" office:value="0.1535609" calcext:value-type="float">
            <text:p>0.1535609</text:p>
          </table:table-cell>
          <table:table-cell office:value-type="float" office:value="0.3396071" calcext:value-type="float">
            <text:p>0.3396071</text:p>
          </table:table-cell>
          <table:table-cell office:value-type="float" office:value="0.3491667" calcext:value-type="float">
            <text:p>0.3491667</text:p>
          </table:table-cell>
          <table:table-cell office:value-type="float" office:value="0" calcext:value-type="float">
            <text:p>0</text:p>
          </table:table-cell>
          <table:table-cell office:value-type="float" office:value="2821.72" calcext:value-type="float">
            <text:p>282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0432" calcext:value-type="float">
            <text:p>5.760432</text:p>
          </table:table-cell>
          <table:table-cell office:value-type="float" office:value="0" calcext:value-type="float">
            <text:p>0</text:p>
          </table:table-cell>
          <table:table-cell office:value-type="float" office:value="-0.07261455" calcext:value-type="float">
            <text:p>-0.072614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28.67779" calcext:value-type="float">
            <text:p>28.67779</text:p>
          </table:table-cell>
          <table:table-cell office:value-type="float" office:value="1099.427" calcext:value-type="float">
            <text:p>1099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7537" calcext:value-type="float">
            <text:p>0.2717537</text:p>
          </table:table-cell>
          <table:table-cell office:value-type="float" office:value="10.12246" calcext:value-type="float">
            <text:p>10.12246</text:p>
          </table:table-cell>
          <table:table-cell office:value-type="float" office:value="0" calcext:value-type="float">
            <text:p>0</text:p>
          </table:table-cell>
          <table:table-cell office:value-type="float" office:value="0.000006981795" calcext:value-type="float">
            <text:p>6.981795E-06</text:p>
          </table:table-cell>
          <table:table-cell office:value-type="float" office:value="0" calcext:value-type="float">
            <text:p>0</text:p>
          </table:table-cell>
          <table:table-cell office:value-type="float" office:value="0.001098075" calcext:value-type="float">
            <text:p>0.001098075</text:p>
          </table:table-cell>
          <table:table-cell office:value-type="float" office:value="-0.02994003" calcext:value-type="float">
            <text:p>-0.02994003</text:p>
          </table:table-cell>
          <table:table-cell office:value-type="float" office:value="0.002037802" calcext:value-type="float">
            <text:p>0.002037802</text:p>
          </table:table-cell>
          <table:table-cell office:value-type="float" office:value="0.000000001262861" calcext:value-type="float">
            <text:p>1.262861E-09</text:p>
          </table:table-cell>
          <table:table-cell office:value-type="float" office:value="20.85991" calcext:value-type="float">
            <text:p>20.85991</text:p>
          </table:table-cell>
          <table:table-cell office:value-type="float" office:value="2.55484" calcext:value-type="float">
            <text:p>2.55484</text:p>
          </table:table-cell>
          <table:table-cell office:value-type="float" office:value="0.1314115" calcext:value-type="float">
            <text:p>0.1314115</text:p>
          </table:table-cell>
          <table:table-cell office:value-type="float" office:value="0.1110003" calcext:value-type="float">
            <text:p>0.1110003</text:p>
          </table:table-cell>
          <table:table-cell office:value-type="float" office:value="0.04531683" calcext:value-type="float">
            <text:p>0.04531683</text:p>
          </table:table-cell>
          <table:table-cell office:value-type="float" office:value="0.04501909" calcext:value-type="float">
            <text:p>0.04501909</text:p>
          </table:table-cell>
          <table:table-cell office:value-type="float" office:value="0.02270106" calcext:value-type="float">
            <text:p>0.02270106</text:p>
          </table:table-cell>
          <table:table-cell office:value-type="float" office:value="0.01727323" calcext:value-type="float">
            <text:p>0.01727323</text:p>
          </table:table-cell>
          <table:table-cell office:value-type="float" office:value="0.02766755" calcext:value-type="float">
            <text:p>0.02766755</text:p>
          </table:table-cell>
          <table:table-cell office:value-type="float" office:value="0.02221439" calcext:value-type="float">
            <text:p>0.02221439</text:p>
          </table:table-cell>
          <table:table-cell office:value-type="float" office:value="0.01901447" calcext:value-type="float">
            <text:p>0.01901447</text:p>
          </table:table-cell>
          <table:table-cell office:value-type="float" office:value="0.0189486" calcext:value-type="float">
            <text:p>0.0189486</text:p>
          </table:table-cell>
          <table:table-cell office:value-type="float" office:value="0.01895498" calcext:value-type="float">
            <text:p>0.01895498</text:p>
          </table:table-cell>
          <table:table-cell office:value-type="float" office:value="0.00559869" calcext:value-type="float">
            <text:p>0.00559869</text:p>
          </table:table-cell>
          <table:table-cell office:value-type="float" office:value="0.006587733" calcext:value-type="float">
            <text:p>0.006587733</text:p>
          </table:table-cell>
          <table:table-cell office:value-type="float" office:value="0" calcext:value-type="float">
            <text:p>0</text:p>
          </table:table-cell>
          <table:table-cell office:value-type="float" office:value="53.62697" calcext:value-type="float">
            <text:p>53.62697</text:p>
          </table:table-cell>
          <table:table-cell office:value-type="float" office:value="35.45658" calcext:value-type="float">
            <text:p>35.45658</text:p>
          </table:table-cell>
          <table:table-cell office:value-type="float" office:value="40.57642" calcext:value-type="float">
            <text:p>40.57642</text:p>
          </table:table-cell>
          <table:table-cell office:value-type="float" office:value="38.24488" calcext:value-type="float">
            <text:p>38.24488</text:p>
          </table:table-cell>
          <table:table-cell office:value-type="float" office:value="31.53321" calcext:value-type="float">
            <text:p>31.53321</text:p>
          </table:table-cell>
          <table:table-cell office:value-type="float" office:value="9.137992" calcext:value-type="float">
            <text:p>9.137992</text:p>
          </table:table-cell>
          <table:table-cell office:value-type="float" office:value="3.526492" calcext:value-type="float">
            <text:p>3.526492</text:p>
          </table:table-cell>
          <table:table-cell office:value-type="float" office:value="1.227952" calcext:value-type="float">
            <text:p>1.227952</text:p>
          </table:table-cell>
          <table:table-cell office:value-type="float" office:value="0.7046664" calcext:value-type="float">
            <text:p>0.7046664</text:p>
          </table:table-cell>
          <table:table-cell office:value-type="float" office:value="0.4035139" calcext:value-type="float">
            <text:p>0.4035139</text:p>
          </table:table-cell>
          <table:table-cell office:value-type="float" office:value="0.1720537" calcext:value-type="float">
            <text:p>0.1720537</text:p>
          </table:table-cell>
          <table:table-cell office:value-type="float" office:value="0.1539592" calcext:value-type="float">
            <text:p>0.1539592</text:p>
          </table:table-cell>
          <table:table-cell office:value-type="float" office:value="0.3395975" calcext:value-type="float">
            <text:p>0.3395975</text:p>
          </table:table-cell>
          <table:table-cell office:value-type="float" office:value="0.3491746" calcext:value-type="float">
            <text:p>0.3491746</text:p>
          </table:table-cell>
          <table:table-cell office:value-type="float" office:value="0" calcext:value-type="float">
            <text:p>0</text:p>
          </table:table-cell>
          <table:table-cell office:value-type="float" office:value="3256.871" calcext:value-type="float">
            <text:p>3256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16478" calcext:value-type="float">
            <text:p>5.916478</text:p>
          </table:table-cell>
          <table:table-cell office:value-type="float" office:value="0" calcext:value-type="float">
            <text:p>0</text:p>
          </table:table-cell>
          <table:table-cell office:value-type="float" office:value="-0.07315274" calcext:value-type="float">
            <text:p>-0.073152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28.55254" calcext:value-type="float">
            <text:p>28.55254</text:p>
          </table:table-cell>
          <table:table-cell office:value-type="float" office:value="1099.444" calcext:value-type="float">
            <text:p>1099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369" calcext:value-type="float">
            <text:p>0.229369</text:p>
          </table:table-cell>
          <table:table-cell office:value-type="float" office:value="10.24383" calcext:value-type="float">
            <text:p>10.24383</text:p>
          </table:table-cell>
          <table:table-cell office:value-type="float" office:value="0" calcext:value-type="float">
            <text:p>0</text:p>
          </table:table-cell>
          <table:table-cell office:value-type="float" office:value="0.00001369534" calcext:value-type="float">
            <text:p>1.369534E-05</text:p>
          </table:table-cell>
          <table:table-cell office:value-type="float" office:value="0" calcext:value-type="float">
            <text:p>0</text:p>
          </table:table-cell>
          <table:table-cell office:value-type="float" office:value="0.001996275" calcext:value-type="float">
            <text:p>0.001996275</text:p>
          </table:table-cell>
          <table:table-cell office:value-type="float" office:value="-0.03204895" calcext:value-type="float">
            <text:p>-0.03204895</text:p>
          </table:table-cell>
          <table:table-cell office:value-type="float" office:value="0.002032544" calcext:value-type="float">
            <text:p>0.002032544</text:p>
          </table:table-cell>
          <table:table-cell office:value-type="float" office:value="0.000000001266577" calcext:value-type="float">
            <text:p>1.266577E-09</text:p>
          </table:table-cell>
          <table:table-cell office:value-type="float" office:value="20.83912" calcext:value-type="float">
            <text:p>20.83912</text:p>
          </table:table-cell>
          <table:table-cell office:value-type="float" office:value="1.093284" calcext:value-type="float">
            <text:p>1.093284</text:p>
          </table:table-cell>
          <table:table-cell office:value-type="float" office:value="0.2892056" calcext:value-type="float">
            <text:p>0.2892056</text:p>
          </table:table-cell>
          <table:table-cell office:value-type="float" office:value="0.3577969" calcext:value-type="float">
            <text:p>0.3577969</text:p>
          </table:table-cell>
          <table:table-cell office:value-type="float" office:value="0.07435401" calcext:value-type="float">
            <text:p>0.07435401</text:p>
          </table:table-cell>
          <table:table-cell office:value-type="float" office:value="0.05544674" calcext:value-type="float">
            <text:p>0.05544674</text:p>
          </table:table-cell>
          <table:table-cell office:value-type="float" office:value="0.02578317" calcext:value-type="float">
            <text:p>0.02578317</text:p>
          </table:table-cell>
          <table:table-cell office:value-type="float" office:value="0.01902452" calcext:value-type="float">
            <text:p>0.01902452</text:p>
          </table:table-cell>
          <table:table-cell office:value-type="float" office:value="0.02863877" calcext:value-type="float">
            <text:p>0.02863877</text:p>
          </table:table-cell>
          <table:table-cell office:value-type="float" office:value="0.02287523" calcext:value-type="float">
            <text:p>0.02287523</text:p>
          </table:table-cell>
          <table:table-cell office:value-type="float" office:value="0.01900068" calcext:value-type="float">
            <text:p>0.01900068</text:p>
          </table:table-cell>
          <table:table-cell office:value-type="float" office:value="0.01888619" calcext:value-type="float">
            <text:p>0.01888619</text:p>
          </table:table-cell>
          <table:table-cell office:value-type="float" office:value="0.01895368" calcext:value-type="float">
            <text:p>0.01895368</text:p>
          </table:table-cell>
          <table:table-cell office:value-type="float" office:value="0.005597791" calcext:value-type="float">
            <text:p>0.005597791</text:p>
          </table:table-cell>
          <table:table-cell office:value-type="float" office:value="0.006586557" calcext:value-type="float">
            <text:p>0.006586557</text:p>
          </table:table-cell>
          <table:table-cell office:value-type="float" office:value="0" calcext:value-type="float">
            <text:p>0</text:p>
          </table:table-cell>
          <table:table-cell office:value-type="float" office:value="3.210114" calcext:value-type="float">
            <text:p>3.210114</text:p>
          </table:table-cell>
          <table:table-cell office:value-type="float" office:value="10.24842" calcext:value-type="float">
            <text:p>10.24842</text:p>
          </table:table-cell>
          <table:table-cell office:value-type="float" office:value="21.1074" calcext:value-type="float">
            <text:p>21.1074</text:p>
          </table:table-cell>
          <table:table-cell office:value-type="float" office:value="31.64372" calcext:value-type="float">
            <text:p>31.64372</text:p>
          </table:table-cell>
          <table:table-cell office:value-type="float" office:value="34.87991" calcext:value-type="float">
            <text:p>34.87991</text:p>
          </table:table-cell>
          <table:table-cell office:value-type="float" office:value="17.96321" calcext:value-type="float">
            <text:p>17.96321</text:p>
          </table:table-cell>
          <table:table-cell office:value-type="float" office:value="11.28467" calcext:value-type="float">
            <text:p>11.28467</text:p>
          </table:table-cell>
          <table:table-cell office:value-type="float" office:value="3.203561" calcext:value-type="float">
            <text:p>3.203561</text:p>
          </table:table-cell>
          <table:table-cell office:value-type="float" office:value="1.042512" calcext:value-type="float">
            <text:p>1.042512</text:p>
          </table:table-cell>
          <table:table-cell office:value-type="float" office:value="0.4180286" calcext:value-type="float">
            <text:p>0.4180286</text:p>
          </table:table-cell>
          <table:table-cell office:value-type="float" office:value="0.1732797" calcext:value-type="float">
            <text:p>0.1732797</text:p>
          </table:table-cell>
          <table:table-cell office:value-type="float" office:value="0.1543677" calcext:value-type="float">
            <text:p>0.1543677</text:p>
          </table:table-cell>
          <table:table-cell office:value-type="float" office:value="0.3395893" calcext:value-type="float">
            <text:p>0.3395893</text:p>
          </table:table-cell>
          <table:table-cell office:value-type="float" office:value="0.3491825" calcext:value-type="float">
            <text:p>0.3491825</text:p>
          </table:table-cell>
          <table:table-cell office:value-type="float" office:value="0" calcext:value-type="float">
            <text:p>0</text:p>
          </table:table-cell>
          <table:table-cell office:value-type="float" office:value="2357.99" calcext:value-type="float">
            <text:p>2357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8178" calcext:value-type="float">
            <text:p>6.018178</text:p>
          </table:table-cell>
          <table:table-cell office:value-type="float" office:value="0" calcext:value-type="float">
            <text:p>0</text:p>
          </table:table-cell>
          <table:table-cell office:value-type="float" office:value="-0.1208607" calcext:value-type="float">
            <text:p>-0.12086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28.43473" calcext:value-type="float">
            <text:p>28.43473</text:p>
          </table:table-cell>
          <table:table-cell office:value-type="float" office:value="1099.464" calcext:value-type="float">
            <text:p>1099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4697" calcext:value-type="float">
            <text:p>0.1964697</text:p>
          </table:table-cell>
          <table:table-cell office:value-type="float" office:value="10.35396" calcext:value-type="float">
            <text:p>10.35396</text:p>
          </table:table-cell>
          <table:table-cell office:value-type="float" office:value="0" calcext:value-type="float">
            <text:p>0</text:p>
          </table:table-cell>
          <table:table-cell office:value-type="float" office:value="0.0000137043" calcext:value-type="float">
            <text:p>1.37043E-05</text:p>
          </table:table-cell>
          <table:table-cell office:value-type="float" office:value="0" calcext:value-type="float">
            <text:p>0</text:p>
          </table:table-cell>
          <table:table-cell office:value-type="float" office:value="0.002004707" calcext:value-type="float">
            <text:p>0.002004707</text:p>
          </table:table-cell>
          <table:table-cell office:value-type="float" office:value="-0.03414835" calcext:value-type="float">
            <text:p>-0.03414835</text:p>
          </table:table-cell>
          <table:table-cell office:value-type="float" office:value="0.002034435" calcext:value-type="float">
            <text:p>0.002034435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88235" calcext:value-type="float">
            <text:p>20.88235</text:p>
          </table:table-cell>
          <table:table-cell office:value-type="float" office:value="0.6654155" calcext:value-type="float">
            <text:p>0.6654155</text:p>
          </table:table-cell>
          <table:table-cell office:value-type="float" office:value="0.1942354" calcext:value-type="float">
            <text:p>0.1942354</text:p>
          </table:table-cell>
          <table:table-cell office:value-type="float" office:value="0.1963556" calcext:value-type="float">
            <text:p>0.1963556</text:p>
          </table:table-cell>
          <table:table-cell office:value-type="float" office:value="0.06020848" calcext:value-type="float">
            <text:p>0.06020848</text:p>
          </table:table-cell>
          <table:table-cell office:value-type="float" office:value="0.05109166" calcext:value-type="float">
            <text:p>0.05109166</text:p>
          </table:table-cell>
          <table:table-cell office:value-type="float" office:value="0.02469907" calcext:value-type="float">
            <text:p>0.02469907</text:p>
          </table:table-cell>
          <table:table-cell office:value-type="float" office:value="0.01853861" calcext:value-type="float">
            <text:p>0.01853861</text:p>
          </table:table-cell>
          <table:table-cell office:value-type="float" office:value="0.02878783" calcext:value-type="float">
            <text:p>0.02878783</text:p>
          </table:table-cell>
          <table:table-cell office:value-type="float" office:value="0.02310603" calcext:value-type="float">
            <text:p>0.02310603</text:p>
          </table:table-cell>
          <table:table-cell office:value-type="float" office:value="0.01930436" calcext:value-type="float">
            <text:p>0.01930436</text:p>
          </table:table-cell>
          <table:table-cell office:value-type="float" office:value="0.01886346" calcext:value-type="float">
            <text:p>0.01886346</text:p>
          </table:table-cell>
          <table:table-cell office:value-type="float" office:value="0.01895395" calcext:value-type="float">
            <text:p>0.01895395</text:p>
          </table:table-cell>
          <table:table-cell office:value-type="float" office:value="0.005596987" calcext:value-type="float">
            <text:p>0.005596987</text:p>
          </table:table-cell>
          <table:table-cell office:value-type="float" office:value="0.006585348" calcext:value-type="float">
            <text:p>0.006585348</text:p>
          </table:table-cell>
          <table:table-cell office:value-type="float" office:value="0" calcext:value-type="float">
            <text:p>0</text:p>
          </table:table-cell>
          <table:table-cell office:value-type="float" office:value="5.726628" calcext:value-type="float">
            <text:p>5.726628</text:p>
          </table:table-cell>
          <table:table-cell office:value-type="float" office:value="10.62209" calcext:value-type="float">
            <text:p>10.62209</text:p>
          </table:table-cell>
          <table:table-cell office:value-type="float" office:value="19.83652" calcext:value-type="float">
            <text:p>19.83652</text:p>
          </table:table-cell>
          <table:table-cell office:value-type="float" office:value="29.03985" calcext:value-type="float">
            <text:p>29.03985</text:p>
          </table:table-cell>
          <table:table-cell office:value-type="float" office:value="31.82235" calcext:value-type="float">
            <text:p>31.82235</text:p>
          </table:table-cell>
          <table:table-cell office:value-type="float" office:value="16.90929" calcext:value-type="float">
            <text:p>16.90929</text:p>
          </table:table-cell>
          <table:table-cell office:value-type="float" office:value="11.51937" calcext:value-type="float">
            <text:p>11.51937</text:p>
          </table:table-cell>
          <table:table-cell office:value-type="float" office:value="3.99937" calcext:value-type="float">
            <text:p>3.99937</text:p>
          </table:table-cell>
          <table:table-cell office:value-type="float" office:value="1.314063" calcext:value-type="float">
            <text:p>1.314063</text:p>
          </table:table-cell>
          <table:table-cell office:value-type="float" office:value="0.5174137" calcext:value-type="float">
            <text:p>0.5174137</text:p>
          </table:table-cell>
          <table:table-cell office:value-type="float" office:value="0.1802006" calcext:value-type="float">
            <text:p>0.1802006</text:p>
          </table:table-cell>
          <table:table-cell office:value-type="float" office:value="0.1548619" calcext:value-type="float">
            <text:p>0.1548619</text:p>
          </table:table-cell>
          <table:table-cell office:value-type="float" office:value="0.3395859" calcext:value-type="float">
            <text:p>0.3395859</text:p>
          </table:table-cell>
          <table:table-cell office:value-type="float" office:value="0.3491904" calcext:value-type="float">
            <text:p>0.3491904</text:p>
          </table:table-cell>
          <table:table-cell office:value-type="float" office:value="0" calcext:value-type="float">
            <text:p>0</text:p>
          </table:table-cell>
          <table:table-cell office:value-type="float" office:value="2102.581" calcext:value-type="float">
            <text:p>2102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9083" calcext:value-type="float">
            <text:p>6.109083</text:p>
          </table:table-cell>
          <table:table-cell office:value-type="float" office:value="0" calcext:value-type="float">
            <text:p>0</text:p>
          </table:table-cell>
          <table:table-cell office:value-type="float" office:value="-0.136999" calcext:value-type="float">
            <text:p>-0.1369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28.33264" calcext:value-type="float">
            <text:p>28.33264</text:p>
          </table:table-cell>
          <table:table-cell office:value-type="float" office:value="1099.476" calcext:value-type="float">
            <text:p>1099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0578" calcext:value-type="float">
            <text:p>0.1750578</text:p>
          </table:table-cell>
          <table:table-cell office:value-type="float" office:value="10.45623" calcext:value-type="float">
            <text:p>10.45623</text:p>
          </table:table-cell>
          <table:table-cell office:value-type="float" office:value="0" calcext:value-type="float">
            <text:p>0</text:p>
          </table:table-cell>
          <table:table-cell office:value-type="float" office:value="0.00001371537" calcext:value-type="float">
            <text:p>1.371537E-05</text:p>
          </table:table-cell>
          <table:table-cell office:value-type="float" office:value="0" calcext:value-type="float">
            <text:p>0</text:p>
          </table:table-cell>
          <table:table-cell office:value-type="float" office:value="0.002016148" calcext:value-type="float">
            <text:p>0.002016148</text:p>
          </table:table-cell>
          <table:table-cell office:value-type="float" office:value="-0.03473359" calcext:value-type="float">
            <text:p>-0.03473359</text:p>
          </table:table-cell>
          <table:table-cell office:value-type="float" office:value="0.002039649" calcext:value-type="float">
            <text:p>0.002039649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89999" calcext:value-type="float">
            <text:p>20.89999</text:p>
          </table:table-cell>
          <table:table-cell office:value-type="float" office:value="0.4669853" calcext:value-type="float">
            <text:p>0.4669853</text:p>
          </table:table-cell>
          <table:table-cell office:value-type="float" office:value="0.14239" calcext:value-type="float">
            <text:p>0.14239</text:p>
          </table:table-cell>
          <table:table-cell office:value-type="float" office:value="0.1422428" calcext:value-type="float">
            <text:p>0.1422428</text:p>
          </table:table-cell>
          <table:table-cell office:value-type="float" office:value="0.05492032" calcext:value-type="float">
            <text:p>0.05492032</text:p>
          </table:table-cell>
          <table:table-cell office:value-type="float" office:value="0.05009592" calcext:value-type="float">
            <text:p>0.05009592</text:p>
          </table:table-cell>
          <table:table-cell office:value-type="float" office:value="0.02467195" calcext:value-type="float">
            <text:p>0.02467195</text:p>
          </table:table-cell>
          <table:table-cell office:value-type="float" office:value="0.01868598" calcext:value-type="float">
            <text:p>0.01868598</text:p>
          </table:table-cell>
          <table:table-cell office:value-type="float" office:value="0.02896831" calcext:value-type="float">
            <text:p>0.02896831</text:p>
          </table:table-cell>
          <table:table-cell office:value-type="float" office:value="0.02319702" calcext:value-type="float">
            <text:p>0.02319702</text:p>
          </table:table-cell>
          <table:table-cell office:value-type="float" office:value="0.01947531" calcext:value-type="float">
            <text:p>0.01947531</text:p>
          </table:table-cell>
          <table:table-cell office:value-type="float" office:value="0.01887088" calcext:value-type="float">
            <text:p>0.01887088</text:p>
          </table:table-cell>
          <table:table-cell office:value-type="float" office:value="0.01895904" calcext:value-type="float">
            <text:p>0.01895904</text:p>
          </table:table-cell>
          <table:table-cell office:value-type="float" office:value="0.00559683" calcext:value-type="float">
            <text:p>0.00559683</text:p>
          </table:table-cell>
          <table:table-cell office:value-type="float" office:value="0.006584133" calcext:value-type="float">
            <text:p>0.006584133</text:p>
          </table:table-cell>
          <table:table-cell office:value-type="float" office:value="0" calcext:value-type="float">
            <text:p>0</text:p>
          </table:table-cell>
          <table:table-cell office:value-type="float" office:value="3.867012" calcext:value-type="float">
            <text:p>3.867012</text:p>
          </table:table-cell>
          <table:table-cell office:value-type="float" office:value="9.361262" calcext:value-type="float">
            <text:p>9.361262</text:p>
          </table:table-cell>
          <table:table-cell office:value-type="float" office:value="17.60465" calcext:value-type="float">
            <text:p>17.60465</text:p>
          </table:table-cell>
          <table:table-cell office:value-type="float" office:value="26.37799" calcext:value-type="float">
            <text:p>26.37799</text:p>
          </table:table-cell>
          <table:table-cell office:value-type="float" office:value="30.21901" calcext:value-type="float">
            <text:p>30.21901</text:p>
          </table:table-cell>
          <table:table-cell office:value-type="float" office:value="17.6195" calcext:value-type="float">
            <text:p>17.6195</text:p>
          </table:table-cell>
          <table:table-cell office:value-type="float" office:value="12.59955" calcext:value-type="float">
            <text:p>12.59955</text:p>
          </table:table-cell>
          <table:table-cell office:value-type="float" office:value="4.480992" calcext:value-type="float">
            <text:p>4.480992</text:p>
          </table:table-cell>
          <table:table-cell office:value-type="float" office:value="1.401619" calcext:value-type="float">
            <text:p>1.401619</text:p>
          </table:table-cell>
          <table:table-cell office:value-type="float" office:value="0.5828364" calcext:value-type="float">
            <text:p>0.5828364</text:p>
          </table:table-cell>
          <table:table-cell office:value-type="float" office:value="0.1928093" calcext:value-type="float">
            <text:p>0.1928093</text:p>
          </table:table-cell>
          <table:table-cell office:value-type="float" office:value="0.1556319" calcext:value-type="float">
            <text:p>0.1556319</text:p>
          </table:table-cell>
          <table:table-cell office:value-type="float" office:value="0.3396027" calcext:value-type="float">
            <text:p>0.3396027</text:p>
          </table:table-cell>
          <table:table-cell office:value-type="float" office:value="0.3491983" calcext:value-type="float">
            <text:p>0.3491983</text:p>
          </table:table-cell>
          <table:table-cell office:value-type="float" office:value="0" calcext:value-type="float">
            <text:p>0</text:p>
          </table:table-cell>
          <table:table-cell office:value-type="float" office:value="1846.62" calcext:value-type="float">
            <text:p>184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92224" calcext:value-type="float">
            <text:p>6.192224</text:p>
          </table:table-cell>
          <table:table-cell office:value-type="float" office:value="0" calcext:value-type="float">
            <text:p>0</text:p>
          </table:table-cell>
          <table:table-cell office:value-type="float" office:value="-0.1434645" calcext:value-type="float">
            <text:p>-0.14346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8.18269" calcext:value-type="float">
            <text:p>28.18269</text:p>
          </table:table-cell>
          <table:table-cell office:value-type="float" office:value="1099.494" calcext:value-type="float">
            <text:p>1099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0926" calcext:value-type="float">
            <text:p>0.1920926</text:p>
          </table:table-cell>
          <table:table-cell office:value-type="float" office:value="10.55039" calcext:value-type="float">
            <text:p>10.55039</text:p>
          </table:table-cell>
          <table:table-cell office:value-type="float" office:value="0" calcext:value-type="float">
            <text:p>0</text:p>
          </table:table-cell>
          <table:table-cell office:value-type="float" office:value="0.00001371544" calcext:value-type="float">
            <text:p>1.371544E-05</text:p>
          </table:table-cell>
          <table:table-cell office:value-type="float" office:value="0" calcext:value-type="float">
            <text:p>0</text:p>
          </table:table-cell>
          <table:table-cell office:value-type="float" office:value="0.002016225" calcext:value-type="float">
            <text:p>0.002016225</text:p>
          </table:table-cell>
          <table:table-cell office:value-type="float" office:value="-0.03679303" calcext:value-type="float">
            <text:p>-0.03679303</text:p>
          </table:table-cell>
          <table:table-cell office:value-type="float" office:value="0.002047459" calcext:value-type="float">
            <text:p>0.002047459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84945" calcext:value-type="float">
            <text:p>20.84945</text:p>
          </table:table-cell>
          <table:table-cell office:value-type="float" office:value="1.221548" calcext:value-type="float">
            <text:p>1.221548</text:p>
          </table:table-cell>
          <table:table-cell office:value-type="float" office:value="0.1681092" calcext:value-type="float">
            <text:p>0.1681092</text:p>
          </table:table-cell>
          <table:table-cell office:value-type="float" office:value="0.144842" calcext:value-type="float">
            <text:p>0.144842</text:p>
          </table:table-cell>
          <table:table-cell office:value-type="float" office:value="0.05139125" calcext:value-type="float">
            <text:p>0.05139125</text:p>
          </table:table-cell>
          <table:table-cell office:value-type="float" office:value="0.04834075" calcext:value-type="float">
            <text:p>0.04834075</text:p>
          </table:table-cell>
          <table:table-cell office:value-type="float" office:value="0.02421854" calcext:value-type="float">
            <text:p>0.02421854</text:p>
          </table:table-cell>
          <table:table-cell office:value-type="float" office:value="0.01846146" calcext:value-type="float">
            <text:p>0.01846146</text:p>
          </table:table-cell>
          <table:table-cell office:value-type="float" office:value="0.02911808" calcext:value-type="float">
            <text:p>0.02911808</text:p>
          </table:table-cell>
          <table:table-cell office:value-type="float" office:value="0.02331431" calcext:value-type="float">
            <text:p>0.02331431</text:p>
          </table:table-cell>
          <table:table-cell office:value-type="float" office:value="0.01954181" calcext:value-type="float">
            <text:p>0.01954181</text:p>
          </table:table-cell>
          <table:table-cell office:value-type="float" office:value="0.01901555" calcext:value-type="float">
            <text:p>0.01901555</text:p>
          </table:table-cell>
          <table:table-cell office:value-type="float" office:value="0.01898023" calcext:value-type="float">
            <text:p>0.01898023</text:p>
          </table:table-cell>
          <table:table-cell office:value-type="float" office:value="0.005599604" calcext:value-type="float">
            <text:p>0.005599604</text:p>
          </table:table-cell>
          <table:table-cell office:value-type="float" office:value="0.006582887" calcext:value-type="float">
            <text:p>0.006582887</text:p>
          </table:table-cell>
          <table:table-cell office:value-type="float" office:value="0" calcext:value-type="float">
            <text:p>0</text:p>
          </table:table-cell>
          <table:table-cell office:value-type="float" office:value="5.995744" calcext:value-type="float">
            <text:p>5.995744</text:p>
          </table:table-cell>
          <table:table-cell office:value-type="float" office:value="9.853157" calcext:value-type="float">
            <text:p>9.853157</text:p>
          </table:table-cell>
          <table:table-cell office:value-type="float" office:value="17.25705" calcext:value-type="float">
            <text:p>17.25705</text:p>
          </table:table-cell>
          <table:table-cell office:value-type="float" office:value="24.7708" calcext:value-type="float">
            <text:p>24.7708</text:p>
          </table:table-cell>
          <table:table-cell office:value-type="float" office:value="28.04395" calcext:value-type="float">
            <text:p>28.04395</text:p>
          </table:table-cell>
          <table:table-cell office:value-type="float" office:value="16.93531" calcext:value-type="float">
            <text:p>16.93531</text:p>
          </table:table-cell>
          <table:table-cell office:value-type="float" office:value="12.60963" calcext:value-type="float">
            <text:p>12.60963</text:p>
          </table:table-cell>
          <table:table-cell office:value-type="float" office:value="5.016921" calcext:value-type="float">
            <text:p>5.016921</text:p>
          </table:table-cell>
          <table:table-cell office:value-type="float" office:value="1.555563" calcext:value-type="float">
            <text:p>1.555563</text:p>
          </table:table-cell>
          <table:table-cell office:value-type="float" office:value="0.628346" calcext:value-type="float">
            <text:p>0.628346</text:p>
          </table:table-cell>
          <table:table-cell office:value-type="float" office:value="0.2310083" calcext:value-type="float">
            <text:p>0.2310083</text:p>
          </table:table-cell>
          <table:table-cell office:value-type="float" office:value="0.157503" calcext:value-type="float">
            <text:p>0.157503</text:p>
          </table:table-cell>
          <table:table-cell office:value-type="float" office:value="0.3397098" calcext:value-type="float">
            <text:p>0.3397098</text:p>
          </table:table-cell>
          <table:table-cell office:value-type="float" office:value="0.3492062" calcext:value-type="float">
            <text:p>0.3492062</text:p>
          </table:table-cell>
          <table:table-cell office:value-type="float" office:value="0" calcext:value-type="float">
            <text:p>0</text:p>
          </table:table-cell>
          <table:table-cell office:value-type="float" office:value="2055.793" calcext:value-type="float">
            <text:p>2055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18362" calcext:value-type="float">
            <text:p>6.318362</text:p>
          </table:table-cell>
          <table:table-cell office:value-type="float" office:value="0" calcext:value-type="float">
            <text:p>0</text:p>
          </table:table-cell>
          <table:table-cell office:value-type="float" office:value="-0.1562759" calcext:value-type="float">
            <text:p>-0.1562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8.06575" calcext:value-type="float">
            <text:p>28.06575</text:p>
          </table:table-cell>
          <table:table-cell office:value-type="float" office:value="1099.507" calcext:value-type="float">
            <text:p>1099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003" calcext:value-type="float">
            <text:p>0.178003</text:p>
          </table:table-cell>
          <table:table-cell office:value-type="float" office:value="10.64435" calcext:value-type="float">
            <text:p>10.64435</text:p>
          </table:table-cell>
          <table:table-cell office:value-type="float" office:value="0" calcext:value-type="float">
            <text:p>0</text:p>
          </table:table-cell>
          <table:table-cell office:value-type="float" office:value="0.00001379723" calcext:value-type="float">
            <text:p>1.379723E-05</text:p>
          </table:table-cell>
          <table:table-cell office:value-type="float" office:value="0" calcext:value-type="float">
            <text:p>0</text:p>
          </table:table-cell>
          <table:table-cell office:value-type="float" office:value="0.002103586" calcext:value-type="float">
            <text:p>0.002103586</text:p>
          </table:table-cell>
          <table:table-cell office:value-type="float" office:value="-0.03849478" calcext:value-type="float">
            <text:p>-0.03849478</text:p>
          </table:table-cell>
          <table:table-cell office:value-type="float" office:value="0.002052012" calcext:value-type="float">
            <text:p>0.002052012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83007" calcext:value-type="float">
            <text:p>20.83007</text:p>
          </table:table-cell>
          <table:table-cell office:value-type="float" office:value="0.594905" calcext:value-type="float">
            <text:p>0.594905</text:p>
          </table:table-cell>
          <table:table-cell office:value-type="float" office:value="0.1875436" calcext:value-type="float">
            <text:p>0.1875436</text:p>
          </table:table-cell>
          <table:table-cell office:value-type="float" office:value="0.2251136" calcext:value-type="float">
            <text:p>0.2251136</text:p>
          </table:table-cell>
          <table:table-cell office:value-type="float" office:value="0.05630389" calcext:value-type="float">
            <text:p>0.05630389</text:p>
          </table:table-cell>
          <table:table-cell office:value-type="float" office:value="0.05011035" calcext:value-type="float">
            <text:p>0.05011035</text:p>
          </table:table-cell>
          <table:table-cell office:value-type="float" office:value="0.02477561" calcext:value-type="float">
            <text:p>0.02477561</text:p>
          </table:table-cell>
          <table:table-cell office:value-type="float" office:value="0.01882625" calcext:value-type="float">
            <text:p>0.01882625</text:p>
          </table:table-cell>
          <table:table-cell office:value-type="float" office:value="0.02953398" calcext:value-type="float">
            <text:p>0.02953398</text:p>
          </table:table-cell>
          <table:table-cell office:value-type="float" office:value="0.02352211" calcext:value-type="float">
            <text:p>0.02352211</text:p>
          </table:table-cell>
          <table:table-cell office:value-type="float" office:value="0.01952325" calcext:value-type="float">
            <text:p>0.01952325</text:p>
          </table:table-cell>
          <table:table-cell office:value-type="float" office:value="0.01917674" calcext:value-type="float">
            <text:p>0.01917674</text:p>
          </table:table-cell>
          <table:table-cell office:value-type="float" office:value="0.01902082" calcext:value-type="float">
            <text:p>0.01902082</text:p>
          </table:table-cell>
          <table:table-cell office:value-type="float" office:value="0.005610476" calcext:value-type="float">
            <text:p>0.005610476</text:p>
          </table:table-cell>
          <table:table-cell office:value-type="float" office:value="0.006581629" calcext:value-type="float">
            <text:p>0.006581629</text:p>
          </table:table-cell>
          <table:table-cell office:value-type="float" office:value="0" calcext:value-type="float">
            <text:p>0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5.821085" calcext:value-type="float">
            <text:p>5.821085</text:p>
          </table:table-cell>
          <table:table-cell office:value-type="float" office:value="12.51353" calcext:value-type="float">
            <text:p>12.51353</text:p>
          </table:table-cell>
          <table:table-cell office:value-type="float" office:value="20.33272" calcext:value-type="float">
            <text:p>20.33272</text:p>
          </table:table-cell>
          <table:table-cell office:value-type="float" office:value="24.98732" calcext:value-type="float">
            <text:p>24.98732</text:p>
          </table:table-cell>
          <table:table-cell office:value-type="float" office:value="17.63481" calcext:value-type="float">
            <text:p>17.63481</text:p>
          </table:table-cell>
          <table:table-cell office:value-type="float" office:value="14.10509" calcext:value-type="float">
            <text:p>14.10509</text:p>
          </table:table-cell>
          <table:table-cell office:value-type="float" office:value="6.247033" calcext:value-type="float">
            <text:p>6.247033</text:p>
          </table:table-cell>
          <table:table-cell office:value-type="float" office:value="1.81809" calcext:value-type="float">
            <text:p>1.81809</text:p>
          </table:table-cell>
          <table:table-cell office:value-type="float" office:value="0.6526893" calcext:value-type="float">
            <text:p>0.6526893</text:p>
          </table:table-cell>
          <table:table-cell office:value-type="float" office:value="0.2756243" calcext:value-type="float">
            <text:p>0.2756243</text:p>
          </table:table-cell>
          <table:table-cell office:value-type="float" office:value="0.1612717" calcext:value-type="float">
            <text:p>0.1612717</text:p>
          </table:table-cell>
          <table:table-cell office:value-type="float" office:value="0.3400686" calcext:value-type="float">
            <text:p>0.3400686</text:p>
          </table:table-cell>
          <table:table-cell office:value-type="float" office:value="0.349214" calcext:value-type="float">
            <text:p>0.349214</text:p>
          </table:table-cell>
          <table:table-cell office:value-type="float" office:value="0" calcext:value-type="float">
            <text:p>0</text:p>
          </table:table-cell>
          <table:table-cell office:value-type="float" office:value="1809.402" calcext:value-type="float">
            <text:p>1809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5662" calcext:value-type="float">
            <text:p>6.415662</text:p>
          </table:table-cell>
          <table:table-cell office:value-type="float" office:value="0" calcext:value-type="float">
            <text:p>0</text:p>
          </table:table-cell>
          <table:table-cell office:value-type="float" office:value="-0.1849639" calcext:value-type="float">
            <text:p>-0.18496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7.90619" calcext:value-type="float">
            <text:p>27.90619</text:p>
          </table:table-cell>
          <table:table-cell office:value-type="float" office:value="1099.526" calcext:value-type="float">
            <text:p>1099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5649" calcext:value-type="float">
            <text:p>0.1885649</text:p>
          </table:table-cell>
          <table:table-cell office:value-type="float" office:value="10.73573" calcext:value-type="float">
            <text:p>10.73573</text:p>
          </table:table-cell>
          <table:table-cell office:value-type="float" office:value="0" calcext:value-type="float">
            <text:p>0</text:p>
          </table:table-cell>
          <table:table-cell office:value-type="float" office:value="0.00001379723" calcext:value-type="float">
            <text:p>1.379723E-05</text:p>
          </table:table-cell>
          <table:table-cell office:value-type="float" office:value="0" calcext:value-type="float">
            <text:p>0</text:p>
          </table:table-cell>
          <table:table-cell office:value-type="float" office:value="0.002103586" calcext:value-type="float">
            <text:p>0.002103586</text:p>
          </table:table-cell>
          <table:table-cell office:value-type="float" office:value="-0.04244918" calcext:value-type="float">
            <text:p>-0.04244918</text:p>
          </table:table-cell>
          <table:table-cell office:value-type="float" office:value="0.002058314" calcext:value-type="float">
            <text:p>0.002058314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78321" calcext:value-type="float">
            <text:p>20.78321</text:p>
          </table:table-cell>
          <table:table-cell office:value-type="float" office:value="1.026242" calcext:value-type="float">
            <text:p>1.026242</text:p>
          </table:table-cell>
          <table:table-cell office:value-type="float" office:value="0.2216954" calcext:value-type="float">
            <text:p>0.2216954</text:p>
          </table:table-cell>
          <table:table-cell office:value-type="float" office:value="0.2120997" calcext:value-type="float">
            <text:p>0.2120997</text:p>
          </table:table-cell>
          <table:table-cell office:value-type="float" office:value="0.05125265" calcext:value-type="float">
            <text:p>0.05125265</text:p>
          </table:table-cell>
          <table:table-cell office:value-type="float" office:value="0.04805385" calcext:value-type="float">
            <text:p>0.04805385</text:p>
          </table:table-cell>
          <table:table-cell office:value-type="float" office:value="0.02414824" calcext:value-type="float">
            <text:p>0.02414824</text:p>
          </table:table-cell>
          <table:table-cell office:value-type="float" office:value="0.01844195" calcext:value-type="float">
            <text:p>0.01844195</text:p>
          </table:table-cell>
          <table:table-cell office:value-type="float" office:value="0.02955743" calcext:value-type="float">
            <text:p>0.02955743</text:p>
          </table:table-cell>
          <table:table-cell office:value-type="float" office:value="0.02372678" calcext:value-type="float">
            <text:p>0.02372678</text:p>
          </table:table-cell>
          <table:table-cell office:value-type="float" office:value="0.01962142" calcext:value-type="float">
            <text:p>0.01962142</text:p>
          </table:table-cell>
          <table:table-cell office:value-type="float" office:value="0.01926021" calcext:value-type="float">
            <text:p>0.01926021</text:p>
          </table:table-cell>
          <table:table-cell office:value-type="float" office:value="0.01913471" calcext:value-type="float">
            <text:p>0.01913471</text:p>
          </table:table-cell>
          <table:table-cell office:value-type="float" office:value="0.005647842" calcext:value-type="float">
            <text:p>0.005647842</text:p>
          </table:table-cell>
          <table:table-cell office:value-type="float" office:value="0.006580338" calcext:value-type="float">
            <text:p>0.006580338</text:p>
          </table:table-cell>
          <table:table-cell office:value-type="float" office:value="0" calcext:value-type="float">
            <text:p>0</text:p>
          </table:table-cell>
          <table:table-cell office:value-type="float" office:value="4.066308" calcext:value-type="float">
            <text:p>4.066308</text:p>
          </table:table-cell>
          <table:table-cell office:value-type="float" office:value="6.25151" calcext:value-type="float">
            <text:p>6.25151</text:p>
          </table:table-cell>
          <table:table-cell office:value-type="float" office:value="12.15345" calcext:value-type="float">
            <text:p>12.15345</text:p>
          </table:table-cell>
          <table:table-cell office:value-type="float" office:value="18.63631" calcext:value-type="float">
            <text:p>18.63631</text:p>
          </table:table-cell>
          <table:table-cell office:value-type="float" office:value="22.43722" calcext:value-type="float">
            <text:p>22.43722</text:p>
          </table:table-cell>
          <table:table-cell office:value-type="float" office:value="16.25601" calcext:value-type="float">
            <text:p>16.25601</text:p>
          </table:table-cell>
          <table:table-cell office:value-type="float" office:value="13.53223" calcext:value-type="float">
            <text:p>13.53223</text:p>
          </table:table-cell>
          <table:table-cell office:value-type="float" office:value="6.782147" calcext:value-type="float">
            <text:p>6.782147</text:p>
          </table:table-cell>
          <table:table-cell office:value-type="float" office:value="2.244907" calcext:value-type="float">
            <text:p>2.244907</text:p>
          </table:table-cell>
          <table:table-cell office:value-type="float" office:value="0.7533435" calcext:value-type="float">
            <text:p>0.7533435</text:p>
          </table:table-cell>
          <table:table-cell office:value-type="float" office:value="0.3214135" calcext:value-type="float">
            <text:p>0.3214135</text:p>
          </table:table-cell>
          <table:table-cell office:value-type="float" office:value="0.1730538" calcext:value-type="float">
            <text:p>0.1730538</text:p>
          </table:table-cell>
          <table:table-cell office:value-type="float" office:value="0.3412984" calcext:value-type="float">
            <text:p>0.3412984</text:p>
          </table:table-cell>
          <table:table-cell office:value-type="float" office:value="0.3492219" calcext:value-type="float">
            <text:p>0.3492219</text:p>
          </table:table-cell>
          <table:table-cell office:value-type="float" office:value="0" calcext:value-type="float">
            <text:p>0</text:p>
          </table:table-cell>
          <table:table-cell office:value-type="float" office:value="1970.111" calcext:value-type="float">
            <text:p>197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8818" calcext:value-type="float">
            <text:p>6.548818</text:p>
          </table:table-cell>
          <table:table-cell office:value-type="float" office:value="0" calcext:value-type="float">
            <text:p>0</text:p>
          </table:table-cell>
          <table:table-cell office:value-type="float" office:value="-0.2123456" calcext:value-type="float">
            <text:p>-0.21234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7.81092" calcext:value-type="float">
            <text:p>27.81092</text:p>
          </table:table-cell>
          <table:table-cell office:value-type="float" office:value="1099.536" calcext:value-type="float">
            <text:p>1099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5971" calcext:value-type="float">
            <text:p>0.1565971</text:p>
          </table:table-cell>
          <table:table-cell office:value-type="float" office:value="10.84675" calcext:value-type="float">
            <text:p>10.84675</text:p>
          </table:table-cell>
          <table:table-cell office:value-type="float" office:value="0" calcext:value-type="float">
            <text:p>0</text:p>
          </table:table-cell>
          <table:table-cell office:value-type="float" office:value="0.00001380376" calcext:value-type="float">
            <text:p>1.380376E-05</text:p>
          </table:table-cell>
          <table:table-cell office:value-type="float" office:value="0" calcext:value-type="float">
            <text:p>0</text:p>
          </table:table-cell>
          <table:table-cell office:value-type="float" office:value="0.00210193" calcext:value-type="float">
            <text:p>0.00210193</text:p>
          </table:table-cell>
          <table:table-cell office:value-type="float" office:value="-0.04342414" calcext:value-type="float">
            <text:p>-0.04342414</text:p>
          </table:table-cell>
          <table:table-cell office:value-type="float" office:value="0.002065016" calcext:value-type="float">
            <text:p>0.002065016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78012" calcext:value-type="float">
            <text:p>20.78012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1.129059" calcext:value-type="float">
            <text:p>1.129059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940086" calcext:value-type="float">
            <text:p>0.04940086</text:p>
          </table:table-cell>
          <table:table-cell office:value-type="float" office:value="0.04743041" calcext:value-type="float">
            <text:p>0.04743041</text:p>
          </table:table-cell>
          <table:table-cell office:value-type="float" office:value="0.0238342" calcext:value-type="float">
            <text:p>0.0238342</text:p>
          </table:table-cell>
          <table:table-cell office:value-type="float" office:value="0.01813127" calcext:value-type="float">
            <text:p>0.01813127</text:p>
          </table:table-cell>
          <table:table-cell office:value-type="float" office:value="0.02951238" calcext:value-type="float">
            <text:p>0.02951238</text:p>
          </table:table-cell>
          <table:table-cell office:value-type="float" office:value="0.02375844" calcext:value-type="float">
            <text:p>0.02375844</text:p>
          </table:table-cell>
          <table:table-cell office:value-type="float" office:value="0.01963772" calcext:value-type="float">
            <text:p>0.01963772</text:p>
          </table:table-cell>
          <table:table-cell office:value-type="float" office:value="0.01926123" calcext:value-type="float">
            <text:p>0.01926123</text:p>
          </table:table-cell>
          <table:table-cell office:value-type="float" office:value="0.01920378" calcext:value-type="float">
            <text:p>0.01920378</text:p>
          </table:table-cell>
          <table:table-cell office:value-type="float" office:value="0.005783982" calcext:value-type="float">
            <text:p>0.005783982</text:p>
          </table:table-cell>
          <table:table-cell office:value-type="float" office:value="0.006579043" calcext:value-type="float">
            <text:p>0.006579043</text:p>
          </table:table-cell>
          <table:table-cell office:value-type="float" office:value="0" calcext:value-type="float">
            <text:p>0</text:p>
          </table:table-cell>
          <table:table-cell office:value-type="float" office:value="4.881169" calcext:value-type="float">
            <text:p>4.881169</text:p>
          </table:table-cell>
          <table:table-cell office:value-type="float" office:value="7.217018" calcext:value-type="float">
            <text:p>7.217018</text:p>
          </table:table-cell>
          <table:table-cell office:value-type="float" office:value="12.18455" calcext:value-type="float">
            <text:p>12.18455</text:p>
          </table:table-cell>
          <table:table-cell office:value-type="float" office:value="17.99916" calcext:value-type="float">
            <text:p>17.99916</text:p>
          </table:table-cell>
          <table:table-cell office:value-type="float" office:value="21.60291" calcext:value-type="float">
            <text:p>21.60291</text:p>
          </table:table-cell>
          <table:table-cell office:value-type="float" office:value="15.76992" calcext:value-type="float">
            <text:p>15.76992</text:p>
          </table:table-cell>
          <table:table-cell office:value-type="float" office:value="13.27652" calcext:value-type="float">
            <text:p>13.27652</text:p>
          </table:table-cell>
          <table:table-cell office:value-type="float" office:value="7.010313" calcext:value-type="float">
            <text:p>7.010313</text:p>
          </table:table-cell>
          <table:table-cell office:value-type="float" office:value="2.380714" calcext:value-type="float">
            <text:p>2.380714</text:p>
          </table:table-cell>
          <table:table-cell office:value-type="float" office:value="0.8207352" calcext:value-type="float">
            <text:p>0.8207352</text:p>
          </table:table-cell>
          <table:table-cell office:value-type="float" office:value="0.3611152" calcext:value-type="float">
            <text:p>0.3611152</text:p>
          </table:table-cell>
          <table:table-cell office:value-type="float" office:value="0.1875567" calcext:value-type="float">
            <text:p>0.1875567</text:p>
          </table:table-cell>
          <table:table-cell office:value-type="float" office:value="0.3461561" calcext:value-type="float">
            <text:p>0.3461561</text:p>
          </table:table-cell>
          <table:table-cell office:value-type="float" office:value="0.3492298" calcext:value-type="float">
            <text:p>0.3492298</text:p>
          </table:table-cell>
          <table:table-cell office:value-type="float" office:value="0" calcext:value-type="float">
            <text:p>0</text:p>
          </table:table-cell>
          <table:table-cell office:value-type="float" office:value="1726.498" calcext:value-type="float">
            <text:p>1726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7557" calcext:value-type="float">
            <text:p>6.627557</text:p>
          </table:table-cell>
          <table:table-cell office:value-type="float" office:value="0" calcext:value-type="float">
            <text:p>0</text:p>
          </table:table-cell>
          <table:table-cell office:value-type="float" office:value="-0.215609" calcext:value-type="float">
            <text:p>-0.2156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7.70575" calcext:value-type="float">
            <text:p>27.70575</text:p>
          </table:table-cell>
          <table:table-cell office:value-type="float" office:value="1099.544" calcext:value-type="float">
            <text:p>1099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9192" calcext:value-type="float">
            <text:p>0.1309192</text:p>
          </table:table-cell>
          <table:table-cell office:value-type="float" office:value="10.4851" calcext:value-type="float">
            <text:p>10.4851</text:p>
          </table:table-cell>
          <table:table-cell office:value-type="float" office:value="0" calcext:value-type="float">
            <text:p>0</text:p>
          </table:table-cell>
          <table:table-cell office:value-type="float" office:value="0.001803973" calcext:value-type="float">
            <text:p>0.001803973</text:p>
          </table:table-cell>
          <table:table-cell office:value-type="float" office:value="0" calcext:value-type="float">
            <text:p>0</text:p>
          </table:table-cell>
          <table:table-cell office:value-type="float" office:value="0.478938" calcext:value-type="float">
            <text:p>0.478938</text:p>
          </table:table-cell>
          <table:table-cell office:value-type="float" office:value="-0.0436683" calcext:value-type="float">
            <text:p>-0.0436683</text:p>
          </table:table-cell>
          <table:table-cell office:value-type="float" office:value="0.002072674" calcext:value-type="float">
            <text:p>0.002072674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77033" calcext:value-type="float">
            <text:p>20.77033</text:p>
          </table:table-cell>
          <table:table-cell office:value-type="float" office:value="0.8125823" calcext:value-type="float">
            <text:p>0.8125823</text:p>
          </table:table-cell>
          <table:table-cell office:value-type="float" office:value="0.7316084" calcext:value-type="float">
            <text:p>0.7316084</text:p>
          </table:table-cell>
          <table:table-cell office:value-type="float" office:value="0.1055054" calcext:value-type="float">
            <text:p>0.1055054</text:p>
          </table:table-cell>
          <table:table-cell office:value-type="float" office:value="0.04545492" calcext:value-type="float">
            <text:p>0.04545492</text:p>
          </table:table-cell>
          <table:table-cell office:value-type="float" office:value="0.04421556" calcext:value-type="float">
            <text:p>0.04421556</text:p>
          </table:table-cell>
          <table:table-cell office:value-type="float" office:value="0.02283076" calcext:value-type="float">
            <text:p>0.02283076</text:p>
          </table:table-cell>
          <table:table-cell office:value-type="float" office:value="0.01756969" calcext:value-type="float">
            <text:p>0.01756969</text:p>
          </table:table-cell>
          <table:table-cell office:value-type="float" office:value="0.02933642" calcext:value-type="float">
            <text:p>0.02933642</text:p>
          </table:table-cell>
          <table:table-cell office:value-type="float" office:value="0.0236749" calcext:value-type="float">
            <text:p>0.0236749</text:p>
          </table:table-cell>
          <table:table-cell office:value-type="float" office:value="0.01956098" calcext:value-type="float">
            <text:p>0.01956098</text:p>
          </table:table-cell>
          <table:table-cell office:value-type="float" office:value="0.01911737" calcext:value-type="float">
            <text:p>0.01911737</text:p>
          </table:table-cell>
          <table:table-cell office:value-type="float" office:value="0.01917718" calcext:value-type="float">
            <text:p>0.01917718</text:p>
          </table:table-cell>
          <table:table-cell office:value-type="float" office:value="0.005965624" calcext:value-type="float">
            <text:p>0.005965624</text:p>
          </table:table-cell>
          <table:table-cell office:value-type="float" office:value="0.006577712" calcext:value-type="float">
            <text:p>0.006577712</text:p>
          </table:table-cell>
          <table:table-cell office:value-type="float" office:value="0" calcext:value-type="float">
            <text:p>0</text:p>
          </table:table-cell>
          <table:table-cell office:value-type="float" office:value="11.05157" calcext:value-type="float">
            <text:p>11.05157</text:p>
          </table:table-cell>
          <table:table-cell office:value-type="float" office:value="7.599498" calcext:value-type="float">
            <text:p>7.599498</text:p>
          </table:table-cell>
          <table:table-cell office:value-type="float" office:value="11.48484" calcext:value-type="float">
            <text:p>11.48484</text:p>
          </table:table-cell>
          <table:table-cell office:value-type="float" office:value="16.33101" calcext:value-type="float">
            <text:p>16.33101</text:p>
          </table:table-cell>
          <table:table-cell office:value-type="float" office:value="19.9016" calcext:value-type="float">
            <text:p>19.9016</text:p>
          </table:table-cell>
          <table:table-cell office:value-type="float" office:value="14.32053" calcext:value-type="float">
            <text:p>14.32053</text:p>
          </table:table-cell>
          <table:table-cell office:value-type="float" office:value="12.39674" calcext:value-type="float">
            <text:p>12.39674</text:p>
          </table:table-cell>
          <table:table-cell office:value-type="float" office:value="6.976344" calcext:value-type="float">
            <text:p>6.976344</text:p>
          </table:table-cell>
          <table:table-cell office:value-type="float" office:value="2.397323" calcext:value-type="float">
            <text:p>2.397323</text:p>
          </table:table-cell>
          <table:table-cell office:value-type="float" office:value="0.839534" calcext:value-type="float">
            <text:p>0.839534</text:p>
          </table:table-cell>
          <table:table-cell office:value-type="float" office:value="0.3708014" calcext:value-type="float">
            <text:p>0.3708014</text:p>
          </table:table-cell>
          <table:table-cell office:value-type="float" office:value="0.1971087" calcext:value-type="float">
            <text:p>0.1971087</text:p>
          </table:table-cell>
          <table:table-cell office:value-type="float" office:value="0.3525954" calcext:value-type="float">
            <text:p>0.3525954</text:p>
          </table:table-cell>
          <table:table-cell office:value-type="float" office:value="0.3492357" calcext:value-type="float">
            <text:p>0.3492357</text:p>
          </table:table-cell>
          <table:table-cell office:value-type="float" office:value="0" calcext:value-type="float">
            <text:p>0</text:p>
          </table:table-cell>
          <table:table-cell office:value-type="float" office:value="1525.648" calcext:value-type="float">
            <text:p>1525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6916" calcext:value-type="float">
            <text:p>6.716916</text:p>
          </table:table-cell>
          <table:table-cell office:value-type="float" office:value="0" calcext:value-type="float">
            <text:p>0</text:p>
          </table:table-cell>
          <table:table-cell office:value-type="float" office:value="-0.2156916" calcext:value-type="float">
            <text:p>-0.21569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7.56224" calcext:value-type="float">
            <text:p>27.56224</text:p>
          </table:table-cell>
          <table:table-cell office:value-type="float" office:value="1099.551" calcext:value-type="float">
            <text:p>1099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172" calcext:value-type="float">
            <text:p>0.1433172</text:p>
          </table:table-cell>
          <table:table-cell office:value-type="float" office:value="10.38877" calcext:value-type="float">
            <text:p>10.38877</text:p>
          </table:table-cell>
          <table:table-cell office:value-type="float" office:value="0" calcext:value-type="float">
            <text:p>0</text:p>
          </table:table-cell>
          <table:table-cell office:value-type="float" office:value="0.002196236" calcext:value-type="float">
            <text:p>0.002196236</text:p>
          </table:table-cell>
          <table:table-cell office:value-type="float" office:value="0" calcext:value-type="float">
            <text:p>0</text:p>
          </table:table-cell>
          <table:table-cell office:value-type="float" office:value="0.6926475" calcext:value-type="float">
            <text:p>0.6926475</text:p>
          </table:table-cell>
          <table:table-cell office:value-type="float" office:value="-0.04381767" calcext:value-type="float">
            <text:p>-0.04381767</text:p>
          </table:table-cell>
          <table:table-cell office:value-type="float" office:value="0.002083986" calcext:value-type="float">
            <text:p>0.002083986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69645" calcext:value-type="float">
            <text:p>20.69645</text:p>
          </table:table-cell>
          <table:table-cell office:value-type="float" office:value="2.810795" calcext:value-type="float">
            <text:p>2.810795</text:p>
          </table:table-cell>
          <table:table-cell office:value-type="float" office:value="0.5327747" calcext:value-type="float">
            <text:p>0.5327747</text:p>
          </table:table-cell>
          <table:table-cell office:value-type="float" office:value="0.1090606" calcext:value-type="float">
            <text:p>0.1090606</text:p>
          </table:table-cell>
          <table:table-cell office:value-type="float" office:value="0.04363107" calcext:value-type="float">
            <text:p>0.04363107</text:p>
          </table:table-cell>
          <table:table-cell office:value-type="float" office:value="0.04249533" calcext:value-type="float">
            <text:p>0.04249533</text:p>
          </table:table-cell>
          <table:table-cell office:value-type="float" office:value="0.02203384" calcext:value-type="float">
            <text:p>0.02203384</text:p>
          </table:table-cell>
          <table:table-cell office:value-type="float" office:value="0.01700751" calcext:value-type="float">
            <text:p>0.01700751</text:p>
          </table:table-cell>
          <table:table-cell office:value-type="float" office:value="0.02913505" calcext:value-type="float">
            <text:p>0.02913505</text:p>
          </table:table-cell>
          <table:table-cell office:value-type="float" office:value="0.02355614" calcext:value-type="float">
            <text:p>0.02355614</text:p>
          </table:table-cell>
          <table:table-cell office:value-type="float" office:value="0.01946145" calcext:value-type="float">
            <text:p>0.01946145</text:p>
          </table:table-cell>
          <table:table-cell office:value-type="float" office:value="0.01899699" calcext:value-type="float">
            <text:p>0.01899699</text:p>
          </table:table-cell>
          <table:table-cell office:value-type="float" office:value="0.01912276" calcext:value-type="float">
            <text:p>0.01912276</text:p>
          </table:table-cell>
          <table:table-cell office:value-type="float" office:value="0.006066392" calcext:value-type="float">
            <text:p>0.006066392</text:p>
          </table:table-cell>
          <table:table-cell office:value-type="float" office:value="0.006576379" calcext:value-type="float">
            <text:p>0.006576379</text:p>
          </table:table-cell>
          <table:table-cell office:value-type="float" office:value="0" calcext:value-type="float">
            <text:p>0</text:p>
          </table:table-cell>
          <table:table-cell office:value-type="float" office:value="11.95222" calcext:value-type="float">
            <text:p>11.95222</text:p>
          </table:table-cell>
          <table:table-cell office:value-type="float" office:value="9.082872" calcext:value-type="float">
            <text:p>9.082872</text:p>
          </table:table-cell>
          <table:table-cell office:value-type="float" office:value="12.07091" calcext:value-type="float">
            <text:p>12.07091</text:p>
          </table:table-cell>
          <table:table-cell office:value-type="float" office:value="16.30641" calcext:value-type="float">
            <text:p>16.30641</text:p>
          </table:table-cell>
          <table:table-cell office:value-type="float" office:value="19.76696" calcext:value-type="float">
            <text:p>19.76696</text:p>
          </table:table-cell>
          <table:table-cell office:value-type="float" office:value="13.78082" calcext:value-type="float">
            <text:p>13.78082</text:p>
          </table:table-cell>
          <table:table-cell office:value-type="float" office:value="11.82498" calcext:value-type="float">
            <text:p>11.82498</text:p>
          </table:table-cell>
          <table:table-cell office:value-type="float" office:value="6.880656" calcext:value-type="float">
            <text:p>6.880656</text:p>
          </table:table-cell>
          <table:table-cell office:value-type="float" office:value="2.351609" calcext:value-type="float">
            <text:p>2.351609</text:p>
          </table:table-cell>
          <table:table-cell office:value-type="float" office:value="0.8326901" calcext:value-type="float">
            <text:p>0.8326901</text:p>
          </table:table-cell>
          <table:table-cell office:value-type="float" office:value="0.3702519" calcext:value-type="float">
            <text:p>0.3702519</text:p>
          </table:table-cell>
          <table:table-cell office:value-type="float" office:value="0.1987579" calcext:value-type="float">
            <text:p>0.1987579</text:p>
          </table:table-cell>
          <table:table-cell office:value-type="float" office:value="0.3546891" calcext:value-type="float">
            <text:p>0.3546891</text:p>
          </table:table-cell>
          <table:table-cell office:value-type="float" office:value="0.349241" calcext:value-type="float">
            <text:p>0.349241</text:p>
          </table:table-cell>
          <table:table-cell office:value-type="float" office:value="0" calcext:value-type="float">
            <text:p>0</text:p>
          </table:table-cell>
          <table:table-cell office:value-type="float" office:value="1602.669" calcext:value-type="float">
            <text:p>1602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46567" calcext:value-type="float">
            <text:p>6.846567</text:p>
          </table:table-cell>
          <table:table-cell office:value-type="float" office:value="0" calcext:value-type="float">
            <text:p>0</text:p>
          </table:table-cell>
          <table:table-cell office:value-type="float" office:value="-0.2157524" calcext:value-type="float">
            <text:p>-0.21575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7.3505" calcext:value-type="float">
            <text:p>27.3505</text:p>
          </table:table-cell>
          <table:table-cell office:value-type="float" office:value="1099.56" calcext:value-type="float">
            <text:p>109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0384" calcext:value-type="float">
            <text:p>0.1700384</text:p>
          </table:table-cell>
          <table:table-cell office:value-type="float" office:value="10.48331" calcext:value-type="float">
            <text:p>10.48331</text:p>
          </table:table-cell>
          <table:table-cell office:value-type="float" office:value="0" calcext:value-type="float">
            <text:p>0</text:p>
          </table:table-cell>
          <table:table-cell office:value-type="float" office:value="0.002356387" calcext:value-type="float">
            <text:p>0.002356387</text:p>
          </table:table-cell>
          <table:table-cell office:value-type="float" office:value="0" calcext:value-type="float">
            <text:p>0</text:p>
          </table:table-cell>
          <table:table-cell office:value-type="float" office:value="0.7676257" calcext:value-type="float">
            <text:p>0.7676257</text:p>
          </table:table-cell>
          <table:table-cell office:value-type="float" office:value="-0.04411902" calcext:value-type="float">
            <text:p>-0.04411902</text:p>
          </table:table-cell>
          <table:table-cell office:value-type="float" office:value="0.002080223" calcext:value-type="float">
            <text:p>0.002080223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55433" calcext:value-type="float">
            <text:p>20.55433</text:p>
          </table:table-cell>
          <table:table-cell office:value-type="float" office:value="5.520845" calcext:value-type="float">
            <text:p>5.520845</text:p>
          </table:table-cell>
          <table:table-cell office:value-type="float" office:value="0.4009531" calcext:value-type="float">
            <text:p>0.4009531</text:p>
          </table:table-cell>
          <table:table-cell office:value-type="float" office:value="0.1186547" calcext:value-type="float">
            <text:p>0.1186547</text:p>
          </table:table-cell>
          <table:table-cell office:value-type="float" office:value="0.04232028" calcext:value-type="float">
            <text:p>0.04232028</text:p>
          </table:table-cell>
          <table:table-cell office:value-type="float" office:value="0.04124249" calcext:value-type="float">
            <text:p>0.04124249</text:p>
          </table:table-cell>
          <table:table-cell office:value-type="float" office:value="0.02120516" calcext:value-type="float">
            <text:p>0.02120516</text:p>
          </table:table-cell>
          <table:table-cell office:value-type="float" office:value="0.01635866" calcext:value-type="float">
            <text:p>0.01635866</text:p>
          </table:table-cell>
          <table:table-cell office:value-type="float" office:value="0.02893658" calcext:value-type="float">
            <text:p>0.02893658</text:p>
          </table:table-cell>
          <table:table-cell office:value-type="float" office:value="0.02343849" calcext:value-type="float">
            <text:p>0.02343849</text:p>
          </table:table-cell>
          <table:table-cell office:value-type="float" office:value="0.01936613" calcext:value-type="float">
            <text:p>0.01936613</text:p>
          </table:table-cell>
          <table:table-cell office:value-type="float" office:value="0.01889587" calcext:value-type="float">
            <text:p>0.01889587</text:p>
          </table:table-cell>
          <table:table-cell office:value-type="float" office:value="0.01909156" calcext:value-type="float">
            <text:p>0.01909156</text:p>
          </table:table-cell>
          <table:table-cell office:value-type="float" office:value="0.006110113" calcext:value-type="float">
            <text:p>0.006110113</text:p>
          </table:table-cell>
          <table:table-cell office:value-type="float" office:value="0.006575022" calcext:value-type="float">
            <text:p>0.006575022</text:p>
          </table:table-cell>
          <table:table-cell office:value-type="float" office:value="0" calcext:value-type="float">
            <text:p>0</text:p>
          </table:table-cell>
          <table:table-cell office:value-type="float" office:value="13.37596" calcext:value-type="float">
            <text:p>13.37596</text:p>
          </table:table-cell>
          <table:table-cell office:value-type="float" office:value="11.00581" calcext:value-type="float">
            <text:p>11.00581</text:p>
          </table:table-cell>
          <table:table-cell office:value-type="float" office:value="13.04123" calcext:value-type="float">
            <text:p>13.04123</text:p>
          </table:table-cell>
          <table:table-cell office:value-type="float" office:value="16.52299" calcext:value-type="float">
            <text:p>16.52299</text:p>
          </table:table-cell>
          <table:table-cell office:value-type="float" office:value="19.90891" calcext:value-type="float">
            <text:p>19.90891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1.62717" calcext:value-type="float">
            <text:p>11.62717</text:p>
          </table:table-cell>
          <table:table-cell office:value-type="float" office:value="6.837129" calcext:value-type="float">
            <text:p>6.837129</text:p>
          </table:table-cell>
          <table:table-cell office:value-type="float" office:value="2.323525" calcext:value-type="float">
            <text:p>2.323525</text:p>
          </table:table-cell>
          <table:table-cell office:value-type="float" office:value="0.8236934" calcext:value-type="float">
            <text:p>0.8236934</text:p>
          </table:table-cell>
          <table:table-cell office:value-type="float" office:value="0.3679883" calcext:value-type="float">
            <text:p>0.3679883</text:p>
          </table:table-cell>
          <table:table-cell office:value-type="float" office:value="0.1990087" calcext:value-type="float">
            <text:p>0.1990087</text:p>
          </table:table-cell>
          <table:table-cell office:value-type="float" office:value="0.354336" calcext:value-type="float">
            <text:p>0.354336</text:p>
          </table:table-cell>
          <table:table-cell office:value-type="float" office:value="0.349246" calcext:value-type="float">
            <text:p>0.349246</text:p>
          </table:table-cell>
          <table:table-cell office:value-type="float" office:value="0" calcext:value-type="float">
            <text:p>0</text:p>
          </table:table-cell>
          <table:table-cell office:value-type="float" office:value="2002.729" calcext:value-type="float">
            <text:p>2002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327" calcext:value-type="float">
            <text:p>7.042327</text:p>
          </table:table-cell>
          <table:table-cell office:value-type="float" office:value="0" calcext:value-type="float">
            <text:p>0</text:p>
          </table:table-cell>
          <table:table-cell office:value-type="float" office:value="-0.2159966" calcext:value-type="float">
            <text:p>-0.21599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7.15547" calcext:value-type="float">
            <text:p>27.15547</text:p>
          </table:table-cell>
          <table:table-cell office:value-type="float" office:value="1099.565" calcext:value-type="float">
            <text:p>1099.565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007589295" calcext:value-type="float">
            <text:p>-7.589295E-05</text:p>
          </table:table-cell>
          <table:table-cell office:value-type="float" office:value="3.915697" calcext:value-type="float">
            <text:p>3.915697</text:p>
          </table:table-cell>
          <table:table-cell office:value-type="float" office:value="14.35748" calcext:value-type="float">
            <text:p>14.35748</text:p>
          </table:table-cell>
          <table:table-cell office:value-type="float" office:value="0" calcext:value-type="float">
            <text:p>0</text:p>
          </table:table-cell>
          <table:table-cell office:value-type="float" office:value="0.00245126" calcext:value-type="float">
            <text:p>0.00245126</text:p>
          </table:table-cell>
          <table:table-cell office:value-type="float" office:value="0" calcext:value-type="float">
            <text:p>0</text:p>
          </table:table-cell>
          <table:table-cell office:value-type="float" office:value="0.8122102" calcext:value-type="float">
            <text:p>0.8122102</text:p>
          </table:table-cell>
          <table:table-cell office:value-type="float" office:value="-0.04447156" calcext:value-type="float">
            <text:p>-0.04447156</text:p>
          </table:table-cell>
          <table:table-cell office:value-type="float" office:value="0.002068571" calcext:value-type="float">
            <text:p>0.002068571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46404" calcext:value-type="float">
            <text:p>20.46404</text:p>
          </table:table-cell>
          <table:table-cell office:value-type="float" office:value="6.442261" calcext:value-type="float">
            <text:p>6.442261</text:p>
          </table:table-cell>
          <table:table-cell office:value-type="float" office:value="0.735256" calcext:value-type="float">
            <text:p>0.735256</text:p>
          </table:table-cell>
          <table:table-cell office:value-type="float" office:value="73.80422" calcext:value-type="float">
            <text:p>73.80422</text:p>
          </table:table-cell>
          <table:table-cell office:value-type="float" office:value="0.04155215" calcext:value-type="float">
            <text:p>0.04155215</text:p>
          </table:table-cell>
          <table:table-cell office:value-type="float" office:value="0.04054429" calcext:value-type="float">
            <text:p>0.04054429</text:p>
          </table:table-cell>
          <table:table-cell office:value-type="float" office:value="0.02065415" calcext:value-type="float">
            <text:p>0.02065415</text:p>
          </table:table-cell>
          <table:table-cell office:value-type="float" office:value="0.01584098" calcext:value-type="float">
            <text:p>0.01584098</text:p>
          </table:table-cell>
          <table:table-cell office:value-type="float" office:value="0.02872228" calcext:value-type="float">
            <text:p>0.02872228</text:p>
          </table:table-cell>
          <table:table-cell office:value-type="float" office:value="0.02319766" calcext:value-type="float">
            <text:p>0.02319766</text:p>
          </table:table-cell>
          <table:table-cell office:value-type="float" office:value="0.01925548" calcext:value-type="float">
            <text:p>0.01925548</text:p>
          </table:table-cell>
          <table:table-cell office:value-type="float" office:value="0.01880387" calcext:value-type="float">
            <text:p>0.01880387</text:p>
          </table:table-cell>
          <table:table-cell office:value-type="float" office:value="0.01907565" calcext:value-type="float">
            <text:p>0.01907565</text:p>
          </table:table-cell>
          <table:table-cell office:value-type="float" office:value="0.006126866" calcext:value-type="float">
            <text:p>0.006126866</text:p>
          </table:table-cell>
          <table:table-cell office:value-type="float" office:value="0.006573653" calcext:value-type="float">
            <text:p>0.006573653</text:p>
          </table:table-cell>
          <table:table-cell office:value-type="float" office:value="0" calcext:value-type="float">
            <text:p>0</text:p>
          </table:table-cell>
          <table:table-cell office:value-type="float" office:value="13.97229" calcext:value-type="float">
            <text:p>13.97229</text:p>
          </table:table-cell>
          <table:table-cell office:value-type="float" office:value="13.76733" calcext:value-type="float">
            <text:p>13.76733</text:p>
          </table:table-cell>
          <table:table-cell office:value-type="float" office:value="87.79108" calcext:value-type="float">
            <text:p>87.79108</text:p>
          </table:table-cell>
          <table:table-cell office:value-type="float" office:value="16.70378" calcext:value-type="float">
            <text:p>16.70378</text:p>
          </table:table-cell>
          <table:table-cell office:value-type="float" office:value="19.97316" calcext:value-type="float">
            <text:p>19.97316</text:p>
          </table:table-cell>
          <table:table-cell office:value-type="float" office:value="13.71455" calcext:value-type="float">
            <text:p>13.71455</text:p>
          </table:table-cell>
          <table:table-cell office:value-type="float" office:value="11.54144" calcext:value-type="float">
            <text:p>11.54144</text:p>
          </table:table-cell>
          <table:table-cell office:value-type="float" office:value="6.815687" calcext:value-type="float">
            <text:p>6.815687</text:p>
          </table:table-cell>
          <table:table-cell office:value-type="float" office:value="2.304927" calcext:value-type="float">
            <text:p>2.304927</text:p>
          </table:table-cell>
          <table:table-cell office:value-type="float" office:value="0.8160693" calcext:value-type="float">
            <text:p>0.8160693</text:p>
          </table:table-cell>
          <table:table-cell office:value-type="float" office:value="0.3655151" calcext:value-type="float">
            <text:p>0.3655151</text:p>
          </table:table-cell>
          <table:table-cell office:value-type="float" office:value="0.1989872" calcext:value-type="float">
            <text:p>0.1989872</text:p>
          </table:table-cell>
          <table:table-cell office:value-type="float" office:value="0.3530316" calcext:value-type="float">
            <text:p>0.3530316</text:p>
          </table:table-cell>
          <table:table-cell office:value-type="float" office:value="0.349249" calcext:value-type="float">
            <text:p>0.349249</text:p>
          </table:table-cell>
          <table:table-cell office:value-type="float" office:value="0" calcext:value-type="float">
            <text:p>0</text:p>
          </table:table-cell>
          <table:table-cell office:value-type="float" office:value="2252.384" calcext:value-type="float">
            <text:p>2252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2757" calcext:value-type="float">
            <text:p>7.222757</text:p>
          </table:table-cell>
          <table:table-cell office:value-type="float" office:value="0" calcext:value-type="float">
            <text:p>0</text:p>
          </table:table-cell>
          <table:table-cell office:value-type="float" office:value="-0.2161888" calcext:value-type="float">
            <text:p>-0.21618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7.01204" calcext:value-type="float">
            <text:p>27.01204</text:p>
          </table:table-cell>
          <table:table-cell office:value-type="float" office:value="1099.566" calcext:value-type="float">
            <text:p>1099.566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0212469" calcext:value-type="float">
            <text:p>-0.000212469</text:p>
          </table:table-cell>
          <table:table-cell office:value-type="float" office:value="3.961428" calcext:value-type="float">
            <text:p>3.961428</text:p>
          </table:table-cell>
          <table:table-cell office:value-type="float" office:value="14.51505" calcext:value-type="float">
            <text:p>14.51505</text:p>
          </table:table-cell>
          <table:table-cell office:value-type="float" office:value="0" calcext:value-type="float">
            <text:p>0</text:p>
          </table:table-cell>
          <table:table-cell office:value-type="float" office:value="0.002511206" calcext:value-type="float">
            <text:p>0.002511206</text:p>
          </table:table-cell>
          <table:table-cell office:value-type="float" office:value="0" calcext:value-type="float">
            <text:p>0</text:p>
          </table:table-cell>
          <table:table-cell office:value-type="float" office:value="0.8399215" calcext:value-type="float">
            <text:p>0.8399215</text:p>
          </table:table-cell>
          <table:table-cell office:value-type="float" office:value="-0.04464084" calcext:value-type="float">
            <text:p>-0.04464084</text:p>
          </table:table-cell>
          <table:table-cell office:value-type="float" office:value="0.002039621" calcext:value-type="float">
            <text:p>0.002039621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40844" calcext:value-type="float">
            <text:p>20.40844</text:p>
          </table:table-cell>
          <table:table-cell office:value-type="float" office:value="7.403228" calcext:value-type="float">
            <text:p>7.403228</text:p>
          </table:table-cell>
          <table:table-cell office:value-type="float" office:value="1.051856" calcext:value-type="float">
            <text:p>1.051856</text:p>
          </table:table-cell>
          <table:table-cell office:value-type="float" office:value="74.25088" calcext:value-type="float">
            <text:p>74.25088</text:p>
          </table:table-cell>
          <table:table-cell office:value-type="float" office:value="0.04107598" calcext:value-type="float">
            <text:p>0.04107598</text:p>
          </table:table-cell>
          <table:table-cell office:value-type="float" office:value="0.0401049" calcext:value-type="float">
            <text:p>0.0401049</text:p>
          </table:table-cell>
          <table:table-cell office:value-type="float" office:value="0.02039496" calcext:value-type="float">
            <text:p>0.02039496</text:p>
          </table:table-cell>
          <table:table-cell office:value-type="float" office:value="0.01553983" calcext:value-type="float">
            <text:p>0.01553983</text:p>
          </table:table-cell>
          <table:table-cell office:value-type="float" office:value="0.02852069" calcext:value-type="float">
            <text:p>0.02852069</text:p>
          </table:table-cell>
          <table:table-cell office:value-type="float" office:value="0.02302774" calcext:value-type="float">
            <text:p>0.02302774</text:p>
          </table:table-cell>
          <table:table-cell office:value-type="float" office:value="0.01915782" calcext:value-type="float">
            <text:p>0.01915782</text:p>
          </table:table-cell>
          <table:table-cell office:value-type="float" office:value="0.0187205" calcext:value-type="float">
            <text:p>0.0187205</text:p>
          </table:table-cell>
          <table:table-cell office:value-type="float" office:value="0.01906832" calcext:value-type="float">
            <text:p>0.01906832</text:p>
          </table:table-cell>
          <table:table-cell office:value-type="float" office:value="0.006131236" calcext:value-type="float">
            <text:p>0.006131236</text:p>
          </table:table-cell>
          <table:table-cell office:value-type="float" office:value="0.00657224" calcext:value-type="float">
            <text:p>0.00657224</text:p>
          </table:table-cell>
          <table:table-cell office:value-type="float" office:value="0" calcext:value-type="float">
            <text:p>0</text:p>
          </table:table-cell>
          <table:table-cell office:value-type="float" office:value="12.13991" calcext:value-type="float">
            <text:p>12.13991</text:p>
          </table:table-cell>
          <table:table-cell office:value-type="float" office:value="16.63797" calcext:value-type="float">
            <text:p>16.63797</text:p>
          </table:table-cell>
          <table:table-cell office:value-type="float" office:value="88.96413" calcext:value-type="float">
            <text:p>88.96413</text:p>
          </table:table-cell>
          <table:table-cell office:value-type="float" office:value="16.91556" calcext:value-type="float">
            <text:p>16.91556</text:p>
          </table:table-cell>
          <table:table-cell office:value-type="float" office:value="20.07294" calcext:value-type="float">
            <text:p>20.07294</text:p>
          </table:table-cell>
          <table:table-cell office:value-type="float" office:value="13.72116" calcext:value-type="float">
            <text:p>13.72116</text:p>
          </table:table-cell>
          <table:table-cell office:value-type="float" office:value="11.49667" calcext:value-type="float">
            <text:p>11.49667</text:p>
          </table:table-cell>
          <table:table-cell office:value-type="float" office:value="6.809502" calcext:value-type="float">
            <text:p>6.809502</text:p>
          </table:table-cell>
          <table:table-cell office:value-type="float" office:value="2.29439" calcext:value-type="float">
            <text:p>2.29439</text:p>
          </table:table-cell>
          <table:table-cell office:value-type="float" office:value="0.8110911" calcext:value-type="float">
            <text:p>0.8110911</text:p>
          </table:table-cell>
          <table:table-cell office:value-type="float" office:value="0.3634422" calcext:value-type="float">
            <text:p>0.3634422</text:p>
          </table:table-cell>
          <table:table-cell office:value-type="float" office:value="0.1989074" calcext:value-type="float">
            <text:p>0.1989074</text:p>
          </table:table-cell>
          <table:table-cell office:value-type="float" office:value="0.3513423" calcext:value-type="float">
            <text:p>0.3513423</text:p>
          </table:table-cell>
          <table:table-cell office:value-type="float" office:value="0.3492522" calcext:value-type="float">
            <text:p>0.3492522</text:p>
          </table:table-cell>
          <table:table-cell office:value-type="float" office:value="0" calcext:value-type="float">
            <text:p>0</text:p>
          </table:table-cell>
          <table:table-cell office:value-type="float" office:value="2382.192" calcext:value-type="float">
            <text:p>2382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57655" calcext:value-type="float">
            <text:p>7.357655</text:p>
          </table:table-cell>
          <table:table-cell office:value-type="float" office:value="0" calcext:value-type="float">
            <text:p>0</text:p>
          </table:table-cell>
          <table:table-cell office:value-type="float" office:value="-0.2162424" calcext:value-type="float">
            <text:p>-0.21624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6.84182" calcext:value-type="float">
            <text:p>26.84182</text:p>
          </table:table-cell>
          <table:table-cell office:value-type="float" office:value="1099.568" calcext:value-type="float">
            <text:p>1099.568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0385813" calcext:value-type="float">
            <text:p>-0.000385813</text:p>
          </table:table-cell>
          <table:table-cell office:value-type="float" office:value="3.964687" calcext:value-type="float">
            <text:p>3.964687</text:p>
          </table:table-cell>
          <table:table-cell office:value-type="float" office:value="14.65761" calcext:value-type="float">
            <text:p>14.65761</text:p>
          </table:table-cell>
          <table:table-cell office:value-type="float" office:value="0" calcext:value-type="float">
            <text:p>0</text:p>
          </table:table-cell>
          <table:table-cell office:value-type="float" office:value="0.00255031" calcext:value-type="float">
            <text:p>0.00255031</text:p>
          </table:table-cell>
          <table:table-cell office:value-type="float" office:value="0" calcext:value-type="float">
            <text:p>0</text:p>
          </table:table-cell>
          <table:table-cell office:value-type="float" office:value="0.8542193" calcext:value-type="float">
            <text:p>0.8542193</text:p>
          </table:table-cell>
          <table:table-cell office:value-type="float" office:value="-0.04489218" calcext:value-type="float">
            <text:p>-0.04489218</text:p>
          </table:table-cell>
          <table:table-cell office:value-type="float" office:value="0.002010133" calcext:value-type="float">
            <text:p>0.002010133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33744" calcext:value-type="float">
            <text:p>20.33744</text:p>
          </table:table-cell>
          <table:table-cell office:value-type="float" office:value="8.970904" calcext:value-type="float">
            <text:p>8.970904</text:p>
          </table:table-cell>
          <table:table-cell office:value-type="float" office:value="1.245668" calcext:value-type="float">
            <text:p>1.245668</text:p>
          </table:table-cell>
          <table:table-cell office:value-type="float" office:value="73.81409" calcext:value-type="float">
            <text:p>73.81409</text:p>
          </table:table-cell>
          <table:table-cell office:value-type="float" office:value="0.04060325" calcext:value-type="float">
            <text:p>0.04060325</text:p>
          </table:table-cell>
          <table:table-cell office:value-type="float" office:value="0.03973837" calcext:value-type="float">
            <text:p>0.03973837</text:p>
          </table:table-cell>
          <table:table-cell office:value-type="float" office:value="0.02014688" calcext:value-type="float">
            <text:p>0.02014688</text:p>
          </table:table-cell>
          <table:table-cell office:value-type="float" office:value="0.01536593" calcext:value-type="float">
            <text:p>0.01536593</text:p>
          </table:table-cell>
          <table:table-cell office:value-type="float" office:value="0.02836888" calcext:value-type="float">
            <text:p>0.02836888</text:p>
          </table:table-cell>
          <table:table-cell office:value-type="float" office:value="0.02289907" calcext:value-type="float">
            <text:p>0.02289907</text:p>
          </table:table-cell>
          <table:table-cell office:value-type="float" office:value="0.01907208" calcext:value-type="float">
            <text:p>0.01907208</text:p>
          </table:table-cell>
          <table:table-cell office:value-type="float" office:value="0.01864411" calcext:value-type="float">
            <text:p>0.01864411</text:p>
          </table:table-cell>
          <table:table-cell office:value-type="float" office:value="0.01906743" calcext:value-type="float">
            <text:p>0.01906743</text:p>
          </table:table-cell>
          <table:table-cell office:value-type="float" office:value="0.00612834" calcext:value-type="float">
            <text:p>0.00612834</text:p>
          </table:table-cell>
          <table:table-cell office:value-type="float" office:value="0.006570818" calcext:value-type="float">
            <text:p>0.006570818</text:p>
          </table:table-cell>
          <table:table-cell office:value-type="float" office:value="0" calcext:value-type="float">
            <text:p>0</text:p>
          </table:table-cell>
          <table:table-cell office:value-type="float" office:value="10.76203" calcext:value-type="float">
            <text:p>10.76203</text:p>
          </table:table-cell>
          <table:table-cell office:value-type="float" office:value="19.68854" calcext:value-type="float">
            <text:p>19.68854</text:p>
          </table:table-cell>
          <table:table-cell office:value-type="float" office:value="89.27844" calcext:value-type="float">
            <text:p>89.27844</text:p>
          </table:table-cell>
          <table:table-cell office:value-type="float" office:value="17.16955" calcext:value-type="float">
            <text:p>17.16955</text:p>
          </table:table-cell>
          <table:table-cell office:value-type="float" office:value="20.21347" calcext:value-type="float">
            <text:p>20.21347</text:p>
          </table:table-cell>
          <table:table-cell office:value-type="float" office:value="13.73023" calcext:value-type="float">
            <text:p>13.73023</text:p>
          </table:table-cell>
          <table:table-cell office:value-type="float" office:value="11.48046" calcext:value-type="float">
            <text:p>11.48046</text:p>
          </table:table-cell>
          <table:table-cell office:value-type="float" office:value="6.815004" calcext:value-type="float">
            <text:p>6.815004</text:p>
          </table:table-cell>
          <table:table-cell office:value-type="float" office:value="2.291756" calcext:value-type="float">
            <text:p>2.291756</text:p>
          </table:table-cell>
          <table:table-cell office:value-type="float" office:value="0.8087391" calcext:value-type="float">
            <text:p>0.8087391</text:p>
          </table:table-cell>
          <table:table-cell office:value-type="float" office:value="0.3620458" calcext:value-type="float">
            <text:p>0.3620458</text:p>
          </table:table-cell>
          <table:table-cell office:value-type="float" office:value="0.1988845" calcext:value-type="float">
            <text:p>0.1988845</text:p>
          </table:table-cell>
          <table:table-cell office:value-type="float" office:value="0.3494495" calcext:value-type="float">
            <text:p>0.3494495</text:p>
          </table:table-cell>
          <table:table-cell office:value-type="float" office:value="0.3492553" calcext:value-type="float">
            <text:p>0.3492553</text:p>
          </table:table-cell>
          <table:table-cell office:value-type="float" office:value="0" calcext:value-type="float">
            <text:p>0</text:p>
          </table:table-cell>
          <table:table-cell office:value-type="float" office:value="2589.374" calcext:value-type="float">
            <text:p>2589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17804" calcext:value-type="float">
            <text:p>7.517804</text:p>
          </table:table-cell>
          <table:table-cell office:value-type="float" office:value="0" calcext:value-type="float">
            <text:p>0</text:p>
          </table:table-cell>
          <table:table-cell office:value-type="float" office:value="-0.2163729" calcext:value-type="float">
            <text:p>-0.21637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6.63348" calcext:value-type="float">
            <text:p>26.63348</text:p>
          </table:table-cell>
          <table:table-cell office:value-type="float" office:value="1099.569" calcext:value-type="float">
            <text:p>1099.569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06063249" calcext:value-type="float">
            <text:p>-0.0006063249</text:p>
          </table:table-cell>
          <table:table-cell office:value-type="float" office:value="3.967554" calcext:value-type="float">
            <text:p>3.967554</text:p>
          </table:table-cell>
          <table:table-cell office:value-type="float" office:value="14.8447" calcext:value-type="float">
            <text:p>14.8447</text:p>
          </table:table-cell>
          <table:table-cell office:value-type="float" office:value="0" calcext:value-type="float">
            <text:p>0</text:p>
          </table:table-cell>
          <table:table-cell office:value-type="float" office:value="0.00257662" calcext:value-type="float">
            <text:p>0.00257662</text:p>
          </table:table-cell>
          <table:table-cell office:value-type="float" office:value="0" calcext:value-type="float">
            <text:p>0</text:p>
          </table:table-cell>
          <table:table-cell office:value-type="float" office:value="0.8621828" calcext:value-type="float">
            <text:p>0.8621828</text:p>
          </table:table-cell>
          <table:table-cell office:value-type="float" office:value="-0.04531141" calcext:value-type="float">
            <text:p>-0.04531141</text:p>
          </table:table-cell>
          <table:table-cell office:value-type="float" office:value="0.001973069" calcext:value-type="float">
            <text:p>0.001973069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25238" calcext:value-type="float">
            <text:p>20.25238</text:p>
          </table:table-cell>
          <table:table-cell office:value-type="float" office:value="10.76274" calcext:value-type="float">
            <text:p>10.76274</text:p>
          </table:table-cell>
          <table:table-cell office:value-type="float" office:value="1.388127" calcext:value-type="float">
            <text:p>1.388127</text:p>
          </table:table-cell>
          <table:table-cell office:value-type="float" office:value="73.33086" calcext:value-type="float">
            <text:p>73.33086</text:p>
          </table:table-cell>
          <table:table-cell office:value-type="float" office:value="0.0412099" calcext:value-type="float">
            <text:p>0.0412099</text:p>
          </table:table-cell>
          <table:table-cell office:value-type="float" office:value="0.03951285" calcext:value-type="float">
            <text:p>0.03951285</text:p>
          </table:table-cell>
          <table:table-cell office:value-type="float" office:value="0.01980711" calcext:value-type="float">
            <text:p>0.01980711</text:p>
          </table:table-cell>
          <table:table-cell office:value-type="float" office:value="0.01510575" calcext:value-type="float">
            <text:p>0.01510575</text:p>
          </table:table-cell>
          <table:table-cell office:value-type="float" office:value="0.0282179" calcext:value-type="float">
            <text:p>0.0282179</text:p>
          </table:table-cell>
          <table:table-cell office:value-type="float" office:value="0.02278431" calcext:value-type="float">
            <text:p>0.02278431</text:p>
          </table:table-cell>
          <table:table-cell office:value-type="float" office:value="0.01899182" calcext:value-type="float">
            <text:p>0.01899182</text:p>
          </table:table-cell>
          <table:table-cell office:value-type="float" office:value="0.01857253" calcext:value-type="float">
            <text:p>0.01857253</text:p>
          </table:table-cell>
          <table:table-cell office:value-type="float" office:value="0.01907026" calcext:value-type="float">
            <text:p>0.01907026</text:p>
          </table:table-cell>
          <table:table-cell office:value-type="float" office:value="0.006122211" calcext:value-type="float">
            <text:p>0.006122211</text:p>
          </table:table-cell>
          <table:table-cell office:value-type="float" office:value="0.006569389" calcext:value-type="float">
            <text:p>0.006569389</text:p>
          </table:table-cell>
          <table:table-cell office:value-type="float" office:value="0" calcext:value-type="float">
            <text:p>0</text:p>
          </table:table-cell>
          <table:table-cell office:value-type="float" office:value="9.67477" calcext:value-type="float">
            <text:p>9.67477</text:p>
          </table:table-cell>
          <table:table-cell office:value-type="float" office:value="23.12156" calcext:value-type="float">
            <text:p>23.12156</text:p>
          </table:table-cell>
          <table:table-cell office:value-type="float" office:value="89.86996" calcext:value-type="float">
            <text:p>89.86996</text:p>
          </table:table-cell>
          <table:table-cell office:value-type="float" office:value="17.48351" calcext:value-type="float">
            <text:p>17.48351</text:p>
          </table:table-cell>
          <table:table-cell office:value-type="float" office:value="20.39513" calcext:value-type="float">
            <text:p>20.39513</text:p>
          </table:table-cell>
          <table:table-cell office:value-type="float" office:value="13.74918" calcext:value-type="float">
            <text:p>13.74918</text:p>
          </table:table-cell>
          <table:table-cell office:value-type="float" office:value="11.47441" calcext:value-type="float">
            <text:p>11.47441</text:p>
          </table:table-cell>
          <table:table-cell office:value-type="float" office:value="6.826224" calcext:value-type="float">
            <text:p>6.826224</text:p>
          </table:table-cell>
          <table:table-cell office:value-type="float" office:value="2.293652" calcext:value-type="float">
            <text:p>2.293652</text:p>
          </table:table-cell>
          <table:table-cell office:value-type="float" office:value="0.8081506" calcext:value-type="float">
            <text:p>0.8081506</text:p>
          </table:table-cell>
          <table:table-cell office:value-type="float" office:value="0.3612853" calcext:value-type="float">
            <text:p>0.3612853</text:p>
          </table:table-cell>
          <table:table-cell office:value-type="float" office:value="0.1988917" calcext:value-type="float">
            <text:p>0.1988917</text:p>
          </table:table-cell>
          <table:table-cell office:value-type="float" office:value="0.3475094" calcext:value-type="float">
            <text:p>0.3475094</text:p>
          </table:table-cell>
          <table:table-cell office:value-type="float" office:value="0.3492585" calcext:value-type="float">
            <text:p>0.3492585</text:p>
          </table:table-cell>
          <table:table-cell office:value-type="float" office:value="0" calcext:value-type="float">
            <text:p>0</text:p>
          </table:table-cell>
          <table:table-cell office:value-type="float" office:value="2948.96" calcext:value-type="float">
            <text:p>294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6259" calcext:value-type="float">
            <text:p>7.716259</text:p>
          </table:table-cell>
          <table:table-cell office:value-type="float" office:value="0" calcext:value-type="float">
            <text:p>0</text:p>
          </table:table-cell>
          <table:table-cell office:value-type="float" office:value="-0.2167852" calcext:value-type="float">
            <text:p>-0.21678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6.40696" calcext:value-type="float">
            <text:p>26.40696</text:p>
          </table:table-cell>
          <table:table-cell office:value-type="float" office:value="1099.569" calcext:value-type="float">
            <text:p>1099.569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08788076" calcext:value-type="float">
            <text:p>-0.0008788076</text:p>
          </table:table-cell>
          <table:table-cell office:value-type="float" office:value="3.957653" calcext:value-type="float">
            <text:p>3.957653</text:p>
          </table:table-cell>
          <table:table-cell office:value-type="float" office:value="15.06704" calcext:value-type="float">
            <text:p>15.06704</text:p>
          </table:table-cell>
          <table:table-cell office:value-type="float" office:value="0" calcext:value-type="float">
            <text:p>0</text:p>
          </table:table-cell>
          <table:table-cell office:value-type="float" office:value="0.002594464" calcext:value-type="float">
            <text:p>0.002594464</text:p>
          </table:table-cell>
          <table:table-cell office:value-type="float" office:value="0" calcext:value-type="float">
            <text:p>0</text:p>
          </table:table-cell>
          <table:table-cell office:value-type="float" office:value="0.866756" calcext:value-type="float">
            <text:p>0.866756</text:p>
          </table:table-cell>
          <table:table-cell office:value-type="float" office:value="-0.04586145" calcext:value-type="float">
            <text:p>-0.04586145</text:p>
          </table:table-cell>
          <table:table-cell office:value-type="float" office:value="0.001932368" calcext:value-type="float">
            <text:p>0.001932368</text:p>
          </table:table-cell>
          <table:table-cell office:value-type="float" office:value="0.000000001309125" calcext:value-type="float">
            <text:p>1.309125E-09</text:p>
          </table:table-cell>
          <table:table-cell office:value-type="float" office:value="20.17472" calcext:value-type="float">
            <text:p>20.17472</text:p>
          </table:table-cell>
          <table:table-cell office:value-type="float" office:value="11.88806" calcext:value-type="float">
            <text:p>11.88806</text:p>
          </table:table-cell>
          <table:table-cell office:value-type="float" office:value="1.46966" calcext:value-type="float">
            <text:p>1.46966</text:p>
          </table:table-cell>
          <table:table-cell office:value-type="float" office:value="72.76625" calcext:value-type="float">
            <text:p>72.76625</text:p>
          </table:table-cell>
          <table:table-cell office:value-type="float" office:value="0.04370807" calcext:value-type="float">
            <text:p>0.04370807</text:p>
          </table:table-cell>
          <table:table-cell office:value-type="float" office:value="0.04101502" calcext:value-type="float">
            <text:p>0.04101502</text:p>
          </table:table-cell>
          <table:table-cell office:value-type="float" office:value="0.019476" calcext:value-type="float">
            <text:p>0.019476</text:p>
          </table:table-cell>
          <table:table-cell office:value-type="float" office:value="0.01479956" calcext:value-type="float">
            <text:p>0.01479956</text:p>
          </table:table-cell>
          <table:table-cell office:value-type="float" office:value="0.02804354" calcext:value-type="float">
            <text:p>0.02804354</text:p>
          </table:table-cell>
          <table:table-cell office:value-type="float" office:value="0.02267398" calcext:value-type="float">
            <text:p>0.02267398</text:p>
          </table:table-cell>
          <table:table-cell office:value-type="float" office:value="0.01891505" calcext:value-type="float">
            <text:p>0.01891505</text:p>
          </table:table-cell>
          <table:table-cell office:value-type="float" office:value="0.01850413" calcext:value-type="float">
            <text:p>0.01850413</text:p>
          </table:table-cell>
          <table:table-cell office:value-type="float" office:value="0.01907663" calcext:value-type="float">
            <text:p>0.01907663</text:p>
          </table:table-cell>
          <table:table-cell office:value-type="float" office:value="0.006114946" calcext:value-type="float">
            <text:p>0.006114946</text:p>
          </table:table-cell>
          <table:table-cell office:value-type="float" office:value="0.006567955" calcext:value-type="float">
            <text:p>0.006567955</text:p>
          </table:table-cell>
          <table:table-cell office:value-type="float" office:value="0" calcext:value-type="float">
            <text:p>0</text:p>
          </table:table-cell>
          <table:table-cell office:value-type="float" office:value="9.129089" calcext:value-type="float">
            <text:p>9.129089</text:p>
          </table:table-cell>
          <table:table-cell office:value-type="float" office:value="26.74221" calcext:value-type="float">
            <text:p>26.74221</text:p>
          </table:table-cell>
          <table:table-cell office:value-type="float" office:value="90.70995" calcext:value-type="float">
            <text:p>90.70995</text:p>
          </table:table-cell>
          <table:table-cell office:value-type="float" office:value="17.85386" calcext:value-type="float">
            <text:p>17.85386</text:p>
          </table:table-cell>
          <table:table-cell office:value-type="float" office:value="20.61914" calcext:value-type="float">
            <text:p>20.61914</text:p>
          </table:table-cell>
          <table:table-cell office:value-type="float" office:value="13.7789" calcext:value-type="float">
            <text:p>13.7789</text:p>
          </table:table-cell>
          <table:table-cell office:value-type="float" office:value="11.47326" calcext:value-type="float">
            <text:p>11.47326</text:p>
          </table:table-cell>
          <table:table-cell office:value-type="float" office:value="6.840836" calcext:value-type="float">
            <text:p>6.840836</text:p>
          </table:table-cell>
          <table:table-cell office:value-type="float" office:value="2.298155" calcext:value-type="float">
            <text:p>2.298155</text:p>
          </table:table-cell>
          <table:table-cell office:value-type="float" office:value="0.8086984" calcext:value-type="float">
            <text:p>0.8086984</text:p>
          </table:table-cell>
          <table:table-cell office:value-type="float" office:value="0.3610318" calcext:value-type="float">
            <text:p>0.3610318</text:p>
          </table:table-cell>
          <table:table-cell office:value-type="float" office:value="0.1989812" calcext:value-type="float">
            <text:p>0.1989812</text:p>
          </table:table-cell>
          <table:table-cell office:value-type="float" office:value="0.345873" calcext:value-type="float">
            <text:p>0.345873</text:p>
          </table:table-cell>
          <table:table-cell office:value-type="float" office:value="0.3492616" calcext:value-type="float">
            <text:p>0.3492616</text:p>
          </table:table-cell>
          <table:table-cell office:value-type="float" office:value="0" calcext:value-type="float">
            <text:p>0</text:p>
          </table:table-cell>
          <table:table-cell office:value-type="float" office:value="3359.353" calcext:value-type="float">
            <text:p>3359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3411" calcext:value-type="float">
            <text:p>7.93411</text:p>
          </table:table-cell>
          <table:table-cell office:value-type="float" office:value="0" calcext:value-type="float">
            <text:p>0</text:p>
          </table:table-cell>
          <table:table-cell office:value-type="float" office:value="-0.217378" calcext:value-type="float">
            <text:p>-0.2173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6.25026" calcext:value-type="float">
            <text:p>26.25026</text:p>
          </table:table-cell>
          <table:table-cell office:value-type="float" office:value="1099.582" calcext:value-type="float">
            <text:p>1099.582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1142258" calcext:value-type="float">
            <text:p>-0.001142258</text:p>
          </table:table-cell>
          <table:table-cell office:value-type="float" office:value="3.629557" calcext:value-type="float">
            <text:p>3.629557</text:p>
          </table:table-cell>
          <table:table-cell office:value-type="float" office:value="15.49084" calcext:value-type="float">
            <text:p>15.49084</text:p>
          </table:table-cell>
          <table:table-cell office:value-type="float" office:value="0" calcext:value-type="float">
            <text:p>0</text:p>
          </table:table-cell>
          <table:table-cell office:value-type="float" office:value="0.002635293" calcext:value-type="float">
            <text:p>0.002635293</text:p>
          </table:table-cell>
          <table:table-cell office:value-type="float" office:value="0" calcext:value-type="float">
            <text:p>0</text:p>
          </table:table-cell>
          <table:table-cell office:value-type="float" office:value="0.874483" calcext:value-type="float">
            <text:p>0.874483</text:p>
          </table:table-cell>
          <table:table-cell office:value-type="float" office:value="-0.0516674" calcext:value-type="float">
            <text:p>-0.0516674</text:p>
          </table:table-cell>
          <table:table-cell office:value-type="float" office:value="0.001896514" calcext:value-type="float">
            <text:p>0.001896514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20.14587" calcext:value-type="float">
            <text:p>20.14587</text:p>
          </table:table-cell>
          <table:table-cell office:value-type="float" office:value="6.598849" calcext:value-type="float">
            <text:p>6.598849</text:p>
          </table:table-cell>
          <table:table-cell office:value-type="float" office:value="2.513188" calcext:value-type="float">
            <text:p>2.513188</text:p>
          </table:table-cell>
          <table:table-cell office:value-type="float" office:value="65.20561" calcext:value-type="float">
            <text:p>65.20561</text:p>
          </table:table-cell>
          <table:table-cell office:value-type="float" office:value="1.711646" calcext:value-type="float">
            <text:p>1.711646</text:p>
          </table:table-cell>
          <table:table-cell office:value-type="float" office:value="0.09539457" calcext:value-type="float">
            <text:p>0.09539457</text:p>
          </table:table-cell>
          <table:table-cell office:value-type="float" office:value="0.0201458" calcext:value-type="float">
            <text:p>0.0201458</text:p>
          </table:table-cell>
          <table:table-cell office:value-type="float" office:value="0.01510209" calcext:value-type="float">
            <text:p>0.01510209</text:p>
          </table:table-cell>
          <table:table-cell office:value-type="float" office:value="0.02790453" calcext:value-type="float">
            <text:p>0.02790453</text:p>
          </table:table-cell>
          <table:table-cell office:value-type="float" office:value="0.02256078" calcext:value-type="float">
            <text:p>0.02256078</text:p>
          </table:table-cell>
          <table:table-cell office:value-type="float" office:value="0.01883349" calcext:value-type="float">
            <text:p>0.01883349</text:p>
          </table:table-cell>
          <table:table-cell office:value-type="float" office:value="0.01843295" calcext:value-type="float">
            <text:p>0.01843295</text:p>
          </table:table-cell>
          <table:table-cell office:value-type="float" office:value="0.01907359" calcext:value-type="float">
            <text:p>0.01907359</text:p>
          </table:table-cell>
          <table:table-cell office:value-type="float" office:value="0.006097017" calcext:value-type="float">
            <text:p>0.006097017</text:p>
          </table:table-cell>
          <table:table-cell office:value-type="float" office:value="0.006566467" calcext:value-type="float">
            <text:p>0.006566467</text:p>
          </table:table-cell>
          <table:table-cell office:value-type="float" office:value="0" calcext:value-type="float">
            <text:p>0</text:p>
          </table:table-cell>
          <table:table-cell office:value-type="float" office:value="12.3448" calcext:value-type="float">
            <text:p>12.3448</text:p>
          </table:table-cell>
          <table:table-cell office:value-type="float" office:value="21.10434" calcext:value-type="float">
            <text:p>21.10434</text:p>
          </table:table-cell>
          <table:table-cell office:value-type="float" office:value="73.50345" calcext:value-type="float">
            <text:p>73.50345</text:p>
          </table:table-cell>
          <table:table-cell office:value-type="float" office:value="40.97129" calcext:value-type="float">
            <text:p>40.97129</text:p>
          </table:table-cell>
          <table:table-cell office:value-type="float" office:value="28.915" calcext:value-type="float">
            <text:p>28.915</text:p>
          </table:table-cell>
          <table:table-cell office:value-type="float" office:value="14.58549" calcext:value-type="float">
            <text:p>14.58549</text:p>
          </table:table-cell>
          <table:table-cell office:value-type="float" office:value="10.83784" calcext:value-type="float">
            <text:p>10.83784</text:p>
          </table:table-cell>
          <table:table-cell office:value-type="float" office:value="6.955399" calcext:value-type="float">
            <text:p>6.955399</text:p>
          </table:table-cell>
          <table:table-cell office:value-type="float" office:value="2.306001" calcext:value-type="float">
            <text:p>2.306001</text:p>
          </table:table-cell>
          <table:table-cell office:value-type="float" office:value="0.8086311" calcext:value-type="float">
            <text:p>0.8086311</text:p>
          </table:table-cell>
          <table:table-cell office:value-type="float" office:value="0.3604176" calcext:value-type="float">
            <text:p>0.3604176</text:p>
          </table:table-cell>
          <table:table-cell office:value-type="float" office:value="0.2027866" calcext:value-type="float">
            <text:p>0.2027866</text:p>
          </table:table-cell>
          <table:table-cell office:value-type="float" office:value="0.338668" calcext:value-type="float">
            <text:p>0.338668</text:p>
          </table:table-cell>
          <table:table-cell office:value-type="float" office:value="0.3492647" calcext:value-type="float">
            <text:p>0.3492647</text:p>
          </table:table-cell>
          <table:table-cell office:value-type="float" office:value="0" calcext:value-type="float">
            <text:p>0</text:p>
          </table:table-cell>
          <table:table-cell office:value-type="float" office:value="1607.331" calcext:value-type="float">
            <text:p>1607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8895" calcext:value-type="float">
            <text:p>8.068895</text:p>
          </table:table-cell>
          <table:table-cell office:value-type="float" office:value="0" calcext:value-type="float">
            <text:p>0</text:p>
          </table:table-cell>
          <table:table-cell office:value-type="float" office:value="-0.2534003" calcext:value-type="float">
            <text:p>-0.25340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6.12794" calcext:value-type="float">
            <text:p>26.12794</text:p>
          </table:table-cell>
          <table:table-cell office:value-type="float" office:value="1099.587" calcext:value-type="float">
            <text:p>1099.587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1408757" calcext:value-type="float">
            <text:p>-0.001408757</text:p>
          </table:table-cell>
          <table:table-cell office:value-type="float" office:value="3.497164" calcext:value-type="float">
            <text:p>3.497164</text:p>
          </table:table-cell>
          <table:table-cell office:value-type="float" office:value="15.73027" calcext:value-type="float">
            <text:p>15.73027</text:p>
          </table:table-cell>
          <table:table-cell office:value-type="float" office:value="0" calcext:value-type="float">
            <text:p>0</text:p>
          </table:table-cell>
          <table:table-cell office:value-type="float" office:value="0.002643661" calcext:value-type="float">
            <text:p>0.002643661</text:p>
          </table:table-cell>
          <table:table-cell office:value-type="float" office:value="0" calcext:value-type="float">
            <text:p>0</text:p>
          </table:table-cell>
          <table:table-cell office:value-type="float" office:value="0.8755568" calcext:value-type="float">
            <text:p>0.8755568</text:p>
          </table:table-cell>
          <table:table-cell office:value-type="float" office:value="-0.0530837" calcext:value-type="float">
            <text:p>-0.0530837</text:p>
          </table:table-cell>
          <table:table-cell office:value-type="float" office:value="0.00189722" calcext:value-type="float">
            <text:p>0.00189722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20.13836" calcext:value-type="float">
            <text:p>20.13836</text:p>
          </table:table-cell>
          <table:table-cell office:value-type="float" office:value="5.094636" calcext:value-type="float">
            <text:p>5.094636</text:p>
          </table:table-cell>
          <table:table-cell office:value-type="float" office:value="3.803381" calcext:value-type="float">
            <text:p>3.803381</text:p>
          </table:table-cell>
          <table:table-cell office:value-type="float" office:value="62.90268" calcext:value-type="float">
            <text:p>62.90268</text:p>
          </table:table-cell>
          <table:table-cell office:value-type="float" office:value="0.7015585" calcext:value-type="float">
            <text:p>0.7015585</text:p>
          </table:table-cell>
          <table:table-cell office:value-type="float" office:value="0.06317686" calcext:value-type="float">
            <text:p>0.06317686</text:p>
          </table:table-cell>
          <table:table-cell office:value-type="float" office:value="0.02035621" calcext:value-type="float">
            <text:p>0.02035621</text:p>
          </table:table-cell>
          <table:table-cell office:value-type="float" office:value="0.01523264" calcext:value-type="float">
            <text:p>0.01523264</text:p>
          </table:table-cell>
          <table:table-cell office:value-type="float" office:value="0.02784538" calcext:value-type="float">
            <text:p>0.02784538</text:p>
          </table:table-cell>
          <table:table-cell office:value-type="float" office:value="0.02246834" calcext:value-type="float">
            <text:p>0.02246834</text:p>
          </table:table-cell>
          <table:table-cell office:value-type="float" office:value="0.01876104" calcext:value-type="float">
            <text:p>0.01876104</text:p>
          </table:table-cell>
          <table:table-cell office:value-type="float" office:value="0.01837165" calcext:value-type="float">
            <text:p>0.01837165</text:p>
          </table:table-cell>
          <table:table-cell office:value-type="float" office:value="0.01907411" calcext:value-type="float">
            <text:p>0.01907411</text:p>
          </table:table-cell>
          <table:table-cell office:value-type="float" office:value="0.006096836" calcext:value-type="float">
            <text:p>0.006096836</text:p>
          </table:table-cell>
          <table:table-cell office:value-type="float" office:value="0.006564967" calcext:value-type="float">
            <text:p>0.006564967</text:p>
          </table:table-cell>
          <table:table-cell office:value-type="float" office:value="0" calcext:value-type="float">
            <text:p>0</text:p>
          </table:table-cell>
          <table:table-cell office:value-type="float" office:value="24.51074" calcext:value-type="float">
            <text:p>24.51074</text:p>
          </table:table-cell>
          <table:table-cell office:value-type="float" office:value="26.04401" calcext:value-type="float">
            <text:p>26.04401</text:p>
          </table:table-cell>
          <table:table-cell office:value-type="float" office:value="69.26558" calcext:value-type="float">
            <text:p>69.26558</text:p>
          </table:table-cell>
          <table:table-cell office:value-type="float" office:value="39.89948" calcext:value-type="float">
            <text:p>39.89948</text:p>
          </table:table-cell>
          <table:table-cell office:value-type="float" office:value="29.10881" calcext:value-type="float">
            <text:p>29.10881</text:p>
          </table:table-cell>
          <table:table-cell office:value-type="float" office:value="15.40113" calcext:value-type="float">
            <text:p>15.40113</text:p>
          </table:table-cell>
          <table:table-cell office:value-type="float" office:value="11.09486" calcext:value-type="float">
            <text:p>11.09486</text:p>
          </table:table-cell>
          <table:table-cell office:value-type="float" office:value="7.036805" calcext:value-type="float">
            <text:p>7.036805</text:p>
          </table:table-cell>
          <table:table-cell office:value-type="float" office:value="2.324115" calcext:value-type="float">
            <text:p>2.324115</text:p>
          </table:table-cell>
          <table:table-cell office:value-type="float" office:value="0.811047" calcext:value-type="float">
            <text:p>0.811047</text:p>
          </table:table-cell>
          <table:table-cell office:value-type="float" office:value="0.3610061" calcext:value-type="float">
            <text:p>0.3610061</text:p>
          </table:table-cell>
          <table:table-cell office:value-type="float" office:value="0.2023639" calcext:value-type="float">
            <text:p>0.2023639</text:p>
          </table:table-cell>
          <table:table-cell office:value-type="float" office:value="0.3380705" calcext:value-type="float">
            <text:p>0.3380705</text:p>
          </table:table-cell>
          <table:table-cell office:value-type="float" office:value="0.3492678" calcext:value-type="float">
            <text:p>0.3492678</text:p>
          </table:table-cell>
          <table:table-cell office:value-type="float" office:value="0" calcext:value-type="float">
            <text:p>0</text:p>
          </table:table-cell>
          <table:table-cell office:value-type="float" office:value="1556.597" calcext:value-type="float">
            <text:p>1556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718" calcext:value-type="float">
            <text:p>8.177718</text:p>
          </table:table-cell>
          <table:table-cell office:value-type="float" office:value="0" calcext:value-type="float">
            <text:p>0</text:p>
          </table:table-cell>
          <table:table-cell office:value-type="float" office:value="-0.2536517" calcext:value-type="float">
            <text:p>-0.25365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5.97589" calcext:value-type="float">
            <text:p>25.97589</text:p>
          </table:table-cell>
          <table:table-cell office:value-type="float" office:value="1099.586" calcext:value-type="float">
            <text:p>1099.586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1858095" calcext:value-type="float">
            <text:p>-0.001858095</text:p>
          </table:table-cell>
          <table:table-cell office:value-type="float" office:value="3.438798" calcext:value-type="float">
            <text:p>3.438798</text:p>
          </table:table-cell>
          <table:table-cell office:value-type="float" office:value="15.92986" calcext:value-type="float">
            <text:p>15.92986</text:p>
          </table:table-cell>
          <table:table-cell office:value-type="float" office:value="0" calcext:value-type="float">
            <text:p>0</text:p>
          </table:table-cell>
          <table:table-cell office:value-type="float" office:value="0.002650488" calcext:value-type="float">
            <text:p>0.002650488</text:p>
          </table:table-cell>
          <table:table-cell office:value-type="float" office:value="0" calcext:value-type="float">
            <text:p>0</text:p>
          </table:table-cell>
          <table:table-cell office:value-type="float" office:value="0.8764967" calcext:value-type="float">
            <text:p>0.8764967</text:p>
          </table:table-cell>
          <table:table-cell office:value-type="float" office:value="-0.05375902" calcext:value-type="float">
            <text:p>-0.05375902</text:p>
          </table:table-cell>
          <table:table-cell office:value-type="float" office:value="0.001895293" calcext:value-type="float">
            <text:p>0.001895293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20.08024" calcext:value-type="float">
            <text:p>20.08024</text:p>
          </table:table-cell>
          <table:table-cell office:value-type="float" office:value="6.079556" calcext:value-type="float">
            <text:p>6.079556</text:p>
          </table:table-cell>
          <table:table-cell office:value-type="float" office:value="3.588321" calcext:value-type="float">
            <text:p>3.588321</text:p>
          </table:table-cell>
          <table:table-cell office:value-type="float" office:value="61.93142" calcext:value-type="float">
            <text:p>61.93142</text:p>
          </table:table-cell>
          <table:table-cell office:value-type="float" office:value="0.4664496" calcext:value-type="float">
            <text:p>0.4664496</text:p>
          </table:table-cell>
          <table:table-cell office:value-type="float" office:value="0.05279244" calcext:value-type="float">
            <text:p>0.05279244</text:p>
          </table:table-cell>
          <table:table-cell office:value-type="float" office:value="0.02048597" calcext:value-type="float">
            <text:p>0.02048597</text:p>
          </table:table-cell>
          <table:table-cell office:value-type="float" office:value="0.01539713" calcext:value-type="float">
            <text:p>0.01539713</text:p>
          </table:table-cell>
          <table:table-cell office:value-type="float" office:value="0.02784662" calcext:value-type="float">
            <text:p>0.02784662</text:p>
          </table:table-cell>
          <table:table-cell office:value-type="float" office:value="0.02240257" calcext:value-type="float">
            <text:p>0.02240257</text:p>
          </table:table-cell>
          <table:table-cell office:value-type="float" office:value="0.01869161" calcext:value-type="float">
            <text:p>0.01869161</text:p>
          </table:table-cell>
          <table:table-cell office:value-type="float" office:value="0.01830901" calcext:value-type="float">
            <text:p>0.01830901</text:p>
          </table:table-cell>
          <table:table-cell office:value-type="float" office:value="0.01908015" calcext:value-type="float">
            <text:p>0.01908015</text:p>
          </table:table-cell>
          <table:table-cell office:value-type="float" office:value="0.006094477" calcext:value-type="float">
            <text:p>0.006094477</text:p>
          </table:table-cell>
          <table:table-cell office:value-type="float" office:value="0.006563447" calcext:value-type="float">
            <text:p>0.006563447</text:p>
          </table:table-cell>
          <table:table-cell office:value-type="float" office:value="0" calcext:value-type="float">
            <text:p>0</text:p>
          </table:table-cell>
          <table:table-cell office:value-type="float" office:value="19.14339" calcext:value-type="float">
            <text:p>19.14339</text:p>
          </table:table-cell>
          <table:table-cell office:value-type="float" office:value="29.37004" calcext:value-type="float">
            <text:p>29.37004</text:p>
          </table:table-cell>
          <table:table-cell office:value-type="float" office:value="69.63282" calcext:value-type="float">
            <text:p>69.63282</text:p>
          </table:table-cell>
          <table:table-cell office:value-type="float" office:value="40.00535" calcext:value-type="float">
            <text:p>40.00535</text:p>
          </table:table-cell>
          <table:table-cell office:value-type="float" office:value="29.70003" calcext:value-type="float">
            <text:p>29.70003</text:p>
          </table:table-cell>
          <table:table-cell office:value-type="float" office:value="15.4754" calcext:value-type="float">
            <text:p>15.4754</text:p>
          </table:table-cell>
          <table:table-cell office:value-type="float" office:value="11.30542" calcext:value-type="float">
            <text:p>11.30542</text:p>
          </table:table-cell>
          <table:table-cell office:value-type="float" office:value="7.124096" calcext:value-type="float">
            <text:p>7.124096</text:p>
          </table:table-cell>
          <table:table-cell office:value-type="float" office:value="2.345267" calcext:value-type="float">
            <text:p>2.345267</text:p>
          </table:table-cell>
          <table:table-cell office:value-type="float" office:value="0.8137799" calcext:value-type="float">
            <text:p>0.8137799</text:p>
          </table:table-cell>
          <table:table-cell office:value-type="float" office:value="0.3616042" calcext:value-type="float">
            <text:p>0.3616042</text:p>
          </table:table-cell>
          <table:table-cell office:value-type="float" office:value="0.2022305" calcext:value-type="float">
            <text:p>0.2022305</text:p>
          </table:table-cell>
          <table:table-cell office:value-type="float" office:value="0.3374276" calcext:value-type="float">
            <text:p>0.3374276</text:p>
          </table:table-cell>
          <table:table-cell office:value-type="float" office:value="0.349271" calcext:value-type="float">
            <text:p>0.349271</text:p>
          </table:table-cell>
          <table:table-cell office:value-type="float" office:value="0" calcext:value-type="float">
            <text:p>0</text:p>
          </table:table-cell>
          <table:table-cell office:value-type="float" office:value="1738.781" calcext:value-type="float">
            <text:p>1738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1458" calcext:value-type="float">
            <text:p>8.321458</text:p>
          </table:table-cell>
          <table:table-cell office:value-type="float" office:value="0" calcext:value-type="float">
            <text:p>0</text:p>
          </table:table-cell>
          <table:table-cell office:value-type="float" office:value="-0.2549729" calcext:value-type="float">
            <text:p>-0.25497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5.82262" calcext:value-type="float">
            <text:p>25.82262</text:p>
          </table:table-cell>
          <table:table-cell office:value-type="float" office:value="1099.584" calcext:value-type="float">
            <text:p>1099.58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2480088" calcext:value-type="float">
            <text:p>-0.002480088</text:p>
          </table:table-cell>
          <table:table-cell office:value-type="float" office:value="3.365128" calcext:value-type="float">
            <text:p>3.365128</text:p>
          </table:table-cell>
          <table:table-cell office:value-type="float" office:value="16.1494" calcext:value-type="float">
            <text:p>16.1494</text:p>
          </table:table-cell>
          <table:table-cell office:value-type="float" office:value="0" calcext:value-type="float">
            <text:p>0</text:p>
          </table:table-cell>
          <table:table-cell office:value-type="float" office:value="0.002656124" calcext:value-type="float">
            <text:p>0.002656124</text:p>
          </table:table-cell>
          <table:table-cell office:value-type="float" office:value="0" calcext:value-type="float">
            <text:p>0</text:p>
          </table:table-cell>
          <table:table-cell office:value-type="float" office:value="0.8773316" calcext:value-type="float">
            <text:p>0.8773316</text:p>
          </table:table-cell>
          <table:table-cell office:value-type="float" office:value="-0.05414389" calcext:value-type="float">
            <text:p>-0.05414389</text:p>
          </table:table-cell>
          <table:table-cell office:value-type="float" office:value="0.001885994" calcext:value-type="float">
            <text:p>0.001885994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20.03345" calcext:value-type="float">
            <text:p>20.03345</text:p>
          </table:table-cell>
          <table:table-cell office:value-type="float" office:value="6.095245" calcext:value-type="float">
            <text:p>6.095245</text:p>
          </table:table-cell>
          <table:table-cell office:value-type="float" office:value="3.375113" calcext:value-type="float">
            <text:p>3.375113</text:p>
          </table:table-cell>
          <table:table-cell office:value-type="float" office:value="60.78909" calcext:value-type="float">
            <text:p>60.78909</text:p>
          </table:table-cell>
          <table:table-cell office:value-type="float" office:value="0.2979774" calcext:value-type="float">
            <text:p>0.2979774</text:p>
          </table:table-cell>
          <table:table-cell office:value-type="float" office:value="0.04677735" calcext:value-type="float">
            <text:p>0.04677735</text:p>
          </table:table-cell>
          <table:table-cell office:value-type="float" office:value="0.02042132" calcext:value-type="float">
            <text:p>0.02042132</text:p>
          </table:table-cell>
          <table:table-cell office:value-type="float" office:value="0.01537063" calcext:value-type="float">
            <text:p>0.01537063</text:p>
          </table:table-cell>
          <table:table-cell office:value-type="float" office:value="0.02784278" calcext:value-type="float">
            <text:p>0.02784278</text:p>
          </table:table-cell>
          <table:table-cell office:value-type="float" office:value="0.02235606" calcext:value-type="float">
            <text:p>0.02235606</text:p>
          </table:table-cell>
          <table:table-cell office:value-type="float" office:value="0.01862721" calcext:value-type="float">
            <text:p>0.01862721</text:p>
          </table:table-cell>
          <table:table-cell office:value-type="float" office:value="0.01824613" calcext:value-type="float">
            <text:p>0.01824613</text:p>
          </table:table-cell>
          <table:table-cell office:value-type="float" office:value="0.01909013" calcext:value-type="float">
            <text:p>0.01909013</text:p>
          </table:table-cell>
          <table:table-cell office:value-type="float" office:value="0.006090975" calcext:value-type="float">
            <text:p>0.006090975</text:p>
          </table:table-cell>
          <table:table-cell office:value-type="float" office:value="0.006561912" calcext:value-type="float">
            <text:p>0.006561912</text:p>
          </table:table-cell>
          <table:table-cell office:value-type="float" office:value="0" calcext:value-type="float">
            <text:p>0</text:p>
          </table:table-cell>
          <table:table-cell office:value-type="float" office:value="20.54744" calcext:value-type="float">
            <text:p>20.54744</text:p>
          </table:table-cell>
          <table:table-cell office:value-type="float" office:value="31.66695" calcext:value-type="float">
            <text:p>31.66695</text:p>
          </table:table-cell>
          <table:table-cell office:value-type="float" office:value="70.07736" calcext:value-type="float">
            <text:p>70.07736</text:p>
          </table:table-cell>
          <table:table-cell office:value-type="float" office:value="40.24368" calcext:value-type="float">
            <text:p>40.24368</text:p>
          </table:table-cell>
          <table:table-cell office:value-type="float" office:value="30.27306" calcext:value-type="float">
            <text:p>30.27306</text:p>
          </table:table-cell>
          <table:table-cell office:value-type="float" office:value="15.52514" calcext:value-type="float">
            <text:p>15.52514</text:p>
          </table:table-cell>
          <table:table-cell office:value-type="float" office:value="11.40316" calcext:value-type="float">
            <text:p>11.40316</text:p>
          </table:table-cell>
          <table:table-cell office:value-type="float" office:value="7.20118" calcext:value-type="float">
            <text:p>7.20118</text:p>
          </table:table-cell>
          <table:table-cell office:value-type="float" office:value="2.368601" calcext:value-type="float">
            <text:p>2.368601</text:p>
          </table:table-cell>
          <table:table-cell office:value-type="float" office:value="0.8168137" calcext:value-type="float">
            <text:p>0.8168137</text:p>
          </table:table-cell>
          <table:table-cell office:value-type="float" office:value="0.3622504" calcext:value-type="float">
            <text:p>0.3622504</text:p>
          </table:table-cell>
          <table:table-cell office:value-type="float" office:value="0.2022908" calcext:value-type="float">
            <text:p>0.2022908</text:p>
          </table:table-cell>
          <table:table-cell office:value-type="float" office:value="0.3367909" calcext:value-type="float">
            <text:p>0.3367909</text:p>
          </table:table-cell>
          <table:table-cell office:value-type="float" office:value="0.3492741" calcext:value-type="float">
            <text:p>0.3492741</text:p>
          </table:table-cell>
          <table:table-cell office:value-type="float" office:value="0" calcext:value-type="float">
            <text:p>0</text:p>
          </table:table-cell>
          <table:table-cell office:value-type="float" office:value="1891.448" calcext:value-type="float">
            <text:p>1891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7633" calcext:value-type="float">
            <text:p>8.467633</text:p>
          </table:table-cell>
          <table:table-cell office:value-type="float" office:value="0" calcext:value-type="float">
            <text:p>0</text:p>
          </table:table-cell>
          <table:table-cell office:value-type="float" office:value="-0.2554624" calcext:value-type="float">
            <text:p>-0.25546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5.66996" calcext:value-type="float">
            <text:p>25.66996</text:p>
          </table:table-cell>
          <table:table-cell office:value-type="float" office:value="1099.584" calcext:value-type="float">
            <text:p>1099.58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3353862" calcext:value-type="float">
            <text:p>-0.003353862</text:p>
          </table:table-cell>
          <table:table-cell office:value-type="float" office:value="3.286236" calcext:value-type="float">
            <text:p>3.286236</text:p>
          </table:table-cell>
          <table:table-cell office:value-type="float" office:value="16.37134" calcext:value-type="float">
            <text:p>16.37134</text:p>
          </table:table-cell>
          <table:table-cell office:value-type="float" office:value="0" calcext:value-type="float">
            <text:p>0</text:p>
          </table:table-cell>
          <table:table-cell office:value-type="float" office:value="0.002660899" calcext:value-type="float">
            <text:p>0.002660899</text:p>
          </table:table-cell>
          <table:table-cell office:value-type="float" office:value="0" calcext:value-type="float">
            <text:p>0</text:p>
          </table:table-cell>
          <table:table-cell office:value-type="float" office:value="0.8780881" calcext:value-type="float">
            <text:p>0.8780881</text:p>
          </table:table-cell>
          <table:table-cell office:value-type="float" office:value="-0.05458201" calcext:value-type="float">
            <text:p>-0.05458201</text:p>
          </table:table-cell>
          <table:table-cell office:value-type="float" office:value="0.001883223" calcext:value-type="float">
            <text:p>0.001883223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20.00106" calcext:value-type="float">
            <text:p>20.00106</text:p>
          </table:table-cell>
          <table:table-cell office:value-type="float" office:value="4.881826" calcext:value-type="float">
            <text:p>4.881826</text:p>
          </table:table-cell>
          <table:table-cell office:value-type="float" office:value="4.076587" calcext:value-type="float">
            <text:p>4.076587</text:p>
          </table:table-cell>
          <table:table-cell office:value-type="float" office:value="58.99412" calcext:value-type="float">
            <text:p>58.99412</text:p>
          </table:table-cell>
          <table:table-cell office:value-type="float" office:value="0.1961341" calcext:value-type="float">
            <text:p>0.1961341</text:p>
          </table:table-cell>
          <table:table-cell office:value-type="float" office:value="0.04316941" calcext:value-type="float">
            <text:p>0.04316941</text:p>
          </table:table-cell>
          <table:table-cell office:value-type="float" office:value="0.02032079" calcext:value-type="float">
            <text:p>0.02032079</text:p>
          </table:table-cell>
          <table:table-cell office:value-type="float" office:value="0.01532341" calcext:value-type="float">
            <text:p>0.01532341</text:p>
          </table:table-cell>
          <table:table-cell office:value-type="float" office:value="0.0278396" calcext:value-type="float">
            <text:p>0.0278396</text:p>
          </table:table-cell>
          <table:table-cell office:value-type="float" office:value="0.02232108" calcext:value-type="float">
            <text:p>0.02232108</text:p>
          </table:table-cell>
          <table:table-cell office:value-type="float" office:value="0.01856795" calcext:value-type="float">
            <text:p>0.01856795</text:p>
          </table:table-cell>
          <table:table-cell office:value-type="float" office:value="0.01818376" calcext:value-type="float">
            <text:p>0.01818376</text:p>
          </table:table-cell>
          <table:table-cell office:value-type="float" office:value="0.01910325" calcext:value-type="float">
            <text:p>0.01910325</text:p>
          </table:table-cell>
          <table:table-cell office:value-type="float" office:value="0.006086624" calcext:value-type="float">
            <text:p>0.006086624</text:p>
          </table:table-cell>
          <table:table-cell office:value-type="float" office:value="0.006560357" calcext:value-type="float">
            <text:p>0.006560357</text:p>
          </table:table-cell>
          <table:table-cell office:value-type="float" office:value="0" calcext:value-type="float">
            <text:p>0</text:p>
          </table:table-cell>
          <table:table-cell office:value-type="float" office:value="26.60152" calcext:value-type="float">
            <text:p>26.60152</text:p>
          </table:table-cell>
          <table:table-cell office:value-type="float" office:value="36.711" calcext:value-type="float">
            <text:p>36.711</text:p>
          </table:table-cell>
          <table:table-cell office:value-type="float" office:value="69.37854" calcext:value-type="float">
            <text:p>69.37854</text:p>
          </table:table-cell>
          <table:table-cell office:value-type="float" office:value="39.37084" calcext:value-type="float">
            <text:p>39.37084</text:p>
          </table:table-cell>
          <table:table-cell office:value-type="float" office:value="30.16905" calcext:value-type="float">
            <text:p>30.16905</text:p>
          </table:table-cell>
          <table:table-cell office:value-type="float" office:value="15.46929" calcext:value-type="float">
            <text:p>15.46929</text:p>
          </table:table-cell>
          <table:table-cell office:value-type="float" office:value="11.44605" calcext:value-type="float">
            <text:p>11.44605</text:p>
          </table:table-cell>
          <table:table-cell office:value-type="float" office:value="7.270858" calcext:value-type="float">
            <text:p>7.270858</text:p>
          </table:table-cell>
          <table:table-cell office:value-type="float" office:value="2.394166" calcext:value-type="float">
            <text:p>2.394166</text:p>
          </table:table-cell>
          <table:table-cell office:value-type="float" office:value="0.8202875" calcext:value-type="float">
            <text:p>0.8202875</text:p>
          </table:table-cell>
          <table:table-cell office:value-type="float" office:value="0.3629557" calcext:value-type="float">
            <text:p>0.3629557</text:p>
          </table:table-cell>
          <table:table-cell office:value-type="float" office:value="0.2024899" calcext:value-type="float">
            <text:p>0.2024899</text:p>
          </table:table-cell>
          <table:table-cell office:value-type="float" office:value="0.3361759" calcext:value-type="float">
            <text:p>0.3361759</text:p>
          </table:table-cell>
          <table:table-cell office:value-type="float" office:value="0.3492772" calcext:value-type="float">
            <text:p>0.3492772</text:p>
          </table:table-cell>
          <table:table-cell office:value-type="float" office:value="0" calcext:value-type="float">
            <text:p>0</text:p>
          </table:table-cell>
          <table:table-cell office:value-type="float" office:value="2026.993" calcext:value-type="float">
            <text:p>2026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1698" calcext:value-type="float">
            <text:p>8.611698</text:p>
          </table:table-cell>
          <table:table-cell office:value-type="float" office:value="0" calcext:value-type="float">
            <text:p>0</text:p>
          </table:table-cell>
          <table:table-cell office:value-type="float" office:value="-0.2556803" calcext:value-type="float">
            <text:p>-0.25568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5.55587" calcext:value-type="float">
            <text:p>25.55587</text:p>
          </table:table-cell>
          <table:table-cell office:value-type="float" office:value="1099.58" calcext:value-type="float">
            <text:p>1099.58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4501381" calcext:value-type="float">
            <text:p>-0.004501381</text:p>
          </table:table-cell>
          <table:table-cell office:value-type="float" office:value="3.213984" calcext:value-type="float">
            <text:p>3.213984</text:p>
          </table:table-cell>
          <table:table-cell office:value-type="float" office:value="16.55462" calcext:value-type="float">
            <text:p>16.55462</text:p>
          </table:table-cell>
          <table:table-cell office:value-type="float" office:value="0" calcext:value-type="float">
            <text:p>0</text:p>
          </table:table-cell>
          <table:table-cell office:value-type="float" office:value="0.002665099" calcext:value-type="float">
            <text:p>0.002665099</text:p>
          </table:table-cell>
          <table:table-cell office:value-type="float" office:value="0" calcext:value-type="float">
            <text:p>0</text:p>
          </table:table-cell>
          <table:table-cell office:value-type="float" office:value="0.8788019" calcext:value-type="float">
            <text:p>0.8788019</text:p>
          </table:table-cell>
          <table:table-cell office:value-type="float" office:value="-0.05486098" calcext:value-type="float">
            <text:p>-0.05486098</text:p>
          </table:table-cell>
          <table:table-cell office:value-type="float" office:value="0.001878269" calcext:value-type="float">
            <text:p>0.001878269</text:p>
          </table:table-cell>
          <table:table-cell office:value-type="float" office:value="0.000000001349269" calcext:value-type="float">
            <text:p>1.349269E-09</text:p>
          </table:table-cell>
          <table:table-cell office:value-type="float" office:value="19.9732" calcext:value-type="float">
            <text:p>19.9732</text:p>
          </table:table-cell>
          <table:table-cell office:value-type="float" office:value="3.671926" calcext:value-type="float">
            <text:p>3.671926</text:p>
          </table:table-cell>
          <table:table-cell office:value-type="float" office:value="4.208632" calcext:value-type="float">
            <text:p>4.208632</text:p>
          </table:table-cell>
          <table:table-cell office:value-type="float" office:value="57.67532" calcext:value-type="float">
            <text:p>57.67532</text:p>
          </table:table-cell>
          <table:table-cell office:value-type="float" office:value="0.2249353" calcext:value-type="float">
            <text:p>0.2249353</text:p>
          </table:table-cell>
          <table:table-cell office:value-type="float" office:value="0.04107544" calcext:value-type="float">
            <text:p>0.04107544</text:p>
          </table:table-cell>
          <table:table-cell office:value-type="float" office:value="0.02030968" calcext:value-type="float">
            <text:p>0.02030968</text:p>
          </table:table-cell>
          <table:table-cell office:value-type="float" office:value="0.01531548" calcext:value-type="float">
            <text:p>0.01531548</text:p>
          </table:table-cell>
          <table:table-cell office:value-type="float" office:value="0.02784184" calcext:value-type="float">
            <text:p>0.02784184</text:p>
          </table:table-cell>
          <table:table-cell office:value-type="float" office:value="0.02229485" calcext:value-type="float">
            <text:p>0.02229485</text:p>
          </table:table-cell>
          <table:table-cell office:value-type="float" office:value="0.0185131" calcext:value-type="float">
            <text:p>0.0185131</text:p>
          </table:table-cell>
          <table:table-cell office:value-type="float" office:value="0.01812226" calcext:value-type="float">
            <text:p>0.01812226</text:p>
          </table:table-cell>
          <table:table-cell office:value-type="float" office:value="0.01911891" calcext:value-type="float">
            <text:p>0.01911891</text:p>
          </table:table-cell>
          <table:table-cell office:value-type="float" office:value="0.006081745" calcext:value-type="float">
            <text:p>0.006081745</text:p>
          </table:table-cell>
          <table:table-cell office:value-type="float" office:value="0.006558772" calcext:value-type="float">
            <text:p>0.006558772</text:p>
          </table:table-cell>
          <table:table-cell office:value-type="float" office:value="0" calcext:value-type="float">
            <text:p>0</text:p>
          </table:table-cell>
          <table:table-cell office:value-type="float" office:value="32.91458" calcext:value-type="float">
            <text:p>32.91458</text:p>
          </table:table-cell>
          <table:table-cell office:value-type="float" office:value="38.47025" calcext:value-type="float">
            <text:p>38.47025</text:p>
          </table:table-cell>
          <table:table-cell office:value-type="float" office:value="69.56638" calcext:value-type="float">
            <text:p>69.56638</text:p>
          </table:table-cell>
          <table:table-cell office:value-type="float" office:value="39.369" calcext:value-type="float">
            <text:p>39.369</text:p>
          </table:table-cell>
          <table:table-cell office:value-type="float" office:value="30.42391" calcext:value-type="float">
            <text:p>30.42391</text:p>
          </table:table-cell>
          <table:table-cell office:value-type="float" office:value="15.43542" calcext:value-type="float">
            <text:p>15.43542</text:p>
          </table:table-cell>
          <table:table-cell office:value-type="float" office:value="11.45313" calcext:value-type="float">
            <text:p>11.45313</text:p>
          </table:table-cell>
          <table:table-cell office:value-type="float" office:value="7.320304" calcext:value-type="float">
            <text:p>7.320304</text:p>
          </table:table-cell>
          <table:table-cell office:value-type="float" office:value="2.419374" calcext:value-type="float">
            <text:p>2.419374</text:p>
          </table:table-cell>
          <table:table-cell office:value-type="float" office:value="0.8240842" calcext:value-type="float">
            <text:p>0.8240842</text:p>
          </table:table-cell>
          <table:table-cell office:value-type="float" office:value="0.3637242" calcext:value-type="float">
            <text:p>0.3637242</text:p>
          </table:table-cell>
          <table:table-cell office:value-type="float" office:value="0.2027924" calcext:value-type="float">
            <text:p>0.2027924</text:p>
          </table:table-cell>
          <table:table-cell office:value-type="float" office:value="0.3355914" calcext:value-type="float">
            <text:p>0.3355914</text:p>
          </table:table-cell>
          <table:table-cell office:value-type="float" office:value="0.3492804" calcext:value-type="float">
            <text:p>0.3492804</text:p>
          </table:table-cell>
          <table:table-cell office:value-type="float" office:value="0" calcext:value-type="float">
            <text:p>0</text:p>
          </table:table-cell>
          <table:table-cell office:value-type="float" office:value="2043.571" calcext:value-type="float">
            <text:p>204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22285" calcext:value-type="float">
            <text:p>8.722285</text:p>
          </table:table-cell>
          <table:table-cell office:value-type="float" office:value="0" calcext:value-type="float">
            <text:p>0</text:p>
          </table:table-cell>
          <table:table-cell office:value-type="float" office:value="-0.2557394" calcext:value-type="float">
            <text:p>-0.2557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5.41467" calcext:value-type="float">
            <text:p>25.41467</text:p>
          </table:table-cell>
          <table:table-cell office:value-type="float" office:value="1099.578" calcext:value-type="float">
            <text:p>1099.578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6224927" calcext:value-type="float">
            <text:p>-0.006224927</text:p>
          </table:table-cell>
          <table:table-cell office:value-type="float" office:value="3.150017" calcext:value-type="float">
            <text:p>3.150017</text:p>
          </table:table-cell>
          <table:table-cell office:value-type="float" office:value="16.75214" calcext:value-type="float">
            <text:p>16.75214</text:p>
          </table:table-cell>
          <table:table-cell office:value-type="float" office:value="0" calcext:value-type="float">
            <text:p>0</text:p>
          </table:table-cell>
          <table:table-cell office:value-type="float" office:value="0.002667999" calcext:value-type="float">
            <text:p>0.002667999</text:p>
          </table:table-cell>
          <table:table-cell office:value-type="float" office:value="0" calcext:value-type="float">
            <text:p>0</text:p>
          </table:table-cell>
          <table:table-cell office:value-type="float" office:value="0.8792776" calcext:value-type="float">
            <text:p>0.8792776</text:p>
          </table:table-cell>
          <table:table-cell office:value-type="float" office:value="-0.05524586" calcext:value-type="float">
            <text:p>-0.05524586</text:p>
          </table:table-cell>
          <table:table-cell office:value-type="float" office:value="0.001873585" calcext:value-type="float">
            <text:p>0.001873585</text:p>
          </table:table-cell>
          <table:table-cell office:value-type="float" office:value="0.000000001349334" calcext:value-type="float">
            <text:p>1.349334E-09</text:p>
          </table:table-cell>
          <table:table-cell office:value-type="float" office:value="19.92705" calcext:value-type="float">
            <text:p>19.92705</text:p>
          </table:table-cell>
          <table:table-cell office:value-type="float" office:value="3.993585" calcext:value-type="float">
            <text:p>3.993585</text:p>
          </table:table-cell>
          <table:table-cell office:value-type="float" office:value="4.446595" calcext:value-type="float">
            <text:p>4.446595</text:p>
          </table:table-cell>
          <table:table-cell office:value-type="float" office:value="56.19365" calcext:value-type="float">
            <text:p>56.19365</text:p>
          </table:table-cell>
          <table:table-cell office:value-type="float" office:value="0.1666155" calcext:value-type="float">
            <text:p>0.1666155</text:p>
          </table:table-cell>
          <table:table-cell office:value-type="float" office:value="0.03987098" calcext:value-type="float">
            <text:p>0.03987098</text:p>
          </table:table-cell>
          <table:table-cell office:value-type="float" office:value="0.02028721" calcext:value-type="float">
            <text:p>0.02028721</text:p>
          </table:table-cell>
          <table:table-cell office:value-type="float" office:value="0.01540352" calcext:value-type="float">
            <text:p>0.01540352</text:p>
          </table:table-cell>
          <table:table-cell office:value-type="float" office:value="0.02788684" calcext:value-type="float">
            <text:p>0.02788684</text:p>
          </table:table-cell>
          <table:table-cell office:value-type="float" office:value="0.02228259" calcext:value-type="float">
            <text:p>0.02228259</text:p>
          </table:table-cell>
          <table:table-cell office:value-type="float" office:value="0.01846434" calcext:value-type="float">
            <text:p>0.01846434</text:p>
          </table:table-cell>
          <table:table-cell office:value-type="float" office:value="0.01806182" calcext:value-type="float">
            <text:p>0.01806182</text:p>
          </table:table-cell>
          <table:table-cell office:value-type="float" office:value="0.01913646" calcext:value-type="float">
            <text:p>0.01913646</text:p>
          </table:table-cell>
          <table:table-cell office:value-type="float" office:value="0.006076883" calcext:value-type="float">
            <text:p>0.006076883</text:p>
          </table:table-cell>
          <table:table-cell office:value-type="float" office:value="0.006557176" calcext:value-type="float">
            <text:p>0.006557176</text:p>
          </table:table-cell>
          <table:table-cell office:value-type="float" office:value="0" calcext:value-type="float">
            <text:p>0</text:p>
          </table:table-cell>
          <table:table-cell office:value-type="float" office:value="34.29389" calcext:value-type="float">
            <text:p>34.29389</text:p>
          </table:table-cell>
          <table:table-cell office:value-type="float" office:value="42.88469" calcext:value-type="float">
            <text:p>42.88469</text:p>
          </table:table-cell>
          <table:table-cell office:value-type="float" office:value="69.66406" calcext:value-type="float">
            <text:p>69.66406</text:p>
          </table:table-cell>
          <table:table-cell office:value-type="float" office:value="38.9095" calcext:value-type="float">
            <text:p>38.9095</text:p>
          </table:table-cell>
          <table:table-cell office:value-type="float" office:value="30.39613" calcext:value-type="float">
            <text:p>30.39613</text:p>
          </table:table-cell>
          <table:table-cell office:value-type="float" office:value="15.37961" calcext:value-type="float">
            <text:p>15.37961</text:p>
          </table:table-cell>
          <table:table-cell office:value-type="float" office:value="11.45816" calcext:value-type="float">
            <text:p>11.45816</text:p>
          </table:table-cell>
          <table:table-cell office:value-type="float" office:value="7.356519" calcext:value-type="float">
            <text:p>7.356519</text:p>
          </table:table-cell>
          <table:table-cell office:value-type="float" office:value="2.444894" calcext:value-type="float">
            <text:p>2.444894</text:p>
          </table:table-cell>
          <table:table-cell office:value-type="float" office:value="0.8285688" calcext:value-type="float">
            <text:p>0.8285688</text:p>
          </table:table-cell>
          <table:table-cell office:value-type="float" office:value="0.3645739" calcext:value-type="float">
            <text:p>0.3645739</text:p>
          </table:table-cell>
          <table:table-cell office:value-type="float" office:value="0.2031798" calcext:value-type="float">
            <text:p>0.2031798</text:p>
          </table:table-cell>
          <table:table-cell office:value-type="float" office:value="0.3350364" calcext:value-type="float">
            <text:p>0.3350364</text:p>
          </table:table-cell>
          <table:table-cell office:value-type="float" office:value="0.3492836" calcext:value-type="float">
            <text:p>0.3492836</text:p>
          </table:table-cell>
          <table:table-cell office:value-type="float" office:value="0" calcext:value-type="float">
            <text:p>0</text:p>
          </table:table-cell>
          <table:table-cell office:value-type="float" office:value="2179.3" calcext:value-type="float">
            <text:p>217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7084" calcext:value-type="float">
            <text:p>8.857084</text:p>
          </table:table-cell>
          <table:table-cell office:value-type="float" office:value="0" calcext:value-type="float">
            <text:p>0</text:p>
          </table:table-cell>
          <table:table-cell office:value-type="float" office:value="-0.2559076" calcext:value-type="float">
            <text:p>-0.25590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5.23566" calcext:value-type="float">
            <text:p>25.23566</text:p>
          </table:table-cell>
          <table:table-cell office:value-type="float" office:value="1099.574" calcext:value-type="float">
            <text:p>1099.57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09296268" calcext:value-type="float">
            <text:p>-0.009296268</text:p>
          </table:table-cell>
          <table:table-cell office:value-type="float" office:value="3.080305" calcext:value-type="float">
            <text:p>3.080305</text:p>
          </table:table-cell>
          <table:table-cell office:value-type="float" office:value="16.99422" calcext:value-type="float">
            <text:p>16.99422</text:p>
          </table:table-cell>
          <table:table-cell office:value-type="float" office:value="0" calcext:value-type="float">
            <text:p>0</text:p>
          </table:table-cell>
          <table:table-cell office:value-type="float" office:value="0.002670334" calcext:value-type="float">
            <text:p>0.002670334</text:p>
          </table:table-cell>
          <table:table-cell office:value-type="float" office:value="0" calcext:value-type="float">
            <text:p>0</text:p>
          </table:table-cell>
          <table:table-cell office:value-type="float" office:value="0.879661" calcext:value-type="float">
            <text:p>0.879661</text:p>
          </table:table-cell>
          <table:table-cell office:value-type="float" office:value="-0.05586786" calcext:value-type="float">
            <text:p>-0.05586786</text:p>
          </table:table-cell>
          <table:table-cell office:value-type="float" office:value="0.001861877" calcext:value-type="float">
            <text:p>0.001861877</text:p>
          </table:table-cell>
          <table:table-cell office:value-type="float" office:value="0.000000001349752" calcext:value-type="float">
            <text:p>1.349752E-09</text:p>
          </table:table-cell>
          <table:table-cell office:value-type="float" office:value="19.85563" calcext:value-type="float">
            <text:p>19.85563</text:p>
          </table:table-cell>
          <table:table-cell office:value-type="float" office:value="5.12681" calcext:value-type="float">
            <text:p>5.12681</text:p>
          </table:table-cell>
          <table:table-cell office:value-type="float" office:value="3.966301" calcext:value-type="float">
            <text:p>3.966301</text:p>
          </table:table-cell>
          <table:table-cell office:value-type="float" office:value="54.99265" calcext:value-type="float">
            <text:p>54.99265</text:p>
          </table:table-cell>
          <table:table-cell office:value-type="float" office:value="0.1124615" calcext:value-type="float">
            <text:p>0.1124615</text:p>
          </table:table-cell>
          <table:table-cell office:value-type="float" office:value="0.03916948" calcext:value-type="float">
            <text:p>0.03916948</text:p>
          </table:table-cell>
          <table:table-cell office:value-type="float" office:value="0.02000873" calcext:value-type="float">
            <text:p>0.02000873</text:p>
          </table:table-cell>
          <table:table-cell office:value-type="float" office:value="0.01526914" calcext:value-type="float">
            <text:p>0.01526914</text:p>
          </table:table-cell>
          <table:table-cell office:value-type="float" office:value="0.02791014" calcext:value-type="float">
            <text:p>0.02791014</text:p>
          </table:table-cell>
          <table:table-cell office:value-type="float" office:value="0.02228227" calcext:value-type="float">
            <text:p>0.02228227</text:p>
          </table:table-cell>
          <table:table-cell office:value-type="float" office:value="0.01842158" calcext:value-type="float">
            <text:p>0.01842158</text:p>
          </table:table-cell>
          <table:table-cell office:value-type="float" office:value="0.01800277" calcext:value-type="float">
            <text:p>0.01800277</text:p>
          </table:table-cell>
          <table:table-cell office:value-type="float" office:value="0.01915576" calcext:value-type="float">
            <text:p>0.01915576</text:p>
          </table:table-cell>
          <table:table-cell office:value-type="float" office:value="0.006072148" calcext:value-type="float">
            <text:p>0.006072148</text:p>
          </table:table-cell>
          <table:table-cell office:value-type="float" office:value="0.006555561" calcext:value-type="float">
            <text:p>0.006555561</text:p>
          </table:table-cell>
          <table:table-cell office:value-type="float" office:value="0" calcext:value-type="float">
            <text:p>0</text:p>
          </table:table-cell>
          <table:table-cell office:value-type="float" office:value="26.8545" calcext:value-type="float">
            <text:p>26.8545</text:p>
          </table:table-cell>
          <table:table-cell office:value-type="float" office:value="47.60234" calcext:value-type="float">
            <text:p>47.60234</text:p>
          </table:table-cell>
          <table:table-cell office:value-type="float" office:value="71.52746" calcext:value-type="float">
            <text:p>71.52746</text:p>
          </table:table-cell>
          <table:table-cell office:value-type="float" office:value="38.97341" calcext:value-type="float">
            <text:p>38.97341</text:p>
          </table:table-cell>
          <table:table-cell office:value-type="float" office:value="30.62006" calcext:value-type="float">
            <text:p>30.62006</text:p>
          </table:table-cell>
          <table:table-cell office:value-type="float" office:value="15.34382" calcext:value-type="float">
            <text:p>15.34382</text:p>
          </table:table-cell>
          <table:table-cell office:value-type="float" office:value="11.44144" calcext:value-type="float">
            <text:p>11.44144</text:p>
          </table:table-cell>
          <table:table-cell office:value-type="float" office:value="7.384419" calcext:value-type="float">
            <text:p>7.384419</text:p>
          </table:table-cell>
          <table:table-cell office:value-type="float" office:value="2.470681" calcext:value-type="float">
            <text:p>2.470681</text:p>
          </table:table-cell>
          <table:table-cell office:value-type="float" office:value="0.8335377" calcext:value-type="float">
            <text:p>0.8335377</text:p>
          </table:table-cell>
          <table:table-cell office:value-type="float" office:value="0.3655621" calcext:value-type="float">
            <text:p>0.3655621</text:p>
          </table:table-cell>
          <table:table-cell office:value-type="float" office:value="0.2036229" calcext:value-type="float">
            <text:p>0.2036229</text:p>
          </table:table-cell>
          <table:table-cell office:value-type="float" office:value="0.3345256" calcext:value-type="float">
            <text:p>0.3345256</text:p>
          </table:table-cell>
          <table:table-cell office:value-type="float" office:value="0.3492867" calcext:value-type="float">
            <text:p>0.3492867</text:p>
          </table:table-cell>
          <table:table-cell office:value-type="float" office:value="0" calcext:value-type="float">
            <text:p>0</text:p>
          </table:table-cell>
          <table:table-cell office:value-type="float" office:value="2393.915" calcext:value-type="float">
            <text:p>2393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1961" calcext:value-type="float">
            <text:p>9.031961</text:p>
          </table:table-cell>
          <table:table-cell office:value-type="float" office:value="0" calcext:value-type="float">
            <text:p>0</text:p>
          </table:table-cell>
          <table:table-cell office:value-type="float" office:value="-0.2568515" calcext:value-type="float">
            <text:p>-0.25685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5.0247" calcext:value-type="float">
            <text:p>25.0247</text:p>
          </table:table-cell>
          <table:table-cell office:value-type="float" office:value="1099.567" calcext:value-type="float">
            <text:p>1099.567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1448587" calcext:value-type="float">
            <text:p>-0.01448587</text:p>
          </table:table-cell>
          <table:table-cell office:value-type="float" office:value="3.0002" calcext:value-type="float">
            <text:p>3.0002</text:p>
          </table:table-cell>
          <table:table-cell office:value-type="float" office:value="17.27805" calcext:value-type="float">
            <text:p>17.27805</text:p>
          </table:table-cell>
          <table:table-cell office:value-type="float" office:value="0" calcext:value-type="float">
            <text:p>0</text:p>
          </table:table-cell>
          <table:table-cell office:value-type="float" office:value="0.002672359" calcext:value-type="float">
            <text:p>0.002672359</text:p>
          </table:table-cell>
          <table:table-cell office:value-type="float" office:value="0" calcext:value-type="float">
            <text:p>0</text:p>
          </table:table-cell>
          <table:table-cell office:value-type="float" office:value="0.8799917" calcext:value-type="float">
            <text:p>0.8799917</text:p>
          </table:table-cell>
          <table:table-cell office:value-type="float" office:value="-0.0573613" calcext:value-type="float">
            <text:p>-0.0573613</text:p>
          </table:table-cell>
          <table:table-cell office:value-type="float" office:value="0.001839414" calcext:value-type="float">
            <text:p>0.001839414</text:p>
          </table:table-cell>
          <table:table-cell office:value-type="float" office:value="0.000000001350562" calcext:value-type="float">
            <text:p>1.350562E-09</text:p>
          </table:table-cell>
          <table:table-cell office:value-type="float" office:value="19.76184" calcext:value-type="float">
            <text:p>19.76184</text:p>
          </table:table-cell>
          <table:table-cell office:value-type="float" office:value="6.103513" calcext:value-type="float">
            <text:p>6.103513</text:p>
          </table:table-cell>
          <table:table-cell office:value-type="float" office:value="3.333716" calcext:value-type="float">
            <text:p>3.333716</text:p>
          </table:table-cell>
          <table:table-cell office:value-type="float" office:value="53.66481" calcext:value-type="float">
            <text:p>53.66481</text:p>
          </table:table-cell>
          <table:table-cell office:value-type="float" office:value="0.08702859" calcext:value-type="float">
            <text:p>0.08702859</text:p>
          </table:table-cell>
          <table:table-cell office:value-type="float" office:value="0.04022214" calcext:value-type="float">
            <text:p>0.04022214</text:p>
          </table:table-cell>
          <table:table-cell office:value-type="float" office:value="0.0196278" calcext:value-type="float">
            <text:p>0.0196278</text:p>
          </table:table-cell>
          <table:table-cell office:value-type="float" office:value="0.01503199" calcext:value-type="float">
            <text:p>0.01503199</text:p>
          </table:table-cell>
          <table:table-cell office:value-type="float" office:value="0.02789281" calcext:value-type="float">
            <text:p>0.02789281</text:p>
          </table:table-cell>
          <table:table-cell office:value-type="float" office:value="0.02228194" calcext:value-type="float">
            <text:p>0.02228194</text:p>
          </table:table-cell>
          <table:table-cell office:value-type="float" office:value="0.0183835" calcext:value-type="float">
            <text:p>0.0183835</text:p>
          </table:table-cell>
          <table:table-cell office:value-type="float" office:value="0.01794527" calcext:value-type="float">
            <text:p>0.01794527</text:p>
          </table:table-cell>
          <table:table-cell office:value-type="float" office:value="0.0191768" calcext:value-type="float">
            <text:p>0.0191768</text:p>
          </table:table-cell>
          <table:table-cell office:value-type="float" office:value="0.006067553" calcext:value-type="float">
            <text:p>0.006067553</text:p>
          </table:table-cell>
          <table:table-cell office:value-type="float" office:value="0.006553947" calcext:value-type="float">
            <text:p>0.006553947</text:p>
          </table:table-cell>
          <table:table-cell office:value-type="float" office:value="0" calcext:value-type="float">
            <text:p>0</text:p>
          </table:table-cell>
          <table:table-cell office:value-type="float" office:value="21.64342" calcext:value-type="float">
            <text:p>21.64342</text:p>
          </table:table-cell>
          <table:table-cell office:value-type="float" office:value="51.88538" calcext:value-type="float">
            <text:p>51.88538</text:p>
          </table:table-cell>
          <table:table-cell office:value-type="float" office:value="73.81298" calcext:value-type="float">
            <text:p>73.81298</text:p>
          </table:table-cell>
          <table:table-cell office:value-type="float" office:value="39.18863" calcext:value-type="float">
            <text:p>39.18863</text:p>
          </table:table-cell>
          <table:table-cell office:value-type="float" office:value="30.9568" calcext:value-type="float">
            <text:p>30.9568</text:p>
          </table:table-cell>
          <table:table-cell office:value-type="float" office:value="15.3456" calcext:value-type="float">
            <text:p>15.3456</text:p>
          </table:table-cell>
          <table:table-cell office:value-type="float" office:value="11.44135" calcext:value-type="float">
            <text:p>11.44135</text:p>
          </table:table-cell>
          <table:table-cell office:value-type="float" office:value="7.409052" calcext:value-type="float">
            <text:p>7.409052</text:p>
          </table:table-cell>
          <table:table-cell office:value-type="float" office:value="2.493868" calcext:value-type="float">
            <text:p>2.493868</text:p>
          </table:table-cell>
          <table:table-cell office:value-type="float" office:value="0.8386182" calcext:value-type="float">
            <text:p>0.8386182</text:p>
          </table:table-cell>
          <table:table-cell office:value-type="float" office:value="0.3666791" calcext:value-type="float">
            <text:p>0.3666791</text:p>
          </table:table-cell>
          <table:table-cell office:value-type="float" office:value="0.2041024" calcext:value-type="float">
            <text:p>0.2041024</text:p>
          </table:table-cell>
          <table:table-cell office:value-type="float" office:value="0.3340663" calcext:value-type="float">
            <text:p>0.3340663</text:p>
          </table:table-cell>
          <table:table-cell office:value-type="float" office:value="0.3492899" calcext:value-type="float">
            <text:p>0.3492899</text:p>
          </table:table-cell>
          <table:table-cell office:value-type="float" office:value="0" calcext:value-type="float">
            <text:p>0</text:p>
          </table:table-cell>
          <table:table-cell office:value-type="float" office:value="2855.841" calcext:value-type="float">
            <text:p>2855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0977" calcext:value-type="float">
            <text:p>9.240977</text:p>
          </table:table-cell>
          <table:table-cell office:value-type="float" office:value="0" calcext:value-type="float">
            <text:p>0</text:p>
          </table:table-cell>
          <table:table-cell office:value-type="float" office:value="-0.2592251" calcext:value-type="float">
            <text:p>-0.25922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4.78233" calcext:value-type="float">
            <text:p>24.78233</text:p>
          </table:table-cell>
          <table:table-cell office:value-type="float" office:value="1099.556" calcext:value-type="float">
            <text:p>1099.556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2434819" calcext:value-type="float">
            <text:p>-0.02434819</text:p>
          </table:table-cell>
          <table:table-cell office:value-type="float" office:value="2.903411" calcext:value-type="float">
            <text:p>2.903411</text:p>
          </table:table-cell>
          <table:table-cell office:value-type="float" office:value="17.60841" calcext:value-type="float">
            <text:p>17.60841</text:p>
          </table:table-cell>
          <table:table-cell office:value-type="float" office:value="0" calcext:value-type="float">
            <text:p>0</text:p>
          </table:table-cell>
          <table:table-cell office:value-type="float" office:value="0.002673704" calcext:value-type="float">
            <text:p>0.002673704</text:p>
          </table:table-cell>
          <table:table-cell office:value-type="float" office:value="0" calcext:value-type="float">
            <text:p>0</text:p>
          </table:table-cell>
          <table:table-cell office:value-type="float" office:value="0.8802378" calcext:value-type="float">
            <text:p>0.8802378</text:p>
          </table:table-cell>
          <table:table-cell office:value-type="float" office:value="-0.06005324" calcext:value-type="float">
            <text:p>-0.06005324</text:p>
          </table:table-cell>
          <table:table-cell office:value-type="float" office:value="0.001806065" calcext:value-type="float">
            <text:p>0.001806065</text:p>
          </table:table-cell>
          <table:table-cell office:value-type="float" office:value="0.000000001351761" calcext:value-type="float">
            <text:p>1.351761E-09</text:p>
          </table:table-cell>
          <table:table-cell office:value-type="float" office:value="19.64617" calcext:value-type="float">
            <text:p>19.64617</text:p>
          </table:table-cell>
          <table:table-cell office:value-type="float" office:value="6.729895" calcext:value-type="float">
            <text:p>6.729895</text:p>
          </table:table-cell>
          <table:table-cell office:value-type="float" office:value="2.599056" calcext:value-type="float">
            <text:p>2.599056</text:p>
          </table:table-cell>
          <table:table-cell office:value-type="float" office:value="52.13979" calcext:value-type="float">
            <text:p>52.13979</text:p>
          </table:table-cell>
          <table:table-cell office:value-type="float" office:value="0.07578355" calcext:value-type="float">
            <text:p>0.07578355</text:p>
          </table:table-cell>
          <table:table-cell office:value-type="float" office:value="0.04336163" calcext:value-type="float">
            <text:p>0.04336163</text:p>
          </table:table-cell>
          <table:table-cell office:value-type="float" office:value="0.01921239" calcext:value-type="float">
            <text:p>0.01921239</text:p>
          </table:table-cell>
          <table:table-cell office:value-type="float" office:value="0.01474996" calcext:value-type="float">
            <text:p>0.01474996</text:p>
          </table:table-cell>
          <table:table-cell office:value-type="float" office:value="0.0278366" calcext:value-type="float">
            <text:p>0.0278366</text:p>
          </table:table-cell>
          <table:table-cell office:value-type="float" office:value="0.02227491" calcext:value-type="float">
            <text:p>0.02227491</text:p>
          </table:table-cell>
          <table:table-cell office:value-type="float" office:value="0.01834838" calcext:value-type="float">
            <text:p>0.01834838</text:p>
          </table:table-cell>
          <table:table-cell office:value-type="float" office:value="0.01789009" calcext:value-type="float">
            <text:p>0.01789009</text:p>
          </table:table-cell>
          <table:table-cell office:value-type="float" office:value="0.01919968" calcext:value-type="float">
            <text:p>0.01919968</text:p>
          </table:table-cell>
          <table:table-cell office:value-type="float" office:value="0.006063084" calcext:value-type="float">
            <text:p>0.006063084</text:p>
          </table:table-cell>
          <table:table-cell office:value-type="float" office:value="0.00655231" calcext:value-type="float">
            <text:p>0.00655231</text:p>
          </table:table-cell>
          <table:table-cell office:value-type="float" office:value="0" calcext:value-type="float">
            <text:p>0</text:p>
          </table:table-cell>
          <table:table-cell office:value-type="float" office:value="18.19655" calcext:value-type="float">
            <text:p>18.19655</text:p>
          </table:table-cell>
          <table:table-cell office:value-type="float" office:value="56.12973" calcext:value-type="float">
            <text:p>56.12973</text:p>
          </table:table-cell>
          <table:table-cell office:value-type="float" office:value="76.49299" calcext:value-type="float">
            <text:p>76.49299</text:p>
          </table:table-cell>
          <table:table-cell office:value-type="float" office:value="39.55348" calcext:value-type="float">
            <text:p>39.55348</text:p>
          </table:table-cell>
          <table:table-cell office:value-type="float" office:value="31.35751" calcext:value-type="float">
            <text:p>31.35751</text:p>
          </table:table-cell>
          <table:table-cell office:value-type="float" office:value="15.34452" calcext:value-type="float">
            <text:p>15.34452</text:p>
          </table:table-cell>
          <table:table-cell office:value-type="float" office:value="11.45533" calcext:value-type="float">
            <text:p>11.45533</text:p>
          </table:table-cell>
          <table:table-cell office:value-type="float" office:value="7.435607" calcext:value-type="float">
            <text:p>7.435607</text:p>
          </table:table-cell>
          <table:table-cell office:value-type="float" office:value="2.515141" calcext:value-type="float">
            <text:p>2.515141</text:p>
          </table:table-cell>
          <table:table-cell office:value-type="float" office:value="0.8437663" calcext:value-type="float">
            <text:p>0.8437663</text:p>
          </table:table-cell>
          <table:table-cell office:value-type="float" office:value="0.3679986" calcext:value-type="float">
            <text:p>0.3679986</text:p>
          </table:table-cell>
          <table:table-cell office:value-type="float" office:value="0.2046102" calcext:value-type="float">
            <text:p>0.2046102</text:p>
          </table:table-cell>
          <table:table-cell office:value-type="float" office:value="0.3336619" calcext:value-type="float">
            <text:p>0.3336619</text:p>
          </table:table-cell>
          <table:table-cell office:value-type="float" office:value="0.3492931" calcext:value-type="float">
            <text:p>0.3492931</text:p>
          </table:table-cell>
          <table:table-cell office:value-type="float" office:value="0" calcext:value-type="float">
            <text:p>0</text:p>
          </table:table-cell>
          <table:table-cell office:value-type="float" office:value="3356.301" calcext:value-type="float">
            <text:p>3356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4924" calcext:value-type="float">
            <text:p>9.484924</text:p>
          </table:table-cell>
          <table:table-cell office:value-type="float" office:value="0" calcext:value-type="float">
            <text:p>0</text:p>
          </table:table-cell>
          <table:table-cell office:value-type="float" office:value="-0.26316" calcext:value-type="float">
            <text:p>-0.263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4.54323" calcext:value-type="float">
            <text:p>24.54323</text:p>
          </table:table-cell>
          <table:table-cell office:value-type="float" office:value="1099.541" calcext:value-type="float">
            <text:p>1099.541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4202559" calcext:value-type="float">
            <text:p>-0.04202559</text:p>
          </table:table-cell>
          <table:table-cell office:value-type="float" office:value="2.798093" calcext:value-type="float">
            <text:p>2.798093</text:p>
          </table:table-cell>
          <table:table-cell office:value-type="float" office:value="17.94217" calcext:value-type="float">
            <text:p>17.94217</text:p>
          </table:table-cell>
          <table:table-cell office:value-type="float" office:value="0" calcext:value-type="float">
            <text:p>0</text:p>
          </table:table-cell>
          <table:table-cell office:value-type="float" office:value="0.002674889" calcext:value-type="float">
            <text:p>0.002674889</text:p>
          </table:table-cell>
          <table:table-cell office:value-type="float" office:value="0" calcext:value-type="float">
            <text:p>0</text:p>
          </table:table-cell>
          <table:table-cell office:value-type="float" office:value="0.8804522" calcext:value-type="float">
            <text:p>0.8804522</text:p>
          </table:table-cell>
          <table:table-cell office:value-type="float" office:value="-0.06264524" calcext:value-type="float">
            <text:p>-0.06264524</text:p>
          </table:table-cell>
          <table:table-cell office:value-type="float" office:value="0.001765781" calcext:value-type="float">
            <text:p>0.001765781</text:p>
          </table:table-cell>
          <table:table-cell office:value-type="float" office:value="0.000000001353342" calcext:value-type="float">
            <text:p>1.353342E-09</text:p>
          </table:table-cell>
          <table:table-cell office:value-type="float" office:value="19.52969" calcext:value-type="float">
            <text:p>19.52969</text:p>
          </table:table-cell>
          <table:table-cell office:value-type="float" office:value="7.048099" calcext:value-type="float">
            <text:p>7.048099</text:p>
          </table:table-cell>
          <table:table-cell office:value-type="float" office:value="1.817503" calcext:value-type="float">
            <text:p>1.817503</text:p>
          </table:table-cell>
          <table:table-cell office:value-type="float" office:value="50.54051" calcext:value-type="float">
            <text:p>50.54051</text:p>
          </table:table-cell>
          <table:table-cell office:value-type="float" office:value="0.0695217" calcext:value-type="float">
            <text:p>0.0695217</text:p>
          </table:table-cell>
          <table:table-cell office:value-type="float" office:value="0.04556566" calcext:value-type="float">
            <text:p>0.04556566</text:p>
          </table:table-cell>
          <table:table-cell office:value-type="float" office:value="0.01883718" calcext:value-type="float">
            <text:p>0.01883718</text:p>
          </table:table-cell>
          <table:table-cell office:value-type="float" office:value="0.01454931" calcext:value-type="float">
            <text:p>0.01454931</text:p>
          </table:table-cell>
          <table:table-cell office:value-type="float" office:value="0.02776124" calcext:value-type="float">
            <text:p>0.02776124</text:p>
          </table:table-cell>
          <table:table-cell office:value-type="float" office:value="0.02225845" calcext:value-type="float">
            <text:p>0.02225845</text:p>
          </table:table-cell>
          <table:table-cell office:value-type="float" office:value="0.01831438" calcext:value-type="float">
            <text:p>0.01831438</text:p>
          </table:table-cell>
          <table:table-cell office:value-type="float" office:value="0.01783582" calcext:value-type="float">
            <text:p>0.01783582</text:p>
          </table:table-cell>
          <table:table-cell office:value-type="float" office:value="0.01922445" calcext:value-type="float">
            <text:p>0.01922445</text:p>
          </table:table-cell>
          <table:table-cell office:value-type="float" office:value="0.006058736" calcext:value-type="float">
            <text:p>0.006058736</text:p>
          </table:table-cell>
          <table:table-cell office:value-type="float" office:value="0.006550664" calcext:value-type="float">
            <text:p>0.006550664</text:p>
          </table:table-cell>
          <table:table-cell office:value-type="float" office:value="0" calcext:value-type="float">
            <text:p>0</text:p>
          </table:table-cell>
          <table:table-cell office:value-type="float" office:value="16.2322" calcext:value-type="float">
            <text:p>16.2322</text:p>
          </table:table-cell>
          <table:table-cell office:value-type="float" office:value="59.98905" calcext:value-type="float">
            <text:p>59.98905</text:p>
          </table:table-cell>
          <table:table-cell office:value-type="float" office:value="79.22744" calcext:value-type="float">
            <text:p>79.22744</text:p>
          </table:table-cell>
          <table:table-cell office:value-type="float" office:value="40.01338" calcext:value-type="float">
            <text:p>40.01338</text:p>
          </table:table-cell>
          <table:table-cell office:value-type="float" office:value="31.76275" calcext:value-type="float">
            <text:p>31.76275</text:p>
          </table:table-cell>
          <table:table-cell office:value-type="float" office:value="15.31099" calcext:value-type="float">
            <text:p>15.31099</text:p>
          </table:table-cell>
          <table:table-cell office:value-type="float" office:value="11.47714" calcext:value-type="float">
            <text:p>11.47714</text:p>
          </table:table-cell>
          <table:table-cell office:value-type="float" office:value="7.464338" calcext:value-type="float">
            <text:p>7.464338</text:p>
          </table:table-cell>
          <table:table-cell office:value-type="float" office:value="2.535225" calcext:value-type="float">
            <text:p>2.535225</text:p>
          </table:table-cell>
          <table:table-cell office:value-type="float" office:value="0.8489624" calcext:value-type="float">
            <text:p>0.8489624</text:p>
          </table:table-cell>
          <table:table-cell office:value-type="float" office:value="0.3693631" calcext:value-type="float">
            <text:p>0.3693631</text:p>
          </table:table-cell>
          <table:table-cell office:value-type="float" office:value="0.2051473" calcext:value-type="float">
            <text:p>0.2051473</text:p>
          </table:table-cell>
          <table:table-cell office:value-type="float" office:value="0.3333101" calcext:value-type="float">
            <text:p>0.3333101</text:p>
          </table:table-cell>
          <table:table-cell office:value-type="float" office:value="0.3492963" calcext:value-type="float">
            <text:p>0.3492963</text:p>
          </table:table-cell>
          <table:table-cell office:value-type="float" office:value="0" calcext:value-type="float">
            <text:p>0</text:p>
          </table:table-cell>
          <table:table-cell office:value-type="float" office:value="3869.201" calcext:value-type="float">
            <text:p>3869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9423" calcext:value-type="float">
            <text:p>9.729423</text:p>
          </table:table-cell>
          <table:table-cell office:value-type="float" office:value="0" calcext:value-type="float">
            <text:p>0</text:p>
          </table:table-cell>
          <table:table-cell office:value-type="float" office:value="-0.2670542" calcext:value-type="float">
            <text:p>-0.2670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4.27324" calcext:value-type="float">
            <text:p>24.27324</text:p>
          </table:table-cell>
          <table:table-cell office:value-type="float" office:value="1099.521" calcext:value-type="float">
            <text:p>1099.521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6473268" calcext:value-type="float">
            <text:p>-0.06473268</text:p>
          </table:table-cell>
          <table:table-cell office:value-type="float" office:value="2.692775" calcext:value-type="float">
            <text:p>2.692775</text:p>
          </table:table-cell>
          <table:table-cell office:value-type="float" office:value="18.31028" calcext:value-type="float">
            <text:p>18.31028</text:p>
          </table:table-cell>
          <table:table-cell office:value-type="float" office:value="0" calcext:value-type="float">
            <text:p>0</text:p>
          </table:table-cell>
          <table:table-cell office:value-type="float" office:value="0.002675599" calcext:value-type="float">
            <text:p>0.002675599</text:p>
          </table:table-cell>
          <table:table-cell office:value-type="float" office:value="0" calcext:value-type="float">
            <text:p>0</text:p>
          </table:table-cell>
          <table:table-cell office:value-type="float" office:value="0.8806182" calcext:value-type="float">
            <text:p>0.8806182</text:p>
          </table:table-cell>
          <table:table-cell office:value-type="float" office:value="-0.06537126" calcext:value-type="float">
            <text:p>-0.06537126</text:p>
          </table:table-cell>
          <table:table-cell office:value-type="float" office:value="0.001710998" calcext:value-type="float">
            <text:p>0.001710998</text:p>
          </table:table-cell>
          <table:table-cell office:value-type="float" office:value="0.000000001510642" calcext:value-type="float">
            <text:p>1.510642E-09</text:p>
          </table:table-cell>
          <table:table-cell office:value-type="float" office:value="19.35142" calcext:value-type="float">
            <text:p>19.35142</text:p>
          </table:table-cell>
          <table:table-cell office:value-type="float" office:value="7.230299" calcext:value-type="float">
            <text:p>7.230299</text:p>
          </table:table-cell>
          <table:table-cell office:value-type="float" office:value="1.221814" calcext:value-type="float">
            <text:p>1.221814</text:p>
          </table:table-cell>
          <table:table-cell office:value-type="float" office:value="48.7959" calcext:value-type="float">
            <text:p>48.7959</text:p>
          </table:table-cell>
          <table:table-cell office:value-type="float" office:value="0.06637578" calcext:value-type="float">
            <text:p>0.06637578</text:p>
          </table:table-cell>
          <table:table-cell office:value-type="float" office:value="0.04884492" calcext:value-type="float">
            <text:p>0.04884492</text:p>
          </table:table-cell>
          <table:table-cell office:value-type="float" office:value="0.01870388" calcext:value-type="float">
            <text:p>0.01870388</text:p>
          </table:table-cell>
          <table:table-cell office:value-type="float" office:value="0.01437222" calcext:value-type="float">
            <text:p>0.01437222</text:p>
          </table:table-cell>
          <table:table-cell office:value-type="float" office:value="0.02768119" calcext:value-type="float">
            <text:p>0.02768119</text:p>
          </table:table-cell>
          <table:table-cell office:value-type="float" office:value="0.02223514" calcext:value-type="float">
            <text:p>0.02223514</text:p>
          </table:table-cell>
          <table:table-cell office:value-type="float" office:value="0.01828033" calcext:value-type="float">
            <text:p>0.01828033</text:p>
          </table:table-cell>
          <table:table-cell office:value-type="float" office:value="0.01778215" calcext:value-type="float">
            <text:p>0.01778215</text:p>
          </table:table-cell>
          <table:table-cell office:value-type="float" office:value="0.01925181" calcext:value-type="float">
            <text:p>0.01925181</text:p>
          </table:table-cell>
          <table:table-cell office:value-type="float" office:value="0.006054497" calcext:value-type="float">
            <text:p>0.006054497</text:p>
          </table:table-cell>
          <table:table-cell office:value-type="float" office:value="0.006548997" calcext:value-type="float">
            <text:p>0.006548997</text:p>
          </table:table-cell>
          <table:table-cell office:value-type="float" office:value="0" calcext:value-type="float">
            <text:p>0</text:p>
          </table:table-cell>
          <table:table-cell office:value-type="float" office:value="15.16853" calcext:value-type="float">
            <text:p>15.16853</text:p>
          </table:table-cell>
          <table:table-cell office:value-type="float" office:value="64.26691" calcext:value-type="float">
            <text:p>64.26691</text:p>
          </table:table-cell>
          <table:table-cell office:value-type="float" office:value="82.14378" calcext:value-type="float">
            <text:p>82.14378</text:p>
          </table:table-cell>
          <table:table-cell office:value-type="float" office:value="40.50153" calcext:value-type="float">
            <text:p>40.50153</text:p>
          </table:table-cell>
          <table:table-cell office:value-type="float" office:value="32.16878" calcext:value-type="float">
            <text:p>32.16878</text:p>
          </table:table-cell>
          <table:table-cell office:value-type="float" office:value="15.25855" calcext:value-type="float">
            <text:p>15.25855</text:p>
          </table:table-cell>
          <table:table-cell office:value-type="float" office:value="11.50228" calcext:value-type="float">
            <text:p>11.50228</text:p>
          </table:table-cell>
          <table:table-cell office:value-type="float" office:value="7.494586" calcext:value-type="float">
            <text:p>7.494586</text:p>
          </table:table-cell>
          <table:table-cell office:value-type="float" office:value="2.554566" calcext:value-type="float">
            <text:p>2.554566</text:p>
          </table:table-cell>
          <table:table-cell office:value-type="float" office:value="0.854196" calcext:value-type="float">
            <text:p>0.854196</text:p>
          </table:table-cell>
          <table:table-cell office:value-type="float" office:value="0.3707744" calcext:value-type="float">
            <text:p>0.3707744</text:p>
          </table:table-cell>
          <table:table-cell office:value-type="float" office:value="0.2057432" calcext:value-type="float">
            <text:p>0.2057432</text:p>
          </table:table-cell>
          <table:table-cell office:value-type="float" office:value="0.3330119" calcext:value-type="float">
            <text:p>0.3330119</text:p>
          </table:table-cell>
          <table:table-cell office:value-type="float" office:value="0.3492994" calcext:value-type="float">
            <text:p>0.3492994</text:p>
          </table:table-cell>
          <table:table-cell office:value-type="float" office:value="0" calcext:value-type="float">
            <text:p>0</text:p>
          </table:table-cell>
          <table:table-cell office:value-type="float" office:value="4516.63" calcext:value-type="float">
            <text:p>451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04" calcext:value-type="float">
            <text:p>10.0104</text:p>
          </table:table-cell>
          <table:table-cell office:value-type="float" office:value="0" calcext:value-type="float">
            <text:p>0</text:p>
          </table:table-cell>
          <table:table-cell office:value-type="float" office:value="-0.2713143" calcext:value-type="float">
            <text:p>-0.2713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4.07748" calcext:value-type="float">
            <text:p>24.07748</text:p>
          </table:table-cell>
          <table:table-cell office:value-type="float" office:value="1099.503" calcext:value-type="float">
            <text:p>1099.503</text:p>
          </table:table-cell>
          <table:table-cell office:value-type="float" office:value="11.37" calcext:value-type="float">
            <text:p>11.37</text:p>
          </table:table-cell>
          <table:table-cell office:value-type="float" office:value="-0.08951212" calcext:value-type="float">
            <text:p>-0.08951212</text:p>
          </table:table-cell>
          <table:table-cell office:value-type="float" office:value="2.58944" calcext:value-type="float">
            <text:p>2.58944</text:p>
          </table:table-cell>
          <table:table-cell office:value-type="float" office:value="18.60397" calcext:value-type="float">
            <text:p>18.60397</text:p>
          </table:table-cell>
          <table:table-cell office:value-type="float" office:value="0" calcext:value-type="float">
            <text:p>0</text:p>
          </table:table-cell>
          <table:table-cell office:value-type="float" office:value="0.002675967" calcext:value-type="float">
            <text:p>0.002675967</text:p>
          </table:table-cell>
          <table:table-cell office:value-type="float" office:value="0" calcext:value-type="float">
            <text:p>0</text:p>
          </table:table-cell>
          <table:table-cell office:value-type="float" office:value="0.8807459" calcext:value-type="float">
            <text:p>0.8807459</text:p>
          </table:table-cell>
          <table:table-cell office:value-type="float" office:value="-0.06650753" calcext:value-type="float">
            <text:p>-0.06650753</text:p>
          </table:table-cell>
          <table:table-cell office:value-type="float" office:value="0.001656557" calcext:value-type="float">
            <text:p>0.001656557</text:p>
          </table:table-cell>
          <table:table-cell office:value-type="float" office:value="0.000000002106862" calcext:value-type="float">
            <text:p>2.106862E-09</text:p>
          </table:table-cell>
          <table:table-cell office:value-type="float" office:value="19.30986" calcext:value-type="float">
            <text:p>19.30986</text:p>
          </table:table-cell>
          <table:table-cell office:value-type="float" office:value="7.093805" calcext:value-type="float">
            <text:p>7.093805</text:p>
          </table:table-cell>
          <table:table-cell office:value-type="float" office:value="0.8696474" calcext:value-type="float">
            <text:p>0.8696474</text:p>
          </table:table-cell>
          <table:table-cell office:value-type="float" office:value="47.0466" calcext:value-type="float">
            <text:p>47.0466</text:p>
          </table:table-cell>
          <table:table-cell office:value-type="float" office:value="0.05870114" calcext:value-type="float">
            <text:p>0.05870114</text:p>
          </table:table-cell>
          <table:table-cell office:value-type="float" office:value="0.04625342" calcext:value-type="float">
            <text:p>0.04625342</text:p>
          </table:table-cell>
          <table:table-cell office:value-type="float" office:value="0.01854027" calcext:value-type="float">
            <text:p>0.01854027</text:p>
          </table:table-cell>
          <table:table-cell office:value-type="float" office:value="0.01429632" calcext:value-type="float">
            <text:p>0.01429632</text:p>
          </table:table-cell>
          <table:table-cell office:value-type="float" office:value="0.02761143" calcext:value-type="float">
            <text:p>0.02761143</text:p>
          </table:table-cell>
          <table:table-cell office:value-type="float" office:value="0.02220737" calcext:value-type="float">
            <text:p>0.02220737</text:p>
          </table:table-cell>
          <table:table-cell office:value-type="float" office:value="0.01824562" calcext:value-type="float">
            <text:p>0.01824562</text:p>
          </table:table-cell>
          <table:table-cell office:value-type="float" office:value="0.01772881" calcext:value-type="float">
            <text:p>0.01772881</text:p>
          </table:table-cell>
          <table:table-cell office:value-type="float" office:value="0.0192815" calcext:value-type="float">
            <text:p>0.0192815</text:p>
          </table:table-cell>
          <table:table-cell office:value-type="float" office:value="0.006050375" calcext:value-type="float">
            <text:p>0.006050375</text:p>
          </table:table-cell>
          <table:table-cell office:value-type="float" office:value="0.006547298" calcext:value-type="float">
            <text:p>0.006547298</text:p>
          </table:table-cell>
          <table:table-cell office:value-type="float" office:value="0" calcext:value-type="float">
            <text:p>0</text:p>
          </table:table-cell>
          <table:table-cell office:value-type="float" office:value="15.11507" calcext:value-type="float">
            <text:p>15.11507</text:p>
          </table:table-cell>
          <table:table-cell office:value-type="float" office:value="66.94074" calcext:value-type="float">
            <text:p>66.94074</text:p>
          </table:table-cell>
          <table:table-cell office:value-type="float" office:value="84.76865" calcext:value-type="float">
            <text:p>84.76865</text:p>
          </table:table-cell>
          <table:table-cell office:value-type="float" office:value="40.94844" calcext:value-type="float">
            <text:p>40.94844</text:p>
          </table:table-cell>
          <table:table-cell office:value-type="float" office:value="32.50694" calcext:value-type="float">
            <text:p>32.50694</text:p>
          </table:table-cell>
          <table:table-cell office:value-type="float" office:value="15.19897" calcext:value-type="float">
            <text:p>15.19897</text:p>
          </table:table-cell>
          <table:table-cell office:value-type="float" office:value="11.52492" calcext:value-type="float">
            <text:p>11.52492</text:p>
          </table:table-cell>
          <table:table-cell office:value-type="float" office:value="7.525436" calcext:value-type="float">
            <text:p>7.525436</text:p>
          </table:table-cell>
          <table:table-cell office:value-type="float" office:value="2.573436" calcext:value-type="float">
            <text:p>2.573436</text:p>
          </table:table-cell>
          <table:table-cell office:value-type="float" office:value="0.8594667" calcext:value-type="float">
            <text:p>0.8594667</text:p>
          </table:table-cell>
          <table:table-cell office:value-type="float" office:value="0.3722413" calcext:value-type="float">
            <text:p>0.3722413</text:p>
          </table:table-cell>
          <table:table-cell office:value-type="float" office:value="0.2063585" calcext:value-type="float">
            <text:p>0.2063585</text:p>
          </table:table-cell>
          <table:table-cell office:value-type="float" office:value="0.3327763" calcext:value-type="float">
            <text:p>0.3327763</text:p>
          </table:table-cell>
          <table:table-cell office:value-type="float" office:value="0.3493026" calcext:value-type="float">
            <text:p>0.3493026</text:p>
          </table:table-cell>
          <table:table-cell office:value-type="float" office:value="0" calcext:value-type="float">
            <text:p>0</text:p>
          </table:table-cell>
          <table:table-cell office:value-type="float" office:value="4738.088" calcext:value-type="float">
            <text:p>4738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1456" calcext:value-type="float">
            <text:p>10.21456</text:p>
          </table:table-cell>
          <table:table-cell office:value-type="float" office:value="0" calcext:value-type="float">
            <text:p>0</text:p>
          </table:table-cell>
          <table:table-cell office:value-type="float" office:value="-0.2726449" calcext:value-type="float">
            <text:p>-0.27264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3.88693" calcext:value-type="float">
            <text:p>23.88693</text:p>
          </table:table-cell>
          <table:table-cell office:value-type="float" office:value="1099.485" calcext:value-type="float">
            <text:p>1099.485</text:p>
          </table:table-cell>
          <table:table-cell office:value-type="float" office:value="11.37" calcext:value-type="float">
            <text:p>11.37</text:p>
          </table:table-cell>
          <table:table-cell office:value-type="float" office:value="-0.1210575" calcext:value-type="float">
            <text:p>-0.1210575</text:p>
          </table:table-cell>
          <table:table-cell office:value-type="float" office:value="2.485676" calcext:value-type="float">
            <text:p>2.485676</text:p>
          </table:table-cell>
          <table:table-cell office:value-type="float" office:value="18.89448" calcext:value-type="float">
            <text:p>18.89448</text:p>
          </table:table-cell>
          <table:table-cell office:value-type="float" office:value="0" calcext:value-type="float">
            <text:p>0</text:p>
          </table:table-cell>
          <table:table-cell office:value-type="float" office:value="0.002676293" calcext:value-type="float">
            <text:p>0.002676293</text:p>
          </table:table-cell>
          <table:table-cell office:value-type="float" office:value="0" calcext:value-type="float">
            <text:p>0</text:p>
          </table:table-cell>
          <table:table-cell office:value-type="float" office:value="0.8808658" calcext:value-type="float">
            <text:p>0.8808658</text:p>
          </table:table-cell>
          <table:table-cell office:value-type="float" office:value="-0.06756043" calcext:value-type="float">
            <text:p>-0.06756043</text:p>
          </table:table-cell>
          <table:table-cell office:value-type="float" office:value="0.0015928" calcext:value-type="float">
            <text:p>0.0015928</text:p>
          </table:table-cell>
          <table:table-cell office:value-type="float" office:value="0.000000003054946" calcext:value-type="float">
            <text:p>3.054946E-09</text:p>
          </table:table-cell>
          <table:table-cell office:value-type="float" office:value="19.26212" calcext:value-type="float">
            <text:p>19.26212</text:p>
          </table:table-cell>
          <table:table-cell office:value-type="float" office:value="5.911321" calcext:value-type="float">
            <text:p>5.911321</text:p>
          </table:table-cell>
          <table:table-cell office:value-type="float" office:value="0.8065467" calcext:value-type="float">
            <text:p>0.8065467</text:p>
          </table:table-cell>
          <table:table-cell office:value-type="float" office:value="45.2387" calcext:value-type="float">
            <text:p>45.2387</text:p>
          </table:table-cell>
          <table:table-cell office:value-type="float" office:value="0.07518221" calcext:value-type="float">
            <text:p>0.07518221</text:p>
          </table:table-cell>
          <table:table-cell office:value-type="float" office:value="0.04532705" calcext:value-type="float">
            <text:p>0.04532705</text:p>
          </table:table-cell>
          <table:table-cell office:value-type="float" office:value="0.01827786" calcext:value-type="float">
            <text:p>0.01827786</text:p>
          </table:table-cell>
          <table:table-cell office:value-type="float" office:value="0.01429361" calcext:value-type="float">
            <text:p>0.01429361</text:p>
          </table:table-cell>
          <table:table-cell office:value-type="float" office:value="0.02758217" calcext:value-type="float">
            <text:p>0.02758217</text:p>
          </table:table-cell>
          <table:table-cell office:value-type="float" office:value="0.02218344" calcext:value-type="float">
            <text:p>0.02218344</text:p>
          </table:table-cell>
          <table:table-cell office:value-type="float" office:value="0.01821058" calcext:value-type="float">
            <text:p>0.01821058</text:p>
          </table:table-cell>
          <table:table-cell office:value-type="float" office:value="0.01767555" calcext:value-type="float">
            <text:p>0.01767555</text:p>
          </table:table-cell>
          <table:table-cell office:value-type="float" office:value="0.01931284" calcext:value-type="float">
            <text:p>0.01931284</text:p>
          </table:table-cell>
          <table:table-cell office:value-type="float" office:value="0.006046502" calcext:value-type="float">
            <text:p>0.006046502</text:p>
          </table:table-cell>
          <table:table-cell office:value-type="float" office:value="0.006545572" calcext:value-type="float">
            <text:p>0.006545572</text:p>
          </table:table-cell>
          <table:table-cell office:value-type="float" office:value="0" calcext:value-type="float">
            <text:p>0</text:p>
          </table:table-cell>
          <table:table-cell office:value-type="float" office:value="12.50388" calcext:value-type="float">
            <text:p>12.50388</text:p>
          </table:table-cell>
          <table:table-cell office:value-type="float" office:value="68.57558" calcext:value-type="float">
            <text:p>68.57558</text:p>
          </table:table-cell>
          <table:table-cell office:value-type="float" office:value="88.63074" calcext:value-type="float">
            <text:p>88.63074</text:p>
          </table:table-cell>
          <table:table-cell office:value-type="float" office:value="41.55216" calcext:value-type="float">
            <text:p>41.55216</text:p>
          </table:table-cell>
          <table:table-cell office:value-type="float" office:value="32.80914" calcext:value-type="float">
            <text:p>32.80914</text:p>
          </table:table-cell>
          <table:table-cell office:value-type="float" office:value="15.11394" calcext:value-type="float">
            <text:p>15.11394</text:p>
          </table:table-cell>
          <table:table-cell office:value-type="float" office:value="11.54687" calcext:value-type="float">
            <text:p>11.54687</text:p>
          </table:table-cell>
          <table:table-cell office:value-type="float" office:value="7.554089" calcext:value-type="float">
            <text:p>7.554089</text:p>
          </table:table-cell>
          <table:table-cell office:value-type="float" office:value="2.591156" calcext:value-type="float">
            <text:p>2.591156</text:p>
          </table:table-cell>
          <table:table-cell office:value-type="float" office:value="0.8647674" calcext:value-type="float">
            <text:p>0.8647674</text:p>
          </table:table-cell>
          <table:table-cell office:value-type="float" office:value="0.3737576" calcext:value-type="float">
            <text:p>0.3737576</text:p>
          </table:table-cell>
          <table:table-cell office:value-type="float" office:value="0.2069762" calcext:value-type="float">
            <text:p>0.2069762</text:p>
          </table:table-cell>
          <table:table-cell office:value-type="float" office:value="0.332584" calcext:value-type="float">
            <text:p>0.332584</text:p>
          </table:table-cell>
          <table:table-cell office:value-type="float" office:value="0.3493057" calcext:value-type="float">
            <text:p>0.3493057</text:p>
          </table:table-cell>
          <table:table-cell office:value-type="float" office:value="0" calcext:value-type="float">
            <text:p>0</text:p>
          </table:table-cell>
          <table:table-cell office:value-type="float" office:value="4962.076" calcext:value-type="float">
            <text:p>4962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391" calcext:value-type="float">
            <text:p>10.41391</text:p>
          </table:table-cell>
          <table:table-cell office:value-type="float" office:value="0" calcext:value-type="float">
            <text:p>0</text:p>
          </table:table-cell>
          <table:table-cell office:value-type="float" office:value="-0.2738462" calcext:value-type="float">
            <text:p>-0.27384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3.78201" calcext:value-type="float">
            <text:p>23.78201</text:p>
          </table:table-cell>
          <table:table-cell office:value-type="float" office:value="1099.472" calcext:value-type="float">
            <text:p>1099.472</text:p>
          </table:table-cell>
          <table:table-cell office:value-type="float" office:value="11.37" calcext:value-type="float">
            <text:p>11.37</text:p>
          </table:table-cell>
          <table:table-cell office:value-type="float" office:value="-0.1511474" calcext:value-type="float">
            <text:p>-0.1511474</text:p>
          </table:table-cell>
          <table:table-cell office:value-type="float" office:value="2.349095" calcext:value-type="float">
            <text:p>2.349095</text:p>
          </table:table-cell>
          <table:table-cell office:value-type="float" office:value="19.12524" calcext:value-type="float">
            <text:p>19.12524</text:p>
          </table:table-cell>
          <table:table-cell office:value-type="float" office:value="0" calcext:value-type="float">
            <text:p>0</text:p>
          </table:table-cell>
          <table:table-cell office:value-type="float" office:value="0.002676588" calcext:value-type="float">
            <text:p>0.002676588</text:p>
          </table:table-cell>
          <table:table-cell office:value-type="float" office:value="0" calcext:value-type="float">
            <text:p>0</text:p>
          </table:table-cell>
          <table:table-cell office:value-type="float" office:value="0.8809725" calcext:value-type="float">
            <text:p>0.8809725</text:p>
          </table:table-cell>
          <table:table-cell office:value-type="float" office:value="-0.06812797" calcext:value-type="float">
            <text:p>-0.06812797</text:p>
          </table:table-cell>
          <table:table-cell office:value-type="float" office:value="0.001579206" calcext:value-type="float">
            <text:p>0.001579206</text:p>
          </table:table-cell>
          <table:table-cell office:value-type="float" office:value="0.000000004293671" calcext:value-type="float">
            <text:p>4.293671E-09</text:p>
          </table:table-cell>
          <table:table-cell office:value-type="float" office:value="19.24182" calcext:value-type="float">
            <text:p>19.24182</text:p>
          </table:table-cell>
          <table:table-cell office:value-type="float" office:value="3.853148" calcext:value-type="float">
            <text:p>3.853148</text:p>
          </table:table-cell>
          <table:table-cell office:value-type="float" office:value="0.6809005" calcext:value-type="float">
            <text:p>0.6809005</text:p>
          </table:table-cell>
          <table:table-cell office:value-type="float" office:value="40.19933" calcext:value-type="float">
            <text:p>40.19933</text:p>
          </table:table-cell>
          <table:table-cell office:value-type="float" office:value="2.914407" calcext:value-type="float">
            <text:p>2.914407</text:p>
          </table:table-cell>
          <table:table-cell office:value-type="float" office:value="0.07766818" calcext:value-type="float">
            <text:p>0.07766818</text:p>
          </table:table-cell>
          <table:table-cell office:value-type="float" office:value="0.01848153" calcext:value-type="float">
            <text:p>0.01848153</text:p>
          </table:table-cell>
          <table:table-cell office:value-type="float" office:value="0.01440939" calcext:value-type="float">
            <text:p>0.01440939</text:p>
          </table:table-cell>
          <table:table-cell office:value-type="float" office:value="0.02759131" calcext:value-type="float">
            <text:p>0.02759131</text:p>
          </table:table-cell>
          <table:table-cell office:value-type="float" office:value="0.02216879" calcext:value-type="float">
            <text:p>0.02216879</text:p>
          </table:table-cell>
          <table:table-cell office:value-type="float" office:value="0.01817638" calcext:value-type="float">
            <text:p>0.01817638</text:p>
          </table:table-cell>
          <table:table-cell office:value-type="float" office:value="0.01762234" calcext:value-type="float">
            <text:p>0.01762234</text:p>
          </table:table-cell>
          <table:table-cell office:value-type="float" office:value="0.01934594" calcext:value-type="float">
            <text:p>0.01934594</text:p>
          </table:table-cell>
          <table:table-cell office:value-type="float" office:value="0.006042869" calcext:value-type="float">
            <text:p>0.006042869</text:p>
          </table:table-cell>
          <table:table-cell office:value-type="float" office:value="0.006543791" calcext:value-type="float">
            <text:p>0.006543791</text:p>
          </table:table-cell>
          <table:table-cell office:value-type="float" office:value="0" calcext:value-type="float">
            <text:p>0</text:p>
          </table:table-cell>
          <table:table-cell office:value-type="float" office:value="14.02915" calcext:value-type="float">
            <text:p>14.02915</text:p>
          </table:table-cell>
          <table:table-cell office:value-type="float" office:value="49.63872" calcext:value-type="float">
            <text:p>49.63872</text:p>
          </table:table-cell>
          <table:table-cell office:value-type="float" office:value="84.41549" calcext:value-type="float">
            <text:p>84.41549</text:p>
          </table:table-cell>
          <table:table-cell office:value-type="float" office:value="56.95414" calcext:value-type="float">
            <text:p>56.95414</text:p>
          </table:table-cell>
          <table:table-cell office:value-type="float" office:value="40.50618" calcext:value-type="float">
            <text:p>40.50618</text:p>
          </table:table-cell>
          <table:table-cell office:value-type="float" office:value="16.09385" calcext:value-type="float">
            <text:p>16.09385</text:p>
          </table:table-cell>
          <table:table-cell office:value-type="float" office:value="11.74949" calcext:value-type="float">
            <text:p>11.74949</text:p>
          </table:table-cell>
          <table:table-cell office:value-type="float" office:value="7.588544" calcext:value-type="float">
            <text:p>7.588544</text:p>
          </table:table-cell>
          <table:table-cell office:value-type="float" office:value="2.608048" calcext:value-type="float">
            <text:p>2.608048</text:p>
          </table:table-cell>
          <table:table-cell office:value-type="float" office:value="0.870064" calcext:value-type="float">
            <text:p>0.870064</text:p>
          </table:table-cell>
          <table:table-cell office:value-type="float" office:value="0.3753173" calcext:value-type="float">
            <text:p>0.3753173</text:p>
          </table:table-cell>
          <table:table-cell office:value-type="float" office:value="0.2076066" calcext:value-type="float">
            <text:p>0.2076066</text:p>
          </table:table-cell>
          <table:table-cell office:value-type="float" office:value="0.3324203" calcext:value-type="float">
            <text:p>0.3324203</text:p>
          </table:table-cell>
          <table:table-cell office:value-type="float" office:value="0.3493088" calcext:value-type="float">
            <text:p>0.3493088</text:p>
          </table:table-cell>
          <table:table-cell office:value-type="float" office:value="0" calcext:value-type="float">
            <text:p>0</text:p>
          </table:table-cell>
          <table:table-cell office:value-type="float" office:value="4999.571" calcext:value-type="float">
            <text:p>4999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2403" calcext:value-type="float">
            <text:p>10.52403</text:p>
          </table:table-cell>
          <table:table-cell office:value-type="float" office:value="0" calcext:value-type="float">
            <text:p>0</text:p>
          </table:table-cell>
          <table:table-cell office:value-type="float" office:value="-0.2743349" calcext:value-type="float">
            <text:p>-0.27433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3.68293" calcext:value-type="float">
            <text:p>23.68293</text:p>
          </table:table-cell>
          <table:table-cell office:value-type="float" office:value="1099.463" calcext:value-type="float">
            <text:p>1099.463</text:p>
          </table:table-cell>
          <table:table-cell office:value-type="float" office:value="11.37" calcext:value-type="float">
            <text:p>11.37</text:p>
          </table:table-cell>
          <table:table-cell office:value-type="float" office:value="-0.1816714" calcext:value-type="float">
            <text:p>-0.1816714</text:p>
          </table:table-cell>
          <table:table-cell office:value-type="float" office:value="2.234577" calcext:value-type="float">
            <text:p>2.234577</text:p>
          </table:table-cell>
          <table:table-cell office:value-type="float" office:value="19.32391" calcext:value-type="float">
            <text:p>19.32391</text:p>
          </table:table-cell>
          <table:table-cell office:value-type="float" office:value="0" calcext:value-type="float">
            <text:p>0</text:p>
          </table:table-cell>
          <table:table-cell office:value-type="float" office:value="0.002676856" calcext:value-type="float">
            <text:p>0.002676856</text:p>
          </table:table-cell>
          <table:table-cell office:value-type="float" office:value="0" calcext:value-type="float">
            <text:p>0</text:p>
          </table:table-cell>
          <table:table-cell office:value-type="float" office:value="0.8810657" calcext:value-type="float">
            <text:p>0.8810657</text:p>
          </table:table-cell>
          <table:table-cell office:value-type="float" office:value="-0.06873051" calcext:value-type="float">
            <text:p>-0.06873051</text:p>
          </table:table-cell>
          <table:table-cell office:value-type="float" office:value="0.001556895" calcext:value-type="float">
            <text:p>0.001556895</text:p>
          </table:table-cell>
          <table:table-cell office:value-type="float" office:value="0.000000005434841" calcext:value-type="float">
            <text:p>5.434841E-09</text:p>
          </table:table-cell>
          <table:table-cell office:value-type="float" office:value="19.21716" calcext:value-type="float">
            <text:p>19.21716</text:p>
          </table:table-cell>
          <table:table-cell office:value-type="float" office:value="2.697821" calcext:value-type="float">
            <text:p>2.697821</text:p>
          </table:table-cell>
          <table:table-cell office:value-type="float" office:value="1.053807" calcext:value-type="float">
            <text:p>1.053807</text:p>
          </table:table-cell>
          <table:table-cell office:value-type="float" office:value="37.90844" calcext:value-type="float">
            <text:p>37.90844</text:p>
          </table:table-cell>
          <table:table-cell office:value-type="float" office:value="2.880563" calcext:value-type="float">
            <text:p>2.880563</text:p>
          </table:table-cell>
          <table:table-cell office:value-type="float" office:value="0.05487011" calcext:value-type="float">
            <text:p>0.05487011</text:p>
          </table:table-cell>
          <table:table-cell office:value-type="float" office:value="0.01846554" calcext:value-type="float">
            <text:p>0.01846554</text:p>
          </table:table-cell>
          <table:table-cell office:value-type="float" office:value="0.01481607" calcext:value-type="float">
            <text:p>0.01481607</text:p>
          </table:table-cell>
          <table:table-cell office:value-type="float" office:value="0.02771056" calcext:value-type="float">
            <text:p>0.02771056</text:p>
          </table:table-cell>
          <table:table-cell office:value-type="float" office:value="0.02217878" calcext:value-type="float">
            <text:p>0.02217878</text:p>
          </table:table-cell>
          <table:table-cell office:value-type="float" office:value="0.01814533" calcext:value-type="float">
            <text:p>0.01814533</text:p>
          </table:table-cell>
          <table:table-cell office:value-type="float" office:value="0.01756938" calcext:value-type="float">
            <text:p>0.01756938</text:p>
          </table:table-cell>
          <table:table-cell office:value-type="float" office:value="0.01938098" calcext:value-type="float">
            <text:p>0.01938098</text:p>
          </table:table-cell>
          <table:table-cell office:value-type="float" office:value="0.006039413" calcext:value-type="float">
            <text:p>0.006039413</text:p>
          </table:table-cell>
          <table:table-cell office:value-type="float" office:value="0.006541976" calcext:value-type="float">
            <text:p>0.006541976</text:p>
          </table:table-cell>
          <table:table-cell office:value-type="float" office:value="0" calcext:value-type="float">
            <text:p>0</text:p>
          </table:table-cell>
          <table:table-cell office:value-type="float" office:value="43.54108" calcext:value-type="float">
            <text:p>43.54108</text:p>
          </table:table-cell>
          <table:table-cell office:value-type="float" office:value="50.33732" calcext:value-type="float">
            <text:p>50.33732</text:p>
          </table:table-cell>
          <table:table-cell office:value-type="float" office:value="80.00288" calcext:value-type="float">
            <text:p>80.00288</text:p>
          </table:table-cell>
          <table:table-cell office:value-type="float" office:value="55.72452" calcext:value-type="float">
            <text:p>55.72452</text:p>
          </table:table-cell>
          <table:table-cell office:value-type="float" office:value="40.18558" calcext:value-type="float">
            <text:p>40.18558</text:p>
          </table:table-cell>
          <table:table-cell office:value-type="float" office:value="16.65726" calcext:value-type="float">
            <text:p>16.65726</text:p>
          </table:table-cell>
          <table:table-cell office:value-type="float" office:value="12.15102" calcext:value-type="float">
            <text:p>12.15102</text:p>
          </table:table-cell>
          <table:table-cell office:value-type="float" office:value="7.677672" calcext:value-type="float">
            <text:p>7.677672</text:p>
          </table:table-cell>
          <table:table-cell office:value-type="float" office:value="2.628527" calcext:value-type="float">
            <text:p>2.628527</text:p>
          </table:table-cell>
          <table:table-cell office:value-type="float" office:value="0.8753833" calcext:value-type="float">
            <text:p>0.8753833</text:p>
          </table:table-cell>
          <table:table-cell office:value-type="float" office:value="0.3769152" calcext:value-type="float">
            <text:p>0.3769152</text:p>
          </table:table-cell>
          <table:table-cell office:value-type="float" office:value="0.2082526" calcext:value-type="float">
            <text:p>0.2082526</text:p>
          </table:table-cell>
          <table:table-cell office:value-type="float" office:value="0.3322805" calcext:value-type="float">
            <text:p>0.3322805</text:p>
          </table:table-cell>
          <table:table-cell office:value-type="float" office:value="0.3493119" calcext:value-type="float">
            <text:p>0.3493119</text:p>
          </table:table-cell>
          <table:table-cell office:value-type="float" office:value="0" calcext:value-type="float">
            <text:p>0</text:p>
          </table:table-cell>
          <table:table-cell office:value-type="float" office:value="5044.222" calcext:value-type="float">
            <text:p>5044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2604" calcext:value-type="float">
            <text:p>10.62604</text:p>
          </table:table-cell>
          <table:table-cell office:value-type="float" office:value="0" calcext:value-type="float">
            <text:p>0</text:p>
          </table:table-cell>
          <table:table-cell office:value-type="float" office:value="-0.2744383" calcext:value-type="float">
            <text:p>-0.27443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3.57304" calcext:value-type="float">
            <text:p>23.57304</text:p>
          </table:table-cell>
          <table:table-cell office:value-type="float" office:value="1099.454" calcext:value-type="float">
            <text:p>1099.45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217217" calcext:value-type="float">
            <text:p>-0.217217</text:p>
          </table:table-cell>
          <table:table-cell office:value-type="float" office:value="2.115099" calcext:value-type="float">
            <text:p>2.115099</text:p>
          </table:table-cell>
          <table:table-cell office:value-type="float" office:value="19.53764" calcext:value-type="float">
            <text:p>19.53764</text:p>
          </table:table-cell>
          <table:table-cell office:value-type="float" office:value="0" calcext:value-type="float">
            <text:p>0</text:p>
          </table:table-cell>
          <table:table-cell office:value-type="float" office:value="0.002677101" calcext:value-type="float">
            <text:p>0.002677101</text:p>
          </table:table-cell>
          <table:table-cell office:value-type="float" office:value="0" calcext:value-type="float">
            <text:p>0</text:p>
          </table:table-cell>
          <table:table-cell office:value-type="float" office:value="0.8811513" calcext:value-type="float">
            <text:p>0.8811513</text:p>
          </table:table-cell>
          <table:table-cell office:value-type="float" office:value="-0.06945514" calcext:value-type="float">
            <text:p>-0.06945514</text:p>
          </table:table-cell>
          <table:table-cell office:value-type="float" office:value="0.001522004" calcext:value-type="float">
            <text:p>0.001522004</text:p>
          </table:table-cell>
          <table:table-cell office:value-type="float" office:value="0.000000006362666" calcext:value-type="float">
            <text:p>6.362666E-09</text:p>
          </table:table-cell>
          <table:table-cell office:value-type="float" office:value="19.18706" calcext:value-type="float">
            <text:p>19.18706</text:p>
          </table:table-cell>
          <table:table-cell office:value-type="float" office:value="2.297341" calcext:value-type="float">
            <text:p>2.297341</text:p>
          </table:table-cell>
          <table:table-cell office:value-type="float" office:value="1.015484" calcext:value-type="float">
            <text:p>1.015484</text:p>
          </table:table-cell>
          <table:table-cell office:value-type="float" office:value="35.9684" calcext:value-type="float">
            <text:p>35.9684</text:p>
          </table:table-cell>
          <table:table-cell office:value-type="float" office:value="2.561725" calcext:value-type="float">
            <text:p>2.561725</text:p>
          </table:table-cell>
          <table:table-cell office:value-type="float" office:value="0.04661481" calcext:value-type="float">
            <text:p>0.04661481</text:p>
          </table:table-cell>
          <table:table-cell office:value-type="float" office:value="0.01834044" calcext:value-type="float">
            <text:p>0.01834044</text:p>
          </table:table-cell>
          <table:table-cell office:value-type="float" office:value="0.01503724" calcext:value-type="float">
            <text:p>0.01503724</text:p>
          </table:table-cell>
          <table:table-cell office:value-type="float" office:value="0.02785929" calcext:value-type="float">
            <text:p>0.02785929</text:p>
          </table:table-cell>
          <table:table-cell office:value-type="float" office:value="0.02221556" calcext:value-type="float">
            <text:p>0.02221556</text:p>
          </table:table-cell>
          <table:table-cell office:value-type="float" office:value="0.01812056" calcext:value-type="float">
            <text:p>0.01812056</text:p>
          </table:table-cell>
          <table:table-cell office:value-type="float" office:value="0.01751733" calcext:value-type="float">
            <text:p>0.01751733</text:p>
          </table:table-cell>
          <table:table-cell office:value-type="float" office:value="0.01941817" calcext:value-type="float">
            <text:p>0.01941817</text:p>
          </table:table-cell>
          <table:table-cell office:value-type="float" office:value="0.006036086" calcext:value-type="float">
            <text:p>0.006036086</text:p>
          </table:table-cell>
          <table:table-cell office:value-type="float" office:value="0.006540145" calcext:value-type="float">
            <text:p>0.006540145</text:p>
          </table:table-cell>
          <table:table-cell office:value-type="float" office:value="0" calcext:value-type="float">
            <text:p>0</text:p>
          </table:table-cell>
          <table:table-cell office:value-type="float" office:value="54.05132" calcext:value-type="float">
            <text:p>54.05132</text:p>
          </table:table-cell>
          <table:table-cell office:value-type="float" office:value="55.60033" calcext:value-type="float">
            <text:p>55.60033</text:p>
          </table:table-cell>
          <table:table-cell office:value-type="float" office:value="78.8511" calcext:value-type="float">
            <text:p>78.8511</text:p>
          </table:table-cell>
          <table:table-cell office:value-type="float" office:value="54.85558" calcext:value-type="float">
            <text:p>54.85558</text:p>
          </table:table-cell>
          <table:table-cell office:value-type="float" office:value="39.13237" calcext:value-type="float">
            <text:p>39.13237</text:p>
          </table:table-cell>
          <table:table-cell office:value-type="float" office:value="16.4421" calcext:value-type="float">
            <text:p>16.4421</text:p>
          </table:table-cell>
          <table:table-cell office:value-type="float" office:value="12.23426" calcext:value-type="float">
            <text:p>12.23426</text:p>
          </table:table-cell>
          <table:table-cell office:value-type="float" office:value="7.763741" calcext:value-type="float">
            <text:p>7.763741</text:p>
          </table:table-cell>
          <table:table-cell office:value-type="float" office:value="2.653236" calcext:value-type="float">
            <text:p>2.653236</text:p>
          </table:table-cell>
          <table:table-cell office:value-type="float" office:value="0.8808242" calcext:value-type="float">
            <text:p>0.8808242</text:p>
          </table:table-cell>
          <table:table-cell office:value-type="float" office:value="0.378548" calcext:value-type="float">
            <text:p>0.378548</text:p>
          </table:table-cell>
          <table:table-cell office:value-type="float" office:value="0.2089157" calcext:value-type="float">
            <text:p>0.2089157</text:p>
          </table:table-cell>
          <table:table-cell office:value-type="float" office:value="0.3321609" calcext:value-type="float">
            <text:p>0.3321609</text:p>
          </table:table-cell>
          <table:table-cell office:value-type="float" office:value="0.3493151" calcext:value-type="float">
            <text:p>0.3493151</text:p>
          </table:table-cell>
          <table:table-cell office:value-type="float" office:value="0" calcext:value-type="float">
            <text:p>0</text:p>
          </table:table-cell>
          <table:table-cell office:value-type="float" office:value="5103.252" calcext:value-type="float">
            <text:p>510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801" calcext:value-type="float">
            <text:p>10.73801</text:p>
          </table:table-cell>
          <table:table-cell office:value-type="float" office:value="0" calcext:value-type="float">
            <text:p>0</text:p>
          </table:table-cell>
          <table:table-cell office:value-type="float" office:value="-0.2745464" calcext:value-type="float">
            <text:p>-0.27454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3.44813" calcext:value-type="float">
            <text:p>23.44813</text:p>
          </table:table-cell>
          <table:table-cell office:value-type="float" office:value="1099.443" calcext:value-type="float">
            <text:p>1099.443</text:p>
          </table:table-cell>
          <table:table-cell office:value-type="float" office:value="11.37" calcext:value-type="float">
            <text:p>11.37</text:p>
          </table:table-cell>
          <table:table-cell office:value-type="float" office:value="-0.258739" calcext:value-type="float">
            <text:p>-0.258739</text:p>
          </table:table-cell>
          <table:table-cell office:value-type="float" office:value="2.002974" calcext:value-type="float">
            <text:p>2.002974</text:p>
          </table:table-cell>
          <table:table-cell office:value-type="float" office:value="19.76596" calcext:value-type="float">
            <text:p>19.76596</text:p>
          </table:table-cell>
          <table:table-cell office:value-type="float" office:value="0" calcext:value-type="float">
            <text:p>0</text:p>
          </table:table-cell>
          <table:table-cell office:value-type="float" office:value="0.002677325" calcext:value-type="float">
            <text:p>0.002677325</text:p>
          </table:table-cell>
          <table:table-cell office:value-type="float" office:value="0" calcext:value-type="float">
            <text:p>0</text:p>
          </table:table-cell>
          <table:table-cell office:value-type="float" office:value="0.8812345" calcext:value-type="float">
            <text:p>0.8812345</text:p>
          </table:table-cell>
          <table:table-cell office:value-type="float" office:value="-0.07033365" calcext:value-type="float">
            <text:p>-0.07033365</text:p>
          </table:table-cell>
          <table:table-cell office:value-type="float" office:value="0.001462378" calcext:value-type="float">
            <text:p>0.001462378</text:p>
          </table:table-cell>
          <table:table-cell office:value-type="float" office:value="0.00000000726328" calcext:value-type="float">
            <text:p>7.26328E-09</text:p>
          </table:table-cell>
          <table:table-cell office:value-type="float" office:value="19.14433" calcext:value-type="float">
            <text:p>19.14433</text:p>
          </table:table-cell>
          <table:table-cell office:value-type="float" office:value="2.102158" calcext:value-type="float">
            <text:p>2.102158</text:p>
          </table:table-cell>
          <table:table-cell office:value-type="float" office:value="0.5742677" calcext:value-type="float">
            <text:p>0.5742677</text:p>
          </table:table-cell>
          <table:table-cell office:value-type="float" office:value="34.53352" calcext:value-type="float">
            <text:p>34.53352</text:p>
          </table:table-cell>
          <table:table-cell office:value-type="float" office:value="2.161529" calcext:value-type="float">
            <text:p>2.161529</text:p>
          </table:table-cell>
          <table:table-cell office:value-type="float" office:value="0.04221305" calcext:value-type="float">
            <text:p>0.04221305</text:p>
          </table:table-cell>
          <table:table-cell office:value-type="float" office:value="0.01811972" calcext:value-type="float">
            <text:p>0.01811972</text:p>
          </table:table-cell>
          <table:table-cell office:value-type="float" office:value="0.0150564" calcext:value-type="float">
            <text:p>0.0150564</text:p>
          </table:table-cell>
          <table:table-cell office:value-type="float" office:value="0.02799023" calcext:value-type="float">
            <text:p>0.02799023</text:p>
          </table:table-cell>
          <table:table-cell office:value-type="float" office:value="0.0222679" calcext:value-type="float">
            <text:p>0.0222679</text:p>
          </table:table-cell>
          <table:table-cell office:value-type="float" office:value="0.01810328" calcext:value-type="float">
            <text:p>0.01810328</text:p>
          </table:table-cell>
          <table:table-cell office:value-type="float" office:value="0.01746701" calcext:value-type="float">
            <text:p>0.01746701</text:p>
          </table:table-cell>
          <table:table-cell office:value-type="float" office:value="0.01945775" calcext:value-type="float">
            <text:p>0.01945775</text:p>
          </table:table-cell>
          <table:table-cell office:value-type="float" office:value="0.006032857" calcext:value-type="float">
            <text:p>0.006032857</text:p>
          </table:table-cell>
          <table:table-cell office:value-type="float" office:value="0.006538296" calcext:value-type="float">
            <text:p>0.006538296</text:p>
          </table:table-cell>
          <table:table-cell office:value-type="float" office:value="0" calcext:value-type="float">
            <text:p>0</text:p>
          </table:table-cell>
          <table:table-cell office:value-type="float" office:value="42.95671" calcext:value-type="float">
            <text:p>42.95671</text:p>
          </table:table-cell>
          <table:table-cell office:value-type="float" office:value="60.8345" calcext:value-type="float">
            <text:p>60.8345</text:p>
          </table:table-cell>
          <table:table-cell office:value-type="float" office:value="80.97971" calcext:value-type="float">
            <text:p>80.97971</text:p>
          </table:table-cell>
          <table:table-cell office:value-type="float" office:value="55.32832" calcext:value-type="float">
            <text:p>55.32832</text:p>
          </table:table-cell>
          <table:table-cell office:value-type="float" office:value="38.77137" calcext:value-type="float">
            <text:p>38.77137</text:p>
          </table:table-cell>
          <table:table-cell office:value-type="float" office:value="16.21837" calcext:value-type="float">
            <text:p>16.21837</text:p>
          </table:table-cell>
          <table:table-cell office:value-type="float" office:value="12.22235" calcext:value-type="float">
            <text:p>12.22235</text:p>
          </table:table-cell>
          <table:table-cell office:value-type="float" office:value="7.820356" calcext:value-type="float">
            <text:p>7.820356</text:p>
          </table:table-cell>
          <table:table-cell office:value-type="float" office:value="2.679113" calcext:value-type="float">
            <text:p>2.679113</text:p>
          </table:table-cell>
          <table:table-cell office:value-type="float" office:value="0.8864201" calcext:value-type="float">
            <text:p>0.8864201</text:p>
          </table:table-cell>
          <table:table-cell office:value-type="float" office:value="0.3802148" calcext:value-type="float">
            <text:p>0.3802148</text:p>
          </table:table-cell>
          <table:table-cell office:value-type="float" office:value="0.2095963" calcext:value-type="float">
            <text:p>0.2095963</text:p>
          </table:table-cell>
          <table:table-cell office:value-type="float" office:value="0.3320573" calcext:value-type="float">
            <text:p>0.3320573</text:p>
          </table:table-cell>
          <table:table-cell office:value-type="float" office:value="0.3493183" calcext:value-type="float">
            <text:p>0.3493183</text:p>
          </table:table-cell>
          <table:table-cell office:value-type="float" office:value="0" calcext:value-type="float">
            <text:p>0</text:p>
          </table:table-cell>
          <table:table-cell office:value-type="float" office:value="5195.627" calcext:value-type="float">
            <text:p>5195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657" calcext:value-type="float">
            <text:p>10.86657</text:p>
          </table:table-cell>
          <table:table-cell office:value-type="float" office:value="0" calcext:value-type="float">
            <text:p>0</text:p>
          </table:table-cell>
          <table:table-cell office:value-type="float" office:value="-0.2747267" calcext:value-type="float">
            <text:p>-0.27472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3.31114" calcext:value-type="float">
            <text:p>23.31114</text:p>
          </table:table-cell>
          <table:table-cell office:value-type="float" office:value="1099.434" calcext:value-type="float">
            <text:p>1099.43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30879" calcext:value-type="float">
            <text:p>-0.30879</text:p>
          </table:table-cell>
          <table:table-cell office:value-type="float" office:value="1.891359" calcext:value-type="float">
            <text:p>1.891359</text:p>
          </table:table-cell>
          <table:table-cell office:value-type="float" office:value="20.00407" calcext:value-type="float">
            <text:p>20.00407</text:p>
          </table:table-cell>
          <table:table-cell office:value-type="float" office:value="0" calcext:value-type="float">
            <text:p>0</text:p>
          </table:table-cell>
          <table:table-cell office:value-type="float" office:value="0.002677548" calcext:value-type="float">
            <text:p>0.002677548</text:p>
          </table:table-cell>
          <table:table-cell office:value-type="float" office:value="0" calcext:value-type="float">
            <text:p>0</text:p>
          </table:table-cell>
          <table:table-cell office:value-type="float" office:value="0.8813089" calcext:value-type="float">
            <text:p>0.8813089</text:p>
          </table:table-cell>
          <table:table-cell office:value-type="float" office:value="-0.07140943" calcext:value-type="float">
            <text:p>-0.07140943</text:p>
          </table:table-cell>
          <table:table-cell office:value-type="float" office:value="0.001368691" calcext:value-type="float">
            <text:p>0.001368691</text:p>
          </table:table-cell>
          <table:table-cell office:value-type="float" office:value="0.000000008275078" calcext:value-type="float">
            <text:p>8.275078E-09</text:p>
          </table:table-cell>
          <table:table-cell office:value-type="float" office:value="19.10612" calcext:value-type="float">
            <text:p>19.10612</text:p>
          </table:table-cell>
          <table:table-cell office:value-type="float" office:value="1.956992" calcext:value-type="float">
            <text:p>1.956992</text:p>
          </table:table-cell>
          <table:table-cell office:value-type="float" office:value="0.4360171" calcext:value-type="float">
            <text:p>0.4360171</text:p>
          </table:table-cell>
          <table:table-cell office:value-type="float" office:value="32.87684" calcext:value-type="float">
            <text:p>32.87684</text:p>
          </table:table-cell>
          <table:table-cell office:value-type="float" office:value="1.724454" calcext:value-type="float">
            <text:p>1.724454</text:p>
          </table:table-cell>
          <table:table-cell office:value-type="float" office:value="0.03976798" calcext:value-type="float">
            <text:p>0.03976798</text:p>
          </table:table-cell>
          <table:table-cell office:value-type="float" office:value="0.01784779" calcext:value-type="float">
            <text:p>0.01784779</text:p>
          </table:table-cell>
          <table:table-cell office:value-type="float" office:value="0.01494946" calcext:value-type="float">
            <text:p>0.01494946</text:p>
          </table:table-cell>
          <table:table-cell office:value-type="float" office:value="0.02809835" calcext:value-type="float">
            <text:p>0.02809835</text:p>
          </table:table-cell>
          <table:table-cell office:value-type="float" office:value="0.02232596" calcext:value-type="float">
            <text:p>0.02232596</text:p>
          </table:table-cell>
          <table:table-cell office:value-type="float" office:value="0.01809284" calcext:value-type="float">
            <text:p>0.01809284</text:p>
          </table:table-cell>
          <table:table-cell office:value-type="float" office:value="0.01741898" calcext:value-type="float">
            <text:p>0.0174189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6029697" calcext:value-type="float">
            <text:p>0.006029697</text:p>
          </table:table-cell>
          <table:table-cell office:value-type="float" office:value="0.006536415" calcext:value-type="float">
            <text:p>0.006536415</text:p>
          </table:table-cell>
          <table:table-cell office:value-type="float" office:value="0" calcext:value-type="float">
            <text:p>0</text:p>
          </table:table-cell>
          <table:table-cell office:value-type="float" office:value="47.82842" calcext:value-type="float">
            <text:p>47.82842</text:p>
          </table:table-cell>
          <table:table-cell office:value-type="float" office:value="64.04533" calcext:value-type="float">
            <text:p>64.04533</text:p>
          </table:table-cell>
          <table:table-cell office:value-type="float" office:value="81.63934" calcext:value-type="float">
            <text:p>81.63934</text:p>
          </table:table-cell>
          <table:table-cell office:value-type="float" office:value="55.79177" calcext:value-type="float">
            <text:p>55.79177</text:p>
          </table:table-cell>
          <table:table-cell office:value-type="float" office:value="38.51472" calcext:value-type="float">
            <text:p>38.51472</text:p>
          </table:table-cell>
          <table:table-cell office:value-type="float" office:value="16.05775" calcext:value-type="float">
            <text:p>16.05775</text:p>
          </table:table-cell>
          <table:table-cell office:value-type="float" office:value="12.20685" calcext:value-type="float">
            <text:p>12.20685</text:p>
          </table:table-cell>
          <table:table-cell office:value-type="float" office:value="7.859103" calcext:value-type="float">
            <text:p>7.859103</text:p>
          </table:table-cell>
          <table:table-cell office:value-type="float" office:value="2.704195" calcext:value-type="float">
            <text:p>2.704195</text:p>
          </table:table-cell>
          <table:table-cell office:value-type="float" office:value="0.892148" calcext:value-type="float">
            <text:p>0.892148</text:p>
          </table:table-cell>
          <table:table-cell office:value-type="float" office:value="0.3819155" calcext:value-type="float">
            <text:p>0.3819155</text:p>
          </table:table-cell>
          <table:table-cell office:value-type="float" office:value="0.2102945" calcext:value-type="float">
            <text:p>0.2102945</text:p>
          </table:table-cell>
          <table:table-cell office:value-type="float" office:value="0.3319667" calcext:value-type="float">
            <text:p>0.3319667</text:p>
          </table:table-cell>
          <table:table-cell office:value-type="float" office:value="0.3493214" calcext:value-type="float">
            <text:p>0.3493214</text:p>
          </table:table-cell>
          <table:table-cell office:value-type="float" office:value="0" calcext:value-type="float">
            <text:p>0</text:p>
          </table:table-cell>
          <table:table-cell office:value-type="float" office:value="5322.681" calcext:value-type="float">
            <text:p>5322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0596" calcext:value-type="float">
            <text:p>11.00596</text:p>
          </table:table-cell>
          <table:table-cell office:value-type="float" office:value="0" calcext:value-type="float">
            <text:p>0</text:p>
          </table:table-cell>
          <table:table-cell office:value-type="float" office:value="-0.2750203" calcext:value-type="float">
            <text:p>-0.27502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3.21252" calcext:value-type="float">
            <text:p>23.21252</text:p>
          </table:table-cell>
          <table:table-cell office:value-type="float" office:value="1099.424" calcext:value-type="float">
            <text:p>1099.424</text:p>
          </table:table-cell>
          <table:table-cell office:value-type="float" office:value="11.37" calcext:value-type="float">
            <text:p>11.37</text:p>
          </table:table-cell>
          <table:table-cell office:value-type="float" office:value="-0.360259" calcext:value-type="float">
            <text:p>-0.360259</text:p>
          </table:table-cell>
          <table:table-cell office:value-type="float" office:value="1.764463" calcext:value-type="float">
            <text:p>1.764463</text:p>
          </table:table-cell>
          <table:table-cell office:value-type="float" office:value="20.22576" calcext:value-type="float">
            <text:p>20.22576</text:p>
          </table:table-cell>
          <table:table-cell office:value-type="float" office:value="0" calcext:value-type="float">
            <text:p>0</text:p>
          </table:table-cell>
          <table:table-cell office:value-type="float" office:value="0.002678518" calcext:value-type="float">
            <text:p>0.002678518</text:p>
          </table:table-cell>
          <table:table-cell office:value-type="float" office:value="0" calcext:value-type="float">
            <text:p>0</text:p>
          </table:table-cell>
          <table:table-cell office:value-type="float" office:value="0.8817392" calcext:value-type="float">
            <text:p>0.8817392</text:p>
          </table:table-cell>
          <table:table-cell office:value-type="float" office:value="-0.07209231" calcext:value-type="float">
            <text:p>-0.07209231</text:p>
          </table:table-cell>
          <table:table-cell office:value-type="float" office:value="0.001131145" calcext:value-type="float">
            <text:p>0.001131145</text:p>
          </table:table-cell>
          <table:table-cell office:value-type="float" office:value="0.000000009455084" calcext:value-type="float">
            <text:p>9.455084E-09</text:p>
          </table:table-cell>
          <table:table-cell office:value-type="float" office:value="19.08224" calcext:value-type="float">
            <text:p>19.08224</text:p>
          </table:table-cell>
          <table:table-cell office:value-type="float" office:value="1.335022" calcext:value-type="float">
            <text:p>1.335022</text:p>
          </table:table-cell>
          <table:table-cell office:value-type="float" office:value="0.4665151" calcext:value-type="float">
            <text:p>0.4665151</text:p>
          </table:table-cell>
          <table:table-cell office:value-type="float" office:value="28.58483" calcext:value-type="float">
            <text:p>28.58483</text:p>
          </table:table-cell>
          <table:table-cell office:value-type="float" office:value="3.710426" calcext:value-type="float">
            <text:p>3.710426</text:p>
          </table:table-cell>
          <table:table-cell office:value-type="float" office:value="0.116027" calcext:value-type="float">
            <text:p>0.116027</text:p>
          </table:table-cell>
          <table:table-cell office:value-type="float" office:value="0.01877515" calcext:value-type="float">
            <text:p>0.01877515</text:p>
          </table:table-cell>
          <table:table-cell office:value-type="float" office:value="0.01483503" calcext:value-type="float">
            <text:p>0.01483503</text:p>
          </table:table-cell>
          <table:table-cell office:value-type="float" office:value="0.02819525" calcext:value-type="float">
            <text:p>0.02819525</text:p>
          </table:table-cell>
          <table:table-cell office:value-type="float" office:value="0.0223851" calcext:value-type="float">
            <text:p>0.0223851</text:p>
          </table:table-cell>
          <table:table-cell office:value-type="float" office:value="0.01808797" calcext:value-type="float">
            <text:p>0.01808797</text:p>
          </table:table-cell>
          <table:table-cell office:value-type="float" office:value="0.01737348" calcext:value-type="float">
            <text:p>0.01737348</text:p>
          </table:table-cell>
          <table:table-cell office:value-type="float" office:value="0.01954492" calcext:value-type="float">
            <text:p>0.01954492</text:p>
          </table:table-cell>
          <table:table-cell office:value-type="float" office:value="0.006025305" calcext:value-type="float">
            <text:p>0.006025305</text:p>
          </table:table-cell>
          <table:table-cell office:value-type="float" office:value="0.006534507" calcext:value-type="float">
            <text:p>0.006534507</text:p>
          </table:table-cell>
          <table:table-cell office:value-type="float" office:value="0" calcext:value-type="float">
            <text:p>0</text:p>
          </table:table-cell>
          <table:table-cell office:value-type="float" office:value="14.76389" calcext:value-type="float">
            <text:p>14.76389</text:p>
          </table:table-cell>
          <table:table-cell office:value-type="float" office:value="49.73358" calcext:value-type="float">
            <text:p>49.73358</text:p>
          </table:table-cell>
          <table:table-cell office:value-type="float" office:value="79.33224" calcext:value-type="float">
            <text:p>79.33224</text:p>
          </table:table-cell>
          <table:table-cell office:value-type="float" office:value="70.66846" calcext:value-type="float">
            <text:p>70.66846</text:p>
          </table:table-cell>
          <table:table-cell office:value-type="float" office:value="50.00848" calcext:value-type="float">
            <text:p>50.00848</text:p>
          </table:table-cell>
          <table:table-cell office:value-type="float" office:value="17.29672" calcext:value-type="float">
            <text:p>17.29672</text:p>
          </table:table-cell>
          <table:table-cell office:value-type="float" office:value="12.17793" calcext:value-type="float">
            <text:p>12.17793</text:p>
          </table:table-cell>
          <table:table-cell office:value-type="float" office:value="7.914406" calcext:value-type="float">
            <text:p>7.914406</text:p>
          </table:table-cell>
          <table:table-cell office:value-type="float" office:value="2.728529" calcext:value-type="float">
            <text:p>2.728529</text:p>
          </table:table-cell>
          <table:table-cell office:value-type="float" office:value="0.8979687" calcext:value-type="float">
            <text:p>0.8979687</text:p>
          </table:table-cell>
          <table:table-cell office:value-type="float" office:value="0.383649" calcext:value-type="float">
            <text:p>0.383649</text:p>
          </table:table-cell>
          <table:table-cell office:value-type="float" office:value="0.2109988" calcext:value-type="float">
            <text:p>0.2109988</text:p>
          </table:table-cell>
          <table:table-cell office:value-type="float" office:value="0.3314697" calcext:value-type="float">
            <text:p>0.3314697</text:p>
          </table:table-cell>
          <table:table-cell office:value-type="float" office:value="0.3493246" calcext:value-type="float">
            <text:p>0.3493246</text:p>
          </table:table-cell>
          <table:table-cell office:value-type="float" office:value="0" calcext:value-type="float">
            <text:p>0</text:p>
          </table:table-cell>
          <table:table-cell office:value-type="float" office:value="4464.744" calcext:value-type="float">
            <text:p>4464.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824" calcext:value-type="float">
            <text:p>11.10824</text:p>
          </table:table-cell>
          <table:table-cell office:value-type="float" office:value="0" calcext:value-type="float">
            <text:p>0</text:p>
          </table:table-cell>
          <table:table-cell office:value-type="float" office:value="-0.2756344" calcext:value-type="float">
            <text:p>-0.27563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3.10341" calcext:value-type="float">
            <text:p>23.10341</text:p>
          </table:table-cell>
          <table:table-cell office:value-type="float" office:value="1099.418" calcext:value-type="float">
            <text:p>1099.418</text:p>
          </table:table-cell>
          <table:table-cell office:value-type="float" office:value="11.37" calcext:value-type="float">
            <text:p>11.37</text:p>
          </table:table-cell>
          <table:table-cell office:value-type="float" office:value="-0.4164453" calcext:value-type="float">
            <text:p>-0.4164453</text:p>
          </table:table-cell>
          <table:table-cell office:value-type="float" office:value="1.630494" calcext:value-type="float">
            <text:p>1.630494</text:p>
          </table:table-cell>
          <table:table-cell office:value-type="float" office:value="20.46047" calcext:value-type="float">
            <text:p>20.46047</text:p>
          </table:table-cell>
          <table:table-cell office:value-type="float" office:value="0" calcext:value-type="float">
            <text:p>0</text:p>
          </table:table-cell>
          <table:table-cell office:value-type="float" office:value="0.002678652" calcext:value-type="float">
            <text:p>0.002678652</text:p>
          </table:table-cell>
          <table:table-cell office:value-type="float" office:value="0" calcext:value-type="float">
            <text:p>0</text:p>
          </table:table-cell>
          <table:table-cell office:value-type="float" office:value="0.8817793" calcext:value-type="float">
            <text:p>0.8817793</text:p>
          </table:table-cell>
          <table:table-cell office:value-type="float" office:value="-0.07303698" calcext:value-type="float">
            <text:p>-0.07303698</text:p>
          </table:table-cell>
          <table:table-cell office:value-type="float" office:value="0.001060001" calcext:value-type="float">
            <text:p>0.001060001</text:p>
          </table:table-cell>
          <table:table-cell office:value-type="float" office:value="0.00000001063946" calcext:value-type="float">
            <text:p>1.063946E-08</text:p>
          </table:table-cell>
          <table:table-cell office:value-type="float" office:value="19.06583" calcext:value-type="float">
            <text:p>19.06583</text:p>
          </table:table-cell>
          <table:table-cell office:value-type="float" office:value="0.9316034" calcext:value-type="float">
            <text:p>0.9316034</text:p>
          </table:table-cell>
          <table:table-cell office:value-type="float" office:value="0.6635956" calcext:value-type="float">
            <text:p>0.6635956</text:p>
          </table:table-cell>
          <table:table-cell office:value-type="float" office:value="26.42562" calcext:value-type="float">
            <text:p>26.42562</text:p>
          </table:table-cell>
          <table:table-cell office:value-type="float" office:value="3.262614" calcext:value-type="float">
            <text:p>3.262614</text:p>
          </table:table-cell>
          <table:table-cell office:value-type="float" office:value="0.06453314" calcext:value-type="float">
            <text:p>0.06453314</text:p>
          </table:table-cell>
          <table:table-cell office:value-type="float" office:value="0.01830928" calcext:value-type="float">
            <text:p>0.01830928</text:p>
          </table:table-cell>
          <table:table-cell office:value-type="float" office:value="0.01487994" calcext:value-type="float">
            <text:p>0.01487994</text:p>
          </table:table-cell>
          <table:table-cell office:value-type="float" office:value="0.02834581" calcext:value-type="float">
            <text:p>0.02834581</text:p>
          </table:table-cell>
          <table:table-cell office:value-type="float" office:value="0.02245069" calcext:value-type="float">
            <text:p>0.02245069</text:p>
          </table:table-cell>
          <table:table-cell office:value-type="float" office:value="0.01808784" calcext:value-type="float">
            <text:p>0.01808784</text:p>
          </table:table-cell>
          <table:table-cell office:value-type="float" office:value="0.01733052" calcext:value-type="float">
            <text:p>0.01733052</text:p>
          </table:table-cell>
          <table:table-cell office:value-type="float" office:value="0.01959295" calcext:value-type="float">
            <text:p>0.01959295</text:p>
          </table:table-cell>
          <table:table-cell office:value-type="float" office:value="0.006022688" calcext:value-type="float">
            <text:p>0.006022688</text:p>
          </table:table-cell>
          <table:table-cell office:value-type="float" office:value="0.006532565" calcext:value-type="float">
            <text:p>0.006532565</text:p>
          </table:table-cell>
          <table:table-cell office:value-type="float" office:value="0" calcext:value-type="float">
            <text:p>0</text:p>
          </table:table-cell>
          <table:table-cell office:value-type="float" office:value="53.82072" calcext:value-type="float">
            <text:p>53.82072</text:p>
          </table:table-cell>
          <table:table-cell office:value-type="float" office:value="50.77186" calcext:value-type="float">
            <text:p>50.77186</text:p>
          </table:table-cell>
          <table:table-cell office:value-type="float" office:value="73.98905" calcext:value-type="float">
            <text:p>73.98905</text:p>
          </table:table-cell>
          <table:table-cell office:value-type="float" office:value="66.99078" calcext:value-type="float">
            <text:p>66.99078</text:p>
          </table:table-cell>
          <table:table-cell office:value-type="float" office:value="48.76515" calcext:value-type="float">
            <text:p>48.76515</text:p>
          </table:table-cell>
          <table:table-cell office:value-type="float" office:value="18.40382" calcext:value-type="float">
            <text:p>18.40382</text:p>
          </table:table-cell>
          <table:table-cell office:value-type="float" office:value="12.86521" calcext:value-type="float">
            <text:p>12.86521</text:p>
          </table:table-cell>
          <table:table-cell office:value-type="float" office:value="8.046777" calcext:value-type="float">
            <text:p>8.046777</text:p>
          </table:table-cell>
          <table:table-cell office:value-type="float" office:value="2.756541" calcext:value-type="float">
            <text:p>2.756541</text:p>
          </table:table-cell>
          <table:table-cell office:value-type="float" office:value="0.9039019" calcext:value-type="float">
            <text:p>0.9039019</text:p>
          </table:table-cell>
          <table:table-cell office:value-type="float" office:value="0.3854128" calcext:value-type="float">
            <text:p>0.3854128</text:p>
          </table:table-cell>
          <table:table-cell office:value-type="float" office:value="0.2117205" calcext:value-type="float">
            <text:p>0.2117205</text:p>
          </table:table-cell>
          <table:table-cell office:value-type="float" office:value="0.3314613" calcext:value-type="float">
            <text:p>0.3314613</text:p>
          </table:table-cell>
          <table:table-cell office:value-type="float" office:value="0.3493278" calcext:value-type="float">
            <text:p>0.3493278</text:p>
          </table:table-cell>
          <table:table-cell office:value-type="float" office:value="0" calcext:value-type="float">
            <text:p>0</text:p>
          </table:table-cell>
          <table:table-cell office:value-type="float" office:value="3787.645" calcext:value-type="float">
            <text:p>3787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1662" calcext:value-type="float">
            <text:p>11.21662</text:p>
          </table:table-cell>
          <table:table-cell office:value-type="float" office:value="0" calcext:value-type="float">
            <text:p>0</text:p>
          </table:table-cell>
          <table:table-cell office:value-type="float" office:value="-0.2759375" calcext:value-type="float">
            <text:p>-0.2759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2.96038" calcext:value-type="float">
            <text:p>22.96038</text:p>
          </table:table-cell>
          <table:table-cell office:value-type="float" office:value="1099.411" calcext:value-type="float">
            <text:p>1099.411</text:p>
          </table:table-cell>
          <table:table-cell office:value-type="float" office:value="11.37" calcext:value-type="float">
            <text:p>11.37</text:p>
          </table:table-cell>
          <table:table-cell office:value-type="float" office:value="-0.4896533" calcext:value-type="float">
            <text:p>-0.4896533</text:p>
          </table:table-cell>
          <table:table-cell office:value-type="float" office:value="1.512946" calcext:value-type="float">
            <text:p>1.512946</text:p>
          </table:table-cell>
          <table:table-cell office:value-type="float" office:value="20.72697" calcext:value-type="float">
            <text:p>20.72697</text:p>
          </table:table-cell>
          <table:table-cell office:value-type="float" office:value="0" calcext:value-type="float">
            <text:p>0</text:p>
          </table:table-cell>
          <table:table-cell office:value-type="float" office:value="0.002678788" calcext:value-type="float">
            <text:p>0.002678788</text:p>
          </table:table-cell>
          <table:table-cell office:value-type="float" office:value="0" calcext:value-type="float">
            <text:p>0</text:p>
          </table:table-cell>
          <table:table-cell office:value-type="float" office:value="0.8818284" calcext:value-type="float">
            <text:p>0.8818284</text:p>
          </table:table-cell>
          <table:table-cell office:value-type="float" office:value="-0.07424138" calcext:value-type="float">
            <text:p>-0.07424138</text:p>
          </table:table-cell>
          <table:table-cell office:value-type="float" office:value="0.000917983" calcext:value-type="float">
            <text:p>0.000917983</text:p>
          </table:table-cell>
          <table:table-cell office:value-type="float" office:value="0.00000001179436" calcext:value-type="float">
            <text:p>1.179436E-08</text:p>
          </table:table-cell>
          <table:table-cell office:value-type="float" office:value="19.02535" calcext:value-type="float">
            <text:p>19.02535</text:p>
          </table:table-cell>
          <table:table-cell office:value-type="float" office:value="0.86142" calcext:value-type="float">
            <text:p>0.86142</text:p>
          </table:table-cell>
          <table:table-cell office:value-type="float" office:value="0.403908" calcext:value-type="float">
            <text:p>0.403908</text:p>
          </table:table-cell>
          <table:table-cell office:value-type="float" office:value="25.05737" calcext:value-type="float">
            <text:p>25.05737</text:p>
          </table:table-cell>
          <table:table-cell office:value-type="float" office:value="2.506355" calcext:value-type="float">
            <text:p>2.506355</text:p>
          </table:table-cell>
          <table:table-cell office:value-type="float" office:value="0.0524773" calcext:value-type="float">
            <text:p>0.0524773</text:p>
          </table:table-cell>
          <table:table-cell office:value-type="float" office:value="0.01777597" calcext:value-type="float">
            <text:p>0.01777597</text:p>
          </table:table-cell>
          <table:table-cell office:value-type="float" office:value="0.01463212" calcext:value-type="float">
            <text:p>0.01463212</text:p>
          </table:table-cell>
          <table:table-cell office:value-type="float" office:value="0.02847684" calcext:value-type="float">
            <text:p>0.02847684</text:p>
          </table:table-cell>
          <table:table-cell office:value-type="float" office:value="0.02252756" calcext:value-type="float">
            <text:p>0.02252756</text:p>
          </table:table-cell>
          <table:table-cell office:value-type="float" office:value="0.01809325" calcext:value-type="float">
            <text:p>0.01809325</text:p>
          </table:table-cell>
          <table:table-cell office:value-type="float" office:value="0.0172902" calcext:value-type="float">
            <text:p>0.0172902</text:p>
          </table:table-cell>
          <table:table-cell office:value-type="float" office:value="0.0196444" calcext:value-type="float">
            <text:p>0.0196444</text:p>
          </table:table-cell>
          <table:table-cell office:value-type="float" office:value="0.006019982" calcext:value-type="float">
            <text:p>0.006019982</text:p>
          </table:table-cell>
          <table:table-cell office:value-type="float" office:value="0.006530602" calcext:value-type="float">
            <text:p>0.006530602</text:p>
          </table:table-cell>
          <table:table-cell office:value-type="float" office:value="0" calcext:value-type="float">
            <text:p>0</text:p>
          </table:table-cell>
          <table:table-cell office:value-type="float" office:value="36.15102" calcext:value-type="float">
            <text:p>36.15102</text:p>
          </table:table-cell>
          <table:table-cell office:value-type="float" office:value="58.69284" calcext:value-type="float">
            <text:p>58.69284</text:p>
          </table:table-cell>
          <table:table-cell office:value-type="float" office:value="77.14513" calcext:value-type="float">
            <text:p>77.14513</text:p>
          </table:table-cell>
          <table:table-cell office:value-type="float" office:value="66.96374" calcext:value-type="float">
            <text:p>66.96374</text:p>
          </table:table-cell>
          <table:table-cell office:value-type="float" office:value="47.60504" calcext:value-type="float">
            <text:p>47.60504</text:p>
          </table:table-cell>
          <table:table-cell office:value-type="float" office:value="17.9391" calcext:value-type="float">
            <text:p>17.9391</text:p>
          </table:table-cell>
          <table:table-cell office:value-type="float" office:value="12.83564" calcext:value-type="float">
            <text:p>12.83564</text:p>
          </table:table-cell>
          <table:table-cell office:value-type="float" office:value="8.164467" calcext:value-type="float">
            <text:p>8.164467</text:p>
          </table:table-cell>
          <table:table-cell office:value-type="float" office:value="2.797147" calcext:value-type="float">
            <text:p>2.797147</text:p>
          </table:table-cell>
          <table:table-cell office:value-type="float" office:value="0.9105396" calcext:value-type="float">
            <text:p>0.9105396</text:p>
          </table:table-cell>
          <table:table-cell office:value-type="float" office:value="0.3872207" calcext:value-type="float">
            <text:p>0.3872207</text:p>
          </table:table-cell>
          <table:table-cell office:value-type="float" office:value="0.2124639" calcext:value-type="float">
            <text:p>0.2124639</text:p>
          </table:table-cell>
          <table:table-cell office:value-type="float" office:value="0.3314483" calcext:value-type="float">
            <text:p>0.3314483</text:p>
          </table:table-cell>
          <table:table-cell office:value-type="float" office:value="0.349331" calcext:value-type="float">
            <text:p>0.349331</text:p>
          </table:table-cell>
          <table:table-cell office:value-type="float" office:value="0" calcext:value-type="float">
            <text:p>0</text:p>
          </table:table-cell>
          <table:table-cell office:value-type="float" office:value="3624.622" calcext:value-type="float">
            <text:p>3624.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976" calcext:value-type="float">
            <text:p>11.35976</text:p>
          </table:table-cell>
          <table:table-cell office:value-type="float" office:value="0" calcext:value-type="float">
            <text:p>0</text:p>
          </table:table-cell>
          <table:table-cell office:value-type="float" office:value="-0.2767659" calcext:value-type="float">
            <text:p>-0.27676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2.81968" calcext:value-type="float">
            <text:p>22.81968</text:p>
          </table:table-cell>
          <table:table-cell office:value-type="float" office:value="1099.401" calcext:value-type="float">
            <text:p>1099.401</text:p>
          </table:table-cell>
          <table:table-cell office:value-type="float" office:value="11.37" calcext:value-type="float">
            <text:p>11.37</text:p>
          </table:table-cell>
          <table:table-cell office:value-type="float" office:value="-0.5788342" calcext:value-type="float">
            <text:p>-0.5788342</text:p>
          </table:table-cell>
          <table:table-cell office:value-type="float" office:value="1.404346" calcext:value-type="float">
            <text:p>1.404346</text:p>
          </table:table-cell>
          <table:table-cell office:value-type="float" office:value="20.98663" calcext:value-type="float">
            <text:p>20.98663</text:p>
          </table:table-cell>
          <table:table-cell office:value-type="float" office:value="0" calcext:value-type="float">
            <text:p>0</text:p>
          </table:table-cell>
          <table:table-cell office:value-type="float" office:value="0.002678922" calcext:value-type="float">
            <text:p>0.002678922</text:p>
          </table:table-cell>
          <table:table-cell office:value-type="float" office:value="0" calcext:value-type="float">
            <text:p>0</text:p>
          </table:table-cell>
          <table:table-cell office:value-type="float" office:value="0.8818741" calcext:value-type="float">
            <text:p>0.8818741</text:p>
          </table:table-cell>
          <table:table-cell office:value-type="float" office:value="-0.07560296" calcext:value-type="float">
            <text:p>-0.07560296</text:p>
          </table:table-cell>
          <table:table-cell office:value-type="float" office:value="0.0007476921" calcext:value-type="float">
            <text:p>0.0007476921</text:p>
          </table:table-cell>
          <table:table-cell office:value-type="float" office:value="0.0000000131167" calcext:value-type="float">
            <text:p>1.31167E-08</text:p>
          </table:table-cell>
          <table:table-cell office:value-type="float" office:value="18.99631" calcext:value-type="float">
            <text:p>18.99631</text:p>
          </table:table-cell>
          <table:table-cell office:value-type="float" office:value="0.8273782" calcext:value-type="float">
            <text:p>0.8273782</text:p>
          </table:table-cell>
          <table:table-cell office:value-type="float" office:value="0.2921463" calcext:value-type="float">
            <text:p>0.2921463</text:p>
          </table:table-cell>
          <table:table-cell office:value-type="float" office:value="23.69844" calcext:value-type="float">
            <text:p>23.69844</text:p>
          </table:table-cell>
          <table:table-cell office:value-type="float" office:value="1.818636" calcext:value-type="float">
            <text:p>1.818636</text:p>
          </table:table-cell>
          <table:table-cell office:value-type="float" office:value="0.04574158" calcext:value-type="float">
            <text:p>0.04574158</text:p>
          </table:table-cell>
          <table:table-cell office:value-type="float" office:value="0.01752249" calcext:value-type="float">
            <text:p>0.01752249</text:p>
          </table:table-cell>
          <table:table-cell office:value-type="float" office:value="0.01413158" calcext:value-type="float">
            <text:p>0.01413158</text:p>
          </table:table-cell>
          <table:table-cell office:value-type="float" office:value="0.02854853" calcext:value-type="float">
            <text:p>0.02854853</text:p>
          </table:table-cell>
          <table:table-cell office:value-type="float" office:value="0.02260286" calcext:value-type="float">
            <text:p>0.02260286</text:p>
          </table:table-cell>
          <table:table-cell office:value-type="float" office:value="0.0181032" calcext:value-type="float">
            <text:p>0.0181032</text:p>
          </table:table-cell>
          <table:table-cell office:value-type="float" office:value="0.01725262" calcext:value-type="float">
            <text:p>0.01725262</text:p>
          </table:table-cell>
          <table:table-cell office:value-type="float" office:value="0.01969959" calcext:value-type="float">
            <text:p>0.01969959</text:p>
          </table:table-cell>
          <table:table-cell office:value-type="float" office:value="0.006017248" calcext:value-type="float">
            <text:p>0.006017248</text:p>
          </table:table-cell>
          <table:table-cell office:value-type="float" office:value="0.006528622" calcext:value-type="float">
            <text:p>0.006528622</text:p>
          </table:table-cell>
          <table:table-cell office:value-type="float" office:value="0" calcext:value-type="float">
            <text:p>0</text:p>
          </table:table-cell>
          <table:table-cell office:value-type="float" office:value="45.69458" calcext:value-type="float">
            <text:p>45.69458</text:p>
          </table:table-cell>
          <table:table-cell office:value-type="float" office:value="59.19846" calcext:value-type="float">
            <text:p>59.19846</text:p>
          </table:table-cell>
          <table:table-cell office:value-type="float" office:value="77.01655" calcext:value-type="float">
            <text:p>77.01655</text:p>
          </table:table-cell>
          <table:table-cell office:value-type="float" office:value="68.26853" calcext:value-type="float">
            <text:p>68.26853</text:p>
          </table:table-cell>
          <table:table-cell office:value-type="float" office:value="48.54693" calcext:value-type="float">
            <text:p>48.54693</text:p>
          </table:table-cell>
          <table:table-cell office:value-type="float" office:value="17.93827" calcext:value-type="float">
            <text:p>17.93827</text:p>
          </table:table-cell>
          <table:table-cell office:value-type="float" office:value="12.83187" calcext:value-type="float">
            <text:p>12.83187</text:p>
          </table:table-cell>
          <table:table-cell office:value-type="float" office:value="8.234675" calcext:value-type="float">
            <text:p>8.234675</text:p>
          </table:table-cell>
          <table:table-cell office:value-type="float" office:value="2.839559" calcext:value-type="float">
            <text:p>2.839559</text:p>
          </table:table-cell>
          <table:table-cell office:value-type="float" office:value="0.9178423" calcext:value-type="float">
            <text:p>0.9178423</text:p>
          </table:table-cell>
          <table:table-cell office:value-type="float" office:value="0.3891261" calcext:value-type="float">
            <text:p>0.3891261</text:p>
          </table:table-cell>
          <table:table-cell office:value-type="float" office:value="0.2132502" calcext:value-type="float">
            <text:p>0.2132502</text:p>
          </table:table-cell>
          <table:table-cell office:value-type="float" office:value="0.3314333" calcext:value-type="float">
            <text:p>0.3314333</text:p>
          </table:table-cell>
          <table:table-cell office:value-type="float" office:value="0.3493341" calcext:value-type="float">
            <text:p>0.3493341</text:p>
          </table:table-cell>
          <table:table-cell office:value-type="float" office:value="0" calcext:value-type="float">
            <text:p>0</text:p>
          </table:table-cell>
          <table:table-cell office:value-type="float" office:value="3663.442" calcext:value-type="float">
            <text:p>3663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031" calcext:value-type="float">
            <text:p>11.5031</text:p>
          </table:table-cell>
          <table:table-cell office:value-type="float" office:value="0" calcext:value-type="float">
            <text:p>0</text:p>
          </table:table-cell>
          <table:table-cell office:value-type="float" office:value="-0.2774101" calcext:value-type="float">
            <text:p>-0.27741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2.64599" calcext:value-type="float">
            <text:p>22.64599</text:p>
          </table:table-cell>
          <table:table-cell office:value-type="float" office:value="1099.386" calcext:value-type="float">
            <text:p>1099.386</text:p>
          </table:table-cell>
          <table:table-cell office:value-type="float" office:value="11.37" calcext:value-type="float">
            <text:p>11.37</text:p>
          </table:table-cell>
          <table:table-cell office:value-type="float" office:value="-0.6870891" calcext:value-type="float">
            <text:p>-0.6870891</text:p>
          </table:table-cell>
          <table:table-cell office:value-type="float" office:value="1.366023" calcext:value-type="float">
            <text:p>1.366023</text:p>
          </table:table-cell>
          <table:table-cell office:value-type="float" office:value="21.23075" calcext:value-type="float">
            <text:p>21.23075</text:p>
          </table:table-cell>
          <table:table-cell office:value-type="float" office:value="0" calcext:value-type="float">
            <text:p>0</text:p>
          </table:table-cell>
          <table:table-cell office:value-type="float" office:value="0.002679056" calcext:value-type="float">
            <text:p>0.002679056</text:p>
          </table:table-cell>
          <table:table-cell office:value-type="float" office:value="0" calcext:value-type="float">
            <text:p>0</text:p>
          </table:table-cell>
          <table:table-cell office:value-type="float" office:value="0.8819238" calcext:value-type="float">
            <text:p>0.8819238</text:p>
          </table:table-cell>
          <table:table-cell office:value-type="float" office:value="-0.07754483" calcext:value-type="float">
            <text:p>-0.07754483</text:p>
          </table:table-cell>
          <table:table-cell office:value-type="float" office:value="0.0004619386" calcext:value-type="float">
            <text:p>0.0004619386</text:p>
          </table:table-cell>
          <table:table-cell office:value-type="float" office:value="0.00000001469767" calcext:value-type="float">
            <text:p>1.469767E-08</text:p>
          </table:table-cell>
          <table:table-cell office:value-type="float" office:value="18.9118" calcext:value-type="float">
            <text:p>18.9118</text:p>
          </table:table-cell>
          <table:table-cell office:value-type="float" office:value="2.266237" calcext:value-type="float">
            <text:p>2.266237</text:p>
          </table:table-cell>
          <table:table-cell office:value-type="float" office:value="0.2715149" calcext:value-type="float">
            <text:p>0.2715149</text:p>
          </table:table-cell>
          <table:table-cell office:value-type="float" office:value="23.36931" calcext:value-type="float">
            <text:p>23.36931</text:p>
          </table:table-cell>
          <table:table-cell office:value-type="float" office:value="1.023407" calcext:value-type="float">
            <text:p>1.023407</text:p>
          </table:table-cell>
          <table:table-cell office:value-type="float" office:value="0.04296957" calcext:value-type="float">
            <text:p>0.04296957</text:p>
          </table:table-cell>
          <table:table-cell office:value-type="float" office:value="0.01717083" calcext:value-type="float">
            <text:p>0.01717083</text:p>
          </table:table-cell>
          <table:table-cell office:value-type="float" office:value="0.01365776" calcext:value-type="float">
            <text:p>0.01365776</text:p>
          </table:table-cell>
          <table:table-cell office:value-type="float" office:value="0.02859812" calcext:value-type="float">
            <text:p>0.02859812</text:p>
          </table:table-cell>
          <table:table-cell office:value-type="float" office:value="0.02267119" calcext:value-type="float">
            <text:p>0.02267119</text:p>
          </table:table-cell>
          <table:table-cell office:value-type="float" office:value="0.01811582" calcext:value-type="float">
            <text:p>0.01811582</text:p>
          </table:table-cell>
          <table:table-cell office:value-type="float" office:value="0.01721769" calcext:value-type="float">
            <text:p>0.01721769</text:p>
          </table:table-cell>
          <table:table-cell office:value-type="float" office:value="0.01975858" calcext:value-type="float">
            <text:p>0.01975858</text:p>
          </table:table-cell>
          <table:table-cell office:value-type="float" office:value="0.006014574" calcext:value-type="float">
            <text:p>0.006014574</text:p>
          </table:table-cell>
          <table:table-cell office:value-type="float" office:value="0.006526609" calcext:value-type="float">
            <text:p>0.006526609</text:p>
          </table:table-cell>
          <table:table-cell office:value-type="float" office:value="0" calcext:value-type="float">
            <text:p>0</text:p>
          </table:table-cell>
          <table:table-cell office:value-type="float" office:value="35.01888" calcext:value-type="float">
            <text:p>35.01888</text:p>
          </table:table-cell>
          <table:table-cell office:value-type="float" office:value="64.21812" calcext:value-type="float">
            <text:p>64.21812</text:p>
          </table:table-cell>
          <table:table-cell office:value-type="float" office:value="80.00492" calcext:value-type="float">
            <text:p>80.00492</text:p>
          </table:table-cell>
          <table:table-cell office:value-type="float" office:value="68.40611" calcext:value-type="float">
            <text:p>68.40611</text:p>
          </table:table-cell>
          <table:table-cell office:value-type="float" office:value="48.25581" calcext:value-type="float">
            <text:p>48.25581</text:p>
          </table:table-cell>
          <table:table-cell office:value-type="float" office:value="17.63822" calcext:value-type="float">
            <text:p>17.63822</text:p>
          </table:table-cell>
          <table:table-cell office:value-type="float" office:value="12.74434" calcext:value-type="float">
            <text:p>12.74434</text:p>
          </table:table-cell>
          <table:table-cell office:value-type="float" office:value="8.29349" calcext:value-type="float">
            <text:p>8.29349</text:p>
          </table:table-cell>
          <table:table-cell office:value-type="float" office:value="2.87938" calcext:value-type="float">
            <text:p>2.87938</text:p>
          </table:table-cell>
          <table:table-cell office:value-type="float" office:value="0.9254674" calcext:value-type="float">
            <text:p>0.9254674</text:p>
          </table:table-cell>
          <table:table-cell office:value-type="float" office:value="0.3911407" calcext:value-type="float">
            <text:p>0.3911407</text:p>
          </table:table-cell>
          <table:table-cell office:value-type="float" office:value="0.2140705" calcext:value-type="float">
            <text:p>0.2140705</text:p>
          </table:table-cell>
          <table:table-cell office:value-type="float" office:value="0.3314205" calcext:value-type="float">
            <text:p>0.3314205</text:p>
          </table:table-cell>
          <table:table-cell office:value-type="float" office:value="0.3493372" calcext:value-type="float">
            <text:p>0.3493372</text:p>
          </table:table-cell>
          <table:table-cell office:value-type="float" office:value="0" calcext:value-type="float">
            <text:p>0</text:p>
          </table:table-cell>
          <table:table-cell office:value-type="float" office:value="3817.882" calcext:value-type="float">
            <text:p>3817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449" calcext:value-type="float">
            <text:p>11.68449</text:p>
          </table:table-cell>
          <table:table-cell office:value-type="float" office:value="0" calcext:value-type="float">
            <text:p>0</text:p>
          </table:table-cell>
          <table:table-cell office:value-type="float" office:value="-0.2800361" calcext:value-type="float">
            <text:p>-0.28003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2.51917" calcext:value-type="float">
            <text:p>22.51917</text:p>
          </table:table-cell>
          <table:table-cell office:value-type="float" office:value="1099.372" calcext:value-type="float">
            <text:p>1099.372</text:p>
          </table:table-cell>
          <table:table-cell office:value-type="float" office:value="11.37" calcext:value-type="float">
            <text:p>11.37</text:p>
          </table:table-cell>
          <table:table-cell office:value-type="float" office:value="-0.8107787" calcext:value-type="float">
            <text:p>-0.8107787</text:p>
          </table:table-cell>
          <table:table-cell office:value-type="float" office:value="1.28927" calcext:value-type="float">
            <text:p>1.28927</text:p>
          </table:table-cell>
          <table:table-cell office:value-type="float" office:value="21.44522" calcext:value-type="float">
            <text:p>21.44522</text:p>
          </table:table-cell>
          <table:table-cell office:value-type="float" office:value="0" calcext:value-type="float">
            <text:p>0</text:p>
          </table:table-cell>
          <table:table-cell office:value-type="float" office:value="0.002679191" calcext:value-type="float">
            <text:p>0.002679191</text:p>
          </table:table-cell>
          <table:table-cell office:value-type="float" office:value="0" calcext:value-type="float">
            <text:p>0</text:p>
          </table:table-cell>
          <table:table-cell office:value-type="float" office:value="0.881981" calcext:value-type="float">
            <text:p>0.881981</text:p>
          </table:table-cell>
          <table:table-cell office:value-type="float" office:value="-0.0789214" calcext:value-type="float">
            <text:p>-0.0789214</text:p>
          </table:table-cell>
          <table:table-cell office:value-type="float" office:value="0.0002426314" calcext:value-type="float">
            <text:p>0.0002426314</text:p>
          </table:table-cell>
          <table:table-cell office:value-type="float" office:value="0.00000001668487" calcext:value-type="float">
            <text:p>1.668487E-08</text:p>
          </table:table-cell>
          <table:table-cell office:value-type="float" office:value="18.88655" calcext:value-type="float">
            <text:p>18.88655</text:p>
          </table:table-cell>
          <table:table-cell office:value-type="float" office:value="1.020776" calcext:value-type="float">
            <text:p>1.020776</text:p>
          </table:table-cell>
          <table:table-cell office:value-type="float" office:value="0.2057949" calcext:value-type="float">
            <text:p>0.2057949</text:p>
          </table:table-cell>
          <table:table-cell office:value-type="float" office:value="22.27934" calcext:value-type="float">
            <text:p>22.27934</text:p>
          </table:table-cell>
          <table:table-cell office:value-type="float" office:value="0.978924" calcext:value-type="float">
            <text:p>0.978924</text:p>
          </table:table-cell>
          <table:table-cell office:value-type="float" office:value="0.04336001" calcext:value-type="float">
            <text:p>0.04336001</text:p>
          </table:table-cell>
          <table:table-cell office:value-type="float" office:value="0.01700044" calcext:value-type="float">
            <text:p>0.01700044</text:p>
          </table:table-cell>
          <table:table-cell office:value-type="float" office:value="0.01329469" calcext:value-type="float">
            <text:p>0.01329469</text:p>
          </table:table-cell>
          <table:table-cell office:value-type="float" office:value="0.02861098" calcext:value-type="float">
            <text:p>0.02861098</text:p>
          </table:table-cell>
          <table:table-cell office:value-type="float" office:value="0.02273055" calcext:value-type="float">
            <text:p>0.02273055</text:p>
          </table:table-cell>
          <table:table-cell office:value-type="float" office:value="0.01812987" calcext:value-type="float">
            <text:p>0.01812987</text:p>
          </table:table-cell>
          <table:table-cell office:value-type="float" office:value="0.01718517" calcext:value-type="float">
            <text:p>0.01718517</text:p>
          </table:table-cell>
          <table:table-cell office:value-type="float" office:value="0.01982134" calcext:value-type="float">
            <text:p>0.01982134</text:p>
          </table:table-cell>
          <table:table-cell office:value-type="float" office:value="0.006011963" calcext:value-type="float">
            <text:p>0.006011963</text:p>
          </table:table-cell>
          <table:table-cell office:value-type="float" office:value="0.006524571" calcext:value-type="float">
            <text:p>0.006524571</text:p>
          </table:table-cell>
          <table:table-cell office:value-type="float" office:value="0" calcext:value-type="float">
            <text:p>0</text:p>
          </table:table-cell>
          <table:table-cell office:value-type="float" office:value="23.06072" calcext:value-type="float">
            <text:p>23.06072</text:p>
          </table:table-cell>
          <table:table-cell office:value-type="float" office:value="59.92209" calcext:value-type="float">
            <text:p>59.92209</text:p>
          </table:table-cell>
          <table:table-cell office:value-type="float" office:value="83.51399" calcext:value-type="float">
            <text:p>83.51399</text:p>
          </table:table-cell>
          <table:table-cell office:value-type="float" office:value="72.44931" calcext:value-type="float">
            <text:p>72.44931</text:p>
          </table:table-cell>
          <table:table-cell office:value-type="float" office:value="51.18184" calcext:value-type="float">
            <text:p>51.18184</text:p>
          </table:table-cell>
          <table:table-cell office:value-type="float" office:value="17.67691" calcext:value-type="float">
            <text:p>17.67691</text:p>
          </table:table-cell>
          <table:table-cell office:value-type="float" office:value="12.6429" calcext:value-type="float">
            <text:p>12.6429</text:p>
          </table:table-cell>
          <table:table-cell office:value-type="float" office:value="8.338111" calcext:value-type="float">
            <text:p>8.338111</text:p>
          </table:table-cell>
          <table:table-cell office:value-type="float" office:value="2.916313" calcext:value-type="float">
            <text:p>2.916313</text:p>
          </table:table-cell>
          <table:table-cell office:value-type="float" office:value="0.9333465" calcext:value-type="float">
            <text:p>0.9333465</text:p>
          </table:table-cell>
          <table:table-cell office:value-type="float" office:value="0.3932413" calcext:value-type="float">
            <text:p>0.3932413</text:p>
          </table:table-cell>
          <table:table-cell office:value-type="float" office:value="0.2149055" calcext:value-type="float">
            <text:p>0.2149055</text:p>
          </table:table-cell>
          <table:table-cell office:value-type="float" office:value="0.3314086" calcext:value-type="float">
            <text:p>0.3314086</text:p>
          </table:table-cell>
          <table:table-cell office:value-type="float" office:value="0.3493404" calcext:value-type="float">
            <text:p>0.3493404</text:p>
          </table:table-cell>
          <table:table-cell office:value-type="float" office:value="0" calcext:value-type="float">
            <text:p>0</text:p>
          </table:table-cell>
          <table:table-cell office:value-type="float" office:value="3774.644" calcext:value-type="float">
            <text:p>3774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18" calcext:value-type="float">
            <text:p>11.818</text:p>
          </table:table-cell>
          <table:table-cell office:value-type="float" office:value="0" calcext:value-type="float">
            <text:p>0</text:p>
          </table:table-cell>
          <table:table-cell office:value-type="float" office:value="-0.2805603" calcext:value-type="float">
            <text:p>-0.28056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2.36672" calcext:value-type="float">
            <text:p>22.36672</text:p>
          </table:table-cell>
          <table:table-cell office:value-type="float" office:value="1099.36" calcext:value-type="float">
            <text:p>1099.36</text:p>
          </table:table-cell>
          <table:table-cell office:value-type="float" office:value="11.37" calcext:value-type="float">
            <text:p>11.37</text:p>
          </table:table-cell>
          <table:table-cell office:value-type="float" office:value="-0.9445599" calcext:value-type="float">
            <text:p>-0.9445599</text:p>
          </table:table-cell>
          <table:table-cell office:value-type="float" office:value="1.260571" calcext:value-type="float">
            <text:p>1.260571</text:p>
          </table:table-cell>
          <table:table-cell office:value-type="float" office:value="21.66086" calcext:value-type="float">
            <text:p>21.66086</text:p>
          </table:table-cell>
          <table:table-cell office:value-type="float" office:value="0" calcext:value-type="float">
            <text:p>0</text:p>
          </table:table-cell>
          <table:table-cell office:value-type="float" office:value="0.002679351" calcext:value-type="float">
            <text:p>0.002679351</text:p>
          </table:table-cell>
          <table:table-cell office:value-type="float" office:value="0" calcext:value-type="float">
            <text:p>0</text:p>
          </table:table-cell>
          <table:table-cell office:value-type="float" office:value="0.8820348" calcext:value-type="float">
            <text:p>0.8820348</text:p>
          </table:table-cell>
          <table:table-cell office:value-type="float" office:value="-0.08051252" calcext:value-type="float">
            <text:p>-0.08051252</text:p>
          </table:table-cell>
          <table:table-cell office:value-type="float" office:value="-0.00005797399" calcext:value-type="float">
            <text:p>-5.797399E-05</text:p>
          </table:table-cell>
          <table:table-cell office:value-type="float" office:value="0.00000001874095" calcext:value-type="float">
            <text:p>1.874095E-08</text:p>
          </table:table-cell>
          <table:table-cell office:value-type="float" office:value="18.84062" calcext:value-type="float">
            <text:p>18.84062</text:p>
          </table:table-cell>
          <table:table-cell office:value-type="float" office:value="1.384074" calcext:value-type="float">
            <text:p>1.384074</text:p>
          </table:table-cell>
          <table:table-cell office:value-type="float" office:value="0.2153657" calcext:value-type="float">
            <text:p>0.2153657</text:p>
          </table:table-cell>
          <table:table-cell office:value-type="float" office:value="21.98875" calcext:value-type="float">
            <text:p>21.98875</text:p>
          </table:table-cell>
          <table:table-cell office:value-type="float" office:value="0.5110518" calcext:value-type="float">
            <text:p>0.5110518</text:p>
          </table:table-cell>
          <table:table-cell office:value-type="float" office:value="0.03927758" calcext:value-type="float">
            <text:p>0.03927758</text:p>
          </table:table-cell>
          <table:table-cell office:value-type="float" office:value="0.0168767" calcext:value-type="float">
            <text:p>0.0168767</text:p>
          </table:table-cell>
          <table:table-cell office:value-type="float" office:value="0.01308542" calcext:value-type="float">
            <text:p>0.01308542</text:p>
          </table:table-cell>
          <table:table-cell office:value-type="float" office:value="0.02865265" calcext:value-type="float">
            <text:p>0.02865265</text:p>
          </table:table-cell>
          <table:table-cell office:value-type="float" office:value="0.02278475" calcext:value-type="float">
            <text:p>0.02278475</text:p>
          </table:table-cell>
          <table:table-cell office:value-type="float" office:value="0.01814496" calcext:value-type="float">
            <text:p>0.01814496</text:p>
          </table:table-cell>
          <table:table-cell office:value-type="float" office:value="0.01715551" calcext:value-type="float">
            <text:p>0.01715551</text:p>
          </table:table-cell>
          <table:table-cell office:value-type="float" office:value="0.01988805" calcext:value-type="float">
            <text:p>0.01988805</text:p>
          </table:table-cell>
          <table:table-cell office:value-type="float" office:value="0.00600942" calcext:value-type="float">
            <text:p>0.00600942</text:p>
          </table:table-cell>
          <table:table-cell office:value-type="float" office:value="0.006522513" calcext:value-type="float">
            <text:p>0.006522513</text:p>
          </table:table-cell>
          <table:table-cell office:value-type="float" office:value="0" calcext:value-type="float">
            <text:p>0</text:p>
          </table:table-cell>
          <table:table-cell office:value-type="float" office:value="32.78526" calcext:value-type="float">
            <text:p>32.78526</text:p>
          </table:table-cell>
          <table:table-cell office:value-type="float" office:value="62.23475" calcext:value-type="float">
            <text:p>62.23475</text:p>
          </table:table-cell>
          <table:table-cell office:value-type="float" office:value="83.84142" calcext:value-type="float">
            <text:p>83.84142</text:p>
          </table:table-cell>
          <table:table-cell office:value-type="float" office:value="71.15565" calcext:value-type="float">
            <text:p>71.15565</text:p>
          </table:table-cell>
          <table:table-cell office:value-type="float" office:value="51.35388" calcext:value-type="float">
            <text:p>51.35388</text:p>
          </table:table-cell>
          <table:table-cell office:value-type="float" office:value="17.76994" calcext:value-type="float">
            <text:p>17.76994</text:p>
          </table:table-cell>
          <table:table-cell office:value-type="float" office:value="12.69007" calcext:value-type="float">
            <text:p>12.69007</text:p>
          </table:table-cell>
          <table:table-cell office:value-type="float" office:value="8.400962" calcext:value-type="float">
            <text:p>8.400962</text:p>
          </table:table-cell>
          <table:table-cell office:value-type="float" office:value="2.950589" calcext:value-type="float">
            <text:p>2.950589</text:p>
          </table:table-cell>
          <table:table-cell office:value-type="float" office:value="0.9419792" calcext:value-type="float">
            <text:p>0.9419792</text:p>
          </table:table-cell>
          <table:table-cell office:value-type="float" office:value="0.3956526" calcext:value-type="float">
            <text:p>0.3956526</text:p>
          </table:table-cell>
          <table:table-cell office:value-type="float" office:value="0.2157609" calcext:value-type="float">
            <text:p>0.2157609</text:p>
          </table:table-cell>
          <table:table-cell office:value-type="float" office:value="0.3313977" calcext:value-type="float">
            <text:p>0.3313977</text:p>
          </table:table-cell>
          <table:table-cell office:value-type="float" office:value="0.3493436" calcext:value-type="float">
            <text:p>0.3493436</text:p>
          </table:table-cell>
          <table:table-cell office:value-type="float" office:value="0" calcext:value-type="float">
            <text:p>0</text:p>
          </table:table-cell>
          <table:table-cell office:value-type="float" office:value="3887.204" calcext:value-type="float">
            <text:p>3887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7619" calcext:value-type="float">
            <text:p>11.97619</text:p>
          </table:table-cell>
          <table:table-cell office:value-type="float" office:value="0" calcext:value-type="float">
            <text:p>0</text:p>
          </table:table-cell>
          <table:table-cell office:value-type="float" office:value="-0.2817153" calcext:value-type="float">
            <text:p>-0.28171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2.16775" calcext:value-type="float">
            <text:p>22.16775</text:p>
          </table:table-cell>
          <table:table-cell office:value-type="float" office:value="1099.338" calcext:value-type="float">
            <text:p>1099.338</text:p>
          </table:table-cell>
          <table:table-cell office:value-type="float" office:value="11.37" calcext:value-type="float">
            <text:p>11.37</text:p>
          </table:table-cell>
          <table:table-cell office:value-type="float" office:value="-1.112164" calcext:value-type="float">
            <text:p>-1.112164</text:p>
          </table:table-cell>
          <table:table-cell office:value-type="float" office:value="1.323182" calcext:value-type="float">
            <text:p>1.323182</text:p>
          </table:table-cell>
          <table:table-cell office:value-type="float" office:value="21.87443" calcext:value-type="float">
            <text:p>21.87443</text:p>
          </table:table-cell>
          <table:table-cell office:value-type="float" office:value="0" calcext:value-type="float">
            <text:p>0</text:p>
          </table:table-cell>
          <table:table-cell office:value-type="float" office:value="0.00267953" calcext:value-type="float">
            <text:p>0.00267953</text:p>
          </table:table-cell>
          <table:table-cell office:value-type="float" office:value="0" calcext:value-type="float">
            <text:p>0</text:p>
          </table:table-cell>
          <table:table-cell office:value-type="float" office:value="0.8820924" calcext:value-type="float">
            <text:p>0.8820924</text:p>
          </table:table-cell>
          <table:table-cell office:value-type="float" office:value="-0.08412332" calcext:value-type="float">
            <text:p>-0.08412332</text:p>
          </table:table-cell>
          <table:table-cell office:value-type="float" office:value="-0.0006228912" calcext:value-type="float">
            <text:p>-0.0006228912</text:p>
          </table:table-cell>
          <table:table-cell office:value-type="float" office:value="0.00000002097547" calcext:value-type="float">
            <text:p>2.097547E-08</text:p>
          </table:table-cell>
          <table:table-cell office:value-type="float" office:value="18.73113" calcext:value-type="float">
            <text:p>18.73113</text:p>
          </table:table-cell>
          <table:table-cell office:value-type="float" office:value="2.873554" calcext:value-type="float">
            <text:p>2.873554</text:p>
          </table:table-cell>
          <table:table-cell office:value-type="float" office:value="0.2490151" calcext:value-type="float">
            <text:p>0.2490151</text:p>
          </table:table-cell>
          <table:table-cell office:value-type="float" office:value="22.95026" calcext:value-type="float">
            <text:p>22.95026</text:p>
          </table:table-cell>
          <table:table-cell office:value-type="float" office:value="0.348853" calcext:value-type="float">
            <text:p>0.348853</text:p>
          </table:table-cell>
          <table:table-cell office:value-type="float" office:value="0.04207554" calcext:value-type="float">
            <text:p>0.04207554</text:p>
          </table:table-cell>
          <table:table-cell office:value-type="float" office:value="0.01671847" calcext:value-type="float">
            <text:p>0.01671847</text:p>
          </table:table-cell>
          <table:table-cell office:value-type="float" office:value="0.01283116" calcext:value-type="float">
            <text:p>0.01283116</text:p>
          </table:table-cell>
          <table:table-cell office:value-type="float" office:value="0.02866018" calcext:value-type="float">
            <text:p>0.02866018</text:p>
          </table:table-cell>
          <table:table-cell office:value-type="float" office:value="0.02283564" calcext:value-type="float">
            <text:p>0.02283564</text:p>
          </table:table-cell>
          <table:table-cell office:value-type="float" office:value="0.01816089" calcext:value-type="float">
            <text:p>0.01816089</text:p>
          </table:table-cell>
          <table:table-cell office:value-type="float" office:value="0.01712826" calcext:value-type="float">
            <text:p>0.01712826</text:p>
          </table:table-cell>
          <table:table-cell office:value-type="float" office:value="0.01995889" calcext:value-type="float">
            <text:p>0.01995889</text:p>
          </table:table-cell>
          <table:table-cell office:value-type="float" office:value="0.006006974" calcext:value-type="float">
            <text:p>0.006006974</text:p>
          </table:table-cell>
          <table:table-cell office:value-type="float" office:value="0.006520431" calcext:value-type="float">
            <text:p>0.006520431</text:p>
          </table:table-cell>
          <table:table-cell office:value-type="float" office:value="0" calcext:value-type="float">
            <text:p>0</text:p>
          </table:table-cell>
          <table:table-cell office:value-type="float" office:value="26.08427" calcext:value-type="float">
            <text:p>26.08427</text:p>
          </table:table-cell>
          <table:table-cell office:value-type="float" office:value="67.16867" calcext:value-type="float">
            <text:p>67.16867</text:p>
          </table:table-cell>
          <table:table-cell office:value-type="float" office:value="87.11529" calcext:value-type="float">
            <text:p>87.11529</text:p>
          </table:table-cell>
          <table:table-cell office:value-type="float" office:value="70.25674" calcext:value-type="float">
            <text:p>70.25674</text:p>
          </table:table-cell>
          <table:table-cell office:value-type="float" office:value="51.13963" calcext:value-type="float">
            <text:p>51.13963</text:p>
          </table:table-cell>
          <table:table-cell office:value-type="float" office:value="17.32861" calcext:value-type="float">
            <text:p>17.32861</text:p>
          </table:table-cell>
          <table:table-cell office:value-type="float" office:value="12.5176" calcext:value-type="float">
            <text:p>12.5176</text:p>
          </table:table-cell>
          <table:table-cell office:value-type="float" office:value="8.45488" calcext:value-type="float">
            <text:p>8.45488</text:p>
          </table:table-cell>
          <table:table-cell office:value-type="float" office:value="2.984282" calcext:value-type="float">
            <text:p>2.984282</text:p>
          </table:table-cell>
          <table:table-cell office:value-type="float" office:value="0.9510637" calcext:value-type="float">
            <text:p>0.9510637</text:p>
          </table:table-cell>
          <table:table-cell office:value-type="float" office:value="0.3982811" calcext:value-type="float">
            <text:p>0.3982811</text:p>
          </table:table-cell>
          <table:table-cell office:value-type="float" office:value="0.2166502" calcext:value-type="float">
            <text:p>0.2166502</text:p>
          </table:table-cell>
          <table:table-cell office:value-type="float" office:value="0.3313895" calcext:value-type="float">
            <text:p>0.3313895</text:p>
          </table:table-cell>
          <table:table-cell office:value-type="float" office:value="0.3493468" calcext:value-type="float">
            <text:p>0.3493468</text:p>
          </table:table-cell>
          <table:table-cell office:value-type="float" office:value="0" calcext:value-type="float">
            <text:p>0</text:p>
          </table:table-cell>
          <table:table-cell office:value-type="float" office:value="4101.644" calcext:value-type="float">
            <text:p>4101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96" calcext:value-type="float">
            <text:p>12.1896</text:p>
          </table:table-cell>
          <table:table-cell office:value-type="float" office:value="0" calcext:value-type="float">
            <text:p>0</text:p>
          </table:table-cell>
          <table:table-cell office:value-type="float" office:value="-0.2868175" calcext:value-type="float">
            <text:p>-0.28681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1.97171" calcext:value-type="float">
            <text:p>21.97171</text:p>
          </table:table-cell>
          <table:table-cell office:value-type="float" office:value="1099.312" calcext:value-type="float">
            <text:p>1099.312</text:p>
          </table:table-cell>
          <table:table-cell office:value-type="float" office:value="11.37" calcext:value-type="float">
            <text:p>11.37</text:p>
          </table:table-cell>
          <table:table-cell office:value-type="float" office:value="-1.31184" calcext:value-type="float">
            <text:p>-1.31184</text:p>
          </table:table-cell>
          <table:table-cell office:value-type="float" office:value="1.395706" calcext:value-type="float">
            <text:p>1.395706</text:p>
          </table:table-cell>
          <table:table-cell office:value-type="float" office:value="22.0816" calcext:value-type="float">
            <text:p>22.0816</text:p>
          </table:table-cell>
          <table:table-cell office:value-type="float" office:value="0" calcext:value-type="float">
            <text:p>0</text:p>
          </table:table-cell>
          <table:table-cell office:value-type="float" office:value="0.002679709" calcext:value-type="float">
            <text:p>0.002679709</text:p>
          </table:table-cell>
          <table:table-cell office:value-type="float" office:value="0" calcext:value-type="float">
            <text:p>0</text:p>
          </table:table-cell>
          <table:table-cell office:value-type="float" office:value="0.8821554" calcext:value-type="float">
            <text:p>0.8821554</text:p>
          </table:table-cell>
          <table:table-cell office:value-type="float" office:value="-0.08708059" calcext:value-type="float">
            <text:p>-0.08708059</text:p>
          </table:table-cell>
          <table:table-cell office:value-type="float" office:value="-0.001350181" calcext:value-type="float">
            <text:p>-0.001350181</text:p>
          </table:table-cell>
          <table:table-cell office:value-type="float" office:value="0.00000002387354" calcext:value-type="float">
            <text:p>2.387354E-08</text:p>
          </table:table-cell>
          <table:table-cell office:value-type="float" office:value="18.63975" calcext:value-type="float">
            <text:p>18.63975</text:p>
          </table:table-cell>
          <table:table-cell office:value-type="float" office:value="3.673192" calcext:value-type="float">
            <text:p>3.673192</text:p>
          </table:table-cell>
          <table:table-cell office:value-type="float" office:value="0.2640488" calcext:value-type="float">
            <text:p>0.2640488</text:p>
          </table:table-cell>
          <table:table-cell office:value-type="float" office:value="24.26119" calcext:value-type="float">
            <text:p>24.26119</text:p>
          </table:table-cell>
          <table:table-cell office:value-type="float" office:value="0.2456472" calcext:value-type="float">
            <text:p>0.2456472</text:p>
          </table:table-cell>
          <table:table-cell office:value-type="float" office:value="0.04419079" calcext:value-type="float">
            <text:p>0.04419079</text:p>
          </table:table-cell>
          <table:table-cell office:value-type="float" office:value="0.01670887" calcext:value-type="float">
            <text:p>0.01670887</text:p>
          </table:table-cell>
          <table:table-cell office:value-type="float" office:value="0.01250752" calcext:value-type="float">
            <text:p>0.01250752</text:p>
          </table:table-cell>
          <table:table-cell office:value-type="float" office:value="0.02861227" calcext:value-type="float">
            <text:p>0.02861227</text:p>
          </table:table-cell>
          <table:table-cell office:value-type="float" office:value="0.02287632" calcext:value-type="float">
            <text:p>0.02287632</text:p>
          </table:table-cell>
          <table:table-cell office:value-type="float" office:value="0.01817666" calcext:value-type="float">
            <text:p>0.01817666</text:p>
          </table:table-cell>
          <table:table-cell office:value-type="float" office:value="0.01710316" calcext:value-type="float">
            <text:p>0.01710316</text:p>
          </table:table-cell>
          <table:table-cell office:value-type="float" office:value="0.02003395" calcext:value-type="float">
            <text:p>0.02003395</text:p>
          </table:table-cell>
          <table:table-cell office:value-type="float" office:value="0.00600465" calcext:value-type="float">
            <text:p>0.00600465</text:p>
          </table:table-cell>
          <table:table-cell office:value-type="float" office:value="0.006518335" calcext:value-type="float">
            <text:p>0.006518335</text:p>
          </table:table-cell>
          <table:table-cell office:value-type="float" office:value="0" calcext:value-type="float">
            <text:p>0</text:p>
          </table:table-cell>
          <table:table-cell office:value-type="float" office:value="22.27886" calcext:value-type="float">
            <text:p>22.27886</text:p>
          </table:table-cell>
          <table:table-cell office:value-type="float" office:value="71.54066" calcext:value-type="float">
            <text:p>71.54066</text:p>
          </table:table-cell>
          <table:table-cell office:value-type="float" office:value="90.67989" calcext:value-type="float">
            <text:p>90.67989</text:p>
          </table:table-cell>
          <table:table-cell office:value-type="float" office:value="69.35828" calcext:value-type="float">
            <text:p>69.35828</text:p>
          </table:table-cell>
          <table:table-cell office:value-type="float" office:value="50.83005" calcext:value-type="float">
            <text:p>50.83005</text:p>
          </table:table-cell>
          <table:table-cell office:value-type="float" office:value="16.83206" calcext:value-type="float">
            <text:p>16.83206</text:p>
          </table:table-cell>
          <table:table-cell office:value-type="float" office:value="12.25978" calcext:value-type="float">
            <text:p>12.25978</text:p>
          </table:table-cell>
          <table:table-cell office:value-type="float" office:value="8.487376" calcext:value-type="float">
            <text:p>8.487376</text:p>
          </table:table-cell>
          <table:table-cell office:value-type="float" office:value="3.016564" calcext:value-type="float">
            <text:p>3.016564</text:p>
          </table:table-cell>
          <table:table-cell office:value-type="float" office:value="0.9601697" calcext:value-type="float">
            <text:p>0.9601697</text:p>
          </table:table-cell>
          <table:table-cell office:value-type="float" office:value="0.4009628" calcext:value-type="float">
            <text:p>0.4009628</text:p>
          </table:table-cell>
          <table:table-cell office:value-type="float" office:value="0.2175707" calcext:value-type="float">
            <text:p>0.2175707</text:p>
          </table:table-cell>
          <table:table-cell office:value-type="float" office:value="0.3313836" calcext:value-type="float">
            <text:p>0.3313836</text:p>
          </table:table-cell>
          <table:table-cell office:value-type="float" office:value="0.3493499" calcext:value-type="float">
            <text:p>0.3493499</text:p>
          </table:table-cell>
          <table:table-cell office:value-type="float" office:value="0" calcext:value-type="float">
            <text:p>0</text:p>
          </table:table-cell>
          <table:table-cell office:value-type="float" office:value="4318.315" calcext:value-type="float">
            <text:p>431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0393" calcext:value-type="float">
            <text:p>12.40393</text:p>
          </table:table-cell>
          <table:table-cell office:value-type="float" office:value="0" calcext:value-type="float">
            <text:p>0</text:p>
          </table:table-cell>
          <table:table-cell office:value-type="float" office:value="-0.2906388" calcext:value-type="float">
            <text:p>-0.29063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1.78385" calcext:value-type="float">
            <text:p>21.78385</text:p>
          </table:table-cell>
          <table:table-cell office:value-type="float" office:value="1099.284" calcext:value-type="float">
            <text:p>1099.284</text:p>
          </table:table-cell>
          <table:table-cell office:value-type="float" office:value="11.37" calcext:value-type="float">
            <text:p>11.37</text:p>
          </table:table-cell>
          <table:table-cell office:value-type="float" office:value="-1.549533" calcext:value-type="float">
            <text:p>-1.549533</text:p>
          </table:table-cell>
          <table:table-cell office:value-type="float" office:value="1.467108" calcext:value-type="float">
            <text:p>1.467108</text:p>
          </table:table-cell>
          <table:table-cell office:value-type="float" office:value="22.26421" calcext:value-type="float">
            <text:p>22.26421</text:p>
          </table:table-cell>
          <table:table-cell office:value-type="float" office:value="0" calcext:value-type="float">
            <text:p>0</text:p>
          </table:table-cell>
          <table:table-cell office:value-type="float" office:value="0.002679888" calcext:value-type="float">
            <text:p>0.002679888</text:p>
          </table:table-cell>
          <table:table-cell office:value-type="float" office:value="0" calcext:value-type="float">
            <text:p>0</text:p>
          </table:table-cell>
          <table:table-cell office:value-type="float" office:value="0.882221" calcext:value-type="float">
            <text:p>0.882221</text:p>
          </table:table-cell>
          <table:table-cell office:value-type="float" office:value="-0.08940109" calcext:value-type="float">
            <text:p>-0.08940109</text:p>
          </table:table-cell>
          <table:table-cell office:value-type="float" office:value="-0.002191718" calcext:value-type="float">
            <text:p>-0.002191718</text:p>
          </table:table-cell>
          <table:table-cell office:value-type="float" office:value="0.0000000275183" calcext:value-type="float">
            <text:p>2.75183E-08</text:p>
          </table:table-cell>
          <table:table-cell office:value-type="float" office:value="18.56759" calcext:value-type="float">
            <text:p>18.56759</text:p>
          </table:table-cell>
          <table:table-cell office:value-type="float" office:value="4.047031" calcext:value-type="float">
            <text:p>4.047031</text:p>
          </table:table-cell>
          <table:table-cell office:value-type="float" office:value="0.2597649" calcext:value-type="float">
            <text:p>0.2597649</text:p>
          </table:table-cell>
          <table:table-cell office:value-type="float" office:value="25.67453" calcext:value-type="float">
            <text:p>25.67453</text:p>
          </table:table-cell>
          <table:table-cell office:value-type="float" office:value="0.1783467" calcext:value-type="float">
            <text:p>0.1783467</text:p>
          </table:table-cell>
          <table:table-cell office:value-type="float" office:value="0.04532093" calcext:value-type="float">
            <text:p>0.04532093</text:p>
          </table:table-cell>
          <table:table-cell office:value-type="float" office:value="0.01668164" calcext:value-type="float">
            <text:p>0.01668164</text:p>
          </table:table-cell>
          <table:table-cell office:value-type="float" office:value="0.0122085" calcext:value-type="float">
            <text:p>0.0122085</text:p>
          </table:table-cell>
          <table:table-cell office:value-type="float" office:value="0.02852795" calcext:value-type="float">
            <text:p>0.02852795</text:p>
          </table:table-cell>
          <table:table-cell office:value-type="float" office:value="0.02290578" calcext:value-type="float">
            <text:p>0.02290578</text:p>
          </table:table-cell>
          <table:table-cell office:value-type="float" office:value="0.01819129" calcext:value-type="float">
            <text:p>0.01819129</text:p>
          </table:table-cell>
          <table:table-cell office:value-type="float" office:value="0.01707999" calcext:value-type="float">
            <text:p>0.01707999</text:p>
          </table:table-cell>
          <table:table-cell office:value-type="float" office:value="0.02011328" calcext:value-type="float">
            <text:p>0.02011328</text:p>
          </table:table-cell>
          <table:table-cell office:value-type="float" office:value="0.006002461" calcext:value-type="float">
            <text:p>0.006002461</text:p>
          </table:table-cell>
          <table:table-cell office:value-type="float" office:value="0.006516217" calcext:value-type="float">
            <text:p>0.006516217</text:p>
          </table:table-cell>
          <table:table-cell office:value-type="float" office:value="0" calcext:value-type="float">
            <text:p>0</text:p>
          </table:table-cell>
          <table:table-cell office:value-type="float" office:value="20.41216" calcext:value-type="float">
            <text:p>20.41216</text:p>
          </table:table-cell>
          <table:table-cell office:value-type="float" office:value="75.25836" calcext:value-type="float">
            <text:p>75.25836</text:p>
          </table:table-cell>
          <table:table-cell office:value-type="float" office:value="94.36456" calcext:value-type="float">
            <text:p>94.36456</text:p>
          </table:table-cell>
          <table:table-cell office:value-type="float" office:value="68.40723" calcext:value-type="float">
            <text:p>68.40723</text:p>
          </table:table-cell>
          <table:table-cell office:value-type="float" office:value="50.38089" calcext:value-type="float">
            <text:p>50.38089</text:p>
          </table:table-cell>
          <table:table-cell office:value-type="float" office:value="16.30698" calcext:value-type="float">
            <text:p>16.30698</text:p>
          </table:table-cell>
          <table:table-cell office:value-type="float" office:value="11.93374" calcext:value-type="float">
            <text:p>11.93374</text:p>
          </table:table-cell>
          <table:table-cell office:value-type="float" office:value="8.506127" calcext:value-type="float">
            <text:p>8.506127</text:p>
          </table:table-cell>
          <table:table-cell office:value-type="float" office:value="3.046495" calcext:value-type="float">
            <text:p>3.046495</text:p>
          </table:table-cell>
          <table:table-cell office:value-type="float" office:value="0.9692648" calcext:value-type="float">
            <text:p>0.9692648</text:p>
          </table:table-cell>
          <table:table-cell office:value-type="float" office:value="0.4036976" calcext:value-type="float">
            <text:p>0.4036976</text:p>
          </table:table-cell>
          <table:table-cell office:value-type="float" office:value="0.2185191" calcext:value-type="float">
            <text:p>0.2185191</text:p>
          </table:table-cell>
          <table:table-cell office:value-type="float" office:value="0.3313799" calcext:value-type="float">
            <text:p>0.3313799</text:p>
          </table:table-cell>
          <table:table-cell office:value-type="float" office:value="0.3493531" calcext:value-type="float">
            <text:p>0.3493531</text:p>
          </table:table-cell>
          <table:table-cell office:value-type="float" office:value="0" calcext:value-type="float">
            <text:p>0</text:p>
          </table:table-cell>
          <table:table-cell office:value-type="float" office:value="4504.003" calcext:value-type="float">
            <text:p>4504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205" calcext:value-type="float">
            <text:p>12.61205</text:p>
          </table:table-cell>
          <table:table-cell office:value-type="float" office:value="0" calcext:value-type="float">
            <text:p>0</text:p>
          </table:table-cell>
          <table:table-cell office:value-type="float" office:value="-0.2929497" calcext:value-type="float">
            <text:p>-0.29294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1.60248" calcext:value-type="float">
            <text:p>21.60248</text:p>
          </table:table-cell>
          <table:table-cell office:value-type="float" office:value="1099.255" calcext:value-type="float">
            <text:p>1099.255</text:p>
          </table:table-cell>
          <table:table-cell office:value-type="float" office:value="11.37" calcext:value-type="float">
            <text:p>11.37</text:p>
          </table:table-cell>
          <table:table-cell office:value-type="float" office:value="-1.819497" calcext:value-type="float">
            <text:p>-1.819497</text:p>
          </table:table-cell>
          <table:table-cell office:value-type="float" office:value="1.531701" calcext:value-type="float">
            <text:p>1.531701</text:p>
          </table:table-cell>
          <table:table-cell office:value-type="float" office:value="22.41949" calcext:value-type="float">
            <text:p>22.41949</text:p>
          </table:table-cell>
          <table:table-cell office:value-type="float" office:value="0" calcext:value-type="float">
            <text:p>0</text:p>
          </table:table-cell>
          <table:table-cell office:value-type="float" office:value="0.002680101" calcext:value-type="float">
            <text:p>0.002680101</text:p>
          </table:table-cell>
          <table:table-cell office:value-type="float" office:value="0" calcext:value-type="float">
            <text:p>0</text:p>
          </table:table-cell>
          <table:table-cell office:value-type="float" office:value="0.8822924" calcext:value-type="float">
            <text:p>0.8822924</text:p>
          </table:table-cell>
          <table:table-cell office:value-type="float" office:value="-0.0915928" calcext:value-type="float">
            <text:p>-0.0915928</text:p>
          </table:table-cell>
          <table:table-cell office:value-type="float" office:value="-0.003097891" calcext:value-type="float">
            <text:p>-0.003097891</text:p>
          </table:table-cell>
          <table:table-cell office:value-type="float" office:value="0.00000003190808" calcext:value-type="float">
            <text:p>3.190808E-08</text:p>
          </table:table-cell>
          <table:table-cell office:value-type="float" office:value="18.49809" calcext:value-type="float">
            <text:p>18.49809</text:p>
          </table:table-cell>
          <table:table-cell office:value-type="float" office:value="4.229074" calcext:value-type="float">
            <text:p>4.229074</text:p>
          </table:table-cell>
          <table:table-cell office:value-type="float" office:value="0.2609338" calcext:value-type="float">
            <text:p>0.2609338</text:p>
          </table:table-cell>
          <table:table-cell office:value-type="float" office:value="26.94456" calcext:value-type="float">
            <text:p>26.94456</text:p>
          </table:table-cell>
          <table:table-cell office:value-type="float" office:value="0.1351729" calcext:value-type="float">
            <text:p>0.1351729</text:p>
          </table:table-cell>
          <table:table-cell office:value-type="float" office:value="0.04608138" calcext:value-type="float">
            <text:p>0.04608138</text:p>
          </table:table-cell>
          <table:table-cell office:value-type="float" office:value="0.01662936" calcext:value-type="float">
            <text:p>0.01662936</text:p>
          </table:table-cell>
          <table:table-cell office:value-type="float" office:value="0.01197616" calcext:value-type="float">
            <text:p>0.01197616</text:p>
          </table:table-cell>
          <table:table-cell office:value-type="float" office:value="0.02841693" calcext:value-type="float">
            <text:p>0.02841693</text:p>
          </table:table-cell>
          <table:table-cell office:value-type="float" office:value="0.02292687" calcext:value-type="float">
            <text:p>0.02292687</text:p>
          </table:table-cell>
          <table:table-cell office:value-type="float" office:value="0.01820415" calcext:value-type="float">
            <text:p>0.01820415</text:p>
          </table:table-cell>
          <table:table-cell office:value-type="float" office:value="0.0170585" calcext:value-type="float">
            <text:p>0.0170585</text:p>
          </table:table-cell>
          <table:table-cell office:value-type="float" office:value="0.02019704" calcext:value-type="float">
            <text:p>0.02019704</text:p>
          </table:table-cell>
          <table:table-cell office:value-type="float" office:value="0.006000409" calcext:value-type="float">
            <text:p>0.006000409</text:p>
          </table:table-cell>
          <table:table-cell office:value-type="float" office:value="0.006514071" calcext:value-type="float">
            <text:p>0.006514071</text:p>
          </table:table-cell>
          <table:table-cell office:value-type="float" office:value="0" calcext:value-type="float">
            <text:p>0</text:p>
          </table:table-cell>
          <table:table-cell office:value-type="float" office:value="19.5346" calcext:value-type="float">
            <text:p>19.5346</text:p>
          </table:table-cell>
          <table:table-cell office:value-type="float" office:value="78.54367" calcext:value-type="float">
            <text:p>78.54367</text:p>
          </table:table-cell>
          <table:table-cell office:value-type="float" office:value="97.95777" calcext:value-type="float">
            <text:p>97.95777</text:p>
          </table:table-cell>
          <table:table-cell office:value-type="float" office:value="67.44838" calcext:value-type="float">
            <text:p>67.44838</text:p>
          </table:table-cell>
          <table:table-cell office:value-type="float" office:value="49.76552" calcext:value-type="float">
            <text:p>49.76552</text:p>
          </table:table-cell>
          <table:table-cell office:value-type="float" office:value="15.79267" calcext:value-type="float">
            <text:p>15.79267</text:p>
          </table:table-cell>
          <table:table-cell office:value-type="float" office:value="11.56331" calcext:value-type="float">
            <text:p>11.56331</text:p>
          </table:table-cell>
          <table:table-cell office:value-type="float" office:value="8.509838" calcext:value-type="float">
            <text:p>8.509838</text:p>
          </table:table-cell>
          <table:table-cell office:value-type="float" office:value="3.073631" calcext:value-type="float">
            <text:p>3.073631</text:p>
          </table:table-cell>
          <table:table-cell office:value-type="float" office:value="0.9783013" calcext:value-type="float">
            <text:p>0.9783013</text:p>
          </table:table-cell>
          <table:table-cell office:value-type="float" office:value="0.4064823" calcext:value-type="float">
            <text:p>0.4064823</text:p>
          </table:table-cell>
          <table:table-cell office:value-type="float" office:value="0.219494" calcext:value-type="float">
            <text:p>0.219494</text:p>
          </table:table-cell>
          <table:table-cell office:value-type="float" office:value="0.331378" calcext:value-type="float">
            <text:p>0.331378</text:p>
          </table:table-cell>
          <table:table-cell office:value-type="float" office:value="0.3493562" calcext:value-type="float">
            <text:p>0.3493562</text:p>
          </table:table-cell>
          <table:table-cell office:value-type="float" office:value="0" calcext:value-type="float">
            <text:p>0</text:p>
          </table:table-cell>
          <table:table-cell office:value-type="float" office:value="4703.481" calcext:value-type="float">
            <text:p>4703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1498" calcext:value-type="float">
            <text:p>12.81498</text:p>
          </table:table-cell>
          <table:table-cell office:value-type="float" office:value="0" calcext:value-type="float">
            <text:p>0</text:p>
          </table:table-cell>
          <table:table-cell office:value-type="float" office:value="-0.2944718" calcext:value-type="float">
            <text:p>-0.29447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21.44068" calcext:value-type="float">
            <text:p>21.44068</text:p>
          </table:table-cell>
          <table:table-cell office:value-type="float" office:value="1099.221" calcext:value-type="float">
            <text:p>1099.221</text:p>
          </table:table-cell>
          <table:table-cell office:value-type="float" office:value="11.37" calcext:value-type="float">
            <text:p>11.37</text:p>
          </table:table-cell>
          <table:table-cell office:value-type="float" office:value="-2.087141" calcext:value-type="float">
            <text:p>-2.087141</text:p>
          </table:table-cell>
          <table:table-cell office:value-type="float" office:value="1.53643" calcext:value-type="float">
            <text:p>1.53643</text:p>
          </table:table-cell>
          <table:table-cell office:value-type="float" office:value="22.55052" calcext:value-type="float">
            <text:p>22.55052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691833" calcext:value-type="float">
            <text:p>0.002691833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38434" calcext:value-type="float">
            <text:p>0.8838434</text:p>
          </table:table-cell>
          <table:table-cell office:value-type="float" office:value="-0.0963614" calcext:value-type="float">
            <text:p>-0.0963614</text:p>
          </table:table-cell>
          <table:table-cell office:value-type="float" office:value="-0.003815711" calcext:value-type="float">
            <text:p>-0.003815711</text:p>
          </table:table-cell>
          <table:table-cell office:value-type="float" office:value="0.00000003699934" calcext:value-type="float">
            <text:p>3.699934E-08</text:p>
          </table:table-cell>
          <table:table-cell office:value-type="float" office:value="18.42753" calcext:value-type="float">
            <text:p>18.42753</text:p>
          </table:table-cell>
          <table:table-cell office:value-type="float" office:value="3.08931" calcext:value-type="float">
            <text:p>3.08931</text:p>
          </table:table-cell>
          <table:table-cell office:value-type="float" office:value="0.6936948" calcext:value-type="float">
            <text:p>0.6936948</text:p>
          </table:table-cell>
          <table:table-cell office:value-type="float" office:value="25.97255" calcext:value-type="float">
            <text:p>25.97255</text:p>
          </table:table-cell>
          <table:table-cell office:value-type="float" office:value="1.599652" calcext:value-type="float">
            <text:p>1.599652</text:p>
          </table:table-cell>
          <table:table-cell office:value-type="float" office:value="0.1100954" calcext:value-type="float">
            <text:p>0.1100954</text:p>
          </table:table-cell>
          <table:table-cell office:value-type="float" office:value="0.01685865" calcext:value-type="float">
            <text:p>0.01685865</text:p>
          </table:table-cell>
          <table:table-cell office:value-type="float" office:value="0.01201869" calcext:value-type="float">
            <text:p>0.01201869</text:p>
          </table:table-cell>
          <table:table-cell office:value-type="float" office:value="0.02832257" calcext:value-type="float">
            <text:p>0.02832257</text:p>
          </table:table-cell>
          <table:table-cell office:value-type="float" office:value="0.02294412" calcext:value-type="float">
            <text:p>0.02294412</text:p>
          </table:table-cell>
          <table:table-cell office:value-type="float" office:value="0.01821524" calcext:value-type="float">
            <text:p>0.01821524</text:p>
          </table:table-cell>
          <table:table-cell office:value-type="float" office:value="0.01703857" calcext:value-type="float">
            <text:p>0.01703857</text:p>
          </table:table-cell>
          <table:table-cell office:value-type="float" office:value="0.02028465" calcext:value-type="float">
            <text:p>0.02028465</text:p>
          </table:table-cell>
          <table:table-cell office:value-type="float" office:value="0.005995638" calcext:value-type="float">
            <text:p>0.005995638</text:p>
          </table:table-cell>
          <table:table-cell office:value-type="float" office:value="0.006511677" calcext:value-type="float">
            <text:p>0.006511677</text:p>
          </table:table-cell>
          <table:table-cell office:value-type="float" office:value="0" calcext:value-type="float">
            <text:p>0</text:p>
          </table:table-cell>
          <table:table-cell office:value-type="float" office:value="16.77026" calcext:value-type="float">
            <text:p>16.77026</text:p>
          </table:table-cell>
          <table:table-cell office:value-type="float" office:value="57.74083" calcext:value-type="float">
            <text:p>57.74083</text:p>
          </table:table-cell>
          <table:table-cell office:value-type="float" office:value="97.55556" calcext:value-type="float">
            <text:p>97.55556</text:p>
          </table:table-cell>
          <table:table-cell office:value-type="float" office:value="81.20515" calcext:value-type="float">
            <text:p>81.20515</text:p>
          </table:table-cell>
          <table:table-cell office:value-type="float" office:value="61.02997" calcext:value-type="float">
            <text:p>61.02997</text:p>
          </table:table-cell>
          <table:table-cell office:value-type="float" office:value="16.31546" calcext:value-type="float">
            <text:p>16.31546</text:p>
          </table:table-cell>
          <table:table-cell office:value-type="float" office:value="10.67531" calcext:value-type="float">
            <text:p>10.67531</text:p>
          </table:table-cell>
          <table:table-cell office:value-type="float" office:value="8.570352" calcext:value-type="float">
            <text:p>8.570352</text:p>
          </table:table-cell>
          <table:table-cell office:value-type="float" office:value="3.100022" calcext:value-type="float">
            <text:p>3.100022</text:p>
          </table:table-cell>
          <table:table-cell office:value-type="float" office:value="0.9872245" calcext:value-type="float">
            <text:p>0.9872245</text:p>
          </table:table-cell>
          <table:table-cell office:value-type="float" office:value="0.4093054" calcext:value-type="float">
            <text:p>0.4093054</text:p>
          </table:table-cell>
          <table:table-cell office:value-type="float" office:value="0.2204804" calcext:value-type="float">
            <text:p>0.2204804</text:p>
          </table:table-cell>
          <table:table-cell office:value-type="float" office:value="0.3304925" calcext:value-type="float">
            <text:p>0.3304925</text:p>
          </table:table-cell>
          <table:table-cell office:value-type="float" office:value="0.3493597" calcext:value-type="float">
            <text:p>0.3493597</text:p>
          </table:table-cell>
          <table:table-cell office:value-type="float" office:value="0" calcext:value-type="float">
            <text:p>0</text:p>
          </table:table-cell>
          <table:table-cell office:value-type="float" office:value="600.883" calcext:value-type="float">
            <text:p>60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9233" calcext:value-type="float">
            <text:p>12.99233</text:p>
          </table:table-cell>
          <table:table-cell office:value-type="float" office:value="0" calcext:value-type="float">
            <text:p>0</text:p>
          </table:table-cell>
          <table:table-cell office:value-type="float" office:value="-0.3189307" calcext:value-type="float">
            <text:p>-0.31893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1.30018" calcext:value-type="float">
            <text:p>21.30018</text:p>
          </table:table-cell>
          <table:table-cell office:value-type="float" office:value="1099.203" calcext:value-type="float">
            <text:p>1099.203</text:p>
          </table:table-cell>
          <table:table-cell office:value-type="float" office:value="11.37" calcext:value-type="float">
            <text:p>11.37</text:p>
          </table:table-cell>
          <table:table-cell office:value-type="float" office:value="-2.360093" calcext:value-type="float">
            <text:p>-2.360093</text:p>
          </table:table-cell>
          <table:table-cell office:value-type="float" office:value="1.471653" calcext:value-type="float">
            <text:p>1.471653</text:p>
          </table:table-cell>
          <table:table-cell office:value-type="float" office:value="22.73529" calcext:value-type="float">
            <text:p>22.73529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34" calcext:value-type="float">
            <text:p>0.0027034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38717" calcext:value-type="float">
            <text:p>0.8838717</text:p>
          </table:table-cell>
          <table:table-cell office:value-type="float" office:value="-0.09911762" calcext:value-type="float">
            <text:p>-0.09911762</text:p>
          </table:table-cell>
          <table:table-cell office:value-type="float" office:value="-0.004163342" calcext:value-type="float">
            <text:p>-0.004163342</text:p>
          </table:table-cell>
          <table:table-cell office:value-type="float" office:value="0.00000004267389" calcext:value-type="float">
            <text:p>4.267389E-08</text:p>
          </table:table-cell>
          <table:table-cell office:value-type="float" office:value="18.39755" calcext:value-type="float">
            <text:p>18.39755</text:p>
          </table:table-cell>
          <table:table-cell office:value-type="float" office:value="2.301949" calcext:value-type="float">
            <text:p>2.301949</text:p>
          </table:table-cell>
          <table:table-cell office:value-type="float" office:value="0.3554847" calcext:value-type="float">
            <text:p>0.3554847</text:p>
          </table:table-cell>
          <table:table-cell office:value-type="float" office:value="26.07093" calcext:value-type="float">
            <text:p>26.07093</text:p>
          </table:table-cell>
          <table:table-cell office:value-type="float" office:value="0.6413832" calcext:value-type="float">
            <text:p>0.6413832</text:p>
          </table:table-cell>
          <table:table-cell office:value-type="float" office:value="0.05600282" calcext:value-type="float">
            <text:p>0.05600282</text:p>
          </table:table-cell>
          <table:table-cell office:value-type="float" office:value="0.01669467" calcext:value-type="float">
            <text:p>0.01669467</text:p>
          </table:table-cell>
          <table:table-cell office:value-type="float" office:value="0.01195621" calcext:value-type="float">
            <text:p>0.01195621</text:p>
          </table:table-cell>
          <table:table-cell office:value-type="float" office:value="0.02828066" calcext:value-type="float">
            <text:p>0.02828066</text:p>
          </table:table-cell>
          <table:table-cell office:value-type="float" office:value="0.02296777" calcext:value-type="float">
            <text:p>0.02296777</text:p>
          </table:table-cell>
          <table:table-cell office:value-type="float" office:value="0.01822523" calcext:value-type="float">
            <text:p>0.01822523</text:p>
          </table:table-cell>
          <table:table-cell office:value-type="float" office:value="0.01701977" calcext:value-type="float">
            <text:p>0.01701977</text:p>
          </table:table-cell>
          <table:table-cell office:value-type="float" office:value="0.02037697" calcext:value-type="float">
            <text:p>0.02037697</text:p>
          </table:table-cell>
          <table:table-cell office:value-type="float" office:value="0.00599488" calcext:value-type="float">
            <text:p>0.00599488</text:p>
          </table:table-cell>
          <table:table-cell office:value-type="float" office:value="0.006509473" calcext:value-type="float">
            <text:p>0.006509473</text:p>
          </table:table-cell>
          <table:table-cell office:value-type="float" office:value="0" calcext:value-type="float">
            <text:p>0</text:p>
          </table:table-cell>
          <table:table-cell office:value-type="float" office:value="29.44393" calcext:value-type="float">
            <text:p>29.44393</text:p>
          </table:table-cell>
          <table:table-cell office:value-type="float" office:value="59.91859" calcext:value-type="float">
            <text:p>59.91859</text:p>
          </table:table-cell>
          <table:table-cell office:value-type="float" office:value="94.90371" calcext:value-type="float">
            <text:p>94.90371</text:p>
          </table:table-cell>
          <table:table-cell office:value-type="float" office:value="78.33698" calcext:value-type="float">
            <text:p>78.33698</text:p>
          </table:table-cell>
          <table:table-cell office:value-type="float" office:value="61.64542" calcext:value-type="float">
            <text:p>61.64542</text:p>
          </table:table-cell>
          <table:table-cell office:value-type="float" office:value="17.58247" calcext:value-type="float">
            <text:p>17.58247</text:p>
          </table:table-cell>
          <table:table-cell office:value-type="float" office:value="10.71917" calcext:value-type="float">
            <text:p>10.71917</text:p>
          </table:table-cell>
          <table:table-cell office:value-type="float" office:value="8.63566" calcext:value-type="float">
            <text:p>8.63566</text:p>
          </table:table-cell>
          <table:table-cell office:value-type="float" office:value="3.134324" calcext:value-type="float">
            <text:p>3.134324</text:p>
          </table:table-cell>
          <table:table-cell office:value-type="float" office:value="0.9962247" calcext:value-type="float">
            <text:p>0.9962247</text:p>
          </table:table-cell>
          <table:table-cell office:value-type="float" office:value="0.4121697" calcext:value-type="float">
            <text:p>0.4121697</text:p>
          </table:table-cell>
          <table:table-cell office:value-type="float" office:value="0.2214815" calcext:value-type="float">
            <text:p>0.2214815</text:p>
          </table:table-cell>
          <table:table-cell office:value-type="float" office:value="0.3306173" calcext:value-type="float">
            <text:p>0.3306173</text:p>
          </table:table-cell>
          <table:table-cell office:value-type="float" office:value="0.3493628" calcext:value-type="float">
            <text:p>0.3493628</text:p>
          </table:table-cell>
          <table:table-cell office:value-type="float" office:value="0" calcext:value-type="float">
            <text:p>0</text:p>
          </table:table-cell>
          <table:table-cell office:value-type="float" office:value="652.6987" calcext:value-type="float">
            <text:p>652.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4377" calcext:value-type="float">
            <text:p>13.14377</text:p>
          </table:table-cell>
          <table:table-cell office:value-type="float" office:value="0" calcext:value-type="float">
            <text:p>0</text:p>
          </table:table-cell>
          <table:table-cell office:value-type="float" office:value="-0.3228281" calcext:value-type="float">
            <text:p>-0.32282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1.15987" calcext:value-type="float">
            <text:p>21.15987</text:p>
          </table:table-cell>
          <table:table-cell office:value-type="float" office:value="1099.185" calcext:value-type="float">
            <text:p>1099.185</text:p>
          </table:table-cell>
          <table:table-cell office:value-type="float" office:value="11.37" calcext:value-type="float">
            <text:p>11.37</text:p>
          </table:table-cell>
          <table:table-cell office:value-type="float" office:value="-2.66105" calcext:value-type="float">
            <text:p>-2.66105</text:p>
          </table:table-cell>
          <table:table-cell office:value-type="float" office:value="3.277102" calcext:value-type="float">
            <text:p>3.277102</text:p>
          </table:table-cell>
          <table:table-cell office:value-type="float" office:value="23.91979" calcext:value-type="float">
            <text:p>23.91979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351" calcext:value-type="float">
            <text:p>0.00270351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39122" calcext:value-type="float">
            <text:p>0.8839122</text:p>
          </table:table-cell>
          <table:table-cell office:value-type="float" office:value="-0.1019926" calcext:value-type="float">
            <text:p>-0.1019926</text:p>
          </table:table-cell>
          <table:table-cell office:value-type="float" office:value="-0.009475295" calcext:value-type="float">
            <text:p>-0.009475295</text:p>
          </table:table-cell>
          <table:table-cell office:value-type="float" office:value="0.00000004835994" calcext:value-type="float">
            <text:p>4.835994E-08</text:p>
          </table:table-cell>
          <table:table-cell office:value-type="float" office:value="18.35946" calcext:value-type="float">
            <text:p>18.35946</text:p>
          </table:table-cell>
          <table:table-cell office:value-type="float" office:value="180.2861" calcext:value-type="float">
            <text:p>180.2861</text:p>
          </table:table-cell>
          <table:table-cell office:value-type="float" office:value="0.5760652" calcext:value-type="float">
            <text:p>0.5760652</text:p>
          </table:table-cell>
          <table:table-cell office:value-type="float" office:value="26.35925" calcext:value-type="float">
            <text:p>26.35925</text:p>
          </table:table-cell>
          <table:table-cell office:value-type="float" office:value="0.4207962" calcext:value-type="float">
            <text:p>0.4207962</text:p>
          </table:table-cell>
          <table:table-cell office:value-type="float" office:value="0.04786009" calcext:value-type="float">
            <text:p>0.04786009</text:p>
          </table:table-cell>
          <table:table-cell office:value-type="float" office:value="0.01654124" calcext:value-type="float">
            <text:p>0.01654124</text:p>
          </table:table-cell>
          <table:table-cell office:value-type="float" office:value="0.01177651" calcext:value-type="float">
            <text:p>0.01177651</text:p>
          </table:table-cell>
          <table:table-cell office:value-type="float" office:value="0.02824803" calcext:value-type="float">
            <text:p>0.02824803</text:p>
          </table:table-cell>
          <table:table-cell office:value-type="float" office:value="0.02300584" calcext:value-type="float">
            <text:p>0.02300584</text:p>
          </table:table-cell>
          <table:table-cell office:value-type="float" office:value="0.01823736" calcext:value-type="float">
            <text:p>0.01823736</text:p>
          </table:table-cell>
          <table:table-cell office:value-type="float" office:value="0.0170024" calcext:value-type="float">
            <text:p>0.0170024</text:p>
          </table:table-cell>
          <table:table-cell office:value-type="float" office:value="0.02047437" calcext:value-type="float">
            <text:p>0.02047437</text:p>
          </table:table-cell>
          <table:table-cell office:value-type="float" office:value="0.005993925" calcext:value-type="float">
            <text:p>0.005993925</text:p>
          </table:table-cell>
          <table:table-cell office:value-type="float" office:value="0.006507245" calcext:value-type="float">
            <text:p>0.006507245</text:p>
          </table:table-cell>
          <table:table-cell office:value-type="float" office:value="0" calcext:value-type="float">
            <text:p>0</text:p>
          </table:table-cell>
          <table:table-cell office:value-type="float" office:value="117.5256" calcext:value-type="float">
            <text:p>117.5256</text:p>
          </table:table-cell>
          <table:table-cell office:value-type="float" office:value="67.69015" calcext:value-type="float">
            <text:p>67.69015</text:p>
          </table:table-cell>
          <table:table-cell office:value-type="float" office:value="97.23534" calcext:value-type="float">
            <text:p>97.23534</text:p>
          </table:table-cell>
          <table:table-cell office:value-type="float" office:value="76.78701" calcext:value-type="float">
            <text:p>76.78701</text:p>
          </table:table-cell>
          <table:table-cell office:value-type="float" office:value="61.21042" calcext:value-type="float">
            <text:p>61.21042</text:p>
          </table:table-cell>
          <table:table-cell office:value-type="float" office:value="17.09786" calcext:value-type="float">
            <text:p>17.09786</text:p>
          </table:table-cell>
          <table:table-cell office:value-type="float" office:value="10.44512" calcext:value-type="float">
            <text:p>10.44512</text:p>
          </table:table-cell>
          <table:table-cell office:value-type="float" office:value="8.6769" calcext:value-type="float">
            <text:p>8.6769</text:p>
          </table:table-cell>
          <table:table-cell office:value-type="float" office:value="3.182684" calcext:value-type="float">
            <text:p>3.182684</text:p>
          </table:table-cell>
          <table:table-cell office:value-type="float" office:value="1.006761" calcext:value-type="float">
            <text:p>1.006761</text:p>
          </table:table-cell>
          <table:table-cell office:value-type="float" office:value="0.415109" calcext:value-type="float">
            <text:p>0.415109</text:p>
          </table:table-cell>
          <table:table-cell office:value-type="float" office:value="0.2225222" calcext:value-type="float">
            <text:p>0.2225222</text:p>
          </table:table-cell>
          <table:table-cell office:value-type="float" office:value="0.3307237" calcext:value-type="float">
            <text:p>0.3307237</text:p>
          </table:table-cell>
          <table:table-cell office:value-type="float" office:value="0.349366" calcext:value-type="float">
            <text:p>0.349366</text:p>
          </table:table-cell>
          <table:table-cell office:value-type="float" office:value="0" calcext:value-type="float">
            <text:p>0</text:p>
          </table:table-cell>
          <table:table-cell office:value-type="float" office:value="720.2505" calcext:value-type="float">
            <text:p>720.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9641" calcext:value-type="float">
            <text:p>13.29641</text:p>
          </table:table-cell>
          <table:table-cell office:value-type="float" office:value="0" calcext:value-type="float">
            <text:p>0</text:p>
          </table:table-cell>
          <table:table-cell office:value-type="float" office:value="-0.3256654" calcext:value-type="float">
            <text:p>-0.32566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21.0169" calcext:value-type="float">
            <text:p>21.0169</text:p>
          </table:table-cell>
          <table:table-cell office:value-type="float" office:value="1099.167" calcext:value-type="float">
            <text:p>1099.167</text:p>
          </table:table-cell>
          <table:table-cell office:value-type="float" office:value="11.37" calcext:value-type="float">
            <text:p>11.37</text:p>
          </table:table-cell>
          <table:table-cell office:value-type="float" office:value="-2.980157" calcext:value-type="float">
            <text:p>-2.980157</text:p>
          </table:table-cell>
          <table:table-cell office:value-type="float" office:value="3.08581" calcext:value-type="float">
            <text:p>3.08581</text:p>
          </table:table-cell>
          <table:table-cell office:value-type="float" office:value="24.16098" calcext:value-type="float">
            <text:p>24.16098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3655" calcext:value-type="float">
            <text:p>0.002703655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39636" calcext:value-type="float">
            <text:p>0.8839636</text:p>
          </table:table-cell>
          <table:table-cell office:value-type="float" office:value="-0.1048342" calcext:value-type="float">
            <text:p>-0.1048342</text:p>
          </table:table-cell>
          <table:table-cell office:value-type="float" office:value="-0.01070401" calcext:value-type="float">
            <text:p>-0.01070401</text:p>
          </table:table-cell>
          <table:table-cell office:value-type="float" office:value="0.00000005441266" calcext:value-type="float">
            <text:p>5.441266E-08</text:p>
          </table:table-cell>
          <table:table-cell office:value-type="float" office:value="18.30581" calcext:value-type="float">
            <text:p>18.30581</text:p>
          </table:table-cell>
          <table:table-cell office:value-type="float" office:value="163.2319" calcext:value-type="float">
            <text:p>163.2319</text:p>
          </table:table-cell>
          <table:table-cell office:value-type="float" office:value="0.5674272" calcext:value-type="float">
            <text:p>0.5674272</text:p>
          </table:table-cell>
          <table:table-cell office:value-type="float" office:value="26.0537" calcext:value-type="float">
            <text:p>26.0537</text:p>
          </table:table-cell>
          <table:table-cell office:value-type="float" office:value="0.2865753" calcext:value-type="float">
            <text:p>0.2865753</text:p>
          </table:table-cell>
          <table:table-cell office:value-type="float" office:value="0.04452022" calcext:value-type="float">
            <text:p>0.04452022</text:p>
          </table:table-cell>
          <table:table-cell office:value-type="float" office:value="0.01637855" calcext:value-type="float">
            <text:p>0.01637855</text:p>
          </table:table-cell>
          <table:table-cell office:value-type="float" office:value="0.01155568" calcext:value-type="float">
            <text:p>0.01155568</text:p>
          </table:table-cell>
          <table:table-cell office:value-type="float" office:value="0.02821761" calcext:value-type="float">
            <text:p>0.02821761</text:p>
          </table:table-cell>
          <table:table-cell office:value-type="float" office:value="0.0230511" calcext:value-type="float">
            <text:p>0.0230511</text:p>
          </table:table-cell>
          <table:table-cell office:value-type="float" office:value="0.01825144" calcext:value-type="float">
            <text:p>0.01825144</text:p>
          </table:table-cell>
          <table:table-cell office:value-type="float" office:value="0.01698679" calcext:value-type="float">
            <text:p>0.01698679</text:p>
          </table:table-cell>
          <table:table-cell office:value-type="float" office:value="0.02057699" calcext:value-type="float">
            <text:p>0.02057699</text:p>
          </table:table-cell>
          <table:table-cell office:value-type="float" office:value="0.005992852" calcext:value-type="float">
            <text:p>0.005992852</text:p>
          </table:table-cell>
          <table:table-cell office:value-type="float" office:value="0.006504982" calcext:value-type="float">
            <text:p>0.006504982</text:p>
          </table:table-cell>
          <table:table-cell office:value-type="float" office:value="0" calcext:value-type="float">
            <text:p>0</text:p>
          </table:table-cell>
          <table:table-cell office:value-type="float" office:value="86.84626" calcext:value-type="float">
            <text:p>86.84626</text:p>
          </table:table-cell>
          <table:table-cell office:value-type="float" office:value="81.96327" calcext:value-type="float">
            <text:p>81.96327</text:p>
          </table:table-cell>
          <table:table-cell office:value-type="float" office:value="100.1673" calcext:value-type="float">
            <text:p>100.1673</text:p>
          </table:table-cell>
          <table:table-cell office:value-type="float" office:value="75.49993" calcext:value-type="float">
            <text:p>75.49993</text:p>
          </table:table-cell>
          <table:table-cell office:value-type="float" office:value="60.40113" calcext:value-type="float">
            <text:p>60.40113</text:p>
          </table:table-cell>
          <table:table-cell office:value-type="float" office:value="16.51045" calcext:value-type="float">
            <text:p>16.51045</text:p>
          </table:table-cell>
          <table:table-cell office:value-type="float" office:value="10.06609" calcext:value-type="float">
            <text:p>10.06609</text:p>
          </table:table-cell>
          <table:table-cell office:value-type="float" office:value="8.677496" calcext:value-type="float">
            <text:p>8.677496</text:p>
          </table:table-cell>
          <table:table-cell office:value-type="float" office:value="3.230935" calcext:value-type="float">
            <text:p>3.230935</text:p>
          </table:table-cell>
          <table:table-cell office:value-type="float" office:value="1.017857" calcext:value-type="float">
            <text:p>1.017857</text:p>
          </table:table-cell>
          <table:table-cell office:value-type="float" office:value="0.4181679" calcext:value-type="float">
            <text:p>0.4181679</text:p>
          </table:table-cell>
          <table:table-cell office:value-type="float" office:value="0.2235981" calcext:value-type="float">
            <text:p>0.2235981</text:p>
          </table:table-cell>
          <table:table-cell office:value-type="float" office:value="0.3308085" calcext:value-type="float">
            <text:p>0.3308085</text:p>
          </table:table-cell>
          <table:table-cell office:value-type="float" office:value="0.3493692" calcext:value-type="float">
            <text:p>0.3493692</text:p>
          </table:table-cell>
          <table:table-cell office:value-type="float" office:value="0" calcext:value-type="float">
            <text:p>0</text:p>
          </table:table-cell>
          <table:table-cell office:value-type="float" office:value="812.4817" calcext:value-type="float">
            <text:p>812.4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1" calcext:value-type="float">
            <text:p>13.451</text:p>
          </table:table-cell>
          <table:table-cell office:value-type="float" office:value="0" calcext:value-type="float">
            <text:p>0</text:p>
          </table:table-cell>
          <table:table-cell office:value-type="float" office:value="-0.3279339" calcext:value-type="float">
            <text:p>-0.32793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20.87348" calcext:value-type="float">
            <text:p>20.87348</text:p>
          </table:table-cell>
          <table:table-cell office:value-type="float" office:value="1099.146" calcext:value-type="float">
            <text:p>1099.146</text:p>
          </table:table-cell>
          <table:table-cell office:value-type="float" office:value="11.37" calcext:value-type="float">
            <text:p>11.37</text:p>
          </table:table-cell>
          <table:table-cell office:value-type="float" office:value="-3.354662" calcext:value-type="float">
            <text:p>-3.354662</text:p>
          </table:table-cell>
          <table:table-cell office:value-type="float" office:value="2.873091" calcext:value-type="float">
            <text:p>2.873091</text:p>
          </table:table-cell>
          <table:table-cell office:value-type="float" office:value="24.35882" calcext:value-type="float">
            <text:p>24.35882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3836" calcext:value-type="float">
            <text:p>0.002703836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0319" calcext:value-type="float">
            <text:p>0.8840319</text:p>
          </table:table-cell>
          <table:table-cell office:value-type="float" office:value="-0.1076174" calcext:value-type="float">
            <text:p>-0.1076174</text:p>
          </table:table-cell>
          <table:table-cell office:value-type="float" office:value="-0.01154686" calcext:value-type="float">
            <text:p>-0.01154686</text:p>
          </table:table-cell>
          <table:table-cell office:value-type="float" office:value="0.00000006138242" calcext:value-type="float">
            <text:p>6.138242E-08</text:p>
          </table:table-cell>
          <table:table-cell office:value-type="float" office:value="18.2604" calcext:value-type="float">
            <text:p>18.2604</text:p>
          </table:table-cell>
          <table:table-cell office:value-type="float" office:value="134.4388" calcext:value-type="float">
            <text:p>134.4388</text:p>
          </table:table-cell>
          <table:table-cell office:value-type="float" office:value="3.586697" calcext:value-type="float">
            <text:p>3.586697</text:p>
          </table:table-cell>
          <table:table-cell office:value-type="float" office:value="25.31689" calcext:value-type="float">
            <text:p>25.31689</text:p>
          </table:table-cell>
          <table:table-cell office:value-type="float" office:value="0.2211997" calcext:value-type="float">
            <text:p>0.2211997</text:p>
          </table:table-cell>
          <table:table-cell office:value-type="float" office:value="0.04230885" calcext:value-type="float">
            <text:p>0.04230885</text:p>
          </table:table-cell>
          <table:table-cell office:value-type="float" office:value="0.01623002" calcext:value-type="float">
            <text:p>0.01623002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2813515" calcext:value-type="float">
            <text:p>0.02813515</text:p>
          </table:table-cell>
          <table:table-cell office:value-type="float" office:value="0.02309658" calcext:value-type="float">
            <text:p>0.02309658</text:p>
          </table:table-cell>
          <table:table-cell office:value-type="float" office:value="0.01826753" calcext:value-type="float">
            <text:p>0.01826753</text:p>
          </table:table-cell>
          <table:table-cell office:value-type="float" office:value="0.01697309" calcext:value-type="float">
            <text:p>0.01697309</text:p>
          </table:table-cell>
          <table:table-cell office:value-type="float" office:value="0.02068497" calcext:value-type="float">
            <text:p>0.02068497</text:p>
          </table:table-cell>
          <table:table-cell office:value-type="float" office:value="0.005991756" calcext:value-type="float">
            <text:p>0.005991756</text:p>
          </table:table-cell>
          <table:table-cell office:value-type="float" office:value="0.00650271" calcext:value-type="float">
            <text:p>0.00650271</text:p>
          </table:table-cell>
          <table:table-cell office:value-type="float" office:value="0" calcext:value-type="float">
            <text:p>0</text:p>
          </table:table-cell>
          <table:table-cell office:value-type="float" office:value="45.9126" calcext:value-type="float">
            <text:p>45.9126</text:p>
          </table:table-cell>
          <table:table-cell office:value-type="float" office:value="93.74287" calcext:value-type="float">
            <text:p>93.74287</text:p>
          </table:table-cell>
          <table:table-cell office:value-type="float" office:value="106.3268" calcext:value-type="float">
            <text:p>106.3268</text:p>
          </table:table-cell>
          <table:table-cell office:value-type="float" office:value="74.72558" calcext:value-type="float">
            <text:p>74.72558</text:p>
          </table:table-cell>
          <table:table-cell office:value-type="float" office:value="59.34237" calcext:value-type="float">
            <text:p>59.34237</text:p>
          </table:table-cell>
          <table:table-cell office:value-type="float" office:value="15.94352" calcext:value-type="float">
            <text:p>15.94352</text:p>
          </table:table-cell>
          <table:table-cell office:value-type="float" office:value="9.615008" calcext:value-type="float">
            <text:p>9.615008</text:p>
          </table:table-cell>
          <table:table-cell office:value-type="float" office:value="8.648713" calcext:value-type="float">
            <text:p>8.648713</text:p>
          </table:table-cell>
          <table:table-cell office:value-type="float" office:value="3.268009" calcext:value-type="float">
            <text:p>3.268009</text:p>
          </table:table-cell>
          <table:table-cell office:value-type="float" office:value="1.029118" calcext:value-type="float">
            <text:p>1.029118</text:p>
          </table:table-cell>
          <table:table-cell office:value-type="float" office:value="0.4213426" calcext:value-type="float">
            <text:p>0.4213426</text:p>
          </table:table-cell>
          <table:table-cell office:value-type="float" office:value="0.224707" calcext:value-type="float">
            <text:p>0.224707</text:p>
          </table:table-cell>
          <table:table-cell office:value-type="float" office:value="0.3308774" calcext:value-type="float">
            <text:p>0.3308774</text:p>
          </table:table-cell>
          <table:table-cell office:value-type="float" office:value="0.3493724" calcext:value-type="float">
            <text:p>0.3493724</text:p>
          </table:table-cell>
          <table:table-cell office:value-type="float" office:value="0" calcext:value-type="float">
            <text:p>0</text:p>
          </table:table-cell>
          <table:table-cell office:value-type="float" office:value="872.6072" calcext:value-type="float">
            <text:p>872.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0851" calcext:value-type="float">
            <text:p>13.60851</text:p>
          </table:table-cell>
          <table:table-cell office:value-type="float" office:value="0" calcext:value-type="float">
            <text:p>0</text:p>
          </table:table-cell>
          <table:table-cell office:value-type="float" office:value="-0.3303269" calcext:value-type="float">
            <text:p>-0.33032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0.72741" calcext:value-type="float">
            <text:p>20.72741</text:p>
          </table:table-cell>
          <table:table-cell office:value-type="float" office:value="1099.13" calcext:value-type="float">
            <text:p>1099.13</text:p>
          </table:table-cell>
          <table:table-cell office:value-type="float" office:value="11.37" calcext:value-type="float">
            <text:p>11.37</text:p>
          </table:table-cell>
          <table:table-cell office:value-type="float" office:value="-3.75505" calcext:value-type="float">
            <text:p>-3.75505</text:p>
          </table:table-cell>
          <table:table-cell office:value-type="float" office:value="2.523278" calcext:value-type="float">
            <text:p>2.523278</text:p>
          </table:table-cell>
          <table:table-cell office:value-type="float" office:value="24.62815" calcext:value-type="float">
            <text:p>24.62815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4057" calcext:value-type="float">
            <text:p>0.002704057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106" calcext:value-type="float">
            <text:p>0.884106</text:p>
          </table:table-cell>
          <table:table-cell office:value-type="float" office:value="-0.118281" calcext:value-type="float">
            <text:p>-0.118281</text:p>
          </table:table-cell>
          <table:table-cell office:value-type="float" office:value="-0.01211301" calcext:value-type="float">
            <text:p>-0.01211301</text:p>
          </table:table-cell>
          <table:table-cell office:value-type="float" office:value="0.00000006871734" calcext:value-type="float">
            <text:p>6.871734E-08</text:p>
          </table:table-cell>
          <table:table-cell office:value-type="float" office:value="18.22522" calcext:value-type="float">
            <text:p>18.22522</text:p>
          </table:table-cell>
          <table:table-cell office:value-type="float" office:value="121.5391" calcext:value-type="float">
            <text:p>121.5391</text:p>
          </table:table-cell>
          <table:table-cell office:value-type="float" office:value="0.7906389" calcext:value-type="float">
            <text:p>0.7906389</text:p>
          </table:table-cell>
          <table:table-cell office:value-type="float" office:value="23.2777" calcext:value-type="float">
            <text:p>23.2777</text:p>
          </table:table-cell>
          <table:table-cell office:value-type="float" office:value="0.1573374" calcext:value-type="float">
            <text:p>0.1573374</text:p>
          </table:table-cell>
          <table:table-cell office:value-type="float" office:value="0.04164274" calcext:value-type="float">
            <text:p>0.04164274</text:p>
          </table:table-cell>
          <table:table-cell office:value-type="float" office:value="0.0161757" calcext:value-type="float">
            <text:p>0.0161757</text:p>
          </table:table-cell>
          <table:table-cell office:value-type="float" office:value="0.01111341" calcext:value-type="float">
            <text:p>0.01111341</text:p>
          </table:table-cell>
          <table:table-cell office:value-type="float" office:value="0.02803276" calcext:value-type="float">
            <text:p>0.02803276</text:p>
          </table:table-cell>
          <table:table-cell office:value-type="float" office:value="0.02314074" calcext:value-type="float">
            <text:p>0.02314074</text:p>
          </table:table-cell>
          <table:table-cell office:value-type="float" office:value="0.01828519" calcext:value-type="float">
            <text:p>0.01828519</text:p>
          </table:table-cell>
          <table:table-cell office:value-type="float" office:value="0.01696134" calcext:value-type="float">
            <text:p>0.01696134</text:p>
          </table:table-cell>
          <table:table-cell office:value-type="float" office:value="0.02079851" calcext:value-type="float">
            <text:p>0.02079851</text:p>
          </table:table-cell>
          <table:table-cell office:value-type="float" office:value="0.005990664" calcext:value-type="float">
            <text:p>0.005990664</text:p>
          </table:table-cell>
          <table:table-cell office:value-type="float" office:value="0.006500399" calcext:value-type="float">
            <text:p>0.006500399</text:p>
          </table:table-cell>
          <table:table-cell office:value-type="float" office:value="0" calcext:value-type="float">
            <text:p>0</text:p>
          </table:table-cell>
          <table:table-cell office:value-type="float" office:value="62.91689" calcext:value-type="float">
            <text:p>62.91689</text:p>
          </table:table-cell>
          <table:table-cell office:value-type="float" office:value="94.1562" calcext:value-type="float">
            <text:p>94.1562</text:p>
          </table:table-cell>
          <table:table-cell office:value-type="float" office:value="107.2446" calcext:value-type="float">
            <text:p>107.2446</text:p>
          </table:table-cell>
          <table:table-cell office:value-type="float" office:value="76.24117" calcext:value-type="float">
            <text:p>76.24117</text:p>
          </table:table-cell>
          <table:table-cell office:value-type="float" office:value="60.42426" calcext:value-type="float">
            <text:p>60.42426</text:p>
          </table:table-cell>
          <table:table-cell office:value-type="float" office:value="15.63522" calcext:value-type="float">
            <text:p>15.63522</text:p>
          </table:table-cell>
          <table:table-cell office:value-type="float" office:value="9.173878" calcext:value-type="float">
            <text:p>9.173878</text:p>
          </table:table-cell>
          <table:table-cell office:value-type="float" office:value="8.608111" calcext:value-type="float">
            <text:p>8.608111</text:p>
          </table:table-cell>
          <table:table-cell office:value-type="float" office:value="3.299666" calcext:value-type="float">
            <text:p>3.299666</text:p>
          </table:table-cell>
          <table:table-cell office:value-type="float" office:value="1.040255" calcext:value-type="float">
            <text:p>1.040255</text:p>
          </table:table-cell>
          <table:table-cell office:value-type="float" office:value="0.4246152" calcext:value-type="float">
            <text:p>0.4246152</text:p>
          </table:table-cell>
          <table:table-cell office:value-type="float" office:value="0.2258476" calcext:value-type="float">
            <text:p>0.2258476</text:p>
          </table:table-cell>
          <table:table-cell office:value-type="float" office:value="0.3309338" calcext:value-type="float">
            <text:p>0.3309338</text:p>
          </table:table-cell>
          <table:table-cell office:value-type="float" office:value="0.3493755" calcext:value-type="float">
            <text:p>0.3493755</text:p>
          </table:table-cell>
          <table:table-cell office:value-type="float" office:value="0" calcext:value-type="float">
            <text:p>0</text:p>
          </table:table-cell>
          <table:table-cell office:value-type="float" office:value="960.7106" calcext:value-type="float">
            <text:p>960.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6348" calcext:value-type="float">
            <text:p>13.76348</text:p>
          </table:table-cell>
          <table:table-cell office:value-type="float" office:value="0" calcext:value-type="float">
            <text:p>0</text:p>
          </table:table-cell>
          <table:table-cell office:value-type="float" office:value="-0.3353877" calcext:value-type="float">
            <text:p>-0.33538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20.53761" calcext:value-type="float">
            <text:p>20.53761</text:p>
          </table:table-cell>
          <table:table-cell office:value-type="float" office:value="1099.096" calcext:value-type="float">
            <text:p>1099.096</text:p>
          </table:table-cell>
          <table:table-cell office:value-type="float" office:value="11.37" calcext:value-type="float">
            <text:p>11.37</text:p>
          </table:table-cell>
          <table:table-cell office:value-type="float" office:value="-4.243788" calcext:value-type="float">
            <text:p>-4.243788</text:p>
          </table:table-cell>
          <table:table-cell office:value-type="float" office:value="2.336196" calcext:value-type="float">
            <text:p>2.336196</text:p>
          </table:table-cell>
          <table:table-cell office:value-type="float" office:value="24.71538" calcext:value-type="float">
            <text:p>24.71538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4301" calcext:value-type="float">
            <text:p>0.002704301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1903" calcext:value-type="float">
            <text:p>0.8841903</text:p>
          </table:table-cell>
          <table:table-cell office:value-type="float" office:value="-0.1214761" calcext:value-type="float">
            <text:p>-0.1214761</text:p>
          </table:table-cell>
          <table:table-cell office:value-type="float" office:value="-0.01297397" calcext:value-type="float">
            <text:p>-0.01297397</text:p>
          </table:table-cell>
          <table:table-cell office:value-type="float" office:value="0.00000007710777" calcext:value-type="float">
            <text:p>7.710777E-08</text:p>
          </table:table-cell>
          <table:table-cell office:value-type="float" office:value="18.13312" calcext:value-type="float">
            <text:p>18.13312</text:p>
          </table:table-cell>
          <table:table-cell office:value-type="float" office:value="114.9579" calcext:value-type="float">
            <text:p>114.9579</text:p>
          </table:table-cell>
          <table:table-cell office:value-type="float" office:value="0.6606949" calcext:value-type="float">
            <text:p>0.6606949</text:p>
          </table:table-cell>
          <table:table-cell office:value-type="float" office:value="21.04404" calcext:value-type="float">
            <text:p>21.04404</text:p>
          </table:table-cell>
          <table:table-cell office:value-type="float" office:value="0.1242139" calcext:value-type="float">
            <text:p>0.1242139</text:p>
          </table:table-cell>
          <table:table-cell office:value-type="float" office:value="0.04624242" calcext:value-type="float">
            <text:p>0.04624242</text:p>
          </table:table-cell>
          <table:table-cell office:value-type="float" office:value="0.01637939" calcext:value-type="float">
            <text:p>0.01637939</text:p>
          </table:table-cell>
          <table:table-cell office:value-type="float" office:value="0.01094858" calcext:value-type="float">
            <text:p>0.01094858</text:p>
          </table:table-cell>
          <table:table-cell office:value-type="float" office:value="0.02784694" calcext:value-type="float">
            <text:p>0.02784694</text:p>
          </table:table-cell>
          <table:table-cell office:value-type="float" office:value="0.02318248" calcext:value-type="float">
            <text:p>0.02318248</text:p>
          </table:table-cell>
          <table:table-cell office:value-type="float" office:value="0.01830409" calcext:value-type="float">
            <text:p>0.01830409</text:p>
          </table:table-cell>
          <table:table-cell office:value-type="float" office:value="0.01695154" calcext:value-type="float">
            <text:p>0.01695154</text:p>
          </table:table-cell>
          <table:table-cell office:value-type="float" office:value="0.02091777" calcext:value-type="float">
            <text:p>0.02091777</text:p>
          </table:table-cell>
          <table:table-cell office:value-type="float" office:value="0.005989626" calcext:value-type="float">
            <text:p>0.005989626</text:p>
          </table:table-cell>
          <table:table-cell office:value-type="float" office:value="0.006498082" calcext:value-type="float">
            <text:p>0.006498082</text:p>
          </table:table-cell>
          <table:table-cell office:value-type="float" office:value="0" calcext:value-type="float">
            <text:p>0</text:p>
          </table:table-cell>
          <table:table-cell office:value-type="float" office:value="50.11843" calcext:value-type="float">
            <text:p>50.11843</text:p>
          </table:table-cell>
          <table:table-cell office:value-type="float" office:value="102.879" calcext:value-type="float">
            <text:p>102.879</text:p>
          </table:table-cell>
          <table:table-cell office:value-type="float" office:value="110.0856" calcext:value-type="float">
            <text:p>110.0856</text:p>
          </table:table-cell>
          <table:table-cell office:value-type="float" office:value="74.52814" calcext:value-type="float">
            <text:p>74.52814</text:p>
          </table:table-cell>
          <table:table-cell office:value-type="float" office:value="58.7431" calcext:value-type="float">
            <text:p>58.7431</text:p>
          </table:table-cell>
          <table:table-cell office:value-type="float" office:value="14.99203" calcext:value-type="float">
            <text:p>14.99203</text:p>
          </table:table-cell>
          <table:table-cell office:value-type="float" office:value="8.618715" calcext:value-type="float">
            <text:p>8.618715</text:p>
          </table:table-cell>
          <table:table-cell office:value-type="float" office:value="8.545818" calcext:value-type="float">
            <text:p>8.545818</text:p>
          </table:table-cell>
          <table:table-cell office:value-type="float" office:value="3.32755" calcext:value-type="float">
            <text:p>3.32755</text:p>
          </table:table-cell>
          <table:table-cell office:value-type="float" office:value="1.051183" calcext:value-type="float">
            <text:p>1.051183</text:p>
          </table:table-cell>
          <table:table-cell office:value-type="float" office:value="0.4279658" calcext:value-type="float">
            <text:p>0.4279658</text:p>
          </table:table-cell>
          <table:table-cell office:value-type="float" office:value="0.2270187" calcext:value-type="float">
            <text:p>0.2270187</text:p>
          </table:table-cell>
          <table:table-cell office:value-type="float" office:value="0.3309809" calcext:value-type="float">
            <text:p>0.3309809</text:p>
          </table:table-cell>
          <table:table-cell office:value-type="float" office:value="0.3493786" calcext:value-type="float">
            <text:p>0.3493786</text:p>
          </table:table-cell>
          <table:table-cell office:value-type="float" office:value="0" calcext:value-type="float">
            <text:p>0</text:p>
          </table:table-cell>
          <table:table-cell office:value-type="float" office:value="1149.585" calcext:value-type="float">
            <text:p>1149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8124" calcext:value-type="float">
            <text:p>13.98124</text:p>
          </table:table-cell>
          <table:table-cell office:value-type="float" office:value="0" calcext:value-type="float">
            <text:p>0</text:p>
          </table:table-cell>
          <table:table-cell office:value-type="float" office:value="-0.3382947" calcext:value-type="float">
            <text:p>-0.33829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20.39251" calcext:value-type="float">
            <text:p>20.39251</text:p>
          </table:table-cell>
          <table:table-cell office:value-type="float" office:value="1099.062" calcext:value-type="float">
            <text:p>1099.062</text:p>
          </table:table-cell>
          <table:table-cell office:value-type="float" office:value="11.37" calcext:value-type="float">
            <text:p>11.37</text:p>
          </table:table-cell>
          <table:table-cell office:value-type="float" office:value="-4.782882" calcext:value-type="float">
            <text:p>-4.782882</text:p>
          </table:table-cell>
          <table:table-cell office:value-type="float" office:value="2.088245" calcext:value-type="float">
            <text:p>2.088245</text:p>
          </table:table-cell>
          <table:table-cell office:value-type="float" office:value="24.69039" calcext:value-type="float">
            <text:p>24.69039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4569" calcext:value-type="float">
            <text:p>0.002704569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285" calcext:value-type="float">
            <text:p>0.884285</text:p>
          </table:table-cell>
          <table:table-cell office:value-type="float" office:value="-0.1239061" calcext:value-type="float">
            <text:p>-0.1239061</text:p>
          </table:table-cell>
          <table:table-cell office:value-type="float" office:value="-0.01357108" calcext:value-type="float">
            <text:p>-0.01357108</text:p>
          </table:table-cell>
          <table:table-cell office:value-type="float" office:value="0.00000008745194" calcext:value-type="float">
            <text:p>8.745194E-08</text:p>
          </table:table-cell>
          <table:table-cell office:value-type="float" office:value="18.08363" calcext:value-type="float">
            <text:p>18.08363</text:p>
          </table:table-cell>
          <table:table-cell office:value-type="float" office:value="109.0717" calcext:value-type="float">
            <text:p>109.0717</text:p>
          </table:table-cell>
          <table:table-cell office:value-type="float" office:value="0.4857211" calcext:value-type="float">
            <text:p>0.4857211</text:p>
          </table:table-cell>
          <table:table-cell office:value-type="float" office:value="17.62787" calcext:value-type="float">
            <text:p>17.62787</text:p>
          </table:table-cell>
          <table:table-cell office:value-type="float" office:value="0.09181254" calcext:value-type="float">
            <text:p>0.09181254</text:p>
          </table:table-cell>
          <table:table-cell office:value-type="float" office:value="0.04313381" calcext:value-type="float">
            <text:p>0.04313381</text:p>
          </table:table-cell>
          <table:table-cell office:value-type="float" office:value="0.01624352" calcext:value-type="float">
            <text:p>0.01624352</text:p>
          </table:table-cell>
          <table:table-cell office:value-type="float" office:value="0.01087829" calcext:value-type="float">
            <text:p>0.01087829</text:p>
          </table:table-cell>
          <table:table-cell office:value-type="float" office:value="0.02760235" calcext:value-type="float">
            <text:p>0.02760235</text:p>
          </table:table-cell>
          <table:table-cell office:value-type="float" office:value="0.02321486" calcext:value-type="float">
            <text:p>0.02321486</text:p>
          </table:table-cell>
          <table:table-cell office:value-type="float" office:value="0.01832327" calcext:value-type="float">
            <text:p>0.01832327</text:p>
          </table:table-cell>
          <table:table-cell office:value-type="float" office:value="0.01694359" calcext:value-type="float">
            <text:p>0.01694359</text:p>
          </table:table-cell>
          <table:table-cell office:value-type="float" office:value="0.02104289" calcext:value-type="float">
            <text:p>0.02104289</text:p>
          </table:table-cell>
          <table:table-cell office:value-type="float" office:value="0.00598865" calcext:value-type="float">
            <text:p>0.00598865</text:p>
          </table:table-cell>
          <table:table-cell office:value-type="float" office:value="0.006495732" calcext:value-type="float">
            <text:p>0.006495732</text:p>
          </table:table-cell>
          <table:table-cell office:value-type="float" office:value="0" calcext:value-type="float">
            <text:p>0</text:p>
          </table:table-cell>
          <table:table-cell office:value-type="float" office:value="43.58666" calcext:value-type="float">
            <text:p>43.58666</text:p>
          </table:table-cell>
          <table:table-cell office:value-type="float" office:value="106.8498" calcext:value-type="float">
            <text:p>106.8498</text:p>
          </table:table-cell>
          <table:table-cell office:value-type="float" office:value="113.6249" calcext:value-type="float">
            <text:p>113.6249</text:p>
          </table:table-cell>
          <table:table-cell office:value-type="float" office:value="73.09804" calcext:value-type="float">
            <text:p>73.09804</text:p>
          </table:table-cell>
          <table:table-cell office:value-type="float" office:value="56.56319" calcext:value-type="float">
            <text:p>56.56319</text:p>
          </table:table-cell>
          <table:table-cell office:value-type="float" office:value="14.36318" calcext:value-type="float">
            <text:p>14.36318</text:p>
          </table:table-cell>
          <table:table-cell office:value-type="float" office:value="8.014857" calcext:value-type="float">
            <text:p>8.014857</text:p>
          </table:table-cell>
          <table:table-cell office:value-type="float" office:value="8.448942" calcext:value-type="float">
            <text:p>8.448942</text:p>
          </table:table-cell>
          <table:table-cell office:value-type="float" office:value="3.351302" calcext:value-type="float">
            <text:p>3.351302</text:p>
          </table:table-cell>
          <table:table-cell office:value-type="float" office:value="1.061835" calcext:value-type="float">
            <text:p>1.061835</text:p>
          </table:table-cell>
          <table:table-cell office:value-type="float" office:value="0.4313763" calcext:value-type="float">
            <text:p>0.4313763</text:p>
          </table:table-cell>
          <table:table-cell office:value-type="float" office:value="0.2282188" calcext:value-type="float">
            <text:p>0.2282188</text:p>
          </table:table-cell>
          <table:table-cell office:value-type="float" office:value="0.3310191" calcext:value-type="float">
            <text:p>0.3310191</text:p>
          </table:table-cell>
          <table:table-cell office:value-type="float" office:value="0.3493818" calcext:value-type="float">
            <text:p>0.3493818</text:p>
          </table:table-cell>
          <table:table-cell office:value-type="float" office:value="0" calcext:value-type="float">
            <text:p>0</text:p>
          </table:table-cell>
          <table:table-cell office:value-type="float" office:value="1153.047" calcext:value-type="float">
            <text:p>1153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5176" calcext:value-type="float">
            <text:p>14.15176</text:p>
          </table:table-cell>
          <table:table-cell office:value-type="float" office:value="0" calcext:value-type="float">
            <text:p>0</text:p>
          </table:table-cell>
          <table:table-cell office:value-type="float" office:value="-0.3390319" calcext:value-type="float">
            <text:p>-0.33903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20.25695" calcext:value-type="float">
            <text:p>20.25695</text:p>
          </table:table-cell>
          <table:table-cell office:value-type="float" office:value="1099.031" calcext:value-type="float">
            <text:p>1099.031</text:p>
          </table:table-cell>
          <table:table-cell office:value-type="float" office:value="11.37" calcext:value-type="float">
            <text:p>11.37</text:p>
          </table:table-cell>
          <table:table-cell office:value-type="float" office:value="-5.299894" calcext:value-type="float">
            <text:p>-5.299894</text:p>
          </table:table-cell>
          <table:table-cell office:value-type="float" office:value="1.82595" calcext:value-type="float">
            <text:p>1.82595</text:p>
          </table:table-cell>
          <table:table-cell office:value-type="float" office:value="24.65119" calcext:value-type="float">
            <text:p>24.65119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4876" calcext:value-type="float">
            <text:p>0.002704876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3887" calcext:value-type="float">
            <text:p>0.8843887</text:p>
          </table:table-cell>
          <table:table-cell office:value-type="float" office:value="-0.1260709" calcext:value-type="float">
            <text:p>-0.1260709</text:p>
          </table:table-cell>
          <table:table-cell office:value-type="float" office:value="-0.01403262" calcext:value-type="float">
            <text:p>-0.01403262</text:p>
          </table:table-cell>
          <table:table-cell office:value-type="float" office:value="0.00000009981682" calcext:value-type="float">
            <text:p>9.981682E-08</text:p>
          </table:table-cell>
          <table:table-cell office:value-type="float" office:value="18.0239" calcext:value-type="float">
            <text:p>18.0239</text:p>
          </table:table-cell>
          <table:table-cell office:value-type="float" office:value="103.8898" calcext:value-type="float">
            <text:p>103.8898</text:p>
          </table:table-cell>
          <table:table-cell office:value-type="float" office:value="0.4214195" calcext:value-type="float">
            <text:p>0.4214195</text:p>
          </table:table-cell>
          <table:table-cell office:value-type="float" office:value="13.55605" calcext:value-type="float">
            <text:p>13.55605</text:p>
          </table:table-cell>
          <table:table-cell office:value-type="float" office:value="0.07444526" calcext:value-type="float">
            <text:p>0.07444526</text:p>
          </table:table-cell>
          <table:table-cell office:value-type="float" office:value="0.04234143" calcext:value-type="float">
            <text:p>0.04234143</text:p>
          </table:table-cell>
          <table:table-cell office:value-type="float" office:value="0.01602158" calcext:value-type="float">
            <text:p>0.01602158</text:p>
          </table:table-cell>
          <table:table-cell office:value-type="float" office:value="0.01086373" calcext:value-type="float">
            <text:p>0.01086373</text:p>
          </table:table-cell>
          <table:table-cell office:value-type="float" office:value="0.0272961" calcext:value-type="float">
            <text:p>0.0272961</text:p>
          </table:table-cell>
          <table:table-cell office:value-type="float" office:value="0.02324355" calcext:value-type="float">
            <text:p>0.02324355</text:p>
          </table:table-cell>
          <table:table-cell office:value-type="float" office:value="0.01834202" calcext:value-type="float">
            <text:p>0.01834202</text:p>
          </table:table-cell>
          <table:table-cell office:value-type="float" office:value="0.01693734" calcext:value-type="float">
            <text:p>0.01693734</text:p>
          </table:table-cell>
          <table:table-cell office:value-type="float" office:value="0.02117402" calcext:value-type="float">
            <text:p>0.02117402</text:p>
          </table:table-cell>
          <table:table-cell office:value-type="float" office:value="0.005987755" calcext:value-type="float">
            <text:p>0.005987755</text:p>
          </table:table-cell>
          <table:table-cell office:value-type="float" office:value="0.006493344" calcext:value-type="float">
            <text:p>0.006493344</text:p>
          </table:table-cell>
          <table:table-cell office:value-type="float" office:value="0" calcext:value-type="float">
            <text:p>0</text:p>
          </table:table-cell>
          <table:table-cell office:value-type="float" office:value="39.09743" calcext:value-type="float">
            <text:p>39.09743</text:p>
          </table:table-cell>
          <table:table-cell office:value-type="float" office:value="112.4341" calcext:value-type="float">
            <text:p>112.4341</text:p>
          </table:table-cell>
          <table:table-cell office:value-type="float" office:value="114.8344" calcext:value-type="float">
            <text:p>114.8344</text:p>
          </table:table-cell>
          <table:table-cell office:value-type="float" office:value="71.80774" calcext:value-type="float">
            <text:p>71.80774</text:p>
          </table:table-cell>
          <table:table-cell office:value-type="float" office:value="54.79207" calcext:value-type="float">
            <text:p>54.79207</text:p>
          </table:table-cell>
          <table:table-cell office:value-type="float" office:value="13.77211" calcext:value-type="float">
            <text:p>13.77211</text:p>
          </table:table-cell>
          <table:table-cell office:value-type="float" office:value="7.491532" calcext:value-type="float">
            <text:p>7.491532</text:p>
          </table:table-cell>
          <table:table-cell office:value-type="float" office:value="8.318584" calcext:value-type="float">
            <text:p>8.318584</text:p>
          </table:table-cell>
          <table:table-cell office:value-type="float" office:value="3.370625" calcext:value-type="float">
            <text:p>3.370625</text:p>
          </table:table-cell>
          <table:table-cell office:value-type="float" office:value="1.072141" calcext:value-type="float">
            <text:p>1.072141</text:p>
          </table:table-cell>
          <table:table-cell office:value-type="float" office:value="0.4348303" calcext:value-type="float">
            <text:p>0.4348303</text:p>
          </table:table-cell>
          <table:table-cell office:value-type="float" office:value="0.2294464" calcext:value-type="float">
            <text:p>0.2294464</text:p>
          </table:table-cell>
          <table:table-cell office:value-type="float" office:value="0.3310499" calcext:value-type="float">
            <text:p>0.3310499</text:p>
          </table:table-cell>
          <table:table-cell office:value-type="float" office:value="0.3493849" calcext:value-type="float">
            <text:p>0.3493849</text:p>
          </table:table-cell>
          <table:table-cell office:value-type="float" office:value="0" calcext:value-type="float">
            <text:p>0</text:p>
          </table:table-cell>
          <table:table-cell office:value-type="float" office:value="1219.491" calcext:value-type="float">
            <text:p>1219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1122" calcext:value-type="float">
            <text:p>14.31122</text:p>
          </table:table-cell>
          <table:table-cell office:value-type="float" office:value="0" calcext:value-type="float">
            <text:p>0</text:p>
          </table:table-cell>
          <table:table-cell office:value-type="float" office:value="-0.3395256" calcext:value-type="float">
            <text:p>-0.33952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0.10968" calcext:value-type="float">
            <text:p>20.10968</text:p>
          </table:table-cell>
          <table:table-cell office:value-type="float" office:value="1098.996" calcext:value-type="float">
            <text:p>1098.996</text:p>
          </table:table-cell>
          <table:table-cell office:value-type="float" office:value="11.37" calcext:value-type="float">
            <text:p>11.37</text:p>
          </table:table-cell>
          <table:table-cell office:value-type="float" office:value="-5.901079" calcext:value-type="float">
            <text:p>-5.901079</text:p>
          </table:table-cell>
          <table:table-cell office:value-type="float" office:value="1.500159" calcext:value-type="float">
            <text:p>1.500159</text:p>
          </table:table-cell>
          <table:table-cell office:value-type="float" office:value="24.58964" calcext:value-type="float">
            <text:p>24.58964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5198" calcext:value-type="float">
            <text:p>0.002705198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5039" calcext:value-type="float">
            <text:p>0.8845039</text:p>
          </table:table-cell>
          <table:table-cell office:value-type="float" office:value="-0.1284782" calcext:value-type="float">
            <text:p>-0.1284782</text:p>
          </table:table-cell>
          <table:table-cell office:value-type="float" office:value="-0.01441826" calcext:value-type="float">
            <text:p>-0.01441826</text:p>
          </table:table-cell>
          <table:table-cell office:value-type="float" office:value="0.0000001148159" calcext:value-type="float">
            <text:p>1.148159E-07</text:p>
          </table:table-cell>
          <table:table-cell office:value-type="float" office:value="17.95947" calcext:value-type="float">
            <text:p>17.95947</text:p>
          </table:table-cell>
          <table:table-cell office:value-type="float" office:value="93.45699" calcext:value-type="float">
            <text:p>93.45699</text:p>
          </table:table-cell>
          <table:table-cell office:value-type="float" office:value="0.8291093" calcext:value-type="float">
            <text:p>0.8291093</text:p>
          </table:table-cell>
          <table:table-cell office:value-type="float" office:value="8.89674" calcext:value-type="float">
            <text:p>8.89674</text:p>
          </table:table-cell>
          <table:table-cell office:value-type="float" office:value="0.06381159" calcext:value-type="float">
            <text:p>0.06381159</text:p>
          </table:table-cell>
          <table:table-cell office:value-type="float" office:value="0.04335473" calcext:value-type="float">
            <text:p>0.04335473</text:p>
          </table:table-cell>
          <table:table-cell office:value-type="float" office:value="0.01588272" calcext:value-type="float">
            <text:p>0.01588272</text:p>
          </table:table-cell>
          <table:table-cell office:value-type="float" office:value="0.01083297" calcext:value-type="float">
            <text:p>0.01083297</text:p>
          </table:table-cell>
          <table:table-cell office:value-type="float" office:value="0.02691607" calcext:value-type="float">
            <text:p>0.02691607</text:p>
          </table:table-cell>
          <table:table-cell office:value-type="float" office:value="0.02327268" calcext:value-type="float">
            <text:p>0.02327268</text:p>
          </table:table-cell>
          <table:table-cell office:value-type="float" office:value="0.01836097" calcext:value-type="float">
            <text:p>0.01836097</text:p>
          </table:table-cell>
          <table:table-cell office:value-type="float" office:value="0.01693268" calcext:value-type="float">
            <text:p>0.01693268</text:p>
          </table:table-cell>
          <table:table-cell office:value-type="float" office:value="0.02131133" calcext:value-type="float">
            <text:p>0.02131133</text:p>
          </table:table-cell>
          <table:table-cell office:value-type="float" office:value="0.005986947" calcext:value-type="float">
            <text:p>0.005986947</text:p>
          </table:table-cell>
          <table:table-cell office:value-type="float" office:value="0.006490937" calcext:value-type="float">
            <text:p>0.006490937</text:p>
          </table:table-cell>
          <table:table-cell office:value-type="float" office:value="0" calcext:value-type="float">
            <text:p>0</text:p>
          </table:table-cell>
          <table:table-cell office:value-type="float" office:value="34.46852" calcext:value-type="float">
            <text:p>34.46852</text:p>
          </table:table-cell>
          <table:table-cell office:value-type="float" office:value="118.5121" calcext:value-type="float">
            <text:p>118.5121</text:p>
          </table:table-cell>
          <table:table-cell office:value-type="float" office:value="116.3447" calcext:value-type="float">
            <text:p>116.3447</text:p>
          </table:table-cell>
          <table:table-cell office:value-type="float" office:value="70.30057" calcext:value-type="float">
            <text:p>70.30057</text:p>
          </table:table-cell>
          <table:table-cell office:value-type="float" office:value="52.51213" calcext:value-type="float">
            <text:p>52.51213</text:p>
          </table:table-cell>
          <table:table-cell office:value-type="float" office:value="13.10559" calcext:value-type="float">
            <text:p>13.10559</text:p>
          </table:table-cell>
          <table:table-cell office:value-type="float" office:value="6.967317" calcext:value-type="float">
            <text:p>6.967317</text:p>
          </table:table-cell>
          <table:table-cell office:value-type="float" office:value="8.143894" calcext:value-type="float">
            <text:p>8.143894</text:p>
          </table:table-cell>
          <table:table-cell office:value-type="float" office:value="3.383842" calcext:value-type="float">
            <text:p>3.383842</text:p>
          </table:table-cell>
          <table:table-cell office:value-type="float" office:value="1.081982" calcext:value-type="float">
            <text:p>1.081982</text:p>
          </table:table-cell>
          <table:table-cell office:value-type="float" office:value="0.4383113" calcext:value-type="float">
            <text:p>0.4383113</text:p>
          </table:table-cell>
          <table:table-cell office:value-type="float" office:value="0.2307008" calcext:value-type="float">
            <text:p>0.2307008</text:p>
          </table:table-cell>
          <table:table-cell office:value-type="float" office:value="0.3310765" calcext:value-type="float">
            <text:p>0.3310765</text:p>
          </table:table-cell>
          <table:table-cell office:value-type="float" office:value="0.3493887" calcext:value-type="float">
            <text:p>0.3493887</text:p>
          </table:table-cell>
          <table:table-cell office:value-type="float" office:value="0" calcext:value-type="float">
            <text:p>0</text:p>
          </table:table-cell>
          <table:table-cell office:value-type="float" office:value="1316.125" calcext:value-type="float">
            <text:p>1316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487" calcext:value-type="float">
            <text:p>14.48487</text:p>
          </table:table-cell>
          <table:table-cell office:value-type="float" office:value="0" calcext:value-type="float">
            <text:p>0</text:p>
          </table:table-cell>
          <table:table-cell office:value-type="float" office:value="-0.3402815" calcext:value-type="float">
            <text:p>-0.34028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19.98026" calcext:value-type="float">
            <text:p>19.98026</text:p>
          </table:table-cell>
          <table:table-cell office:value-type="float" office:value="1098.968" calcext:value-type="float">
            <text:p>1098.968</text:p>
          </table:table-cell>
          <table:table-cell office:value-type="float" office:value="11.37" calcext:value-type="float">
            <text:p>11.37</text:p>
          </table:table-cell>
          <table:table-cell office:value-type="float" office:value="-6.519366" calcext:value-type="float">
            <text:p>-6.519366</text:p>
          </table:table-cell>
          <table:table-cell office:value-type="float" office:value="1.12988" calcext:value-type="float">
            <text:p>1.12988</text:p>
          </table:table-cell>
          <table:table-cell office:value-type="float" office:value="24.51185" calcext:value-type="float">
            <text:p>24.51185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5556" calcext:value-type="float">
            <text:p>0.002705556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626" calcext:value-type="float">
            <text:p>0.884626</text:p>
          </table:table-cell>
          <table:table-cell office:value-type="float" office:value="-0.1320852" calcext:value-type="float">
            <text:p>-0.1320852</text:p>
          </table:table-cell>
          <table:table-cell office:value-type="float" office:value="-0.0145959" calcext:value-type="float">
            <text:p>-0.0145959</text:p>
          </table:table-cell>
          <table:table-cell office:value-type="float" office:value="0.0000001336918" calcext:value-type="float">
            <text:p>1.336918E-07</text:p>
          </table:table-cell>
          <table:table-cell office:value-type="float" office:value="17.91598" calcext:value-type="float">
            <text:p>17.91598</text:p>
          </table:table-cell>
          <table:table-cell office:value-type="float" office:value="76.10988" calcext:value-type="float">
            <text:p>76.10988</text:p>
          </table:table-cell>
          <table:table-cell office:value-type="float" office:value="0.3847121" calcext:value-type="float">
            <text:p>0.3847121</text:p>
          </table:table-cell>
          <table:table-cell office:value-type="float" office:value="5.422914" calcext:value-type="float">
            <text:p>5.422914</text:p>
          </table:table-cell>
          <table:table-cell office:value-type="float" office:value="0.05386977" calcext:value-type="float">
            <text:p>0.05386977</text:p>
          </table:table-cell>
          <table:table-cell office:value-type="float" office:value="0.04160019" calcext:value-type="float">
            <text:p>0.04160019</text:p>
          </table:table-cell>
          <table:table-cell office:value-type="float" office:value="0.01560093" calcext:value-type="float">
            <text:p>0.01560093</text:p>
          </table:table-cell>
          <table:table-cell office:value-type="float" office:value="0.01080583" calcext:value-type="float">
            <text:p>0.01080583</text:p>
          </table:table-cell>
          <table:table-cell office:value-type="float" office:value="0.02654514" calcext:value-type="float">
            <text:p>0.02654514</text:p>
          </table:table-cell>
          <table:table-cell office:value-type="float" office:value="0.02329904" calcext:value-type="float">
            <text:p>0.02329904</text:p>
          </table:table-cell>
          <table:table-cell office:value-type="float" office:value="0.01838016" calcext:value-type="float">
            <text:p>0.01838016</text:p>
          </table:table-cell>
          <table:table-cell office:value-type="float" office:value="0.01692958" calcext:value-type="float">
            <text:p>0.01692958</text:p>
          </table:table-cell>
          <table:table-cell office:value-type="float" office:value="0.02145491" calcext:value-type="float">
            <text:p>0.02145491</text:p>
          </table:table-cell>
          <table:table-cell office:value-type="float" office:value="0.005986299" calcext:value-type="float">
            <text:p>0.005986299</text:p>
          </table:table-cell>
          <table:table-cell office:value-type="float" office:value="0.006488488" calcext:value-type="float">
            <text:p>0.006488488</text:p>
          </table:table-cell>
          <table:table-cell office:value-type="float" office:value="0" calcext:value-type="float">
            <text:p>0</text:p>
          </table:table-cell>
          <table:table-cell office:value-type="float" office:value="40.91335" calcext:value-type="float">
            <text:p>40.91335</text:p>
          </table:table-cell>
          <table:table-cell office:value-type="float" office:value="112.9209" calcext:value-type="float">
            <text:p>112.9209</text:p>
          </table:table-cell>
          <table:table-cell office:value-type="float" office:value="121.196" calcext:value-type="float">
            <text:p>121.196</text:p>
          </table:table-cell>
          <table:table-cell office:value-type="float" office:value="71.83684" calcext:value-type="float">
            <text:p>71.83684</text:p>
          </table:table-cell>
          <table:table-cell office:value-type="float" office:value="51.18724" calcext:value-type="float">
            <text:p>51.18724</text:p>
          </table:table-cell>
          <table:table-cell office:value-type="float" office:value="12.4882" calcext:value-type="float">
            <text:p>12.4882</text:p>
          </table:table-cell>
          <table:table-cell office:value-type="float" office:value="6.461659" calcext:value-type="float">
            <text:p>6.461659</text:p>
          </table:table-cell>
          <table:table-cell office:value-type="float" office:value="7.929541" calcext:value-type="float">
            <text:p>7.929541</text:p>
          </table:table-cell>
          <table:table-cell office:value-type="float" office:value="3.39298" calcext:value-type="float">
            <text:p>3.39298</text:p>
          </table:table-cell>
          <table:table-cell office:value-type="float" office:value="1.091234" calcext:value-type="float">
            <text:p>1.091234</text:p>
          </table:table-cell>
          <table:table-cell office:value-type="float" office:value="0.4417972" calcext:value-type="float">
            <text:p>0.4417972</text:p>
          </table:table-cell>
          <table:table-cell office:value-type="float" office:value="0.2319771" calcext:value-type="float">
            <text:p>0.2319771</text:p>
          </table:table-cell>
          <table:table-cell office:value-type="float" office:value="0.3311008" calcext:value-type="float">
            <text:p>0.3311008</text:p>
          </table:table-cell>
          <table:table-cell office:value-type="float" office:value="0.3493943" calcext:value-type="float">
            <text:p>0.3493943</text:p>
          </table:table-cell>
          <table:table-cell office:value-type="float" office:value="0" calcext:value-type="float">
            <text:p>0</text:p>
          </table:table-cell>
          <table:table-cell office:value-type="float" office:value="1345.48" calcext:value-type="float">
            <text:p>134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3563" calcext:value-type="float">
            <text:p>14.63563</text:p>
          </table:table-cell>
          <table:table-cell office:value-type="float" office:value="0" calcext:value-type="float">
            <text:p>0</text:p>
          </table:table-cell>
          <table:table-cell office:value-type="float" office:value="-0.3408127" calcext:value-type="float">
            <text:p>-0.34081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19.84442" calcext:value-type="float">
            <text:p>19.84442</text:p>
          </table:table-cell>
          <table:table-cell office:value-type="float" office:value="1098.925" calcext:value-type="float">
            <text:p>1098.925</text:p>
          </table:table-cell>
          <table:table-cell office:value-type="float" office:value="11.37" calcext:value-type="float">
            <text:p>11.37</text:p>
          </table:table-cell>
          <table:table-cell office:value-type="float" office:value="-7.185018" calcext:value-type="float">
            <text:p>-7.185018</text:p>
          </table:table-cell>
          <table:table-cell office:value-type="float" office:value="1.010935" calcext:value-type="float">
            <text:p>1.010935</text:p>
          </table:table-cell>
          <table:table-cell office:value-type="float" office:value="24.14765" calcext:value-type="float">
            <text:p>24.14765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5932" calcext:value-type="float">
            <text:p>0.002705932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756" calcext:value-type="float">
            <text:p>0.884756</text:p>
          </table:table-cell>
          <table:table-cell office:value-type="float" office:value="-0.134102" calcext:value-type="float">
            <text:p>-0.134102</text:p>
          </table:table-cell>
          <table:table-cell office:value-type="float" office:value="-0.01482626" calcext:value-type="float">
            <text:p>-0.01482626</text:p>
          </table:table-cell>
          <table:table-cell office:value-type="float" office:value="0.0000001563105" calcext:value-type="float">
            <text:p>1.563105E-07</text:p>
          </table:table-cell>
          <table:table-cell office:value-type="float" office:value="17.84426" calcext:value-type="float">
            <text:p>17.84426</text:p>
          </table:table-cell>
          <table:table-cell office:value-type="float" office:value="72.93691" calcext:value-type="float">
            <text:p>72.93691</text:p>
          </table:table-cell>
          <table:table-cell office:value-type="float" office:value="0.3280874" calcext:value-type="float">
            <text:p>0.3280874</text:p>
          </table:table-cell>
          <table:table-cell office:value-type="float" office:value="3.7615" calcext:value-type="float">
            <text:p>3.7615</text:p>
          </table:table-cell>
          <table:table-cell office:value-type="float" office:value="0.04988018" calcext:value-type="float">
            <text:p>0.04988018</text:p>
          </table:table-cell>
          <table:table-cell office:value-type="float" office:value="0.0421479" calcext:value-type="float">
            <text:p>0.0421479</text:p>
          </table:table-cell>
          <table:table-cell office:value-type="float" office:value="0.01547683" calcext:value-type="float">
            <text:p>0.01547683</text:p>
          </table:table-cell>
          <table:table-cell office:value-type="float" office:value="0.01076254" calcext:value-type="float">
            <text:p>0.01076254</text:p>
          </table:table-cell>
          <table:table-cell office:value-type="float" office:value="0.02620292" calcext:value-type="float">
            <text:p>0.02620292</text:p>
          </table:table-cell>
          <table:table-cell office:value-type="float" office:value="0.02332434" calcext:value-type="float">
            <text:p>0.02332434</text:p>
          </table:table-cell>
          <table:table-cell office:value-type="float" office:value="0.01839871" calcext:value-type="float">
            <text:p>0.01839871</text:p>
          </table:table-cell>
          <table:table-cell office:value-type="float" office:value="0.01692797" calcext:value-type="float">
            <text:p>0.01692797</text:p>
          </table:table-cell>
          <table:table-cell office:value-type="float" office:value="0.0216049" calcext:value-type="float">
            <text:p>0.0216049</text:p>
          </table:table-cell>
          <table:table-cell office:value-type="float" office:value="0.005985767" calcext:value-type="float">
            <text:p>0.005985767</text:p>
          </table:table-cell>
          <table:table-cell office:value-type="float" office:value="0.00648602" calcext:value-type="float">
            <text:p>0.00648602</text:p>
          </table:table-cell>
          <table:table-cell office:value-type="float" office:value="0" calcext:value-type="float">
            <text:p>0</text:p>
          </table:table-cell>
          <table:table-cell office:value-type="float" office:value="38.36533" calcext:value-type="float">
            <text:p>38.36533</text:p>
          </table:table-cell>
          <table:table-cell office:value-type="float" office:value="116.4898" calcext:value-type="float">
            <text:p>116.4898</text:p>
          </table:table-cell>
          <table:table-cell office:value-type="float" office:value="118.3036" calcext:value-type="float">
            <text:p>118.3036</text:p>
          </table:table-cell>
          <table:table-cell office:value-type="float" office:value="70.36692" calcext:value-type="float">
            <text:p>70.36692</text:p>
          </table:table-cell>
          <table:table-cell office:value-type="float" office:value="49.39262" calcext:value-type="float">
            <text:p>49.39262</text:p>
          </table:table-cell>
          <table:table-cell office:value-type="float" office:value="11.8656" calcext:value-type="float">
            <text:p>11.8656</text:p>
          </table:table-cell>
          <table:table-cell office:value-type="float" office:value="5.980293" calcext:value-type="float">
            <text:p>5.980293</text:p>
          </table:table-cell>
          <table:table-cell office:value-type="float" office:value="7.692719" calcext:value-type="float">
            <text:p>7.692719</text:p>
          </table:table-cell>
          <table:table-cell office:value-type="float" office:value="3.39923" calcext:value-type="float">
            <text:p>3.39923</text:p>
          </table:table-cell>
          <table:table-cell office:value-type="float" office:value="1.099126" calcext:value-type="float">
            <text:p>1.099126</text:p>
          </table:table-cell>
          <table:table-cell office:value-type="float" office:value="0.4452546" calcext:value-type="float">
            <text:p>0.4452546</text:p>
          </table:table-cell>
          <table:table-cell office:value-type="float" office:value="0.2332758" calcext:value-type="float">
            <text:p>0.2332758</text:p>
          </table:table-cell>
          <table:table-cell office:value-type="float" office:value="0.3311209" calcext:value-type="float">
            <text:p>0.3311209</text:p>
          </table:table-cell>
          <table:table-cell office:value-type="float" office:value="0.3493999" calcext:value-type="float">
            <text:p>0.3493999</text:p>
          </table:table-cell>
          <table:table-cell office:value-type="float" office:value="0" calcext:value-type="float">
            <text:p>0</text:p>
          </table:table-cell>
          <table:table-cell office:value-type="float" office:value="1409.209" calcext:value-type="float">
            <text:p>1409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644" calcext:value-type="float">
            <text:p>14.80644</text:p>
          </table:table-cell>
          <table:table-cell office:value-type="float" office:value="0" calcext:value-type="float">
            <text:p>0</text:p>
          </table:table-cell>
          <table:table-cell office:value-type="float" office:value="-0.3410462" calcext:value-type="float">
            <text:p>-0.34104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19.70818" calcext:value-type="float">
            <text:p>19.70818</text:p>
          </table:table-cell>
          <table:table-cell office:value-type="float" office:value="1098.878" calcext:value-type="float">
            <text:p>1098.878</text:p>
          </table:table-cell>
          <table:table-cell office:value-type="float" office:value="11.37" calcext:value-type="float">
            <text:p>11.37</text:p>
          </table:table-cell>
          <table:table-cell office:value-type="float" office:value="-7.900319" calcext:value-type="float">
            <text:p>-7.900319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23.69771" calcext:value-type="float">
            <text:p>23.69771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06334" calcext:value-type="float">
            <text:p>0.002706334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8848945" calcext:value-type="float">
            <text:p>0.8848945</text:p>
          </table:table-cell>
          <table:table-cell office:value-type="float" office:value="-0.1358278" calcext:value-type="float">
            <text:p>-0.1358278</text:p>
          </table:table-cell>
          <table:table-cell office:value-type="float" office:value="-0.01502889" calcext:value-type="float">
            <text:p>-0.01502889</text:p>
          </table:table-cell>
          <table:table-cell office:value-type="float" office:value="0.0000001880665" calcext:value-type="float">
            <text:p>1.880665E-07</text:p>
          </table:table-cell>
          <table:table-cell office:value-type="float" office:value="17.75992" calcext:value-type="float">
            <text:p>17.75992</text:p>
          </table:table-cell>
          <table:table-cell office:value-type="float" office:value="70.1645" calcext:value-type="float">
            <text:p>70.1645</text:p>
          </table:table-cell>
          <table:table-cell office:value-type="float" office:value="0.2984551" calcext:value-type="float">
            <text:p>0.2984551</text:p>
          </table:table-cell>
          <table:table-cell office:value-type="float" office:value="2.672549" calcext:value-type="float">
            <text:p>2.672549</text:p>
          </table:table-cell>
          <table:table-cell office:value-type="float" office:value="0.04847166" calcext:value-type="float">
            <text:p>0.04847166</text:p>
          </table:table-cell>
          <table:table-cell office:value-type="float" office:value="0.04298162" calcext:value-type="float">
            <text:p>0.04298162</text:p>
          </table:table-cell>
          <table:table-cell office:value-type="float" office:value="0.01534123" calcext:value-type="float">
            <text:p>0.01534123</text:p>
          </table:table-cell>
          <table:table-cell office:value-type="float" office:value="0.01069494" calcext:value-type="float">
            <text:p>0.01069494</text:p>
          </table:table-cell>
          <table:table-cell office:value-type="float" office:value="0.02586871" calcext:value-type="float">
            <text:p>0.02586871</text:p>
          </table:table-cell>
          <table:table-cell office:value-type="float" office:value="0.02334721" calcext:value-type="float">
            <text:p>0.02334721</text:p>
          </table:table-cell>
          <table:table-cell office:value-type="float" office:value="0.01841727" calcext:value-type="float">
            <text:p>0.01841727</text:p>
          </table:table-cell>
          <table:table-cell office:value-type="float" office:value="0.01692777" calcext:value-type="float">
            <text:p>0.01692777</text:p>
          </table:table-cell>
          <table:table-cell office:value-type="float" office:value="0.0217615" calcext:value-type="float">
            <text:p>0.0217615</text:p>
          </table:table-cell>
          <table:table-cell office:value-type="float" office:value="0.005985289" calcext:value-type="float">
            <text:p>0.005985289</text:p>
          </table:table-cell>
          <table:table-cell office:value-type="float" office:value="0.00648353" calcext:value-type="float">
            <text:p>0.00648353</text:p>
          </table:table-cell>
          <table:table-cell office:value-type="float" office:value="0" calcext:value-type="float">
            <text:p>0</text:p>
          </table:table-cell>
          <table:table-cell office:value-type="float" office:value="37.33096" calcext:value-type="float">
            <text:p>37.33096</text:p>
          </table:table-cell>
          <table:table-cell office:value-type="float" office:value="119.4935" calcext:value-type="float">
            <text:p>119.4935</text:p>
          </table:table-cell>
          <table:table-cell office:value-type="float" office:value="114.9315" calcext:value-type="float">
            <text:p>114.9315</text:p>
          </table:table-cell>
          <table:table-cell office:value-type="float" office:value="68.45792" calcext:value-type="float">
            <text:p>68.45792</text:p>
          </table:table-cell>
          <table:table-cell office:value-type="float" office:value="47.16613" calcext:value-type="float">
            <text:p>47.16613</text:p>
          </table:table-cell>
          <table:table-cell office:value-type="float" office:value="11.19758" calcext:value-type="float">
            <text:p>11.19758</text:p>
          </table:table-cell>
          <table:table-cell office:value-type="float" office:value="5.499389" calcext:value-type="float">
            <text:p>5.499389</text:p>
          </table:table-cell>
          <table:table-cell office:value-type="float" office:value="7.424322" calcext:value-type="float">
            <text:p>7.424322</text:p>
          </table:table-cell>
          <table:table-cell office:value-type="float" office:value="3.404234" calcext:value-type="float">
            <text:p>3.404234</text:p>
          </table:table-cell>
          <table:table-cell office:value-type="float" office:value="1.106324" calcext:value-type="float">
            <text:p>1.106324</text:p>
          </table:table-cell>
          <table:table-cell office:value-type="float" office:value="0.4486432" calcext:value-type="float">
            <text:p>0.4486432</text:p>
          </table:table-cell>
          <table:table-cell office:value-type="float" office:value="0.2345964" calcext:value-type="float">
            <text:p>0.2345964</text:p>
          </table:table-cell>
          <table:table-cell office:value-type="float" office:value="0.3311342" calcext:value-type="float">
            <text:p>0.3311342</text:p>
          </table:table-cell>
          <table:table-cell office:value-type="float" office:value="0.3494056" calcext:value-type="float">
            <text:p>0.3494056</text:p>
          </table:table-cell>
          <table:table-cell office:value-type="float" office:value="0" calcext:value-type="float">
            <text:p>0</text:p>
          </table:table-cell>
          <table:table-cell office:value-type="float" office:value="1480.998" calcext:value-type="float">
            <text:p>1480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8163" calcext:value-type="float">
            <text:p>14.98163</text:p>
          </table:table-cell>
          <table:table-cell office:value-type="float" office:value="0" calcext:value-type="float">
            <text:p>0</text:p>
          </table:table-cell>
          <table:table-cell office:value-type="float" office:value="-0.3412068" calcext:value-type="float">
            <text:p>-0.34120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19.56416" calcext:value-type="float">
            <text:p>19.56416</text:p>
          </table:table-cell>
          <table:table-cell office:value-type="float" office:value="1098.826" calcext:value-type="float">
            <text:p>1098.826</text:p>
          </table:table-cell>
          <table:table-cell office:value-type="float" office:value="11.37" calcext:value-type="float">
            <text:p>11.37</text:p>
          </table:table-cell>
          <table:table-cell office:value-type="float" office:value="-8.689547" calcext:value-type="float">
            <text:p>-8.689547</text:p>
          </table:table-cell>
          <table:table-cell office:value-type="float" office:value="0.8648818" calcext:value-type="float">
            <text:p>0.8648818</text:p>
          </table:table-cell>
          <table:table-cell office:value-type="float" office:value="23.13689" calcext:value-type="float">
            <text:p>23.13689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3615" calcext:value-type="float">
            <text:p>0.00273615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908285" calcext:value-type="float">
            <text:p>0.908285</text:p>
          </table:table-cell>
          <table:table-cell office:value-type="float" office:value="-0.1373161" calcext:value-type="float">
            <text:p>-0.1373161</text:p>
          </table:table-cell>
          <table:table-cell office:value-type="float" office:value="-0.01520524" calcext:value-type="float">
            <text:p>-0.01520524</text:p>
          </table:table-cell>
          <table:table-cell office:value-type="float" office:value="0.0000002303589" calcext:value-type="float">
            <text:p>2.303589E-07</text:p>
          </table:table-cell>
          <table:table-cell office:value-type="float" office:value="17.65139" calcext:value-type="float">
            <text:p>17.65139</text:p>
          </table:table-cell>
          <table:table-cell office:value-type="float" office:value="67.70419" calcext:value-type="float">
            <text:p>67.70419</text:p>
          </table:table-cell>
          <table:table-cell office:value-type="float" office:value="0.2898637" calcext:value-type="float">
            <text:p>0.2898637</text:p>
          </table:table-cell>
          <table:table-cell office:value-type="float" office:value="1.950364" calcext:value-type="float">
            <text:p>1.950364</text:p>
          </table:table-cell>
          <table:table-cell office:value-type="float" office:value="0.04982586" calcext:value-type="float">
            <text:p>0.04982586</text:p>
          </table:table-cell>
          <table:table-cell office:value-type="float" office:value="0.04501458" calcext:value-type="float">
            <text:p>0.04501458</text:p>
          </table:table-cell>
          <table:table-cell office:value-type="float" office:value="0.01524367" calcext:value-type="float">
            <text:p>0.01524367</text:p>
          </table:table-cell>
          <table:table-cell office:value-type="float" office:value="0.01058624" calcext:value-type="float">
            <text:p>0.01058624</text:p>
          </table:table-cell>
          <table:table-cell office:value-type="float" office:value="0.0255646" calcext:value-type="float">
            <text:p>0.0255646</text:p>
          </table:table-cell>
          <table:table-cell office:value-type="float" office:value="0.02334558" calcext:value-type="float">
            <text:p>0.02334558</text:p>
          </table:table-cell>
          <table:table-cell office:value-type="float" office:value="0.01842442" calcext:value-type="float">
            <text:p>0.01842442</text:p>
          </table:table-cell>
          <table:table-cell office:value-type="float" office:value="0.01692431" calcext:value-type="float">
            <text:p>0.01692431</text:p>
          </table:table-cell>
          <table:table-cell office:value-type="float" office:value="0.02192277" calcext:value-type="float">
            <text:p>0.02192277</text:p>
          </table:table-cell>
          <table:table-cell office:value-type="float" office:value="0.005984758" calcext:value-type="float">
            <text:p>0.005984758</text:p>
          </table:table-cell>
          <table:table-cell office:value-type="float" office:value="0.006481001" calcext:value-type="float">
            <text:p>0.006481001</text:p>
          </table:table-cell>
          <table:table-cell office:value-type="float" office:value="0" calcext:value-type="float">
            <text:p>0</text:p>
          </table:table-cell>
          <table:table-cell office:value-type="float" office:value="37.35505" calcext:value-type="float">
            <text:p>37.35505</text:p>
          </table:table-cell>
          <table:table-cell office:value-type="float" office:value="120.3264" calcext:value-type="float">
            <text:p>120.3264</text:p>
          </table:table-cell>
          <table:table-cell office:value-type="float" office:value="111.9367" calcext:value-type="float">
            <text:p>111.9367</text:p>
          </table:table-cell>
          <table:table-cell office:value-type="float" office:value="66.4883" calcext:value-type="float">
            <text:p>66.4883</text:p>
          </table:table-cell>
          <table:table-cell office:value-type="float" office:value="44.64472" calcext:value-type="float">
            <text:p>44.64472</text:p>
          </table:table-cell>
          <table:table-cell office:value-type="float" office:value="10.47866" calcext:value-type="float">
            <text:p>10.47866</text:p>
          </table:table-cell>
          <table:table-cell office:value-type="float" office:value="4.970222" calcext:value-type="float">
            <text:p>4.970222</text:p>
          </table:table-cell>
          <table:table-cell office:value-type="float" office:value="7.105624" calcext:value-type="float">
            <text:p>7.105624</text:p>
          </table:table-cell>
          <table:table-cell office:value-type="float" office:value="3.39255" calcext:value-type="float">
            <text:p>3.39255</text:p>
          </table:table-cell>
          <table:table-cell office:value-type="float" office:value="1.109443" calcext:value-type="float">
            <text:p>1.109443</text:p>
          </table:table-cell>
          <table:table-cell office:value-type="float" office:value="0.451272" calcext:value-type="float">
            <text:p>0.451272</text:p>
          </table:table-cell>
          <table:table-cell office:value-type="float" office:value="0.235817" calcext:value-type="float">
            <text:p>0.235817</text:p>
          </table:table-cell>
          <table:table-cell office:value-type="float" office:value="0.3311364" calcext:value-type="float">
            <text:p>0.3311364</text:p>
          </table:table-cell>
          <table:table-cell office:value-type="float" office:value="0.3494112" calcext:value-type="float">
            <text:p>0.3494112</text:p>
          </table:table-cell>
          <table:table-cell office:value-type="float" office:value="0" calcext:value-type="float">
            <text:p>0</text:p>
          </table:table-cell>
          <table:table-cell office:value-type="float" office:value="1583.976" calcext:value-type="float">
            <text:p>1583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6949" calcext:value-type="float">
            <text:p>15.16949</text:p>
          </table:table-cell>
          <table:table-cell office:value-type="float" office:value="0" calcext:value-type="float">
            <text:p>0</text:p>
          </table:table-cell>
          <table:table-cell office:value-type="float" office:value="-0.3413269" calcext:value-type="float">
            <text:p>-0.34132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19.40418" calcext:value-type="float">
            <text:p>19.40418</text:p>
          </table:table-cell>
          <table:table-cell office:value-type="float" office:value="1098.767" calcext:value-type="float">
            <text:p>1098.767</text:p>
          </table:table-cell>
          <table:table-cell office:value-type="float" office:value="11.37" calcext:value-type="float">
            <text:p>11.37</text:p>
          </table:table-cell>
          <table:table-cell office:value-type="float" office:value="-9.559433" calcext:value-type="float">
            <text:p>-9.559433</text:p>
          </table:table-cell>
          <table:table-cell office:value-type="float" office:value="0.8208838" calcext:value-type="float">
            <text:p>0.8208838</text:p>
          </table:table-cell>
          <table:table-cell office:value-type="float" office:value="22.48537" calcext:value-type="float">
            <text:p>22.48537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789128" calcext:value-type="float">
            <text:p>0.002789128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9444057" calcext:value-type="float">
            <text:p>0.9444057</text:p>
          </table:table-cell>
          <table:table-cell office:value-type="float" office:value="-0.1385307" calcext:value-type="float">
            <text:p>-0.1385307</text:p>
          </table:table-cell>
          <table:table-cell office:value-type="float" office:value="-0.0153616" calcext:value-type="float">
            <text:p>-0.0153616</text:p>
          </table:table-cell>
          <table:table-cell office:value-type="float" office:value="0.0000002817574" calcext:value-type="float">
            <text:p>2.817574E-07</text:p>
          </table:table-cell>
          <table:table-cell office:value-type="float" office:value="17.49351" calcext:value-type="float">
            <text:p>17.49351</text:p>
          </table:table-cell>
          <table:table-cell office:value-type="float" office:value="65.65939" calcext:value-type="float">
            <text:p>65.65939</text:p>
          </table:table-cell>
          <table:table-cell office:value-type="float" office:value="0.3027065" calcext:value-type="float">
            <text:p>0.3027065</text:p>
          </table:table-cell>
          <table:table-cell office:value-type="float" office:value="1.467001" calcext:value-type="float">
            <text:p>1.467001</text:p>
          </table:table-cell>
          <table:table-cell office:value-type="float" office:value="0.05352841" calcext:value-type="float">
            <text:p>0.05352841</text:p>
          </table:table-cell>
          <table:table-cell office:value-type="float" office:value="0.04873355" calcext:value-type="float">
            <text:p>0.04873355</text:p>
          </table:table-cell>
          <table:table-cell office:value-type="float" office:value="0.01518796" calcext:value-type="float">
            <text:p>0.01518796</text:p>
          </table:table-cell>
          <table:table-cell office:value-type="float" office:value="0.01047253" calcext:value-type="float">
            <text:p>0.01047253</text:p>
          </table:table-cell>
          <table:table-cell office:value-type="float" office:value="0.0253167" calcext:value-type="float">
            <text:p>0.0253167</text:p>
          </table:table-cell>
          <table:table-cell office:value-type="float" office:value="0.02329906" calcext:value-type="float">
            <text:p>0.02329906</text:p>
          </table:table-cell>
          <table:table-cell office:value-type="float" office:value="0.01841327" calcext:value-type="float">
            <text:p>0.01841327</text:p>
          </table:table-cell>
          <table:table-cell office:value-type="float" office:value="0.01691417" calcext:value-type="float">
            <text:p>0.01691417</text:p>
          </table:table-cell>
          <table:table-cell office:value-type="float" office:value="0.02208805" calcext:value-type="float">
            <text:p>0.02208805</text:p>
          </table:table-cell>
          <table:table-cell office:value-type="float" office:value="0.005983063" calcext:value-type="float">
            <text:p>0.005983063</text:p>
          </table:table-cell>
          <table:table-cell office:value-type="float" office:value="0.006478452" calcext:value-type="float">
            <text:p>0.006478452</text:p>
          </table:table-cell>
          <table:table-cell office:value-type="float" office:value="0" calcext:value-type="float">
            <text:p>0</text:p>
          </table:table-cell>
          <table:table-cell office:value-type="float" office:value="37.96642" calcext:value-type="float">
            <text:p>37.96642</text:p>
          </table:table-cell>
          <table:table-cell office:value-type="float" office:value="118.4299" calcext:value-type="float">
            <text:p>118.4299</text:p>
          </table:table-cell>
          <table:table-cell office:value-type="float" office:value="109.8556" calcext:value-type="float">
            <text:p>109.8556</text:p>
          </table:table-cell>
          <table:table-cell office:value-type="float" office:value="64.35867" calcext:value-type="float">
            <text:p>64.35867</text:p>
          </table:table-cell>
          <table:table-cell office:value-type="float" office:value="42.15567" calcext:value-type="float">
            <text:p>42.15567</text:p>
          </table:table-cell>
          <table:table-cell office:value-type="float" office:value="9.696936" calcext:value-type="float">
            <text:p>9.696936</text:p>
          </table:table-cell>
          <table:table-cell office:value-type="float" office:value="4.428973" calcext:value-type="float">
            <text:p>4.428973</text:p>
          </table:table-cell>
          <table:table-cell office:value-type="float" office:value="6.775069" calcext:value-type="float">
            <text:p>6.775069</text:p>
          </table:table-cell>
          <table:table-cell office:value-type="float" office:value="3.36656" calcext:value-type="float">
            <text:p>3.36656</text:p>
          </table:table-cell>
          <table:table-cell office:value-type="float" office:value="1.106669" calcext:value-type="float">
            <text:p>1.106669</text:p>
          </table:table-cell>
          <table:table-cell office:value-type="float" office:value="0.452319" calcext:value-type="float">
            <text:p>0.452319</text:p>
          </table:table-cell>
          <table:table-cell office:value-type="float" office:value="0.2368061" calcext:value-type="float">
            <text:p>0.2368061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0.3494168" calcext:value-type="float">
            <text:p>0.3494168</text:p>
          </table:table-cell>
          <table:table-cell office:value-type="float" office:value="0" calcext:value-type="float">
            <text:p>0</text:p>
          </table:table-cell>
          <table:table-cell office:value-type="float" office:value="1740.732" calcext:value-type="float">
            <text:p>1740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93" calcext:value-type="float">
            <text:p>15.3793</text:p>
          </table:table-cell>
          <table:table-cell office:value-type="float" office:value="0" calcext:value-type="float">
            <text:p>0</text:p>
          </table:table-cell>
          <table:table-cell office:value-type="float" office:value="-0.3414223" calcext:value-type="float">
            <text:p>-0.34142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19.21608" calcext:value-type="float">
            <text:p>19.21608</text:p>
          </table:table-cell>
          <table:table-cell office:value-type="float" office:value="1098.717" calcext:value-type="float">
            <text:p>1098.717</text:p>
          </table:table-cell>
          <table:table-cell office:value-type="float" office:value="11.37" calcext:value-type="float">
            <text:p>11.37</text:p>
          </table:table-cell>
          <table:table-cell office:value-type="float" office:value="-10.36491" calcext:value-type="float">
            <text:p>-10.36491</text:p>
          </table:table-cell>
          <table:table-cell office:value-type="float" office:value="0.7603089" calcext:value-type="float">
            <text:p>0.7603089</text:p>
          </table:table-cell>
          <table:table-cell office:value-type="float" office:value="21.95482" calcext:value-type="float">
            <text:p>21.95482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826756" calcext:value-type="float">
            <text:p>0.002826756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9572546" calcext:value-type="float">
            <text:p>0.9572546</text:p>
          </table:table-cell>
          <table:table-cell office:value-type="float" office:value="-0.1436469" calcext:value-type="float">
            <text:p>-0.1436469</text:p>
          </table:table-cell>
          <table:table-cell office:value-type="float" office:value="-0.0258917" calcext:value-type="float">
            <text:p>-0.0258917</text:p>
          </table:table-cell>
          <table:table-cell office:value-type="float" office:value="0.0000003368494" calcext:value-type="float">
            <text:p>3.368494E-07</text:p>
          </table:table-cell>
          <table:table-cell office:value-type="float" office:value="17.26351" calcext:value-type="float">
            <text:p>17.26351</text:p>
          </table:table-cell>
          <table:table-cell office:value-type="float" office:value="48.56675" calcext:value-type="float">
            <text:p>48.56675</text:p>
          </table:table-cell>
          <table:table-cell office:value-type="float" office:value="3.620084" calcext:value-type="float">
            <text:p>3.620084</text:p>
          </table:table-cell>
          <table:table-cell office:value-type="float" office:value="1.122772" calcext:value-type="float">
            <text:p>1.122772</text:p>
          </table:table-cell>
          <table:table-cell office:value-type="float" office:value="0.0540973" calcext:value-type="float">
            <text:p>0.0540973</text:p>
          </table:table-cell>
          <table:table-cell office:value-type="float" office:value="0.05030882" calcext:value-type="float">
            <text:p>0.05030882</text:p>
          </table:table-cell>
          <table:table-cell office:value-type="float" office:value="0.01509389" calcext:value-type="float">
            <text:p>0.01509389</text:p>
          </table:table-cell>
          <table:table-cell office:value-type="float" office:value="0.01135719" calcext:value-type="float">
            <text:p>0.01135719</text:p>
          </table:table-cell>
          <table:table-cell office:value-type="float" office:value="0.02537942" calcext:value-type="float">
            <text:p>0.02537942</text:p>
          </table:table-cell>
          <table:table-cell office:value-type="float" office:value="0.02326398" calcext:value-type="float">
            <text:p>0.02326398</text:p>
          </table:table-cell>
          <table:table-cell office:value-type="float" office:value="0.01841083" calcext:value-type="float">
            <text:p>0.01841083</text:p>
          </table:table-cell>
          <table:table-cell office:value-type="float" office:value="0.01690855" calcext:value-type="float">
            <text:p>0.01690855</text:p>
          </table:table-cell>
          <table:table-cell office:value-type="float" office:value="0.0222648" calcext:value-type="float">
            <text:p>0.0222648</text:p>
          </table:table-cell>
          <table:table-cell office:value-type="float" office:value="0.005974717" calcext:value-type="float">
            <text:p>0.005974717</text:p>
          </table:table-cell>
          <table:table-cell office:value-type="float" office:value="0.006475877" calcext:value-type="float">
            <text:p>0.006475877</text:p>
          </table:table-cell>
          <table:table-cell office:value-type="float" office:value="0" calcext:value-type="float">
            <text:p>0</text:p>
          </table:table-cell>
          <table:table-cell office:value-type="float" office:value="41.30026" calcext:value-type="float">
            <text:p>41.30026</text:p>
          </table:table-cell>
          <table:table-cell office:value-type="float" office:value="116.1982" calcext:value-type="float">
            <text:p>116.1982</text:p>
          </table:table-cell>
          <table:table-cell office:value-type="float" office:value="110.334" calcext:value-type="float">
            <text:p>110.334</text:p>
          </table:table-cell>
          <table:table-cell office:value-type="float" office:value="61.6772" calcext:value-type="float">
            <text:p>61.6772</text:p>
          </table:table-cell>
          <table:table-cell office:value-type="float" office:value="40.03495" calcext:value-type="float">
            <text:p>40.03495</text:p>
          </table:table-cell>
          <table:table-cell office:value-type="float" office:value="8.918207" calcext:value-type="float">
            <text:p>8.918207</text:p>
          </table:table-cell>
          <table:table-cell office:value-type="float" office:value="3.726816" calcext:value-type="float">
            <text:p>3.726816</text:p>
          </table:table-cell>
          <table:table-cell office:value-type="float" office:value="6.548171" calcext:value-type="float">
            <text:p>6.548171</text:p>
          </table:table-cell>
          <table:table-cell office:value-type="float" office:value="3.364777" calcext:value-type="float">
            <text:p>3.364777</text:p>
          </table:table-cell>
          <table:table-cell office:value-type="float" office:value="1.107805" calcext:value-type="float">
            <text:p>1.107805</text:p>
          </table:table-cell>
          <table:table-cell office:value-type="float" office:value="0.4534226" calcext:value-type="float">
            <text:p>0.4534226</text:p>
          </table:table-cell>
          <table:table-cell office:value-type="float" office:value="0.2378142" calcext:value-type="float">
            <text:p>0.2378142</text:p>
          </table:table-cell>
          <table:table-cell office:value-type="float" office:value="0.3292609" calcext:value-type="float">
            <text:p>0.3292609</text:p>
          </table:table-cell>
          <table:table-cell office:value-type="float" office:value="0.3494225" calcext:value-type="float">
            <text:p>0.3494225</text:p>
          </table:table-cell>
          <table:table-cell office:value-type="float" office:value="0" calcext:value-type="float">
            <text:p>0</text:p>
          </table:table-cell>
          <table:table-cell office:value-type="float" office:value="417.5825" calcext:value-type="float">
            <text:p>417.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83" calcext:value-type="float">
            <text:p>15.6083</text:p>
          </table:table-cell>
          <table:table-cell office:value-type="float" office:value="0" calcext:value-type="float">
            <text:p>0</text:p>
          </table:table-cell>
          <table:table-cell office:value-type="float" office:value="-0.3937518" calcext:value-type="float">
            <text:p>-0.39375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19.08284" calcext:value-type="float">
            <text:p>19.08284</text:p>
          </table:table-cell>
          <table:table-cell office:value-type="float" office:value="1098.683" calcext:value-type="float">
            <text:p>1098.683</text:p>
          </table:table-cell>
          <table:table-cell office:value-type="float" office:value="11.37" calcext:value-type="float">
            <text:p>11.37</text:p>
          </table:table-cell>
          <table:table-cell office:value-type="float" office:value="-11.06952" calcext:value-type="float">
            <text:p>-11.06952</text:p>
          </table:table-cell>
          <table:table-cell office:value-type="float" office:value="0.5355481" calcext:value-type="float">
            <text:p>0.5355481</text:p>
          </table:table-cell>
          <table:table-cell office:value-type="float" office:value="21.55056" calcext:value-type="float">
            <text:p>21.55056</text:p>
          </table:table-cell>
          <table:table-cell office:value-type="float" office:value="0.01262532" calcext:value-type="float">
            <text:p>0.01262532</text:p>
          </table:table-cell>
          <table:table-cell office:value-type="float" office:value="0.002830936" calcext:value-type="float">
            <text:p>0.002830936</text:p>
          </table:table-cell>
          <table:table-cell office:value-type="float" office:value="0.01265062" calcext:value-type="float">
            <text:p>0.01265062</text:p>
          </table:table-cell>
          <table:table-cell office:value-type="float" office:value="0.9572874" calcext:value-type="float">
            <text:p>0.9572874</text:p>
          </table:table-cell>
          <table:table-cell office:value-type="float" office:value="-0.1640893" calcext:value-type="float">
            <text:p>-0.1640893</text:p>
          </table:table-cell>
          <table:table-cell office:value-type="float" office:value="-0.02591089" calcext:value-type="float">
            <text:p>-0.02591089</text:p>
          </table:table-cell>
          <table:table-cell office:value-type="float" office:value="0.0000004075735" calcext:value-type="float">
            <text:p>4.075735E-07</text:p>
          </table:table-cell>
          <table:table-cell office:value-type="float" office:value="17.23001" calcext:value-type="float">
            <text:p>17.23001</text:p>
          </table:table-cell>
          <table:table-cell office:value-type="float" office:value="36.18048" calcext:value-type="float">
            <text:p>36.18048</text:p>
          </table:table-cell>
          <table:table-cell office:value-type="float" office:value="1.511163" calcext:value-type="float">
            <text:p>1.511163</text:p>
          </table:table-cell>
          <table:table-cell office:value-type="float" office:value="0.8385383" calcext:value-type="float">
            <text:p>0.8385383</text:p>
          </table:table-cell>
          <table:table-cell office:value-type="float" office:value="0.04999223" calcext:value-type="float">
            <text:p>0.04999223</text:p>
          </table:table-cell>
          <table:table-cell office:value-type="float" office:value="0.0474033" calcext:value-type="float">
            <text:p>0.0474033</text:p>
          </table:table-cell>
          <table:table-cell office:value-type="float" office:value="0.01488408" calcext:value-type="float">
            <text:p>0.01488408</text:p>
          </table:table-cell>
          <table:table-cell office:value-type="float" office:value="0.01085397" calcext:value-type="float">
            <text:p>0.01085397</text:p>
          </table:table-cell>
          <table:table-cell office:value-type="float" office:value="0.02557629" calcext:value-type="float">
            <text:p>0.02557629</text:p>
          </table:table-cell>
          <table:table-cell office:value-type="float" office:value="0.02320731" calcext:value-type="float">
            <text:p>0.02320731</text:p>
          </table:table-cell>
          <table:table-cell office:value-type="float" office:value="0.01841483" calcext:value-type="float">
            <text:p>0.01841483</text:p>
          </table:table-cell>
          <table:table-cell office:value-type="float" office:value="0.01690814" calcext:value-type="float">
            <text:p>0.01690814</text:p>
          </table:table-cell>
          <table:table-cell office:value-type="float" office:value="0.02245402" calcext:value-type="float">
            <text:p>0.02245402</text:p>
          </table:table-cell>
          <table:table-cell office:value-type="float" office:value="0.00597372" calcext:value-type="float">
            <text:p>0.00597372</text:p>
          </table:table-cell>
          <table:table-cell office:value-type="float" office:value="0.006473264" calcext:value-type="float">
            <text:p>0.006473264</text:p>
          </table:table-cell>
          <table:table-cell office:value-type="float" office:value="0" calcext:value-type="float">
            <text:p>0</text:p>
          </table:table-cell>
          <table:table-cell office:value-type="float" office:value="97.51791" calcext:value-type="float">
            <text:p>97.51791</text:p>
          </table:table-cell>
          <table:table-cell office:value-type="float" office:value="96.51664" calcext:value-type="float">
            <text:p>96.51664</text:p>
          </table:table-cell>
          <table:table-cell office:value-type="float" office:value="113.7343" calcext:value-type="float">
            <text:p>113.7343</text:p>
          </table:table-cell>
          <table:table-cell office:value-type="float" office:value="60.31992" calcext:value-type="float">
            <text:p>60.31992</text:p>
          </table:table-cell>
          <table:table-cell office:value-type="float" office:value="37.87663" calcext:value-type="float">
            <text:p>37.87663</text:p>
          </table:table-cell>
          <table:table-cell office:value-type="float" office:value="8.187998" calcext:value-type="float">
            <text:p>8.187998</text:p>
          </table:table-cell>
          <table:table-cell office:value-type="float" office:value="3.010624" calcext:value-type="float">
            <text:p>3.010624</text:p>
          </table:table-cell>
          <table:table-cell office:value-type="float" office:value="6.400583" calcext:value-type="float">
            <text:p>6.400583</text:p>
          </table:table-cell>
          <table:table-cell office:value-type="float" office:value="3.376588" calcext:value-type="float">
            <text:p>3.376588</text:p>
          </table:table-cell>
          <table:table-cell office:value-type="float" office:value="1.111895" calcext:value-type="float">
            <text:p>1.111895</text:p>
          </table:table-cell>
          <table:table-cell office:value-type="float" office:value="0.4551676" calcext:value-type="float">
            <text:p>0.4551676</text:p>
          </table:table-cell>
          <table:table-cell office:value-type="float" office:value="0.2389402" calcext:value-type="float">
            <text:p>0.2389402</text:p>
          </table:table-cell>
          <table:table-cell office:value-type="float" office:value="0.3294144" calcext:value-type="float">
            <text:p>0.3294144</text:p>
          </table:table-cell>
          <table:table-cell office:value-type="float" office:value="0.3494281" calcext:value-type="float">
            <text:p>0.3494281</text:p>
          </table:table-cell>
          <table:table-cell office:value-type="float" office:value="0" calcext:value-type="float">
            <text:p>0</text:p>
          </table:table-cell>
          <table:table-cell office:value-type="float" office:value="522.0079" calcext:value-type="float">
            <text:p>522.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6512" calcext:value-type="float">
            <text:p>15.76512</text:p>
          </table:table-cell>
          <table:table-cell office:value-type="float" office:value="0" calcext:value-type="float">
            <text:p>0</text:p>
          </table:table-cell>
          <table:table-cell office:value-type="float" office:value="-0.4616773" calcext:value-type="float">
            <text:p>-0.46167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18.95529" calcext:value-type="float">
            <text:p>18.95529</text:p>
          </table:table-cell>
          <table:table-cell office:value-type="float" office:value="1098.616" calcext:value-type="float">
            <text:p>1098.616</text:p>
          </table:table-cell>
          <table:table-cell office:value-type="float" office:value="11.37" calcext:value-type="float">
            <text:p>11.37</text:p>
          </table:table-cell>
          <table:table-cell office:value-type="float" office:value="-11.95287" calcext:value-type="float">
            <text:p>-11.95287</text:p>
          </table:table-cell>
          <table:table-cell office:value-type="float" office:value="0.4076546" calcext:value-type="float">
            <text:p>0.4076546</text:p>
          </table:table-cell>
          <table:table-cell office:value-type="float" office:value="20.95847" calcext:value-type="float">
            <text:p>20.95847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37632" calcext:value-type="float">
            <text:p>0.002837632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59875" calcext:value-type="float">
            <text:p>0.959875</text:p>
          </table:table-cell>
          <table:table-cell office:value-type="float" office:value="-0.1650304" calcext:value-type="float">
            <text:p>-0.1650304</text:p>
          </table:table-cell>
          <table:table-cell office:value-type="float" office:value="-0.02592663" calcext:value-type="float">
            <text:p>-0.02592663</text:p>
          </table:table-cell>
          <table:table-cell office:value-type="float" office:value="0.0000004992035" calcext:value-type="float">
            <text:p>4.992035E-07</text:p>
          </table:table-cell>
          <table:table-cell office:value-type="float" office:value="17.17064" calcext:value-type="float">
            <text:p>17.17064</text:p>
          </table:table-cell>
          <table:table-cell office:value-type="float" office:value="25.3946" calcext:value-type="float">
            <text:p>25.3946</text:p>
          </table:table-cell>
          <table:table-cell office:value-type="float" office:value="1.31172" calcext:value-type="float">
            <text:p>1.31172</text:p>
          </table:table-cell>
          <table:table-cell office:value-type="float" office:value="0.642642" calcext:value-type="float">
            <text:p>0.642642</text:p>
          </table:table-cell>
          <table:table-cell office:value-type="float" office:value="0.05064093" calcext:value-type="float">
            <text:p>0.05064093</text:p>
          </table:table-cell>
          <table:table-cell office:value-type="float" office:value="0.04718864" calcext:value-type="float">
            <text:p>0.04718864</text:p>
          </table:table-cell>
          <table:table-cell office:value-type="float" office:value="0.01472698" calcext:value-type="float">
            <text:p>0.01472698</text:p>
          </table:table-cell>
          <table:table-cell office:value-type="float" office:value="0.01149872" calcext:value-type="float">
            <text:p>0.01149872</text:p>
          </table:table-cell>
          <table:table-cell office:value-type="float" office:value="0.02562252" calcext:value-type="float">
            <text:p>0.02562252</text:p>
          </table:table-cell>
          <table:table-cell office:value-type="float" office:value="0.02311438" calcext:value-type="float">
            <text:p>0.02311438</text:p>
          </table:table-cell>
          <table:table-cell office:value-type="float" office:value="0.01841964" calcext:value-type="float">
            <text:p>0.01841964</text:p>
          </table:table-cell>
          <table:table-cell office:value-type="float" office:value="0.0169092" calcext:value-type="float">
            <text:p>0.0169092</text:p>
          </table:table-cell>
          <table:table-cell office:value-type="float" office:value="0.02265332" calcext:value-type="float">
            <text:p>0.02265332</text:p>
          </table:table-cell>
          <table:table-cell office:value-type="float" office:value="0.005968228" calcext:value-type="float">
            <text:p>0.005968228</text:p>
          </table:table-cell>
          <table:table-cell office:value-type="float" office:value="0.006470205" calcext:value-type="float">
            <text:p>0.006470205</text:p>
          </table:table-cell>
          <table:table-cell office:value-type="float" office:value="0" calcext:value-type="float">
            <text:p>0</text:p>
          </table:table-cell>
          <table:table-cell office:value-type="float" office:value="40.65358" calcext:value-type="float">
            <text:p>40.65358</text:p>
          </table:table-cell>
          <table:table-cell office:value-type="float" office:value="103.7427" calcext:value-type="float">
            <text:p>103.7427</text:p>
          </table:table-cell>
          <table:table-cell office:value-type="float" office:value="112.9702" calcext:value-type="float">
            <text:p>112.9702</text:p>
          </table:table-cell>
          <table:table-cell office:value-type="float" office:value="60.44598" calcext:value-type="float">
            <text:p>60.44598</text:p>
          </table:table-cell>
          <table:table-cell office:value-type="float" office:value="35.78321" calcext:value-type="float">
            <text:p>35.78321</text:p>
          </table:table-cell>
          <table:table-cell office:value-type="float" office:value="7.462028" calcext:value-type="float">
            <text:p>7.462028</text:p>
          </table:table-cell>
          <table:table-cell office:value-type="float" office:value="2.483726" calcext:value-type="float">
            <text:p>2.483726</text:p>
          </table:table-cell>
          <table:table-cell office:value-type="float" office:value="6.222421" calcext:value-type="float">
            <text:p>6.222421</text:p>
          </table:table-cell>
          <table:table-cell office:value-type="float" office:value="3.376245" calcext:value-type="float">
            <text:p>3.376245</text:p>
          </table:table-cell>
          <table:table-cell office:value-type="float" office:value="1.116178" calcext:value-type="float">
            <text:p>1.116178</text:p>
          </table:table-cell>
          <table:table-cell office:value-type="float" office:value="0.4569361" calcext:value-type="float">
            <text:p>0.4569361</text:p>
          </table:table-cell>
          <table:table-cell office:value-type="float" office:value="0.2400928" calcext:value-type="float">
            <text:p>0.2400928</text:p>
          </table:table-cell>
          <table:table-cell office:value-type="float" office:value="0.3284253" calcext:value-type="float">
            <text:p>0.3284253</text:p>
          </table:table-cell>
          <table:table-cell office:value-type="float" office:value="0.3494319" calcext:value-type="float">
            <text:p>0.3494319</text:p>
          </table:table-cell>
          <table:table-cell office:value-type="float" office:value="0" calcext:value-type="float">
            <text:p>0</text:p>
          </table:table-cell>
          <table:table-cell office:value-type="float" office:value="181.3879" calcext:value-type="float">
            <text:p>181.3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261" calcext:value-type="float">
            <text:p>15.9261</text:p>
          </table:table-cell>
          <table:table-cell office:value-type="float" office:value="0" calcext:value-type="float">
            <text:p>0</text:p>
          </table:table-cell>
          <table:table-cell office:value-type="float" office:value="-0.4617807" calcext:value-type="float">
            <text:p>-0.46178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18.82764" calcext:value-type="float">
            <text:p>18.82764</text:p>
          </table:table-cell>
          <table:table-cell office:value-type="float" office:value="1098.578" calcext:value-type="float">
            <text:p>1098.578</text:p>
          </table:table-cell>
          <table:table-cell office:value-type="float" office:value="11.37" calcext:value-type="float">
            <text:p>11.37</text:p>
          </table:table-cell>
          <table:table-cell office:value-type="float" office:value="-12.71728" calcext:value-type="float">
            <text:p>-12.71728</text:p>
          </table:table-cell>
          <table:table-cell office:value-type="float" office:value="0.284658" calcext:value-type="float">
            <text:p>0.284658</text:p>
          </table:table-cell>
          <table:table-cell office:value-type="float" office:value="20.41554" calcext:value-type="float">
            <text:p>20.41554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51561" calcext:value-type="float">
            <text:p>0.002851561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3189" calcext:value-type="float">
            <text:p>0.9603189</text:p>
          </table:table-cell>
          <table:table-cell office:value-type="float" office:value="-0.1777569" calcext:value-type="float">
            <text:p>-0.1777569</text:p>
          </table:table-cell>
          <table:table-cell office:value-type="float" office:value="-0.02592964" calcext:value-type="float">
            <text:p>-0.02592964</text:p>
          </table:table-cell>
          <table:table-cell office:value-type="float" office:value="0.0000006056182" calcext:value-type="float">
            <text:p>6.056182E-07</text:p>
          </table:table-cell>
          <table:table-cell office:value-type="float" office:value="17.12463" calcext:value-type="float">
            <text:p>17.12463</text:p>
          </table:table-cell>
          <table:table-cell office:value-type="float" office:value="16.14481" calcext:value-type="float">
            <text:p>16.14481</text:p>
          </table:table-cell>
          <table:table-cell office:value-type="float" office:value="0.7767498" calcext:value-type="float">
            <text:p>0.7767498</text:p>
          </table:table-cell>
          <table:table-cell office:value-type="float" office:value="0.4883688" calcext:value-type="float">
            <text:p>0.4883688</text:p>
          </table:table-cell>
          <table:table-cell office:value-type="float" office:value="0.04691769" calcext:value-type="float">
            <text:p>0.04691769</text:p>
          </table:table-cell>
          <table:table-cell office:value-type="float" office:value="0.04526507" calcext:value-type="float">
            <text:p>0.04526507</text:p>
          </table:table-cell>
          <table:table-cell office:value-type="float" office:value="0.01453027" calcext:value-type="float">
            <text:p>0.01453027</text:p>
          </table:table-cell>
          <table:table-cell office:value-type="float" office:value="0.01068315" calcext:value-type="float">
            <text:p>0.01068315</text:p>
          </table:table-cell>
          <table:table-cell office:value-type="float" office:value="0.0256447" calcext:value-type="float">
            <text:p>0.0256447</text:p>
          </table:table-cell>
          <table:table-cell office:value-type="float" office:value="0.02300208" calcext:value-type="float">
            <text:p>0.02300208</text:p>
          </table:table-cell>
          <table:table-cell office:value-type="float" office:value="0.01842638" calcext:value-type="float">
            <text:p>0.01842638</text:p>
          </table:table-cell>
          <table:table-cell office:value-type="float" office:value="0.01691121" calcext:value-type="float">
            <text:p>0.01691121</text:p>
          </table:table-cell>
          <table:table-cell office:value-type="float" office:value="0.02286287" calcext:value-type="float">
            <text:p>0.02286287</text:p>
          </table:table-cell>
          <table:table-cell office:value-type="float" office:value="0.005967104" calcext:value-type="float">
            <text:p>0.005967104</text:p>
          </table:table-cell>
          <table:table-cell office:value-type="float" office:value="0.006467545" calcext:value-type="float">
            <text:p>0.006467545</text:p>
          </table:table-cell>
          <table:table-cell office:value-type="float" office:value="0" calcext:value-type="float">
            <text:p>0</text:p>
          </table:table-cell>
          <table:table-cell office:value-type="float" office:value="71.90508" calcext:value-type="float">
            <text:p>71.90508</text:p>
          </table:table-cell>
          <table:table-cell office:value-type="float" office:value="85.68064" calcext:value-type="float">
            <text:p>85.68064</text:p>
          </table:table-cell>
          <table:table-cell office:value-type="float" office:value="115.6085" calcext:value-type="float">
            <text:p>115.6085</text:p>
          </table:table-cell>
          <table:table-cell office:value-type="float" office:value="60.78901" calcext:value-type="float">
            <text:p>60.78901</text:p>
          </table:table-cell>
          <table:table-cell office:value-type="float" office:value="34.18215" calcext:value-type="float">
            <text:p>34.18215</text:p>
          </table:table-cell>
          <table:table-cell office:value-type="float" office:value="6.739881" calcext:value-type="float">
            <text:p>6.739881</text:p>
          </table:table-cell>
          <table:table-cell office:value-type="float" office:value="1.848828" calcext:value-type="float">
            <text:p>1.848828</text:p>
          </table:table-cell>
          <table:table-cell office:value-type="float" office:value="6.045062" calcext:value-type="float">
            <text:p>6.045062</text:p>
          </table:table-cell>
          <table:table-cell office:value-type="float" office:value="3.364012" calcext:value-type="float">
            <text:p>3.364012</text:p>
          </table:table-cell>
          <table:table-cell office:value-type="float" office:value="1.120603" calcext:value-type="float">
            <text:p>1.120603</text:p>
          </table:table-cell>
          <table:table-cell office:value-type="float" office:value="0.4587418" calcext:value-type="float">
            <text:p>0.4587418</text:p>
          </table:table-cell>
          <table:table-cell office:value-type="float" office:value="0.2412174" calcext:value-type="float">
            <text:p>0.2412174</text:p>
          </table:table-cell>
          <table:table-cell office:value-type="float" office:value="0.3284929" calcext:value-type="float">
            <text:p>0.3284929</text:p>
          </table:table-cell>
          <table:table-cell office:value-type="float" office:value="0.3494394" calcext:value-type="float">
            <text:p>0.3494394</text:p>
          </table:table-cell>
          <table:table-cell office:value-type="float" office:value="0" calcext:value-type="float">
            <text:p>0</text:p>
          </table:table-cell>
          <table:table-cell office:value-type="float" office:value="229.3104" calcext:value-type="float">
            <text:p>229.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087" calcext:value-type="float">
            <text:p>16.08087</text:p>
          </table:table-cell>
          <table:table-cell office:value-type="float" office:value="0" calcext:value-type="float">
            <text:p>0</text:p>
          </table:table-cell>
          <table:table-cell office:value-type="float" office:value="-0.5062625" calcext:value-type="float">
            <text:p>-0.50626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18.69827" calcext:value-type="float">
            <text:p>18.69827</text:p>
          </table:table-cell>
          <table:table-cell office:value-type="float" office:value="1098.528" calcext:value-type="float">
            <text:p>1098.528</text:p>
          </table:table-cell>
          <table:table-cell office:value-type="float" office:value="11.37" calcext:value-type="float">
            <text:p>11.37</text:p>
          </table:table-cell>
          <table:table-cell office:value-type="float" office:value="-13.71718" calcext:value-type="float">
            <text:p>-13.71718</text:p>
          </table:table-cell>
          <table:table-cell office:value-type="float" office:value="0.2448457" calcext:value-type="float">
            <text:p>0.2448457</text:p>
          </table:table-cell>
          <table:table-cell office:value-type="float" office:value="19.6233" calcext:value-type="float">
            <text:p>19.6233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63944" calcext:value-type="float">
            <text:p>0.002863944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3343" calcext:value-type="float">
            <text:p>0.9603343</text:p>
          </table:table-cell>
          <table:table-cell office:value-type="float" office:value="-0.1782998" calcext:value-type="float">
            <text:p>-0.1782998</text:p>
          </table:table-cell>
          <table:table-cell office:value-type="float" office:value="-0.02591324" calcext:value-type="float">
            <text:p>-0.02591324</text:p>
          </table:table-cell>
          <table:table-cell office:value-type="float" office:value="0.0000007307845" calcext:value-type="float">
            <text:p>7.307845E-07</text:p>
          </table:table-cell>
          <table:table-cell office:value-type="float" office:value="17.05865" calcext:value-type="float">
            <text:p>17.05865</text:p>
          </table:table-cell>
          <table:table-cell office:value-type="float" office:value="13.4626" calcext:value-type="float">
            <text:p>13.4626</text:p>
          </table:table-cell>
          <table:table-cell office:value-type="float" office:value="0.5646652" calcext:value-type="float">
            <text:p>0.5646652</text:p>
          </table:table-cell>
          <table:table-cell office:value-type="float" office:value="0.3919182" calcext:value-type="float">
            <text:p>0.3919182</text:p>
          </table:table-cell>
          <table:table-cell office:value-type="float" office:value="0.04831795" calcext:value-type="float">
            <text:p>0.04831795</text:p>
          </table:table-cell>
          <table:table-cell office:value-type="float" office:value="0.04625228" calcext:value-type="float">
            <text:p>0.04625228</text:p>
          </table:table-cell>
          <table:table-cell office:value-type="float" office:value="0.01444013" calcext:value-type="float">
            <text:p>0.01444013</text:p>
          </table:table-cell>
          <table:table-cell office:value-type="float" office:value="0.0104187" calcext:value-type="float">
            <text:p>0.0104187</text:p>
          </table:table-cell>
          <table:table-cell office:value-type="float" office:value="0.02560408" calcext:value-type="float">
            <text:p>0.02560408</text:p>
          </table:table-cell>
          <table:table-cell office:value-type="float" office:value="0.02288054" calcext:value-type="float">
            <text:p>0.02288054</text:p>
          </table:table-cell>
          <table:table-cell office:value-type="float" office:value="0.01843482" calcext:value-type="float">
            <text:p>0.01843482</text:p>
          </table:table-cell>
          <table:table-cell office:value-type="float" office:value="0.01691457" calcext:value-type="float">
            <text:p>0.01691457</text:p>
          </table:table-cell>
          <table:table-cell office:value-type="float" office:value="0.02308346" calcext:value-type="float">
            <text:p>0.02308346</text:p>
          </table:table-cell>
          <table:table-cell office:value-type="float" office:value="0.005965783" calcext:value-type="float">
            <text:p>0.005965783</text:p>
          </table:table-cell>
          <table:table-cell office:value-type="float" office:value="0.006464851" calcext:value-type="float">
            <text:p>0.006464851</text:p>
          </table:table-cell>
          <table:table-cell office:value-type="float" office:value="0" calcext:value-type="float">
            <text:p>0</text:p>
          </table:table-cell>
          <table:table-cell office:value-type="float" office:value="62.6474" calcext:value-type="float">
            <text:p>62.6474</text:p>
          </table:table-cell>
          <table:table-cell office:value-type="float" office:value="80.70423" calcext:value-type="float">
            <text:p>80.70423</text:p>
          </table:table-cell>
          <table:table-cell office:value-type="float" office:value="110.0007" calcext:value-type="float">
            <text:p>110.0007</text:p>
          </table:table-cell>
          <table:table-cell office:value-type="float" office:value="62.445" calcext:value-type="float">
            <text:p>62.445</text:p>
          </table:table-cell>
          <table:table-cell office:value-type="float" office:value="32.31398" calcext:value-type="float">
            <text:p>32.31398</text:p>
          </table:table-cell>
          <table:table-cell office:value-type="float" office:value="5.993758" calcext:value-type="float">
            <text:p>5.993758</text:p>
          </table:table-cell>
          <table:table-cell office:value-type="float" office:value="1.320142" calcext:value-type="float">
            <text:p>1.320142</text:p>
          </table:table-cell>
          <table:table-cell office:value-type="float" office:value="5.829234" calcext:value-type="float">
            <text:p>5.829234</text:p>
          </table:table-cell>
          <table:table-cell office:value-type="float" office:value="3.335752" calcext:value-type="float">
            <text:p>3.335752</text:p>
          </table:table-cell>
          <table:table-cell office:value-type="float" office:value="1.125139" calcext:value-type="float">
            <text:p>1.125139</text:p>
          </table:table-cell>
          <table:table-cell office:value-type="float" office:value="0.4605723" calcext:value-type="float">
            <text:p>0.4605723</text:p>
          </table:table-cell>
          <table:table-cell office:value-type="float" office:value="0.2423888" calcext:value-type="float">
            <text:p>0.2423888</text:p>
          </table:table-cell>
          <table:table-cell office:value-type="float" office:value="0.3286703" calcext:value-type="float">
            <text:p>0.3286703</text:p>
          </table:table-cell>
          <table:table-cell office:value-type="float" office:value="0.349445" calcext:value-type="float">
            <text:p>0.349445</text:p>
          </table:table-cell>
          <table:table-cell office:value-type="float" office:value="0" calcext:value-type="float">
            <text:p>0</text:p>
          </table:table-cell>
          <table:table-cell office:value-type="float" office:value="426.7427" calcext:value-type="float">
            <text:p>426.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4742" calcext:value-type="float">
            <text:p>16.24742</text:p>
          </table:table-cell>
          <table:table-cell office:value-type="float" office:value="0" calcext:value-type="float">
            <text:p>0</text:p>
          </table:table-cell>
          <table:table-cell office:value-type="float" office:value="-0.5063236" calcext:value-type="float">
            <text:p>-0.50632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18.57486" calcext:value-type="float">
            <text:p>18.57486</text:p>
          </table:table-cell>
          <table:table-cell office:value-type="float" office:value="1098.481" calcext:value-type="float">
            <text:p>1098.481</text:p>
          </table:table-cell>
          <table:table-cell office:value-type="float" office:value="11.37" calcext:value-type="float">
            <text:p>11.37</text:p>
          </table:table-cell>
          <table:table-cell office:value-type="float" office:value="-14.74689" calcext:value-type="float">
            <text:p>-14.74689</text:p>
          </table:table-cell>
          <table:table-cell office:value-type="float" office:value="1.921678" calcext:value-type="float">
            <text:p>1.921678</text:p>
          </table:table-cell>
          <table:table-cell office:value-type="float" office:value="19.83555" calcext:value-type="float">
            <text:p>19.83555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76329" calcext:value-type="float">
            <text:p>0.002876329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3546" calcext:value-type="float">
            <text:p>0.9603546</text:p>
          </table:table-cell>
          <table:table-cell office:value-type="float" office:value="-0.1798656" calcext:value-type="float">
            <text:p>-0.1798656</text:p>
          </table:table-cell>
          <table:table-cell office:value-type="float" office:value="-0.02614761" calcext:value-type="float">
            <text:p>-0.02614761</text:p>
          </table:table-cell>
          <table:table-cell office:value-type="float" office:value="0.0000008743939" calcext:value-type="float">
            <text:p>8.743939E-07</text:p>
          </table:table-cell>
          <table:table-cell office:value-type="float" office:value="17.00033" calcext:value-type="float">
            <text:p>17.00033</text:p>
          </table:table-cell>
          <table:table-cell office:value-type="float" office:value="179.969" calcext:value-type="float">
            <text:p>179.969</text:p>
          </table:table-cell>
          <table:table-cell office:value-type="float" office:value="0.5375869" calcext:value-type="float">
            <text:p>0.5375869</text:p>
          </table:table-cell>
          <table:table-cell office:value-type="float" office:value="0.3158258" calcext:value-type="float">
            <text:p>0.3158258</text:p>
          </table:table-cell>
          <table:table-cell office:value-type="float" office:value="0.04696792" calcext:value-type="float">
            <text:p>0.04696792</text:p>
          </table:table-cell>
          <table:table-cell office:value-type="float" office:value="0.04556607" calcext:value-type="float">
            <text:p>0.04556607</text:p>
          </table:table-cell>
          <table:table-cell office:value-type="float" office:value="0.01435009" calcext:value-type="float">
            <text:p>0.01435009</text:p>
          </table:table-cell>
          <table:table-cell office:value-type="float" office:value="0.0102269" calcext:value-type="float">
            <text:p>0.0102269</text:p>
          </table:table-cell>
          <table:table-cell office:value-type="float" office:value="0.02554916" calcext:value-type="float">
            <text:p>0.02554916</text:p>
          </table:table-cell>
          <table:table-cell office:value-type="float" office:value="0.02280062" calcext:value-type="float">
            <text:p>0.02280062</text:p>
          </table:table-cell>
          <table:table-cell office:value-type="float" office:value="0.01842803" calcext:value-type="float">
            <text:p>0.01842803</text:p>
          </table:table-cell>
          <table:table-cell office:value-type="float" office:value="0.01691938" calcext:value-type="float">
            <text:p>0.01691938</text:p>
          </table:table-cell>
          <table:table-cell office:value-type="float" office:value="0.02331481" calcext:value-type="float">
            <text:p>0.02331481</text:p>
          </table:table-cell>
          <table:table-cell office:value-type="float" office:value="0.005963893" calcext:value-type="float">
            <text:p>0.005963893</text:p>
          </table:table-cell>
          <table:table-cell office:value-type="float" office:value="0.00646212" calcext:value-type="float">
            <text:p>0.00646212</text:p>
          </table:table-cell>
          <table:table-cell office:value-type="float" office:value="0" calcext:value-type="float">
            <text:p>0</text:p>
          </table:table-cell>
          <table:table-cell office:value-type="float" office:value="151.8894" calcext:value-type="float">
            <text:p>151.8894</text:p>
          </table:table-cell>
          <table:table-cell office:value-type="float" office:value="80.9824" calcext:value-type="float">
            <text:p>80.9824</text:p>
          </table:table-cell>
          <table:table-cell office:value-type="float" office:value="104.2906" calcext:value-type="float">
            <text:p>104.2906</text:p>
          </table:table-cell>
          <table:table-cell office:value-type="float" office:value="60.74473" calcext:value-type="float">
            <text:p>60.74473</text:p>
          </table:table-cell>
          <table:table-cell office:value-type="float" office:value="30.0609" calcext:value-type="float">
            <text:p>30.0609</text:p>
          </table:table-cell>
          <table:table-cell office:value-type="float" office:value="5.209562" calcext:value-type="float">
            <text:p>5.209562</text:p>
          </table:table-cell>
          <table:table-cell office:value-type="float" office:value="0.8194344" calcext:value-type="float">
            <text:p>0.8194344</text:p>
          </table:table-cell>
          <table:table-cell office:value-type="float" office:value="5.596778" calcext:value-type="float">
            <text:p>5.596778</text:p>
          </table:table-cell>
          <table:table-cell office:value-type="float" office:value="3.293623" calcext:value-type="float">
            <text:p>3.293623</text:p>
          </table:table-cell>
          <table:table-cell office:value-type="float" office:value="1.127988" calcext:value-type="float">
            <text:p>1.127988</text:p>
          </table:table-cell>
          <table:table-cell office:value-type="float" office:value="0.4624254" calcext:value-type="float">
            <text:p>0.4624254</text:p>
          </table:table-cell>
          <table:table-cell office:value-type="float" office:value="0.2435958" calcext:value-type="float">
            <text:p>0.2435958</text:p>
          </table:table-cell>
          <table:table-cell office:value-type="float" office:value="0.3288125" calcext:value-type="float">
            <text:p>0.3288125</text:p>
          </table:table-cell>
          <table:table-cell office:value-type="float" office:value="0.3494505" calcext:value-type="float">
            <text:p>0.3494505</text:p>
          </table:table-cell>
          <table:table-cell office:value-type="float" office:value="0" calcext:value-type="float">
            <text:p>0</text:p>
          </table:table-cell>
          <table:table-cell office:value-type="float" office:value="554.9965" calcext:value-type="float">
            <text:p>554.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594" calcext:value-type="float">
            <text:p>16.40594</text:p>
          </table:table-cell>
          <table:table-cell office:value-type="float" office:value="0" calcext:value-type="float">
            <text:p>0</text:p>
          </table:table-cell>
          <table:table-cell office:value-type="float" office:value="-0.5064266" calcext:value-type="float">
            <text:p>-0.50642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18.46565" calcext:value-type="float">
            <text:p>18.46565</text:p>
          </table:table-cell>
          <table:table-cell office:value-type="float" office:value="1098.459" calcext:value-type="float">
            <text:p>1098.459</text:p>
          </table:table-cell>
          <table:table-cell office:value-type="float" office:value="11.37" calcext:value-type="float">
            <text:p>11.37</text:p>
          </table:table-cell>
          <table:table-cell office:value-type="float" office:value="-15.73171" calcext:value-type="float">
            <text:p>-15.73171</text:p>
          </table:table-cell>
          <table:table-cell office:value-type="float" office:value="1.22436" calcext:value-type="float">
            <text:p>1.22436</text:p>
          </table:table-cell>
          <table:table-cell office:value-type="float" office:value="19.65529" calcext:value-type="float">
            <text:p>19.65529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88736" calcext:value-type="float">
            <text:p>0.002888736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3831" calcext:value-type="float">
            <text:p>0.9603831</text:p>
          </table:table-cell>
          <table:table-cell office:value-type="float" office:value="-0.1925229" calcext:value-type="float">
            <text:p>-0.1925229</text:p>
          </table:table-cell>
          <table:table-cell office:value-type="float" office:value="-0.02626058" calcext:value-type="float">
            <text:p>-0.02626058</text:p>
          </table:table-cell>
          <table:table-cell office:value-type="float" office:value="0.00000103549" calcext:value-type="float">
            <text:p>1.03549E-06</text:p>
          </table:table-cell>
          <table:table-cell office:value-type="float" office:value="16.98511" calcext:value-type="float">
            <text:p>16.98511</text:p>
          </table:table-cell>
          <table:table-cell office:value-type="float" office:value="103.5132" calcext:value-type="float">
            <text:p>103.5132</text:p>
          </table:table-cell>
          <table:table-cell office:value-type="float" office:value="2.456752" calcext:value-type="float">
            <text:p>2.456752</text:p>
          </table:table-cell>
          <table:table-cell office:value-type="float" office:value="0.2619882" calcext:value-type="float">
            <text:p>0.2619882</text:p>
          </table:table-cell>
          <table:table-cell office:value-type="float" office:value="0.04421251" calcext:value-type="float">
            <text:p>0.04421251</text:p>
          </table:table-cell>
          <table:table-cell office:value-type="float" office:value="0.0432151" calcext:value-type="float">
            <text:p>0.0432151</text:p>
          </table:table-cell>
          <table:table-cell office:value-type="float" office:value="0.01410808" calcext:value-type="float">
            <text:p>0.01410808</text:p>
          </table:table-cell>
          <table:table-cell office:value-type="float" office:value="0.01004534" calcext:value-type="float">
            <text:p>0.01004534</text:p>
          </table:table-cell>
          <table:table-cell office:value-type="float" office:value="0.0254634" calcext:value-type="float">
            <text:p>0.0254634</text:p>
          </table:table-cell>
          <table:table-cell office:value-type="float" office:value="0.02274501" calcext:value-type="float">
            <text:p>0.02274501</text:p>
          </table:table-cell>
          <table:table-cell office:value-type="float" office:value="0.01840094" calcext:value-type="float">
            <text:p>0.01840094</text:p>
          </table:table-cell>
          <table:table-cell office:value-type="float" office:value="0.01692559" calcext:value-type="float">
            <text:p>0.01692559</text:p>
          </table:table-cell>
          <table:table-cell office:value-type="float" office:value="0.02355659" calcext:value-type="float">
            <text:p>0.02355659</text:p>
          </table:table-cell>
          <table:table-cell office:value-type="float" office:value="0.005961575" calcext:value-type="float">
            <text:p>0.005961575</text:p>
          </table:table-cell>
          <table:table-cell office:value-type="float" office:value="0.006459367" calcext:value-type="float">
            <text:p>0.006459367</text:p>
          </table:table-cell>
          <table:table-cell office:value-type="float" office:value="0" calcext:value-type="float">
            <text:p>0</text:p>
          </table:table-cell>
          <table:table-cell office:value-type="float" office:value="82.66909" calcext:value-type="float">
            <text:p>82.66909</text:p>
          </table:table-cell>
          <table:table-cell office:value-type="float" office:value="104.1034" calcext:value-type="float">
            <text:p>104.1034</text:p>
          </table:table-cell>
          <table:table-cell office:value-type="float" office:value="104.2582" calcext:value-type="float">
            <text:p>104.2582</text:p>
          </table:table-cell>
          <table:table-cell office:value-type="float" office:value="58.95011" calcext:value-type="float">
            <text:p>58.95011</text:p>
          </table:table-cell>
          <table:table-cell office:value-type="float" office:value="27.814" calcext:value-type="float">
            <text:p>27.814</text:p>
          </table:table-cell>
          <table:table-cell office:value-type="float" office:value="4.466322" calcext:value-type="float">
            <text:p>4.466322</text:p>
          </table:table-cell>
          <table:table-cell office:value-type="float" office:value="0.3658155" calcext:value-type="float">
            <text:p>0.3658155</text:p>
          </table:table-cell>
          <table:table-cell office:value-type="float" office:value="5.354186" calcext:value-type="float">
            <text:p>5.354186</text:p>
          </table:table-cell>
          <table:table-cell office:value-type="float" office:value="3.254413" calcext:value-type="float">
            <text:p>3.254413</text:p>
          </table:table-cell>
          <table:table-cell office:value-type="float" office:value="1.122099" calcext:value-type="float">
            <text:p>1.122099</text:p>
          </table:table-cell>
          <table:table-cell office:value-type="float" office:value="0.4642793" calcext:value-type="float">
            <text:p>0.4642793</text:p>
          </table:table-cell>
          <table:table-cell office:value-type="float" office:value="0.2448311" calcext:value-type="float">
            <text:p>0.2448311</text:p>
          </table:table-cell>
          <table:table-cell office:value-type="float" office:value="0.3289286" calcext:value-type="float">
            <text:p>0.3289286</text:p>
          </table:table-cell>
          <table:table-cell office:value-type="float" office:value="0.349456" calcext:value-type="float">
            <text:p>0.349456</text:p>
          </table:table-cell>
          <table:table-cell office:value-type="float" office:value="0" calcext:value-type="float">
            <text:p>0</text:p>
          </table:table-cell>
          <table:table-cell office:value-type="float" office:value="632.626" calcext:value-type="float">
            <text:p>632.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459" calcext:value-type="float">
            <text:p>16.52459</text:p>
          </table:table-cell>
          <table:table-cell office:value-type="float" office:value="0" calcext:value-type="float">
            <text:p>0</text:p>
          </table:table-cell>
          <table:table-cell office:value-type="float" office:value="-0.5105262" calcext:value-type="float">
            <text:p>-0.51052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18.35243" calcext:value-type="float">
            <text:p>18.35243</text:p>
          </table:table-cell>
          <table:table-cell office:value-type="float" office:value="1098.413" calcext:value-type="float">
            <text:p>1098.41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74188" calcext:value-type="float">
            <text:p>-16.74188</text:p>
          </table:table-cell>
          <table:table-cell office:value-type="float" office:value="1.107919" calcext:value-type="float">
            <text:p>1.107919</text:p>
          </table:table-cell>
          <table:table-cell office:value-type="float" office:value="18.90997" calcext:value-type="float">
            <text:p>18.90997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92341" calcext:value-type="float">
            <text:p>0.002892341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4142" calcext:value-type="float">
            <text:p>0.9604142</text:p>
          </table:table-cell>
          <table:table-cell office:value-type="float" office:value="-0.1932972" calcext:value-type="float">
            <text:p>-0.1932972</text:p>
          </table:table-cell>
          <table:table-cell office:value-type="float" office:value="-0.02642616" calcext:value-type="float">
            <text:p>-0.02642616</text:p>
          </table:table-cell>
          <table:table-cell office:value-type="float" office:value="0.000001217442" calcext:value-type="float">
            <text:p>1.217442E-06</text:p>
          </table:table-cell>
          <table:table-cell office:value-type="float" office:value="16.90409" calcext:value-type="float">
            <text:p>16.90409</text:p>
          </table:table-cell>
          <table:table-cell office:value-type="float" office:value="94.77211" calcext:value-type="float">
            <text:p>94.77211</text:p>
          </table:table-cell>
          <table:table-cell office:value-type="float" office:value="1.792613" calcext:value-type="float">
            <text:p>1.792613</text:p>
          </table:table-cell>
          <table:table-cell office:value-type="float" office:value="0.2286355" calcext:value-type="float">
            <text:p>0.2286355</text:p>
          </table:table-cell>
          <table:table-cell office:value-type="float" office:value="0.04467231" calcext:value-type="float">
            <text:p>0.04467231</text:p>
          </table:table-cell>
          <table:table-cell office:value-type="float" office:value="0.04333644" calcext:value-type="float">
            <text:p>0.04333644</text:p>
          </table:table-cell>
          <table:table-cell office:value-type="float" office:value="0.01393404" calcext:value-type="float">
            <text:p>0.01393404</text:p>
          </table:table-cell>
          <table:table-cell office:value-type="float" office:value="0.009828928" calcext:value-type="float">
            <text:p>0.009828928</text:p>
          </table:table-cell>
          <table:table-cell office:value-type="float" office:value="0.0253298" calcext:value-type="float">
            <text:p>0.0253298</text:p>
          </table:table-cell>
          <table:table-cell office:value-type="float" office:value="0.02268507" calcext:value-type="float">
            <text:p>0.02268507</text:p>
          </table:table-cell>
          <table:table-cell office:value-type="float" office:value="0.0183613" calcext:value-type="float">
            <text:p>0.0183613</text:p>
          </table:table-cell>
          <table:table-cell office:value-type="float" office:value="0.01693306" calcext:value-type="float">
            <text:p>0.01693306</text:p>
          </table:table-cell>
          <table:table-cell office:value-type="float" office:value="0.02380705" calcext:value-type="float">
            <text:p>0.02380705</text:p>
          </table:table-cell>
          <table:table-cell office:value-type="float" office:value="0.005958884" calcext:value-type="float">
            <text:p>0.005958884</text:p>
          </table:table-cell>
          <table:table-cell office:value-type="float" office:value="0.006456575" calcext:value-type="float">
            <text:p>0.006456575</text:p>
          </table:table-cell>
          <table:table-cell office:value-type="float" office:value="0" calcext:value-type="float">
            <text:p>0</text:p>
          </table:table-cell>
          <table:table-cell office:value-type="float" office:value="77.16983" calcext:value-type="float">
            <text:p>77.16983</text:p>
          </table:table-cell>
          <table:table-cell office:value-type="float" office:value="101.0274" calcext:value-type="float">
            <text:p>101.0274</text:p>
          </table:table-cell>
          <table:table-cell office:value-type="float" office:value="101.0254" calcext:value-type="float">
            <text:p>101.0254</text:p>
          </table:table-cell>
          <table:table-cell office:value-type="float" office:value="57.28363" calcext:value-type="float">
            <text:p>57.28363</text:p>
          </table:table-cell>
          <table:table-cell office:value-type="float" office:value="25.66125" calcext:value-type="float">
            <text:p>25.66125</text:p>
          </table:table-cell>
          <table:table-cell office:value-type="float" office:value="3.740444" calcext:value-type="float">
            <text:p>3.740444</text:p>
          </table:table-cell>
          <table:table-cell office:value-type="float" office:value="0.05354695" calcext:value-type="float">
            <text:p>0.05354695</text:p>
          </table:table-cell>
          <table:table-cell office:value-type="float" office:value="5.094825" calcext:value-type="float">
            <text:p>5.094825</text:p>
          </table:table-cell>
          <table:table-cell office:value-type="float" office:value="3.210409" calcext:value-type="float">
            <text:p>3.210409</text:p>
          </table:table-cell>
          <table:table-cell office:value-type="float" office:value="1.105085" calcext:value-type="float">
            <text:p>1.105085</text:p>
          </table:table-cell>
          <table:table-cell office:value-type="float" office:value="0.4660839" calcext:value-type="float">
            <text:p>0.4660839</text:p>
          </table:table-cell>
          <table:table-cell office:value-type="float" office:value="0.2460889" calcext:value-type="float">
            <text:p>0.2460889</text:p>
          </table:table-cell>
          <table:table-cell office:value-type="float" office:value="0.3290225" calcext:value-type="float">
            <text:p>0.3290225</text:p>
          </table:table-cell>
          <table:table-cell office:value-type="float" office:value="0.3494616" calcext:value-type="float">
            <text:p>0.3494616</text:p>
          </table:table-cell>
          <table:table-cell office:value-type="float" office:value="0" calcext:value-type="float">
            <text:p>0</text:p>
          </table:table-cell>
          <table:table-cell office:value-type="float" office:value="757.2324" calcext:value-type="float">
            <text:p>757.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316" calcext:value-type="float">
            <text:p>16.67316</text:p>
          </table:table-cell>
          <table:table-cell office:value-type="float" office:value="0" calcext:value-type="float">
            <text:p>0</text:p>
          </table:table-cell>
          <table:table-cell office:value-type="float" office:value="-0.5105743" calcext:value-type="float">
            <text:p>-0.51057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18.23302" calcext:value-type="float">
            <text:p>18.23302</text:p>
          </table:table-cell>
          <table:table-cell office:value-type="float" office:value="1098.358" calcext:value-type="float">
            <text:p>1098.358</text:p>
          </table:table-cell>
          <table:table-cell office:value-type="float" office:value="11.37" calcext:value-type="float">
            <text:p>11.37</text:p>
          </table:table-cell>
          <table:table-cell office:value-type="float" office:value="-17.80213" calcext:value-type="float">
            <text:p>-17.80213</text:p>
          </table:table-cell>
          <table:table-cell office:value-type="float" office:value="1.057178" calcext:value-type="float">
            <text:p>1.057178</text:p>
          </table:table-cell>
          <table:table-cell office:value-type="float" office:value="18.06352" calcext:value-type="float">
            <text:p>18.06352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892463" calcext:value-type="float">
            <text:p>0.002892463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04542" calcext:value-type="float">
            <text:p>0.9604542</text:p>
          </table:table-cell>
          <table:table-cell office:value-type="float" office:value="-0.1937341" calcext:value-type="float">
            <text:p>-0.1937341</text:p>
          </table:table-cell>
          <table:table-cell office:value-type="float" office:value="-0.02660728" calcext:value-type="float">
            <text:p>-0.02660728</text:p>
          </table:table-cell>
          <table:table-cell office:value-type="float" office:value="0.000001414705" calcext:value-type="float">
            <text:p>1.414705E-06</text:p>
          </table:table-cell>
          <table:table-cell office:value-type="float" office:value="16.78249" calcext:value-type="float">
            <text:p>16.78249</text:p>
          </table:table-cell>
          <table:table-cell office:value-type="float" office:value="91.46728" calcext:value-type="float">
            <text:p>91.46728</text:p>
          </table:table-cell>
          <table:table-cell office:value-type="float" office:value="1.378136" calcext:value-type="float">
            <text:p>1.378136</text:p>
          </table:table-cell>
          <table:table-cell office:value-type="float" office:value="0.2077062" calcext:value-type="float">
            <text:p>0.2077062</text:p>
          </table:table-cell>
          <table:table-cell office:value-type="float" office:value="0.04601837" calcext:value-type="float">
            <text:p>0.04601837</text:p>
          </table:table-cell>
          <table:table-cell office:value-type="float" office:value="0.04470981" calcext:value-type="float">
            <text:p>0.04470981</text:p>
          </table:table-cell>
          <table:table-cell office:value-type="float" office:value="0.01383593" calcext:value-type="float">
            <text:p>0.01383593</text:p>
          </table:table-cell>
          <table:table-cell office:value-type="float" office:value="0.009573347" calcext:value-type="float">
            <text:p>0.009573347</text:p>
          </table:table-cell>
          <table:table-cell office:value-type="float" office:value="0.0251867" calcext:value-type="float">
            <text:p>0.0251867</text:p>
          </table:table-cell>
          <table:table-cell office:value-type="float" office:value="0.02261919" calcext:value-type="float">
            <text:p>0.02261919</text:p>
          </table:table-cell>
          <table:table-cell office:value-type="float" office:value="0.01831365" calcext:value-type="float">
            <text:p>0.01831365</text:p>
          </table:table-cell>
          <table:table-cell office:value-type="float" office:value="0.01694164" calcext:value-type="float">
            <text:p>0.01694164</text:p>
          </table:table-cell>
          <table:table-cell office:value-type="float" office:value="0.02406493" calcext:value-type="float">
            <text:p>0.02406493</text:p>
          </table:table-cell>
          <table:table-cell office:value-type="float" office:value="0.005955838" calcext:value-type="float">
            <text:p>0.005955838</text:p>
          </table:table-cell>
          <table:table-cell office:value-type="float" office:value="0.006453757" calcext:value-type="float">
            <text:p>0.006453757</text:p>
          </table:table-cell>
          <table:table-cell office:value-type="float" office:value="0" calcext:value-type="float">
            <text:p>0</text:p>
          </table:table-cell>
          <table:table-cell office:value-type="float" office:value="70.02519" calcext:value-type="float">
            <text:p>70.02519</text:p>
          </table:table-cell>
          <table:table-cell office:value-type="float" office:value="99.35" calcext:value-type="float">
            <text:p>99.35</text:p>
          </table:table-cell>
          <table:table-cell office:value-type="float" office:value="95.83054" calcext:value-type="float">
            <text:p>95.83054</text:p>
          </table:table-cell>
          <table:table-cell office:value-type="float" office:value="54.69245" calcext:value-type="float">
            <text:p>54.69245</text:p>
          </table:table-cell>
          <table:table-cell office:value-type="float" office:value="23.42476" calcext:value-type="float">
            <text:p>23.42476</text:p>
          </table:table-cell>
          <table:table-cell office:value-type="float" office:value="2.977201" calcext:value-type="float">
            <text:p>2.977201</text:p>
          </table:table-cell>
          <table:table-cell office:value-type="float" office:value="0.02472015" calcext:value-type="float">
            <text:p>0.02472015</text:p>
          </table:table-cell>
          <table:table-cell office:value-type="float" office:value="4.818613" calcext:value-type="float">
            <text:p>4.818613</text:p>
          </table:table-cell>
          <table:table-cell office:value-type="float" office:value="3.158784" calcext:value-type="float">
            <text:p>3.158784</text:p>
          </table:table-cell>
          <table:table-cell office:value-type="float" office:value="1.076686" calcext:value-type="float">
            <text:p>1.076686</text:p>
          </table:table-cell>
          <table:table-cell office:value-type="float" office:value="0.4677762" calcext:value-type="float">
            <text:p>0.4677762</text:p>
          </table:table-cell>
          <table:table-cell office:value-type="float" office:value="0.2473645" calcext:value-type="float">
            <text:p>0.2473645</text:p>
          </table:table-cell>
          <table:table-cell office:value-type="float" office:value="0.3290923" calcext:value-type="float">
            <text:p>0.3290923</text:p>
          </table:table-cell>
          <table:table-cell office:value-type="float" office:value="0.3494671" calcext:value-type="float">
            <text:p>0.3494671</text:p>
          </table:table-cell>
          <table:table-cell office:value-type="float" office:value="0" calcext:value-type="float">
            <text:p>0</text:p>
          </table:table-cell>
          <table:table-cell office:value-type="float" office:value="888.1038" calcext:value-type="float">
            <text:p>888.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3648" calcext:value-type="float">
            <text:p>16.83648</text:p>
          </table:table-cell>
          <table:table-cell office:value-type="float" office:value="0" calcext:value-type="float">
            <text:p>0</text:p>
          </table:table-cell>
          <table:table-cell office:value-type="float" office:value="-0.5106168" calcext:value-type="float">
            <text:p>-0.51061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18.11166" calcext:value-type="float">
            <text:p>18.11166</text:p>
          </table:table-cell>
          <table:table-cell office:value-type="float" office:value="1098.313" calcext:value-type="float">
            <text:p>1098.313</text:p>
          </table:table-cell>
          <table:table-cell office:value-type="float" office:value="11.37" calcext:value-type="float">
            <text:p>11.37</text:p>
          </table:table-cell>
          <table:table-cell office:value-type="float" office:value="-18.70767" calcext:value-type="float">
            <text:p>-18.70767</text:p>
          </table:table-cell>
          <table:table-cell office:value-type="float" office:value="0.8939947" calcext:value-type="float">
            <text:p>0.8939947</text:p>
          </table:table-cell>
          <table:table-cell office:value-type="float" office:value="17.40925" calcext:value-type="float">
            <text:p>17.40925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37792" calcext:value-type="float">
            <text:p>0.9637792</text:p>
          </table:table-cell>
          <table:table-cell office:value-type="float" office:value="-0.1981454" calcext:value-type="float">
            <text:p>-0.1981454</text:p>
          </table:table-cell>
          <table:table-cell office:value-type="float" office:value="-0.02668858" calcext:value-type="float">
            <text:p>-0.02668858</text:p>
          </table:table-cell>
          <table:table-cell office:value-type="float" office:value="0.000001632183" calcext:value-type="float">
            <text:p>1.632183E-06</text:p>
          </table:table-cell>
          <table:table-cell office:value-type="float" office:value="16.6421" calcext:value-type="float">
            <text:p>16.6421</text:p>
          </table:table-cell>
          <table:table-cell office:value-type="float" office:value="65.07837" calcext:value-type="float">
            <text:p>65.07837</text:p>
          </table:table-cell>
          <table:table-cell office:value-type="float" office:value="4.014752" calcext:value-type="float">
            <text:p>4.014752</text:p>
          </table:table-cell>
          <table:table-cell office:value-type="float" office:value="0.1838968" calcext:value-type="float">
            <text:p>0.1838968</text:p>
          </table:table-cell>
          <table:table-cell office:value-type="float" office:value="0.04398522" calcext:value-type="float">
            <text:p>0.04398522</text:p>
          </table:table-cell>
          <table:table-cell office:value-type="float" office:value="0.04371745" calcext:value-type="float">
            <text:p>0.04371745</text:p>
          </table:table-cell>
          <table:table-cell office:value-type="float" office:value="0.01358654" calcext:value-type="float">
            <text:p>0.01358654</text:p>
          </table:table-cell>
          <table:table-cell office:value-type="float" office:value="0.01002657" calcext:value-type="float">
            <text:p>0.01002657</text:p>
          </table:table-cell>
          <table:table-cell office:value-type="float" office:value="0.02508505" calcext:value-type="float">
            <text:p>0.02508505</text:p>
          </table:table-cell>
          <table:table-cell office:value-type="float" office:value="0.02254978" calcext:value-type="float">
            <text:p>0.02254978</text:p>
          </table:table-cell>
          <table:table-cell office:value-type="float" office:value="0.01826189" calcext:value-type="float">
            <text:p>0.01826189</text:p>
          </table:table-cell>
          <table:table-cell office:value-type="float" office:value="0.01695131" calcext:value-type="float">
            <text:p>0.01695131</text:p>
          </table:table-cell>
          <table:table-cell office:value-type="float" office:value="0.02432885" calcext:value-type="float">
            <text:p>0.02432885</text:p>
          </table:table-cell>
          <table:table-cell office:value-type="float" office:value="0.005947039" calcext:value-type="float">
            <text:p>0.005947039</text:p>
          </table:table-cell>
          <table:table-cell office:value-type="float" office:value="0.006450899" calcext:value-type="float">
            <text:p>0.006450899</text:p>
          </table:table-cell>
          <table:table-cell office:value-type="float" office:value="0" calcext:value-type="float">
            <text:p>0</text:p>
          </table:table-cell>
          <table:table-cell office:value-type="float" office:value="37.50258" calcext:value-type="float">
            <text:p>37.50258</text:p>
          </table:table-cell>
          <table:table-cell office:value-type="float" office:value="107.0923" calcext:value-type="float">
            <text:p>107.0923</text:p>
          </table:table-cell>
          <table:table-cell office:value-type="float" office:value="91.49871" calcext:value-type="float">
            <text:p>91.49871</text:p>
          </table:table-cell>
          <table:table-cell office:value-type="float" office:value="51.8875" calcext:value-type="float">
            <text:p>51.8875</text:p>
          </table:table-cell>
          <table:table-cell office:value-type="float" office:value="23.09927" calcext:value-type="float">
            <text:p>23.09927</text:p>
          </table:table-cell>
          <table:table-cell office:value-type="float" office:value="2.225234" calcext:value-type="float">
            <text:p>2.225234</text:p>
          </table:table-cell>
          <table:table-cell office:value-type="float" office:value="0.02493642" calcext:value-type="float">
            <text:p>0.02493642</text:p>
          </table:table-cell>
          <table:table-cell office:value-type="float" office:value="4.533489" calcext:value-type="float">
            <text:p>4.533489</text:p>
          </table:table-cell>
          <table:table-cell office:value-type="float" office:value="3.10042" calcext:value-type="float">
            <text:p>3.10042</text:p>
          </table:table-cell>
          <table:table-cell office:value-type="float" office:value="1.037136" calcext:value-type="float">
            <text:p>1.037136</text:p>
          </table:table-cell>
          <table:table-cell office:value-type="float" office:value="0.4693351" calcext:value-type="float">
            <text:p>0.4693351</text:p>
          </table:table-cell>
          <table:table-cell office:value-type="float" office:value="0.2486036" calcext:value-type="float">
            <text:p>0.2486036</text:p>
          </table:table-cell>
          <table:table-cell office:value-type="float" office:value="0.3273884" calcext:value-type="float">
            <text:p>0.3273884</text:p>
          </table:table-cell>
          <table:table-cell office:value-type="float" office:value="0.3494726" calcext:value-type="float">
            <text:p>0.3494726</text:p>
          </table:table-cell>
          <table:table-cell office:value-type="float" office:value="0" calcext:value-type="float">
            <text:p>0</text:p>
          </table:table-cell>
          <table:table-cell office:value-type="float" office:value="216.9621" calcext:value-type="float">
            <text:p>216.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9238" calcext:value-type="float">
            <text:p>16.99238</text:p>
          </table:table-cell>
          <table:table-cell office:value-type="float" office:value="0" calcext:value-type="float">
            <text:p>0</text:p>
          </table:table-cell>
          <table:table-cell office:value-type="float" office:value="-0.5641553" calcext:value-type="float">
            <text:p>-0.56415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18.00754" calcext:value-type="float">
            <text:p>18.00754</text:p>
          </table:table-cell>
          <table:table-cell office:value-type="float" office:value="1098.282" calcext:value-type="float">
            <text:p>1098.282</text:p>
          </table:table-cell>
          <table:table-cell office:value-type="float" office:value="11.37" calcext:value-type="float">
            <text:p>11.37</text:p>
          </table:table-cell>
          <table:table-cell office:value-type="float" office:value="-19.5143" calcext:value-type="float">
            <text:p>-19.5143</text:p>
          </table:table-cell>
          <table:table-cell office:value-type="float" office:value="0.6626576" calcext:value-type="float">
            <text:p>0.6626576</text:p>
          </table:table-cell>
          <table:table-cell office:value-type="float" office:value="16.86201" calcext:value-type="float">
            <text:p>16.86201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924294" calcext:value-type="float">
            <text:p>0.002924294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3766" calcext:value-type="float">
            <text:p>0.963766</text:p>
          </table:table-cell>
          <table:table-cell office:value-type="float" office:value="-0.2193026" calcext:value-type="float">
            <text:p>-0.2193026</text:p>
          </table:table-cell>
          <table:table-cell office:value-type="float" office:value="-0.02670223" calcext:value-type="float">
            <text:p>-0.02670223</text:p>
          </table:table-cell>
          <table:table-cell office:value-type="float" office:value="0.000001880385" calcext:value-type="float">
            <text:p>1.880385E-06</text:p>
          </table:table-cell>
          <table:table-cell office:value-type="float" office:value="16.59956" calcext:value-type="float">
            <text:p>16.59956</text:p>
          </table:table-cell>
          <table:table-cell office:value-type="float" office:value="50.68415" calcext:value-type="float">
            <text:p>50.68415</text:p>
          </table:table-cell>
          <table:table-cell office:value-type="float" office:value="1.906614" calcext:value-type="float">
            <text:p>1.906614</text:p>
          </table:table-cell>
          <table:table-cell office:value-type="float" office:value="0.1643252" calcext:value-type="float">
            <text:p>0.1643252</text:p>
          </table:table-cell>
          <table:table-cell office:value-type="float" office:value="0.04200583" calcext:value-type="float">
            <text:p>0.04200583</text:p>
          </table:table-cell>
          <table:table-cell office:value-type="float" office:value="0.04234935" calcext:value-type="float">
            <text:p>0.04234935</text:p>
          </table:table-cell>
          <table:table-cell office:value-type="float" office:value="0.01332289" calcext:value-type="float">
            <text:p>0.01332289</text:p>
          </table:table-cell>
          <table:table-cell office:value-type="float" office:value="0.009480488" calcext:value-type="float">
            <text:p>0.009480488</text:p>
          </table:table-cell>
          <table:table-cell office:value-type="float" office:value="0.02499934" calcext:value-type="float">
            <text:p>0.02499934</text:p>
          </table:table-cell>
          <table:table-cell office:value-type="float" office:value="0.02248531" calcext:value-type="float">
            <text:p>0.02248531</text:p>
          </table:table-cell>
          <table:table-cell office:value-type="float" office:value="0.01822377" calcext:value-type="float">
            <text:p>0.01822377</text:p>
          </table:table-cell>
          <table:table-cell office:value-type="float" office:value="0.01695323" calcext:value-type="float">
            <text:p>0.01695323</text:p>
          </table:table-cell>
          <table:table-cell office:value-type="float" office:value="0.02459846" calcext:value-type="float">
            <text:p>0.02459846</text:p>
          </table:table-cell>
          <table:table-cell office:value-type="float" office:value="0.005945403" calcext:value-type="float">
            <text:p>0.005945403</text:p>
          </table:table-cell>
          <table:table-cell office:value-type="float" office:value="0.006448023" calcext:value-type="float">
            <text:p>0.006448023</text:p>
          </table:table-cell>
          <table:table-cell office:value-type="float" office:value="0" calcext:value-type="float">
            <text:p>0</text:p>
          </table:table-cell>
          <table:table-cell office:value-type="float" office:value="88.2917" calcext:value-type="float">
            <text:p>88.2917</text:p>
          </table:table-cell>
          <table:table-cell office:value-type="float" office:value="94.91134" calcext:value-type="float">
            <text:p>94.91134</text:p>
          </table:table-cell>
          <table:table-cell office:value-type="float" office:value="88.10417" calcext:value-type="float">
            <text:p>88.10417</text:p>
          </table:table-cell>
          <table:table-cell office:value-type="float" office:value="49.24092" calcext:value-type="float">
            <text:p>49.24092</text:p>
          </table:table-cell>
          <table:table-cell office:value-type="float" office:value="22.71795" calcext:value-type="float">
            <text:p>22.71795</text:p>
          </table:table-cell>
          <table:table-cell office:value-type="float" office:value="1.552633" calcext:value-type="float">
            <text:p>1.552633</text:p>
          </table:table-cell>
          <table:table-cell office:value-type="float" office:value="0.01781779" calcext:value-type="float">
            <text:p>0.01781779</text:p>
          </table:table-cell>
          <table:table-cell office:value-type="float" office:value="4.245672" calcext:value-type="float">
            <text:p>4.245672</text:p>
          </table:table-cell>
          <table:table-cell office:value-type="float" office:value="3.04013" calcext:value-type="float">
            <text:p>3.04013</text:p>
          </table:table-cell>
          <table:table-cell office:value-type="float" office:value="0.9895361" calcext:value-type="float">
            <text:p>0.9895361</text:p>
          </table:table-cell>
          <table:table-cell office:value-type="float" office:value="0.4691766" calcext:value-type="float">
            <text:p>0.4691766</text:p>
          </table:table-cell>
          <table:table-cell office:value-type="float" office:value="0.2498021" calcext:value-type="float">
            <text:p>0.2498021</text:p>
          </table:table-cell>
          <table:table-cell office:value-type="float" office:value="0.3276063" calcext:value-type="float">
            <text:p>0.3276063</text:p>
          </table:table-cell>
          <table:table-cell office:value-type="float" office:value="0.3494781" calcext:value-type="float">
            <text:p>0.3494781</text:p>
          </table:table-cell>
          <table:table-cell office:value-type="float" office:value="0" calcext:value-type="float">
            <text:p>0</text:p>
          </table:table-cell>
          <table:table-cell office:value-type="float" office:value="343.077" calcext:value-type="float">
            <text:p>343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658" calcext:value-type="float">
            <text:p>17.11658</text:p>
          </table:table-cell>
          <table:table-cell office:value-type="float" office:value="0" calcext:value-type="float">
            <text:p>0</text:p>
          </table:table-cell>
          <table:table-cell office:value-type="float" office:value="-0.6467802" calcext:value-type="float">
            <text:p>-0.64678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17.9009" calcext:value-type="float">
            <text:p>17.9009</text:p>
          </table:table-cell>
          <table:table-cell office:value-type="float" office:value="1098.237" calcext:value-type="float">
            <text:p>1098.237</text:p>
          </table:table-cell>
          <table:table-cell office:value-type="float" office:value="11.37" calcext:value-type="float">
            <text:p>11.37</text:p>
          </table:table-cell>
          <table:table-cell office:value-type="float" office:value="-20.4944" calcext:value-type="float">
            <text:p>-20.4944</text:p>
          </table:table-cell>
          <table:table-cell office:value-type="float" office:value="0.4898648" calcext:value-type="float">
            <text:p>0.4898648</text:p>
          </table:table-cell>
          <table:table-cell office:value-type="float" office:value="16.19411" calcext:value-type="float">
            <text:p>16.19411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936602" calcext:value-type="float">
            <text:p>0.002936602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37603" calcext:value-type="float">
            <text:p>0.9637603</text:p>
          </table:table-cell>
          <table:table-cell office:value-type="float" office:value="-0.2204913" calcext:value-type="float">
            <text:p>-0.2204913</text:p>
          </table:table-cell>
          <table:table-cell office:value-type="float" office:value="-0.02670483" calcext:value-type="float">
            <text:p>-0.02670483</text:p>
          </table:table-cell>
          <table:table-cell office:value-type="float" office:value="0.000002156542" calcext:value-type="float">
            <text:p>2.156542E-06</text:p>
          </table:table-cell>
          <table:table-cell office:value-type="float" office:value="16.52432" calcext:value-type="float">
            <text:p>16.52432</text:p>
          </table:table-cell>
          <table:table-cell office:value-type="float" office:value="35.87209" calcext:value-type="float">
            <text:p>35.87209</text:p>
          </table:table-cell>
          <table:table-cell office:value-type="float" office:value="1.314084" calcext:value-type="float">
            <text:p>1.314084</text:p>
          </table:table-cell>
          <table:table-cell office:value-type="float" office:value="0.1663331" calcext:value-type="float">
            <text:p>0.1663331</text:p>
          </table:table-cell>
          <table:table-cell office:value-type="float" office:value="0.04457549" calcext:value-type="float">
            <text:p>0.04457549</text:p>
          </table:table-cell>
          <table:table-cell office:value-type="float" office:value="0.04408079" calcext:value-type="float">
            <text:p>0.04408079</text:p>
          </table:table-cell>
          <table:table-cell office:value-type="float" office:value="0.01312462" calcext:value-type="float">
            <text:p>0.01312462</text:p>
          </table:table-cell>
          <table:table-cell office:value-type="float" office:value="0.009108745" calcext:value-type="float">
            <text:p>0.009108745</text:p>
          </table:table-cell>
          <table:table-cell office:value-type="float" office:value="0.02489703" calcext:value-type="float">
            <text:p>0.02489703</text:p>
          </table:table-cell>
          <table:table-cell office:value-type="float" office:value="0.02242201" calcext:value-type="float">
            <text:p>0.02242201</text:p>
          </table:table-cell>
          <table:table-cell office:value-type="float" office:value="0.01820458" calcext:value-type="float">
            <text:p>0.01820458</text:p>
          </table:table-cell>
          <table:table-cell office:value-type="float" office:value="0.01693496" calcext:value-type="float">
            <text:p>0.01693496</text:p>
          </table:table-cell>
          <table:table-cell office:value-type="float" office:value="0.02487477" calcext:value-type="float">
            <text:p>0.02487477</text:p>
          </table:table-cell>
          <table:table-cell office:value-type="float" office:value="0.005942875" calcext:value-type="float">
            <text:p>0.005942875</text:p>
          </table:table-cell>
          <table:table-cell office:value-type="float" office:value="0.006445128" calcext:value-type="float">
            <text:p>0.006445128</text:p>
          </table:table-cell>
          <table:table-cell office:value-type="float" office:value="0" calcext:value-type="float">
            <text:p>0</text:p>
          </table:table-cell>
          <table:table-cell office:value-type="float" office:value="85.61956" calcext:value-type="float">
            <text:p>85.61956</text:p>
          </table:table-cell>
          <table:table-cell office:value-type="float" office:value="91.0805" calcext:value-type="float">
            <text:p>91.0805</text:p>
          </table:table-cell>
          <table:table-cell office:value-type="float" office:value="85.02431" calcext:value-type="float">
            <text:p>85.02431</text:p>
          </table:table-cell>
          <table:table-cell office:value-type="float" office:value="47.03872" calcext:value-type="float">
            <text:p>47.03872</text:p>
          </table:table-cell>
          <table:table-cell office:value-type="float" office:value="22.13104" calcext:value-type="float">
            <text:p>22.13104</text:p>
          </table:table-cell>
          <table:table-cell office:value-type="float" office:value="1.267815" calcext:value-type="float">
            <text:p>1.267815</text:p>
          </table:table-cell>
          <table:table-cell office:value-type="float" office:value="0.01717786" calcext:value-type="float">
            <text:p>0.01717786</text:p>
          </table:table-cell>
          <table:table-cell office:value-type="float" office:value="3.953585" calcext:value-type="float">
            <text:p>3.953585</text:p>
          </table:table-cell>
          <table:table-cell office:value-type="float" office:value="2.973886" calcext:value-type="float">
            <text:p>2.973886</text:p>
          </table:table-cell>
          <table:table-cell office:value-type="float" office:value="0.9498724" calcext:value-type="float">
            <text:p>0.9498724</text:p>
          </table:table-cell>
          <table:table-cell office:value-type="float" office:value="0.4573345" calcext:value-type="float">
            <text:p>0.4573345</text:p>
          </table:table-cell>
          <table:table-cell office:value-type="float" office:value="0.2510422" calcext:value-type="float">
            <text:p>0.2510422</text:p>
          </table:table-cell>
          <table:table-cell office:value-type="float" office:value="0.3277741" calcext:value-type="float">
            <text:p>0.3277741</text:p>
          </table:table-cell>
          <table:table-cell office:value-type="float" office:value="0.3494836" calcext:value-type="float">
            <text:p>0.3494836</text:p>
          </table:table-cell>
          <table:table-cell office:value-type="float" office:value="0" calcext:value-type="float">
            <text:p>0</text:p>
          </table:table-cell>
          <table:table-cell office:value-type="float" office:value="513.8565" calcext:value-type="float">
            <text:p>513.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5552" calcext:value-type="float">
            <text:p>17.25552</text:p>
          </table:table-cell>
          <table:table-cell office:value-type="float" office:value="0" calcext:value-type="float">
            <text:p>0</text:p>
          </table:table-cell>
          <table:table-cell office:value-type="float" office:value="-0.6469144" calcext:value-type="float">
            <text:p>-0.64691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17.77894" calcext:value-type="float">
            <text:p>17.77894</text:p>
          </table:table-cell>
          <table:table-cell office:value-type="float" office:value="1098.179" calcext:value-type="float">
            <text:p>1098.179</text:p>
          </table:table-cell>
          <table:table-cell office:value-type="float" office:value="11.37" calcext:value-type="float">
            <text:p>11.37</text:p>
          </table:table-cell>
          <table:table-cell office:value-type="float" office:value="-21.43652" calcext:value-type="float">
            <text:p>-21.43652</text:p>
          </table:table-cell>
          <table:table-cell office:value-type="float" office:value="0.451719" calcext:value-type="float">
            <text:p>0.451719</text:p>
          </table:table-cell>
          <table:table-cell office:value-type="float" office:value="15.4594" calcext:value-type="float">
            <text:p>15.4594</text:p>
          </table:table-cell>
          <table:table-cell office:value-type="float" office:value="0.03667736" calcext:value-type="float">
            <text:p>0.03667736</text:p>
          </table:table-cell>
          <table:table-cell office:value-type="float" office:value="0.002948918" calcext:value-type="float">
            <text:p>0.002948918</text:p>
          </table:table-cell>
          <table:table-cell office:value-type="float" office:value="0.01960608" calcext:value-type="float">
            <text:p>0.01960608</text:p>
          </table:table-cell>
          <table:table-cell office:value-type="float" office:value="0.9637629" calcext:value-type="float">
            <text:p>0.9637629</text:p>
          </table:table-cell>
          <table:table-cell office:value-type="float" office:value="-0.2210197" calcext:value-type="float">
            <text:p>-0.2210197</text:p>
          </table:table-cell>
          <table:table-cell office:value-type="float" office:value="-0.02670819" calcext:value-type="float">
            <text:p>-0.02670819</text:p>
          </table:table-cell>
          <table:table-cell office:value-type="float" office:value="0.000002451695" calcext:value-type="float">
            <text:p>2.451695E-06</text:p>
          </table:table-cell>
          <table:table-cell office:value-type="float" office:value="16.38534" calcext:value-type="float">
            <text:p>16.38534</text:p>
          </table:table-cell>
          <table:table-cell office:value-type="float" office:value="33.30562" calcext:value-type="float">
            <text:p>33.30562</text:p>
          </table:table-cell>
          <table:table-cell office:value-type="float" office:value="0.9878367" calcext:value-type="float">
            <text:p>0.9878367</text:p>
          </table:table-cell>
          <table:table-cell office:value-type="float" office:value="0.1689666" calcext:value-type="float">
            <text:p>0.1689666</text:p>
          </table:table-cell>
          <table:table-cell office:value-type="float" office:value="0.04893939" calcext:value-type="float">
            <text:p>0.04893939</text:p>
          </table:table-cell>
          <table:table-cell office:value-type="float" office:value="0.04775507" calcext:value-type="float">
            <text:p>0.04775507</text:p>
          </table:table-cell>
          <table:table-cell office:value-type="float" office:value="0.01298757" calcext:value-type="float">
            <text:p>0.01298757</text:p>
          </table:table-cell>
          <table:table-cell office:value-type="float" office:value="0.00889586" calcext:value-type="float">
            <text:p>0.00889586</text:p>
          </table:table-cell>
          <table:table-cell office:value-type="float" office:value="0.02481788" calcext:value-type="float">
            <text:p>0.02481788</text:p>
          </table:table-cell>
          <table:table-cell office:value-type="float" office:value="0.02235913" calcext:value-type="float">
            <text:p>0.02235913</text:p>
          </table:table-cell>
          <table:table-cell office:value-type="float" office:value="0.01818976" calcext:value-type="float">
            <text:p>0.01818976</text:p>
          </table:table-cell>
          <table:table-cell office:value-type="float" office:value="0.01690469" calcext:value-type="float">
            <text:p>0.01690469</text:p>
          </table:table-cell>
          <table:table-cell office:value-type="float" office:value="0.02515699" calcext:value-type="float">
            <text:p>0.02515699</text:p>
          </table:table-cell>
          <table:table-cell office:value-type="float" office:value="0.005939641" calcext:value-type="float">
            <text:p>0.005939641</text:p>
          </table:table-cell>
          <table:table-cell office:value-type="float" office:value="0.006442192" calcext:value-type="float">
            <text:p>0.006442192</text:p>
          </table:table-cell>
          <table:table-cell office:value-type="float" office:value="0" calcext:value-type="float">
            <text:p>0</text:p>
          </table:table-cell>
          <table:table-cell office:value-type="float" office:value="73.50937" calcext:value-type="float">
            <text:p>73.50937</text:p>
          </table:table-cell>
          <table:table-cell office:value-type="float" office:value="86.7355" calcext:value-type="float">
            <text:p>86.7355</text:p>
          </table:table-cell>
          <table:table-cell office:value-type="float" office:value="81.42874" calcext:value-type="float">
            <text:p>81.42874</text:p>
          </table:table-cell>
          <table:table-cell office:value-type="float" office:value="46.0936" calcext:value-type="float">
            <text:p>46.0936</text:p>
          </table:table-cell>
          <table:table-cell office:value-type="float" office:value="21.32001" calcext:value-type="float">
            <text:p>21.32001</text:p>
          </table:table-cell>
          <table:table-cell office:value-type="float" office:value="1.186984" calcext:value-type="float">
            <text:p>1.186984</text:p>
          </table:table-cell>
          <table:table-cell office:value-type="float" office:value="0.01755302" calcext:value-type="float">
            <text:p>0.01755302</text:p>
          </table:table-cell>
          <table:table-cell office:value-type="float" office:value="3.655752" calcext:value-type="float">
            <text:p>3.655752</text:p>
          </table:table-cell>
          <table:table-cell office:value-type="float" office:value="2.901383" calcext:value-type="float">
            <text:p>2.901383</text:p>
          </table:table-cell>
          <table:table-cell office:value-type="float" office:value="0.9120936" calcext:value-type="float">
            <text:p>0.9120936</text:p>
          </table:table-cell>
          <table:table-cell office:value-type="float" office:value="0.4311668" calcext:value-type="float">
            <text:p>0.4311668</text:p>
          </table:table-cell>
          <table:table-cell office:value-type="float" office:value="0.2522867" calcext:value-type="float">
            <text:p>0.2522867</text:p>
          </table:table-cell>
          <table:table-cell office:value-type="float" office:value="0.3279035" calcext:value-type="float">
            <text:p>0.3279035</text:p>
          </table:table-cell>
          <table:table-cell office:value-type="float" office:value="0.3494892" calcext:value-type="float">
            <text:p>0.3494892</text:p>
          </table:table-cell>
          <table:table-cell office:value-type="float" office:value="0" calcext:value-type="float">
            <text:p>0</text:p>
          </table:table-cell>
          <table:table-cell office:value-type="float" office:value="697.7683" calcext:value-type="float">
            <text:p>697.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2532" calcext:value-type="float">
            <text:p>17.42532</text:p>
          </table:table-cell>
          <table:table-cell office:value-type="float" office:value="0" calcext:value-type="float">
            <text:p>0</text:p>
          </table:table-cell>
          <table:table-cell office:value-type="float" office:value="-0.6470066" calcext:value-type="float">
            <text:p>-0.64700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17.65223" calcext:value-type="float">
            <text:p>17.65223</text:p>
          </table:table-cell>
          <table:table-cell office:value-type="float" office:value="1098.129" calcext:value-type="float">
            <text:p>1098.129</text:p>
          </table:table-cell>
          <table:table-cell office:value-type="float" office:value="11.37" calcext:value-type="float">
            <text:p>11.37</text:p>
          </table:table-cell>
          <table:table-cell office:value-type="float" office:value="-22.20904" calcext:value-type="float">
            <text:p>-22.20904</text:p>
          </table:table-cell>
          <table:table-cell office:value-type="float" office:value="0.3879641" calcext:value-type="float">
            <text:p>0.3879641</text:p>
          </table:table-cell>
          <table:table-cell office:value-type="float" office:value="14.86153" calcext:value-type="float">
            <text:p>14.86153</text:p>
          </table:table-cell>
          <table:table-cell office:value-type="float" office:value="0.03678498" calcext:value-type="float">
            <text:p>0.03678498</text:p>
          </table:table-cell>
          <table:table-cell office:value-type="float" office:value="0.00298164" calcext:value-type="float">
            <text:p>0.00298164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9674941" calcext:value-type="float">
            <text:p>0.9674941</text:p>
          </table:table-cell>
          <table:table-cell office:value-type="float" office:value="-0.223143" calcext:value-type="float">
            <text:p>-0.223143</text:p>
          </table:table-cell>
          <table:table-cell office:value-type="float" office:value="-0.02670974" calcext:value-type="float">
            <text:p>-0.02670974</text:p>
          </table:table-cell>
          <table:table-cell office:value-type="float" office:value="0.00000277005" calcext:value-type="float">
            <text:p>2.77005E-06</text:p>
          </table:table-cell>
          <table:table-cell office:value-type="float" office:value="16.21523" calcext:value-type="float">
            <text:p>16.21523</text:p>
          </table:table-cell>
          <table:table-cell office:value-type="float" office:value="24.2462" calcext:value-type="float">
            <text:p>24.2462</text:p>
          </table:table-cell>
          <table:table-cell office:value-type="float" office:value="1.726914" calcext:value-type="float">
            <text:p>1.726914</text:p>
          </table:table-cell>
          <table:table-cell office:value-type="float" office:value="0.1563237" calcext:value-type="float">
            <text:p>0.1563237</text:p>
          </table:table-cell>
          <table:table-cell office:value-type="float" office:value="0.04701035" calcext:value-type="float">
            <text:p>0.04701035</text:p>
          </table:table-cell>
          <table:table-cell office:value-type="float" office:value="0.04736523" calcext:value-type="float">
            <text:p>0.04736523</text:p>
          </table:table-cell>
          <table:table-cell office:value-type="float" office:value="0.01264889" calcext:value-type="float">
            <text:p>0.01264889</text:p>
          </table:table-cell>
          <table:table-cell office:value-type="float" office:value="0.009347737" calcext:value-type="float">
            <text:p>0.009347737</text:p>
          </table:table-cell>
          <table:table-cell office:value-type="float" office:value="0.0247812" calcext:value-type="float">
            <text:p>0.0247812</text:p>
          </table:table-cell>
          <table:table-cell office:value-type="float" office:value="0.02229338" calcext:value-type="float">
            <text:p>0.02229338</text:p>
          </table:table-cell>
          <table:table-cell office:value-type="float" office:value="0.01817543" calcext:value-type="float">
            <text:p>0.01817543</text:p>
          </table:table-cell>
          <table:table-cell office:value-type="float" office:value="0.01687471" calcext:value-type="float">
            <text:p>0.01687471</text:p>
          </table:table-cell>
          <table:table-cell office:value-type="float" office:value="0.02544323" calcext:value-type="float">
            <text:p>0.02544323</text:p>
          </table:table-cell>
          <table:table-cell office:value-type="float" office:value="0.00592892" calcext:value-type="float">
            <text:p>0.00592892</text:p>
          </table:table-cell>
          <table:table-cell office:value-type="float" office:value="0.006439229" calcext:value-type="float">
            <text:p>0.006439229</text:p>
          </table:table-cell>
          <table:table-cell office:value-type="float" office:value="0" calcext:value-type="float">
            <text:p>0</text:p>
          </table:table-cell>
          <table:table-cell office:value-type="float" office:value="36.92084" calcext:value-type="float">
            <text:p>36.92084</text:p>
          </table:table-cell>
          <table:table-cell office:value-type="float" office:value="86.82513" calcext:value-type="float">
            <text:p>86.82513</text:p>
          </table:table-cell>
          <table:table-cell office:value-type="float" office:value="82.35931" calcext:value-type="float">
            <text:p>82.35931</text:p>
          </table:table-cell>
          <table:table-cell office:value-type="float" office:value="45.01385" calcext:value-type="float">
            <text:p>45.01385</text:p>
          </table:table-cell>
          <table:table-cell office:value-type="float" office:value="20.69595" calcext:value-type="float">
            <text:p>20.69595</text:p>
          </table:table-cell>
          <table:table-cell office:value-type="float" office:value="1.080445" calcext:value-type="float">
            <text:p>1.080445</text:p>
          </table:table-cell>
          <table:table-cell office:value-type="float" office:value="0.02115536" calcext:value-type="float">
            <text:p>0.02115536</text:p>
          </table:table-cell>
          <table:table-cell office:value-type="float" office:value="3.351862" calcext:value-type="float">
            <text:p>3.351862</text:p>
          </table:table-cell>
          <table:table-cell office:value-type="float" office:value="2.822567" calcext:value-type="float">
            <text:p>2.822567</text:p>
          </table:table-cell>
          <table:table-cell office:value-type="float" office:value="0.8726438" calcext:value-type="float">
            <text:p>0.8726438</text:p>
          </table:table-cell>
          <table:table-cell office:value-type="float" office:value="0.3923213" calcext:value-type="float">
            <text:p>0.3923213</text:p>
          </table:table-cell>
          <table:table-cell office:value-type="float" office:value="0.2534677" calcext:value-type="float">
            <text:p>0.2534677</text:p>
          </table:table-cell>
          <table:table-cell office:value-type="float" office:value="0.3258061" calcext:value-type="float">
            <text:p>0.3258061</text:p>
          </table:table-cell>
          <table:table-cell office:value-type="float" office:value="0.3494947" calcext:value-type="float">
            <text:p>0.3494947</text:p>
          </table:table-cell>
          <table:table-cell office:value-type="float" office:value="0" calcext:value-type="float">
            <text:p>0</text:p>
          </table:table-cell>
          <table:table-cell office:value-type="float" office:value="136.6707" calcext:value-type="float">
            <text:p>136.6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9207" calcext:value-type="float">
            <text:p>17.59207</text:p>
          </table:table-cell>
          <table:table-cell office:value-type="float" office:value="0" calcext:value-type="float">
            <text:p>0</text:p>
          </table:table-cell>
          <table:table-cell office:value-type="float" office:value="-0.6906376" calcext:value-type="float">
            <text:p>-0.69063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17.53586" calcext:value-type="float">
            <text:p>17.53586</text:p>
          </table:table-cell>
          <table:table-cell office:value-type="float" office:value="1098.093" calcext:value-type="float">
            <text:p>1098.093</text:p>
          </table:table-cell>
          <table:table-cell office:value-type="float" office:value="11.37" calcext:value-type="float">
            <text:p>11.37</text:p>
          </table:table-cell>
          <table:table-cell office:value-type="float" office:value="-22.90484" calcext:value-type="float">
            <text:p>-22.90484</text:p>
          </table:table-cell>
          <table:table-cell office:value-type="float" office:value="0.2620504" calcext:value-type="float">
            <text:p>0.2620504</text:p>
          </table:table-cell>
          <table:table-cell office:value-type="float" office:value="14.33305" calcext:value-type="float">
            <text:p>14.33305</text:p>
          </table:table-cell>
          <table:table-cell office:value-type="float" office:value="0.03678498" calcext:value-type="float">
            <text:p>0.03678498</text:p>
          </table:table-cell>
          <table:table-cell office:value-type="float" office:value="0.002993755" calcext:value-type="float">
            <text:p>0.002993755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9674331" calcext:value-type="float">
            <text:p>0.9674331</text:p>
          </table:table-cell>
          <table:table-cell office:value-type="float" office:value="-0.2384634" calcext:value-type="float">
            <text:p>-0.2384634</text:p>
          </table:table-cell>
          <table:table-cell office:value-type="float" office:value="-0.02670732" calcext:value-type="float">
            <text:p>-0.02670732</text:p>
          </table:table-cell>
          <table:table-cell office:value-type="float" office:value="0.000003118371" calcext:value-type="float">
            <text:p>3.118371E-06</text:p>
          </table:table-cell>
          <table:table-cell office:value-type="float" office:value="16.15725" calcext:value-type="float">
            <text:p>16.15725</text:p>
          </table:table-cell>
          <table:table-cell office:value-type="float" office:value="15.02917" calcext:value-type="float">
            <text:p>15.02917</text:p>
          </table:table-cell>
          <table:table-cell office:value-type="float" office:value="0.9154606" calcext:value-type="float">
            <text:p>0.9154606</text:p>
          </table:table-cell>
          <table:table-cell office:value-type="float" office:value="0.1473292" calcext:value-type="float">
            <text:p>0.1473292</text:p>
          </table:table-cell>
          <table:table-cell office:value-type="float" office:value="0.04625403" calcext:value-type="float">
            <text:p>0.04625403</text:p>
          </table:table-cell>
          <table:table-cell office:value-type="float" office:value="0.04693832" calcext:value-type="float">
            <text:p>0.04693832</text:p>
          </table:table-cell>
          <table:table-cell office:value-type="float" office:value="0.01236489" calcext:value-type="float">
            <text:p>0.01236489</text:p>
          </table:table-cell>
          <table:table-cell office:value-type="float" office:value="0.009048935" calcext:value-type="float">
            <text:p>0.009048935</text:p>
          </table:table-cell>
          <table:table-cell office:value-type="float" office:value="0.02479495" calcext:value-type="float">
            <text:p>0.02479495</text:p>
          </table:table-cell>
          <table:table-cell office:value-type="float" office:value="0.02223881" calcext:value-type="float">
            <text:p>0.02223881</text:p>
          </table:table-cell>
          <table:table-cell office:value-type="float" office:value="0.01816299" calcext:value-type="float">
            <text:p>0.01816299</text:p>
          </table:table-cell>
          <table:table-cell office:value-type="float" office:value="0.01684679" calcext:value-type="float">
            <text:p>0.01684679</text:p>
          </table:table-cell>
          <table:table-cell office:value-type="float" office:value="0.02569908" calcext:value-type="float">
            <text:p>0.02569908</text:p>
          </table:table-cell>
          <table:table-cell office:value-type="float" office:value="0.005926836" calcext:value-type="float">
            <text:p>0.005926836</text:p>
          </table:table-cell>
          <table:table-cell office:value-type="float" office:value="0.006436254" calcext:value-type="float">
            <text:p>0.006436254</text:p>
          </table:table-cell>
          <table:table-cell office:value-type="float" office:value="0" calcext:value-type="float">
            <text:p>0</text:p>
          </table:table-cell>
          <table:table-cell office:value-type="float" office:value="69.18544" calcext:value-type="float">
            <text:p>69.18544</text:p>
          </table:table-cell>
          <table:table-cell office:value-type="float" office:value="77.07216" calcext:value-type="float">
            <text:p>77.07216</text:p>
          </table:table-cell>
          <table:table-cell office:value-type="float" office:value="78.65221" calcext:value-type="float">
            <text:p>78.65221</text:p>
          </table:table-cell>
          <table:table-cell office:value-type="float" office:value="43.9777" calcext:value-type="float">
            <text:p>43.9777</text:p>
          </table:table-cell>
          <table:table-cell office:value-type="float" office:value="20.1692" calcext:value-type="float">
            <text:p>20.1692</text:p>
          </table:table-cell>
          <table:table-cell office:value-type="float" office:value="0.9522688" calcext:value-type="float">
            <text:p>0.9522688</text:p>
          </table:table-cell>
          <table:table-cell office:value-type="float" office:value="0.01715813" calcext:value-type="float">
            <text:p>0.01715813</text:p>
          </table:table-cell>
          <table:table-cell office:value-type="float" office:value="3.049864" calcext:value-type="float">
            <text:p>3.049864</text:p>
          </table:table-cell>
          <table:table-cell office:value-type="float" office:value="2.74453" calcext:value-type="float">
            <text:p>2.74453</text:p>
          </table:table-cell>
          <table:table-cell office:value-type="float" office:value="0.8315705" calcext:value-type="float">
            <text:p>0.8315705</text:p>
          </table:table-cell>
          <table:table-cell office:value-type="float" office:value="0.3463056" calcext:value-type="float">
            <text:p>0.3463056</text:p>
          </table:table-cell>
          <table:table-cell office:value-type="float" office:value="0.2533183" calcext:value-type="float">
            <text:p>0.2533183</text:p>
          </table:table-cell>
          <table:table-cell office:value-type="float" office:value="0.326096" calcext:value-type="float">
            <text:p>0.326096</text:p>
          </table:table-cell>
          <table:table-cell office:value-type="float" office:value="0.3495002" calcext:value-type="float">
            <text:p>0.3495002</text:p>
          </table:table-cell>
          <table:table-cell office:value-type="float" office:value="0" calcext:value-type="float">
            <text:p>0</text:p>
          </table:table-cell>
          <table:table-cell office:value-type="float" office:value="309.1583" calcext:value-type="float">
            <text:p>309.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332" calcext:value-type="float">
            <text:p>17.73332</text:p>
          </table:table-cell>
          <table:table-cell office:value-type="float" office:value="0" calcext:value-type="float">
            <text:p>0</text:p>
          </table:table-cell>
          <table:table-cell office:value-type="float" office:value="-0.780109" calcext:value-type="float">
            <text:p>-0.7801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17.43869" calcext:value-type="float">
            <text:p>17.43869</text:p>
          </table:table-cell>
          <table:table-cell office:value-type="float" office:value="1098.046" calcext:value-type="float">
            <text:p>1098.046</text:p>
          </table:table-cell>
          <table:table-cell office:value-type="float" office:value="11.37" calcext:value-type="float">
            <text:p>11.37</text:p>
          </table:table-cell>
          <table:table-cell office:value-type="float" office:value="-23.83192" calcext:value-type="float">
            <text:p>-23.83192</text:p>
          </table:table-cell>
          <table:table-cell office:value-type="float" office:value="0.2235054" calcext:value-type="float">
            <text:p>0.2235054</text:p>
          </table:table-cell>
          <table:table-cell office:value-type="float" office:value="13.57907" calcext:value-type="float">
            <text:p>13.57907</text:p>
          </table:table-cell>
          <table:table-cell office:value-type="float" office:value="0.03678498" calcext:value-type="float">
            <text:p>0.03678498</text:p>
          </table:table-cell>
          <table:table-cell office:value-type="float" office:value="0.00300587" calcext:value-type="float">
            <text:p>0.00300587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9673816" calcext:value-type="float">
            <text:p>0.9673816</text:p>
          </table:table-cell>
          <table:table-cell office:value-type="float" office:value="-0.2389566" calcext:value-type="float">
            <text:p>-0.2389566</text:p>
          </table:table-cell>
          <table:table-cell office:value-type="float" office:value="-0.02668784" calcext:value-type="float">
            <text:p>-0.02668784</text:p>
          </table:table-cell>
          <table:table-cell office:value-type="float" office:value="0.000003491931" calcext:value-type="float">
            <text:p>3.491931E-06</text:p>
          </table:table-cell>
          <table:table-cell office:value-type="float" office:value="16.09932" calcext:value-type="float">
            <text:p>16.09932</text:p>
          </table:table-cell>
          <table:table-cell office:value-type="float" office:value="12.35758" calcext:value-type="float">
            <text:p>12.35758</text:p>
          </table:table-cell>
          <table:table-cell office:value-type="float" office:value="0.6275185" calcext:value-type="float">
            <text:p>0.6275185</text:p>
          </table:table-cell>
          <table:table-cell office:value-type="float" office:value="0.1425879" calcext:value-type="float">
            <text:p>0.1425879</text:p>
          </table:table-cell>
          <table:table-cell office:value-type="float" office:value="0.04606843" calcext:value-type="float">
            <text:p>0.04606843</text:p>
          </table:table-cell>
          <table:table-cell office:value-type="float" office:value="0.04645542" calcext:value-type="float">
            <text:p>0.04645542</text:p>
          </table:table-cell>
          <table:table-cell office:value-type="float" office:value="0.0121413" calcext:value-type="float">
            <text:p>0.0121413</text:p>
          </table:table-cell>
          <table:table-cell office:value-type="float" office:value="0.008808159" calcext:value-type="float">
            <text:p>0.008808159</text:p>
          </table:table-cell>
          <table:table-cell office:value-type="float" office:value="0.0247607" calcext:value-type="float">
            <text:p>0.0247607</text:p>
          </table:table-cell>
          <table:table-cell office:value-type="float" office:value="0.02218513" calcext:value-type="float">
            <text:p>0.02218513</text:p>
          </table:table-cell>
          <table:table-cell office:value-type="float" office:value="0.0181506" calcext:value-type="float">
            <text:p>0.0181506</text:p>
          </table:table-cell>
          <table:table-cell office:value-type="float" office:value="0.01682364" calcext:value-type="float">
            <text:p>0.01682364</text:p>
          </table:table-cell>
          <table:table-cell office:value-type="float" office:value="0.0258461" calcext:value-type="float">
            <text:p>0.0258461</text:p>
          </table:table-cell>
          <table:table-cell office:value-type="float" office:value="0.005923321" calcext:value-type="float">
            <text:p>0.005923321</text:p>
          </table:table-cell>
          <table:table-cell office:value-type="float" office:value="0.006433235" calcext:value-type="float">
            <text:p>0.006433235</text:p>
          </table:table-cell>
          <table:table-cell office:value-type="float" office:value="0" calcext:value-type="float">
            <text:p>0</text:p>
          </table:table-cell>
          <table:table-cell office:value-type="float" office:value="57.00416" calcext:value-type="float">
            <text:p>57.00416</text:p>
          </table:table-cell>
          <table:table-cell office:value-type="float" office:value="72.62685" calcext:value-type="float">
            <text:p>72.62685</text:p>
          </table:table-cell>
          <table:table-cell office:value-type="float" office:value="75.34243" calcext:value-type="float">
            <text:p>75.34243</text:p>
          </table:table-cell>
          <table:table-cell office:value-type="float" office:value="43.00393" calcext:value-type="float">
            <text:p>43.00393</text:p>
          </table:table-cell>
          <table:table-cell office:value-type="float" office:value="19.37511" calcext:value-type="float">
            <text:p>19.37511</text:p>
          </table:table-cell>
          <table:table-cell office:value-type="float" office:value="0.80264" calcext:value-type="float">
            <text:p>0.80264</text:p>
          </table:table-cell>
          <table:table-cell office:value-type="float" office:value="0.01582006" calcext:value-type="float">
            <text:p>0.01582006</text:p>
          </table:table-cell>
          <table:table-cell office:value-type="float" office:value="2.747012" calcext:value-type="float">
            <text:p>2.747012</text:p>
          </table:table-cell>
          <table:table-cell office:value-type="float" office:value="2.661418" calcext:value-type="float">
            <text:p>2.661418</text:p>
          </table:table-cell>
          <table:table-cell office:value-type="float" office:value="0.7881117" calcext:value-type="float">
            <text:p>0.7881117</text:p>
          </table:table-cell>
          <table:table-cell office:value-type="float" office:value="0.3106718" calcext:value-type="float">
            <text:p>0.3106718</text:p>
          </table:table-cell>
          <table:table-cell office:value-type="float" office:value="0.247292" calcext:value-type="float">
            <text:p>0.247292</text:p>
          </table:table-cell>
          <table:table-cell office:value-type="float" office:value="0.3263076" calcext:value-type="float">
            <text:p>0.3263076</text:p>
          </table:table-cell>
          <table:table-cell office:value-type="float" office:value="0.3495057" calcext:value-type="float">
            <text:p>0.3495057</text:p>
          </table:table-cell>
          <table:table-cell office:value-type="float" office:value="0" calcext:value-type="float">
            <text:p>0</text:p>
          </table:table-cell>
          <table:table-cell office:value-type="float" office:value="464.4034" calcext:value-type="float">
            <text:p>464.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693" calcext:value-type="float">
            <text:p>17.86693</text:p>
          </table:table-cell>
          <table:table-cell office:value-type="float" office:value="0" calcext:value-type="float">
            <text:p>0</text:p>
          </table:table-cell>
          <table:table-cell office:value-type="float" office:value="-0.780262" calcext:value-type="float">
            <text:p>-0.7802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17.33897" calcext:value-type="float">
            <text:p>17.33897</text:p>
          </table:table-cell>
          <table:table-cell office:value-type="float" office:value="1097.993" calcext:value-type="float">
            <text:p>1097.993</text:p>
          </table:table-cell>
          <table:table-cell office:value-type="float" office:value="11.37" calcext:value-type="float">
            <text:p>11.37</text:p>
          </table:table-cell>
          <table:table-cell office:value-type="float" office:value="-24.78393" calcext:value-type="float">
            <text:p>-24.78393</text:p>
          </table:table-cell>
          <table:table-cell office:value-type="float" office:value="0.2003349" calcext:value-type="float">
            <text:p>0.2003349</text:p>
          </table:table-cell>
          <table:table-cell office:value-type="float" office:value="12.79215" calcext:value-type="float">
            <text:p>12.79215</text:p>
          </table:table-cell>
          <table:table-cell office:value-type="float" office:value="0.03678498" calcext:value-type="float">
            <text:p>0.03678498</text:p>
          </table:table-cell>
          <table:table-cell office:value-type="float" office:value="0.003017984" calcext:value-type="float">
            <text:p>0.003017984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9673393" calcext:value-type="float">
            <text:p>0.9673393</text:p>
          </table:table-cell>
          <table:table-cell office:value-type="float" office:value="-0.2391555" calcext:value-type="float">
            <text:p>-0.2391555</text:p>
          </table:table-cell>
          <table:table-cell office:value-type="float" office:value="-0.02666239" calcext:value-type="float">
            <text:p>-0.02666239</text:p>
          </table:table-cell>
          <table:table-cell office:value-type="float" office:value="0.000003890593" calcext:value-type="float">
            <text:p>3.890593E-06</text:p>
          </table:table-cell>
          <table:table-cell office:value-type="float" office:value="16.00947" calcext:value-type="float">
            <text:p>16.00947</text:p>
          </table:table-cell>
          <table:table-cell office:value-type="float" office:value="10.65519" calcext:value-type="float">
            <text:p>10.65519</text:p>
          </table:table-cell>
          <table:table-cell office:value-type="float" office:value="0.4714706" calcext:value-type="float">
            <text:p>0.4714706</text:p>
          </table:table-cell>
          <table:table-cell office:value-type="float" office:value="0.1424797" calcext:value-type="float">
            <text:p>0.1424797</text:p>
          </table:table-cell>
          <table:table-cell office:value-type="float" office:value="0.04698208" calcext:value-type="float">
            <text:p>0.04698208</text:p>
          </table:table-cell>
          <table:table-cell office:value-type="float" office:value="0.04672747" calcext:value-type="float">
            <text:p>0.04672747</text:p>
          </table:table-cell>
          <table:table-cell office:value-type="float" office:value="0.01211255" calcext:value-type="float">
            <text:p>0.01211255</text:p>
          </table:table-cell>
          <table:table-cell office:value-type="float" office:value="0.008631592" calcext:value-type="float">
            <text:p>0.008631592</text:p>
          </table:table-cell>
          <table:table-cell office:value-type="float" office:value="0.02469675" calcext:value-type="float">
            <text:p>0.02469675</text:p>
          </table:table-cell>
          <table:table-cell office:value-type="float" office:value="0.0221271" calcext:value-type="float">
            <text:p>0.0221271</text:p>
          </table:table-cell>
          <table:table-cell office:value-type="float" office:value="0.01813773" calcext:value-type="float">
            <text:p>0.01813773</text:p>
          </table:table-cell>
          <table:table-cell office:value-type="float" office:value="0.01680322" calcext:value-type="float">
            <text:p>0.01680322</text:p>
          </table:table-cell>
          <table:table-cell office:value-type="float" office:value="0.02588229" calcext:value-type="float">
            <text:p>0.02588229</text:p>
          </table:table-cell>
          <table:table-cell office:value-type="float" office:value="0.00591855" calcext:value-type="float">
            <text:p>0.00591855</text:p>
          </table:table-cell>
          <table:table-cell office:value-type="float" office:value="0.006430207" calcext:value-type="float">
            <text:p>0.006430207</text:p>
          </table:table-cell>
          <table:table-cell office:value-type="float" office:value="0" calcext:value-type="float">
            <text:p>0</text:p>
          </table:table-cell>
          <table:table-cell office:value-type="float" office:value="47.15062" calcext:value-type="float">
            <text:p>47.15062</text:p>
          </table:table-cell>
          <table:table-cell office:value-type="float" office:value="67.46049" calcext:value-type="float">
            <text:p>67.46049</text:p>
          </table:table-cell>
          <table:table-cell office:value-type="float" office:value="71.96796" calcext:value-type="float">
            <text:p>71.96796</text:p>
          </table:table-cell>
          <table:table-cell office:value-type="float" office:value="41.94185" calcext:value-type="float">
            <text:p>41.94185</text:p>
          </table:table-cell>
          <table:table-cell office:value-type="float" office:value="18.42456" calcext:value-type="float">
            <text:p>18.42456</text:p>
          </table:table-cell>
          <table:table-cell office:value-type="float" office:value="0.6305102" calcext:value-type="float">
            <text:p>0.6305102</text:p>
          </table:table-cell>
          <table:table-cell office:value-type="float" office:value="0.01610989" calcext:value-type="float">
            <text:p>0.01610989</text:p>
          </table:table-cell>
          <table:table-cell office:value-type="float" office:value="2.435825" calcext:value-type="float">
            <text:p>2.435825</text:p>
          </table:table-cell>
          <table:table-cell office:value-type="float" office:value="2.569545" calcext:value-type="float">
            <text:p>2.569545</text:p>
          </table:table-cell>
          <table:table-cell office:value-type="float" office:value="0.7418054" calcext:value-type="float">
            <text:p>0.7418054</text:p>
          </table:table-cell>
          <table:table-cell office:value-type="float" office:value="0.277616" calcext:value-type="float">
            <text:p>0.277616</text:p>
          </table:table-cell>
          <table:table-cell office:value-type="float" office:value="0.2343178" calcext:value-type="float">
            <text:p>0.2343178</text:p>
          </table:table-cell>
          <table:table-cell office:value-type="float" office:value="0.3264525" calcext:value-type="float">
            <text:p>0.3264525</text:p>
          </table:table-cell>
          <table:table-cell office:value-type="float" office:value="0.3495112" calcext:value-type="float">
            <text:p>0.3495112</text:p>
          </table:table-cell>
          <table:table-cell office:value-type="float" office:value="0" calcext:value-type="float">
            <text:p>0</text:p>
          </table:table-cell>
          <table:table-cell office:value-type="float" office:value="622.4129" calcext:value-type="float">
            <text:p>622.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0775" calcext:value-type="float">
            <text:p>18.00775</text:p>
          </table:table-cell>
          <table:table-cell office:value-type="float" office:value="0" calcext:value-type="float">
            <text:p>0</text:p>
          </table:table-cell>
          <table:table-cell office:value-type="float" office:value="-0.7803351" calcext:value-type="float">
            <text:p>-0.78033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17.22991" calcext:value-type="float">
            <text:p>17.22991</text:p>
          </table:table-cell>
          <table:table-cell office:value-type="float" office:value="1097.934" calcext:value-type="float">
            <text:p>1097.934</text:p>
          </table:table-cell>
          <table:table-cell office:value-type="float" office:value="11.37" calcext:value-type="float">
            <text:p>11.37</text:p>
          </table:table-cell>
          <table:table-cell office:value-type="float" office:value="-25.80072" calcext:value-type="float">
            <text:p>-25.80072</text:p>
          </table:table-cell>
          <table:table-cell office:value-type="float" office:value="0.1833969" calcext:value-type="float">
            <text:p>0.1833969</text:p>
          </table:table-cell>
          <table:table-cell office:value-type="float" office:value="11.94838" calcext:value-type="float">
            <text:p>11.94838</text:p>
          </table:table-cell>
          <table:table-cell office:value-type="float" office:value="0.03678498" calcext:value-type="float">
            <text:p>0.03678498</text:p>
          </table:table-cell>
          <table:table-cell office:value-type="float" office:value="0.003030099" calcext:value-type="float">
            <text:p>0.003030099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9672992" calcext:value-type="float">
            <text:p>0.9672992</text:p>
          </table:table-cell>
          <table:table-cell office:value-type="float" office:value="-0.2397176" calcext:value-type="float">
            <text:p>-0.2397176</text:p>
          </table:table-cell>
          <table:table-cell office:value-type="float" office:value="-0.02663441" calcext:value-type="float">
            <text:p>-0.02663441</text:p>
          </table:table-cell>
          <table:table-cell office:value-type="float" office:value="0.000004311411" calcext:value-type="float">
            <text:p>4.311411E-06</text:p>
          </table:table-cell>
          <table:table-cell office:value-type="float" office:value="15.87404" calcext:value-type="float">
            <text:p>15.87404</text:p>
          </table:table-cell>
          <table:table-cell office:value-type="float" office:value="9.244857" calcext:value-type="float">
            <text:p>9.244857</text:p>
          </table:table-cell>
          <table:table-cell office:value-type="float" office:value="0.3819195" calcext:value-type="float">
            <text:p>0.3819195</text:p>
          </table:table-cell>
          <table:table-cell office:value-type="float" office:value="0.1499386" calcext:value-type="float">
            <text:p>0.1499386</text:p>
          </table:table-cell>
          <table:table-cell office:value-type="float" office:value="0.05027379" calcext:value-type="float">
            <text:p>0.05027379</text:p>
          </table:table-cell>
          <table:table-cell office:value-type="float" office:value="0.04881702" calcext:value-type="float">
            <text:p>0.04881702</text:p>
          </table:table-cell>
          <table:table-cell office:value-type="float" office:value="0.01242636" calcext:value-type="float">
            <text:p>0.01242636</text:p>
          </table:table-cell>
          <table:table-cell office:value-type="float" office:value="0.008499418" calcext:value-type="float">
            <text:p>0.008499418</text:p>
          </table:table-cell>
          <table:table-cell office:value-type="float" office:value="0.02463145" calcext:value-type="float">
            <text:p>0.02463145</text:p>
          </table:table-cell>
          <table:table-cell office:value-type="float" office:value="0.02206372" calcext:value-type="float">
            <text:p>0.02206372</text:p>
          </table:table-cell>
          <table:table-cell office:value-type="float" office:value="0.018124" calcext:value-type="float">
            <text:p>0.018124</text:p>
          </table:table-cell>
          <table:table-cell office:value-type="float" office:value="0.01678423" calcext:value-type="float">
            <text:p>0.01678423</text:p>
          </table:table-cell>
          <table:table-cell office:value-type="float" office:value="0.02582725" calcext:value-type="float">
            <text:p>0.02582725</text:p>
          </table:table-cell>
          <table:table-cell office:value-type="float" office:value="0.005912552" calcext:value-type="float">
            <text:p>0.005912552</text:p>
          </table:table-cell>
          <table:table-cell office:value-type="float" office:value="0.00642714" calcext:value-type="float">
            <text:p>0.00642714</text:p>
          </table:table-cell>
          <table:table-cell office:value-type="float" office:value="0" calcext:value-type="float">
            <text:p>0</text:p>
          </table:table-cell>
          <table:table-cell office:value-type="float" office:value="39.61716" calcext:value-type="float">
            <text:p>39.61716</text:p>
          </table:table-cell>
          <table:table-cell office:value-type="float" office:value="61.74577" calcext:value-type="float">
            <text:p>61.74577</text:p>
          </table:table-cell>
          <table:table-cell office:value-type="float" office:value="67.99593" calcext:value-type="float">
            <text:p>67.99593</text:p>
          </table:table-cell>
          <table:table-cell office:value-type="float" office:value="40.69479" calcext:value-type="float">
            <text:p>40.69479</text:p>
          </table:table-cell>
          <table:table-cell office:value-type="float" office:value="17.33268" calcext:value-type="float">
            <text:p>17.33268</text:p>
          </table:table-cell>
          <table:table-cell office:value-type="float" office:value="0.4316764" calcext:value-type="float">
            <text:p>0.4316764</text:p>
          </table:table-cell>
          <table:table-cell office:value-type="float" office:value="0.01589831" calcext:value-type="float">
            <text:p>0.01589831</text:p>
          </table:table-cell>
          <table:table-cell office:value-type="float" office:value="2.119811" calcext:value-type="float">
            <text:p>2.119811</text:p>
          </table:table-cell>
          <table:table-cell office:value-type="float" office:value="2.470025" calcext:value-type="float">
            <text:p>2.470025</text:p>
          </table:table-cell>
          <table:table-cell office:value-type="float" office:value="0.6932586" calcext:value-type="float">
            <text:p>0.6932586</text:p>
          </table:table-cell>
          <table:table-cell office:value-type="float" office:value="0.2443198" calcext:value-type="float">
            <text:p>0.2443198</text:p>
          </table:table-cell>
          <table:table-cell office:value-type="float" office:value="0.2148069" calcext:value-type="float">
            <text:p>0.2148069</text:p>
          </table:table-cell>
          <table:table-cell office:value-type="float" office:value="0.3265289" calcext:value-type="float">
            <text:p>0.3265289</text:p>
          </table:table-cell>
          <table:table-cell office:value-type="float" office:value="0.3495168" calcext:value-type="float">
            <text:p>0.3495168</text:p>
          </table:table-cell>
          <table:table-cell office:value-type="float" office:value="0" calcext:value-type="float">
            <text:p>0</text:p>
          </table:table-cell>
          <table:table-cell office:value-type="float" office:value="807.7048" calcext:value-type="float">
            <text:p>807.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6285" calcext:value-type="float">
            <text:p>18.16285</text:p>
          </table:table-cell>
          <table:table-cell office:value-type="float" office:value="0" calcext:value-type="float">
            <text:p>0</text:p>
          </table:table-cell>
          <table:table-cell office:value-type="float" office:value="-0.780434" calcext:value-type="float">
            <text:p>-0.7804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7.12858" calcext:value-type="float">
            <text:p>17.12858</text:p>
          </table:table-cell>
          <table:table-cell office:value-type="float" office:value="1097.881" calcext:value-type="float">
            <text:p>1097.881</text:p>
          </table:table-cell>
          <table:table-cell office:value-type="float" office:value="11.37" calcext:value-type="float">
            <text:p>11.37</text:p>
          </table:table-cell>
          <table:table-cell office:value-type="float" office:value="-26.62574" calcext:value-type="float">
            <text:p>-26.62574</text:p>
          </table:table-cell>
          <table:table-cell office:value-type="float" office:value="0.1722753" calcext:value-type="float">
            <text:p>0.1722753</text:p>
          </table:table-cell>
          <table:table-cell office:value-type="float" office:value="11.25705" calcext:value-type="float">
            <text:p>11.25705</text:p>
          </table:table-cell>
          <table:table-cell office:value-type="float" office:value="0.03697208" calcext:value-type="float">
            <text:p>0.03697208</text:p>
          </table:table-cell>
          <table:table-cell office:value-type="float" office:value="0.003050903" calcext:value-type="float">
            <text:p>0.003050903</text:p>
          </table:table-cell>
          <table:table-cell office:value-type="float" office:value="0.02169858" calcext:value-type="float">
            <text:p>0.02169858</text:p>
          </table:table-cell>
          <table:table-cell office:value-type="float" office:value="0.9692509" calcext:value-type="float">
            <text:p>0.9692509</text:p>
          </table:table-cell>
          <table:table-cell office:value-type="float" office:value="-0.240154" calcext:value-type="float">
            <text:p>-0.240154</text:p>
          </table:table-cell>
          <table:table-cell office:value-type="float" office:value="-0.02661742" calcext:value-type="float">
            <text:p>-0.02661742</text:p>
          </table:table-cell>
          <table:table-cell office:value-type="float" office:value="0.000004757732" calcext:value-type="float">
            <text:p>4.757732E-06</text:p>
          </table:table-cell>
          <table:table-cell office:value-type="float" office:value="15.75088" calcext:value-type="float">
            <text:p>15.75088</text:p>
          </table:table-cell>
          <table:table-cell office:value-type="float" office:value="7.01273" calcext:value-type="float">
            <text:p>7.01273</text:p>
          </table:table-cell>
          <table:table-cell office:value-type="float" office:value="0.7363064" calcext:value-type="float">
            <text:p>0.7363064</text:p>
          </table:table-cell>
          <table:table-cell office:value-type="float" office:value="0.1324341" calcext:value-type="float">
            <text:p>0.1324341</text:p>
          </table:table-cell>
          <table:table-cell office:value-type="float" office:value="0.04546497" calcext:value-type="float">
            <text:p>0.04546497</text:p>
          </table:table-cell>
          <table:table-cell office:value-type="float" office:value="0.04611801" calcext:value-type="float">
            <text:p>0.04611801</text:p>
          </table:table-cell>
          <table:table-cell office:value-type="float" office:value="0.01219973" calcext:value-type="float">
            <text:p>0.01219973</text:p>
          </table:table-cell>
          <table:table-cell office:value-type="float" office:value="0.008958317" calcext:value-type="float">
            <text:p>0.008958317</text:p>
          </table:table-cell>
          <table:table-cell office:value-type="float" office:value="0.02465577" calcext:value-type="float">
            <text:p>0.02465577</text:p>
          </table:table-cell>
          <table:table-cell office:value-type="float" office:value="0.02201002" calcext:value-type="float">
            <text:p>0.02201002</text:p>
          </table:table-cell>
          <table:table-cell office:value-type="float" office:value="0.01811274" calcext:value-type="float">
            <text:p>0.01811274</text:p>
          </table:table-cell>
          <table:table-cell office:value-type="float" office:value="0.01676654" calcext:value-type="float">
            <text:p>0.01676654</text:p>
          </table:table-cell>
          <table:table-cell office:value-type="float" office:value="0.02571329" calcext:value-type="float">
            <text:p>0.02571329</text:p>
          </table:table-cell>
          <table:table-cell office:value-type="float" office:value="0.005900088" calcext:value-type="float">
            <text:p>0.005900088</text:p>
          </table:table-cell>
          <table:table-cell office:value-type="float" office:value="0.006424041" calcext:value-type="float">
            <text:p>0.006424041</text:p>
          </table:table-cell>
          <table:table-cell office:value-type="float" office:value="0" calcext:value-type="float">
            <text:p>0</text:p>
          </table:table-cell>
          <table:table-cell office:value-type="float" office:value="19.92466" calcext:value-type="float">
            <text:p>19.92466</text:p>
          </table:table-cell>
          <table:table-cell office:value-type="float" office:value="60.68378" calcext:value-type="float">
            <text:p>60.68378</text:p>
          </table:table-cell>
          <table:table-cell office:value-type="float" office:value="65.9396" calcext:value-type="float">
            <text:p>65.9396</text:p>
          </table:table-cell>
          <table:table-cell office:value-type="float" office:value="39.30258" calcext:value-type="float">
            <text:p>39.30258</text:p>
          </table:table-cell>
          <table:table-cell office:value-type="float" office:value="16.44216" calcext:value-type="float">
            <text:p>16.44216</text:p>
          </table:table-cell>
          <table:table-cell office:value-type="float" office:value="0.2168659" calcext:value-type="float">
            <text:p>0.2168659</text:p>
          </table:table-cell>
          <table:table-cell office:value-type="float" office:value="0.01766676" calcext:value-type="float">
            <text:p>0.01766676</text:p>
          </table:table-cell>
          <table:table-cell office:value-type="float" office:value="1.820497" calcext:value-type="float">
            <text:p>1.820497</text:p>
          </table:table-cell>
          <table:table-cell office:value-type="float" office:value="2.369132" calcext:value-type="float">
            <text:p>2.369132</text:p>
          </table:table-cell>
          <table:table-cell office:value-type="float" office:value="0.6450132" calcext:value-type="float">
            <text:p>0.6450132</text:p>
          </table:table-cell>
          <table:table-cell office:value-type="float" office:value="0.2118106" calcext:value-type="float">
            <text:p>0.2118106</text:p>
          </table:table-cell>
          <table:table-cell office:value-type="float" office:value="0.1904339" calcext:value-type="float">
            <text:p>0.1904339</text:p>
          </table:table-cell>
          <table:table-cell office:value-type="float" office:value="0.324745" calcext:value-type="float">
            <text:p>0.324745</text:p>
          </table:table-cell>
          <table:table-cell office:value-type="float" office:value="0.3495223" calcext:value-type="float">
            <text:p>0.3495223</text:p>
          </table:table-cell>
          <table:table-cell office:value-type="float" office:value="0" calcext:value-type="float">
            <text:p>0</text:p>
          </table:table-cell>
          <table:table-cell office:value-type="float" office:value="112.9182" calcext:value-type="float">
            <text:p>112.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0483" calcext:value-type="float">
            <text:p>18.30483</text:p>
          </table:table-cell>
          <table:table-cell office:value-type="float" office:value="0" calcext:value-type="float">
            <text:p>0</text:p>
          </table:table-cell>
          <table:table-cell office:value-type="float" office:value="-0.7944034" calcext:value-type="float">
            <text:p>-0.79440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17.04808" calcext:value-type="float">
            <text:p>17.04808</text:p>
          </table:table-cell>
          <table:table-cell office:value-type="float" office:value="1097.849" calcext:value-type="float">
            <text:p>1097.849</text:p>
          </table:table-cell>
          <table:table-cell office:value-type="float" office:value="11.37" calcext:value-type="float">
            <text:p>11.37</text:p>
          </table:table-cell>
          <table:table-cell office:value-type="float" office:value="-27.23629" calcext:value-type="float">
            <text:p>-27.23629</text:p>
          </table:table-cell>
          <table:table-cell office:value-type="float" office:value="0.126292" calcext:value-type="float">
            <text:p>0.126292</text:p>
          </table:table-cell>
          <table:table-cell office:value-type="float" office:value="10.74085" calcext:value-type="float">
            <text:p>10.74085</text:p>
          </table:table-cell>
          <table:table-cell office:value-type="float" office:value="0.03697208" calcext:value-type="float">
            <text:p>0.03697208</text:p>
          </table:table-cell>
          <table:table-cell office:value-type="float" office:value="0.003050903" calcext:value-type="float">
            <text:p>0.003050903</text:p>
          </table:table-cell>
          <table:table-cell office:value-type="float" office:value="0.02169858" calcext:value-type="float">
            <text:p>0.02169858</text:p>
          </table:table-cell>
          <table:table-cell office:value-type="float" office:value="0.9691536" calcext:value-type="float">
            <text:p>0.9691536</text:p>
          </table:table-cell>
          <table:table-cell office:value-type="float" office:value="-0.2446092" calcext:value-type="float">
            <text:p>-0.2446092</text:p>
          </table:table-cell>
          <table:table-cell office:value-type="float" office:value="-0.02661087" calcext:value-type="float">
            <text:p>-0.02661087</text:p>
          </table:table-cell>
          <table:table-cell office:value-type="float" office:value="0.000005238975" calcext:value-type="float">
            <text:p>5.238975E-06</text:p>
          </table:table-cell>
          <table:table-cell office:value-type="float" office:value="15.71891" calcext:value-type="float">
            <text:p>15.71891</text:p>
          </table:table-cell>
          <table:table-cell office:value-type="float" office:value="3.903933" calcext:value-type="float">
            <text:p>3.903933</text:p>
          </table:table-cell>
          <table:table-cell office:value-type="float" office:value="0.4042186" calcext:value-type="float">
            <text:p>0.4042186</text:p>
          </table:table-cell>
          <table:table-cell office:value-type="float" office:value="0.1164032" calcext:value-type="float">
            <text:p>0.1164032</text:p>
          </table:table-cell>
          <table:table-cell office:value-type="float" office:value="0.04058691" calcext:value-type="float">
            <text:p>0.04058691</text:p>
          </table:table-cell>
          <table:table-cell office:value-type="float" office:value="0.04157719" calcext:value-type="float">
            <text:p>0.04157719</text:p>
          </table:table-cell>
          <table:table-cell office:value-type="float" office:value="0.01151032" calcext:value-type="float">
            <text:p>0.01151032</text:p>
          </table:table-cell>
          <table:table-cell office:value-type="float" office:value="0.008691034" calcext:value-type="float">
            <text:p>0.008691034</text:p>
          </table:table-cell>
          <table:table-cell office:value-type="float" office:value="0.02465369" calcext:value-type="float">
            <text:p>0.02465369</text:p>
          </table:table-cell>
          <table:table-cell office:value-type="float" office:value="0.02196183" calcext:value-type="float">
            <text:p>0.02196183</text:p>
          </table:table-cell>
          <table:table-cell office:value-type="float" office:value="0.01810254" calcext:value-type="float">
            <text:p>0.01810254</text:p>
          </table:table-cell>
          <table:table-cell office:value-type="float" office:value="0.01675009" calcext:value-type="float">
            <text:p>0.01675009</text:p>
          </table:table-cell>
          <table:table-cell office:value-type="float" office:value="0.02555834" calcext:value-type="float">
            <text:p>0.02555834</text:p>
          </table:table-cell>
          <table:table-cell office:value-type="float" office:value="0.005893997" calcext:value-type="float">
            <text:p>0.005893997</text:p>
          </table:table-cell>
          <table:table-cell office:value-type="float" office:value="0.006420927" calcext:value-type="float">
            <text:p>0.006420927</text:p>
          </table:table-cell>
          <table:table-cell office:value-type="float" office:value="0" calcext:value-type="float">
            <text:p>0</text:p>
          </table:table-cell>
          <table:table-cell office:value-type="float" office:value="44.83888" calcext:value-type="float">
            <text:p>44.83888</text:p>
          </table:table-cell>
          <table:table-cell office:value-type="float" office:value="53.09428" calcext:value-type="float">
            <text:p>53.09428</text:p>
          </table:table-cell>
          <table:table-cell office:value-type="float" office:value="63.13554" calcext:value-type="float">
            <text:p>63.13554</text:p>
          </table:table-cell>
          <table:table-cell office:value-type="float" office:value="38.0838" calcext:value-type="float">
            <text:p>38.0838</text:p>
          </table:table-cell>
          <table:table-cell office:value-type="float" office:value="15.83707" calcext:value-type="float">
            <text:p>15.83707</text:p>
          </table:table-cell>
          <table:table-cell office:value-type="float" office:value="0.03226986" calcext:value-type="float">
            <text:p>0.03226986</text:p>
          </table:table-cell>
          <table:table-cell office:value-type="float" office:value="0.01605361" calcext:value-type="float">
            <text:p>0.01605361</text:p>
          </table:table-cell>
          <table:table-cell office:value-type="float" office:value="1.520373" calcext:value-type="float">
            <text:p>1.520373</text:p>
          </table:table-cell>
          <table:table-cell office:value-type="float" office:value="2.266755" calcext:value-type="float">
            <text:p>2.266755</text:p>
          </table:table-cell>
          <table:table-cell office:value-type="float" office:value="0.5951562" calcext:value-type="float">
            <text:p>0.5951562</text:p>
          </table:table-cell>
          <table:table-cell office:value-type="float" office:value="0.1793132" calcext:value-type="float">
            <text:p>0.1793132</text:p>
          </table:table-cell>
          <table:table-cell office:value-type="float" office:value="0.162527" calcext:value-type="float">
            <text:p>0.162527</text:p>
          </table:table-cell>
          <table:table-cell office:value-type="float" office:value="0.3249202" calcext:value-type="float">
            <text:p>0.3249202</text:p>
          </table:table-cell>
          <table:table-cell office:value-type="float" office:value="0.3495276" calcext:value-type="float">
            <text:p>0.3495276</text:p>
          </table:table-cell>
          <table:table-cell office:value-type="float" office:value="0" calcext:value-type="float">
            <text:p>0</text:p>
          </table:table-cell>
          <table:table-cell office:value-type="float" office:value="239.3231" calcext:value-type="float">
            <text:p>239.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0984" calcext:value-type="float">
            <text:p>18.40984</text:p>
          </table:table-cell>
          <table:table-cell office:value-type="float" office:value="0" calcext:value-type="float">
            <text:p>0</text:p>
          </table:table-cell>
          <table:table-cell office:value-type="float" office:value="-0.8485324" calcext:value-type="float">
            <text:p>-0.84853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16.98073" calcext:value-type="float">
            <text:p>16.98073</text:p>
          </table:table-cell>
          <table:table-cell office:value-type="float" office:value="1097.815" calcext:value-type="float">
            <text:p>1097.815</text:p>
          </table:table-cell>
          <table:table-cell office:value-type="float" office:value="11.37" calcext:value-type="float">
            <text:p>11.37</text:p>
          </table:table-cell>
          <table:table-cell office:value-type="float" office:value="-27.93368" calcext:value-type="float">
            <text:p>-27.93368</text:p>
          </table:table-cell>
          <table:table-cell office:value-type="float" office:value="0.1083601" calcext:value-type="float">
            <text:p>0.1083601</text:p>
          </table:table-cell>
          <table:table-cell office:value-type="float" office:value="10.15495" calcext:value-type="float">
            <text:p>10.15495</text:p>
          </table:table-cell>
          <table:table-cell office:value-type="float" office:value="0.03697208" calcext:value-type="float">
            <text:p>0.03697208</text:p>
          </table:table-cell>
          <table:table-cell office:value-type="float" office:value="0.003050903" calcext:value-type="float">
            <text:p>0.003050903</text:p>
          </table:table-cell>
          <table:table-cell office:value-type="float" office:value="0.02169858" calcext:value-type="float">
            <text:p>0.02169858</text:p>
          </table:table-cell>
          <table:table-cell office:value-type="float" office:value="0.9690633" calcext:value-type="float">
            <text:p>0.9690633</text:p>
          </table:table-cell>
          <table:table-cell office:value-type="float" office:value="-0.2450338" calcext:value-type="float">
            <text:p>-0.2450338</text:p>
          </table:table-cell>
          <table:table-cell office:value-type="float" office:value="-0.02659774" calcext:value-type="float">
            <text:p>-0.02659774</text:p>
          </table:table-cell>
          <table:table-cell office:value-type="float" office:value="0.000005745284" calcext:value-type="float">
            <text:p>5.745284E-06</text:p>
          </table:table-cell>
          <table:table-cell office:value-type="float" office:value="15.69876" calcext:value-type="float">
            <text:p>15.69876</text:p>
          </table:table-cell>
          <table:table-cell office:value-type="float" office:value="2.732266" calcext:value-type="float">
            <text:p>2.732266</text:p>
          </table:table-cell>
          <table:table-cell office:value-type="float" office:value="0.27186" calcext:value-type="float">
            <text:p>0.27186</text:p>
          </table:table-cell>
          <table:table-cell office:value-type="float" office:value="0.1074871" calcext:value-type="float">
            <text:p>0.1074871</text:p>
          </table:table-cell>
          <table:table-cell office:value-type="float" office:value="0.03762695" calcext:value-type="float">
            <text:p>0.03762695</text:p>
          </table:table-cell>
          <table:table-cell office:value-type="float" office:value="0.03836245" calcext:value-type="float">
            <text:p>0.03836245</text:p>
          </table:table-cell>
          <table:table-cell office:value-type="float" office:value="0.01107618" calcext:value-type="float">
            <text:p>0.01107618</text:p>
          </table:table-cell>
          <table:table-cell office:value-type="float" office:value="0.008446327" calcext:value-type="float">
            <text:p>0.008446327</text:p>
          </table:table-cell>
          <table:table-cell office:value-type="float" office:value="0.0245522" calcext:value-type="float">
            <text:p>0.0245522</text:p>
          </table:table-cell>
          <table:table-cell office:value-type="float" office:value="0.02190254" calcext:value-type="float">
            <text:p>0.02190254</text:p>
          </table:table-cell>
          <table:table-cell office:value-type="float" office:value="0.01808931" calcext:value-type="float">
            <text:p>0.01808931</text:p>
          </table:table-cell>
          <table:table-cell office:value-type="float" office:value="0.01673435" calcext:value-type="float">
            <text:p>0.01673435</text:p>
          </table:table-cell>
          <table:table-cell office:value-type="float" office:value="0.02536932" calcext:value-type="float">
            <text:p>0.02536932</text:p>
          </table:table-cell>
          <table:table-cell office:value-type="float" office:value="0.005887447" calcext:value-type="float">
            <text:p>0.005887447</text:p>
          </table:table-cell>
          <table:table-cell office:value-type="float" office:value="0.006417782" calcext:value-type="float">
            <text:p>0.006417782</text:p>
          </table:table-cell>
          <table:table-cell office:value-type="float" office:value="0" calcext:value-type="float">
            <text:p>0</text:p>
          </table:table-cell>
          <table:table-cell office:value-type="float" office:value="43.42443" calcext:value-type="float">
            <text:p>43.42443</text:p>
          </table:table-cell>
          <table:table-cell office:value-type="float" office:value="48.11434" calcext:value-type="float">
            <text:p>48.11434</text:p>
          </table:table-cell>
          <table:table-cell office:value-type="float" office:value="61.90996" calcext:value-type="float">
            <text:p>61.90996</text:p>
          </table:table-cell>
          <table:table-cell office:value-type="float" office:value="37.05421" calcext:value-type="float">
            <text:p>37.05421</text:p>
          </table:table-cell>
          <table:table-cell office:value-type="float" office:value="15.045" calcext:value-type="float">
            <text:p>15.045</text:p>
          </table:table-cell>
          <table:table-cell office:value-type="float" office:value="0.01530924" calcext:value-type="float">
            <text:p>0.01530924</text:p>
          </table:table-cell>
          <table:table-cell office:value-type="float" office:value="0.01512104" calcext:value-type="float">
            <text:p>0.01512104</text:p>
          </table:table-cell>
          <table:table-cell office:value-type="float" office:value="1.202962" calcext:value-type="float">
            <text:p>1.202962</text:p>
          </table:table-cell>
          <table:table-cell office:value-type="float" office:value="2.153388" calcext:value-type="float">
            <text:p>2.153388</text:p>
          </table:table-cell>
          <table:table-cell office:value-type="float" office:value="0.5404384" calcext:value-type="float">
            <text:p>0.5404384</text:p>
          </table:table-cell>
          <table:table-cell office:value-type="float" office:value="0.1457527" calcext:value-type="float">
            <text:p>0.1457527</text:p>
          </table:table-cell>
          <table:table-cell office:value-type="float" office:value="0.1326601" calcext:value-type="float">
            <text:p>0.1326601</text:p>
          </table:table-cell>
          <table:table-cell office:value-type="float" office:value="0.3250393" calcext:value-type="float">
            <text:p>0.3250393</text:p>
          </table:table-cell>
          <table:table-cell office:value-type="float" office:value="0.3495329" calcext:value-type="float">
            <text:p>0.3495329</text:p>
          </table:table-cell>
          <table:table-cell office:value-type="float" office:value="0" calcext:value-type="float">
            <text:p>0</text:p>
          </table:table-cell>
          <table:table-cell office:value-type="float" office:value="345.034" calcext:value-type="float">
            <text:p>345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0296" calcext:value-type="float">
            <text:p>18.50296</text:p>
          </table:table-cell>
          <table:table-cell office:value-type="float" office:value="0" calcext:value-type="float">
            <text:p>0</text:p>
          </table:table-cell>
          <table:table-cell office:value-type="float" office:value="-0.8487043" calcext:value-type="float">
            <text:p>-0.84870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16.90606" calcext:value-type="float">
            <text:p>16.90606</text:p>
          </table:table-cell>
          <table:table-cell office:value-type="float" office:value="1097.773" calcext:value-type="float">
            <text:p>1097.773</text:p>
          </table:table-cell>
          <table:table-cell office:value-type="float" office:value="11.37" calcext:value-type="float">
            <text:p>11.37</text:p>
          </table:table-cell>
          <table:table-cell office:value-type="float" office:value="-28.69719" calcext:value-type="float">
            <text:p>-28.69719</text:p>
          </table:table-cell>
          <table:table-cell office:value-type="float" office:value="0.1023402" calcext:value-type="float">
            <text:p>0.1023402</text:p>
          </table:table-cell>
          <table:table-cell office:value-type="float" office:value="9.50454" calcext:value-type="float">
            <text:p>9.50454</text:p>
          </table:table-cell>
          <table:table-cell office:value-type="float" office:value="0.03697208" calcext:value-type="float">
            <text:p>0.03697208</text:p>
          </table:table-cell>
          <table:table-cell office:value-type="float" office:value="0.003050903" calcext:value-type="float">
            <text:p>0.003050903</text:p>
          </table:table-cell>
          <table:table-cell office:value-type="float" office:value="0.02169858" calcext:value-type="float">
            <text:p>0.02169858</text:p>
          </table:table-cell>
          <table:table-cell office:value-type="float" office:value="0.9689775" calcext:value-type="float">
            <text:p>0.9689775</text:p>
          </table:table-cell>
          <table:table-cell office:value-type="float" office:value="-0.2450783" calcext:value-type="float">
            <text:p>-0.2450783</text:p>
          </table:table-cell>
          <table:table-cell office:value-type="float" office:value="-0.02657299" calcext:value-type="float">
            <text:p>-0.02657299</text:p>
          </table:table-cell>
          <table:table-cell office:value-type="float" office:value="0.000006274347" calcext:value-type="float">
            <text:p>6.274347E-06</text:p>
          </table:table-cell>
          <table:table-cell office:value-type="float" office:value="15.63968" calcext:value-type="float">
            <text:p>15.63968</text:p>
          </table:table-cell>
          <table:table-cell office:value-type="float" office:value="2.350163" calcext:value-type="float">
            <text:p>2.350163</text:p>
          </table:table-cell>
          <table:table-cell office:value-type="float" office:value="0.2136425" calcext:value-type="float">
            <text:p>0.2136425</text:p>
          </table:table-cell>
          <table:table-cell office:value-type="float" office:value="0.1108761" calcext:value-type="float">
            <text:p>0.1108761</text:p>
          </table:table-cell>
          <table:table-cell office:value-type="float" office:value="0.03796034" calcext:value-type="float">
            <text:p>0.03796034</text:p>
          </table:table-cell>
          <table:table-cell office:value-type="float" office:value="0.03785005" calcext:value-type="float">
            <text:p>0.03785005</text:p>
          </table:table-cell>
          <table:table-cell office:value-type="float" office:value="0.01103133" calcext:value-type="float">
            <text:p>0.01103133</text:p>
          </table:table-cell>
          <table:table-cell office:value-type="float" office:value="0.008259857" calcext:value-type="float">
            <text:p>0.008259857</text:p>
          </table:table-cell>
          <table:table-cell office:value-type="float" office:value="0.02441276" calcext:value-type="float">
            <text:p>0.02441276</text:p>
          </table:table-cell>
          <table:table-cell office:value-type="float" office:value="0.02183406" calcext:value-type="float">
            <text:p>0.02183406</text:p>
          </table:table-cell>
          <table:table-cell office:value-type="float" office:value="0.01807461" calcext:value-type="float">
            <text:p>0.01807461</text:p>
          </table:table-cell>
          <table:table-cell office:value-type="float" office:value="0.01671913" calcext:value-type="float">
            <text:p>0.01671913</text:p>
          </table:table-cell>
          <table:table-cell office:value-type="float" office:value="0.02515031" calcext:value-type="float">
            <text:p>0.02515031</text:p>
          </table:table-cell>
          <table:table-cell office:value-type="float" office:value="0.005880794" calcext:value-type="float">
            <text:p>0.005880794</text:p>
          </table:table-cell>
          <table:table-cell office:value-type="float" office:value="0.006414625" calcext:value-type="float">
            <text:p>0.006414625</text:p>
          </table:table-cell>
          <table:table-cell office:value-type="float" office:value="0" calcext:value-type="float">
            <text:p>0</text:p>
          </table:table-cell>
          <table:table-cell office:value-type="float" office:value="33.40171" calcext:value-type="float">
            <text:p>33.40171</text:p>
          </table:table-cell>
          <table:table-cell office:value-type="float" office:value="44.01731" calcext:value-type="float">
            <text:p>44.01731</text:p>
          </table:table-cell>
          <table:table-cell office:value-type="float" office:value="60.74167" calcext:value-type="float">
            <text:p>60.74167</text:p>
          </table:table-cell>
          <table:table-cell office:value-type="float" office:value="35.96371" calcext:value-type="float">
            <text:p>35.96371</text:p>
          </table:table-cell>
          <table:table-cell office:value-type="float" office:value="14.09231" calcext:value-type="float">
            <text:p>14.09231</text:p>
          </table:table-cell>
          <table:table-cell office:value-type="float" office:value="0.01438239" calcext:value-type="float">
            <text:p>0.01438239</text:p>
          </table:table-cell>
          <table:table-cell office:value-type="float" office:value="0.01482076" calcext:value-type="float">
            <text:p>0.01482076</text:p>
          </table:table-cell>
          <table:table-cell office:value-type="float" office:value="0.8759927" calcext:value-type="float">
            <text:p>0.8759927</text:p>
          </table:table-cell>
          <table:table-cell office:value-type="float" office:value="2.029462" calcext:value-type="float">
            <text:p>2.029462</text:p>
          </table:table-cell>
          <table:table-cell office:value-type="float" office:value="0.4817474" calcext:value-type="float">
            <text:p>0.4817474</text:p>
          </table:table-cell>
          <table:table-cell office:value-type="float" office:value="0.1127577" calcext:value-type="float">
            <text:p>0.1127577</text:p>
          </table:table-cell>
          <table:table-cell office:value-type="float" office:value="0.1029892" calcext:value-type="float">
            <text:p>0.1029892</text:p>
          </table:table-cell>
          <table:table-cell office:value-type="float" office:value="0.3250894" calcext:value-type="float">
            <text:p>0.3250894</text:p>
          </table:table-cell>
          <table:table-cell office:value-type="float" office:value="0.3495382" calcext:value-type="float">
            <text:p>0.3495382</text:p>
          </table:table-cell>
          <table:table-cell office:value-type="float" office:value="0" calcext:value-type="float">
            <text:p>0</text:p>
          </table:table-cell>
          <table:table-cell office:value-type="float" office:value="479.537" calcext:value-type="float">
            <text:p>479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0941" calcext:value-type="float">
            <text:p>18.60941</text:p>
          </table:table-cell>
          <table:table-cell office:value-type="float" office:value="0" calcext:value-type="float">
            <text:p>0</text:p>
          </table:table-cell>
          <table:table-cell office:value-type="float" office:value="-0.8487929" calcext:value-type="float">
            <text:p>-0.84879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16.79887" calcext:value-type="float">
            <text:p>16.79887</text:p>
          </table:table-cell>
          <table:table-cell office:value-type="float" office:value="1097.728" calcext:value-type="float">
            <text:p>1097.728</text:p>
          </table:table-cell>
          <table:table-cell office:value-type="float" office:value="11.37" calcext:value-type="float">
            <text:p>11.37</text:p>
          </table:table-cell>
          <table:table-cell office:value-type="float" office:value="-29.44576" calcext:value-type="float">
            <text:p>-29.44576</text:p>
          </table:table-cell>
          <table:table-cell office:value-type="float" office:value="0.1165412" calcext:value-type="float">
            <text:p>0.1165412</text:p>
          </table:table-cell>
          <table:table-cell office:value-type="float" office:value="8.866353" calcext:value-type="float">
            <text:p>8.866353</text:p>
          </table:table-cell>
          <table:table-cell office:value-type="float" office:value="0.0370312" calcext:value-type="float">
            <text:p>0.0370312</text:p>
          </table:table-cell>
          <table:table-cell office:value-type="float" office:value="0.003065854" calcext:value-type="float">
            <text:p>0.003065854</text:p>
          </table:table-cell>
          <table:table-cell office:value-type="float" office:value="0.02191726" calcext:value-type="float">
            <text:p>0.02191726</text:p>
          </table:table-cell>
          <table:table-cell office:value-type="float" office:value="0.9694588" calcext:value-type="float">
            <text:p>0.9694588</text:p>
          </table:table-cell>
          <table:table-cell office:value-type="float" office:value="-0.2454877" calcext:value-type="float">
            <text:p>-0.2454877</text:p>
          </table:table-cell>
          <table:table-cell office:value-type="float" office:value="-0.02655663" calcext:value-type="float">
            <text:p>-0.02655663</text:p>
          </table:table-cell>
          <table:table-cell office:value-type="float" office:value="0.000006826484" calcext:value-type="float">
            <text:p>6.826484E-06</text:p>
          </table:table-cell>
          <table:table-cell office:value-type="float" office:value="15.51134" calcext:value-type="float">
            <text:p>15.51134</text:p>
          </table:table-cell>
          <table:table-cell office:value-type="float" office:value="1.778134" calcext:value-type="float">
            <text:p>1.778134</text:p>
          </table:table-cell>
          <table:table-cell office:value-type="float" office:value="0.7164457" calcext:value-type="float">
            <text:p>0.7164457</text:p>
          </table:table-cell>
          <table:table-cell office:value-type="float" office:value="0.1175892" calcext:value-type="float">
            <text:p>0.1175892</text:p>
          </table:table-cell>
          <table:table-cell office:value-type="float" office:value="0.03965577" calcext:value-type="float">
            <text:p>0.03965577</text:p>
          </table:table-cell>
          <table:table-cell office:value-type="float" office:value="0.03968326" calcext:value-type="float">
            <text:p>0.03968326</text:p>
          </table:table-cell>
          <table:table-cell office:value-type="float" office:value="0.0116837" calcext:value-type="float">
            <text:p>0.0116837</text:p>
          </table:table-cell>
          <table:table-cell office:value-type="float" office:value="0.00878139" calcext:value-type="float">
            <text:p>0.00878139</text:p>
          </table:table-cell>
          <table:table-cell office:value-type="float" office:value="0.02435414" calcext:value-type="float">
            <text:p>0.02435414</text:p>
          </table:table-cell>
          <table:table-cell office:value-type="float" office:value="0.02177263" calcext:value-type="float">
            <text:p>0.02177263</text:p>
          </table:table-cell>
          <table:table-cell office:value-type="float" office:value="0.01806255" calcext:value-type="float">
            <text:p>0.01806255</text:p>
          </table:table-cell>
          <table:table-cell office:value-type="float" office:value="0.01670481" calcext:value-type="float">
            <text:p>0.01670481</text:p>
          </table:table-cell>
          <table:table-cell office:value-type="float" office:value="0.02490708" calcext:value-type="float">
            <text:p>0.02490708</text:p>
          </table:table-cell>
          <table:table-cell office:value-type="float" office:value="0.005872039" calcext:value-type="float">
            <text:p>0.005872039</text:p>
          </table:table-cell>
          <table:table-cell office:value-type="float" office:value="0.006411433" calcext:value-type="float">
            <text:p>0.006411433</text:p>
          </table:table-cell>
          <table:table-cell office:value-type="float" office:value="0" calcext:value-type="float">
            <text:p>0</text:p>
          </table:table-cell>
          <table:table-cell office:value-type="float" office:value="14.68637" calcext:value-type="float">
            <text:p>14.68637</text:p>
          </table:table-cell>
          <table:table-cell office:value-type="float" office:value="42.32684" calcext:value-type="float">
            <text:p>42.32684</text:p>
          </table:table-cell>
          <table:table-cell office:value-type="float" office:value="60.1304" calcext:value-type="float">
            <text:p>60.1304</text:p>
          </table:table-cell>
          <table:table-cell office:value-type="float" office:value="34.4142" calcext:value-type="float">
            <text:p>34.4142</text:p>
          </table:table-cell>
          <table:table-cell office:value-type="float" office:value="13.05387" calcext:value-type="float">
            <text:p>13.05387</text:p>
          </table:table-cell>
          <table:table-cell office:value-type="float" office:value="0.01247141" calcext:value-type="float">
            <text:p>0.01247141</text:p>
          </table:table-cell>
          <table:table-cell office:value-type="float" office:value="0.01616905" calcext:value-type="float">
            <text:p>0.01616905</text:p>
          </table:table-cell>
          <table:table-cell office:value-type="float" office:value="0.5597672" calcext:value-type="float">
            <text:p>0.5597672</text:p>
          </table:table-cell>
          <table:table-cell office:value-type="float" office:value="1.902766" calcext:value-type="float">
            <text:p>1.902766</text:p>
          </table:table-cell>
          <table:table-cell office:value-type="float" office:value="0.422906" calcext:value-type="float">
            <text:p>0.422906</text:p>
          </table:table-cell>
          <table:table-cell office:value-type="float" office:value="0.08340195" calcext:value-type="float">
            <text:p>0.08340195</text:p>
          </table:table-cell>
          <table:table-cell office:value-type="float" office:value="0.07598914" calcext:value-type="float">
            <text:p>0.07598914</text:p>
          </table:table-cell>
          <table:table-cell office:value-type="float" office:value="0.3244513" calcext:value-type="float">
            <text:p>0.3244513</text:p>
          </table:table-cell>
          <table:table-cell office:value-type="float" office:value="0.3495436" calcext:value-type="float">
            <text:p>0.3495436</text:p>
          </table:table-cell>
          <table:table-cell office:value-type="float" office:value="0" calcext:value-type="float">
            <text:p>0</text:p>
          </table:table-cell>
          <table:table-cell office:value-type="float" office:value="130.3412" calcext:value-type="float">
            <text:p>130.3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359" calcext:value-type="float">
            <text:p>18.75359</text:p>
          </table:table-cell>
          <table:table-cell office:value-type="float" office:value="0" calcext:value-type="float">
            <text:p>0</text:p>
          </table:table-cell>
          <table:table-cell office:value-type="float" office:value="-0.8638568" calcext:value-type="float">
            <text:p>-0.86385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16.70335" calcext:value-type="float">
            <text:p>16.70335</text:p>
          </table:table-cell>
          <table:table-cell office:value-type="float" office:value="1097.695" calcext:value-type="float">
            <text:p>1097.695</text:p>
          </table:table-cell>
          <table:table-cell office:value-type="float" office:value="11.37" calcext:value-type="float">
            <text:p>11.37</text:p>
          </table:table-cell>
          <table:table-cell office:value-type="float" office:value="-30.02599" calcext:value-type="float">
            <text:p>-30.02599</text:p>
          </table:table-cell>
          <table:table-cell office:value-type="float" office:value="0.09540331" calcext:value-type="float">
            <text:p>0.09540331</text:p>
          </table:table-cell>
          <table:table-cell office:value-type="float" office:value="8.379162" calcext:value-type="float">
            <text:p>8.379162</text:p>
          </table:table-cell>
          <table:table-cell office:value-type="float" office:value="0.0370312" calcext:value-type="float">
            <text:p>0.0370312</text:p>
          </table:table-cell>
          <table:table-cell office:value-type="float" office:value="0.003065854" calcext:value-type="float">
            <text:p>0.003065854</text:p>
          </table:table-cell>
          <table:table-cell office:value-type="float" office:value="0.02191726" calcext:value-type="float">
            <text:p>0.02191726</text:p>
          </table:table-cell>
          <table:table-cell office:value-type="float" office:value="0.9694588" calcext:value-type="float">
            <text:p>0.9694588</text:p>
          </table:table-cell>
          <table:table-cell office:value-type="float" office:value="-0.2499782" calcext:value-type="float">
            <text:p>-0.2499782</text:p>
          </table:table-cell>
          <table:table-cell office:value-type="float" office:value="-0.02654695" calcext:value-type="float">
            <text:p>-0.02654695</text:p>
          </table:table-cell>
          <table:table-cell office:value-type="float" office:value="0.000007406664" calcext:value-type="float">
            <text:p>7.406664E-06</text:p>
          </table:table-cell>
          <table:table-cell office:value-type="float" office:value="15.48747" calcext:value-type="float">
            <text:p>15.48747</text:p>
          </table:table-cell>
          <table:table-cell office:value-type="float" office:value="1.091993" calcext:value-type="float">
            <text:p>1.091993</text:p>
          </table:table-cell>
          <table:table-cell office:value-type="float" office:value="0.3571596" calcext:value-type="float">
            <text:p>0.3571596</text:p>
          </table:table-cell>
          <table:table-cell office:value-type="float" office:value="0.1189063" calcext:value-type="float">
            <text:p>0.1189063</text:p>
          </table:table-cell>
          <table:table-cell office:value-type="float" office:value="0.040055" calcext:value-type="float">
            <text:p>0.040055</text:p>
          </table:table-cell>
          <table:table-cell office:value-type="float" office:value="0.03995138" calcext:value-type="float">
            <text:p>0.03995138</text:p>
          </table:table-cell>
          <table:table-cell office:value-type="float" office:value="0.01204289" calcext:value-type="float">
            <text:p>0.01204289</text:p>
          </table:table-cell>
          <table:table-cell office:value-type="float" office:value="0.00862835" calcext:value-type="float">
            <text:p>0.00862835</text:p>
          </table:table-cell>
          <table:table-cell office:value-type="float" office:value="0.02439081" calcext:value-type="float">
            <text:p>0.02439081</text:p>
          </table:table-cell>
          <table:table-cell office:value-type="float" office:value="0.02173583" calcext:value-type="float">
            <text:p>0.02173583</text:p>
          </table:table-cell>
          <table:table-cell office:value-type="float" office:value="0.0180564" calcext:value-type="float">
            <text:p>0.0180564</text:p>
          </table:table-cell>
          <table:table-cell office:value-type="float" office:value="0.01669194" calcext:value-type="float">
            <text:p>0.01669194</text:p>
          </table:table-cell>
          <table:table-cell office:value-type="float" office:value="0.02465492" calcext:value-type="float">
            <text:p>0.02465492</text:p>
          </table:table-cell>
          <table:table-cell office:value-type="float" office:value="0.005865238" calcext:value-type="float">
            <text:p>0.005865238</text:p>
          </table:table-cell>
          <table:table-cell office:value-type="float" office:value="0.006408247" calcext:value-type="float">
            <text:p>0.006408247</text:p>
          </table:table-cell>
          <table:table-cell office:value-type="float" office:value="0" calcext:value-type="float">
            <text:p>0</text:p>
          </table:table-cell>
          <table:table-cell office:value-type="float" office:value="22.65951" calcext:value-type="float">
            <text:p>22.65951</text:p>
          </table:table-cell>
          <table:table-cell office:value-type="float" office:value="39.05458" calcext:value-type="float">
            <text:p>39.05458</text:p>
          </table:table-cell>
          <table:table-cell office:value-type="float" office:value="57.89188" calcext:value-type="float">
            <text:p>57.89188</text:p>
          </table:table-cell>
          <table:table-cell office:value-type="float" office:value="32.84381" calcext:value-type="float">
            <text:p>32.84381</text:p>
          </table:table-cell>
          <table:table-cell office:value-type="float" office:value="12.05346" calcext:value-type="float">
            <text:p>12.05346</text:p>
          </table:table-cell>
          <table:table-cell office:value-type="float" office:value="0.01164156" calcext:value-type="float">
            <text:p>0.01164156</text:p>
          </table:table-cell>
          <table:table-cell office:value-type="float" office:value="0.0155435" calcext:value-type="float">
            <text:p>0.0155435</text:p>
          </table:table-cell>
          <table:table-cell office:value-type="float" office:value="0.2810353" calcext:value-type="float">
            <text:p>0.2810353</text:p>
          </table:table-cell>
          <table:table-cell office:value-type="float" office:value="1.779835" calcext:value-type="float">
            <text:p>1.779835</text:p>
          </table:table-cell>
          <table:table-cell office:value-type="float" office:value="0.3671297" calcext:value-type="float">
            <text:p>0.3671297</text:p>
          </table:table-cell>
          <table:table-cell office:value-type="float" office:value="0.05990982" calcext:value-type="float">
            <text:p>0.05990982</text:p>
          </table:table-cell>
          <table:table-cell office:value-type="float" office:value="0.05455971" calcext:value-type="float">
            <text:p>0.05455971</text:p>
          </table:table-cell>
          <table:table-cell office:value-type="float" office:value="0.3242898" calcext:value-type="float">
            <text:p>0.3242898</text:p>
          </table:table-cell>
          <table:table-cell office:value-type="float" office:value="0.3495489" calcext:value-type="float">
            <text:p>0.3495489</text:p>
          </table:table-cell>
          <table:table-cell office:value-type="float" office:value="0" calcext:value-type="float">
            <text:p>0</text:p>
          </table:table-cell>
          <table:table-cell office:value-type="float" office:value="302.658" calcext:value-type="float">
            <text:p>302.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381" calcext:value-type="float">
            <text:p>18.87381</text:p>
          </table:table-cell>
          <table:table-cell office:value-type="float" office:value="0" calcext:value-type="float">
            <text:p>0</text:p>
          </table:table-cell>
          <table:table-cell office:value-type="float" office:value="-0.9092741" calcext:value-type="float">
            <text:p>-0.90927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16.62665" calcext:value-type="float">
            <text:p>16.62665</text:p>
          </table:table-cell>
          <table:table-cell office:value-type="float" office:value="1097.655" calcext:value-type="float">
            <text:p>1097.655</text:p>
          </table:table-cell>
          <table:table-cell office:value-type="float" office:value="11.37" calcext:value-type="float">
            <text:p>11.37</text:p>
          </table:table-cell>
          <table:table-cell office:value-type="float" office:value="-30.59024" calcext:value-type="float">
            <text:p>-30.59024</text:p>
          </table:table-cell>
          <table:table-cell office:value-type="float" office:value="0.0879927" calcext:value-type="float">
            <text:p>0.0879927</text:p>
          </table:table-cell>
          <table:table-cell office:value-type="float" office:value="7.931409" calcext:value-type="float">
            <text:p>7.931409</text:p>
          </table:table-cell>
          <table:table-cell office:value-type="float" office:value="0.0370312" calcext:value-type="float">
            <text:p>0.0370312</text:p>
          </table:table-cell>
          <table:table-cell office:value-type="float" office:value="0.003065854" calcext:value-type="float">
            <text:p>0.003065854</text:p>
          </table:table-cell>
          <table:table-cell office:value-type="float" office:value="0.02191726" calcext:value-type="float">
            <text:p>0.02191726</text:p>
          </table:table-cell>
          <table:table-cell office:value-type="float" office:value="0.9694588" calcext:value-type="float">
            <text:p>0.9694588</text:p>
          </table:table-cell>
          <table:table-cell office:value-type="float" office:value="-0.250136" calcext:value-type="float">
            <text:p>-0.250136</text:p>
          </table:table-cell>
          <table:table-cell office:value-type="float" office:value="-0.02652769" calcext:value-type="float">
            <text:p>-0.02652769</text:p>
          </table:table-cell>
          <table:table-cell office:value-type="float" office:value="0.000008003752" calcext:value-type="float">
            <text:p>8.003752E-06</text:p>
          </table:table-cell>
          <table:table-cell office:value-type="float" office:value="15.46177" calcext:value-type="float">
            <text:p>15.46177</text:p>
          </table:table-cell>
          <table:table-cell office:value-type="float" office:value="0.8839982" calcext:value-type="float">
            <text:p>0.8839982</text:p>
          </table:table-cell>
          <table:table-cell office:value-type="float" office:value="0.2390483" calcext:value-type="float">
            <text:p>0.2390483</text:p>
          </table:table-cell>
          <table:table-cell office:value-type="float" office:value="0.1105196" calcext:value-type="float">
            <text:p>0.1105196</text:p>
          </table:table-cell>
          <table:table-cell office:value-type="float" office:value="0.03806238" calcext:value-type="float">
            <text:p>0.03806238</text:p>
          </table:table-cell>
          <table:table-cell office:value-type="float" office:value="0.03814172" calcext:value-type="float">
            <text:p>0.03814172</text:p>
          </table:table-cell>
          <table:table-cell office:value-type="float" office:value="0.01205302" calcext:value-type="float">
            <text:p>0.01205302</text:p>
          </table:table-cell>
          <table:table-cell office:value-type="float" office:value="0.008497013" calcext:value-type="float">
            <text:p>0.008497013</text:p>
          </table:table-cell>
          <table:table-cell office:value-type="float" office:value="0.02441828" calcext:value-type="float">
            <text:p>0.02441828</text:p>
          </table:table-cell>
          <table:table-cell office:value-type="float" office:value="0.02172971" calcext:value-type="float">
            <text:p>0.02172971</text:p>
          </table:table-cell>
          <table:table-cell office:value-type="float" office:value="0.01805746" calcext:value-type="float">
            <text:p>0.01805746</text:p>
          </table:table-cell>
          <table:table-cell office:value-type="float" office:value="0.01668062" calcext:value-type="float">
            <text:p>0.01668062</text:p>
          </table:table-cell>
          <table:table-cell office:value-type="float" office:value="0.02440358" calcext:value-type="float">
            <text:p>0.02440358</text:p>
          </table:table-cell>
          <table:table-cell office:value-type="float" office:value="0.005858368" calcext:value-type="float">
            <text:p>0.005858368</text:p>
          </table:table-cell>
          <table:table-cell office:value-type="float" office:value="0.006405016" calcext:value-type="float">
            <text:p>0.006405016</text:p>
          </table:table-cell>
          <table:table-cell office:value-type="float" office:value="0" calcext:value-type="float">
            <text:p>0</text:p>
          </table:table-cell>
          <table:table-cell office:value-type="float" office:value="19.18245" calcext:value-type="float">
            <text:p>19.18245</text:p>
          </table:table-cell>
          <table:table-cell office:value-type="float" office:value="38.10307" calcext:value-type="float">
            <text:p>38.10307</text:p>
          </table:table-cell>
          <table:table-cell office:value-type="float" office:value="56.01276" calcext:value-type="float">
            <text:p>56.01276</text:p>
          </table:table-cell>
          <table:table-cell office:value-type="float" office:value="31.43857" calcext:value-type="float">
            <text:p>31.43857</text:p>
          </table:table-cell>
          <table:table-cell office:value-type="float" office:value="10.8523" calcext:value-type="float">
            <text:p>10.8523</text:p>
          </table:table-cell>
          <table:table-cell office:value-type="float" office:value="0.01125544" calcext:value-type="float">
            <text:p>0.01125544</text:p>
          </table:table-cell>
          <table:table-cell office:value-type="float" office:value="0.01513808" calcext:value-type="float">
            <text:p>0.01513808</text:p>
          </table:table-cell>
          <table:table-cell office:value-type="float" office:value="0.08098613" calcext:value-type="float">
            <text:p>0.08098613</text:p>
          </table:table-cell>
          <table:table-cell office:value-type="float" office:value="1.664006" calcext:value-type="float">
            <text:p>1.664006</text:p>
          </table:table-cell>
          <table:table-cell office:value-type="float" office:value="0.316036" calcext:value-type="float">
            <text:p>0.316036</text:p>
          </table:table-cell>
          <table:table-cell office:value-type="float" office:value="0.04292467" calcext:value-type="float">
            <text:p>0.04292467</text:p>
          </table:table-cell>
          <table:table-cell office:value-type="float" office:value="0.03997212" calcext:value-type="float">
            <text:p>0.03997212</text:p>
          </table:table-cell>
          <table:table-cell office:value-type="float" office:value="0.3241075" calcext:value-type="float">
            <text:p>0.3241075</text:p>
          </table:table-cell>
          <table:table-cell office:value-type="float" office:value="0.3495542" calcext:value-type="float">
            <text:p>0.3495542</text:p>
          </table:table-cell>
          <table:table-cell office:value-type="float" office:value="0" calcext:value-type="float">
            <text:p>0</text:p>
          </table:table-cell>
          <table:table-cell office:value-type="float" office:value="407.9485" calcext:value-type="float">
            <text:p>407.9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8199" calcext:value-type="float">
            <text:p>18.98199</text:p>
          </table:table-cell>
          <table:table-cell office:value-type="float" office:value="0" calcext:value-type="float">
            <text:p>0</text:p>
          </table:table-cell>
          <table:table-cell office:value-type="float" office:value="-0.9096205" calcext:value-type="float">
            <text:p>-0.90962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16.55002" calcext:value-type="float">
            <text:p>16.55002</text:p>
          </table:table-cell>
          <table:table-cell office:value-type="float" office:value="1097.614" calcext:value-type="float">
            <text:p>1097.614</text:p>
          </table:table-cell>
          <table:table-cell office:value-type="float" office:value="11.37" calcext:value-type="float">
            <text:p>11.37</text:p>
          </table:table-cell>
          <table:table-cell office:value-type="float" office:value="-31.09519" calcext:value-type="float">
            <text:p>-31.09519</text:p>
          </table:table-cell>
          <table:table-cell office:value-type="float" office:value="0.08450813" calcext:value-type="float">
            <text:p>0.08450813</text:p>
          </table:table-cell>
          <table:table-cell office:value-type="float" office:value="7.539266" calcext:value-type="float">
            <text:p>7.539266</text:p>
          </table:table-cell>
          <table:table-cell office:value-type="float" office:value="0.0370312" calcext:value-type="float">
            <text:p>0.0370312</text:p>
          </table:table-cell>
          <table:table-cell office:value-type="float" office:value="0.003065854" calcext:value-type="float">
            <text:p>0.003065854</text:p>
          </table:table-cell>
          <table:table-cell office:value-type="float" office:value="0.02191726" calcext:value-type="float">
            <text:p>0.02191726</text:p>
          </table:table-cell>
          <table:table-cell office:value-type="float" office:value="0.9694588" calcext:value-type="float">
            <text:p>0.9694588</text:p>
          </table:table-cell>
          <table:table-cell office:value-type="float" office:value="-0.2501515" calcext:value-type="float">
            <text:p>-0.2501515</text:p>
          </table:table-cell>
          <table:table-cell office:value-type="float" office:value="-0.02650404" calcext:value-type="float">
            <text:p>-0.02650404</text:p>
          </table:table-cell>
          <table:table-cell office:value-type="float" office:value="0.000008622877" calcext:value-type="float">
            <text:p>8.622877E-06</text:p>
          </table:table-cell>
          <table:table-cell office:value-type="float" office:value="15.41565" calcext:value-type="float">
            <text:p>15.41565</text:p>
          </table:table-cell>
          <table:table-cell office:value-type="float" office:value="0.7689443" calcext:value-type="float">
            <text:p>0.7689443</text:p>
          </table:table-cell>
          <table:table-cell office:value-type="float" office:value="0.1848461" calcext:value-type="float">
            <text:p>0.1848461</text:p>
          </table:table-cell>
          <table:table-cell office:value-type="float" office:value="0.1100488" calcext:value-type="float">
            <text:p>0.1100488</text:p>
          </table:table-cell>
          <table:table-cell office:value-type="float" office:value="0.03791241" calcext:value-type="float">
            <text:p>0.03791241</text:p>
          </table:table-cell>
          <table:table-cell office:value-type="float" office:value="0.03759898" calcext:value-type="float">
            <text:p>0.03759898</text:p>
          </table:table-cell>
          <table:table-cell office:value-type="float" office:value="0.01205625" calcext:value-type="float">
            <text:p>0.01205625</text:p>
          </table:table-cell>
          <table:table-cell office:value-type="float" office:value="0.00834063" calcext:value-type="float">
            <text:p>0.00834063</text:p>
          </table:table-cell>
          <table:table-cell office:value-type="float" office:value="0.02411951" calcext:value-type="float">
            <text:p>0.02411951</text:p>
          </table:table-cell>
          <table:table-cell office:value-type="float" office:value="0.02172277" calcext:value-type="float">
            <text:p>0.02172277</text:p>
          </table:table-cell>
          <table:table-cell office:value-type="float" office:value="0.01806099" calcext:value-type="float">
            <text:p>0.01806099</text:p>
          </table:table-cell>
          <table:table-cell office:value-type="float" office:value="0.01667095" calcext:value-type="float">
            <text:p>0.01667095</text:p>
          </table:table-cell>
          <table:table-cell office:value-type="float" office:value="0.02415286" calcext:value-type="float">
            <text:p>0.02415286</text:p>
          </table:table-cell>
          <table:table-cell office:value-type="float" office:value="0.005851444" calcext:value-type="float">
            <text:p>0.005851444</text:p>
          </table:table-cell>
          <table:table-cell office:value-type="float" office:value="0.006401782" calcext:value-type="float">
            <text:p>0.006401782</text:p>
          </table:table-cell>
          <table:table-cell office:value-type="float" office:value="0" calcext:value-type="float">
            <text:p>0</text:p>
          </table:table-cell>
          <table:table-cell office:value-type="float" office:value="16.31431" calcext:value-type="float">
            <text:p>16.31431</text:p>
          </table:table-cell>
          <table:table-cell office:value-type="float" office:value="36.52344" calcext:value-type="float">
            <text:p>36.52344</text:p>
          </table:table-cell>
          <table:table-cell office:value-type="float" office:value="54.33994" calcext:value-type="float">
            <text:p>54.33994</text:p>
          </table:table-cell>
          <table:table-cell office:value-type="float" office:value="30.09487" calcext:value-type="float">
            <text:p>30.09487</text:p>
          </table:table-cell>
          <table:table-cell office:value-type="float" office:value="9.612297" calcext:value-type="float">
            <text:p>9.612297</text:p>
          </table:table-cell>
          <table:table-cell office:value-type="float" office:value="0.01081828" calcext:value-type="float">
            <text:p>0.01081828</text:p>
          </table:table-cell>
          <table:table-cell office:value-type="float" office:value="0.01477651" calcext:value-type="float">
            <text:p>0.01477651</text:p>
          </table:table-cell>
          <table:table-cell office:value-type="float" office:value="0.02371836" calcext:value-type="float">
            <text:p>0.02371836</text:p>
          </table:table-cell>
          <table:table-cell office:value-type="float" office:value="1.554244" calcext:value-type="float">
            <text:p>1.554244</text:p>
          </table:table-cell>
          <table:table-cell office:value-type="float" office:value="0.269085" calcext:value-type="float">
            <text:p>0.269085</text:p>
          </table:table-cell>
          <table:table-cell office:value-type="float" office:value="0.03172146" calcext:value-type="float">
            <text:p>0.03172146</text:p>
          </table:table-cell>
          <table:table-cell office:value-type="float" office:value="0.03142655" calcext:value-type="float">
            <text:p>0.03142655</text:p>
          </table:table-cell>
          <table:table-cell office:value-type="float" office:value="0.3239038" calcext:value-type="float">
            <text:p>0.3239038</text:p>
          </table:table-cell>
          <table:table-cell office:value-type="float" office:value="0.3495595" calcext:value-type="float">
            <text:p>0.3495595</text:p>
          </table:table-cell>
          <table:table-cell office:value-type="float" office:value="0" calcext:value-type="float">
            <text:p>0</text:p>
          </table:table-cell>
          <table:table-cell office:value-type="float" office:value="513.8513" calcext:value-type="float">
            <text:p>513.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9047" calcext:value-type="float">
            <text:p>19.09047</text:p>
          </table:table-cell>
          <table:table-cell office:value-type="float" office:value="0" calcext:value-type="float">
            <text:p>0</text:p>
          </table:table-cell>
          <table:table-cell office:value-type="float" office:value="-0.9097744" calcext:value-type="float">
            <text:p>-0.90977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16.45942" calcext:value-type="float">
            <text:p>16.45942</text:p>
          </table:table-cell>
          <table:table-cell office:value-type="float" office:value="1097.573" calcext:value-type="float">
            <text:p>1097.573</text:p>
          </table:table-cell>
          <table:table-cell office:value-type="float" office:value="11.37" calcext:value-type="float">
            <text:p>11.37</text:p>
          </table:table-cell>
          <table:table-cell office:value-type="float" office:value="-31.56422" calcext:value-type="float">
            <text:p>-31.56422</text:p>
          </table:table-cell>
          <table:table-cell office:value-type="float" office:value="0.09699425" calcext:value-type="float">
            <text:p>0.09699425</text:p>
          </table:table-cell>
          <table:table-cell office:value-type="float" office:value="7.168039" calcext:value-type="float">
            <text:p>7.168039</text:p>
          </table:table-cell>
          <table:table-cell office:value-type="float" office:value="0.03713967" calcext:value-type="float">
            <text:p>0.03713967</text:p>
          </table:table-cell>
          <table:table-cell office:value-type="float" office:value="0.003076772" calcext:value-type="float">
            <text:p>0.003076772</text:p>
          </table:table-cell>
          <table:table-cell office:value-type="float" office:value="0.02246425" calcext:value-type="float">
            <text:p>0.02246425</text:p>
          </table:table-cell>
          <table:table-cell office:value-type="float" office:value="0.9695737" calcext:value-type="float">
            <text:p>0.9695737</text:p>
          </table:table-cell>
          <table:table-cell office:value-type="float" office:value="-0.2503355" calcext:value-type="float">
            <text:p>-0.2503355</text:p>
          </table:table-cell>
          <table:table-cell office:value-type="float" office:value="-0.02648774" calcext:value-type="float">
            <text:p>-0.02648774</text:p>
          </table:table-cell>
          <table:table-cell office:value-type="float" office:value="0.000009272344" calcext:value-type="float">
            <text:p>9.272344E-06</text:p>
          </table:table-cell>
          <table:table-cell office:value-type="float" office:value="15.32922" calcext:value-type="float">
            <text:p>15.32922</text:p>
          </table:table-cell>
          <table:table-cell office:value-type="float" office:value="0.5616118" calcext:value-type="float">
            <text:p>0.5616118</text:p>
          </table:table-cell>
          <table:table-cell office:value-type="float" office:value="0.5730836" calcext:value-type="float">
            <text:p>0.5730836</text:p>
          </table:table-cell>
          <table:table-cell office:value-type="float" office:value="0.1096818" calcext:value-type="float">
            <text:p>0.1096818</text:p>
          </table:table-cell>
          <table:table-cell office:value-type="float" office:value="0.03747002" calcext:value-type="float">
            <text:p>0.03747002</text:p>
          </table:table-cell>
          <table:table-cell office:value-type="float" office:value="0.03726798" calcext:value-type="float">
            <text:p>0.03726798</text:p>
          </table:table-cell>
          <table:table-cell office:value-type="float" office:value="0.01214971" calcext:value-type="float">
            <text:p>0.01214971</text:p>
          </table:table-cell>
          <table:table-cell office:value-type="float" office:value="0.008804631" calcext:value-type="float">
            <text:p>0.008804631</text:p>
          </table:table-cell>
          <table:table-cell office:value-type="float" office:value="0.02366705" calcext:value-type="float">
            <text:p>0.02366705</text:p>
          </table:table-cell>
          <table:table-cell office:value-type="float" office:value="0.02169439" calcext:value-type="float">
            <text:p>0.02169439</text:p>
          </table:table-cell>
          <table:table-cell office:value-type="float" office:value="0.0180572" calcext:value-type="float">
            <text:p>0.0180572</text:p>
          </table:table-cell>
          <table:table-cell office:value-type="float" office:value="0.01666152" calcext:value-type="float">
            <text:p>0.01666152</text:p>
          </table:table-cell>
          <table:table-cell office:value-type="float" office:value="0.02385359" calcext:value-type="float">
            <text:p>0.02385359</text:p>
          </table:table-cell>
          <table:table-cell office:value-type="float" office:value="0.005844426" calcext:value-type="float">
            <text:p>0.005844426</text:p>
          </table:table-cell>
          <table:table-cell office:value-type="float" office:value="0.006398517" calcext:value-type="float">
            <text:p>0.006398517</text:p>
          </table:table-cell>
          <table:table-cell office:value-type="float" office:value="0" calcext:value-type="float">
            <text:p>0</text:p>
          </table:table-cell>
          <table:table-cell office:value-type="float" office:value="7.977429" calcext:value-type="float">
            <text:p>7.977429</text:p>
          </table:table-cell>
          <table:table-cell office:value-type="float" office:value="33.89565" calcext:value-type="float">
            <text:p>33.89565</text:p>
          </table:table-cell>
          <table:table-cell office:value-type="float" office:value="54.73677" calcext:value-type="float">
            <text:p>54.73677</text:p>
          </table:table-cell>
          <table:table-cell office:value-type="float" office:value="28.73431" calcext:value-type="float">
            <text:p>28.73431</text:p>
          </table:table-cell>
          <table:table-cell office:value-type="float" office:value="8.440725" calcext:value-type="float">
            <text:p>8.440725</text:p>
          </table:table-cell>
          <table:table-cell office:value-type="float" office:value="0.01020324" calcext:value-type="float">
            <text:p>0.01020324</text:p>
          </table:table-cell>
          <table:table-cell office:value-type="float" office:value="0.01589611" calcext:value-type="float">
            <text:p>0.01589611</text:p>
          </table:table-cell>
          <table:table-cell office:value-type="float" office:value="0.02078533" calcext:value-type="float">
            <text:p>0.02078533</text:p>
          </table:table-cell>
          <table:table-cell office:value-type="float" office:value="1.435014" calcext:value-type="float">
            <text:p>1.435014</text:p>
          </table:table-cell>
          <table:table-cell office:value-type="float" office:value="0.2200969" calcext:value-type="float">
            <text:p>0.2200969</text:p>
          </table:table-cell>
          <table:table-cell office:value-type="float" office:value="0.02443198" calcext:value-type="float">
            <text:p>0.02443198</text:p>
          </table:table-cell>
          <table:table-cell office:value-type="float" office:value="0.02660493" calcext:value-type="float">
            <text:p>0.02660493</text:p>
          </table:table-cell>
          <table:table-cell office:value-type="float" office:value="0.3236705" calcext:value-type="float">
            <text:p>0.3236705</text:p>
          </table:table-cell>
          <table:table-cell office:value-type="float" office:value="0.3495648" calcext:value-type="float">
            <text:p>0.3495648</text:p>
          </table:table-cell>
          <table:table-cell office:value-type="float" office:value="0" calcext:value-type="float">
            <text:p>0</text:p>
          </table:table-cell>
          <table:table-cell office:value-type="float" office:value="128.8887" calcext:value-type="float">
            <text:p>128.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1325" calcext:value-type="float">
            <text:p>19.21325</text:p>
          </table:table-cell>
          <table:table-cell office:value-type="float" office:value="0" calcext:value-type="float">
            <text:p>0</text:p>
          </table:table-cell>
          <table:table-cell office:value-type="float" office:value="-0.919786" calcext:value-type="float">
            <text:p>-0.9197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16.37615" calcext:value-type="float">
            <text:p>16.37615</text:p>
          </table:table-cell>
          <table:table-cell office:value-type="float" office:value="1097.544" calcext:value-type="float">
            <text:p>1097.544</text:p>
          </table:table-cell>
          <table:table-cell office:value-type="float" office:value="11.37" calcext:value-type="float">
            <text:p>11.37</text:p>
          </table:table-cell>
          <table:table-cell office:value-type="float" office:value="-32.01651" calcext:value-type="float">
            <text:p>-32.01651</text:p>
          </table:table-cell>
          <table:table-cell office:value-type="float" office:value="0.08298978" calcext:value-type="float">
            <text:p>0.08298978</text:p>
          </table:table-cell>
          <table:table-cell office:value-type="float" office:value="6.799564" calcext:value-type="float">
            <text:p>6.799564</text:p>
          </table:table-cell>
          <table:table-cell office:value-type="float" office:value="0.03713967" calcext:value-type="float">
            <text:p>0.03713967</text:p>
          </table:table-cell>
          <table:table-cell office:value-type="float" office:value="0.003076772" calcext:value-type="float">
            <text:p>0.003076772</text:p>
          </table:table-cell>
          <table:table-cell office:value-type="float" office:value="0.02246425" calcext:value-type="float">
            <text:p>0.02246425</text:p>
          </table:table-cell>
          <table:table-cell office:value-type="float" office:value="0.9695737" calcext:value-type="float">
            <text:p>0.9695737</text:p>
          </table:table-cell>
          <table:table-cell office:value-type="float" office:value="-0.2526402" calcext:value-type="float">
            <text:p>-0.2526402</text:p>
          </table:table-cell>
          <table:table-cell office:value-type="float" office:value="-0.02647987" calcext:value-type="float">
            <text:p>-0.02647987</text:p>
          </table:table-cell>
          <table:table-cell office:value-type="float" office:value="0.000009948975" calcext:value-type="float">
            <text:p>9.948975E-06</text:p>
          </table:table-cell>
          <table:table-cell office:value-type="float" office:value="15.32584" calcext:value-type="float">
            <text:p>15.32584</text:p>
          </table:table-cell>
          <table:table-cell office:value-type="float" office:value="0.3455868" calcext:value-type="float">
            <text:p>0.3455868</text:p>
          </table:table-cell>
          <table:table-cell office:value-type="float" office:value="0.291364" calcext:value-type="float">
            <text:p>0.291364</text:p>
          </table:table-cell>
          <table:table-cell office:value-type="float" office:value="0.1045898" calcext:value-type="float">
            <text:p>0.1045898</text:p>
          </table:table-cell>
          <table:table-cell office:value-type="float" office:value="0.03634644" calcext:value-type="float">
            <text:p>0.03634644</text:p>
          </table:table-cell>
          <table:table-cell office:value-type="float" office:value="0.03625911" calcext:value-type="float">
            <text:p>0.03625911</text:p>
          </table:table-cell>
          <table:table-cell office:value-type="float" office:value="0.01209296" calcext:value-type="float">
            <text:p>0.01209296</text:p>
          </table:table-cell>
          <table:table-cell office:value-type="float" office:value="0.008603736" calcext:value-type="float">
            <text:p>0.008603736</text:p>
          </table:table-cell>
          <table:table-cell office:value-type="float" office:value="0.02331751" calcext:value-type="float">
            <text:p>0.02331751</text:p>
          </table:table-cell>
          <table:table-cell office:value-type="float" office:value="0.02167748" calcext:value-type="float">
            <text:p>0.02167748</text:p>
          </table:table-cell>
          <table:table-cell office:value-type="float" office:value="0.01805332" calcext:value-type="float">
            <text:p>0.01805332</text:p>
          </table:table-cell>
          <table:table-cell office:value-type="float" office:value="0.01665281" calcext:value-type="float">
            <text:p>0.01665281</text:p>
          </table:table-cell>
          <table:table-cell office:value-type="float" office:value="0.02353308" calcext:value-type="float">
            <text:p>0.02353308</text:p>
          </table:table-cell>
          <table:table-cell office:value-type="float" office:value="0.005837366" calcext:value-type="float">
            <text:p>0.005837366</text:p>
          </table:table-cell>
          <table:table-cell office:value-type="float" office:value="0.006395239" calcext:value-type="float">
            <text:p>0.006395239</text:p>
          </table:table-cell>
          <table:table-cell office:value-type="float" office:value="0" calcext:value-type="float">
            <text:p>0</text:p>
          </table:table-cell>
          <table:table-cell office:value-type="float" office:value="13.1115" calcext:value-type="float">
            <text:p>13.1115</text:p>
          </table:table-cell>
          <table:table-cell office:value-type="float" office:value="29.37453" calcext:value-type="float">
            <text:p>29.37453</text:p>
          </table:table-cell>
          <table:table-cell office:value-type="float" office:value="53.39479" calcext:value-type="float">
            <text:p>53.39479</text:p>
          </table:table-cell>
          <table:table-cell office:value-type="float" office:value="27.74298" calcext:value-type="float">
            <text:p>27.74298</text:p>
          </table:table-cell>
          <table:table-cell office:value-type="float" office:value="7.444419" calcext:value-type="float">
            <text:p>7.444419</text:p>
          </table:table-cell>
          <table:table-cell office:value-type="float" office:value="0.009835431" calcext:value-type="float">
            <text:p>0.009835431</text:p>
          </table:table-cell>
          <table:table-cell office:value-type="float" office:value="0.01545308" calcext:value-type="float">
            <text:p>0.01545308</text:p>
          </table:table-cell>
          <table:table-cell office:value-type="float" office:value="0.02011957" calcext:value-type="float">
            <text:p>0.02011957</text:p>
          </table:table-cell>
          <table:table-cell office:value-type="float" office:value="1.311671" calcext:value-type="float">
            <text:p>1.311671</text:p>
          </table:table-cell>
          <table:table-cell office:value-type="float" office:value="0.1725722" calcext:value-type="float">
            <text:p>0.1725722</text:p>
          </table:table-cell>
          <table:table-cell office:value-type="float" office:value="0.02059464" calcext:value-type="float">
            <text:p>0.02059464</text:p>
          </table:table-cell>
          <table:table-cell office:value-type="float" office:value="0.02433233" calcext:value-type="float">
            <text:p>0.02433233</text:p>
          </table:table-cell>
          <table:table-cell office:value-type="float" office:value="0.3234332" calcext:value-type="float">
            <text:p>0.3234332</text:p>
          </table:table-cell>
          <table:table-cell office:value-type="float" office:value="0.3495701" calcext:value-type="float">
            <text:p>0.3495701</text:p>
          </table:table-cell>
          <table:table-cell office:value-type="float" office:value="0" calcext:value-type="float">
            <text:p>0</text:p>
          </table:table-cell>
          <table:table-cell office:value-type="float" office:value="271.1188" calcext:value-type="float">
            <text:p>271.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1776" calcext:value-type="float">
            <text:p>19.31776</text:p>
          </table:table-cell>
          <table:table-cell office:value-type="float" office:value="0" calcext:value-type="float">
            <text:p>0</text:p>
          </table:table-cell>
          <table:table-cell office:value-type="float" office:value="-0.9531039" calcext:value-type="float">
            <text:p>-0.95310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6.30568" calcext:value-type="float">
            <text:p>16.30568</text:p>
          </table:table-cell>
          <table:table-cell office:value-type="float" office:value="1097.511" calcext:value-type="float">
            <text:p>1097.511</text:p>
          </table:table-cell>
          <table:table-cell office:value-type="float" office:value="11.37" calcext:value-type="float">
            <text:p>11.37</text:p>
          </table:table-cell>
          <table:table-cell office:value-type="float" office:value="-32.51202" calcext:value-type="float">
            <text:p>-32.51202</text:p>
          </table:table-cell>
          <table:table-cell office:value-type="float" office:value="0.07788265" calcext:value-type="float">
            <text:p>0.07788265</text:p>
          </table:table-cell>
          <table:table-cell office:value-type="float" office:value="6.406311" calcext:value-type="float">
            <text:p>6.406311</text:p>
          </table:table-cell>
          <table:table-cell office:value-type="float" office:value="0.03713967" calcext:value-type="float">
            <text:p>0.03713967</text:p>
          </table:table-cell>
          <table:table-cell office:value-type="float" office:value="0.003076772" calcext:value-type="float">
            <text:p>0.003076772</text:p>
          </table:table-cell>
          <table:table-cell office:value-type="float" office:value="0.02246425" calcext:value-type="float">
            <text:p>0.02246425</text:p>
          </table:table-cell>
          <table:table-cell office:value-type="float" office:value="0.9695737" calcext:value-type="float">
            <text:p>0.9695737</text:p>
          </table:table-cell>
          <table:table-cell office:value-type="float" office:value="-0.2527834" calcext:value-type="float">
            <text:p>-0.2527834</text:p>
          </table:table-cell>
          <table:table-cell office:value-type="float" office:value="-0.02646962" calcext:value-type="float">
            <text:p>-0.02646962</text:p>
          </table:table-cell>
          <table:table-cell office:value-type="float" office:value="0.00001064082" calcext:value-type="float">
            <text:p>1.064082E-05</text:p>
          </table:table-cell>
          <table:table-cell office:value-type="float" office:value="15.32734" calcext:value-type="float">
            <text:p>15.32734</text:p>
          </table:table-cell>
          <table:table-cell office:value-type="float" office:value="0.2495825" calcext:value-type="float">
            <text:p>0.2495825</text:p>
          </table:table-cell>
          <table:table-cell office:value-type="float" office:value="0.2039972" calcext:value-type="float">
            <text:p>0.2039972</text:p>
          </table:table-cell>
          <table:table-cell office:value-type="float" office:value="0.09848062" calcext:value-type="float">
            <text:p>0.09848062</text:p>
          </table:table-cell>
          <table:table-cell office:value-type="float" office:value="0.03479994" calcext:value-type="float">
            <text:p>0.03479994</text:p>
          </table:table-cell>
          <table:table-cell office:value-type="float" office:value="0.03459996" calcext:value-type="float">
            <text:p>0.03459996</text:p>
          </table:table-cell>
          <table:table-cell office:value-type="float" office:value="0.01187259" calcext:value-type="float">
            <text:p>0.01187259</text:p>
          </table:table-cell>
          <table:table-cell office:value-type="float" office:value="0.008435728" calcext:value-type="float">
            <text:p>0.008435728</text:p>
          </table:table-cell>
          <table:table-cell office:value-type="float" office:value="0.02297687" calcext:value-type="float">
            <text:p>0.02297687</text:p>
          </table:table-cell>
          <table:table-cell office:value-type="float" office:value="0.02167688" calcext:value-type="float">
            <text:p>0.02167688</text:p>
          </table:table-cell>
          <table:table-cell office:value-type="float" office:value="0.01805153" calcext:value-type="float">
            <text:p>0.01805153</text:p>
          </table:table-cell>
          <table:table-cell office:value-type="float" office:value="0.01664506" calcext:value-type="float">
            <text:p>0.01664506</text:p>
          </table:table-cell>
          <table:table-cell office:value-type="float" office:value="0.02322144" calcext:value-type="float">
            <text:p>0.02322144</text:p>
          </table:table-cell>
          <table:table-cell office:value-type="float" office:value="0.005830266" calcext:value-type="float">
            <text:p>0.005830266</text:p>
          </table:table-cell>
          <table:table-cell office:value-type="float" office:value="0.006391959" calcext:value-type="float">
            <text:p>0.006391959</text:p>
          </table:table-cell>
          <table:table-cell office:value-type="float" office:value="0" calcext:value-type="float">
            <text:p>0</text:p>
          </table:table-cell>
          <table:table-cell office:value-type="float" office:value="9.797761" calcext:value-type="float">
            <text:p>9.797761</text:p>
          </table:table-cell>
          <table:table-cell office:value-type="float" office:value="25.02037" calcext:value-type="float">
            <text:p>25.02037</text:p>
          </table:table-cell>
          <table:table-cell office:value-type="float" office:value="52.76212" calcext:value-type="float">
            <text:p>52.76212</text:p>
          </table:table-cell>
          <table:table-cell office:value-type="float" office:value="27.0265" calcext:value-type="float">
            <text:p>27.0265</text:p>
          </table:table-cell>
          <table:table-cell office:value-type="float" office:value="6.3948" calcext:value-type="float">
            <text:p>6.3948</text:p>
          </table:table-cell>
          <table:table-cell office:value-type="float" office:value="0.009720022" calcext:value-type="float">
            <text:p>0.009720022</text:p>
          </table:table-cell>
          <table:table-cell office:value-type="float" office:value="0.01513165" calcext:value-type="float">
            <text:p>0.01513165</text:p>
          </table:table-cell>
          <table:table-cell office:value-type="float" office:value="0.01962798" calcext:value-type="float">
            <text:p>0.01962798</text:p>
          </table:table-cell>
          <table:table-cell office:value-type="float" office:value="1.190637" calcext:value-type="float">
            <text:p>1.190637</text:p>
          </table:table-cell>
          <table:table-cell office:value-type="float" office:value="0.1300421" calcext:value-type="float">
            <text:p>0.1300421</text:p>
          </table:table-cell>
          <table:table-cell office:value-type="float" office:value="0.01895646" calcext:value-type="float">
            <text:p>0.01895646</text:p>
          </table:table-cell>
          <table:table-cell office:value-type="float" office:value="0.02340181" calcext:value-type="float">
            <text:p>0.02340181</text:p>
          </table:table-cell>
          <table:table-cell office:value-type="float" office:value="0.3231934" calcext:value-type="float">
            <text:p>0.3231934</text:p>
          </table:table-cell>
          <table:table-cell office:value-type="float" office:value="0.3495754" calcext:value-type="float">
            <text:p>0.3495754</text:p>
          </table:table-cell>
          <table:table-cell office:value-type="float" office:value="0" calcext:value-type="float">
            <text:p>0</text:p>
          </table:table-cell>
          <table:table-cell office:value-type="float" office:value="377.3492" calcext:value-type="float">
            <text:p>377.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1201" calcext:value-type="float">
            <text:p>19.41201</text:p>
          </table:table-cell>
          <table:table-cell office:value-type="float" office:value="0" calcext:value-type="float">
            <text:p>0</text:p>
          </table:table-cell>
          <table:table-cell office:value-type="float" office:value="-0.9533886" calcext:value-type="float">
            <text:p>-0.95338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1097.475" calcext:value-type="float">
            <text:p>1097.475</text:p>
          </table:table-cell>
          <table:table-cell office:value-type="float" office:value="11.37" calcext:value-type="float">
            <text:p>11.37</text:p>
          </table:table-cell>
          <table:table-cell office:value-type="float" office:value="-33.03069" calcext:value-type="float">
            <text:p>-33.03069</text:p>
          </table:table-cell>
          <table:table-cell office:value-type="float" office:value="0.07549834" calcext:value-type="float">
            <text:p>0.07549834</text:p>
          </table:table-cell>
          <table:table-cell office:value-type="float" office:value="5.990253" calcext:value-type="float">
            <text:p>5.990253</text:p>
          </table:table-cell>
          <table:table-cell office:value-type="float" office:value="0.03713967" calcext:value-type="float">
            <text:p>0.03713967</text:p>
          </table:table-cell>
          <table:table-cell office:value-type="float" office:value="0.003076772" calcext:value-type="float">
            <text:p>0.003076772</text:p>
          </table:table-cell>
          <table:table-cell office:value-type="float" office:value="0.02246425" calcext:value-type="float">
            <text:p>0.02246425</text:p>
          </table:table-cell>
          <table:table-cell office:value-type="float" office:value="0.9695737" calcext:value-type="float">
            <text:p>0.9695737</text:p>
          </table:table-cell>
          <table:table-cell office:value-type="float" office:value="-0.252776" calcext:value-type="float">
            <text:p>-0.252776</text:p>
          </table:table-cell>
          <table:table-cell office:value-type="float" office:value="-0.02644917" calcext:value-type="float">
            <text:p>-0.02644917</text:p>
          </table:table-cell>
          <table:table-cell office:value-type="float" office:value="0.0000113487" calcext:value-type="float">
            <text:p>1.13487E-05</text:p>
          </table:table-cell>
          <table:table-cell office:value-type="float" office:value="15.31444" calcext:value-type="float">
            <text:p>15.31444</text:p>
          </table:table-cell>
          <table:table-cell office:value-type="float" office:value="0.2023969" calcext:value-type="float">
            <text:p>0.2023969</text:p>
          </table:table-cell>
          <table:table-cell office:value-type="float" office:value="0.1617704" calcext:value-type="float">
            <text:p>0.1617704</text:p>
          </table:table-cell>
          <table:table-cell office:value-type="float" office:value="0.09770292" calcext:value-type="float">
            <text:p>0.09770292</text:p>
          </table:table-cell>
          <table:table-cell office:value-type="float" office:value="0.03460762" calcext:value-type="float">
            <text:p>0.03460762</text:p>
          </table:table-cell>
          <table:table-cell office:value-type="float" office:value="0.03421753" calcext:value-type="float">
            <text:p>0.03421753</text:p>
          </table:table-cell>
          <table:table-cell office:value-type="float" office:value="0.01185154" calcext:value-type="float">
            <text:p>0.01185154</text:p>
          </table:table-cell>
          <table:table-cell office:value-type="float" office:value="0.008301057" calcext:value-type="float">
            <text:p>0.008301057</text:p>
          </table:table-cell>
          <table:table-cell office:value-type="float" office:value="0.02263634" calcext:value-type="float">
            <text:p>0.02263634</text:p>
          </table:table-cell>
          <table:table-cell office:value-type="float" office:value="0.02167846" calcext:value-type="float">
            <text:p>0.02167846</text:p>
          </table:table-cell>
          <table:table-cell office:value-type="float" office:value="0.01804901" calcext:value-type="float">
            <text:p>0.01804901</text:p>
          </table:table-cell>
          <table:table-cell office:value-type="float" office:value="0.01663849" calcext:value-type="float">
            <text:p>0.01663849</text:p>
          </table:table-cell>
          <table:table-cell office:value-type="float" office:value="0.02292995" calcext:value-type="float">
            <text:p>0.02292995</text:p>
          </table:table-cell>
          <table:table-cell office:value-type="float" office:value="0.00582312" calcext:value-type="float">
            <text:p>0.00582312</text:p>
          </table:table-cell>
          <table:table-cell office:value-type="float" office:value="0.006388647" calcext:value-type="float">
            <text:p>0.006388647</text:p>
          </table:table-cell>
          <table:table-cell office:value-type="float" office:value="0" calcext:value-type="float">
            <text:p>0</text:p>
          </table:table-cell>
          <table:table-cell office:value-type="float" office:value="8.096995" calcext:value-type="float">
            <text:p>8.096995</text:p>
          </table:table-cell>
          <table:table-cell office:value-type="float" office:value="23.7633" calcext:value-type="float">
            <text:p>23.7633</text:p>
          </table:table-cell>
          <table:table-cell office:value-type="float" office:value="49.07478" calcext:value-type="float">
            <text:p>49.07478</text:p>
          </table:table-cell>
          <table:table-cell office:value-type="float" office:value="26.07682" calcext:value-type="float">
            <text:p>26.07682</text:p>
          </table:table-cell>
          <table:table-cell office:value-type="float" office:value="5.203084" calcext:value-type="float">
            <text:p>5.203084</text:p>
          </table:table-cell>
          <table:table-cell office:value-type="float" office:value="0.009302206" calcext:value-type="float">
            <text:p>0.009302206</text:p>
          </table:table-cell>
          <table:table-cell office:value-type="float" office:value="0.01485568" calcext:value-type="float">
            <text:p>0.01485568</text:p>
          </table:table-cell>
          <table:table-cell office:value-type="float" office:value="0.01912049" calcext:value-type="float">
            <text:p>0.01912049</text:p>
          </table:table-cell>
          <table:table-cell office:value-type="float" office:value="1.072847" calcext:value-type="float">
            <text:p>1.072847</text:p>
          </table:table-cell>
          <table:table-cell office:value-type="float" office:value="0.09406704" calcext:value-type="float">
            <text:p>0.09406704</text:p>
          </table:table-cell>
          <table:table-cell office:value-type="float" office:value="0.01832347" calcext:value-type="float">
            <text:p>0.01832347</text:p>
          </table:table-cell>
          <table:table-cell office:value-type="float" office:value="0.02300724" calcext:value-type="float">
            <text:p>0.02300724</text:p>
          </table:table-cell>
          <table:table-cell office:value-type="float" office:value="0.3229458" calcext:value-type="float">
            <text:p>0.3229458</text:p>
          </table:table-cell>
          <table:table-cell office:value-type="float" office:value="0.3495807" calcext:value-type="float">
            <text:p>0.3495807</text:p>
          </table:table-cell>
          <table:table-cell office:value-type="float" office:value="0" calcext:value-type="float">
            <text:p>0</text:p>
          </table:table-cell>
          <table:table-cell office:value-type="float" office:value="479.4911" calcext:value-type="float">
            <text:p>479.4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1184" calcext:value-type="float">
            <text:p>19.51184</text:p>
          </table:table-cell>
          <table:table-cell office:value-type="float" office:value="0" calcext:value-type="float">
            <text:p>0</text:p>
          </table:table-cell>
          <table:table-cell office:value-type="float" office:value="-0.9535595" calcext:value-type="float">
            <text:p>-0.95355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16.15055" calcext:value-type="float">
            <text:p>16.15055</text:p>
          </table:table-cell>
          <table:table-cell office:value-type="float" office:value="1097.439" calcext:value-type="float">
            <text:p>1097.439</text:p>
          </table:table-cell>
          <table:table-cell office:value-type="float" office:value="11.37" calcext:value-type="float">
            <text:p>11.37</text:p>
          </table:table-cell>
          <table:table-cell office:value-type="float" office:value="-33.5333" calcext:value-type="float">
            <text:p>-33.5333</text:p>
          </table:table-cell>
          <table:table-cell office:value-type="float" office:value="0.07570685" calcext:value-type="float">
            <text:p>0.07570685</text:p>
          </table:table-cell>
          <table:table-cell office:value-type="float" office:value="5.589774" calcext:value-type="float">
            <text:p>5.589774</text:p>
          </table:table-cell>
          <table:table-cell office:value-type="float" office:value="0.03727439" calcext:value-type="float">
            <text:p>0.03727439</text:p>
          </table:table-cell>
          <table:table-cell office:value-type="float" office:value="0.003086763" calcext:value-type="float">
            <text:p>0.003086763</text:p>
          </table:table-cell>
          <table:table-cell office:value-type="float" office:value="0.02327044" calcext:value-type="float">
            <text:p>0.02327044</text:p>
          </table:table-cell>
          <table:table-cell office:value-type="float" office:value="0.9696537" calcext:value-type="float">
            <text:p>0.9696537</text:p>
          </table:table-cell>
          <table:table-cell office:value-type="float" office:value="-0.2531518" calcext:value-type="float">
            <text:p>-0.2531518</text:p>
          </table:table-cell>
          <table:table-cell office:value-type="float" office:value="-0.02643408" calcext:value-type="float">
            <text:p>-0.02643408</text:p>
          </table:table-cell>
          <table:table-cell office:value-type="float" office:value="0.00001207936" calcext:value-type="float">
            <text:p>1.207936E-05</text:p>
          </table:table-cell>
          <table:table-cell office:value-type="float" office:value="15.28063" calcext:value-type="float">
            <text:p>15.28063</text:p>
          </table:table-cell>
          <table:table-cell office:value-type="float" office:value="0.163135" calcext:value-type="float">
            <text:p>0.163135</text:p>
          </table:table-cell>
          <table:table-cell office:value-type="float" office:value="0.1922671" calcext:value-type="float">
            <text:p>0.1922671</text:p>
          </table:table-cell>
          <table:table-cell office:value-type="float" office:value="0.1012495" calcext:value-type="float">
            <text:p>0.1012495</text:p>
          </table:table-cell>
          <table:table-cell office:value-type="float" office:value="0.03490765" calcext:value-type="float">
            <text:p>0.03490765</text:p>
          </table:table-cell>
          <table:table-cell office:value-type="float" office:value="0.03433343" calcext:value-type="float">
            <text:p>0.03433343</text:p>
          </table:table-cell>
          <table:table-cell office:value-type="float" office:value="0.01193734" calcext:value-type="float">
            <text:p>0.01193734</text:p>
          </table:table-cell>
          <table:table-cell office:value-type="float" office:value="0.008783657" calcext:value-type="float">
            <text:p>0.008783657</text:p>
          </table:table-cell>
          <table:table-cell office:value-type="float" office:value="0.02237009" calcext:value-type="float">
            <text:p>0.02237009</text:p>
          </table:table-cell>
          <table:table-cell office:value-type="float" office:value="0.02167895" calcext:value-type="float">
            <text:p>0.02167895</text:p>
          </table:table-cell>
          <table:table-cell office:value-type="float" office:value="0.01804233" calcext:value-type="float">
            <text:p>0.01804233</text:p>
          </table:table-cell>
          <table:table-cell office:value-type="float" office:value="0.01663293" calcext:value-type="float">
            <text:p>0.01663293</text:p>
          </table:table-cell>
          <table:table-cell office:value-type="float" office:value="0.02265717" calcext:value-type="float">
            <text:p>0.02265717</text:p>
          </table:table-cell>
          <table:table-cell office:value-type="float" office:value="0.005815924" calcext:value-type="float">
            <text:p>0.005815924</text:p>
          </table:table-cell>
          <table:table-cell office:value-type="float" office:value="0.006385323" calcext:value-type="float">
            <text:p>0.006385323</text:p>
          </table:table-cell>
          <table:table-cell office:value-type="float" office:value="0" calcext:value-type="float">
            <text:p>0</text:p>
          </table:table-cell>
          <table:table-cell office:value-type="float" office:value="2.655506" calcext:value-type="float">
            <text:p>2.655506</text:p>
          </table:table-cell>
          <table:table-cell office:value-type="float" office:value="18.65529" calcext:value-type="float">
            <text:p>18.65529</text:p>
          </table:table-cell>
          <table:table-cell office:value-type="float" office:value="49.62351" calcext:value-type="float">
            <text:p>49.62351</text:p>
          </table:table-cell>
          <table:table-cell office:value-type="float" office:value="24.99763" calcext:value-type="float">
            <text:p>24.99763</text:p>
          </table:table-cell>
          <table:table-cell office:value-type="float" office:value="4.02815" calcext:value-type="float">
            <text:p>4.02815</text:p>
          </table:table-cell>
          <table:table-cell office:value-type="float" office:value="0.00886256" calcext:value-type="float">
            <text:p>0.00886256</text:p>
          </table:table-cell>
          <table:table-cell office:value-type="float" office:value="0.01596062" calcext:value-type="float">
            <text:p>0.01596062</text:p>
          </table:table-cell>
          <table:table-cell office:value-type="float" office:value="0.01894366" calcext:value-type="float">
            <text:p>0.01894366</text:p>
          </table:table-cell>
          <table:table-cell office:value-type="float" office:value="0.9563788" calcext:value-type="float">
            <text:p>0.9563788</text:p>
          </table:table-cell>
          <table:table-cell office:value-type="float" office:value="0.06517882" calcext:value-type="float">
            <text:p>0.06517882</text:p>
          </table:table-cell>
          <table:table-cell office:value-type="float" office:value="0.01805988" calcext:value-type="float">
            <text:p>0.01805988</text:p>
          </table:table-cell>
          <table:table-cell office:value-type="float" office:value="0.02278162" calcext:value-type="float">
            <text:p>0.02278162</text:p>
          </table:table-cell>
          <table:table-cell office:value-type="float" office:value="0.322682" calcext:value-type="float">
            <text:p>0.322682</text:p>
          </table:table-cell>
          <table:table-cell office:value-type="float" office:value="0.349586" calcext:value-type="float">
            <text:p>0.349586</text:p>
          </table:table-cell>
          <table:table-cell office:value-type="float" office:value="0" calcext:value-type="float">
            <text:p>0</text:p>
          </table:table-cell>
          <table:table-cell office:value-type="float" office:value="137.288" calcext:value-type="float">
            <text:p>137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217" calcext:value-type="float">
            <text:p>19.6217</text:p>
          </table:table-cell>
          <table:table-cell office:value-type="float" office:value="0" calcext:value-type="float">
            <text:p>0</text:p>
          </table:table-cell>
          <table:table-cell office:value-type="float" office:value="-0.9593635" calcext:value-type="float">
            <text:p>-0.95936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16.07889" calcext:value-type="float">
            <text:p>16.07889</text:p>
          </table:table-cell>
          <table:table-cell office:value-type="float" office:value="1097.407" calcext:value-type="float">
            <text:p>1097.407</text:p>
          </table:table-cell>
          <table:table-cell office:value-type="float" office:value="11.37" calcext:value-type="float">
            <text:p>11.37</text:p>
          </table:table-cell>
          <table:table-cell office:value-type="float" office:value="-34.05592" calcext:value-type="float">
            <text:p>-34.05592</text:p>
          </table:table-cell>
          <table:table-cell office:value-type="float" office:value="0.07255995" calcext:value-type="float">
            <text:p>0.07255995</text:p>
          </table:table-cell>
          <table:table-cell office:value-type="float" office:value="5.164996" calcext:value-type="float">
            <text:p>5.164996</text:p>
          </table:table-cell>
          <table:table-cell office:value-type="float" office:value="0.03727439" calcext:value-type="float">
            <text:p>0.03727439</text:p>
          </table:table-cell>
          <table:table-cell office:value-type="float" office:value="0.003086763" calcext:value-type="float">
            <text:p>0.003086763</text:p>
          </table:table-cell>
          <table:table-cell office:value-type="float" office:value="0.02327044" calcext:value-type="float">
            <text:p>0.02327044</text:p>
          </table:table-cell>
          <table:table-cell office:value-type="float" office:value="0.9696537" calcext:value-type="float">
            <text:p>0.9696537</text:p>
          </table:table-cell>
          <table:table-cell office:value-type="float" office:value="-0.2533034" calcext:value-type="float">
            <text:p>-0.2533034</text:p>
          </table:table-cell>
          <table:table-cell office:value-type="float" office:value="-0.02642321" calcext:value-type="float">
            <text:p>-0.02642321</text:p>
          </table:table-cell>
          <table:table-cell office:value-type="float" office:value="0.00001283566" calcext:value-type="float">
            <text:p>1.283566E-05</text:p>
          </table:table-cell>
          <table:table-cell office:value-type="float" office:value="15.28642" calcext:value-type="float">
            <text:p>15.28642</text:p>
          </table:table-cell>
          <table:table-cell office:value-type="float" office:value="0.1203269" calcext:value-type="float">
            <text:p>0.1203269</text:p>
          </table:table-cell>
          <table:table-cell office:value-type="float" office:value="0.1365745" calcext:value-type="float">
            <text:p>0.1365745</text:p>
          </table:table-cell>
          <table:table-cell office:value-type="float" office:value="0.09439078" calcext:value-type="float">
            <text:p>0.09439078</text:p>
          </table:table-cell>
          <table:table-cell office:value-type="float" office:value="0.03380291" calcext:value-type="float">
            <text:p>0.03380291</text:p>
          </table:table-cell>
          <table:table-cell office:value-type="float" office:value="0.03338259" calcext:value-type="float">
            <text:p>0.03338259</text:p>
          </table:table-cell>
          <table:table-cell office:value-type="float" office:value="0.0118126" calcext:value-type="float">
            <text:p>0.0118126</text:p>
          </table:table-cell>
          <table:table-cell office:value-type="float" office:value="0.008557826" calcext:value-type="float">
            <text:p>0.008557826</text:p>
          </table:table-cell>
          <table:table-cell office:value-type="float" office:value="0.02217721" calcext:value-type="float">
            <text:p>0.02217721</text:p>
          </table:table-cell>
          <table:table-cell office:value-type="float" office:value="0.02168917" calcext:value-type="float">
            <text:p>0.02168917</text:p>
          </table:table-cell>
          <table:table-cell office:value-type="float" office:value="0.01803075" calcext:value-type="float">
            <text:p>0.01803075</text:p>
          </table:table-cell>
          <table:table-cell office:value-type="float" office:value="0.01662877" calcext:value-type="float">
            <text:p>0.01662877</text:p>
          </table:table-cell>
          <table:table-cell office:value-type="float" office:value="0.02240736" calcext:value-type="float">
            <text:p>0.02240736</text:p>
          </table:table-cell>
          <table:table-cell office:value-type="float" office:value="0.005808708" calcext:value-type="float">
            <text:p>0.005808708</text:p>
          </table:table-cell>
          <table:table-cell office:value-type="float" office:value="0.006382001" calcext:value-type="float">
            <text:p>0.006382001</text:p>
          </table:table-cell>
          <table:table-cell office:value-type="float" office:value="0" calcext:value-type="float">
            <text:p>0</text:p>
          </table:table-cell>
          <table:table-cell office:value-type="float" office:value="2.637349" calcext:value-type="float">
            <text:p>2.637349</text:p>
          </table:table-cell>
          <table:table-cell office:value-type="float" office:value="18.3504" calcext:value-type="float">
            <text:p>18.3504</text:p>
          </table:table-cell>
          <table:table-cell office:value-type="float" office:value="44.00496" calcext:value-type="float">
            <text:p>44.00496</text:p>
          </table:table-cell>
          <table:table-cell office:value-type="float" office:value="24.27308" calcext:value-type="float">
            <text:p>24.27308</text:p>
          </table:table-cell>
          <table:table-cell office:value-type="float" office:value="3.206743" calcext:value-type="float">
            <text:p>3.206743</text:p>
          </table:table-cell>
          <table:table-cell office:value-type="float" office:value="0.008662413" calcext:value-type="float">
            <text:p>0.008662413</text:p>
          </table:table-cell>
          <table:table-cell office:value-type="float" office:value="0.01542497" calcext:value-type="float">
            <text:p>0.01542497</text:p>
          </table:table-cell>
          <table:table-cell office:value-type="float" office:value="0.01893196" calcext:value-type="float">
            <text:p>0.01893196</text:p>
          </table:table-cell>
          <table:table-cell office:value-type="float" office:value="0.8414665" calcext:value-type="float">
            <text:p>0.8414665</text:p>
          </table:table-cell>
          <table:table-cell office:value-type="float" office:value="0.04457024" calcext:value-type="float">
            <text:p>0.04457024</text:p>
          </table:table-cell>
          <table:table-cell office:value-type="float" office:value="0.01793209" calcext:value-type="float">
            <text:p>0.01793209</text:p>
          </table:table-cell>
          <table:table-cell office:value-type="float" office:value="0.0226082" calcext:value-type="float">
            <text:p>0.0226082</text:p>
          </table:table-cell>
          <table:table-cell office:value-type="float" office:value="0.3224191" calcext:value-type="float">
            <text:p>0.3224191</text:p>
          </table:table-cell>
          <table:table-cell office:value-type="float" office:value="0.3495913" calcext:value-type="float">
            <text:p>0.3495913</text:p>
          </table:table-cell>
          <table:table-cell office:value-type="float" office:value="0" calcext:value-type="float">
            <text:p>0</text:p>
          </table:table-cell>
          <table:table-cell office:value-type="float" office:value="271.111" calcext:value-type="float">
            <text:p>271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1658" calcext:value-type="float">
            <text:p>19.71658</text:p>
          </table:table-cell>
          <table:table-cell office:value-type="float" office:value="0" calcext:value-type="float">
            <text:p>0</text:p>
          </table:table-cell>
          <table:table-cell office:value-type="float" office:value="-0.9602314" calcext:value-type="float">
            <text:p>-0.96023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6.00878" calcext:value-type="float">
            <text:p>16.00878</text:p>
          </table:table-cell>
          <table:table-cell office:value-type="float" office:value="1097.372" calcext:value-type="float">
            <text:p>1097.372</text:p>
          </table:table-cell>
          <table:table-cell office:value-type="float" office:value="11.37" calcext:value-type="float">
            <text:p>11.37</text:p>
          </table:table-cell>
          <table:table-cell office:value-type="float" office:value="-34.57508" calcext:value-type="float">
            <text:p>-34.57508</text:p>
          </table:table-cell>
          <table:table-cell office:value-type="float" office:value="0.07149968" calcext:value-type="float">
            <text:p>0.07149968</text:p>
          </table:table-cell>
          <table:table-cell office:value-type="float" office:value="4.743017" calcext:value-type="float">
            <text:p>4.743017</text:p>
          </table:table-cell>
          <table:table-cell office:value-type="float" office:value="0.03727439" calcext:value-type="float">
            <text:p>0.03727439</text:p>
          </table:table-cell>
          <table:table-cell office:value-type="float" office:value="0.003086763" calcext:value-type="float">
            <text:p>0.003086763</text:p>
          </table:table-cell>
          <table:table-cell office:value-type="float" office:value="0.02327044" calcext:value-type="float">
            <text:p>0.02327044</text:p>
          </table:table-cell>
          <table:table-cell office:value-type="float" office:value="0.9696537" calcext:value-type="float">
            <text:p>0.9696537</text:p>
          </table:table-cell>
          <table:table-cell office:value-type="float" office:value="-0.2532893" calcext:value-type="float">
            <text:p>-0.2532893</text:p>
          </table:table-cell>
          <table:table-cell office:value-type="float" office:value="-0.02640257" calcext:value-type="float">
            <text:p>-0.02640257</text:p>
          </table:table-cell>
          <table:table-cell office:value-type="float" office:value="0.0000136018" calcext:value-type="float">
            <text:p>1.36018E-05</text:p>
          </table:table-cell>
          <table:table-cell office:value-type="float" office:value="15.27518" calcext:value-type="float">
            <text:p>15.27518</text:p>
          </table:table-cell>
          <table:table-cell office:value-type="float" office:value="0.1100941" calcext:value-type="float">
            <text:p>0.1100941</text:p>
          </table:table-cell>
          <table:table-cell office:value-type="float" office:value="0.1180551" calcext:value-type="float">
            <text:p>0.1180551</text:p>
          </table:table-cell>
          <table:table-cell office:value-type="float" office:value="0.09259188" calcext:value-type="float">
            <text:p>0.09259188</text:p>
          </table:table-cell>
          <table:table-cell office:value-type="float" office:value="0.0331403" calcext:value-type="float">
            <text:p>0.0331403</text:p>
          </table:table-cell>
          <table:table-cell office:value-type="float" office:value="0.03263674" calcext:value-type="float">
            <text:p>0.03263674</text:p>
          </table:table-cell>
          <table:table-cell office:value-type="float" office:value="0.01169495" calcext:value-type="float">
            <text:p>0.01169495</text:p>
          </table:table-cell>
          <table:table-cell office:value-type="float" office:value="0.008386175" calcext:value-type="float">
            <text:p>0.008386175</text:p>
          </table:table-cell>
          <table:table-cell office:value-type="float" office:value="0.02197409" calcext:value-type="float">
            <text:p>0.02197409</text:p>
          </table:table-cell>
          <table:table-cell office:value-type="float" office:value="0.0217066" calcext:value-type="float">
            <text:p>0.0217066</text:p>
          </table:table-cell>
          <table:table-cell office:value-type="float" office:value="0.01801324" calcext:value-type="float">
            <text:p>0.01801324</text:p>
          </table:table-cell>
          <table:table-cell office:value-type="float" office:value="0.01662575" calcext:value-type="float">
            <text:p>0.01662575</text:p>
          </table:table-cell>
          <table:table-cell office:value-type="float" office:value="0.02218259" calcext:value-type="float">
            <text:p>0.02218259</text:p>
          </table:table-cell>
          <table:table-cell office:value-type="float" office:value="0.005801446" calcext:value-type="float">
            <text:p>0.005801446</text:p>
          </table:table-cell>
          <table:table-cell office:value-type="float" office:value="0.006378638" calcext:value-type="float">
            <text:p>0.006378638</text:p>
          </table:table-cell>
          <table:table-cell office:value-type="float" office:value="0" calcext:value-type="float">
            <text:p>0</text:p>
          </table:table-cell>
          <table:table-cell office:value-type="float" office:value="1.293861" calcext:value-type="float">
            <text:p>1.293861</text:p>
          </table:table-cell>
          <table:table-cell office:value-type="float" office:value="17.43033" calcext:value-type="float">
            <text:p>17.43033</text:p>
          </table:table-cell>
          <table:table-cell office:value-type="float" office:value="39.46592" calcext:value-type="float">
            <text:p>39.46592</text:p>
          </table:table-cell>
          <table:table-cell office:value-type="float" office:value="23.24872" calcext:value-type="float">
            <text:p>23.24872</text:p>
          </table:table-cell>
          <table:table-cell office:value-type="float" office:value="2.23126" calcext:value-type="float">
            <text:p>2.23126</text:p>
          </table:table-cell>
          <table:table-cell office:value-type="float" office:value="0.008476257" calcext:value-type="float">
            <text:p>0.008476257</text:p>
          </table:table-cell>
          <table:table-cell office:value-type="float" office:value="0.01512163" calcext:value-type="float">
            <text:p>0.01512163</text:p>
          </table:table-cell>
          <table:table-cell office:value-type="float" office:value="0.01871463" calcext:value-type="float">
            <text:p>0.01871463</text:p>
          </table:table-cell>
          <table:table-cell office:value-type="float" office:value="0.7299734" calcext:value-type="float">
            <text:p>0.7299734</text:p>
          </table:table-cell>
          <table:table-cell office:value-type="float" office:value="0.03198946" calcext:value-type="float">
            <text:p>0.03198946</text:p>
          </table:table-cell>
          <table:table-cell office:value-type="float" office:value="0.01785894" calcext:value-type="float">
            <text:p>0.01785894</text:p>
          </table:table-cell>
          <table:table-cell office:value-type="float" office:value="0.02246185" calcext:value-type="float">
            <text:p>0.02246185</text:p>
          </table:table-cell>
          <table:table-cell office:value-type="float" office:value="0.3221479" calcext:value-type="float">
            <text:p>0.3221479</text:p>
          </table:table-cell>
          <table:table-cell office:value-type="float" office:value="0.3495965" calcext:value-type="float">
            <text:p>0.3495965</text:p>
          </table:table-cell>
          <table:table-cell office:value-type="float" office:value="0" calcext:value-type="float">
            <text:p>0</text:p>
          </table:table-cell>
          <table:table-cell office:value-type="float" office:value="382.2469" calcext:value-type="float">
            <text:p>382.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1248" calcext:value-type="float">
            <text:p>19.81248</text:p>
          </table:table-cell>
          <table:table-cell office:value-type="float" office:value="0" calcext:value-type="float">
            <text:p>0</text:p>
          </table:table-cell>
          <table:table-cell office:value-type="float" office:value="-0.9604078" calcext:value-type="float">
            <text:p>-0.96040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15.93307" calcext:value-type="float">
            <text:p>15.93307</text:p>
          </table:table-cell>
          <table:table-cell office:value-type="float" office:value="1097.337" calcext:value-type="float">
            <text:p>1097.337</text:p>
          </table:table-cell>
          <table:table-cell office:value-type="float" office:value="11.37" calcext:value-type="float">
            <text:p>11.37</text:p>
          </table:table-cell>
          <table:table-cell office:value-type="float" office:value="-35.1298" calcext:value-type="float">
            <text:p>-35.1298</text:p>
          </table:table-cell>
          <table:table-cell office:value-type="float" office:value="0.07144793" calcext:value-type="float">
            <text:p>0.07144793</text:p>
          </table:table-cell>
          <table:table-cell office:value-type="float" office:value="4.292127" calcext:value-type="float">
            <text:p>4.292127</text:p>
          </table:table-cell>
          <table:table-cell office:value-type="float" office:value="0.03727439" calcext:value-type="float">
            <text:p>0.03727439</text:p>
          </table:table-cell>
          <table:table-cell office:value-type="float" office:value="0.003086763" calcext:value-type="float">
            <text:p>0.003086763</text:p>
          </table:table-cell>
          <table:table-cell office:value-type="float" office:value="0.02327044" calcext:value-type="float">
            <text:p>0.02327044</text:p>
          </table:table-cell>
          <table:table-cell office:value-type="float" office:value="0.9696537" calcext:value-type="float">
            <text:p>0.9696537</text:p>
          </table:table-cell>
          <table:table-cell office:value-type="float" office:value="-0.2532746" calcext:value-type="float">
            <text:p>-0.2532746</text:p>
          </table:table-cell>
          <table:table-cell office:value-type="float" office:value="-0.02638641" calcext:value-type="float">
            <text:p>-0.02638641</text:p>
          </table:table-cell>
          <table:table-cell office:value-type="float" office:value="0.00001437909" calcext:value-type="float">
            <text:p>1.437909E-05</text:p>
          </table:table-cell>
          <table:table-cell office:value-type="float" office:value="15.26549" calcext:value-type="float">
            <text:p>15.26549</text:p>
          </table:table-cell>
          <table:table-cell office:value-type="float" office:value="0.1024923" calcext:value-type="float">
            <text:p>0.1024923</text:p>
          </table:table-cell>
          <table:table-cell office:value-type="float" office:value="0.1130697" calcext:value-type="float">
            <text:p>0.1130697</text:p>
          </table:table-cell>
          <table:table-cell office:value-type="float" office:value="0.09627142" calcext:value-type="float">
            <text:p>0.09627142</text:p>
          </table:table-cell>
          <table:table-cell office:value-type="float" office:value="0.0338158" calcext:value-type="float">
            <text:p>0.0338158</text:p>
          </table:table-cell>
          <table:table-cell office:value-type="float" office:value="0.03297825" calcext:value-type="float">
            <text:p>0.03297825</text:p>
          </table:table-cell>
          <table:table-cell office:value-type="float" office:value="0.01178221" calcext:value-type="float">
            <text:p>0.01178221</text:p>
          </table:table-cell>
          <table:table-cell office:value-type="float" office:value="0.008325164" calcext:value-type="float">
            <text:p>0.008325164</text:p>
          </table:table-cell>
          <table:table-cell office:value-type="float" office:value="0.02178815" calcext:value-type="float">
            <text:p>0.02178815</text:p>
          </table:table-cell>
          <table:table-cell office:value-type="float" office:value="0.0217296" calcext:value-type="float">
            <text:p>0.0217296</text:p>
          </table:table-cell>
          <table:table-cell office:value-type="float" office:value="0.01799247" calcext:value-type="float">
            <text:p>0.01799247</text:p>
          </table:table-cell>
          <table:table-cell office:value-type="float" office:value="0.01662411" calcext:value-type="float">
            <text:p>0.01662411</text:p>
          </table:table-cell>
          <table:table-cell office:value-type="float" office:value="0.02199029" calcext:value-type="float">
            <text:p>0.02199029</text:p>
          </table:table-cell>
          <table:table-cell office:value-type="float" office:value="0.005794176" calcext:value-type="float">
            <text:p>0.005794176</text:p>
          </table:table-cell>
          <table:table-cell office:value-type="float" office:value="0.00637528" calcext:value-type="float">
            <text:p>0.00637528</text:p>
          </table:table-cell>
          <table:table-cell office:value-type="float" office:value="0" calcext:value-type="float">
            <text:p>0</text:p>
          </table:table-cell>
          <table:table-cell office:value-type="float" office:value="0.05117622" calcext:value-type="float">
            <text:p>0.05117622</text:p>
          </table:table-cell>
          <table:table-cell office:value-type="float" office:value="15.42815" calcext:value-type="float">
            <text:p>15.42815</text:p>
          </table:table-cell>
          <table:table-cell office:value-type="float" office:value="35.36549" calcext:value-type="float">
            <text:p>35.36549</text:p>
          </table:table-cell>
          <table:table-cell office:value-type="float" office:value="22.03015" calcext:value-type="float">
            <text:p>22.03015</text:p>
          </table:table-cell>
          <table:table-cell office:value-type="float" office:value="1.080231" calcext:value-type="float">
            <text:p>1.080231</text:p>
          </table:table-cell>
          <table:table-cell office:value-type="float" office:value="0.008134576" calcext:value-type="float">
            <text:p>0.008134576</text:p>
          </table:table-cell>
          <table:table-cell office:value-type="float" office:value="0.01481025" calcext:value-type="float">
            <text:p>0.01481025</text:p>
          </table:table-cell>
          <table:table-cell office:value-type="float" office:value="0.01850051" calcext:value-type="float">
            <text:p>0.01850051</text:p>
          </table:table-cell>
          <table:table-cell office:value-type="float" office:value="0.6248592" calcext:value-type="float">
            <text:p>0.6248592</text:p>
          </table:table-cell>
          <table:table-cell office:value-type="float" office:value="0.02555147" calcext:value-type="float">
            <text:p>0.02555147</text:p>
          </table:table-cell>
          <table:table-cell office:value-type="float" office:value="0.01782192" calcext:value-type="float">
            <text:p>0.01782192</text:p>
          </table:table-cell>
          <table:table-cell office:value-type="float" office:value="0.02233972" calcext:value-type="float">
            <text:p>0.02233972</text:p>
          </table:table-cell>
          <table:table-cell office:value-type="float" office:value="0.3218731" calcext:value-type="float">
            <text:p>0.3218731</text:p>
          </table:table-cell>
          <table:table-cell office:value-type="float" office:value="0.3496018" calcext:value-type="float">
            <text:p>0.3496018</text:p>
          </table:table-cell>
          <table:table-cell office:value-type="float" office:value="0" calcext:value-type="float">
            <text:p>0</text:p>
          </table:table-cell>
          <table:table-cell office:value-type="float" office:value="493.0614" calcext:value-type="float">
            <text:p>493.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469" calcext:value-type="float">
            <text:p>19.91469</text:p>
          </table:table-cell>
          <table:table-cell office:value-type="float" office:value="0" calcext:value-type="float">
            <text:p>0</text:p>
          </table:table-cell>
          <table:table-cell office:value-type="float" office:value="-0.9605737" calcext:value-type="float">
            <text:p>-0.96057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5.85493" calcext:value-type="float">
            <text:p>15.85493</text:p>
          </table:table-cell>
          <table:table-cell office:value-type="float" office:value="1097.301" calcext:value-type="float">
            <text:p>1097.301</text:p>
          </table:table-cell>
          <table:table-cell office:value-type="float" office:value="11.37" calcext:value-type="float">
            <text:p>11.37</text:p>
          </table:table-cell>
          <table:table-cell office:value-type="float" office:value="-35.61838" calcext:value-type="float">
            <text:p>-35.61838</text:p>
          </table:table-cell>
          <table:table-cell office:value-type="float" office:value="0.07275394" calcext:value-type="float">
            <text:p>0.07275394</text:p>
          </table:table-cell>
          <table:table-cell office:value-type="float" office:value="3.900526" calcext:value-type="float">
            <text:p>3.900526</text:p>
          </table:table-cell>
          <table:table-cell office:value-type="float" office:value="0.0373844" calcext:value-type="float">
            <text:p>0.0373844</text:p>
          </table:table-cell>
          <table:table-cell office:value-type="float" office:value="0.0030953" calcext:value-type="float">
            <text:p>0.0030953</text:p>
          </table:table-cell>
          <table:table-cell office:value-type="float" office:value="0.02411704" calcext:value-type="float">
            <text:p>0.02411704</text:p>
          </table:table-cell>
          <table:table-cell office:value-type="float" office:value="0.9697012" calcext:value-type="float">
            <text:p>0.9697012</text:p>
          </table:table-cell>
          <table:table-cell office:value-type="float" office:value="-0.253513" calcext:value-type="float">
            <text:p>-0.253513</text:p>
          </table:table-cell>
          <table:table-cell office:value-type="float" office:value="-0.02637259" calcext:value-type="float">
            <text:p>-0.02637259</text:p>
          </table:table-cell>
          <table:table-cell office:value-type="float" office:value="0.00001517688" calcext:value-type="float">
            <text:p>1.517688E-05</text:p>
          </table:table-cell>
          <table:table-cell office:value-type="float" office:value="15.24172" calcext:value-type="float">
            <text:p>15.24172</text:p>
          </table:table-cell>
          <table:table-cell office:value-type="float" office:value="0.0951018" calcext:value-type="float">
            <text:p>0.0951018</text:p>
          </table:table-cell>
          <table:table-cell office:value-type="float" office:value="0.1411585" calcext:value-type="float">
            <text:p>0.1411585</text:p>
          </table:table-cell>
          <table:table-cell office:value-type="float" office:value="0.1144071" calcext:value-type="float">
            <text:p>0.1144071</text:p>
          </table:table-cell>
          <table:table-cell office:value-type="float" office:value="0.03385385" calcext:value-type="float">
            <text:p>0.03385385</text:p>
          </table:table-cell>
          <table:table-cell office:value-type="float" office:value="0.03280712" calcext:value-type="float">
            <text:p>0.03280712</text:p>
          </table:table-cell>
          <table:table-cell office:value-type="float" office:value="0.01181872" calcext:value-type="float">
            <text:p>0.01181872</text:p>
          </table:table-cell>
          <table:table-cell office:value-type="float" office:value="0.008809415" calcext:value-type="float">
            <text:p>0.008809415</text:p>
          </table:table-cell>
          <table:table-cell office:value-type="float" office:value="0.02167188" calcext:value-type="float">
            <text:p>0.02167188</text:p>
          </table:table-cell>
          <table:table-cell office:value-type="float" office:value="0.02175031" calcext:value-type="float">
            <text:p>0.02175031</text:p>
          </table:table-cell>
          <table:table-cell office:value-type="float" office:value="0.01796966" calcext:value-type="float">
            <text:p>0.01796966</text:p>
          </table:table-cell>
          <table:table-cell office:value-type="float" office:value="0.01662402" calcext:value-type="float">
            <text:p>0.01662402</text:p>
          </table:table-cell>
          <table:table-cell office:value-type="float" office:value="0.02182698" calcext:value-type="float">
            <text:p>0.02182698</text:p>
          </table:table-cell>
          <table:table-cell office:value-type="float" office:value="0.005786886" calcext:value-type="float">
            <text:p>0.005786886</text:p>
          </table:table-cell>
          <table:table-cell office:value-type="float" office:value="0.006371915" calcext:value-type="float">
            <text:p>0.006371915</text:p>
          </table:table-cell>
          <table:table-cell office:value-type="float" office:value="0" calcext:value-type="float">
            <text:p>0</text:p>
          </table:table-cell>
          <table:table-cell office:value-type="float" office:value="0.858517" calcext:value-type="float">
            <text:p>0.858517</text:p>
          </table:table-cell>
          <table:table-cell office:value-type="float" office:value="10.72395" calcext:value-type="float">
            <text:p>10.72395</text:p>
          </table:table-cell>
          <table:table-cell office:value-type="float" office:value="33.97377" calcext:value-type="float">
            <text:p>33.97377</text:p>
          </table:table-cell>
          <table:table-cell office:value-type="float" office:value="20.92949" calcext:value-type="float">
            <text:p>20.92949</text:p>
          </table:table-cell>
          <table:table-cell office:value-type="float" office:value="0.08296648" calcext:value-type="float">
            <text:p>0.08296648</text:p>
          </table:table-cell>
          <table:table-cell office:value-type="float" office:value="0.007901669" calcext:value-type="float">
            <text:p>0.007901669</text:p>
          </table:table-cell>
          <table:table-cell office:value-type="float" office:value="0.01580124" calcext:value-type="float">
            <text:p>0.01580124</text:p>
          </table:table-cell>
          <table:table-cell office:value-type="float" office:value="0.01853209" calcext:value-type="float">
            <text:p>0.01853209</text:p>
          </table:table-cell>
          <table:table-cell office:value-type="float" office:value="0.5241535" calcext:value-type="float">
            <text:p>0.5241535</text:p>
          </table:table-cell>
          <table:table-cell office:value-type="float" office:value="0.02255904" calcext:value-type="float">
            <text:p>0.02255904</text:p>
          </table:table-cell>
          <table:table-cell office:value-type="float" office:value="0.01780017" calcext:value-type="float">
            <text:p>0.01780017</text:p>
          </table:table-cell>
          <table:table-cell office:value-type="float" office:value="0.02222209" calcext:value-type="float">
            <text:p>0.02222209</text:p>
          </table:table-cell>
          <table:table-cell office:value-type="float" office:value="0.3216088" calcext:value-type="float">
            <text:p>0.3216088</text:p>
          </table:table-cell>
          <table:table-cell office:value-type="float" office:value="0.3496071" calcext:value-type="float">
            <text:p>0.3496071</text:p>
          </table:table-cell>
          <table:table-cell office:value-type="float" office:value="0" calcext:value-type="float">
            <text:p>0</text:p>
          </table:table-cell>
          <table:table-cell office:value-type="float" office:value="152.8018" calcext:value-type="float">
            <text:p>152.8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1982" calcext:value-type="float">
            <text:p>20.01982</text:p>
          </table:table-cell>
          <table:table-cell office:value-type="float" office:value="0" calcext:value-type="float">
            <text:p>0</text:p>
          </table:table-cell>
          <table:table-cell office:value-type="float" office:value="-0.965247" calcext:value-type="float">
            <text:p>-0.96524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5.78134" calcext:value-type="float">
            <text:p>15.78134</text:p>
          </table:table-cell>
          <table:table-cell office:value-type="float" office:value="1097.27" calcext:value-type="float">
            <text:p>1097.27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0943" calcext:value-type="float">
            <text:p>-36.0943</text:p>
          </table:table-cell>
          <table:table-cell office:value-type="float" office:value="0.07056811" calcext:value-type="float">
            <text:p>0.07056811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0.0373844" calcext:value-type="float">
            <text:p>0.0373844</text:p>
          </table:table-cell>
          <table:table-cell office:value-type="float" office:value="0.0030953" calcext:value-type="float">
            <text:p>0.0030953</text:p>
          </table:table-cell>
          <table:table-cell office:value-type="float" office:value="0.02411704" calcext:value-type="float">
            <text:p>0.02411704</text:p>
          </table:table-cell>
          <table:table-cell office:value-type="float" office:value="0.9697012" calcext:value-type="float">
            <text:p>0.9697012</text:p>
          </table:table-cell>
          <table:table-cell office:value-type="float" office:value="-0.2539183" calcext:value-type="float">
            <text:p>-0.2539183</text:p>
          </table:table-cell>
          <table:table-cell office:value-type="float" office:value="-0.02636407" calcext:value-type="float">
            <text:p>-0.02636407</text:p>
          </table:table-cell>
          <table:table-cell office:value-type="float" office:value="0.00001599523" calcext:value-type="float">
            <text:p>1.599523E-05</text:p>
          </table:table-cell>
          <table:table-cell office:value-type="float" office:value="15.24858" calcext:value-type="float">
            <text:p>15.24858</text:p>
          </table:table-cell>
          <table:table-cell office:value-type="float" office:value="0.08481809" calcext:value-type="float">
            <text:p>0.08481809</text:p>
          </table:table-cell>
          <table:table-cell office:value-type="float" office:value="0.1106477" calcext:value-type="float">
            <text:p>0.1106477</text:p>
          </table:table-cell>
          <table:table-cell office:value-type="float" office:value="0.09698138" calcext:value-type="float">
            <text:p>0.09698138</text:p>
          </table:table-cell>
          <table:table-cell office:value-type="float" office:value="0.03356767" calcext:value-type="float">
            <text:p>0.03356767</text:p>
          </table:table-cell>
          <table:table-cell office:value-type="float" office:value="0.03239647" calcext:value-type="float">
            <text:p>0.03239647</text:p>
          </table:table-cell>
          <table:table-cell office:value-type="float" office:value="0.01174521" calcext:value-type="float">
            <text:p>0.01174521</text:p>
          </table:table-cell>
          <table:table-cell office:value-type="float" office:value="0.008569554" calcext:value-type="float">
            <text:p>0.008569554</text:p>
          </table:table-cell>
          <table:table-cell office:value-type="float" office:value="0.02160359" calcext:value-type="float">
            <text:p>0.02160359</text:p>
          </table:table-cell>
          <table:table-cell office:value-type="float" office:value="0.02176475" calcext:value-type="float">
            <text:p>0.02176475</text:p>
          </table:table-cell>
          <table:table-cell office:value-type="float" office:value="0.01794375" calcext:value-type="float">
            <text:p>0.01794375</text:p>
          </table:table-cell>
          <table:table-cell office:value-type="float" office:value="0.01662594" calcext:value-type="float">
            <text:p>0.01662594</text:p>
          </table:table-cell>
          <table:table-cell office:value-type="float" office:value="0.02167525" calcext:value-type="float">
            <text:p>0.02167525</text:p>
          </table:table-cell>
          <table:table-cell office:value-type="float" office:value="0.005779608" calcext:value-type="float">
            <text:p>0.005779608</text:p>
          </table:table-cell>
          <table:table-cell office:value-type="float" office:value="0.006368527" calcext:value-type="float">
            <text:p>0.006368527</text:p>
          </table:table-cell>
          <table:table-cell office:value-type="float" office:value="0" calcext:value-type="float">
            <text:p>0</text:p>
          </table:table-cell>
          <table:table-cell office:value-type="float" office:value="0.04413904" calcext:value-type="float">
            <text:p>0.04413904</text:p>
          </table:table-cell>
          <table:table-cell office:value-type="float" office:value="9.074456" calcext:value-type="float">
            <text:p>9.074456</text:p>
          </table:table-cell>
          <table:table-cell office:value-type="float" office:value="28.12851" calcext:value-type="float">
            <text:p>28.12851</text:p>
          </table:table-cell>
          <table:table-cell office:value-type="float" office:value="21.66521" calcext:value-type="float">
            <text:p>21.66521</text:p>
          </table:table-cell>
          <table:table-cell office:value-type="float" office:value="0.08229791" calcext:value-type="float">
            <text:p>0.08229791</text:p>
          </table:table-cell>
          <table:table-cell office:value-type="float" office:value="0.007822368" calcext:value-type="float">
            <text:p>0.007822368</text:p>
          </table:table-cell>
          <table:table-cell office:value-type="float" office:value="0.01539777" calcext:value-type="float">
            <text:p>0.01539777</text:p>
          </table:table-cell>
          <table:table-cell office:value-type="float" office:value="0.01863868" calcext:value-type="float">
            <text:p>0.01863868</text:p>
          </table:table-cell>
          <table:table-cell office:value-type="float" office:value="0.4228403" calcext:value-type="float">
            <text:p>0.4228403</text:p>
          </table:table-cell>
          <table:table-cell office:value-type="float" office:value="0.02110527" calcext:value-type="float">
            <text:p>0.02110527</text:p>
          </table:table-cell>
          <table:table-cell office:value-type="float" office:value="0.01776315" calcext:value-type="float">
            <text:p>0.01776315</text:p>
          </table:table-cell>
          <table:table-cell office:value-type="float" office:value="0.02209167" calcext:value-type="float">
            <text:p>0.02209167</text:p>
          </table:table-cell>
          <table:table-cell office:value-type="float" office:value="0.3213533" calcext:value-type="float">
            <text:p>0.3213533</text:p>
          </table:table-cell>
          <table:table-cell office:value-type="float" office:value="0.3496123" calcext:value-type="float">
            <text:p>0.3496123</text:p>
          </table:table-cell>
          <table:table-cell office:value-type="float" office:value="0" calcext:value-type="float">
            <text:p>0</text:p>
          </table:table-cell>
          <table:table-cell office:value-type="float" office:value="289.3748" calcext:value-type="float">
            <text:p>289.3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1613" calcext:value-type="float">
            <text:p>20.11613</text:p>
          </table:table-cell>
          <table:table-cell office:value-type="float" office:value="0" calcext:value-type="float">
            <text:p>0</text:p>
          </table:table-cell>
          <table:table-cell office:value-type="float" office:value="-0.9701075" calcext:value-type="float">
            <text:p>-0.97010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15.70642" calcext:value-type="float">
            <text:p>15.70642</text:p>
          </table:table-cell>
          <table:table-cell office:value-type="float" office:value="1097.234" calcext:value-type="float">
            <text:p>1097.234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1016" calcext:value-type="float">
            <text:p>-36.61016</text:p>
          </table:table-cell>
          <table:table-cell office:value-type="float" office:value="0.07080477" calcext:value-type="float">
            <text:p>0.07080477</text:p>
          </table:table-cell>
          <table:table-cell office:value-type="float" office:value="3.104318" calcext:value-type="float">
            <text:p>3.104318</text:p>
          </table:table-cell>
          <table:table-cell office:value-type="float" office:value="0.0373844" calcext:value-type="float">
            <text:p>0.0373844</text:p>
          </table:table-cell>
          <table:table-cell office:value-type="float" office:value="0.0030953" calcext:value-type="float">
            <text:p>0.0030953</text:p>
          </table:table-cell>
          <table:table-cell office:value-type="float" office:value="0.02411704" calcext:value-type="float">
            <text:p>0.02411704</text:p>
          </table:table-cell>
          <table:table-cell office:value-type="float" office:value="0.9697012" calcext:value-type="float">
            <text:p>0.9697012</text:p>
          </table:table-cell>
          <table:table-cell office:value-type="float" office:value="-0.2539093" calcext:value-type="float">
            <text:p>-0.2539093</text:p>
          </table:table-cell>
          <table:table-cell office:value-type="float" office:value="-0.02634466" calcext:value-type="float">
            <text:p>-0.02634466</text:p>
          </table:table-cell>
          <table:table-cell office:value-type="float" office:value="0.00001680769" calcext:value-type="float">
            <text:p>1.680769E-05</text:p>
          </table:table-cell>
          <table:table-cell office:value-type="float" office:value="15.23466" calcext:value-type="float">
            <text:p>15.23466</text:p>
          </table:table-cell>
          <table:table-cell office:value-type="float" office:value="0.1024839" calcext:value-type="float">
            <text:p>0.1024839</text:p>
          </table:table-cell>
          <table:table-cell office:value-type="float" office:value="0.1064721" calcext:value-type="float">
            <text:p>0.1064721</text:p>
          </table:table-cell>
          <table:table-cell office:value-type="float" office:value="0.09604975" calcext:value-type="float">
            <text:p>0.09604975</text:p>
          </table:table-cell>
          <table:table-cell office:value-type="float" office:value="0.03340931" calcext:value-type="float">
            <text:p>0.03340931</text:p>
          </table:table-cell>
          <table:table-cell office:value-type="float" office:value="0.03232875" calcext:value-type="float">
            <text:p>0.03232875</text:p>
          </table:table-cell>
          <table:table-cell office:value-type="float" office:value="0.01177615" calcext:value-type="float">
            <text:p>0.01177615</text:p>
          </table:table-cell>
          <table:table-cell office:value-type="float" office:value="0.00853015" calcext:value-type="float">
            <text:p>0.00853015</text:p>
          </table:table-cell>
          <table:table-cell office:value-type="float" office:value="0.02166589" calcext:value-type="float">
            <text:p>0.02166589</text:p>
          </table:table-cell>
          <table:table-cell office:value-type="float" office:value="0.02196858" calcext:value-type="float">
            <text:p>0.02196858</text:p>
          </table:table-cell>
          <table:table-cell office:value-type="float" office:value="0.01796035" calcext:value-type="float">
            <text:p>0.01796035</text:p>
          </table:table-cell>
          <table:table-cell office:value-type="float" office:value="0.01663083" calcext:value-type="float">
            <text:p>0.01663083</text:p>
          </table:table-cell>
          <table:table-cell office:value-type="float" office:value="0.02163148" calcext:value-type="float">
            <text:p>0.02163148</text:p>
          </table:table-cell>
          <table:table-cell office:value-type="float" office:value="0.005772328" calcext:value-type="float">
            <text:p>0.005772328</text:p>
          </table:table-cell>
          <table:table-cell office:value-type="float" office:value="0.006365128" calcext:value-type="float">
            <text:p>0.006365128</text:p>
          </table:table-cell>
          <table:table-cell office:value-type="float" office:value="0" calcext:value-type="float">
            <text:p>0</text:p>
          </table:table-cell>
          <table:table-cell office:value-type="float" office:value="0.02722104" calcext:value-type="float">
            <text:p>0.02722104</text:p>
          </table:table-cell>
          <table:table-cell office:value-type="float" office:value="6.436134" calcext:value-type="float">
            <text:p>6.436134</text:p>
          </table:table-cell>
          <table:table-cell office:value-type="float" office:value="22.51198" calcext:value-type="float">
            <text:p>22.51198</text:p>
          </table:table-cell>
          <table:table-cell office:value-type="float" office:value="21.79592" calcext:value-type="float">
            <text:p>21.79592</text:p>
          </table:table-cell>
          <table:table-cell office:value-type="float" office:value="0.103869" calcext:value-type="float">
            <text:p>0.103869</text:p>
          </table:table-cell>
          <table:table-cell office:value-type="float" office:value="0.007620391" calcext:value-type="float">
            <text:p>0.007620391</text:p>
          </table:table-cell>
          <table:table-cell office:value-type="float" office:value="0.01466628" calcext:value-type="float">
            <text:p>0.01466628</text:p>
          </table:table-cell>
          <table:table-cell office:value-type="float" office:value="0.01904142" calcext:value-type="float">
            <text:p>0.01904142</text:p>
          </table:table-cell>
          <table:table-cell office:value-type="float" office:value="0.3566741" calcext:value-type="float">
            <text:p>0.3566741</text:p>
          </table:table-cell>
          <table:table-cell office:value-type="float" office:value="0.02123147" calcext:value-type="float">
            <text:p>0.02123147</text:p>
          </table:table-cell>
          <table:table-cell office:value-type="float" office:value="0.01787626" calcext:value-type="float">
            <text:p>0.01787626</text:p>
          </table:table-cell>
          <table:table-cell office:value-type="float" office:value="0.02213609" calcext:value-type="float">
            <text:p>0.02213609</text:p>
          </table:table-cell>
          <table:table-cell office:value-type="float" office:value="0.3210919" calcext:value-type="float">
            <text:p>0.3210919</text:p>
          </table:table-cell>
          <table:table-cell office:value-type="float" office:value="0.3496175" calcext:value-type="float">
            <text:p>0.3496175</text:p>
          </table:table-cell>
          <table:table-cell office:value-type="float" office:value="0" calcext:value-type="float">
            <text:p>0</text:p>
          </table:table-cell>
          <table:table-cell office:value-type="float" office:value="407.8931" calcext:value-type="float">
            <text:p>407.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816" calcext:value-type="float">
            <text:p>20.21816</text:p>
          </table:table-cell>
          <table:table-cell office:value-type="float" office:value="0" calcext:value-type="float">
            <text:p>0</text:p>
          </table:table-cell>
          <table:table-cell office:value-type="float" office:value="-0.970291" calcext:value-type="float">
            <text:p>-0.9702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15.63097" calcext:value-type="float">
            <text:p>15.63097</text:p>
          </table:table-cell>
          <table:table-cell office:value-type="float" office:value="1097.193" calcext:value-type="float">
            <text:p>1097.19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04102" calcext:value-type="float">
            <text:p>-37.04102</text:p>
          </table:table-cell>
          <table:table-cell office:value-type="float" office:value="0.07197371" calcext:value-type="float">
            <text:p>0.07197371</text:p>
          </table:table-cell>
          <table:table-cell office:value-type="float" office:value="2.778894" calcext:value-type="float">
            <text:p>2.778894</text:p>
          </table:table-cell>
          <table:table-cell office:value-type="float" office:value="0.0373844" calcext:value-type="float">
            <text:p>0.0373844</text:p>
          </table:table-cell>
          <table:table-cell office:value-type="float" office:value="0.0030953" calcext:value-type="float">
            <text:p>0.0030953</text:p>
          </table:table-cell>
          <table:table-cell office:value-type="float" office:value="0.02411704" calcext:value-type="float">
            <text:p>0.02411704</text:p>
          </table:table-cell>
          <table:table-cell office:value-type="float" office:value="0.9697012" calcext:value-type="float">
            <text:p>0.9697012</text:p>
          </table:table-cell>
          <table:table-cell office:value-type="float" office:value="-0.2539183" calcext:value-type="float">
            <text:p>-0.2539183</text:p>
          </table:table-cell>
          <table:table-cell office:value-type="float" office:value="-0.02632065" calcext:value-type="float">
            <text:p>-0.02632065</text:p>
          </table:table-cell>
          <table:table-cell office:value-type="float" office:value="0.00001747117" calcext:value-type="float">
            <text:p>1.747117E-05</text:p>
          </table:table-cell>
          <table:table-cell office:value-type="float" office:value="15.20235" calcext:value-type="float">
            <text:p>15.20235</text:p>
          </table:table-cell>
          <table:table-cell office:value-type="float" office:value="0.1274272" calcext:value-type="float">
            <text:p>0.1274272</text:p>
          </table:table-cell>
          <table:table-cell office:value-type="float" office:value="0.1092383" calcext:value-type="float">
            <text:p>0.1092383</text:p>
          </table:table-cell>
          <table:table-cell office:value-type="float" office:value="0.09787018" calcext:value-type="float">
            <text:p>0.09787018</text:p>
          </table:table-cell>
          <table:table-cell office:value-type="float" office:value="0.03427214" calcext:value-type="float">
            <text:p>0.03427214</text:p>
          </table:table-cell>
          <table:table-cell office:value-type="float" office:value="0.03307771" calcext:value-type="float">
            <text:p>0.03307771</text:p>
          </table:table-cell>
          <table:table-cell office:value-type="float" office:value="0.01190433" calcext:value-type="float">
            <text:p>0.01190433</text:p>
          </table:table-cell>
          <table:table-cell office:value-type="float" office:value="0.008616036" calcext:value-type="float">
            <text:p>0.008616036</text:p>
          </table:table-cell>
          <table:table-cell office:value-type="float" office:value="0.02196997" calcext:value-type="float">
            <text:p>0.02196997</text:p>
          </table:table-cell>
          <table:table-cell office:value-type="float" office:value="0.02237105" calcext:value-type="float">
            <text:p>0.02237105</text:p>
          </table:table-cell>
          <table:table-cell office:value-type="float" office:value="0.01808118" calcext:value-type="float">
            <text:p>0.01808118</text:p>
          </table:table-cell>
          <table:table-cell office:value-type="float" office:value="0.01664442" calcext:value-type="float">
            <text:p>0.01664442</text:p>
          </table:table-cell>
          <table:table-cell office:value-type="float" office:value="0.02178119" calcext:value-type="float">
            <text:p>0.02178119</text:p>
          </table:table-cell>
          <table:table-cell office:value-type="float" office:value="0.005765045" calcext:value-type="float">
            <text:p>0.005765045</text:p>
          </table:table-cell>
          <table:table-cell office:value-type="float" office:value="0.006361722" calcext:value-type="float">
            <text:p>0.006361722</text:p>
          </table:table-cell>
          <table:table-cell office:value-type="float" office:value="0" calcext:value-type="float">
            <text:p>0</text:p>
          </table:table-cell>
          <table:table-cell office:value-type="float" office:value="0.02195829" calcext:value-type="float">
            <text:p>0.02195829</text:p>
          </table:table-cell>
          <table:table-cell office:value-type="float" office:value="4.603058" calcext:value-type="float">
            <text:p>4.603058</text:p>
          </table:table-cell>
          <table:table-cell office:value-type="float" office:value="20.60203" calcext:value-type="float">
            <text:p>20.60203</text:p>
          </table:table-cell>
          <table:table-cell office:value-type="float" office:value="18.9243" calcext:value-type="float">
            <text:p>18.9243</text:p>
          </table:table-cell>
          <table:table-cell office:value-type="float" office:value="0.08168101" calcext:value-type="float">
            <text:p>0.08168101</text:p>
          </table:table-cell>
          <table:table-cell office:value-type="float" office:value="0.007444054" calcext:value-type="float">
            <text:p>0.007444054</text:p>
          </table:table-cell>
          <table:table-cell office:value-type="float" office:value="0.01345679" calcext:value-type="float">
            <text:p>0.01345679</text:p>
          </table:table-cell>
          <table:table-cell office:value-type="float" office:value="0.02003156" calcext:value-type="float">
            <text:p>0.02003156</text:p>
          </table:table-cell>
          <table:table-cell office:value-type="float" office:value="0.3330319" calcext:value-type="float">
            <text:p>0.3330319</text:p>
          </table:table-cell>
          <table:table-cell office:value-type="float" office:value="0.02264467" calcext:value-type="float">
            <text:p>0.02264467</text:p>
          </table:table-cell>
          <table:table-cell office:value-type="float" office:value="0.01821281" calcext:value-type="float">
            <text:p>0.01821281</text:p>
          </table:table-cell>
          <table:table-cell office:value-type="float" office:value="0.02246432" calcext:value-type="float">
            <text:p>0.02246432</text:p>
          </table:table-cell>
          <table:table-cell office:value-type="float" office:value="0.3208183" calcext:value-type="float">
            <text:p>0.3208183</text:p>
          </table:table-cell>
          <table:table-cell office:value-type="float" office:value="0.3496228" calcext:value-type="float">
            <text:p>0.3496228</text:p>
          </table:table-cell>
          <table:table-cell office:value-type="float" office:value="0" calcext:value-type="float">
            <text:p>0</text:p>
          </table:table-cell>
          <table:table-cell office:value-type="float" office:value="516.7247" calcext:value-type="float">
            <text:p>516.7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633" calcext:value-type="float">
            <text:p>20.32633</text:p>
          </table:table-cell>
          <table:table-cell office:value-type="float" office:value="0" calcext:value-type="float">
            <text:p>0</text:p>
          </table:table-cell>
          <table:table-cell office:value-type="float" office:value="-0.970441" calcext:value-type="float">
            <text:p>-0.97044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15.5548" calcext:value-type="float">
            <text:p>15.5548</text:p>
          </table:table-cell>
          <table:table-cell office:value-type="float" office:value="1097.148" calcext:value-type="float">
            <text:p>1097.14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37476" calcext:value-type="float">
            <text:p>-37.37476</text:p>
          </table:table-cell>
          <table:table-cell office:value-type="float" office:value="0.07408223" calcext:value-type="float">
            <text:p>0.07408223</text:p>
          </table:table-cell>
          <table:table-cell office:value-type="float" office:value="2.555678" calcext:value-type="float">
            <text:p>2.555678</text:p>
          </table:table-cell>
          <table:table-cell office:value-type="float" office:value="0.0373844" calcext:value-type="float">
            <text:p>0.0373844</text:p>
          </table:table-cell>
          <table:table-cell office:value-type="float" office:value="0.0030953" calcext:value-type="float">
            <text:p>0.0030953</text:p>
          </table:table-cell>
          <table:table-cell office:value-type="float" office:value="0.02411704" calcext:value-type="float">
            <text:p>0.02411704</text:p>
          </table:table-cell>
          <table:table-cell office:value-type="float" office:value="0.9697012" calcext:value-type="float">
            <text:p>0.9697012</text:p>
          </table:table-cell>
          <table:table-cell office:value-type="float" office:value="-0.2539695" calcext:value-type="float">
            <text:p>-0.2539695</text:p>
          </table:table-cell>
          <table:table-cell office:value-type="float" office:value="-0.02629445" calcext:value-type="float">
            <text:p>-0.02629445</text:p>
          </table:table-cell>
          <table:table-cell office:value-type="float" office:value="0.00001791367" calcext:value-type="float">
            <text:p>1.791367E-05</text:p>
          </table:table-cell>
          <table:table-cell office:value-type="float" office:value="15.13866" calcext:value-type="float">
            <text:p>15.13866</text:p>
          </table:table-cell>
          <table:table-cell office:value-type="float" office:value="0.1724685" calcext:value-type="float">
            <text:p>0.1724685</text:p>
          </table:table-cell>
          <table:table-cell office:value-type="float" office:value="0.1153406" calcext:value-type="float">
            <text:p>0.1153406</text:p>
          </table:table-cell>
          <table:table-cell office:value-type="float" office:value="0.1024911" calcext:value-type="float">
            <text:p>0.1024911</text:p>
          </table:table-cell>
          <table:table-cell office:value-type="float" office:value="0.03622026" calcext:value-type="float">
            <text:p>0.03622026</text:p>
          </table:table-cell>
          <table:table-cell office:value-type="float" office:value="0.03489999" calcext:value-type="float">
            <text:p>0.03489999</text:p>
          </table:table-cell>
          <table:table-cell office:value-type="float" office:value="0.01222348" calcext:value-type="float">
            <text:p>0.01222348</text:p>
          </table:table-cell>
          <table:table-cell office:value-type="float" office:value="0.008636234" calcext:value-type="float">
            <text:p>0.008636234</text:p>
          </table:table-cell>
          <table:table-cell office:value-type="float" office:value="0.02268736" calcext:value-type="float">
            <text:p>0.02268736</text:p>
          </table:table-cell>
          <table:table-cell office:value-type="float" office:value="0.02283245" calcext:value-type="float">
            <text:p>0.02283245</text:p>
          </table:table-cell>
          <table:table-cell office:value-type="float" office:value="0.01826223" calcext:value-type="float">
            <text:p>0.01826223</text:p>
          </table:table-cell>
          <table:table-cell office:value-type="float" office:value="0.01668656" calcext:value-type="float">
            <text:p>0.01668656</text:p>
          </table:table-cell>
          <table:table-cell office:value-type="float" office:value="0.02213181" calcext:value-type="float">
            <text:p>0.02213181</text:p>
          </table:table-cell>
          <table:table-cell office:value-type="float" office:value="0.005757781" calcext:value-type="float">
            <text:p>0.005757781</text:p>
          </table:table-cell>
          <table:table-cell office:value-type="float" office:value="0.00635831" calcext:value-type="float">
            <text:p>0.00635831</text:p>
          </table:table-cell>
          <table:table-cell office:value-type="float" office:value="0" calcext:value-type="float">
            <text:p>0</text:p>
          </table:table-cell>
          <table:table-cell office:value-type="float" office:value="0.02092505" calcext:value-type="float">
            <text:p>0.02092505</text:p>
          </table:table-cell>
          <table:table-cell office:value-type="float" office:value="3.659313" calcext:value-type="float">
            <text:p>3.659313</text:p>
          </table:table-cell>
          <table:table-cell office:value-type="float" office:value="19.50101" calcext:value-type="float">
            <text:p>19.50101</text:p>
          </table:table-cell>
          <table:table-cell office:value-type="float" office:value="16.37105" calcext:value-type="float">
            <text:p>16.37105</text:p>
          </table:table-cell>
          <table:table-cell office:value-type="float" office:value="0.05467501" calcext:value-type="float">
            <text:p>0.05467501</text:p>
          </table:table-cell>
          <table:table-cell office:value-type="float" office:value="0.007296748" calcext:value-type="float">
            <text:p>0.007296748</text:p>
          </table:table-cell>
          <table:table-cell office:value-type="float" office:value="0.01307541" calcext:value-type="float">
            <text:p>0.01307541</text:p>
          </table:table-cell>
          <table:table-cell office:value-type="float" office:value="0.02214097" calcext:value-type="float">
            <text:p>0.02214097</text:p>
          </table:table-cell>
          <table:table-cell office:value-type="float" office:value="0.326831" calcext:value-type="float">
            <text:p>0.326831</text:p>
          </table:table-cell>
          <table:table-cell office:value-type="float" office:value="0.02461925" calcext:value-type="float">
            <text:p>0.02461925</text:p>
          </table:table-cell>
          <table:table-cell office:value-type="float" office:value="0.01867967" calcext:value-type="float">
            <text:p>0.01867967</text:p>
          </table:table-cell>
          <table:table-cell office:value-type="float" office:value="0.02300932" calcext:value-type="float">
            <text:p>0.02300932</text:p>
          </table:table-cell>
          <table:table-cell office:value-type="float" office:value="0.3205305" calcext:value-type="float">
            <text:p>0.3205305</text:p>
          </table:table-cell>
          <table:table-cell office:value-type="float" office:value="0.349628" calcext:value-type="float">
            <text:p>0.349628</text:p>
          </table:table-cell>
          <table:table-cell office:value-type="float" office:value="0" calcext:value-type="float">
            <text:p>0</text:p>
          </table:table-cell>
          <table:table-cell office:value-type="float" office:value="639.4763" calcext:value-type="float">
            <text:p>639.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737" calcext:value-type="float">
            <text:p>20.44737</text:p>
          </table:table-cell>
          <table:table-cell office:value-type="float" office:value="0" calcext:value-type="float">
            <text:p>0</text:p>
          </table:table-cell>
          <table:table-cell office:value-type="float" office:value="-0.9705827" calcext:value-type="float">
            <text:p>-0.97058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15.48317" calcext:value-type="float">
            <text:p>15.48317</text:p>
          </table:table-cell>
          <table:table-cell office:value-type="float" office:value="1097.106" calcext:value-type="float">
            <text:p>1097.106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58076" calcext:value-type="float">
            <text:p>-37.58076</text:p>
          </table:table-cell>
          <table:table-cell office:value-type="float" office:value="0.08476143" calcext:value-type="float">
            <text:p>0.08476143</text:p>
          </table:table-cell>
          <table:table-cell office:value-type="float" office:value="2.43695" calcext:value-type="float">
            <text:p>2.43695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41054" calcext:value-type="float">
            <text:p>-0.2541054</text:p>
          </table:table-cell>
          <table:table-cell office:value-type="float" office:value="-0.02627779" calcext:value-type="float">
            <text:p>-0.02627779</text:p>
          </table:table-cell>
          <table:table-cell office:value-type="float" office:value="0.00001820503" calcext:value-type="float">
            <text:p>1.820503E-05</text:p>
          </table:table-cell>
          <table:table-cell office:value-type="float" office:value="15.07778" calcext:value-type="float">
            <text:p>15.07778</text:p>
          </table:table-cell>
          <table:table-cell office:value-type="float" office:value="0.132778" calcext:value-type="float">
            <text:p>0.132778</text:p>
          </table:table-cell>
          <table:table-cell office:value-type="float" office:value="0.3802517" calcext:value-type="float">
            <text:p>0.3802517</text:p>
          </table:table-cell>
          <table:table-cell office:value-type="float" office:value="0.1009084" calcext:value-type="float">
            <text:p>0.1009084</text:p>
          </table:table-cell>
          <table:table-cell office:value-type="float" office:value="0.03590846" calcext:value-type="float">
            <text:p>0.03590846</text:p>
          </table:table-cell>
          <table:table-cell office:value-type="float" office:value="0.0356929" calcext:value-type="float">
            <text:p>0.0356929</text:p>
          </table:table-cell>
          <table:table-cell office:value-type="float" office:value="0.01228603" calcext:value-type="float">
            <text:p>0.01228603</text:p>
          </table:table-cell>
          <table:table-cell office:value-type="float" office:value="0.00912688" calcext:value-type="float">
            <text:p>0.00912688</text:p>
          </table:table-cell>
          <table:table-cell office:value-type="float" office:value="0.02393005" calcext:value-type="float">
            <text:p>0.02393005</text:p>
          </table:table-cell>
          <table:table-cell office:value-type="float" office:value="0.02333015" calcext:value-type="float">
            <text:p>0.02333015</text:p>
          </table:table-cell>
          <table:table-cell office:value-type="float" office:value="0.01848053" calcext:value-type="float">
            <text:p>0.01848053</text:p>
          </table:table-cell>
          <table:table-cell office:value-type="float" office:value="0.01676288" calcext:value-type="float">
            <text:p>0.01676288</text:p>
          </table:table-cell>
          <table:table-cell office:value-type="float" office:value="0.02260491" calcext:value-type="float">
            <text:p>0.02260491</text:p>
          </table:table-cell>
          <table:table-cell office:value-type="float" office:value="0.00575056" calcext:value-type="float">
            <text:p>0.00575056</text:p>
          </table:table-cell>
          <table:table-cell office:value-type="float" office:value="0.00635489" calcext:value-type="float">
            <text:p>0.00635489</text:p>
          </table:table-cell>
          <table:table-cell office:value-type="float" office:value="0" calcext:value-type="float">
            <text:p>0</text:p>
          </table:table-cell>
          <table:table-cell office:value-type="float" office:value="0.07376442" calcext:value-type="float">
            <text:p>0.07376442</text:p>
          </table:table-cell>
          <table:table-cell office:value-type="float" office:value="3.539785" calcext:value-type="float">
            <text:p>3.539785</text:p>
          </table:table-cell>
          <table:table-cell office:value-type="float" office:value="18.59039" calcext:value-type="float">
            <text:p>18.59039</text:p>
          </table:table-cell>
          <table:table-cell office:value-type="float" office:value="14.98337" calcext:value-type="float">
            <text:p>14.98337</text:p>
          </table:table-cell>
          <table:table-cell office:value-type="float" office:value="0.05783474" calcext:value-type="float">
            <text:p>0.05783474</text:p>
          </table:table-cell>
          <table:table-cell office:value-type="float" office:value="0.008096371" calcext:value-type="float">
            <text:p>0.008096371</text:p>
          </table:table-cell>
          <table:table-cell office:value-type="float" office:value="0.01537851" calcext:value-type="float">
            <text:p>0.01537851</text:p>
          </table:table-cell>
          <table:table-cell office:value-type="float" office:value="0.02724764" calcext:value-type="float">
            <text:p>0.02724764</text:p>
          </table:table-cell>
          <table:table-cell office:value-type="float" office:value="0.3298098" calcext:value-type="float">
            <text:p>0.3298098</text:p>
          </table:table-cell>
          <table:table-cell office:value-type="float" office:value="0.0271853" calcext:value-type="float">
            <text:p>0.0271853</text:p>
          </table:table-cell>
          <table:table-cell office:value-type="float" office:value="0.01926355" calcext:value-type="float">
            <text:p>0.01926355</text:p>
          </table:table-cell>
          <table:table-cell office:value-type="float" office:value="0.02370188" calcext:value-type="float">
            <text:p>0.02370188</text:p>
          </table:table-cell>
          <table:table-cell office:value-type="float" office:value="0.320239" calcext:value-type="float">
            <text:p>0.320239</text:p>
          </table:table-cell>
          <table:table-cell office:value-type="float" office:value="0.3496333" calcext:value-type="float">
            <text:p>0.3496333</text:p>
          </table:table-cell>
          <table:table-cell office:value-type="float" office:value="0" calcext:value-type="float">
            <text:p>0</text:p>
          </table:table-cell>
          <table:table-cell office:value-type="float" office:value="175.213" calcext:value-type="float">
            <text:p>175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719" calcext:value-type="float">
            <text:p>20.56719</text:p>
          </table:table-cell>
          <table:table-cell office:value-type="float" office:value="0" calcext:value-type="float">
            <text:p>0</text:p>
          </table:table-cell>
          <table:table-cell office:value-type="float" office:value="-0.9759398" calcext:value-type="float">
            <text:p>-0.97593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15.42428" calcext:value-type="float">
            <text:p>15.42428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71184" calcext:value-type="float">
            <text:p>-37.71184</text:p>
          </table:table-cell>
          <table:table-cell office:value-type="float" office:value="0.07737406" calcext:value-type="float">
            <text:p>0.07737406</text:p>
          </table:table-cell>
          <table:table-cell office:value-type="float" office:value="2.390793" calcext:value-type="float">
            <text:p>2.390793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47982" calcext:value-type="float">
            <text:p>-0.2547982</text:p>
          </table:table-cell>
          <table:table-cell office:value-type="float" office:value="-0.02626718" calcext:value-type="float">
            <text:p>-0.02626718</text:p>
          </table:table-cell>
          <table:table-cell office:value-type="float" office:value="0.00001837802" calcext:value-type="float">
            <text:p>1.837802E-05</text:p>
          </table:table-cell>
          <table:table-cell office:value-type="float" office:value="15.07462" calcext:value-type="float">
            <text:p>15.07462</text:p>
          </table:table-cell>
          <table:table-cell office:value-type="float" office:value="0.1033631" calcext:value-type="float">
            <text:p>0.1033631</text:p>
          </table:table-cell>
          <table:table-cell office:value-type="float" office:value="0.17661" calcext:value-type="float">
            <text:p>0.17661</text:p>
          </table:table-cell>
          <table:table-cell office:value-type="float" office:value="0.09495664" calcext:value-type="float">
            <text:p>0.09495664</text:p>
          </table:table-cell>
          <table:table-cell office:value-type="float" office:value="0.03523915" calcext:value-type="float">
            <text:p>0.03523915</text:p>
          </table:table-cell>
          <table:table-cell office:value-type="float" office:value="0.03510346" calcext:value-type="float">
            <text:p>0.03510346</text:p>
          </table:table-cell>
          <table:table-cell office:value-type="float" office:value="0.01197702" calcext:value-type="float">
            <text:p>0.01197702</text:p>
          </table:table-cell>
          <table:table-cell office:value-type="float" office:value="0.008992001" calcext:value-type="float">
            <text:p>0.008992001</text:p>
          </table:table-cell>
          <table:table-cell office:value-type="float" office:value="0.02561108" calcext:value-type="float">
            <text:p>0.02561108</text:p>
          </table:table-cell>
          <table:table-cell office:value-type="float" office:value="0.02386219" calcext:value-type="float">
            <text:p>0.02386219</text:p>
          </table:table-cell>
          <table:table-cell office:value-type="float" office:value="0.01872484" calcext:value-type="float">
            <text:p>0.01872484</text:p>
          </table:table-cell>
          <table:table-cell office:value-type="float" office:value="0.0168589" calcext:value-type="float">
            <text:p>0.0168589</text:p>
          </table:table-cell>
          <table:table-cell office:value-type="float" office:value="0.02317041" calcext:value-type="float">
            <text:p>0.02317041</text:p>
          </table:table-cell>
          <table:table-cell office:value-type="float" office:value="0.005743403" calcext:value-type="float">
            <text:p>0.005743403</text:p>
          </table:table-cell>
          <table:table-cell office:value-type="float" office:value="0.006351441" calcext:value-type="float">
            <text:p>0.006351441</text:p>
          </table:table-cell>
          <table:table-cell office:value-type="float" office:value="0" calcext:value-type="float">
            <text:p>0</text:p>
          </table:table-cell>
          <table:table-cell office:value-type="float" office:value="0.02552111" calcext:value-type="float">
            <text:p>0.02552111</text:p>
          </table:table-cell>
          <table:table-cell office:value-type="float" office:value="3.546231" calcext:value-type="float">
            <text:p>3.546231</text:p>
          </table:table-cell>
          <table:table-cell office:value-type="float" office:value="17.1915" calcext:value-type="float">
            <text:p>17.1915</text:p>
          </table:table-cell>
          <table:table-cell office:value-type="float" office:value="15.2078" calcext:value-type="float">
            <text:p>15.2078</text:p>
          </table:table-cell>
          <table:table-cell office:value-type="float" office:value="0.1220112" calcext:value-type="float">
            <text:p>0.1220112</text:p>
          </table:table-cell>
          <table:table-cell office:value-type="float" office:value="0.009614287" calcext:value-type="float">
            <text:p>0.009614287</text:p>
          </table:table-cell>
          <table:table-cell office:value-type="float" office:value="0.01553309" calcext:value-type="float">
            <text:p>0.01553309</text:p>
          </table:table-cell>
          <table:table-cell office:value-type="float" office:value="0.03862718" calcext:value-type="float">
            <text:p>0.03862718</text:p>
          </table:table-cell>
          <table:table-cell office:value-type="float" office:value="0.3373864" calcext:value-type="float">
            <text:p>0.3373864</text:p>
          </table:table-cell>
          <table:table-cell office:value-type="float" office:value="0.03045694" calcext:value-type="float">
            <text:p>0.03045694</text:p>
          </table:table-cell>
          <table:table-cell office:value-type="float" office:value="0.02001061" calcext:value-type="float">
            <text:p>0.02001061</text:p>
          </table:table-cell>
          <table:table-cell office:value-type="float" office:value="0.02455003" calcext:value-type="float">
            <text:p>0.02455003</text:p>
          </table:table-cell>
          <table:table-cell office:value-type="float" office:value="0.3199654" calcext:value-type="float">
            <text:p>0.3199654</text:p>
          </table:table-cell>
          <table:table-cell office:value-type="float" office:value="0.3496385" calcext:value-type="float">
            <text:p>0.3496385</text:p>
          </table:table-cell>
          <table:table-cell office:value-type="float" office:value="0" calcext:value-type="float">
            <text:p>0</text:p>
          </table:table-cell>
          <table:table-cell office:value-type="float" office:value="300.6362" calcext:value-type="float">
            <text:p>300.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165" calcext:value-type="float">
            <text:p>20.67165</text:p>
          </table:table-cell>
          <table:table-cell office:value-type="float" office:value="0" calcext:value-type="float">
            <text:p>0</text:p>
          </table:table-cell>
          <table:table-cell office:value-type="float" office:value="-0.9845069" calcext:value-type="float">
            <text:p>-0.98450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15.37154" calcext:value-type="float">
            <text:p>15.37154</text:p>
          </table:table-cell>
          <table:table-cell office:value-type="float" office:value="1097.032" calcext:value-type="float">
            <text:p>1097.032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78843" calcext:value-type="float">
            <text:p>-37.78843</text:p>
          </table:table-cell>
          <table:table-cell office:value-type="float" office:value="0.0776009" calcext:value-type="float">
            <text:p>0.0776009</text:p>
          </table:table-cell>
          <table:table-cell office:value-type="float" office:value="2.396118" calcext:value-type="float">
            <text:p>2.396118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49282" calcext:value-type="float">
            <text:p>-0.2549282</text:p>
          </table:table-cell>
          <table:table-cell office:value-type="float" office:value="-0.02624528" calcext:value-type="float">
            <text:p>-0.02624528</text:p>
          </table:table-cell>
          <table:table-cell office:value-type="float" office:value="0.00001845836" calcext:value-type="float">
            <text:p>1.845836E-05</text:p>
          </table:table-cell>
          <table:table-cell office:value-type="float" office:value="15.05237" calcext:value-type="float">
            <text:p>15.05237</text:p>
          </table:table-cell>
          <table:table-cell office:value-type="float" office:value="0.1092601" calcext:value-type="float">
            <text:p>0.1092601</text:p>
          </table:table-cell>
          <table:table-cell office:value-type="float" office:value="0.1456824" calcext:value-type="float">
            <text:p>0.1456824</text:p>
          </table:table-cell>
          <table:table-cell office:value-type="float" office:value="0.09225379" calcext:value-type="float">
            <text:p>0.09225379</text:p>
          </table:table-cell>
          <table:table-cell office:value-type="float" office:value="0.03756221" calcext:value-type="float">
            <text:p>0.03756221</text:p>
          </table:table-cell>
          <table:table-cell office:value-type="float" office:value="0.03418564" calcext:value-type="float">
            <text:p>0.03418564</text:p>
          </table:table-cell>
          <table:table-cell office:value-type="float" office:value="0.01148797" calcext:value-type="float">
            <text:p>0.01148797</text:p>
          </table:table-cell>
          <table:table-cell office:value-type="float" office:value="0.008961286" calcext:value-type="float">
            <text:p>0.008961286</text:p>
          </table:table-cell>
          <table:table-cell office:value-type="float" office:value="0.02718877" calcext:value-type="float">
            <text:p>0.02718877</text:p>
          </table:table-cell>
          <table:table-cell office:value-type="float" office:value="0.02440632" calcext:value-type="float">
            <text:p>0.02440632</text:p>
          </table:table-cell>
          <table:table-cell office:value-type="float" office:value="0.0189816" calcext:value-type="float">
            <text:p>0.0189816</text:p>
          </table:table-cell>
          <table:table-cell office:value-type="float" office:value="0.01696682" calcext:value-type="float">
            <text:p>0.01696682</text:p>
          </table:table-cell>
          <table:table-cell office:value-type="float" office:value="0.02380886" calcext:value-type="float">
            <text:p>0.02380886</text:p>
          </table:table-cell>
          <table:table-cell office:value-type="float" office:value="0.005736297" calcext:value-type="float">
            <text:p>0.005736297</text:p>
          </table:table-cell>
          <table:table-cell office:value-type="float" office:value="0.006347982" calcext:value-type="float">
            <text:p>0.006347982</text:p>
          </table:table-cell>
          <table:table-cell office:value-type="float" office:value="0" calcext:value-type="float">
            <text:p>0</text:p>
          </table:table-cell>
          <table:table-cell office:value-type="float" office:value="0.02212813" calcext:value-type="float">
            <text:p>0.02212813</text:p>
          </table:table-cell>
          <table:table-cell office:value-type="float" office:value="4.095618" calcext:value-type="float">
            <text:p>4.095618</text:p>
          </table:table-cell>
          <table:table-cell office:value-type="float" office:value="16.25943" calcext:value-type="float">
            <text:p>16.25943</text:p>
          </table:table-cell>
          <table:table-cell office:value-type="float" office:value="15.25544" calcext:value-type="float">
            <text:p>15.25544</text:p>
          </table:table-cell>
          <table:table-cell office:value-type="float" office:value="0.5358306" calcext:value-type="float">
            <text:p>0.5358306</text:p>
          </table:table-cell>
          <table:table-cell office:value-type="float" office:value="0.01182726" calcext:value-type="float">
            <text:p>0.01182726</text:p>
          </table:table-cell>
          <table:table-cell office:value-type="float" office:value="0.01557329" calcext:value-type="float">
            <text:p>0.01557329</text:p>
          </table:table-cell>
          <table:table-cell office:value-type="float" office:value="0.05599674" calcext:value-type="float">
            <text:p>0.05599674</text:p>
          </table:table-cell>
          <table:table-cell office:value-type="float" office:value="0.3471193" calcext:value-type="float">
            <text:p>0.3471193</text:p>
          </table:table-cell>
          <table:table-cell office:value-type="float" office:value="0.03440771" calcext:value-type="float">
            <text:p>0.03440771</text:p>
          </table:table-cell>
          <table:table-cell office:value-type="float" office:value="0.02093412" calcext:value-type="float">
            <text:p>0.02093412</text:p>
          </table:table-cell>
          <table:table-cell office:value-type="float" office:value="0.0255904" calcext:value-type="float">
            <text:p>0.0255904</text:p>
          </table:table-cell>
          <table:table-cell office:value-type="float" office:value="0.319695" calcext:value-type="float">
            <text:p>0.319695</text:p>
          </table:table-cell>
          <table:table-cell office:value-type="float" office:value="0.3496437" calcext:value-type="float">
            <text:p>0.3496437</text:p>
          </table:table-cell>
          <table:table-cell office:value-type="float" office:value="0" calcext:value-type="float">
            <text:p>0</text:p>
          </table:table-cell>
          <table:table-cell office:value-type="float" office:value="407.106" calcext:value-type="float">
            <text:p>407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7642" calcext:value-type="float">
            <text:p>20.77642</text:p>
          </table:table-cell>
          <table:table-cell office:value-type="float" office:value="0" calcext:value-type="float">
            <text:p>0</text:p>
          </table:table-cell>
          <table:table-cell office:value-type="float" office:value="-0.984633" calcext:value-type="float">
            <text:p>-0.9846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15.31714" calcext:value-type="float">
            <text:p>15.31714</text:p>
          </table:table-cell>
          <table:table-cell office:value-type="float" office:value="1096.992" calcext:value-type="float">
            <text:p>1096.992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82491" calcext:value-type="float">
            <text:p>-37.82491</text:p>
          </table:table-cell>
          <table:table-cell office:value-type="float" office:value="0.07916686" calcext:value-type="float">
            <text:p>0.07916686</text:p>
          </table:table-cell>
          <table:table-cell office:value-type="float" office:value="2.44425" calcext:value-type="float">
            <text:p>2.44425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50523" calcext:value-type="float">
            <text:p>-0.2550523</text:p>
          </table:table-cell>
          <table:table-cell office:value-type="float" office:value="-0.02621948" calcext:value-type="float">
            <text:p>-0.02621948</text:p>
          </table:table-cell>
          <table:table-cell office:value-type="float" office:value="0.00001847235" calcext:value-type="float">
            <text:p>1.847235E-05</text:p>
          </table:table-cell>
          <table:table-cell office:value-type="float" office:value="15.01022" calcext:value-type="float">
            <text:p>15.01022</text:p>
          </table:table-cell>
          <table:table-cell office:value-type="float" office:value="0.1372346" calcext:value-type="float">
            <text:p>0.1372346</text:p>
          </table:table-cell>
          <table:table-cell office:value-type="float" office:value="0.1315929" calcext:value-type="float">
            <text:p>0.1315929</text:p>
          </table:table-cell>
          <table:table-cell office:value-type="float" office:value="0.09606355" calcext:value-type="float">
            <text:p>0.09606355</text:p>
          </table:table-cell>
          <table:table-cell office:value-type="float" office:value="0.04187588" calcext:value-type="float">
            <text:p>0.04187588</text:p>
          </table:table-cell>
          <table:table-cell office:value-type="float" office:value="0.03368556" calcext:value-type="float">
            <text:p>0.03368556</text:p>
          </table:table-cell>
          <table:table-cell office:value-type="float" office:value="0.01142857" calcext:value-type="float">
            <text:p>0.01142857</text:p>
          </table:table-cell>
          <table:table-cell office:value-type="float" office:value="0.009057892" calcext:value-type="float">
            <text:p>0.009057892</text:p>
          </table:table-cell>
          <table:table-cell office:value-type="float" office:value="0.02849194" calcext:value-type="float">
            <text:p>0.02849194</text:p>
          </table:table-cell>
          <table:table-cell office:value-type="float" office:value="0.02494312" calcext:value-type="float">
            <text:p>0.02494312</text:p>
          </table:table-cell>
          <table:table-cell office:value-type="float" office:value="0.01924201" calcext:value-type="float">
            <text:p>0.01924201</text:p>
          </table:table-cell>
          <table:table-cell office:value-type="float" office:value="0.01708139" calcext:value-type="float">
            <text:p>0.01708139</text:p>
          </table:table-cell>
          <table:table-cell office:value-type="float" office:value="0.0244995" calcext:value-type="float">
            <text:p>0.0244995</text:p>
          </table:table-cell>
          <table:table-cell office:value-type="float" office:value="0.005729237" calcext:value-type="float">
            <text:p>0.005729237</text:p>
          </table:table-cell>
          <table:table-cell office:value-type="float" office:value="0.006344514" calcext:value-type="float">
            <text:p>0.006344514</text:p>
          </table:table-cell>
          <table:table-cell office:value-type="float" office:value="0" calcext:value-type="float">
            <text:p>0</text:p>
          </table:table-cell>
          <table:table-cell office:value-type="float" office:value="0.02343699" calcext:value-type="float">
            <text:p>0.02343699</text:p>
          </table:table-cell>
          <table:table-cell office:value-type="float" office:value="5.012427" calcext:value-type="float">
            <text:p>5.012427</text:p>
          </table:table-cell>
          <table:table-cell office:value-type="float" office:value="16.32226" calcext:value-type="float">
            <text:p>16.32226</text:p>
          </table:table-cell>
          <table:table-cell office:value-type="float" office:value="14.81149" calcext:value-type="float">
            <text:p>14.81149</text:p>
          </table:table-cell>
          <table:table-cell office:value-type="float" office:value="0.9828881" calcext:value-type="float">
            <text:p>0.9828881</text:p>
          </table:table-cell>
          <table:table-cell office:value-type="float" office:value="0.01308156" calcext:value-type="float">
            <text:p>0.01308156</text:p>
          </table:table-cell>
          <table:table-cell office:value-type="float" office:value="0.01564041" calcext:value-type="float">
            <text:p>0.01564041</text:p>
          </table:table-cell>
          <table:table-cell office:value-type="float" office:value="0.07507741" calcext:value-type="float">
            <text:p>0.07507741</text:p>
          </table:table-cell>
          <table:table-cell office:value-type="float" office:value="0.357825" calcext:value-type="float">
            <text:p>0.357825</text:p>
          </table:table-cell>
          <table:table-cell office:value-type="float" office:value="0.03888778" calcext:value-type="float">
            <text:p>0.03888778</text:p>
          </table:table-cell>
          <table:table-cell office:value-type="float" office:value="0.02202559" calcext:value-type="float">
            <text:p>0.02202559</text:p>
          </table:table-cell>
          <table:table-cell office:value-type="float" office:value="0.02682707" calcext:value-type="float">
            <text:p>0.02682707</text:p>
          </table:table-cell>
          <table:table-cell office:value-type="float" office:value="0.3194199" calcext:value-type="float">
            <text:p>0.3194199</text:p>
          </table:table-cell>
          <table:table-cell office:value-type="float" office:value="0.349649" calcext:value-type="float">
            <text:p>0.349649</text:p>
          </table:table-cell>
          <table:table-cell office:value-type="float" office:value="0" calcext:value-type="float">
            <text:p>0</text:p>
          </table:table-cell>
          <table:table-cell office:value-type="float" office:value="510.4835" calcext:value-type="float">
            <text:p>510.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9095" calcext:value-type="float">
            <text:p>20.89095</text:p>
          </table:table-cell>
          <table:table-cell office:value-type="float" office:value="0" calcext:value-type="float">
            <text:p>0</text:p>
          </table:table-cell>
          <table:table-cell office:value-type="float" office:value="-0.9847327" calcext:value-type="float">
            <text:p>-0.98473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5.25666" calcext:value-type="float">
            <text:p>15.25666</text:p>
          </table:table-cell>
          <table:table-cell office:value-type="float" office:value="1096.947" calcext:value-type="float">
            <text:p>1096.94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8377" calcext:value-type="float">
            <text:p>-37.8377</text:p>
          </table:table-cell>
          <table:table-cell office:value-type="float" office:value="0.08203295" calcext:value-type="float">
            <text:p>0.08203295</text:p>
          </table:table-cell>
          <table:table-cell office:value-type="float" office:value="2.524396" calcext:value-type="float">
            <text:p>2.524396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51833" calcext:value-type="float">
            <text:p>-0.2551833</text:p>
          </table:table-cell>
          <table:table-cell office:value-type="float" office:value="-0.02619155" calcext:value-type="float">
            <text:p>-0.02619155</text:p>
          </table:table-cell>
          <table:table-cell office:value-type="float" office:value="0.00001847235" calcext:value-type="float">
            <text:p>1.847235E-05</text:p>
          </table:table-cell>
          <table:table-cell office:value-type="float" office:value="14.93353" calcext:value-type="float">
            <text:p>14.93353</text:p>
          </table:table-cell>
          <table:table-cell office:value-type="float" office:value="0.1899244" calcext:value-type="float">
            <text:p>0.1899244</text:p>
          </table:table-cell>
          <table:table-cell office:value-type="float" office:value="0.1337485" calcext:value-type="float">
            <text:p>0.1337485</text:p>
          </table:table-cell>
          <table:table-cell office:value-type="float" office:value="0.1044903" calcext:value-type="float">
            <text:p>0.1044903</text:p>
          </table:table-cell>
          <table:table-cell office:value-type="float" office:value="0.04775529" calcext:value-type="float">
            <text:p>0.04775529</text:p>
          </table:table-cell>
          <table:table-cell office:value-type="float" office:value="0.03463871" calcext:value-type="float">
            <text:p>0.03463871</text:p>
          </table:table-cell>
          <table:table-cell office:value-type="float" office:value="0.01192252" calcext:value-type="float">
            <text:p>0.01192252</text:p>
          </table:table-cell>
          <table:table-cell office:value-type="float" office:value="0.009382309" calcext:value-type="float">
            <text:p>0.009382309</text:p>
          </table:table-cell>
          <table:table-cell office:value-type="float" office:value="0.02951904" calcext:value-type="float">
            <text:p>0.02951904</text:p>
          </table:table-cell>
          <table:table-cell office:value-type="float" office:value="0.02543778" calcext:value-type="float">
            <text:p>0.02543778</text:p>
          </table:table-cell>
          <table:table-cell office:value-type="float" office:value="0.01950078" calcext:value-type="float">
            <text:p>0.01950078</text:p>
          </table:table-cell>
          <table:table-cell office:value-type="float" office:value="0.01719969" calcext:value-type="float">
            <text:p>0.01719969</text:p>
          </table:table-cell>
          <table:table-cell office:value-type="float" office:value="0.02522462" calcext:value-type="float">
            <text:p>0.02522462</text:p>
          </table:table-cell>
          <table:table-cell office:value-type="float" office:value="0.00572221" calcext:value-type="float">
            <text:p>0.00572221</text:p>
          </table:table-cell>
          <table:table-cell office:value-type="float" office:value="0.006341047" calcext:value-type="float">
            <text:p>0.006341047</text:p>
          </table:table-cell>
          <table:table-cell office:value-type="float" office:value="0" calcext:value-type="float">
            <text:p>0</text:p>
          </table:table-cell>
          <table:table-cell office:value-type="float" office:value="0.02578565" calcext:value-type="float">
            <text:p>0.02578565</text:p>
          </table:table-cell>
          <table:table-cell office:value-type="float" office:value="6.081419" calcext:value-type="float">
            <text:p>6.081419</text:p>
          </table:table-cell>
          <table:table-cell office:value-type="float" office:value="16.76838" calcext:value-type="float">
            <text:p>16.76838</text:p>
          </table:table-cell>
          <table:table-cell office:value-type="float" office:value="14.58725" calcext:value-type="float">
            <text:p>14.58725</text:p>
          </table:table-cell>
          <table:table-cell office:value-type="float" office:value="1.249583" calcext:value-type="float">
            <text:p>1.249583</text:p>
          </table:table-cell>
          <table:table-cell office:value-type="float" office:value="0.01440214" calcext:value-type="float">
            <text:p>0.01440214</text:p>
          </table:table-cell>
          <table:table-cell office:value-type="float" office:value="0.01618055" calcext:value-type="float">
            <text:p>0.01618055</text:p>
          </table:table-cell>
          <table:table-cell office:value-type="float" office:value="0.09462213" calcext:value-type="float">
            <text:p>0.09462213</text:p>
          </table:table-cell>
          <table:table-cell office:value-type="float" office:value="0.3690414" calcext:value-type="float">
            <text:p>0.3690414</text:p>
          </table:table-cell>
          <table:table-cell office:value-type="float" office:value="0.0437187" calcext:value-type="float">
            <text:p>0.0437187</text:p>
          </table:table-cell>
          <table:table-cell office:value-type="float" office:value="0.02326206" calcext:value-type="float">
            <text:p>0.02326206</text:p>
          </table:table-cell>
          <table:table-cell office:value-type="float" office:value="0.02825267" calcext:value-type="float">
            <text:p>0.02825267</text:p>
          </table:table-cell>
          <table:table-cell office:value-type="float" office:value="0.3191308" calcext:value-type="float">
            <text:p>0.3191308</text:p>
          </table:table-cell>
          <table:table-cell office:value-type="float" office:value="0.3496543" calcext:value-type="float">
            <text:p>0.3496543</text:p>
          </table:table-cell>
          <table:table-cell office:value-type="float" office:value="0" calcext:value-type="float">
            <text:p>0</text:p>
          </table:table-cell>
          <table:table-cell office:value-type="float" office:value="645.5927" calcext:value-type="float">
            <text:p>645.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2242" calcext:value-type="float">
            <text:p>21.02242</text:p>
          </table:table-cell>
          <table:table-cell office:value-type="float" office:value="0" calcext:value-type="float">
            <text:p>0</text:p>
          </table:table-cell>
          <table:table-cell office:value-type="float" office:value="-0.9848191" calcext:value-type="float">
            <text:p>-0.98481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5.18999" calcext:value-type="float">
            <text:p>15.18999</text:p>
          </table:table-cell>
          <table:table-cell office:value-type="float" office:value="1096.898" calcext:value-type="float">
            <text:p>1096.89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83247" calcext:value-type="float">
            <text:p>-37.83247</text:p>
          </table:table-cell>
          <table:table-cell office:value-type="float" office:value="0.08553328" calcext:value-type="float">
            <text:p>0.08553328</text:p>
          </table:table-cell>
          <table:table-cell office:value-type="float" office:value="2.632202" calcext:value-type="float">
            <text:p>2.632202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53189" calcext:value-type="float">
            <text:p>-0.2553189</text:p>
          </table:table-cell>
          <table:table-cell office:value-type="float" office:value="-0.02616242" calcext:value-type="float">
            <text:p>-0.02616242</text:p>
          </table:table-cell>
          <table:table-cell office:value-type="float" office:value="0.00001847235" calcext:value-type="float">
            <text:p>1.847235E-05</text:p>
          </table:table-cell>
          <table:table-cell office:value-type="float" office:value="14.82022" calcext:value-type="float">
            <text:p>14.82022</text:p>
          </table:table-cell>
          <table:table-cell office:value-type="float" office:value="0.2166008" calcext:value-type="float">
            <text:p>0.2166008</text:p>
          </table:table-cell>
          <table:table-cell office:value-type="float" office:value="0.1432737" calcext:value-type="float">
            <text:p>0.1432737</text:p>
          </table:table-cell>
          <table:table-cell office:value-type="float" office:value="0.11655" calcext:value-type="float">
            <text:p>0.11655</text:p>
          </table:table-cell>
          <table:table-cell office:value-type="float" office:value="0.05480149" calcext:value-type="float">
            <text:p>0.05480149</text:p>
          </table:table-cell>
          <table:table-cell office:value-type="float" office:value="0.03895473" calcext:value-type="float">
            <text:p>0.03895473</text:p>
          </table:table-cell>
          <table:table-cell office:value-type="float" office:value="0.01407229" calcext:value-type="float">
            <text:p>0.01407229</text:p>
          </table:table-cell>
          <table:table-cell office:value-type="float" office:value="0.01082101" calcext:value-type="float">
            <text:p>0.01082101</text:p>
          </table:table-cell>
          <table:table-cell office:value-type="float" office:value="0.03028315" calcext:value-type="float">
            <text:p>0.03028315</text:p>
          </table:table-cell>
          <table:table-cell office:value-type="float" office:value="0.0258663" calcext:value-type="float">
            <text:p>0.0258663</text:p>
          </table:table-cell>
          <table:table-cell office:value-type="float" office:value="0.01975258" calcext:value-type="float">
            <text:p>0.01975258</text:p>
          </table:table-cell>
          <table:table-cell office:value-type="float" office:value="0.01732071" calcext:value-type="float">
            <text:p>0.01732071</text:p>
          </table:table-cell>
          <table:table-cell office:value-type="float" office:value="0.02597037" calcext:value-type="float">
            <text:p>0.02597037</text:p>
          </table:table-cell>
          <table:table-cell office:value-type="float" office:value="0.005715212" calcext:value-type="float">
            <text:p>0.005715212</text:p>
          </table:table-cell>
          <table:table-cell office:value-type="float" office:value="0.006337578" calcext:value-type="float">
            <text:p>0.006337578</text:p>
          </table:table-cell>
          <table:table-cell office:value-type="float" office:value="0" calcext:value-type="float">
            <text:p>0</text:p>
          </table:table-cell>
          <table:table-cell office:value-type="float" office:value="0.03049163" calcext:value-type="float">
            <text:p>0.03049163</text:p>
          </table:table-cell>
          <table:table-cell office:value-type="float" office:value="7.249382" calcext:value-type="float">
            <text:p>7.249382</text:p>
          </table:table-cell>
          <table:table-cell office:value-type="float" office:value="17.42444" calcext:value-type="float">
            <text:p>17.42444</text:p>
          </table:table-cell>
          <table:table-cell office:value-type="float" office:value="14.60837" calcext:value-type="float">
            <text:p>14.60837</text:p>
          </table:table-cell>
          <table:table-cell office:value-type="float" office:value="1.487001" calcext:value-type="float">
            <text:p>1.487001</text:p>
          </table:table-cell>
          <table:table-cell office:value-type="float" office:value="0.02063596" calcext:value-type="float">
            <text:p>0.02063596</text:p>
          </table:table-cell>
          <table:table-cell office:value-type="float" office:value="0.01860309" calcext:value-type="float">
            <text:p>0.01860309</text:p>
          </table:table-cell>
          <table:table-cell office:value-type="float" office:value="0.1147609" calcext:value-type="float">
            <text:p>0.1147609</text:p>
          </table:table-cell>
          <table:table-cell office:value-type="float" office:value="0.380641" calcext:value-type="float">
            <text:p>0.380641</text:p>
          </table:table-cell>
          <table:table-cell office:value-type="float" office:value="0.04873779" calcext:value-type="float">
            <text:p>0.04873779</text:p>
          </table:table-cell>
          <table:table-cell office:value-type="float" office:value="0.02461514" calcext:value-type="float">
            <text:p>0.02461514</text:p>
          </table:table-cell>
          <table:table-cell office:value-type="float" office:value="0.02986354" calcext:value-type="float">
            <text:p>0.02986354</text:p>
          </table:table-cell>
          <table:table-cell office:value-type="float" office:value="0.3188083" calcext:value-type="float">
            <text:p>0.3188083</text:p>
          </table:table-cell>
          <table:table-cell office:value-type="float" office:value="0.3496595" calcext:value-type="float">
            <text:p>0.3496595</text:p>
          </table:table-cell>
          <table:table-cell office:value-type="float" office:value="0" calcext:value-type="float">
            <text:p>0</text:p>
          </table:table-cell>
          <table:table-cell office:value-type="float" office:value="809.8127" calcext:value-type="float">
            <text:p>809.8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7186" calcext:value-type="float">
            <text:p>21.17186</text:p>
          </table:table-cell>
          <table:table-cell office:value-type="float" office:value="0" calcext:value-type="float">
            <text:p>0</text:p>
          </table:table-cell>
          <table:table-cell office:value-type="float" office:value="-0.9848906" calcext:value-type="float">
            <text:p>-0.98489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15.12294" calcext:value-type="float">
            <text:p>15.12294</text:p>
          </table:table-cell>
          <table:table-cell office:value-type="float" office:value="1096.844" calcext:value-type="float">
            <text:p>1096.844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80706" calcext:value-type="float">
            <text:p>-37.80706</text:p>
          </table:table-cell>
          <table:table-cell office:value-type="float" office:value="0.09003203" calcext:value-type="float">
            <text:p>0.09003203</text:p>
          </table:table-cell>
          <table:table-cell office:value-type="float" office:value="2.763087" calcext:value-type="float">
            <text:p>2.763087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455" calcext:value-type="float">
            <text:p>0.00310455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353" calcext:value-type="float">
            <text:p>0.9697353</text:p>
          </table:table-cell>
          <table:table-cell office:value-type="float" office:value="-0.2554698" calcext:value-type="float">
            <text:p>-0.2554698</text:p>
          </table:table-cell>
          <table:table-cell office:value-type="float" office:value="-0.02613327" calcext:value-type="float">
            <text:p>-0.02613327</text:p>
          </table:table-cell>
          <table:table-cell office:value-type="float" office:value="0.00001847235" calcext:value-type="float">
            <text:p>1.847235E-05</text:p>
          </table:table-cell>
          <table:table-cell office:value-type="float" office:value="14.67742" calcext:value-type="float">
            <text:p>14.67742</text:p>
          </table:table-cell>
          <table:table-cell office:value-type="float" office:value="0.2909414" calcext:value-type="float">
            <text:p>0.2909414</text:p>
          </table:table-cell>
          <table:table-cell office:value-type="float" office:value="0.152227" calcext:value-type="float">
            <text:p>0.152227</text:p>
          </table:table-cell>
          <table:table-cell office:value-type="float" office:value="0.1293154" calcext:value-type="float">
            <text:p>0.1293154</text:p>
          </table:table-cell>
          <table:table-cell office:value-type="float" office:value="0.06202453" calcext:value-type="float">
            <text:p>0.06202453</text:p>
          </table:table-cell>
          <table:table-cell office:value-type="float" office:value="0.04789312" calcext:value-type="float">
            <text:p>0.04789312</text:p>
          </table:table-cell>
          <table:table-cell office:value-type="float" office:value="0.01868394" calcext:value-type="float">
            <text:p>0.01868394</text:p>
          </table:table-cell>
          <table:table-cell office:value-type="float" office:value="0.01430426" calcext:value-type="float">
            <text:p>0.01430426</text:p>
          </table:table-cell>
          <table:table-cell office:value-type="float" office:value="0.03082064" calcext:value-type="float">
            <text:p>0.03082064</text:p>
          </table:table-cell>
          <table:table-cell office:value-type="float" office:value="0.02622829" calcext:value-type="float">
            <text:p>0.02622829</text:p>
          </table:table-cell>
          <table:table-cell office:value-type="float" office:value="0.01998958" calcext:value-type="float">
            <text:p>0.01998958</text:p>
          </table:table-cell>
          <table:table-cell office:value-type="float" office:value="0.01744488" calcext:value-type="float">
            <text:p>0.01744488</text:p>
          </table:table-cell>
          <table:table-cell office:value-type="float" office:value="0.02672589" calcext:value-type="float">
            <text:p>0.02672589</text:p>
          </table:table-cell>
          <table:table-cell office:value-type="float" office:value="0.005708226" calcext:value-type="float">
            <text:p>0.005708226</text:p>
          </table:table-cell>
          <table:table-cell office:value-type="float" office:value="0.006334105" calcext:value-type="float">
            <text:p>0.006334105</text:p>
          </table:table-cell>
          <table:table-cell office:value-type="float" office:value="0" calcext:value-type="float">
            <text:p>0</text:p>
          </table:table-cell>
          <table:table-cell office:value-type="float" office:value="0.0349911" calcext:value-type="float">
            <text:p>0.0349911</text:p>
          </table:table-cell>
          <table:table-cell office:value-type="float" office:value="8.41252" calcext:value-type="float">
            <text:p>8.41252</text:p>
          </table:table-cell>
          <table:table-cell office:value-type="float" office:value="18.2264" calcext:value-type="float">
            <text:p>18.2264</text:p>
          </table:table-cell>
          <table:table-cell office:value-type="float" office:value="14.78252" calcext:value-type="float">
            <text:p>14.78252</text:p>
          </table:table-cell>
          <table:table-cell office:value-type="float" office:value="1.810829" calcext:value-type="float">
            <text:p>1.810829</text:p>
          </table:table-cell>
          <table:table-cell office:value-type="float" office:value="0.05579324" calcext:value-type="float">
            <text:p>0.05579324</text:p>
          </table:table-cell>
          <table:table-cell office:value-type="float" office:value="0.02910024" calcext:value-type="float">
            <text:p>0.02910024</text:p>
          </table:table-cell>
          <table:table-cell office:value-type="float" office:value="0.1359183" calcext:value-type="float">
            <text:p>0.1359183</text:p>
          </table:table-cell>
          <table:table-cell office:value-type="float" office:value="0.3925983" calcext:value-type="float">
            <text:p>0.3925983</text:p>
          </table:table-cell>
          <table:table-cell office:value-type="float" office:value="0.05377509" calcext:value-type="float">
            <text:p>0.05377509</text:p>
          </table:table-cell>
          <table:table-cell office:value-type="float" office:value="0.02605727" calcext:value-type="float">
            <text:p>0.02605727</text:p>
          </table:table-cell>
          <table:table-cell office:value-type="float" office:value="0.03165911" calcext:value-type="float">
            <text:p>0.03165911</text:p>
          </table:table-cell>
          <table:table-cell office:value-type="float" office:value="0.318428" calcext:value-type="float">
            <text:p>0.318428</text:p>
          </table:table-cell>
          <table:table-cell office:value-type="float" office:value="0.3496648" calcext:value-type="float">
            <text:p>0.3496648</text:p>
          </table:table-cell>
          <table:table-cell office:value-type="float" office:value="0" calcext:value-type="float">
            <text:p>0</text:p>
          </table:table-cell>
          <table:table-cell office:value-type="float" office:value="837.7542" calcext:value-type="float">
            <text:p>837.7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3298" calcext:value-type="float">
            <text:p>21.33298</text:p>
          </table:table-cell>
          <table:table-cell office:value-type="float" office:value="0" calcext:value-type="float">
            <text:p>0</text:p>
          </table:table-cell>
          <table:table-cell office:value-type="float" office:value="-0.9849568" calcext:value-type="float">
            <text:p>-0.98495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5.07462" calcext:value-type="float">
            <text:p>15.07462</text:p>
          </table:table-cell>
          <table:table-cell office:value-type="float" office:value="1096.792" calcext:value-type="float">
            <text:p>1096.792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75977" calcext:value-type="float">
            <text:p>-37.75977</text:p>
          </table:table-cell>
          <table:table-cell office:value-type="float" office:value="0.09113958" calcext:value-type="float">
            <text:p>0.09113958</text:p>
          </table:table-cell>
          <table:table-cell office:value-type="float" office:value="2.907953" calcext:value-type="float">
            <text:p>2.907953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734" calcext:value-type="float">
            <text:p>0.003105734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58" calcext:value-type="float">
            <text:p>0.9697558</text:p>
          </table:table-cell>
          <table:table-cell office:value-type="float" office:value="-0.2556057" calcext:value-type="float">
            <text:p>-0.2556057</text:p>
          </table:table-cell>
          <table:table-cell office:value-type="float" office:value="-0.02611331" calcext:value-type="float">
            <text:p>-0.02611331</text:p>
          </table:table-cell>
          <table:table-cell office:value-type="float" office:value="0.00001847235" calcext:value-type="float">
            <text:p>1.847235E-05</text:p>
          </table:table-cell>
          <table:table-cell office:value-type="float" office:value="14.55895" calcext:value-type="float">
            <text:p>14.55895</text:p>
          </table:table-cell>
          <table:table-cell office:value-type="float" office:value="0.3276379" calcext:value-type="float">
            <text:p>0.3276379</text:p>
          </table:table-cell>
          <table:table-cell office:value-type="float" office:value="0.1421823" calcext:value-type="float">
            <text:p>0.1421823</text:p>
          </table:table-cell>
          <table:table-cell office:value-type="float" office:value="0.1248379" calcext:value-type="float">
            <text:p>0.1248379</text:p>
          </table:table-cell>
          <table:table-cell office:value-type="float" office:value="0.0641513" calcext:value-type="float">
            <text:p>0.0641513</text:p>
          </table:table-cell>
          <table:table-cell office:value-type="float" office:value="0.05623953" calcext:value-type="float">
            <text:p>0.05623953</text:p>
          </table:table-cell>
          <table:table-cell office:value-type="float" office:value="0.02102424" calcext:value-type="float">
            <text:p>0.02102424</text:p>
          </table:table-cell>
          <table:table-cell office:value-type="float" office:value="0.01811301" calcext:value-type="float">
            <text:p>0.01811301</text:p>
          </table:table-cell>
          <table:table-cell office:value-type="float" office:value="0.03118742" calcext:value-type="float">
            <text:p>0.03118742</text:p>
          </table:table-cell>
          <table:table-cell office:value-type="float" office:value="0.02653055" calcext:value-type="float">
            <text:p>0.02653055</text:p>
          </table:table-cell>
          <table:table-cell office:value-type="float" office:value="0.02020482" calcext:value-type="float">
            <text:p>0.02020482</text:p>
          </table:table-cell>
          <table:table-cell office:value-type="float" office:value="0.01757305" calcext:value-type="float">
            <text:p>0.01757305</text:p>
          </table:table-cell>
          <table:table-cell office:value-type="float" office:value="0.02748193" calcext:value-type="float">
            <text:p>0.02748193</text:p>
          </table:table-cell>
          <table:table-cell office:value-type="float" office:value="0.005701274" calcext:value-type="float">
            <text:p>0.005701274</text:p>
          </table:table-cell>
          <table:table-cell office:value-type="float" office:value="0.00633062" calcext:value-type="float">
            <text:p>0.00633062</text:p>
          </table:table-cell>
          <table:table-cell office:value-type="float" office:value="0" calcext:value-type="float">
            <text:p>0</text:p>
          </table:table-cell>
          <table:table-cell office:value-type="float" office:value="1.924605" calcext:value-type="float">
            <text:p>1.924605</text:p>
          </table:table-cell>
          <table:table-cell office:value-type="float" office:value="9.306936" calcext:value-type="float">
            <text:p>9.306936</text:p>
          </table:table-cell>
          <table:table-cell office:value-type="float" office:value="19.03868" calcext:value-type="float">
            <text:p>19.03868</text:p>
          </table:table-cell>
          <table:table-cell office:value-type="float" office:value="15.00718" calcext:value-type="float">
            <text:p>15.00718</text:p>
          </table:table-cell>
          <table:table-cell office:value-type="float" office:value="2.242197" calcext:value-type="float">
            <text:p>2.242197</text:p>
          </table:table-cell>
          <table:table-cell office:value-type="float" office:value="0.1170721" calcext:value-type="float">
            <text:p>0.1170721</text:p>
          </table:table-cell>
          <table:table-cell office:value-type="float" office:value="0.05809885" calcext:value-type="float">
            <text:p>0.05809885</text:p>
          </table:table-cell>
          <table:table-cell office:value-type="float" office:value="0.158712" calcext:value-type="float">
            <text:p>0.158712</text:p>
          </table:table-cell>
          <table:table-cell office:value-type="float" office:value="0.4047138" calcext:value-type="float">
            <text:p>0.4047138</text:p>
          </table:table-cell>
          <table:table-cell office:value-type="float" office:value="0.05880182" calcext:value-type="float">
            <text:p>0.05880182</text:p>
          </table:table-cell>
          <table:table-cell office:value-type="float" office:value="0.02756422" calcext:value-type="float">
            <text:p>0.02756422</text:p>
          </table:table-cell>
          <table:table-cell office:value-type="float" office:value="0.03358394" calcext:value-type="float">
            <text:p>0.03358394</text:p>
          </table:table-cell>
          <table:table-cell office:value-type="float" office:value="0.3180253" calcext:value-type="float">
            <text:p>0.3180253</text:p>
          </table:table-cell>
          <table:table-cell office:value-type="float" office:value="0.3496701" calcext:value-type="float">
            <text:p>0.3496701</text:p>
          </table:table-cell>
          <table:table-cell office:value-type="float" office:value="0" calcext:value-type="float">
            <text:p>0</text:p>
          </table:table-cell>
          <table:table-cell office:value-type="float" office:value="282.9657" calcext:value-type="float">
            <text:p>282.9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8632" calcext:value-type="float">
            <text:p>21.48632</text:p>
          </table:table-cell>
          <table:table-cell office:value-type="float" office:value="0" calcext:value-type="float">
            <text:p>0</text:p>
          </table:table-cell>
          <table:table-cell office:value-type="float" office:value="-0.9850166" calcext:value-type="float">
            <text:p>-0.9850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5.01835" calcext:value-type="float">
            <text:p>15.01835</text:p>
          </table:table-cell>
          <table:table-cell office:value-type="float" office:value="1096.753" calcext:value-type="float">
            <text:p>1096.75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72047" calcext:value-type="float">
            <text:p>-37.72047</text:p>
          </table:table-cell>
          <table:table-cell office:value-type="float" office:value="0.1058912" calcext:value-type="float">
            <text:p>0.1058912</text:p>
          </table:table-cell>
          <table:table-cell office:value-type="float" office:value="3.005496" calcext:value-type="float">
            <text:p>3.005496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6" calcext:value-type="float">
            <text:p>0.003105846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561884" calcext:value-type="float">
            <text:p>-0.2561884</text:p>
          </table:table-cell>
          <table:table-cell office:value-type="float" office:value="-0.02610642" calcext:value-type="float">
            <text:p>-0.02610642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50721" calcext:value-type="float">
            <text:p>14.50721</text:p>
          </table:table-cell>
          <table:table-cell office:value-type="float" office:value="0.2285107" calcext:value-type="float">
            <text:p>0.2285107</text:p>
          </table:table-cell>
          <table:table-cell office:value-type="float" office:value="0.3644244" calcext:value-type="float">
            <text:p>0.3644244</text:p>
          </table:table-cell>
          <table:table-cell office:value-type="float" office:value="0.2380056" calcext:value-type="float">
            <text:p>0.2380056</text:p>
          </table:table-cell>
          <table:table-cell office:value-type="float" office:value="0.06257232" calcext:value-type="float">
            <text:p>0.06257232</text:p>
          </table:table-cell>
          <table:table-cell office:value-type="float" office:value="0.06136443" calcext:value-type="float">
            <text:p>0.06136443</text:p>
          </table:table-cell>
          <table:table-cell office:value-type="float" office:value="0.02179609" calcext:value-type="float">
            <text:p>0.02179609</text:p>
          </table:table-cell>
          <table:table-cell office:value-type="float" office:value="0.01998986" calcext:value-type="float">
            <text:p>0.01998986</text:p>
          </table:table-cell>
          <table:table-cell office:value-type="float" office:value="0.03150133" calcext:value-type="float">
            <text:p>0.03150133</text:p>
          </table:table-cell>
          <table:table-cell office:value-type="float" office:value="0.02679401" calcext:value-type="float">
            <text:p>0.02679401</text:p>
          </table:table-cell>
          <table:table-cell office:value-type="float" office:value="0.02039978" calcext:value-type="float">
            <text:p>0.02039978</text:p>
          </table:table-cell>
          <table:table-cell office:value-type="float" office:value="0.01770614" calcext:value-type="float">
            <text:p>0.01770614</text:p>
          </table:table-cell>
          <table:table-cell office:value-type="float" office:value="0.02823156" calcext:value-type="float">
            <text:p>0.02823156</text:p>
          </table:table-cell>
          <table:table-cell office:value-type="float" office:value="0.005694378" calcext:value-type="float">
            <text:p>0.005694378</text:p>
          </table:table-cell>
          <table:table-cell office:value-type="float" office:value="0.006327116" calcext:value-type="float">
            <text:p>0.006327116</text:p>
          </table:table-cell>
          <table:table-cell office:value-type="float" office:value="0" calcext:value-type="float">
            <text:p>0</text:p>
          </table:table-cell>
          <table:table-cell office:value-type="float" office:value="1.360374" calcext:value-type="float">
            <text:p>1.360374</text:p>
          </table:table-cell>
          <table:table-cell office:value-type="float" office:value="7.152678" calcext:value-type="float">
            <text:p>7.152678</text:p>
          </table:table-cell>
          <table:table-cell office:value-type="float" office:value="21.75398" calcext:value-type="float">
            <text:p>21.75398</text:p>
          </table:table-cell>
          <table:table-cell office:value-type="float" office:value="15.17806" calcext:value-type="float">
            <text:p>15.17806</text:p>
          </table:table-cell>
          <table:table-cell office:value-type="float" office:value="2.724542" calcext:value-type="float">
            <text:p>2.724542</text:p>
          </table:table-cell>
          <table:table-cell office:value-type="float" office:value="0.1759179" calcext:value-type="float">
            <text:p>0.1759179</text:p>
          </table:table-cell>
          <table:table-cell office:value-type="float" office:value="0.08732647" calcext:value-type="float">
            <text:p>0.08732647</text:p>
          </table:table-cell>
          <table:table-cell office:value-type="float" office:value="0.1823033" calcext:value-type="float">
            <text:p>0.1823033</text:p>
          </table:table-cell>
          <table:table-cell office:value-type="float" office:value="0.4175227" calcext:value-type="float">
            <text:p>0.4175227</text:p>
          </table:table-cell>
          <table:table-cell office:value-type="float" office:value="0.06381948" calcext:value-type="float">
            <text:p>0.06381948</text:p>
          </table:table-cell>
          <table:table-cell office:value-type="float" office:value="0.02911814" calcext:value-type="float">
            <text:p>0.02911814</text:p>
          </table:table-cell>
          <table:table-cell office:value-type="float" office:value="0.03559368" calcext:value-type="float">
            <text:p>0.03559368</text:p>
          </table:table-cell>
          <table:table-cell office:value-type="float" office:value="0.3176292" calcext:value-type="float">
            <text:p>0.3176292</text:p>
          </table:table-cell>
          <table:table-cell office:value-type="float" office:value="0.3496753" calcext:value-type="float">
            <text:p>0.3496753</text:p>
          </table:table-cell>
          <table:table-cell office:value-type="float" office:value="0" calcext:value-type="float">
            <text:p>0</text:p>
          </table:table-cell>
          <table:table-cell office:value-type="float" office:value="227.777" calcext:value-type="float">
            <text:p>227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121" calcext:value-type="float">
            <text:p>21.62121</text:p>
          </table:table-cell>
          <table:table-cell office:value-type="float" office:value="0" calcext:value-type="float">
            <text:p>0</text:p>
          </table:table-cell>
          <table:table-cell office:value-type="float" office:value="-0.999114" calcext:value-type="float">
            <text:p>-0.9991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14.93765" calcext:value-type="float">
            <text:p>14.93765</text:p>
          </table:table-cell>
          <table:table-cell office:value-type="float" office:value="1096.717" calcext:value-type="float">
            <text:p>1096.71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67317" calcext:value-type="float">
            <text:p>-37.67317</text:p>
          </table:table-cell>
          <table:table-cell office:value-type="float" office:value="0.1496381" calcext:value-type="float">
            <text:p>0.1496381</text:p>
          </table:table-cell>
          <table:table-cell office:value-type="float" office:value="3.000797" calcext:value-type="float">
            <text:p>3.000797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593061" calcext:value-type="float">
            <text:p>-0.2593061</text:p>
          </table:table-cell>
          <table:table-cell office:value-type="float" office:value="-0.02610135" calcext:value-type="float">
            <text:p>-0.02610135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38326" calcext:value-type="float">
            <text:p>14.38326</text:p>
          </table:table-cell>
          <table:table-cell office:value-type="float" office:value="0.1979419" calcext:value-type="float">
            <text:p>0.1979419</text:p>
          </table:table-cell>
          <table:table-cell office:value-type="float" office:value="0.7483183" calcext:value-type="float">
            <text:p>0.7483183</text:p>
          </table:table-cell>
          <table:table-cell office:value-type="float" office:value="0.7869316" calcext:value-type="float">
            <text:p>0.7869316</text:p>
          </table:table-cell>
          <table:table-cell office:value-type="float" office:value="0.05947345" calcext:value-type="float">
            <text:p>0.05947345</text:p>
          </table:table-cell>
          <table:table-cell office:value-type="float" office:value="0.06336325" calcext:value-type="float">
            <text:p>0.063363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068866" calcext:value-type="float">
            <text:p>0.02068866</text:p>
          </table:table-cell>
          <table:table-cell office:value-type="float" office:value="0.03173071" calcext:value-type="float">
            <text:p>0.03173071</text:p>
          </table:table-cell>
          <table:table-cell office:value-type="float" office:value="0.02701544" calcext:value-type="float">
            <text:p>0.02701544</text:p>
          </table:table-cell>
          <table:table-cell office:value-type="float" office:value="0.02057547" calcext:value-type="float">
            <text:p>0.02057547</text:p>
          </table:table-cell>
          <table:table-cell office:value-type="float" office:value="0.01784202" calcext:value-type="float">
            <text:p>0.01784202</text:p>
          </table:table-cell>
          <table:table-cell office:value-type="float" office:value="0.02896744" calcext:value-type="float">
            <text:p>0.02896744</text:p>
          </table:table-cell>
          <table:table-cell office:value-type="float" office:value="0.005687533" calcext:value-type="float">
            <text:p>0.005687533</text:p>
          </table:table-cell>
          <table:table-cell office:value-type="float" office:value="0.006323617" calcext:value-type="float">
            <text:p>0.006323617</text:p>
          </table:table-cell>
          <table:table-cell office:value-type="float" office:value="0" calcext:value-type="float">
            <text:p>0</text:p>
          </table:table-cell>
          <table:table-cell office:value-type="float" office:value="3.922179" calcext:value-type="float">
            <text:p>3.922179</text:p>
          </table:table-cell>
          <table:table-cell office:value-type="float" office:value="12.89054" calcext:value-type="float">
            <text:p>12.89054</text:p>
          </table:table-cell>
          <table:table-cell office:value-type="float" office:value="15.0676" calcext:value-type="float">
            <text:p>15.0676</text:p>
          </table:table-cell>
          <table:table-cell office:value-type="float" office:value="15.68247" calcext:value-type="float">
            <text:p>15.68247</text:p>
          </table:table-cell>
          <table:table-cell office:value-type="float" office:value="3.354855" calcext:value-type="float">
            <text:p>3.354855</text:p>
          </table:table-cell>
          <table:table-cell office:value-type="float" office:value="0.2328037" calcext:value-type="float">
            <text:p>0.2328037</text:p>
          </table:table-cell>
          <table:table-cell office:value-type="float" office:value="0.1163537" calcext:value-type="float">
            <text:p>0.1163537</text:p>
          </table:table-cell>
          <table:table-cell office:value-type="float" office:value="0.2050702" calcext:value-type="float">
            <text:p>0.2050702</text:p>
          </table:table-cell>
          <table:table-cell office:value-type="float" office:value="0.4309732" calcext:value-type="float">
            <text:p>0.4309732</text:p>
          </table:table-cell>
          <table:table-cell office:value-type="float" office:value="0.06889318" calcext:value-type="float">
            <text:p>0.06889318</text:p>
          </table:table-cell>
          <table:table-cell office:value-type="float" office:value="0.03071025" calcext:value-type="float">
            <text:p>0.03071025</text:p>
          </table:table-cell>
          <table:table-cell office:value-type="float" office:value="0.03767096" calcext:value-type="float">
            <text:p>0.03767096</text:p>
          </table:table-cell>
          <table:table-cell office:value-type="float" office:value="0.317245" calcext:value-type="float">
            <text:p>0.317245</text:p>
          </table:table-cell>
          <table:table-cell office:value-type="float" office:value="0.3496806" calcext:value-type="float">
            <text:p>0.3496806</text:p>
          </table:table-cell>
          <table:table-cell office:value-type="float" office:value="0" calcext:value-type="float">
            <text:p>0</text:p>
          </table:table-cell>
          <table:table-cell office:value-type="float" office:value="261.3647" calcext:value-type="float">
            <text:p>261.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234" calcext:value-type="float">
            <text:p>21.78234</text:p>
          </table:table-cell>
          <table:table-cell office:value-type="float" office:value="0" calcext:value-type="float">
            <text:p>0</text:p>
          </table:table-cell>
          <table:table-cell office:value-type="float" office:value="-1.11489" calcext:value-type="float">
            <text:p>-1.114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14.8813" calcext:value-type="float">
            <text:p>14.8813</text:p>
          </table:table-cell>
          <table:table-cell office:value-type="float" office:value="1096.687" calcext:value-type="float">
            <text:p>1096.68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6237" calcext:value-type="float">
            <text:p>-37.6237</text:p>
          </table:table-cell>
          <table:table-cell office:value-type="float" office:value="0.1196005" calcext:value-type="float">
            <text:p>0.1196005</text:p>
          </table:table-cell>
          <table:table-cell office:value-type="float" office:value="3.058949" calcext:value-type="float">
            <text:p>3.058949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61651" calcext:value-type="float">
            <text:p>-0.2661651</text:p>
          </table:table-cell>
          <table:table-cell office:value-type="float" office:value="-0.02608778" calcext:value-type="float">
            <text:p>-0.02608778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37707" calcext:value-type="float">
            <text:p>14.37707</text:p>
          </table:table-cell>
          <table:table-cell office:value-type="float" office:value="0.2262453" calcext:value-type="float">
            <text:p>0.2262453</text:p>
          </table:table-cell>
          <table:table-cell office:value-type="float" office:value="0.4209064" calcext:value-type="float">
            <text:p>0.4209064</text:p>
          </table:table-cell>
          <table:table-cell office:value-type="float" office:value="0.4364247" calcext:value-type="float">
            <text:p>0.4364247</text:p>
          </table:table-cell>
          <table:table-cell office:value-type="float" office:value="0.05706106" calcext:value-type="float">
            <text:p>0.05706106</text:p>
          </table:table-cell>
          <table:table-cell office:value-type="float" office:value="0.06375474" calcext:value-type="float">
            <text:p>0.06375474</text:p>
          </table:table-cell>
          <table:table-cell office:value-type="float" office:value="0.02189361" calcext:value-type="float">
            <text:p>0.02189361</text:p>
          </table:table-cell>
          <table:table-cell office:value-type="float" office:value="0.02075887" calcext:value-type="float">
            <text:p>0.02075887</text:p>
          </table:table-cell>
          <table:table-cell office:value-type="float" office:value="0.03185798" calcext:value-type="float">
            <text:p>0.03185798</text:p>
          </table:table-cell>
          <table:table-cell office:value-type="float" office:value="0.0271871" calcext:value-type="float">
            <text:p>0.0271871</text:p>
          </table:table-cell>
          <table:table-cell office:value-type="float" office:value="0.02073231" calcext:value-type="float">
            <text:p>0.02073231</text:p>
          </table:table-cell>
          <table:table-cell office:value-type="float" office:value="0.01797647" calcext:value-type="float">
            <text:p>0.01797647</text:p>
          </table:table-cell>
          <table:table-cell office:value-type="float" office:value="0.02968272" calcext:value-type="float">
            <text:p>0.02968272</text:p>
          </table:table-cell>
          <table:table-cell office:value-type="float" office:value="0.005680759" calcext:value-type="float">
            <text:p>0.005680759</text:p>
          </table:table-cell>
          <table:table-cell office:value-type="float" office:value="0.006320114" calcext:value-type="float">
            <text:p>0.006320114</text:p>
          </table:table-cell>
          <table:table-cell office:value-type="float" office:value="0" calcext:value-type="float">
            <text:p>0</text:p>
          </table:table-cell>
          <table:table-cell office:value-type="float" office:value="4.360994" calcext:value-type="float">
            <text:p>4.360994</text:p>
          </table:table-cell>
          <table:table-cell office:value-type="float" office:value="13.80853" calcext:value-type="float">
            <text:p>13.80853</text:p>
          </table:table-cell>
          <table:table-cell office:value-type="float" office:value="14.43296" calcext:value-type="float">
            <text:p>14.43296</text:p>
          </table:table-cell>
          <table:table-cell office:value-type="float" office:value="15.66794" calcext:value-type="float">
            <text:p>15.66794</text:p>
          </table:table-cell>
          <table:table-cell office:value-type="float" office:value="3.962316" calcext:value-type="float">
            <text:p>3.962316</text:p>
          </table:table-cell>
          <table:table-cell office:value-type="float" office:value="0.2908563" calcext:value-type="float">
            <text:p>0.2908563</text:p>
          </table:table-cell>
          <table:table-cell office:value-type="float" office:value="0.1477745" calcext:value-type="float">
            <text:p>0.1477745</text:p>
          </table:table-cell>
          <table:table-cell office:value-type="float" office:value="0.2272717" calcext:value-type="float">
            <text:p>0.2272717</text:p>
          </table:table-cell>
          <table:table-cell office:value-type="float" office:value="0.4445691" calcext:value-type="float">
            <text:p>0.4445691</text:p>
          </table:table-cell>
          <table:table-cell office:value-type="float" office:value="0.07400721" calcext:value-type="float">
            <text:p>0.07400721</text:p>
          </table:table-cell>
          <table:table-cell office:value-type="float" office:value="0.03233488" calcext:value-type="float">
            <text:p>0.03233488</text:p>
          </table:table-cell>
          <table:table-cell office:value-type="float" office:value="0.03977905" calcext:value-type="float">
            <text:p>0.03977905</text:p>
          </table:table-cell>
          <table:table-cell office:value-type="float" office:value="0.3168993" calcext:value-type="float">
            <text:p>0.3168993</text:p>
          </table:table-cell>
          <table:table-cell office:value-type="float" office:value="0.3496857" calcext:value-type="float">
            <text:p>0.3496857</text:p>
          </table:table-cell>
          <table:table-cell office:value-type="float" office:value="0" calcext:value-type="float">
            <text:p>0</text:p>
          </table:table-cell>
          <table:table-cell office:value-type="float" office:value="285.2322" calcext:value-type="float">
            <text:p>285.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109" calcext:value-type="float">
            <text:p>21.9109</text:p>
          </table:table-cell>
          <table:table-cell office:value-type="float" office:value="0" calcext:value-type="float">
            <text:p>0</text:p>
          </table:table-cell>
          <table:table-cell office:value-type="float" office:value="-1.211938" calcext:value-type="float">
            <text:p>-1.2119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14.83905" calcext:value-type="float">
            <text:p>14.83905</text:p>
          </table:table-cell>
          <table:table-cell office:value-type="float" office:value="1096.655" calcext:value-type="float">
            <text:p>1096.655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57496" calcext:value-type="float">
            <text:p>-37.57496</text:p>
          </table:table-cell>
          <table:table-cell office:value-type="float" office:value="0.1089147" calcext:value-type="float">
            <text:p>0.1089147</text:p>
          </table:table-cell>
          <table:table-cell office:value-type="float" office:value="3.184754" calcext:value-type="float">
            <text:p>3.184754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75727" calcext:value-type="float">
            <text:p>-0.2675727</text:p>
          </table:table-cell>
          <table:table-cell office:value-type="float" office:value="-0.02606843" calcext:value-type="float">
            <text:p>-0.02606843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3743" calcext:value-type="float">
            <text:p>14.3743</text:p>
          </table:table-cell>
          <table:table-cell office:value-type="float" office:value="0.5105203" calcext:value-type="float">
            <text:p>0.5105203</text:p>
          </table:table-cell>
          <table:table-cell office:value-type="float" office:value="0.2735343" calcext:value-type="float">
            <text:p>0.2735343</text:p>
          </table:table-cell>
          <table:table-cell office:value-type="float" office:value="0.2748173" calcext:value-type="float">
            <text:p>0.2748173</text:p>
          </table:table-cell>
          <table:table-cell office:value-type="float" office:value="0.05574039" calcext:value-type="float">
            <text:p>0.05574039</text:p>
          </table:table-cell>
          <table:table-cell office:value-type="float" office:value="0.06399277" calcext:value-type="float">
            <text:p>0.06399277</text:p>
          </table:table-cell>
          <table:table-cell office:value-type="float" office:value="0.02179724" calcext:value-type="float">
            <text:p>0.02179724</text:p>
          </table:table-cell>
          <table:table-cell office:value-type="float" office:value="0.02073431" calcext:value-type="float">
            <text:p>0.02073431</text:p>
          </table:table-cell>
          <table:table-cell office:value-type="float" office:value="0.03193448" calcext:value-type="float">
            <text:p>0.03193448</text:p>
          </table:table-cell>
          <table:table-cell office:value-type="float" office:value="0.02731188" calcext:value-type="float">
            <text:p>0.02731188</text:p>
          </table:table-cell>
          <table:table-cell office:value-type="float" office:value="0.02087305" calcext:value-type="float">
            <text:p>0.02087305</text:p>
          </table:table-cell>
          <table:table-cell office:value-type="float" office:value="0.0181066" calcext:value-type="float">
            <text:p>0.0181066</text:p>
          </table:table-cell>
          <table:table-cell office:value-type="float" office:value="0.0303732" calcext:value-type="float">
            <text:p>0.0303732</text:p>
          </table:table-cell>
          <table:table-cell office:value-type="float" office:value="0.005674009" calcext:value-type="float">
            <text:p>0.005674009</text:p>
          </table:table-cell>
          <table:table-cell office:value-type="float" office:value="0.006316608" calcext:value-type="float">
            <text:p>0.006316608</text:p>
          </table:table-cell>
          <table:table-cell office:value-type="float" office:value="0" calcext:value-type="float">
            <text:p>0</text:p>
          </table:table-cell>
          <table:table-cell office:value-type="float" office:value="4.450021" calcext:value-type="float">
            <text:p>4.450021</text:p>
          </table:table-cell>
          <table:table-cell office:value-type="float" office:value="15.46921" calcext:value-type="float">
            <text:p>15.46921</text:p>
          </table:table-cell>
          <table:table-cell office:value-type="float" office:value="14.59611" calcext:value-type="float">
            <text:p>14.59611</text:p>
          </table:table-cell>
          <table:table-cell office:value-type="float" office:value="15.72249" calcext:value-type="float">
            <text:p>15.72249</text:p>
          </table:table-cell>
          <table:table-cell office:value-type="float" office:value="4.504425" calcext:value-type="float">
            <text:p>4.504425</text:p>
          </table:table-cell>
          <table:table-cell office:value-type="float" office:value="0.3459454" calcext:value-type="float">
            <text:p>0.3459454</text:p>
          </table:table-cell>
          <table:table-cell office:value-type="float" office:value="0.1791219" calcext:value-type="float">
            <text:p>0.1791219</text:p>
          </table:table-cell>
          <table:table-cell office:value-type="float" office:value="0.2490372" calcext:value-type="float">
            <text:p>0.2490372</text:p>
          </table:table-cell>
          <table:table-cell office:value-type="float" office:value="0.4581624" calcext:value-type="float">
            <text:p>0.4581624</text:p>
          </table:table-cell>
          <table:table-cell office:value-type="float" office:value="0.07913735" calcext:value-type="float">
            <text:p>0.07913735</text:p>
          </table:table-cell>
          <table:table-cell office:value-type="float" office:value="0.03398599" calcext:value-type="float">
            <text:p>0.03398599</text:p>
          </table:table-cell>
          <table:table-cell office:value-type="float" office:value="0.04191674" calcext:value-type="float">
            <text:p>0.04191674</text:p>
          </table:table-cell>
          <table:table-cell office:value-type="float" office:value="0.3165865" calcext:value-type="float">
            <text:p>0.3165865</text:p>
          </table:table-cell>
          <table:table-cell office:value-type="float" office:value="0.349691" calcext:value-type="float">
            <text:p>0.349691</text:p>
          </table:table-cell>
          <table:table-cell office:value-type="float" office:value="0" calcext:value-type="float">
            <text:p>0</text:p>
          </table:table-cell>
          <table:table-cell office:value-type="float" office:value="300.7275" calcext:value-type="float">
            <text:p>300.7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674" calcext:value-type="float">
            <text:p>22.02674</text:p>
          </table:table-cell>
          <table:table-cell office:value-type="float" office:value="0" calcext:value-type="float">
            <text:p>0</text:p>
          </table:table-cell>
          <table:table-cell office:value-type="float" office:value="-1.212581" calcext:value-type="float">
            <text:p>-1.21258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4.78887" calcext:value-type="float">
            <text:p>14.78887</text:p>
          </table:table-cell>
          <table:table-cell office:value-type="float" office:value="1096.616" calcext:value-type="float">
            <text:p>1096.616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53715" calcext:value-type="float">
            <text:p>-37.53715</text:p>
          </table:table-cell>
          <table:table-cell office:value-type="float" office:value="0.110138" calcext:value-type="float">
            <text:p>0.110138</text:p>
          </table:table-cell>
          <table:table-cell office:value-type="float" office:value="3.302623" calcext:value-type="float">
            <text:p>3.302623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77574" calcext:value-type="float">
            <text:p>-0.2677574</text:p>
          </table:table-cell>
          <table:table-cell office:value-type="float" office:value="-0.02605182" calcext:value-type="float">
            <text:p>-0.02605182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34919" calcext:value-type="float">
            <text:p>14.34919</text:p>
          </table:table-cell>
          <table:table-cell office:value-type="float" office:value="1.429964" calcext:value-type="float">
            <text:p>1.429964</text:p>
          </table:table-cell>
          <table:table-cell office:value-type="float" office:value="0.1962876" calcext:value-type="float">
            <text:p>0.1962876</text:p>
          </table:table-cell>
          <table:table-cell office:value-type="float" office:value="0.1915557" calcext:value-type="float">
            <text:p>0.1915557</text:p>
          </table:table-cell>
          <table:table-cell office:value-type="float" office:value="0.04791517" calcext:value-type="float">
            <text:p>0.04791517</text:p>
          </table:table-cell>
          <table:table-cell office:value-type="float" office:value="0.05380133" calcext:value-type="float">
            <text:p>0.05380133</text:p>
          </table:table-cell>
          <table:table-cell office:value-type="float" office:value="0.02086912" calcext:value-type="float">
            <text:p>0.02086912</text:p>
          </table:table-cell>
          <table:table-cell office:value-type="float" office:value="0.01983723" calcext:value-type="float">
            <text:p>0.01983723</text:p>
          </table:table-cell>
          <table:table-cell office:value-type="float" office:value="0.03172687" calcext:value-type="float">
            <text:p>0.03172687</text:p>
          </table:table-cell>
          <table:table-cell office:value-type="float" office:value="0.02693473" calcext:value-type="float">
            <text:p>0.02693473</text:p>
          </table:table-cell>
          <table:table-cell office:value-type="float" office:value="0.0209242" calcext:value-type="float">
            <text:p>0.0209242</text:p>
          </table:table-cell>
          <table:table-cell office:value-type="float" office:value="0.01819355" calcext:value-type="float">
            <text:p>0.01819355</text:p>
          </table:table-cell>
          <table:table-cell office:value-type="float" office:value="0.03097038" calcext:value-type="float">
            <text:p>0.03097038</text:p>
          </table:table-cell>
          <table:table-cell office:value-type="float" office:value="0.005667285" calcext:value-type="float">
            <text:p>0.005667285</text:p>
          </table:table-cell>
          <table:table-cell office:value-type="float" office:value="0.006313103" calcext:value-type="float">
            <text:p>0.006313103</text:p>
          </table:table-cell>
          <table:table-cell office:value-type="float" office:value="0" calcext:value-type="float">
            <text:p>0</text:p>
          </table:table-cell>
          <table:table-cell office:value-type="float" office:value="4.342214" calcext:value-type="float">
            <text:p>4.342214</text:p>
          </table:table-cell>
          <table:table-cell office:value-type="float" office:value="17.03541" calcext:value-type="float">
            <text:p>17.03541</text:p>
          </table:table-cell>
          <table:table-cell office:value-type="float" office:value="14.7216" calcext:value-type="float">
            <text:p>14.7216</text:p>
          </table:table-cell>
          <table:table-cell office:value-type="float" office:value="15.82185" calcext:value-type="float">
            <text:p>15.82185</text:p>
          </table:table-cell>
          <table:table-cell office:value-type="float" office:value="4.983191" calcext:value-type="float">
            <text:p>4.983191</text:p>
          </table:table-cell>
          <table:table-cell office:value-type="float" office:value="0.3996938" calcext:value-type="float">
            <text:p>0.3996938</text:p>
          </table:table-cell>
          <table:table-cell office:value-type="float" office:value="0.210176" calcext:value-type="float">
            <text:p>0.210176</text:p>
          </table:table-cell>
          <table:table-cell office:value-type="float" office:value="0.2702952" calcext:value-type="float">
            <text:p>0.2702952</text:p>
          </table:table-cell>
          <table:table-cell office:value-type="float" office:value="0.4712978" calcext:value-type="float">
            <text:p>0.4712978</text:p>
          </table:table-cell>
          <table:table-cell office:value-type="float" office:value="0.08426121" calcext:value-type="float">
            <text:p>0.08426121</text:p>
          </table:table-cell>
          <table:table-cell office:value-type="float" office:value="0.03564914" calcext:value-type="float">
            <text:p>0.03564914</text:p>
          </table:table-cell>
          <table:table-cell office:value-type="float" office:value="0.04404647" calcext:value-type="float">
            <text:p>0.04404647</text:p>
          </table:table-cell>
          <table:table-cell office:value-type="float" office:value="0.316328" calcext:value-type="float">
            <text:p>0.316328</text:p>
          </table:table-cell>
          <table:table-cell office:value-type="float" office:value="0.3496961" calcext:value-type="float">
            <text:p>0.3496961</text:p>
          </table:table-cell>
          <table:table-cell office:value-type="float" office:value="0" calcext:value-type="float">
            <text:p>0</text:p>
          </table:table-cell>
          <table:table-cell office:value-type="float" office:value="330.0654" calcext:value-type="float">
            <text:p>330.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586" calcext:value-type="float">
            <text:p>22.14586</text:p>
          </table:table-cell>
          <table:table-cell office:value-type="float" office:value="0" calcext:value-type="float">
            <text:p>0</text:p>
          </table:table-cell>
          <table:table-cell office:value-type="float" office:value="-1.212662" calcext:value-type="float">
            <text:p>-1.2126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14.73159" calcext:value-type="float">
            <text:p>14.73159</text:p>
          </table:table-cell>
          <table:table-cell office:value-type="float" office:value="1096.57" calcext:value-type="float">
            <text:p>1096.5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51225" calcext:value-type="float">
            <text:p>-37.51225</text:p>
          </table:table-cell>
          <table:table-cell office:value-type="float" office:value="0.1162082" calcext:value-type="float">
            <text:p>0.1162082</text:p>
          </table:table-cell>
          <table:table-cell office:value-type="float" office:value="3.416317" calcext:value-type="float">
            <text:p>3.416317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78617" calcext:value-type="float">
            <text:p>-0.2678617</text:p>
          </table:table-cell>
          <table:table-cell office:value-type="float" office:value="-0.02603749" calcext:value-type="float">
            <text:p>-0.02603749</text:p>
          </table:table-cell>
          <table:table-cell office:value-type="float" office:value="0.00001847252" calcext:value-type="float">
            <text:p>1.847252E-05</text:p>
          </table:table-cell>
          <table:table-cell office:value-type="float" office:value="14.30948" calcext:value-type="float">
            <text:p>14.30948</text:p>
          </table:table-cell>
          <table:table-cell office:value-type="float" office:value="2.459248" calcext:value-type="float">
            <text:p>2.459248</text:p>
          </table:table-cell>
          <table:table-cell office:value-type="float" office:value="0.1609217" calcext:value-type="float">
            <text:p>0.1609217</text:p>
          </table:table-cell>
          <table:table-cell office:value-type="float" office:value="0.1512712" calcext:value-type="float">
            <text:p>0.1512712</text:p>
          </table:table-cell>
          <table:table-cell office:value-type="float" office:value="0.04242586" calcext:value-type="float">
            <text:p>0.04242586</text:p>
          </table:table-cell>
          <table:table-cell office:value-type="float" office:value="0.04635162" calcext:value-type="float">
            <text:p>0.04635162</text:p>
          </table:table-cell>
          <table:table-cell office:value-type="float" office:value="0.01998377" calcext:value-type="float">
            <text:p>0.01998377</text:p>
          </table:table-cell>
          <table:table-cell office:value-type="float" office:value="0.0185739" calcext:value-type="float">
            <text:p>0.0185739</text:p>
          </table:table-cell>
          <table:table-cell office:value-type="float" office:value="0.0313849" calcext:value-type="float">
            <text:p>0.0313849</text:p>
          </table:table-cell>
          <table:table-cell office:value-type="float" office:value="0.02628951" calcext:value-type="float">
            <text:p>0.02628951</text:p>
          </table:table-cell>
          <table:table-cell office:value-type="float" office:value="0.02088163" calcext:value-type="float">
            <text:p>0.02088163</text:p>
          </table:table-cell>
          <table:table-cell office:value-type="float" office:value="0.0182192" calcext:value-type="float">
            <text:p>0.0182192</text:p>
          </table:table-cell>
          <table:table-cell office:value-type="float" office:value="0.03144073" calcext:value-type="float">
            <text:p>0.03144073</text:p>
          </table:table-cell>
          <table:table-cell office:value-type="float" office:value="0.005660571" calcext:value-type="float">
            <text:p>0.005660571</text:p>
          </table:table-cell>
          <table:table-cell office:value-type="float" office:value="0.006309599" calcext:value-type="float">
            <text:p>0.006309599</text:p>
          </table:table-cell>
          <table:table-cell office:value-type="float" office:value="0" calcext:value-type="float">
            <text:p>0</text:p>
          </table:table-cell>
          <table:table-cell office:value-type="float" office:value="4.435318" calcext:value-type="float">
            <text:p>4.435318</text:p>
          </table:table-cell>
          <table:table-cell office:value-type="float" office:value="18.25471" calcext:value-type="float">
            <text:p>18.25471</text:p>
          </table:table-cell>
          <table:table-cell office:value-type="float" office:value="15.02898" calcext:value-type="float">
            <text:p>15.02898</text:p>
          </table:table-cell>
          <table:table-cell office:value-type="float" office:value="15.95072" calcext:value-type="float">
            <text:p>15.95072</text:p>
          </table:table-cell>
          <table:table-cell office:value-type="float" office:value="5.388248" calcext:value-type="float">
            <text:p>5.388248</text:p>
          </table:table-cell>
          <table:table-cell office:value-type="float" office:value="0.453924" calcext:value-type="float">
            <text:p>0.453924</text:p>
          </table:table-cell>
          <table:table-cell office:value-type="float" office:value="0.2408776" calcext:value-type="float">
            <text:p>0.2408776</text:p>
          </table:table-cell>
          <table:table-cell office:value-type="float" office:value="0.2912657" calcext:value-type="float">
            <text:p>0.2912657</text:p>
          </table:table-cell>
          <table:table-cell office:value-type="float" office:value="0.4831605" calcext:value-type="float">
            <text:p>0.4831605</text:p>
          </table:table-cell>
          <table:table-cell office:value-type="float" office:value="0.08929899" calcext:value-type="float">
            <text:p>0.08929899</text:p>
          </table:table-cell>
          <table:table-cell office:value-type="float" office:value="0.03730957" calcext:value-type="float">
            <text:p>0.03730957</text:p>
          </table:table-cell>
          <table:table-cell office:value-type="float" office:value="0.04621562" calcext:value-type="float">
            <text:p>0.04621562</text:p>
          </table:table-cell>
          <table:table-cell office:value-type="float" office:value="0.3160546" calcext:value-type="float">
            <text:p>0.3160546</text:p>
          </table:table-cell>
          <table:table-cell office:value-type="float" office:value="0.3497014" calcext:value-type="float">
            <text:p>0.3497014</text:p>
          </table:table-cell>
          <table:table-cell office:value-type="float" office:value="0" calcext:value-type="float">
            <text:p>0</text:p>
          </table:table-cell>
          <table:table-cell office:value-type="float" office:value="380.9445" calcext:value-type="float">
            <text:p>380.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659" calcext:value-type="float">
            <text:p>22.2659</text:p>
          </table:table-cell>
          <table:table-cell office:value-type="float" office:value="0" calcext:value-type="float">
            <text:p>0</text:p>
          </table:table-cell>
          <table:table-cell office:value-type="float" office:value="-1.212718" calcext:value-type="float">
            <text:p>-1.2127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14.68122" calcext:value-type="float">
            <text:p>14.68122</text:p>
          </table:table-cell>
          <table:table-cell office:value-type="float" office:value="1096.518" calcext:value-type="float">
            <text:p>1096.51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48221" calcext:value-type="float">
            <text:p>-37.48221</text:p>
          </table:table-cell>
          <table:table-cell office:value-type="float" office:value="0.1225636" calcext:value-type="float">
            <text:p>0.1225636</text:p>
          </table:table-cell>
          <table:table-cell office:value-type="float" office:value="3.533025" calcext:value-type="float">
            <text:p>3.533025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79574" calcext:value-type="float">
            <text:p>-0.2679574</text:p>
          </table:table-cell>
          <table:table-cell office:value-type="float" office:value="-0.026021" calcext:value-type="float">
            <text:p>-0.026021</text:p>
          </table:table-cell>
          <table:table-cell office:value-type="float" office:value="0.00001847281" calcext:value-type="float">
            <text:p>1.847281E-05</text:p>
          </table:table-cell>
          <table:table-cell office:value-type="float" office:value="14.25326" calcext:value-type="float">
            <text:p>14.25326</text:p>
          </table:table-cell>
          <table:table-cell office:value-type="float" office:value="3.299678" calcext:value-type="float">
            <text:p>3.299678</text:p>
          </table:table-cell>
          <table:table-cell office:value-type="float" office:value="0.1440317" calcext:value-type="float">
            <text:p>0.1440317</text:p>
          </table:table-cell>
          <table:table-cell office:value-type="float" office:value="0.1312251" calcext:value-type="float">
            <text:p>0.1312251</text:p>
          </table:table-cell>
          <table:table-cell office:value-type="float" office:value="0.03957314" calcext:value-type="float">
            <text:p>0.03957314</text:p>
          </table:table-cell>
          <table:table-cell office:value-type="float" office:value="0.04241591" calcext:value-type="float">
            <text:p>0.04241591</text:p>
          </table:table-cell>
          <table:table-cell office:value-type="float" office:value="0.01943942" calcext:value-type="float">
            <text:p>0.01943942</text:p>
          </table:table-cell>
          <table:table-cell office:value-type="float" office:value="0.01771792" calcext:value-type="float">
            <text:p>0.01771792</text:p>
          </table:table-cell>
          <table:table-cell office:value-type="float" office:value="0.03108658" calcext:value-type="float">
            <text:p>0.03108658</text:p>
          </table:table-cell>
          <table:table-cell office:value-type="float" office:value="0.02580379" calcext:value-type="float">
            <text:p>0.02580379</text:p>
          </table:table-cell>
          <table:table-cell office:value-type="float" office:value="0.02085606" calcext:value-type="float">
            <text:p>0.02085606</text:p>
          </table:table-cell>
          <table:table-cell office:value-type="float" office:value="0.01824469" calcext:value-type="float">
            <text:p>0.01824469</text:p>
          </table:table-cell>
          <table:table-cell office:value-type="float" office:value="0.03188852" calcext:value-type="float">
            <text:p>0.03188852</text:p>
          </table:table-cell>
          <table:table-cell office:value-type="float" office:value="0.005653865" calcext:value-type="float">
            <text:p>0.005653865</text:p>
          </table:table-cell>
          <table:table-cell office:value-type="float" office:value="0.006306082" calcext:value-type="float">
            <text:p>0.006306082</text:p>
          </table:table-cell>
          <table:table-cell office:value-type="float" office:value="0" calcext:value-type="float">
            <text:p>0</text:p>
          </table:table-cell>
          <table:table-cell office:value-type="float" office:value="4.716186" calcext:value-type="float">
            <text:p>4.716186</text:p>
          </table:table-cell>
          <table:table-cell office:value-type="float" office:value="19.22977" calcext:value-type="float">
            <text:p>19.22977</text:p>
          </table:table-cell>
          <table:table-cell office:value-type="float" office:value="15.50815" calcext:value-type="float">
            <text:p>15.50815</text:p>
          </table:table-cell>
          <table:table-cell office:value-type="float" office:value="16.11917" calcext:value-type="float">
            <text:p>16.11917</text:p>
          </table:table-cell>
          <table:table-cell office:value-type="float" office:value="5.780285" calcext:value-type="float">
            <text:p>5.780285</text:p>
          </table:table-cell>
          <table:table-cell office:value-type="float" office:value="0.5110137" calcext:value-type="float">
            <text:p>0.5110137</text:p>
          </table:table-cell>
          <table:table-cell office:value-type="float" office:value="0.2727026" calcext:value-type="float">
            <text:p>0.2727026</text:p>
          </table:table-cell>
          <table:table-cell office:value-type="float" office:value="0.3129466" calcext:value-type="float">
            <text:p>0.3129466</text:p>
          </table:table-cell>
          <table:table-cell office:value-type="float" office:value="0.4947729" calcext:value-type="float">
            <text:p>0.4947729</text:p>
          </table:table-cell>
          <table:table-cell office:value-type="float" office:value="0.09432595" calcext:value-type="float">
            <text:p>0.09432595</text:p>
          </table:table-cell>
          <table:table-cell office:value-type="float" office:value="0.03897752" calcext:value-type="float">
            <text:p>0.03897752</text:p>
          </table:table-cell>
          <table:table-cell office:value-type="float" office:value="0.04845538" calcext:value-type="float">
            <text:p>0.04845538</text:p>
          </table:table-cell>
          <table:table-cell office:value-type="float" office:value="0.3157582" calcext:value-type="float">
            <text:p>0.3157582</text:p>
          </table:table-cell>
          <table:table-cell office:value-type="float" office:value="0.3497066" calcext:value-type="float">
            <text:p>0.3497066</text:p>
          </table:table-cell>
          <table:table-cell office:value-type="float" office:value="0" calcext:value-type="float">
            <text:p>0</text:p>
          </table:table-cell>
          <table:table-cell office:value-type="float" office:value="439.6926" calcext:value-type="float">
            <text:p>439.6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8911" calcext:value-type="float">
            <text:p>22.38911</text:p>
          </table:table-cell>
          <table:table-cell office:value-type="float" office:value="0" calcext:value-type="float">
            <text:p>0</text:p>
          </table:table-cell>
          <table:table-cell office:value-type="float" office:value="-1.212765" calcext:value-type="float">
            <text:p>-1.2127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14.63291" calcext:value-type="float">
            <text:p>14.63291</text:p>
          </table:table-cell>
          <table:table-cell office:value-type="float" office:value="1096.463" calcext:value-type="float">
            <text:p>1096.46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45323" calcext:value-type="float">
            <text:p>-37.45323</text:p>
          </table:table-cell>
          <table:table-cell office:value-type="float" office:value="0.1281183" calcext:value-type="float">
            <text:p>0.1281183</text:p>
          </table:table-cell>
          <table:table-cell office:value-type="float" office:value="3.650126" calcext:value-type="float">
            <text:p>3.650126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8042" calcext:value-type="float">
            <text:p>-0.268042</text:p>
          </table:table-cell>
          <table:table-cell office:value-type="float" office:value="-0.02600257" calcext:value-type="float">
            <text:p>-0.02600257</text:p>
          </table:table-cell>
          <table:table-cell office:value-type="float" office:value="0.00001847367" calcext:value-type="float">
            <text:p>1.847367E-05</text:p>
          </table:table-cell>
          <table:table-cell office:value-type="float" office:value="14.17607" calcext:value-type="float">
            <text:p>14.17607</text:p>
          </table:table-cell>
          <table:table-cell office:value-type="float" office:value="3.96188" calcext:value-type="float">
            <text:p>3.96188</text:p>
          </table:table-cell>
          <table:table-cell office:value-type="float" office:value="0.1356249" calcext:value-type="float">
            <text:p>0.1356249</text:p>
          </table:table-cell>
          <table:table-cell office:value-type="float" office:value="0.1207716" calcext:value-type="float">
            <text:p>0.1207716</text:p>
          </table:table-cell>
          <table:table-cell office:value-type="float" office:value="0.03831068" calcext:value-type="float">
            <text:p>0.03831068</text:p>
          </table:table-cell>
          <table:table-cell office:value-type="float" office:value="0.04023585" calcext:value-type="float">
            <text:p>0.04023585</text:p>
          </table:table-cell>
          <table:table-cell office:value-type="float" office:value="0.01905689" calcext:value-type="float">
            <text:p>0.01905689</text:p>
          </table:table-cell>
          <table:table-cell office:value-type="float" office:value="0.01705872" calcext:value-type="float">
            <text:p>0.01705872</text:p>
          </table:table-cell>
          <table:table-cell office:value-type="float" office:value="0.03079532" calcext:value-type="float">
            <text:p>0.03079532</text:p>
          </table:table-cell>
          <table:table-cell office:value-type="float" office:value="0.02537495" calcext:value-type="float">
            <text:p>0.02537495</text:p>
          </table:table-cell>
          <table:table-cell office:value-type="float" office:value="0.02083328" calcext:value-type="float">
            <text:p>0.02083328</text:p>
          </table:table-cell>
          <table:table-cell office:value-type="float" office:value="0.01826864" calcext:value-type="float">
            <text:p>0.01826864</text:p>
          </table:table-cell>
          <table:table-cell office:value-type="float" office:value="0.03231154" calcext:value-type="float">
            <text:p>0.03231154</text:p>
          </table:table-cell>
          <table:table-cell office:value-type="float" office:value="0.00564718" calcext:value-type="float">
            <text:p>0.00564718</text:p>
          </table:table-cell>
          <table:table-cell office:value-type="float" office:value="0.006302566" calcext:value-type="float">
            <text:p>0.006302566</text:p>
          </table:table-cell>
          <table:table-cell office:value-type="float" office:value="0" calcext:value-type="float">
            <text:p>0</text:p>
          </table:table-cell>
          <table:table-cell office:value-type="float" office:value="5.070594" calcext:value-type="float">
            <text:p>5.070594</text:p>
          </table:table-cell>
          <table:table-cell office:value-type="float" office:value="20.03917" calcext:value-type="float">
            <text:p>20.03917</text:p>
          </table:table-cell>
          <table:table-cell office:value-type="float" office:value="16.12463" calcext:value-type="float">
            <text:p>16.12463</text:p>
          </table:table-cell>
          <table:table-cell office:value-type="float" office:value="16.27879" calcext:value-type="float">
            <text:p>16.27879</text:p>
          </table:table-cell>
          <table:table-cell office:value-type="float" office:value="6.149532" calcext:value-type="float">
            <text:p>6.149532</text:p>
          </table:table-cell>
          <table:table-cell office:value-type="float" office:value="0.5694335" calcext:value-type="float">
            <text:p>0.5694335</text:p>
          </table:table-cell>
          <table:table-cell office:value-type="float" office:value="0.3056856" calcext:value-type="float">
            <text:p>0.3056856</text:p>
          </table:table-cell>
          <table:table-cell office:value-type="float" office:value="0.3354518" calcext:value-type="float">
            <text:p>0.3354518</text:p>
          </table:table-cell>
          <table:table-cell office:value-type="float" office:value="0.5062463" calcext:value-type="float">
            <text:p>0.5062463</text:p>
          </table:table-cell>
          <table:table-cell office:value-type="float" office:value="0.09937429" calcext:value-type="float">
            <text:p>0.09937429</text:p>
          </table:table-cell>
          <table:table-cell office:value-type="float" office:value="0.04065365" calcext:value-type="float">
            <text:p>0.04065365</text:p>
          </table:table-cell>
          <table:table-cell office:value-type="float" office:value="0.05076428" calcext:value-type="float">
            <text:p>0.05076428</text:p>
          </table:table-cell>
          <table:table-cell office:value-type="float" office:value="0.3154269" calcext:value-type="float">
            <text:p>0.3154269</text:p>
          </table:table-cell>
          <table:table-cell office:value-type="float" office:value="0.3497118" calcext:value-type="float">
            <text:p>0.3497118</text:p>
          </table:table-cell>
          <table:table-cell office:value-type="float" office:value="0" calcext:value-type="float">
            <text:p>0</text:p>
          </table:table-cell>
          <table:table-cell office:value-type="float" office:value="490.5338" calcext:value-type="float">
            <text:p>490.5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1159" calcext:value-type="float">
            <text:p>22.51159</text:p>
          </table:table-cell>
          <table:table-cell office:value-type="float" office:value="0" calcext:value-type="float">
            <text:p>0</text:p>
          </table:table-cell>
          <table:table-cell office:value-type="float" office:value="-1.2128" calcext:value-type="float">
            <text:p>-1.2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14.59719" calcext:value-type="float">
            <text:p>14.59719</text:p>
          </table:table-cell>
          <table:table-cell office:value-type="float" office:value="1096.408" calcext:value-type="float">
            <text:p>1096.40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41405" calcext:value-type="float">
            <text:p>-37.41405</text:p>
          </table:table-cell>
          <table:table-cell office:value-type="float" office:value="0.1326923" calcext:value-type="float">
            <text:p>0.1326923</text:p>
          </table:table-cell>
          <table:table-cell office:value-type="float" office:value="3.766885" calcext:value-type="float">
            <text:p>3.766885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81381" calcext:value-type="float">
            <text:p>-0.2681381</text:p>
          </table:table-cell>
          <table:table-cell office:value-type="float" office:value="-0.02598371" calcext:value-type="float">
            <text:p>-0.02598371</text:p>
          </table:table-cell>
          <table:table-cell office:value-type="float" office:value="0.00001847471" calcext:value-type="float">
            <text:p>1.847471E-05</text:p>
          </table:table-cell>
          <table:table-cell office:value-type="float" office:value="14.08296" calcext:value-type="float">
            <text:p>14.08296</text:p>
          </table:table-cell>
          <table:table-cell office:value-type="float" office:value="4.471054" calcext:value-type="float">
            <text:p>4.471054</text:p>
          </table:table-cell>
          <table:table-cell office:value-type="float" office:value="0.1296238" calcext:value-type="float">
            <text:p>0.1296238</text:p>
          </table:table-cell>
          <table:table-cell office:value-type="float" office:value="0.116448" calcext:value-type="float">
            <text:p>0.116448</text:p>
          </table:table-cell>
          <table:table-cell office:value-type="float" office:value="0.0384572" calcext:value-type="float">
            <text:p>0.0384572</text:p>
          </table:table-cell>
          <table:table-cell office:value-type="float" office:value="0.03962173" calcext:value-type="float">
            <text:p>0.03962173</text:p>
          </table:table-cell>
          <table:table-cell office:value-type="float" office:value="0.01882929" calcext:value-type="float">
            <text:p>0.01882929</text:p>
          </table:table-cell>
          <table:table-cell office:value-type="float" office:value="0.01648515" calcext:value-type="float">
            <text:p>0.01648515</text:p>
          </table:table-cell>
          <table:table-cell office:value-type="float" office:value="0.03050711" calcext:value-type="float">
            <text:p>0.03050711</text:p>
          </table:table-cell>
          <table:table-cell office:value-type="float" office:value="0.02499096" calcext:value-type="float">
            <text:p>0.02499096</text:p>
          </table:table-cell>
          <table:table-cell office:value-type="float" office:value="0.02080929" calcext:value-type="float">
            <text:p>0.02080929</text:p>
          </table:table-cell>
          <table:table-cell office:value-type="float" office:value="0.01828975" calcext:value-type="float">
            <text:p>0.01828975</text:p>
          </table:table-cell>
          <table:table-cell office:value-type="float" office:value="0.03270903" calcext:value-type="float">
            <text:p>0.03270903</text:p>
          </table:table-cell>
          <table:table-cell office:value-type="float" office:value="0.005640508" calcext:value-type="float">
            <text:p>0.005640508</text:p>
          </table:table-cell>
          <table:table-cell office:value-type="float" office:value="0.006299036" calcext:value-type="float">
            <text:p>0.006299036</text:p>
          </table:table-cell>
          <table:table-cell office:value-type="float" office:value="0" calcext:value-type="float">
            <text:p>0</text:p>
          </table:table-cell>
          <table:table-cell office:value-type="float" office:value="5.441634" calcext:value-type="float">
            <text:p>5.441634</text:p>
          </table:table-cell>
          <table:table-cell office:value-type="float" office:value="20.77742" calcext:value-type="float">
            <text:p>20.77742</text:p>
          </table:table-cell>
          <table:table-cell office:value-type="float" office:value="16.82704" calcext:value-type="float">
            <text:p>16.82704</text:p>
          </table:table-cell>
          <table:table-cell office:value-type="float" office:value="16.40994" calcext:value-type="float">
            <text:p>16.40994</text:p>
          </table:table-cell>
          <table:table-cell office:value-type="float" office:value="6.4902" calcext:value-type="float">
            <text:p>6.4902</text:p>
          </table:table-cell>
          <table:table-cell office:value-type="float" office:value="0.6278622" calcext:value-type="float">
            <text:p>0.6278622</text:p>
          </table:table-cell>
          <table:table-cell office:value-type="float" office:value="0.339763" calcext:value-type="float">
            <text:p>0.339763</text:p>
          </table:table-cell>
          <table:table-cell office:value-type="float" office:value="0.3580551" calcext:value-type="float">
            <text:p>0.3580551</text:p>
          </table:table-cell>
          <table:table-cell office:value-type="float" office:value="0.5178836" calcext:value-type="float">
            <text:p>0.5178836</text:p>
          </table:table-cell>
          <table:table-cell office:value-type="float" office:value="0.104459" calcext:value-type="float">
            <text:p>0.104459</text:p>
          </table:table-cell>
          <table:table-cell office:value-type="float" office:value="0.04234013" calcext:value-type="float">
            <text:p>0.04234013</text:p>
          </table:table-cell>
          <table:table-cell office:value-type="float" office:value="0.0531563" calcext:value-type="float">
            <text:p>0.0531563</text:p>
          </table:table-cell>
          <table:table-cell office:value-type="float" office:value="0.3150473" calcext:value-type="float">
            <text:p>0.3150473</text:p>
          </table:table-cell>
          <table:table-cell office:value-type="float" office:value="0.3497171" calcext:value-type="float">
            <text:p>0.3497171</text:p>
          </table:table-cell>
          <table:table-cell office:value-type="float" office:value="0" calcext:value-type="float">
            <text:p>0</text:p>
          </table:table-cell>
          <table:table-cell office:value-type="float" office:value="396.5236" calcext:value-type="float">
            <text:p>396.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3288" calcext:value-type="float">
            <text:p>22.63288</text:p>
          </table:table-cell>
          <table:table-cell office:value-type="float" office:value="0" calcext:value-type="float">
            <text:p>0</text:p>
          </table:table-cell>
          <table:table-cell office:value-type="float" office:value="-1.212836" calcext:value-type="float">
            <text:p>-1.2128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4.56441" calcext:value-type="float">
            <text:p>14.56441</text:p>
          </table:table-cell>
          <table:table-cell office:value-type="float" office:value="1096.353" calcext:value-type="float">
            <text:p>1096.35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37516" calcext:value-type="float">
            <text:p>-37.37516</text:p>
          </table:table-cell>
          <table:table-cell office:value-type="float" office:value="0.136254" calcext:value-type="float">
            <text:p>0.136254</text:p>
          </table:table-cell>
          <table:table-cell office:value-type="float" office:value="3.881516" calcext:value-type="float">
            <text:p>3.881516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82194" calcext:value-type="float">
            <text:p>-0.2682194</text:p>
          </table:table-cell>
          <table:table-cell office:value-type="float" office:value="-0.02596494" calcext:value-type="float">
            <text:p>-0.02596494</text:p>
          </table:table-cell>
          <table:table-cell office:value-type="float" office:value="0.00001847581" calcext:value-type="float">
            <text:p>1.847581E-05</text:p>
          </table:table-cell>
          <table:table-cell office:value-type="float" office:value="13.98651" calcext:value-type="float">
            <text:p>13.98651</text:p>
          </table:table-cell>
          <table:table-cell office:value-type="float" office:value="4.87462" calcext:value-type="float">
            <text:p>4.87462</text:p>
          </table:table-cell>
          <table:table-cell office:value-type="float" office:value="0.123696" calcext:value-type="float">
            <text:p>0.123696</text:p>
          </table:table-cell>
          <table:table-cell office:value-type="float" office:value="0.1125434" calcext:value-type="float">
            <text:p>0.1125434</text:p>
          </table:table-cell>
          <table:table-cell office:value-type="float" office:value="0.03860513" calcext:value-type="float">
            <text:p>0.03860513</text:p>
          </table:table-cell>
          <table:table-cell office:value-type="float" office:value="0.03901142" calcext:value-type="float">
            <text:p>0.03901142</text:p>
          </table:table-cell>
          <table:table-cell office:value-type="float" office:value="0.01870389" calcext:value-type="float">
            <text:p>0.01870389</text:p>
          </table:table-cell>
          <table:table-cell office:value-type="float" office:value="0.01595075" calcext:value-type="float">
            <text:p>0.01595075</text:p>
          </table:table-cell>
          <table:table-cell office:value-type="float" office:value="0.03022265" calcext:value-type="float">
            <text:p>0.03022265</text:p>
          </table:table-cell>
          <table:table-cell office:value-type="float" office:value="0.02464705" calcext:value-type="float">
            <text:p>0.02464705</text:p>
          </table:table-cell>
          <table:table-cell office:value-type="float" office:value="0.02078332" calcext:value-type="float">
            <text:p>0.02078332</text:p>
          </table:table-cell>
          <table:table-cell office:value-type="float" office:value="0.01830852" calcext:value-type="float">
            <text:p>0.01830852</text:p>
          </table:table-cell>
          <table:table-cell office:value-type="float" office:value="0.03308038" calcext:value-type="float">
            <text:p>0.03308038</text:p>
          </table:table-cell>
          <table:table-cell office:value-type="float" office:value="0.005633856" calcext:value-type="float">
            <text:p>0.005633856</text:p>
          </table:table-cell>
          <table:table-cell office:value-type="float" office:value="0.006295484" calcext:value-type="float">
            <text:p>0.006295484</text:p>
          </table:table-cell>
          <table:table-cell office:value-type="float" office:value="0" calcext:value-type="float">
            <text:p>0</text:p>
          </table:table-cell>
          <table:table-cell office:value-type="float" office:value="5.809624" calcext:value-type="float">
            <text:p>5.809624</text:p>
          </table:table-cell>
          <table:table-cell office:value-type="float" office:value="21.44482" calcext:value-type="float">
            <text:p>21.44482</text:p>
          </table:table-cell>
          <table:table-cell office:value-type="float" office:value="17.56157" calcext:value-type="float">
            <text:p>17.56157</text:p>
          </table:table-cell>
          <table:table-cell office:value-type="float" office:value="16.53612" calcext:value-type="float">
            <text:p>16.53612</text:p>
          </table:table-cell>
          <table:table-cell office:value-type="float" office:value="6.806066" calcext:value-type="float">
            <text:p>6.806066</text:p>
          </table:table-cell>
          <table:table-cell office:value-type="float" office:value="0.6861279" calcext:value-type="float">
            <text:p>0.6861279</text:p>
          </table:table-cell>
          <table:table-cell office:value-type="float" office:value="0.3743793" calcext:value-type="float">
            <text:p>0.3743793</text:p>
          </table:table-cell>
          <table:table-cell office:value-type="float" office:value="0.3806483" calcext:value-type="float">
            <text:p>0.3806483</text:p>
          </table:table-cell>
          <table:table-cell office:value-type="float" office:value="0.5296732" calcext:value-type="float">
            <text:p>0.5296732</text:p>
          </table:table-cell>
          <table:table-cell office:value-type="float" office:value="0.109587" calcext:value-type="float">
            <text:p>0.109587</text:p>
          </table:table-cell>
          <table:table-cell office:value-type="float" office:value="0.04404762" calcext:value-type="float">
            <text:p>0.04404762</text:p>
          </table:table-cell>
          <table:table-cell office:value-type="float" office:value="0.05563653" calcext:value-type="float">
            <text:p>0.05563653</text:p>
          </table:table-cell>
          <table:table-cell office:value-type="float" office:value="0.3146079" calcext:value-type="float">
            <text:p>0.3146079</text:p>
          </table:table-cell>
          <table:table-cell office:value-type="float" office:value="0.3497223" calcext:value-type="float">
            <text:p>0.3497223</text:p>
          </table:table-cell>
          <table:table-cell office:value-type="float" office:value="0" calcext:value-type="float">
            <text:p>0</text:p>
          </table:table-cell>
          <table:table-cell office:value-type="float" office:value="370.4156" calcext:value-type="float">
            <text:p>370.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5101" calcext:value-type="float">
            <text:p>22.75101</text:p>
          </table:table-cell>
          <table:table-cell office:value-type="float" office:value="0" calcext:value-type="float">
            <text:p>0</text:p>
          </table:table-cell>
          <table:table-cell office:value-type="float" office:value="-1.212871" calcext:value-type="float">
            <text:p>-1.2128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14.53098" calcext:value-type="float">
            <text:p>14.53098</text:p>
          </table:table-cell>
          <table:table-cell office:value-type="float" office:value="1096.3" calcext:value-type="float">
            <text:p>1096.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34322" calcext:value-type="float">
            <text:p>-37.34322</text:p>
          </table:table-cell>
          <table:table-cell office:value-type="float" office:value="0.1384692" calcext:value-type="float">
            <text:p>0.1384692</text:p>
          </table:table-cell>
          <table:table-cell office:value-type="float" office:value="3.989887" calcext:value-type="float">
            <text:p>3.989887</text:p>
          </table:table-cell>
          <table:table-cell office:value-type="float" office:value="0.03750056" calcext:value-type="float">
            <text:p>0.03750056</text:p>
          </table:table-cell>
          <table:table-cell office:value-type="float" office:value="0.003105848" calcext:value-type="float">
            <text:p>0.0031058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9697578" calcext:value-type="float">
            <text:p>0.9697578</text:p>
          </table:table-cell>
          <table:table-cell office:value-type="float" office:value="-0.268287" calcext:value-type="float">
            <text:p>-0.268287</text:p>
          </table:table-cell>
          <table:table-cell office:value-type="float" office:value="-0.0259462" calcext:value-type="float">
            <text:p>-0.0259462</text:p>
          </table:table-cell>
          <table:table-cell office:value-type="float" office:value="0.00001847684" calcext:value-type="float">
            <text:p>1.847684E-05</text:p>
          </table:table-cell>
          <table:table-cell office:value-type="float" office:value="13.89892" calcext:value-type="float">
            <text:p>13.89892</text:p>
          </table:table-cell>
          <table:table-cell office:value-type="float" office:value="5.177654" calcext:value-type="float">
            <text:p>5.177654</text:p>
          </table:table-cell>
          <table:table-cell office:value-type="float" office:value="0.1139857" calcext:value-type="float">
            <text:p>0.1139857</text:p>
          </table:table-cell>
          <table:table-cell office:value-type="float" office:value="0.1057048" calcext:value-type="float">
            <text:p>0.1057048</text:p>
          </table:table-cell>
          <table:table-cell office:value-type="float" office:value="0.03853889" calcext:value-type="float">
            <text:p>0.03853889</text:p>
          </table:table-cell>
          <table:table-cell office:value-type="float" office:value="0.03844672" calcext:value-type="float">
            <text:p>0.03844672</text:p>
          </table:table-cell>
          <table:table-cell office:value-type="float" office:value="0.01863892" calcext:value-type="float">
            <text:p>0.01863892</text:p>
          </table:table-cell>
          <table:table-cell office:value-type="float" office:value="0.01545026" calcext:value-type="float">
            <text:p>0.01545026</text:p>
          </table:table-cell>
          <table:table-cell office:value-type="float" office:value="0.02994519" calcext:value-type="float">
            <text:p>0.02994519</text:p>
          </table:table-cell>
          <table:table-cell office:value-type="float" office:value="0.02433871" calcext:value-type="float">
            <text:p>0.02433871</text:p>
          </table:table-cell>
          <table:table-cell office:value-type="float" office:value="0.02075537" calcext:value-type="float">
            <text:p>0.02075537</text:p>
          </table:table-cell>
          <table:table-cell office:value-type="float" office:value="0.01832509" calcext:value-type="float">
            <text:p>0.01832509</text:p>
          </table:table-cell>
          <table:table-cell office:value-type="float" office:value="0.03342588" calcext:value-type="float">
            <text:p>0.03342588</text:p>
          </table:table-cell>
          <table:table-cell office:value-type="float" office:value="0.005627222" calcext:value-type="float">
            <text:p>0.005627222</text:p>
          </table:table-cell>
          <table:table-cell office:value-type="float" office:value="0.006291909" calcext:value-type="float">
            <text:p>0.006291909</text:p>
          </table:table-cell>
          <table:table-cell office:value-type="float" office:value="0" calcext:value-type="float">
            <text:p>0</text:p>
          </table:table-cell>
          <table:table-cell office:value-type="float" office:value="6.163465" calcext:value-type="float">
            <text:p>6.163465</text:p>
          </table:table-cell>
          <table:table-cell office:value-type="float" office:value="22.03871" calcext:value-type="float">
            <text:p>22.03871</text:p>
          </table:table-cell>
          <table:table-cell office:value-type="float" office:value="18.25466" calcext:value-type="float">
            <text:p>18.25466</text:p>
          </table:table-cell>
          <table:table-cell office:value-type="float" office:value="16.65818" calcext:value-type="float">
            <text:p>16.65818</text:p>
          </table:table-cell>
          <table:table-cell office:value-type="float" office:value="7.100726" calcext:value-type="float">
            <text:p>7.100726</text:p>
          </table:table-cell>
          <table:table-cell office:value-type="float" office:value="0.7432392" calcext:value-type="float">
            <text:p>0.7432392</text:p>
          </table:table-cell>
          <table:table-cell office:value-type="float" office:value="0.4084752" calcext:value-type="float">
            <text:p>0.4084752</text:p>
          </table:table-cell>
          <table:table-cell office:value-type="float" office:value="0.4032926" calcext:value-type="float">
            <text:p>0.4032926</text:p>
          </table:table-cell>
          <table:table-cell office:value-type="float" office:value="0.5415495" calcext:value-type="float">
            <text:p>0.5415495</text:p>
          </table:table-cell>
          <table:table-cell office:value-type="float" office:value="0.114758" calcext:value-type="float">
            <text:p>0.114758</text:p>
          </table:table-cell>
          <table:table-cell office:value-type="float" office:value="0.04578008" calcext:value-type="float">
            <text:p>0.04578008</text:p>
          </table:table-cell>
          <table:table-cell office:value-type="float" office:value="0.05820598" calcext:value-type="float">
            <text:p>0.05820598</text:p>
          </table:table-cell>
          <table:table-cell office:value-type="float" office:value="0.3141067" calcext:value-type="float">
            <text:p>0.3141067</text:p>
          </table:table-cell>
          <table:table-cell office:value-type="float" office:value="0.3497275" calcext:value-type="float">
            <text:p>0.3497275</text:p>
          </table:table-cell>
          <table:table-cell office:value-type="float" office:value="0" calcext:value-type="float">
            <text:p>0</text:p>
          </table:table-cell>
          <table:table-cell office:value-type="float" office:value="385.3549" calcext:value-type="float">
            <text:p>385.3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6157" calcext:value-type="float">
            <text:p>22.86157</text:p>
          </table:table-cell>
          <table:table-cell office:value-type="float" office:value="0" calcext:value-type="float">
            <text:p>0</text:p>
          </table:table-cell>
          <table:table-cell office:value-type="float" office:value="-1.212895" calcext:value-type="float">
            <text:p>-1.2128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4.50495" calcext:value-type="float">
            <text:p>14.50495</text:p>
          </table:table-cell>
          <table:table-cell office:value-type="float" office:value="1096.257" calcext:value-type="float">
            <text:p>1096.257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31917" calcext:value-type="float">
            <text:p>-37.31917</text:p>
          </table:table-cell>
          <table:table-cell office:value-type="float" office:value="0.1203066" calcext:value-type="float">
            <text:p>0.1203066</text:p>
          </table:table-cell>
          <table:table-cell office:value-type="float" office:value="4.089494" calcext:value-type="float">
            <text:p>4.089494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485" calcext:value-type="float">
            <text:p>0.003111485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29" calcext:value-type="float">
            <text:p>0.970129</text:p>
          </table:table-cell>
          <table:table-cell office:value-type="float" office:value="-0.2683516" calcext:value-type="float">
            <text:p>-0.2683516</text:p>
          </table:table-cell>
          <table:table-cell office:value-type="float" office:value="-0.02593384" calcext:value-type="float">
            <text:p>-0.02593384</text:p>
          </table:table-cell>
          <table:table-cell office:value-type="float" office:value="0.00001847777" calcext:value-type="float">
            <text:p>1.847777E-05</text:p>
          </table:table-cell>
          <table:table-cell office:value-type="float" office:value="13.86092" calcext:value-type="float">
            <text:p>13.86092</text:p>
          </table:table-cell>
          <table:table-cell office:value-type="float" office:value="3.340487" calcext:value-type="float">
            <text:p>3.340487</text:p>
          </table:table-cell>
          <table:table-cell office:value-type="float" office:value="0.1767093" calcext:value-type="float">
            <text:p>0.1767093</text:p>
          </table:table-cell>
          <table:table-cell office:value-type="float" office:value="0.08597989" calcext:value-type="float">
            <text:p>0.08597989</text:p>
          </table:table-cell>
          <table:table-cell office:value-type="float" office:value="0.03414337" calcext:value-type="float">
            <text:p>0.03414337</text:p>
          </table:table-cell>
          <table:table-cell office:value-type="float" office:value="0.03520753" calcext:value-type="float">
            <text:p>0.03520753</text:p>
          </table:table-cell>
          <table:table-cell office:value-type="float" office:value="0.01791131" calcext:value-type="float">
            <text:p>0.01791131</text:p>
          </table:table-cell>
          <table:table-cell office:value-type="float" office:value="0.0157932" calcext:value-type="float">
            <text:p>0.0157932</text:p>
          </table:table-cell>
          <table:table-cell office:value-type="float" office:value="0.02971989" calcext:value-type="float">
            <text:p>0.02971989</text:p>
          </table:table-cell>
          <table:table-cell office:value-type="float" office:value="0.02407121" calcext:value-type="float">
            <text:p>0.02407121</text:p>
          </table:table-cell>
          <table:table-cell office:value-type="float" office:value="0.0207281" calcext:value-type="float">
            <text:p>0.0207281</text:p>
          </table:table-cell>
          <table:table-cell office:value-type="float" office:value="0.01833966" calcext:value-type="float">
            <text:p>0.01833966</text:p>
          </table:table-cell>
          <table:table-cell office:value-type="float" office:value="0.0337466" calcext:value-type="float">
            <text:p>0.0337466</text:p>
          </table:table-cell>
          <table:table-cell office:value-type="float" office:value="0.005620603" calcext:value-type="float">
            <text:p>0.005620603</text:p>
          </table:table-cell>
          <table:table-cell office:value-type="float" office:value="0.006288351" calcext:value-type="float">
            <text:p>0.006288351</text:p>
          </table:table-cell>
          <table:table-cell office:value-type="float" office:value="0" calcext:value-type="float">
            <text:p>0</text:p>
          </table:table-cell>
          <table:table-cell office:value-type="float" office:value="5.816964" calcext:value-type="float">
            <text:p>5.816964</text:p>
          </table:table-cell>
          <table:table-cell office:value-type="float" office:value="22.72424" calcext:value-type="float">
            <text:p>22.72424</text:p>
          </table:table-cell>
          <table:table-cell office:value-type="float" office:value="19.05593" calcext:value-type="float">
            <text:p>19.05593</text:p>
          </table:table-cell>
          <table:table-cell office:value-type="float" office:value="16.6633" calcext:value-type="float">
            <text:p>16.6633</text:p>
          </table:table-cell>
          <table:table-cell office:value-type="float" office:value="7.458301" calcext:value-type="float">
            <text:p>7.458301</text:p>
          </table:table-cell>
          <table:table-cell office:value-type="float" office:value="0.7957819" calcext:value-type="float">
            <text:p>0.7957819</text:p>
          </table:table-cell>
          <table:table-cell office:value-type="float" office:value="0.4342037" calcext:value-type="float">
            <text:p>0.4342037</text:p>
          </table:table-cell>
          <table:table-cell office:value-type="float" office:value="0.4283194" calcext:value-type="float">
            <text:p>0.4283194</text:p>
          </table:table-cell>
          <table:table-cell office:value-type="float" office:value="0.5534659" calcext:value-type="float">
            <text:p>0.5534659</text:p>
          </table:table-cell>
          <table:table-cell office:value-type="float" office:value="0.1199675" calcext:value-type="float">
            <text:p>0.1199675</text:p>
          </table:table-cell>
          <table:table-cell office:value-type="float" office:value="0.04753328" calcext:value-type="float">
            <text:p>0.04753328</text:p>
          </table:table-cell>
          <table:table-cell office:value-type="float" office:value="0.06084021" calcext:value-type="float">
            <text:p>0.06084021</text:p>
          </table:table-cell>
          <table:table-cell office:value-type="float" office:value="0.3135696" calcext:value-type="float">
            <text:p>0.3135696</text:p>
          </table:table-cell>
          <table:table-cell office:value-type="float" office:value="0.3497327" calcext:value-type="float">
            <text:p>0.3497327</text:p>
          </table:table-cell>
          <table:table-cell office:value-type="float" office:value="0" calcext:value-type="float">
            <text:p>0</text:p>
          </table:table-cell>
          <table:table-cell office:value-type="float" office:value="142.376" calcext:value-type="float">
            <text:p>142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709" calcext:value-type="float">
            <text:p>22.94709</text:p>
          </table:table-cell>
          <table:table-cell office:value-type="float" office:value="0" calcext:value-type="float">
            <text:p>0</text:p>
          </table:table-cell>
          <table:table-cell office:value-type="float" office:value="-1.214443" calcext:value-type="float">
            <text:p>-1.2144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4.48116" calcext:value-type="float">
            <text:p>14.48116</text:p>
          </table:table-cell>
          <table:table-cell office:value-type="float" office:value="1096.223" calcext:value-type="float">
            <text:p>1096.223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29796" calcext:value-type="float">
            <text:p>-37.29796</text:p>
          </table:table-cell>
          <table:table-cell office:value-type="float" office:value="0.1080771" calcext:value-type="float">
            <text:p>0.1080771</text:p>
          </table:table-cell>
          <table:table-cell office:value-type="float" office:value="4.155823" calcext:value-type="float">
            <text:p>4.15582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485" calcext:value-type="float">
            <text:p>0.003111485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29" calcext:value-type="float">
            <text:p>0.970129</text:p>
          </table:table-cell>
          <table:table-cell office:value-type="float" office:value="-0.268908" calcext:value-type="float">
            <text:p>-0.268908</text:p>
          </table:table-cell>
          <table:table-cell office:value-type="float" office:value="-0.02592693" calcext:value-type="float">
            <text:p>-0.02592693</text:p>
          </table:table-cell>
          <table:table-cell office:value-type="float" office:value="0.00001847929" calcext:value-type="float">
            <text:p>1.847929E-05</text:p>
          </table:table-cell>
          <table:table-cell office:value-type="float" office:value="13.85356" calcext:value-type="float">
            <text:p>13.85356</text:p>
          </table:table-cell>
          <table:table-cell office:value-type="float" office:value="2.127222" calcext:value-type="float">
            <text:p>2.127222</text:p>
          </table:table-cell>
          <table:table-cell office:value-type="float" office:value="0.1862257" calcext:value-type="float">
            <text:p>0.1862257</text:p>
          </table:table-cell>
          <table:table-cell office:value-type="float" office:value="0.0740696" calcext:value-type="float">
            <text:p>0.0740696</text:p>
          </table:table-cell>
          <table:table-cell office:value-type="float" office:value="0.03140447" calcext:value-type="float">
            <text:p>0.03140447</text:p>
          </table:table-cell>
          <table:table-cell office:value-type="float" office:value="0.03226554" calcext:value-type="float">
            <text:p>0.03226554</text:p>
          </table:table-cell>
          <table:table-cell office:value-type="float" office:value="0.01706179" calcext:value-type="float">
            <text:p>0.01706179</text:p>
          </table:table-cell>
          <table:table-cell office:value-type="float" office:value="0.01548479" calcext:value-type="float">
            <text:p>0.01548479</text:p>
          </table:table-cell>
          <table:table-cell office:value-type="float" office:value="0.02955282" calcext:value-type="float">
            <text:p>0.02955282</text:p>
          </table:table-cell>
          <table:table-cell office:value-type="float" office:value="0.02385558" calcext:value-type="float">
            <text:p>0.02385558</text:p>
          </table:table-cell>
          <table:table-cell office:value-type="float" office:value="0.02070704" calcext:value-type="float">
            <text:p>0.02070704</text:p>
          </table:table-cell>
          <table:table-cell office:value-type="float" office:value="0.0183537" calcext:value-type="float">
            <text:p>0.0183537</text:p>
          </table:table-cell>
          <table:table-cell office:value-type="float" office:value="0.0340452" calcext:value-type="float">
            <text:p>0.0340452</text:p>
          </table:table-cell>
          <table:table-cell office:value-type="float" office:value="0.005613994" calcext:value-type="float">
            <text:p>0.005613994</text:p>
          </table:table-cell>
          <table:table-cell office:value-type="float" office:value="0.006284789" calcext:value-type="float">
            <text:p>0.006284789</text:p>
          </table:table-cell>
          <table:table-cell office:value-type="float" office:value="0" calcext:value-type="float">
            <text:p>0</text:p>
          </table:table-cell>
          <table:table-cell office:value-type="float" office:value="12.20902" calcext:value-type="float">
            <text:p>12.20902</text:p>
          </table:table-cell>
          <table:table-cell office:value-type="float" office:value="21.52274" calcext:value-type="float">
            <text:p>21.52274</text:p>
          </table:table-cell>
          <table:table-cell office:value-type="float" office:value="19.33738" calcext:value-type="float">
            <text:p>19.33738</text:p>
          </table:table-cell>
          <table:table-cell office:value-type="float" office:value="16.57898" calcext:value-type="float">
            <text:p>16.57898</text:p>
          </table:table-cell>
          <table:table-cell office:value-type="float" office:value="7.847356" calcext:value-type="float">
            <text:p>7.847356</text:p>
          </table:table-cell>
          <table:table-cell office:value-type="float" office:value="0.8408983" calcext:value-type="float">
            <text:p>0.8408983</text:p>
          </table:table-cell>
          <table:table-cell office:value-type="float" office:value="0.4425902" calcext:value-type="float">
            <text:p>0.4425902</text:p>
          </table:table-cell>
          <table:table-cell office:value-type="float" office:value="0.4544528" calcext:value-type="float">
            <text:p>0.4544528</text:p>
          </table:table-cell>
          <table:table-cell office:value-type="float" office:value="0.5653973" calcext:value-type="float">
            <text:p>0.5653973</text:p>
          </table:table-cell>
          <table:table-cell office:value-type="float" office:value="0.1251971" calcext:value-type="float">
            <text:p>0.1251971</text:p>
          </table:table-cell>
          <table:table-cell office:value-type="float" office:value="0.04929762" calcext:value-type="float">
            <text:p>0.04929762</text:p>
          </table:table-cell>
          <table:table-cell office:value-type="float" office:value="0.06346575" calcext:value-type="float">
            <text:p>0.06346575</text:p>
          </table:table-cell>
          <table:table-cell office:value-type="float" office:value="0.3130738" calcext:value-type="float">
            <text:p>0.3130738</text:p>
          </table:table-cell>
          <table:table-cell office:value-type="float" office:value="0.3497379" calcext:value-type="float">
            <text:p>0.3497379</text:p>
          </table:table-cell>
          <table:table-cell office:value-type="float" office:value="0" calcext:value-type="float">
            <text:p>0</text:p>
          </table:table-cell>
          <table:table-cell office:value-type="float" office:value="371.6602" calcext:value-type="float">
            <text:p>371.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045" calcext:value-type="float">
            <text:p>23.02045</text:p>
          </table:table-cell>
          <table:table-cell office:value-type="float" office:value="0" calcext:value-type="float">
            <text:p>0</text:p>
          </table:table-cell>
          <table:table-cell office:value-type="float" office:value="-1.23262" calcext:value-type="float">
            <text:p>-1.232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4.4613" calcext:value-type="float">
            <text:p>14.4613</text:p>
          </table:table-cell>
          <table:table-cell office:value-type="float" office:value="1096.189" calcext:value-type="float">
            <text:p>1096.189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27653" calcext:value-type="float">
            <text:p>-37.27653</text:p>
          </table:table-cell>
          <table:table-cell office:value-type="float" office:value="0.0969349" calcext:value-type="float">
            <text:p>0.0969349</text:p>
          </table:table-cell>
          <table:table-cell office:value-type="float" office:value="4.233763" calcext:value-type="float">
            <text:p>4.23376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485" calcext:value-type="float">
            <text:p>0.003111485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29" calcext:value-type="float">
            <text:p>0.970129</text:p>
          </table:table-cell>
          <table:table-cell office:value-type="float" office:value="-0.2693248" calcext:value-type="float">
            <text:p>-0.2693248</text:p>
          </table:table-cell>
          <table:table-cell office:value-type="float" office:value="-0.02591864" calcext:value-type="float">
            <text:p>-0.02591864</text:p>
          </table:table-cell>
          <table:table-cell office:value-type="float" office:value="0.00001887985" calcext:value-type="float">
            <text:p>1.887985E-05</text:p>
          </table:table-cell>
          <table:table-cell office:value-type="float" office:value="13.85285" calcext:value-type="float">
            <text:p>13.85285</text:p>
          </table:table-cell>
          <table:table-cell office:value-type="float" office:value="1.298527" calcext:value-type="float">
            <text:p>1.298527</text:p>
          </table:table-cell>
          <table:table-cell office:value-type="float" office:value="0.1167811" calcext:value-type="float">
            <text:p>0.1167811</text:p>
          </table:table-cell>
          <table:table-cell office:value-type="float" office:value="0.06755198" calcext:value-type="float">
            <text:p>0.06755198</text:p>
          </table:table-cell>
          <table:table-cell office:value-type="float" office:value="0.02979429" calcext:value-type="float">
            <text:p>0.02979429</text:p>
          </table:table-cell>
          <table:table-cell office:value-type="float" office:value="0.03032861" calcext:value-type="float">
            <text:p>0.03032861</text:p>
          </table:table-cell>
          <table:table-cell office:value-type="float" office:value="0.01649883" calcext:value-type="float">
            <text:p>0.01649883</text:p>
          </table:table-cell>
          <table:table-cell office:value-type="float" office:value="0.01518315" calcext:value-type="float">
            <text:p>0.01518315</text:p>
          </table:table-cell>
          <table:table-cell office:value-type="float" office:value="0.02942556" calcext:value-type="float">
            <text:p>0.02942556</text:p>
          </table:table-cell>
          <table:table-cell office:value-type="float" office:value="0.02368009" calcext:value-type="float">
            <text:p>0.02368009</text:p>
          </table:table-cell>
          <table:table-cell office:value-type="float" office:value="0.02069101" calcext:value-type="float">
            <text:p>0.02069101</text:p>
          </table:table-cell>
          <table:table-cell office:value-type="float" office:value="0.01836699" calcext:value-type="float">
            <text:p>0.01836699</text:p>
          </table:table-cell>
          <table:table-cell office:value-type="float" office:value="0.0343213" calcext:value-type="float">
            <text:p>0.0343213</text:p>
          </table:table-cell>
          <table:table-cell office:value-type="float" office:value="0.005607386" calcext:value-type="float">
            <text:p>0.005607386</text:p>
          </table:table-cell>
          <table:table-cell office:value-type="float" office:value="0.006281228" calcext:value-type="float">
            <text:p>0.006281228</text:p>
          </table:table-cell>
          <table:table-cell office:value-type="float" office:value="0" calcext:value-type="float">
            <text:p>0</text:p>
          </table:table-cell>
          <table:table-cell office:value-type="float" office:value="15.47588" calcext:value-type="float">
            <text:p>15.47588</text:p>
          </table:table-cell>
          <table:table-cell office:value-type="float" office:value="21.35154" calcext:value-type="float">
            <text:p>21.35154</text:p>
          </table:table-cell>
          <table:table-cell office:value-type="float" office:value="19.66391" calcext:value-type="float">
            <text:p>19.66391</text:p>
          </table:table-cell>
          <table:table-cell office:value-type="float" office:value="16.55987" calcext:value-type="float">
            <text:p>16.55987</text:p>
          </table:table-cell>
          <table:table-cell office:value-type="float" office:value="8.13848" calcext:value-type="float">
            <text:p>8.13848</text:p>
          </table:table-cell>
          <table:table-cell office:value-type="float" office:value="0.8846495" calcext:value-type="float">
            <text:p>0.8846495</text:p>
          </table:table-cell>
          <table:table-cell office:value-type="float" office:value="0.4555182" calcext:value-type="float">
            <text:p>0.4555182</text:p>
          </table:table-cell>
          <table:table-cell office:value-type="float" office:value="0.4770894" calcext:value-type="float">
            <text:p>0.4770894</text:p>
          </table:table-cell>
          <table:table-cell office:value-type="float" office:value="0.5771044" calcext:value-type="float">
            <text:p>0.5771044</text:p>
          </table:table-cell>
          <table:table-cell office:value-type="float" office:value="0.1304203" calcext:value-type="float">
            <text:p>0.1304203</text:p>
          </table:table-cell>
          <table:table-cell office:value-type="float" office:value="0.05107056" calcext:value-type="float">
            <text:p>0.05107056</text:p>
          </table:table-cell>
          <table:table-cell office:value-type="float" office:value="0.06608195" calcext:value-type="float">
            <text:p>0.06608195</text:p>
          </table:table-cell>
          <table:table-cell office:value-type="float" office:value="0.3126208" calcext:value-type="float">
            <text:p>0.3126208</text:p>
          </table:table-cell>
          <table:table-cell office:value-type="float" office:value="0.349743" calcext:value-type="float">
            <text:p>0.349743</text:p>
          </table:table-cell>
          <table:table-cell office:value-type="float" office:value="0" calcext:value-type="float">
            <text:p>0</text:p>
          </table:table-cell>
          <table:table-cell office:value-type="float" office:value="602.6877" calcext:value-type="float">
            <text:p>602.6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8805" calcext:value-type="float">
            <text:p>23.08805</text:p>
          </table:table-cell>
          <table:table-cell office:value-type="float" office:value="0" calcext:value-type="float">
            <text:p>0</text:p>
          </table:table-cell>
          <table:table-cell office:value-type="float" office:value="-1.233188" calcext:value-type="float">
            <text:p>-1.2331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14.43865" calcext:value-type="float">
            <text:p>14.43865</text:p>
          </table:table-cell>
          <table:table-cell office:value-type="float" office:value="1096.155" calcext:value-type="float">
            <text:p>1096.155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2536" calcext:value-type="float">
            <text:p>-37.2536</text:p>
          </table:table-cell>
          <table:table-cell office:value-type="float" office:value="0.09159148" calcext:value-type="float">
            <text:p>0.09159148</text:p>
          </table:table-cell>
          <table:table-cell office:value-type="float" office:value="4.310179" calcext:value-type="float">
            <text:p>4.310179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4219" calcext:value-type="float">
            <text:p>-0.2694219</text:p>
          </table:table-cell>
          <table:table-cell office:value-type="float" office:value="-0.02590838" calcext:value-type="float">
            <text:p>-0.02590838</text:p>
          </table:table-cell>
          <table:table-cell office:value-type="float" office:value="0.00001988243" calcext:value-type="float">
            <text:p>1.988243E-05</text:p>
          </table:table-cell>
          <table:table-cell office:value-type="float" office:value="13.85788" calcext:value-type="float">
            <text:p>13.85788</text:p>
          </table:table-cell>
          <table:table-cell office:value-type="float" office:value="0.8782886" calcext:value-type="float">
            <text:p>0.8782886</text:p>
          </table:table-cell>
          <table:table-cell office:value-type="float" office:value="0.1003492" calcext:value-type="float">
            <text:p>0.1003492</text:p>
          </table:table-cell>
          <table:table-cell office:value-type="float" office:value="0.06905912" calcext:value-type="float">
            <text:p>0.06905912</text:p>
          </table:table-cell>
          <table:table-cell office:value-type="float" office:value="0.02848648" calcext:value-type="float">
            <text:p>0.02848648</text:p>
          </table:table-cell>
          <table:table-cell office:value-type="float" office:value="0.02872895" calcext:value-type="float">
            <text:p>0.02872895</text:p>
          </table:table-cell>
          <table:table-cell office:value-type="float" office:value="0.0160041" calcext:value-type="float">
            <text:p>0.0160041</text:p>
          </table:table-cell>
          <table:table-cell office:value-type="float" office:value="0.01521747" calcext:value-type="float">
            <text:p>0.01521747</text:p>
          </table:table-cell>
          <table:table-cell office:value-type="float" office:value="0.02933811" calcext:value-type="float">
            <text:p>0.02933811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0.0206802" calcext:value-type="float">
            <text:p>0.0206802</text:p>
          </table:table-cell>
          <table:table-cell office:value-type="float" office:value="0.01837935" calcext:value-type="float">
            <text:p>0.01837935</text:p>
          </table:table-cell>
          <table:table-cell office:value-type="float" office:value="0.03457499" calcext:value-type="float">
            <text:p>0.03457499</text:p>
          </table:table-cell>
          <table:table-cell office:value-type="float" office:value="0.005600777" calcext:value-type="float">
            <text:p>0.005600777</text:p>
          </table:table-cell>
          <table:table-cell office:value-type="float" office:value="0.006277668" calcext:value-type="float">
            <text:p>0.006277668</text:p>
          </table:table-cell>
          <table:table-cell office:value-type="float" office:value="0" calcext:value-type="float">
            <text:p>0</text:p>
          </table:table-cell>
          <table:table-cell office:value-type="float" office:value="3.791554" calcext:value-type="float">
            <text:p>3.791554</text:p>
          </table:table-cell>
          <table:table-cell office:value-type="float" office:value="15.41499" calcext:value-type="float">
            <text:p>15.41499</text:p>
          </table:table-cell>
          <table:table-cell office:value-type="float" office:value="27.55524" calcext:value-type="float">
            <text:p>27.55524</text:p>
          </table:table-cell>
          <table:table-cell office:value-type="float" office:value="16.64627" calcext:value-type="float">
            <text:p>16.64627</text:p>
          </table:table-cell>
          <table:table-cell office:value-type="float" office:value="8.415058" calcext:value-type="float">
            <text:p>8.415058</text:p>
          </table:table-cell>
          <table:table-cell office:value-type="float" office:value="0.9290546" calcext:value-type="float">
            <text:p>0.9290546</text:p>
          </table:table-cell>
          <table:table-cell office:value-type="float" office:value="0.465872" calcext:value-type="float">
            <text:p>0.465872</text:p>
          </table:table-cell>
          <table:table-cell office:value-type="float" office:value="0.4993023" calcext:value-type="float">
            <text:p>0.4993023</text:p>
          </table:table-cell>
          <table:table-cell office:value-type="float" office:value="0.5884956" calcext:value-type="float">
            <text:p>0.5884956</text:p>
          </table:table-cell>
          <table:table-cell office:value-type="float" office:value="0.1356083" calcext:value-type="float">
            <text:p>0.1356083</text:p>
          </table:table-cell>
          <table:table-cell office:value-type="float" office:value="0.05284897" calcext:value-type="float">
            <text:p>0.05284897</text:p>
          </table:table-cell>
          <table:table-cell office:value-type="float" office:value="0.06869719" calcext:value-type="float">
            <text:p>0.06869719</text:p>
          </table:table-cell>
          <table:table-cell office:value-type="float" office:value="0.3122001" calcext:value-type="float">
            <text:p>0.3122001</text:p>
          </table:table-cell>
          <table:table-cell office:value-type="float" office:value="0.3497482" calcext:value-type="float">
            <text:p>0.3497482</text:p>
          </table:table-cell>
          <table:table-cell office:value-type="float" office:value="0" calcext:value-type="float">
            <text:p>0</text:p>
          </table:table-cell>
          <table:table-cell office:value-type="float" office:value="482.3168" calcext:value-type="float">
            <text:p>482.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996" calcext:value-type="float">
            <text:p>23.15996</text:p>
          </table:table-cell>
          <table:table-cell office:value-type="float" office:value="0" calcext:value-type="float">
            <text:p>0</text:p>
          </table:table-cell>
          <table:table-cell office:value-type="float" office:value="-1.233725" calcext:value-type="float">
            <text:p>-1.2337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14.41718" calcext:value-type="float">
            <text:p>14.41718</text:p>
          </table:table-cell>
          <table:table-cell office:value-type="float" office:value="1096.122" calcext:value-type="float">
            <text:p>1096.122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23063" calcext:value-type="float">
            <text:p>-37.23063</text:p>
          </table:table-cell>
          <table:table-cell office:value-type="float" office:value="0.0878804" calcext:value-type="float">
            <text:p>0.0878804</text:p>
          </table:table-cell>
          <table:table-cell office:value-type="float" office:value="4.383184" calcext:value-type="float">
            <text:p>4.383184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4985" calcext:value-type="float">
            <text:p>-0.2694985</text:p>
          </table:table-cell>
          <table:table-cell office:value-type="float" office:value="-0.02589896" calcext:value-type="float">
            <text:p>-0.02589896</text:p>
          </table:table-cell>
          <table:table-cell office:value-type="float" office:value="0.00002075631" calcext:value-type="float">
            <text:p>2.075631E-05</text:p>
          </table:table-cell>
          <table:table-cell office:value-type="float" office:value="13.87183" calcext:value-type="float">
            <text:p>13.87183</text:p>
          </table:table-cell>
          <table:table-cell office:value-type="float" office:value="0.5753386" calcext:value-type="float">
            <text:p>0.5753386</text:p>
          </table:table-cell>
          <table:table-cell office:value-type="float" office:value="0.08373457" calcext:value-type="float">
            <text:p>0.08373457</text:p>
          </table:table-cell>
          <table:table-cell office:value-type="float" office:value="0.06371187" calcext:value-type="float">
            <text:p>0.06371187</text:p>
          </table:table-cell>
          <table:table-cell office:value-type="float" office:value="0.0275453" calcext:value-type="float">
            <text:p>0.0275453</text:p>
          </table:table-cell>
          <table:table-cell office:value-type="float" office:value="0.02753766" calcext:value-type="float">
            <text:p>0.02753766</text:p>
          </table:table-cell>
          <table:table-cell office:value-type="float" office:value="0.01549974" calcext:value-type="float">
            <text:p>0.01549974</text:p>
          </table:table-cell>
          <table:table-cell office:value-type="float" office:value="0.01490778" calcext:value-type="float">
            <text:p>0.01490778</text:p>
          </table:table-cell>
          <table:table-cell office:value-type="float" office:value="0.02925581" calcext:value-type="float">
            <text:p>0.02925581</text:p>
          </table:table-cell>
          <table:table-cell office:value-type="float" office:value="0.0234196" calcext:value-type="float">
            <text:p>0.0234196</text:p>
          </table:table-cell>
          <table:table-cell office:value-type="float" office:value="0.02067455" calcext:value-type="float">
            <text:p>0.02067455</text:p>
          </table:table-cell>
          <table:table-cell office:value-type="float" office:value="0.01839113" calcext:value-type="float">
            <text:p>0.01839113</text:p>
          </table:table-cell>
          <table:table-cell office:value-type="float" office:value="0.0348074" calcext:value-type="float">
            <text:p>0.0348074</text:p>
          </table:table-cell>
          <table:table-cell office:value-type="float" office:value="0.005594165" calcext:value-type="float">
            <text:p>0.005594165</text:p>
          </table:table-cell>
          <table:table-cell office:value-type="float" office:value="0.006274088" calcext:value-type="float">
            <text:p>0.006274088</text:p>
          </table:table-cell>
          <table:table-cell office:value-type="float" office:value="0" calcext:value-type="float">
            <text:p>0</text:p>
          </table:table-cell>
          <table:table-cell office:value-type="float" office:value="5.820408" calcext:value-type="float">
            <text:p>5.820408</text:p>
          </table:table-cell>
          <table:table-cell office:value-type="float" office:value="16.90819" calcext:value-type="float">
            <text:p>16.90819</text:p>
          </table:table-cell>
          <table:table-cell office:value-type="float" office:value="26.53212" calcext:value-type="float">
            <text:p>26.53212</text:p>
          </table:table-cell>
          <table:table-cell office:value-type="float" office:value="16.803" calcext:value-type="float">
            <text:p>16.803</text:p>
          </table:table-cell>
          <table:table-cell office:value-type="float" office:value="8.707055" calcext:value-type="float">
            <text:p>8.707055</text:p>
          </table:table-cell>
          <table:table-cell office:value-type="float" office:value="0.9749844" calcext:value-type="float">
            <text:p>0.9749844</text:p>
          </table:table-cell>
          <table:table-cell office:value-type="float" office:value="0.4720307" calcext:value-type="float">
            <text:p>0.4720307</text:p>
          </table:table-cell>
          <table:table-cell office:value-type="float" office:value="0.5222304" calcext:value-type="float">
            <text:p>0.5222304</text:p>
          </table:table-cell>
          <table:table-cell office:value-type="float" office:value="0.5997838" calcext:value-type="float">
            <text:p>0.5997838</text:p>
          </table:table-cell>
          <table:table-cell office:value-type="float" office:value="0.1407463" calcext:value-type="float">
            <text:p>0.1407463</text:p>
          </table:table-cell>
          <table:table-cell office:value-type="float" office:value="0.05462788" calcext:value-type="float">
            <text:p>0.05462788</text:p>
          </table:table-cell>
          <table:table-cell office:value-type="float" office:value="0.07132345" calcext:value-type="float">
            <text:p>0.07132345</text:p>
          </table:table-cell>
          <table:table-cell office:value-type="float" office:value="0.311797" calcext:value-type="float">
            <text:p>0.311797</text:p>
          </table:table-cell>
          <table:table-cell office:value-type="float" office:value="0.3497534" calcext:value-type="float">
            <text:p>0.3497534</text:p>
          </table:table-cell>
          <table:table-cell office:value-type="float" office:value="0" calcext:value-type="float">
            <text:p>0</text:p>
          </table:table-cell>
          <table:table-cell office:value-type="float" office:value="670.9568" calcext:value-type="float">
            <text:p>670.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2952" calcext:value-type="float">
            <text:p>23.22952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14.39889" calcext:value-type="float">
            <text:p>14.39889</text:p>
          </table:table-cell>
          <table:table-cell office:value-type="float" office:value="1096.089" calcext:value-type="float">
            <text:p>1096.089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20835" calcext:value-type="float">
            <text:p>-37.20835</text:p>
          </table:table-cell>
          <table:table-cell office:value-type="float" office:value="0.08715997" calcext:value-type="float">
            <text:p>0.08715997</text:p>
          </table:table-cell>
          <table:table-cell office:value-type="float" office:value="4.449317" calcext:value-type="float">
            <text:p>4.449317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5411" calcext:value-type="float">
            <text:p>-0.2695411</text:p>
          </table:table-cell>
          <table:table-cell office:value-type="float" office:value="-0.02587881" calcext:value-type="float">
            <text:p>-0.02587881</text:p>
          </table:table-cell>
          <table:table-cell office:value-type="float" office:value="0.00002159531" calcext:value-type="float">
            <text:p>2.159531E-05</text:p>
          </table:table-cell>
          <table:table-cell office:value-type="float" office:value="13.87439" calcext:value-type="float">
            <text:p>13.87439</text:p>
          </table:table-cell>
          <table:table-cell office:value-type="float" office:value="0.5266813" calcext:value-type="float">
            <text:p>0.5266813</text:p>
          </table:table-cell>
          <table:table-cell office:value-type="float" office:value="0.07402502" calcext:value-type="float">
            <text:p>0.07402502</text:p>
          </table:table-cell>
          <table:table-cell office:value-type="float" office:value="0.05952283" calcext:value-type="float">
            <text:p>0.05952283</text:p>
          </table:table-cell>
          <table:table-cell office:value-type="float" office:value="0.0270347" calcext:value-type="float">
            <text:p>0.0270347</text:p>
          </table:table-cell>
          <table:table-cell office:value-type="float" office:value="0.02686852" calcext:value-type="float">
            <text:p>0.02686852</text:p>
          </table:table-cell>
          <table:table-cell office:value-type="float" office:value="0.01520658" calcext:value-type="float">
            <text:p>0.01520658</text:p>
          </table:table-cell>
          <table:table-cell office:value-type="float" office:value="0.01466044" calcext:value-type="float">
            <text:p>0.01466044</text:p>
          </table:table-cell>
          <table:table-cell office:value-type="float" office:value="0.02917467" calcext:value-type="float">
            <text:p>0.02917467</text:p>
          </table:table-cell>
          <table:table-cell office:value-type="float" office:value="0.02331876" calcext:value-type="float">
            <text:p>0.02331876</text:p>
          </table:table-cell>
          <table:table-cell office:value-type="float" office:value="0.02067221" calcext:value-type="float">
            <text:p>0.02067221</text:p>
          </table:table-cell>
          <table:table-cell office:value-type="float" office:value="0.01840224" calcext:value-type="float">
            <text:p>0.01840224</text:p>
          </table:table-cell>
          <table:table-cell office:value-type="float" office:value="0.0350188" calcext:value-type="float">
            <text:p>0.0350188</text:p>
          </table:table-cell>
          <table:table-cell office:value-type="float" office:value="0.005587562" calcext:value-type="float">
            <text:p>0.005587562</text:p>
          </table:table-cell>
          <table:table-cell office:value-type="float" office:value="0.006270487" calcext:value-type="float">
            <text:p>0.006270487</text:p>
          </table:table-cell>
          <table:table-cell office:value-type="float" office:value="0" calcext:value-type="float">
            <text:p>0</text:p>
          </table:table-cell>
          <table:table-cell office:value-type="float" office:value="5.859152" calcext:value-type="float">
            <text:p>5.859152</text:p>
          </table:table-cell>
          <table:table-cell office:value-type="float" office:value="18.67047" calcext:value-type="float">
            <text:p>18.67047</text:p>
          </table:table-cell>
          <table:table-cell office:value-type="float" office:value="25.57888" calcext:value-type="float">
            <text:p>25.57888</text:p>
          </table:table-cell>
          <table:table-cell office:value-type="float" office:value="16.97385" calcext:value-type="float">
            <text:p>16.97385</text:p>
          </table:table-cell>
          <table:table-cell office:value-type="float" office:value="8.968855" calcext:value-type="float">
            <text:p>8.968855</text:p>
          </table:table-cell>
          <table:table-cell office:value-type="float" office:value="1.017837" calcext:value-type="float">
            <text:p>1.017837</text:p>
          </table:table-cell>
          <table:table-cell office:value-type="float" office:value="0.4866155" calcext:value-type="float">
            <text:p>0.4866155</text:p>
          </table:table-cell>
          <table:table-cell office:value-type="float" office:value="0.5417047" calcext:value-type="float">
            <text:p>0.5417047</text:p>
          </table:table-cell>
          <table:table-cell office:value-type="float" office:value="0.6109354" calcext:value-type="float">
            <text:p>0.6109354</text:p>
          </table:table-cell>
          <table:table-cell office:value-type="float" office:value="0.1458344" calcext:value-type="float">
            <text:p>0.1458344</text:p>
          </table:table-cell>
          <table:table-cell office:value-type="float" office:value="0.05640617" calcext:value-type="float">
            <text:p>0.05640617</text:p>
          </table:table-cell>
          <table:table-cell office:value-type="float" office:value="0.07397024" calcext:value-type="float">
            <text:p>0.07397024</text:p>
          </table:table-cell>
          <table:table-cell office:value-type="float" office:value="0.3113974" calcext:value-type="float">
            <text:p>0.3113974</text:p>
          </table:table-cell>
          <table:table-cell office:value-type="float" office:value="0.3497586" calcext:value-type="float">
            <text:p>0.3497586</text:p>
          </table:table-cell>
          <table:table-cell office:value-type="float" office:value="0" calcext:value-type="float">
            <text:p>0</text:p>
          </table:table-cell>
          <table:table-cell office:value-type="float" office:value="877.593" calcext:value-type="float">
            <text:p>877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528" calcext:value-type="float">
            <text:p>23.29528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14.37705" calcext:value-type="float">
            <text:p>14.37705</text:p>
          </table:table-cell>
          <table:table-cell office:value-type="float" office:value="1096.055" calcext:value-type="float">
            <text:p>1096.055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18459" calcext:value-type="float">
            <text:p>-37.18459</text:p>
          </table:table-cell>
          <table:table-cell office:value-type="float" office:value="0.08955645" calcext:value-type="float">
            <text:p>0.08955645</text:p>
          </table:table-cell>
          <table:table-cell office:value-type="float" office:value="4.518502" calcext:value-type="float">
            <text:p>4.518502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5834" calcext:value-type="float">
            <text:p>-0.2695834</text:p>
          </table:table-cell>
          <table:table-cell office:value-type="float" office:value="-0.02585673" calcext:value-type="float">
            <text:p>-0.02585673</text:p>
          </table:table-cell>
          <table:table-cell office:value-type="float" office:value="0.00002289212" calcext:value-type="float">
            <text:p>2.289212E-05</text:p>
          </table:table-cell>
          <table:table-cell office:value-type="float" office:value="13.86768" calcext:value-type="float">
            <text:p>13.86768</text:p>
          </table:table-cell>
          <table:table-cell office:value-type="float" office:value="0.7272987" calcext:value-type="float">
            <text:p>0.7272987</text:p>
          </table:table-cell>
          <table:table-cell office:value-type="float" office:value="0.06894205" calcext:value-type="float">
            <text:p>0.06894205</text:p>
          </table:table-cell>
          <table:table-cell office:value-type="float" office:value="0.05844958" calcext:value-type="float">
            <text:p>0.05844958</text:p>
          </table:table-cell>
          <table:table-cell office:value-type="float" office:value="0.02678968" calcext:value-type="float">
            <text:p>0.02678968</text:p>
          </table:table-cell>
          <table:table-cell office:value-type="float" office:value="0.0265081" calcext:value-type="float">
            <text:p>0.0265081</text:p>
          </table:table-cell>
          <table:table-cell office:value-type="float" office:value="0.01501535" calcext:value-type="float">
            <text:p>0.01501535</text:p>
          </table:table-cell>
          <table:table-cell office:value-type="float" office:value="0.01445034" calcext:value-type="float">
            <text:p>0.01445034</text:p>
          </table:table-cell>
          <table:table-cell office:value-type="float" office:value="0.02908958" calcext:value-type="float">
            <text:p>0.02908958</text:p>
          </table:table-cell>
          <table:table-cell office:value-type="float" office:value="0.02323462" calcext:value-type="float">
            <text:p>0.02323462</text:p>
          </table:table-cell>
          <table:table-cell office:value-type="float" office:value="0.02067234" calcext:value-type="float">
            <text:p>0.02067234</text:p>
          </table:table-cell>
          <table:table-cell office:value-type="float" office:value="0.01841268" calcext:value-type="float">
            <text:p>0.01841268</text:p>
          </table:table-cell>
          <table:table-cell office:value-type="float" office:value="0.03520959" calcext:value-type="float">
            <text:p>0.03520959</text:p>
          </table:table-cell>
          <table:table-cell office:value-type="float" office:value="0.00558096" calcext:value-type="float">
            <text:p>0.00558096</text:p>
          </table:table-cell>
          <table:table-cell office:value-type="float" office:value="0.006266887" calcext:value-type="float">
            <text:p>0.006266887</text:p>
          </table:table-cell>
          <table:table-cell office:value-type="float" office:value="0" calcext:value-type="float">
            <text:p>0</text:p>
          </table:table-cell>
          <table:table-cell office:value-type="float" office:value="5.808678" calcext:value-type="float">
            <text:p>5.808678</text:p>
          </table:table-cell>
          <table:table-cell office:value-type="float" office:value="20.26506" calcext:value-type="float">
            <text:p>20.26506</text:p>
          </table:table-cell>
          <table:table-cell office:value-type="float" office:value="24.78334" calcext:value-type="float">
            <text:p>24.78334</text:p>
          </table:table-cell>
          <table:table-cell office:value-type="float" office:value="17.20783" calcext:value-type="float">
            <text:p>17.20783</text:p>
          </table:table-cell>
          <table:table-cell office:value-type="float" office:value="9.232614" calcext:value-type="float">
            <text:p>9.232614</text:p>
          </table:table-cell>
          <table:table-cell office:value-type="float" office:value="1.059575" calcext:value-type="float">
            <text:p>1.059575</text:p>
          </table:table-cell>
          <table:table-cell office:value-type="float" office:value="0.5062168" calcext:value-type="float">
            <text:p>0.5062168</text:p>
          </table:table-cell>
          <table:table-cell office:value-type="float" office:value="0.5591721" calcext:value-type="float">
            <text:p>0.5591721</text:p>
          </table:table-cell>
          <table:table-cell office:value-type="float" office:value="0.6218094" calcext:value-type="float">
            <text:p>0.6218094</text:p>
          </table:table-cell>
          <table:table-cell office:value-type="float" office:value="0.1508708" calcext:value-type="float">
            <text:p>0.1508708</text:p>
          </table:table-cell>
          <table:table-cell office:value-type="float" office:value="0.05818353" calcext:value-type="float">
            <text:p>0.05818353</text:p>
          </table:table-cell>
          <table:table-cell office:value-type="float" office:value="0.07664263" calcext:value-type="float">
            <text:p>0.07664263</text:p>
          </table:table-cell>
          <table:table-cell office:value-type="float" office:value="0.3109924" calcext:value-type="float">
            <text:p>0.3109924</text:p>
          </table:table-cell>
          <table:table-cell office:value-type="float" office:value="0.3497638" calcext:value-type="float">
            <text:p>0.3497638</text:p>
          </table:table-cell>
          <table:table-cell office:value-type="float" office:value="0" calcext:value-type="float">
            <text:p>0</text:p>
          </table:table-cell>
          <table:table-cell office:value-type="float" office:value="1199.686" calcext:value-type="float">
            <text:p>1199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6722" calcext:value-type="float">
            <text:p>23.36722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14.35159" calcext:value-type="float">
            <text:p>14.35159</text:p>
          </table:table-cell>
          <table:table-cell office:value-type="float" office:value="1096.018" calcext:value-type="float">
            <text:p>1096.01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15893" calcext:value-type="float">
            <text:p>-37.15893</text:p>
          </table:table-cell>
          <table:table-cell office:value-type="float" office:value="0.09542189" calcext:value-type="float">
            <text:p>0.09542189</text:p>
          </table:table-cell>
          <table:table-cell office:value-type="float" office:value="4.592299" calcext:value-type="float">
            <text:p>4.592299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6239" calcext:value-type="float">
            <text:p>-0.2696239</text:p>
          </table:table-cell>
          <table:table-cell office:value-type="float" office:value="-0.02583468" calcext:value-type="float">
            <text:p>-0.02583468</text:p>
          </table:table-cell>
          <table:table-cell office:value-type="float" office:value="0.00002299604" calcext:value-type="float">
            <text:p>2.299604E-05</text:p>
          </table:table-cell>
          <table:table-cell office:value-type="float" office:value="13.84998" calcext:value-type="float">
            <text:p>13.84998</text:p>
          </table:table-cell>
          <table:table-cell office:value-type="float" office:value="1.177755" calcext:value-type="float">
            <text:p>1.177755</text:p>
          </table:table-cell>
          <table:table-cell office:value-type="float" office:value="0.07067052" calcext:value-type="float">
            <text:p>0.07067052</text:p>
          </table:table-cell>
          <table:table-cell office:value-type="float" office:value="0.06076597" calcext:value-type="float">
            <text:p>0.06076597</text:p>
          </table:table-cell>
          <table:table-cell office:value-type="float" office:value="0.02672799" calcext:value-type="float">
            <text:p>0.02672799</text:p>
          </table:table-cell>
          <table:table-cell office:value-type="float" office:value="0.02632836" calcext:value-type="float">
            <text:p>0.02632836</text:p>
          </table:table-cell>
          <table:table-cell office:value-type="float" office:value="0.01488463" calcext:value-type="float">
            <text:p>0.01488463</text:p>
          </table:table-cell>
          <table:table-cell office:value-type="float" office:value="0.01421843" calcext:value-type="float">
            <text:p>0.01421843</text:p>
          </table:table-cell>
          <table:table-cell office:value-type="float" office:value="0.0289856" calcext:value-type="float">
            <text:p>0.0289856</text:p>
          </table:table-cell>
          <table:table-cell office:value-type="float" office:value="0.02315987" calcext:value-type="float">
            <text:p>0.02315987</text:p>
          </table:table-cell>
          <table:table-cell office:value-type="float" office:value="0.02067438" calcext:value-type="float">
            <text:p>0.02067438</text:p>
          </table:table-cell>
          <table:table-cell office:value-type="float" office:value="0.01842257" calcext:value-type="float">
            <text:p>0.01842257</text:p>
          </table:table-cell>
          <table:table-cell office:value-type="float" office:value="0.03538037" calcext:value-type="float">
            <text:p>0.03538037</text:p>
          </table:table-cell>
          <table:table-cell office:value-type="float" office:value="0.005574386" calcext:value-type="float">
            <text:p>0.005574386</text:p>
          </table:table-cell>
          <table:table-cell office:value-type="float" office:value="0.006263282" calcext:value-type="float">
            <text:p>0.006263282</text:p>
          </table:table-cell>
          <table:table-cell office:value-type="float" office:value="0" calcext:value-type="float">
            <text:p>0</text:p>
          </table:table-cell>
          <table:table-cell office:value-type="float" office:value="5.738851" calcext:value-type="float">
            <text:p>5.738851</text:p>
          </table:table-cell>
          <table:table-cell office:value-type="float" office:value="21.49965" calcext:value-type="float">
            <text:p>21.49965</text:p>
          </table:table-cell>
          <table:table-cell office:value-type="float" office:value="24.35305" calcext:value-type="float">
            <text:p>24.35305</text:p>
          </table:table-cell>
          <table:table-cell office:value-type="float" office:value="17.45922" calcext:value-type="float">
            <text:p>17.45922</text:p>
          </table:table-cell>
          <table:table-cell office:value-type="float" office:value="9.497558" calcext:value-type="float">
            <text:p>9.497558</text:p>
          </table:table-cell>
          <table:table-cell office:value-type="float" office:value="1.101932" calcext:value-type="float">
            <text:p>1.101932</text:p>
          </table:table-cell>
          <table:table-cell office:value-type="float" office:value="0.5288436" calcext:value-type="float">
            <text:p>0.5288436</text:p>
          </table:table-cell>
          <table:table-cell office:value-type="float" office:value="0.5760678" calcext:value-type="float">
            <text:p>0.5760678</text:p>
          </table:table-cell>
          <table:table-cell office:value-type="float" office:value="0.6324253" calcext:value-type="float">
            <text:p>0.6324253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05995923" calcext:value-type="float">
            <text:p>0.05995923</text:p>
          </table:table-cell>
          <table:table-cell office:value-type="float" office:value="0.07934027" calcext:value-type="float">
            <text:p>0.07934027</text:p>
          </table:table-cell>
          <table:table-cell office:value-type="float" office:value="0.3105788" calcext:value-type="float">
            <text:p>0.3105788</text:p>
          </table:table-cell>
          <table:table-cell office:value-type="float" office:value="0.3497689" calcext:value-type="float">
            <text:p>0.3497689</text:p>
          </table:table-cell>
          <table:table-cell office:value-type="float" office:value="0" calcext:value-type="float">
            <text:p>0</text:p>
          </table:table-cell>
          <table:table-cell office:value-type="float" office:value="1777.106" calcext:value-type="float">
            <text:p>1777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4694" calcext:value-type="float">
            <text:p>23.44694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4.32733" calcext:value-type="float">
            <text:p>14.32733</text:p>
          </table:table-cell>
          <table:table-cell office:value-type="float" office:value="1095.979" calcext:value-type="float">
            <text:p>1095.979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13269" calcext:value-type="float">
            <text:p>-37.13269</text:p>
          </table:table-cell>
          <table:table-cell office:value-type="float" office:value="0.1015175" calcext:value-type="float">
            <text:p>0.1015175</text:p>
          </table:table-cell>
          <table:table-cell office:value-type="float" office:value="4.667505" calcext:value-type="float">
            <text:p>4.667505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6612" calcext:value-type="float">
            <text:p>-0.2696612</text:p>
          </table:table-cell>
          <table:table-cell office:value-type="float" office:value="-0.02581094" calcext:value-type="float">
            <text:p>-0.02581094</text:p>
          </table:table-cell>
          <table:table-cell office:value-type="float" office:value="0.00002299604" calcext:value-type="float">
            <text:p>2.299604E-05</text:p>
          </table:table-cell>
          <table:table-cell office:value-type="float" office:value="13.81975" calcext:value-type="float">
            <text:p>13.81975</text:p>
          </table:table-cell>
          <table:table-cell office:value-type="float" office:value="1.624222" calcext:value-type="float">
            <text:p>1.624222</text:p>
          </table:table-cell>
          <table:table-cell office:value-type="float" office:value="0.07127845" calcext:value-type="float">
            <text:p>0.07127845</text:p>
          </table:table-cell>
          <table:table-cell office:value-type="float" office:value="0.06219135" calcext:value-type="float">
            <text:p>0.06219135</text:p>
          </table:table-cell>
          <table:table-cell office:value-type="float" office:value="0.02684448" calcext:value-type="float">
            <text:p>0.02684448</text:p>
          </table:table-cell>
          <table:table-cell office:value-type="float" office:value="0.0263317" calcext:value-type="float">
            <text:p>0.0263317</text:p>
          </table:table-cell>
          <table:table-cell office:value-type="float" office:value="0.01480381" calcext:value-type="float">
            <text:p>0.01480381</text:p>
          </table:table-cell>
          <table:table-cell office:value-type="float" office:value="0.01397986" calcext:value-type="float">
            <text:p>0.01397986</text:p>
          </table:table-cell>
          <table:table-cell office:value-type="float" office:value="0.02886107" calcext:value-type="float">
            <text:p>0.02886107</text:p>
          </table:table-cell>
          <table:table-cell office:value-type="float" office:value="0.02308695" calcext:value-type="float">
            <text:p>0.02308695</text:p>
          </table:table-cell>
          <table:table-cell office:value-type="float" office:value="0.0206768" calcext:value-type="float">
            <text:p>0.0206768</text:p>
          </table:table-cell>
          <table:table-cell office:value-type="float" office:value="0.01843135" calcext:value-type="float">
            <text:p>0.01843135</text:p>
          </table:table-cell>
          <table:table-cell office:value-type="float" office:value="0.03553254" calcext:value-type="float">
            <text:p>0.03553254</text:p>
          </table:table-cell>
          <table:table-cell office:value-type="float" office:value="0.00556782" calcext:value-type="float">
            <text:p>0.00556782</text:p>
          </table:table-cell>
          <table:table-cell office:value-type="float" office:value="0.006259674" calcext:value-type="float">
            <text:p>0.006259674</text:p>
          </table:table-cell>
          <table:table-cell office:value-type="float" office:value="0" calcext:value-type="float">
            <text:p>0</text:p>
          </table:table-cell>
          <table:table-cell office:value-type="float" office:value="5.803293" calcext:value-type="float">
            <text:p>5.803293</text:p>
          </table:table-cell>
          <table:table-cell office:value-type="float" office:value="22.33603" calcext:value-type="float">
            <text:p>22.33603</text:p>
          </table:table-cell>
          <table:table-cell office:value-type="float" office:value="24.26155" calcext:value-type="float">
            <text:p>24.26155</text:p>
          </table:table-cell>
          <table:table-cell office:value-type="float" office:value="17.69979" calcext:value-type="float">
            <text:p>17.69979</text:p>
          </table:table-cell>
          <table:table-cell office:value-type="float" office:value="9.745908" calcext:value-type="float">
            <text:p>9.745908</text:p>
          </table:table-cell>
          <table:table-cell office:value-type="float" office:value="1.144849" calcext:value-type="float">
            <text:p>1.144849</text:p>
          </table:table-cell>
          <table:table-cell office:value-type="float" office:value="0.5533366" calcext:value-type="float">
            <text:p>0.5533366</text:p>
          </table:table-cell>
          <table:table-cell office:value-type="float" office:value="0.5930067" calcext:value-type="float">
            <text:p>0.5930067</text:p>
          </table:table-cell>
          <table:table-cell office:value-type="float" office:value="0.6428743" calcext:value-type="float">
            <text:p>0.6428743</text:p>
          </table:table-cell>
          <table:table-cell office:value-type="float" office:value="0.1607918" calcext:value-type="float">
            <text:p>0.1607918</text:p>
          </table:table-cell>
          <table:table-cell office:value-type="float" office:value="0.06172742" calcext:value-type="float">
            <text:p>0.06172742</text:p>
          </table:table-cell>
          <table:table-cell office:value-type="float" office:value="0.0820734" calcext:value-type="float">
            <text:p>0.0820734</text:p>
          </table:table-cell>
          <table:table-cell office:value-type="float" office:value="0.3101519" calcext:value-type="float">
            <text:p>0.3101519</text:p>
          </table:table-cell>
          <table:table-cell office:value-type="float" office:value="0.3497741" calcext:value-type="float">
            <text:p>0.3497741</text:p>
          </table:table-cell>
          <table:table-cell office:value-type="float" office:value="0" calcext:value-type="float">
            <text:p>0</text:p>
          </table:table-cell>
          <table:table-cell office:value-type="float" office:value="2569.008" calcext:value-type="float">
            <text:p>2569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2843" calcext:value-type="float">
            <text:p>23.52843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14.30478" calcext:value-type="float">
            <text:p>14.30478</text:p>
          </table:table-cell>
          <table:table-cell office:value-type="float" office:value="1095.938" calcext:value-type="float">
            <text:p>1095.93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10633" calcext:value-type="float">
            <text:p>-37.10633</text:p>
          </table:table-cell>
          <table:table-cell office:value-type="float" office:value="0.1056275" calcext:value-type="float">
            <text:p>0.1056275</text:p>
          </table:table-cell>
          <table:table-cell office:value-type="float" office:value="4.744353" calcext:value-type="float">
            <text:p>4.74435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691" calcext:value-type="float">
            <text:p>0.003111691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65" calcext:value-type="float">
            <text:p>0.970165</text:p>
          </table:table-cell>
          <table:table-cell office:value-type="float" office:value="-0.2696969" calcext:value-type="float">
            <text:p>-0.2696969</text:p>
          </table:table-cell>
          <table:table-cell office:value-type="float" office:value="-0.02578575" calcext:value-type="float">
            <text:p>-0.02578575</text:p>
          </table:table-cell>
          <table:table-cell office:value-type="float" office:value="0.00002299607" calcext:value-type="float">
            <text:p>2.299607E-05</text:p>
          </table:table-cell>
          <table:table-cell office:value-type="float" office:value="13.77901" calcext:value-type="float">
            <text:p>13.77901</text:p>
          </table:table-cell>
          <table:table-cell office:value-type="float" office:value="2.038545" calcext:value-type="float">
            <text:p>2.038545</text:p>
          </table:table-cell>
          <table:table-cell office:value-type="float" office:value="0.07328278" calcext:value-type="float">
            <text:p>0.07328278</text:p>
          </table:table-cell>
          <table:table-cell office:value-type="float" office:value="0.06371887" calcext:value-type="float">
            <text:p>0.06371887</text:p>
          </table:table-cell>
          <table:table-cell office:value-type="float" office:value="0.02720889" calcext:value-type="float">
            <text:p>0.02720889</text:p>
          </table:table-cell>
          <table:table-cell office:value-type="float" office:value="0.02660218" calcext:value-type="float">
            <text:p>0.02660218</text:p>
          </table:table-cell>
          <table:table-cell office:value-type="float" office:value="0.01475715" calcext:value-type="float">
            <text:p>0.01475715</text:p>
          </table:table-cell>
          <table:table-cell office:value-type="float" office:value="0.01373838" calcext:value-type="float">
            <text:p>0.01373838</text:p>
          </table:table-cell>
          <table:table-cell office:value-type="float" office:value="0.02872323" calcext:value-type="float">
            <text:p>0.02872323</text:p>
          </table:table-cell>
          <table:table-cell office:value-type="float" office:value="0.02301201" calcext:value-type="float">
            <text:p>0.02301201</text:p>
          </table:table-cell>
          <table:table-cell office:value-type="float" office:value="0.02067785" calcext:value-type="float">
            <text:p>0.02067785</text:p>
          </table:table-cell>
          <table:table-cell office:value-type="float" office:value="0.01843878" calcext:value-type="float">
            <text:p>0.01843878</text:p>
          </table:table-cell>
          <table:table-cell office:value-type="float" office:value="0.0356666" calcext:value-type="float">
            <text:p>0.0356666</text:p>
          </table:table-cell>
          <table:table-cell office:value-type="float" office:value="0.005561279" calcext:value-type="float">
            <text:p>0.005561279</text:p>
          </table:table-cell>
          <table:table-cell office:value-type="float" office:value="0.006256067" calcext:value-type="float">
            <text:p>0.006256067</text:p>
          </table:table-cell>
          <table:table-cell office:value-type="float" office:value="0" calcext:value-type="float">
            <text:p>0</text:p>
          </table:table-cell>
          <table:table-cell office:value-type="float" office:value="6.161395" calcext:value-type="float">
            <text:p>6.161395</text:p>
          </table:table-cell>
          <table:table-cell office:value-type="float" office:value="22.93506" calcext:value-type="float">
            <text:p>22.93506</text:p>
          </table:table-cell>
          <table:table-cell office:value-type="float" office:value="24.40058" calcext:value-type="float">
            <text:p>24.40058</text:p>
          </table:table-cell>
          <table:table-cell office:value-type="float" office:value="17.88659" calcext:value-type="float">
            <text:p>17.88659</text:p>
          </table:table-cell>
          <table:table-cell office:value-type="float" office:value="9.973911" calcext:value-type="float">
            <text:p>9.973911</text:p>
          </table:table-cell>
          <table:table-cell office:value-type="float" office:value="1.18752" calcext:value-type="float">
            <text:p>1.18752</text:p>
          </table:table-cell>
          <table:table-cell office:value-type="float" office:value="0.5789064" calcext:value-type="float">
            <text:p>0.5789064</text:p>
          </table:table-cell>
          <table:table-cell office:value-type="float" office:value="0.6099132" calcext:value-type="float">
            <text:p>0.6099132</text:p>
          </table:table-cell>
          <table:table-cell office:value-type="float" office:value="0.6532149" calcext:value-type="float">
            <text:p>0.6532149</text:p>
          </table:table-cell>
          <table:table-cell office:value-type="float" office:value="0.1657015" calcext:value-type="float">
            <text:p>0.1657015</text:p>
          </table:table-cell>
          <table:table-cell office:value-type="float" office:value="0.06348807" calcext:value-type="float">
            <text:p>0.06348807</text:p>
          </table:table-cell>
          <table:table-cell office:value-type="float" office:value="0.08484278" calcext:value-type="float">
            <text:p>0.08484278</text:p>
          </table:table-cell>
          <table:table-cell office:value-type="float" office:value="0.3097106" calcext:value-type="float">
            <text:p>0.3097106</text:p>
          </table:table-cell>
          <table:table-cell office:value-type="float" office:value="0.3497792" calcext:value-type="float">
            <text:p>0.3497792</text:p>
          </table:table-cell>
          <table:table-cell office:value-type="float" office:value="0" calcext:value-type="float">
            <text:p>0</text:p>
          </table:table-cell>
          <table:table-cell office:value-type="float" office:value="2566.665" calcext:value-type="float">
            <text:p>2566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0971" calcext:value-type="float">
            <text:p>23.60971</text:p>
          </table:table-cell>
          <table:table-cell office:value-type="float" office:value="0" calcext:value-type="float">
            <text:p>0</text:p>
          </table:table-cell>
          <table:table-cell office:value-type="float" office:value="-1.233771" calcext:value-type="float">
            <text:p>-1.2337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4.28356" calcext:value-type="float">
            <text:p>14.28356</text:p>
          </table:table-cell>
          <table:table-cell office:value-type="float" office:value="1095.902" calcext:value-type="float">
            <text:p>1095.902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07985" calcext:value-type="float">
            <text:p>-37.07985</text:p>
          </table:table-cell>
          <table:table-cell office:value-type="float" office:value="0.1002542" calcext:value-type="float">
            <text:p>0.1002542</text:p>
          </table:table-cell>
          <table:table-cell office:value-type="float" office:value="4.830602" calcext:value-type="float">
            <text:p>4.830602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1764" calcext:value-type="float">
            <text:p>0.003111764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1775" calcext:value-type="float">
            <text:p>0.9701775</text:p>
          </table:table-cell>
          <table:table-cell office:value-type="float" office:value="-0.2698261" calcext:value-type="float">
            <text:p>-0.2698261</text:p>
          </table:table-cell>
          <table:table-cell office:value-type="float" office:value="-0.02577858" calcext:value-type="float">
            <text:p>-0.02577858</text:p>
          </table:table-cell>
          <table:table-cell office:value-type="float" office:value="0.00002299645" calcext:value-type="float">
            <text:p>2.299645E-05</text:p>
          </table:table-cell>
          <table:table-cell office:value-type="float" office:value="13.75622" calcext:value-type="float">
            <text:p>13.75622</text:p>
          </table:table-cell>
          <table:table-cell office:value-type="float" office:value="1.019331" calcext:value-type="float">
            <text:p>1.019331</text:p>
          </table:table-cell>
          <table:table-cell office:value-type="float" office:value="0.2337428" calcext:value-type="float">
            <text:p>0.2337428</text:p>
          </table:table-cell>
          <table:table-cell office:value-type="float" office:value="0.06190522" calcext:value-type="float">
            <text:p>0.06190522</text:p>
          </table:table-cell>
          <table:table-cell office:value-type="float" office:value="0.02624403" calcext:value-type="float">
            <text:p>0.02624403</text:p>
          </table:table-cell>
          <table:table-cell office:value-type="float" office:value="0.02557617" calcext:value-type="float">
            <text:p>0.02557617</text:p>
          </table:table-cell>
          <table:table-cell office:value-type="float" office:value="0.01431019" calcext:value-type="float">
            <text:p>0.01431019</text:p>
          </table:table-cell>
          <table:table-cell office:value-type="float" office:value="0.01340594" calcext:value-type="float">
            <text:p>0.01340594</text:p>
          </table:table-cell>
          <table:table-cell office:value-type="float" office:value="0.02857819" calcext:value-type="float">
            <text:p>0.02857819</text:p>
          </table:table-cell>
          <table:table-cell office:value-type="float" office:value="0.02294118" calcext:value-type="float">
            <text:p>0.02294118</text:p>
          </table:table-cell>
          <table:table-cell office:value-type="float" office:value="0.02067883" calcext:value-type="float">
            <text:p>0.02067883</text:p>
          </table:table-cell>
          <table:table-cell office:value-type="float" office:value="0.01844573" calcext:value-type="float">
            <text:p>0.01844573</text:p>
          </table:table-cell>
          <table:table-cell office:value-type="float" office:value="0.03578299" calcext:value-type="float">
            <text:p>0.03578299</text:p>
          </table:table-cell>
          <table:table-cell office:value-type="float" office:value="0.005554757" calcext:value-type="float">
            <text:p>0.005554757</text:p>
          </table:table-cell>
          <table:table-cell office:value-type="float" office:value="0.006252464" calcext:value-type="float">
            <text:p>0.006252464</text:p>
          </table:table-cell>
          <table:table-cell office:value-type="float" office:value="0" calcext:value-type="float">
            <text:p>0</text:p>
          </table:table-cell>
          <table:table-cell office:value-type="float" office:value="8.723394" calcext:value-type="float">
            <text:p>8.723394</text:p>
          </table:table-cell>
          <table:table-cell office:value-type="float" office:value="23.32594" calcext:value-type="float">
            <text:p>23.32594</text:p>
          </table:table-cell>
          <table:table-cell office:value-type="float" office:value="24.66554" calcext:value-type="float">
            <text:p>24.66554</text:p>
          </table:table-cell>
          <table:table-cell office:value-type="float" office:value="18.04744" calcext:value-type="float">
            <text:p>18.04744</text:p>
          </table:table-cell>
          <table:table-cell office:value-type="float" office:value="10.17651" calcext:value-type="float">
            <text:p>10.17651</text:p>
          </table:table-cell>
          <table:table-cell office:value-type="float" office:value="1.230325" calcext:value-type="float">
            <text:p>1.230325</text:p>
          </table:table-cell>
          <table:table-cell office:value-type="float" office:value="0.6016601" calcext:value-type="float">
            <text:p>0.6016601</text:p>
          </table:table-cell>
          <table:table-cell office:value-type="float" office:value="0.6276345" calcext:value-type="float">
            <text:p>0.6276345</text:p>
          </table:table-cell>
          <table:table-cell office:value-type="float" office:value="0.6634985" calcext:value-type="float">
            <text:p>0.6634985</text:p>
          </table:table-cell>
          <table:table-cell office:value-type="float" office:value="0.1705972" calcext:value-type="float">
            <text:p>0.1705972</text:p>
          </table:table-cell>
          <table:table-cell office:value-type="float" office:value="0.06525036" calcext:value-type="float">
            <text:p>0.06525036</text:p>
          </table:table-cell>
          <table:table-cell office:value-type="float" office:value="0.08762259" calcext:value-type="float">
            <text:p>0.08762259</text:p>
          </table:table-cell>
          <table:table-cell office:value-type="float" office:value="0.3092679" calcext:value-type="float">
            <text:p>0.3092679</text:p>
          </table:table-cell>
          <table:table-cell office:value-type="float" office:value="0.3497843" calcext:value-type="float">
            <text:p>0.3497843</text:p>
          </table:table-cell>
          <table:table-cell office:value-type="float" office:value="0" calcext:value-type="float">
            <text:p>0</text:p>
          </table:table-cell>
          <table:table-cell office:value-type="float" office:value="2007.942" calcext:value-type="float">
            <text:p>2007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8636" calcext:value-type="float">
            <text:p>23.68636</text:p>
          </table:table-cell>
          <table:table-cell office:value-type="float" office:value="0" calcext:value-type="float">
            <text:p>0</text:p>
          </table:table-cell>
          <table:table-cell office:value-type="float" office:value="-1.239337" calcext:value-type="float">
            <text:p>-1.2393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4.25763" calcext:value-type="float">
            <text:p>14.25763</text:p>
          </table:table-cell>
          <table:table-cell office:value-type="float" office:value="1095.868" calcext:value-type="float">
            <text:p>1095.86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05214" calcext:value-type="float">
            <text:p>-37.05214</text:p>
          </table:table-cell>
          <table:table-cell office:value-type="float" office:value="0.1014947" calcext:value-type="float">
            <text:p>0.1014947</text:p>
          </table:table-cell>
          <table:table-cell office:value-type="float" office:value="4.88623" calcext:value-type="float">
            <text:p>4.8862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25" calcext:value-type="float">
            <text:p>0.003113425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831" calcext:value-type="float">
            <text:p>0.9702831</text:p>
          </table:table-cell>
          <table:table-cell office:value-type="float" office:value="-0.2705191" calcext:value-type="float">
            <text:p>-0.2705191</text:p>
          </table:table-cell>
          <table:table-cell office:value-type="float" office:value="-0.02577464" calcext:value-type="float">
            <text:p>-0.02577464</text:p>
          </table:table-cell>
          <table:table-cell office:value-type="float" office:value="0.00002299734" calcext:value-type="float">
            <text:p>2.299734E-05</text:p>
          </table:table-cell>
          <table:table-cell office:value-type="float" office:value="13.7382" calcext:value-type="float">
            <text:p>13.7382</text:p>
          </table:table-cell>
          <table:table-cell office:value-type="float" office:value="0.8283931" calcext:value-type="float">
            <text:p>0.8283931</text:p>
          </table:table-cell>
          <table:table-cell office:value-type="float" office:value="0.3481636" calcext:value-type="float">
            <text:p>0.3481636</text:p>
          </table:table-cell>
          <table:table-cell office:value-type="float" office:value="0.08060835" calcext:value-type="float">
            <text:p>0.08060835</text:p>
          </table:table-cell>
          <table:table-cell office:value-type="float" office:value="0.0254866" calcext:value-type="float">
            <text:p>0.0254866</text:p>
          </table:table-cell>
          <table:table-cell office:value-type="float" office:value="0.02470419" calcext:value-type="float">
            <text:p>0.02470419</text:p>
          </table:table-cell>
          <table:table-cell office:value-type="float" office:value="0.01394936" calcext:value-type="float">
            <text:p>0.01394936</text:p>
          </table:table-cell>
          <table:table-cell office:value-type="float" office:value="0.01316556" calcext:value-type="float">
            <text:p>0.01316556</text:p>
          </table:table-cell>
          <table:table-cell office:value-type="float" office:value="0.02842611" calcext:value-type="float">
            <text:p>0.02842611</text:p>
          </table:table-cell>
          <table:table-cell office:value-type="float" office:value="0.02287821" calcext:value-type="float">
            <text:p>0.02287821</text:p>
          </table:table-cell>
          <table:table-cell office:value-type="float" office:value="0.02068138" calcext:value-type="float">
            <text:p>0.02068138</text:p>
          </table:table-cell>
          <table:table-cell office:value-type="float" office:value="0.01845281" calcext:value-type="float">
            <text:p>0.01845281</text:p>
          </table:table-cell>
          <table:table-cell office:value-type="float" office:value="0.03588377" calcext:value-type="float">
            <text:p>0.03588377</text:p>
          </table:table-cell>
          <table:table-cell office:value-type="float" office:value="0.005548259" calcext:value-type="float">
            <text:p>0.005548259</text:p>
          </table:table-cell>
          <table:table-cell office:value-type="float" office:value="0.006248859" calcext:value-type="float">
            <text:p>0.006248859</text:p>
          </table:table-cell>
          <table:table-cell office:value-type="float" office:value="0" calcext:value-type="float">
            <text:p>0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15.86929" calcext:value-type="float">
            <text:p>15.86929</text:p>
          </table:table-cell>
          <table:table-cell office:value-type="float" office:value="32.00391" calcext:value-type="float">
            <text:p>32.00391</text:p>
          </table:table-cell>
          <table:table-cell office:value-type="float" office:value="18.27508" calcext:value-type="float">
            <text:p>18.27508</text:p>
          </table:table-cell>
          <table:table-cell office:value-type="float" office:value="10.36997" calcext:value-type="float">
            <text:p>10.36997</text:p>
          </table:table-cell>
          <table:table-cell office:value-type="float" office:value="1.272962" calcext:value-type="float">
            <text:p>1.272962</text:p>
          </table:table-cell>
          <table:table-cell office:value-type="float" office:value="0.6214643" calcext:value-type="float">
            <text:p>0.6214643</text:p>
          </table:table-cell>
          <table:table-cell office:value-type="float" office:value="0.6461402" calcext:value-type="float">
            <text:p>0.6461402</text:p>
          </table:table-cell>
          <table:table-cell office:value-type="float" office:value="0.673744" calcext:value-type="float">
            <text:p>0.673744</text:p>
          </table:table-cell>
          <table:table-cell office:value-type="float" office:value="0.1754764" calcext:value-type="float">
            <text:p>0.1754764</text:p>
          </table:table-cell>
          <table:table-cell office:value-type="float" office:value="0.06700933" calcext:value-type="float">
            <text:p>0.06700933</text:p>
          </table:table-cell>
          <table:table-cell office:value-type="float" office:value="0.09037598" calcext:value-type="float">
            <text:p>0.09037598</text:p>
          </table:table-cell>
          <table:table-cell office:value-type="float" office:value="0.3088638" calcext:value-type="float">
            <text:p>0.3088638</text:p>
          </table:table-cell>
          <table:table-cell office:value-type="float" office:value="0.3497895" calcext:value-type="float">
            <text:p>0.3497895</text:p>
          </table:table-cell>
          <table:table-cell office:value-type="float" office:value="0" calcext:value-type="float">
            <text:p>0</text:p>
          </table:table-cell>
          <table:table-cell office:value-type="float" office:value="849.7839" calcext:value-type="float">
            <text:p>849.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6758" calcext:value-type="float">
            <text:p>23.76758</text:p>
          </table:table-cell>
          <table:table-cell office:value-type="float" office:value="0" calcext:value-type="float">
            <text:p>0</text:p>
          </table:table-cell>
          <table:table-cell office:value-type="float" office:value="-1.273894" calcext:value-type="float">
            <text:p>-1.2738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14.24618" calcext:value-type="float">
            <text:p>14.24618</text:p>
          </table:table-cell>
          <table:table-cell office:value-type="float" office:value="1095.838" calcext:value-type="float">
            <text:p>1095.838</text:p>
          </table:table-cell>
          <table:table-cell office:value-type="float" office:value="11.37" calcext:value-type="float">
            <text:p>11.37</text:p>
          </table:table-cell>
          <table:table-cell office:value-type="float" office:value="-37.019" calcext:value-type="float">
            <text:p>-37.019</text:p>
          </table:table-cell>
          <table:table-cell office:value-type="float" office:value="0.09265966" calcext:value-type="float">
            <text:p>0.09265966</text:p>
          </table:table-cell>
          <table:table-cell office:value-type="float" office:value="4.942503" calcext:value-type="float">
            <text:p>4.94250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15778" calcext:value-type="float">
            <text:p>-0.2715778</text:p>
          </table:table-cell>
          <table:table-cell office:value-type="float" office:value="-0.02576963" calcext:value-type="float">
            <text:p>-0.02576963</text:p>
          </table:table-cell>
          <table:table-cell office:value-type="float" office:value="0.00002300006" calcext:value-type="float">
            <text:p>2.300006E-05</text:p>
          </table:table-cell>
          <table:table-cell office:value-type="float" office:value="13.74601" calcext:value-type="float">
            <text:p>13.74601</text:p>
          </table:table-cell>
          <table:table-cell office:value-type="float" office:value="0.4062364" calcext:value-type="float">
            <text:p>0.4062364</text:p>
          </table:table-cell>
          <table:table-cell office:value-type="float" office:value="0.2008846" calcext:value-type="float">
            <text:p>0.2008846</text:p>
          </table:table-cell>
          <table:table-cell office:value-type="float" office:value="0.1097252" calcext:value-type="float">
            <text:p>0.1097252</text:p>
          </table:table-cell>
          <table:table-cell office:value-type="float" office:value="0.03649494" calcext:value-type="float">
            <text:p>0.03649494</text:p>
          </table:table-cell>
          <table:table-cell office:value-type="float" office:value="0.02400121" calcext:value-type="float">
            <text:p>0.02400121</text:p>
          </table:table-cell>
          <table:table-cell office:value-type="float" office:value="0.01368605" calcext:value-type="float">
            <text:p>0.01368605</text:p>
          </table:table-cell>
          <table:table-cell office:value-type="float" office:value="0.01323189" calcext:value-type="float">
            <text:p>0.01323189</text:p>
          </table:table-cell>
          <table:table-cell office:value-type="float" office:value="0.02833456" calcext:value-type="float">
            <text:p>0.02833456</text:p>
          </table:table-cell>
          <table:table-cell office:value-type="float" office:value="0.02282045" calcext:value-type="float">
            <text:p>0.02282045</text:p>
          </table:table-cell>
          <table:table-cell office:value-type="float" office:value="0.02068429" calcext:value-type="float">
            <text:p>0.02068429</text:p>
          </table:table-cell>
          <table:table-cell office:value-type="float" office:value="0.01845965" calcext:value-type="float">
            <text:p>0.01845965</text:p>
          </table:table-cell>
          <table:table-cell office:value-type="float" office:value="0.03596929" calcext:value-type="float">
            <text:p>0.03596929</text:p>
          </table:table-cell>
          <table:table-cell office:value-type="float" office:value="0.005541754" calcext:value-type="float">
            <text:p>0.005541754</text:p>
          </table:table-cell>
          <table:table-cell office:value-type="float" office:value="0.006245261" calcext:value-type="float">
            <text:p>0.006245261</text:p>
          </table:table-cell>
          <table:table-cell office:value-type="float" office:value="0" calcext:value-type="float">
            <text:p>0</text:p>
          </table:table-cell>
          <table:table-cell office:value-type="float" office:value="3.843508" calcext:value-type="float">
            <text:p>3.843508</text:p>
          </table:table-cell>
          <table:table-cell office:value-type="float" office:value="15.89226" calcext:value-type="float">
            <text:p>15.89226</text:p>
          </table:table-cell>
          <table:table-cell office:value-type="float" office:value="19.86277" calcext:value-type="float">
            <text:p>19.86277</text:p>
          </table:table-cell>
          <table:table-cell office:value-type="float" office:value="30.46023" calcext:value-type="float">
            <text:p>30.46023</text:p>
          </table:table-cell>
          <table:table-cell office:value-type="float" office:value="11.11599" calcext:value-type="float">
            <text:p>11.11599</text:p>
          </table:table-cell>
          <table:table-cell office:value-type="float" office:value="1.317989" calcext:value-type="float">
            <text:p>1.317989</text:p>
          </table:table-cell>
          <table:table-cell office:value-type="float" office:value="0.6127355" calcext:value-type="float">
            <text:p>0.6127355</text:p>
          </table:table-cell>
          <table:table-cell office:value-type="float" office:value="0.6718256" calcext:value-type="float">
            <text:p>0.6718256</text:p>
          </table:table-cell>
          <table:table-cell office:value-type="float" office:value="0.684093" calcext:value-type="float">
            <text:p>0.684093</text:p>
          </table:table-cell>
          <table:table-cell office:value-type="float" office:value="0.18034" calcext:value-type="float">
            <text:p>0.18034</text:p>
          </table:table-cell>
          <table:table-cell office:value-type="float" office:value="0.06876516" calcext:value-type="float">
            <text:p>0.06876516</text:p>
          </table:table-cell>
          <table:table-cell office:value-type="float" office:value="0.09310525" calcext:value-type="float">
            <text:p>0.09310525</text:p>
          </table:table-cell>
          <table:table-cell office:value-type="float" office:value="0.3084971" calcext:value-type="float">
            <text:p>0.3084971</text:p>
          </table:table-cell>
          <table:table-cell office:value-type="float" office:value="0.3497947" calcext:value-type="float">
            <text:p>0.3497947</text:p>
          </table:table-cell>
          <table:table-cell office:value-type="float" office:value="0" calcext:value-type="float">
            <text:p>0</text:p>
          </table:table-cell>
          <table:table-cell office:value-type="float" office:value="401.3821" calcext:value-type="float">
            <text:p>401.3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3513" calcext:value-type="float">
            <text:p>23.83513</text:p>
          </table:table-cell>
          <table:table-cell office:value-type="float" office:value="0" calcext:value-type="float">
            <text:p>0</text:p>
          </table:table-cell>
          <table:table-cell office:value-type="float" office:value="-1.299782" calcext:value-type="float">
            <text:p>-1.2997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4.26046" calcext:value-type="float">
            <text:p>14.26046</text:p>
          </table:table-cell>
          <table:table-cell office:value-type="float" office:value="1095.81" calcext:value-type="float">
            <text:p>1095.81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96834" calcext:value-type="float">
            <text:p>-36.96834</text:p>
          </table:table-cell>
          <table:table-cell office:value-type="float" office:value="0.08722994" calcext:value-type="float">
            <text:p>0.08722994</text:p>
          </table:table-cell>
          <table:table-cell office:value-type="float" office:value="5.004161" calcext:value-type="float">
            <text:p>5.004161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19399" calcext:value-type="float">
            <text:p>-0.2719399</text:p>
          </table:table-cell>
          <table:table-cell office:value-type="float" office:value="-0.0257636" calcext:value-type="float">
            <text:p>-0.0257636</text:p>
          </table:table-cell>
          <table:table-cell office:value-type="float" office:value="0.00002300313" calcext:value-type="float">
            <text:p>2.300313E-05</text:p>
          </table:table-cell>
          <table:table-cell office:value-type="float" office:value="13.76425" calcext:value-type="float">
            <text:p>13.76425</text:p>
          </table:table-cell>
          <table:table-cell office:value-type="float" office:value="0.2568223" calcext:value-type="float">
            <text:p>0.2568223</text:p>
          </table:table-cell>
          <table:table-cell office:value-type="float" office:value="0.137179" calcext:value-type="float">
            <text:p>0.137179</text:p>
          </table:table-cell>
          <table:table-cell office:value-type="float" office:value="0.08582447" calcext:value-type="float">
            <text:p>0.08582447</text:p>
          </table:table-cell>
          <table:table-cell office:value-type="float" office:value="0.03488415" calcext:value-type="float">
            <text:p>0.03488415</text:p>
          </table:table-cell>
          <table:table-cell office:value-type="float" office:value="0.02337387" calcext:value-type="float">
            <text:p>0.02337387</text:p>
          </table:table-cell>
          <table:table-cell office:value-type="float" office:value="0.01350052" calcext:value-type="float">
            <text:p>0.01350052</text:p>
          </table:table-cell>
          <table:table-cell office:value-type="float" office:value="0.01302261" calcext:value-type="float">
            <text:p>0.01302261</text:p>
          </table:table-cell>
          <table:table-cell office:value-type="float" office:value="0.02827068" calcext:value-type="float">
            <text:p>0.02827068</text:p>
          </table:table-cell>
          <table:table-cell office:value-type="float" office:value="0.02277268" calcext:value-type="float">
            <text:p>0.02277268</text:p>
          </table:table-cell>
          <table:table-cell office:value-type="float" office:value="0.0206876" calcext:value-type="float">
            <text:p>0.0206876</text:p>
          </table:table-cell>
          <table:table-cell office:value-type="float" office:value="0.0184661" calcext:value-type="float">
            <text:p>0.0184661</text:p>
          </table:table-cell>
          <table:table-cell office:value-type="float" office:value="0.03603988" calcext:value-type="float">
            <text:p>0.03603988</text:p>
          </table:table-cell>
          <table:table-cell office:value-type="float" office:value="0.005535262" calcext:value-type="float">
            <text:p>0.005535262</text:p>
          </table:table-cell>
          <table:table-cell office:value-type="float" office:value="0.006241662" calcext:value-type="float">
            <text:p>0.006241662</text:p>
          </table:table-cell>
          <table:table-cell office:value-type="float" office:value="0" calcext:value-type="float">
            <text:p>0</text:p>
          </table:table-cell>
          <table:table-cell office:value-type="float" office:value="6.617232" calcext:value-type="float">
            <text:p>6.617232</text:p>
          </table:table-cell>
          <table:table-cell office:value-type="float" office:value="16.58059" calcext:value-type="float">
            <text:p>16.58059</text:p>
          </table:table-cell>
          <table:table-cell office:value-type="float" office:value="20.13334" calcext:value-type="float">
            <text:p>20.13334</text:p>
          </table:table-cell>
          <table:table-cell office:value-type="float" office:value="29.28757" calcext:value-type="float">
            <text:p>29.28757</text:p>
          </table:table-cell>
          <table:table-cell office:value-type="float" office:value="11.99167" calcext:value-type="float">
            <text:p>11.99167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0.612945" calcext:value-type="float">
            <text:p>0.612945</text:p>
          </table:table-cell>
          <table:table-cell office:value-type="float" office:value="0.6933182" calcext:value-type="float">
            <text:p>0.6933182</text:p>
          </table:table-cell>
          <table:table-cell office:value-type="float" office:value="0.694528" calcext:value-type="float">
            <text:p>0.694528</text:p>
          </table:table-cell>
          <table:table-cell office:value-type="float" office:value="0.1851866" calcext:value-type="float">
            <text:p>0.1851866</text:p>
          </table:table-cell>
          <table:table-cell office:value-type="float" office:value="0.07051785" calcext:value-type="float">
            <text:p>0.07051785</text:p>
          </table:table-cell>
          <table:table-cell office:value-type="float" office:value="0.09580448" calcext:value-type="float">
            <text:p>0.09580448</text:p>
          </table:table-cell>
          <table:table-cell office:value-type="float" office:value="0.3081732" calcext:value-type="float">
            <text:p>0.3081732</text:p>
          </table:table-cell>
          <table:table-cell office:value-type="float" office:value="0.3497998" calcext:value-type="float">
            <text:p>0.3497998</text:p>
          </table:table-cell>
          <table:table-cell office:value-type="float" office:value="0" calcext:value-type="float">
            <text:p>0</text:p>
          </table:table-cell>
          <table:table-cell office:value-type="float" office:value="199.049" calcext:value-type="float">
            <text:p>199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9219" calcext:value-type="float">
            <text:p>23.89219</text:p>
          </table:table-cell>
          <table:table-cell office:value-type="float" office:value="0" calcext:value-type="float">
            <text:p>0</text:p>
          </table:table-cell>
          <table:table-cell office:value-type="float" office:value="-1.300103" calcext:value-type="float">
            <text:p>-1.300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4.27282" calcext:value-type="float">
            <text:p>14.27282</text:p>
          </table:table-cell>
          <table:table-cell office:value-type="float" office:value="1095.783" calcext:value-type="float">
            <text:p>1095.783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9207" calcext:value-type="float">
            <text:p>-36.9207</text:p>
          </table:table-cell>
          <table:table-cell office:value-type="float" office:value="0.0845065" calcext:value-type="float">
            <text:p>0.0845065</text:p>
          </table:table-cell>
          <table:table-cell office:value-type="float" office:value="5.063146" calcext:value-type="float">
            <text:p>5.063146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074" calcext:value-type="float">
            <text:p>-0.272074</text:p>
          </table:table-cell>
          <table:table-cell office:value-type="float" office:value="-0.02575308" calcext:value-type="float">
            <text:p>-0.02575308</text:p>
          </table:table-cell>
          <table:table-cell office:value-type="float" office:value="0.00002300363" calcext:value-type="float">
            <text:p>2.300363E-05</text:p>
          </table:table-cell>
          <table:table-cell office:value-type="float" office:value="13.7775" calcext:value-type="float">
            <text:p>13.7775</text:p>
          </table:table-cell>
          <table:table-cell office:value-type="float" office:value="0.1900123" calcext:value-type="float">
            <text:p>0.1900123</text:p>
          </table:table-cell>
          <table:table-cell office:value-type="float" office:value="0.1033095" calcext:value-type="float">
            <text:p>0.1033095</text:p>
          </table:table-cell>
          <table:table-cell office:value-type="float" office:value="0.07357196" calcext:value-type="float">
            <text:p>0.07357196</text:p>
          </table:table-cell>
          <table:table-cell office:value-type="float" office:value="0.03383821" calcext:value-type="float">
            <text:p>0.03383821</text:p>
          </table:table-cell>
          <table:table-cell office:value-type="float" office:value="0.02294783" calcext:value-type="float">
            <text:p>0.02294783</text:p>
          </table:table-cell>
          <table:table-cell office:value-type="float" office:value="0.01334676" calcext:value-type="float">
            <text:p>0.01334676</text:p>
          </table:table-cell>
          <table:table-cell office:value-type="float" office:value="0.01279009" calcext:value-type="float">
            <text:p>0.01279009</text:p>
          </table:table-cell>
          <table:table-cell office:value-type="float" office:value="0.02820567" calcext:value-type="float">
            <text:p>0.02820567</text:p>
          </table:table-cell>
          <table:table-cell office:value-type="float" office:value="0.02273648" calcext:value-type="float">
            <text:p>0.02273648</text:p>
          </table:table-cell>
          <table:table-cell office:value-type="float" office:value="0.02069155" calcext:value-type="float">
            <text:p>0.02069155</text:p>
          </table:table-cell>
          <table:table-cell office:value-type="float" office:value="0.01847227" calcext:value-type="float">
            <text:p>0.01847227</text:p>
          </table:table-cell>
          <table:table-cell office:value-type="float" office:value="0.03609609" calcext:value-type="float">
            <text:p>0.03609609</text:p>
          </table:table-cell>
          <table:table-cell office:value-type="float" office:value="0.005528792" calcext:value-type="float">
            <text:p>0.005528792</text:p>
          </table:table-cell>
          <table:table-cell office:value-type="float" office:value="0.006238063" calcext:value-type="float">
            <text:p>0.006238063</text:p>
          </table:table-cell>
          <table:table-cell office:value-type="float" office:value="0" calcext:value-type="float">
            <text:p>0</text:p>
          </table:table-cell>
          <table:table-cell office:value-type="float" office:value="7.139677" calcext:value-type="float">
            <text:p>7.139677</text:p>
          </table:table-cell>
          <table:table-cell office:value-type="float" office:value="17.31891" calcext:value-type="float">
            <text:p>17.31891</text:p>
          </table:table-cell>
          <table:table-cell office:value-type="float" office:value="20.32299" calcext:value-type="float">
            <text:p>20.32299</text:p>
          </table:table-cell>
          <table:table-cell office:value-type="float" office:value="28.31067" calcext:value-type="float">
            <text:p>28.31067</text:p>
          </table:table-cell>
          <table:table-cell office:value-type="float" office:value="13.26546" calcext:value-type="float">
            <text:p>13.26546</text:p>
          </table:table-cell>
          <table:table-cell office:value-type="float" office:value="1.419042" calcext:value-type="float">
            <text:p>1.419042</text:p>
          </table:table-cell>
          <table:table-cell office:value-type="float" office:value="0.6218282" calcext:value-type="float">
            <text:p>0.6218282</text:p>
          </table:table-cell>
          <table:table-cell office:value-type="float" office:value="0.7114049" calcext:value-type="float">
            <text:p>0.7114049</text:p>
          </table:table-cell>
          <table:table-cell office:value-type="float" office:value="0.7048565" calcext:value-type="float">
            <text:p>0.7048565</text:p>
          </table:table-cell>
          <table:table-cell office:value-type="float" office:value="0.1899934" calcext:value-type="float">
            <text:p>0.1899934</text:p>
          </table:table-cell>
          <table:table-cell office:value-type="float" office:value="0.07226731" calcext:value-type="float">
            <text:p>0.07226731</text:p>
          </table:table-cell>
          <table:table-cell office:value-type="float" office:value="0.09850606" calcext:value-type="float">
            <text:p>0.09850606</text:p>
          </table:table-cell>
          <table:table-cell office:value-type="float" office:value="0.3078584" calcext:value-type="float">
            <text:p>0.3078584</text:p>
          </table:table-cell>
          <table:table-cell office:value-type="float" office:value="0.3498049" calcext:value-type="float">
            <text:p>0.3498049</text:p>
          </table:table-cell>
          <table:table-cell office:value-type="float" office:value="0" calcext:value-type="float">
            <text:p>0</text:p>
          </table:table-cell>
          <table:table-cell office:value-type="float" office:value="143.6426" calcext:value-type="float">
            <text:p>143.6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4872" calcext:value-type="float">
            <text:p>23.94872</text:p>
          </table:table-cell>
          <table:table-cell office:value-type="float" office:value="0" calcext:value-type="float">
            <text:p>0</text:p>
          </table:table-cell>
          <table:table-cell office:value-type="float" office:value="-1.300164" calcext:value-type="float">
            <text:p>-1.3001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4.29437" calcext:value-type="float">
            <text:p>14.29437</text:p>
          </table:table-cell>
          <table:table-cell office:value-type="float" office:value="1095.756" calcext:value-type="float">
            <text:p>1095.756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86641" calcext:value-type="float">
            <text:p>-36.86641</text:p>
          </table:table-cell>
          <table:table-cell office:value-type="float" office:value="0.08371674" calcext:value-type="float">
            <text:p>0.08371674</text:p>
          </table:table-cell>
          <table:table-cell office:value-type="float" office:value="5.117682" calcext:value-type="float">
            <text:p>5.117682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1353" calcext:value-type="float">
            <text:p>-0.2721353</text:p>
          </table:table-cell>
          <table:table-cell office:value-type="float" office:value="-0.02573282" calcext:value-type="float">
            <text:p>-0.02573282</text:p>
          </table:table-cell>
          <table:table-cell office:value-type="float" office:value="0.00002300398" calcext:value-type="float">
            <text:p>2.300398E-05</text:p>
          </table:table-cell>
          <table:table-cell office:value-type="float" office:value="13.78327" calcext:value-type="float">
            <text:p>13.78327</text:p>
          </table:table-cell>
          <table:table-cell office:value-type="float" office:value="0.2318356" calcext:value-type="float">
            <text:p>0.2318356</text:p>
          </table:table-cell>
          <table:table-cell office:value-type="float" office:value="0.08434061" calcext:value-type="float">
            <text:p>0.08434061</text:p>
          </table:table-cell>
          <table:table-cell office:value-type="float" office:value="0.06606794" calcext:value-type="float">
            <text:p>0.06606794</text:p>
          </table:table-cell>
          <table:table-cell office:value-type="float" office:value="0.0326602" calcext:value-type="float">
            <text:p>0.0326602</text:p>
          </table:table-cell>
          <table:table-cell office:value-type="float" office:value="0.02327717" calcext:value-type="float">
            <text:p>0.02327717</text:p>
          </table:table-cell>
          <table:table-cell office:value-type="float" office:value="0.01325151" calcext:value-type="float">
            <text:p>0.01325151</text:p>
          </table:table-cell>
          <table:table-cell office:value-type="float" office:value="0.01263957" calcext:value-type="float">
            <text:p>0.01263957</text:p>
          </table:table-cell>
          <table:table-cell office:value-type="float" office:value="0.02815467" calcext:value-type="float">
            <text:p>0.02815467</text:p>
          </table:table-cell>
          <table:table-cell office:value-type="float" office:value="0.02270839" calcext:value-type="float">
            <text:p>0.02270839</text:p>
          </table:table-cell>
          <table:table-cell office:value-type="float" office:value="0.02069672" calcext:value-type="float">
            <text:p>0.02069672</text:p>
          </table:table-cell>
          <table:table-cell office:value-type="float" office:value="0.01847783" calcext:value-type="float">
            <text:p>0.01847783</text:p>
          </table:table-cell>
          <table:table-cell office:value-type="float" office:value="0.03613902" calcext:value-type="float">
            <text:p>0.03613902</text:p>
          </table:table-cell>
          <table:table-cell office:value-type="float" office:value="0.005522331" calcext:value-type="float">
            <text:p>0.005522331</text:p>
          </table:table-cell>
          <table:table-cell office:value-type="float" office:value="0.006234458" calcext:value-type="float">
            <text:p>0.006234458</text:p>
          </table:table-cell>
          <table:table-cell office:value-type="float" office:value="0" calcext:value-type="float">
            <text:p>0</text:p>
          </table:table-cell>
          <table:table-cell office:value-type="float" office:value="6.935098" calcext:value-type="float">
            <text:p>6.935098</text:p>
          </table:table-cell>
          <table:table-cell office:value-type="float" office:value="18.15869" calcext:value-type="float">
            <text:p>18.15869</text:p>
          </table:table-cell>
          <table:table-cell office:value-type="float" office:value="20.13479" calcext:value-type="float">
            <text:p>20.13479</text:p>
          </table:table-cell>
          <table:table-cell office:value-type="float" office:value="26.68896" calcext:value-type="float">
            <text:p>26.68896</text:p>
          </table:table-cell>
          <table:table-cell office:value-type="float" office:value="16.20794" calcext:value-type="float">
            <text:p>16.20794</text:p>
          </table:table-cell>
          <table:table-cell office:value-type="float" office:value="1.475584" calcext:value-type="float">
            <text:p>1.475584</text:p>
          </table:table-cell>
          <table:table-cell office:value-type="float" office:value="0.6352035" calcext:value-type="float">
            <text:p>0.6352035</text:p>
          </table:table-cell>
          <table:table-cell office:value-type="float" office:value="0.7273531" calcext:value-type="float">
            <text:p>0.7273531</text:p>
          </table:table-cell>
          <table:table-cell office:value-type="float" office:value="0.7149613" calcext:value-type="float">
            <text:p>0.7149613</text:p>
          </table:table-cell>
          <table:table-cell office:value-type="float" office:value="0.1947579" calcext:value-type="float">
            <text:p>0.1947579</text:p>
          </table:table-cell>
          <table:table-cell office:value-type="float" office:value="0.07400467" calcext:value-type="float">
            <text:p>0.07400467</text:p>
          </table:table-cell>
          <table:table-cell office:value-type="float" office:value="0.1011792" calcext:value-type="float">
            <text:p>0.1011792</text:p>
          </table:table-cell>
          <table:table-cell office:value-type="float" office:value="0.3075868" calcext:value-type="float">
            <text:p>0.3075868</text:p>
          </table:table-cell>
          <table:table-cell office:value-type="float" office:value="0.3498101" calcext:value-type="float">
            <text:p>0.3498101</text:p>
          </table:table-cell>
          <table:table-cell office:value-type="float" office:value="0" calcext:value-type="float">
            <text:p>0</text:p>
          </table:table-cell>
          <table:table-cell office:value-type="float" office:value="102.596" calcext:value-type="float">
            <text:p>102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0293" calcext:value-type="float">
            <text:p>24.00293</text:p>
          </table:table-cell>
          <table:table-cell office:value-type="float" office:value="0" calcext:value-type="float">
            <text:p>0</text:p>
          </table:table-cell>
          <table:table-cell office:value-type="float" office:value="-1.300191" calcext:value-type="float">
            <text:p>-1.3001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4.32137" calcext:value-type="float">
            <text:p>14.32137</text:p>
          </table:table-cell>
          <table:table-cell office:value-type="float" office:value="1095.729" calcext:value-type="float">
            <text:p>1095.72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80396" calcext:value-type="float">
            <text:p>-36.80396</text:p>
          </table:table-cell>
          <table:table-cell office:value-type="float" office:value="0.08531369" calcext:value-type="float">
            <text:p>0.08531369</text:p>
          </table:table-cell>
          <table:table-cell office:value-type="float" office:value="5.172956" calcext:value-type="float">
            <text:p>5.172956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1758" calcext:value-type="float">
            <text:p>-0.2721758</text:p>
          </table:table-cell>
          <table:table-cell office:value-type="float" office:value="-0.02571166" calcext:value-type="float">
            <text:p>-0.02571166</text:p>
          </table:table-cell>
          <table:table-cell office:value-type="float" office:value="0.00002300416" calcext:value-type="float">
            <text:p>2.300416E-05</text:p>
          </table:table-cell>
          <table:table-cell office:value-type="float" office:value="13.78268" calcext:value-type="float">
            <text:p>13.78268</text:p>
          </table:table-cell>
          <table:table-cell office:value-type="float" office:value="0.4421689" calcext:value-type="float">
            <text:p>0.4421689</text:p>
          </table:table-cell>
          <table:table-cell office:value-type="float" office:value="0.07282872" calcext:value-type="float">
            <text:p>0.07282872</text:p>
          </table:table-cell>
          <table:table-cell office:value-type="float" office:value="0.06038478" calcext:value-type="float">
            <text:p>0.06038478</text:p>
          </table:table-cell>
          <table:table-cell office:value-type="float" office:value="0.03105631" calcext:value-type="float">
            <text:p>0.03105631</text:p>
          </table:table-cell>
          <table:table-cell office:value-type="float" office:value="0.02562358" calcext:value-type="float">
            <text:p>0.02562358</text:p>
          </table:table-cell>
          <table:table-cell office:value-type="float" office:value="0.01319965" calcext:value-type="float">
            <text:p>0.01319965</text:p>
          </table:table-cell>
          <table:table-cell office:value-type="float" office:value="0.01253644" calcext:value-type="float">
            <text:p>0.01253644</text:p>
          </table:table-cell>
          <table:table-cell office:value-type="float" office:value="0.02811222" calcext:value-type="float">
            <text:p>0.02811222</text:p>
          </table:table-cell>
          <table:table-cell office:value-type="float" office:value="0.02268733" calcext:value-type="float">
            <text:p>0.02268733</text:p>
          </table:table-cell>
          <table:table-cell office:value-type="float" office:value="0.02070297" calcext:value-type="float">
            <text:p>0.02070297</text:p>
          </table:table-cell>
          <table:table-cell office:value-type="float" office:value="0.0184829" calcext:value-type="float">
            <text:p>0.0184829</text:p>
          </table:table-cell>
          <table:table-cell office:value-type="float" office:value="0.03616915" calcext:value-type="float">
            <text:p>0.03616915</text:p>
          </table:table-cell>
          <table:table-cell office:value-type="float" office:value="0.00551588" calcext:value-type="float">
            <text:p>0.00551588</text:p>
          </table:table-cell>
          <table:table-cell office:value-type="float" office:value="0.00623086" calcext:value-type="float">
            <text:p>0.00623086</text:p>
          </table:table-cell>
          <table:table-cell office:value-type="float" office:value="0" calcext:value-type="float">
            <text:p>0</text:p>
          </table:table-cell>
          <table:table-cell office:value-type="float" office:value="6.701619" calcext:value-type="float">
            <text:p>6.701619</text:p>
          </table:table-cell>
          <table:table-cell office:value-type="float" office:value="18.36994" calcext:value-type="float">
            <text:p>18.36994</text:p>
          </table:table-cell>
          <table:table-cell office:value-type="float" office:value="19.17345" calcext:value-type="float">
            <text:p>19.17345</text:p>
          </table:table-cell>
          <table:table-cell office:value-type="float" office:value="23.97936" calcext:value-type="float">
            <text:p>23.97936</text:p>
          </table:table-cell>
          <table:table-cell office:value-type="float" office:value="23.07191" calcext:value-type="float">
            <text:p>23.07191</text:p>
          </table:table-cell>
          <table:table-cell office:value-type="float" office:value="1.547906" calcext:value-type="float">
            <text:p>1.547906</text:p>
          </table:table-cell>
          <table:table-cell office:value-type="float" office:value="0.6509269" calcext:value-type="float">
            <text:p>0.6509269</text:p>
          </table:table-cell>
          <table:table-cell office:value-type="float" office:value="0.7419162" calcext:value-type="float">
            <text:p>0.7419162</text:p>
          </table:table-cell>
          <table:table-cell office:value-type="float" office:value="0.724774" calcext:value-type="float">
            <text:p>0.724774</text:p>
          </table:table-cell>
          <table:table-cell office:value-type="float" office:value="0.1994714" calcext:value-type="float">
            <text:p>0.1994714</text:p>
          </table:table-cell>
          <table:table-cell office:value-type="float" office:value="0.07572902" calcext:value-type="float">
            <text:p>0.07572902</text:p>
          </table:table-cell>
          <table:table-cell office:value-type="float" office:value="0.1038328" calcext:value-type="float">
            <text:p>0.1038328</text:p>
          </table:table-cell>
          <table:table-cell office:value-type="float" office:value="0.3073485" calcext:value-type="float">
            <text:p>0.3073485</text:p>
          </table:table-cell>
          <table:table-cell office:value-type="float" office:value="0.3498152" calcext:value-type="float">
            <text:p>0.3498152</text:p>
          </table:table-cell>
          <table:table-cell office:value-type="float" office:value="0" calcext:value-type="float">
            <text:p>0</text:p>
          </table:table-cell>
          <table:table-cell office:value-type="float" office:value="88.02043" calcext:value-type="float">
            <text:p>88.0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6043" calcext:value-type="float">
            <text:p>24.06043</text:p>
          </table:table-cell>
          <table:table-cell office:value-type="float" office:value="0" calcext:value-type="float">
            <text:p>0</text:p>
          </table:table-cell>
          <table:table-cell office:value-type="float" office:value="-1.300191" calcext:value-type="float">
            <text:p>-1.3001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4.29085" calcext:value-type="float">
            <text:p>14.29085</text:p>
          </table:table-cell>
          <table:table-cell office:value-type="float" office:value="1095.699" calcext:value-type="float">
            <text:p>1095.69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8979" calcext:value-type="float">
            <text:p>-36.78979</text:p>
          </table:table-cell>
          <table:table-cell office:value-type="float" office:value="0.09083419" calcext:value-type="float">
            <text:p>0.09083419</text:p>
          </table:table-cell>
          <table:table-cell office:value-type="float" office:value="5.236012" calcext:value-type="float">
            <text:p>5.236012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2118" calcext:value-type="float">
            <text:p>-0.2722118</text:p>
          </table:table-cell>
          <table:table-cell office:value-type="float" office:value="-0.02569283" calcext:value-type="float">
            <text:p>-0.02569283</text:p>
          </table:table-cell>
          <table:table-cell office:value-type="float" office:value="0.00002300446" calcext:value-type="float">
            <text:p>2.300446E-05</text:p>
          </table:table-cell>
          <table:table-cell office:value-type="float" office:value="13.77639" calcext:value-type="float">
            <text:p>13.77639</text:p>
          </table:table-cell>
          <table:table-cell office:value-type="float" office:value="0.9701946" calcext:value-type="float">
            <text:p>0.9701946</text:p>
          </table:table-cell>
          <table:table-cell office:value-type="float" office:value="0.06902317" calcext:value-type="float">
            <text:p>0.06902317</text:p>
          </table:table-cell>
          <table:table-cell office:value-type="float" office:value="0.05904331" calcext:value-type="float">
            <text:p>0.05904331</text:p>
          </table:table-cell>
          <table:table-cell office:value-type="float" office:value="0.03011073" calcext:value-type="float">
            <text:p>0.03011073</text:p>
          </table:table-cell>
          <table:table-cell office:value-type="float" office:value="0.02583007" calcext:value-type="float">
            <text:p>0.02583007</text:p>
          </table:table-cell>
          <table:table-cell office:value-type="float" office:value="0.01313943" calcext:value-type="float">
            <text:p>0.01313943</text:p>
          </table:table-cell>
          <table:table-cell office:value-type="float" office:value="0.01242639" calcext:value-type="float">
            <text:p>0.01242639</text:p>
          </table:table-cell>
          <table:table-cell office:value-type="float" office:value="0.02805958" calcext:value-type="float">
            <text:p>0.02805958</text:p>
          </table:table-cell>
          <table:table-cell office:value-type="float" office:value="0.02267198" calcext:value-type="float">
            <text:p>0.02267198</text:p>
          </table:table-cell>
          <table:table-cell office:value-type="float" office:value="0.02071134" calcext:value-type="float">
            <text:p>0.02071134</text:p>
          </table:table-cell>
          <table:table-cell office:value-type="float" office:value="0.01848849" calcext:value-type="float">
            <text:p>0.01848849</text:p>
          </table:table-cell>
          <table:table-cell office:value-type="float" office:value="0.03618971" calcext:value-type="float">
            <text:p>0.03618971</text:p>
          </table:table-cell>
          <table:table-cell office:value-type="float" office:value="0.005509481" calcext:value-type="float">
            <text:p>0.005509481</text:p>
          </table:table-cell>
          <table:table-cell office:value-type="float" office:value="0.006227268" calcext:value-type="float">
            <text:p>0.006227268</text:p>
          </table:table-cell>
          <table:table-cell office:value-type="float" office:value="0" calcext:value-type="float">
            <text:p>0</text:p>
          </table:table-cell>
          <table:table-cell office:value-type="float" office:value="6.463485" calcext:value-type="float">
            <text:p>6.463485</text:p>
          </table:table-cell>
          <table:table-cell office:value-type="float" office:value="19.58719" calcext:value-type="float">
            <text:p>19.58719</text:p>
          </table:table-cell>
          <table:table-cell office:value-type="float" office:value="19.4826" calcext:value-type="float">
            <text:p>19.4826</text:p>
          </table:table-cell>
          <table:table-cell office:value-type="float" office:value="23.55523" calcext:value-type="float">
            <text:p>23.55523</text:p>
          </table:table-cell>
          <table:table-cell office:value-type="float" office:value="22.901" calcext:value-type="float">
            <text:p>22.901</text:p>
          </table:table-cell>
          <table:table-cell office:value-type="float" office:value="1.627225" calcext:value-type="float">
            <text:p>1.627225</text:p>
          </table:table-cell>
          <table:table-cell office:value-type="float" office:value="0.6689694" calcext:value-type="float">
            <text:p>0.6689694</text:p>
          </table:table-cell>
          <table:table-cell office:value-type="float" office:value="0.7560332" calcext:value-type="float">
            <text:p>0.7560332</text:p>
          </table:table-cell>
          <table:table-cell office:value-type="float" office:value="0.7343128" calcext:value-type="float">
            <text:p>0.7343128</text:p>
          </table:table-cell>
          <table:table-cell office:value-type="float" office:value="0.2041286" calcext:value-type="float">
            <text:p>0.2041286</text:p>
          </table:table-cell>
          <table:table-cell office:value-type="float" office:value="0.07744673" calcext:value-type="float">
            <text:p>0.07744673</text:p>
          </table:table-cell>
          <table:table-cell office:value-type="float" office:value="0.1064994" calcext:value-type="float">
            <text:p>0.1064994</text:p>
          </table:table-cell>
          <table:table-cell office:value-type="float" office:value="0.3071027" calcext:value-type="float">
            <text:p>0.3071027</text:p>
          </table:table-cell>
          <table:table-cell office:value-type="float" office:value="0.3498203" calcext:value-type="float">
            <text:p>0.3498203</text:p>
          </table:table-cell>
          <table:table-cell office:value-type="float" office:value="0" calcext:value-type="float">
            <text:p>0</text:p>
          </table:table-cell>
          <table:table-cell office:value-type="float" office:value="116.4713" calcext:value-type="float">
            <text:p>116.4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964" calcext:value-type="float">
            <text:p>24.12964</text:p>
          </table:table-cell>
          <table:table-cell office:value-type="float" office:value="0" calcext:value-type="float">
            <text:p>0</text:p>
          </table:table-cell>
          <table:table-cell office:value-type="float" office:value="-1.300191" calcext:value-type="float">
            <text:p>-1.3001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4.25183" calcext:value-type="float">
            <text:p>14.25183</text:p>
          </table:table-cell>
          <table:table-cell office:value-type="float" office:value="1095.666" calcext:value-type="float">
            <text:p>1095.666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754" calcext:value-type="float">
            <text:p>-36.7754</text:p>
          </table:table-cell>
          <table:table-cell office:value-type="float" office:value="0.09779456" calcext:value-type="float">
            <text:p>0.09779456</text:p>
          </table:table-cell>
          <table:table-cell office:value-type="float" office:value="5.309198" calcext:value-type="float">
            <text:p>5.309198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2504" calcext:value-type="float">
            <text:p>-0.2722504</text:p>
          </table:table-cell>
          <table:table-cell office:value-type="float" office:value="-0.0256763" calcext:value-type="float">
            <text:p>-0.0256763</text:p>
          </table:table-cell>
          <table:table-cell office:value-type="float" office:value="0.00002300494" calcext:value-type="float">
            <text:p>2.300494E-05</text:p>
          </table:table-cell>
          <table:table-cell office:value-type="float" office:value="13.77016" calcext:value-type="float">
            <text:p>13.77016</text:p>
          </table:table-cell>
          <table:table-cell office:value-type="float" office:value="1.58468" calcext:value-type="float">
            <text:p>1.58468</text:p>
          </table:table-cell>
          <table:table-cell office:value-type="float" office:value="0.07288185" calcext:value-type="float">
            <text:p>0.07288185</text:p>
          </table:table-cell>
          <table:table-cell office:value-type="float" office:value="0.06294662" calcext:value-type="float">
            <text:p>0.06294662</text:p>
          </table:table-cell>
          <table:table-cell office:value-type="float" office:value="0.02930612" calcext:value-type="float">
            <text:p>0.02930612</text:p>
          </table:table-cell>
          <table:table-cell office:value-type="float" office:value="0.0256962" calcext:value-type="float">
            <text:p>0.0256962</text:p>
          </table:table-cell>
          <table:table-cell office:value-type="float" office:value="0.01303379" calcext:value-type="float">
            <text:p>0.01303379</text:p>
          </table:table-cell>
          <table:table-cell office:value-type="float" office:value="0.01223966" calcext:value-type="float">
            <text:p>0.01223966</text:p>
          </table:table-cell>
          <table:table-cell office:value-type="float" office:value="0.02797271" calcext:value-type="float">
            <text:p>0.02797271</text:p>
          </table:table-cell>
          <table:table-cell office:value-type="float" office:value="0.02265401" calcext:value-type="float">
            <text:p>0.02265401</text:p>
          </table:table-cell>
          <table:table-cell office:value-type="float" office:value="0.02072115" calcext:value-type="float">
            <text:p>0.02072115</text:p>
          </table:table-cell>
          <table:table-cell office:value-type="float" office:value="0.01849401" calcext:value-type="float">
            <text:p>0.01849401</text:p>
          </table:table-cell>
          <table:table-cell office:value-type="float" office:value="0.03620047" calcext:value-type="float">
            <text:p>0.03620047</text:p>
          </table:table-cell>
          <table:table-cell office:value-type="float" office:value="0.005503128" calcext:value-type="float">
            <text:p>0.005503128</text:p>
          </table:table-cell>
          <table:table-cell office:value-type="float" office:value="0.006223693" calcext:value-type="float">
            <text:p>0.006223693</text:p>
          </table:table-cell>
          <table:table-cell office:value-type="float" office:value="0" calcext:value-type="float">
            <text:p>0</text:p>
          </table:table-cell>
          <table:table-cell office:value-type="float" office:value="6.407174" calcext:value-type="float">
            <text:p>6.407174</text:p>
          </table:table-cell>
          <table:table-cell office:value-type="float" office:value="20.84479" calcext:value-type="float">
            <text:p>20.84479</text:p>
          </table:table-cell>
          <table:table-cell office:value-type="float" office:value="19.87981" calcext:value-type="float">
            <text:p>19.87981</text:p>
          </table:table-cell>
          <table:table-cell office:value-type="float" office:value="23.16188" calcext:value-type="float">
            <text:p>23.16188</text:p>
          </table:table-cell>
          <table:table-cell office:value-type="float" office:value="22.72356" calcext:value-type="float">
            <text:p>22.72356</text:p>
          </table:table-cell>
          <table:table-cell office:value-type="float" office:value="1.710293" calcext:value-type="float">
            <text:p>1.710293</text:p>
          </table:table-cell>
          <table:table-cell office:value-type="float" office:value="0.6896283" calcext:value-type="float">
            <text:p>0.6896283</text:p>
          </table:table-cell>
          <table:table-cell office:value-type="float" office:value="0.7706176" calcext:value-type="float">
            <text:p>0.7706176</text:p>
          </table:table-cell>
          <table:table-cell office:value-type="float" office:value="0.7437277" calcext:value-type="float">
            <text:p>0.7437277</text:p>
          </table:table-cell>
          <table:table-cell office:value-type="float" office:value="0.2087378" calcext:value-type="float">
            <text:p>0.2087378</text:p>
          </table:table-cell>
          <table:table-cell office:value-type="float" office:value="0.07915729" calcext:value-type="float">
            <text:p>0.07915729</text:p>
          </table:table-cell>
          <table:table-cell office:value-type="float" office:value="0.1091759" calcext:value-type="float">
            <text:p>0.1091759</text:p>
          </table:table-cell>
          <table:table-cell office:value-type="float" office:value="0.3068509" calcext:value-type="float">
            <text:p>0.3068509</text:p>
          </table:table-cell>
          <table:table-cell office:value-type="float" office:value="0.3498253" calcext:value-type="float">
            <text:p>0.3498253</text:p>
          </table:table-cell>
          <table:table-cell office:value-type="float" office:value="0" calcext:value-type="float">
            <text:p>0</text:p>
          </table:table-cell>
          <table:table-cell office:value-type="float" office:value="146.6522" calcext:value-type="float">
            <text:p>146.6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1001" calcext:value-type="float">
            <text:p>24.21001</text:p>
          </table:table-cell>
          <table:table-cell office:value-type="float" office:value="0" calcext:value-type="float">
            <text:p>0</text:p>
          </table:table-cell>
          <table:table-cell office:value-type="float" office:value="-1.300195" calcext:value-type="float">
            <text:p>-1.3001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4.22797" calcext:value-type="float">
            <text:p>14.22797</text:p>
          </table:table-cell>
          <table:table-cell office:value-type="float" office:value="1095.635" calcext:value-type="float">
            <text:p>1095.635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6099" calcext:value-type="float">
            <text:p>-36.76099</text:p>
          </table:table-cell>
          <table:table-cell office:value-type="float" office:value="0.09263083" calcext:value-type="float">
            <text:p>0.09263083</text:p>
          </table:table-cell>
          <table:table-cell office:value-type="float" office:value="5.378763" calcext:value-type="float">
            <text:p>5.378763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2795" calcext:value-type="float">
            <text:p>-0.2722795</text:p>
          </table:table-cell>
          <table:table-cell office:value-type="float" office:value="-0.02565705" calcext:value-type="float">
            <text:p>-0.02565705</text:p>
          </table:table-cell>
          <table:table-cell office:value-type="float" office:value="0.00002300577" calcext:value-type="float">
            <text:p>2.300577E-05</text:p>
          </table:table-cell>
          <table:table-cell office:value-type="float" office:value="13.776" calcext:value-type="float">
            <text:p>13.776</text:p>
          </table:table-cell>
          <table:table-cell office:value-type="float" office:value="1.117569" calcext:value-type="float">
            <text:p>1.117569</text:p>
          </table:table-cell>
          <table:table-cell office:value-type="float" office:value="0.06518239" calcext:value-type="float">
            <text:p>0.06518239</text:p>
          </table:table-cell>
          <table:table-cell office:value-type="float" office:value="0.05690308" calcext:value-type="float">
            <text:p>0.05690308</text:p>
          </table:table-cell>
          <table:table-cell office:value-type="float" office:value="0.0288882" calcext:value-type="float">
            <text:p>0.0288882</text:p>
          </table:table-cell>
          <table:table-cell office:value-type="float" office:value="0.02563789" calcext:value-type="float">
            <text:p>0.02563789</text:p>
          </table:table-cell>
          <table:table-cell office:value-type="float" office:value="0.0130016" calcext:value-type="float">
            <text:p>0.0130016</text:p>
          </table:table-cell>
          <table:table-cell office:value-type="float" office:value="0.01209156" calcext:value-type="float">
            <text:p>0.01209156</text:p>
          </table:table-cell>
          <table:table-cell office:value-type="float" office:value="0.02787037" calcext:value-type="float">
            <text:p>0.02787037</text:p>
          </table:table-cell>
          <table:table-cell office:value-type="float" office:value="0.02262955" calcext:value-type="float">
            <text:p>0.02262955</text:p>
          </table:table-cell>
          <table:table-cell office:value-type="float" office:value="0.02073129" calcext:value-type="float">
            <text:p>0.02073129</text:p>
          </table:table-cell>
          <table:table-cell office:value-type="float" office:value="0.01849893" calcext:value-type="float">
            <text:p>0.01849893</text:p>
          </table:table-cell>
          <table:table-cell office:value-type="float" office:value="0.03620172" calcext:value-type="float">
            <text:p>0.03620172</text:p>
          </table:table-cell>
          <table:table-cell office:value-type="float" office:value="0.005496811" calcext:value-type="float">
            <text:p>0.005496811</text:p>
          </table:table-cell>
          <table:table-cell office:value-type="float" office:value="0.006220106" calcext:value-type="float">
            <text:p>0.006220106</text:p>
          </table:table-cell>
          <table:table-cell office:value-type="float" office:value="0" calcext:value-type="float">
            <text:p>0</text:p>
          </table:table-cell>
          <table:table-cell office:value-type="float" office:value="7.477774" calcext:value-type="float">
            <text:p>7.477774</text:p>
          </table:table-cell>
          <table:table-cell office:value-type="float" office:value="21.48455" calcext:value-type="float">
            <text:p>21.48455</text:p>
          </table:table-cell>
          <table:table-cell office:value-type="float" office:value="20.31936" calcext:value-type="float">
            <text:p>20.31936</text:p>
          </table:table-cell>
          <table:table-cell office:value-type="float" office:value="22.97467" calcext:value-type="float">
            <text:p>22.97467</text:p>
          </table:table-cell>
          <table:table-cell office:value-type="float" office:value="22.4452" calcext:value-type="float">
            <text:p>22.4452</text:p>
          </table:table-cell>
          <table:table-cell office:value-type="float" office:value="1.794034" calcext:value-type="float">
            <text:p>1.794034</text:p>
          </table:table-cell>
          <table:table-cell office:value-type="float" office:value="0.711141" calcext:value-type="float">
            <text:p>0.711141</text:p>
          </table:table-cell>
          <table:table-cell office:value-type="float" office:value="0.7860297" calcext:value-type="float">
            <text:p>0.7860297</text:p>
          </table:table-cell>
          <table:table-cell office:value-type="float" office:value="0.7531964" calcext:value-type="float">
            <text:p>0.7531964</text:p>
          </table:table-cell>
          <table:table-cell office:value-type="float" office:value="0.2133202" calcext:value-type="float">
            <text:p>0.2133202</text:p>
          </table:table-cell>
          <table:table-cell office:value-type="float" office:value="0.08086043" calcext:value-type="float">
            <text:p>0.08086043</text:p>
          </table:table-cell>
          <table:table-cell office:value-type="float" office:value="0.1118555" calcext:value-type="float">
            <text:p>0.1118555</text:p>
          </table:table-cell>
          <table:table-cell office:value-type="float" office:value="0.3065975" calcext:value-type="float">
            <text:p>0.3065975</text:p>
          </table:table-cell>
          <table:table-cell office:value-type="float" office:value="0.3498304" calcext:value-type="float">
            <text:p>0.3498304</text:p>
          </table:table-cell>
          <table:table-cell office:value-type="float" office:value="0" calcext:value-type="float">
            <text:p>0</text:p>
          </table:table-cell>
          <table:table-cell office:value-type="float" office:value="161.8645" calcext:value-type="float">
            <text:p>161.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7362" calcext:value-type="float">
            <text:p>24.27362</text:p>
          </table:table-cell>
          <table:table-cell office:value-type="float" office:value="0" calcext:value-type="float">
            <text:p>0</text:p>
          </table:table-cell>
          <table:table-cell office:value-type="float" office:value="-1.300195" calcext:value-type="float">
            <text:p>-1.3001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14.21315" calcext:value-type="float">
            <text:p>14.21315</text:p>
          </table:table-cell>
          <table:table-cell office:value-type="float" office:value="1095.609" calcext:value-type="float">
            <text:p>1095.60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468" calcext:value-type="float">
            <text:p>-36.7468</text:p>
          </table:table-cell>
          <table:table-cell office:value-type="float" office:value="0.09140815" calcext:value-type="float">
            <text:p>0.09140815</text:p>
          </table:table-cell>
          <table:table-cell office:value-type="float" office:value="5.429739" calcext:value-type="float">
            <text:p>5.429739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3018" calcext:value-type="float">
            <text:p>-0.2723018</text:p>
          </table:table-cell>
          <table:table-cell office:value-type="float" office:value="-0.02563237" calcext:value-type="float">
            <text:p>-0.02563237</text:p>
          </table:table-cell>
          <table:table-cell office:value-type="float" office:value="0.00002300656" calcext:value-type="float">
            <text:p>2.300656E-05</text:p>
          </table:table-cell>
          <table:table-cell office:value-type="float" office:value="13.77548" calcext:value-type="float">
            <text:p>13.77548</text:p>
          </table:table-cell>
          <table:table-cell office:value-type="float" office:value="0.9975708" calcext:value-type="float">
            <text:p>0.9975708</text:p>
          </table:table-cell>
          <table:table-cell office:value-type="float" office:value="0.06278116" calcext:value-type="float">
            <text:p>0.06278116</text:p>
          </table:table-cell>
          <table:table-cell office:value-type="float" office:value="0.05519166" calcext:value-type="float">
            <text:p>0.05519166</text:p>
          </table:table-cell>
          <table:table-cell office:value-type="float" office:value="0.02846543" calcext:value-type="float">
            <text:p>0.02846543</text:p>
          </table:table-cell>
          <table:table-cell office:value-type="float" office:value="0.02543993" calcext:value-type="float">
            <text:p>0.02543993</text:p>
          </table:table-cell>
          <table:table-cell office:value-type="float" office:value="0.0130662" calcext:value-type="float">
            <text:p>0.0130662</text:p>
          </table:table-cell>
          <table:table-cell office:value-type="float" office:value="0.01211585" calcext:value-type="float">
            <text:p>0.01211585</text:p>
          </table:table-cell>
          <table:table-cell office:value-type="float" office:value="0.02782728" calcext:value-type="float">
            <text:p>0.02782728</text:p>
          </table:table-cell>
          <table:table-cell office:value-type="float" office:value="0.02260724" calcext:value-type="float">
            <text:p>0.02260724</text:p>
          </table:table-cell>
          <table:table-cell office:value-type="float" office:value="0.02074085" calcext:value-type="float">
            <text:p>0.02074085</text:p>
          </table:table-cell>
          <table:table-cell office:value-type="float" office:value="0.01850319" calcext:value-type="float">
            <text:p>0.01850319</text:p>
          </table:table-cell>
          <table:table-cell office:value-type="float" office:value="0.0361951" calcext:value-type="float">
            <text:p>0.0361951</text:p>
          </table:table-cell>
          <table:table-cell office:value-type="float" office:value="0.00549053" calcext:value-type="float">
            <text:p>0.00549053</text:p>
          </table:table-cell>
          <table:table-cell office:value-type="float" office:value="0.006216521" calcext:value-type="float">
            <text:p>0.006216521</text:p>
          </table:table-cell>
          <table:table-cell office:value-type="float" office:value="0" calcext:value-type="float">
            <text:p>0</text:p>
          </table:table-cell>
          <table:table-cell office:value-type="float" office:value="7.91911" calcext:value-type="float">
            <text:p>7.91911</text:p>
          </table:table-cell>
          <table:table-cell office:value-type="float" office:value="22.03296" calcext:value-type="float">
            <text:p>22.03296</text:p>
          </table:table-cell>
          <table:table-cell office:value-type="float" office:value="20.52978" calcext:value-type="float">
            <text:p>20.52978</text:p>
          </table:table-cell>
          <table:table-cell office:value-type="float" office:value="22.77342" calcext:value-type="float">
            <text:p>22.77342</text:p>
          </table:table-cell>
          <table:table-cell office:value-type="float" office:value="22.31298" calcext:value-type="float">
            <text:p>22.31298</text:p>
          </table:table-cell>
          <table:table-cell office:value-type="float" office:value="1.876972" calcext:value-type="float">
            <text:p>1.876972</text:p>
          </table:table-cell>
          <table:table-cell office:value-type="float" office:value="0.7292298" calcext:value-type="float">
            <text:p>0.7292298</text:p>
          </table:table-cell>
          <table:table-cell office:value-type="float" office:value="0.8008162" calcext:value-type="float">
            <text:p>0.8008162</text:p>
          </table:table-cell>
          <table:table-cell office:value-type="float" office:value="0.7626618" calcext:value-type="float">
            <text:p>0.7626618</text:p>
          </table:table-cell>
          <table:table-cell office:value-type="float" office:value="0.2178978" calcext:value-type="float">
            <text:p>0.2178978</text:p>
          </table:table-cell>
          <table:table-cell office:value-type="float" office:value="0.08255807" calcext:value-type="float">
            <text:p>0.08255807</text:p>
          </table:table-cell>
          <table:table-cell office:value-type="float" office:value="0.1145337" calcext:value-type="float">
            <text:p>0.1145337</text:p>
          </table:table-cell>
          <table:table-cell office:value-type="float" office:value="0.3063471" calcext:value-type="float">
            <text:p>0.3063471</text:p>
          </table:table-cell>
          <table:table-cell office:value-type="float" office:value="0.3498354" calcext:value-type="float">
            <text:p>0.3498354</text:p>
          </table:table-cell>
          <table:table-cell office:value-type="float" office:value="0" calcext:value-type="float">
            <text:p>0</text:p>
          </table:table-cell>
          <table:table-cell office:value-type="float" office:value="174.6693" calcext:value-type="float">
            <text:p>174.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241" calcext:value-type="float">
            <text:p>24.3241</text:p>
          </table:table-cell>
          <table:table-cell office:value-type="float" office:value="0" calcext:value-type="float">
            <text:p>0</text:p>
          </table:table-cell>
          <table:table-cell office:value-type="float" office:value="-1.300195" calcext:value-type="float">
            <text:p>-1.3001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4.19566" calcext:value-type="float">
            <text:p>14.19566</text:p>
          </table:table-cell>
          <table:table-cell office:value-type="float" office:value="1095.583" calcext:value-type="float">
            <text:p>1095.583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3278" calcext:value-type="float">
            <text:p>-36.73278</text:p>
          </table:table-cell>
          <table:table-cell office:value-type="float" office:value="0.09208646" calcext:value-type="float">
            <text:p>0.09208646</text:p>
          </table:table-cell>
          <table:table-cell office:value-type="float" office:value="5.481588" calcext:value-type="float">
            <text:p>5.481588</text:p>
          </table:table-cell>
          <table:table-cell office:value-type="float" office:value="0.03769067" calcext:value-type="float">
            <text:p>0.03769067</text:p>
          </table:table-cell>
          <table:table-cell office:value-type="float" office:value="0.003113498" calcext:value-type="float">
            <text:p>0.003113498</text:p>
          </table:table-cell>
          <table:table-cell office:value-type="float" office:value="0.02698033" calcext:value-type="float">
            <text:p>0.02698033</text:p>
          </table:table-cell>
          <table:table-cell office:value-type="float" office:value="0.9702992" calcext:value-type="float">
            <text:p>0.9702992</text:p>
          </table:table-cell>
          <table:table-cell office:value-type="float" office:value="-0.2723243" calcext:value-type="float">
            <text:p>-0.2723243</text:p>
          </table:table-cell>
          <table:table-cell office:value-type="float" office:value="-0.02560773" calcext:value-type="float">
            <text:p>-0.02560773</text:p>
          </table:table-cell>
          <table:table-cell office:value-type="float" office:value="0.00002300691" calcext:value-type="float">
            <text:p>2.300691E-05</text:p>
          </table:table-cell>
          <table:table-cell office:value-type="float" office:value="13.77041" calcext:value-type="float">
            <text:p>13.77041</text:p>
          </table:table-cell>
          <table:table-cell office:value-type="float" office:value="1.058655" calcext:value-type="float">
            <text:p>1.058655</text:p>
          </table:table-cell>
          <table:table-cell office:value-type="float" office:value="0.06147078" calcext:value-type="float">
            <text:p>0.06147078</text:p>
          </table:table-cell>
          <table:table-cell office:value-type="float" office:value="0.0537547" calcext:value-type="float">
            <text:p>0.0537547</text:p>
          </table:table-cell>
          <table:table-cell office:value-type="float" office:value="0.02801097" calcext:value-type="float">
            <text:p>0.02801097</text:p>
          </table:table-cell>
          <table:table-cell office:value-type="float" office:value="0.02515311" calcext:value-type="float">
            <text:p>0.02515311</text:p>
          </table:table-cell>
          <table:table-cell office:value-type="float" office:value="0.01308826" calcext:value-type="float">
            <text:p>0.01308826</text:p>
          </table:table-cell>
          <table:table-cell office:value-type="float" office:value="0.01210898" calcext:value-type="float">
            <text:p>0.01210898</text:p>
          </table:table-cell>
          <table:table-cell office:value-type="float" office:value="0.02780666" calcext:value-type="float">
            <text:p>0.02780666</text:p>
          </table:table-cell>
          <table:table-cell office:value-type="float" office:value="0.02259571" calcext:value-type="float">
            <text:p>0.02259571</text:p>
          </table:table-cell>
          <table:table-cell office:value-type="float" office:value="0.02075029" calcext:value-type="float">
            <text:p>0.02075029</text:p>
          </table:table-cell>
          <table:table-cell office:value-type="float" office:value="0.01850748" calcext:value-type="float">
            <text:p>0.01850748</text:p>
          </table:table-cell>
          <table:table-cell office:value-type="float" office:value="0.0361814" calcext:value-type="float">
            <text:p>0.0361814</text:p>
          </table:table-cell>
          <table:table-cell office:value-type="float" office:value="0.005484295" calcext:value-type="float">
            <text:p>0.005484295</text:p>
          </table:table-cell>
          <table:table-cell office:value-type="float" office:value="0.006212949" calcext:value-type="float">
            <text:p>0.006212949</text:p>
          </table:table-cell>
          <table:table-cell office:value-type="float" office:value="0" calcext:value-type="float">
            <text:p>0</text:p>
          </table:table-cell>
          <table:table-cell office:value-type="float" office:value="8.158785" calcext:value-type="float">
            <text:p>8.158785</text:p>
          </table:table-cell>
          <table:table-cell office:value-type="float" office:value="22.74115" calcext:value-type="float">
            <text:p>22.74115</text:p>
          </table:table-cell>
          <table:table-cell office:value-type="float" office:value="20.72009" calcext:value-type="float">
            <text:p>20.72009</text:p>
          </table:table-cell>
          <table:table-cell office:value-type="float" office:value="22.53983" calcext:value-type="float">
            <text:p>22.53983</text:p>
          </table:table-cell>
          <table:table-cell office:value-type="float" office:value="22.18213" calcext:value-type="float">
            <text:p>22.18213</text:p>
          </table:table-cell>
          <table:table-cell office:value-type="float" office:value="1.957105" calcext:value-type="float">
            <text:p>1.957105</text:p>
          </table:table-cell>
          <table:table-cell office:value-type="float" office:value="0.746821" calcext:value-type="float">
            <text:p>0.746821</text:p>
          </table:table-cell>
          <table:table-cell office:value-type="float" office:value="0.814592" calcext:value-type="float">
            <text:p>0.814592</text:p>
          </table:table-cell>
          <table:table-cell office:value-type="float" office:value="0.7718621" calcext:value-type="float">
            <text:p>0.7718621</text:p>
          </table:table-cell>
          <table:table-cell office:value-type="float" office:value="0.2224595" calcext:value-type="float">
            <text:p>0.2224595</text:p>
          </table:table-cell>
          <table:table-cell office:value-type="float" office:value="0.08425331" calcext:value-type="float">
            <text:p>0.08425331</text:p>
          </table:table-cell>
          <table:table-cell office:value-type="float" office:value="0.1172154" calcext:value-type="float">
            <text:p>0.1172154</text:p>
          </table:table-cell>
          <table:table-cell office:value-type="float" office:value="0.3060952" calcext:value-type="float">
            <text:p>0.3060952</text:p>
          </table:table-cell>
          <table:table-cell office:value-type="float" office:value="0.3498405" calcext:value-type="float">
            <text:p>0.3498405</text:p>
          </table:table-cell>
          <table:table-cell office:value-type="float" office:value="0" calcext:value-type="float">
            <text:p>0</text:p>
          </table:table-cell>
          <table:table-cell office:value-type="float" office:value="188.5852" calcext:value-type="float">
            <text:p>188.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774" calcext:value-type="float">
            <text:p>24.3774</text:p>
          </table:table-cell>
          <table:table-cell office:value-type="float" office:value="0" calcext:value-type="float">
            <text:p>0</text:p>
          </table:table-cell>
          <table:table-cell office:value-type="float" office:value="-1.300195" calcext:value-type="float">
            <text:p>-1.3001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4.17882" calcext:value-type="float">
            <text:p>14.17882</text:p>
          </table:table-cell>
          <table:table-cell office:value-type="float" office:value="1095.556" calcext:value-type="float">
            <text:p>1095.556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71709" calcext:value-type="float">
            <text:p>-36.71709</text:p>
          </table:table-cell>
          <table:table-cell office:value-type="float" office:value="0.08625301" calcext:value-type="float">
            <text:p>0.08625301</text:p>
          </table:table-cell>
          <table:table-cell office:value-type="float" office:value="5.547817" calcext:value-type="float">
            <text:p>5.54781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4808" calcext:value-type="float">
            <text:p>0.9704808</text:p>
          </table:table-cell>
          <table:table-cell office:value-type="float" office:value="-0.2723721" calcext:value-type="float">
            <text:p>-0.2723721</text:p>
          </table:table-cell>
          <table:table-cell office:value-type="float" office:value="-0.0256046" calcext:value-type="float">
            <text:p>-0.0256046</text:p>
          </table:table-cell>
          <table:table-cell office:value-type="float" office:value="0.00002509455" calcext:value-type="float">
            <text:p>2.509455E-05</text:p>
          </table:table-cell>
          <table:table-cell office:value-type="float" office:value="13.78214" calcext:value-type="float">
            <text:p>13.78214</text:p>
          </table:table-cell>
          <table:table-cell office:value-type="float" office:value="0.5962982" calcext:value-type="float">
            <text:p>0.5962982</text:p>
          </table:table-cell>
          <table:table-cell office:value-type="float" office:value="0.07013232" calcext:value-type="float">
            <text:p>0.07013232</text:p>
          </table:table-cell>
          <table:table-cell office:value-type="float" office:value="0.05538459" calcext:value-type="float">
            <text:p>0.05538459</text:p>
          </table:table-cell>
          <table:table-cell office:value-type="float" office:value="0.02853647" calcext:value-type="float">
            <text:p>0.02853647</text:p>
          </table:table-cell>
          <table:table-cell office:value-type="float" office:value="0.02518242" calcext:value-type="float">
            <text:p>0.02518242</text:p>
          </table:table-cell>
          <table:table-cell office:value-type="float" office:value="0.01293861" calcext:value-type="float">
            <text:p>0.01293861</text:p>
          </table:table-cell>
          <table:table-cell office:value-type="float" office:value="0.01228203" calcext:value-type="float">
            <text:p>0.01228203</text:p>
          </table:table-cell>
          <table:table-cell office:value-type="float" office:value="0.0278241" calcext:value-type="float">
            <text:p>0.0278241</text:p>
          </table:table-cell>
          <table:table-cell office:value-type="float" office:value="0.0225926" calcext:value-type="float">
            <text:p>0.0225926</text:p>
          </table:table-cell>
          <table:table-cell office:value-type="float" office:value="0.0207611" calcext:value-type="float">
            <text:p>0.0207611</text:p>
          </table:table-cell>
          <table:table-cell office:value-type="float" office:value="0.01851253" calcext:value-type="float">
            <text:p>0.01851253</text:p>
          </table:table-cell>
          <table:table-cell office:value-type="float" office:value="0.03616073" calcext:value-type="float">
            <text:p>0.03616073</text:p>
          </table:table-cell>
          <table:table-cell office:value-type="float" office:value="0.005478092" calcext:value-type="float">
            <text:p>0.005478092</text:p>
          </table:table-cell>
          <table:table-cell office:value-type="float" office:value="0.006209336" calcext:value-type="float">
            <text:p>0.006209336</text:p>
          </table:table-cell>
          <table:table-cell office:value-type="float" office:value="0" calcext:value-type="float">
            <text:p>0</text:p>
          </table:table-cell>
          <table:table-cell office:value-type="float" office:value="5.964141" calcext:value-type="float">
            <text:p>5.964141</text:p>
          </table:table-cell>
          <table:table-cell office:value-type="float" office:value="18.54695" calcext:value-type="float">
            <text:p>18.54695</text:p>
          </table:table-cell>
          <table:table-cell office:value-type="float" office:value="23.63198" calcext:value-type="float">
            <text:p>23.63198</text:p>
          </table:table-cell>
          <table:table-cell office:value-type="float" office:value="23.55498" calcext:value-type="float">
            <text:p>23.55498</text:p>
          </table:table-cell>
          <table:table-cell office:value-type="float" office:value="23.30079" calcext:value-type="float">
            <text:p>23.30079</text:p>
          </table:table-cell>
          <table:table-cell office:value-type="float" office:value="2.037103" calcext:value-type="float">
            <text:p>2.037103</text:p>
          </table:table-cell>
          <table:table-cell office:value-type="float" office:value="0.7396685" calcext:value-type="float">
            <text:p>0.7396685</text:p>
          </table:table-cell>
          <table:table-cell office:value-type="float" office:value="0.8356212" calcext:value-type="float">
            <text:p>0.8356212</text:p>
          </table:table-cell>
          <table:table-cell office:value-type="float" office:value="0.7808955" calcext:value-type="float">
            <text:p>0.7808955</text:p>
          </table:table-cell>
          <table:table-cell office:value-type="float" office:value="0.2269828" calcext:value-type="float">
            <text:p>0.2269828</text:p>
          </table:table-cell>
          <table:table-cell office:value-type="float" office:value="0.08594447" calcext:value-type="float">
            <text:p>0.08594447</text:p>
          </table:table-cell>
          <table:table-cell office:value-type="float" office:value="0.1198974" calcext:value-type="float">
            <text:p>0.1198974</text:p>
          </table:table-cell>
          <table:table-cell office:value-type="float" office:value="0.3058419" calcext:value-type="float">
            <text:p>0.3058419</text:p>
          </table:table-cell>
          <table:table-cell office:value-type="float" office:value="0.3498455" calcext:value-type="float">
            <text:p>0.3498455</text:p>
          </table:table-cell>
          <table:table-cell office:value-type="float" office:value="0" calcext:value-type="float">
            <text:p>0</text:p>
          </table:table-cell>
          <table:table-cell office:value-type="float" office:value="93.47429" calcext:value-type="float">
            <text:p>93.4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2981" calcext:value-type="float">
            <text:p>24.42981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4.16653" calcext:value-type="float">
            <text:p>14.16653</text:p>
          </table:table-cell>
          <table:table-cell office:value-type="float" office:value="1095.532" calcext:value-type="float">
            <text:p>1095.53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9904" calcext:value-type="float">
            <text:p>-36.69904</text:p>
          </table:table-cell>
          <table:table-cell office:value-type="float" office:value="0.08424985" calcext:value-type="float">
            <text:p>0.08424985</text:p>
          </table:table-cell>
          <table:table-cell office:value-type="float" office:value="5.599411" calcext:value-type="float">
            <text:p>5.59941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1754" calcext:value-type="float">
            <text:p>0.9701754</text:p>
          </table:table-cell>
          <table:table-cell office:value-type="float" office:value="-0.2723975" calcext:value-type="float">
            <text:p>-0.2723975</text:p>
          </table:table-cell>
          <table:table-cell office:value-type="float" office:value="-0.02559503" calcext:value-type="float">
            <text:p>-0.02559503</text:p>
          </table:table-cell>
          <table:table-cell office:value-type="float" office:value="0.00002705773" calcext:value-type="float">
            <text:p>2.705773E-05</text:p>
          </table:table-cell>
          <table:table-cell office:value-type="float" office:value="13.79244" calcext:value-type="float">
            <text:p>13.79244</text:p>
          </table:table-cell>
          <table:table-cell office:value-type="float" office:value="0.4108902" calcext:value-type="float">
            <text:p>0.4108902</text:p>
          </table:table-cell>
          <table:table-cell office:value-type="float" office:value="0.06591734" calcext:value-type="float">
            <text:p>0.06591734</text:p>
          </table:table-cell>
          <table:table-cell office:value-type="float" office:value="0.05512578" calcext:value-type="float">
            <text:p>0.05512578</text:p>
          </table:table-cell>
          <table:table-cell office:value-type="float" office:value="0.02889103" calcext:value-type="float">
            <text:p>0.02889103</text:p>
          </table:table-cell>
          <table:table-cell office:value-type="float" office:value="0.02582183" calcext:value-type="float">
            <text:p>0.02582183</text:p>
          </table:table-cell>
          <table:table-cell office:value-type="float" office:value="0.01288914" calcext:value-type="float">
            <text:p>0.01288914</text:p>
          </table:table-cell>
          <table:table-cell office:value-type="float" office:value="0.01213934" calcext:value-type="float">
            <text:p>0.01213934</text:p>
          </table:table-cell>
          <table:table-cell office:value-type="float" office:value="0.02783515" calcext:value-type="float">
            <text:p>0.02783515</text:p>
          </table:table-cell>
          <table:table-cell office:value-type="float" office:value="0.02259344" calcext:value-type="float">
            <text:p>0.02259344</text:p>
          </table:table-cell>
          <table:table-cell office:value-type="float" office:value="0.02077336" calcext:value-type="float">
            <text:p>0.02077336</text:p>
          </table:table-cell>
          <table:table-cell office:value-type="float" office:value="0.01851728" calcext:value-type="float">
            <text:p>0.01851728</text:p>
          </table:table-cell>
          <table:table-cell office:value-type="float" office:value="0.03613414" calcext:value-type="float">
            <text:p>0.03613414</text:p>
          </table:table-cell>
          <table:table-cell office:value-type="float" office:value="0.005495334" calcext:value-type="float">
            <text:p>0.005495334</text:p>
          </table:table-cell>
          <table:table-cell office:value-type="float" office:value="0.006182367" calcext:value-type="float">
            <text:p>0.006182367</text:p>
          </table:table-cell>
          <table:table-cell office:value-type="float" office:value="0" calcext:value-type="float">
            <text:p>0</text:p>
          </table:table-cell>
          <table:table-cell office:value-type="float" office:value="7.194592" calcext:value-type="float">
            <text:p>7.194592</text:p>
          </table:table-cell>
          <table:table-cell office:value-type="float" office:value="17.86086" calcext:value-type="float">
            <text:p>17.86086</text:p>
          </table:table-cell>
          <table:table-cell office:value-type="float" office:value="22.64606" calcext:value-type="float">
            <text:p>22.64606</text:p>
          </table:table-cell>
          <table:table-cell office:value-type="float" office:value="24.27218" calcext:value-type="float">
            <text:p>24.27218</text:p>
          </table:table-cell>
          <table:table-cell office:value-type="float" office:value="25.02596" calcext:value-type="float">
            <text:p>25.02596</text:p>
          </table:table-cell>
          <table:table-cell office:value-type="float" office:value="2.129116" calcext:value-type="float">
            <text:p>2.129116</text:p>
          </table:table-cell>
          <table:table-cell office:value-type="float" office:value="0.733363" calcext:value-type="float">
            <text:p>0.733363</text:p>
          </table:table-cell>
          <table:table-cell office:value-type="float" office:value="0.8551531" calcext:value-type="float">
            <text:p>0.8551531</text:p>
          </table:table-cell>
          <table:table-cell office:value-type="float" office:value="0.790063" calcext:value-type="float">
            <text:p>0.790063</text:p>
          </table:table-cell>
          <table:table-cell office:value-type="float" office:value="0.2314622" calcext:value-type="float">
            <text:p>0.2314622</text:p>
          </table:table-cell>
          <table:table-cell office:value-type="float" office:value="0.08762886" calcext:value-type="float">
            <text:p>0.08762886</text:p>
          </table:table-cell>
          <table:table-cell office:value-type="float" office:value="0.1227178" calcext:value-type="float">
            <text:p>0.1227178</text:p>
          </table:table-cell>
          <table:table-cell office:value-type="float" office:value="0.3119546" calcext:value-type="float">
            <text:p>0.3119546</text:p>
          </table:table-cell>
          <table:table-cell office:value-type="float" office:value="0.3438669" calcext:value-type="float">
            <text:p>0.3438669</text:p>
          </table:table-cell>
          <table:table-cell office:value-type="float" office:value="0" calcext:value-type="float">
            <text:p>0</text:p>
          </table:table-cell>
          <table:table-cell office:value-type="float" office:value="93.93792" calcext:value-type="float">
            <text:p>93.9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7977" calcext:value-type="float">
            <text:p>24.47977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4.16312" calcext:value-type="float">
            <text:p>14.16312</text:p>
          </table:table-cell>
          <table:table-cell office:value-type="float" office:value="1095.508" calcext:value-type="float">
            <text:p>1095.508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7054" calcext:value-type="float">
            <text:p>-36.67054</text:p>
          </table:table-cell>
          <table:table-cell office:value-type="float" office:value="0.08351614" calcext:value-type="float">
            <text:p>0.08351614</text:p>
          </table:table-cell>
          <table:table-cell office:value-type="float" office:value="5.652112" calcext:value-type="float">
            <text:p>5.65211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441" calcext:value-type="float">
            <text:p>0.9693441</text:p>
          </table:table-cell>
          <table:table-cell office:value-type="float" office:value="-0.27242" calcext:value-type="float">
            <text:p>-0.27242</text:p>
          </table:table-cell>
          <table:table-cell office:value-type="float" office:value="-0.02557689" calcext:value-type="float">
            <text:p>-0.02557689</text:p>
          </table:table-cell>
          <table:table-cell office:value-type="float" office:value="0.00002730777" calcext:value-type="float">
            <text:p>2.730777E-05</text:p>
          </table:table-cell>
          <table:table-cell office:value-type="float" office:value="13.79464" calcext:value-type="float">
            <text:p>13.79464</text:p>
          </table:table-cell>
          <table:table-cell office:value-type="float" office:value="0.3261701" calcext:value-type="float">
            <text:p>0.3261701</text:p>
          </table:table-cell>
          <table:table-cell office:value-type="float" office:value="0.06292658" calcext:value-type="float">
            <text:p>0.06292658</text:p>
          </table:table-cell>
          <table:table-cell office:value-type="float" office:value="0.05471026" calcext:value-type="float">
            <text:p>0.05471026</text:p>
          </table:table-cell>
          <table:table-cell office:value-type="float" office:value="0.02901761" calcext:value-type="float">
            <text:p>0.02901761</text:p>
          </table:table-cell>
          <table:table-cell office:value-type="float" office:value="0.02599612" calcext:value-type="float">
            <text:p>0.02599612</text:p>
          </table:table-cell>
          <table:table-cell office:value-type="float" office:value="0.01287828" calcext:value-type="float">
            <text:p>0.01287828</text:p>
          </table:table-cell>
          <table:table-cell office:value-type="float" office:value="0.01204597" calcext:value-type="float">
            <text:p>0.01204597</text:p>
          </table:table-cell>
          <table:table-cell office:value-type="float" office:value="0.02784502" calcext:value-type="float">
            <text:p>0.02784502</text:p>
          </table:table-cell>
          <table:table-cell office:value-type="float" office:value="0.0225971" calcext:value-type="float">
            <text:p>0.0225971</text:p>
          </table:table-cell>
          <table:table-cell office:value-type="float" office:value="0.02078645" calcext:value-type="float">
            <text:p>0.02078645</text:p>
          </table:table-cell>
          <table:table-cell office:value-type="float" office:value="0.01852288" calcext:value-type="float">
            <text:p>0.01852288</text:p>
          </table:table-cell>
          <table:table-cell office:value-type="float" office:value="0.03610265" calcext:value-type="float">
            <text:p>0.03610265</text:p>
          </table:table-cell>
          <table:table-cell office:value-type="float" office:value="0.005485171" calcext:value-type="float">
            <text:p>0.005485171</text:p>
          </table:table-cell>
          <table:table-cell office:value-type="float" office:value="0.006183113" calcext:value-type="float">
            <text:p>0.006183113</text:p>
          </table:table-cell>
          <table:table-cell office:value-type="float" office:value="0" calcext:value-type="float">
            <text:p>0</text:p>
          </table:table-cell>
          <table:table-cell office:value-type="float" office:value="7.707583" calcext:value-type="float">
            <text:p>7.707583</text:p>
          </table:table-cell>
          <table:table-cell office:value-type="float" office:value="18.32267" calcext:value-type="float">
            <text:p>18.32267</text:p>
          </table:table-cell>
          <table:table-cell office:value-type="float" office:value="22.70641" calcext:value-type="float">
            <text:p>22.70641</text:p>
          </table:table-cell>
          <table:table-cell office:value-type="float" office:value="24.23779" calcext:value-type="float">
            <text:p>24.23779</text:p>
          </table:table-cell>
          <table:table-cell office:value-type="float" office:value="25.00972" calcext:value-type="float">
            <text:p>25.00972</text:p>
          </table:table-cell>
          <table:table-cell office:value-type="float" office:value="2.217443" calcext:value-type="float">
            <text:p>2.217443</text:p>
          </table:table-cell>
          <table:table-cell office:value-type="float" office:value="0.7385612" calcext:value-type="float">
            <text:p>0.7385612</text:p>
          </table:table-cell>
          <table:table-cell office:value-type="float" office:value="0.8707457" calcext:value-type="float">
            <text:p>0.8707457</text:p>
          </table:table-cell>
          <table:table-cell office:value-type="float" office:value="0.7992061" calcext:value-type="float">
            <text:p>0.7992061</text:p>
          </table:table-cell>
          <table:table-cell office:value-type="float" office:value="0.2358994" calcext:value-type="float">
            <text:p>0.2358994</text:p>
          </table:table-cell>
          <table:table-cell office:value-type="float" office:value="0.08931326" calcext:value-type="float">
            <text:p>0.08931326</text:p>
          </table:table-cell>
          <table:table-cell office:value-type="float" office:value="0.1256953" calcext:value-type="float">
            <text:p>0.1256953</text:p>
          </table:table-cell>
          <table:table-cell office:value-type="float" office:value="0.3101202" calcext:value-type="float">
            <text:p>0.3101202</text:p>
          </table:table-cell>
          <table:table-cell office:value-type="float" office:value="0.3466121" calcext:value-type="float">
            <text:p>0.3466121</text:p>
          </table:table-cell>
          <table:table-cell office:value-type="float" office:value="0" calcext:value-type="float">
            <text:p>0</text:p>
          </table:table-cell>
          <table:table-cell office:value-type="float" office:value="99.35654" calcext:value-type="float">
            <text:p>99.35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3169" calcext:value-type="float">
            <text:p>24.53169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4.15427" calcext:value-type="float">
            <text:p>14.15427</text:p>
          </table:table-cell>
          <table:table-cell office:value-type="float" office:value="1095.482" calcext:value-type="float">
            <text:p>1095.48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4448" calcext:value-type="float">
            <text:p>-36.64448</text:p>
          </table:table-cell>
          <table:table-cell office:value-type="float" office:value="0.08487247" calcext:value-type="float">
            <text:p>0.08487247</text:p>
          </table:table-cell>
          <table:table-cell office:value-type="float" office:value="5.70762" calcext:value-type="float">
            <text:p>5.7076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438" calcext:value-type="float">
            <text:p>0.9685438</text:p>
          </table:table-cell>
          <table:table-cell office:value-type="float" office:value="-0.2724384" calcext:value-type="float">
            <text:p>-0.2724384</text:p>
          </table:table-cell>
          <table:table-cell office:value-type="float" office:value="-0.02555337" calcext:value-type="float">
            <text:p>-0.02555337</text:p>
          </table:table-cell>
          <table:table-cell office:value-type="float" office:value="0.00002730789" calcext:value-type="float">
            <text:p>2.730789E-05</text:p>
          </table:table-cell>
          <table:table-cell office:value-type="float" office:value="13.79198" calcext:value-type="float">
            <text:p>13.79198</text:p>
          </table:table-cell>
          <table:table-cell office:value-type="float" office:value="0.466446" calcext:value-type="float">
            <text:p>0.466446</text:p>
          </table:table-cell>
          <table:table-cell office:value-type="float" office:value="0.06211253" calcext:value-type="float">
            <text:p>0.06211253</text:p>
          </table:table-cell>
          <table:table-cell office:value-type="float" office:value="0.05446306" calcext:value-type="float">
            <text:p>0.05446306</text:p>
          </table:table-cell>
          <table:table-cell office:value-type="float" office:value="0.02896166" calcext:value-type="float">
            <text:p>0.02896166</text:p>
          </table:table-cell>
          <table:table-cell office:value-type="float" office:value="0.02591133" calcext:value-type="float">
            <text:p>0.02591133</text:p>
          </table:table-cell>
          <table:table-cell office:value-type="float" office:value="0.01282304" calcext:value-type="float">
            <text:p>0.01282304</text:p>
          </table:table-cell>
          <table:table-cell office:value-type="float" office:value="0.01189744" calcext:value-type="float">
            <text:p>0.01189744</text:p>
          </table:table-cell>
          <table:table-cell office:value-type="float" office:value="0.02783007" calcext:value-type="float">
            <text:p>0.02783007</text:p>
          </table:table-cell>
          <table:table-cell office:value-type="float" office:value="0.02260188" calcext:value-type="float">
            <text:p>0.02260188</text:p>
          </table:table-cell>
          <table:table-cell office:value-type="float" office:value="0.02080011" calcext:value-type="float">
            <text:p>0.02080011</text:p>
          </table:table-cell>
          <table:table-cell office:value-type="float" office:value="0.01852897" calcext:value-type="float">
            <text:p>0.01852897</text:p>
          </table:table-cell>
          <table:table-cell office:value-type="float" office:value="0.03606607" calcext:value-type="float">
            <text:p>0.03606607</text:p>
          </table:table-cell>
          <table:table-cell office:value-type="float" office:value="0.00547562" calcext:value-type="float">
            <text:p>0.00547562</text:p>
          </table:table-cell>
          <table:table-cell office:value-type="float" office:value="0.00618326" calcext:value-type="float">
            <text:p>0.00618326</text:p>
          </table:table-cell>
          <table:table-cell office:value-type="float" office:value="0" calcext:value-type="float">
            <text:p>0</text:p>
          </table:table-cell>
          <table:table-cell office:value-type="float" office:value="7.712825" calcext:value-type="float">
            <text:p>7.712825</text:p>
          </table:table-cell>
          <table:table-cell office:value-type="float" office:value="19.08186" calcext:value-type="float">
            <text:p>19.08186</text:p>
          </table:table-cell>
          <table:table-cell office:value-type="float" office:value="22.88696" calcext:value-type="float">
            <text:p>22.88696</text:p>
          </table:table-cell>
          <table:table-cell office:value-type="float" office:value="24.10327" calcext:value-type="float">
            <text:p>24.10327</text:p>
          </table:table-cell>
          <table:table-cell office:value-type="float" office:value="24.80042" calcext:value-type="float">
            <text:p>24.80042</text:p>
          </table:table-cell>
          <table:table-cell office:value-type="float" office:value="2.309871" calcext:value-type="float">
            <text:p>2.309871</text:p>
          </table:table-cell>
          <table:table-cell office:value-type="float" office:value="0.7499115" calcext:value-type="float">
            <text:p>0.7499115</text:p>
          </table:table-cell>
          <table:table-cell office:value-type="float" office:value="0.884666" calcext:value-type="float">
            <text:p>0.884666</text:p>
          </table:table-cell>
          <table:table-cell office:value-type="float" office:value="0.8082138" calcext:value-type="float">
            <text:p>0.8082138</text:p>
          </table:table-cell>
          <table:table-cell office:value-type="float" office:value="0.2402933" calcext:value-type="float">
            <text:p>0.2402933</text:p>
          </table:table-cell>
          <table:table-cell office:value-type="float" office:value="0.09099521" calcext:value-type="float">
            <text:p>0.09099521</text:p>
          </table:table-cell>
          <table:table-cell office:value-type="float" office:value="0.1285434" calcext:value-type="float">
            <text:p>0.1285434</text:p>
          </table:table-cell>
          <table:table-cell office:value-type="float" office:value="0.3085392" calcext:value-type="float">
            <text:p>0.3085392</text:p>
          </table:table-cell>
          <table:table-cell office:value-type="float" office:value="0.3491718" calcext:value-type="float">
            <text:p>0.3491718</text:p>
          </table:table-cell>
          <table:table-cell office:value-type="float" office:value="0" calcext:value-type="float">
            <text:p>0</text:p>
          </table:table-cell>
          <table:table-cell office:value-type="float" office:value="93.86124" calcext:value-type="float">
            <text:p>93.8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8871" calcext:value-type="float">
            <text:p>24.58871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4.14274" calcext:value-type="float">
            <text:p>14.14274</text:p>
          </table:table-cell>
          <table:table-cell office:value-type="float" office:value="1095.457" calcext:value-type="float">
            <text:p>1095.457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2442" calcext:value-type="float">
            <text:p>-36.62442</text:p>
          </table:table-cell>
          <table:table-cell office:value-type="float" office:value="0.08782876" calcext:value-type="float">
            <text:p>0.08782876</text:p>
          </table:table-cell>
          <table:table-cell office:value-type="float" office:value="5.75619" calcext:value-type="float">
            <text:p>5.7561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4529" calcext:value-type="float">
            <text:p>-0.2724529</text:p>
          </table:table-cell>
          <table:table-cell office:value-type="float" office:value="-0.02553011" calcext:value-type="float">
            <text:p>-0.02553011</text:p>
          </table:table-cell>
          <table:table-cell office:value-type="float" office:value="0.00002730806" calcext:value-type="float">
            <text:p>2.730806E-05</text:p>
          </table:table-cell>
          <table:table-cell office:value-type="float" office:value="13.78344" calcext:value-type="float">
            <text:p>13.78344</text:p>
          </table:table-cell>
          <table:table-cell office:value-type="float" office:value="0.7547046" calcext:value-type="float">
            <text:p>0.7547046</text:p>
          </table:table-cell>
          <table:table-cell office:value-type="float" office:value="0.06192131" calcext:value-type="float">
            <text:p>0.06192131</text:p>
          </table:table-cell>
          <table:table-cell office:value-type="float" office:value="0.05424973" calcext:value-type="float">
            <text:p>0.05424973</text:p>
          </table:table-cell>
          <table:table-cell office:value-type="float" office:value="0.02889889" calcext:value-type="float">
            <text:p>0.02889889</text:p>
          </table:table-cell>
          <table:table-cell office:value-type="float" office:value="0.02580828" calcext:value-type="float">
            <text:p>0.02580828</text:p>
          </table:table-cell>
          <table:table-cell office:value-type="float" office:value="0.01284578" calcext:value-type="float">
            <text:p>0.01284578</text:p>
          </table:table-cell>
          <table:table-cell office:value-type="float" office:value="0.01183728" calcext:value-type="float">
            <text:p>0.01183728</text:p>
          </table:table-cell>
          <table:table-cell office:value-type="float" office:value="0.02781369" calcext:value-type="float">
            <text:p>0.02781369</text:p>
          </table:table-cell>
          <table:table-cell office:value-type="float" office:value="0.02260539" calcext:value-type="float">
            <text:p>0.02260539</text:p>
          </table:table-cell>
          <table:table-cell office:value-type="float" office:value="0.02081405" calcext:value-type="float">
            <text:p>0.02081405</text:p>
          </table:table-cell>
          <table:table-cell office:value-type="float" office:value="0.01853464" calcext:value-type="float">
            <text:p>0.01853464</text:p>
          </table:table-cell>
          <table:table-cell office:value-type="float" office:value="0.03602366" calcext:value-type="float">
            <text:p>0.03602366</text:p>
          </table:table-cell>
          <table:table-cell office:value-type="float" office:value="0.005468553" calcext:value-type="float">
            <text:p>0.005468553</text:p>
          </table:table-cell>
          <table:table-cell office:value-type="float" office:value="0.006180939" calcext:value-type="float">
            <text:p>0.006180939</text:p>
          </table:table-cell>
          <table:table-cell office:value-type="float" office:value="0" calcext:value-type="float">
            <text:p>0</text:p>
          </table:table-cell>
          <table:table-cell office:value-type="float" office:value="7.503777" calcext:value-type="float">
            <text:p>7.503777</text:p>
          </table:table-cell>
          <table:table-cell office:value-type="float" office:value="19.76864" calcext:value-type="float">
            <text:p>19.76864</text:p>
          </table:table-cell>
          <table:table-cell office:value-type="float" office:value="23.04754" calcext:value-type="float">
            <text:p>23.04754</text:p>
          </table:table-cell>
          <table:table-cell office:value-type="float" office:value="23.97195" calcext:value-type="float">
            <text:p>23.97195</text:p>
          </table:table-cell>
          <table:table-cell office:value-type="float" office:value="24.56565" calcext:value-type="float">
            <text:p>24.56565</text:p>
          </table:table-cell>
          <table:table-cell office:value-type="float" office:value="2.408363" calcext:value-type="float">
            <text:p>2.408363</text:p>
          </table:table-cell>
          <table:table-cell office:value-type="float" office:value="0.7631866" calcext:value-type="float">
            <text:p>0.7631866</text:p>
          </table:table-cell>
          <table:table-cell office:value-type="float" office:value="0.8977188" calcext:value-type="float">
            <text:p>0.8977188</text:p>
          </table:table-cell>
          <table:table-cell office:value-type="float" office:value="0.8171048" calcext:value-type="float">
            <text:p>0.8171048</text:p>
          </table:table-cell>
          <table:table-cell office:value-type="float" office:value="0.2446469" calcext:value-type="float">
            <text:p>0.2446469</text:p>
          </table:table-cell>
          <table:table-cell office:value-type="float" office:value="0.09267049" calcext:value-type="float">
            <text:p>0.09267049</text:p>
          </table:table-cell>
          <table:table-cell office:value-type="float" office:value="0.1313085" calcext:value-type="float">
            <text:p>0.1313085</text:p>
          </table:table-cell>
          <table:table-cell office:value-type="float" office:value="0.3078369" calcext:value-type="float">
            <text:p>0.3078369</text:p>
          </table:table-cell>
          <table:table-cell office:value-type="float" office:value="0.3495341" calcext:value-type="float">
            <text:p>0.3495341</text:p>
          </table:table-cell>
          <table:table-cell office:value-type="float" office:value="0" calcext:value-type="float">
            <text:p>0</text:p>
          </table:table-cell>
          <table:table-cell office:value-type="float" office:value="95.27048" calcext:value-type="float">
            <text:p>95.2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4047" calcext:value-type="float">
            <text:p>24.64047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4.13176" calcext:value-type="float">
            <text:p>14.13176</text:p>
          </table:table-cell>
          <table:table-cell office:value-type="float" office:value="1095.431" calcext:value-type="float">
            <text:p>1095.431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60025" calcext:value-type="float">
            <text:p>-36.60025</text:p>
          </table:table-cell>
          <table:table-cell office:value-type="float" office:value="0.090825" calcext:value-type="float">
            <text:p>0.090825</text:p>
          </table:table-cell>
          <table:table-cell office:value-type="float" office:value="5.809277" calcext:value-type="float">
            <text:p>5.80927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4703" calcext:value-type="float">
            <text:p>-0.2724703</text:p>
          </table:table-cell>
          <table:table-cell office:value-type="float" office:value="-0.02550814" calcext:value-type="float">
            <text:p>-0.02550814</text:p>
          </table:table-cell>
          <table:table-cell office:value-type="float" office:value="0.00002730815" calcext:value-type="float">
            <text:p>2.730815E-05</text:p>
          </table:table-cell>
          <table:table-cell office:value-type="float" office:value="13.77485" calcext:value-type="float">
            <text:p>13.77485</text:p>
          </table:table-cell>
          <table:table-cell office:value-type="float" office:value="1.047113" calcext:value-type="float">
            <text:p>1.047113</text:p>
          </table:table-cell>
          <table:table-cell office:value-type="float" office:value="0.061476" calcext:value-type="float">
            <text:p>0.061476</text:p>
          </table:table-cell>
          <table:table-cell office:value-type="float" office:value="0.05377325" calcext:value-type="float">
            <text:p>0.05377325</text:p>
          </table:table-cell>
          <table:table-cell office:value-type="float" office:value="0.02878765" calcext:value-type="float">
            <text:p>0.02878765</text:p>
          </table:table-cell>
          <table:table-cell office:value-type="float" office:value="0.0256439" calcext:value-type="float">
            <text:p>0.0256439</text:p>
          </table:table-cell>
          <table:table-cell office:value-type="float" office:value="0.01280965" calcext:value-type="float">
            <text:p>0.01280965</text:p>
          </table:table-cell>
          <table:table-cell office:value-type="float" office:value="0.01174511" calcext:value-type="float">
            <text:p>0.01174511</text:p>
          </table:table-cell>
          <table:table-cell office:value-type="float" office:value="0.02779159" calcext:value-type="float">
            <text:p>0.02779159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2082801" calcext:value-type="float">
            <text:p>0.02082801</text:p>
          </table:table-cell>
          <table:table-cell office:value-type="float" office:value="0.01853999" calcext:value-type="float">
            <text:p>0.01853999</text:p>
          </table:table-cell>
          <table:table-cell office:value-type="float" office:value="0.03597623" calcext:value-type="float">
            <text:p>0.03597623</text:p>
          </table:table-cell>
          <table:table-cell office:value-type="float" office:value="0.005462694" calcext:value-type="float">
            <text:p>0.005462694</text:p>
          </table:table-cell>
          <table:table-cell office:value-type="float" office:value="0.006177449" calcext:value-type="float">
            <text:p>0.006177449</text:p>
          </table:table-cell>
          <table:table-cell office:value-type="float" office:value="0" calcext:value-type="float">
            <text:p>0</text:p>
          </table:table-cell>
          <table:table-cell office:value-type="float" office:value="7.423522" calcext:value-type="float">
            <text:p>7.423522</text:p>
          </table:table-cell>
          <table:table-cell office:value-type="float" office:value="20.4508" calcext:value-type="float">
            <text:p>20.4508</text:p>
          </table:table-cell>
          <table:table-cell office:value-type="float" office:value="23.24885" calcext:value-type="float">
            <text:p>23.24885</text:p>
          </table:table-cell>
          <table:table-cell office:value-type="float" office:value="23.86681" calcext:value-type="float">
            <text:p>23.86681</text:p>
          </table:table-cell>
          <table:table-cell office:value-type="float" office:value="24.35518" calcext:value-type="float">
            <text:p>24.35518</text:p>
          </table:table-cell>
          <table:table-cell office:value-type="float" office:value="2.503672" calcext:value-type="float">
            <text:p>2.503672</text:p>
          </table:table-cell>
          <table:table-cell office:value-type="float" office:value="0.778181" calcext:value-type="float">
            <text:p>0.778181</text:p>
          </table:table-cell>
          <table:table-cell office:value-type="float" office:value="0.9101965" calcext:value-type="float">
            <text:p>0.9101965</text:p>
          </table:table-cell>
          <table:table-cell office:value-type="float" office:value="0.8258269" calcext:value-type="float">
            <text:p>0.8258269</text:p>
          </table:table-cell>
          <table:table-cell office:value-type="float" office:value="0.2489632" calcext:value-type="float">
            <text:p>0.2489632</text:p>
          </table:table-cell>
          <table:table-cell office:value-type="float" office:value="0.09433732" calcext:value-type="float">
            <text:p>0.09433732</text:p>
          </table:table-cell>
          <table:table-cell office:value-type="float" office:value="0.1340357" calcext:value-type="float">
            <text:p>0.1340357</text:p>
          </table:table-cell>
          <table:table-cell office:value-type="float" office:value="0.3075168" calcext:value-type="float">
            <text:p>0.3075168</text:p>
          </table:table-cell>
          <table:table-cell office:value-type="float" office:value="0.3495392" calcext:value-type="float">
            <text:p>0.3495392</text:p>
          </table:table-cell>
          <table:table-cell office:value-type="float" office:value="0" calcext:value-type="float">
            <text:p>0</text:p>
          </table:table-cell>
          <table:table-cell office:value-type="float" office:value="95.96035" calcext:value-type="float">
            <text:p>95.96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9664" calcext:value-type="float">
            <text:p>24.69664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4.11851" calcext:value-type="float">
            <text:p>14.11851</text:p>
          </table:table-cell>
          <table:table-cell office:value-type="float" office:value="1095.405" calcext:value-type="float">
            <text:p>1095.405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8229" calcext:value-type="float">
            <text:p>-36.58229</text:p>
          </table:table-cell>
          <table:table-cell office:value-type="float" office:value="0.09290308" calcext:value-type="float">
            <text:p>0.09290308</text:p>
          </table:table-cell>
          <table:table-cell office:value-type="float" office:value="5.858582" calcext:value-type="float">
            <text:p>5.85858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4837" calcext:value-type="float">
            <text:p>-0.2724837</text:p>
          </table:table-cell>
          <table:table-cell office:value-type="float" office:value="-0.02548529" calcext:value-type="float">
            <text:p>-0.02548529</text:p>
          </table:table-cell>
          <table:table-cell office:value-type="float" office:value="0.00002730829" calcext:value-type="float">
            <text:p>2.730829E-05</text:p>
          </table:table-cell>
          <table:table-cell office:value-type="float" office:value="13.76779" calcext:value-type="float">
            <text:p>13.76779</text:p>
          </table:table-cell>
          <table:table-cell office:value-type="float" office:value="1.240678" calcext:value-type="float">
            <text:p>1.240678</text:p>
          </table:table-cell>
          <table:table-cell office:value-type="float" office:value="0.06188789" calcext:value-type="float">
            <text:p>0.06188789</text:p>
          </table:table-cell>
          <table:table-cell office:value-type="float" office:value="0.05367328" calcext:value-type="float">
            <text:p>0.05367328</text:p>
          </table:table-cell>
          <table:table-cell office:value-type="float" office:value="0.02867228" calcext:value-type="float">
            <text:p>0.02867228</text:p>
          </table:table-cell>
          <table:table-cell office:value-type="float" office:value="0.02547904" calcext:value-type="float">
            <text:p>0.02547904</text:p>
          </table:table-cell>
          <table:table-cell office:value-type="float" office:value="0.01281608" calcext:value-type="float">
            <text:p>0.01281608</text:p>
          </table:table-cell>
          <table:table-cell office:value-type="float" office:value="0.01166978" calcext:value-type="float">
            <text:p>0.01166978</text:p>
          </table:table-cell>
          <table:table-cell office:value-type="float" office:value="0.02775943" calcext:value-type="float">
            <text:p>0.02775943</text:p>
          </table:table-cell>
          <table:table-cell office:value-type="float" office:value="0.02261326" calcext:value-type="float">
            <text:p>0.02261326</text:p>
          </table:table-cell>
          <table:table-cell office:value-type="float" office:value="0.02084187" calcext:value-type="float">
            <text:p>0.02084187</text:p>
          </table:table-cell>
          <table:table-cell office:value-type="float" office:value="0.01854512" calcext:value-type="float">
            <text:p>0.01854512</text:p>
          </table:table-cell>
          <table:table-cell office:value-type="float" office:value="0.03592433" calcext:value-type="float">
            <text:p>0.03592433</text:p>
          </table:table-cell>
          <table:table-cell office:value-type="float" office:value="0.00545687" calcext:value-type="float">
            <text:p>0.00545687</text:p>
          </table:table-cell>
          <table:table-cell office:value-type="float" office:value="0.006173973" calcext:value-type="float">
            <text:p>0.006173973</text:p>
          </table:table-cell>
          <table:table-cell office:value-type="float" office:value="0" calcext:value-type="float">
            <text:p>0</text:p>
          </table:table-cell>
          <table:table-cell office:value-type="float" office:value="7.429646" calcext:value-type="float">
            <text:p>7.429646</text:p>
          </table:table-cell>
          <table:table-cell office:value-type="float" office:value="21.02059" calcext:value-type="float">
            <text:p>21.02059</text:p>
          </table:table-cell>
          <table:table-cell office:value-type="float" office:value="23.4355" calcext:value-type="float">
            <text:p>23.4355</text:p>
          </table:table-cell>
          <table:table-cell office:value-type="float" office:value="23.77198" calcext:value-type="float">
            <text:p>23.77198</text:p>
          </table:table-cell>
          <table:table-cell office:value-type="float" office:value="24.11144" calcext:value-type="float">
            <text:p>24.11144</text:p>
          </table:table-cell>
          <table:table-cell office:value-type="float" office:value="2.607863" calcext:value-type="float">
            <text:p>2.607863</text:p>
          </table:table-cell>
          <table:table-cell office:value-type="float" office:value="0.7935182" calcext:value-type="float">
            <text:p>0.7935182</text:p>
          </table:table-cell>
          <table:table-cell office:value-type="float" office:value="0.9225134" calcext:value-type="float">
            <text:p>0.9225134</text:p>
          </table:table-cell>
          <table:table-cell office:value-type="float" office:value="0.8344031" calcext:value-type="float">
            <text:p>0.8344031</text:p>
          </table:table-cell>
          <table:table-cell office:value-type="float" office:value="0.2532452" calcext:value-type="float">
            <text:p>0.2532452</text:p>
          </table:table-cell>
          <table:table-cell office:value-type="float" office:value="0.09599529" calcext:value-type="float">
            <text:p>0.09599529</text:p>
          </table:table-cell>
          <table:table-cell office:value-type="float" office:value="0.1367441" calcext:value-type="float">
            <text:p>0.1367441</text:p>
          </table:table-cell>
          <table:table-cell office:value-type="float" office:value="0.3072101" calcext:value-type="float">
            <text:p>0.3072101</text:p>
          </table:table-cell>
          <table:table-cell office:value-type="float" office:value="0.3495442" calcext:value-type="float">
            <text:p>0.3495442</text:p>
          </table:table-cell>
          <table:table-cell office:value-type="float" office:value="0" calcext:value-type="float">
            <text:p>0</text:p>
          </table:table-cell>
          <table:table-cell office:value-type="float" office:value="100.9944" calcext:value-type="float">
            <text:p>100.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4826" calcext:value-type="float">
            <text:p>24.74826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4.10948" calcext:value-type="float">
            <text:p>14.10948</text:p>
          </table:table-cell>
          <table:table-cell office:value-type="float" office:value="1095.38" calcext:value-type="float">
            <text:p>1095.38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6468" calcext:value-type="float">
            <text:p>-36.56468</text:p>
          </table:table-cell>
          <table:table-cell office:value-type="float" office:value="0.09403419" calcext:value-type="float">
            <text:p>0.09403419</text:p>
          </table:table-cell>
          <table:table-cell office:value-type="float" office:value="5.902764" calcext:value-type="float">
            <text:p>5.90276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4934" calcext:value-type="float">
            <text:p>-0.2724934</text:p>
          </table:table-cell>
          <table:table-cell office:value-type="float" office:value="-0.02546117" calcext:value-type="float">
            <text:p>-0.02546117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6177" calcext:value-type="float">
            <text:p>13.76177</text:p>
          </table:table-cell>
          <table:table-cell office:value-type="float" office:value="1.336825" calcext:value-type="float">
            <text:p>1.336825</text:p>
          </table:table-cell>
          <table:table-cell office:value-type="float" office:value="0.06272171" calcext:value-type="float">
            <text:p>0.06272171</text:p>
          </table:table-cell>
          <table:table-cell office:value-type="float" office:value="0.0538318" calcext:value-type="float">
            <text:p>0.0538318</text:p>
          </table:table-cell>
          <table:table-cell office:value-type="float" office:value="0.02858559" calcext:value-type="float">
            <text:p>0.02858559</text:p>
          </table:table-cell>
          <table:table-cell office:value-type="float" office:value="0.02539891" calcext:value-type="float">
            <text:p>0.02539891</text:p>
          </table:table-cell>
          <table:table-cell office:value-type="float" office:value="0.01287908" calcext:value-type="float">
            <text:p>0.01287908</text:p>
          </table:table-cell>
          <table:table-cell office:value-type="float" office:value="0.01164893" calcext:value-type="float">
            <text:p>0.01164893</text:p>
          </table:table-cell>
          <table:table-cell office:value-type="float" office:value="0.02773787" calcext:value-type="float">
            <text:p>0.02773787</text:p>
          </table:table-cell>
          <table:table-cell office:value-type="float" office:value="0.02261684" calcext:value-type="float">
            <text:p>0.02261684</text:p>
          </table:table-cell>
          <table:table-cell office:value-type="float" office:value="0.02085538" calcext:value-type="float">
            <text:p>0.02085538</text:p>
          </table:table-cell>
          <table:table-cell office:value-type="float" office:value="0.01854987" calcext:value-type="float">
            <text:p>0.01854987</text:p>
          </table:table-cell>
          <table:table-cell office:value-type="float" office:value="0.03586669" calcext:value-type="float">
            <text:p>0.03586669</text:p>
          </table:table-cell>
          <table:table-cell office:value-type="float" office:value="0.005451087" calcext:value-type="float">
            <text:p>0.005451087</text:p>
          </table:table-cell>
          <table:table-cell office:value-type="float" office:value="0.006170512" calcext:value-type="float">
            <text:p>0.006170512</text:p>
          </table:table-cell>
          <table:table-cell office:value-type="float" office:value="0" calcext:value-type="float">
            <text:p>0</text:p>
          </table:table-cell>
          <table:table-cell office:value-type="float" office:value="7.534236" calcext:value-type="float">
            <text:p>7.534236</text:p>
          </table:table-cell>
          <table:table-cell office:value-type="float" office:value="21.49627" calcext:value-type="float">
            <text:p>21.49627</text:p>
          </table:table-cell>
          <table:table-cell office:value-type="float" office:value="23.57527" calcext:value-type="float">
            <text:p>23.57527</text:p>
          </table:table-cell>
          <table:table-cell office:value-type="float" office:value="23.67563" calcext:value-type="float">
            <text:p>23.67563</text:p>
          </table:table-cell>
          <table:table-cell office:value-type="float" office:value="23.88878" calcext:value-type="float">
            <text:p>23.88878</text:p>
          </table:table-cell>
          <table:table-cell office:value-type="float" office:value="2.710383" calcext:value-type="float">
            <text:p>2.710383</text:p>
          </table:table-cell>
          <table:table-cell office:value-type="float" office:value="0.8084983" calcext:value-type="float">
            <text:p>0.8084983</text:p>
          </table:table-cell>
          <table:table-cell office:value-type="float" office:value="0.934453" calcext:value-type="float">
            <text:p>0.934453</text:p>
          </table:table-cell>
          <table:table-cell office:value-type="float" office:value="0.8428202" calcext:value-type="float">
            <text:p>0.8428202</text:p>
          </table:table-cell>
          <table:table-cell office:value-type="float" office:value="0.2574936" calcext:value-type="float">
            <text:p>0.2574936</text:p>
          </table:table-cell>
          <table:table-cell office:value-type="float" office:value="0.09764445" calcext:value-type="float">
            <text:p>0.09764445</text:p>
          </table:table-cell>
          <table:table-cell office:value-type="float" office:value="0.1394343" calcext:value-type="float">
            <text:p>0.1394343</text:p>
          </table:table-cell>
          <table:table-cell office:value-type="float" office:value="0.3069163" calcext:value-type="float">
            <text:p>0.3069163</text:p>
          </table:table-cell>
          <table:table-cell office:value-type="float" office:value="0.3495492" calcext:value-type="float">
            <text:p>0.3495492</text:p>
          </table:table-cell>
          <table:table-cell office:value-type="float" office:value="0" calcext:value-type="float">
            <text:p>0</text:p>
          </table:table-cell>
          <table:table-cell office:value-type="float" office:value="105.3855" calcext:value-type="float">
            <text:p>105.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9333" calcext:value-type="float">
            <text:p>24.79333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14.10237" calcext:value-type="float">
            <text:p>14.10237</text:p>
          </table:table-cell>
          <table:table-cell office:value-type="float" office:value="1095.358" calcext:value-type="float">
            <text:p>1095.358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5006" calcext:value-type="float">
            <text:p>-36.55006</text:p>
          </table:table-cell>
          <table:table-cell office:value-type="float" office:value="0.09261865" calcext:value-type="float">
            <text:p>0.09261865</text:p>
          </table:table-cell>
          <table:table-cell office:value-type="float" office:value="5.942517" calcext:value-type="float">
            <text:p>5.94251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025" calcext:value-type="float">
            <text:p>-0.2725025</text:p>
          </table:table-cell>
          <table:table-cell office:value-type="float" office:value="-0.02543567" calcext:value-type="float">
            <text:p>-0.02543567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5707" calcext:value-type="float">
            <text:p>13.75707</text:p>
          </table:table-cell>
          <table:table-cell office:value-type="float" office:value="1.177834" calcext:value-type="float">
            <text:p>1.177834</text:p>
          </table:table-cell>
          <table:table-cell office:value-type="float" office:value="0.06352871" calcext:value-type="float">
            <text:p>0.06352871</text:p>
          </table:table-cell>
          <table:table-cell office:value-type="float" office:value="0.05434515" calcext:value-type="float">
            <text:p>0.05434515</text:p>
          </table:table-cell>
          <table:table-cell office:value-type="float" office:value="0.02884408" calcext:value-type="float">
            <text:p>0.02884408</text:p>
          </table:table-cell>
          <table:table-cell office:value-type="float" office:value="0.02564096" calcext:value-type="float">
            <text:p>0.02564096</text:p>
          </table:table-cell>
          <table:table-cell office:value-type="float" office:value="0.01300776" calcext:value-type="float">
            <text:p>0.01300776</text:p>
          </table:table-cell>
          <table:table-cell office:value-type="float" office:value="0.01167963" calcext:value-type="float">
            <text:p>0.01167963</text:p>
          </table:table-cell>
          <table:table-cell office:value-type="float" office:value="0.02773612" calcext:value-type="float">
            <text:p>0.02773612</text:p>
          </table:table-cell>
          <table:table-cell office:value-type="float" office:value="0.02262432" calcext:value-type="float">
            <text:p>0.02262432</text:p>
          </table:table-cell>
          <table:table-cell office:value-type="float" office:value="0.02086877" calcext:value-type="float">
            <text:p>0.02086877</text:p>
          </table:table-cell>
          <table:table-cell office:value-type="float" office:value="0.01855534" calcext:value-type="float">
            <text:p>0.01855534</text:p>
          </table:table-cell>
          <table:table-cell office:value-type="float" office:value="0.03580422" calcext:value-type="float">
            <text:p>0.03580422</text:p>
          </table:table-cell>
          <table:table-cell office:value-type="float" office:value="0.005445346" calcext:value-type="float">
            <text:p>0.005445346</text:p>
          </table:table-cell>
          <table:table-cell office:value-type="float" office:value="0.006167046" calcext:value-type="float">
            <text:p>0.006167046</text:p>
          </table:table-cell>
          <table:table-cell office:value-type="float" office:value="0" calcext:value-type="float">
            <text:p>0</text:p>
          </table:table-cell>
          <table:table-cell office:value-type="float" office:value="7.998237" calcext:value-type="float">
            <text:p>7.998237</text:p>
          </table:table-cell>
          <table:table-cell office:value-type="float" office:value="21.8436" calcext:value-type="float">
            <text:p>21.8436</text:p>
          </table:table-cell>
          <table:table-cell office:value-type="float" office:value="23.67515" calcext:value-type="float">
            <text:p>23.67515</text:p>
          </table:table-cell>
          <table:table-cell office:value-type="float" office:value="23.57963" calcext:value-type="float">
            <text:p>23.57963</text:p>
          </table:table-cell>
          <table:table-cell office:value-type="float" office:value="23.65975" calcext:value-type="float">
            <text:p>23.65975</text:p>
          </table:table-cell>
          <table:table-cell office:value-type="float" office:value="2.811484" calcext:value-type="float">
            <text:p>2.811484</text:p>
          </table:table-cell>
          <table:table-cell office:value-type="float" office:value="0.8225306" calcext:value-type="float">
            <text:p>0.8225306</text:p>
          </table:table-cell>
          <table:table-cell office:value-type="float" office:value="0.9457724" calcext:value-type="float">
            <text:p>0.9457724</text:p>
          </table:table-cell>
          <table:table-cell office:value-type="float" office:value="0.8510105" calcext:value-type="float">
            <text:p>0.8510105</text:p>
          </table:table-cell>
          <table:table-cell office:value-type="float" office:value="0.2617043" calcext:value-type="float">
            <text:p>0.2617043</text:p>
          </table:table-cell>
          <table:table-cell office:value-type="float" office:value="0.09928489" calcext:value-type="float">
            <text:p>0.09928489</text:p>
          </table:table-cell>
          <table:table-cell office:value-type="float" office:value="0.1421076" calcext:value-type="float">
            <text:p>0.1421076</text:p>
          </table:table-cell>
          <table:table-cell office:value-type="float" office:value="0.3066328" calcext:value-type="float">
            <text:p>0.3066328</text:p>
          </table:table-cell>
          <table:table-cell office:value-type="float" office:value="0.3495543" calcext:value-type="float">
            <text:p>0.3495543</text:p>
          </table:table-cell>
          <table:table-cell office:value-type="float" office:value="0" calcext:value-type="float">
            <text:p>0</text:p>
          </table:table-cell>
          <table:table-cell office:value-type="float" office:value="109.6763" calcext:value-type="float">
            <text:p>109.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309" calcext:value-type="float">
            <text:p>24.8309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4.09466" calcext:value-type="float">
            <text:p>14.09466</text:p>
          </table:table-cell>
          <table:table-cell office:value-type="float" office:value="1095.336" calcext:value-type="float">
            <text:p>1095.336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3555" calcext:value-type="float">
            <text:p>-36.53555</text:p>
          </table:table-cell>
          <table:table-cell office:value-type="float" office:value="0.09014673" calcext:value-type="float">
            <text:p>0.09014673</text:p>
          </table:table-cell>
          <table:table-cell office:value-type="float" office:value="5.983195" calcext:value-type="float">
            <text:p>5.98319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142" calcext:value-type="float">
            <text:p>-0.2725142</text:p>
          </table:table-cell>
          <table:table-cell office:value-type="float" office:value="-0.02540974" calcext:value-type="float">
            <text:p>-0.02540974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5142" calcext:value-type="float">
            <text:p>13.75142</text:p>
          </table:table-cell>
          <table:table-cell office:value-type="float" office:value="0.9220234" calcext:value-type="float">
            <text:p>0.9220234</text:p>
          </table:table-cell>
          <table:table-cell office:value-type="float" office:value="0.06331655" calcext:value-type="float">
            <text:p>0.06331655</text:p>
          </table:table-cell>
          <table:table-cell office:value-type="float" office:value="0.05443999" calcext:value-type="float">
            <text:p>0.05443999</text:p>
          </table:table-cell>
          <table:table-cell office:value-type="float" office:value="0.02893752" calcext:value-type="float">
            <text:p>0.02893752</text:p>
          </table:table-cell>
          <table:table-cell office:value-type="float" office:value="0.02575524" calcext:value-type="float">
            <text:p>0.02575524</text:p>
          </table:table-cell>
          <table:table-cell office:value-type="float" office:value="0.01310351" calcext:value-type="float">
            <text:p>0.01310351</text:p>
          </table:table-cell>
          <table:table-cell office:value-type="float" office:value="0.01171131" calcext:value-type="float">
            <text:p>0.01171131</text:p>
          </table:table-cell>
          <table:table-cell office:value-type="float" office:value="0.02775059" calcext:value-type="float">
            <text:p>0.02775059</text:p>
          </table:table-cell>
          <table:table-cell office:value-type="float" office:value="0.02263853" calcext:value-type="float">
            <text:p>0.02263853</text:p>
          </table:table-cell>
          <table:table-cell office:value-type="float" office:value="0.0208827" calcext:value-type="float">
            <text:p>0.0208827</text:p>
          </table:table-cell>
          <table:table-cell office:value-type="float" office:value="0.01856102" calcext:value-type="float">
            <text:p>0.01856102</text:p>
          </table:table-cell>
          <table:table-cell office:value-type="float" office:value="0.03573796" calcext:value-type="float">
            <text:p>0.03573796</text:p>
          </table:table-cell>
          <table:table-cell office:value-type="float" office:value="0.005439649" calcext:value-type="float">
            <text:p>0.005439649</text:p>
          </table:table-cell>
          <table:table-cell office:value-type="float" office:value="0.006163601" calcext:value-type="float">
            <text:p>0.006163601</text:p>
          </table:table-cell>
          <table:table-cell office:value-type="float" office:value="0" calcext:value-type="float">
            <text:p>0</text:p>
          </table:table-cell>
          <table:table-cell office:value-type="float" office:value="8.65084" calcext:value-type="float">
            <text:p>8.65084</text:p>
          </table:table-cell>
          <table:table-cell office:value-type="float" office:value="22.15971" calcext:value-type="float">
            <text:p>22.15971</text:p>
          </table:table-cell>
          <table:table-cell office:value-type="float" office:value="23.77152" calcext:value-type="float">
            <text:p>23.77152</text:p>
          </table:table-cell>
          <table:table-cell office:value-type="float" office:value="23.47949" calcext:value-type="float">
            <text:p>23.47949</text:p>
          </table:table-cell>
          <table:table-cell office:value-type="float" office:value="23.43595" calcext:value-type="float">
            <text:p>23.43595</text:p>
          </table:table-cell>
          <table:table-cell office:value-type="float" office:value="2.919369" calcext:value-type="float">
            <text:p>2.919369</text:p>
          </table:table-cell>
          <table:table-cell office:value-type="float" office:value="0.8358364" calcext:value-type="float">
            <text:p>0.8358364</text:p>
          </table:table-cell>
          <table:table-cell office:value-type="float" office:value="0.9562724" calcext:value-type="float">
            <text:p>0.9562724</text:p>
          </table:table-cell>
          <table:table-cell office:value-type="float" office:value="0.8588928" calcext:value-type="float">
            <text:p>0.8588928</text:p>
          </table:table-cell>
          <table:table-cell office:value-type="float" office:value="0.265866" calcext:value-type="float">
            <text:p>0.265866</text:p>
          </table:table-cell>
          <table:table-cell office:value-type="float" office:value="0.1009154" calcext:value-type="float">
            <text:p>0.1009154</text:p>
          </table:table-cell>
          <table:table-cell office:value-type="float" office:value="0.1447638" calcext:value-type="float">
            <text:p>0.1447638</text:p>
          </table:table-cell>
          <table:table-cell office:value-type="float" office:value="0.3063595" calcext:value-type="float">
            <text:p>0.3063595</text:p>
          </table:table-cell>
          <table:table-cell office:value-type="float" office:value="0.3495594" calcext:value-type="float">
            <text:p>0.3495594</text:p>
          </table:table-cell>
          <table:table-cell office:value-type="float" office:value="0" calcext:value-type="float">
            <text:p>0</text:p>
          </table:table-cell>
          <table:table-cell office:value-type="float" office:value="113.6614" calcext:value-type="float">
            <text:p>113.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684" calcext:value-type="float">
            <text:p>24.8684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4.08525" calcext:value-type="float">
            <text:p>14.08525</text:p>
          </table:table-cell>
          <table:table-cell office:value-type="float" office:value="1095.313" calcext:value-type="float">
            <text:p>1095.313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224" calcext:value-type="float">
            <text:p>-36.5224</text:p>
          </table:table-cell>
          <table:table-cell office:value-type="float" office:value="0.08921513" calcext:value-type="float">
            <text:p>0.08921513</text:p>
          </table:table-cell>
          <table:table-cell office:value-type="float" office:value="6.022596" calcext:value-type="float">
            <text:p>6.02259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258" calcext:value-type="float">
            <text:p>-0.2725258</text:p>
          </table:table-cell>
          <table:table-cell office:value-type="float" office:value="-0.0253829" calcext:value-type="float">
            <text:p>-0.0253829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4439" calcext:value-type="float">
            <text:p>13.74439</text:p>
          </table:table-cell>
          <table:table-cell office:value-type="float" office:value="0.8186125" calcext:value-type="float">
            <text:p>0.8186125</text:p>
          </table:table-cell>
          <table:table-cell office:value-type="float" office:value="0.0631652" calcext:value-type="float">
            <text:p>0.0631652</text:p>
          </table:table-cell>
          <table:table-cell office:value-type="float" office:value="0.05437662" calcext:value-type="float">
            <text:p>0.05437662</text:p>
          </table:table-cell>
          <table:table-cell office:value-type="float" office:value="0.02897333" calcext:value-type="float">
            <text:p>0.02897333</text:p>
          </table:table-cell>
          <table:table-cell office:value-type="float" office:value="0.02580663" calcext:value-type="float">
            <text:p>0.02580663</text:p>
          </table:table-cell>
          <table:table-cell office:value-type="float" office:value="0.01317813" calcext:value-type="float">
            <text:p>0.01317813</text:p>
          </table:table-cell>
          <table:table-cell office:value-type="float" office:value="0.01173918" calcext:value-type="float">
            <text:p>0.01173918</text:p>
          </table:table-cell>
          <table:table-cell office:value-type="float" office:value="0.02776557" calcext:value-type="float">
            <text:p>0.02776557</text:p>
          </table:table-cell>
          <table:table-cell office:value-type="float" office:value="0.02265758" calcext:value-type="float">
            <text:p>0.02265758</text:p>
          </table:table-cell>
          <table:table-cell office:value-type="float" office:value="0.02089768" calcext:value-type="float">
            <text:p>0.02089768</text:p>
          </table:table-cell>
          <table:table-cell office:value-type="float" office:value="0.01856673" calcext:value-type="float">
            <text:p>0.01856673</text:p>
          </table:table-cell>
          <table:table-cell office:value-type="float" office:value="0.03566823" calcext:value-type="float">
            <text:p>0.03566823</text:p>
          </table:table-cell>
          <table:table-cell office:value-type="float" office:value="0.005433992" calcext:value-type="float">
            <text:p>0.005433992</text:p>
          </table:table-cell>
          <table:table-cell office:value-type="float" office:value="0.006160177" calcext:value-type="float">
            <text:p>0.006160177</text:p>
          </table:table-cell>
          <table:table-cell office:value-type="float" office:value="0" calcext:value-type="float">
            <text:p>0</text:p>
          </table:table-cell>
          <table:table-cell office:value-type="float" office:value="9.080857" calcext:value-type="float">
            <text:p>9.080857</text:p>
          </table:table-cell>
          <table:table-cell office:value-type="float" office:value="22.50051" calcext:value-type="float">
            <text:p>22.50051</text:p>
          </table:table-cell>
          <table:table-cell office:value-type="float" office:value="23.86514" calcext:value-type="float">
            <text:p>23.86514</text:p>
          </table:table-cell>
          <table:table-cell office:value-type="float" office:value="23.38974" calcext:value-type="float">
            <text:p>23.38974</text:p>
          </table:table-cell>
          <table:table-cell office:value-type="float" office:value="23.23744" calcext:value-type="float">
            <text:p>23.23744</text:p>
          </table:table-cell>
          <table:table-cell office:value-type="float" office:value="3.021658" calcext:value-type="float">
            <text:p>3.021658</text:p>
          </table:table-cell>
          <table:table-cell office:value-type="float" office:value="0.8493347" calcext:value-type="float">
            <text:p>0.8493347</text:p>
          </table:table-cell>
          <table:table-cell office:value-type="float" office:value="0.9662648" calcext:value-type="float">
            <text:p>0.9662648</text:p>
          </table:table-cell>
          <table:table-cell office:value-type="float" office:value="0.8664525" calcext:value-type="float">
            <text:p>0.8664525</text:p>
          </table:table-cell>
          <table:table-cell office:value-type="float" office:value="0.2699641" calcext:value-type="float">
            <text:p>0.2699641</text:p>
          </table:table-cell>
          <table:table-cell office:value-type="float" office:value="0.1025339" calcext:value-type="float">
            <text:p>0.1025339</text:p>
          </table:table-cell>
          <table:table-cell office:value-type="float" office:value="0.1474041" calcext:value-type="float">
            <text:p>0.1474041</text:p>
          </table:table-cell>
          <table:table-cell office:value-type="float" office:value="0.3060944" calcext:value-type="float">
            <text:p>0.3060944</text:p>
          </table:table-cell>
          <table:table-cell office:value-type="float" office:value="0.3495645" calcext:value-type="float">
            <text:p>0.3495645</text:p>
          </table:table-cell>
          <table:table-cell office:value-type="float" office:value="0" calcext:value-type="float">
            <text:p>0</text:p>
          </table:table-cell>
          <table:table-cell office:value-type="float" office:value="118.9132" calcext:value-type="float">
            <text:p>118.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0637" calcext:value-type="float">
            <text:p>24.90637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4.07514" calcext:value-type="float">
            <text:p>14.07514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50956" calcext:value-type="float">
            <text:p>-36.50956</text:p>
          </table:table-cell>
          <table:table-cell office:value-type="float" office:value="0.08895095" calcext:value-type="float">
            <text:p>0.08895095</text:p>
          </table:table-cell>
          <table:table-cell office:value-type="float" office:value="6.061799" calcext:value-type="float">
            <text:p>6.06179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383" calcext:value-type="float">
            <text:p>-0.2725383</text:p>
          </table:table-cell>
          <table:table-cell office:value-type="float" office:value="-0.02535575" calcext:value-type="float">
            <text:p>-0.02535575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3565" calcext:value-type="float">
            <text:p>13.73565</text:p>
          </table:table-cell>
          <table:table-cell office:value-type="float" office:value="0.7838047" calcext:value-type="float">
            <text:p>0.7838047</text:p>
          </table:table-cell>
          <table:table-cell office:value-type="float" office:value="0.06284579" calcext:value-type="float">
            <text:p>0.06284579</text:p>
          </table:table-cell>
          <table:table-cell office:value-type="float" office:value="0.05409419" calcext:value-type="float">
            <text:p>0.05409419</text:p>
          </table:table-cell>
          <table:table-cell office:value-type="float" office:value="0.02897081" calcext:value-type="float">
            <text:p>0.02897081</text:p>
          </table:table-cell>
          <table:table-cell office:value-type="float" office:value="0.02580618" calcext:value-type="float">
            <text:p>0.02580618</text:p>
          </table:table-cell>
          <table:table-cell office:value-type="float" office:value="0.01324473" calcext:value-type="float">
            <text:p>0.01324473</text:p>
          </table:table-cell>
          <table:table-cell office:value-type="float" office:value="0.01175827" calcext:value-type="float">
            <text:p>0.01175827</text:p>
          </table:table-cell>
          <table:table-cell office:value-type="float" office:value="0.02777576" calcext:value-type="float">
            <text:p>0.02777576</text:p>
          </table:table-cell>
          <table:table-cell office:value-type="float" office:value="0.02267849" calcext:value-type="float">
            <text:p>0.02267849</text:p>
          </table:table-cell>
          <table:table-cell office:value-type="float" office:value="0.02091369" calcext:value-type="float">
            <text:p>0.02091369</text:p>
          </table:table-cell>
          <table:table-cell office:value-type="float" office:value="0.01857299" calcext:value-type="float">
            <text:p>0.01857299</text:p>
          </table:table-cell>
          <table:table-cell office:value-type="float" office:value="0.0355953" calcext:value-type="float">
            <text:p>0.0355953</text:p>
          </table:table-cell>
          <table:table-cell office:value-type="float" office:value="0.005428385" calcext:value-type="float">
            <text:p>0.005428385</text:p>
          </table:table-cell>
          <table:table-cell office:value-type="float" office:value="0.00615676" calcext:value-type="float">
            <text:p>0.00615676</text:p>
          </table:table-cell>
          <table:table-cell office:value-type="float" office:value="0" calcext:value-type="float">
            <text:p>0</text:p>
          </table:table-cell>
          <table:table-cell office:value-type="float" office:value="9.392271" calcext:value-type="float">
            <text:p>9.392271</text:p>
          </table:table-cell>
          <table:table-cell office:value-type="float" office:value="22.86043" calcext:value-type="float">
            <text:p>22.86043</text:p>
          </table:table-cell>
          <table:table-cell office:value-type="float" office:value="23.96152" calcext:value-type="float">
            <text:p>23.96152</text:p>
          </table:table-cell>
          <table:table-cell office:value-type="float" office:value="23.29417" calcext:value-type="float">
            <text:p>23.29417</text:p>
          </table:table-cell>
          <table:table-cell office:value-type="float" office:value="23.0106" calcext:value-type="float">
            <text:p>23.0106</text:p>
          </table:table-cell>
          <table:table-cell office:value-type="float" office:value="3.135612" calcext:value-type="float">
            <text:p>3.135612</text:p>
          </table:table-cell>
          <table:table-cell office:value-type="float" office:value="0.8624175" calcext:value-type="float">
            <text:p>0.8624175</text:p>
          </table:table-cell>
          <table:table-cell office:value-type="float" office:value="0.9758878" calcext:value-type="float">
            <text:p>0.9758878</text:p>
          </table:table-cell>
          <table:table-cell office:value-type="float" office:value="0.8737262" calcext:value-type="float">
            <text:p>0.8737262</text:p>
          </table:table-cell>
          <table:table-cell office:value-type="float" office:value="0.2739912" calcext:value-type="float">
            <text:p>0.2739912</text:p>
          </table:table-cell>
          <table:table-cell office:value-type="float" office:value="0.1041385" calcext:value-type="float">
            <text:p>0.1041385</text:p>
          </table:table-cell>
          <table:table-cell office:value-type="float" office:value="0.1500271" calcext:value-type="float">
            <text:p>0.1500271</text:p>
          </table:table-cell>
          <table:table-cell office:value-type="float" office:value="0.305837" calcext:value-type="float">
            <text:p>0.305837</text:p>
          </table:table-cell>
          <table:table-cell office:value-type="float" office:value="0.3495696" calcext:value-type="float">
            <text:p>0.3495696</text:p>
          </table:table-cell>
          <table:table-cell office:value-type="float" office:value="0" calcext:value-type="float">
            <text:p>0</text:p>
          </table:table-cell>
          <table:table-cell office:value-type="float" office:value="124.1683" calcext:value-type="float">
            <text:p>124.1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4505" calcext:value-type="float">
            <text:p>24.94505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4.05952" calcext:value-type="float">
            <text:p>14.05952</text:p>
          </table:table-cell>
          <table:table-cell office:value-type="float" office:value="1095.266" calcext:value-type="float">
            <text:p>1095.266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9683" calcext:value-type="float">
            <text:p>-36.49683</text:p>
          </table:table-cell>
          <table:table-cell office:value-type="float" office:value="0.08888005" calcext:value-type="float">
            <text:p>0.08888005</text:p>
          </table:table-cell>
          <table:table-cell office:value-type="float" office:value="6.107834" calcext:value-type="float">
            <text:p>6.10783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568" calcext:value-type="float">
            <text:p>-0.2725568</text:p>
          </table:table-cell>
          <table:table-cell office:value-type="float" office:value="-0.02532943" calcext:value-type="float">
            <text:p>-0.02532943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2375" calcext:value-type="float">
            <text:p>13.72375</text:p>
          </table:table-cell>
          <table:table-cell office:value-type="float" office:value="0.7760592" calcext:value-type="float">
            <text:p>0.7760592</text:p>
          </table:table-cell>
          <table:table-cell office:value-type="float" office:value="0.06175661" calcext:value-type="float">
            <text:p>0.06175661</text:p>
          </table:table-cell>
          <table:table-cell office:value-type="float" office:value="0.05332626" calcext:value-type="float">
            <text:p>0.05332626</text:p>
          </table:table-cell>
          <table:table-cell office:value-type="float" office:value="0.02876626" calcext:value-type="float">
            <text:p>0.02876626</text:p>
          </table:table-cell>
          <table:table-cell office:value-type="float" office:value="0.02562582" calcext:value-type="float">
            <text:p>0.02562582</text:p>
          </table:table-cell>
          <table:table-cell office:value-type="float" office:value="0.01323473" calcext:value-type="float">
            <text:p>0.01323473</text:p>
          </table:table-cell>
          <table:table-cell office:value-type="float" office:value="0.01171452" calcext:value-type="float">
            <text:p>0.01171452</text:p>
          </table:table-cell>
          <table:table-cell office:value-type="float" office:value="0.02776864" calcext:value-type="float">
            <text:p>0.02776864</text:p>
          </table:table-cell>
          <table:table-cell office:value-type="float" office:value="0.02269857" calcext:value-type="float">
            <text:p>0.02269857</text:p>
          </table:table-cell>
          <table:table-cell office:value-type="float" office:value="0.02093045" calcext:value-type="float">
            <text:p>0.02093045</text:p>
          </table:table-cell>
          <table:table-cell office:value-type="float" office:value="0.01857929" calcext:value-type="float">
            <text:p>0.01857929</text:p>
          </table:table-cell>
          <table:table-cell office:value-type="float" office:value="0.03551956" calcext:value-type="float">
            <text:p>0.03551956</text:p>
          </table:table-cell>
          <table:table-cell office:value-type="float" office:value="0.005422825" calcext:value-type="float">
            <text:p>0.005422825</text:p>
          </table:table-cell>
          <table:table-cell office:value-type="float" office:value="0.006153364" calcext:value-type="float">
            <text:p>0.006153364</text:p>
          </table:table-cell>
          <table:table-cell office:value-type="float" office:value="0" calcext:value-type="float">
            <text:p>0</text:p>
          </table:table-cell>
          <table:table-cell office:value-type="float" office:value="9.696322" calcext:value-type="float">
            <text:p>9.696322</text:p>
          </table:table-cell>
          <table:table-cell office:value-type="float" office:value="23.29807" calcext:value-type="float">
            <text:p>23.29807</text:p>
          </table:table-cell>
          <table:table-cell office:value-type="float" office:value="24.11077" calcext:value-type="float">
            <text:p>24.11077</text:p>
          </table:table-cell>
          <table:table-cell office:value-type="float" office:value="23.22306" calcext:value-type="float">
            <text:p>23.22306</text:p>
          </table:table-cell>
          <table:table-cell office:value-type="float" office:value="22.82388" calcext:value-type="float">
            <text:p>22.82388</text:p>
          </table:table-cell>
          <table:table-cell office:value-type="float" office:value="3.240334" calcext:value-type="float">
            <text:p>3.240334</text:p>
          </table:table-cell>
          <table:table-cell office:value-type="float" office:value="0.8764722" calcext:value-type="float">
            <text:p>0.8764722</text:p>
          </table:table-cell>
          <table:table-cell office:value-type="float" office:value="0.9854593" calcext:value-type="float">
            <text:p>0.9854593</text:p>
          </table:table-cell>
          <table:table-cell office:value-type="float" office:value="0.8807761" calcext:value-type="float">
            <text:p>0.8807761</text:p>
          </table:table-cell>
          <table:table-cell office:value-type="float" office:value="0.2779466" calcext:value-type="float">
            <text:p>0.2779466</text:p>
          </table:table-cell>
          <table:table-cell office:value-type="float" office:value="0.1057276" calcext:value-type="float">
            <text:p>0.1057276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0.3055858" calcext:value-type="float">
            <text:p>0.3055858</text:p>
          </table:table-cell>
          <table:table-cell office:value-type="float" office:value="0.3495746" calcext:value-type="float">
            <text:p>0.3495746</text:p>
          </table:table-cell>
          <table:table-cell office:value-type="float" office:value="0" calcext:value-type="float">
            <text:p>0</text:p>
          </table:table-cell>
          <table:table-cell office:value-type="float" office:value="130.1129" calcext:value-type="float">
            <text:p>130.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9095" calcext:value-type="float">
            <text:p>24.99095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4.04024" calcext:value-type="float">
            <text:p>14.04024</text:p>
          </table:table-cell>
          <table:table-cell office:value-type="float" office:value="1095.24" calcext:value-type="float">
            <text:p>1095.24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8439" calcext:value-type="float">
            <text:p>-36.48439</text:p>
          </table:table-cell>
          <table:table-cell office:value-type="float" office:value="0.0915939" calcext:value-type="float">
            <text:p>0.0915939</text:p>
          </table:table-cell>
          <table:table-cell office:value-type="float" office:value="6.155633" calcext:value-type="float">
            <text:p>6.15563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5391" calcext:value-type="float">
            <text:p>0.9685391</text:p>
          </table:table-cell>
          <table:table-cell office:value-type="float" office:value="-0.2725758" calcext:value-type="float">
            <text:p>-0.2725758</text:p>
          </table:table-cell>
          <table:table-cell office:value-type="float" office:value="-0.02530426" calcext:value-type="float">
            <text:p>-0.02530426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70685" calcext:value-type="float">
            <text:p>13.70685</text:p>
          </table:table-cell>
          <table:table-cell office:value-type="float" office:value="1.042503" calcext:value-type="float">
            <text:p>1.042503</text:p>
          </table:table-cell>
          <table:table-cell office:value-type="float" office:value="0.06100151" calcext:value-type="float">
            <text:p>0.06100151</text:p>
          </table:table-cell>
          <table:table-cell office:value-type="float" office:value="0.05255327" calcext:value-type="float">
            <text:p>0.05255327</text:p>
          </table:table-cell>
          <table:table-cell office:value-type="float" office:value="0.0286521" calcext:value-type="float">
            <text:p>0.0286521</text:p>
          </table:table-cell>
          <table:table-cell office:value-type="float" office:value="0.02554392" calcext:value-type="float">
            <text:p>0.02554392</text:p>
          </table:table-cell>
          <table:table-cell office:value-type="float" office:value="0.01321711" calcext:value-type="float">
            <text:p>0.01321711</text:p>
          </table:table-cell>
          <table:table-cell office:value-type="float" office:value="0.01164022" calcext:value-type="float">
            <text:p>0.01164022</text:p>
          </table:table-cell>
          <table:table-cell office:value-type="float" office:value="0.02773651" calcext:value-type="float">
            <text:p>0.02773651</text:p>
          </table:table-cell>
          <table:table-cell office:value-type="float" office:value="0.02271287" calcext:value-type="float">
            <text:p>0.02271287</text:p>
          </table:table-cell>
          <table:table-cell office:value-type="float" office:value="0.02094727" calcext:value-type="float">
            <text:p>0.02094727</text:p>
          </table:table-cell>
          <table:table-cell office:value-type="float" office:value="0.01858602" calcext:value-type="float">
            <text:p>0.01858602</text:p>
          </table:table-cell>
          <table:table-cell office:value-type="float" office:value="0.03544138" calcext:value-type="float">
            <text:p>0.03544138</text:p>
          </table:table-cell>
          <table:table-cell office:value-type="float" office:value="0.005417315" calcext:value-type="float">
            <text:p>0.005417315</text:p>
          </table:table-cell>
          <table:table-cell office:value-type="float" office:value="0.006149992" calcext:value-type="float">
            <text:p>0.006149992</text:p>
          </table:table-cell>
          <table:table-cell office:value-type="float" office:value="0" calcext:value-type="float">
            <text:p>0</text:p>
          </table:table-cell>
          <table:table-cell office:value-type="float" office:value="9.695186" calcext:value-type="float">
            <text:p>9.695186</text:p>
          </table:table-cell>
          <table:table-cell office:value-type="float" office:value="23.77917" calcext:value-type="float">
            <text:p>23.77917</text:p>
          </table:table-cell>
          <table:table-cell office:value-type="float" office:value="24.30099" calcext:value-type="float">
            <text:p>24.30099</text:p>
          </table:table-cell>
          <table:table-cell office:value-type="float" office:value="23.16193" calcext:value-type="float">
            <text:p>23.16193</text:p>
          </table:table-cell>
          <table:table-cell office:value-type="float" office:value="22.60506" calcext:value-type="float">
            <text:p>22.60506</text:p>
          </table:table-cell>
          <table:table-cell office:value-type="float" office:value="3.356159" calcext:value-type="float">
            <text:p>3.356159</text:p>
          </table:table-cell>
          <table:table-cell office:value-type="float" office:value="0.8900247" calcext:value-type="float">
            <text:p>0.8900247</text:p>
          </table:table-cell>
          <table:table-cell office:value-type="float" office:value="0.9953634" calcext:value-type="float">
            <text:p>0.9953634</text:p>
          </table:table-cell>
          <table:table-cell office:value-type="float" office:value="0.8877059" calcext:value-type="float">
            <text:p>0.8877059</text:p>
          </table:table-cell>
          <table:table-cell office:value-type="float" office:value="0.2818391" calcext:value-type="float">
            <text:p>0.2818391</text:p>
          </table:table-cell>
          <table:table-cell office:value-type="float" office:value="0.1073008" calcext:value-type="float">
            <text:p>0.1073008</text:p>
          </table:table-cell>
          <table:table-cell office:value-type="float" office:value="0.1552169" calcext:value-type="float">
            <text:p>0.1552169</text:p>
          </table:table-cell>
          <table:table-cell office:value-type="float" office:value="0.3053407" calcext:value-type="float">
            <text:p>0.3053407</text:p>
          </table:table-cell>
          <table:table-cell office:value-type="float" office:value="0.3495797" calcext:value-type="float">
            <text:p>0.3495797</text:p>
          </table:table-cell>
          <table:table-cell office:value-type="float" office:value="0" calcext:value-type="float">
            <text:p>0</text:p>
          </table:table-cell>
          <table:table-cell office:value-type="float" office:value="136.5898" calcext:value-type="float">
            <text:p>136.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414" calcext:value-type="float">
            <text:p>25.0414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4.01708" calcext:value-type="float">
            <text:p>14.01708</text:p>
          </table:table-cell>
          <table:table-cell office:value-type="float" office:value="1095.212" calcext:value-type="float">
            <text:p>1095.21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7033" calcext:value-type="float">
            <text:p>-36.47033</text:p>
          </table:table-cell>
          <table:table-cell office:value-type="float" office:value="0.09546895" calcext:value-type="float">
            <text:p>0.09546895</text:p>
          </table:table-cell>
          <table:table-cell office:value-type="float" office:value="6.210474" calcext:value-type="float">
            <text:p>6.21047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0119" calcext:value-type="float">
            <text:p>0.9680119</text:p>
          </table:table-cell>
          <table:table-cell office:value-type="float" office:value="-0.2725989" calcext:value-type="float">
            <text:p>-0.2725989</text:p>
          </table:table-cell>
          <table:table-cell office:value-type="float" office:value="-0.02528136" calcext:value-type="float">
            <text:p>-0.02528136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68683" calcext:value-type="float">
            <text:p>13.68683</text:p>
          </table:table-cell>
          <table:table-cell office:value-type="float" office:value="1.414311" calcext:value-type="float">
            <text:p>1.414311</text:p>
          </table:table-cell>
          <table:table-cell office:value-type="float" office:value="0.0613331" calcext:value-type="float">
            <text:p>0.0613331</text:p>
          </table:table-cell>
          <table:table-cell office:value-type="float" office:value="0.05284737" calcext:value-type="float">
            <text:p>0.05284737</text:p>
          </table:table-cell>
          <table:table-cell office:value-type="float" office:value="0.02852475" calcext:value-type="float">
            <text:p>0.02852475</text:p>
          </table:table-cell>
          <table:table-cell office:value-type="float" office:value="0.02545941" calcext:value-type="float">
            <text:p>0.02545941</text:p>
          </table:table-cell>
          <table:table-cell office:value-type="float" office:value="0.01313292" calcext:value-type="float">
            <text:p>0.01313292</text:p>
          </table:table-cell>
          <table:table-cell office:value-type="float" office:value="0.01151668" calcext:value-type="float">
            <text:p>0.01151668</text:p>
          </table:table-cell>
          <table:table-cell office:value-type="float" office:value="0.02767469" calcext:value-type="float">
            <text:p>0.02767469</text:p>
          </table:table-cell>
          <table:table-cell office:value-type="float" office:value="0.02271872" calcext:value-type="float">
            <text:p>0.02271872</text:p>
          </table:table-cell>
          <table:table-cell office:value-type="float" office:value="0.02096313" calcext:value-type="float">
            <text:p>0.02096313</text:p>
          </table:table-cell>
          <table:table-cell office:value-type="float" office:value="0.0185927" calcext:value-type="float">
            <text:p>0.0185927</text:p>
          </table:table-cell>
          <table:table-cell office:value-type="float" office:value="0.03536124" calcext:value-type="float">
            <text:p>0.03536124</text:p>
          </table:table-cell>
          <table:table-cell office:value-type="float" office:value="0.005431746" calcext:value-type="float">
            <text:p>0.005431746</text:p>
          </table:table-cell>
          <table:table-cell office:value-type="float" office:value="0.006126769" calcext:value-type="float">
            <text:p>0.006126769</text:p>
          </table:table-cell>
          <table:table-cell office:value-type="float" office:value="0" calcext:value-type="float">
            <text:p>0</text:p>
          </table:table-cell>
          <table:table-cell office:value-type="float" office:value="9.631083" calcext:value-type="float">
            <text:p>9.631083</text:p>
          </table:table-cell>
          <table:table-cell office:value-type="float" office:value="24.31188" calcext:value-type="float">
            <text:p>24.31188</text:p>
          </table:table-cell>
          <table:table-cell office:value-type="float" office:value="24.55334" calcext:value-type="float">
            <text:p>24.55334</text:p>
          </table:table-cell>
          <table:table-cell office:value-type="float" office:value="23.13314" calcext:value-type="float">
            <text:p>23.13314</text:p>
          </table:table-cell>
          <table:table-cell office:value-type="float" office:value="22.44798" calcext:value-type="float">
            <text:p>22.44798</text:p>
          </table:table-cell>
          <table:table-cell office:value-type="float" office:value="3.458763" calcext:value-type="float">
            <text:p>3.458763</text:p>
          </table:table-cell>
          <table:table-cell office:value-type="float" office:value="0.9053974" calcext:value-type="float">
            <text:p>0.9053974</text:p>
          </table:table-cell>
          <table:table-cell office:value-type="float" office:value="1.005616" calcext:value-type="float">
            <text:p>1.005616</text:p>
          </table:table-cell>
          <table:table-cell office:value-type="float" office:value="0.8945915" calcext:value-type="float">
            <text:p>0.8945915</text:p>
          </table:table-cell>
          <table:table-cell office:value-type="float" office:value="0.2856836" calcext:value-type="float">
            <text:p>0.2856836</text:p>
          </table:table-cell>
          <table:table-cell office:value-type="float" office:value="0.1088614" calcext:value-type="float">
            <text:p>0.1088614</text:p>
          </table:table-cell>
          <table:table-cell office:value-type="float" office:value="0.1579855" calcext:value-type="float">
            <text:p>0.1579855</text:p>
          </table:table-cell>
          <table:table-cell office:value-type="float" office:value="0.310441" calcext:value-type="float">
            <text:p>0.310441</text:p>
          </table:table-cell>
          <table:table-cell office:value-type="float" office:value="0.3449463" calcext:value-type="float">
            <text:p>0.3449463</text:p>
          </table:table-cell>
          <table:table-cell office:value-type="float" office:value="0" calcext:value-type="float">
            <text:p>0</text:p>
          </table:table-cell>
          <table:table-cell office:value-type="float" office:value="144.3808" calcext:value-type="float">
            <text:p>144.3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9974" calcext:value-type="float">
            <text:p>25.09974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3.99121" calcext:value-type="float">
            <text:p>13.99121</text:p>
          </table:table-cell>
          <table:table-cell office:value-type="float" office:value="1095.182" calcext:value-type="float">
            <text:p>1095.18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5588" calcext:value-type="float">
            <text:p>-36.45588</text:p>
          </table:table-cell>
          <table:table-cell office:value-type="float" office:value="0.09943239" calcext:value-type="float">
            <text:p>0.09943239</text:p>
          </table:table-cell>
          <table:table-cell office:value-type="float" office:value="6.270508" calcext:value-type="float">
            <text:p>6.27050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1949" calcext:value-type="float">
            <text:p>0.9671949</text:p>
          </table:table-cell>
          <table:table-cell office:value-type="float" office:value="-0.2726244" calcext:value-type="float">
            <text:p>-0.2726244</text:p>
          </table:table-cell>
          <table:table-cell office:value-type="float" office:value="-0.02525977" calcext:value-type="float">
            <text:p>-0.02525977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66627" calcext:value-type="float">
            <text:p>13.66627</text:p>
          </table:table-cell>
          <table:table-cell office:value-type="float" office:value="1.790511" calcext:value-type="float">
            <text:p>1.790511</text:p>
          </table:table-cell>
          <table:table-cell office:value-type="float" office:value="0.06218287" calcext:value-type="float">
            <text:p>0.06218287</text:p>
          </table:table-cell>
          <table:table-cell office:value-type="float" office:value="0.05389135" calcext:value-type="float">
            <text:p>0.05389135</text:p>
          </table:table-cell>
          <table:table-cell office:value-type="float" office:value="0.02846178" calcext:value-type="float">
            <text:p>0.02846178</text:p>
          </table:table-cell>
          <table:table-cell office:value-type="float" office:value="0.0254196" calcext:value-type="float">
            <text:p>0.0254196</text:p>
          </table:table-cell>
          <table:table-cell office:value-type="float" office:value="0.01304309" calcext:value-type="float">
            <text:p>0.01304309</text:p>
          </table:table-cell>
          <table:table-cell office:value-type="float" office:value="0.01136363" calcext:value-type="float">
            <text:p>0.01136363</text:p>
          </table:table-cell>
          <table:table-cell office:value-type="float" office:value="0.02758006" calcext:value-type="float">
            <text:p>0.02758006</text:p>
          </table:table-cell>
          <table:table-cell office:value-type="float" office:value="0.02271309" calcext:value-type="float">
            <text:p>0.02271309</text:p>
          </table:table-cell>
          <table:table-cell office:value-type="float" office:value="0.02097703" calcext:value-type="float">
            <text:p>0.02097703</text:p>
          </table:table-cell>
          <table:table-cell office:value-type="float" office:value="0.0185995" calcext:value-type="float">
            <text:p>0.0185995</text:p>
          </table:table-cell>
          <table:table-cell office:value-type="float" office:value="0.03528013" calcext:value-type="float">
            <text:p>0.03528013</text:p>
          </table:table-cell>
          <table:table-cell office:value-type="float" office:value="0.005422754" calcext:value-type="float">
            <text:p>0.005422754</text:p>
          </table:table-cell>
          <table:table-cell office:value-type="float" office:value="0.00612715" calcext:value-type="float">
            <text:p>0.00612715</text:p>
          </table:table-cell>
          <table:table-cell office:value-type="float" office:value="0" calcext:value-type="float">
            <text:p>0</text:p>
          </table:table-cell>
          <table:table-cell office:value-type="float" office:value="9.601398" calcext:value-type="float">
            <text:p>9.601398</text:p>
          </table:table-cell>
          <table:table-cell office:value-type="float" office:value="24.85681" calcext:value-type="float">
            <text:p>24.85681</text:p>
          </table:table-cell>
          <table:table-cell office:value-type="float" office:value="24.85044" calcext:value-type="float">
            <text:p>24.85044</text:p>
          </table:table-cell>
          <table:table-cell office:value-type="float" office:value="23.13072" calcext:value-type="float">
            <text:p>23.13072</text:p>
          </table:table-cell>
          <table:table-cell office:value-type="float" office:value="22.27461" calcext:value-type="float">
            <text:p>22.27461</text:p>
          </table:table-cell>
          <table:table-cell office:value-type="float" office:value="3.566686" calcext:value-type="float">
            <text:p>3.566686</text:p>
          </table:table-cell>
          <table:table-cell office:value-type="float" office:value="0.921255" calcext:value-type="float">
            <text:p>0.921255</text:p>
          </table:table-cell>
          <table:table-cell office:value-type="float" office:value="1.016405" calcext:value-type="float">
            <text:p>1.016405</text:p>
          </table:table-cell>
          <table:table-cell office:value-type="float" office:value="0.9015206" calcext:value-type="float">
            <text:p>0.9015206</text:p>
          </table:table-cell>
          <table:table-cell office:value-type="float" office:value="0.2894989" calcext:value-type="float">
            <text:p>0.2894989</text:p>
          </table:table-cell>
          <table:table-cell office:value-type="float" office:value="0.1104187" calcext:value-type="float">
            <text:p>0.1104187</text:p>
          </table:table-cell>
          <table:table-cell office:value-type="float" office:value="0.1607683" calcext:value-type="float">
            <text:p>0.1607683</text:p>
          </table:table-cell>
          <table:table-cell office:value-type="float" office:value="0.3088197" calcext:value-type="float">
            <text:p>0.3088197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" calcext:value-type="float">
            <text:p>0</text:p>
          </table:table-cell>
          <table:table-cell office:value-type="float" office:value="152.3375" calcext:value-type="float">
            <text:p>152.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6293" calcext:value-type="float">
            <text:p>25.16293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3.96464" calcext:value-type="float">
            <text:p>13.96464</text:p>
          </table:table-cell>
          <table:table-cell office:value-type="float" office:value="1095.152" calcext:value-type="float">
            <text:p>1095.15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4273" calcext:value-type="float">
            <text:p>-36.44273</text:p>
          </table:table-cell>
          <table:table-cell office:value-type="float" office:value="0.1022423" calcext:value-type="float">
            <text:p>0.1022423</text:p>
          </table:table-cell>
          <table:table-cell office:value-type="float" office:value="6.331385" calcext:value-type="float">
            <text:p>6.33138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66803" calcext:value-type="float">
            <text:p>0.9666803</text:p>
          </table:table-cell>
          <table:table-cell office:value-type="float" office:value="-0.2726503" calcext:value-type="float">
            <text:p>-0.2726503</text:p>
          </table:table-cell>
          <table:table-cell office:value-type="float" office:value="-0.02523805" calcext:value-type="float">
            <text:p>-0.02523805</text:p>
          </table:table-cell>
          <table:table-cell office:value-type="float" office:value="0.00002730838" calcext:value-type="float">
            <text:p>2.730838E-05</text:p>
          </table:table-cell>
          <table:table-cell office:value-type="float" office:value="13.6472" calcext:value-type="float">
            <text:p>13.6472</text:p>
          </table:table-cell>
          <table:table-cell office:value-type="float" office:value="2.062863" calcext:value-type="float">
            <text:p>2.062863</text:p>
          </table:table-cell>
          <table:table-cell office:value-type="float" office:value="0.06239533" calcext:value-type="float">
            <text:p>0.06239533</text:p>
          </table:table-cell>
          <table:table-cell office:value-type="float" office:value="0.05426605" calcext:value-type="float">
            <text:p>0.05426605</text:p>
          </table:table-cell>
          <table:table-cell office:value-type="float" office:value="0.02845397" calcext:value-type="float">
            <text:p>0.02845397</text:p>
          </table:table-cell>
          <table:table-cell office:value-type="float" office:value="0.02541868" calcext:value-type="float">
            <text:p>0.02541868</text:p>
          </table:table-cell>
          <table:table-cell office:value-type="float" office:value="0.01298391" calcext:value-type="float">
            <text:p>0.01298391</text:p>
          </table:table-cell>
          <table:table-cell office:value-type="float" office:value="0.01123777" calcext:value-type="float">
            <text:p>0.01123777</text:p>
          </table:table-cell>
          <table:table-cell office:value-type="float" office:value="0.02746542" calcext:value-type="float">
            <text:p>0.02746542</text:p>
          </table:table-cell>
          <table:table-cell office:value-type="float" office:value="0.0226952" calcext:value-type="float">
            <text:p>0.0226952</text:p>
          </table:table-cell>
          <table:table-cell office:value-type="float" office:value="0.02098803" calcext:value-type="float">
            <text:p>0.02098803</text:p>
          </table:table-cell>
          <table:table-cell office:value-type="float" office:value="0.01860619" calcext:value-type="float">
            <text:p>0.01860619</text:p>
          </table:table-cell>
          <table:table-cell office:value-type="float" office:value="0.03519707" calcext:value-type="float">
            <text:p>0.03519707</text:p>
          </table:table-cell>
          <table:table-cell office:value-type="float" office:value="0.005415052" calcext:value-type="float">
            <text:p>0.005415052</text:p>
          </table:table-cell>
          <table:table-cell office:value-type="float" office:value="0.006126262" calcext:value-type="float">
            <text:p>0.006126262</text:p>
          </table:table-cell>
          <table:table-cell office:value-type="float" office:value="0" calcext:value-type="float">
            <text:p>0</text:p>
          </table:table-cell>
          <table:table-cell office:value-type="float" office:value="9.723025" calcext:value-type="float">
            <text:p>9.723025</text:p>
          </table:table-cell>
          <table:table-cell office:value-type="float" office:value="25.35948" calcext:value-type="float">
            <text:p>25.35948</text:p>
          </table:table-cell>
          <table:table-cell office:value-type="float" office:value="25.1531" calcext:value-type="float">
            <text:p>25.1531</text:p>
          </table:table-cell>
          <table:table-cell office:value-type="float" office:value="23.14423" calcext:value-type="float">
            <text:p>23.14423</text:p>
          </table:table-cell>
          <table:table-cell office:value-type="float" office:value="22.17268" calcext:value-type="float">
            <text:p>22.17268</text:p>
          </table:table-cell>
          <table:table-cell office:value-type="float" office:value="3.65776" calcext:value-type="float">
            <text:p>3.65776</text:p>
          </table:table-cell>
          <table:table-cell office:value-type="float" office:value="0.938805" calcext:value-type="float">
            <text:p>0.938805</text:p>
          </table:table-cell>
          <table:table-cell office:value-type="float" office:value="1.027718" calcext:value-type="float">
            <text:p>1.027718</text:p>
          </table:table-cell>
          <table:table-cell office:value-type="float" office:value="0.9085577" calcext:value-type="float">
            <text:p>0.9085577</text:p>
          </table:table-cell>
          <table:table-cell office:value-type="float" office:value="0.2933062" calcext:value-type="float">
            <text:p>0.2933062</text:p>
          </table:table-cell>
          <table:table-cell office:value-type="float" office:value="0.1119718" calcext:value-type="float">
            <text:p>0.1119718</text:p>
          </table:table-cell>
          <table:table-cell office:value-type="float" office:value="0.1634396" calcext:value-type="float">
            <text:p>0.1634396</text:p>
          </table:table-cell>
          <table:table-cell office:value-type="float" office:value="0.3076665" calcext:value-type="float">
            <text:p>0.3076665</text:p>
          </table:table-cell>
          <table:table-cell office:value-type="float" office:value="0.3491868" calcext:value-type="float">
            <text:p>0.3491868</text:p>
          </table:table-cell>
          <table:table-cell office:value-type="float" office:value="0" calcext:value-type="float">
            <text:p>0</text:p>
          </table:table-cell>
          <table:table-cell office:value-type="float" office:value="158.611" calcext:value-type="float">
            <text:p>158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2651" calcext:value-type="float">
            <text:p>25.22651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3.93684" calcext:value-type="float">
            <text:p>13.93684</text:p>
          </table:table-cell>
          <table:table-cell office:value-type="float" office:value="1095.122" calcext:value-type="float">
            <text:p>1095.12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3111" calcext:value-type="float">
            <text:p>-36.43111</text:p>
          </table:table-cell>
          <table:table-cell office:value-type="float" office:value="0.1040119" calcext:value-type="float">
            <text:p>0.1040119</text:p>
          </table:table-cell>
          <table:table-cell office:value-type="float" office:value="6.393198" calcext:value-type="float">
            <text:p>6.39319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66803" calcext:value-type="float">
            <text:p>0.9666803</text:p>
          </table:table-cell>
          <table:table-cell office:value-type="float" office:value="-0.272681" calcext:value-type="float">
            <text:p>-0.272681</text:p>
          </table:table-cell>
          <table:table-cell office:value-type="float" office:value="-0.02521583" calcext:value-type="float">
            <text:p>-0.02521583</text:p>
          </table:table-cell>
          <table:table-cell office:value-type="float" office:value="0.00002730852" calcext:value-type="float">
            <text:p>2.730852E-05</text:p>
          </table:table-cell>
          <table:table-cell office:value-type="float" office:value="13.62944" calcext:value-type="float">
            <text:p>13.62944</text:p>
          </table:table-cell>
          <table:table-cell office:value-type="float" office:value="2.238936" calcext:value-type="float">
            <text:p>2.238936</text:p>
          </table:table-cell>
          <table:table-cell office:value-type="float" office:value="0.06193745" calcext:value-type="float">
            <text:p>0.06193745</text:p>
          </table:table-cell>
          <table:table-cell office:value-type="float" office:value="0.05406508" calcext:value-type="float">
            <text:p>0.05406508</text:p>
          </table:table-cell>
          <table:table-cell office:value-type="float" office:value="0.02847931" calcext:value-type="float">
            <text:p>0.02847931</text:p>
          </table:table-cell>
          <table:table-cell office:value-type="float" office:value="0.02544026" calcext:value-type="float">
            <text:p>0.02544026</text:p>
          </table:table-cell>
          <table:table-cell office:value-type="float" office:value="0.01294932" calcext:value-type="float">
            <text:p>0.01294932</text:p>
          </table:table-cell>
          <table:table-cell office:value-type="float" office:value="0.01113649" calcext:value-type="float">
            <text:p>0.01113649</text:p>
          </table:table-cell>
          <table:table-cell office:value-type="float" office:value="0.02734313" calcext:value-type="float">
            <text:p>0.02734313</text:p>
          </table:table-cell>
          <table:table-cell office:value-type="float" office:value="0.02266748" calcext:value-type="float">
            <text:p>0.02266748</text:p>
          </table:table-cell>
          <table:table-cell office:value-type="float" office:value="0.02099554" calcext:value-type="float">
            <text:p>0.02099554</text:p>
          </table:table-cell>
          <table:table-cell office:value-type="float" office:value="0.01861319" calcext:value-type="float">
            <text:p>0.01861319</text:p>
          </table:table-cell>
          <table:table-cell office:value-type="float" office:value="0.03511211" calcext:value-type="float">
            <text:p>0.03511211</text:p>
          </table:table-cell>
          <table:table-cell office:value-type="float" office:value="0.005409554" calcext:value-type="float">
            <text:p>0.005409554</text:p>
          </table:table-cell>
          <table:table-cell office:value-type="float" office:value="0.006123308" calcext:value-type="float">
            <text:p>0.006123308</text:p>
          </table:table-cell>
          <table:table-cell office:value-type="float" office:value="0" calcext:value-type="float">
            <text:p>0</text:p>
          </table:table-cell>
          <table:table-cell office:value-type="float" office:value="9.995714" calcext:value-type="float">
            <text:p>9.995714</text:p>
          </table:table-cell>
          <table:table-cell office:value-type="float" office:value="25.82871" calcext:value-type="float">
            <text:p>25.82871</text:p>
          </table:table-cell>
          <table:table-cell office:value-type="float" office:value="25.46589" calcext:value-type="float">
            <text:p>25.46589</text:p>
          </table:table-cell>
          <table:table-cell office:value-type="float" office:value="23.18057" calcext:value-type="float">
            <text:p>23.18057</text:p>
          </table:table-cell>
          <table:table-cell office:value-type="float" office:value="22.09466" calcext:value-type="float">
            <text:p>22.09466</text:p>
          </table:table-cell>
          <table:table-cell office:value-type="float" office:value="3.739189" calcext:value-type="float">
            <text:p>3.739189</text:p>
          </table:table-cell>
          <table:table-cell office:value-type="float" office:value="0.9565759" calcext:value-type="float">
            <text:p>0.9565759</text:p>
          </table:table-cell>
          <table:table-cell office:value-type="float" office:value="1.039428" calcext:value-type="float">
            <text:p>1.039428</text:p>
          </table:table-cell>
          <table:table-cell office:value-type="float" office:value="0.9157106" calcext:value-type="float">
            <text:p>0.9157106</text:p>
          </table:table-cell>
          <table:table-cell office:value-type="float" office:value="0.2971229" calcext:value-type="float">
            <text:p>0.2971229</text:p>
          </table:table-cell>
          <table:table-cell office:value-type="float" office:value="0.1135215" calcext:value-type="float">
            <text:p>0.1135215</text:p>
          </table:table-cell>
          <table:table-cell office:value-type="float" office:value="0.1660287" calcext:value-type="float">
            <text:p>0.1660287</text:p>
          </table:table-cell>
          <table:table-cell office:value-type="float" office:value="0.3072412" calcext:value-type="float">
            <text:p>0.3072412</text:p>
          </table:table-cell>
          <table:table-cell office:value-type="float" office:value="0.3492892" calcext:value-type="float">
            <text:p>0.3492892</text:p>
          </table:table-cell>
          <table:table-cell office:value-type="float" office:value="0" calcext:value-type="float">
            <text:p>0</text:p>
          </table:table-cell>
          <table:table-cell office:value-type="float" office:value="164.4812" calcext:value-type="float">
            <text:p>164.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9042" calcext:value-type="float">
            <text:p>25.29042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3.90877" calcext:value-type="float">
            <text:p>13.90877</text:p>
          </table:table-cell>
          <table:table-cell office:value-type="float" office:value="1095.091" calcext:value-type="float">
            <text:p>1095.091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1958" calcext:value-type="float">
            <text:p>-36.41958</text:p>
          </table:table-cell>
          <table:table-cell office:value-type="float" office:value="0.104822" calcext:value-type="float">
            <text:p>0.104822</text:p>
          </table:table-cell>
          <table:table-cell office:value-type="float" office:value="6.45641" calcext:value-type="float">
            <text:p>6.4564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66803" calcext:value-type="float">
            <text:p>0.9666803</text:p>
          </table:table-cell>
          <table:table-cell office:value-type="float" office:value="-0.2727123" calcext:value-type="float">
            <text:p>-0.2727123</text:p>
          </table:table-cell>
          <table:table-cell office:value-type="float" office:value="-0.02519313" calcext:value-type="float">
            <text:p>-0.02519313</text:p>
          </table:table-cell>
          <table:table-cell office:value-type="float" office:value="0.00002730877" calcext:value-type="float">
            <text:p>2.730877E-05</text:p>
          </table:table-cell>
          <table:table-cell office:value-type="float" office:value="13.6114" calcext:value-type="float">
            <text:p>13.6114</text:p>
          </table:table-cell>
          <table:table-cell office:value-type="float" office:value="2.317164" calcext:value-type="float">
            <text:p>2.317164</text:p>
          </table:table-cell>
          <table:table-cell office:value-type="float" office:value="0.06185525" calcext:value-type="float">
            <text:p>0.06185525</text:p>
          </table:table-cell>
          <table:table-cell office:value-type="float" office:value="0.05411064" calcext:value-type="float">
            <text:p>0.05411064</text:p>
          </table:table-cell>
          <table:table-cell office:value-type="float" office:value="0.02852118" calcext:value-type="float">
            <text:p>0.02852118</text:p>
          </table:table-cell>
          <table:table-cell office:value-type="float" office:value="0.02555154" calcext:value-type="float">
            <text:p>0.02555154</text:p>
          </table:table-cell>
          <table:table-cell office:value-type="float" office:value="0.01294065" calcext:value-type="float">
            <text:p>0.01294065</text:p>
          </table:table-cell>
          <table:table-cell office:value-type="float" office:value="0.01106741" calcext:value-type="float">
            <text:p>0.01106741</text:p>
          </table:table-cell>
          <table:table-cell office:value-type="float" office:value="0.02722018" calcext:value-type="float">
            <text:p>0.02722018</text:p>
          </table:table-cell>
          <table:table-cell office:value-type="float" office:value="0.02263249" calcext:value-type="float">
            <text:p>0.02263249</text:p>
          </table:table-cell>
          <table:table-cell office:value-type="float" office:value="0.02099936" calcext:value-type="float">
            <text:p>0.02099936</text:p>
          </table:table-cell>
          <table:table-cell office:value-type="float" office:value="0.01862017" calcext:value-type="float">
            <text:p>0.01862017</text:p>
          </table:table-cell>
          <table:table-cell office:value-type="float" office:value="0.03502505" calcext:value-type="float">
            <text:p>0.03502505</text:p>
          </table:table-cell>
          <table:table-cell office:value-type="float" office:value="0.005404426" calcext:value-type="float">
            <text:p>0.005404426</text:p>
          </table:table-cell>
          <table:table-cell office:value-type="float" office:value="0.006120056" calcext:value-type="float">
            <text:p>0.006120056</text:p>
          </table:table-cell>
          <table:table-cell office:value-type="float" office:value="0" calcext:value-type="float">
            <text:p>0</text:p>
          </table:table-cell>
          <table:table-cell office:value-type="float" office:value="10.38623" calcext:value-type="float">
            <text:p>10.38623</text:p>
          </table:table-cell>
          <table:table-cell office:value-type="float" office:value="26.29326" calcext:value-type="float">
            <text:p>26.29326</text:p>
          </table:table-cell>
          <table:table-cell office:value-type="float" office:value="25.77899" calcext:value-type="float">
            <text:p>25.77899</text:p>
          </table:table-cell>
          <table:table-cell office:value-type="float" office:value="23.2269" calcext:value-type="float">
            <text:p>23.2269</text:p>
          </table:table-cell>
          <table:table-cell office:value-type="float" office:value="22.07887" calcext:value-type="float">
            <text:p>22.07887</text:p>
          </table:table-cell>
          <table:table-cell office:value-type="float" office:value="3.804454" calcext:value-type="float">
            <text:p>3.804454</text:p>
          </table:table-cell>
          <table:table-cell office:value-type="float" office:value="0.9747347" calcext:value-type="float">
            <text:p>0.9747347</text:p>
          </table:table-cell>
          <table:table-cell office:value-type="float" office:value="1.051479" calcext:value-type="float">
            <text:p>1.051479</text:p>
          </table:table-cell>
          <table:table-cell office:value-type="float" office:value="0.922963" calcext:value-type="float">
            <text:p>0.922963</text:p>
          </table:table-cell>
          <table:table-cell office:value-type="float" office:value="0.3009599" calcext:value-type="float">
            <text:p>0.3009599</text:p>
          </table:table-cell>
          <table:table-cell office:value-type="float" office:value="0.1150696" calcext:value-type="float">
            <text:p>0.1150696</text:p>
          </table:table-cell>
          <table:table-cell office:value-type="float" office:value="0.1685886" calcext:value-type="float">
            <text:p>0.1685886</text:p>
          </table:table-cell>
          <table:table-cell office:value-type="float" office:value="0.3069298" calcext:value-type="float">
            <text:p>0.3069298</text:p>
          </table:table-cell>
          <table:table-cell office:value-type="float" office:value="0.3492943" calcext:value-type="float">
            <text:p>0.3492943</text:p>
          </table:table-cell>
          <table:table-cell office:value-type="float" office:value="0" calcext:value-type="float">
            <text:p>0</text:p>
          </table:table-cell>
          <table:table-cell office:value-type="float" office:value="170.2565" calcext:value-type="float">
            <text:p>170.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5474" calcext:value-type="float">
            <text:p>25.35474</text:p>
          </table:table-cell>
          <table:table-cell office:value-type="float" office:value="0" calcext:value-type="float">
            <text:p>0</text:p>
          </table:table-cell>
          <table:table-cell office:value-type="float" office:value="-1.300205" calcext:value-type="float">
            <text:p>-1.3002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13.88346" calcext:value-type="float">
            <text:p>13.88346</text:p>
          </table:table-cell>
          <table:table-cell office:value-type="float" office:value="1095.062" calcext:value-type="float">
            <text:p>1095.06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40819" calcext:value-type="float">
            <text:p>-36.40819</text:p>
          </table:table-cell>
          <table:table-cell office:value-type="float" office:value="0.104682" calcext:value-type="float">
            <text:p>0.104682</text:p>
          </table:table-cell>
          <table:table-cell office:value-type="float" office:value="6.517138" calcext:value-type="float">
            <text:p>6.51713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4857" calcext:value-type="float">
            <text:p>0.00311485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66803" calcext:value-type="float">
            <text:p>0.9666803</text:p>
          </table:table-cell>
          <table:table-cell office:value-type="float" office:value="-0.2727625" calcext:value-type="float">
            <text:p>-0.2727625</text:p>
          </table:table-cell>
          <table:table-cell office:value-type="float" office:value="-0.02516944" calcext:value-type="float">
            <text:p>-0.02516944</text:p>
          </table:table-cell>
          <table:table-cell office:value-type="float" office:value="0.00002730914" calcext:value-type="float">
            <text:p>2.730914E-05</text:p>
          </table:table-cell>
          <table:table-cell office:value-type="float" office:value="13.5949" calcext:value-type="float">
            <text:p>13.5949</text:p>
          </table:table-cell>
          <table:table-cell office:value-type="float" office:value="2.312913" calcext:value-type="float">
            <text:p>2.312913</text:p>
          </table:table-cell>
          <table:table-cell office:value-type="float" office:value="0.06073314" calcext:value-type="float">
            <text:p>0.06073314</text:p>
          </table:table-cell>
          <table:table-cell office:value-type="float" office:value="0.05255857" calcext:value-type="float">
            <text:p>0.05255857</text:p>
          </table:table-cell>
          <table:table-cell office:value-type="float" office:value="0.02857371" calcext:value-type="float">
            <text:p>0.02857371</text:p>
          </table:table-cell>
          <table:table-cell office:value-type="float" office:value="0.02573327" calcext:value-type="float">
            <text:p>0.02573327</text:p>
          </table:table-cell>
          <table:table-cell office:value-type="float" office:value="0.01296899" calcext:value-type="float">
            <text:p>0.01296899</text:p>
          </table:table-cell>
          <table:table-cell office:value-type="float" office:value="0.01103134" calcext:value-type="float">
            <text:p>0.01103134</text:p>
          </table:table-cell>
          <table:table-cell office:value-type="float" office:value="0.02710189" calcext:value-type="float">
            <text:p>0.02710189</text:p>
          </table:table-cell>
          <table:table-cell office:value-type="float" office:value="0.02259295" calcext:value-type="float">
            <text:p>0.02259295</text:p>
          </table:table-cell>
          <table:table-cell office:value-type="float" office:value="0.02099964" calcext:value-type="float">
            <text:p>0.02099964</text:p>
          </table:table-cell>
          <table:table-cell office:value-type="float" office:value="0.01862667" calcext:value-type="float">
            <text:p>0.01862667</text:p>
          </table:table-cell>
          <table:table-cell office:value-type="float" office:value="0.03493572" calcext:value-type="float">
            <text:p>0.03493572</text:p>
          </table:table-cell>
          <table:table-cell office:value-type="float" office:value="0.005399343" calcext:value-type="float">
            <text:p>0.005399343</text:p>
          </table:table-cell>
          <table:table-cell office:value-type="float" office:value="0.006116818" calcext:value-type="float">
            <text:p>0.006116818</text:p>
          </table:table-cell>
          <table:table-cell office:value-type="float" office:value="0" calcext:value-type="float">
            <text:p>0</text:p>
          </table:table-cell>
          <table:table-cell office:value-type="float" office:value="10.85991" calcext:value-type="float">
            <text:p>10.85991</text:p>
          </table:table-cell>
          <table:table-cell office:value-type="float" office:value="26.69597" calcext:value-type="float">
            <text:p>26.69597</text:p>
          </table:table-cell>
          <table:table-cell office:value-type="float" office:value="26.07745" calcext:value-type="float">
            <text:p>26.07745</text:p>
          </table:table-cell>
          <table:table-cell office:value-type="float" office:value="23.29193" calcext:value-type="float">
            <text:p>23.29193</text:p>
          </table:table-cell>
          <table:table-cell office:value-type="float" office:value="22.08227" calcext:value-type="float">
            <text:p>22.08227</text:p>
          </table:table-cell>
          <table:table-cell office:value-type="float" office:value="3.856569" calcext:value-type="float">
            <text:p>3.856569</text:p>
          </table:table-cell>
          <table:table-cell office:value-type="float" office:value="0.9934118" calcext:value-type="float">
            <text:p>0.9934118</text:p>
          </table:table-cell>
          <table:table-cell office:value-type="float" office:value="1.063812" calcext:value-type="float">
            <text:p>1.063812</text:p>
          </table:table-cell>
          <table:table-cell office:value-type="float" office:value="0.9302937" calcext:value-type="float">
            <text:p>0.9302937</text:p>
          </table:table-cell>
          <table:table-cell office:value-type="float" office:value="0.3048219" calcext:value-type="float">
            <text:p>0.3048219</text:p>
          </table:table-cell>
          <table:table-cell office:value-type="float" office:value="0.1166181" calcext:value-type="float">
            <text:p>0.1166181</text:p>
          </table:table-cell>
          <table:table-cell office:value-type="float" office:value="0.1711263" calcext:value-type="float">
            <text:p>0.1711263</text:p>
          </table:table-cell>
          <table:table-cell office:value-type="float" office:value="0.3066307" calcext:value-type="float">
            <text:p>0.3066307</text:p>
          </table:table-cell>
          <table:table-cell office:value-type="float" office:value="0.3492993" calcext:value-type="float">
            <text:p>0.3492993</text:p>
          </table:table-cell>
          <table:table-cell office:value-type="float" office:value="0" calcext:value-type="float">
            <text:p>0</text:p>
          </table:table-cell>
          <table:table-cell office:value-type="float" office:value="175.959" calcext:value-type="float">
            <text:p>175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1556" calcext:value-type="float">
            <text:p>25.41556</text:p>
          </table:table-cell>
          <table:table-cell office:value-type="float" office:value="0" calcext:value-type="float">
            <text:p>0</text:p>
          </table:table-cell>
          <table:table-cell office:value-type="float" office:value="-1.300207" calcext:value-type="float">
            <text:p>-1.3002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3.86274" calcext:value-type="float">
            <text:p>13.86274</text:p>
          </table:table-cell>
          <table:table-cell office:value-type="float" office:value="1095.035" calcext:value-type="float">
            <text:p>1095.035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97" calcext:value-type="float">
            <text:p>-36.397</text:p>
          </table:table-cell>
          <table:table-cell office:value-type="float" office:value="0.09459332" calcext:value-type="float">
            <text:p>0.09459332</text:p>
          </table:table-cell>
          <table:table-cell office:value-type="float" office:value="6.583851" calcext:value-type="float">
            <text:p>6.58385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5262" calcext:value-type="float">
            <text:p>0.003115262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2763" calcext:value-type="float">
            <text:p>0.9692763</text:p>
          </table:table-cell>
          <table:table-cell office:value-type="float" office:value="-0.2728254" calcext:value-type="float">
            <text:p>-0.2728254</text:p>
          </table:table-cell>
          <table:table-cell office:value-type="float" office:value="-0.02516055" calcext:value-type="float">
            <text:p>-0.02516055</text:p>
          </table:table-cell>
          <table:table-cell office:value-type="float" office:value="0.0000288915" calcext:value-type="float">
            <text:p>2.88915E-05</text:p>
          </table:table-cell>
          <table:table-cell office:value-type="float" office:value="13.59416" calcext:value-type="float">
            <text:p>13.59416</text:p>
          </table:table-cell>
          <table:table-cell office:value-type="float" office:value="1.348473" calcext:value-type="float">
            <text:p>1.348473</text:p>
          </table:table-cell>
          <table:table-cell office:value-type="float" office:value="0.06786869" calcext:value-type="float">
            <text:p>0.06786869</text:p>
          </table:table-cell>
          <table:table-cell office:value-type="float" office:value="0.05050802" calcext:value-type="float">
            <text:p>0.05050802</text:p>
          </table:table-cell>
          <table:table-cell office:value-type="float" office:value="0.02815203" calcext:value-type="float">
            <text:p>0.02815203</text:p>
          </table:table-cell>
          <table:table-cell office:value-type="float" office:value="0.02553158" calcext:value-type="float">
            <text:p>0.02553158</text:p>
          </table:table-cell>
          <table:table-cell office:value-type="float" office:value="0.01288967" calcext:value-type="float">
            <text:p>0.01288967</text:p>
          </table:table-cell>
          <table:table-cell office:value-type="float" office:value="0.01102721" calcext:value-type="float">
            <text:p>0.01102721</text:p>
          </table:table-cell>
          <table:table-cell office:value-type="float" office:value="0.02700728" calcext:value-type="float">
            <text:p>0.02700728</text:p>
          </table:table-cell>
          <table:table-cell office:value-type="float" office:value="0.0225527" calcext:value-type="float">
            <text:p>0.0225527</text:p>
          </table:table-cell>
          <table:table-cell office:value-type="float" office:value="0.020997" calcext:value-type="float">
            <text:p>0.020997</text:p>
          </table:table-cell>
          <table:table-cell office:value-type="float" office:value="0.01863258" calcext:value-type="float">
            <text:p>0.01863258</text:p>
          </table:table-cell>
          <table:table-cell office:value-type="float" office:value="0.03484401" calcext:value-type="float">
            <text:p>0.03484401</text:p>
          </table:table-cell>
          <table:table-cell office:value-type="float" office:value="0.005394303" calcext:value-type="float">
            <text:p>0.005394303</text:p>
          </table:table-cell>
          <table:table-cell office:value-type="float" office:value="0.006113589" calcext:value-type="float">
            <text:p>0.006113589</text:p>
          </table:table-cell>
          <table:table-cell office:value-type="float" office:value="0" calcext:value-type="float">
            <text:p>0</text:p>
          </table:table-cell>
          <table:table-cell office:value-type="float" office:value="11.09309" calcext:value-type="float">
            <text:p>11.09309</text:p>
          </table:table-cell>
          <table:table-cell office:value-type="float" office:value="26.39387" calcext:value-type="float">
            <text:p>26.39387</text:p>
          </table:table-cell>
          <table:table-cell office:value-type="float" office:value="27.08935" calcext:value-type="float">
            <text:p>27.08935</text:p>
          </table:table-cell>
          <table:table-cell office:value-type="float" office:value="23.33855" calcext:value-type="float">
            <text:p>23.33855</text:p>
          </table:table-cell>
          <table:table-cell office:value-type="float" office:value="22.1716" calcext:value-type="float">
            <text:p>22.1716</text:p>
          </table:table-cell>
          <table:table-cell office:value-type="float" office:value="3.906281" calcext:value-type="float">
            <text:p>3.906281</text:p>
          </table:table-cell>
          <table:table-cell office:value-type="float" office:value="1.007046" calcext:value-type="float">
            <text:p>1.007046</text:p>
          </table:table-cell>
          <table:table-cell office:value-type="float" office:value="1.079442" calcext:value-type="float">
            <text:p>1.079442</text:p>
          </table:table-cell>
          <table:table-cell office:value-type="float" office:value="0.937712" calcext:value-type="float">
            <text:p>0.937712</text:p>
          </table:table-cell>
          <table:table-cell office:value-type="float" office:value="0.3087093" calcext:value-type="float">
            <text:p>0.3087093</text:p>
          </table:table-cell>
          <table:table-cell office:value-type="float" office:value="0.1181685" calcext:value-type="float">
            <text:p>0.1181685</text:p>
          </table:table-cell>
          <table:table-cell office:value-type="float" office:value="0.1736444" calcext:value-type="float">
            <text:p>0.1736444</text:p>
          </table:table-cell>
          <table:table-cell office:value-type="float" office:value="0.3063437" calcext:value-type="float">
            <text:p>0.3063437</text:p>
          </table:table-cell>
          <table:table-cell office:value-type="float" office:value="0.3493043" calcext:value-type="float">
            <text:p>0.3493043</text:p>
          </table:table-cell>
          <table:table-cell office:value-type="float" office:value="0" calcext:value-type="float">
            <text:p>0</text:p>
          </table:table-cell>
          <table:table-cell office:value-type="float" office:value="160.3095" calcext:value-type="float">
            <text:p>160.3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6871" calcext:value-type="float">
            <text:p>25.4687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3.84864" calcext:value-type="float">
            <text:p>13.84864</text:p>
          </table:table-cell>
          <table:table-cell office:value-type="float" office:value="1095.012" calcext:value-type="float">
            <text:p>1095.012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8586" calcext:value-type="float">
            <text:p>-36.38586</text:p>
          </table:table-cell>
          <table:table-cell office:value-type="float" office:value="0.08944443" calcext:value-type="float">
            <text:p>0.08944443</text:p>
          </table:table-cell>
          <table:table-cell office:value-type="float" office:value="6.631582" calcext:value-type="float">
            <text:p>6.63158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5262" calcext:value-type="float">
            <text:p>0.003115262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2763" calcext:value-type="float">
            <text:p>0.9692763</text:p>
          </table:table-cell>
          <table:table-cell office:value-type="float" office:value="-0.2728475" calcext:value-type="float">
            <text:p>-0.2728475</text:p>
          </table:table-cell>
          <table:table-cell office:value-type="float" office:value="-0.02515116" calcext:value-type="float">
            <text:p>-0.02515116</text:p>
          </table:table-cell>
          <table:table-cell office:value-type="float" office:value="0.00003091885" calcext:value-type="float">
            <text:p>3.091885E-05</text:p>
          </table:table-cell>
          <table:table-cell office:value-type="float" office:value="13.59567" calcext:value-type="float">
            <text:p>13.59567</text:p>
          </table:table-cell>
          <table:table-cell office:value-type="float" office:value="0.8859289" calcext:value-type="float">
            <text:p>0.8859289</text:p>
          </table:table-cell>
          <table:table-cell office:value-type="float" office:value="0.06337772" calcext:value-type="float">
            <text:p>0.06337772</text:p>
          </table:table-cell>
          <table:table-cell office:value-type="float" office:value="0.05079003" calcext:value-type="float">
            <text:p>0.05079003</text:p>
          </table:table-cell>
          <table:table-cell office:value-type="float" office:value="0.02828855" calcext:value-type="float">
            <text:p>0.02828855</text:p>
          </table:table-cell>
          <table:table-cell office:value-type="float" office:value="0.0257324" calcext:value-type="float">
            <text:p>0.0257324</text:p>
          </table:table-cell>
          <table:table-cell office:value-type="float" office:value="0.01301792" calcext:value-type="float">
            <text:p>0.01301792</text:p>
          </table:table-cell>
          <table:table-cell office:value-type="float" office:value="0.01108175" calcext:value-type="float">
            <text:p>0.01108175</text:p>
          </table:table-cell>
          <table:table-cell office:value-type="float" office:value="0.02694991" calcext:value-type="float">
            <text:p>0.02694991</text:p>
          </table:table-cell>
          <table:table-cell office:value-type="float" office:value="0.02251763" calcext:value-type="float">
            <text:p>0.02251763</text:p>
          </table:table-cell>
          <table:table-cell office:value-type="float" office:value="0.02099246" calcext:value-type="float">
            <text:p>0.02099246</text:p>
          </table:table-cell>
          <table:table-cell office:value-type="float" office:value="0.01863766" calcext:value-type="float">
            <text:p>0.01863766</text:p>
          </table:table-cell>
          <table:table-cell office:value-type="float" office:value="0.03474962" calcext:value-type="float">
            <text:p>0.03474962</text:p>
          </table:table-cell>
          <table:table-cell office:value-type="float" office:value="0.005389299" calcext:value-type="float">
            <text:p>0.005389299</text:p>
          </table:table-cell>
          <table:table-cell office:value-type="float" office:value="0.006110389" calcext:value-type="float">
            <text:p>0.006110389</text:p>
          </table:table-cell>
          <table:table-cell office:value-type="float" office:value="0" calcext:value-type="float">
            <text:p>0</text:p>
          </table:table-cell>
          <table:table-cell office:value-type="float" office:value="15.11884" calcext:value-type="float">
            <text:p>15.11884</text:p>
          </table:table-cell>
          <table:table-cell office:value-type="float" office:value="23.70513" calcext:value-type="float">
            <text:p>23.70513</text:p>
          </table:table-cell>
          <table:table-cell office:value-type="float" office:value="28.43015" calcext:value-type="float">
            <text:p>28.43015</text:p>
          </table:table-cell>
          <table:table-cell office:value-type="float" office:value="23.81695" calcext:value-type="float">
            <text:p>23.81695</text:p>
          </table:table-cell>
          <table:table-cell office:value-type="float" office:value="22.2819" calcext:value-type="float">
            <text:p>22.2819</text:p>
          </table:table-cell>
          <table:table-cell office:value-type="float" office:value="3.953166" calcext:value-type="float">
            <text:p>3.953166</text:p>
          </table:table-cell>
          <table:table-cell office:value-type="float" office:value="1.012063" calcext:value-type="float">
            <text:p>1.012063</text:p>
          </table:table-cell>
          <table:table-cell office:value-type="float" office:value="1.093812" calcext:value-type="float">
            <text:p>1.093812</text:p>
          </table:table-cell>
          <table:table-cell office:value-type="float" office:value="0.9452224" calcext:value-type="float">
            <text:p>0.9452224</text:p>
          </table:table-cell>
          <table:table-cell office:value-type="float" office:value="0.3126161" calcext:value-type="float">
            <text:p>0.3126161</text:p>
          </table:table-cell>
          <table:table-cell office:value-type="float" office:value="0.1197196" calcext:value-type="float">
            <text:p>0.1197196</text:p>
          </table:table-cell>
          <table:table-cell office:value-type="float" office:value="0.1761433" calcext:value-type="float">
            <text:p>0.1761433</text:p>
          </table:table-cell>
          <table:table-cell office:value-type="float" office:value="0.3060718" calcext:value-type="float">
            <text:p>0.3060718</text:p>
          </table:table-cell>
          <table:table-cell office:value-type="float" office:value="0.3493093" calcext:value-type="float">
            <text:p>0.3493093</text:p>
          </table:table-cell>
          <table:table-cell office:value-type="float" office:value="0" calcext:value-type="float">
            <text:p>0</text:p>
          </table:table-cell>
          <table:table-cell office:value-type="float" office:value="150.2483" calcext:value-type="float">
            <text:p>150.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1181" calcext:value-type="float">
            <text:p>25.5118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13.83733" calcext:value-type="float">
            <text:p>13.83733</text:p>
          </table:table-cell>
          <table:table-cell office:value-type="float" office:value="1094.99" calcext:value-type="float">
            <text:p>1094.9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7478" calcext:value-type="float">
            <text:p>-36.37478</text:p>
          </table:table-cell>
          <table:table-cell office:value-type="float" office:value="0.08793636" calcext:value-type="float">
            <text:p>0.08793636</text:p>
          </table:table-cell>
          <table:table-cell office:value-type="float" office:value="6.682489" calcext:value-type="float">
            <text:p>6.68248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5831" calcext:value-type="float">
            <text:p>0.9705831</text:p>
          </table:table-cell>
          <table:table-cell office:value-type="float" office:value="-0.2728745" calcext:value-type="float">
            <text:p>-0.2728745</text:p>
          </table:table-cell>
          <table:table-cell office:value-type="float" office:value="-0.02514543" calcext:value-type="float">
            <text:p>-0.02514543</text:p>
          </table:table-cell>
          <table:table-cell office:value-type="float" office:value="0.00003214179" calcext:value-type="float">
            <text:p>3.214179E-05</text:p>
          </table:table-cell>
          <table:table-cell office:value-type="float" office:value="13.59699" calcext:value-type="float">
            <text:p>13.59699</text:p>
          </table:table-cell>
          <table:table-cell office:value-type="float" office:value="0.6789444" calcext:value-type="float">
            <text:p>0.6789444</text:p>
          </table:table-cell>
          <table:table-cell office:value-type="float" office:value="0.08329341" calcext:value-type="float">
            <text:p>0.08329341</text:p>
          </table:table-cell>
          <table:table-cell office:value-type="float" office:value="0.06203308" calcext:value-type="float">
            <text:p>0.06203308</text:p>
          </table:table-cell>
          <table:table-cell office:value-type="float" office:value="0.02881949" calcext:value-type="float">
            <text:p>0.02881949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1313883" calcext:value-type="float">
            <text:p>0.01313883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2694117" calcext:value-type="float">
            <text:p>0.02694117</text:p>
          </table:table-cell>
          <table:table-cell office:value-type="float" office:value="0.02249321" calcext:value-type="float">
            <text:p>0.02249321</text:p>
          </table:table-cell>
          <table:table-cell office:value-type="float" office:value="0.02098726" calcext:value-type="float">
            <text:p>0.02098726</text:p>
          </table:table-cell>
          <table:table-cell office:value-type="float" office:value="0.01864201" calcext:value-type="float">
            <text:p>0.01864201</text:p>
          </table:table-cell>
          <table:table-cell office:value-type="float" office:value="0.0346524" calcext:value-type="float">
            <text:p>0.0346524</text:p>
          </table:table-cell>
          <table:table-cell office:value-type="float" office:value="0.005384333" calcext:value-type="float">
            <text:p>0.005384333</text:p>
          </table:table-cell>
          <table:table-cell office:value-type="float" office:value="0.006107191" calcext:value-type="float">
            <text:p>0.006107191</text:p>
          </table:table-cell>
          <table:table-cell office:value-type="float" office:value="0" calcext:value-type="float">
            <text:p>0</text:p>
          </table:table-cell>
          <table:table-cell office:value-type="float" office:value="4.466768" calcext:value-type="float">
            <text:p>4.466768</text:p>
          </table:table-cell>
          <table:table-cell office:value-type="float" office:value="17.84366" calcext:value-type="float">
            <text:p>17.84366</text:p>
          </table:table-cell>
          <table:table-cell office:value-type="float" office:value="34.36828" calcext:value-type="float">
            <text:p>34.36828</text:p>
          </table:table-cell>
          <table:table-cell office:value-type="float" office:value="25.00761" calcext:value-type="float">
            <text:p>25.00761</text:p>
          </table:table-cell>
          <table:table-cell office:value-type="float" office:value="22.8923" calcext:value-type="float">
            <text:p>22.8923</text:p>
          </table:table-cell>
          <table:table-cell office:value-type="float" office:value="4.003029" calcext:value-type="float">
            <text:p>4.003029</text:p>
          </table:table-cell>
          <table:table-cell office:value-type="float" office:value="1.007523" calcext:value-type="float">
            <text:p>1.007523</text:p>
          </table:table-cell>
          <table:table-cell office:value-type="float" office:value="1.110826" calcext:value-type="float">
            <text:p>1.110826</text:p>
          </table:table-cell>
          <table:table-cell office:value-type="float" office:value="0.9526483" calcext:value-type="float">
            <text:p>0.9526483</text:p>
          </table:table-cell>
          <table:table-cell office:value-type="float" office:value="0.3165259" calcext:value-type="float">
            <text:p>0.3165259</text:p>
          </table:table-cell>
          <table:table-cell office:value-type="float" office:value="0.121271" calcext:value-type="float">
            <text:p>0.121271</text:p>
          </table:table-cell>
          <table:table-cell office:value-type="float" office:value="0.178625" calcext:value-type="float">
            <text:p>0.178625</text:p>
          </table:table-cell>
          <table:table-cell office:value-type="float" office:value="0.3058138" calcext:value-type="float">
            <text:p>0.3058138</text:p>
          </table:table-cell>
          <table:table-cell office:value-type="float" office:value="0.3493144" calcext:value-type="float">
            <text:p>0.3493144</text:p>
          </table:table-cell>
          <table:table-cell office:value-type="float" office:value="0" calcext:value-type="float">
            <text:p>0</text:p>
          </table:table-cell>
          <table:table-cell office:value-type="float" office:value="117.3177" calcext:value-type="float">
            <text:p>117.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4977" calcext:value-type="float">
            <text:p>25.5497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3.82644" calcext:value-type="float">
            <text:p>13.82644</text:p>
          </table:table-cell>
          <table:table-cell office:value-type="float" office:value="1094.969" calcext:value-type="float">
            <text:p>1094.96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6394" calcext:value-type="float">
            <text:p>-36.36394</text:p>
          </table:table-cell>
          <table:table-cell office:value-type="float" office:value="0.08434983" calcext:value-type="float">
            <text:p>0.08434983</text:p>
          </table:table-cell>
          <table:table-cell office:value-type="float" office:value="6.722333" calcext:value-type="float">
            <text:p>6.72233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5833" calcext:value-type="float">
            <text:p>0.9705833</text:p>
          </table:table-cell>
          <table:table-cell office:value-type="float" office:value="-0.272889" calcext:value-type="float">
            <text:p>-0.272889</text:p>
          </table:table-cell>
          <table:table-cell office:value-type="float" office:value="-0.02513851" calcext:value-type="float">
            <text:p>-0.02513851</text:p>
          </table:table-cell>
          <table:table-cell office:value-type="float" office:value="0.0000347192" calcext:value-type="float">
            <text:p>3.47192E-05</text:p>
          </table:table-cell>
          <table:table-cell office:value-type="float" office:value="13.60406" calcext:value-type="float">
            <text:p>13.60406</text:p>
          </table:table-cell>
          <table:table-cell office:value-type="float" office:value="0.416152" calcext:value-type="float">
            <text:p>0.416152</text:p>
          </table:table-cell>
          <table:table-cell office:value-type="float" office:value="0.06941515" calcext:value-type="float">
            <text:p>0.06941515</text:p>
          </table:table-cell>
          <table:table-cell office:value-type="float" office:value="0.05741983" calcext:value-type="float">
            <text:p>0.05741983</text:p>
          </table:table-cell>
          <table:table-cell office:value-type="float" office:value="0.03145298" calcext:value-type="float">
            <text:p>0.03145298</text:p>
          </table:table-cell>
          <table:table-cell office:value-type="float" office:value="0.02755172" calcext:value-type="float">
            <text:p>0.02755172</text:p>
          </table:table-cell>
          <table:table-cell office:value-type="float" office:value="0.01316038" calcext:value-type="float">
            <text:p>0.01316038</text:p>
          </table:table-cell>
          <table:table-cell office:value-type="float" office:value="0.01141205" calcext:value-type="float">
            <text:p>0.01141205</text:p>
          </table:table-cell>
          <table:table-cell office:value-type="float" office:value="0.02698317" calcext:value-type="float">
            <text:p>0.02698317</text:p>
          </table:table-cell>
          <table:table-cell office:value-type="float" office:value="0.02248156" calcext:value-type="float">
            <text:p>0.02248156</text:p>
          </table:table-cell>
          <table:table-cell office:value-type="float" office:value="0.02098283" calcext:value-type="float">
            <text:p>0.02098283</text:p>
          </table:table-cell>
          <table:table-cell office:value-type="float" office:value="0.01864573" calcext:value-type="float">
            <text:p>0.01864573</text:p>
          </table:table-cell>
          <table:table-cell office:value-type="float" office:value="0.0345526" calcext:value-type="float">
            <text:p>0.0345526</text:p>
          </table:table-cell>
          <table:table-cell office:value-type="float" office:value="0.005379403" calcext:value-type="float">
            <text:p>0.005379403</text:p>
          </table:table-cell>
          <table:table-cell office:value-type="float" office:value="0.006104032" calcext:value-type="float">
            <text:p>0.006104032</text:p>
          </table:table-cell>
          <table:table-cell office:value-type="float" office:value="0" calcext:value-type="float">
            <text:p>0</text:p>
          </table:table-cell>
          <table:table-cell office:value-type="float" office:value="6.410198" calcext:value-type="float">
            <text:p>6.410198</text:p>
          </table:table-cell>
          <table:table-cell office:value-type="float" office:value="15.62816" calcext:value-type="float">
            <text:p>15.62816</text:p>
          </table:table-cell>
          <table:table-cell office:value-type="float" office:value="26.84341" calcext:value-type="float">
            <text:p>26.84341</text:p>
          </table:table-cell>
          <table:table-cell office:value-type="float" office:value="29.83072" calcext:value-type="float">
            <text:p>29.83072</text:p>
          </table:table-cell>
          <table:table-cell office:value-type="float" office:value="29.822" calcext:value-type="float">
            <text:p>29.822</text:p>
          </table:table-cell>
          <table:table-cell office:value-type="float" office:value="4.170522" calcext:value-type="float">
            <text:p>4.170522</text:p>
          </table:table-cell>
          <table:table-cell office:value-type="float" office:value="0.9749483" calcext:value-type="float">
            <text:p>0.9749483</text:p>
          </table:table-cell>
          <table:table-cell office:value-type="float" office:value="1.133029" calcext:value-type="float">
            <text:p>1.133029</text:p>
          </table:table-cell>
          <table:table-cell office:value-type="float" office:value="0.9602063" calcext:value-type="float">
            <text:p>0.9602063</text:p>
          </table:table-cell>
          <table:table-cell office:value-type="float" office:value="0.3204164" calcext:value-type="float">
            <text:p>0.3204164</text:p>
          </table:table-cell>
          <table:table-cell office:value-type="float" office:value="0.1228195" calcext:value-type="float">
            <text:p>0.1228195</text:p>
          </table:table-cell>
          <table:table-cell office:value-type="float" office:value="0.181091" calcext:value-type="float">
            <text:p>0.181091</text:p>
          </table:table-cell>
          <table:table-cell office:value-type="float" office:value="0.3055685" calcext:value-type="float">
            <text:p>0.3055685</text:p>
          </table:table-cell>
          <table:table-cell office:value-type="float" office:value="0.3493194" calcext:value-type="float">
            <text:p>0.3493194</text:p>
          </table:table-cell>
          <table:table-cell office:value-type="float" office:value="0" calcext:value-type="float">
            <text:p>0</text:p>
          </table:table-cell>
          <table:table-cell office:value-type="float" office:value="105.7991" calcext:value-type="float">
            <text:p>105.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8622" calcext:value-type="float">
            <text:p>25.5862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13.81766" calcext:value-type="float">
            <text:p>13.81766</text:p>
          </table:table-cell>
          <table:table-cell office:value-type="float" office:value="1094.949" calcext:value-type="float">
            <text:p>1094.949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5327" calcext:value-type="float">
            <text:p>-36.35327</text:p>
          </table:table-cell>
          <table:table-cell office:value-type="float" office:value="0.08272627" calcext:value-type="float">
            <text:p>0.08272627</text:p>
          </table:table-cell>
          <table:table-cell office:value-type="float" office:value="6.757421" calcext:value-type="float">
            <text:p>6.75742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5833" calcext:value-type="float">
            <text:p>0.9705833</text:p>
          </table:table-cell>
          <table:table-cell office:value-type="float" office:value="-0.2729007" calcext:value-type="float">
            <text:p>-0.2729007</text:p>
          </table:table-cell>
          <table:table-cell office:value-type="float" office:value="-0.02513097" calcext:value-type="float">
            <text:p>-0.02513097</text:p>
          </table:table-cell>
          <table:table-cell office:value-type="float" office:value="0.00003677846" calcext:value-type="float">
            <text:p>3.677846E-05</text:p>
          </table:table-cell>
          <table:table-cell office:value-type="float" office:value="13.60781" calcext:value-type="float">
            <text:p>13.60781</text:p>
          </table:table-cell>
          <table:table-cell office:value-type="float" office:value="0.284337" calcext:value-type="float">
            <text:p>0.284337</text:p>
          </table:table-cell>
          <table:table-cell office:value-type="float" office:value="0.06643473" calcext:value-type="float">
            <text:p>0.06643473</text:p>
          </table:table-cell>
          <table:table-cell office:value-type="float" office:value="0.05729456" calcext:value-type="float">
            <text:p>0.05729456</text:p>
          </table:table-cell>
          <table:table-cell office:value-type="float" office:value="0.03206637" calcext:value-type="float">
            <text:p>0.03206637</text:p>
          </table:table-cell>
          <table:table-cell office:value-type="float" office:value="0.02881042" calcext:value-type="float">
            <text:p>0.02881042</text:p>
          </table:table-cell>
          <table:table-cell office:value-type="float" office:value="0.01332924" calcext:value-type="float">
            <text:p>0.01332924</text:p>
          </table:table-cell>
          <table:table-cell office:value-type="float" office:value="0.01140848" calcext:value-type="float">
            <text:p>0.01140848</text:p>
          </table:table-cell>
          <table:table-cell office:value-type="float" office:value="0.0270106" calcext:value-type="float">
            <text:p>0.0270106</text:p>
          </table:table-cell>
          <table:table-cell office:value-type="float" office:value="0.02247949" calcext:value-type="float">
            <text:p>0.02247949</text:p>
          </table:table-cell>
          <table:table-cell office:value-type="float" office:value="0.02098006" calcext:value-type="float">
            <text:p>0.02098006</text:p>
          </table:table-cell>
          <table:table-cell office:value-type="float" office:value="0.01864939" calcext:value-type="float">
            <text:p>0.01864939</text:p>
          </table:table-cell>
          <table:table-cell office:value-type="float" office:value="0.03445087" calcext:value-type="float">
            <text:p>0.03445087</text:p>
          </table:table-cell>
          <table:table-cell office:value-type="float" office:value="0.005374509" calcext:value-type="float">
            <text:p>0.005374509</text:p>
          </table:table-cell>
          <table:table-cell office:value-type="float" office:value="0.006100876" calcext:value-type="float">
            <text:p>0.006100876</text:p>
          </table:table-cell>
          <table:table-cell office:value-type="float" office:value="0" calcext:value-type="float">
            <text:p>0</text:p>
          </table:table-cell>
          <table:table-cell office:value-type="float" office:value="8.517161" calcext:value-type="float">
            <text:p>8.517161</text:p>
          </table:table-cell>
          <table:table-cell office:value-type="float" office:value="15.15297" calcext:value-type="float">
            <text:p>15.15297</text:p>
          </table:table-cell>
          <table:table-cell office:value-type="float" office:value="25.62863" calcext:value-type="float">
            <text:p>25.62863</text:p>
          </table:table-cell>
          <table:table-cell office:value-type="float" office:value="29.79185" calcext:value-type="float">
            <text:p>29.79185</text:p>
          </table:table-cell>
          <table:table-cell office:value-type="float" office:value="30.96134" calcext:value-type="float">
            <text:p>30.96134</text:p>
          </table:table-cell>
          <table:table-cell office:value-type="float" office:value="4.526671" calcext:value-type="float">
            <text:p>4.526671</text:p>
          </table:table-cell>
          <table:table-cell office:value-type="float" office:value="0.9663133" calcext:value-type="float">
            <text:p>0.9663133</text:p>
          </table:table-cell>
          <table:table-cell office:value-type="float" office:value="1.147695" calcext:value-type="float">
            <text:p>1.147695</text:p>
          </table:table-cell>
          <table:table-cell office:value-type="float" office:value="0.9677838" calcext:value-type="float">
            <text:p>0.9677838</text:p>
          </table:table-cell>
          <table:table-cell office:value-type="float" office:value="0.3242708" calcext:value-type="float">
            <text:p>0.3242708</text:p>
          </table:table-cell>
          <table:table-cell office:value-type="float" office:value="0.124362" calcext:value-type="float">
            <text:p>0.124362</text:p>
          </table:table-cell>
          <table:table-cell office:value-type="float" office:value="0.183542" calcext:value-type="float">
            <text:p>0.183542</text:p>
          </table:table-cell>
          <table:table-cell office:value-type="float" office:value="0.305335" calcext:value-type="float">
            <text:p>0.305335</text:p>
          </table:table-cell>
          <table:table-cell office:value-type="float" office:value="0.3493244" calcext:value-type="float">
            <text:p>0.3493244</text:p>
          </table:table-cell>
          <table:table-cell office:value-type="float" office:value="0" calcext:value-type="float">
            <text:p>0</text:p>
          </table:table-cell>
          <table:table-cell office:value-type="float" office:value="97.41708" calcext:value-type="float">
            <text:p>97.4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014" calcext:value-type="float">
            <text:p>25.6201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13.81126" calcext:value-type="float">
            <text:p>13.81126</text:p>
          </table:table-cell>
          <table:table-cell office:value-type="float" office:value="1094.93" calcext:value-type="float">
            <text:p>1094.93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4272" calcext:value-type="float">
            <text:p>-36.34272</text:p>
          </table:table-cell>
          <table:table-cell office:value-type="float" office:value="0.0820761" calcext:value-type="float">
            <text:p>0.0820761</text:p>
          </table:table-cell>
          <table:table-cell office:value-type="float" office:value="6.789362" calcext:value-type="float">
            <text:p>6.78936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5845" calcext:value-type="float">
            <text:p>0.9705845</text:p>
          </table:table-cell>
          <table:table-cell office:value-type="float" office:value="-0.2729076" calcext:value-type="float">
            <text:p>-0.2729076</text:p>
          </table:table-cell>
          <table:table-cell office:value-type="float" office:value="-0.02512347" calcext:value-type="float">
            <text:p>-0.02512347</text:p>
          </table:table-cell>
          <table:table-cell office:value-type="float" office:value="0.00003821082" calcext:value-type="float">
            <text:p>3.821082E-05</text:p>
          </table:table-cell>
          <table:table-cell office:value-type="float" office:value="13.60894" calcext:value-type="float">
            <text:p>13.60894</text:p>
          </table:table-cell>
          <table:table-cell office:value-type="float" office:value="0.2261189" calcext:value-type="float">
            <text:p>0.2261189</text:p>
          </table:table-cell>
          <table:table-cell office:value-type="float" office:value="0.06700436" calcext:value-type="float">
            <text:p>0.06700436</text:p>
          </table:table-cell>
          <table:table-cell office:value-type="float" office:value="0.05843131" calcext:value-type="float">
            <text:p>0.05843131</text:p>
          </table:table-cell>
          <table:table-cell office:value-type="float" office:value="0.03285177" calcext:value-type="float">
            <text:p>0.03285177</text:p>
          </table:table-cell>
          <table:table-cell office:value-type="float" office:value="0.02952565" calcext:value-type="float">
            <text:p>0.02952565</text:p>
          </table:table-cell>
          <table:table-cell office:value-type="float" office:value="0.0135597" calcext:value-type="float">
            <text:p>0.0135597</text:p>
          </table:table-cell>
          <table:table-cell office:value-type="float" office:value="0.01145359" calcext:value-type="float">
            <text:p>0.01145359</text:p>
          </table:table-cell>
          <table:table-cell office:value-type="float" office:value="0.02704385" calcext:value-type="float">
            <text:p>0.02704385</text:p>
          </table:table-cell>
          <table:table-cell office:value-type="float" office:value="0.02248481" calcext:value-type="float">
            <text:p>0.02248481</text:p>
          </table:table-cell>
          <table:table-cell office:value-type="float" office:value="0.02097925" calcext:value-type="float">
            <text:p>0.02097925</text:p>
          </table:table-cell>
          <table:table-cell office:value-type="float" office:value="0.01865331" calcext:value-type="float">
            <text:p>0.01865331</text:p>
          </table:table-cell>
          <table:table-cell office:value-type="float" office:value="0.03434737" calcext:value-type="float">
            <text:p>0.03434737</text:p>
          </table:table-cell>
          <table:table-cell office:value-type="float" office:value="0.005369647" calcext:value-type="float">
            <text:p>0.005369647</text:p>
          </table:table-cell>
          <table:table-cell office:value-type="float" office:value="0.006097744" calcext:value-type="float">
            <text:p>0.006097744</text:p>
          </table:table-cell>
          <table:table-cell office:value-type="float" office:value="0" calcext:value-type="float">
            <text:p>0</text:p>
          </table:table-cell>
          <table:table-cell office:value-type="float" office:value="9.081537" calcext:value-type="float">
            <text:p>9.081537</text:p>
          </table:table-cell>
          <table:table-cell office:value-type="float" office:value="15.2697" calcext:value-type="float">
            <text:p>15.2697</text:p>
          </table:table-cell>
          <table:table-cell office:value-type="float" office:value="25.41119" calcext:value-type="float">
            <text:p>25.41119</text:p>
          </table:table-cell>
          <table:table-cell office:value-type="float" office:value="29.46802" calcext:value-type="float">
            <text:p>29.46802</text:p>
          </table:table-cell>
          <table:table-cell office:value-type="float" office:value="30.20706" calcext:value-type="float">
            <text:p>30.20706</text:p>
          </table:table-cell>
          <table:table-cell office:value-type="float" office:value="4.959103" calcext:value-type="float">
            <text:p>4.959103</text:p>
          </table:table-cell>
          <table:table-cell office:value-type="float" office:value="0.9715243" calcext:value-type="float">
            <text:p>0.9715243</text:p>
          </table:table-cell>
          <table:table-cell office:value-type="float" office:value="1.158406" calcext:value-type="float">
            <text:p>1.158406</text:p>
          </table:table-cell>
          <table:table-cell office:value-type="float" office:value="0.9751778" calcext:value-type="float">
            <text:p>0.9751778</text:p>
          </table:table-cell>
          <table:table-cell office:value-type="float" office:value="0.3280756" calcext:value-type="float">
            <text:p>0.3280756</text:p>
          </table:table-cell>
          <table:table-cell office:value-type="float" office:value="0.1258956" calcext:value-type="float">
            <text:p>0.1258956</text:p>
          </table:table-cell>
          <table:table-cell office:value-type="float" office:value="0.1859773" calcext:value-type="float">
            <text:p>0.1859773</text:p>
          </table:table-cell>
          <table:table-cell office:value-type="float" office:value="0.3051119" calcext:value-type="float">
            <text:p>0.3051119</text:p>
          </table:table-cell>
          <table:table-cell office:value-type="float" office:value="0.3493294" calcext:value-type="float">
            <text:p>0.3493294</text:p>
          </table:table-cell>
          <table:table-cell office:value-type="float" office:value="0" calcext:value-type="float">
            <text:p>0</text:p>
          </table:table-cell>
          <table:table-cell office:value-type="float" office:value="89.40688" calcext:value-type="float">
            <text:p>89.4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5078" calcext:value-type="float">
            <text:p>25.6507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13.80586" calcext:value-type="float">
            <text:p>13.80586</text:p>
          </table:table-cell>
          <table:table-cell office:value-type="float" office:value="1094.913" calcext:value-type="float">
            <text:p>1094.913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3223" calcext:value-type="float">
            <text:p>-36.33223</text:p>
          </table:table-cell>
          <table:table-cell office:value-type="float" office:value="0.08120001" calcext:value-type="float">
            <text:p>0.08120001</text:p>
          </table:table-cell>
          <table:table-cell office:value-type="float" office:value="6.81854" calcext:value-type="float">
            <text:p>6.8185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702696" calcext:value-type="float">
            <text:p>0.9702696</text:p>
          </table:table-cell>
          <table:table-cell office:value-type="float" office:value="-0.2729171" calcext:value-type="float">
            <text:p>-0.2729171</text:p>
          </table:table-cell>
          <table:table-cell office:value-type="float" office:value="-0.0251156" calcext:value-type="float">
            <text:p>-0.0251156</text:p>
          </table:table-cell>
          <table:table-cell office:value-type="float" office:value="0.00004059331" calcext:value-type="float">
            <text:p>4.059331E-05</text:p>
          </table:table-cell>
          <table:table-cell office:value-type="float" office:value="13.61089" calcext:value-type="float">
            <text:p>13.61089</text:p>
          </table:table-cell>
          <table:table-cell office:value-type="float" office:value="0.1602136" calcext:value-type="float">
            <text:p>0.1602136</text:p>
          </table:table-cell>
          <table:table-cell office:value-type="float" office:value="0.06509577" calcext:value-type="float">
            <text:p>0.06509577</text:p>
          </table:table-cell>
          <table:table-cell office:value-type="float" office:value="0.05811937" calcext:value-type="float">
            <text:p>0.05811937</text:p>
          </table:table-cell>
          <table:table-cell office:value-type="float" office:value="0.03322785" calcext:value-type="float">
            <text:p>0.03322785</text:p>
          </table:table-cell>
          <table:table-cell office:value-type="float" office:value="0.02998093" calcext:value-type="float">
            <text:p>0.02998093</text:p>
          </table:table-cell>
          <table:table-cell office:value-type="float" office:value="0.01383867" calcext:value-type="float">
            <text:p>0.01383867</text:p>
          </table:table-cell>
          <table:table-cell office:value-type="float" office:value="0.01157137" calcext:value-type="float">
            <text:p>0.01157137</text:p>
          </table:table-cell>
          <table:table-cell office:value-type="float" office:value="0.02709441" calcext:value-type="float">
            <text:p>0.02709441</text:p>
          </table:table-cell>
          <table:table-cell office:value-type="float" office:value="0.02249808" calcext:value-type="float">
            <text:p>0.02249808</text:p>
          </table:table-cell>
          <table:table-cell office:value-type="float" office:value="0.02098062" calcext:value-type="float">
            <text:p>0.02098062</text:p>
          </table:table-cell>
          <table:table-cell office:value-type="float" office:value="0.01865731" calcext:value-type="float">
            <text:p>0.01865731</text:p>
          </table:table-cell>
          <table:table-cell office:value-type="float" office:value="0.03424272" calcext:value-type="float">
            <text:p>0.03424272</text:p>
          </table:table-cell>
          <table:table-cell office:value-type="float" office:value="0.005376034" calcext:value-type="float">
            <text:p>0.005376034</text:p>
          </table:table-cell>
          <table:table-cell office:value-type="float" office:value="0.006083413" calcext:value-type="float">
            <text:p>0.006083413</text:p>
          </table:table-cell>
          <table:table-cell office:value-type="float" office:value="0" calcext:value-type="float">
            <text:p>0</text:p>
          </table:table-cell>
          <table:table-cell office:value-type="float" office:value="11.10388" calcext:value-type="float">
            <text:p>11.10388</text:p>
          </table:table-cell>
          <table:table-cell office:value-type="float" office:value="15.23347" calcext:value-type="float">
            <text:p>15.23347</text:p>
          </table:table-cell>
          <table:table-cell office:value-type="float" office:value="24.99974" calcext:value-type="float">
            <text:p>24.99974</text:p>
          </table:table-cell>
          <table:table-cell office:value-type="float" office:value="28.91652" calcext:value-type="float">
            <text:p>28.91652</text:p>
          </table:table-cell>
          <table:table-cell office:value-type="float" office:value="29.31601" calcext:value-type="float">
            <text:p>29.31601</text:p>
          </table:table-cell>
          <table:table-cell office:value-type="float" office:value="5.488998" calcext:value-type="float">
            <text:p>5.488998</text:p>
          </table:table-cell>
          <table:table-cell office:value-type="float" office:value="0.9845262" calcext:value-type="float">
            <text:p>0.9845262</text:p>
          </table:table-cell>
          <table:table-cell office:value-type="float" office:value="1.167395" calcext:value-type="float">
            <text:p>1.167395</text:p>
          </table:table-cell>
          <table:table-cell office:value-type="float" office:value="0.982264" calcext:value-type="float">
            <text:p>0.982264</text:p>
          </table:table-cell>
          <table:table-cell office:value-type="float" office:value="0.3318234" calcext:value-type="float">
            <text:p>0.3318234</text:p>
          </table:table-cell>
          <table:table-cell office:value-type="float" office:value="0.1274182" calcext:value-type="float">
            <text:p>0.1274182</text:p>
          </table:table-cell>
          <table:table-cell office:value-type="float" office:value="0.1884725" calcext:value-type="float">
            <text:p>0.1884725</text:p>
          </table:table-cell>
          <table:table-cell office:value-type="float" office:value="0.3079846" calcext:value-type="float">
            <text:p>0.3079846</text:p>
          </table:table-cell>
          <table:table-cell office:value-type="float" office:value="0.3467133" calcext:value-type="float">
            <text:p>0.3467133</text:p>
          </table:table-cell>
          <table:table-cell office:value-type="float" office:value="0" calcext:value-type="float">
            <text:p>0</text:p>
          </table:table-cell>
          <table:table-cell office:value-type="float" office:value="82.67461" calcext:value-type="float">
            <text:p>82.6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7923" calcext:value-type="float">
            <text:p>25.6792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13.79439" calcext:value-type="float">
            <text:p>13.79439</text:p>
          </table:table-cell>
          <table:table-cell office:value-type="float" office:value="1094.894" calcext:value-type="float">
            <text:p>1094.894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2193" calcext:value-type="float">
            <text:p>-36.32193</text:p>
          </table:table-cell>
          <table:table-cell office:value-type="float" office:value="0.08041854" calcext:value-type="float">
            <text:p>0.08041854</text:p>
          </table:table-cell>
          <table:table-cell office:value-type="float" office:value="6.854805" calcext:value-type="float">
            <text:p>6.85480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4694" calcext:value-type="float">
            <text:p>0.9694694</text:p>
          </table:table-cell>
          <table:table-cell office:value-type="float" office:value="-0.2729348" calcext:value-type="float">
            <text:p>-0.2729348</text:p>
          </table:table-cell>
          <table:table-cell office:value-type="float" office:value="-0.02510726" calcext:value-type="float">
            <text:p>-0.02510726</text:p>
          </table:table-cell>
          <table:table-cell office:value-type="float" office:value="0.00004577869" calcext:value-type="float">
            <text:p>4.577869E-05</text:p>
          </table:table-cell>
          <table:table-cell office:value-type="float" office:value="13.61931" calcext:value-type="float">
            <text:p>13.61931</text:p>
          </table:table-cell>
          <table:table-cell office:value-type="float" office:value="0.1118978" calcext:value-type="float">
            <text:p>0.1118978</text:p>
          </table:table-cell>
          <table:table-cell office:value-type="float" office:value="0.06207395" calcext:value-type="float">
            <text:p>0.06207395</text:p>
          </table:table-cell>
          <table:table-cell office:value-type="float" office:value="0.05637279" calcext:value-type="float">
            <text:p>0.05637279</text:p>
          </table:table-cell>
          <table:table-cell office:value-type="float" office:value="0.03243699" calcext:value-type="float">
            <text:p>0.03243699</text:p>
          </table:table-cell>
          <table:table-cell office:value-type="float" office:value="0.02951585" calcext:value-type="float">
            <text:p>0.02951585</text:p>
          </table:table-cell>
          <table:table-cell office:value-type="float" office:value="0.01401736" calcext:value-type="float">
            <text:p>0.01401736</text:p>
          </table:table-cell>
          <table:table-cell office:value-type="float" office:value="0.01162512" calcext:value-type="float">
            <text:p>0.01162512</text:p>
          </table:table-cell>
          <table:table-cell office:value-type="float" office:value="0.02713591" calcext:value-type="float">
            <text:p>0.02713591</text:p>
          </table:table-cell>
          <table:table-cell office:value-type="float" office:value="0.02251761" calcext:value-type="float">
            <text:p>0.02251761</text:p>
          </table:table-cell>
          <table:table-cell office:value-type="float" office:value="0.02098446" calcext:value-type="float">
            <text:p>0.02098446</text:p>
          </table:table-cell>
          <table:table-cell office:value-type="float" office:value="0.01866155" calcext:value-type="float">
            <text:p>0.01866155</text:p>
          </table:table-cell>
          <table:table-cell office:value-type="float" office:value="0.03413768" calcext:value-type="float">
            <text:p>0.03413768</text:p>
          </table:table-cell>
          <table:table-cell office:value-type="float" office:value="0.005369882" calcext:value-type="float">
            <text:p>0.005369882</text:p>
          </table:table-cell>
          <table:table-cell office:value-type="float" office:value="0.006081757" calcext:value-type="float">
            <text:p>0.006081757</text:p>
          </table:table-cell>
          <table:table-cell office:value-type="float" office:value="0" calcext:value-type="float">
            <text:p>0</text:p>
          </table:table-cell>
          <table:table-cell office:value-type="float" office:value="12.73064" calcext:value-type="float">
            <text:p>12.73064</text:p>
          </table:table-cell>
          <table:table-cell office:value-type="float" office:value="15.49344" calcext:value-type="float">
            <text:p>15.49344</text:p>
          </table:table-cell>
          <table:table-cell office:value-type="float" office:value="24.62943" calcext:value-type="float">
            <text:p>24.62943</text:p>
          </table:table-cell>
          <table:table-cell office:value-type="float" office:value="28.19602" calcext:value-type="float">
            <text:p>28.19602</text:p>
          </table:table-cell>
          <table:table-cell office:value-type="float" office:value="28.18018" calcext:value-type="float">
            <text:p>28.18018</text:p>
          </table:table-cell>
          <table:table-cell office:value-type="float" office:value="6.094306" calcext:value-type="float">
            <text:p>6.094306</text:p>
          </table:table-cell>
          <table:table-cell office:value-type="float" office:value="1.027824" calcext:value-type="float">
            <text:p>1.027824</text:p>
          </table:table-cell>
          <table:table-cell office:value-type="float" office:value="1.176222" calcext:value-type="float">
            <text:p>1.176222</text:p>
          </table:table-cell>
          <table:table-cell office:value-type="float" office:value="0.9889997" calcext:value-type="float">
            <text:p>0.9889997</text:p>
          </table:table-cell>
          <table:table-cell office:value-type="float" office:value="0.3355044" calcext:value-type="float">
            <text:p>0.3355044</text:p>
          </table:table-cell>
          <table:table-cell office:value-type="float" office:value="0.1289333" calcext:value-type="float">
            <text:p>0.1289333</text:p>
          </table:table-cell>
          <table:table-cell office:value-type="float" office:value="0.1910252" calcext:value-type="float">
            <text:p>0.1910252</text:p>
          </table:table-cell>
          <table:table-cell office:value-type="float" office:value="0.3071657" calcext:value-type="float">
            <text:p>0.3071657</text:p>
          </table:table-cell>
          <table:table-cell office:value-type="float" office:value="0.3485735" calcext:value-type="float">
            <text:p>0.3485735</text:p>
          </table:table-cell>
          <table:table-cell office:value-type="float" office:value="0" calcext:value-type="float">
            <text:p>0</text:p>
          </table:table-cell>
          <table:table-cell office:value-type="float" office:value="82.21069" calcext:value-type="float">
            <text:p>82.2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427" calcext:value-type="float">
            <text:p>25.7142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13.7767" calcext:value-type="float">
            <text:p>13.7767</text:p>
          </table:table-cell>
          <table:table-cell office:value-type="float" office:value="1094.874" calcext:value-type="float">
            <text:p>1094.874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1193" calcext:value-type="float">
            <text:p>-36.31193</text:p>
          </table:table-cell>
          <table:table-cell office:value-type="float" office:value="0.08032016" calcext:value-type="float">
            <text:p>0.08032016</text:p>
          </table:table-cell>
          <table:table-cell office:value-type="float" office:value="6.89749" calcext:value-type="float">
            <text:p>6.8974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29522" calcext:value-type="float">
            <text:p>-0.2729522</text:p>
          </table:table-cell>
          <table:table-cell office:value-type="float" office:value="-0.02509436" calcext:value-type="float">
            <text:p>-0.02509436</text:p>
          </table:table-cell>
          <table:table-cell office:value-type="float" office:value="0.00004809997" calcext:value-type="float">
            <text:p>4.809997E-05</text:p>
          </table:table-cell>
          <table:table-cell office:value-type="float" office:value="13.62359" calcext:value-type="float">
            <text:p>13.62359</text:p>
          </table:table-cell>
          <table:table-cell office:value-type="float" office:value="0.08814607" calcext:value-type="float">
            <text:p>0.08814607</text:p>
          </table:table-cell>
          <table:table-cell office:value-type="float" office:value="0.06044785" calcext:value-type="float">
            <text:p>0.06044785</text:p>
          </table:table-cell>
          <table:table-cell office:value-type="float" office:value="0.05516963" calcext:value-type="float">
            <text:p>0.05516963</text:p>
          </table:table-cell>
          <table:table-cell office:value-type="float" office:value="0.0316867" calcext:value-type="float">
            <text:p>0.0316867</text:p>
          </table:table-cell>
          <table:table-cell office:value-type="float" office:value="0.0289089" calcext:value-type="float">
            <text:p>0.0289089</text:p>
          </table:table-cell>
          <table:table-cell office:value-type="float" office:value="0.0141524" calcext:value-type="float">
            <text:p>0.0141524</text:p>
          </table:table-cell>
          <table:table-cell office:value-type="float" office:value="0.01159297" calcext:value-type="float">
            <text:p>0.01159297</text:p>
          </table:table-cell>
          <table:table-cell office:value-type="float" office:value="0.0271391" calcext:value-type="float">
            <text:p>0.0271391</text:p>
          </table:table-cell>
          <table:table-cell office:value-type="float" office:value="0.02253424" calcext:value-type="float">
            <text:p>0.02253424</text:p>
          </table:table-cell>
          <table:table-cell office:value-type="float" office:value="0.02099023" calcext:value-type="float">
            <text:p>0.02099023</text:p>
          </table:table-cell>
          <table:table-cell office:value-type="float" office:value="0.01866634" calcext:value-type="float">
            <text:p>0.01866634</text:p>
          </table:table-cell>
          <table:table-cell office:value-type="float" office:value="0.03403261" calcext:value-type="float">
            <text:p>0.03403261</text:p>
          </table:table-cell>
          <table:table-cell office:value-type="float" office:value="0.005363876" calcext:value-type="float">
            <text:p>0.005363876</text:p>
          </table:table-cell>
          <table:table-cell office:value-type="float" office:value="0.006080017" calcext:value-type="float">
            <text:p>0.006080017</text:p>
          </table:table-cell>
          <table:table-cell office:value-type="float" office:value="0" calcext:value-type="float">
            <text:p>0</text:p>
          </table:table-cell>
          <table:table-cell office:value-type="float" office:value="13.32888" calcext:value-type="float">
            <text:p>13.32888</text:p>
          </table:table-cell>
          <table:table-cell office:value-type="float" office:value="15.94174" calcext:value-type="float">
            <text:p>15.94174</text:p>
          </table:table-cell>
          <table:table-cell office:value-type="float" office:value="24.39675" calcext:value-type="float">
            <text:p>24.39675</text:p>
          </table:table-cell>
          <table:table-cell office:value-type="float" office:value="27.54714" calcext:value-type="float">
            <text:p>27.54714</text:p>
          </table:table-cell>
          <table:table-cell office:value-type="float" office:value="27.19164" calcext:value-type="float">
            <text:p>27.19164</text:p>
          </table:table-cell>
          <table:table-cell office:value-type="float" office:value="6.624732" calcext:value-type="float">
            <text:p>6.624732</text:p>
          </table:table-cell>
          <table:table-cell office:value-type="float" office:value="1.130925" calcext:value-type="float">
            <text:p>1.130925</text:p>
          </table:table-cell>
          <table:table-cell office:value-type="float" office:value="1.186525" calcext:value-type="float">
            <text:p>1.186525</text:p>
          </table:table-cell>
          <table:table-cell office:value-type="float" office:value="0.9955549" calcext:value-type="float">
            <text:p>0.9955549</text:p>
          </table:table-cell>
          <table:table-cell office:value-type="float" office:value="0.3391185" calcext:value-type="float">
            <text:p>0.3391185</text:p>
          </table:table-cell>
          <table:table-cell office:value-type="float" office:value="0.1304371" calcext:value-type="float">
            <text:p>0.1304371</text:p>
          </table:table-cell>
          <table:table-cell office:value-type="float" office:value="0.193492" calcext:value-type="float">
            <text:p>0.193492</text:p>
          </table:table-cell>
          <table:table-cell office:value-type="float" office:value="0.3064676" calcext:value-type="float">
            <text:p>0.3064676</text:p>
          </table:table-cell>
          <table:table-cell office:value-type="float" office:value="0.349152" calcext:value-type="float">
            <text:p>0.349152</text:p>
          </table:table-cell>
          <table:table-cell office:value-type="float" office:value="0" calcext:value-type="float">
            <text:p>0</text:p>
          </table:table-cell>
          <table:table-cell office:value-type="float" office:value="98.0635" calcext:value-type="float">
            <text:p>98.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684" calcext:value-type="float">
            <text:p>25.7568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13.75363" calcext:value-type="float">
            <text:p>13.75363</text:p>
          </table:table-cell>
          <table:table-cell office:value-type="float" office:value="1094.85" calcext:value-type="float">
            <text:p>1094.85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30203" calcext:value-type="float">
            <text:p>-36.30203</text:p>
          </table:table-cell>
          <table:table-cell office:value-type="float" office:value="0.08253809" calcext:value-type="float">
            <text:p>0.08253809</text:p>
          </table:table-cell>
          <table:table-cell office:value-type="float" office:value="6.945465" calcext:value-type="float">
            <text:p>6.94546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29681" calcext:value-type="float">
            <text:p>-0.2729681</text:p>
          </table:table-cell>
          <table:table-cell office:value-type="float" office:value="-0.0250729" calcext:value-type="float">
            <text:p>-0.0250729</text:p>
          </table:table-cell>
          <table:table-cell office:value-type="float" office:value="0.0000481032" calcext:value-type="float">
            <text:p>4.81032E-05</text:p>
          </table:table-cell>
          <table:table-cell office:value-type="float" office:value="13.61582" calcext:value-type="float">
            <text:p>13.61582</text:p>
          </table:table-cell>
          <table:table-cell office:value-type="float" office:value="0.3050305" calcext:value-type="float">
            <text:p>0.3050305</text:p>
          </table:table-cell>
          <table:table-cell office:value-type="float" office:value="0.05987975" calcext:value-type="float">
            <text:p>0.05987975</text:p>
          </table:table-cell>
          <table:table-cell office:value-type="float" office:value="0.05430686" calcext:value-type="float">
            <text:p>0.05430686</text:p>
          </table:table-cell>
          <table:table-cell office:value-type="float" office:value="0.03120121" calcext:value-type="float">
            <text:p>0.03120121</text:p>
          </table:table-cell>
          <table:table-cell office:value-type="float" office:value="0.02842665" calcext:value-type="float">
            <text:p>0.02842665</text:p>
          </table:table-cell>
          <table:table-cell office:value-type="float" office:value="0.01426185" calcext:value-type="float">
            <text:p>0.01426185</text:p>
          </table:table-cell>
          <table:table-cell office:value-type="float" office:value="0.01154276" calcext:value-type="float">
            <text:p>0.01154276</text:p>
          </table:table-cell>
          <table:table-cell office:value-type="float" office:value="0.02711518" calcext:value-type="float">
            <text:p>0.02711518</text:p>
          </table:table-cell>
          <table:table-cell office:value-type="float" office:value="0.02254183" calcext:value-type="float">
            <text:p>0.02254183</text:p>
          </table:table-cell>
          <table:table-cell office:value-type="float" office:value="0.02099644" calcext:value-type="float">
            <text:p>0.02099644</text:p>
          </table:table-cell>
          <table:table-cell office:value-type="float" office:value="0.01867179" calcext:value-type="float">
            <text:p>0.01867179</text:p>
          </table:table-cell>
          <table:table-cell office:value-type="float" office:value="0.03392759" calcext:value-type="float">
            <text:p>0.03392759</text:p>
          </table:table-cell>
          <table:table-cell office:value-type="float" office:value="0.00535923" calcext:value-type="float">
            <text:p>0.00535923</text:p>
          </table:table-cell>
          <table:table-cell office:value-type="float" office:value="0.006076958" calcext:value-type="float">
            <text:p>0.006076958</text:p>
          </table:table-cell>
          <table:table-cell office:value-type="float" office:value="0" calcext:value-type="float">
            <text:p>0</text:p>
          </table:table-cell>
          <table:table-cell office:value-type="float" office:value="12.27703" calcext:value-type="float">
            <text:p>12.27703</text:p>
          </table:table-cell>
          <table:table-cell office:value-type="float" office:value="16.61933" calcext:value-type="float">
            <text:p>16.61933</text:p>
          </table:table-cell>
          <table:table-cell office:value-type="float" office:value="24.28065" calcext:value-type="float">
            <text:p>24.28065</text:p>
          </table:table-cell>
          <table:table-cell office:value-type="float" office:value="27.07957" calcext:value-type="float">
            <text:p>27.07957</text:p>
          </table:table-cell>
          <table:table-cell office:value-type="float" office:value="26.59176" calcext:value-type="float">
            <text:p>26.59176</text:p>
          </table:table-cell>
          <table:table-cell office:value-type="float" office:value="7.01375" calcext:value-type="float">
            <text:p>7.01375</text:p>
          </table:table-cell>
          <table:table-cell office:value-type="float" office:value="1.266342" calcext:value-type="float">
            <text:p>1.266342</text:p>
          </table:table-cell>
          <table:table-cell office:value-type="float" office:value="1.199065" calcext:value-type="float">
            <text:p>1.199065</text:p>
          </table:table-cell>
          <table:table-cell office:value-type="float" office:value="1.002132" calcext:value-type="float">
            <text:p>1.002132</text:p>
          </table:table-cell>
          <table:table-cell office:value-type="float" office:value="0.342684" calcext:value-type="float">
            <text:p>0.342684</text:p>
          </table:table-cell>
          <table:table-cell office:value-type="float" office:value="0.1319274" calcext:value-type="float">
            <text:p>0.1319274</text:p>
          </table:table-cell>
          <table:table-cell office:value-type="float" office:value="0.1959132" calcext:value-type="float">
            <text:p>0.1959132</text:p>
          </table:table-cell>
          <table:table-cell office:value-type="float" office:value="0.3061996" calcext:value-type="float">
            <text:p>0.3061996</text:p>
          </table:table-cell>
          <table:table-cell office:value-type="float" office:value="0.3491569" calcext:value-type="float">
            <text:p>0.3491569</text:p>
          </table:table-cell>
          <table:table-cell office:value-type="float" office:value="0" calcext:value-type="float">
            <text:p>0</text:p>
          </table:table-cell>
          <table:table-cell office:value-type="float" office:value="106.3105" calcext:value-type="float">
            <text:p>106.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69" calcext:value-type="float">
            <text:p>25.806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13.72887" calcext:value-type="float">
            <text:p>13.72887</text:p>
          </table:table-cell>
          <table:table-cell office:value-type="float" office:value="1094.824" calcext:value-type="float">
            <text:p>1094.824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29089" calcext:value-type="float">
            <text:p>-36.29089</text:p>
          </table:table-cell>
          <table:table-cell office:value-type="float" office:value="0.08736002" calcext:value-type="float">
            <text:p>0.08736002</text:p>
          </table:table-cell>
          <table:table-cell office:value-type="float" office:value="6.994918" calcext:value-type="float">
            <text:p>6.99491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2985" calcext:value-type="float">
            <text:p>-0.272985</text:p>
          </table:table-cell>
          <table:table-cell office:value-type="float" office:value="-0.02505211" calcext:value-type="float">
            <text:p>-0.02505211</text:p>
          </table:table-cell>
          <table:table-cell office:value-type="float" office:value="0.0000481032" calcext:value-type="float">
            <text:p>4.81032E-05</text:p>
          </table:table-cell>
          <table:table-cell office:value-type="float" office:value="13.60143" calcext:value-type="float">
            <text:p>13.60143</text:p>
          </table:table-cell>
          <table:table-cell office:value-type="float" office:value="0.7539164" calcext:value-type="float">
            <text:p>0.7539164</text:p>
          </table:table-cell>
          <table:table-cell office:value-type="float" office:value="0.0598782" calcext:value-type="float">
            <text:p>0.0598782</text:p>
          </table:table-cell>
          <table:table-cell office:value-type="float" office:value="0.05358843" calcext:value-type="float">
            <text:p>0.05358843</text:p>
          </table:table-cell>
          <table:table-cell office:value-type="float" office:value="0.03092029" calcext:value-type="float">
            <text:p>0.03092029</text:p>
          </table:table-cell>
          <table:table-cell office:value-type="float" office:value="0.02818085" calcext:value-type="float">
            <text:p>0.02818085</text:p>
          </table:table-cell>
          <table:table-cell office:value-type="float" office:value="0.01433768" calcext:value-type="float">
            <text:p>0.01433768</text:p>
          </table:table-cell>
          <table:table-cell office:value-type="float" office:value="0.01149975" calcext:value-type="float">
            <text:p>0.01149975</text:p>
          </table:table-cell>
          <table:table-cell office:value-type="float" office:value="0.02707859" calcext:value-type="float">
            <text:p>0.02707859</text:p>
          </table:table-cell>
          <table:table-cell office:value-type="float" office:value="0.02253963" calcext:value-type="float">
            <text:p>0.02253963</text:p>
          </table:table-cell>
          <table:table-cell office:value-type="float" office:value="0.02100173" calcext:value-type="float">
            <text:p>0.02100173</text:p>
          </table:table-cell>
          <table:table-cell office:value-type="float" office:value="0.01867715" calcext:value-type="float">
            <text:p>0.01867715</text:p>
          </table:table-cell>
          <table:table-cell office:value-type="float" office:value="0.03382279" calcext:value-type="float">
            <text:p>0.03382279</text:p>
          </table:table-cell>
          <table:table-cell office:value-type="float" office:value="0.00535462" calcext:value-type="float">
            <text:p>0.00535462</text:p>
          </table:table-cell>
          <table:table-cell office:value-type="float" office:value="0.006073913" calcext:value-type="float">
            <text:p>0.006073913</text:p>
          </table:table-cell>
          <table:table-cell office:value-type="float" office:value="0" calcext:value-type="float">
            <text:p>0</text:p>
          </table:table-cell>
          <table:table-cell office:value-type="float" office:value="10.92478" calcext:value-type="float">
            <text:p>10.92478</text:p>
          </table:table-cell>
          <table:table-cell office:value-type="float" office:value="17.38659" calcext:value-type="float">
            <text:p>17.38659</text:p>
          </table:table-cell>
          <table:table-cell office:value-type="float" office:value="24.28638" calcext:value-type="float">
            <text:p>24.28638</text:p>
          </table:table-cell>
          <table:table-cell office:value-type="float" office:value="26.79479" calcext:value-type="float">
            <text:p>26.79479</text:p>
          </table:table-cell>
          <table:table-cell office:value-type="float" office:value="26.25395" calcext:value-type="float">
            <text:p>26.25395</text:p>
          </table:table-cell>
          <table:table-cell office:value-type="float" office:value="7.235025" calcext:value-type="float">
            <text:p>7.235025</text:p>
          </table:table-cell>
          <table:table-cell office:value-type="float" office:value="1.398035" calcext:value-type="float">
            <text:p>1.398035</text:p>
          </table:table-cell>
          <table:table-cell office:value-type="float" office:value="1.214063" calcext:value-type="float">
            <text:p>1.214063</text:p>
          </table:table-cell>
          <table:table-cell office:value-type="float" office:value="1.008866" calcext:value-type="float">
            <text:p>1.008866</text:p>
          </table:table-cell>
          <table:table-cell office:value-type="float" office:value="0.3462228" calcext:value-type="float">
            <text:p>0.3462228</text:p>
          </table:table-cell>
          <table:table-cell office:value-type="float" office:value="0.1334052" calcext:value-type="float">
            <text:p>0.1334052</text:p>
          </table:table-cell>
          <table:table-cell office:value-type="float" office:value="0.1983021" calcext:value-type="float">
            <text:p>0.1983021</text:p>
          </table:table-cell>
          <table:table-cell office:value-type="float" office:value="0.3059467" calcext:value-type="float">
            <text:p>0.3059467</text:p>
          </table:table-cell>
          <table:table-cell office:value-type="float" office:value="0.349162" calcext:value-type="float">
            <text:p>0.349162</text:p>
          </table:table-cell>
          <table:table-cell office:value-type="float" office:value="0" calcext:value-type="float">
            <text:p>0</text:p>
          </table:table-cell>
          <table:table-cell office:value-type="float" office:value="124.4649" calcext:value-type="float">
            <text:p>124.4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6065" calcext:value-type="float">
            <text:p>25.8606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13.7015" calcext:value-type="float">
            <text:p>13.7015</text:p>
          </table:table-cell>
          <table:table-cell office:value-type="float" office:value="1094.797" calcext:value-type="float">
            <text:p>1094.797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28067" calcext:value-type="float">
            <text:p>-36.28067</text:p>
          </table:table-cell>
          <table:table-cell office:value-type="float" office:value="0.09180083" calcext:value-type="float">
            <text:p>0.09180083</text:p>
          </table:table-cell>
          <table:table-cell office:value-type="float" office:value="7.047367" calcext:value-type="float">
            <text:p>7.04736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30038" calcext:value-type="float">
            <text:p>-0.2730038</text:p>
          </table:table-cell>
          <table:table-cell office:value-type="float" office:value="-0.02503256" calcext:value-type="float">
            <text:p>-0.02503256</text:p>
          </table:table-cell>
          <table:table-cell office:value-type="float" office:value="0.0000481032" calcext:value-type="float">
            <text:p>4.81032E-05</text:p>
          </table:table-cell>
          <table:table-cell office:value-type="float" office:value="13.58784" calcext:value-type="float">
            <text:p>13.58784</text:p>
          </table:table-cell>
          <table:table-cell office:value-type="float" office:value="1.164786" calcext:value-type="float">
            <text:p>1.164786</text:p>
          </table:table-cell>
          <table:table-cell office:value-type="float" office:value="0.06003591" calcext:value-type="float">
            <text:p>0.06003591</text:p>
          </table:table-cell>
          <table:table-cell office:value-type="float" office:value="0.05295089" calcext:value-type="float">
            <text:p>0.05295089</text:p>
          </table:table-cell>
          <table:table-cell office:value-type="float" office:value="0.03070347" calcext:value-type="float">
            <text:p>0.03070347</text:p>
          </table:table-cell>
          <table:table-cell office:value-type="float" office:value="0.02802007" calcext:value-type="float">
            <text:p>0.02802007</text:p>
          </table:table-cell>
          <table:table-cell office:value-type="float" office:value="0.01436979" calcext:value-type="float">
            <text:p>0.01436979</text:p>
          </table:table-cell>
          <table:table-cell office:value-type="float" office:value="0.01144626" calcext:value-type="float">
            <text:p>0.01144626</text:p>
          </table:table-cell>
          <table:table-cell office:value-type="float" office:value="0.02702902" calcext:value-type="float">
            <text:p>0.02702902</text:p>
          </table:table-cell>
          <table:table-cell office:value-type="float" office:value="0.02252907" calcext:value-type="float">
            <text:p>0.02252907</text:p>
          </table:table-cell>
          <table:table-cell office:value-type="float" office:value="0.02100523" calcext:value-type="float">
            <text:p>0.02100523</text:p>
          </table:table-cell>
          <table:table-cell office:value-type="float" office:value="0.01868261" calcext:value-type="float">
            <text:p>0.01868261</text:p>
          </table:table-cell>
          <table:table-cell office:value-type="float" office:value="0.03371818" calcext:value-type="float">
            <text:p>0.03371818</text:p>
          </table:table-cell>
          <table:table-cell office:value-type="float" office:value="0.005350052" calcext:value-type="float">
            <text:p>0.005350052</text:p>
          </table:table-cell>
          <table:table-cell office:value-type="float" office:value="0.006070891" calcext:value-type="float">
            <text:p>0.006070891</text:p>
          </table:table-cell>
          <table:table-cell office:value-type="float" office:value="0" calcext:value-type="float">
            <text:p>0</text:p>
          </table:table-cell>
          <table:table-cell office:value-type="float" office:value="9.957643" calcext:value-type="float">
            <text:p>9.957643</text:p>
          </table:table-cell>
          <table:table-cell office:value-type="float" office:value="18.11507" calcext:value-type="float">
            <text:p>18.11507</text:p>
          </table:table-cell>
          <table:table-cell office:value-type="float" office:value="24.38478" calcext:value-type="float">
            <text:p>24.38478</text:p>
          </table:table-cell>
          <table:table-cell office:value-type="float" office:value="26.6137" calcext:value-type="float">
            <text:p>26.6137</text:p>
          </table:table-cell>
          <table:table-cell office:value-type="float" office:value="26.01103" calcext:value-type="float">
            <text:p>26.01103</text:p>
          </table:table-cell>
          <table:table-cell office:value-type="float" office:value="7.37534" calcext:value-type="float">
            <text:p>7.37534</text:p>
          </table:table-cell>
          <table:table-cell office:value-type="float" office:value="1.516273" calcext:value-type="float">
            <text:p>1.516273</text:p>
          </table:table-cell>
          <table:table-cell office:value-type="float" office:value="1.229949" calcext:value-type="float">
            <text:p>1.229949</text:p>
          </table:table-cell>
          <table:table-cell office:value-type="float" office:value="1.015796" calcext:value-type="float">
            <text:p>1.015796</text:p>
          </table:table-cell>
          <table:table-cell office:value-type="float" office:value="0.3497545" calcext:value-type="float">
            <text:p>0.3497545</text:p>
          </table:table-cell>
          <table:table-cell office:value-type="float" office:value="0.1348734" calcext:value-type="float">
            <text:p>0.1348734</text:p>
          </table:table-cell>
          <table:table-cell office:value-type="float" office:value="0.200661" calcext:value-type="float">
            <text:p>0.200661</text:p>
          </table:table-cell>
          <table:table-cell office:value-type="float" office:value="0.305707" calcext:value-type="float">
            <text:p>0.305707</text:p>
          </table:table-cell>
          <table:table-cell office:value-type="float" office:value="0.349167" calcext:value-type="float">
            <text:p>0.349167</text:p>
          </table:table-cell>
          <table:table-cell office:value-type="float" office:value="0" calcext:value-type="float">
            <text:p>0</text:p>
          </table:table-cell>
          <table:table-cell office:value-type="float" office:value="142.8169" calcext:value-type="float">
            <text:p>142.8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679" calcext:value-type="float">
            <text:p>25.9167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13.67734" calcext:value-type="float">
            <text:p>13.67734</text:p>
          </table:table-cell>
          <table:table-cell office:value-type="float" office:value="1094.77" calcext:value-type="float">
            <text:p>1094.77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27101" calcext:value-type="float">
            <text:p>-36.27101</text:p>
          </table:table-cell>
          <table:table-cell office:value-type="float" office:value="0.09472775" calcext:value-type="float">
            <text:p>0.09472775</text:p>
          </table:table-cell>
          <table:table-cell office:value-type="float" office:value="7.097426" calcext:value-type="float">
            <text:p>7.09742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30178" calcext:value-type="float">
            <text:p>-0.2730178</text:p>
          </table:table-cell>
          <table:table-cell office:value-type="float" office:value="-0.02501263" calcext:value-type="float">
            <text:p>-0.02501263</text:p>
          </table:table-cell>
          <table:table-cell office:value-type="float" office:value="0.0000481032" calcext:value-type="float">
            <text:p>4.81032E-05</text:p>
          </table:table-cell>
          <table:table-cell office:value-type="float" office:value="13.57677" calcext:value-type="float">
            <text:p>13.57677</text:p>
          </table:table-cell>
          <table:table-cell office:value-type="float" office:value="1.44281" calcext:value-type="float">
            <text:p>1.44281</text:p>
          </table:table-cell>
          <table:table-cell office:value-type="float" office:value="0.06079253" calcext:value-type="float">
            <text:p>0.06079253</text:p>
          </table:table-cell>
          <table:table-cell office:value-type="float" office:value="0.05285238" calcext:value-type="float">
            <text:p>0.05285238</text:p>
          </table:table-cell>
          <table:table-cell office:value-type="float" office:value="0.03060296" calcext:value-type="float">
            <text:p>0.03060296</text:p>
          </table:table-cell>
          <table:table-cell office:value-type="float" office:value="0.02791341" calcext:value-type="float">
            <text:p>0.02791341</text:p>
          </table:table-cell>
          <table:table-cell office:value-type="float" office:value="0.01440834" calcext:value-type="float">
            <text:p>0.01440834</text:p>
          </table:table-cell>
          <table:table-cell office:value-type="float" office:value="0.01140751" calcext:value-type="float">
            <text:p>0.01140751</text:p>
          </table:table-cell>
          <table:table-cell office:value-type="float" office:value="0.02696796" calcext:value-type="float">
            <text:p>0.02696796</text:p>
          </table:table-cell>
          <table:table-cell office:value-type="float" office:value="0.02251174" calcext:value-type="float">
            <text:p>0.02251174</text:p>
          </table:table-cell>
          <table:table-cell office:value-type="float" office:value="0.02100617" calcext:value-type="float">
            <text:p>0.02100617</text:p>
          </table:table-cell>
          <table:table-cell office:value-type="float" office:value="0.01868788" calcext:value-type="float">
            <text:p>0.01868788</text:p>
          </table:table-cell>
          <table:table-cell office:value-type="float" office:value="0.0336136" calcext:value-type="float">
            <text:p>0.0336136</text:p>
          </table:table-cell>
          <table:table-cell office:value-type="float" office:value="0.005345526" calcext:value-type="float">
            <text:p>0.005345526</text:p>
          </table:table-cell>
          <table:table-cell office:value-type="float" office:value="0.006067874" calcext:value-type="float">
            <text:p>0.006067874</text:p>
          </table:table-cell>
          <table:table-cell office:value-type="float" office:value="0" calcext:value-type="float">
            <text:p>0</text:p>
          </table:table-cell>
          <table:table-cell office:value-type="float" office:value="9.271249" calcext:value-type="float">
            <text:p>9.271249</text:p>
          </table:table-cell>
          <table:table-cell office:value-type="float" office:value="18.73649" calcext:value-type="float">
            <text:p>18.73649</text:p>
          </table:table-cell>
          <table:table-cell office:value-type="float" office:value="24.51845" calcext:value-type="float">
            <text:p>24.51845</text:p>
          </table:table-cell>
          <table:table-cell office:value-type="float" office:value="26.49319" calcext:value-type="float">
            <text:p>26.49319</text:p>
          </table:table-cell>
          <table:table-cell office:value-type="float" office:value="25.8223" calcext:value-type="float">
            <text:p>25.8223</text:p>
          </table:table-cell>
          <table:table-cell office:value-type="float" office:value="7.471042" calcext:value-type="float">
            <text:p>7.471042</text:p>
          </table:table-cell>
          <table:table-cell office:value-type="float" office:value="1.621479" calcext:value-type="float">
            <text:p>1.621479</text:p>
          </table:table-cell>
          <table:table-cell office:value-type="float" office:value="1.24563" calcext:value-type="float">
            <text:p>1.24563</text:p>
          </table:table-cell>
          <table:table-cell office:value-type="float" office:value="1.023107" calcext:value-type="float">
            <text:p>1.023107</text:p>
          </table:table-cell>
          <table:table-cell office:value-type="float" office:value="0.3532797" calcext:value-type="float">
            <text:p>0.3532797</text:p>
          </table:table-cell>
          <table:table-cell office:value-type="float" office:value="0.136334" calcext:value-type="float">
            <text:p>0.136334</text:p>
          </table:table-cell>
          <table:table-cell office:value-type="float" office:value="0.2029931" calcext:value-type="float">
            <text:p>0.2029931</text:p>
          </table:table-cell>
          <table:table-cell office:value-type="float" office:value="0.3054789" calcext:value-type="float">
            <text:p>0.3054789</text:p>
          </table:table-cell>
          <table:table-cell office:value-type="float" office:value="0.349172" calcext:value-type="float">
            <text:p>0.349172</text:p>
          </table:table-cell>
          <table:table-cell office:value-type="float" office:value="0" calcext:value-type="float">
            <text:p>0</text:p>
          </table:table-cell>
          <table:table-cell office:value-type="float" office:value="151.3706" calcext:value-type="float">
            <text:p>151.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919" calcext:value-type="float">
            <text:p>25.9691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13.65876" calcext:value-type="float">
            <text:p>13.65876</text:p>
          </table:table-cell>
          <table:table-cell office:value-type="float" office:value="1094.745" calcext:value-type="float">
            <text:p>1094.745</text:p>
          </table:table-cell>
          <table:table-cell office:value-type="float" office:value="11.37" calcext:value-type="float">
            <text:p>11.37</text:p>
          </table:table-cell>
          <table:table-cell office:value-type="float" office:value="-36.26157" calcext:value-type="float">
            <text:p>-36.26157</text:p>
          </table:table-cell>
          <table:table-cell office:value-type="float" office:value="0.09623221" calcext:value-type="float">
            <text:p>0.09623221</text:p>
          </table:table-cell>
          <table:table-cell office:value-type="float" office:value="7.141563" calcext:value-type="float">
            <text:p>7.14156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30283" calcext:value-type="float">
            <text:p>-0.2730283</text:p>
          </table:table-cell>
          <table:table-cell office:value-type="float" office:value="-0.0249911" calcext:value-type="float">
            <text:p>-0.0249911</text:p>
          </table:table-cell>
          <table:table-cell office:value-type="float" office:value="0.00004810323" calcext:value-type="float">
            <text:p>4.810323E-05</text:p>
          </table:table-cell>
          <table:table-cell office:value-type="float" office:value="13.56767" calcext:value-type="float">
            <text:p>13.56767</text:p>
          </table:table-cell>
          <table:table-cell office:value-type="float" office:value="1.576913" calcext:value-type="float">
            <text:p>1.576913</text:p>
          </table:table-cell>
          <table:table-cell office:value-type="float" office:value="0.06175401" calcext:value-type="float">
            <text:p>0.06175401</text:p>
          </table:table-cell>
          <table:table-cell office:value-type="float" office:value="0.0530475" calcext:value-type="float">
            <text:p>0.0530475</text:p>
          </table:table-cell>
          <table:table-cell office:value-type="float" office:value="0.03059848" calcext:value-type="float">
            <text:p>0.03059848</text:p>
          </table:table-cell>
          <table:table-cell office:value-type="float" office:value="0.02789037" calcext:value-type="float">
            <text:p>0.02789037</text:p>
          </table:table-cell>
          <table:table-cell office:value-type="float" office:value="0.0144905" calcext:value-type="float">
            <text:p>0.0144905</text:p>
          </table:table-cell>
          <table:table-cell office:value-type="float" office:value="0.0114426" calcext:value-type="float">
            <text:p>0.0114426</text:p>
          </table:table-cell>
          <table:table-cell office:value-type="float" office:value="0.02692109" calcext:value-type="float">
            <text:p>0.02692109</text:p>
          </table:table-cell>
          <table:table-cell office:value-type="float" office:value="0.02249099" calcext:value-type="float">
            <text:p>0.02249099</text:p>
          </table:table-cell>
          <table:table-cell office:value-type="float" office:value="0.02100465" calcext:value-type="float">
            <text:p>0.02100465</text:p>
          </table:table-cell>
          <table:table-cell office:value-type="float" office:value="0.01869278" calcext:value-type="float">
            <text:p>0.01869278</text:p>
          </table:table-cell>
          <table:table-cell office:value-type="float" office:value="0.03350883" calcext:value-type="float">
            <text:p>0.03350883</text:p>
          </table:table-cell>
          <table:table-cell office:value-type="float" office:value="0.005341039" calcext:value-type="float">
            <text:p>0.005341039</text:p>
          </table:table-cell>
          <table:table-cell office:value-type="float" office:value="0.006064889" calcext:value-type="float">
            <text:p>0.006064889</text:p>
          </table:table-cell>
          <table:table-cell office:value-type="float" office:value="0" calcext:value-type="float">
            <text:p>0</text:p>
          </table:table-cell>
          <table:table-cell office:value-type="float" office:value="8.888969" calcext:value-type="float">
            <text:p>8.888969</text:p>
          </table:table-cell>
          <table:table-cell office:value-type="float" office:value="19.2311" calcext:value-type="float">
            <text:p>19.2311</text:p>
          </table:table-cell>
          <table:table-cell office:value-type="float" office:value="24.63567" calcext:value-type="float">
            <text:p>24.63567</text:p>
          </table:table-cell>
          <table:table-cell office:value-type="float" office:value="26.39925" calcext:value-type="float">
            <text:p>26.39925</text:p>
          </table:table-cell>
          <table:table-cell office:value-type="float" office:value="25.67455" calcext:value-type="float">
            <text:p>25.67455</text:p>
          </table:table-cell>
          <table:table-cell office:value-type="float" office:value="7.537739" calcext:value-type="float">
            <text:p>7.537739</text:p>
          </table:table-cell>
          <table:table-cell office:value-type="float" office:value="1.711757" calcext:value-type="float">
            <text:p>1.711757</text:p>
          </table:table-cell>
          <table:table-cell office:value-type="float" office:value="1.260685" calcext:value-type="float">
            <text:p>1.260685</text:p>
          </table:table-cell>
          <table:table-cell office:value-type="float" office:value="1.030667" calcext:value-type="float">
            <text:p>1.030667</text:p>
          </table:table-cell>
          <table:table-cell office:value-type="float" office:value="0.3568249" calcext:value-type="float">
            <text:p>0.3568249</text:p>
          </table:table-cell>
          <table:table-cell office:value-type="float" office:value="0.1377901" calcext:value-type="float">
            <text:p>0.1377901</text:p>
          </table:table-cell>
          <table:table-cell office:value-type="float" office:value="0.2053015" calcext:value-type="float">
            <text:p>0.2053015</text:p>
          </table:table-cell>
          <table:table-cell office:value-type="float" office:value="0.3052614" calcext:value-type="float">
            <text:p>0.3052614</text:p>
          </table:table-cell>
          <table:table-cell office:value-type="float" office:value="0.3491769" calcext:value-type="float">
            <text:p>0.3491769</text:p>
          </table:table-cell>
          <table:table-cell office:value-type="float" office:value="0" calcext:value-type="float">
            <text:p>0</text:p>
          </table:table-cell>
          <table:table-cell office:value-type="float" office:value="159.249" calcext:value-type="float">
            <text:p>159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143" calcext:value-type="float">
            <text:p>26.01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33.38861" calcext:value-type="float">
            <text:p>33.38861</text:p>
          </table:table-cell>
          <table:table-cell office:value-type="float" office:value="1094.722" calcext:value-type="float">
            <text:p>1094.72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743641" calcext:value-type="float">
            <text:p>0.09743641</text:p>
          </table:table-cell>
          <table:table-cell office:value-type="float" office:value="7.180646" calcext:value-type="float">
            <text:p>7.18064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3715" calcext:value-type="float">
            <text:p>0.9693715</text:p>
          </table:table-cell>
          <table:table-cell office:value-type="float" office:value="-0.2730353" calcext:value-type="float">
            <text:p>-0.2730353</text:p>
          </table:table-cell>
          <table:table-cell office:value-type="float" office:value="-0.02496758" calcext:value-type="float">
            <text:p>-0.02496758</text:p>
          </table:table-cell>
          <table:table-cell office:value-type="float" office:value="0.00004810682" calcext:value-type="float">
            <text:p>4.810682E-05</text:p>
          </table:table-cell>
          <table:table-cell office:value-type="float" office:value="13.55878" calcext:value-type="float">
            <text:p>13.55878</text:p>
          </table:table-cell>
          <table:table-cell office:value-type="float" office:value="1.608711" calcext:value-type="float">
            <text:p>1.608711</text:p>
          </table:table-cell>
          <table:table-cell office:value-type="float" office:value="0.064319" calcext:value-type="float">
            <text:p>0.064319</text:p>
          </table:table-cell>
          <table:table-cell office:value-type="float" office:value="0.05327256" calcext:value-type="float">
            <text:p>0.05327256</text:p>
          </table:table-cell>
          <table:table-cell office:value-type="float" office:value="0.03121774" calcext:value-type="float">
            <text:p>0.03121774</text:p>
          </table:table-cell>
          <table:table-cell office:value-type="float" office:value="0.02865703" calcext:value-type="float">
            <text:p>0.02865703</text:p>
          </table:table-cell>
          <table:table-cell office:value-type="float" office:value="0.01463558" calcext:value-type="float">
            <text:p>0.01463558</text:p>
          </table:table-cell>
          <table:table-cell office:value-type="float" office:value="0.01155285" calcext:value-type="float">
            <text:p>0.01155285</text:p>
          </table:table-cell>
          <table:table-cell office:value-type="float" office:value="0.0268981" calcext:value-type="float">
            <text:p>0.0268981</text:p>
          </table:table-cell>
          <table:table-cell office:value-type="float" office:value="0.0224643" calcext:value-type="float">
            <text:p>0.0224643</text:p>
          </table:table-cell>
          <table:table-cell office:value-type="float" office:value="0.020974" calcext:value-type="float">
            <text:p>0.020974</text:p>
          </table:table-cell>
          <table:table-cell office:value-type="float" office:value="0.01868856" calcext:value-type="float">
            <text:p>0.01868856</text:p>
          </table:table-cell>
          <table:table-cell office:value-type="float" office:value="0.03331449" calcext:value-type="float">
            <text:p>0.03331449</text:p>
          </table:table-cell>
          <table:table-cell office:value-type="float" office:value="0.00533646" calcext:value-type="float">
            <text:p>0.00533646</text:p>
          </table:table-cell>
          <table:table-cell office:value-type="float" office:value="0.006060541" calcext:value-type="float">
            <text:p>0.006060541</text:p>
          </table:table-cell>
          <table:table-cell office:value-type="float" office:value="0" calcext:value-type="float">
            <text:p>0</text:p>
          </table:table-cell>
          <table:table-cell office:value-type="float" office:value="8.576889" calcext:value-type="float">
            <text:p>8.576889</text:p>
          </table:table-cell>
          <table:table-cell office:value-type="float" office:value="19.61262" calcext:value-type="float">
            <text:p>19.61262</text:p>
          </table:table-cell>
          <table:table-cell office:value-type="float" office:value="24.72997" calcext:value-type="float">
            <text:p>24.72997</text:p>
          </table:table-cell>
          <table:table-cell office:value-type="float" office:value="26.33578" calcext:value-type="float">
            <text:p>26.33578</text:p>
          </table:table-cell>
          <table:table-cell office:value-type="float" office:value="25.55011" calcext:value-type="float">
            <text:p>25.55011</text:p>
          </table:table-cell>
          <table:table-cell office:value-type="float" office:value="7.592181" calcext:value-type="float">
            <text:p>7.592181</text:p>
          </table:table-cell>
          <table:table-cell office:value-type="float" office:value="1.789231" calcext:value-type="float">
            <text:p>1.789231</text:p>
          </table:table-cell>
          <table:table-cell office:value-type="float" office:value="1.274858" calcext:value-type="float">
            <text:p>1.274858</text:p>
          </table:table-cell>
          <table:table-cell office:value-type="float" office:value="1.038308" calcext:value-type="float">
            <text:p>1.038308</text:p>
          </table:table-cell>
          <table:table-cell office:value-type="float" office:value="0.3603825" calcext:value-type="float">
            <text:p>0.3603825</text:p>
          </table:table-cell>
          <table:table-cell office:value-type="float" office:value="0.1392349" calcext:value-type="float">
            <text:p>0.1392349</text:p>
          </table:table-cell>
          <table:table-cell office:value-type="float" office:value="0.2075829" calcext:value-type="float">
            <text:p>0.2075829</text:p>
          </table:table-cell>
          <table:table-cell office:value-type="float" office:value="0.3050147" calcext:value-type="float">
            <text:p>0.3050147</text:p>
          </table:table-cell>
          <table:table-cell office:value-type="float" office:value="0.3491343" calcext:value-type="float">
            <text:p>0.3491343</text:p>
          </table:table-cell>
          <table:table-cell office:value-type="float" office:value="0" calcext:value-type="float">
            <text:p>0</text:p>
          </table:table-cell>
          <table:table-cell office:value-type="float" office:value="3.239367" calcext:value-type="float">
            <text:p>3.23936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05369" calcext:value-type="float">
            <text:p>26.0536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33.36514" calcext:value-type="float">
            <text:p>33.36514</text:p>
          </table:table-cell>
          <table:table-cell office:value-type="float" office:value="1094.699" calcext:value-type="float">
            <text:p>1094.69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819016" calcext:value-type="float">
            <text:p>0.09819016</text:p>
          </table:table-cell>
          <table:table-cell office:value-type="float" office:value="7.219009" calcext:value-type="float">
            <text:p>7.21900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90881" calcext:value-type="float">
            <text:p>0.9690881</text:p>
          </table:table-cell>
          <table:table-cell office:value-type="float" office:value="-0.2730439" calcext:value-type="float">
            <text:p>-0.2730439</text:p>
          </table:table-cell>
          <table:table-cell office:value-type="float" office:value="-0.0249431" calcext:value-type="float">
            <text:p>-0.0249431</text:p>
          </table:table-cell>
          <table:table-cell office:value-type="float" office:value="0.00004811861" calcext:value-type="float">
            <text:p>4.811861E-05</text:p>
          </table:table-cell>
          <table:table-cell office:value-type="float" office:value="13.55215" calcext:value-type="float">
            <text:p>13.55215</text:p>
          </table:table-cell>
          <table:table-cell office:value-type="float" office:value="1.656539" calcext:value-type="float">
            <text:p>1.656539</text:p>
          </table:table-cell>
          <table:table-cell office:value-type="float" office:value="0.06250362" calcext:value-type="float">
            <text:p>0.06250362</text:p>
          </table:table-cell>
          <table:table-cell office:value-type="float" office:value="0.05249315" calcext:value-type="float">
            <text:p>0.05249315</text:p>
          </table:table-cell>
          <table:table-cell office:value-type="float" office:value="0.03104366" calcext:value-type="float">
            <text:p>0.03104366</text:p>
          </table:table-cell>
          <table:table-cell office:value-type="float" office:value="0.02855438" calcext:value-type="float">
            <text:p>0.02855438</text:p>
          </table:table-cell>
          <table:table-cell office:value-type="float" office:value="0.01470571" calcext:value-type="float">
            <text:p>0.01470571</text:p>
          </table:table-cell>
          <table:table-cell office:value-type="float" office:value="0.01157969" calcext:value-type="float">
            <text:p>0.01157969</text:p>
          </table:table-cell>
          <table:table-cell office:value-type="float" office:value="0.02683677" calcext:value-type="float">
            <text:p>0.02683677</text:p>
          </table:table-cell>
          <table:table-cell office:value-type="float" office:value="0.02239068" calcext:value-type="float">
            <text:p>0.02239068</text:p>
          </table:table-cell>
          <table:table-cell office:value-type="float" office:value="0.02089489" calcext:value-type="float">
            <text:p>0.02089489</text:p>
          </table:table-cell>
          <table:table-cell office:value-type="float" office:value="0.01866922" calcext:value-type="float">
            <text:p>0.01866922</text:p>
          </table:table-cell>
          <table:table-cell office:value-type="float" office:value="0.0330192" calcext:value-type="float">
            <text:p>0.0330192</text:p>
          </table:table-cell>
          <table:table-cell office:value-type="float" office:value="0.00536365" calcext:value-type="float">
            <text:p>0.00536365</text:p>
          </table:table-cell>
          <table:table-cell office:value-type="float" office:value="0.006025823" calcext:value-type="float">
            <text:p>0.006025823</text:p>
          </table:table-cell>
          <table:table-cell office:value-type="float" office:value="0" calcext:value-type="float">
            <text:p>0</text:p>
          </table:table-cell>
          <table:table-cell office:value-type="float" office:value="8.358932" calcext:value-type="float">
            <text:p>8.358932</text:p>
          </table:table-cell>
          <table:table-cell office:value-type="float" office:value="19.92397" calcext:value-type="float">
            <text:p>19.92397</text:p>
          </table:table-cell>
          <table:table-cell office:value-type="float" office:value="24.86296" calcext:value-type="float">
            <text:p>24.86296</text:p>
          </table:table-cell>
          <table:table-cell office:value-type="float" office:value="26.29646" calcext:value-type="float">
            <text:p>26.29646</text:p>
          </table:table-cell>
          <table:table-cell office:value-type="float" office:value="25.38969" calcext:value-type="float">
            <text:p>25.38969</text:p>
          </table:table-cell>
          <table:table-cell office:value-type="float" office:value="7.644094" calcext:value-type="float">
            <text:p>7.644094</text:p>
          </table:table-cell>
          <table:table-cell office:value-type="float" office:value="1.856322" calcext:value-type="float">
            <text:p>1.856322</text:p>
          </table:table-cell>
          <table:table-cell office:value-type="float" office:value="1.288115" calcext:value-type="float">
            <text:p>1.288115</text:p>
          </table:table-cell>
          <table:table-cell office:value-type="float" office:value="1.045833" calcext:value-type="float">
            <text:p>1.045833</text:p>
          </table:table-cell>
          <table:table-cell office:value-type="float" office:value="0.3638869" calcext:value-type="float">
            <text:p>0.3638869</text:p>
          </table:table-cell>
          <table:table-cell office:value-type="float" office:value="0.1406551" calcext:value-type="float">
            <text:p>0.1406551</text:p>
          </table:table-cell>
          <table:table-cell office:value-type="float" office:value="0.209964" calcext:value-type="float">
            <text:p>0.209964</text:p>
          </table:table-cell>
          <table:table-cell office:value-type="float" office:value="0.3136795" calcext:value-type="float">
            <text:p>0.3136795</text:p>
          </table:table-cell>
          <table:table-cell office:value-type="float" office:value="0.340597" calcext:value-type="float">
            <text:p>0.340597</text:p>
          </table:table-cell>
          <table:table-cell office:value-type="float" office:value="0" calcext:value-type="float">
            <text:p>0</text:p>
          </table:table-cell>
          <table:table-cell office:value-type="float" office:value="3.721389" calcext:value-type="float">
            <text:p>3.721389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09154" calcext:value-type="float">
            <text:p>26.0915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1094.678" calcext:value-type="float">
            <text:p>1094.678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870056" calcext:value-type="float">
            <text:p>0.09870056</text:p>
          </table:table-cell>
          <table:table-cell office:value-type="float" office:value="7.255569" calcext:value-type="float">
            <text:p>7.25556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82287" calcext:value-type="float">
            <text:p>0.9682287</text:p>
          </table:table-cell>
          <table:table-cell office:value-type="float" office:value="-0.2730533" calcext:value-type="float">
            <text:p>-0.2730533</text:p>
          </table:table-cell>
          <table:table-cell office:value-type="float" office:value="-0.02491829" calcext:value-type="float">
            <text:p>-0.02491829</text:p>
          </table:table-cell>
          <table:table-cell office:value-type="float" office:value="0.00004850321" calcext:value-type="float">
            <text:p>4.850321E-05</text:p>
          </table:table-cell>
          <table:table-cell office:value-type="float" office:value="13.54807" calcext:value-type="float">
            <text:p>13.54807</text:p>
          </table:table-cell>
          <table:table-cell office:value-type="float" office:value="1.694218" calcext:value-type="float">
            <text:p>1.694218</text:p>
          </table:table-cell>
          <table:table-cell office:value-type="float" office:value="0.06042921" calcext:value-type="float">
            <text:p>0.06042921</text:p>
          </table:table-cell>
          <table:table-cell office:value-type="float" office:value="0.05131361" calcext:value-type="float">
            <text:p>0.05131361</text:p>
          </table:table-cell>
          <table:table-cell office:value-type="float" office:value="0.03062177" calcext:value-type="float">
            <text:p>0.03062177</text:p>
          </table:table-cell>
          <table:table-cell office:value-type="float" office:value="0.02835959" calcext:value-type="float">
            <text:p>0.02835959</text:p>
          </table:table-cell>
          <table:table-cell office:value-type="float" office:value="0.01471427" calcext:value-type="float">
            <text:p>0.01471427</text:p>
          </table:table-cell>
          <table:table-cell office:value-type="float" office:value="0.01156336" calcext:value-type="float">
            <text:p>0.01156336</text:p>
          </table:table-cell>
          <table:table-cell office:value-type="float" office:value="0.02674101" calcext:value-type="float">
            <text:p>0.02674101</text:p>
          </table:table-cell>
          <table:table-cell office:value-type="float" office:value="0.02228415" calcext:value-type="float">
            <text:p>0.02228415</text:p>
          </table:table-cell>
          <table:table-cell office:value-type="float" office:value="0.02079061" calcext:value-type="float">
            <text:p>0.02079061</text:p>
          </table:table-cell>
          <table:table-cell office:value-type="float" office:value="0.01864323" calcext:value-type="float">
            <text:p>0.01864323</text:p>
          </table:table-cell>
          <table:table-cell office:value-type="float" office:value="0.03271297" calcext:value-type="float">
            <text:p>0.03271297</text:p>
          </table:table-cell>
          <table:table-cell office:value-type="float" office:value="0.005353183" calcext:value-type="float">
            <text:p>0.005353183</text:p>
          </table:table-cell>
          <table:table-cell office:value-type="float" office:value="0.006029075" calcext:value-type="float">
            <text:p>0.006029075</text:p>
          </table:table-cell>
          <table:table-cell office:value-type="float" office:value="0" calcext:value-type="float">
            <text:p>0</text:p>
          </table:table-cell>
          <table:table-cell office:value-type="float" office:value="8.216393" calcext:value-type="float">
            <text:p>8.216393</text:p>
          </table:table-cell>
          <table:table-cell office:value-type="float" office:value="20.1929" calcext:value-type="float">
            <text:p>20.1929</text:p>
          </table:table-cell>
          <table:table-cell office:value-type="float" office:value="24.98224" calcext:value-type="float">
            <text:p>24.98224</text:p>
          </table:table-cell>
          <table:table-cell office:value-type="float" office:value="26.26186" calcext:value-type="float">
            <text:p>26.26186</text:p>
          </table:table-cell>
          <table:table-cell office:value-type="float" office:value="25.24965" calcext:value-type="float">
            <text:p>25.24965</text:p>
          </table:table-cell>
          <table:table-cell office:value-type="float" office:value="7.692451" calcext:value-type="float">
            <text:p>7.692451</text:p>
          </table:table-cell>
          <table:table-cell office:value-type="float" office:value="1.916361" calcext:value-type="float">
            <text:p>1.916361</text:p>
          </table:table-cell>
          <table:table-cell office:value-type="float" office:value="1.300678" calcext:value-type="float">
            <text:p>1.300678</text:p>
          </table:table-cell>
          <table:table-cell office:value-type="float" office:value="1.053165" calcext:value-type="float">
            <text:p>1.053165</text:p>
          </table:table-cell>
          <table:table-cell office:value-type="float" office:value="0.3673365" calcext:value-type="float">
            <text:p>0.3673365</text:p>
          </table:table-cell>
          <table:table-cell office:value-type="float" office:value="0.1420876" calcext:value-type="float">
            <text:p>0.1420876</text:p>
          </table:table-cell>
          <table:table-cell office:value-type="float" office:value="0.2125358" calcext:value-type="float">
            <text:p>0.2125358</text:p>
          </table:table-cell>
          <table:table-cell office:value-type="float" office:value="0.3112073" calcext:value-type="float">
            <text:p>0.3112073</text:p>
          </table:table-cell>
          <table:table-cell office:value-type="float" office:value="0.3439977" calcext:value-type="float">
            <text:p>0.3439977</text:p>
          </table:table-cell>
          <table:table-cell office:value-type="float" office:value="0" calcext:value-type="float">
            <text:p>0</text:p>
          </table:table-cell>
          <table:table-cell office:value-type="float" office:value="4.181528" calcext:value-type="float">
            <text:p>4.18152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12641" calcext:value-type="float">
            <text:p>26.1264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33.32152" calcext:value-type="float">
            <text:p>33.32152</text:p>
          </table:table-cell>
          <table:table-cell office:value-type="float" office:value="1094.657" calcext:value-type="float">
            <text:p>1094.65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962818" calcext:value-type="float">
            <text:p>0.09962818</text:p>
          </table:table-cell>
          <table:table-cell office:value-type="float" office:value="7.292722" calcext:value-type="float">
            <text:p>7.29272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116" calcext:value-type="float">
            <text:p>0.9674116</text:p>
          </table:table-cell>
          <table:table-cell office:value-type="float" office:value="-0.2730643" calcext:value-type="float">
            <text:p>-0.2730643</text:p>
          </table:table-cell>
          <table:table-cell office:value-type="float" office:value="-0.02489423" calcext:value-type="float">
            <text:p>-0.02489423</text:p>
          </table:table-cell>
          <table:table-cell office:value-type="float" office:value="0.0000502029" calcext:value-type="float">
            <text:p>5.02029E-05</text:p>
          </table:table-cell>
          <table:table-cell office:value-type="float" office:value="13.54615" calcext:value-type="float">
            <text:p>13.54615</text:p>
          </table:table-cell>
          <table:table-cell office:value-type="float" office:value="1.732159" calcext:value-type="float">
            <text:p>1.732159</text:p>
          </table:table-cell>
          <table:table-cell office:value-type="float" office:value="0.05742833" calcext:value-type="float">
            <text:p>0.05742833</text:p>
          </table:table-cell>
          <table:table-cell office:value-type="float" office:value="0.04943547" calcext:value-type="float">
            <text:p>0.04943547</text:p>
          </table:table-cell>
          <table:table-cell office:value-type="float" office:value="0.02994588" calcext:value-type="float">
            <text:p>0.02994588</text:p>
          </table:table-cell>
          <table:table-cell office:value-type="float" office:value="0.02782795" calcext:value-type="float">
            <text:p>0.02782795</text:p>
          </table:table-cell>
          <table:table-cell office:value-type="float" office:value="0.01466956" calcext:value-type="float">
            <text:p>0.01466956</text:p>
          </table:table-cell>
          <table:table-cell office:value-type="float" office:value="0.01148304" calcext:value-type="float">
            <text:p>0.01148304</text:p>
          </table:table-cell>
          <table:table-cell office:value-type="float" office:value="0.02663265" calcext:value-type="float">
            <text:p>0.02663265</text:p>
          </table:table-cell>
          <table:table-cell office:value-type="float" office:value="0.02216747" calcext:value-type="float">
            <text:p>0.02216747</text:p>
          </table:table-cell>
          <table:table-cell office:value-type="float" office:value="0.02067001" calcext:value-type="float">
            <text:p>0.02067001</text:p>
          </table:table-cell>
          <table:table-cell office:value-type="float" office:value="0.01861115" calcext:value-type="float">
            <text:p>0.01861115</text:p>
          </table:table-cell>
          <table:table-cell office:value-type="float" office:value="0.03241067" calcext:value-type="float">
            <text:p>0.03241067</text:p>
          </table:table-cell>
          <table:table-cell office:value-type="float" office:value="0.005343023" calcext:value-type="float">
            <text:p>0.005343023</text:p>
          </table:table-cell>
          <table:table-cell office:value-type="float" office:value="0.006031957" calcext:value-type="float">
            <text:p>0.006031957</text:p>
          </table:table-cell>
          <table:table-cell office:value-type="float" office:value="0" calcext:value-type="float">
            <text:p>0</text:p>
          </table:table-cell>
          <table:table-cell office:value-type="float" office:value="8.028648" calcext:value-type="float">
            <text:p>8.028648</text:p>
          </table:table-cell>
          <table:table-cell office:value-type="float" office:value="20.46246" calcext:value-type="float">
            <text:p>20.46246</text:p>
          </table:table-cell>
          <table:table-cell office:value-type="float" office:value="25.11262" calcext:value-type="float">
            <text:p>25.11262</text:p>
          </table:table-cell>
          <table:table-cell office:value-type="float" office:value="26.2316" calcext:value-type="float">
            <text:p>26.2316</text:p>
          </table:table-cell>
          <table:table-cell office:value-type="float" office:value="25.12197" calcext:value-type="float">
            <text:p>25.12197</text:p>
          </table:table-cell>
          <table:table-cell office:value-type="float" office:value="7.740816" calcext:value-type="float">
            <text:p>7.740816</text:p>
          </table:table-cell>
          <table:table-cell office:value-type="float" office:value="1.971467" calcext:value-type="float">
            <text:p>1.971467</text:p>
          </table:table-cell>
          <table:table-cell office:value-type="float" office:value="1.312685" calcext:value-type="float">
            <text:p>1.312685</text:p>
          </table:table-cell>
          <table:table-cell office:value-type="float" office:value="1.060274" calcext:value-type="float">
            <text:p>1.060274</text:p>
          </table:table-cell>
          <table:table-cell office:value-type="float" office:value="0.3707213" calcext:value-type="float">
            <text:p>0.3707213</text:p>
          </table:table-cell>
          <table:table-cell office:value-type="float" office:value="0.1435254" calcext:value-type="float">
            <text:p>0.1435254</text:p>
          </table:table-cell>
          <table:table-cell office:value-type="float" office:value="0.2149047" calcext:value-type="float">
            <text:p>0.2149047</text:p>
          </table:table-cell>
          <table:table-cell office:value-type="float" office:value="0.3089719" calcext:value-type="float">
            <text:p>0.3089719</text:p>
          </table:table-cell>
          <table:table-cell office:value-type="float" office:value="0.3472541" calcext:value-type="float">
            <text:p>0.3472541</text:p>
          </table:table-cell>
          <table:table-cell office:value-type="float" office:value="0" calcext:value-type="float">
            <text:p>0</text:p>
          </table:table-cell>
          <table:table-cell office:value-type="float" office:value="5.03387" calcext:value-type="float">
            <text:p>5.0338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16231" calcext:value-type="float">
            <text:p>26.1623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33.29846" calcext:value-type="float">
            <text:p>33.29846</text:p>
          </table:table-cell>
          <table:table-cell office:value-type="float" office:value="1094.636" calcext:value-type="float">
            <text:p>1094.63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12519" calcext:value-type="float">
            <text:p>0.1012519</text:p>
          </table:table-cell>
          <table:table-cell office:value-type="float" office:value="7.329309" calcext:value-type="float">
            <text:p>7.32930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0771" calcext:value-type="float">
            <text:p>0.9670771</text:p>
          </table:table-cell>
          <table:table-cell office:value-type="float" office:value="-0.2730753" calcext:value-type="float">
            <text:p>-0.2730753</text:p>
          </table:table-cell>
          <table:table-cell office:value-type="float" office:value="-0.02487148" calcext:value-type="float">
            <text:p>-0.02487148</text:p>
          </table:table-cell>
          <table:table-cell office:value-type="float" office:value="0.00005271205" calcext:value-type="float">
            <text:p>5.271205E-05</text:p>
          </table:table-cell>
          <table:table-cell office:value-type="float" office:value="13.54457" calcext:value-type="float">
            <text:p>13.54457</text:p>
          </table:table-cell>
          <table:table-cell office:value-type="float" office:value="1.784447" calcext:value-type="float">
            <text:p>1.784447</text:p>
          </table:table-cell>
          <table:table-cell office:value-type="float" office:value="0.05440596" calcext:value-type="float">
            <text:p>0.05440596</text:p>
          </table:table-cell>
          <table:table-cell office:value-type="float" office:value="0.04748235" calcext:value-type="float">
            <text:p>0.04748235</text:p>
          </table:table-cell>
          <table:table-cell office:value-type="float" office:value="0.02929483" calcext:value-type="float">
            <text:p>0.02929483</text:p>
          </table:table-cell>
          <table:table-cell office:value-type="float" office:value="0.02724382" calcext:value-type="float">
            <text:p>0.02724382</text:p>
          </table:table-cell>
          <table:table-cell office:value-type="float" office:value="0.01461411" calcext:value-type="float">
            <text:p>0.01461411</text:p>
          </table:table-cell>
          <table:table-cell office:value-type="float" office:value="0.0113624" calcext:value-type="float">
            <text:p>0.0113624</text:p>
          </table:table-cell>
          <table:table-cell office:value-type="float" office:value="0.02652435" calcext:value-type="float">
            <text:p>0.02652435</text:p>
          </table:table-cell>
          <table:table-cell office:value-type="float" office:value="0.02206377" calcext:value-type="float">
            <text:p>0.02206377</text:p>
          </table:table-cell>
          <table:table-cell office:value-type="float" office:value="0.02054893" calcext:value-type="float">
            <text:p>0.02054893</text:p>
          </table:table-cell>
          <table:table-cell office:value-type="float" office:value="0.01857328" calcext:value-type="float">
            <text:p>0.01857328</text:p>
          </table:table-cell>
          <table:table-cell office:value-type="float" office:value="0.03212592" calcext:value-type="float">
            <text:p>0.03212592</text:p>
          </table:table-cell>
          <table:table-cell office:value-type="float" office:value="0.005335626" calcext:value-type="float">
            <text:p>0.005335626</text:p>
          </table:table-cell>
          <table:table-cell office:value-type="float" office:value="0.006032086" calcext:value-type="float">
            <text:p>0.006032086</text:p>
          </table:table-cell>
          <table:table-cell office:value-type="float" office:value="0" calcext:value-type="float">
            <text:p>0</text:p>
          </table:table-cell>
          <table:table-cell office:value-type="float" office:value="7.942533" calcext:value-type="float">
            <text:p>7.942533</text:p>
          </table:table-cell>
          <table:table-cell office:value-type="float" office:value="20.72419" calcext:value-type="float">
            <text:p>20.72419</text:p>
          </table:table-cell>
          <table:table-cell office:value-type="float" office:value="25.24512" calcext:value-type="float">
            <text:p>25.24512</text:p>
          </table:table-cell>
          <table:table-cell office:value-type="float" office:value="26.20529" calcext:value-type="float">
            <text:p>26.20529</text:p>
          </table:table-cell>
          <table:table-cell office:value-type="float" office:value="25.00927" calcext:value-type="float">
            <text:p>25.00927</text:p>
          </table:table-cell>
          <table:table-cell office:value-type="float" office:value="7.784735" calcext:value-type="float">
            <text:p>7.784735</text:p>
          </table:table-cell>
          <table:table-cell office:value-type="float" office:value="2.022759" calcext:value-type="float">
            <text:p>2.022759</text:p>
          </table:table-cell>
          <table:table-cell office:value-type="float" office:value="1.324602" calcext:value-type="float">
            <text:p>1.324602</text:p>
          </table:table-cell>
          <table:table-cell office:value-type="float" office:value="1.067196" calcext:value-type="float">
            <text:p>1.067196</text:p>
          </table:table-cell>
          <table:table-cell office:value-type="float" office:value="0.3740435" calcext:value-type="float">
            <text:p>0.3740435</text:p>
          </table:table-cell>
          <table:table-cell office:value-type="float" office:value="0.1449575" calcext:value-type="float">
            <text:p>0.1449575</text:p>
          </table:table-cell>
          <table:table-cell office:value-type="float" office:value="0.2171344" calcext:value-type="float">
            <text:p>0.2171344</text:p>
          </table:table-cell>
          <table:table-cell office:value-type="float" office:value="0.3077203" calcext:value-type="float">
            <text:p>0.3077203</text:p>
          </table:table-cell>
          <table:table-cell office:value-type="float" office:value="0.3487933" calcext:value-type="float">
            <text:p>0.3487933</text:p>
          </table:table-cell>
          <table:table-cell office:value-type="float" office:value="0" calcext:value-type="float">
            <text:p>0</text:p>
          </table:table-cell>
          <table:table-cell office:value-type="float" office:value="6.281518" calcext:value-type="float">
            <text:p>6.28151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19943" calcext:value-type="float">
            <text:p>26.199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33.2796" calcext:value-type="float">
            <text:p>33.2796</text:p>
          </table:table-cell>
          <table:table-cell office:value-type="float" office:value="1094.615" calcext:value-type="float">
            <text:p>1094.61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13619" calcext:value-type="float">
            <text:p>0.1013619</text:p>
          </table:table-cell>
          <table:table-cell office:value-type="float" office:value="7.362972" calcext:value-type="float">
            <text:p>7.36297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0771" calcext:value-type="float">
            <text:p>0.9670771</text:p>
          </table:table-cell>
          <table:table-cell office:value-type="float" office:value="-0.2730808" calcext:value-type="float">
            <text:p>-0.2730808</text:p>
          </table:table-cell>
          <table:table-cell office:value-type="float" office:value="-0.02484661" calcext:value-type="float">
            <text:p>-0.02484661</text:p>
          </table:table-cell>
          <table:table-cell office:value-type="float" office:value="0.00005574257" calcext:value-type="float">
            <text:p>5.574257E-05</text:p>
          </table:table-cell>
          <table:table-cell office:value-type="float" office:value="13.54874" calcext:value-type="float">
            <text:p>13.54874</text:p>
          </table:table-cell>
          <table:table-cell office:value-type="float" office:value="1.815986" calcext:value-type="float">
            <text:p>1.815986</text:p>
          </table:table-cell>
          <table:table-cell office:value-type="float" office:value="0.05314425" calcext:value-type="float">
            <text:p>0.05314425</text:p>
          </table:table-cell>
          <table:table-cell office:value-type="float" office:value="0.04621272" calcext:value-type="float">
            <text:p>0.04621272</text:p>
          </table:table-cell>
          <table:table-cell office:value-type="float" office:value="0.02887269" calcext:value-type="float">
            <text:p>0.02887269</text:p>
          </table:table-cell>
          <table:table-cell office:value-type="float" office:value="0.02673807" calcext:value-type="float">
            <text:p>0.02673807</text:p>
          </table:table-cell>
          <table:table-cell office:value-type="float" office:value="0.01455289" calcext:value-type="float">
            <text:p>0.01455289</text:p>
          </table:table-cell>
          <table:table-cell office:value-type="float" office:value="0.01120137" calcext:value-type="float">
            <text:p>0.01120137</text:p>
          </table:table-cell>
          <table:table-cell office:value-type="float" office:value="0.02640536" calcext:value-type="float">
            <text:p>0.02640536</text:p>
          </table:table-cell>
          <table:table-cell office:value-type="float" office:value="0.02197039" calcext:value-type="float">
            <text:p>0.02197039</text:p>
          </table:table-cell>
          <table:table-cell office:value-type="float" office:value="0.02043881" calcext:value-type="float">
            <text:p>0.02043881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3185871" calcext:value-type="float">
            <text:p>0.03185871</text:p>
          </table:table-cell>
          <table:table-cell office:value-type="float" office:value="0.005331379" calcext:value-type="float">
            <text:p>0.005331379</text:p>
          </table:table-cell>
          <table:table-cell office:value-type="float" office:value="0.006029222" calcext:value-type="float">
            <text:p>0.006029222</text:p>
          </table:table-cell>
          <table:table-cell office:value-type="float" office:value="0" calcext:value-type="float">
            <text:p>0</text:p>
          </table:table-cell>
          <table:table-cell office:value-type="float" office:value="7.993155" calcext:value-type="float">
            <text:p>7.993155</text:p>
          </table:table-cell>
          <table:table-cell office:value-type="float" office:value="20.94994" calcext:value-type="float">
            <text:p>20.94994</text:p>
          </table:table-cell>
          <table:table-cell office:value-type="float" office:value="25.36834" calcext:value-type="float">
            <text:p>25.36834</text:p>
          </table:table-cell>
          <table:table-cell office:value-type="float" office:value="26.18251" calcext:value-type="float">
            <text:p>26.18251</text:p>
          </table:table-cell>
          <table:table-cell office:value-type="float" office:value="24.89583" calcext:value-type="float">
            <text:p>24.89583</text:p>
          </table:table-cell>
          <table:table-cell office:value-type="float" office:value="7.827533" calcext:value-type="float">
            <text:p>7.827533</text:p>
          </table:table-cell>
          <table:table-cell office:value-type="float" office:value="2.066792" calcext:value-type="float">
            <text:p>2.066792</text:p>
          </table:table-cell>
          <table:table-cell office:value-type="float" office:value="1.336235" calcext:value-type="float">
            <text:p>1.336235</text:p>
          </table:table-cell>
          <table:table-cell office:value-type="float" office:value="1.074025" calcext:value-type="float">
            <text:p>1.074025</text:p>
          </table:table-cell>
          <table:table-cell office:value-type="float" office:value="0.3773199" calcext:value-type="float">
            <text:p>0.3773199</text:p>
          </table:table-cell>
          <table:table-cell office:value-type="float" office:value="0.1463782" calcext:value-type="float">
            <text:p>0.1463782</text:p>
          </table:table-cell>
          <table:table-cell office:value-type="float" office:value="0.2193061" calcext:value-type="float">
            <text:p>0.2193061</text:p>
          </table:table-cell>
          <table:table-cell office:value-type="float" office:value="0.3074526" calcext:value-type="float">
            <text:p>0.3074526</text:p>
          </table:table-cell>
          <table:table-cell office:value-type="float" office:value="0.3487982" calcext:value-type="float">
            <text:p>0.3487982</text:p>
          </table:table-cell>
          <table:table-cell office:value-type="float" office:value="0" calcext:value-type="float">
            <text:p>0</text:p>
          </table:table-cell>
          <table:table-cell office:value-type="float" office:value="6.49387" calcext:value-type="float">
            <text:p>6.4938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23219" calcext:value-type="float">
            <text:p>26.2321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33.26322" calcext:value-type="float">
            <text:p>33.26322</text:p>
          </table:table-cell>
          <table:table-cell office:value-type="float" office:value="1094.595" calcext:value-type="float">
            <text:p>1094.59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14418" calcext:value-type="float">
            <text:p>0.1014418</text:p>
          </table:table-cell>
          <table:table-cell office:value-type="float" office:value="7.393174" calcext:value-type="float">
            <text:p>7.39317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0771" calcext:value-type="float">
            <text:p>0.9670771</text:p>
          </table:table-cell>
          <table:table-cell office:value-type="float" office:value="-0.2730847" calcext:value-type="float">
            <text:p>-0.2730847</text:p>
          </table:table-cell>
          <table:table-cell office:value-type="float" office:value="-0.02482147" calcext:value-type="float">
            <text:p>-0.02482147</text:p>
          </table:table-cell>
          <table:table-cell office:value-type="float" office:value="0.00005929878" calcext:value-type="float">
            <text:p>5.929878E-05</text:p>
          </table:table-cell>
          <table:table-cell office:value-type="float" office:value="13.55263" calcext:value-type="float">
            <text:p>13.55263</text:p>
          </table:table-cell>
          <table:table-cell office:value-type="float" office:value="1.829003" calcext:value-type="float">
            <text:p>1.829003</text:p>
          </table:table-cell>
          <table:table-cell office:value-type="float" office:value="0.05200624" calcext:value-type="float">
            <text:p>0.05200624</text:p>
          </table:table-cell>
          <table:table-cell office:value-type="float" office:value="0.04539036" calcext:value-type="float">
            <text:p>0.04539036</text:p>
          </table:table-cell>
          <table:table-cell office:value-type="float" office:value="0.02860545" calcext:value-type="float">
            <text:p>0.02860545</text:p>
          </table:table-cell>
          <table:table-cell office:value-type="float" office:value="0.02639255" calcext:value-type="float">
            <text:p>0.02639255</text:p>
          </table:table-cell>
          <table:table-cell office:value-type="float" office:value="0.01453775" calcext:value-type="float">
            <text:p>0.01453775</text:p>
          </table:table-cell>
          <table:table-cell office:value-type="float" office:value="0.01110706" calcext:value-type="float">
            <text:p>0.01110706</text:p>
          </table:table-cell>
          <table:table-cell office:value-type="float" office:value="0.02629862" calcext:value-type="float">
            <text:p>0.02629862</text:p>
          </table:table-cell>
          <table:table-cell office:value-type="float" office:value="0.02188504" calcext:value-type="float">
            <text:p>0.02188504</text:p>
          </table:table-cell>
          <table:table-cell office:value-type="float" office:value="0.02034408" calcext:value-type="float">
            <text:p>0.02034408</text:p>
          </table:table-cell>
          <table:table-cell office:value-type="float" office:value="0.01848247" calcext:value-type="float">
            <text:p>0.01848247</text:p>
          </table:table-cell>
          <table:table-cell office:value-type="float" office:value="0.0316082" calcext:value-type="float">
            <text:p>0.0316082</text:p>
          </table:table-cell>
          <table:table-cell office:value-type="float" office:value="0.005327155" calcext:value-type="float">
            <text:p>0.005327155</text:p>
          </table:table-cell>
          <table:table-cell office:value-type="float" office:value="0.006026371" calcext:value-type="float">
            <text:p>0.006026371</text:p>
          </table:table-cell>
          <table:table-cell office:value-type="float" office:value="0" calcext:value-type="float">
            <text:p>0</text:p>
          </table:table-cell>
          <table:table-cell office:value-type="float" office:value="8.008623" calcext:value-type="float">
            <text:p>8.008623</text:p>
          </table:table-cell>
          <table:table-cell office:value-type="float" office:value="21.14165" calcext:value-type="float">
            <text:p>21.14165</text:p>
          </table:table-cell>
          <table:table-cell office:value-type="float" office:value="25.47034" calcext:value-type="float">
            <text:p>25.47034</text:p>
          </table:table-cell>
          <table:table-cell office:value-type="float" office:value="26.15307" calcext:value-type="float">
            <text:p>26.15307</text:p>
          </table:table-cell>
          <table:table-cell office:value-type="float" office:value="24.77872" calcext:value-type="float">
            <text:p>24.77872</text:p>
          </table:table-cell>
          <table:table-cell office:value-type="float" office:value="7.866917" calcext:value-type="float">
            <text:p>7.866917</text:p>
          </table:table-cell>
          <table:table-cell office:value-type="float" office:value="2.110134" calcext:value-type="float">
            <text:p>2.110134</text:p>
          </table:table-cell>
          <table:table-cell office:value-type="float" office:value="1.347468" calcext:value-type="float">
            <text:p>1.347468</text:p>
          </table:table-cell>
          <table:table-cell office:value-type="float" office:value="1.080735" calcext:value-type="float">
            <text:p>1.080735</text:p>
          </table:table-cell>
          <table:table-cell office:value-type="float" office:value="0.3805679" calcext:value-type="float">
            <text:p>0.3805679</text:p>
          </table:table-cell>
          <table:table-cell office:value-type="float" office:value="0.1477862" calcext:value-type="float">
            <text:p>0.1477862</text:p>
          </table:table-cell>
          <table:table-cell office:value-type="float" office:value="0.2214381" calcext:value-type="float">
            <text:p>0.2214381</text:p>
          </table:table-cell>
          <table:table-cell office:value-type="float" office:value="0.3072059" calcext:value-type="float">
            <text:p>0.3072059</text:p>
          </table:table-cell>
          <table:table-cell office:value-type="float" office:value="0.3488033" calcext:value-type="float">
            <text:p>0.3488033</text:p>
          </table:table-cell>
          <table:table-cell office:value-type="float" office:value="0" calcext:value-type="float">
            <text:p>0</text:p>
          </table:table-cell>
          <table:table-cell office:value-type="float" office:value="6.762974" calcext:value-type="float">
            <text:p>6.76297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26129" calcext:value-type="float">
            <text:p>26.2612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33.25049" calcext:value-type="float">
            <text:p>33.25049</text:p>
          </table:table-cell>
          <table:table-cell office:value-type="float" office:value="1094.576" calcext:value-type="float">
            <text:p>1094.57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12734" calcext:value-type="float">
            <text:p>0.1012734</text:p>
          </table:table-cell>
          <table:table-cell office:value-type="float" office:value="7.418884" calcext:value-type="float">
            <text:p>7.41888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0771" calcext:value-type="float">
            <text:p>0.9670771</text:p>
          </table:table-cell>
          <table:table-cell office:value-type="float" office:value="-0.273088" calcext:value-type="float">
            <text:p>-0.273088</text:p>
          </table:table-cell>
          <table:table-cell office:value-type="float" office:value="-0.02479511" calcext:value-type="float">
            <text:p>-0.02479511</text:p>
          </table:table-cell>
          <table:table-cell office:value-type="float" office:value="0.00006334289" calcext:value-type="float">
            <text:p>6.334289E-05</text:p>
          </table:table-cell>
          <table:table-cell office:value-type="float" office:value="13.55649" calcext:value-type="float">
            <text:p>13.55649</text:p>
          </table:table-cell>
          <table:table-cell office:value-type="float" office:value="1.824058" calcext:value-type="float">
            <text:p>1.824058</text:p>
          </table:table-cell>
          <table:table-cell office:value-type="float" office:value="0.05300222" calcext:value-type="float">
            <text:p>0.05300222</text:p>
          </table:table-cell>
          <table:table-cell office:value-type="float" office:value="0.04567458" calcext:value-type="float">
            <text:p>0.04567458</text:p>
          </table:table-cell>
          <table:table-cell office:value-type="float" office:value="0.02868437" calcext:value-type="float">
            <text:p>0.02868437</text:p>
          </table:table-cell>
          <table:table-cell office:value-type="float" office:value="0.02628263" calcext:value-type="float">
            <text:p>0.02628263</text:p>
          </table:table-cell>
          <table:table-cell office:value-type="float" office:value="0.01456977" calcext:value-type="float">
            <text:p>0.01456977</text:p>
          </table:table-cell>
          <table:table-cell office:value-type="float" office:value="0.01108163" calcext:value-type="float">
            <text:p>0.01108163</text:p>
          </table:table-cell>
          <table:table-cell office:value-type="float" office:value="0.02621078" calcext:value-type="float">
            <text:p>0.02621078</text:p>
          </table:table-cell>
          <table:table-cell office:value-type="float" office:value="0.02181017" calcext:value-type="float">
            <text:p>0.02181017</text:p>
          </table:table-cell>
          <table:table-cell office:value-type="float" office:value="0.02026235" calcext:value-type="float">
            <text:p>0.02026235</text:p>
          </table:table-cell>
          <table:table-cell office:value-type="float" office:value="0.01843634" calcext:value-type="float">
            <text:p>0.01843634</text:p>
          </table:table-cell>
          <table:table-cell office:value-type="float" office:value="0.03137323" calcext:value-type="float">
            <text:p>0.03137323</text:p>
          </table:table-cell>
          <table:table-cell office:value-type="float" office:value="0.005322958" calcext:value-type="float">
            <text:p>0.005322958</text:p>
          </table:table-cell>
          <table:table-cell office:value-type="float" office:value="0.00602355" calcext:value-type="float">
            <text:p>0.00602355</text:p>
          </table:table-cell>
          <table:table-cell office:value-type="float" office:value="0" calcext:value-type="float">
            <text:p>0</text:p>
          </table:table-cell>
          <table:table-cell office:value-type="float" office:value="8.114546" calcext:value-type="float">
            <text:p>8.114546</text:p>
          </table:table-cell>
          <table:table-cell office:value-type="float" office:value="21.28692" calcext:value-type="float">
            <text:p>21.28692</text:p>
          </table:table-cell>
          <table:table-cell office:value-type="float" office:value="25.54299" calcext:value-type="float">
            <text:p>25.54299</text:p>
          </table:table-cell>
          <table:table-cell office:value-type="float" office:value="26.11759" calcext:value-type="float">
            <text:p>26.11759</text:p>
          </table:table-cell>
          <table:table-cell office:value-type="float" office:value="24.66148" calcext:value-type="float">
            <text:p>24.66148</text:p>
          </table:table-cell>
          <table:table-cell office:value-type="float" office:value="7.903275" calcext:value-type="float">
            <text:p>7.903275</text:p>
          </table:table-cell>
          <table:table-cell office:value-type="float" office:value="2.151634" calcext:value-type="float">
            <text:p>2.151634</text:p>
          </table:table-cell>
          <table:table-cell office:value-type="float" office:value="1.358215" calcext:value-type="float">
            <text:p>1.358215</text:p>
          </table:table-cell>
          <table:table-cell office:value-type="float" office:value="1.087271" calcext:value-type="float">
            <text:p>1.087271</text:p>
          </table:table-cell>
          <table:table-cell office:value-type="float" office:value="0.3837902" calcext:value-type="float">
            <text:p>0.3837902</text:p>
          </table:table-cell>
          <table:table-cell office:value-type="float" office:value="0.149178" calcext:value-type="float">
            <text:p>0.149178</text:p>
          </table:table-cell>
          <table:table-cell office:value-type="float" office:value="0.2235301" calcext:value-type="float">
            <text:p>0.2235301</text:p>
          </table:table-cell>
          <table:table-cell office:value-type="float" office:value="0.3069798" calcext:value-type="float">
            <text:p>0.3069798</text:p>
          </table:table-cell>
          <table:table-cell office:value-type="float" office:value="0.3488082" calcext:value-type="float">
            <text:p>0.3488082</text:p>
          </table:table-cell>
          <table:table-cell office:value-type="float" office:value="0" calcext:value-type="float">
            <text:p>0</text:p>
          </table:table-cell>
          <table:table-cell office:value-type="float" office:value="6.832766" calcext:value-type="float">
            <text:p>6.83276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28602" calcext:value-type="float">
            <text:p>26.2860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3.23931" calcext:value-type="float">
            <text:p>33.23931</text:p>
          </table:table-cell>
          <table:table-cell office:value-type="float" office:value="1094.56" calcext:value-type="float">
            <text:p>1094.5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73541" calcext:value-type="float">
            <text:p>0.0973541</text:p>
          </table:table-cell>
          <table:table-cell office:value-type="float" office:value="7.449664" calcext:value-type="float">
            <text:p>7.44966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277" calcext:value-type="float">
            <text:p>0.00311627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0771" calcext:value-type="float">
            <text:p>0.9670771</text:p>
          </table:table-cell>
          <table:table-cell office:value-type="float" office:value="-0.2730948" calcext:value-type="float">
            <text:p>-0.2730948</text:p>
          </table:table-cell>
          <table:table-cell office:value-type="float" office:value="-0.024776" calcext:value-type="float">
            <text:p>-0.024776</text:p>
          </table:table-cell>
          <table:table-cell office:value-type="float" office:value="0.00006785668" calcext:value-type="float">
            <text:p>6.785668E-05</text:p>
          </table:table-cell>
          <table:table-cell office:value-type="float" office:value="13.5627" calcext:value-type="float">
            <text:p>13.5627</text:p>
          </table:table-cell>
          <table:table-cell office:value-type="float" office:value="1.253363" calcext:value-type="float">
            <text:p>1.253363</text:p>
          </table:table-cell>
          <table:table-cell office:value-type="float" office:value="0.05716317" calcext:value-type="float">
            <text:p>0.05716317</text:p>
          </table:table-cell>
          <table:table-cell office:value-type="float" office:value="0.04609981" calcext:value-type="float">
            <text:p>0.04609981</text:p>
          </table:table-cell>
          <table:table-cell office:value-type="float" office:value="0.02876994" calcext:value-type="float">
            <text:p>0.02876994</text:p>
          </table:table-cell>
          <table:table-cell office:value-type="float" office:value="0.02616969" calcext:value-type="float">
            <text:p>0.02616969</text:p>
          </table:table-cell>
          <table:table-cell office:value-type="float" office:value="0.01459791" calcext:value-type="float">
            <text:p>0.01459791</text:p>
          </table:table-cell>
          <table:table-cell office:value-type="float" office:value="0.01110321" calcext:value-type="float">
            <text:p>0.01110321</text:p>
          </table:table-cell>
          <table:table-cell office:value-type="float" office:value="0.02615772" calcext:value-type="float">
            <text:p>0.02615772</text:p>
          </table:table-cell>
          <table:table-cell office:value-type="float" office:value="0.02174819" calcext:value-type="float">
            <text:p>0.02174819</text:p>
          </table:table-cell>
          <table:table-cell office:value-type="float" office:value="0.02019251" calcext:value-type="float">
            <text:p>0.02019251</text:p>
          </table:table-cell>
          <table:table-cell office:value-type="float" office:value="0.0183933" calcext:value-type="float">
            <text:p>0.0183933</text:p>
          </table:table-cell>
          <table:table-cell office:value-type="float" office:value="0.03115284" calcext:value-type="float">
            <text:p>0.03115284</text:p>
          </table:table-cell>
          <table:table-cell office:value-type="float" office:value="0.0053188" calcext:value-type="float">
            <text:p>0.0053188</text:p>
          </table:table-cell>
          <table:table-cell office:value-type="float" office:value="0.006020737" calcext:value-type="float">
            <text:p>0.006020737</text:p>
          </table:table-cell>
          <table:table-cell office:value-type="float" office:value="0" calcext:value-type="float">
            <text:p>0</text:p>
          </table:table-cell>
          <table:table-cell office:value-type="float" office:value="7.179951" calcext:value-type="float">
            <text:p>7.179951</text:p>
          </table:table-cell>
          <table:table-cell office:value-type="float" office:value="20.79943" calcext:value-type="float">
            <text:p>20.79943</text:p>
          </table:table-cell>
          <table:table-cell office:value-type="float" office:value="26.06189" calcext:value-type="float">
            <text:p>26.06189</text:p>
          </table:table-cell>
          <table:table-cell office:value-type="float" office:value="26.33453" calcext:value-type="float">
            <text:p>26.33453</text:p>
          </table:table-cell>
          <table:table-cell office:value-type="float" office:value="24.66383" calcext:value-type="float">
            <text:p>24.66383</text:p>
          </table:table-cell>
          <table:table-cell office:value-type="float" office:value="7.94187" calcext:value-type="float">
            <text:p>7.94187</text:p>
          </table:table-cell>
          <table:table-cell office:value-type="float" office:value="2.190969" calcext:value-type="float">
            <text:p>2.190969</text:p>
          </table:table-cell>
          <table:table-cell office:value-type="float" office:value="1.368334" calcext:value-type="float">
            <text:p>1.368334</text:p>
          </table:table-cell>
          <table:table-cell office:value-type="float" office:value="1.093585" calcext:value-type="float">
            <text:p>1.093585</text:p>
          </table:table-cell>
          <table:table-cell office:value-type="float" office:value="0.3869813" calcext:value-type="float">
            <text:p>0.3869813</text:p>
          </table:table-cell>
          <table:table-cell office:value-type="float" office:value="0.1505568" calcext:value-type="float">
            <text:p>0.1505568</text:p>
          </table:table-cell>
          <table:table-cell office:value-type="float" office:value="0.2255952" calcext:value-type="float">
            <text:p>0.2255952</text:p>
          </table:table-cell>
          <table:table-cell office:value-type="float" office:value="0.3067642" calcext:value-type="float">
            <text:p>0.3067642</text:p>
          </table:table-cell>
          <table:table-cell office:value-type="float" office:value="0.3488132" calcext:value-type="float">
            <text:p>0.3488132</text:p>
          </table:table-cell>
          <table:table-cell office:value-type="float" office:value="0" calcext:value-type="float">
            <text:p>0</text:p>
          </table:table-cell>
          <table:table-cell office:value-type="float" office:value="8.192274" calcext:value-type="float">
            <text:p>8.19227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0803" calcext:value-type="float">
            <text:p>26.3080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33.23085" calcext:value-type="float">
            <text:p>33.23085</text:p>
          </table:table-cell>
          <table:table-cell office:value-type="float" office:value="1094.546" calcext:value-type="float">
            <text:p>1094.54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04917" calcext:value-type="float">
            <text:p>0.1004917</text:p>
          </table:table-cell>
          <table:table-cell office:value-type="float" office:value="7.486569" calcext:value-type="float">
            <text:p>7.48656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511" calcext:value-type="float">
            <text:p>0.00311651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157" calcext:value-type="float">
            <text:p>0.967157</text:p>
          </table:table-cell>
          <table:table-cell office:value-type="float" office:value="-0.273124" calcext:value-type="float">
            <text:p>-0.273124</text:p>
          </table:table-cell>
          <table:table-cell office:value-type="float" office:value="-0.02476264" calcext:value-type="float">
            <text:p>-0.02476264</text:p>
          </table:table-cell>
          <table:table-cell office:value-type="float" office:value="0.00007481663" calcext:value-type="float">
            <text:p>7.481663E-05</text:p>
          </table:table-cell>
          <table:table-cell office:value-type="float" office:value="13.57094" calcext:value-type="float">
            <text:p>13.57094</text:p>
          </table:table-cell>
          <table:table-cell office:value-type="float" office:value="0.779946" calcext:value-type="float">
            <text:p>0.779946</text:p>
          </table:table-cell>
          <table:table-cell office:value-type="float" office:value="0.1103637" calcext:value-type="float">
            <text:p>0.1103637</text:p>
          </table:table-cell>
          <table:table-cell office:value-type="float" office:value="0.06738351" calcext:value-type="float">
            <text:p>0.06738351</text:p>
          </table:table-cell>
          <table:table-cell office:value-type="float" office:value="0.04157085" calcext:value-type="float">
            <text:p>0.04157085</text:p>
          </table:table-cell>
          <table:table-cell office:value-type="float" office:value="0.03398852" calcext:value-type="float">
            <text:p>0.03398852</text:p>
          </table:table-cell>
          <table:table-cell office:value-type="float" office:value="0.01530097" calcext:value-type="float">
            <text:p>0.01530097</text:p>
          </table:table-cell>
          <table:table-cell office:value-type="float" office:value="0.01116211" calcext:value-type="float">
            <text:p>0.01116211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0.02170421" calcext:value-type="float">
            <text:p>0.02170421</text:p>
          </table:table-cell>
          <table:table-cell office:value-type="float" office:value="0.02013394" calcext:value-type="float">
            <text:p>0.02013394</text:p>
          </table:table-cell>
          <table:table-cell office:value-type="float" office:value="0.01835315" calcext:value-type="float">
            <text:p>0.01835315</text:p>
          </table:table-cell>
          <table:table-cell office:value-type="float" office:value="0.03094613" calcext:value-type="float">
            <text:p>0.03094613</text:p>
          </table:table-cell>
          <table:table-cell office:value-type="float" office:value="0.005314663" calcext:value-type="float">
            <text:p>0.005314663</text:p>
          </table:table-cell>
          <table:table-cell office:value-type="float" office:value="0.006017929" calcext:value-type="float">
            <text:p>0.006017929</text:p>
          </table:table-cell>
          <table:table-cell office:value-type="float" office:value="0" calcext:value-type="float">
            <text:p>0</text:p>
          </table:table-cell>
          <table:table-cell office:value-type="float" office:value="1.271723" calcext:value-type="float">
            <text:p>1.271723</text:p>
          </table:table-cell>
          <table:table-cell office:value-type="float" office:value="7.743356" calcext:value-type="float">
            <text:p>7.743356</text:p>
          </table:table-cell>
          <table:table-cell office:value-type="float" office:value="19.87882" calcext:value-type="float">
            <text:p>19.87882</text:p>
          </table:table-cell>
          <table:table-cell office:value-type="float" office:value="32.24811" calcext:value-type="float">
            <text:p>32.24811</text:p>
          </table:table-cell>
          <table:table-cell office:value-type="float" office:value="38.33495" calcext:value-type="float">
            <text:p>38.33495</text:p>
          </table:table-cell>
          <table:table-cell office:value-type="float" office:value="9.607545" calcext:value-type="float">
            <text:p>9.607545</text:p>
          </table:table-cell>
          <table:table-cell office:value-type="float" office:value="2.092564" calcext:value-type="float">
            <text:p>2.092564</text:p>
          </table:table-cell>
          <table:table-cell office:value-type="float" office:value="1.398852" calcext:value-type="float">
            <text:p>1.398852</text:p>
          </table:table-cell>
          <table:table-cell office:value-type="float" office:value="1.100126" calcext:value-type="float">
            <text:p>1.100126</text:p>
          </table:table-cell>
          <table:table-cell office:value-type="float" office:value="0.3901334" calcext:value-type="float">
            <text:p>0.3901334</text:p>
          </table:table-cell>
          <table:table-cell office:value-type="float" office:value="0.1519244" calcext:value-type="float">
            <text:p>0.1519244</text:p>
          </table:table-cell>
          <table:table-cell office:value-type="float" office:value="0.2276346" calcext:value-type="float">
            <text:p>0.2276346</text:p>
          </table:table-cell>
          <table:table-cell office:value-type="float" office:value="0.3065587" calcext:value-type="float">
            <text:p>0.3065587</text:p>
          </table:table-cell>
          <table:table-cell office:value-type="float" office:value="0.3488182" calcext:value-type="float">
            <text:p>0.3488182</text:p>
          </table:table-cell>
          <table:table-cell office:value-type="float" office:value="0" calcext:value-type="float">
            <text:p>0</text:p>
          </table:table-cell>
          <table:table-cell office:value-type="float" office:value="11.00112" calcext:value-type="float">
            <text:p>11.0011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2656" calcext:value-type="float">
            <text:p>26.3265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33.22295" calcext:value-type="float">
            <text:p>33.22295</text:p>
          </table:table-cell>
          <table:table-cell office:value-type="float" office:value="1094.533" calcext:value-type="float">
            <text:p>1094.53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771863" calcext:value-type="float">
            <text:p>0.09771863</text:p>
          </table:table-cell>
          <table:table-cell office:value-type="float" office:value="7.507061" calcext:value-type="float">
            <text:p>7.50706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788" calcext:value-type="float">
            <text:p>0.00311678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2446" calcext:value-type="float">
            <text:p>0.9672446</text:p>
          </table:table-cell>
          <table:table-cell office:value-type="float" office:value="-0.2731338" calcext:value-type="float">
            <text:p>-0.2731338</text:p>
          </table:table-cell>
          <table:table-cell office:value-type="float" office:value="-0.02474734" calcext:value-type="float">
            <text:p>-0.02474734</text:p>
          </table:table-cell>
          <table:table-cell office:value-type="float" office:value="0.00008461325" calcext:value-type="float">
            <text:p>8.461325E-05</text:p>
          </table:table-cell>
          <table:table-cell office:value-type="float" office:value="13.57786" calcext:value-type="float">
            <text:p>13.57786</text:p>
          </table:table-cell>
          <table:table-cell office:value-type="float" office:value="0.5080463" calcext:value-type="float">
            <text:p>0.5080463</text:p>
          </table:table-cell>
          <table:table-cell office:value-type="float" office:value="0.07647035" calcext:value-type="float">
            <text:p>0.07647035</text:p>
          </table:table-cell>
          <table:table-cell office:value-type="float" office:value="0.05649002" calcext:value-type="float">
            <text:p>0.05649002</text:p>
          </table:table-cell>
          <table:table-cell office:value-type="float" office:value="0.03599045" calcext:value-type="float">
            <text:p>0.03599045</text:p>
          </table:table-cell>
          <table:table-cell office:value-type="float" office:value="0.03167685" calcext:value-type="float">
            <text:p>0.03167685</text:p>
          </table:table-cell>
          <table:table-cell office:value-type="float" office:value="0.01685799" calcext:value-type="float">
            <text:p>0.01685799</text:p>
          </table:table-cell>
          <table:table-cell office:value-type="float" office:value="0.01190392" calcext:value-type="float">
            <text:p>0.01190392</text:p>
          </table:table-cell>
          <table:table-cell office:value-type="float" office:value="0.02631274" calcext:value-type="float">
            <text:p>0.02631274</text:p>
          </table:table-cell>
          <table:table-cell office:value-type="float" office:value="0.02168932" calcext:value-type="float">
            <text:p>0.02168932</text:p>
          </table:table-cell>
          <table:table-cell office:value-type="float" office:value="0.02008636" calcext:value-type="float">
            <text:p>0.02008636</text:p>
          </table:table-cell>
          <table:table-cell office:value-type="float" office:value="0.01831589" calcext:value-type="float">
            <text:p>0.01831589</text:p>
          </table:table-cell>
          <table:table-cell office:value-type="float" office:value="0.03075234" calcext:value-type="float">
            <text:p>0.03075234</text:p>
          </table:table-cell>
          <table:table-cell office:value-type="float" office:value="0.005310566" calcext:value-type="float">
            <text:p>0.005310566</text:p>
          </table:table-cell>
          <table:table-cell office:value-type="float" office:value="0.006015135" calcext:value-type="float">
            <text:p>0.006015135</text:p>
          </table:table-cell>
          <table:table-cell office:value-type="float" office:value="0" calcext:value-type="float">
            <text:p>0</text:p>
          </table:table-cell>
          <table:table-cell office:value-type="float" office:value="5.651494" calcext:value-type="float">
            <text:p>5.651494</text:p>
          </table:table-cell>
          <table:table-cell office:value-type="float" office:value="8.645905" calcext:value-type="float">
            <text:p>8.645905</text:p>
          </table:table-cell>
          <table:table-cell office:value-type="float" office:value="16.99147" calcext:value-type="float">
            <text:p>16.99147</text:p>
          </table:table-cell>
          <table:table-cell office:value-type="float" office:value="26.56516" calcext:value-type="float">
            <text:p>26.56516</text:p>
          </table:table-cell>
          <table:table-cell office:value-type="float" office:value="29.70208" calcext:value-type="float">
            <text:p>29.70208</text:p>
          </table:table-cell>
          <table:table-cell office:value-type="float" office:value="13.13696" calcext:value-type="float">
            <text:p>13.13696</text:p>
          </table:table-cell>
          <table:table-cell office:value-type="float" office:value="2.489249" calcext:value-type="float">
            <text:p>2.489249</text:p>
          </table:table-cell>
          <table:table-cell office:value-type="float" office:value="1.459321" calcext:value-type="float">
            <text:p>1.459321</text:p>
          </table:table-cell>
          <table:table-cell office:value-type="float" office:value="1.108712" calcext:value-type="float">
            <text:p>1.108712</text:p>
          </table:table-cell>
          <table:table-cell office:value-type="float" office:value="0.3932464" calcext:value-type="float">
            <text:p>0.3932464</text:p>
          </table:table-cell>
          <table:table-cell office:value-type="float" office:value="0.153279" calcext:value-type="float">
            <text:p>0.153279</text:p>
          </table:table-cell>
          <table:table-cell office:value-type="float" office:value="0.2296491" calcext:value-type="float">
            <text:p>0.2296491</text:p>
          </table:table-cell>
          <table:table-cell office:value-type="float" office:value="0.3063624" calcext:value-type="float">
            <text:p>0.3063624</text:p>
          </table:table-cell>
          <table:table-cell office:value-type="float" office:value="0.3488232" calcext:value-type="float">
            <text:p>0.3488232</text:p>
          </table:table-cell>
          <table:table-cell office:value-type="float" office:value="0" calcext:value-type="float">
            <text:p>0</text:p>
          </table:table-cell>
          <table:table-cell office:value-type="float" office:value="12.50511" calcext:value-type="float">
            <text:p>12.5051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4439" calcext:value-type="float">
            <text:p>26.3443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33.21589" calcext:value-type="float">
            <text:p>33.21589</text:p>
          </table:table-cell>
          <table:table-cell office:value-type="float" office:value="1094.52" calcext:value-type="float">
            <text:p>1094.5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670907" calcext:value-type="float">
            <text:p>0.09670907</text:p>
          </table:table-cell>
          <table:table-cell office:value-type="float" office:value="7.523972" calcext:value-type="float">
            <text:p>7.52397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6997" calcext:value-type="float">
            <text:p>0.00311699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3058" calcext:value-type="float">
            <text:p>0.9673058</text:p>
          </table:table-cell>
          <table:table-cell office:value-type="float" office:value="-0.273135" calcext:value-type="float">
            <text:p>-0.273135</text:p>
          </table:table-cell>
          <table:table-cell office:value-type="float" office:value="-0.02473127" calcext:value-type="float">
            <text:p>-0.02473127</text:p>
          </table:table-cell>
          <table:table-cell office:value-type="float" office:value="0.0001016848" calcext:value-type="float">
            <text:p>0.0001016848</text:p>
          </table:table-cell>
          <table:table-cell office:value-type="float" office:value="13.5834" calcext:value-type="float">
            <text:p>13.5834</text:p>
          </table:table-cell>
          <table:table-cell office:value-type="float" office:value="0.36505" calcext:value-type="float">
            <text:p>0.36505</text:p>
          </table:table-cell>
          <table:table-cell office:value-type="float" office:value="0.0702514" calcext:value-type="float">
            <text:p>0.0702514</text:p>
          </table:table-cell>
          <table:table-cell office:value-type="float" office:value="0.05553032" calcext:value-type="float">
            <text:p>0.05553032</text:p>
          </table:table-cell>
          <table:table-cell office:value-type="float" office:value="0.03533117" calcext:value-type="float">
            <text:p>0.03533117</text:p>
          </table:table-cell>
          <table:table-cell office:value-type="float" office:value="0.03154825" calcext:value-type="float">
            <text:p>0.03154825</text:p>
          </table:table-cell>
          <table:table-cell office:value-type="float" office:value="0.01710333" calcext:value-type="float">
            <text:p>0.01710333</text:p>
          </table:table-cell>
          <table:table-cell office:value-type="float" office:value="0.01203203" calcext:value-type="float">
            <text:p>0.01203203</text:p>
          </table:table-cell>
          <table:table-cell office:value-type="float" office:value="0.02651088" calcext:value-type="float">
            <text:p>0.02651088</text:p>
          </table:table-cell>
          <table:table-cell office:value-type="float" office:value="0.02170626" calcext:value-type="float">
            <text:p>0.02170626</text:p>
          </table:table-cell>
          <table:table-cell office:value-type="float" office:value="0.02005056" calcext:value-type="float">
            <text:p>0.02005056</text:p>
          </table:table-cell>
          <table:table-cell office:value-type="float" office:value="0.01828236" calcext:value-type="float">
            <text:p>0.01828236</text:p>
          </table:table-cell>
          <table:table-cell office:value-type="float" office:value="0.03057062" calcext:value-type="float">
            <text:p>0.03057062</text:p>
          </table:table-cell>
          <table:table-cell office:value-type="float" office:value="0.0053065" calcext:value-type="float">
            <text:p>0.0053065</text:p>
          </table:table-cell>
          <table:table-cell office:value-type="float" office:value="0.006012364" calcext:value-type="float">
            <text:p>0.006012364</text:p>
          </table:table-cell>
          <table:table-cell office:value-type="float" office:value="0" calcext:value-type="float">
            <text:p>0</text:p>
          </table:table-cell>
          <table:table-cell office:value-type="float" office:value="6.634946" calcext:value-type="float">
            <text:p>6.634946</text:p>
          </table:table-cell>
          <table:table-cell office:value-type="float" office:value="10.33676" calcext:value-type="float">
            <text:p>10.33676</text:p>
          </table:table-cell>
          <table:table-cell office:value-type="float" office:value="17.83496" calcext:value-type="float">
            <text:p>17.83496</text:p>
          </table:table-cell>
          <table:table-cell office:value-type="float" office:value="25.97713" calcext:value-type="float">
            <text:p>25.97713</text:p>
          </table:table-cell>
          <table:table-cell office:value-type="float" office:value="27.479" calcext:value-type="float">
            <text:p>27.479</text:p>
          </table:table-cell>
          <table:table-cell office:value-type="float" office:value="12.45158" calcext:value-type="float">
            <text:p>12.45158</text:p>
          </table:table-cell>
          <table:table-cell office:value-type="float" office:value="2.357382" calcext:value-type="float">
            <text:p>2.357382</text:p>
          </table:table-cell>
          <table:table-cell office:value-type="float" office:value="1.529299" calcext:value-type="float">
            <text:p>1.529299</text:p>
          </table:table-cell>
          <table:table-cell office:value-type="float" office:value="1.121093" calcext:value-type="float">
            <text:p>1.121093</text:p>
          </table:table-cell>
          <table:table-cell office:value-type="float" office:value="0.3964051" calcext:value-type="float">
            <text:p>0.3964051</text:p>
          </table:table-cell>
          <table:table-cell office:value-type="float" office:value="0.1546322" calcext:value-type="float">
            <text:p>0.1546322</text:p>
          </table:table-cell>
          <table:table-cell office:value-type="float" office:value="0.2316277" calcext:value-type="float">
            <text:p>0.2316277</text:p>
          </table:table-cell>
          <table:table-cell office:value-type="float" office:value="0.3061741" calcext:value-type="float">
            <text:p>0.3061741</text:p>
          </table:table-cell>
          <table:table-cell office:value-type="float" office:value="0.3488283" calcext:value-type="float">
            <text:p>0.3488283</text:p>
          </table:table-cell>
          <table:table-cell office:value-type="float" office:value="0" calcext:value-type="float">
            <text:p>0</text:p>
          </table:table-cell>
          <table:table-cell office:value-type="float" office:value="13.07646" calcext:value-type="float">
            <text:p>13.0764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6012" calcext:value-type="float">
            <text:p>26.3601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33.20941" calcext:value-type="float">
            <text:p>33.20941</text:p>
          </table:table-cell>
          <table:table-cell office:value-type="float" office:value="1094.507" calcext:value-type="float">
            <text:p>1094.50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620487" calcext:value-type="float">
            <text:p>0.09620487</text:p>
          </table:table-cell>
          <table:table-cell office:value-type="float" office:value="7.539375" calcext:value-type="float">
            <text:p>7.53937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094" calcext:value-type="float">
            <text:p>0.00311709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3319" calcext:value-type="float">
            <text:p>0.9673319</text:p>
          </table:table-cell>
          <table:table-cell office:value-type="float" office:value="-0.2731352" calcext:value-type="float">
            <text:p>-0.2731352</text:p>
          </table:table-cell>
          <table:table-cell office:value-type="float" office:value="-0.02471095" calcext:value-type="float">
            <text:p>-0.02471095</text:p>
          </table:table-cell>
          <table:table-cell office:value-type="float" office:value="0.00012132" calcext:value-type="float">
            <text:p>0.00012132</text:p>
          </table:table-cell>
          <table:table-cell office:value-type="float" office:value="13.58787" calcext:value-type="float">
            <text:p>13.58787</text:p>
          </table:table-cell>
          <table:table-cell office:value-type="float" office:value="0.2806666" calcext:value-type="float">
            <text:p>0.2806666</text:p>
          </table:table-cell>
          <table:table-cell office:value-type="float" office:value="0.06622037" calcext:value-type="float">
            <text:p>0.06622037</text:p>
          </table:table-cell>
          <table:table-cell office:value-type="float" office:value="0.05541483" calcext:value-type="float">
            <text:p>0.05541483</text:p>
          </table:table-cell>
          <table:table-cell office:value-type="float" office:value="0.03511741" calcext:value-type="float">
            <text:p>0.03511741</text:p>
          </table:table-cell>
          <table:table-cell office:value-type="float" office:value="0.03152085" calcext:value-type="float">
            <text:p>0.03152085</text:p>
          </table:table-cell>
          <table:table-cell office:value-type="float" office:value="0.01725081" calcext:value-type="float">
            <text:p>0.01725081</text:p>
          </table:table-cell>
          <table:table-cell office:value-type="float" office:value="0.01218631" calcext:value-type="float">
            <text:p>0.01218631</text:p>
          </table:table-cell>
          <table:table-cell office:value-type="float" office:value="0.02677923" calcext:value-type="float">
            <text:p>0.02677923</text:p>
          </table:table-cell>
          <table:table-cell office:value-type="float" office:value="0.02174532" calcext:value-type="float">
            <text:p>0.02174532</text:p>
          </table:table-cell>
          <table:table-cell office:value-type="float" office:value="0.02002626" calcext:value-type="float">
            <text:p>0.02002626</text:p>
          </table:table-cell>
          <table:table-cell office:value-type="float" office:value="0.01825368" calcext:value-type="float">
            <text:p>0.01825368</text:p>
          </table:table-cell>
          <table:table-cell office:value-type="float" office:value="0.03040002" calcext:value-type="float">
            <text:p>0.03040002</text:p>
          </table:table-cell>
          <table:table-cell office:value-type="float" office:value="0.005302469" calcext:value-type="float">
            <text:p>0.005302469</text:p>
          </table:table-cell>
          <table:table-cell office:value-type="float" office:value="0.006009599" calcext:value-type="float">
            <text:p>0.006009599</text:p>
          </table:table-cell>
          <table:table-cell office:value-type="float" office:value="0" calcext:value-type="float">
            <text:p>0</text:p>
          </table:table-cell>
          <table:table-cell office:value-type="float" office:value="5.707381" calcext:value-type="float">
            <text:p>5.707381</text:p>
          </table:table-cell>
          <table:table-cell office:value-type="float" office:value="10.87126" calcext:value-type="float">
            <text:p>10.87126</text:p>
          </table:table-cell>
          <table:table-cell office:value-type="float" office:value="18.14796" calcext:value-type="float">
            <text:p>18.14796</text:p>
          </table:table-cell>
          <table:table-cell office:value-type="float" office:value="25.61584" calcext:value-type="float">
            <text:p>25.61584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12.05134" calcext:value-type="float">
            <text:p>12.05134</text:p>
          </table:table-cell>
          <table:table-cell office:value-type="float" office:value="2.652995" calcext:value-type="float">
            <text:p>2.652995</text:p>
          </table:table-cell>
          <table:table-cell office:value-type="float" office:value="1.612625" calcext:value-type="float">
            <text:p>1.612625</text:p>
          </table:table-cell>
          <table:table-cell office:value-type="float" office:value="1.135134" calcext:value-type="float">
            <text:p>1.135134</text:p>
          </table:table-cell>
          <table:table-cell office:value-type="float" office:value="0.3998263" calcext:value-type="float">
            <text:p>0.3998263</text:p>
          </table:table-cell>
          <table:table-cell office:value-type="float" office:value="0.1560002" calcext:value-type="float">
            <text:p>0.1560002</text:p>
          </table:table-cell>
          <table:table-cell office:value-type="float" office:value="0.2335591" calcext:value-type="float">
            <text:p>0.2335591</text:p>
          </table:table-cell>
          <table:table-cell office:value-type="float" office:value="0.3059902" calcext:value-type="float">
            <text:p>0.3059902</text:p>
          </table:table-cell>
          <table:table-cell office:value-type="float" office:value="0.3488332" calcext:value-type="float">
            <text:p>0.3488332</text:p>
          </table:table-cell>
          <table:table-cell office:value-type="float" office:value="0" calcext:value-type="float">
            <text:p>0</text:p>
          </table:table-cell>
          <table:table-cell office:value-type="float" office:value="13.43946" calcext:value-type="float">
            <text:p>13.4394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7549" calcext:value-type="float">
            <text:p>26.3754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33.20305" calcext:value-type="float">
            <text:p>33.20305</text:p>
          </table:table-cell>
          <table:table-cell office:value-type="float" office:value="1094.494" calcext:value-type="float">
            <text:p>1094.49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551714" calcext:value-type="float">
            <text:p>0.09551714</text:p>
          </table:table-cell>
          <table:table-cell office:value-type="float" office:value="7.554398" calcext:value-type="float">
            <text:p>7.55439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176" calcext:value-type="float">
            <text:p>0.00311717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3607" calcext:value-type="float">
            <text:p>0.9673607</text:p>
          </table:table-cell>
          <table:table-cell office:value-type="float" office:value="-0.2731376" calcext:value-type="float">
            <text:p>-0.2731376</text:p>
          </table:table-cell>
          <table:table-cell office:value-type="float" office:value="-0.0246927" calcext:value-type="float">
            <text:p>-0.0246927</text:p>
          </table:table-cell>
          <table:table-cell office:value-type="float" office:value="0.0001349421" calcext:value-type="float">
            <text:p>0.0001349421</text:p>
          </table:table-cell>
          <table:table-cell office:value-type="float" office:value="13.5934" calcext:value-type="float">
            <text:p>13.5934</text:p>
          </table:table-cell>
          <table:table-cell office:value-type="float" office:value="0.1988787" calcext:value-type="float">
            <text:p>0.1988787</text:p>
          </table:table-cell>
          <table:table-cell office:value-type="float" office:value="0.068001" calcext:value-type="float">
            <text:p>0.068001</text:p>
          </table:table-cell>
          <table:table-cell office:value-type="float" office:value="0.06098928" calcext:value-type="float">
            <text:p>0.06098928</text:p>
          </table:table-cell>
          <table:table-cell office:value-type="float" office:value="0.04403351" calcext:value-type="float">
            <text:p>0.04403351</text:p>
          </table:table-cell>
          <table:table-cell office:value-type="float" office:value="0.04075759" calcext:value-type="float">
            <text:p>0.04075759</text:p>
          </table:table-cell>
          <table:table-cell office:value-type="float" office:value="0.01901109" calcext:value-type="float">
            <text:p>0.01901109</text:p>
          </table:table-cell>
          <table:table-cell office:value-type="float" office:value="0.01231353" calcext:value-type="float">
            <text:p>0.01231353</text:p>
          </table:table-cell>
          <table:table-cell office:value-type="float" office:value="0.0270252" calcext:value-type="float">
            <text:p>0.0270252</text:p>
          </table:table-cell>
          <table:table-cell office:value-type="float" office:value="0.02180695" calcext:value-type="float">
            <text:p>0.02180695</text:p>
          </table:table-cell>
          <table:table-cell office:value-type="float" office:value="0.02001258" calcext:value-type="float">
            <text:p>0.02001258</text:p>
          </table:table-cell>
          <table:table-cell office:value-type="float" office:value="0.01822889" calcext:value-type="float">
            <text:p>0.01822889</text:p>
          </table:table-cell>
          <table:table-cell office:value-type="float" office:value="0.03024082" calcext:value-type="float">
            <text:p>0.03024082</text:p>
          </table:table-cell>
          <table:table-cell office:value-type="float" office:value="0.00529848" calcext:value-type="float">
            <text:p>0.00529848</text:p>
          </table:table-cell>
          <table:table-cell office:value-type="float" office:value="0.006006858" calcext:value-type="float">
            <text:p>0.006006858</text:p>
          </table:table-cell>
          <table:table-cell office:value-type="float" office:value="0" calcext:value-type="float">
            <text:p>0</text:p>
          </table:table-cell>
          <table:table-cell office:value-type="float" office:value="9.804824" calcext:value-type="float">
            <text:p>9.804824</text:p>
          </table:table-cell>
          <table:table-cell office:value-type="float" office:value="11.47116" calcext:value-type="float">
            <text:p>11.47116</text:p>
          </table:table-cell>
          <table:table-cell office:value-type="float" office:value="17.45106" calcext:value-type="float">
            <text:p>17.45106</text:p>
          </table:table-cell>
          <table:table-cell office:value-type="float" office:value="23.70566" calcext:value-type="float">
            <text:p>23.70566</text:p>
          </table:table-cell>
          <table:table-cell office:value-type="float" office:value="24.64901" calcext:value-type="float">
            <text:p>24.64901</text:p>
          </table:table-cell>
          <table:table-cell office:value-type="float" office:value="11.81476" calcext:value-type="float">
            <text:p>11.81476</text:p>
          </table:table-cell>
          <table:table-cell office:value-type="float" office:value="3.117724" calcext:value-type="float">
            <text:p>3.117724</text:p>
          </table:table-cell>
          <table:table-cell office:value-type="float" office:value="1.688798" calcext:value-type="float">
            <text:p>1.688798</text:p>
          </table:table-cell>
          <table:table-cell office:value-type="float" office:value="1.151897" calcext:value-type="float">
            <text:p>1.151897</text:p>
          </table:table-cell>
          <table:table-cell office:value-type="float" office:value="0.4036307" calcext:value-type="float">
            <text:p>0.4036307</text:p>
          </table:table-cell>
          <table:table-cell office:value-type="float" office:value="0.1573441" calcext:value-type="float">
            <text:p>0.1573441</text:p>
          </table:table-cell>
          <table:table-cell office:value-type="float" office:value="0.235474" calcext:value-type="float">
            <text:p>0.235474</text:p>
          </table:table-cell>
          <table:table-cell office:value-type="float" office:value="0.30581" calcext:value-type="float">
            <text:p>0.30581</text:p>
          </table:table-cell>
          <table:table-cell office:value-type="float" office:value="0.3488382" calcext:value-type="float">
            <text:p>0.3488382</text:p>
          </table:table-cell>
          <table:table-cell office:value-type="float" office:value="0" calcext:value-type="float">
            <text:p>0</text:p>
          </table:table-cell>
          <table:table-cell office:value-type="float" office:value="13.96597" calcext:value-type="float">
            <text:p>13.9659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39008" calcext:value-type="float">
            <text:p>26.3900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33.19783" calcext:value-type="float">
            <text:p>33.19783</text:p>
          </table:table-cell>
          <table:table-cell office:value-type="float" office:value="1094.481" calcext:value-type="float">
            <text:p>1094.48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508565" calcext:value-type="float">
            <text:p>0.09508565</text:p>
          </table:table-cell>
          <table:table-cell office:value-type="float" office:value="7.56765" calcext:value-type="float">
            <text:p>7.5676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408" calcext:value-type="float">
            <text:p>0.00311740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377" calcext:value-type="float">
            <text:p>0.9674377</text:p>
          </table:table-cell>
          <table:table-cell office:value-type="float" office:value="-0.2731422" calcext:value-type="float">
            <text:p>-0.2731422</text:p>
          </table:table-cell>
          <table:table-cell office:value-type="float" office:value="-0.02467442" calcext:value-type="float">
            <text:p>-0.02467442</text:p>
          </table:table-cell>
          <table:table-cell office:value-type="float" office:value="0.0001392546" calcext:value-type="float">
            <text:p>0.0001392546</text:p>
          </table:table-cell>
          <table:table-cell office:value-type="float" office:value="13.59824" calcext:value-type="float">
            <text:p>13.59824</text:p>
          </table:table-cell>
          <table:table-cell office:value-type="float" office:value="0.1527143" calcext:value-type="float">
            <text:p>0.1527143</text:p>
          </table:table-cell>
          <table:table-cell office:value-type="float" office:value="0.06477228" calcext:value-type="float">
            <text:p>0.06477228</text:p>
          </table:table-cell>
          <table:table-cell office:value-type="float" office:value="0.05750813" calcext:value-type="float">
            <text:p>0.05750813</text:p>
          </table:table-cell>
          <table:table-cell office:value-type="float" office:value="0.0406069" calcext:value-type="float">
            <text:p>0.0406069</text:p>
          </table:table-cell>
          <table:table-cell office:value-type="float" office:value="0.03711521" calcext:value-type="float">
            <text:p>0.03711521</text:p>
          </table:table-cell>
          <table:table-cell office:value-type="float" office:value="0.01871979" calcext:value-type="float">
            <text:p>0.01871979</text:p>
          </table:table-cell>
          <table:table-cell office:value-type="float" office:value="0.01204968" calcext:value-type="float">
            <text:p>0.01204968</text:p>
          </table:table-cell>
          <table:table-cell office:value-type="float" office:value="0.02729104" calcext:value-type="float">
            <text:p>0.02729104</text:p>
          </table:table-cell>
          <table:table-cell office:value-type="float" office:value="0.02188256" calcext:value-type="float">
            <text:p>0.02188256</text:p>
          </table:table-cell>
          <table:table-cell office:value-type="float" office:value="0.02000837" calcext:value-type="float">
            <text:p>0.02000837</text:p>
          </table:table-cell>
          <table:table-cell office:value-type="float" office:value="0.0182079" calcext:value-type="float">
            <text:p>0.0182079</text:p>
          </table:table-cell>
          <table:table-cell office:value-type="float" office:value="0.03009259" calcext:value-type="float">
            <text:p>0.03009259</text:p>
          </table:table-cell>
          <table:table-cell office:value-type="float" office:value="0.005294531" calcext:value-type="float">
            <text:p>0.005294531</text:p>
          </table:table-cell>
          <table:table-cell office:value-type="float" office:value="0.006004131" calcext:value-type="float">
            <text:p>0.006004131</text:p>
          </table:table-cell>
          <table:table-cell office:value-type="float" office:value="0" calcext:value-type="float">
            <text:p>0</text:p>
          </table:table-cell>
          <table:table-cell office:value-type="float" office:value="9.839752" calcext:value-type="float">
            <text:p>9.839752</text:p>
          </table:table-cell>
          <table:table-cell office:value-type="float" office:value="12.93733" calcext:value-type="float">
            <text:p>12.93733</text:p>
          </table:table-cell>
          <table:table-cell office:value-type="float" office:value="17.80734" calcext:value-type="float">
            <text:p>17.80734</text:p>
          </table:table-cell>
          <table:table-cell office:value-type="float" office:value="22.77984" calcext:value-type="float">
            <text:p>22.77984</text:p>
          </table:table-cell>
          <table:table-cell office:value-type="float" office:value="22.49727" calcext:value-type="float">
            <text:p>22.49727</text:p>
          </table:table-cell>
          <table:table-cell office:value-type="float" office:value="11.03339" calcext:value-type="float">
            <text:p>11.03339</text:p>
          </table:table-cell>
          <table:table-cell office:value-type="float" office:value="2.684659" calcext:value-type="float">
            <text:p>2.684659</text:p>
          </table:table-cell>
          <table:table-cell office:value-type="float" office:value="1.762043" calcext:value-type="float">
            <text:p>1.762043</text:p>
          </table:table-cell>
          <table:table-cell office:value-type="float" office:value="1.169536" calcext:value-type="float">
            <text:p>1.169536</text:p>
          </table:table-cell>
          <table:table-cell office:value-type="float" office:value="0.4078203" calcext:value-type="float">
            <text:p>0.4078203</text:p>
          </table:table-cell>
          <table:table-cell office:value-type="float" office:value="0.1586656" calcext:value-type="float">
            <text:p>0.1586656</text:p>
          </table:table-cell>
          <table:table-cell office:value-type="float" office:value="0.2373703" calcext:value-type="float">
            <text:p>0.2373703</text:p>
          </table:table-cell>
          <table:table-cell office:value-type="float" office:value="0.3056342" calcext:value-type="float">
            <text:p>0.3056342</text:p>
          </table:table-cell>
          <table:table-cell office:value-type="float" office:value="0.3488432" calcext:value-type="float">
            <text:p>0.3488432</text:p>
          </table:table-cell>
          <table:table-cell office:value-type="float" office:value="0" calcext:value-type="float">
            <text:p>0</text:p>
          </table:table-cell>
          <table:table-cell office:value-type="float" office:value="14.4936" calcext:value-type="float">
            <text:p>14.493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0373" calcext:value-type="float">
            <text:p>26.4037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3.19269" calcext:value-type="float">
            <text:p>33.19269</text:p>
          </table:table-cell>
          <table:table-cell office:value-type="float" office:value="1094.469" calcext:value-type="float">
            <text:p>1094.46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470417" calcext:value-type="float">
            <text:p>0.09470417</text:p>
          </table:table-cell>
          <table:table-cell office:value-type="float" office:value="7.580358" calcext:value-type="float">
            <text:p>7.58035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503" calcext:value-type="float">
            <text:p>0.00311750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668" calcext:value-type="float">
            <text:p>0.9674668</text:p>
          </table:table-cell>
          <table:table-cell office:value-type="float" office:value="-0.2731442" calcext:value-type="float">
            <text:p>-0.2731442</text:p>
          </table:table-cell>
          <table:table-cell office:value-type="float" office:value="-0.0246551" calcext:value-type="float">
            <text:p>-0.0246551</text:p>
          </table:table-cell>
          <table:table-cell office:value-type="float" office:value="0.0001470409" calcext:value-type="float">
            <text:p>0.0001470409</text:p>
          </table:table-cell>
          <table:table-cell office:value-type="float" office:value="13.60459" calcext:value-type="float">
            <text:p>13.60459</text:p>
          </table:table-cell>
          <table:table-cell office:value-type="float" office:value="0.1249887" calcext:value-type="float">
            <text:p>0.1249887</text:p>
          </table:table-cell>
          <table:table-cell office:value-type="float" office:value="0.05977575" calcext:value-type="float">
            <text:p>0.05977575</text:p>
          </table:table-cell>
          <table:table-cell office:value-type="float" office:value="0.05384624" calcext:value-type="float">
            <text:p>0.05384624</text:p>
          </table:table-cell>
          <table:table-cell office:value-type="float" office:value="0.03795171" calcext:value-type="float">
            <text:p>0.03795171</text:p>
          </table:table-cell>
          <table:table-cell office:value-type="float" office:value="0.03461985" calcext:value-type="float">
            <text:p>0.03461985</text:p>
          </table:table-cell>
          <table:table-cell office:value-type="float" office:value="0.01847739" calcext:value-type="float">
            <text:p>0.01847739</text:p>
          </table:table-cell>
          <table:table-cell office:value-type="float" office:value="0.01228761" calcext:value-type="float">
            <text:p>0.01228761</text:p>
          </table:table-cell>
          <table:table-cell office:value-type="float" office:value="0.02742967" calcext:value-type="float">
            <text:p>0.02742967</text:p>
          </table:table-cell>
          <table:table-cell office:value-type="float" office:value="0.02197398" calcext:value-type="float">
            <text:p>0.02197398</text:p>
          </table:table-cell>
          <table:table-cell office:value-type="float" office:value="0.02001286" calcext:value-type="float">
            <text:p>0.02001286</text:p>
          </table:table-cell>
          <table:table-cell office:value-type="float" office:value="0.01819053" calcext:value-type="float">
            <text:p>0.01819053</text:p>
          </table:table-cell>
          <table:table-cell office:value-type="float" office:value="0.02995478" calcext:value-type="float">
            <text:p>0.02995478</text:p>
          </table:table-cell>
          <table:table-cell office:value-type="float" office:value="0.005290624" calcext:value-type="float">
            <text:p>0.005290624</text:p>
          </table:table-cell>
          <table:table-cell office:value-type="float" office:value="0.006001415" calcext:value-type="float">
            <text:p>0.006001415</text:p>
          </table:table-cell>
          <table:table-cell office:value-type="float" office:value="0" calcext:value-type="float">
            <text:p>0</text:p>
          </table:table-cell>
          <table:table-cell office:value-type="float" office:value="17.27271" calcext:value-type="float">
            <text:p>17.27271</text:p>
          </table:table-cell>
          <table:table-cell office:value-type="float" office:value="14.42839" calcext:value-type="float">
            <text:p>14.42839</text:p>
          </table:table-cell>
          <table:table-cell office:value-type="float" office:value="18.37748" calcext:value-type="float">
            <text:p>18.37748</text:p>
          </table:table-cell>
          <table:table-cell office:value-type="float" office:value="22.22301" calcext:value-type="float">
            <text:p>22.22301</text:p>
          </table:table-cell>
          <table:table-cell office:value-type="float" office:value="21.09408" calcext:value-type="float">
            <text:p>21.09408</text:p>
          </table:table-cell>
          <table:table-cell office:value-type="float" office:value="10.41771" calcext:value-type="float">
            <text:p>10.41771</text:p>
          </table:table-cell>
          <table:table-cell office:value-type="float" office:value="2.579802" calcext:value-type="float">
            <text:p>2.579802</text:p>
          </table:table-cell>
          <table:table-cell office:value-type="float" office:value="1.755387" calcext:value-type="float">
            <text:p>1.755387</text:p>
          </table:table-cell>
          <table:table-cell office:value-type="float" office:value="1.188812" calcext:value-type="float">
            <text:p>1.188812</text:p>
          </table:table-cell>
          <table:table-cell office:value-type="float" office:value="0.4125107" calcext:value-type="float">
            <text:p>0.4125107</text:p>
          </table:table-cell>
          <table:table-cell office:value-type="float" office:value="0.159966" calcext:value-type="float">
            <text:p>0.159966</text:p>
          </table:table-cell>
          <table:table-cell office:value-type="float" office:value="0.2392461" calcext:value-type="float">
            <text:p>0.2392461</text:p>
          </table:table-cell>
          <table:table-cell office:value-type="float" office:value="0.3054644" calcext:value-type="float">
            <text:p>0.3054644</text:p>
          </table:table-cell>
          <table:table-cell office:value-type="float" office:value="0.3488482" calcext:value-type="float">
            <text:p>0.3488482</text:p>
          </table:table-cell>
          <table:table-cell office:value-type="float" office:value="0" calcext:value-type="float">
            <text:p>0</text:p>
          </table:table-cell>
          <table:table-cell office:value-type="float" office:value="14.89179" calcext:value-type="float">
            <text:p>14.89179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1636" calcext:value-type="float">
            <text:p>26.4163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33.18777" calcext:value-type="float">
            <text:p>33.18777</text:p>
          </table:table-cell>
          <table:table-cell office:value-type="float" office:value="1094.457" calcext:value-type="float">
            <text:p>1094.45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426668" calcext:value-type="float">
            <text:p>0.09426668</text:p>
          </table:table-cell>
          <table:table-cell office:value-type="float" office:value="7.592714" calcext:value-type="float">
            <text:p>7.59271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503" calcext:value-type="float">
            <text:p>0.00311750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668" calcext:value-type="float">
            <text:p>0.9674668</text:p>
          </table:table-cell>
          <table:table-cell office:value-type="float" office:value="-0.2731493" calcext:value-type="float">
            <text:p>-0.2731493</text:p>
          </table:table-cell>
          <table:table-cell office:value-type="float" office:value="-0.02463903" calcext:value-type="float">
            <text:p>-0.02463903</text:p>
          </table:table-cell>
          <table:table-cell office:value-type="float" office:value="0.0001681295" calcext:value-type="float">
            <text:p>0.0001681295</text:p>
          </table:table-cell>
          <table:table-cell office:value-type="float" office:value="13.61693" calcext:value-type="float">
            <text:p>13.61693</text:p>
          </table:table-cell>
          <table:table-cell office:value-type="float" office:value="0.09461515" calcext:value-type="float">
            <text:p>0.09461515</text:p>
          </table:table-cell>
          <table:table-cell office:value-type="float" office:value="0.05363162" calcext:value-type="float">
            <text:p>0.05363162</text:p>
          </table:table-cell>
          <table:table-cell office:value-type="float" office:value="0.04959618" calcext:value-type="float">
            <text:p>0.04959618</text:p>
          </table:table-cell>
          <table:table-cell office:value-type="float" office:value="0.03543094" calcext:value-type="float">
            <text:p>0.03543094</text:p>
          </table:table-cell>
          <table:table-cell office:value-type="float" office:value="0.03244727" calcext:value-type="float">
            <text:p>0.03244727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01253578" calcext:value-type="float">
            <text:p>0.01253578</text:p>
          </table:table-cell>
          <table:table-cell office:value-type="float" office:value="0.02750313" calcext:value-type="float">
            <text:p>0.02750313</text:p>
          </table:table-cell>
          <table:table-cell office:value-type="float" office:value="0.02207272" calcext:value-type="float">
            <text:p>0.02207272</text:p>
          </table:table-cell>
          <table:table-cell office:value-type="float" office:value="0.02002519" calcext:value-type="float">
            <text:p>0.02002519</text:p>
          </table:table-cell>
          <table:table-cell office:value-type="float" office:value="0.01817654" calcext:value-type="float">
            <text:p>0.01817654</text:p>
          </table:table-cell>
          <table:table-cell office:value-type="float" office:value="0.02982696" calcext:value-type="float">
            <text:p>0.02982696</text:p>
          </table:table-cell>
          <table:table-cell office:value-type="float" office:value="0.005286769" calcext:value-type="float">
            <text:p>0.005286769</text:p>
          </table:table-cell>
          <table:table-cell office:value-type="float" office:value="0.005998733" calcext:value-type="float">
            <text:p>0.005998733</text:p>
          </table:table-cell>
          <table:table-cell office:value-type="float" office:value="0" calcext:value-type="float">
            <text:p>0</text:p>
          </table:table-cell>
          <table:table-cell office:value-type="float" office:value="19.00485" calcext:value-type="float">
            <text:p>19.00485</text:p>
          </table:table-cell>
          <table:table-cell office:value-type="float" office:value="15.37654" calcext:value-type="float">
            <text:p>15.37654</text:p>
          </table:table-cell>
          <table:table-cell office:value-type="float" office:value="18.96431" calcext:value-type="float">
            <text:p>18.96431</text:p>
          </table:table-cell>
          <table:table-cell office:value-type="float" office:value="22.06238" calcext:value-type="float">
            <text:p>22.06238</text:p>
          </table:table-cell>
          <table:table-cell office:value-type="float" office:value="20.47946" calcext:value-type="float">
            <text:p>20.47946</text:p>
          </table:table-cell>
          <table:table-cell office:value-type="float" office:value="10.11374" calcext:value-type="float">
            <text:p>10.11374</text:p>
          </table:table-cell>
          <table:table-cell office:value-type="float" office:value="2.577401" calcext:value-type="float">
            <text:p>2.577401</text:p>
          </table:table-cell>
          <table:table-cell office:value-type="float" office:value="1.73373" calcext:value-type="float">
            <text:p>1.73373</text:p>
          </table:table-cell>
          <table:table-cell office:value-type="float" office:value="1.207471" calcext:value-type="float">
            <text:p>1.207471</text:p>
          </table:table-cell>
          <table:table-cell office:value-type="float" office:value="0.417731" calcext:value-type="float">
            <text:p>0.417731</text:p>
          </table:table-cell>
          <table:table-cell office:value-type="float" office:value="0.1612446" calcext:value-type="float">
            <text:p>0.1612446</text:p>
          </table:table-cell>
          <table:table-cell office:value-type="float" office:value="0.2411004" calcext:value-type="float">
            <text:p>0.2411004</text:p>
          </table:table-cell>
          <table:table-cell office:value-type="float" office:value="0.3053014" calcext:value-type="float">
            <text:p>0.3053014</text:p>
          </table:table-cell>
          <table:table-cell office:value-type="float" office:value="0.3488531" calcext:value-type="float">
            <text:p>0.3488531</text:p>
          </table:table-cell>
          <table:table-cell office:value-type="float" office:value="0" calcext:value-type="float">
            <text:p>0</text:p>
          </table:table-cell>
          <table:table-cell office:value-type="float" office:value="15.3307" calcext:value-type="float">
            <text:p>15.330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2858" calcext:value-type="float">
            <text:p>26.4285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33.18434" calcext:value-type="float">
            <text:p>33.18434</text:p>
          </table:table-cell>
          <table:table-cell office:value-type="float" office:value="1094.444" calcext:value-type="float">
            <text:p>1094.44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414665" calcext:value-type="float">
            <text:p>0.09414665</text:p>
          </table:table-cell>
          <table:table-cell office:value-type="float" office:value="7.60315" calcext:value-type="float">
            <text:p>7.6031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503" calcext:value-type="float">
            <text:p>0.00311750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668" calcext:value-type="float">
            <text:p>0.9674668</text:p>
          </table:table-cell>
          <table:table-cell office:value-type="float" office:value="-0.2731562" calcext:value-type="float">
            <text:p>-0.2731562</text:p>
          </table:table-cell>
          <table:table-cell office:value-type="float" office:value="-0.02462316" calcext:value-type="float">
            <text:p>-0.02462316</text:p>
          </table:table-cell>
          <table:table-cell office:value-type="float" office:value="0.0002113452" calcext:value-type="float">
            <text:p>0.0002113452</text:p>
          </table:table-cell>
          <table:table-cell office:value-type="float" office:value="13.63749" calcext:value-type="float">
            <text:p>13.63749</text:p>
          </table:table-cell>
          <table:table-cell office:value-type="float" office:value="0.0705182" calcext:value-type="float">
            <text:p>0.0705182</text:p>
          </table:table-cell>
          <table:table-cell office:value-type="float" office:value="0.04750523" calcext:value-type="float">
            <text:p>0.04750523</text:p>
          </table:table-cell>
          <table:table-cell office:value-type="float" office:value="0.04508878" calcext:value-type="float">
            <text:p>0.04508878</text:p>
          </table:table-cell>
          <table:table-cell office:value-type="float" office:value="0.0331548" calcext:value-type="float">
            <text:p>0.0331548</text:p>
          </table:table-cell>
          <table:table-cell office:value-type="float" office:value="0.0305167" calcext:value-type="float">
            <text:p>0.0305167</text:p>
          </table:table-cell>
          <table:table-cell office:value-type="float" office:value="0.0177062" calcext:value-type="float">
            <text:p>0.0177062</text:p>
          </table:table-cell>
          <table:table-cell office:value-type="float" office:value="0.01265227" calcext:value-type="float">
            <text:p>0.01265227</text:p>
          </table:table-cell>
          <table:table-cell office:value-type="float" office:value="0.02755165" calcext:value-type="float">
            <text:p>0.02755165</text:p>
          </table:table-cell>
          <table:table-cell office:value-type="float" office:value="0.02216525" calcext:value-type="float">
            <text:p>0.02216525</text:p>
          </table:table-cell>
          <table:table-cell office:value-type="float" office:value="0.02004517" calcext:value-type="float">
            <text:p>0.02004517</text:p>
          </table:table-cell>
          <table:table-cell office:value-type="float" office:value="0.01816571" calcext:value-type="float">
            <text:p>0.01816571</text:p>
          </table:table-cell>
          <table:table-cell office:value-type="float" office:value="0.02970854" calcext:value-type="float">
            <text:p>0.02970854</text:p>
          </table:table-cell>
          <table:table-cell office:value-type="float" office:value="0.005282961" calcext:value-type="float">
            <text:p>0.005282961</text:p>
          </table:table-cell>
          <table:table-cell office:value-type="float" office:value="0.005996057" calcext:value-type="float">
            <text:p>0.005996057</text:p>
          </table:table-cell>
          <table:table-cell office:value-type="float" office:value="0" calcext:value-type="float">
            <text:p>0</text:p>
          </table:table-cell>
          <table:table-cell office:value-type="float" office:value="18.92379" calcext:value-type="float">
            <text:p>18.92379</text:p>
          </table:table-cell>
          <table:table-cell office:value-type="float" office:value="15.68496" calcext:value-type="float">
            <text:p>15.68496</text:p>
          </table:table-cell>
          <table:table-cell office:value-type="float" office:value="18.93119" calcext:value-type="float">
            <text:p>18.93119</text:p>
          </table:table-cell>
          <table:table-cell office:value-type="float" office:value="21.73233" calcext:value-type="float">
            <text:p>21.73233</text:p>
          </table:table-cell>
          <table:table-cell office:value-type="float" office:value="20.08628" calcext:value-type="float">
            <text:p>20.08628</text:p>
          </table:table-cell>
          <table:table-cell office:value-type="float" office:value="9.986913" calcext:value-type="float">
            <text:p>9.986913</text:p>
          </table:table-cell>
          <table:table-cell office:value-type="float" office:value="2.57753" calcext:value-type="float">
            <text:p>2.57753</text:p>
          </table:table-cell>
          <table:table-cell office:value-type="float" office:value="1.72363" calcext:value-type="float">
            <text:p>1.72363</text:p>
          </table:table-cell>
          <table:table-cell office:value-type="float" office:value="1.222825" calcext:value-type="float">
            <text:p>1.222825</text:p>
          </table:table-cell>
          <table:table-cell office:value-type="float" office:value="0.4237669" calcext:value-type="float">
            <text:p>0.4237669</text:p>
          </table:table-cell>
          <table:table-cell office:value-type="float" office:value="0.162503" calcext:value-type="float">
            <text:p>0.162503</text:p>
          </table:table-cell>
          <table:table-cell office:value-type="float" office:value="0.2429331" calcext:value-type="float">
            <text:p>0.2429331</text:p>
          </table:table-cell>
          <table:table-cell office:value-type="float" office:value="0.3051458" calcext:value-type="float">
            <text:p>0.3051458</text:p>
          </table:table-cell>
          <table:table-cell office:value-type="float" office:value="0.3488581" calcext:value-type="float">
            <text:p>0.3488581</text:p>
          </table:table-cell>
          <table:table-cell office:value-type="float" office:value="0" calcext:value-type="float">
            <text:p>0</text:p>
          </table:table-cell>
          <table:table-cell office:value-type="float" office:value="15.99021" calcext:value-type="float">
            <text:p>15.9902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3905" calcext:value-type="float">
            <text:p>26.4390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3.18217" calcext:value-type="float">
            <text:p>33.18217</text:p>
          </table:table-cell>
          <table:table-cell office:value-type="float" office:value="1094.431" calcext:value-type="float">
            <text:p>1094.43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430328" calcext:value-type="float">
            <text:p>0.09430328</text:p>
          </table:table-cell>
          <table:table-cell office:value-type="float" office:value="7.612143" calcext:value-type="float">
            <text:p>7.61214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539" calcext:value-type="float">
            <text:p>0.003117539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774" calcext:value-type="float">
            <text:p>0.9674774</text:p>
          </table:table-cell>
          <table:table-cell office:value-type="float" office:value="-0.2731608" calcext:value-type="float">
            <text:p>-0.2731608</text:p>
          </table:table-cell>
          <table:table-cell office:value-type="float" office:value="-0.02460682" calcext:value-type="float">
            <text:p>-0.02460682</text:p>
          </table:table-cell>
          <table:table-cell office:value-type="float" office:value="0.0002770315" calcext:value-type="float">
            <text:p>0.0002770315</text:p>
          </table:table-cell>
          <table:table-cell office:value-type="float" office:value="13.66146" calcext:value-type="float">
            <text:p>13.66146</text:p>
          </table:table-cell>
          <table:table-cell office:value-type="float" office:value="0.05565507" calcext:value-type="float">
            <text:p>0.05565507</text:p>
          </table:table-cell>
          <table:table-cell office:value-type="float" office:value="0.04335963" calcext:value-type="float">
            <text:p>0.04335963</text:p>
          </table:table-cell>
          <table:table-cell office:value-type="float" office:value="0.04188469" calcext:value-type="float">
            <text:p>0.04188469</text:p>
          </table:table-cell>
          <table:table-cell office:value-type="float" office:value="0.0314353" calcext:value-type="float">
            <text:p>0.0314353</text:p>
          </table:table-cell>
          <table:table-cell office:value-type="float" office:value="0.02900458" calcext:value-type="float">
            <text:p>0.02900458</text:p>
          </table:table-cell>
          <table:table-cell office:value-type="float" office:value="0.01721337" calcext:value-type="float">
            <text:p>0.01721337</text:p>
          </table:table-cell>
          <table:table-cell office:value-type="float" office:value="0.01263098" calcext:value-type="float">
            <text:p>0.01263098</text:p>
          </table:table-cell>
          <table:table-cell office:value-type="float" office:value="0.02755972" calcext:value-type="float">
            <text:p>0.02755972</text:p>
          </table:table-cell>
          <table:table-cell office:value-type="float" office:value="0.02225525" calcext:value-type="float">
            <text:p>0.02225525</text:p>
          </table:table-cell>
          <table:table-cell office:value-type="float" office:value="0.02007023" calcext:value-type="float">
            <text:p>0.02007023</text:p>
          </table:table-cell>
          <table:table-cell office:value-type="float" office:value="0.01815797" calcext:value-type="float">
            <text:p>0.01815797</text:p>
          </table:table-cell>
          <table:table-cell office:value-type="float" office:value="0.02959894" calcext:value-type="float">
            <text:p>0.02959894</text:p>
          </table:table-cell>
          <table:table-cell office:value-type="float" office:value="0.005279212" calcext:value-type="float">
            <text:p>0.005279212</text:p>
          </table:table-cell>
          <table:table-cell office:value-type="float" office:value="0.005993416" calcext:value-type="float">
            <text:p>0.005993416</text:p>
          </table:table-cell>
          <table:table-cell office:value-type="float" office:value="0" calcext:value-type="float">
            <text:p>0</text:p>
          </table:table-cell>
          <table:table-cell office:value-type="float" office:value="16.24187" calcext:value-type="float">
            <text:p>16.24187</text:p>
          </table:table-cell>
          <table:table-cell office:value-type="float" office:value="15.30756" calcext:value-type="float">
            <text:p>15.30756</text:p>
          </table:table-cell>
          <table:table-cell office:value-type="float" office:value="18.62367" calcext:value-type="float">
            <text:p>18.62367</text:p>
          </table:table-cell>
          <table:table-cell office:value-type="float" office:value="21.26269" calcext:value-type="float">
            <text:p>21.26269</text:p>
          </table:table-cell>
          <table:table-cell office:value-type="float" office:value="19.63483" calcext:value-type="float">
            <text:p>19.63483</text:p>
          </table:table-cell>
          <table:table-cell office:value-type="float" office:value="9.86468" calcext:value-type="float">
            <text:p>9.86468</text:p>
          </table:table-cell>
          <table:table-cell office:value-type="float" office:value="2.569924" calcext:value-type="float">
            <text:p>2.569924</text:p>
          </table:table-cell>
          <table:table-cell office:value-type="float" office:value="1.718625" calcext:value-type="float">
            <text:p>1.718625</text:p>
          </table:table-cell>
          <table:table-cell office:value-type="float" office:value="1.238161" calcext:value-type="float">
            <text:p>1.238161</text:p>
          </table:table-cell>
          <table:table-cell office:value-type="float" office:value="0.4301898" calcext:value-type="float">
            <text:p>0.4301898</text:p>
          </table:table-cell>
          <table:table-cell office:value-type="float" office:value="0.1637574" calcext:value-type="float">
            <text:p>0.1637574</text:p>
          </table:table-cell>
          <table:table-cell office:value-type="float" office:value="0.2447443" calcext:value-type="float">
            <text:p>0.2447443</text:p>
          </table:table-cell>
          <table:table-cell office:value-type="float" office:value="0.304999" calcext:value-type="float">
            <text:p>0.304999</text:p>
          </table:table-cell>
          <table:table-cell office:value-type="float" office:value="0.3488631" calcext:value-type="float">
            <text:p>0.3488631</text:p>
          </table:table-cell>
          <table:table-cell office:value-type="float" office:value="0" calcext:value-type="float">
            <text:p>0</text:p>
          </table:table-cell>
          <table:table-cell office:value-type="float" office:value="16.6701" calcext:value-type="float">
            <text:p>16.670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4861" calcext:value-type="float">
            <text:p>26.4486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33.1799" calcext:value-type="float">
            <text:p>33.1799</text:p>
          </table:table-cell>
          <table:table-cell office:value-type="float" office:value="1094.419" calcext:value-type="float">
            <text:p>1094.41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459291" calcext:value-type="float">
            <text:p>0.09459291</text:p>
          </table:table-cell>
          <table:table-cell office:value-type="float" office:value="7.62114" calcext:value-type="float">
            <text:p>7.6211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688" calcext:value-type="float">
            <text:p>0.00311768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7487" calcext:value-type="float">
            <text:p>0.967487</text:p>
          </table:table-cell>
          <table:table-cell office:value-type="float" office:value="-0.2731628" calcext:value-type="float">
            <text:p>-0.2731628</text:p>
          </table:table-cell>
          <table:table-cell office:value-type="float" office:value="-0.02458894" calcext:value-type="float">
            <text:p>-0.02458894</text:p>
          </table:table-cell>
          <table:table-cell office:value-type="float" office:value="0.0003403919" calcext:value-type="float">
            <text:p>0.0003403919</text:p>
          </table:table-cell>
          <table:table-cell office:value-type="float" office:value="13.6764" calcext:value-type="float">
            <text:p>13.6764</text:p>
          </table:table-cell>
          <table:table-cell office:value-type="float" office:value="0.0527207" calcext:value-type="float">
            <text:p>0.0527207</text:p>
          </table:table-cell>
          <table:table-cell office:value-type="float" office:value="0.04332551" calcext:value-type="float">
            <text:p>0.04332551</text:p>
          </table:table-cell>
          <table:table-cell office:value-type="float" office:value="0.04119046" calcext:value-type="float">
            <text:p>0.04119046</text:p>
          </table:table-cell>
          <table:table-cell office:value-type="float" office:value="0.03076877" calcext:value-type="float">
            <text:p>0.03076877</text:p>
          </table:table-cell>
          <table:table-cell office:value-type="float" office:value="0.02841037" calcext:value-type="float">
            <text:p>0.02841037</text:p>
          </table:table-cell>
          <table:table-cell office:value-type="float" office:value="0.0169643" calcext:value-type="float">
            <text:p>0.0169643</text:p>
          </table:table-cell>
          <table:table-cell office:value-type="float" office:value="0.01239477" calcext:value-type="float">
            <text:p>0.01239477</text:p>
          </table:table-cell>
          <table:table-cell office:value-type="float" office:value="0.02760313" calcext:value-type="float">
            <text:p>0.02760313</text:p>
          </table:table-cell>
          <table:table-cell office:value-type="float" office:value="0.02233658" calcext:value-type="float">
            <text:p>0.02233658</text:p>
          </table:table-cell>
          <table:table-cell office:value-type="float" office:value="0.02009813" calcext:value-type="float">
            <text:p>0.02009813</text:p>
          </table:table-cell>
          <table:table-cell office:value-type="float" office:value="0.01815308" calcext:value-type="float">
            <text:p>0.01815308</text:p>
          </table:table-cell>
          <table:table-cell office:value-type="float" office:value="0.02949762" calcext:value-type="float">
            <text:p>0.02949762</text:p>
          </table:table-cell>
          <table:table-cell office:value-type="float" office:value="0.005309546" calcext:value-type="float">
            <text:p>0.005309546</text:p>
          </table:table-cell>
          <table:table-cell office:value-type="float" office:value="0.005956658" calcext:value-type="float">
            <text:p>0.005956658</text:p>
          </table:table-cell>
          <table:table-cell office:value-type="float" office:value="0" calcext:value-type="float">
            <text:p>0</text:p>
          </table:table-cell>
          <table:table-cell office:value-type="float" office:value="20.95482" calcext:value-type="float">
            <text:p>20.95482</text:p>
          </table:table-cell>
          <table:table-cell office:value-type="float" office:value="15.91842" calcext:value-type="float">
            <text:p>15.91842</text:p>
          </table:table-cell>
          <table:table-cell office:value-type="float" office:value="18.33274" calcext:value-type="float">
            <text:p>18.33274</text:p>
          </table:table-cell>
          <table:table-cell office:value-type="float" office:value="20.47076" calcext:value-type="float">
            <text:p>20.47076</text:p>
          </table:table-cell>
          <table:table-cell office:value-type="float" office:value="18.70278" calcext:value-type="float">
            <text:p>18.70278</text:p>
          </table:table-cell>
          <table:table-cell office:value-type="float" office:value="9.465923" calcext:value-type="float">
            <text:p>9.465923</text:p>
          </table:table-cell>
          <table:table-cell office:value-type="float" office:value="2.379881" calcext:value-type="float">
            <text:p>2.379881</text:p>
          </table:table-cell>
          <table:table-cell office:value-type="float" office:value="1.742241" calcext:value-type="float">
            <text:p>1.742241</text:p>
          </table:table-cell>
          <table:table-cell office:value-type="float" office:value="1.252006" calcext:value-type="float">
            <text:p>1.252006</text:p>
          </table:table-cell>
          <table:table-cell office:value-type="float" office:value="0.4366209" calcext:value-type="float">
            <text:p>0.4366209</text:p>
          </table:table-cell>
          <table:table-cell office:value-type="float" office:value="0.1650705" calcext:value-type="float">
            <text:p>0.1650705</text:p>
          </table:table-cell>
          <table:table-cell office:value-type="float" office:value="0.2465554" calcext:value-type="float">
            <text:p>0.2465554</text:p>
          </table:table-cell>
          <table:table-cell office:value-type="float" office:value="0.3146443" calcext:value-type="float">
            <text:p>0.3146443</text:p>
          </table:table-cell>
          <table:table-cell office:value-type="float" office:value="0.3391014" calcext:value-type="float">
            <text:p>0.3391014</text:p>
          </table:table-cell>
          <table:table-cell office:value-type="float" office:value="0" calcext:value-type="float">
            <text:p>0</text:p>
          </table:table-cell>
          <table:table-cell office:value-type="float" office:value="17.03742" calcext:value-type="float">
            <text:p>17.0374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5806" calcext:value-type="float">
            <text:p>26.4580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33.17934" calcext:value-type="float">
            <text:p>33.17934</text:p>
          </table:table-cell>
          <table:table-cell office:value-type="float" office:value="1094.407" calcext:value-type="float">
            <text:p>1094.40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505419" calcext:value-type="float">
            <text:p>0.09505419</text:p>
          </table:table-cell>
          <table:table-cell office:value-type="float" office:value="7.628727" calcext:value-type="float">
            <text:p>7.62872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688" calcext:value-type="float">
            <text:p>0.00311768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66084" calcext:value-type="float">
            <text:p>0.9666084</text:p>
          </table:table-cell>
          <table:table-cell office:value-type="float" office:value="-0.2731701" calcext:value-type="float">
            <text:p>-0.2731701</text:p>
          </table:table-cell>
          <table:table-cell office:value-type="float" office:value="-0.02457237" calcext:value-type="float">
            <text:p>-0.02457237</text:p>
          </table:table-cell>
          <table:table-cell office:value-type="float" office:value="0.0004148973" calcext:value-type="float">
            <text:p>0.0004148973</text:p>
          </table:table-cell>
          <table:table-cell office:value-type="float" office:value="13.69885" calcext:value-type="float">
            <text:p>13.69885</text:p>
          </table:table-cell>
          <table:table-cell office:value-type="float" office:value="0.04503239" calcext:value-type="float">
            <text:p>0.04503239</text:p>
          </table:table-cell>
          <table:table-cell office:value-type="float" office:value="0.04033392" calcext:value-type="float">
            <text:p>0.04033392</text:p>
          </table:table-cell>
          <table:table-cell office:value-type="float" office:value="0.03889937" calcext:value-type="float">
            <text:p>0.03889937</text:p>
          </table:table-cell>
          <table:table-cell office:value-type="float" office:value="0.02991864" calcext:value-type="float">
            <text:p>0.02991864</text:p>
          </table:table-cell>
          <table:table-cell office:value-type="float" office:value="0.02764359" calcext:value-type="float">
            <text:p>0.02764359</text:p>
          </table:table-cell>
          <table:table-cell office:value-type="float" office:value="0.01665772" calcext:value-type="float">
            <text:p>0.01665772</text:p>
          </table:table-cell>
          <table:table-cell office:value-type="float" office:value="0.01247733" calcext:value-type="float">
            <text:p>0.01247733</text:p>
          </table:table-cell>
          <table:table-cell office:value-type="float" office:value="0.02759286" calcext:value-type="float">
            <text:p>0.02759286</text:p>
          </table:table-cell>
          <table:table-cell office:value-type="float" office:value="0.02241504" calcext:value-type="float">
            <text:p>0.02241504</text:p>
          </table:table-cell>
          <table:table-cell office:value-type="float" office:value="0.0201284" calcext:value-type="float">
            <text:p>0.0201284</text:p>
          </table:table-cell>
          <table:table-cell office:value-type="float" office:value="0.01815113" calcext:value-type="float">
            <text:p>0.01815113</text:p>
          </table:table-cell>
          <table:table-cell office:value-type="float" office:value="0.02940473" calcext:value-type="float">
            <text:p>0.02940473</text:p>
          </table:table-cell>
          <table:table-cell office:value-type="float" office:value="0.005300412" calcext:value-type="float">
            <text:p>0.005300412</text:p>
          </table:table-cell>
          <table:table-cell office:value-type="float" office:value="0.005959417" calcext:value-type="float">
            <text:p>0.005959417</text:p>
          </table:table-cell>
          <table:table-cell office:value-type="float" office:value="0" calcext:value-type="float">
            <text:p>0</text:p>
          </table:table-cell>
          <table:table-cell office:value-type="float" office:value="23.57691" calcext:value-type="float">
            <text:p>23.57691</text:p>
          </table:table-cell>
          <table:table-cell office:value-type="float" office:value="16.9055" calcext:value-type="float">
            <text:p>16.9055</text:p>
          </table:table-cell>
          <table:table-cell office:value-type="float" office:value="18.60381" calcext:value-type="float">
            <text:p>18.60381</text:p>
          </table:table-cell>
          <table:table-cell office:value-type="float" office:value="20.17022" calcext:value-type="float">
            <text:p>20.17022</text:p>
          </table:table-cell>
          <table:table-cell office:value-type="float" office:value="18.15546" calcext:value-type="float">
            <text:p>18.15546</text:p>
          </table:table-cell>
          <table:table-cell office:value-type="float" office:value="9.228459" calcext:value-type="float">
            <text:p>9.228459</text:p>
          </table:table-cell>
          <table:table-cell office:value-type="float" office:value="2.370021" calcext:value-type="float">
            <text:p>2.370021</text:p>
          </table:table-cell>
          <table:table-cell office:value-type="float" office:value="1.734359" calcext:value-type="float">
            <text:p>1.734359</text:p>
          </table:table-cell>
          <table:table-cell office:value-type="float" office:value="1.265272" calcext:value-type="float">
            <text:p>1.265272</text:p>
          </table:table-cell>
          <table:table-cell office:value-type="float" office:value="0.4431377" calcext:value-type="float">
            <text:p>0.4431377</text:p>
          </table:table-cell>
          <table:table-cell office:value-type="float" office:value="0.1664683" calcext:value-type="float">
            <text:p>0.1664683</text:p>
          </table:table-cell>
          <table:table-cell office:value-type="float" office:value="0.2488074" calcext:value-type="float">
            <text:p>0.2488074</text:p>
          </table:table-cell>
          <table:table-cell office:value-type="float" office:value="0.3123708" calcext:value-type="float">
            <text:p>0.3123708</text:p>
          </table:table-cell>
          <table:table-cell office:value-type="float" office:value="0.3422961" calcext:value-type="float">
            <text:p>0.3422961</text:p>
          </table:table-cell>
          <table:table-cell office:value-type="float" office:value="0" calcext:value-type="float">
            <text:p>0</text:p>
          </table:table-cell>
          <table:table-cell office:value-type="float" office:value="17.74483" calcext:value-type="float">
            <text:p>17.7448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6522" calcext:value-type="float">
            <text:p>26.4652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33.17979" calcext:value-type="float">
            <text:p>33.17979</text:p>
          </table:table-cell>
          <table:table-cell office:value-type="float" office:value="1094.394" calcext:value-type="float">
            <text:p>1094.39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55641" calcext:value-type="float">
            <text:p>0.0955641</text:p>
          </table:table-cell>
          <table:table-cell office:value-type="float" office:value="7.634973" calcext:value-type="float">
            <text:p>7.63497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688" calcext:value-type="float">
            <text:p>0.00311768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764" calcext:value-type="float">
            <text:p>0.9657764</text:p>
          </table:table-cell>
          <table:table-cell office:value-type="float" office:value="-0.2731753" calcext:value-type="float">
            <text:p>-0.2731753</text:p>
          </table:table-cell>
          <table:table-cell office:value-type="float" office:value="-0.02455557" calcext:value-type="float">
            <text:p>-0.02455557</text:p>
          </table:table-cell>
          <table:table-cell office:value-type="float" office:value="0.0005093826" calcext:value-type="float">
            <text:p>0.0005093826</text:p>
          </table:table-cell>
          <table:table-cell office:value-type="float" office:value="13.72397" calcext:value-type="float">
            <text:p>13.72397</text:p>
          </table:table-cell>
          <table:table-cell office:value-type="float" office:value="0.03989105" calcext:value-type="float">
            <text:p>0.03989105</text:p>
          </table:table-cell>
          <table:table-cell office:value-type="float" office:value="0.03858649" calcext:value-type="float">
            <text:p>0.03858649</text:p>
          </table:table-cell>
          <table:table-cell office:value-type="float" office:value="0.03717229" calcext:value-type="float">
            <text:p>0.03717229</text:p>
          </table:table-cell>
          <table:table-cell office:value-type="float" office:value="0.02918968" calcext:value-type="float">
            <text:p>0.02918968</text:p>
          </table:table-cell>
          <table:table-cell office:value-type="float" office:value="0.02694019" calcext:value-type="float">
            <text:p>0.02694019</text:p>
          </table:table-cell>
          <table:table-cell office:value-type="float" office:value="0.01633035" calcext:value-type="float">
            <text:p>0.01633035</text:p>
          </table:table-cell>
          <table:table-cell office:value-type="float" office:value="0.01249488" calcext:value-type="float">
            <text:p>0.01249488</text:p>
          </table:table-cell>
          <table:table-cell office:value-type="float" office:value="0.02757022" calcext:value-type="float">
            <text:p>0.02757022</text:p>
          </table:table-cell>
          <table:table-cell office:value-type="float" office:value="0.02247993" calcext:value-type="float">
            <text:p>0.02247993</text:p>
          </table:table-cell>
          <table:table-cell office:value-type="float" office:value="0.020163" calcext:value-type="float">
            <text:p>0.020163</text:p>
          </table:table-cell>
          <table:table-cell office:value-type="float" office:value="0.01815279" calcext:value-type="float">
            <text:p>0.01815279</text:p>
          </table:table-cell>
          <table:table-cell office:value-type="float" office:value="0.02931972" calcext:value-type="float">
            <text:p>0.02931972</text:p>
          </table:table-cell>
          <table:table-cell office:value-type="float" office:value="0.005290292" calcext:value-type="float">
            <text:p>0.005290292</text:p>
          </table:table-cell>
          <table:table-cell office:value-type="float" office:value="0.0059633" calcext:value-type="float">
            <text:p>0.0059633</text:p>
          </table:table-cell>
          <table:table-cell office:value-type="float" office:value="0" calcext:value-type="float">
            <text:p>0</text:p>
          </table:table-cell>
          <table:table-cell office:value-type="float" office:value="24.19957" calcext:value-type="float">
            <text:p>24.19957</text:p>
          </table:table-cell>
          <table:table-cell office:value-type="float" office:value="17.30921" calcext:value-type="float">
            <text:p>17.30921</text:p>
          </table:table-cell>
          <table:table-cell office:value-type="float" office:value="18.64442" calcext:value-type="float">
            <text:p>18.64442</text:p>
          </table:table-cell>
          <table:table-cell office:value-type="float" office:value="19.86013" calcext:value-type="float">
            <text:p>19.86013</text:p>
          </table:table-cell>
          <table:table-cell office:value-type="float" office:value="17.76927" calcext:value-type="float">
            <text:p>17.76927</text:p>
          </table:table-cell>
          <table:table-cell office:value-type="float" office:value="9.086661" calcext:value-type="float">
            <text:p>9.086661</text:p>
          </table:table-cell>
          <table:table-cell office:value-type="float" office:value="2.372794" calcext:value-type="float">
            <text:p>2.372794</text:p>
          </table:table-cell>
          <table:table-cell office:value-type="float" office:value="1.729454" calcext:value-type="float">
            <text:p>1.729454</text:p>
          </table:table-cell>
          <table:table-cell office:value-type="float" office:value="1.274208" calcext:value-type="float">
            <text:p>1.274208</text:p>
          </table:table-cell>
          <table:table-cell office:value-type="float" office:value="0.4505405" calcext:value-type="float">
            <text:p>0.4505405</text:p>
          </table:table-cell>
          <table:table-cell office:value-type="float" office:value="0.168023" calcext:value-type="float">
            <text:p>0.168023</text:p>
          </table:table-cell>
          <table:table-cell office:value-type="float" office:value="0.2509428" calcext:value-type="float">
            <text:p>0.2509428</text:p>
          </table:table-cell>
          <table:table-cell office:value-type="float" office:value="0.3097944" calcext:value-type="float">
            <text:p>0.3097944</text:p>
          </table:table-cell>
          <table:table-cell office:value-type="float" office:value="0.3457892" calcext:value-type="float">
            <text:p>0.3457892</text:p>
          </table:table-cell>
          <table:table-cell office:value-type="float" office:value="0" calcext:value-type="float">
            <text:p>0</text:p>
          </table:table-cell>
          <table:table-cell office:value-type="float" office:value="18.41069" calcext:value-type="float">
            <text:p>18.41069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145" calcext:value-type="float">
            <text:p>26.4714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33.18184" calcext:value-type="float">
            <text:p>33.18184</text:p>
          </table:table-cell>
          <table:table-cell office:value-type="float" office:value="1094.382" calcext:value-type="float">
            <text:p>1094.38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631609" calcext:value-type="float">
            <text:p>0.09631609</text:p>
          </table:table-cell>
          <table:table-cell office:value-type="float" office:value="7.638904" calcext:value-type="float">
            <text:p>7.63890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756" calcext:value-type="float">
            <text:p>0.00311775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1685" calcext:value-type="float">
            <text:p>0.9651685</text:p>
          </table:table-cell>
          <table:table-cell office:value-type="float" office:value="-0.273181" calcext:value-type="float">
            <text:p>-0.273181</text:p>
          </table:table-cell>
          <table:table-cell office:value-type="float" office:value="-0.02453834" calcext:value-type="float">
            <text:p>-0.02453834</text:p>
          </table:table-cell>
          <table:table-cell office:value-type="float" office:value="0.00061559" calcext:value-type="float">
            <text:p>0.00061559</text:p>
          </table:table-cell>
          <table:table-cell office:value-type="float" office:value="13.75234" calcext:value-type="float">
            <text:p>13.75234</text:p>
          </table:table-cell>
          <table:table-cell office:value-type="float" office:value="0.03557242" calcext:value-type="float">
            <text:p>0.03557242</text:p>
          </table:table-cell>
          <table:table-cell office:value-type="float" office:value="0.036617" calcext:value-type="float">
            <text:p>0.036617</text:p>
          </table:table-cell>
          <table:table-cell office:value-type="float" office:value="0.03549263" calcext:value-type="float">
            <text:p>0.03549263</text:p>
          </table:table-cell>
          <table:table-cell office:value-type="float" office:value="0.02853942" calcext:value-type="float">
            <text:p>0.02853942</text:p>
          </table:table-cell>
          <table:table-cell office:value-type="float" office:value="0.02637871" calcext:value-type="float">
            <text:p>0.02637871</text:p>
          </table:table-cell>
          <table:table-cell office:value-type="float" office:value="0.01608662" calcext:value-type="float">
            <text:p>0.01608662</text:p>
          </table:table-cell>
          <table:table-cell office:value-type="float" office:value="0.01241926" calcext:value-type="float">
            <text:p>0.01241926</text:p>
          </table:table-cell>
          <table:table-cell office:value-type="float" office:value="0.02755861" calcext:value-type="float">
            <text:p>0.02755861</text:p>
          </table:table-cell>
          <table:table-cell office:value-type="float" office:value="0.02253493" calcext:value-type="float">
            <text:p>0.02253493</text:p>
          </table:table-cell>
          <table:table-cell office:value-type="float" office:value="0.02019905" calcext:value-type="float">
            <text:p>0.02019905</text:p>
          </table:table-cell>
          <table:table-cell office:value-type="float" office:value="0.01815682" calcext:value-type="float">
            <text:p>0.01815682</text:p>
          </table:table-cell>
          <table:table-cell office:value-type="float" office:value="0.02924156" calcext:value-type="float">
            <text:p>0.02924156</text:p>
          </table:table-cell>
          <table:table-cell office:value-type="float" office:value="0.005281959" calcext:value-type="float">
            <text:p>0.005281959</text:p>
          </table:table-cell>
          <table:table-cell office:value-type="float" office:value="0.005965448" calcext:value-type="float">
            <text:p>0.005965448</text:p>
          </table:table-cell>
          <table:table-cell office:value-type="float" office:value="0" calcext:value-type="float">
            <text:p>0</text:p>
          </table:table-cell>
          <table:table-cell office:value-type="float" office:value="24.24179" calcext:value-type="float">
            <text:p>24.24179</text:p>
          </table:table-cell>
          <table:table-cell office:value-type="float" office:value="17.19499" calcext:value-type="float">
            <text:p>17.19499</text:p>
          </table:table-cell>
          <table:table-cell office:value-type="float" office:value="18.2441" calcext:value-type="float">
            <text:p>18.2441</text:p>
          </table:table-cell>
          <table:table-cell office:value-type="float" office:value="19.36929" calcext:value-type="float">
            <text:p>19.36929</text:p>
          </table:table-cell>
          <table:table-cell office:value-type="float" office:value="17.33185" calcext:value-type="float">
            <text:p>17.33185</text:p>
          </table:table-cell>
          <table:table-cell office:value-type="float" office:value="8.932896" calcext:value-type="float">
            <text:p>8.932896</text:p>
          </table:table-cell>
          <table:table-cell office:value-type="float" office:value="2.322505" calcext:value-type="float">
            <text:p>2.322505</text:p>
          </table:table-cell>
          <table:table-cell office:value-type="float" office:value="1.736717" calcext:value-type="float">
            <text:p>1.736717</text:p>
          </table:table-cell>
          <table:table-cell office:value-type="float" office:value="1.281265" calcext:value-type="float">
            <text:p>1.281265</text:p>
          </table:table-cell>
          <table:table-cell office:value-type="float" office:value="0.4578771" calcext:value-type="float">
            <text:p>0.4578771</text:p>
          </table:table-cell>
          <table:table-cell office:value-type="float" office:value="0.1696814" calcext:value-type="float">
            <text:p>0.1696814</text:p>
          </table:table-cell>
          <table:table-cell office:value-type="float" office:value="0.2528517" calcext:value-type="float">
            <text:p>0.2528517</text:p>
          </table:table-cell>
          <table:table-cell office:value-type="float" office:value="0.3079652" calcext:value-type="float">
            <text:p>0.3079652</text:p>
          </table:table-cell>
          <table:table-cell office:value-type="float" office:value="0.3483951" calcext:value-type="float">
            <text:p>0.3483951</text:p>
          </table:table-cell>
          <table:table-cell office:value-type="float" office:value="0" calcext:value-type="float">
            <text:p>0</text:p>
          </table:table-cell>
          <table:table-cell office:value-type="float" office:value="19.25774" calcext:value-type="float">
            <text:p>19.2577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564" calcext:value-type="float">
            <text:p>26.4756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33.18637" calcext:value-type="float">
            <text:p>33.18637</text:p>
          </table:table-cell>
          <table:table-cell office:value-type="float" office:value="1094.37" calcext:value-type="float">
            <text:p>1094.3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905555" calcext:value-type="float">
            <text:p>0.09905555</text:p>
          </table:table-cell>
          <table:table-cell office:value-type="float" office:value="7.644187" calcext:value-type="float">
            <text:p>7.64418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785" calcext:value-type="float">
            <text:p>0.00311778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1772" calcext:value-type="float">
            <text:p>0.9651772</text:p>
          </table:table-cell>
          <table:table-cell office:value-type="float" office:value="-0.273191" calcext:value-type="float">
            <text:p>-0.273191</text:p>
          </table:table-cell>
          <table:table-cell office:value-type="float" office:value="-0.02452366" calcext:value-type="float">
            <text:p>-0.02452366</text:p>
          </table:table-cell>
          <table:table-cell office:value-type="float" office:value="0.0007575757" calcext:value-type="float">
            <text:p>0.0007575757</text:p>
          </table:table-cell>
          <table:table-cell office:value-type="float" office:value="13.79115" calcext:value-type="float">
            <text:p>13.79115</text:p>
          </table:table-cell>
          <table:table-cell office:value-type="float" office:value="0.07292765" calcext:value-type="float">
            <text:p>0.07292765</text:p>
          </table:table-cell>
          <table:table-cell office:value-type="float" office:value="0.04144776" calcext:value-type="float">
            <text:p>0.04144776</text:p>
          </table:table-cell>
          <table:table-cell office:value-type="float" office:value="0.0359017" calcext:value-type="float">
            <text:p>0.0359017</text:p>
          </table:table-cell>
          <table:table-cell office:value-type="float" office:value="0.02921012" calcext:value-type="float">
            <text:p>0.02921012</text:p>
          </table:table-cell>
          <table:table-cell office:value-type="float" office:value="0.0265977" calcext:value-type="float">
            <text:p>0.0265977</text:p>
          </table:table-cell>
          <table:table-cell office:value-type="float" office:value="0.01584347" calcext:value-type="float">
            <text:p>0.01584347</text:p>
          </table:table-cell>
          <table:table-cell office:value-type="float" office:value="0.01238774" calcext:value-type="float">
            <text:p>0.01238774</text:p>
          </table:table-cell>
          <table:table-cell office:value-type="float" office:value="0.02752284" calcext:value-type="float">
            <text:p>0.02752284</text:p>
          </table:table-cell>
          <table:table-cell office:value-type="float" office:value="0.02258056" calcext:value-type="float">
            <text:p>0.02258056</text:p>
          </table:table-cell>
          <table:table-cell office:value-type="float" office:value="0.02023531" calcext:value-type="float">
            <text:p>0.02023531</text:p>
          </table:table-cell>
          <table:table-cell office:value-type="float" office:value="0.0181625" calcext:value-type="float">
            <text:p>0.0181625</text:p>
          </table:table-cell>
          <table:table-cell office:value-type="float" office:value="0.02916935" calcext:value-type="float">
            <text:p>0.02916935</text:p>
          </table:table-cell>
          <table:table-cell office:value-type="float" office:value="0.00527831" calcext:value-type="float">
            <text:p>0.00527831</text:p>
          </table:table-cell>
          <table:table-cell office:value-type="float" office:value="0.005963161" calcext:value-type="float">
            <text:p>0.005963161</text:p>
          </table:table-cell>
          <table:table-cell office:value-type="float" office:value="0" calcext:value-type="float">
            <text:p>0</text:p>
          </table:table-cell>
          <table:table-cell office:value-type="float" office:value="16.61942" calcext:value-type="float">
            <text:p>16.61942</text:p>
          </table:table-cell>
          <table:table-cell office:value-type="float" office:value="23.66914" calcext:value-type="float">
            <text:p>23.66914</text:p>
          </table:table-cell>
          <table:table-cell office:value-type="float" office:value="22.75004" calcext:value-type="float">
            <text:p>22.75004</text:p>
          </table:table-cell>
          <table:table-cell office:value-type="float" office:value="21.95234" calcext:value-type="float">
            <text:p>21.95234</text:p>
          </table:table-cell>
          <table:table-cell office:value-type="float" office:value="19.29611" calcext:value-type="float">
            <text:p>19.29611</text:p>
          </table:table-cell>
          <table:table-cell office:value-type="float" office:value="8.965065" calcext:value-type="float">
            <text:p>8.965065</text:p>
          </table:table-cell>
          <table:table-cell office:value-type="float" office:value="2.31758" calcext:value-type="float">
            <text:p>2.31758</text:p>
          </table:table-cell>
          <table:table-cell office:value-type="float" office:value="1.738123" calcext:value-type="float">
            <text:p>1.738123</text:p>
          </table:table-cell>
          <table:table-cell office:value-type="float" office:value="1.28706" calcext:value-type="float">
            <text:p>1.28706</text:p>
          </table:table-cell>
          <table:table-cell office:value-type="float" office:value="0.4648083" calcext:value-type="float">
            <text:p>0.4648083</text:p>
          </table:table-cell>
          <table:table-cell office:value-type="float" office:value="0.171386" calcext:value-type="float">
            <text:p>0.171386</text:p>
          </table:table-cell>
          <table:table-cell office:value-type="float" office:value="0.2546605" calcext:value-type="float">
            <text:p>0.2546605</text:p>
          </table:table-cell>
          <table:table-cell office:value-type="float" office:value="0.3076713" calcext:value-type="float">
            <text:p>0.3076713</text:p>
          </table:table-cell>
          <table:table-cell office:value-type="float" office:value="0.3484673" calcext:value-type="float">
            <text:p>0.3484673</text:p>
          </table:table-cell>
          <table:table-cell office:value-type="float" office:value="0" calcext:value-type="float">
            <text:p>0</text:p>
          </table:table-cell>
          <table:table-cell office:value-type="float" office:value="20.98836" calcext:value-type="float">
            <text:p>20.9883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673" calcext:value-type="float">
            <text:p>26.4767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33.19265" calcext:value-type="float">
            <text:p>33.19265</text:p>
          </table:table-cell>
          <table:table-cell office:value-type="float" office:value="1094.359" calcext:value-type="float">
            <text:p>1094.35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09936421" calcext:value-type="float">
            <text:p>0.09936421</text:p>
          </table:table-cell>
          <table:table-cell office:value-type="float" office:value="7.643304" calcext:value-type="float">
            <text:p>7.64330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785" calcext:value-type="float">
            <text:p>0.00311778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1772" calcext:value-type="float">
            <text:p>0.9651772</text:p>
          </table:table-cell>
          <table:table-cell office:value-type="float" office:value="-0.2731946" calcext:value-type="float">
            <text:p>-0.2731946</text:p>
          </table:table-cell>
          <table:table-cell office:value-type="float" office:value="-0.0245083" calcext:value-type="float">
            <text:p>-0.0245083</text:p>
          </table:table-cell>
          <table:table-cell office:value-type="float" office:value="0.0009314832" calcext:value-type="float">
            <text:p>0.0009314832</text:p>
          </table:table-cell>
          <table:table-cell office:value-type="float" office:value="13.8359" calcext:value-type="float">
            <text:p>13.8359</text:p>
          </table:table-cell>
          <table:table-cell office:value-type="float" office:value="0.04387624" calcext:value-type="float">
            <text:p>0.04387624</text:p>
          </table:table-cell>
          <table:table-cell office:value-type="float" office:value="0.0354282" calcext:value-type="float">
            <text:p>0.0354282</text:p>
          </table:table-cell>
          <table:table-cell office:value-type="float" office:value="0.03346526" calcext:value-type="float">
            <text:p>0.03346526</text:p>
          </table:table-cell>
          <table:table-cell office:value-type="float" office:value="0.02824603" calcext:value-type="float">
            <text:p>0.02824603</text:p>
          </table:table-cell>
          <table:table-cell office:value-type="float" office:value="0.02608969" calcext:value-type="float">
            <text:p>0.02608969</text:p>
          </table:table-cell>
          <table:table-cell office:value-type="float" office:value="0.0158014" calcext:value-type="float">
            <text:p>0.0158014</text:p>
          </table:table-cell>
          <table:table-cell office:value-type="float" office:value="0.01249003" calcext:value-type="float">
            <text:p>0.01249003</text:p>
          </table:table-cell>
          <table:table-cell office:value-type="float" office:value="0.02749609" calcext:value-type="float">
            <text:p>0.02749609</text:p>
          </table:table-cell>
          <table:table-cell office:value-type="float" office:value="0.02261673" calcext:value-type="float">
            <text:p>0.02261673</text:p>
          </table:table-cell>
          <table:table-cell office:value-type="float" office:value="0.02027125" calcext:value-type="float">
            <text:p>0.02027125</text:p>
          </table:table-cell>
          <table:table-cell office:value-type="float" office:value="0.01816947" calcext:value-type="float">
            <text:p>0.01816947</text:p>
          </table:table-cell>
          <table:table-cell office:value-type="float" office:value="0.02910264" calcext:value-type="float">
            <text:p>0.02910264</text:p>
          </table:table-cell>
          <table:table-cell office:value-type="float" office:value="0.005274946" calcext:value-type="float">
            <text:p>0.005274946</text:p>
          </table:table-cell>
          <table:table-cell office:value-type="float" office:value="0.00596067" calcext:value-type="float">
            <text:p>0.00596067</text:p>
          </table:table-cell>
          <table:table-cell office:value-type="float" office:value="0" calcext:value-type="float">
            <text:p>0</text:p>
          </table:table-cell>
          <table:table-cell office:value-type="float" office:value="15.90191" calcext:value-type="float">
            <text:p>15.90191</text:p>
          </table:table-cell>
          <table:table-cell office:value-type="float" office:value="21.10595" calcext:value-type="float">
            <text:p>21.10595</text:p>
          </table:table-cell>
          <table:table-cell office:value-type="float" office:value="21.15622" calcext:value-type="float">
            <text:p>21.15622</text:p>
          </table:table-cell>
          <table:table-cell office:value-type="float" office:value="21.08323" calcext:value-type="float">
            <text:p>21.08323</text:p>
          </table:table-cell>
          <table:table-cell office:value-type="float" office:value="19.42332" calcext:value-type="float">
            <text:p>19.42332</text:p>
          </table:table-cell>
          <table:table-cell office:value-type="float" office:value="9.581508" calcext:value-type="float">
            <text:p>9.581508</text:p>
          </table:table-cell>
          <table:table-cell office:value-type="float" office:value="2.836756" calcext:value-type="float">
            <text:p>2.836756</text:p>
          </table:table-cell>
          <table:table-cell office:value-type="float" office:value="1.757732" calcext:value-type="float">
            <text:p>1.757732</text:p>
          </table:table-cell>
          <table:table-cell office:value-type="float" office:value="1.292492" calcext:value-type="float">
            <text:p>1.292492</text:p>
          </table:table-cell>
          <table:table-cell office:value-type="float" office:value="0.4713502" calcext:value-type="float">
            <text:p>0.4713502</text:p>
          </table:table-cell>
          <table:table-cell office:value-type="float" office:value="0.1731152" calcext:value-type="float">
            <text:p>0.1731152</text:p>
          </table:table-cell>
          <table:table-cell office:value-type="float" office:value="0.2564377" calcext:value-type="float">
            <text:p>0.2564377</text:p>
          </table:table-cell>
          <table:table-cell office:value-type="float" office:value="0.307485" calcext:value-type="float">
            <text:p>0.307485</text:p>
          </table:table-cell>
          <table:table-cell office:value-type="float" office:value="0.3484697" calcext:value-type="float">
            <text:p>0.3484697</text:p>
          </table:table-cell>
          <table:table-cell office:value-type="float" office:value="0" calcext:value-type="float">
            <text:p>0</text:p>
          </table:table-cell>
          <table:table-cell office:value-type="float" office:value="21.82408" calcext:value-type="float">
            <text:p>21.8240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63" calcext:value-type="float">
            <text:p>26.476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33.20019" calcext:value-type="float">
            <text:p>33.20019</text:p>
          </table:table-cell>
          <table:table-cell office:value-type="float" office:value="1094.347" calcext:value-type="float">
            <text:p>1094.34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05712" calcext:value-type="float">
            <text:p>0.1005712</text:p>
          </table:table-cell>
          <table:table-cell office:value-type="float" office:value="7.639927" calcext:value-type="float">
            <text:p>7.63992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895" calcext:value-type="float">
            <text:p>0.00311789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2123" calcext:value-type="float">
            <text:p>0.9652123</text:p>
          </table:table-cell>
          <table:table-cell office:value-type="float" office:value="-0.2731997" calcext:value-type="float">
            <text:p>-0.2731997</text:p>
          </table:table-cell>
          <table:table-cell office:value-type="float" office:value="-0.02449246" calcext:value-type="float">
            <text:p>-0.02449246</text:p>
          </table:table-cell>
          <table:table-cell office:value-type="float" office:value="0.001107382" calcext:value-type="float">
            <text:p>0.001107382</text:p>
          </table:table-cell>
          <table:table-cell office:value-type="float" office:value="13.88133" calcext:value-type="float">
            <text:p>13.88133</text:p>
          </table:table-cell>
          <table:table-cell office:value-type="float" office:value="0.0360312" calcext:value-type="float">
            <text:p>0.0360312</text:p>
          </table:table-cell>
          <table:table-cell office:value-type="float" office:value="0.03350205" calcext:value-type="float">
            <text:p>0.03350205</text:p>
          </table:table-cell>
          <table:table-cell office:value-type="float" office:value="0.0321714" calcext:value-type="float">
            <text:p>0.0321714</text:p>
          </table:table-cell>
          <table:table-cell office:value-type="float" office:value="0.02758868" calcext:value-type="float">
            <text:p>0.02758868</text:p>
          </table:table-cell>
          <table:table-cell office:value-type="float" office:value="0.0255827" calcext:value-type="float">
            <text:p>0.0255827</text:p>
          </table:table-cell>
          <table:table-cell office:value-type="float" office:value="0.01565017" calcext:value-type="float">
            <text:p>0.01565017</text:p>
          </table:table-cell>
          <table:table-cell office:value-type="float" office:value="0.01235158" calcext:value-type="float">
            <text:p>0.01235158</text:p>
          </table:table-cell>
          <table:table-cell office:value-type="float" office:value="0.02749059" calcext:value-type="float">
            <text:p>0.02749059</text:p>
          </table:table-cell>
          <table:table-cell office:value-type="float" office:value="0.02265164" calcext:value-type="float">
            <text:p>0.02265164</text:p>
          </table:table-cell>
          <table:table-cell office:value-type="float" office:value="0.02030698" calcext:value-type="float">
            <text:p>0.02030698</text:p>
          </table:table-cell>
          <table:table-cell office:value-type="float" office:value="0.01817849" calcext:value-type="float">
            <text:p>0.01817849</text:p>
          </table:table-cell>
          <table:table-cell office:value-type="float" office:value="0.02904079" calcext:value-type="float">
            <text:p>0.02904079</text:p>
          </table:table-cell>
          <table:table-cell office:value-type="float" office:value="0.005271646" calcext:value-type="float">
            <text:p>0.005271646</text:p>
          </table:table-cell>
          <table:table-cell office:value-type="float" office:value="0.005958193" calcext:value-type="float">
            <text:p>0.005958193</text:p>
          </table:table-cell>
          <table:table-cell office:value-type="float" office:value="0" calcext:value-type="float">
            <text:p>0</text:p>
          </table:table-cell>
          <table:table-cell office:value-type="float" office:value="18.17296" calcext:value-type="float">
            <text:p>18.17296</text:p>
          </table:table-cell>
          <table:table-cell office:value-type="float" office:value="19.85069" calcext:value-type="float">
            <text:p>19.85069</text:p>
          </table:table-cell>
          <table:table-cell office:value-type="float" office:value="20.15191" calcext:value-type="float">
            <text:p>20.15191</text:p>
          </table:table-cell>
          <table:table-cell office:value-type="float" office:value="20.14734" calcext:value-type="float">
            <text:p>20.14734</text:p>
          </table:table-cell>
          <table:table-cell office:value-type="float" office:value="18.63355" calcext:value-type="float">
            <text:p>18.63355</text:p>
          </table:table-cell>
          <table:table-cell office:value-type="float" office:value="9.453815" calcext:value-type="float">
            <text:p>9.453815</text:p>
          </table:table-cell>
          <table:table-cell office:value-type="float" office:value="2.786132" calcext:value-type="float">
            <text:p>2.786132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1.301003" calcext:value-type="float">
            <text:p>1.301003</text:p>
          </table:table-cell>
          <table:table-cell office:value-type="float" office:value="0.4778858" calcext:value-type="float">
            <text:p>0.4778858</text:p>
          </table:table-cell>
          <table:table-cell office:value-type="float" office:value="0.174975" calcext:value-type="float">
            <text:p>0.174975</text:p>
          </table:table-cell>
          <table:table-cell office:value-type="float" office:value="0.2581825" calcext:value-type="float">
            <text:p>0.2581825</text:p>
          </table:table-cell>
          <table:table-cell office:value-type="float" office:value="0.3073325" calcext:value-type="float">
            <text:p>0.3073325</text:p>
          </table:table-cell>
          <table:table-cell office:value-type="float" office:value="0.3484722" calcext:value-type="float">
            <text:p>0.3484722</text:p>
          </table:table-cell>
          <table:table-cell office:value-type="float" office:value="0" calcext:value-type="float">
            <text:p>0</text:p>
          </table:table-cell>
          <table:table-cell office:value-type="float" office:value="23.04103" calcext:value-type="float">
            <text:p>23.0410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43" calcext:value-type="float">
            <text:p>26.47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33.21015" calcext:value-type="float">
            <text:p>33.21015</text:p>
          </table:table-cell>
          <table:table-cell office:value-type="float" office:value="1094.336" calcext:value-type="float">
            <text:p>1094.33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24151" calcext:value-type="float">
            <text:p>0.1024151</text:p>
          </table:table-cell>
          <table:table-cell office:value-type="float" office:value="7.633151" calcext:value-type="float">
            <text:p>7.63315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895" calcext:value-type="float">
            <text:p>0.00311789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2123" calcext:value-type="float">
            <text:p>0.9652123</text:p>
          </table:table-cell>
          <table:table-cell office:value-type="float" office:value="-0.2732034" calcext:value-type="float">
            <text:p>-0.2732034</text:p>
          </table:table-cell>
          <table:table-cell office:value-type="float" office:value="-0.02447639" calcext:value-type="float">
            <text:p>-0.02447639</text:p>
          </table:table-cell>
          <table:table-cell office:value-type="float" office:value="0.001314338" calcext:value-type="float">
            <text:p>0.001314338</text:p>
          </table:table-cell>
          <table:table-cell office:value-type="float" office:value="13.93603" calcext:value-type="float">
            <text:p>13.93603</text:p>
          </table:table-cell>
          <table:table-cell office:value-type="float" office:value="0.03013605" calcext:value-type="float">
            <text:p>0.03013605</text:p>
          </table:table-cell>
          <table:table-cell office:value-type="float" office:value="0.03193202" calcext:value-type="float">
            <text:p>0.03193202</text:p>
          </table:table-cell>
          <table:table-cell office:value-type="float" office:value="0.03070907" calcext:value-type="float">
            <text:p>0.03070907</text:p>
          </table:table-cell>
          <table:table-cell office:value-type="float" office:value="0.02684191" calcext:value-type="float">
            <text:p>0.02684191</text:p>
          </table:table-cell>
          <table:table-cell office:value-type="float" office:value="0.02492731" calcext:value-type="float">
            <text:p>0.02492731</text:p>
          </table:table-cell>
          <table:table-cell office:value-type="float" office:value="0.01539474" calcext:value-type="float">
            <text:p>0.01539474</text:p>
          </table:table-cell>
          <table:table-cell office:value-type="float" office:value="0.0123225" calcext:value-type="float">
            <text:p>0.0123225</text:p>
          </table:table-cell>
          <table:table-cell office:value-type="float" office:value="0.02743963" calcext:value-type="float">
            <text:p>0.02743963</text:p>
          </table:table-cell>
          <table:table-cell office:value-type="float" office:value="0.02267869" calcext:value-type="float">
            <text:p>0.02267869</text:p>
          </table:table-cell>
          <table:table-cell office:value-type="float" office:value="0.02034358" calcext:value-type="float">
            <text:p>0.02034358</text:p>
          </table:table-cell>
          <table:table-cell office:value-type="float" office:value="0.01818958" calcext:value-type="float">
            <text:p>0.01818958</text:p>
          </table:table-cell>
          <table:table-cell office:value-type="float" office:value="0.02898359" calcext:value-type="float">
            <text:p>0.02898359</text:p>
          </table:table-cell>
          <table:table-cell office:value-type="float" office:value="0.005268414" calcext:value-type="float">
            <text:p>0.005268414</text:p>
          </table:table-cell>
          <table:table-cell office:value-type="float" office:value="0.005955748" calcext:value-type="float">
            <text:p>0.005955748</text:p>
          </table:table-cell>
          <table:table-cell office:value-type="float" office:value="0" calcext:value-type="float">
            <text:p>0</text:p>
          </table:table-cell>
          <table:table-cell office:value-type="float" office:value="18.82316" calcext:value-type="float">
            <text:p>18.82316</text:p>
          </table:table-cell>
          <table:table-cell office:value-type="float" office:value="19.36979" calcext:value-type="float">
            <text:p>19.36979</text:p>
          </table:table-cell>
          <table:table-cell office:value-type="float" office:value="19.72133" calcext:value-type="float">
            <text:p>19.72133</text:p>
          </table:table-cell>
          <table:table-cell office:value-type="float" office:value="19.5777" calcext:value-type="float">
            <text:p>19.5777</text:p>
          </table:table-cell>
          <table:table-cell office:value-type="float" office:value="18.00801" calcext:value-type="float">
            <text:p>18.00801</text:p>
          </table:table-cell>
          <table:table-cell office:value-type="float" office:value="9.259321" calcext:value-type="float">
            <text:p>9.259321</text:p>
          </table:table-cell>
          <table:table-cell office:value-type="float" office:value="2.823548" calcext:value-type="float">
            <text:p>2.823548</text:p>
          </table:table-cell>
          <table:table-cell office:value-type="float" office:value="1.810484" calcext:value-type="float">
            <text:p>1.810484</text:p>
          </table:table-cell>
          <table:table-cell office:value-type="float" office:value="1.309166" calcext:value-type="float">
            <text:p>1.309166</text:p>
          </table:table-cell>
          <table:table-cell office:value-type="float" office:value="0.4850282" calcext:value-type="float">
            <text:p>0.4850282</text:p>
          </table:table-cell>
          <table:table-cell office:value-type="float" office:value="0.1770342" calcext:value-type="float">
            <text:p>0.1770342</text:p>
          </table:table-cell>
          <table:table-cell office:value-type="float" office:value="0.259906" calcext:value-type="float">
            <text:p>0.259906</text:p>
          </table:table-cell>
          <table:table-cell office:value-type="float" office:value="0.3072202" calcext:value-type="float">
            <text:p>0.3072202</text:p>
          </table:table-cell>
          <table:table-cell office:value-type="float" office:value="0.3484746" calcext:value-type="float">
            <text:p>0.3484746</text:p>
          </table:table-cell>
          <table:table-cell office:value-type="float" office:value="0" calcext:value-type="float">
            <text:p>0</text:p>
          </table:table-cell>
          <table:table-cell office:value-type="float" office:value="24.77258" calcext:value-type="float">
            <text:p>24.7725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6961" calcext:value-type="float">
            <text:p>26.4696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33.21636" calcext:value-type="float">
            <text:p>33.21636</text:p>
          </table:table-cell>
          <table:table-cell office:value-type="float" office:value="1094.324" calcext:value-type="float">
            <text:p>1094.32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37308" calcext:value-type="float">
            <text:p>0.1037308</text:p>
          </table:table-cell>
          <table:table-cell office:value-type="float" office:value="7.63134" calcext:value-type="float">
            <text:p>7.6313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7899" calcext:value-type="float">
            <text:p>0.003117899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2139" calcext:value-type="float">
            <text:p>0.9652139</text:p>
          </table:table-cell>
          <table:table-cell office:value-type="float" office:value="-0.2732034" calcext:value-type="float">
            <text:p>-0.2732034</text:p>
          </table:table-cell>
          <table:table-cell office:value-type="float" office:value="-0.02445956" calcext:value-type="float">
            <text:p>-0.02445956</text:p>
          </table:table-cell>
          <table:table-cell office:value-type="float" office:value="0.001512713" calcext:value-type="float">
            <text:p>0.001512713</text:p>
          </table:table-cell>
          <table:table-cell office:value-type="float" office:value="13.97534" calcext:value-type="float">
            <text:p>13.97534</text:p>
          </table:table-cell>
          <table:table-cell office:value-type="float" office:value="0.03026009" calcext:value-type="float">
            <text:p>0.03026009</text:p>
          </table:table-cell>
          <table:table-cell office:value-type="float" office:value="0.03238889" calcext:value-type="float">
            <text:p>0.03238889</text:p>
          </table:table-cell>
          <table:table-cell office:value-type="float" office:value="0.03100797" calcext:value-type="float">
            <text:p>0.03100797</text:p>
          </table:table-cell>
          <table:table-cell office:value-type="float" office:value="0.02665926" calcext:value-type="float">
            <text:p>0.02665926</text:p>
          </table:table-cell>
          <table:table-cell office:value-type="float" office:value="0.02465035" calcext:value-type="float">
            <text:p>0.02465035</text:p>
          </table:table-cell>
          <table:table-cell office:value-type="float" office:value="0.01522398" calcext:value-type="float">
            <text:p>0.01522398</text:p>
          </table:table-cell>
          <table:table-cell office:value-type="float" office:value="0.0122816" calcext:value-type="float">
            <text:p>0.0122816</text:p>
          </table:table-cell>
          <table:table-cell office:value-type="float" office:value="0.02736997" calcext:value-type="float">
            <text:p>0.02736997</text:p>
          </table:table-cell>
          <table:table-cell office:value-type="float" office:value="0.0226967" calcext:value-type="float">
            <text:p>0.0226967</text:p>
          </table:table-cell>
          <table:table-cell office:value-type="float" office:value="0.020379" calcext:value-type="float">
            <text:p>0.020379</text:p>
          </table:table-cell>
          <table:table-cell office:value-type="float" office:value="0.01820152" calcext:value-type="float">
            <text:p>0.01820152</text:p>
          </table:table-cell>
          <table:table-cell office:value-type="float" office:value="0.02893044" calcext:value-type="float">
            <text:p>0.02893044</text:p>
          </table:table-cell>
          <table:table-cell office:value-type="float" office:value="0.005265245" calcext:value-type="float">
            <text:p>0.005265245</text:p>
          </table:table-cell>
          <table:table-cell office:value-type="float" office:value="0.005953337" calcext:value-type="float">
            <text:p>0.005953337</text:p>
          </table:table-cell>
          <table:table-cell office:value-type="float" office:value="0" calcext:value-type="float">
            <text:p>0</text:p>
          </table:table-cell>
          <table:table-cell office:value-type="float" office:value="20.43645" calcext:value-type="float">
            <text:p>20.43645</text:p>
          </table:table-cell>
          <table:table-cell office:value-type="float" office:value="19.3943" calcext:value-type="float">
            <text:p>19.3943</text:p>
          </table:table-cell>
          <table:table-cell office:value-type="float" office:value="19.58488" calcext:value-type="float">
            <text:p>19.58488</text:p>
          </table:table-cell>
          <table:table-cell office:value-type="float" office:value="19.19834" calcext:value-type="float">
            <text:p>19.19834</text:p>
          </table:table-cell>
          <table:table-cell office:value-type="float" office:value="17.52753" calcext:value-type="float">
            <text:p>17.52753</text:p>
          </table:table-cell>
          <table:table-cell office:value-type="float" office:value="9.114986" calcext:value-type="float">
            <text:p>9.114986</text:p>
          </table:table-cell>
          <table:table-cell office:value-type="float" office:value="2.823707" calcext:value-type="float">
            <text:p>2.823707</text:p>
          </table:table-cell>
          <table:table-cell office:value-type="float" office:value="1.815898" calcext:value-type="float">
            <text:p>1.815898</text:p>
          </table:table-cell>
          <table:table-cell office:value-type="float" office:value="1.31645" calcext:value-type="float">
            <text:p>1.31645</text:p>
          </table:table-cell>
          <table:table-cell office:value-type="float" office:value="0.4918993" calcext:value-type="float">
            <text:p>0.4918993</text:p>
          </table:table-cell>
          <table:table-cell office:value-type="float" office:value="0.1791098" calcext:value-type="float">
            <text:p>0.1791098</text:p>
          </table:table-cell>
          <table:table-cell office:value-type="float" office:value="0.2616132" calcext:value-type="float">
            <text:p>0.2616132</text:p>
          </table:table-cell>
          <table:table-cell office:value-type="float" office:value="0.3071344" calcext:value-type="float">
            <text:p>0.3071344</text:p>
          </table:table-cell>
          <table:table-cell office:value-type="float" office:value="0.348477" calcext:value-type="float">
            <text:p>0.348477</text:p>
          </table:table-cell>
          <table:table-cell office:value-type="float" office:value="0" calcext:value-type="float">
            <text:p>0</text:p>
          </table:table-cell>
          <table:table-cell office:value-type="float" office:value="25.8586" calcext:value-type="float">
            <text:p>25.858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6936" calcext:value-type="float">
            <text:p>26.4693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33.21937" calcext:value-type="float">
            <text:p>33.21937</text:p>
          </table:table-cell>
          <table:table-cell office:value-type="float" office:value="1094.312" calcext:value-type="float">
            <text:p>1094.31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42465" calcext:value-type="float">
            <text:p>0.1042465</text:p>
          </table:table-cell>
          <table:table-cell office:value-type="float" office:value="7.633746" calcext:value-type="float">
            <text:p>7.63374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021" calcext:value-type="float">
            <text:p>0.00311802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2538" calcext:value-type="float">
            <text:p>0.9652538</text:p>
          </table:table-cell>
          <table:table-cell office:value-type="float" office:value="-0.2732022" calcext:value-type="float">
            <text:p>-0.2732022</text:p>
          </table:table-cell>
          <table:table-cell office:value-type="float" office:value="-0.02444237" calcext:value-type="float">
            <text:p>-0.02444237</text:p>
          </table:table-cell>
          <table:table-cell office:value-type="float" office:value="0.001671097" calcext:value-type="float">
            <text:p>0.001671097</text:p>
          </table:table-cell>
          <table:table-cell office:value-type="float" office:value="13.99942" calcext:value-type="float">
            <text:p>13.99942</text:p>
          </table:table-cell>
          <table:table-cell office:value-type="float" office:value="0.03462367" calcext:value-type="float">
            <text:p>0.03462367</text:p>
          </table:table-cell>
          <table:table-cell office:value-type="float" office:value="0.03476488" calcext:value-type="float">
            <text:p>0.03476488</text:p>
          </table:table-cell>
          <table:table-cell office:value-type="float" office:value="0.03265134" calcext:value-type="float">
            <text:p>0.03265134</text:p>
          </table:table-cell>
          <table:table-cell office:value-type="float" office:value="0.02694767" calcext:value-type="float">
            <text:p>0.02694767</text:p>
          </table:table-cell>
          <table:table-cell office:value-type="float" office:value="0.02477575" calcext:value-type="float">
            <text:p>0.02477575</text:p>
          </table:table-cell>
          <table:table-cell office:value-type="float" office:value="0.0152451" calcext:value-type="float">
            <text:p>0.0152451</text:p>
          </table:table-cell>
          <table:table-cell office:value-type="float" office:value="0.01225292" calcext:value-type="float">
            <text:p>0.01225292</text:p>
          </table:table-cell>
          <table:table-cell office:value-type="float" office:value="0.02732602" calcext:value-type="float">
            <text:p>0.02732602</text:p>
          </table:table-cell>
          <table:table-cell office:value-type="float" office:value="0.02270869" calcext:value-type="float">
            <text:p>0.02270869</text:p>
          </table:table-cell>
          <table:table-cell office:value-type="float" office:value="0.02041303" calcext:value-type="float">
            <text:p>0.02041303</text:p>
          </table:table-cell>
          <table:table-cell office:value-type="float" office:value="0.01821429" calcext:value-type="float">
            <text:p>0.01821429</text:p>
          </table:table-cell>
          <table:table-cell office:value-type="float" office:value="0.02888084" calcext:value-type="float">
            <text:p>0.02888084</text:p>
          </table:table-cell>
          <table:table-cell office:value-type="float" office:value="0.005262129" calcext:value-type="float">
            <text:p>0.005262129</text:p>
          </table:table-cell>
          <table:table-cell office:value-type="float" office:value="0.005950933" calcext:value-type="float">
            <text:p>0.005950933</text:p>
          </table:table-cell>
          <table:table-cell office:value-type="float" office:value="0" calcext:value-type="float">
            <text:p>0</text:p>
          </table:table-cell>
          <table:table-cell office:value-type="float" office:value="18.96552" calcext:value-type="float">
            <text:p>18.96552</text:p>
          </table:table-cell>
          <table:table-cell office:value-type="float" office:value="18.45706" calcext:value-type="float">
            <text:p>18.45706</text:p>
          </table:table-cell>
          <table:table-cell office:value-type="float" office:value="19.17565" calcext:value-type="float">
            <text:p>19.17565</text:p>
          </table:table-cell>
          <table:table-cell office:value-type="float" office:value="18.82371" calcext:value-type="float">
            <text:p>18.82371</text:p>
          </table:table-cell>
          <table:table-cell office:value-type="float" office:value="17.14351" calcext:value-type="float">
            <text:p>17.14351</text:p>
          </table:table-cell>
          <table:table-cell office:value-type="float" office:value="9.006346" calcext:value-type="float">
            <text:p>9.006346</text:p>
          </table:table-cell>
          <table:table-cell office:value-type="float" office:value="2.772974" calcext:value-type="float">
            <text:p>2.772974</text:p>
          </table:table-cell>
          <table:table-cell office:value-type="float" office:value="1.826284" calcext:value-type="float">
            <text:p>1.826284</text:p>
          </table:table-cell>
          <table:table-cell office:value-type="float" office:value="1.322829" calcext:value-type="float">
            <text:p>1.322829</text:p>
          </table:table-cell>
          <table:table-cell office:value-type="float" office:value="0.4985006" calcext:value-type="float">
            <text:p>0.4985006</text:p>
          </table:table-cell>
          <table:table-cell office:value-type="float" office:value="0.1812025" calcext:value-type="float">
            <text:p>0.1812025</text:p>
          </table:table-cell>
          <table:table-cell office:value-type="float" office:value="0.2632985" calcext:value-type="float">
            <text:p>0.2632985</text:p>
          </table:table-cell>
          <table:table-cell office:value-type="float" office:value="0.3070753" calcext:value-type="float">
            <text:p>0.3070753</text:p>
          </table:table-cell>
          <table:table-cell office:value-type="float" office:value="0.3484794" calcext:value-type="float">
            <text:p>0.3484794</text:p>
          </table:table-cell>
          <table:table-cell office:value-type="float" office:value="0" calcext:value-type="float">
            <text:p>0</text:p>
          </table:table-cell>
          <table:table-cell office:value-type="float" office:value="26.09257" calcext:value-type="float">
            <text:p>26.0925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224" calcext:value-type="float">
            <text:p>26.4722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33.22112" calcext:value-type="float">
            <text:p>33.22112</text:p>
          </table:table-cell>
          <table:table-cell office:value-type="float" office:value="1094.301" calcext:value-type="float">
            <text:p>1094.30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49339" calcext:value-type="float">
            <text:p>0.1049339</text:p>
          </table:table-cell>
          <table:table-cell office:value-type="float" office:value="7.637029" calcext:value-type="float">
            <text:p>7.63702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299" calcext:value-type="float">
            <text:p>0.003118299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3409" calcext:value-type="float">
            <text:p>0.9653409</text:p>
          </table:table-cell>
          <table:table-cell office:value-type="float" office:value="-0.2732027" calcext:value-type="float">
            <text:p>-0.2732027</text:p>
          </table:table-cell>
          <table:table-cell office:value-type="float" office:value="-0.02442276" calcext:value-type="float">
            <text:p>-0.02442276</text:p>
          </table:table-cell>
          <table:table-cell office:value-type="float" office:value="0.001789668" calcext:value-type="float">
            <text:p>0.001789668</text:p>
          </table:table-cell>
          <table:table-cell office:value-type="float" office:value="14.01482" calcext:value-type="float">
            <text:p>14.01482</text:p>
          </table:table-cell>
          <table:table-cell office:value-type="float" office:value="0.03540135" calcext:value-type="float">
            <text:p>0.03540135</text:p>
          </table:table-cell>
          <table:table-cell office:value-type="float" office:value="0.03797421" calcext:value-type="float">
            <text:p>0.03797421</text:p>
          </table:table-cell>
          <table:table-cell office:value-type="float" office:value="0.03466371" calcext:value-type="float">
            <text:p>0.03466371</text:p>
          </table:table-cell>
          <table:table-cell office:value-type="float" office:value="0.02749907" calcext:value-type="float">
            <text:p>0.02749907</text:p>
          </table:table-cell>
          <table:table-cell office:value-type="float" office:value="0.02528781" calcext:value-type="float">
            <text:p>0.02528781</text:p>
          </table:table-cell>
          <table:table-cell office:value-type="float" office:value="0.01549185" calcext:value-type="float">
            <text:p>0.01549185</text:p>
          </table:table-cell>
          <table:table-cell office:value-type="float" office:value="0.01213311" calcext:value-type="float">
            <text:p>0.01213311</text:p>
          </table:table-cell>
          <table:table-cell office:value-type="float" office:value="0.02735763" calcext:value-type="float">
            <text:p>0.02735763</text:p>
          </table:table-cell>
          <table:table-cell office:value-type="float" office:value="0.02272706" calcext:value-type="float">
            <text:p>0.02272706</text:p>
          </table:table-cell>
          <table:table-cell office:value-type="float" office:value="0.02044601" calcext:value-type="float">
            <text:p>0.02044601</text:p>
          </table:table-cell>
          <table:table-cell office:value-type="float" office:value="0.01822776" calcext:value-type="float">
            <text:p>0.01822776</text:p>
          </table:table-cell>
          <table:table-cell office:value-type="float" office:value="0.02883433" calcext:value-type="float">
            <text:p>0.02883433</text:p>
          </table:table-cell>
          <table:table-cell office:value-type="float" office:value="0.005259063" calcext:value-type="float">
            <text:p>0.005259063</text:p>
          </table:table-cell>
          <table:table-cell office:value-type="float" office:value="0.005948471" calcext:value-type="float">
            <text:p>0.005948471</text:p>
          </table:table-cell>
          <table:table-cell office:value-type="float" office:value="0" calcext:value-type="float">
            <text:p>0</text:p>
          </table:table-cell>
          <table:table-cell office:value-type="float" office:value="12.09925" calcext:value-type="float">
            <text:p>12.09925</text:p>
          </table:table-cell>
          <table:table-cell office:value-type="float" office:value="17.43962" calcext:value-type="float">
            <text:p>17.43962</text:p>
          </table:table-cell>
          <table:table-cell office:value-type="float" office:value="18.41575" calcext:value-type="float">
            <text:p>18.41575</text:p>
          </table:table-cell>
          <table:table-cell office:value-type="float" office:value="18.29823" calcext:value-type="float">
            <text:p>18.29823</text:p>
          </table:table-cell>
          <table:table-cell office:value-type="float" office:value="16.6202" calcext:value-type="float">
            <text:p>16.6202</text:p>
          </table:table-cell>
          <table:table-cell office:value-type="float" office:value="8.733475" calcext:value-type="float">
            <text:p>8.733475</text:p>
          </table:table-cell>
          <table:table-cell office:value-type="float" office:value="2.545475" calcext:value-type="float">
            <text:p>2.545475</text:p>
          </table:table-cell>
          <table:table-cell office:value-type="float" office:value="1.858087" calcext:value-type="float">
            <text:p>1.858087</text:p>
          </table:table-cell>
          <table:table-cell office:value-type="float" office:value="1.330655" calcext:value-type="float">
            <text:p>1.330655</text:p>
          </table:table-cell>
          <table:table-cell office:value-type="float" office:value="0.5048785" calcext:value-type="float">
            <text:p>0.5048785</text:p>
          </table:table-cell>
          <table:table-cell office:value-type="float" office:value="0.1833075" calcext:value-type="float">
            <text:p>0.1833075</text:p>
          </table:table-cell>
          <table:table-cell office:value-type="float" office:value="0.2649613" calcext:value-type="float">
            <text:p>0.2649613</text:p>
          </table:table-cell>
          <table:table-cell office:value-type="float" office:value="0.3070367" calcext:value-type="float">
            <text:p>0.3070367</text:p>
          </table:table-cell>
          <table:table-cell office:value-type="float" office:value="0.3484814" calcext:value-type="float">
            <text:p>0.3484814</text:p>
          </table:table-cell>
          <table:table-cell office:value-type="float" office:value="0" calcext:value-type="float">
            <text:p>0</text:p>
          </table:table-cell>
          <table:table-cell office:value-type="float" office:value="26.38802" calcext:value-type="float">
            <text:p>26.3880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7621" calcext:value-type="float">
            <text:p>26.4762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33.22147" calcext:value-type="float">
            <text:p>33.22147</text:p>
          </table:table-cell>
          <table:table-cell office:value-type="float" office:value="1094.291" calcext:value-type="float">
            <text:p>1094.29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61458" calcext:value-type="float">
            <text:p>0.1061458</text:p>
          </table:table-cell>
          <table:table-cell office:value-type="float" office:value="7.640842" calcext:value-type="float">
            <text:p>7.64084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351" calcext:value-type="float">
            <text:p>0.00311835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3563" calcext:value-type="float">
            <text:p>0.9653563</text:p>
          </table:table-cell>
          <table:table-cell office:value-type="float" office:value="-0.2731996" calcext:value-type="float">
            <text:p>-0.2731996</text:p>
          </table:table-cell>
          <table:table-cell office:value-type="float" office:value="-0.02439673" calcext:value-type="float">
            <text:p>-0.02439673</text:p>
          </table:table-cell>
          <table:table-cell office:value-type="float" office:value="0.001865181" calcext:value-type="float">
            <text:p>0.001865181</text:p>
          </table:table-cell>
          <table:table-cell office:value-type="float" office:value="14.02234" calcext:value-type="float">
            <text:p>14.02234</text:p>
          </table:table-cell>
          <table:table-cell office:value-type="float" office:value="0.0477732" calcext:value-type="float">
            <text:p>0.0477732</text:p>
          </table:table-cell>
          <table:table-cell office:value-type="float" office:value="0.04431511" calcext:value-type="float">
            <text:p>0.04431511</text:p>
          </table:table-cell>
          <table:table-cell office:value-type="float" office:value="0.03874244" calcext:value-type="float">
            <text:p>0.03874244</text:p>
          </table:table-cell>
          <table:table-cell office:value-type="float" office:value="0.02852324" calcext:value-type="float">
            <text:p>0.02852324</text:p>
          </table:table-cell>
          <table:table-cell office:value-type="float" office:value="0.02603004" calcext:value-type="float">
            <text:p>0.02603004</text:p>
          </table:table-cell>
          <table:table-cell office:value-type="float" office:value="0.01575008" calcext:value-type="float">
            <text:p>0.01575008</text:p>
          </table:table-cell>
          <table:table-cell office:value-type="float" office:value="0.01236485" calcext:value-type="float">
            <text:p>0.01236485</text:p>
          </table:table-cell>
          <table:table-cell office:value-type="float" office:value="0.02738938" calcext:value-type="float">
            <text:p>0.02738938</text:p>
          </table:table-cell>
          <table:table-cell office:value-type="float" office:value="0.02275497" calcext:value-type="float">
            <text:p>0.02275497</text:p>
          </table:table-cell>
          <table:table-cell office:value-type="float" office:value="0.02047887" calcext:value-type="float">
            <text:p>0.02047887</text:p>
          </table:table-cell>
          <table:table-cell office:value-type="float" office:value="0.01824189" calcext:value-type="float">
            <text:p>0.01824189</text:p>
          </table:table-cell>
          <table:table-cell office:value-type="float" office:value="0.02879064" calcext:value-type="float">
            <text:p>0.02879064</text:p>
          </table:table-cell>
          <table:table-cell office:value-type="float" office:value="0.005256105" calcext:value-type="float">
            <text:p>0.005256105</text:p>
          </table:table-cell>
          <table:table-cell office:value-type="float" office:value="0.005946191" calcext:value-type="float">
            <text:p>0.005946191</text:p>
          </table:table-cell>
          <table:table-cell office:value-type="float" office:value="0" calcext:value-type="float">
            <text:p>0</text:p>
          </table:table-cell>
          <table:table-cell office:value-type="float" office:value="18.94452" calcext:value-type="float">
            <text:p>18.94452</text:p>
          </table:table-cell>
          <table:table-cell office:value-type="float" office:value="18.55908" calcext:value-type="float">
            <text:p>18.55908</text:p>
          </table:table-cell>
          <table:table-cell office:value-type="float" office:value="18.50157" calcext:value-type="float">
            <text:p>18.50157</text:p>
          </table:table-cell>
          <table:table-cell office:value-type="float" office:value="17.94404" calcext:value-type="float">
            <text:p>17.94404</text:p>
          </table:table-cell>
          <table:table-cell office:value-type="float" office:value="16.04491" calcext:value-type="float">
            <text:p>16.04491</text:p>
          </table:table-cell>
          <table:table-cell office:value-type="float" office:value="8.429493" calcext:value-type="float">
            <text:p>8.429493</text:p>
          </table:table-cell>
          <table:table-cell office:value-type="float" office:value="2.481107" calcext:value-type="float">
            <text:p>2.481107</text:p>
          </table:table-cell>
          <table:table-cell office:value-type="float" office:value="1.861266" calcext:value-type="float">
            <text:p>1.861266</text:p>
          </table:table-cell>
          <table:table-cell office:value-type="float" office:value="1.338739" calcext:value-type="float">
            <text:p>1.338739</text:p>
          </table:table-cell>
          <table:table-cell office:value-type="float" office:value="0.5111274" calcext:value-type="float">
            <text:p>0.5111274</text:p>
          </table:table-cell>
          <table:table-cell office:value-type="float" office:value="0.1854227" calcext:value-type="float">
            <text:p>0.1854227</text:p>
          </table:table-cell>
          <table:table-cell office:value-type="float" office:value="0.2666014" calcext:value-type="float">
            <text:p>0.2666014</text:p>
          </table:table-cell>
          <table:table-cell office:value-type="float" office:value="0.3070354" calcext:value-type="float">
            <text:p>0.3070354</text:p>
          </table:table-cell>
          <table:table-cell office:value-type="float" office:value="0.3484833" calcext:value-type="float">
            <text:p>0.3484833</text:p>
          </table:table-cell>
          <table:table-cell office:value-type="float" office:value="0" calcext:value-type="float">
            <text:p>0</text:p>
          </table:table-cell>
          <table:table-cell office:value-type="float" office:value="26.76535" calcext:value-type="float">
            <text:p>26.7653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11" calcext:value-type="float">
            <text:p>26.481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33.22216" calcext:value-type="float">
            <text:p>33.22216</text:p>
          </table:table-cell>
          <table:table-cell office:value-type="float" office:value="1094.282" calcext:value-type="float">
            <text:p>1094.28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70357" calcext:value-type="float">
            <text:p>0.1070357</text:p>
          </table:table-cell>
          <table:table-cell office:value-type="float" office:value="7.644069" calcext:value-type="float">
            <text:p>7.64406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371" calcext:value-type="float">
            <text:p>0.00311837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3627" calcext:value-type="float">
            <text:p>0.9653627</text:p>
          </table:table-cell>
          <table:table-cell office:value-type="float" office:value="-0.2731985" calcext:value-type="float">
            <text:p>-0.2731985</text:p>
          </table:table-cell>
          <table:table-cell office:value-type="float" office:value="-0.0243736" calcext:value-type="float">
            <text:p>-0.0243736</text:p>
          </table:table-cell>
          <table:table-cell office:value-type="float" office:value="0.001945514" calcext:value-type="float">
            <text:p>0.001945514</text:p>
          </table:table-cell>
          <table:table-cell office:value-type="float" office:value="14.03271" calcext:value-type="float">
            <text:p>14.03271</text:p>
          </table:table-cell>
          <table:table-cell office:value-type="float" office:value="0.05235755" calcext:value-type="float">
            <text:p>0.05235755</text:p>
          </table:table-cell>
          <table:table-cell office:value-type="float" office:value="0.04421591" calcext:value-type="float">
            <text:p>0.04421591</text:p>
          </table:table-cell>
          <table:table-cell office:value-type="float" office:value="0.03901764" calcext:value-type="float">
            <text:p>0.03901764</text:p>
          </table:table-cell>
          <table:table-cell office:value-type="float" office:value="0.0288039" calcext:value-type="float">
            <text:p>0.0288039</text:p>
          </table:table-cell>
          <table:table-cell office:value-type="float" office:value="0.02623987" calcext:value-type="float">
            <text:p>0.02623987</text:p>
          </table:table-cell>
          <table:table-cell office:value-type="float" office:value="0.01593199" calcext:value-type="float">
            <text:p>0.01593199</text:p>
          </table:table-cell>
          <table:table-cell office:value-type="float" office:value="0.01263445" calcext:value-type="float">
            <text:p>0.01263445</text:p>
          </table:table-cell>
          <table:table-cell office:value-type="float" office:value="0.02743899" calcext:value-type="float">
            <text:p>0.02743899</text:p>
          </table:table-cell>
          <table:table-cell office:value-type="float" office:value="0.02278893" calcext:value-type="float">
            <text:p>0.02278893</text:p>
          </table:table-cell>
          <table:table-cell office:value-type="float" office:value="0.02051285" calcext:value-type="float">
            <text:p>0.02051285</text:p>
          </table:table-cell>
          <table:table-cell office:value-type="float" office:value="0.01825716" calcext:value-type="float">
            <text:p>0.01825716</text:p>
          </table:table-cell>
          <table:table-cell office:value-type="float" office:value="0.02874938" calcext:value-type="float">
            <text:p>0.02874938</text:p>
          </table:table-cell>
          <table:table-cell office:value-type="float" office:value="0.005253301" calcext:value-type="float">
            <text:p>0.005253301</text:p>
          </table:table-cell>
          <table:table-cell office:value-type="float" office:value="0.00594386" calcext:value-type="float">
            <text:p>0.00594386</text:p>
          </table:table-cell>
          <table:table-cell office:value-type="float" office:value="0" calcext:value-type="float">
            <text:p>0</text:p>
          </table:table-cell>
          <table:table-cell office:value-type="float" office:value="25.12159" calcext:value-type="float">
            <text:p>25.12159</text:p>
          </table:table-cell>
          <table:table-cell office:value-type="float" office:value="18.04595" calcext:value-type="float">
            <text:p>18.04595</text:p>
          </table:table-cell>
          <table:table-cell office:value-type="float" office:value="18.33613" calcext:value-type="float">
            <text:p>18.33613</text:p>
          </table:table-cell>
          <table:table-cell office:value-type="float" office:value="17.68911" calcext:value-type="float">
            <text:p>17.68911</text:p>
          </table:table-cell>
          <table:table-cell office:value-type="float" office:value="15.66197" calcext:value-type="float">
            <text:p>15.66197</text:p>
          </table:table-cell>
          <table:table-cell office:value-type="float" office:value="8.246927" calcext:value-type="float">
            <text:p>8.246927</text:p>
          </table:table-cell>
          <table:table-cell office:value-type="float" office:value="2.476764" calcext:value-type="float">
            <text:p>2.476764</text:p>
          </table:table-cell>
          <table:table-cell office:value-type="float" office:value="1.855888" calcext:value-type="float">
            <text:p>1.855888</text:p>
          </table:table-cell>
          <table:table-cell office:value-type="float" office:value="1.344323" calcext:value-type="float">
            <text:p>1.344323</text:p>
          </table:table-cell>
          <table:table-cell office:value-type="float" office:value="0.5174417" calcext:value-type="float">
            <text:p>0.5174417</text:p>
          </table:table-cell>
          <table:table-cell office:value-type="float" office:value="0.1876136" calcext:value-type="float">
            <text:p>0.1876136</text:p>
          </table:table-cell>
          <table:table-cell office:value-type="float" office:value="0.2682212" calcext:value-type="float">
            <text:p>0.2682212</text:p>
          </table:table-cell>
          <table:table-cell office:value-type="float" office:value="0.3070477" calcext:value-type="float">
            <text:p>0.3070477</text:p>
          </table:table-cell>
          <table:table-cell office:value-type="float" office:value="0.3484858" calcext:value-type="float">
            <text:p>0.3484858</text:p>
          </table:table-cell>
          <table:table-cell office:value-type="float" office:value="0" calcext:value-type="float">
            <text:p>0</text:p>
          </table:table-cell>
          <table:table-cell office:value-type="float" office:value="27.34985" calcext:value-type="float">
            <text:p>27.3498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527" calcext:value-type="float">
            <text:p>26.4852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33.22375" calcext:value-type="float">
            <text:p>33.22375</text:p>
          </table:table-cell>
          <table:table-cell office:value-type="float" office:value="1094.272" calcext:value-type="float">
            <text:p>1094.27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7797" calcext:value-type="float">
            <text:p>0.107797</text:p>
          </table:table-cell>
          <table:table-cell office:value-type="float" office:value="7.646165" calcext:value-type="float">
            <text:p>7.64616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481" calcext:value-type="float">
            <text:p>0.00311848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396" calcext:value-type="float">
            <text:p>0.965396</text:p>
          </table:table-cell>
          <table:table-cell office:value-type="float" office:value="-0.2731983" calcext:value-type="float">
            <text:p>-0.2731983</text:p>
          </table:table-cell>
          <table:table-cell office:value-type="float" office:value="-0.02435337" calcext:value-type="float">
            <text:p>-0.02435337</text:p>
          </table:table-cell>
          <table:table-cell office:value-type="float" office:value="0.002038773" calcext:value-type="float">
            <text:p>0.002038773</text:p>
          </table:table-cell>
          <table:table-cell office:value-type="float" office:value="14.04594" calcext:value-type="float">
            <text:p>14.04594</text:p>
          </table:table-cell>
          <table:table-cell office:value-type="float" office:value="0.05147588" calcext:value-type="float">
            <text:p>0.05147588</text:p>
          </table:table-cell>
          <table:table-cell office:value-type="float" office:value="0.04403361" calcext:value-type="float">
            <text:p>0.04403361</text:p>
          </table:table-cell>
          <table:table-cell office:value-type="float" office:value="0.03877699" calcext:value-type="float">
            <text:p>0.03877699</text:p>
          </table:table-cell>
          <table:table-cell office:value-type="float" office:value="0.02871148" calcext:value-type="float">
            <text:p>0.02871148</text:p>
          </table:table-cell>
          <table:table-cell office:value-type="float" office:value="0.02622216" calcext:value-type="float">
            <text:p>0.02622216</text:p>
          </table:table-cell>
          <table:table-cell office:value-type="float" office:value="0.01607287" calcext:value-type="float">
            <text:p>0.01607287</text:p>
          </table:table-cell>
          <table:table-cell office:value-type="float" office:value="0.01272539" calcext:value-type="float">
            <text:p>0.01272539</text:p>
          </table:table-cell>
          <table:table-cell office:value-type="float" office:value="0.02751399" calcext:value-type="float">
            <text:p>0.02751399</text:p>
          </table:table-cell>
          <table:table-cell office:value-type="float" office:value="0.02282615" calcext:value-type="float">
            <text:p>0.02282615</text:p>
          </table:table-cell>
          <table:table-cell office:value-type="float" office:value="0.02054876" calcext:value-type="float">
            <text:p>0.02054876</text:p>
          </table:table-cell>
          <table:table-cell office:value-type="float" office:value="0.01827492" calcext:value-type="float">
            <text:p>0.01827492</text:p>
          </table:table-cell>
          <table:table-cell office:value-type="float" office:value="0.02871042" calcext:value-type="float">
            <text:p>0.02871042</text:p>
          </table:table-cell>
          <table:table-cell office:value-type="float" office:value="0.005250989" calcext:value-type="float">
            <text:p>0.005250989</text:p>
          </table:table-cell>
          <table:table-cell office:value-type="float" office:value="0.005941544" calcext:value-type="float">
            <text:p>0.005941544</text:p>
          </table:table-cell>
          <table:table-cell office:value-type="float" office:value="0" calcext:value-type="float">
            <text:p>0</text:p>
          </table:table-cell>
          <table:table-cell office:value-type="float" office:value="29.22277" calcext:value-type="float">
            <text:p>29.22277</text:p>
          </table:table-cell>
          <table:table-cell office:value-type="float" office:value="18.17505" calcext:value-type="float">
            <text:p>18.17505</text:p>
          </table:table-cell>
          <table:table-cell office:value-type="float" office:value="17.87142" calcext:value-type="float">
            <text:p>17.87142</text:p>
          </table:table-cell>
          <table:table-cell office:value-type="float" office:value="17.24418" calcext:value-type="float">
            <text:p>17.24418</text:p>
          </table:table-cell>
          <table:table-cell office:value-type="float" office:value="15.26291" calcext:value-type="float">
            <text:p>15.26291</text:p>
          </table:table-cell>
          <table:table-cell office:value-type="float" office:value="8.065886" calcext:value-type="float">
            <text:p>8.065886</text:p>
          </table:table-cell>
          <table:table-cell office:value-type="float" office:value="2.404133" calcext:value-type="float">
            <text:p>2.404133</text:p>
          </table:table-cell>
          <table:table-cell office:value-type="float" office:value="1.862925" calcext:value-type="float">
            <text:p>1.862925</text:p>
          </table:table-cell>
          <table:table-cell office:value-type="float" office:value="1.348236" calcext:value-type="float">
            <text:p>1.348236</text:p>
          </table:table-cell>
          <table:table-cell office:value-type="float" office:value="0.5240928" calcext:value-type="float">
            <text:p>0.5240928</text:p>
          </table:table-cell>
          <table:table-cell office:value-type="float" office:value="0.1900887" calcext:value-type="float">
            <text:p>0.1900887</text:p>
          </table:table-cell>
          <table:table-cell office:value-type="float" office:value="0.2698314" calcext:value-type="float">
            <text:p>0.2698314</text:p>
          </table:table-cell>
          <table:table-cell office:value-type="float" office:value="0.3070796" calcext:value-type="float">
            <text:p>0.3070796</text:p>
          </table:table-cell>
          <table:table-cell office:value-type="float" office:value="0.3484883" calcext:value-type="float">
            <text:p>0.3484883</text:p>
          </table:table-cell>
          <table:table-cell office:value-type="float" office:value="0" calcext:value-type="float">
            <text:p>0</text:p>
          </table:table-cell>
          <table:table-cell office:value-type="float" office:value="27.92741" calcext:value-type="float">
            <text:p>27.9274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83" calcext:value-type="float">
            <text:p>26.488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33.22713" calcext:value-type="float">
            <text:p>33.22713</text:p>
          </table:table-cell>
          <table:table-cell office:value-type="float" office:value="1094.263" calcext:value-type="float">
            <text:p>1094.26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84619" calcext:value-type="float">
            <text:p>0.1084619</text:p>
          </table:table-cell>
          <table:table-cell office:value-type="float" office:value="7.646235" calcext:value-type="float">
            <text:p>7.64623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559" calcext:value-type="float">
            <text:p>0.003118559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4189" calcext:value-type="float">
            <text:p>0.9654189</text:p>
          </table:table-cell>
          <table:table-cell office:value-type="float" office:value="-0.2731984" calcext:value-type="float">
            <text:p>-0.2731984</text:p>
          </table:table-cell>
          <table:table-cell office:value-type="float" office:value="-0.02433354" calcext:value-type="float">
            <text:p>-0.02433354</text:p>
          </table:table-cell>
          <table:table-cell office:value-type="float" office:value="0.002144095" calcext:value-type="float">
            <text:p>0.002144095</text:p>
          </table:table-cell>
          <table:table-cell office:value-type="float" office:value="14.06396" calcext:value-type="float">
            <text:p>14.06396</text:p>
          </table:table-cell>
          <table:table-cell office:value-type="float" office:value="0.0466688" calcext:value-type="float">
            <text:p>0.0466688</text:p>
          </table:table-cell>
          <table:table-cell office:value-type="float" office:value="0.04284401" calcext:value-type="float">
            <text:p>0.04284401</text:p>
          </table:table-cell>
          <table:table-cell office:value-type="float" office:value="0.0380937" calcext:value-type="float">
            <text:p>0.0380937</text:p>
          </table:table-cell>
          <table:table-cell office:value-type="float" office:value="0.02845232" calcext:value-type="float">
            <text:p>0.02845232</text:p>
          </table:table-cell>
          <table:table-cell office:value-type="float" office:value="0.02605279" calcext:value-type="float">
            <text:p>0.02605279</text:p>
          </table:table-cell>
          <table:table-cell office:value-type="float" office:value="0.01612376" calcext:value-type="float">
            <text:p>0.01612376</text:p>
          </table:table-cell>
          <table:table-cell office:value-type="float" office:value="0.01281589" calcext:value-type="float">
            <text:p>0.01281589</text:p>
          </table:table-cell>
          <table:table-cell office:value-type="float" office:value="0.02757718" calcext:value-type="float">
            <text:p>0.02757718</text:p>
          </table:table-cell>
          <table:table-cell office:value-type="float" office:value="0.02286527" calcext:value-type="float">
            <text:p>0.02286527</text:p>
          </table:table-cell>
          <table:table-cell office:value-type="float" office:value="0.02058439" calcext:value-type="float">
            <text:p>0.02058439</text:p>
          </table:table-cell>
          <table:table-cell office:value-type="float" office:value="0.01829419" calcext:value-type="float">
            <text:p>0.01829419</text:p>
          </table:table-cell>
          <table:table-cell office:value-type="float" office:value="0.02867403" calcext:value-type="float">
            <text:p>0.02867403</text:p>
          </table:table-cell>
          <table:table-cell office:value-type="float" office:value="0.005249264" calcext:value-type="float">
            <text:p>0.005249264</text:p>
          </table:table-cell>
          <table:table-cell office:value-type="float" office:value="0.005939255" calcext:value-type="float">
            <text:p>0.005939255</text:p>
          </table:table-cell>
          <table:table-cell office:value-type="float" office:value="0" calcext:value-type="float">
            <text:p>0</text:p>
          </table:table-cell>
          <table:table-cell office:value-type="float" office:value="29.99112" calcext:value-type="float">
            <text:p>29.99112</text:p>
          </table:table-cell>
          <table:table-cell office:value-type="float" office:value="18.20687" calcext:value-type="float">
            <text:p>18.20687</text:p>
          </table:table-cell>
          <table:table-cell office:value-type="float" office:value="17.58644" calcext:value-type="float">
            <text:p>17.58644</text:p>
          </table:table-cell>
          <table:table-cell office:value-type="float" office:value="16.89098" calcext:value-type="float">
            <text:p>16.89098</text:p>
          </table:table-cell>
          <table:table-cell office:value-type="float" office:value="14.85823" calcext:value-type="float">
            <text:p>14.85823</text:p>
          </table:table-cell>
          <table:table-cell office:value-type="float" office:value="7.861142" calcext:value-type="float">
            <text:p>7.861142</text:p>
          </table:table-cell>
          <table:table-cell office:value-type="float" office:value="2.349874" calcext:value-type="float">
            <text:p>2.349874</text:p>
          </table:table-cell>
          <table:table-cell office:value-type="float" office:value="1.866212" calcext:value-type="float">
            <text:p>1.866212</text:p>
          </table:table-cell>
          <table:table-cell office:value-type="float" office:value="1.351881" calcext:value-type="float">
            <text:p>1.351881</text:p>
          </table:table-cell>
          <table:table-cell office:value-type="float" office:value="0.530225" calcext:value-type="float">
            <text:p>0.530225</text:p>
          </table:table-cell>
          <table:table-cell office:value-type="float" office:value="0.1927338" calcext:value-type="float">
            <text:p>0.1927338</text:p>
          </table:table-cell>
          <table:table-cell office:value-type="float" office:value="0.2714445" calcext:value-type="float">
            <text:p>0.2714445</text:p>
          </table:table-cell>
          <table:table-cell office:value-type="float" office:value="0.3071354" calcext:value-type="float">
            <text:p>0.3071354</text:p>
          </table:table-cell>
          <table:table-cell office:value-type="float" office:value="0.3484907" calcext:value-type="float">
            <text:p>0.3484907</text:p>
          </table:table-cell>
          <table:table-cell office:value-type="float" office:value="0" calcext:value-type="float">
            <text:p>0</text:p>
          </table:table-cell>
          <table:table-cell office:value-type="float" office:value="28.53238" calcext:value-type="float">
            <text:p>28.5323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912" calcext:value-type="float">
            <text:p>26.4891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33.22915" calcext:value-type="float">
            <text:p>33.22915</text:p>
          </table:table-cell>
          <table:table-cell office:value-type="float" office:value="1094.253" calcext:value-type="float">
            <text:p>1094.25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091357" calcext:value-type="float">
            <text:p>0.1091357</text:p>
          </table:table-cell>
          <table:table-cell office:value-type="float" office:value="7.647845" calcext:value-type="float">
            <text:p>7.64784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638" calcext:value-type="float">
            <text:p>0.003118638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4421" calcext:value-type="float">
            <text:p>0.9654421</text:p>
          </table:table-cell>
          <table:table-cell office:value-type="float" office:value="-0.2731986" calcext:value-type="float">
            <text:p>-0.2731986</text:p>
          </table:table-cell>
          <table:table-cell office:value-type="float" office:value="-0.02431244" calcext:value-type="float">
            <text:p>-0.02431244</text:p>
          </table:table-cell>
          <table:table-cell office:value-type="float" office:value="0.002251668" calcext:value-type="float">
            <text:p>0.002251668</text:p>
          </table:table-cell>
          <table:table-cell office:value-type="float" office:value="14.07726" calcext:value-type="float">
            <text:p>14.07726</text:p>
          </table:table-cell>
          <table:table-cell office:value-type="float" office:value="0.04741509" calcext:value-type="float">
            <text:p>0.04741509</text:p>
          </table:table-cell>
          <table:table-cell office:value-type="float" office:value="0.04382352" calcext:value-type="float">
            <text:p>0.04382352</text:p>
          </table:table-cell>
          <table:table-cell office:value-type="float" office:value="0.03878108" calcext:value-type="float">
            <text:p>0.03878108</text:p>
          </table:table-cell>
          <table:table-cell office:value-type="float" office:value="0.0283586" calcext:value-type="float">
            <text:p>0.0283586</text:p>
          </table:table-cell>
          <table:table-cell office:value-type="float" office:value="0.02595247" calcext:value-type="float">
            <text:p>0.02595247</text:p>
          </table:table-cell>
          <table:table-cell office:value-type="float" office:value="0.01616189" calcext:value-type="float">
            <text:p>0.01616189</text:p>
          </table:table-cell>
          <table:table-cell office:value-type="float" office:value="0.01291212" calcext:value-type="float">
            <text:p>0.01291212</text:p>
          </table:table-cell>
          <table:table-cell office:value-type="float" office:value="0.0276301" calcext:value-type="float">
            <text:p>0.0276301</text:p>
          </table:table-cell>
          <table:table-cell office:value-type="float" office:value="0.02290158" calcext:value-type="float">
            <text:p>0.02290158</text:p>
          </table:table-cell>
          <table:table-cell office:value-type="float" office:value="0.02062044" calcext:value-type="float">
            <text:p>0.02062044</text:p>
          </table:table-cell>
          <table:table-cell office:value-type="float" office:value="0.0183138" calcext:value-type="float">
            <text:p>0.0183138</text:p>
          </table:table-cell>
          <table:table-cell office:value-type="float" office:value="0.02863985" calcext:value-type="float">
            <text:p>0.02863985</text:p>
          </table:table-cell>
          <table:table-cell office:value-type="float" office:value="0.005248134" calcext:value-type="float">
            <text:p>0.005248134</text:p>
          </table:table-cell>
          <table:table-cell office:value-type="float" office:value="0.00593699" calcext:value-type="float">
            <text:p>0.00593699</text:p>
          </table:table-cell>
          <table:table-cell office:value-type="float" office:value="0" calcext:value-type="float">
            <text:p>0</text:p>
          </table:table-cell>
          <table:table-cell office:value-type="float" office:value="25.32718" calcext:value-type="float">
            <text:p>25.32718</text:p>
          </table:table-cell>
          <table:table-cell office:value-type="float" office:value="17.65191" calcext:value-type="float">
            <text:p>17.65191</text:p>
          </table:table-cell>
          <table:table-cell office:value-type="float" office:value="17.30567" calcext:value-type="float">
            <text:p>17.30567</text:p>
          </table:table-cell>
          <table:table-cell office:value-type="float" office:value="16.517" calcext:value-type="float">
            <text:p>16.517</text:p>
          </table:table-cell>
          <table:table-cell office:value-type="float" office:value="14.47086" calcext:value-type="float">
            <text:p>14.47086</text:p>
          </table:table-cell>
          <table:table-cell office:value-type="float" office:value="7.685375" calcext:value-type="float">
            <text:p>7.685375</text:p>
          </table:table-cell>
          <table:table-cell office:value-type="float" office:value="2.312945" calcext:value-type="float">
            <text:p>2.312945</text:p>
          </table:table-cell>
          <table:table-cell office:value-type="float" office:value="1.867771" calcext:value-type="float">
            <text:p>1.867771</text:p>
          </table:table-cell>
          <table:table-cell office:value-type="float" office:value="1.35457" calcext:value-type="float">
            <text:p>1.35457</text:p>
          </table:table-cell>
          <table:table-cell office:value-type="float" office:value="0.5360187" calcext:value-type="float">
            <text:p>0.5360187</text:p>
          </table:table-cell>
          <table:table-cell office:value-type="float" office:value="0.1953252" calcext:value-type="float">
            <text:p>0.1953252</text:p>
          </table:table-cell>
          <table:table-cell office:value-type="float" office:value="0.2730362" calcext:value-type="float">
            <text:p>0.2730362</text:p>
          </table:table-cell>
          <table:table-cell office:value-type="float" office:value="0.3072153" calcext:value-type="float">
            <text:p>0.3072153</text:p>
          </table:table-cell>
          <table:table-cell office:value-type="float" office:value="0.3484932" calcext:value-type="float">
            <text:p>0.3484932</text:p>
          </table:table-cell>
          <table:table-cell office:value-type="float" office:value="0" calcext:value-type="float">
            <text:p>0</text:p>
          </table:table-cell>
          <table:table-cell office:value-type="float" office:value="28.96736" calcext:value-type="float">
            <text:p>28.9673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143" calcext:value-type="float">
            <text:p>26.491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33.23119" calcext:value-type="float">
            <text:p>33.23119</text:p>
          </table:table-cell>
          <table:table-cell office:value-type="float" office:value="1094.244" calcext:value-type="float">
            <text:p>1094.24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00862" calcext:value-type="float">
            <text:p>0.1100862</text:p>
          </table:table-cell>
          <table:table-cell office:value-type="float" office:value="7.648841" calcext:value-type="float">
            <text:p>7.64884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725" calcext:value-type="float">
            <text:p>0.00311872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4676" calcext:value-type="float">
            <text:p>0.9654676</text:p>
          </table:table-cell>
          <table:table-cell office:value-type="float" office:value="-0.2731992" calcext:value-type="float">
            <text:p>-0.2731992</text:p>
          </table:table-cell>
          <table:table-cell office:value-type="float" office:value="-0.0242892" calcext:value-type="float">
            <text:p>-0.0242892</text:p>
          </table:table-cell>
          <table:table-cell office:value-type="float" office:value="0.002345994" calcext:value-type="float">
            <text:p>0.002345994</text:p>
          </table:table-cell>
          <table:table-cell office:value-type="float" office:value="14.09004" calcext:value-type="float">
            <text:p>14.09004</text:p>
          </table:table-cell>
          <table:table-cell office:value-type="float" office:value="0.05471233" calcext:value-type="float">
            <text:p>0.05471233</text:p>
          </table:table-cell>
          <table:table-cell office:value-type="float" office:value="0.04443136" calcext:value-type="float">
            <text:p>0.04443136</text:p>
          </table:table-cell>
          <table:table-cell office:value-type="float" office:value="0.03930647" calcext:value-type="float">
            <text:p>0.03930647</text:p>
          </table:table-cell>
          <table:table-cell office:value-type="float" office:value="0.02839836" calcext:value-type="float">
            <text:p>0.02839836</text:p>
          </table:table-cell>
          <table:table-cell office:value-type="float" office:value="0.02604888" calcext:value-type="float">
            <text:p>0.02604888</text:p>
          </table:table-cell>
          <table:table-cell office:value-type="float" office:value="0.01624632" calcext:value-type="float">
            <text:p>0.01624632</text:p>
          </table:table-cell>
          <table:table-cell office:value-type="float" office:value="0.01300086" calcext:value-type="float">
            <text:p>0.01300086</text:p>
          </table:table-cell>
          <table:table-cell office:value-type="float" office:value="0.02768992" calcext:value-type="float">
            <text:p>0.02768992</text:p>
          </table:table-cell>
          <table:table-cell office:value-type="float" office:value="0.02293727" calcext:value-type="float">
            <text:p>0.02293727</text:p>
          </table:table-cell>
          <table:table-cell office:value-type="float" office:value="0.02065644" calcext:value-type="float">
            <text:p>0.02065644</text:p>
          </table:table-cell>
          <table:table-cell office:value-type="float" office:value="0.01833377" calcext:value-type="float">
            <text:p>0.01833377</text:p>
          </table:table-cell>
          <table:table-cell office:value-type="float" office:value="0.0286079" calcext:value-type="float">
            <text:p>0.0286079</text:p>
          </table:table-cell>
          <table:table-cell office:value-type="float" office:value="0.005247558" calcext:value-type="float">
            <text:p>0.005247558</text:p>
          </table:table-cell>
          <table:table-cell office:value-type="float" office:value="0.005934735" calcext:value-type="float">
            <text:p>0.005934735</text:p>
          </table:table-cell>
          <table:table-cell office:value-type="float" office:value="0" calcext:value-type="float">
            <text:p>0</text:p>
          </table:table-cell>
          <table:table-cell office:value-type="float" office:value="37.08392" calcext:value-type="float">
            <text:p>37.08392</text:p>
          </table:table-cell>
          <table:table-cell office:value-type="float" office:value="18.18511" calcext:value-type="float">
            <text:p>18.18511</text:p>
          </table:table-cell>
          <table:table-cell office:value-type="float" office:value="17.14144" calcext:value-type="float">
            <text:p>17.14144</text:p>
          </table:table-cell>
          <table:table-cell office:value-type="float" office:value="16.23893" calcext:value-type="float">
            <text:p>16.23893</text:p>
          </table:table-cell>
          <table:table-cell office:value-type="float" office:value="14.15455" calcext:value-type="float">
            <text:p>14.15455</text:p>
          </table:table-cell>
          <table:table-cell office:value-type="float" office:value="7.495777" calcext:value-type="float">
            <text:p>7.495777</text:p>
          </table:table-cell>
          <table:table-cell office:value-type="float" office:value="2.265913" calcext:value-type="float">
            <text:p>2.265913</text:p>
          </table:table-cell>
          <table:table-cell office:value-type="float" office:value="1.870338" calcext:value-type="float">
            <text:p>1.870338</text:p>
          </table:table-cell>
          <table:table-cell office:value-type="float" office:value="1.357328" calcext:value-type="float">
            <text:p>1.357328</text:p>
          </table:table-cell>
          <table:table-cell office:value-type="float" office:value="0.5414903" calcext:value-type="float">
            <text:p>0.5414903</text:p>
          </table:table-cell>
          <table:table-cell office:value-type="float" office:value="0.1978665" calcext:value-type="float">
            <text:p>0.1978665</text:p>
          </table:table-cell>
          <table:table-cell office:value-type="float" office:value="0.2746049" calcext:value-type="float">
            <text:p>0.2746049</text:p>
          </table:table-cell>
          <table:table-cell office:value-type="float" office:value="0.3073177" calcext:value-type="float">
            <text:p>0.3073177</text:p>
          </table:table-cell>
          <table:table-cell office:value-type="float" office:value="0.3484955" calcext:value-type="float">
            <text:p>0.3484955</text:p>
          </table:table-cell>
          <table:table-cell office:value-type="float" office:value="0" calcext:value-type="float">
            <text:p>0</text:p>
          </table:table-cell>
          <table:table-cell office:value-type="float" office:value="29.57307" calcext:value-type="float">
            <text:p>29.5730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34" calcext:value-type="float">
            <text:p>26.493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33.24003" calcext:value-type="float">
            <text:p>33.24003</text:p>
          </table:table-cell>
          <table:table-cell office:value-type="float" office:value="1094.235" calcext:value-type="float">
            <text:p>1094.23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01991" calcext:value-type="float">
            <text:p>0.1101991</text:p>
          </table:table-cell>
          <table:table-cell office:value-type="float" office:value="7.642984" calcext:value-type="float">
            <text:p>7.64298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725" calcext:value-type="float">
            <text:p>0.00311872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4676" calcext:value-type="float">
            <text:p>0.9654676</text:p>
          </table:table-cell>
          <table:table-cell office:value-type="float" office:value="-0.2732022" calcext:value-type="float">
            <text:p>-0.2732022</text:p>
          </table:table-cell>
          <table:table-cell office:value-type="float" office:value="-0.02426947" calcext:value-type="float">
            <text:p>-0.02426947</text:p>
          </table:table-cell>
          <table:table-cell office:value-type="float" office:value="0.00246405" calcext:value-type="float">
            <text:p>0.00246405</text:p>
          </table:table-cell>
          <table:table-cell office:value-type="float" office:value="14.12128" calcext:value-type="float">
            <text:p>14.12128</text:p>
          </table:table-cell>
          <table:table-cell office:value-type="float" office:value="0.0413302" calcext:value-type="float">
            <text:p>0.0413302</text:p>
          </table:table-cell>
          <table:table-cell office:value-type="float" office:value="0.04146673" calcext:value-type="float">
            <text:p>0.04146673</text:p>
          </table:table-cell>
          <table:table-cell office:value-type="float" office:value="0.0373771" calcext:value-type="float">
            <text:p>0.0373771</text:p>
          </table:table-cell>
          <table:table-cell office:value-type="float" office:value="0.02776638" calcext:value-type="float">
            <text:p>0.02776638</text:p>
          </table:table-cell>
          <table:table-cell office:value-type="float" office:value="0.02563444" calcext:value-type="float">
            <text:p>0.02563444</text:p>
          </table:table-cell>
          <table:table-cell office:value-type="float" office:value="0.01617188" calcext:value-type="float">
            <text:p>0.01617188</text:p>
          </table:table-cell>
          <table:table-cell office:value-type="float" office:value="0.01312949" calcext:value-type="float">
            <text:p>0.01312949</text:p>
          </table:table-cell>
          <table:table-cell office:value-type="float" office:value="0.02773143" calcext:value-type="float">
            <text:p>0.02773143</text:p>
          </table:table-cell>
          <table:table-cell office:value-type="float" office:value="0.02297084" calcext:value-type="float">
            <text:p>0.02297084</text:p>
          </table:table-cell>
          <table:table-cell office:value-type="float" office:value="0.02069213" calcext:value-type="float">
            <text:p>0.02069213</text:p>
          </table:table-cell>
          <table:table-cell office:value-type="float" office:value="0.01835407" calcext:value-type="float">
            <text:p>0.01835407</text:p>
          </table:table-cell>
          <table:table-cell office:value-type="float" office:value="0.02857794" calcext:value-type="float">
            <text:p>0.02857794</text:p>
          </table:table-cell>
          <table:table-cell office:value-type="float" office:value="0.005247587" calcext:value-type="float">
            <text:p>0.005247587</text:p>
          </table:table-cell>
          <table:table-cell office:value-type="float" office:value="0.005932509" calcext:value-type="float">
            <text:p>0.005932509</text:p>
          </table:table-cell>
          <table:table-cell office:value-type="float" office:value="0" calcext:value-type="float">
            <text:p>0</text:p>
          </table:table-cell>
          <table:table-cell office:value-type="float" office:value="35.83061" calcext:value-type="float">
            <text:p>35.83061</text:p>
          </table:table-cell>
          <table:table-cell office:value-type="float" office:value="18.67423" calcext:value-type="float">
            <text:p>18.67423</text:p>
          </table:table-cell>
          <table:table-cell office:value-type="float" office:value="17.00132" calcext:value-type="float">
            <text:p>17.00132</text:p>
          </table:table-cell>
          <table:table-cell office:value-type="float" office:value="15.93488" calcext:value-type="float">
            <text:p>15.93488</text:p>
          </table:table-cell>
          <table:table-cell office:value-type="float" office:value="13.81098" calcext:value-type="float">
            <text:p>13.81098</text:p>
          </table:table-cell>
          <table:table-cell office:value-type="float" office:value="7.348686" calcext:value-type="float">
            <text:p>7.348686</text:p>
          </table:table-cell>
          <table:table-cell office:value-type="float" office:value="2.268581" calcext:value-type="float">
            <text:p>2.268581</text:p>
          </table:table-cell>
          <table:table-cell office:value-type="float" office:value="1.86661" calcext:value-type="float">
            <text:p>1.86661</text:p>
          </table:table-cell>
          <table:table-cell office:value-type="float" office:value="1.359345" calcext:value-type="float">
            <text:p>1.359345</text:p>
          </table:table-cell>
          <table:table-cell office:value-type="float" office:value="0.54666" calcext:value-type="float">
            <text:p>0.54666</text:p>
          </table:table-cell>
          <table:table-cell office:value-type="float" office:value="0.2003601" calcext:value-type="float">
            <text:p>0.2003601</text:p>
          </table:table-cell>
          <table:table-cell office:value-type="float" office:value="0.2761443" calcext:value-type="float">
            <text:p>0.2761443</text:p>
          </table:table-cell>
          <table:table-cell office:value-type="float" office:value="0.3074458" calcext:value-type="float">
            <text:p>0.3074458</text:p>
          </table:table-cell>
          <table:table-cell office:value-type="float" office:value="0.3484979" calcext:value-type="float">
            <text:p>0.3484979</text:p>
          </table:table-cell>
          <table:table-cell office:value-type="float" office:value="0" calcext:value-type="float">
            <text:p>0</text:p>
          </table:table-cell>
          <table:table-cell office:value-type="float" office:value="29.95304" calcext:value-type="float">
            <text:p>29.9530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763" calcext:value-type="float">
            <text:p>26.4876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3.24317" calcext:value-type="float">
            <text:p>33.24317</text:p>
          </table:table-cell>
          <table:table-cell office:value-type="float" office:value="1094.225" calcext:value-type="float">
            <text:p>1094.22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07332" calcext:value-type="float">
            <text:p>0.1107332</text:p>
          </table:table-cell>
          <table:table-cell office:value-type="float" office:value="7.643091" calcext:value-type="float">
            <text:p>7.64309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725" calcext:value-type="float">
            <text:p>0.00311872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4676" calcext:value-type="float">
            <text:p>0.9654676</text:p>
          </table:table-cell>
          <table:table-cell office:value-type="float" office:value="-0.273202" calcext:value-type="float">
            <text:p>-0.273202</text:p>
          </table:table-cell>
          <table:table-cell office:value-type="float" office:value="-0.02424967" calcext:value-type="float">
            <text:p>-0.02424967</text:p>
          </table:table-cell>
          <table:table-cell office:value-type="float" office:value="0.002587677" calcext:value-type="float">
            <text:p>0.002587677</text:p>
          </table:table-cell>
          <table:table-cell office:value-type="float" office:value="14.13909" calcext:value-type="float">
            <text:p>14.13909</text:p>
          </table:table-cell>
          <table:table-cell office:value-type="float" office:value="0.04110832" calcext:value-type="float">
            <text:p>0.04110832</text:p>
          </table:table-cell>
          <table:table-cell office:value-type="float" office:value="0.04242853" calcext:value-type="float">
            <text:p>0.04242853</text:p>
          </table:table-cell>
          <table:table-cell office:value-type="float" office:value="0.03764826" calcext:value-type="float">
            <text:p>0.03764826</text:p>
          </table:table-cell>
          <table:table-cell office:value-type="float" office:value="0.02745505" calcext:value-type="float">
            <text:p>0.02745505</text:p>
          </table:table-cell>
          <table:table-cell office:value-type="float" office:value="0.02532709" calcext:value-type="float">
            <text:p>0.02532709</text:p>
          </table:table-cell>
          <table:table-cell office:value-type="float" office:value="0.01603467" calcext:value-type="float">
            <text:p>0.01603467</text:p>
          </table:table-cell>
          <table:table-cell office:value-type="float" office:value="0.01317978" calcext:value-type="float">
            <text:p>0.01317978</text:p>
          </table:table-cell>
          <table:table-cell office:value-type="float" office:value="0.02775338" calcext:value-type="float">
            <text:p>0.02775338</text:p>
          </table:table-cell>
          <table:table-cell office:value-type="float" office:value="0.02299825" calcext:value-type="float">
            <text:p>0.02299825</text:p>
          </table:table-cell>
          <table:table-cell office:value-type="float" office:value="0.02072726" calcext:value-type="float">
            <text:p>0.02072726</text:p>
          </table:table-cell>
          <table:table-cell office:value-type="float" office:value="0.01837459" calcext:value-type="float">
            <text:p>0.01837459</text:p>
          </table:table-cell>
          <table:table-cell office:value-type="float" office:value="0.02854991" calcext:value-type="float">
            <text:p>0.02854991</text:p>
          </table:table-cell>
          <table:table-cell office:value-type="float" office:value="0.005248169" calcext:value-type="float">
            <text:p>0.005248169</text:p>
          </table:table-cell>
          <table:table-cell office:value-type="float" office:value="0.005930305" calcext:value-type="float">
            <text:p>0.005930305</text:p>
          </table:table-cell>
          <table:table-cell office:value-type="float" office:value="0" calcext:value-type="float">
            <text:p>0</text:p>
          </table:table-cell>
          <table:table-cell office:value-type="float" office:value="36.9591" calcext:value-type="float">
            <text:p>36.9591</text:p>
          </table:table-cell>
          <table:table-cell office:value-type="float" office:value="19.28284" calcext:value-type="float">
            <text:p>19.28284</text:p>
          </table:table-cell>
          <table:table-cell office:value-type="float" office:value="16.96696" calcext:value-type="float">
            <text:p>16.96696</text:p>
          </table:table-cell>
          <table:table-cell office:value-type="float" office:value="15.66652" calcext:value-type="float">
            <text:p>15.66652</text:p>
          </table:table-cell>
          <table:table-cell office:value-type="float" office:value="13.49651" calcext:value-type="float">
            <text:p>13.49651</text:p>
          </table:table-cell>
          <table:table-cell office:value-type="float" office:value="7.215824" calcext:value-type="float">
            <text:p>7.215824</text:p>
          </table:table-cell>
          <table:table-cell office:value-type="float" office:value="2.275324" calcext:value-type="float">
            <text:p>2.275324</text:p>
          </table:table-cell>
          <table:table-cell office:value-type="float" office:value="1.863918" calcext:value-type="float">
            <text:p>1.863918</text:p>
          </table:table-cell>
          <table:table-cell office:value-type="float" office:value="1.360427" calcext:value-type="float">
            <text:p>1.360427</text:p>
          </table:table-cell>
          <table:table-cell office:value-type="float" office:value="0.5514993" calcext:value-type="float">
            <text:p>0.5514993</text:p>
          </table:table-cell>
          <table:table-cell office:value-type="float" office:value="0.2028051" calcext:value-type="float">
            <text:p>0.2028051</text:p>
          </table:table-cell>
          <table:table-cell office:value-type="float" office:value="0.2776541" calcext:value-type="float">
            <text:p>0.2776541</text:p>
          </table:table-cell>
          <table:table-cell office:value-type="float" office:value="0.3075973" calcext:value-type="float">
            <text:p>0.3075973</text:p>
          </table:table-cell>
          <table:table-cell office:value-type="float" office:value="0.3485003" calcext:value-type="float">
            <text:p>0.3485003</text:p>
          </table:table-cell>
          <table:table-cell office:value-type="float" office:value="0" calcext:value-type="float">
            <text:p>0</text:p>
          </table:table-cell>
          <table:table-cell office:value-type="float" office:value="30.34799" calcext:value-type="float">
            <text:p>30.34799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853" calcext:value-type="float">
            <text:p>26.4885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33.24475" calcext:value-type="float">
            <text:p>33.24475</text:p>
          </table:table-cell>
          <table:table-cell office:value-type="float" office:value="1094.215" calcext:value-type="float">
            <text:p>1094.21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26265" calcext:value-type="float">
            <text:p>0.1126265</text:p>
          </table:table-cell>
          <table:table-cell office:value-type="float" office:value="7.64653" calcext:value-type="float">
            <text:p>7.6465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8904" calcext:value-type="float">
            <text:p>0.00311890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5206" calcext:value-type="float">
            <text:p>0.9655206</text:p>
          </table:table-cell>
          <table:table-cell office:value-type="float" office:value="-0.2732056" calcext:value-type="float">
            <text:p>-0.2732056</text:p>
          </table:table-cell>
          <table:table-cell office:value-type="float" office:value="-0.02423136" calcext:value-type="float">
            <text:p>-0.02423136</text:p>
          </table:table-cell>
          <table:table-cell office:value-type="float" office:value="0.002690324" calcext:value-type="float">
            <text:p>0.002690324</text:p>
          </table:table-cell>
          <table:table-cell office:value-type="float" office:value="14.15149" calcext:value-type="float">
            <text:p>14.15149</text:p>
          </table:table-cell>
          <table:table-cell office:value-type="float" office:value="0.05731842" calcext:value-type="float">
            <text:p>0.05731842</text:p>
          </table:table-cell>
          <table:table-cell office:value-type="float" office:value="0.04532946" calcext:value-type="float">
            <text:p>0.04532946</text:p>
          </table:table-cell>
          <table:table-cell office:value-type="float" office:value="0.03895408" calcext:value-type="float">
            <text:p>0.03895408</text:p>
          </table:table-cell>
          <table:table-cell office:value-type="float" office:value="0.02750028" calcext:value-type="float">
            <text:p>0.02750028</text:p>
          </table:table-cell>
          <table:table-cell office:value-type="float" office:value="0.02536101" calcext:value-type="float">
            <text:p>0.02536101</text:p>
          </table:table-cell>
          <table:table-cell office:value-type="float" office:value="0.01608364" calcext:value-type="float">
            <text:p>0.01608364</text:p>
          </table:table-cell>
          <table:table-cell office:value-type="float" office:value="0.01306522" calcext:value-type="float">
            <text:p>0.01306522</text:p>
          </table:table-cell>
          <table:table-cell office:value-type="float" office:value="0.027807" calcext:value-type="float">
            <text:p>0.027807</text:p>
          </table:table-cell>
          <table:table-cell office:value-type="float" office:value="0.02301973" calcext:value-type="float">
            <text:p>0.02301973</text:p>
          </table:table-cell>
          <table:table-cell office:value-type="float" office:value="0.0207612" calcext:value-type="float">
            <text:p>0.0207612</text:p>
          </table:table-cell>
          <table:table-cell office:value-type="float" office:value="0.01839527" calcext:value-type="float">
            <text:p>0.01839527</text:p>
          </table:table-cell>
          <table:table-cell office:value-type="float" office:value="0.02852381" calcext:value-type="float">
            <text:p>0.02852381</text:p>
          </table:table-cell>
          <table:table-cell office:value-type="float" office:value="0.005249144" calcext:value-type="float">
            <text:p>0.005249144</text:p>
          </table:table-cell>
          <table:table-cell office:value-type="float" office:value="0.005928122" calcext:value-type="float">
            <text:p>0.005928122</text:p>
          </table:table-cell>
          <table:table-cell office:value-type="float" office:value="0" calcext:value-type="float">
            <text:p>0</text:p>
          </table:table-cell>
          <table:table-cell office:value-type="float" office:value="39.14712" calcext:value-type="float">
            <text:p>39.14712</text:p>
          </table:table-cell>
          <table:table-cell office:value-type="float" office:value="22.09018" calcext:value-type="float">
            <text:p>22.09018</text:p>
          </table:table-cell>
          <table:table-cell office:value-type="float" office:value="17.21312" calcext:value-type="float">
            <text:p>17.21312</text:p>
          </table:table-cell>
          <table:table-cell office:value-type="float" office:value="15.48964" calcext:value-type="float">
            <text:p>15.48964</text:p>
          </table:table-cell>
          <table:table-cell office:value-type="float" office:value="13.36008" calcext:value-type="float">
            <text:p>13.36008</text:p>
          </table:table-cell>
          <table:table-cell office:value-type="float" office:value="7.120734" calcext:value-type="float">
            <text:p>7.120734</text:p>
          </table:table-cell>
          <table:table-cell office:value-type="float" office:value="2.194161" calcext:value-type="float">
            <text:p>2.194161</text:p>
          </table:table-cell>
          <table:table-cell office:value-type="float" office:value="1.877134" calcext:value-type="float">
            <text:p>1.877134</text:p>
          </table:table-cell>
          <table:table-cell office:value-type="float" office:value="1.361161" calcext:value-type="float">
            <text:p>1.361161</text:p>
          </table:table-cell>
          <table:table-cell office:value-type="float" office:value="0.5559853" calcext:value-type="float">
            <text:p>0.5559853</text:p>
          </table:table-cell>
          <table:table-cell office:value-type="float" office:value="0.205199" calcext:value-type="float">
            <text:p>0.205199</text:p>
          </table:table-cell>
          <table:table-cell office:value-type="float" office:value="0.2791396" calcext:value-type="float">
            <text:p>0.2791396</text:p>
          </table:table-cell>
          <table:table-cell office:value-type="float" office:value="0.3077654" calcext:value-type="float">
            <text:p>0.3077654</text:p>
          </table:table-cell>
          <table:table-cell office:value-type="float" office:value="0.3485028" calcext:value-type="float">
            <text:p>0.3485028</text:p>
          </table:table-cell>
          <table:table-cell office:value-type="float" office:value="0" calcext:value-type="float">
            <text:p>0</text:p>
          </table:table-cell>
          <table:table-cell office:value-type="float" office:value="31.55771" calcext:value-type="float">
            <text:p>31.5577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029" calcext:value-type="float">
            <text:p>26.4902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33.24537" calcext:value-type="float">
            <text:p>33.24537</text:p>
          </table:table-cell>
          <table:table-cell office:value-type="float" office:value="1094.206" calcext:value-type="float">
            <text:p>1094.20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35235" calcext:value-type="float">
            <text:p>0.1135235</text:p>
          </table:table-cell>
          <table:table-cell office:value-type="float" office:value="7.649239" calcext:value-type="float">
            <text:p>7.64923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161" calcext:value-type="float">
            <text:p>0.00311916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5851" calcext:value-type="float">
            <text:p>0.9655851</text:p>
          </table:table-cell>
          <table:table-cell office:value-type="float" office:value="-0.2732061" calcext:value-type="float">
            <text:p>-0.2732061</text:p>
          </table:table-cell>
          <table:table-cell office:value-type="float" office:value="-0.02421173" calcext:value-type="float">
            <text:p>-0.02421173</text:p>
          </table:table-cell>
          <table:table-cell office:value-type="float" office:value="0.002771389" calcext:value-type="float">
            <text:p>0.002771389</text:p>
          </table:table-cell>
          <table:table-cell office:value-type="float" office:value="14.16002" calcext:value-type="float">
            <text:p>14.16002</text:p>
          </table:table-cell>
          <table:table-cell office:value-type="float" office:value="0.05102399" calcext:value-type="float">
            <text:p>0.05102399</text:p>
          </table:table-cell>
          <table:table-cell office:value-type="float" office:value="0.04662424" calcext:value-type="float">
            <text:p>0.04662424</text:p>
          </table:table-cell>
          <table:table-cell office:value-type="float" office:value="0.04066227" calcext:value-type="float">
            <text:p>0.04066227</text:p>
          </table:table-cell>
          <table:table-cell office:value-type="float" office:value="0.02801949" calcext:value-type="float">
            <text:p>0.02801949</text:p>
          </table:table-cell>
          <table:table-cell office:value-type="float" office:value="0.0259345" calcext:value-type="float">
            <text:p>0.0259345</text:p>
          </table:table-cell>
          <table:table-cell office:value-type="float" office:value="0.01634038" calcext:value-type="float">
            <text:p>0.01634038</text:p>
          </table:table-cell>
          <table:table-cell office:value-type="float" office:value="0.01273812" calcext:value-type="float">
            <text:p>0.01273812</text:p>
          </table:table-cell>
          <table:table-cell office:value-type="float" office:value="0.02792112" calcext:value-type="float">
            <text:p>0.02792112</text:p>
          </table:table-cell>
          <table:table-cell office:value-type="float" office:value="0.02305551" calcext:value-type="float">
            <text:p>0.02305551</text:p>
          </table:table-cell>
          <table:table-cell office:value-type="float" office:value="0.02079438" calcext:value-type="float">
            <text:p>0.02079438</text:p>
          </table:table-cell>
          <table:table-cell office:value-type="float" office:value="0.01841602" calcext:value-type="float">
            <text:p>0.01841602</text:p>
          </table:table-cell>
          <table:table-cell office:value-type="float" office:value="0.02849951" calcext:value-type="float">
            <text:p>0.02849951</text:p>
          </table:table-cell>
          <table:table-cell office:value-type="float" office:value="0.005250463" calcext:value-type="float">
            <text:p>0.005250463</text:p>
          </table:table-cell>
          <table:table-cell office:value-type="float" office:value="0.005925954" calcext:value-type="float">
            <text:p>0.005925954</text:p>
          </table:table-cell>
          <table:table-cell office:value-type="float" office:value="0" calcext:value-type="float">
            <text:p>0</text:p>
          </table:table-cell>
          <table:table-cell office:value-type="float" office:value="24.70632" calcext:value-type="float">
            <text:p>24.70632</text:p>
          </table:table-cell>
          <table:table-cell office:value-type="float" office:value="20.00745" calcext:value-type="float">
            <text:p>20.00745</text:p>
          </table:table-cell>
          <table:table-cell office:value-type="float" office:value="16.97379" calcext:value-type="float">
            <text:p>16.97379</text:p>
          </table:table-cell>
          <table:table-cell office:value-type="float" office:value="15.58197" calcext:value-type="float">
            <text:p>15.58197</text:p>
          </table:table-cell>
          <table:table-cell office:value-type="float" office:value="13.36006" calcext:value-type="float">
            <text:p>13.36006</text:p>
          </table:table-cell>
          <table:table-cell office:value-type="float" office:value="6.886866" calcext:value-type="float">
            <text:p>6.886866</text:p>
          </table:table-cell>
          <table:table-cell office:value-type="float" office:value="1.948741" calcext:value-type="float">
            <text:p>1.948741</text:p>
          </table:table-cell>
          <table:table-cell office:value-type="float" office:value="1.909163" calcext:value-type="float">
            <text:p>1.909163</text:p>
          </table:table-cell>
          <table:table-cell office:value-type="float" office:value="1.368165" calcext:value-type="float">
            <text:p>1.368165</text:p>
          </table:table-cell>
          <table:table-cell office:value-type="float" office:value="0.5603564" calcext:value-type="float">
            <text:p>0.5603564</text:p>
          </table:table-cell>
          <table:table-cell office:value-type="float" office:value="0.2075419" calcext:value-type="float">
            <text:p>0.2075419</text:p>
          </table:table-cell>
          <table:table-cell office:value-type="float" office:value="0.2806012" calcext:value-type="float">
            <text:p>0.2806012</text:p>
          </table:table-cell>
          <table:table-cell office:value-type="float" office:value="0.3079478" calcext:value-type="float">
            <text:p>0.3079478</text:p>
          </table:table-cell>
          <table:table-cell office:value-type="float" office:value="0.3485053" calcext:value-type="float">
            <text:p>0.3485053</text:p>
          </table:table-cell>
          <table:table-cell office:value-type="float" office:value="0" calcext:value-type="float">
            <text:p>0</text:p>
          </table:table-cell>
          <table:table-cell office:value-type="float" office:value="32.12502" calcext:value-type="float">
            <text:p>32.1250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323" calcext:value-type="float">
            <text:p>26.4932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33.24515" calcext:value-type="float">
            <text:p>33.24515</text:p>
          </table:table-cell>
          <table:table-cell office:value-type="float" office:value="1094.197" calcext:value-type="float">
            <text:p>1094.19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4609" calcext:value-type="float">
            <text:p>0.114609</text:p>
          </table:table-cell>
          <table:table-cell office:value-type="float" office:value="7.652909" calcext:value-type="float">
            <text:p>7.65290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355" calcext:value-type="float">
            <text:p>0.00311935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6316" calcext:value-type="float">
            <text:p>0.9656316</text:p>
          </table:table-cell>
          <table:table-cell office:value-type="float" office:value="-0.2732067" calcext:value-type="float">
            <text:p>-0.2732067</text:p>
          </table:table-cell>
          <table:table-cell office:value-type="float" office:value="-0.02418836" calcext:value-type="float">
            <text:p>-0.02418836</text:p>
          </table:table-cell>
          <table:table-cell office:value-type="float" office:value="0.002836317" calcext:value-type="float">
            <text:p>0.002836317</text:p>
          </table:table-cell>
          <table:table-cell office:value-type="float" office:value="14.16505" calcext:value-type="float">
            <text:p>14.16505</text:p>
          </table:table-cell>
          <table:table-cell office:value-type="float" office:value="0.05485697" calcext:value-type="float">
            <text:p>0.05485697</text:p>
          </table:table-cell>
          <table:table-cell office:value-type="float" office:value="0.05021373" calcext:value-type="float">
            <text:p>0.05021373</text:p>
          </table:table-cell>
          <table:table-cell office:value-type="float" office:value="0.04300812" calcext:value-type="float">
            <text:p>0.04300812</text:p>
          </table:table-cell>
          <table:table-cell office:value-type="float" office:value="0.0286821" calcext:value-type="float">
            <text:p>0.0286821</text:p>
          </table:table-cell>
          <table:table-cell office:value-type="float" office:value="0.02644879" calcext:value-type="float">
            <text:p>0.02644879</text:p>
          </table:table-cell>
          <table:table-cell office:value-type="float" office:value="0.0165119" calcext:value-type="float">
            <text:p>0.0165119</text:p>
          </table:table-cell>
          <table:table-cell office:value-type="float" office:value="0.0127664" calcext:value-type="float">
            <text:p>0.0127664</text:p>
          </table:table-cell>
          <table:table-cell office:value-type="float" office:value="0.0279985" calcext:value-type="float">
            <text:p>0.0279985</text:p>
          </table:table-cell>
          <table:table-cell office:value-type="float" office:value="0.02309781" calcext:value-type="float">
            <text:p>0.02309781</text:p>
          </table:table-cell>
          <table:table-cell office:value-type="float" office:value="0.02082775" calcext:value-type="float">
            <text:p>0.02082775</text:p>
          </table:table-cell>
          <table:table-cell office:value-type="float" office:value="0.01843594" calcext:value-type="float">
            <text:p>0.01843594</text:p>
          </table:table-cell>
          <table:table-cell office:value-type="float" office:value="0.02847612" calcext:value-type="float">
            <text:p>0.02847612</text:p>
          </table:table-cell>
          <table:table-cell office:value-type="float" office:value="0.005253542" calcext:value-type="float">
            <text:p>0.005253542</text:p>
          </table:table-cell>
          <table:table-cell office:value-type="float" office:value="0.005923806" calcext:value-type="float">
            <text:p>0.005923806</text:p>
          </table:table-cell>
          <table:table-cell office:value-type="float" office:value="0" calcext:value-type="float">
            <text:p>0</text:p>
          </table:table-cell>
          <table:table-cell office:value-type="float" office:value="20.47928" calcext:value-type="float">
            <text:p>20.47928</text:p>
          </table:table-cell>
          <table:table-cell office:value-type="float" office:value="20.33916" calcext:value-type="float">
            <text:p>20.33916</text:p>
          </table:table-cell>
          <table:table-cell office:value-type="float" office:value="16.96586" calcext:value-type="float">
            <text:p>16.96586</text:p>
          </table:table-cell>
          <table:table-cell office:value-type="float" office:value="15.40922" calcext:value-type="float">
            <text:p>15.40922</text:p>
          </table:table-cell>
          <table:table-cell office:value-type="float" office:value="13.00866" calcext:value-type="float">
            <text:p>13.00866</text:p>
          </table:table-cell>
          <table:table-cell office:value-type="float" office:value="6.637371" calcext:value-type="float">
            <text:p>6.637371</text:p>
          </table:table-cell>
          <table:table-cell office:value-type="float" office:value="1.843583" calcext:value-type="float">
            <text:p>1.843583</text:p>
          </table:table-cell>
          <table:table-cell office:value-type="float" office:value="1.915507" calcext:value-type="float">
            <text:p>1.915507</text:p>
          </table:table-cell>
          <table:table-cell office:value-type="float" office:value="1.376707" calcext:value-type="float">
            <text:p>1.376707</text:p>
          </table:table-cell>
          <table:table-cell office:value-type="float" office:value="0.5649379" calcext:value-type="float">
            <text:p>0.5649379</text:p>
          </table:table-cell>
          <table:table-cell office:value-type="float" office:value="0.209801" calcext:value-type="float">
            <text:p>0.209801</text:p>
          </table:table-cell>
          <table:table-cell office:value-type="float" office:value="0.2820167" calcext:value-type="float">
            <text:p>0.2820167</text:p>
          </table:table-cell>
          <table:table-cell office:value-type="float" office:value="0.308208" calcext:value-type="float">
            <text:p>0.308208</text:p>
          </table:table-cell>
          <table:table-cell office:value-type="float" office:value="0.3485078" calcext:value-type="float">
            <text:p>0.3485078</text:p>
          </table:table-cell>
          <table:table-cell office:value-type="float" office:value="0" calcext:value-type="float">
            <text:p>0</text:p>
          </table:table-cell>
          <table:table-cell office:value-type="float" office:value="32.64322" calcext:value-type="float">
            <text:p>32.6432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7" calcext:value-type="float">
            <text:p>26.49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3.24457" calcext:value-type="float">
            <text:p>33.24457</text:p>
          </table:table-cell>
          <table:table-cell office:value-type="float" office:value="1094.189" calcext:value-type="float">
            <text:p>1094.18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52934" calcext:value-type="float">
            <text:p>0.1152934</text:p>
          </table:table-cell>
          <table:table-cell office:value-type="float" office:value="7.656586" calcext:value-type="float">
            <text:p>7.65658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436" calcext:value-type="float">
            <text:p>0.00311943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6488" calcext:value-type="float">
            <text:p>0.9656488</text:p>
          </table:table-cell>
          <table:table-cell office:value-type="float" office:value="-0.273204" calcext:value-type="float">
            <text:p>-0.273204</text:p>
          </table:table-cell>
          <table:table-cell office:value-type="float" office:value="-0.02416137" calcext:value-type="float">
            <text:p>-0.02416137</text:p>
          </table:table-cell>
          <table:table-cell office:value-type="float" office:value="0.002886795" calcext:value-type="float">
            <text:p>0.002886795</text:p>
          </table:table-cell>
          <table:table-cell office:value-type="float" office:value="14.16783" calcext:value-type="float">
            <text:p>14.16783</text:p>
          </table:table-cell>
          <table:table-cell office:value-type="float" office:value="0.05966459" calcext:value-type="float">
            <text:p>0.05966459</text:p>
          </table:table-cell>
          <table:table-cell office:value-type="float" office:value="0.05473896" calcext:value-type="float">
            <text:p>0.05473896</text:p>
          </table:table-cell>
          <table:table-cell office:value-type="float" office:value="0.04606006" calcext:value-type="float">
            <text:p>0.04606006</text:p>
          </table:table-cell>
          <table:table-cell office:value-type="float" office:value="0.02947343" calcext:value-type="float">
            <text:p>0.02947343</text:p>
          </table:table-cell>
          <table:table-cell office:value-type="float" office:value="0.02702254" calcext:value-type="float">
            <text:p>0.02702254</text:p>
          </table:table-cell>
          <table:table-cell office:value-type="float" office:value="0.01667587" calcext:value-type="float">
            <text:p>0.01667587</text:p>
          </table:table-cell>
          <table:table-cell office:value-type="float" office:value="0.01297186" calcext:value-type="float">
            <text:p>0.01297186</text:p>
          </table:table-cell>
          <table:table-cell office:value-type="float" office:value="0.02806371" calcext:value-type="float">
            <text:p>0.02806371</text:p>
          </table:table-cell>
          <table:table-cell office:value-type="float" office:value="0.02314205" calcext:value-type="float">
            <text:p>0.02314205</text:p>
          </table:table-cell>
          <table:table-cell office:value-type="float" office:value="0.02086132" calcext:value-type="float">
            <text:p>0.02086132</text:p>
          </table:table-cell>
          <table:table-cell office:value-type="float" office:value="0.0184562" calcext:value-type="float">
            <text:p>0.0184562</text:p>
          </table:table-cell>
          <table:table-cell office:value-type="float" office:value="0.02845429" calcext:value-type="float">
            <text:p>0.02845429</text:p>
          </table:table-cell>
          <table:table-cell office:value-type="float" office:value="0.005256799" calcext:value-type="float">
            <text:p>0.005256799</text:p>
          </table:table-cell>
          <table:table-cell office:value-type="float" office:value="0.00592152" calcext:value-type="float">
            <text:p>0.00592152</text:p>
          </table:table-cell>
          <table:table-cell office:value-type="float" office:value="0" calcext:value-type="float">
            <text:p>0</text:p>
          </table:table-cell>
          <table:table-cell office:value-type="float" office:value="18.68032" calcext:value-type="float">
            <text:p>18.68032</text:p>
          </table:table-cell>
          <table:table-cell office:value-type="float" office:value="20.87498" calcext:value-type="float">
            <text:p>20.87498</text:p>
          </table:table-cell>
          <table:table-cell office:value-type="float" office:value="17.02527" calcext:value-type="float">
            <text:p>17.02527</text:p>
          </table:table-cell>
          <table:table-cell office:value-type="float" office:value="15.1678" calcext:value-type="float">
            <text:p>15.1678</text:p>
          </table:table-cell>
          <table:table-cell office:value-type="float" office:value="12.63738" calcext:value-type="float">
            <text:p>12.63738</text:p>
          </table:table-cell>
          <table:table-cell office:value-type="float" office:value="6.423561" calcext:value-type="float">
            <text:p>6.423561</text:p>
          </table:table-cell>
          <table:table-cell office:value-type="float" office:value="1.802635" calcext:value-type="float">
            <text:p>1.802635</text:p>
          </table:table-cell>
          <table:table-cell office:value-type="float" office:value="1.911608" calcext:value-type="float">
            <text:p>1.911608</text:p>
          </table:table-cell>
          <table:table-cell office:value-type="float" office:value="1.383969" calcext:value-type="float">
            <text:p>1.383969</text:p>
          </table:table-cell>
          <table:table-cell office:value-type="float" office:value="0.5696561" calcext:value-type="float">
            <text:p>0.5696561</text:p>
          </table:table-cell>
          <table:table-cell office:value-type="float" office:value="0.2120678" calcext:value-type="float">
            <text:p>0.2120678</text:p>
          </table:table-cell>
          <table:table-cell office:value-type="float" office:value="0.2834089" calcext:value-type="float">
            <text:p>0.2834089</text:p>
          </table:table-cell>
          <table:table-cell office:value-type="float" office:value="0.3084669" calcext:value-type="float">
            <text:p>0.3084669</text:p>
          </table:table-cell>
          <table:table-cell office:value-type="float" office:value="0.3485093" calcext:value-type="float">
            <text:p>0.3485093</text:p>
          </table:table-cell>
          <table:table-cell office:value-type="float" office:value="0" calcext:value-type="float">
            <text:p>0</text:p>
          </table:table-cell>
          <table:table-cell office:value-type="float" office:value="32.75355" calcext:value-type="float">
            <text:p>32.7535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0086" calcext:value-type="float">
            <text:p>26.5008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33.24364" calcext:value-type="float">
            <text:p>33.24364</text:p>
          </table:table-cell>
          <table:table-cell office:value-type="float" office:value="1094.182" calcext:value-type="float">
            <text:p>1094.18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5987" calcext:value-type="float">
            <text:p>0.115987</text:p>
          </table:table-cell>
          <table:table-cell office:value-type="float" office:value="7.66048" calcext:value-type="float">
            <text:p>7.6604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505" calcext:value-type="float">
            <text:p>0.003119505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6613" calcext:value-type="float">
            <text:p>0.9656613</text:p>
          </table:table-cell>
          <table:table-cell office:value-type="float" office:value="-0.2732036" calcext:value-type="float">
            <text:p>-0.2732036</text:p>
          </table:table-cell>
          <table:table-cell office:value-type="float" office:value="-0.02413355" calcext:value-type="float">
            <text:p>-0.02413355</text:p>
          </table:table-cell>
          <table:table-cell office:value-type="float" office:value="0.00292465" calcext:value-type="float">
            <text:p>0.00292465</text:p>
          </table:table-cell>
          <table:table-cell office:value-type="float" office:value="14.16902" calcext:value-type="float">
            <text:p>14.16902</text:p>
          </table:table-cell>
          <table:table-cell office:value-type="float" office:value="0.06605433" calcext:value-type="float">
            <text:p>0.06605433</text:p>
          </table:table-cell>
          <table:table-cell office:value-type="float" office:value="0.05890458" calcext:value-type="float">
            <text:p>0.05890458</text:p>
          </table:table-cell>
          <table:table-cell office:value-type="float" office:value="0.04891587" calcext:value-type="float">
            <text:p>0.04891587</text:p>
          </table:table-cell>
          <table:table-cell office:value-type="float" office:value="0.03023271" calcext:value-type="float">
            <text:p>0.03023271</text:p>
          </table:table-cell>
          <table:table-cell office:value-type="float" office:value="0.02758221" calcext:value-type="float">
            <text:p>0.02758221</text:p>
          </table:table-cell>
          <table:table-cell office:value-type="float" office:value="0.01685463" calcext:value-type="float">
            <text:p>0.01685463</text:p>
          </table:table-cell>
          <table:table-cell office:value-type="float" office:value="0.01325638" calcext:value-type="float">
            <text:p>0.01325638</text:p>
          </table:table-cell>
          <table:table-cell office:value-type="float" office:value="0.02813472" calcext:value-type="float">
            <text:p>0.02813472</text:p>
          </table:table-cell>
          <table:table-cell office:value-type="float" office:value="0.02318361" calcext:value-type="float">
            <text:p>0.02318361</text:p>
          </table:table-cell>
          <table:table-cell office:value-type="float" office:value="0.02089504" calcext:value-type="float">
            <text:p>0.02089504</text:p>
          </table:table-cell>
          <table:table-cell office:value-type="float" office:value="0.01847677" calcext:value-type="float">
            <text:p>0.01847677</text:p>
          </table:table-cell>
          <table:table-cell office:value-type="float" office:value="0.02843387" calcext:value-type="float">
            <text:p>0.02843387</text:p>
          </table:table-cell>
          <table:table-cell office:value-type="float" office:value="0.005260131" calcext:value-type="float">
            <text:p>0.005260131</text:p>
          </table:table-cell>
          <table:table-cell office:value-type="float" office:value="0.005918515" calcext:value-type="float">
            <text:p>0.005918515</text:p>
          </table:table-cell>
          <table:table-cell office:value-type="float" office:value="0" calcext:value-type="float">
            <text:p>0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21.58932" calcext:value-type="float">
            <text:p>21.58932</text:p>
          </table:table-cell>
          <table:table-cell office:value-type="float" office:value="16.79106" calcext:value-type="float">
            <text:p>16.79106</text:p>
          </table:table-cell>
          <table:table-cell office:value-type="float" office:value="14.83882" calcext:value-type="float">
            <text:p>14.83882</text:p>
          </table:table-cell>
          <table:table-cell office:value-type="float" office:value="12.29671" calcext:value-type="float">
            <text:p>12.29671</text:p>
          </table:table-cell>
          <table:table-cell office:value-type="float" office:value="6.268332" calcext:value-type="float">
            <text:p>6.268332</text:p>
          </table:table-cell>
          <table:table-cell office:value-type="float" office:value="1.801762" calcext:value-type="float">
            <text:p>1.801762</text:p>
          </table:table-cell>
          <table:table-cell office:value-type="float" office:value="1.90512" calcext:value-type="float">
            <text:p>1.90512</text:p>
          </table:table-cell>
          <table:table-cell office:value-type="float" office:value="1.387876" calcext:value-type="float">
            <text:p>1.387876</text:p>
          </table:table-cell>
          <table:table-cell office:value-type="float" office:value="0.5743321" calcext:value-type="float">
            <text:p>0.5743321</text:p>
          </table:table-cell>
          <table:table-cell office:value-type="float" office:value="0.2143451" calcext:value-type="float">
            <text:p>0.2143451</text:p>
          </table:table-cell>
          <table:table-cell office:value-type="float" office:value="0.2847769" calcext:value-type="float">
            <text:p>0.2847769</text:p>
          </table:table-cell>
          <table:table-cell office:value-type="float" office:value="0.3086831" calcext:value-type="float">
            <text:p>0.3086831</text:p>
          </table:table-cell>
          <table:table-cell office:value-type="float" office:value="0.3485111" calcext:value-type="float">
            <text:p>0.3485111</text:p>
          </table:table-cell>
          <table:table-cell office:value-type="float" office:value="0" calcext:value-type="float">
            <text:p>0</text:p>
          </table:table-cell>
          <table:table-cell office:value-type="float" office:value="32.87004" calcext:value-type="float">
            <text:p>32.8700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0498" calcext:value-type="float">
            <text:p>26.5049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3.24312" calcext:value-type="float">
            <text:p>33.24312</text:p>
          </table:table-cell>
          <table:table-cell office:value-type="float" office:value="1094.175" calcext:value-type="float">
            <text:p>1094.17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69046" calcext:value-type="float">
            <text:p>0.1169046</text:p>
          </table:table-cell>
          <table:table-cell office:value-type="float" office:value="7.66332" calcext:value-type="float">
            <text:p>7.6633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553" calcext:value-type="float">
            <text:p>0.00311955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6698" calcext:value-type="float">
            <text:p>0.9656698</text:p>
          </table:table-cell>
          <table:table-cell office:value-type="float" office:value="-0.2732029" calcext:value-type="float">
            <text:p>-0.2732029</text:p>
          </table:table-cell>
          <table:table-cell office:value-type="float" office:value="-0.02410755" calcext:value-type="float">
            <text:p>-0.02410755</text:p>
          </table:table-cell>
          <table:table-cell office:value-type="float" office:value="0.002958137" calcext:value-type="float">
            <text:p>0.002958137</text:p>
          </table:table-cell>
          <table:table-cell office:value-type="float" office:value="14.17134" calcext:value-type="float">
            <text:p>14.17134</text:p>
          </table:table-cell>
          <table:table-cell office:value-type="float" office:value="0.07565396" calcext:value-type="float">
            <text:p>0.07565396</text:p>
          </table:table-cell>
          <table:table-cell office:value-type="float" office:value="0.06128438" calcext:value-type="float">
            <text:p>0.06128438</text:p>
          </table:table-cell>
          <table:table-cell office:value-type="float" office:value="0.05115499" calcext:value-type="float">
            <text:p>0.05115499</text:p>
          </table:table-cell>
          <table:table-cell office:value-type="float" office:value="0.03081753" calcext:value-type="float">
            <text:p>0.03081753</text:p>
          </table:table-cell>
          <table:table-cell office:value-type="float" office:value="0.02800042" calcext:value-type="float">
            <text:p>0.02800042</text:p>
          </table:table-cell>
          <table:table-cell office:value-type="float" office:value="0.01701988" calcext:value-type="float">
            <text:p>0.01701988</text:p>
          </table:table-cell>
          <table:table-cell office:value-type="float" office:value="0.01352155" calcext:value-type="float">
            <text:p>0.01352155</text:p>
          </table:table-cell>
          <table:table-cell office:value-type="float" office:value="0.02821724" calcext:value-type="float">
            <text:p>0.02821724</text:p>
          </table:table-cell>
          <table:table-cell office:value-type="float" office:value="0.02322591" calcext:value-type="float">
            <text:p>0.02322591</text:p>
          </table:table-cell>
          <table:table-cell office:value-type="float" office:value="0.0209286" calcext:value-type="float">
            <text:p>0.0209286</text:p>
          </table:table-cell>
          <table:table-cell office:value-type="float" office:value="0.01849761" calcext:value-type="float">
            <text:p>0.01849761</text:p>
          </table:table-cell>
          <table:table-cell office:value-type="float" office:value="0.02841491" calcext:value-type="float">
            <text:p>0.02841491</text:p>
          </table:table-cell>
          <table:table-cell office:value-type="float" office:value="0.005263967" calcext:value-type="float">
            <text:p>0.005263967</text:p>
          </table:table-cell>
          <table:table-cell office:value-type="float" office:value="0.005917145" calcext:value-type="float">
            <text:p>0.005917145</text:p>
          </table:table-cell>
          <table:table-cell office:value-type="float" office:value="0" calcext:value-type="float">
            <text:p>0</text:p>
          </table:table-cell>
          <table:table-cell office:value-type="float" office:value="35.19151" calcext:value-type="float">
            <text:p>35.19151</text:p>
          </table:table-cell>
          <table:table-cell office:value-type="float" office:value="21.38123" calcext:value-type="float">
            <text:p>21.38123</text:p>
          </table:table-cell>
          <table:table-cell office:value-type="float" office:value="16.90173" calcext:value-type="float">
            <text:p>16.90173</text:p>
          </table:table-cell>
          <table:table-cell office:value-type="float" office:value="14.62824" calcext:value-type="float">
            <text:p>14.62824</text:p>
          </table:table-cell>
          <table:table-cell office:value-type="float" office:value="12.05025" calcext:value-type="float">
            <text:p>12.05025</text:p>
          </table:table-cell>
          <table:table-cell office:value-type="float" office:value="6.152731" calcext:value-type="float">
            <text:p>6.152731</text:p>
          </table:table-cell>
          <table:table-cell office:value-type="float" office:value="1.80818" calcext:value-type="float">
            <text:p>1.80818</text:p>
          </table:table-cell>
          <table:table-cell office:value-type="float" office:value="1.899828" calcext:value-type="float">
            <text:p>1.899828</text:p>
          </table:table-cell>
          <table:table-cell office:value-type="float" office:value="1.389977" calcext:value-type="float">
            <text:p>1.389977</text:p>
          </table:table-cell>
          <table:table-cell office:value-type="float" office:value="0.5788016" calcext:value-type="float">
            <text:p>0.5788016</text:p>
          </table:table-cell>
          <table:table-cell office:value-type="float" office:value="0.2166247" calcext:value-type="float">
            <text:p>0.2166247</text:p>
          </table:table-cell>
          <table:table-cell office:value-type="float" office:value="0.2861267" calcext:value-type="float">
            <text:p>0.2861267</text:p>
          </table:table-cell>
          <table:table-cell office:value-type="float" office:value="0.3090218" calcext:value-type="float">
            <text:p>0.3090218</text:p>
          </table:table-cell>
          <table:table-cell office:value-type="float" office:value="0.3485127" calcext:value-type="float">
            <text:p>0.3485127</text:p>
          </table:table-cell>
          <table:table-cell office:value-type="float" office:value="0" calcext:value-type="float">
            <text:p>0</text:p>
          </table:table-cell>
          <table:table-cell office:value-type="float" office:value="33.23385" calcext:value-type="float">
            <text:p>33.2338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077" calcext:value-type="float">
            <text:p>26.507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33.24306" calcext:value-type="float">
            <text:p>33.24306</text:p>
          </table:table-cell>
          <table:table-cell office:value-type="float" office:value="1094.169" calcext:value-type="float">
            <text:p>1094.16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75719" calcext:value-type="float">
            <text:p>0.1175719</text:p>
          </table:table-cell>
          <table:table-cell office:value-type="float" office:value="7.665639" calcext:value-type="float">
            <text:p>7.66563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641" calcext:value-type="float">
            <text:p>0.00311964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6894" calcext:value-type="float">
            <text:p>0.9656894</text:p>
          </table:table-cell>
          <table:table-cell office:value-type="float" office:value="-0.2732036" calcext:value-type="float">
            <text:p>-0.2732036</text:p>
          </table:table-cell>
          <table:table-cell office:value-type="float" office:value="-0.02408649" calcext:value-type="float">
            <text:p>-0.02408649</text:p>
          </table:table-cell>
          <table:table-cell office:value-type="float" office:value="0.002992007" calcext:value-type="float">
            <text:p>0.002992007</text:p>
          </table:table-cell>
          <table:table-cell office:value-type="float" office:value="14.17542" calcext:value-type="float">
            <text:p>14.17542</text:p>
          </table:table-cell>
          <table:table-cell office:value-type="float" office:value="0.06984571" calcext:value-type="float">
            <text:p>0.06984571</text:p>
          </table:table-cell>
          <table:table-cell office:value-type="float" office:value="0.06043708" calcext:value-type="float">
            <text:p>0.06043708</text:p>
          </table:table-cell>
          <table:table-cell office:value-type="float" office:value="0.05151728" calcext:value-type="float">
            <text:p>0.05151728</text:p>
          </table:table-cell>
          <table:table-cell office:value-type="float" office:value="0.03109313" calcext:value-type="float">
            <text:p>0.03109313</text:p>
          </table:table-cell>
          <table:table-cell office:value-type="float" office:value="0.0282326" calcext:value-type="float">
            <text:p>0.0282326</text:p>
          </table:table-cell>
          <table:table-cell office:value-type="float" office:value="0.01716414" calcext:value-type="float">
            <text:p>0.01716414</text:p>
          </table:table-cell>
          <table:table-cell office:value-type="float" office:value="0.01371615" calcext:value-type="float">
            <text:p>0.01371615</text:p>
          </table:table-cell>
          <table:table-cell office:value-type="float" office:value="0.02830934" calcext:value-type="float">
            <text:p>0.02830934</text:p>
          </table:table-cell>
          <table:table-cell office:value-type="float" office:value="0.02326892" calcext:value-type="float">
            <text:p>0.02326892</text:p>
          </table:table-cell>
          <table:table-cell office:value-type="float" office:value="0.02096112" calcext:value-type="float">
            <text:p>0.02096112</text:p>
          </table:table-cell>
          <table:table-cell office:value-type="float" office:value="0.01851893" calcext:value-type="float">
            <text:p>0.01851893</text:p>
          </table:table-cell>
          <table:table-cell office:value-type="float" office:value="0.02839823" calcext:value-type="float">
            <text:p>0.02839823</text:p>
          </table:table-cell>
          <table:table-cell office:value-type="float" office:value="0.005267812" calcext:value-type="float">
            <text:p>0.005267812</text:p>
          </table:table-cell>
          <table:table-cell office:value-type="float" office:value="0.005915415" calcext:value-type="float">
            <text:p>0.005915415</text:p>
          </table:table-cell>
          <table:table-cell office:value-type="float" office:value="0" calcext:value-type="float">
            <text:p>0</text:p>
          </table:table-cell>
          <table:table-cell office:value-type="float" office:value="30.25481" calcext:value-type="float">
            <text:p>30.25481</text:p>
          </table:table-cell>
          <table:table-cell office:value-type="float" office:value="19.90371" calcext:value-type="float">
            <text:p>19.90371</text:p>
          </table:table-cell>
          <table:table-cell office:value-type="float" office:value="16.67583" calcext:value-type="float">
            <text:p>16.67583</text:p>
          </table:table-cell>
          <table:table-cell office:value-type="float" office:value="14.47396" calcext:value-type="float">
            <text:p>14.47396</text:p>
          </table:table-cell>
          <table:table-cell office:value-type="float" office:value="11.89777" calcext:value-type="float">
            <text:p>11.89777</text:p>
          </table:table-cell>
          <table:table-cell office:value-type="float" office:value="6.061972" calcext:value-type="float">
            <text:p>6.061972</text:p>
          </table:table-cell>
          <table:table-cell office:value-type="float" office:value="1.80432" calcext:value-type="float">
            <text:p>1.80432</text:p>
          </table:table-cell>
          <table:table-cell office:value-type="float" office:value="1.897828" calcext:value-type="float">
            <text:p>1.897828</text:p>
          </table:table-cell>
          <table:table-cell office:value-type="float" office:value="1.390971" calcext:value-type="float">
            <text:p>1.390971</text:p>
          </table:table-cell>
          <table:table-cell office:value-type="float" office:value="0.5828592" calcext:value-type="float">
            <text:p>0.5828592</text:p>
          </table:table-cell>
          <table:table-cell office:value-type="float" office:value="0.2190477" calcext:value-type="float">
            <text:p>0.2190477</text:p>
          </table:table-cell>
          <table:table-cell office:value-type="float" office:value="0.2875107" calcext:value-type="float">
            <text:p>0.2875107</text:p>
          </table:table-cell>
          <table:table-cell office:value-type="float" office:value="0.3093376" calcext:value-type="float">
            <text:p>0.3093376</text:p>
          </table:table-cell>
          <table:table-cell office:value-type="float" office:value="0.3485149" calcext:value-type="float">
            <text:p>0.3485149</text:p>
          </table:table-cell>
          <table:table-cell office:value-type="float" office:value="0" calcext:value-type="float">
            <text:p>0</text:p>
          </table:table-cell>
          <table:table-cell office:value-type="float" office:value="33.72395" calcext:value-type="float">
            <text:p>33.7239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099" calcext:value-type="float">
            <text:p>26.509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3.24217" calcext:value-type="float">
            <text:p>33.24217</text:p>
          </table:table-cell>
          <table:table-cell office:value-type="float" office:value="1094.162" calcext:value-type="float">
            <text:p>1094.16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80836" calcext:value-type="float">
            <text:p>0.1180836</text:p>
          </table:table-cell>
          <table:table-cell office:value-type="float" office:value="7.669161" calcext:value-type="float">
            <text:p>7.66916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1" calcext:value-type="float">
            <text:p>0.0031198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253" calcext:value-type="float">
            <text:p>0.9657253</text:p>
          </table:table-cell>
          <table:table-cell office:value-type="float" office:value="-0.2732035" calcext:value-type="float">
            <text:p>-0.2732035</text:p>
          </table:table-cell>
          <table:table-cell office:value-type="float" office:value="-0.02406174" calcext:value-type="float">
            <text:p>-0.02406174</text:p>
          </table:table-cell>
          <table:table-cell office:value-type="float" office:value="0.003025139" calcext:value-type="float">
            <text:p>0.003025139</text:p>
          </table:table-cell>
          <table:table-cell office:value-type="float" office:value="14.17674" calcext:value-type="float">
            <text:p>14.17674</text:p>
          </table:table-cell>
          <table:table-cell office:value-type="float" office:value="0.06772265" calcext:value-type="float">
            <text:p>0.06772265</text:p>
          </table:table-cell>
          <table:table-cell office:value-type="float" office:value="0.0630465" calcext:value-type="float">
            <text:p>0.0630465</text:p>
          </table:table-cell>
          <table:table-cell office:value-type="float" office:value="0.05273775" calcext:value-type="float">
            <text:p>0.05273775</text:p>
          </table:table-cell>
          <table:table-cell office:value-type="float" office:value="0.03140581" calcext:value-type="float">
            <text:p>0.03140581</text:p>
          </table:table-cell>
          <table:table-cell office:value-type="float" office:value="0.0284816" calcext:value-type="float">
            <text:p>0.0284816</text:p>
          </table:table-cell>
          <table:table-cell office:value-type="float" office:value="0.01732273" calcext:value-type="float">
            <text:p>0.01732273</text:p>
          </table:table-cell>
          <table:table-cell office:value-type="float" office:value="0.01375273" calcext:value-type="float">
            <text:p>0.01375273</text:p>
          </table:table-cell>
          <table:table-cell office:value-type="float" office:value="0.02841879" calcext:value-type="float">
            <text:p>0.02841879</text:p>
          </table:table-cell>
          <table:table-cell office:value-type="float" office:value="0.02331487" calcext:value-type="float">
            <text:p>0.02331487</text:p>
          </table:table-cell>
          <table:table-cell office:value-type="float" office:value="0.02099327" calcext:value-type="float">
            <text:p>0.02099327</text:p>
          </table:table-cell>
          <table:table-cell office:value-type="float" office:value="0.01854045" calcext:value-type="float">
            <text:p>0.01854045</text:p>
          </table:table-cell>
          <table:table-cell office:value-type="float" office:value="0.02838292" calcext:value-type="float">
            <text:p>0.02838292</text:p>
          </table:table-cell>
          <table:table-cell office:value-type="float" office:value="0.005271764" calcext:value-type="float">
            <text:p>0.005271764</text:p>
          </table:table-cell>
          <table:table-cell office:value-type="float" office:value="0.005912475" calcext:value-type="float">
            <text:p>0.005912475</text:p>
          </table:table-cell>
          <table:table-cell office:value-type="float" office:value="0" calcext:value-type="float">
            <text:p>0</text:p>
          </table:table-cell>
          <table:table-cell office:value-type="float" office:value="19.62683" calcext:value-type="float">
            <text:p>19.62683</text:p>
          </table:table-cell>
          <table:table-cell office:value-type="float" office:value="20.15262" calcext:value-type="float">
            <text:p>20.15262</text:p>
          </table:table-cell>
          <table:table-cell office:value-type="float" office:value="16.32388" calcext:value-type="float">
            <text:p>16.32388</text:p>
          </table:table-cell>
          <table:table-cell office:value-type="float" office:value="14.21596" calcext:value-type="float">
            <text:p>14.21596</text:p>
          </table:table-cell>
          <table:table-cell office:value-type="float" office:value="11.69191" calcext:value-type="float">
            <text:p>11.69191</text:p>
          </table:table-cell>
          <table:table-cell office:value-type="float" office:value="5.952582" calcext:value-type="float">
            <text:p>5.952582</text:p>
          </table:table-cell>
          <table:table-cell office:value-type="float" office:value="1.751834" calcext:value-type="float">
            <text:p>1.751834</text:p>
          </table:table-cell>
          <table:table-cell office:value-type="float" office:value="1.903526" calcext:value-type="float">
            <text:p>1.903526</text:p>
          </table:table-cell>
          <table:table-cell office:value-type="float" office:value="1.39268" calcext:value-type="float">
            <text:p>1.39268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2214835" calcext:value-type="float">
            <text:p>0.2214835</text:p>
          </table:table-cell>
          <table:table-cell office:value-type="float" office:value="0.2888713" calcext:value-type="float">
            <text:p>0.2888713</text:p>
          </table:table-cell>
          <table:table-cell office:value-type="float" office:value="0.3095834" calcext:value-type="float">
            <text:p>0.3095834</text:p>
          </table:table-cell>
          <table:table-cell office:value-type="float" office:value="0.3485151" calcext:value-type="float">
            <text:p>0.3485151</text:p>
          </table:table-cell>
          <table:table-cell office:value-type="float" office:value="0" calcext:value-type="float">
            <text:p>0</text:p>
          </table:table-cell>
          <table:table-cell office:value-type="float" office:value="33.91326" calcext:value-type="float">
            <text:p>33.9132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1311" calcext:value-type="float">
            <text:p>26.5131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33.24101" calcext:value-type="float">
            <text:p>33.24101</text:p>
          </table:table-cell>
          <table:table-cell office:value-type="float" office:value="1094.155" calcext:value-type="float">
            <text:p>1094.15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87778" calcext:value-type="float">
            <text:p>0.1187778</text:p>
          </table:table-cell>
          <table:table-cell office:value-type="float" office:value="7.672752" calcext:value-type="float">
            <text:p>7.67275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31" calcext:value-type="float">
            <text:p>0.00311983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297" calcext:value-type="float">
            <text:p>0.9657297</text:p>
          </table:table-cell>
          <table:table-cell office:value-type="float" office:value="-0.2732029" calcext:value-type="float">
            <text:p>-0.2732029</text:p>
          </table:table-cell>
          <table:table-cell office:value-type="float" office:value="-0.02403314" calcext:value-type="float">
            <text:p>-0.02403314</text:p>
          </table:table-cell>
          <table:table-cell office:value-type="float" office:value="0.003050238" calcext:value-type="float">
            <text:p>0.003050238</text:p>
          </table:table-cell>
          <table:table-cell office:value-type="float" office:value="14.17679" calcext:value-type="float">
            <text:p>14.17679</text:p>
          </table:table-cell>
          <table:table-cell office:value-type="float" office:value="0.07384869" calcext:value-type="float">
            <text:p>0.07384869</text:p>
          </table:table-cell>
          <table:table-cell office:value-type="float" office:value="0.06544267" calcext:value-type="float">
            <text:p>0.06544267</text:p>
          </table:table-cell>
          <table:table-cell office:value-type="float" office:value="0.05436648" calcext:value-type="float">
            <text:p>0.05436648</text:p>
          </table:table-cell>
          <table:table-cell office:value-type="float" office:value="0.03187111" calcext:value-type="float">
            <text:p>0.03187111</text:p>
          </table:table-cell>
          <table:table-cell office:value-type="float" office:value="0.02884165" calcext:value-type="float">
            <text:p>0.02884165</text:p>
          </table:table-cell>
          <table:table-cell office:value-type="float" office:value="0.01745787" calcext:value-type="float">
            <text:p>0.01745787</text:p>
          </table:table-cell>
          <table:table-cell office:value-type="float" office:value="0.01396625" calcext:value-type="float">
            <text:p>0.01396625</text:p>
          </table:table-cell>
          <table:table-cell office:value-type="float" office:value="0.02850559" calcext:value-type="float">
            <text:p>0.02850559</text:p>
          </table:table-cell>
          <table:table-cell office:value-type="float" office:value="0.02336042" calcext:value-type="float">
            <text:p>0.02336042</text:p>
          </table:table-cell>
          <table:table-cell office:value-type="float" office:value="0.02102537" calcext:value-type="float">
            <text:p>0.02102537</text:p>
          </table:table-cell>
          <table:table-cell office:value-type="float" office:value="0.01856203" calcext:value-type="float">
            <text:p>0.01856203</text:p>
          </table:table-cell>
          <table:table-cell office:value-type="float" office:value="0.02836867" calcext:value-type="float">
            <text:p>0.02836867</text:p>
          </table:table-cell>
          <table:table-cell office:value-type="float" office:value="0.005276028" calcext:value-type="float">
            <text:p>0.005276028</text:p>
          </table:table-cell>
          <table:table-cell office:value-type="float" office:value="0.005908827" calcext:value-type="float">
            <text:p>0.005908827</text:p>
          </table:table-cell>
          <table:table-cell office:value-type="float" office:value="0" calcext:value-type="float">
            <text:p>0</text:p>
          </table:table-cell>
          <table:table-cell office:value-type="float" office:value="25.88009" calcext:value-type="float">
            <text:p>25.88009</text:p>
          </table:table-cell>
          <table:table-cell office:value-type="float" office:value="20.54909" calcext:value-type="float">
            <text:p>20.54909</text:p>
          </table:table-cell>
          <table:table-cell office:value-type="float" office:value="16.13378" calcext:value-type="float">
            <text:p>16.13378</text:p>
          </table:table-cell>
          <table:table-cell office:value-type="float" office:value="13.97538" calcext:value-type="float">
            <text:p>13.97538</text:p>
          </table:table-cell>
          <table:table-cell office:value-type="float" office:value="11.45582" calcext:value-type="float">
            <text:p>11.45582</text:p>
          </table:table-cell>
          <table:table-cell office:value-type="float" office:value="5.83738" calcext:value-type="float">
            <text:p>5.83738</text:p>
          </table:table-cell>
          <table:table-cell office:value-type="float" office:value="1.751878" calcext:value-type="float">
            <text:p>1.751878</text:p>
          </table:table-cell>
          <table:table-cell office:value-type="float" office:value="1.900378" calcext:value-type="float">
            <text:p>1.900378</text:p>
          </table:table-cell>
          <table:table-cell office:value-type="float" office:value="1.394104" calcext:value-type="float">
            <text:p>1.394104</text:p>
          </table:table-cell>
          <table:table-cell office:value-type="float" office:value="0.5903349" calcext:value-type="float">
            <text:p>0.5903349</text:p>
          </table:table-cell>
          <table:table-cell office:value-type="float" office:value="0.2238785" calcext:value-type="float">
            <text:p>0.2238785</text:p>
          </table:table-cell>
          <table:table-cell office:value-type="float" office:value="0.2901902" calcext:value-type="float">
            <text:p>0.2901902</text:p>
          </table:table-cell>
          <table:table-cell office:value-type="float" office:value="0.3097986" calcext:value-type="float">
            <text:p>0.3097986</text:p>
          </table:table-cell>
          <table:table-cell office:value-type="float" office:value="0.3485152" calcext:value-type="float">
            <text:p>0.3485152</text:p>
          </table:table-cell>
          <table:table-cell office:value-type="float" office:value="0" calcext:value-type="float">
            <text:p>0</text:p>
          </table:table-cell>
          <table:table-cell office:value-type="float" office:value="34.1582" calcext:value-type="float">
            <text:p>34.158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1643" calcext:value-type="float">
            <text:p>26.516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33.23945" calcext:value-type="float">
            <text:p>33.23945</text:p>
          </table:table-cell>
          <table:table-cell office:value-type="float" office:value="1094.149" calcext:value-type="float">
            <text:p>1094.14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9281" calcext:value-type="float">
            <text:p>0.119281</text:p>
          </table:table-cell>
          <table:table-cell office:value-type="float" office:value="7.676964" calcext:value-type="float">
            <text:p>7.676964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34" calcext:value-type="float">
            <text:p>0.00311983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02" calcext:value-type="float">
            <text:p>0.9657302</text:p>
          </table:table-cell>
          <table:table-cell office:value-type="float" office:value="-0.2732033" calcext:value-type="float">
            <text:p>-0.2732033</text:p>
          </table:table-cell>
          <table:table-cell office:value-type="float" office:value="-0.02400389" calcext:value-type="float">
            <text:p>-0.02400389</text:p>
          </table:table-cell>
          <table:table-cell office:value-type="float" office:value="0.003071539" calcext:value-type="float">
            <text:p>0.003071539</text:p>
          </table:table-cell>
          <table:table-cell office:value-type="float" office:value="14.1754" calcext:value-type="float">
            <text:p>14.1754</text:p>
          </table:table-cell>
          <table:table-cell office:value-type="float" office:value="0.07740127" calcext:value-type="float">
            <text:p>0.07740127</text:p>
          </table:table-cell>
          <table:table-cell office:value-type="float" office:value="0.06745784" calcext:value-type="float">
            <text:p>0.06745784</text:p>
          </table:table-cell>
          <table:table-cell office:value-type="float" office:value="0.05656836" calcext:value-type="float">
            <text:p>0.05656836</text:p>
          </table:table-cell>
          <table:table-cell office:value-type="float" office:value="0.03237287" calcext:value-type="float">
            <text:p>0.03237287</text:p>
          </table:table-cell>
          <table:table-cell office:value-type="float" office:value="0.02920221" calcext:value-type="float">
            <text:p>0.02920221</text:p>
          </table:table-cell>
          <table:table-cell office:value-type="float" office:value="0.01759986" calcext:value-type="float">
            <text:p>0.01759986</text:p>
          </table:table-cell>
          <table:table-cell office:value-type="float" office:value="0.01418407" calcext:value-type="float">
            <text:p>0.01418407</text:p>
          </table:table-cell>
          <table:table-cell office:value-type="float" office:value="0.02859743" calcext:value-type="float">
            <text:p>0.02859743</text:p>
          </table:table-cell>
          <table:table-cell office:value-type="float" office:value="0.02340417" calcext:value-type="float">
            <text:p>0.02340417</text:p>
          </table:table-cell>
          <table:table-cell office:value-type="float" office:value="0.02105713" calcext:value-type="float">
            <text:p>0.02105713</text:p>
          </table:table-cell>
          <table:table-cell office:value-type="float" office:value="0.01858363" calcext:value-type="float">
            <text:p>0.01858363</text:p>
          </table:table-cell>
          <table:table-cell office:value-type="float" office:value="0.02835551" calcext:value-type="float">
            <text:p>0.02835551</text:p>
          </table:table-cell>
          <table:table-cell office:value-type="float" office:value="0.005280493" calcext:value-type="float">
            <text:p>0.005280493</text:p>
          </table:table-cell>
          <table:table-cell office:value-type="float" office:value="0.00590444" calcext:value-type="float">
            <text:p>0.00590444</text:p>
          </table:table-cell>
          <table:table-cell office:value-type="float" office:value="0" calcext:value-type="float">
            <text:p>0</text:p>
          </table:table-cell>
          <table:table-cell office:value-type="float" office:value="23.18367" calcext:value-type="float">
            <text:p>23.18367</text:p>
          </table:table-cell>
          <table:table-cell office:value-type="float" office:value="20.17755" calcext:value-type="float">
            <text:p>20.17755</text:p>
          </table:table-cell>
          <table:table-cell office:value-type="float" office:value="16.39422" calcext:value-type="float">
            <text:p>16.39422</text:p>
          </table:table-cell>
          <table:table-cell office:value-type="float" office:value="13.81915" calcext:value-type="float">
            <text:p>13.81915</text:p>
          </table:table-cell>
          <table:table-cell office:value-type="float" office:value="11.27026" calcext:value-type="float">
            <text:p>11.27026</text:p>
          </table:table-cell>
          <table:table-cell office:value-type="float" office:value="5.746388" calcext:value-type="float">
            <text:p>5.746388</text:p>
          </table:table-cell>
          <table:table-cell office:value-type="float" office:value="1.760089" calcext:value-type="float">
            <text:p>1.760089</text:p>
          </table:table-cell>
          <table:table-cell office:value-type="float" office:value="1.897555" calcext:value-type="float">
            <text:p>1.897555</text:p>
          </table:table-cell>
          <table:table-cell office:value-type="float" office:value="1.394397" calcext:value-type="float">
            <text:p>1.394397</text:p>
          </table:table-cell>
          <table:table-cell office:value-type="float" office:value="0.593805" calcext:value-type="float">
            <text:p>0.593805</text:p>
          </table:table-cell>
          <table:table-cell office:value-type="float" office:value="0.2262278" calcext:value-type="float">
            <text:p>0.2262278</text:p>
          </table:table-cell>
          <table:table-cell office:value-type="float" office:value="0.2914726" calcext:value-type="float">
            <text:p>0.2914726</text:p>
          </table:table-cell>
          <table:table-cell office:value-type="float" office:value="0.309974" calcext:value-type="float">
            <text:p>0.309974</text:p>
          </table:table-cell>
          <table:table-cell office:value-type="float" office:value="0.3485152" calcext:value-type="float">
            <text:p>0.3485152</text:p>
          </table:table-cell>
          <table:table-cell office:value-type="float" office:value="0" calcext:value-type="float">
            <text:p>0</text:p>
          </table:table-cell>
          <table:table-cell office:value-type="float" office:value="34.25565" calcext:value-type="float">
            <text:p>34.2556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2014" calcext:value-type="float">
            <text:p>26.5201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33.23787" calcext:value-type="float">
            <text:p>33.23787</text:p>
          </table:table-cell>
          <table:table-cell office:value-type="float" office:value="1094.144" calcext:value-type="float">
            <text:p>1094.14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199931" calcext:value-type="float">
            <text:p>0.1199931</text:p>
          </table:table-cell>
          <table:table-cell office:value-type="float" office:value="7.680915" calcext:value-type="float">
            <text:p>7.68091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41" calcext:value-type="float">
            <text:p>0.00311984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16" calcext:value-type="float">
            <text:p>0.9657316</text:p>
          </table:table-cell>
          <table:table-cell office:value-type="float" office:value="-0.2732037" calcext:value-type="float">
            <text:p>-0.2732037</text:p>
          </table:table-cell>
          <table:table-cell office:value-type="float" office:value="-0.02397296" calcext:value-type="float">
            <text:p>-0.02397296</text:p>
          </table:table-cell>
          <table:table-cell office:value-type="float" office:value="0.00308866" calcext:value-type="float">
            <text:p>0.00308866</text:p>
          </table:table-cell>
          <table:table-cell office:value-type="float" office:value="14.17348" calcext:value-type="float">
            <text:p>14.17348</text:p>
          </table:table-cell>
          <table:table-cell office:value-type="float" office:value="0.08391125" calcext:value-type="float">
            <text:p>0.08391125</text:p>
          </table:table-cell>
          <table:table-cell office:value-type="float" office:value="0.07292526" calcext:value-type="float">
            <text:p>0.07292526</text:p>
          </table:table-cell>
          <table:table-cell office:value-type="float" office:value="0.05867023" calcext:value-type="float">
            <text:p>0.05867023</text:p>
          </table:table-cell>
          <table:table-cell office:value-type="float" office:value="0.03280685" calcext:value-type="float">
            <text:p>0.03280685</text:p>
          </table:table-cell>
          <table:table-cell office:value-type="float" office:value="0.02954442" calcext:value-type="float">
            <text:p>0.02954442</text:p>
          </table:table-cell>
          <table:table-cell office:value-type="float" office:value="0.01775079" calcext:value-type="float">
            <text:p>0.01775079</text:p>
          </table:table-cell>
          <table:table-cell office:value-type="float" office:value="0.01439125" calcext:value-type="float">
            <text:p>0.01439125</text:p>
          </table:table-cell>
          <table:table-cell office:value-type="float" office:value="0.02869387" calcext:value-type="float">
            <text:p>0.02869387</text:p>
          </table:table-cell>
          <table:table-cell office:value-type="float" office:value="0.02344798" calcext:value-type="float">
            <text:p>0.02344798</text:p>
          </table:table-cell>
          <table:table-cell office:value-type="float" office:value="0.02108829" calcext:value-type="float">
            <text:p>0.02108829</text:p>
          </table:table-cell>
          <table:table-cell office:value-type="float" office:value="0.01860513" calcext:value-type="float">
            <text:p>0.01860513</text:p>
          </table:table-cell>
          <table:table-cell office:value-type="float" office:value="0.0283434" calcext:value-type="float">
            <text:p>0.0283434</text:p>
          </table:table-cell>
          <table:table-cell office:value-type="float" office:value="0.005285348" calcext:value-type="float">
            <text:p>0.005285348</text:p>
          </table:table-cell>
          <table:table-cell office:value-type="float" office:value="0.005900374" calcext:value-type="float">
            <text:p>0.005900374</text:p>
          </table:table-cell>
          <table:table-cell office:value-type="float" office:value="0" calcext:value-type="float">
            <text:p>0</text:p>
          </table:table-cell>
          <table:table-cell office:value-type="float" office:value="28.38225" calcext:value-type="float">
            <text:p>28.38225</text:p>
          </table:table-cell>
          <table:table-cell office:value-type="float" office:value="19.85015" calcext:value-type="float">
            <text:p>19.85015</text:p>
          </table:table-cell>
          <table:table-cell office:value-type="float" office:value="16.95466" calcext:value-type="float">
            <text:p>16.95466</text:p>
          </table:table-cell>
          <table:table-cell office:value-type="float" office:value="13.55827" calcext:value-type="float">
            <text:p>13.55827</text:p>
          </table:table-cell>
          <table:table-cell office:value-type="float" office:value="11.06301" calcext:value-type="float">
            <text:p>11.06301</text:p>
          </table:table-cell>
          <table:table-cell office:value-type="float" office:value="5.664704" calcext:value-type="float">
            <text:p>5.664704</text:p>
          </table:table-cell>
          <table:table-cell office:value-type="float" office:value="1.769707" calcext:value-type="float">
            <text:p>1.769707</text:p>
          </table:table-cell>
          <table:table-cell office:value-type="float" office:value="1.895025" calcext:value-type="float">
            <text:p>1.895025</text:p>
          </table:table-cell>
          <table:table-cell office:value-type="float" office:value="1.394238" calcext:value-type="float">
            <text:p>1.394238</text:p>
          </table:table-cell>
          <table:table-cell office:value-type="float" office:value="0.5969793" calcext:value-type="float">
            <text:p>0.5969793</text:p>
          </table:table-cell>
          <table:table-cell office:value-type="float" office:value="0.2285251" calcext:value-type="float">
            <text:p>0.2285251</text:p>
          </table:table-cell>
          <table:table-cell office:value-type="float" office:value="0.292722" calcext:value-type="float">
            <text:p>0.292722</text:p>
          </table:table-cell>
          <table:table-cell office:value-type="float" office:value="0.3101852" calcext:value-type="float">
            <text:p>0.3101852</text:p>
          </table:table-cell>
          <table:table-cell office:value-type="float" office:value="0.3485153" calcext:value-type="float">
            <text:p>0.3485153</text:p>
          </table:table-cell>
          <table:table-cell office:value-type="float" office:value="0" calcext:value-type="float">
            <text:p>0</text:p>
          </table:table-cell>
          <table:table-cell office:value-type="float" office:value="34.39025" calcext:value-type="float">
            <text:p>34.39025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235" calcext:value-type="float">
            <text:p>26.523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3.23613" calcext:value-type="float">
            <text:p>33.23613</text:p>
          </table:table-cell>
          <table:table-cell office:value-type="float" office:value="1094.139" calcext:value-type="float">
            <text:p>1094.13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06301" calcext:value-type="float">
            <text:p>0.1206301</text:p>
          </table:table-cell>
          <table:table-cell office:value-type="float" office:value="7.684971" calcext:value-type="float">
            <text:p>7.68497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41" calcext:value-type="float">
            <text:p>0.00311984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16" calcext:value-type="float">
            <text:p>0.9657316</text:p>
          </table:table-cell>
          <table:table-cell office:value-type="float" office:value="-0.2732029" calcext:value-type="float">
            <text:p>-0.2732029</text:p>
          </table:table-cell>
          <table:table-cell office:value-type="float" office:value="-0.02394165" calcext:value-type="float">
            <text:p>-0.02394165</text:p>
          </table:table-cell>
          <table:table-cell office:value-type="float" office:value="0.003103207" calcext:value-type="float">
            <text:p>0.003103207</text:p>
          </table:table-cell>
          <table:table-cell office:value-type="float" office:value="14.17113" calcext:value-type="float">
            <text:p>14.17113</text:p>
          </table:table-cell>
          <table:table-cell office:value-type="float" office:value="0.09292157" calcext:value-type="float">
            <text:p>0.09292157</text:p>
          </table:table-cell>
          <table:table-cell office:value-type="float" office:value="0.07778984" calcext:value-type="float">
            <text:p>0.07778984</text:p>
          </table:table-cell>
          <table:table-cell office:value-type="float" office:value="0.05987889" calcext:value-type="float">
            <text:p>0.05987889</text:p>
          </table:table-cell>
          <table:table-cell office:value-type="float" office:value="0.03303259" calcext:value-type="float">
            <text:p>0.03303259</text:p>
          </table:table-cell>
          <table:table-cell office:value-type="float" office:value="0.02977016" calcext:value-type="float">
            <text:p>0.02977016</text:p>
          </table:table-cell>
          <table:table-cell office:value-type="float" office:value="0.0178758" calcext:value-type="float">
            <text:p>0.0178758</text:p>
          </table:table-cell>
          <table:table-cell office:value-type="float" office:value="0.01458304" calcext:value-type="float">
            <text:p>0.01458304</text:p>
          </table:table-cell>
          <table:table-cell office:value-type="float" office:value="0.02879492" calcext:value-type="float">
            <text:p>0.02879492</text:p>
          </table:table-cell>
          <table:table-cell office:value-type="float" office:value="0.02349303" calcext:value-type="float">
            <text:p>0.02349303</text:p>
          </table:table-cell>
          <table:table-cell office:value-type="float" office:value="0.02111806" calcext:value-type="float">
            <text:p>0.02111806</text:p>
          </table:table-cell>
          <table:table-cell office:value-type="float" office:value="0.01862642" calcext:value-type="float">
            <text:p>0.01862642</text:p>
          </table:table-cell>
          <table:table-cell office:value-type="float" office:value="0.02833247" calcext:value-type="float">
            <text:p>0.02833247</text:p>
          </table:table-cell>
          <table:table-cell office:value-type="float" office:value="0.005290621" calcext:value-type="float">
            <text:p>0.005290621</text:p>
          </table:table-cell>
          <table:table-cell office:value-type="float" office:value="0.005897429" calcext:value-type="float">
            <text:p>0.005897429</text:p>
          </table:table-cell>
          <table:table-cell office:value-type="float" office:value="0" calcext:value-type="float">
            <text:p>0</text:p>
          </table:table-cell>
          <table:table-cell office:value-type="float" office:value="37.93167" calcext:value-type="float">
            <text:p>37.93167</text:p>
          </table:table-cell>
          <table:table-cell office:value-type="float" office:value="19.69449" calcext:value-type="float">
            <text:p>19.69449</text:p>
          </table:table-cell>
          <table:table-cell office:value-type="float" office:value="17.59948" calcext:value-type="float">
            <text:p>17.59948</text:p>
          </table:table-cell>
          <table:table-cell office:value-type="float" office:value="13.2089" calcext:value-type="float">
            <text:p>13.2089</text:p>
          </table:table-cell>
          <table:table-cell office:value-type="float" office:value="10.82555" calcext:value-type="float">
            <text:p>10.82555</text:p>
          </table:table-cell>
          <table:table-cell office:value-type="float" office:value="5.581291" calcext:value-type="float">
            <text:p>5.581291</text:p>
          </table:table-cell>
          <table:table-cell office:value-type="float" office:value="1.779917" calcext:value-type="float">
            <text:p>1.779917</text:p>
          </table:table-cell>
          <table:table-cell office:value-type="float" office:value="1.893148" calcext:value-type="float">
            <text:p>1.893148</text:p>
          </table:table-cell>
          <table:table-cell office:value-type="float" office:value="1.393993" calcext:value-type="float">
            <text:p>1.393993</text:p>
          </table:table-cell>
          <table:table-cell office:value-type="float" office:value="0.5995821" calcext:value-type="float">
            <text:p>0.5995821</text:p>
          </table:table-cell>
          <table:table-cell office:value-type="float" office:value="0.2307486" calcext:value-type="float">
            <text:p>0.2307486</text:p>
          </table:table-cell>
          <table:table-cell office:value-type="float" office:value="0.2939456" calcext:value-type="float">
            <text:p>0.2939456</text:p>
          </table:table-cell>
          <table:table-cell office:value-type="float" office:value="0.3104826" calcext:value-type="float">
            <text:p>0.3104826</text:p>
          </table:table-cell>
          <table:table-cell office:value-type="float" office:value="0.348517" calcext:value-type="float">
            <text:p>0.348517</text:p>
          </table:table-cell>
          <table:table-cell office:value-type="float" office:value="0" calcext:value-type="float">
            <text:p>0</text:p>
          </table:table-cell>
          <table:table-cell office:value-type="float" office:value="34.51389" calcext:value-type="float">
            <text:p>34.51389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2679" calcext:value-type="float">
            <text:p>26.5267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33.23434" calcext:value-type="float">
            <text:p>33.23434</text:p>
          </table:table-cell>
          <table:table-cell office:value-type="float" office:value="1094.136" calcext:value-type="float">
            <text:p>1094.136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11998" calcext:value-type="float">
            <text:p>0.1211998</text:p>
          </table:table-cell>
          <table:table-cell office:value-type="float" office:value="7.688968" calcext:value-type="float">
            <text:p>7.68896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41" calcext:value-type="float">
            <text:p>0.00311984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19" calcext:value-type="float">
            <text:p>0.9657319</text:p>
          </table:table-cell>
          <table:table-cell office:value-type="float" office:value="-0.2732013" calcext:value-type="float">
            <text:p>-0.2732013</text:p>
          </table:table-cell>
          <table:table-cell office:value-type="float" office:value="-0.02391103" calcext:value-type="float">
            <text:p>-0.02391103</text:p>
          </table:table-cell>
          <table:table-cell office:value-type="float" office:value="0.003116584" calcext:value-type="float">
            <text:p>0.003116584</text:p>
          </table:table-cell>
          <table:table-cell office:value-type="float" office:value="14.16877" calcext:value-type="float">
            <text:p>14.16877</text:p>
          </table:table-cell>
          <table:table-cell office:value-type="float" office:value="0.09994623" calcext:value-type="float">
            <text:p>0.09994623</text:p>
          </table:table-cell>
          <table:table-cell office:value-type="float" office:value="0.08021298" calcext:value-type="float">
            <text:p>0.08021298</text:p>
          </table:table-cell>
          <table:table-cell office:value-type="float" office:value="0.06062542" calcext:value-type="float">
            <text:p>0.06062542</text:p>
          </table:table-cell>
          <table:table-cell office:value-type="float" office:value="0.03317479" calcext:value-type="float">
            <text:p>0.03317479</text:p>
          </table:table-cell>
          <table:table-cell office:value-type="float" office:value="0.02988881" calcext:value-type="float">
            <text:p>0.02988881</text:p>
          </table:table-cell>
          <table:table-cell office:value-type="float" office:value="0.01796482" calcext:value-type="float">
            <text:p>0.01796482</text:p>
          </table:table-cell>
          <table:table-cell office:value-type="float" office:value="0.01474372" calcext:value-type="float">
            <text:p>0.01474372</text:p>
          </table:table-cell>
          <table:table-cell office:value-type="float" office:value="0.02889596" calcext:value-type="float">
            <text:p>0.02889596</text:p>
          </table:table-cell>
          <table:table-cell office:value-type="float" office:value="0.02353829" calcext:value-type="float">
            <text:p>0.02353829</text:p>
          </table:table-cell>
          <table:table-cell office:value-type="float" office:value="0.02114765" calcext:value-type="float">
            <text:p>0.02114765</text:p>
          </table:table-cell>
          <table:table-cell office:value-type="float" office:value="0.01864746" calcext:value-type="float">
            <text:p>0.01864746</text:p>
          </table:table-cell>
          <table:table-cell office:value-type="float" office:value="0.02832274" calcext:value-type="float">
            <text:p>0.02832274</text:p>
          </table:table-cell>
          <table:table-cell office:value-type="float" office:value="0.005296129" calcext:value-type="float">
            <text:p>0.005296129</text:p>
          </table:table-cell>
          <table:table-cell office:value-type="float" office:value="0.005895261" calcext:value-type="float">
            <text:p>0.005895261</text:p>
          </table:table-cell>
          <table:table-cell office:value-type="float" office:value="0" calcext:value-type="float">
            <text:p>0</text:p>
          </table:table-cell>
          <table:table-cell office:value-type="float" office:value="46.32306" calcext:value-type="float">
            <text:p>46.32306</text:p>
          </table:table-cell>
          <table:table-cell office:value-type="float" office:value="19.67323" calcext:value-type="float">
            <text:p>19.67323</text:p>
          </table:table-cell>
          <table:table-cell office:value-type="float" office:value="18.09525" calcext:value-type="float">
            <text:p>18.09525</text:p>
          </table:table-cell>
          <table:table-cell office:value-type="float" office:value="12.98723" calcext:value-type="float">
            <text:p>12.98723</text:p>
          </table:table-cell>
          <table:table-cell office:value-type="float" office:value="10.59767" calcext:value-type="float">
            <text:p>10.59767</text:p>
          </table:table-cell>
          <table:table-cell office:value-type="float" office:value="5.492461" calcext:value-type="float">
            <text:p>5.492461</text:p>
          </table:table-cell>
          <table:table-cell office:value-type="float" office:value="1.78883" calcext:value-type="float">
            <text:p>1.78883</text:p>
          </table:table-cell>
          <table:table-cell office:value-type="float" office:value="1.891379" calcext:value-type="float">
            <text:p>1.891379</text:p>
          </table:table-cell>
          <table:table-cell office:value-type="float" office:value="1.393452" calcext:value-type="float">
            <text:p>1.393452</text:p>
          </table:table-cell>
          <table:table-cell office:value-type="float" office:value="0.6020445" calcext:value-type="float">
            <text:p>0.6020445</text:p>
          </table:table-cell>
          <table:table-cell office:value-type="float" office:value="0.2328925" calcext:value-type="float">
            <text:p>0.2328925</text:p>
          </table:table-cell>
          <table:table-cell office:value-type="float" office:value="0.2951468" calcext:value-type="float">
            <text:p>0.2951468</text:p>
          </table:table-cell>
          <table:table-cell office:value-type="float" office:value="0.3108383" calcext:value-type="float">
            <text:p>0.3108383</text:p>
          </table:table-cell>
          <table:table-cell office:value-type="float" office:value="0.3485181" calcext:value-type="float">
            <text:p>0.3485181</text:p>
          </table:table-cell>
          <table:table-cell office:value-type="float" office:value="0" calcext:value-type="float">
            <text:p>0</text:p>
          </table:table-cell>
          <table:table-cell office:value-type="float" office:value="34.70984" calcext:value-type="float">
            <text:p>34.7098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" calcext:value-type="float">
            <text:p>26.5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33.2324" calcext:value-type="float">
            <text:p>33.2324</text:p>
          </table:table-cell>
          <table:table-cell office:value-type="float" office:value="1094.133" calcext:value-type="float">
            <text:p>1094.13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16231" calcext:value-type="float">
            <text:p>0.1216231</text:p>
          </table:table-cell>
          <table:table-cell office:value-type="float" office:value="7.693156" calcext:value-type="float">
            <text:p>7.69315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41" calcext:value-type="float">
            <text:p>0.003119841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19" calcext:value-type="float">
            <text:p>0.9657319</text:p>
          </table:table-cell>
          <table:table-cell office:value-type="float" office:value="-0.273201" calcext:value-type="float">
            <text:p>-0.273201</text:p>
          </table:table-cell>
          <table:table-cell office:value-type="float" office:value="-0.02388151" calcext:value-type="float">
            <text:p>-0.02388151</text:p>
          </table:table-cell>
          <table:table-cell office:value-type="float" office:value="0.003129027" calcext:value-type="float">
            <text:p>0.003129027</text:p>
          </table:table-cell>
          <table:table-cell office:value-type="float" office:value="14.16616" calcext:value-type="float">
            <text:p>14.16616</text:p>
          </table:table-cell>
          <table:table-cell office:value-type="float" office:value="0.1035849" calcext:value-type="float">
            <text:p>0.1035849</text:p>
          </table:table-cell>
          <table:table-cell office:value-type="float" office:value="0.08142055" calcext:value-type="float">
            <text:p>0.08142055</text:p>
          </table:table-cell>
          <table:table-cell office:value-type="float" office:value="0.06108536" calcext:value-type="float">
            <text:p>0.06108536</text:p>
          </table:table-cell>
          <table:table-cell office:value-type="float" office:value="0.03329064" calcext:value-type="float">
            <text:p>0.03329064</text:p>
          </table:table-cell>
          <table:table-cell office:value-type="float" office:value="0.02996917" calcext:value-type="float">
            <text:p>0.02996917</text:p>
          </table:table-cell>
          <table:table-cell office:value-type="float" office:value="0.01804024" calcext:value-type="float">
            <text:p>0.01804024</text:p>
          </table:table-cell>
          <table:table-cell office:value-type="float" office:value="0.01488849" calcext:value-type="float">
            <text:p>0.01488849</text:p>
          </table:table-cell>
          <table:table-cell office:value-type="float" office:value="0.02899465" calcext:value-type="float">
            <text:p>0.02899465</text:p>
          </table:table-cell>
          <table:table-cell office:value-type="float" office:value="0.02358322" calcext:value-type="float">
            <text:p>0.02358322</text:p>
          </table:table-cell>
          <table:table-cell office:value-type="float" office:value="0.02117693" calcext:value-type="float">
            <text:p>0.02117693</text:p>
          </table:table-cell>
          <table:table-cell office:value-type="float" office:value="0.01866823" calcext:value-type="float">
            <text:p>0.01866823</text:p>
          </table:table-cell>
          <table:table-cell office:value-type="float" office:value="0.02831377" calcext:value-type="float">
            <text:p>0.02831377</text:p>
          </table:table-cell>
          <table:table-cell office:value-type="float" office:value="0.005302054" calcext:value-type="float">
            <text:p>0.005302054</text:p>
          </table:table-cell>
          <table:table-cell office:value-type="float" office:value="0.005893283" calcext:value-type="float">
            <text:p>0.005893283</text:p>
          </table:table-cell>
          <table:table-cell office:value-type="float" office:value="0" calcext:value-type="float">
            <text:p>0</text:p>
          </table:table-cell>
          <table:table-cell office:value-type="float" office:value="49.97183" calcext:value-type="float">
            <text:p>49.97183</text:p>
          </table:table-cell>
          <table:table-cell office:value-type="float" office:value="19.78332" calcext:value-type="float">
            <text:p>19.78332</text:p>
          </table:table-cell>
          <table:table-cell office:value-type="float" office:value="18.41568" calcext:value-type="float">
            <text:p>18.41568</text:p>
          </table:table-cell>
          <table:table-cell office:value-type="float" office:value="12.8708" calcext:value-type="float">
            <text:p>12.8708</text:p>
          </table:table-cell>
          <table:table-cell office:value-type="float" office:value="10.42756" calcext:value-type="float">
            <text:p>10.42756</text:p>
          </table:table-cell>
          <table:table-cell office:value-type="float" office:value="5.41373" calcext:value-type="float">
            <text:p>5.41373</text:p>
          </table:table-cell>
          <table:table-cell office:value-type="float" office:value="1.798672" calcext:value-type="float">
            <text:p>1.798672</text:p>
          </table:table-cell>
          <table:table-cell office:value-type="float" office:value="1.889585" calcext:value-type="float">
            <text:p>1.889585</text:p>
          </table:table-cell>
          <table:table-cell office:value-type="float" office:value="1.392736" calcext:value-type="float">
            <text:p>1.392736</text:p>
          </table:table-cell>
          <table:table-cell office:value-type="float" office:value="0.6043515" calcext:value-type="float">
            <text:p>0.6043515</text:p>
          </table:table-cell>
          <table:table-cell office:value-type="float" office:value="0.2349594" calcext:value-type="float">
            <text:p>0.2349594</text:p>
          </table:table-cell>
          <table:table-cell office:value-type="float" office:value="0.2963089" calcext:value-type="float">
            <text:p>0.2963089</text:p>
          </table:table-cell>
          <table:table-cell office:value-type="float" office:value="0.3112237" calcext:value-type="float">
            <text:p>0.3112237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" calcext:value-type="float">
            <text:p>0</text:p>
          </table:table-cell>
          <table:table-cell office:value-type="float" office:value="34.87193" calcext:value-type="float">
            <text:p>34.8719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315" calcext:value-type="float">
            <text:p>26.5331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33.23119" calcext:value-type="float">
            <text:p>33.23119</text:p>
          </table:table-cell>
          <table:table-cell office:value-type="float" office:value="1094.13" calcext:value-type="float">
            <text:p>1094.13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21471" calcext:value-type="float">
            <text:p>0.1221471</text:p>
          </table:table-cell>
          <table:table-cell office:value-type="float" office:value="7.696307" calcext:value-type="float">
            <text:p>7.69630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47" calcext:value-type="float">
            <text:p>0.00311984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332" calcext:value-type="float">
            <text:p>0.9657332</text:p>
          </table:table-cell>
          <table:table-cell office:value-type="float" office:value="-0.2732005" calcext:value-type="float">
            <text:p>-0.2732005</text:p>
          </table:table-cell>
          <table:table-cell office:value-type="float" office:value="-0.02385201" calcext:value-type="float">
            <text:p>-0.02385201</text:p>
          </table:table-cell>
          <table:table-cell office:value-type="float" office:value="0.003140876" calcext:value-type="float">
            <text:p>0.003140876</text:p>
          </table:table-cell>
          <table:table-cell office:value-type="float" office:value="14.16513" calcext:value-type="float">
            <text:p>14.16513</text:p>
          </table:table-cell>
          <table:table-cell office:value-type="float" office:value="0.1068727" calcext:value-type="float">
            <text:p>0.1068727</text:p>
          </table:table-cell>
          <table:table-cell office:value-type="float" office:value="0.08180901" calcext:value-type="float">
            <text:p>0.08180901</text:p>
          </table:table-cell>
          <table:table-cell office:value-type="float" office:value="0.06132505" calcext:value-type="float">
            <text:p>0.06132505</text:p>
          </table:table-cell>
          <table:table-cell office:value-type="float" office:value="0.03340318" calcext:value-type="float">
            <text:p>0.03340318</text:p>
          </table:table-cell>
          <table:table-cell office:value-type="float" office:value="0.03005218" calcext:value-type="float">
            <text:p>0.03005218</text:p>
          </table:table-cell>
          <table:table-cell office:value-type="float" office:value="0.018106" calcext:value-type="float">
            <text:p>0.018106</text:p>
          </table:table-cell>
          <table:table-cell office:value-type="float" office:value="0.01501075" calcext:value-type="float">
            <text:p>0.01501075</text:p>
          </table:table-cell>
          <table:table-cell office:value-type="float" office:value="0.02909179" calcext:value-type="float">
            <text:p>0.02909179</text:p>
          </table:table-cell>
          <table:table-cell office:value-type="float" office:value="0.02362761" calcext:value-type="float">
            <text:p>0.02362761</text:p>
          </table:table-cell>
          <table:table-cell office:value-type="float" office:value="0.02120584" calcext:value-type="float">
            <text:p>0.02120584</text:p>
          </table:table-cell>
          <table:table-cell office:value-type="float" office:value="0.01868876" calcext:value-type="float">
            <text:p>0.01868876</text:p>
          </table:table-cell>
          <table:table-cell office:value-type="float" office:value="0.02830614" calcext:value-type="float">
            <text:p>0.02830614</text:p>
          </table:table-cell>
          <table:table-cell office:value-type="float" office:value="0.00530784" calcext:value-type="float">
            <text:p>0.00530784</text:p>
          </table:table-cell>
          <table:table-cell office:value-type="float" office:value="0.005891589" calcext:value-type="float">
            <text:p>0.005891589</text:p>
          </table:table-cell>
          <table:table-cell office:value-type="float" office:value="0" calcext:value-type="float">
            <text:p>0</text:p>
          </table:table-cell>
          <table:table-cell office:value-type="float" office:value="57.8894" calcext:value-type="float">
            <text:p>57.8894</text:p>
          </table:table-cell>
          <table:table-cell office:value-type="float" office:value="19.91875" calcext:value-type="float">
            <text:p>19.91875</text:p>
          </table:table-cell>
          <table:table-cell office:value-type="float" office:value="18.5861" calcext:value-type="float">
            <text:p>18.5861</text:p>
          </table:table-cell>
          <table:table-cell office:value-type="float" office:value="12.82885" calcext:value-type="float">
            <text:p>12.82885</text:p>
          </table:table-cell>
          <table:table-cell office:value-type="float" office:value="10.31771" calcext:value-type="float">
            <text:p>10.31771</text:p>
          </table:table-cell>
          <table:table-cell office:value-type="float" office:value="5.341463" calcext:value-type="float">
            <text:p>5.341463</text:p>
          </table:table-cell>
          <table:table-cell office:value-type="float" office:value="1.806192" calcext:value-type="float">
            <text:p>1.806192</text:p>
          </table:table-cell>
          <table:table-cell office:value-type="float" office:value="1.888315" calcext:value-type="float">
            <text:p>1.888315</text:p>
          </table:table-cell>
          <table:table-cell office:value-type="float" office:value="1.392015" calcext:value-type="float">
            <text:p>1.392015</text:p>
          </table:table-cell>
          <table:table-cell office:value-type="float" office:value="0.606497" calcext:value-type="float">
            <text:p>0.606497</text:p>
          </table:table-cell>
          <table:table-cell office:value-type="float" office:value="0.2369518" calcext:value-type="float">
            <text:p>0.2369518</text:p>
          </table:table-cell>
          <table:table-cell office:value-type="float" office:value="0.2974594" calcext:value-type="float">
            <text:p>0.2974594</text:p>
          </table:table-cell>
          <table:table-cell office:value-type="float" office:value="0.3116197" calcext:value-type="float">
            <text:p>0.3116197</text:p>
          </table:table-cell>
          <table:table-cell office:value-type="float" office:value="0.3485206" calcext:value-type="float">
            <text:p>0.3485206</text:p>
          </table:table-cell>
          <table:table-cell office:value-type="float" office:value="0" calcext:value-type="float">
            <text:p>0</text:p>
          </table:table-cell>
          <table:table-cell office:value-type="float" office:value="35.15741" calcext:value-type="float">
            <text:p>35.1574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543" calcext:value-type="float">
            <text:p>26.5354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3.22943" calcext:value-type="float">
            <text:p>33.22943</text:p>
          </table:table-cell>
          <table:table-cell office:value-type="float" office:value="1094.127" calcext:value-type="float">
            <text:p>1094.12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25926" calcext:value-type="float">
            <text:p>0.1225926</text:p>
          </table:table-cell>
          <table:table-cell office:value-type="float" office:value="7.700086" calcext:value-type="float">
            <text:p>7.700086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2" calcext:value-type="float">
            <text:p>0.003119882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3" calcext:value-type="float">
            <text:p>0.9657423</text:p>
          </table:table-cell>
          <table:table-cell office:value-type="float" office:value="-0.2732018" calcext:value-type="float">
            <text:p>-0.2732018</text:p>
          </table:table-cell>
          <table:table-cell office:value-type="float" office:value="-0.02382405" calcext:value-type="float">
            <text:p>-0.02382405</text:p>
          </table:table-cell>
          <table:table-cell office:value-type="float" office:value="0.003151652" calcext:value-type="float">
            <text:p>0.003151652</text:p>
          </table:table-cell>
          <table:table-cell office:value-type="float" office:value="14.16283" calcext:value-type="float">
            <text:p>14.16283</text:p>
          </table:table-cell>
          <table:table-cell office:value-type="float" office:value="0.1071931" calcext:value-type="float">
            <text:p>0.1071931</text:p>
          </table:table-cell>
          <table:table-cell office:value-type="float" office:value="0.08275537" calcext:value-type="float">
            <text:p>0.08275537</text:p>
          </table:table-cell>
          <table:table-cell office:value-type="float" office:value="0.06155249" calcext:value-type="float">
            <text:p>0.06155249</text:p>
          </table:table-cell>
          <table:table-cell office:value-type="float" office:value="0.03349343" calcext:value-type="float">
            <text:p>0.03349343</text:p>
          </table:table-cell>
          <table:table-cell office:value-type="float" office:value="0.03013666" calcext:value-type="float">
            <text:p>0.03013666</text:p>
          </table:table-cell>
          <table:table-cell office:value-type="float" office:value="0.01818492" calcext:value-type="float">
            <text:p>0.01818492</text:p>
          </table:table-cell>
          <table:table-cell office:value-type="float" office:value="0.0151071" calcext:value-type="float">
            <text:p>0.0151071</text:p>
          </table:table-cell>
          <table:table-cell office:value-type="float" office:value="0.02918783" calcext:value-type="float">
            <text:p>0.02918783</text:p>
          </table:table-cell>
          <table:table-cell office:value-type="float" office:value="0.02367123" calcext:value-type="float">
            <text:p>0.02367123</text:p>
          </table:table-cell>
          <table:table-cell office:value-type="float" office:value="0.0212343" calcext:value-type="float">
            <text:p>0.0212343</text:p>
          </table:table-cell>
          <table:table-cell office:value-type="float" office:value="0.01870903" calcext:value-type="float">
            <text:p>0.01870903</text:p>
          </table:table-cell>
          <table:table-cell office:value-type="float" office:value="0.02829962" calcext:value-type="float">
            <text:p>0.02829962</text:p>
          </table:table-cell>
          <table:table-cell office:value-type="float" office:value="0.005313369" calcext:value-type="float">
            <text:p>0.005313369</text:p>
          </table:table-cell>
          <table:table-cell office:value-type="float" office:value="0.005889361" calcext:value-type="float">
            <text:p>0.005889361</text:p>
          </table:table-cell>
          <table:table-cell office:value-type="float" office:value="0" calcext:value-type="float">
            <text:p>0</text:p>
          </table:table-cell>
          <table:table-cell office:value-type="float" office:value="56.89951" calcext:value-type="float">
            <text:p>56.89951</text:p>
          </table:table-cell>
          <table:table-cell office:value-type="float" office:value="20.16313" calcext:value-type="float">
            <text:p>20.16313</text:p>
          </table:table-cell>
          <table:table-cell office:value-type="float" office:value="18.75437" calcext:value-type="float">
            <text:p>18.75437</text:p>
          </table:table-cell>
          <table:table-cell office:value-type="float" office:value="12.7665" calcext:value-type="float">
            <text:p>12.7665</text:p>
          </table:table-cell>
          <table:table-cell office:value-type="float" office:value="10.22775" calcext:value-type="float">
            <text:p>10.22775</text:p>
          </table:table-cell>
          <table:table-cell office:value-type="float" office:value="5.281163" calcext:value-type="float">
            <text:p>5.281163</text:p>
          </table:table-cell>
          <table:table-cell office:value-type="float" office:value="1.808275" calcext:value-type="float">
            <text:p>1.808275</text:p>
          </table:table-cell>
          <table:table-cell office:value-type="float" office:value="1.887764" calcext:value-type="float">
            <text:p>1.887764</text:p>
          </table:table-cell>
          <table:table-cell office:value-type="float" office:value="1.391327" calcext:value-type="float">
            <text:p>1.391327</text:p>
          </table:table-cell>
          <table:table-cell office:value-type="float" office:value="0.6084861" calcext:value-type="float">
            <text:p>0.6084861</text:p>
          </table:table-cell>
          <table:table-cell office:value-type="float" office:value="0.2388717" calcext:value-type="float">
            <text:p>0.2388717</text:p>
          </table:table-cell>
          <table:table-cell office:value-type="float" office:value="0.2985927" calcext:value-type="float">
            <text:p>0.2985927</text:p>
          </table:table-cell>
          <table:table-cell office:value-type="float" office:value="0.3119678" calcext:value-type="float">
            <text:p>0.3119678</text:p>
          </table:table-cell>
          <table:table-cell office:value-type="float" office:value="0.3485227" calcext:value-type="float">
            <text:p>0.3485227</text:p>
          </table:table-cell>
          <table:table-cell office:value-type="float" office:value="0" calcext:value-type="float">
            <text:p>0</text:p>
          </table:table-cell>
          <table:table-cell office:value-type="float" office:value="35.38783" calcext:value-type="float">
            <text:p>35.3878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839" calcext:value-type="float">
            <text:p>26.5383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3.22956" calcext:value-type="float">
            <text:p>33.22956</text:p>
          </table:table-cell>
          <table:table-cell office:value-type="float" office:value="1094.124" calcext:value-type="float">
            <text:p>1094.12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29295" calcext:value-type="float">
            <text:p>0.1229295</text:p>
          </table:table-cell>
          <table:table-cell office:value-type="float" office:value="7.701673" calcext:value-type="float">
            <text:p>7.70167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4" calcext:value-type="float">
            <text:p>0.00311988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5" calcext:value-type="float">
            <text:p>0.9657425</text:p>
          </table:table-cell>
          <table:table-cell office:value-type="float" office:value="-0.2732004" calcext:value-type="float">
            <text:p>-0.2732004</text:p>
          </table:table-cell>
          <table:table-cell office:value-type="float" office:value="-0.02379761" calcext:value-type="float">
            <text:p>-0.02379761</text:p>
          </table:table-cell>
          <table:table-cell office:value-type="float" office:value="0.003163157" calcext:value-type="float">
            <text:p>0.003163157</text:p>
          </table:table-cell>
          <table:table-cell office:value-type="float" office:value="14.16478" calcext:value-type="float">
            <text:p>14.16478</text:p>
          </table:table-cell>
          <table:table-cell office:value-type="float" office:value="0.1047739" calcext:value-type="float">
            <text:p>0.1047739</text:p>
          </table:table-cell>
          <table:table-cell office:value-type="float" office:value="0.08163308" calcext:value-type="float">
            <text:p>0.08163308</text:p>
          </table:table-cell>
          <table:table-cell office:value-type="float" office:value="0.06157429" calcext:value-type="float">
            <text:p>0.06157429</text:p>
          </table:table-cell>
          <table:table-cell office:value-type="float" office:value="0.03359649" calcext:value-type="float">
            <text:p>0.03359649</text:p>
          </table:table-cell>
          <table:table-cell office:value-type="float" office:value="0.03019391" calcext:value-type="float">
            <text:p>0.03019391</text:p>
          </table:table-cell>
          <table:table-cell office:value-type="float" office:value="0.01824698" calcext:value-type="float">
            <text:p>0.01824698</text:p>
          </table:table-cell>
          <table:table-cell office:value-type="float" office:value="0.01520756" calcext:value-type="float">
            <text:p>0.01520756</text:p>
          </table:table-cell>
          <table:table-cell office:value-type="float" office:value="0.02928064" calcext:value-type="float">
            <text:p>0.02928064</text:p>
          </table:table-cell>
          <table:table-cell office:value-type="float" office:value="0.02371421" calcext:value-type="float">
            <text:p>0.02371421</text:p>
          </table:table-cell>
          <table:table-cell office:value-type="float" office:value="0.02126228" calcext:value-type="float">
            <text:p>0.02126228</text:p>
          </table:table-cell>
          <table:table-cell office:value-type="float" office:value="0.01872906" calcext:value-type="float">
            <text:p>0.01872906</text:p>
          </table:table-cell>
          <table:table-cell office:value-type="float" office:value="0.0282943" calcext:value-type="float">
            <text:p>0.0282943</text:p>
          </table:table-cell>
          <table:table-cell office:value-type="float" office:value="0.005319063" calcext:value-type="float">
            <text:p>0.005319063</text:p>
          </table:table-cell>
          <table:table-cell office:value-type="float" office:value="0.005888899" calcext:value-type="float">
            <text:p>0.005888899</text:p>
          </table:table-cell>
          <table:table-cell office:value-type="float" office:value="0" calcext:value-type="float">
            <text:p>0</text:p>
          </table:table-cell>
          <table:table-cell office:value-type="float" office:value="69.27239" calcext:value-type="float">
            <text:p>69.27239</text:p>
          </table:table-cell>
          <table:table-cell office:value-type="float" office:value="20.68444" calcext:value-type="float">
            <text:p>20.68444</text:p>
          </table:table-cell>
          <table:table-cell office:value-type="float" office:value="18.66732" calcext:value-type="float">
            <text:p>18.66732</text:p>
          </table:table-cell>
          <table:table-cell office:value-type="float" office:value="12.8055" calcext:value-type="float">
            <text:p>12.8055</text:p>
          </table:table-cell>
          <table:table-cell office:value-type="float" office:value="10.17077" calcext:value-type="float">
            <text:p>10.17077</text:p>
          </table:table-cell>
          <table:table-cell office:value-type="float" office:value="5.229136" calcext:value-type="float">
            <text:p>5.229136</text:p>
          </table:table-cell>
          <table:table-cell office:value-type="float" office:value="1.813446" calcext:value-type="float">
            <text:p>1.813446</text:p>
          </table:table-cell>
          <table:table-cell office:value-type="float" office:value="1.88711" calcext:value-type="float">
            <text:p>1.88711</text:p>
          </table:table-cell>
          <table:table-cell office:value-type="float" office:value="1.39078" calcext:value-type="float">
            <text:p>1.39078</text:p>
          </table:table-cell>
          <table:table-cell office:value-type="float" office:value="0.6103319" calcext:value-type="float">
            <text:p>0.6103319</text:p>
          </table:table-cell>
          <table:table-cell office:value-type="float" office:value="0.2407205" calcext:value-type="float">
            <text:p>0.2407205</text:p>
          </table:table-cell>
          <table:table-cell office:value-type="float" office:value="0.2997139" calcext:value-type="float">
            <text:p>0.2997139</text:p>
          </table:table-cell>
          <table:table-cell office:value-type="float" office:value="0.3124316" calcext:value-type="float">
            <text:p>0.3124316</text:p>
          </table:table-cell>
          <table:table-cell office:value-type="float" office:value="0.3485247" calcext:value-type="float">
            <text:p>0.3485247</text:p>
          </table:table-cell>
          <table:table-cell office:value-type="float" office:value="0" calcext:value-type="float">
            <text:p>0</text:p>
          </table:table-cell>
          <table:table-cell office:value-type="float" office:value="35.63342" calcext:value-type="float">
            <text:p>35.6334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894" calcext:value-type="float">
            <text:p>26.5389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33.22935" calcext:value-type="float">
            <text:p>33.22935</text:p>
          </table:table-cell>
          <table:table-cell office:value-type="float" office:value="1094.122" calcext:value-type="float">
            <text:p>1094.12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30614" calcext:value-type="float">
            <text:p>0.1230614</text:p>
          </table:table-cell>
          <table:table-cell office:value-type="float" office:value="7.703798" calcext:value-type="float">
            <text:p>7.70379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4" calcext:value-type="float">
            <text:p>0.00311988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5" calcext:value-type="float">
            <text:p>0.9657425</text:p>
          </table:table-cell>
          <table:table-cell office:value-type="float" office:value="-0.2732003" calcext:value-type="float">
            <text:p>-0.2732003</text:p>
          </table:table-cell>
          <table:table-cell office:value-type="float" office:value="-0.02377564" calcext:value-type="float">
            <text:p>-0.02377564</text:p>
          </table:table-cell>
          <table:table-cell office:value-type="float" office:value="0.003174019" calcext:value-type="float">
            <text:p>0.003174019</text:p>
          </table:table-cell>
          <table:table-cell office:value-type="float" office:value="14.16608" calcext:value-type="float">
            <text:p>14.16608</text:p>
          </table:table-cell>
          <table:table-cell office:value-type="float" office:value="0.09647875" calcext:value-type="float">
            <text:p>0.09647875</text:p>
          </table:table-cell>
          <table:table-cell office:value-type="float" office:value="0.08034544" calcext:value-type="float">
            <text:p>0.08034544</text:p>
          </table:table-cell>
          <table:table-cell office:value-type="float" office:value="0.06154094" calcext:value-type="float">
            <text:p>0.06154094</text:p>
          </table:table-cell>
          <table:table-cell office:value-type="float" office:value="0.0337152" calcext:value-type="float">
            <text:p>0.0337152</text:p>
          </table:table-cell>
          <table:table-cell office:value-type="float" office:value="0.03028217" calcext:value-type="float">
            <text:p>0.03028217</text:p>
          </table:table-cell>
          <table:table-cell office:value-type="float" office:value="0.01830784" calcext:value-type="float">
            <text:p>0.01830784</text:p>
          </table:table-cell>
          <table:table-cell office:value-type="float" office:value="0.0153123" calcext:value-type="float">
            <text:p>0.0153123</text:p>
          </table:table-cell>
          <table:table-cell office:value-type="float" office:value="0.02936882" calcext:value-type="float">
            <text:p>0.02936882</text:p>
          </table:table-cell>
          <table:table-cell office:value-type="float" office:value="0.023756" calcext:value-type="float">
            <text:p>0.023756</text:p>
          </table:table-cell>
          <table:table-cell office:value-type="float" office:value="0.02128973" calcext:value-type="float">
            <text:p>0.02128973</text:p>
          </table:table-cell>
          <table:table-cell office:value-type="float" office:value="0.01874882" calcext:value-type="float">
            <text:p>0.01874882</text:p>
          </table:table-cell>
          <table:table-cell office:value-type="float" office:value="0.02829012" calcext:value-type="float">
            <text:p>0.02829012</text:p>
          </table:table-cell>
          <table:table-cell office:value-type="float" office:value="0.00532436" calcext:value-type="float">
            <text:p>0.00532436</text:p>
          </table:table-cell>
          <table:table-cell office:value-type="float" office:value="0.005887753" calcext:value-type="float">
            <text:p>0.005887753</text:p>
          </table:table-cell>
          <table:table-cell office:value-type="float" office:value="0" calcext:value-type="float">
            <text:p>0</text:p>
          </table:table-cell>
          <table:table-cell office:value-type="float" office:value="68.25954" calcext:value-type="float">
            <text:p>68.25954</text:p>
          </table:table-cell>
          <table:table-cell office:value-type="float" office:value="22.04186" calcext:value-type="float">
            <text:p>22.04186</text:p>
          </table:table-cell>
          <table:table-cell office:value-type="float" office:value="18.23945" calcext:value-type="float">
            <text:p>18.23945</text:p>
          </table:table-cell>
          <table:table-cell office:value-type="float" office:value="12.88607" calcext:value-type="float">
            <text:p>12.88607</text:p>
          </table:table-cell>
          <table:table-cell office:value-type="float" office:value="10.18464" calcext:value-type="float">
            <text:p>10.18464</text:p>
          </table:table-cell>
          <table:table-cell office:value-type="float" office:value="5.193651" calcext:value-type="float">
            <text:p>5.193651</text:p>
          </table:table-cell>
          <table:table-cell office:value-type="float" office:value="1.823227" calcext:value-type="float">
            <text:p>1.823227</text:p>
          </table:table-cell>
          <table:table-cell office:value-type="float" office:value="1.886142" calcext:value-type="float">
            <text:p>1.886142</text:p>
          </table:table-cell>
          <table:table-cell office:value-type="float" office:value="1.390267" calcext:value-type="float">
            <text:p>1.390267</text:p>
          </table:table-cell>
          <table:table-cell office:value-type="float" office:value="0.6120459" calcext:value-type="float">
            <text:p>0.6120459</text:p>
          </table:table-cell>
          <table:table-cell office:value-type="float" office:value="0.2424997" calcext:value-type="float">
            <text:p>0.2424997</text:p>
          </table:table-cell>
          <table:table-cell office:value-type="float" office:value="0.3008216" calcext:value-type="float">
            <text:p>0.3008216</text:p>
          </table:table-cell>
          <table:table-cell office:value-type="float" office:value="0.312833" calcext:value-type="float">
            <text:p>0.312833</text:p>
          </table:table-cell>
          <table:table-cell office:value-type="float" office:value="0.3485254" calcext:value-type="float">
            <text:p>0.3485254</text:p>
          </table:table-cell>
          <table:table-cell office:value-type="float" office:value="0" calcext:value-type="float">
            <text:p>0</text:p>
          </table:table-cell>
          <table:table-cell office:value-type="float" office:value="35.76931" calcext:value-type="float">
            <text:p>35.7693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996" calcext:value-type="float">
            <text:p>26.5399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33.23016" calcext:value-type="float">
            <text:p>33.23016</text:p>
          </table:table-cell>
          <table:table-cell office:value-type="float" office:value="1094.119" calcext:value-type="float">
            <text:p>1094.11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33189" calcext:value-type="float">
            <text:p>0.1233189</text:p>
          </table:table-cell>
          <table:table-cell office:value-type="float" office:value="7.704619" calcext:value-type="float">
            <text:p>7.70461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4" calcext:value-type="float">
            <text:p>0.00311988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5" calcext:value-type="float">
            <text:p>0.9657425</text:p>
          </table:table-cell>
          <table:table-cell office:value-type="float" office:value="-0.2731995" calcext:value-type="float">
            <text:p>-0.2731995</text:p>
          </table:table-cell>
          <table:table-cell office:value-type="float" office:value="-0.0237538" calcext:value-type="float">
            <text:p>-0.0237538</text:p>
          </table:table-cell>
          <table:table-cell office:value-type="float" office:value="0.003185278" calcext:value-type="float">
            <text:p>0.003185278</text:p>
          </table:table-cell>
          <table:table-cell office:value-type="float" office:value="14.16948" calcext:value-type="float">
            <text:p>14.16948</text:p>
          </table:table-cell>
          <table:table-cell office:value-type="float" office:value="0.09269432" calcext:value-type="float">
            <text:p>0.09269432</text:p>
          </table:table-cell>
          <table:table-cell office:value-type="float" office:value="0.0791711" calcext:value-type="float">
            <text:p>0.0791711</text:p>
          </table:table-cell>
          <table:table-cell office:value-type="float" office:value="0.06148676" calcext:value-type="float">
            <text:p>0.06148676</text:p>
          </table:table-cell>
          <table:table-cell office:value-type="float" office:value="0.0338254" calcext:value-type="float">
            <text:p>0.0338254</text:p>
          </table:table-cell>
          <table:table-cell office:value-type="float" office:value="0.0303698" calcext:value-type="float">
            <text:p>0.0303698</text:p>
          </table:table-cell>
          <table:table-cell office:value-type="float" office:value="0.01837358" calcext:value-type="float">
            <text:p>0.01837358</text:p>
          </table:table-cell>
          <table:table-cell office:value-type="float" office:value="0.01541435" calcext:value-type="float">
            <text:p>0.01541435</text:p>
          </table:table-cell>
          <table:table-cell office:value-type="float" office:value="0.02945374" calcext:value-type="float">
            <text:p>0.02945374</text:p>
          </table:table-cell>
          <table:table-cell office:value-type="float" office:value="0.0237974" calcext:value-type="float">
            <text:p>0.0237974</text:p>
          </table:table-cell>
          <table:table-cell office:value-type="float" office:value="0.02131611" calcext:value-type="float">
            <text:p>0.02131611</text:p>
          </table:table-cell>
          <table:table-cell office:value-type="float" office:value="0.01876829" calcext:value-type="float">
            <text:p>0.01876829</text:p>
          </table:table-cell>
          <table:table-cell office:value-type="float" office:value="0.02828688" calcext:value-type="float">
            <text:p>0.02828688</text:p>
          </table:table-cell>
          <table:table-cell office:value-type="float" office:value="0.005329554" calcext:value-type="float">
            <text:p>0.005329554</text:p>
          </table:table-cell>
          <table:table-cell office:value-type="float" office:value="0.005886849" calcext:value-type="float">
            <text:p>0.005886849</text:p>
          </table:table-cell>
          <table:table-cell office:value-type="float" office:value="0" calcext:value-type="float">
            <text:p>0</text:p>
          </table:table-cell>
          <table:table-cell office:value-type="float" office:value="67.94803" calcext:value-type="float">
            <text:p>67.94803</text:p>
          </table:table-cell>
          <table:table-cell office:value-type="float" office:value="23.53948" calcext:value-type="float">
            <text:p>23.53948</text:p>
          </table:table-cell>
          <table:table-cell office:value-type="float" office:value="17.67328" calcext:value-type="float">
            <text:p>17.67328</text:p>
          </table:table-cell>
          <table:table-cell office:value-type="float" office:value="12.93206" calcext:value-type="float">
            <text:p>12.93206</text:p>
          </table:table-cell>
          <table:table-cell office:value-type="float" office:value="10.19835" calcext:value-type="float">
            <text:p>10.19835</text:p>
          </table:table-cell>
          <table:table-cell office:value-type="float" office:value="5.168798" calcext:value-type="float">
            <text:p>5.168798</text:p>
          </table:table-cell>
          <table:table-cell office:value-type="float" office:value="1.833967" calcext:value-type="float">
            <text:p>1.833967</text:p>
          </table:table-cell>
          <table:table-cell office:value-type="float" office:value="1.885335" calcext:value-type="float">
            <text:p>1.885335</text:p>
          </table:table-cell>
          <table:table-cell office:value-type="float" office:value="1.390108" calcext:value-type="float">
            <text:p>1.390108</text:p>
          </table:table-cell>
          <table:table-cell office:value-type="float" office:value="0.6134548" calcext:value-type="float">
            <text:p>0.6134548</text:p>
          </table:table-cell>
          <table:table-cell office:value-type="float" office:value="0.2442043" calcext:value-type="float">
            <text:p>0.2442043</text:p>
          </table:table-cell>
          <table:table-cell office:value-type="float" office:value="0.3019108" calcext:value-type="float">
            <text:p>0.3019108</text:p>
          </table:table-cell>
          <table:table-cell office:value-type="float" office:value="0.3132419" calcext:value-type="float">
            <text:p>0.3132419</text:p>
          </table:table-cell>
          <table:table-cell office:value-type="float" office:value="0.3485271" calcext:value-type="float">
            <text:p>0.3485271</text:p>
          </table:table-cell>
          <table:table-cell office:value-type="float" office:value="0" calcext:value-type="float">
            <text:p>0</text:p>
          </table:table-cell>
          <table:table-cell office:value-type="float" office:value="35.96887" calcext:value-type="float">
            <text:p>35.9688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959" calcext:value-type="float">
            <text:p>26.5395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33.23603" calcext:value-type="float">
            <text:p>33.23603</text:p>
          </table:table-cell>
          <table:table-cell office:value-type="float" office:value="1094.117" calcext:value-type="float">
            <text:p>1094.11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28752" calcext:value-type="float">
            <text:p>0.1228752</text:p>
          </table:table-cell>
          <table:table-cell office:value-type="float" office:value="7.700512" calcext:value-type="float">
            <text:p>7.70051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4" calcext:value-type="float">
            <text:p>0.00311988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5" calcext:value-type="float">
            <text:p>0.9657425</text:p>
          </table:table-cell>
          <table:table-cell office:value-type="float" office:value="-0.2731997" calcext:value-type="float">
            <text:p>-0.2731997</text:p>
          </table:table-cell>
          <table:table-cell office:value-type="float" office:value="-0.02373514" calcext:value-type="float">
            <text:p>-0.02373514</text:p>
          </table:table-cell>
          <table:table-cell office:value-type="float" office:value="0.003196568" calcext:value-type="float">
            <text:p>0.003196568</text:p>
          </table:table-cell>
          <table:table-cell office:value-type="float" office:value="14.1833" calcext:value-type="float">
            <text:p>14.1833</text:p>
          </table:table-cell>
          <table:table-cell office:value-type="float" office:value="0.07906914" calcext:value-type="float">
            <text:p>0.07906914</text:p>
          </table:table-cell>
          <table:table-cell office:value-type="float" office:value="0.07754093" calcext:value-type="float">
            <text:p>0.07754093</text:p>
          </table:table-cell>
          <table:table-cell office:value-type="float" office:value="0.06122563" calcext:value-type="float">
            <text:p>0.06122563</text:p>
          </table:table-cell>
          <table:table-cell office:value-type="float" office:value="0.03388406" calcext:value-type="float">
            <text:p>0.03388406</text:p>
          </table:table-cell>
          <table:table-cell office:value-type="float" office:value="0.03042849" calcext:value-type="float">
            <text:p>0.03042849</text:p>
          </table:table-cell>
          <table:table-cell office:value-type="float" office:value="0.01843233" calcext:value-type="float">
            <text:p>0.01843233</text:p>
          </table:table-cell>
          <table:table-cell office:value-type="float" office:value="0.0155106" calcext:value-type="float">
            <text:p>0.0155106</text:p>
          </table:table-cell>
          <table:table-cell office:value-type="float" office:value="0.02953628" calcext:value-type="float">
            <text:p>0.02953628</text:p>
          </table:table-cell>
          <table:table-cell office:value-type="float" office:value="0.02383746" calcext:value-type="float">
            <text:p>0.02383746</text:p>
          </table:table-cell>
          <table:table-cell office:value-type="float" office:value="0.02134201" calcext:value-type="float">
            <text:p>0.02134201</text:p>
          </table:table-cell>
          <table:table-cell office:value-type="float" office:value="0.01878744" calcext:value-type="float">
            <text:p>0.01878744</text:p>
          </table:table-cell>
          <table:table-cell office:value-type="float" office:value="0.02828464" calcext:value-type="float">
            <text:p>0.02828464</text:p>
          </table:table-cell>
          <table:table-cell office:value-type="float" office:value="0.005334729" calcext:value-type="float">
            <text:p>0.005334729</text:p>
          </table:table-cell>
          <table:table-cell office:value-type="float" office:value="0.005886875" calcext:value-type="float">
            <text:p>0.005886875</text:p>
          </table:table-cell>
          <table:table-cell office:value-type="float" office:value="0" calcext:value-type="float">
            <text:p>0</text:p>
          </table:table-cell>
          <table:table-cell office:value-type="float" office:value="62.94323" calcext:value-type="float">
            <text:p>62.94323</text:p>
          </table:table-cell>
          <table:table-cell office:value-type="float" office:value="24.62584" calcext:value-type="float">
            <text:p>24.62584</text:p>
          </table:table-cell>
          <table:table-cell office:value-type="float" office:value="16.86347" calcext:value-type="float">
            <text:p>16.86347</text:p>
          </table:table-cell>
          <table:table-cell office:value-type="float" office:value="12.92408" calcext:value-type="float">
            <text:p>12.92408</text:p>
          </table:table-cell>
          <table:table-cell office:value-type="float" office:value="10.19686" calcext:value-type="float">
            <text:p>10.19686</text:p>
          </table:table-cell>
          <table:table-cell office:value-type="float" office:value="5.14769" calcext:value-type="float">
            <text:p>5.14769</text:p>
          </table:table-cell>
          <table:table-cell office:value-type="float" office:value="1.844956" calcext:value-type="float">
            <text:p>1.844956</text:p>
          </table:table-cell>
          <table:table-cell office:value-type="float" office:value="1.884939" calcext:value-type="float">
            <text:p>1.884939</text:p>
          </table:table-cell>
          <table:table-cell office:value-type="float" office:value="1.389974" calcext:value-type="float">
            <text:p>1.389974</text:p>
          </table:table-cell>
          <table:table-cell office:value-type="float" office:value="0.614787" calcext:value-type="float">
            <text:p>0.614787</text:p>
          </table:table-cell>
          <table:table-cell office:value-type="float" office:value="0.2458304" calcext:value-type="float">
            <text:p>0.2458304</text:p>
          </table:table-cell>
          <table:table-cell office:value-type="float" office:value="0.3029852" calcext:value-type="float">
            <text:p>0.3029852</text:p>
          </table:table-cell>
          <table:table-cell office:value-type="float" office:value="0.313706" calcext:value-type="float">
            <text:p>0.313706</text:p>
          </table:table-cell>
          <table:table-cell office:value-type="float" office:value="0.3485291" calcext:value-type="float">
            <text:p>0.3485291</text:p>
          </table:table-cell>
          <table:table-cell office:value-type="float" office:value="0" calcext:value-type="float">
            <text:p>0</text:p>
          </table:table-cell>
          <table:table-cell office:value-type="float" office:value="35.71736" calcext:value-type="float">
            <text:p>35.71736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38" calcext:value-type="float">
            <text:p>26.533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33.23907" calcext:value-type="float">
            <text:p>33.23907</text:p>
          </table:table-cell>
          <table:table-cell office:value-type="float" office:value="1094.115" calcext:value-type="float">
            <text:p>1094.11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27987" calcext:value-type="float">
            <text:p>0.1227987</text:p>
          </table:table-cell>
          <table:table-cell office:value-type="float" office:value="7.699072" calcext:value-type="float">
            <text:p>7.69907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884" calcext:value-type="float">
            <text:p>0.00311988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425" calcext:value-type="float">
            <text:p>0.9657425</text:p>
          </table:table-cell>
          <table:table-cell office:value-type="float" office:value="-0.2731994" calcext:value-type="float">
            <text:p>-0.2731994</text:p>
          </table:table-cell>
          <table:table-cell office:value-type="float" office:value="-0.02371722" calcext:value-type="float">
            <text:p>-0.02371722</text:p>
          </table:table-cell>
          <table:table-cell office:value-type="float" office:value="0.00320604" calcext:value-type="float">
            <text:p>0.00320604</text:p>
          </table:table-cell>
          <table:table-cell office:value-type="float" office:value="14.19147" calcext:value-type="float">
            <text:p>14.19147</text:p>
          </table:table-cell>
          <table:table-cell office:value-type="float" office:value="0.07145958" calcext:value-type="float">
            <text:p>0.07145958</text:p>
          </table:table-cell>
          <table:table-cell office:value-type="float" office:value="0.07548447" calcext:value-type="float">
            <text:p>0.07548447</text:p>
          </table:table-cell>
          <table:table-cell office:value-type="float" office:value="0.0613132" calcext:value-type="float">
            <text:p>0.0613132</text:p>
          </table:table-cell>
          <table:table-cell office:value-type="float" office:value="0.03397659" calcext:value-type="float">
            <text:p>0.03397659</text:p>
          </table:table-cell>
          <table:table-cell office:value-type="float" office:value="0.03050373" calcext:value-type="float">
            <text:p>0.03050373</text:p>
          </table:table-cell>
          <table:table-cell office:value-type="float" office:value="0.01848735" calcext:value-type="float">
            <text:p>0.01848735</text:p>
          </table:table-cell>
          <table:table-cell office:value-type="float" office:value="0.0155973" calcext:value-type="float">
            <text:p>0.0155973</text:p>
          </table:table-cell>
          <table:table-cell office:value-type="float" office:value="0.02961607" calcext:value-type="float">
            <text:p>0.02961607</text:p>
          </table:table-cell>
          <table:table-cell office:value-type="float" office:value="0.02387618" calcext:value-type="float">
            <text:p>0.02387618</text:p>
          </table:table-cell>
          <table:table-cell office:value-type="float" office:value="0.02136746" calcext:value-type="float">
            <text:p>0.02136746</text:p>
          </table:table-cell>
          <table:table-cell office:value-type="float" office:value="0.0188063" calcext:value-type="float">
            <text:p>0.0188063</text:p>
          </table:table-cell>
          <table:table-cell office:value-type="float" office:value="0.02828328" calcext:value-type="float">
            <text:p>0.02828328</text:p>
          </table:table-cell>
          <table:table-cell office:value-type="float" office:value="0.005339534" calcext:value-type="float">
            <text:p>0.005339534</text:p>
          </table:table-cell>
          <table:table-cell office:value-type="float" office:value="0.005886342" calcext:value-type="float">
            <text:p>0.005886342</text:p>
          </table:table-cell>
          <table:table-cell office:value-type="float" office:value="0" calcext:value-type="float">
            <text:p>0</text:p>
          </table:table-cell>
          <table:table-cell office:value-type="float" office:value="53.77899" calcext:value-type="float">
            <text:p>53.77899</text:p>
          </table:table-cell>
          <table:table-cell office:value-type="float" office:value="24.5422" calcext:value-type="float">
            <text:p>24.5422</text:p>
          </table:table-cell>
          <table:table-cell office:value-type="float" office:value="16.27419" calcext:value-type="float">
            <text:p>16.27419</text:p>
          </table:table-cell>
          <table:table-cell office:value-type="float" office:value="12.94903" calcext:value-type="float">
            <text:p>12.94903</text:p>
          </table:table-cell>
          <table:table-cell office:value-type="float" office:value="10.20878" calcext:value-type="float">
            <text:p>10.20878</text:p>
          </table:table-cell>
          <table:table-cell office:value-type="float" office:value="5.12666" calcext:value-type="float">
            <text:p>5.12666</text:p>
          </table:table-cell>
          <table:table-cell office:value-type="float" office:value="1.855061" calcext:value-type="float">
            <text:p>1.855061</text:p>
          </table:table-cell>
          <table:table-cell office:value-type="float" office:value="1.884821" calcext:value-type="float">
            <text:p>1.884821</text:p>
          </table:table-cell>
          <table:table-cell office:value-type="float" office:value="1.389868" calcext:value-type="float">
            <text:p>1.389868</text:p>
          </table:table-cell>
          <table:table-cell office:value-type="float" office:value="0.6160687" calcext:value-type="float">
            <text:p>0.6160687</text:p>
          </table:table-cell>
          <table:table-cell office:value-type="float" office:value="0.2473849" calcext:value-type="float">
            <text:p>0.2473849</text:p>
          </table:table-cell>
          <table:table-cell office:value-type="float" office:value="0.3040437" calcext:value-type="float">
            <text:p>0.3040437</text:p>
          </table:table-cell>
          <table:table-cell office:value-type="float" office:value="0.3141151" calcext:value-type="float">
            <text:p>0.3141151</text:p>
          </table:table-cell>
          <table:table-cell office:value-type="float" office:value="0.348531" calcext:value-type="float">
            <text:p>0.348531</text:p>
          </table:table-cell>
          <table:table-cell office:value-type="float" office:value="0" calcext:value-type="float">
            <text:p>0</text:p>
          </table:table-cell>
          <table:table-cell office:value-type="float" office:value="35.70983" calcext:value-type="float">
            <text:p>35.7098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105" calcext:value-type="float">
            <text:p>26.53105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33.23905" calcext:value-type="float">
            <text:p>33.23905</text:p>
          </table:table-cell>
          <table:table-cell office:value-type="float" office:value="1094.112" calcext:value-type="float">
            <text:p>1094.11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30175" calcext:value-type="float">
            <text:p>0.1230175</text:p>
          </table:table-cell>
          <table:table-cell office:value-type="float" office:value="7.700607" calcext:value-type="float">
            <text:p>7.700607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93" calcext:value-type="float">
            <text:p>0.0031199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544" calcext:value-type="float">
            <text:p>0.9657544</text:p>
          </table:table-cell>
          <table:table-cell office:value-type="float" office:value="-0.2731998" calcext:value-type="float">
            <text:p>-0.2731998</text:p>
          </table:table-cell>
          <table:table-cell office:value-type="float" office:value="-0.02369889" calcext:value-type="float">
            <text:p>-0.02369889</text:p>
          </table:table-cell>
          <table:table-cell office:value-type="float" office:value="0.003213829" calcext:value-type="float">
            <text:p>0.003213829</text:p>
          </table:table-cell>
          <table:table-cell office:value-type="float" office:value="14.19339" calcext:value-type="float">
            <text:p>14.19339</text:p>
          </table:table-cell>
          <table:table-cell office:value-type="float" office:value="0.0672518" calcext:value-type="float">
            <text:p>0.0672518</text:p>
          </table:table-cell>
          <table:table-cell office:value-type="float" office:value="0.07347233" calcext:value-type="float">
            <text:p>0.07347233</text:p>
          </table:table-cell>
          <table:table-cell office:value-type="float" office:value="0.06114173" calcext:value-type="float">
            <text:p>0.06114173</text:p>
          </table:table-cell>
          <table:table-cell office:value-type="float" office:value="0.03401082" calcext:value-type="float">
            <text:p>0.03401082</text:p>
          </table:table-cell>
          <table:table-cell office:value-type="float" office:value="0.03057145" calcext:value-type="float">
            <text:p>0.03057145</text:p>
          </table:table-cell>
          <table:table-cell office:value-type="float" office:value="0.01855084" calcext:value-type="float">
            <text:p>0.01855084</text:p>
          </table:table-cell>
          <table:table-cell office:value-type="float" office:value="0.01567199" calcext:value-type="float">
            <text:p>0.01567199</text:p>
          </table:table-cell>
          <table:table-cell office:value-type="float" office:value="0.02969477" calcext:value-type="float">
            <text:p>0.02969477</text:p>
          </table:table-cell>
          <table:table-cell office:value-type="float" office:value="0.02391363" calcext:value-type="float">
            <text:p>0.02391363</text:p>
          </table:table-cell>
          <table:table-cell office:value-type="float" office:value="0.02139244" calcext:value-type="float">
            <text:p>0.02139244</text:p>
          </table:table-cell>
          <table:table-cell office:value-type="float" office:value="0.01882487" calcext:value-type="float">
            <text:p>0.01882487</text:p>
          </table:table-cell>
          <table:table-cell office:value-type="float" office:value="0.02828255" calcext:value-type="float">
            <text:p>0.02828255</text:p>
          </table:table-cell>
          <table:table-cell office:value-type="float" office:value="0.00534408" calcext:value-type="float">
            <text:p>0.00534408</text:p>
          </table:table-cell>
          <table:table-cell office:value-type="float" office:value="0.005884802" calcext:value-type="float">
            <text:p>0.005884802</text:p>
          </table:table-cell>
          <table:table-cell office:value-type="float" office:value="0" calcext:value-type="float">
            <text:p>0</text:p>
          </table:table-cell>
          <table:table-cell office:value-type="float" office:value="39.38871" calcext:value-type="float">
            <text:p>39.38871</text:p>
          </table:table-cell>
          <table:table-cell office:value-type="float" office:value="23.35004" calcext:value-type="float">
            <text:p>23.35004</text:p>
          </table:table-cell>
          <table:table-cell office:value-type="float" office:value="15.56577" calcext:value-type="float">
            <text:p>15.56577</text:p>
          </table:table-cell>
          <table:table-cell office:value-type="float" office:value="12.89024" calcext:value-type="float">
            <text:p>12.89024</text:p>
          </table:table-cell>
          <table:table-cell office:value-type="float" office:value="10.20501" calcext:value-type="float">
            <text:p>10.20501</text:p>
          </table:table-cell>
          <table:table-cell office:value-type="float" office:value="5.109837" calcext:value-type="float">
            <text:p>5.109837</text:p>
          </table:table-cell>
          <table:table-cell office:value-type="float" office:value="1.861765" calcext:value-type="float">
            <text:p>1.861765</text:p>
          </table:table-cell>
          <table:table-cell office:value-type="float" office:value="1.885405" calcext:value-type="float">
            <text:p>1.885405</text:p>
          </table:table-cell>
          <table:table-cell office:value-type="float" office:value="1.389828" calcext:value-type="float">
            <text:p>1.389828</text:p>
          </table:table-cell>
          <table:table-cell office:value-type="float" office:value="0.6172992" calcext:value-type="float">
            <text:p>0.6172992</text:p>
          </table:table-cell>
          <table:table-cell office:value-type="float" office:value="0.2488722" calcext:value-type="float">
            <text:p>0.2488722</text:p>
          </table:table-cell>
          <table:table-cell office:value-type="float" office:value="0.305076" calcext:value-type="float">
            <text:p>0.305076</text:p>
          </table:table-cell>
          <table:table-cell office:value-type="float" office:value="0.3144487" calcext:value-type="float">
            <text:p>0.3144487</text:p>
          </table:table-cell>
          <table:table-cell office:value-type="float" office:value="0.3485314" calcext:value-type="float">
            <text:p>0.3485314</text:p>
          </table:table-cell>
          <table:table-cell office:value-type="float" office:value="0" calcext:value-type="float">
            <text:p>0</text:p>
          </table:table-cell>
          <table:table-cell office:value-type="float" office:value="35.92194" calcext:value-type="float">
            <text:p>35.9219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184" calcext:value-type="float">
            <text:p>26.53184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3.23897" calcext:value-type="float">
            <text:p>33.23897</text:p>
          </table:table-cell>
          <table:table-cell office:value-type="float" office:value="1094.109" calcext:value-type="float">
            <text:p>1094.109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34323" calcext:value-type="float">
            <text:p>0.1234323</text:p>
          </table:table-cell>
          <table:table-cell office:value-type="float" office:value="7.702049" calcext:value-type="float">
            <text:p>7.70204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19997" calcext:value-type="float">
            <text:p>0.003119997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717" calcext:value-type="float">
            <text:p>0.9657717</text:p>
          </table:table-cell>
          <table:table-cell office:value-type="float" office:value="-0.2732007" calcext:value-type="float">
            <text:p>-0.2732007</text:p>
          </table:table-cell>
          <table:table-cell office:value-type="float" office:value="-0.02367856" calcext:value-type="float">
            <text:p>-0.02367856</text:p>
          </table:table-cell>
          <table:table-cell office:value-type="float" office:value="0.003221797" calcext:value-type="float">
            <text:p>0.003221797</text:p>
          </table:table-cell>
          <table:table-cell office:value-type="float" office:value="14.19493" calcext:value-type="float">
            <text:p>14.19493</text:p>
          </table:table-cell>
          <table:table-cell office:value-type="float" office:value="0.06678303" calcext:value-type="float">
            <text:p>0.06678303</text:p>
          </table:table-cell>
          <table:table-cell office:value-type="float" office:value="0.07278653" calcext:value-type="float">
            <text:p>0.07278653</text:p>
          </table:table-cell>
          <table:table-cell office:value-type="float" office:value="0.06065677" calcext:value-type="float">
            <text:p>0.06065677</text:p>
          </table:table-cell>
          <table:table-cell office:value-type="float" office:value="0.03388999" calcext:value-type="float">
            <text:p>0.03388999</text:p>
          </table:table-cell>
          <table:table-cell office:value-type="float" office:value="0.03056167" calcext:value-type="float">
            <text:p>0.03056167</text:p>
          </table:table-cell>
          <table:table-cell office:value-type="float" office:value="0.01862944" calcext:value-type="float">
            <text:p>0.01862944</text:p>
          </table:table-cell>
          <table:table-cell office:value-type="float" office:value="0.01566483" calcext:value-type="float">
            <text:p>0.01566483</text:p>
          </table:table-cell>
          <table:table-cell office:value-type="float" office:value="0.02978325" calcext:value-type="float">
            <text:p>0.02978325</text:p>
          </table:table-cell>
          <table:table-cell office:value-type="float" office:value="0.02395101" calcext:value-type="float">
            <text:p>0.02395101</text:p>
          </table:table-cell>
          <table:table-cell office:value-type="float" office:value="0.021417" calcext:value-type="float">
            <text:p>0.021417</text:p>
          </table:table-cell>
          <table:table-cell office:value-type="float" office:value="0.01884316" calcext:value-type="float">
            <text:p>0.01884316</text:p>
          </table:table-cell>
          <table:table-cell office:value-type="float" office:value="0.0282822" calcext:value-type="float">
            <text:p>0.0282822</text:p>
          </table:table-cell>
          <table:table-cell office:value-type="float" office:value="0.005348617" calcext:value-type="float">
            <text:p>0.005348617</text:p>
          </table:table-cell>
          <table:table-cell office:value-type="float" office:value="0.00588258" calcext:value-type="float">
            <text:p>0.00588258</text:p>
          </table:table-cell>
          <table:table-cell office:value-type="float" office:value="0" calcext:value-type="float">
            <text:p>0</text:p>
          </table:table-cell>
          <table:table-cell office:value-type="float" office:value="36.67841" calcext:value-type="float">
            <text:p>36.67841</text:p>
          </table:table-cell>
          <table:table-cell office:value-type="float" office:value="23.0626" calcext:value-type="float">
            <text:p>23.0626</text:p>
          </table:table-cell>
          <table:table-cell office:value-type="float" office:value="15.17951" calcext:value-type="float">
            <text:p>15.17951</text:p>
          </table:table-cell>
          <table:table-cell office:value-type="float" office:value="12.68" calcext:value-type="float">
            <text:p>12.68</text:p>
          </table:table-cell>
          <table:table-cell office:value-type="float" office:value="10.1252" calcext:value-type="float">
            <text:p>10.1252</text:p>
          </table:table-cell>
          <table:table-cell office:value-type="float" office:value="5.082948" calcext:value-type="float">
            <text:p>5.082948</text:p>
          </table:table-cell>
          <table:table-cell office:value-type="float" office:value="1.839825" calcext:value-type="float">
            <text:p>1.839825</text:p>
          </table:table-cell>
          <table:table-cell office:value-type="float" office:value="1.890342" calcext:value-type="float">
            <text:p>1.890342</text:p>
          </table:table-cell>
          <table:table-cell office:value-type="float" office:value="1.390213" calcext:value-type="float">
            <text:p>1.390213</text:p>
          </table:table-cell>
          <table:table-cell office:value-type="float" office:value="0.6184966" calcext:value-type="float">
            <text:p>0.6184966</text:p>
          </table:table-cell>
          <table:table-cell office:value-type="float" office:value="0.2502951" calcext:value-type="float">
            <text:p>0.2502951</text:p>
          </table:table-cell>
          <table:table-cell office:value-type="float" office:value="0.3060746" calcext:value-type="float">
            <text:p>0.3060746</text:p>
          </table:table-cell>
          <table:table-cell office:value-type="float" office:value="0.3147374" calcext:value-type="float">
            <text:p>0.3147374</text:p>
          </table:table-cell>
          <table:table-cell office:value-type="float" office:value="0.3485322" calcext:value-type="float">
            <text:p>0.3485322</text:p>
          </table:table-cell>
          <table:table-cell office:value-type="float" office:value="0" calcext:value-type="float">
            <text:p>0</text:p>
          </table:table-cell>
          <table:table-cell office:value-type="float" office:value="36.24133" calcext:value-type="float">
            <text:p>36.24133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283" calcext:value-type="float">
            <text:p>26.5328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33.23901" calcext:value-type="float">
            <text:p>33.23901</text:p>
          </table:table-cell>
          <table:table-cell office:value-type="float" office:value="1094.107" calcext:value-type="float">
            <text:p>1094.107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38589" calcext:value-type="float">
            <text:p>0.1238589</text:p>
          </table:table-cell>
          <table:table-cell office:value-type="float" office:value="7.703263" calcext:value-type="float">
            <text:p>7.703263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054" calcext:value-type="float">
            <text:p>0.00312005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863" calcext:value-type="float">
            <text:p>0.9657863</text:p>
          </table:table-cell>
          <table:table-cell office:value-type="float" office:value="-0.2731997" calcext:value-type="float">
            <text:p>-0.2731997</text:p>
          </table:table-cell>
          <table:table-cell office:value-type="float" office:value="-0.02365778" calcext:value-type="float">
            <text:p>-0.02365778</text:p>
          </table:table-cell>
          <table:table-cell office:value-type="float" office:value="0.003229534" calcext:value-type="float">
            <text:p>0.003229534</text:p>
          </table:table-cell>
          <table:table-cell office:value-type="float" office:value="14.19675" calcext:value-type="float">
            <text:p>14.19675</text:p>
          </table:table-cell>
          <table:table-cell office:value-type="float" office:value="0.06714758" calcext:value-type="float">
            <text:p>0.06714758</text:p>
          </table:table-cell>
          <table:table-cell office:value-type="float" office:value="0.07220449" calcext:value-type="float">
            <text:p>0.07220449</text:p>
          </table:table-cell>
          <table:table-cell office:value-type="float" office:value="0.06023284" calcext:value-type="float">
            <text:p>0.06023284</text:p>
          </table:table-cell>
          <table:table-cell office:value-type="float" office:value="0.03373568" calcext:value-type="float">
            <text:p>0.03373568</text:p>
          </table:table-cell>
          <table:table-cell office:value-type="float" office:value="0.03049025" calcext:value-type="float">
            <text:p>0.03049025</text:p>
          </table:table-cell>
          <table:table-cell office:value-type="float" office:value="0.01865775" calcext:value-type="float">
            <text:p>0.01865775</text:p>
          </table:table-cell>
          <table:table-cell office:value-type="float" office:value="0.01569695" calcext:value-type="float">
            <text:p>0.01569695</text:p>
          </table:table-cell>
          <table:table-cell office:value-type="float" office:value="0.0298587" calcext:value-type="float">
            <text:p>0.0298587</text:p>
          </table:table-cell>
          <table:table-cell office:value-type="float" office:value="0.02398759" calcext:value-type="float">
            <text:p>0.02398759</text:p>
          </table:table-cell>
          <table:table-cell office:value-type="float" office:value="0.02144123" calcext:value-type="float">
            <text:p>0.02144123</text:p>
          </table:table-cell>
          <table:table-cell office:value-type="float" office:value="0.01886118" calcext:value-type="float">
            <text:p>0.01886118</text:p>
          </table:table-cell>
          <table:table-cell office:value-type="float" office:value="0.0282825" calcext:value-type="float">
            <text:p>0.0282825</text:p>
          </table:table-cell>
          <table:table-cell office:value-type="float" office:value="0.005353205" calcext:value-type="float">
            <text:p>0.005353205</text:p>
          </table:table-cell>
          <table:table-cell office:value-type="float" office:value="0.005881291" calcext:value-type="float">
            <text:p>0.005881291</text:p>
          </table:table-cell>
          <table:table-cell office:value-type="float" office:value="0" calcext:value-type="float">
            <text:p>0</text:p>
          </table:table-cell>
          <table:table-cell office:value-type="float" office:value="40.95318" calcext:value-type="float">
            <text:p>40.95318</text:p>
          </table:table-cell>
          <table:table-cell office:value-type="float" office:value="22.78246" calcext:value-type="float">
            <text:p>22.78246</text:p>
          </table:table-cell>
          <table:table-cell office:value-type="float" office:value="14.99729" calcext:value-type="float">
            <text:p>14.99729</text:p>
          </table:table-cell>
          <table:table-cell office:value-type="float" office:value="12.47876" calcext:value-type="float">
            <text:p>12.47876</text:p>
          </table:table-cell>
          <table:table-cell office:value-type="float" office:value="9.995935" calcext:value-type="float">
            <text:p>9.995935</text:p>
          </table:table-cell>
          <table:table-cell office:value-type="float" office:value="5.0365" calcext:value-type="float">
            <text:p>5.0365</text:p>
          </table:table-cell>
          <table:table-cell office:value-type="float" office:value="1.830995" calcext:value-type="float">
            <text:p>1.830995</text:p>
          </table:table-cell>
          <table:table-cell office:value-type="float" office:value="1.892558" calcext:value-type="float">
            <text:p>1.892558</text:p>
          </table:table-cell>
          <table:table-cell office:value-type="float" office:value="1.390874" calcext:value-type="float">
            <text:p>1.390874</text:p>
          </table:table-cell>
          <table:table-cell office:value-type="float" office:value="0.6196998" calcext:value-type="float">
            <text:p>0.6196998</text:p>
          </table:table-cell>
          <table:table-cell office:value-type="float" office:value="0.2516598" calcext:value-type="float">
            <text:p>0.2516598</text:p>
          </table:table-cell>
          <table:table-cell office:value-type="float" office:value="0.3070563" calcext:value-type="float">
            <text:p>0.3070563</text:p>
          </table:table-cell>
          <table:table-cell office:value-type="float" office:value="0.3150832" calcext:value-type="float">
            <text:p>0.3150832</text:p>
          </table:table-cell>
          <table:table-cell office:value-type="float" office:value="0.348534" calcext:value-type="float">
            <text:p>0.348534</text:p>
          </table:table-cell>
          <table:table-cell office:value-type="float" office:value="0" calcext:value-type="float">
            <text:p>0</text:p>
          </table:table-cell>
          <table:table-cell office:value-type="float" office:value="36.56731" calcext:value-type="float">
            <text:p>36.56731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367" calcext:value-type="float">
            <text:p>26.53367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3.23946" calcext:value-type="float">
            <text:p>33.23946</text:p>
          </table:table-cell>
          <table:table-cell office:value-type="float" office:value="1094.104" calcext:value-type="float">
            <text:p>1094.10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41026" calcext:value-type="float">
            <text:p>0.1241026</text:p>
          </table:table-cell>
          <table:table-cell office:value-type="float" office:value="7.704055" calcext:value-type="float">
            <text:p>7.70405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096" calcext:value-type="float">
            <text:p>0.00312009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972" calcext:value-type="float">
            <text:p>0.9657972</text:p>
          </table:table-cell>
          <table:table-cell office:value-type="float" office:value="-0.2732" calcext:value-type="float">
            <text:p>-0.2732</text:p>
          </table:table-cell>
          <table:table-cell office:value-type="float" office:value="-0.02363864" calcext:value-type="float">
            <text:p>-0.02363864</text:p>
          </table:table-cell>
          <table:table-cell office:value-type="float" office:value="0.003237741" calcext:value-type="float">
            <text:p>0.003237741</text:p>
          </table:table-cell>
          <table:table-cell office:value-type="float" office:value="14.1997" calcext:value-type="float">
            <text:p>14.1997</text:p>
          </table:table-cell>
          <table:table-cell office:value-type="float" office:value="0.0727095" calcext:value-type="float">
            <text:p>0.0727095</text:p>
          </table:table-cell>
          <table:table-cell office:value-type="float" office:value="0.07177435" calcext:value-type="float">
            <text:p>0.07177435</text:p>
          </table:table-cell>
          <table:table-cell office:value-type="float" office:value="0.06001781" calcext:value-type="float">
            <text:p>0.06001781</text:p>
          </table:table-cell>
          <table:table-cell office:value-type="float" office:value="0.033564" calcext:value-type="float">
            <text:p>0.033564</text:p>
          </table:table-cell>
          <table:table-cell office:value-type="float" office:value="0.03040126" calcext:value-type="float">
            <text:p>0.03040126</text:p>
          </table:table-cell>
          <table:table-cell office:value-type="float" office:value="0.01866151" calcext:value-type="float">
            <text:p>0.01866151</text:p>
          </table:table-cell>
          <table:table-cell office:value-type="float" office:value="0.01573143" calcext:value-type="float">
            <text:p>0.01573143</text:p>
          </table:table-cell>
          <table:table-cell office:value-type="float" office:value="0.02992663" calcext:value-type="float">
            <text:p>0.02992663</text:p>
          </table:table-cell>
          <table:table-cell office:value-type="float" office:value="0.02402249" calcext:value-type="float">
            <text:p>0.02402249</text:p>
          </table:table-cell>
          <table:table-cell office:value-type="float" office:value="0.02146511" calcext:value-type="float">
            <text:p>0.02146511</text:p>
          </table:table-cell>
          <table:table-cell office:value-type="float" office:value="0.01887896" calcext:value-type="float">
            <text:p>0.01887896</text:p>
          </table:table-cell>
          <table:table-cell office:value-type="float" office:value="0.02828348" calcext:value-type="float">
            <text:p>0.02828348</text:p>
          </table:table-cell>
          <table:table-cell office:value-type="float" office:value="0.005357674" calcext:value-type="float">
            <text:p>0.005357674</text:p>
          </table:table-cell>
          <table:table-cell office:value-type="float" office:value="0.005880535" calcext:value-type="float">
            <text:p>0.005880535</text:p>
          </table:table-cell>
          <table:table-cell office:value-type="float" office:value="0" calcext:value-type="float">
            <text:p>0</text:p>
          </table:table-cell>
          <table:table-cell office:value-type="float" office:value="56.45612" calcext:value-type="float">
            <text:p>56.45612</text:p>
          </table:table-cell>
          <table:table-cell office:value-type="float" office:value="22.9425" calcext:value-type="float">
            <text:p>22.9425</text:p>
          </table:table-cell>
          <table:table-cell office:value-type="float" office:value="15.02386" calcext:value-type="float">
            <text:p>15.02386</text:p>
          </table:table-cell>
          <table:table-cell office:value-type="float" office:value="12.31419" calcext:value-type="float">
            <text:p>12.31419</text:p>
          </table:table-cell>
          <table:table-cell office:value-type="float" office:value="9.87304" calcext:value-type="float">
            <text:p>9.87304</text:p>
          </table:table-cell>
          <table:table-cell office:value-type="float" office:value="4.982233" calcext:value-type="float">
            <text:p>4.982233</text:p>
          </table:table-cell>
          <table:table-cell office:value-type="float" office:value="1.826103" calcext:value-type="float">
            <text:p>1.826103</text:p>
          </table:table-cell>
          <table:table-cell office:value-type="float" office:value="1.893618" calcext:value-type="float">
            <text:p>1.893618</text:p>
          </table:table-cell>
          <table:table-cell office:value-type="float" office:value="1.391589" calcext:value-type="float">
            <text:p>1.391589</text:p>
          </table:table-cell>
          <table:table-cell office:value-type="float" office:value="0.6209164" calcext:value-type="float">
            <text:p>0.6209164</text:p>
          </table:table-cell>
          <table:table-cell office:value-type="float" office:value="0.252974" calcext:value-type="float">
            <text:p>0.252974</text:p>
          </table:table-cell>
          <table:table-cell office:value-type="float" office:value="0.3080246" calcext:value-type="float">
            <text:p>0.3080246</text:p>
          </table:table-cell>
          <table:table-cell office:value-type="float" office:value="0.3154542" calcext:value-type="float">
            <text:p>0.3154542</text:p>
          </table:table-cell>
          <table:table-cell office:value-type="float" office:value="0.3485362" calcext:value-type="float">
            <text:p>0.3485362</text:p>
          </table:table-cell>
          <table:table-cell office:value-type="float" office:value="0" calcext:value-type="float">
            <text:p>0</text:p>
          </table:table-cell>
          <table:table-cell office:value-type="float" office:value="36.6977" calcext:value-type="float">
            <text:p>36.697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3363" calcext:value-type="float">
            <text:p>26.53363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3.26641" calcext:value-type="float">
            <text:p>33.26641</text:p>
          </table:table-cell>
          <table:table-cell office:value-type="float" office:value="1094.104" calcext:value-type="float">
            <text:p>1094.104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13312" calcext:value-type="float">
            <text:p>0.1213312</text:p>
          </table:table-cell>
          <table:table-cell office:value-type="float" office:value="7.679189" calcext:value-type="float">
            <text:p>7.679189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096" calcext:value-type="float">
            <text:p>0.00312009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7972" calcext:value-type="float">
            <text:p>0.9657972</text:p>
          </table:table-cell>
          <table:table-cell office:value-type="float" office:value="-0.2732038" calcext:value-type="float">
            <text:p>-0.2732038</text:p>
          </table:table-cell>
          <table:table-cell office:value-type="float" office:value="-0.02362075" calcext:value-type="float">
            <text:p>-0.02362075</text:p>
          </table:table-cell>
          <table:table-cell office:value-type="float" office:value="0.003259468" calcext:value-type="float">
            <text:p>0.003259468</text:p>
          </table:table-cell>
          <table:table-cell office:value-type="float" office:value="14.25654" calcext:value-type="float">
            <text:p>14.25654</text:p>
          </table:table-cell>
          <table:table-cell office:value-type="float" office:value="0.05249876" calcext:value-type="float">
            <text:p>0.05249876</text:p>
          </table:table-cell>
          <table:table-cell office:value-type="float" office:value="0.06498346" calcext:value-type="float">
            <text:p>0.06498346</text:p>
          </table:table-cell>
          <table:table-cell office:value-type="float" office:value="0.05705518" calcext:value-type="float">
            <text:p>0.05705518</text:p>
          </table:table-cell>
          <table:table-cell office:value-type="float" office:value="0.03296597" calcext:value-type="float">
            <text:p>0.03296597</text:p>
          </table:table-cell>
          <table:table-cell office:value-type="float" office:value="0.0299755" calcext:value-type="float">
            <text:p>0.0299755</text:p>
          </table:table-cell>
          <table:table-cell office:value-type="float" office:value="0.01860017" calcext:value-type="float">
            <text:p>0.01860017</text:p>
          </table:table-cell>
          <table:table-cell office:value-type="float" office:value="0.01577287" calcext:value-type="float">
            <text:p>0.01577287</text:p>
          </table:table-cell>
          <table:table-cell office:value-type="float" office:value="0.0299853" calcext:value-type="float">
            <text:p>0.0299853</text:p>
          </table:table-cell>
          <table:table-cell office:value-type="float" office:value="0.02405545" calcext:value-type="float">
            <text:p>0.02405545</text:p>
          </table:table-cell>
          <table:table-cell office:value-type="float" office:value="0.02148911" calcext:value-type="float">
            <text:p>0.02148911</text:p>
          </table:table-cell>
          <table:table-cell office:value-type="float" office:value="0.01889537" calcext:value-type="float">
            <text:p>0.01889537</text:p>
          </table:table-cell>
          <table:table-cell office:value-type="float" office:value="0.02828511" calcext:value-type="float">
            <text:p>0.02828511</text:p>
          </table:table-cell>
          <table:table-cell office:value-type="float" office:value="0.005362004" calcext:value-type="float">
            <text:p>0.005362004</text:p>
          </table:table-cell>
          <table:table-cell office:value-type="float" office:value="0.005880444" calcext:value-type="float">
            <text:p>0.005880444</text:p>
          </table:table-cell>
          <table:table-cell office:value-type="float" office:value="0" calcext:value-type="float">
            <text:p>0</text:p>
          </table:table-cell>
          <table:table-cell office:value-type="float" office:value="47.56316" calcext:value-type="float">
            <text:p>47.56316</text:p>
          </table:table-cell>
          <table:table-cell office:value-type="float" office:value="23.2522" calcext:value-type="float">
            <text:p>23.2522</text:p>
          </table:table-cell>
          <table:table-cell office:value-type="float" office:value="16.18983" calcext:value-type="float">
            <text:p>16.18983</text:p>
          </table:table-cell>
          <table:table-cell office:value-type="float" office:value="12.46202" calcext:value-type="float">
            <text:p>12.46202</text:p>
          </table:table-cell>
          <table:table-cell office:value-type="float" office:value="9.838395" calcext:value-type="float">
            <text:p>9.838395</text:p>
          </table:table-cell>
          <table:table-cell office:value-type="float" office:value="4.942198" calcext:value-type="float">
            <text:p>4.942198</text:p>
          </table:table-cell>
          <table:table-cell office:value-type="float" office:value="1.83119" calcext:value-type="float">
            <text:p>1.83119</text:p>
          </table:table-cell>
          <table:table-cell office:value-type="float" office:value="1.893348" calcext:value-type="float">
            <text:p>1.893348</text:p>
          </table:table-cell>
          <table:table-cell office:value-type="float" office:value="1.392324" calcext:value-type="float">
            <text:p>1.392324</text:p>
          </table:table-cell>
          <table:table-cell office:value-type="float" office:value="0.6221687" calcext:value-type="float">
            <text:p>0.6221687</text:p>
          </table:table-cell>
          <table:table-cell office:value-type="float" office:value="0.2540468" calcext:value-type="float">
            <text:p>0.2540468</text:p>
          </table:table-cell>
          <table:table-cell office:value-type="float" office:value="0.3089806" calcext:value-type="float">
            <text:p>0.3089806</text:p>
          </table:table-cell>
          <table:table-cell office:value-type="float" office:value="0.3158568" calcext:value-type="float">
            <text:p>0.3158568</text:p>
          </table:table-cell>
          <table:table-cell office:value-type="float" office:value="0.348538" calcext:value-type="float">
            <text:p>0.348538</text:p>
          </table:table-cell>
          <table:table-cell office:value-type="float" office:value="0" calcext:value-type="float">
            <text:p>0</text:p>
          </table:table-cell>
          <table:table-cell office:value-type="float" office:value="34.98844" calcext:value-type="float">
            <text:p>34.98844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50509" calcext:value-type="float">
            <text:p>26.50509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33.27382" calcext:value-type="float">
            <text:p>33.27382</text:p>
          </table:table-cell>
          <table:table-cell office:value-type="float" office:value="1094.102" calcext:value-type="float">
            <text:p>1094.102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06776" calcext:value-type="float">
            <text:p>0.1206776</text:p>
          </table:table-cell>
          <table:table-cell office:value-type="float" office:value="7.6731" calcext:value-type="float">
            <text:p>7.6731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116" calcext:value-type="float">
            <text:p>0.003120116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8024" calcext:value-type="float">
            <text:p>0.9658024</text:p>
          </table:table-cell>
          <table:table-cell office:value-type="float" office:value="-0.273206" calcext:value-type="float">
            <text:p>-0.273206</text:p>
          </table:table-cell>
          <table:table-cell office:value-type="float" office:value="-0.02360078" calcext:value-type="float">
            <text:p>-0.02360078</text:p>
          </table:table-cell>
          <table:table-cell office:value-type="float" office:value="0.003281465" calcext:value-type="float">
            <text:p>0.003281465</text:p>
          </table:table-cell>
          <table:table-cell office:value-type="float" office:value="14.27592" calcext:value-type="float">
            <text:p>14.27592</text:p>
          </table:table-cell>
          <table:table-cell office:value-type="float" office:value="0.04767058" calcext:value-type="float">
            <text:p>0.04767058</text:p>
          </table:table-cell>
          <table:table-cell office:value-type="float" office:value="0.06080709" calcext:value-type="float">
            <text:p>0.06080709</text:p>
          </table:table-cell>
          <table:table-cell office:value-type="float" office:value="0.05399507" calcext:value-type="float">
            <text:p>0.05399507</text:p>
          </table:table-cell>
          <table:table-cell office:value-type="float" office:value="0.03207597" calcext:value-type="float">
            <text:p>0.03207597</text:p>
          </table:table-cell>
          <table:table-cell office:value-type="float" office:value="0.02932309" calcext:value-type="float">
            <text:p>0.02932309</text:p>
          </table:table-cell>
          <table:table-cell office:value-type="float" office:value="0.01842781" calcext:value-type="float">
            <text:p>0.01842781</text:p>
          </table:table-cell>
          <table:table-cell office:value-type="float" office:value="0.0157429" calcext:value-type="float">
            <text:p>0.0157429</text:p>
          </table:table-cell>
          <table:table-cell office:value-type="float" office:value="0.03002446" calcext:value-type="float">
            <text:p>0.03002446</text:p>
          </table:table-cell>
          <table:table-cell office:value-type="float" office:value="0.02408388" calcext:value-type="float">
            <text:p>0.02408388</text:p>
          </table:table-cell>
          <table:table-cell office:value-type="float" office:value="0.02151252" calcext:value-type="float">
            <text:p>0.02151252</text:p>
          </table:table-cell>
          <table:table-cell office:value-type="float" office:value="0.01891176" calcext:value-type="float">
            <text:p>0.01891176</text:p>
          </table:table-cell>
          <table:table-cell office:value-type="float" office:value="0.02828712" calcext:value-type="float">
            <text:p>0.02828712</text:p>
          </table:table-cell>
          <table:table-cell office:value-type="float" office:value="0.005365761" calcext:value-type="float">
            <text:p>0.005365761</text:p>
          </table:table-cell>
          <table:table-cell office:value-type="float" office:value="0.005878846" calcext:value-type="float">
            <text:p>0.005878846</text:p>
          </table:table-cell>
          <table:table-cell office:value-type="float" office:value="0" calcext:value-type="float">
            <text:p>0</text:p>
          </table:table-cell>
          <table:table-cell office:value-type="float" office:value="46.366" calcext:value-type="float">
            <text:p>46.366</text:p>
          </table:table-cell>
          <table:table-cell office:value-type="float" office:value="23.34715" calcext:value-type="float">
            <text:p>23.34715</text:p>
          </table:table-cell>
          <table:table-cell office:value-type="float" office:value="15.9899" calcext:value-type="float">
            <text:p>15.9899</text:p>
          </table:table-cell>
          <table:table-cell office:value-type="float" office:value="12.43783" calcext:value-type="float">
            <text:p>12.43783</text:p>
          </table:table-cell>
          <table:table-cell office:value-type="float" office:value="9.834944" calcext:value-type="float">
            <text:p>9.834944</text:p>
          </table:table-cell>
          <table:table-cell office:value-type="float" office:value="4.917257" calcext:value-type="float">
            <text:p>4.917257</text:p>
          </table:table-cell>
          <table:table-cell office:value-type="float" office:value="1.833989" calcext:value-type="float">
            <text:p>1.833989</text:p>
          </table:table-cell>
          <table:table-cell office:value-type="float" office:value="1.893897" calcext:value-type="float">
            <text:p>1.893897</text:p>
          </table:table-cell>
          <table:table-cell office:value-type="float" office:value="1.392969" calcext:value-type="float">
            <text:p>1.392969</text:p>
          </table:table-cell>
          <table:table-cell office:value-type="float" office:value="0.6233891" calcext:value-type="float">
            <text:p>0.6233891</text:p>
          </table:table-cell>
          <table:table-cell office:value-type="float" office:value="0.2551019" calcext:value-type="float">
            <text:p>0.2551019</text:p>
          </table:table-cell>
          <table:table-cell office:value-type="float" office:value="0.3099142" calcext:value-type="float">
            <text:p>0.3099142</text:p>
          </table:table-cell>
          <table:table-cell office:value-type="float" office:value="0.3161347" calcext:value-type="float">
            <text:p>0.3161347</text:p>
          </table:table-cell>
          <table:table-cell office:value-type="float" office:value="0.3485406" calcext:value-type="float">
            <text:p>0.3485406</text:p>
          </table:table-cell>
          <table:table-cell office:value-type="float" office:value="0" calcext:value-type="float">
            <text:p>0</text:p>
          </table:table-cell>
          <table:table-cell office:value-type="float" office:value="34.80297" calcext:value-type="float">
            <text:p>34.80297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758" calcext:value-type="float">
            <text:p>26.49758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3.2767" calcext:value-type="float">
            <text:p>33.2767</text:p>
          </table:table-cell>
          <table:table-cell office:value-type="float" office:value="1094.1" calcext:value-type="float">
            <text:p>1094.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07228" calcext:value-type="float">
            <text:p>0.1207228</text:p>
          </table:table-cell>
          <table:table-cell office:value-type="float" office:value="7.671288" calcext:value-type="float">
            <text:p>7.671288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154" calcext:value-type="float">
            <text:p>0.003120154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8123" calcext:value-type="float">
            <text:p>0.9658123</text:p>
          </table:table-cell>
          <table:table-cell office:value-type="float" office:value="-0.2732064" calcext:value-type="float">
            <text:p>-0.2732064</text:p>
          </table:table-cell>
          <table:table-cell office:value-type="float" office:value="-0.02357984" calcext:value-type="float">
            <text:p>-0.02357984</text:p>
          </table:table-cell>
          <table:table-cell office:value-type="float" office:value="0.00330051" calcext:value-type="float">
            <text:p>0.00330051</text:p>
          </table:table-cell>
          <table:table-cell office:value-type="float" office:value="14.28558" calcext:value-type="float">
            <text:p>14.28558</text:p>
          </table:table-cell>
          <table:table-cell office:value-type="float" office:value="0.04829918" calcext:value-type="float">
            <text:p>0.04829918</text:p>
          </table:table-cell>
          <table:table-cell office:value-type="float" office:value="0.05951529" calcext:value-type="float">
            <text:p>0.05951529</text:p>
          </table:table-cell>
          <table:table-cell office:value-type="float" office:value="0.05268849" calcext:value-type="float">
            <text:p>0.05268849</text:p>
          </table:table-cell>
          <table:table-cell office:value-type="float" office:value="0.03152356" calcext:value-type="float">
            <text:p>0.03152356</text:p>
          </table:table-cell>
          <table:table-cell office:value-type="float" office:value="0.02888113" calcext:value-type="float">
            <text:p>0.02888113</text:p>
          </table:table-cell>
          <table:table-cell office:value-type="float" office:value="0.01827492" calcext:value-type="float">
            <text:p>0.01827492</text:p>
          </table:table-cell>
          <table:table-cell office:value-type="float" office:value="0.0156804" calcext:value-type="float">
            <text:p>0.0156804</text:p>
          </table:table-cell>
          <table:table-cell office:value-type="float" office:value="0.03004958" calcext:value-type="float">
            <text:p>0.03004958</text:p>
          </table:table-cell>
          <table:table-cell office:value-type="float" office:value="0.02410585" calcext:value-type="float">
            <text:p>0.02410585</text:p>
          </table:table-cell>
          <table:table-cell office:value-type="float" office:value="0.02153502" calcext:value-type="float">
            <text:p>0.02153502</text:p>
          </table:table-cell>
          <table:table-cell office:value-type="float" office:value="0.01892819" calcext:value-type="float">
            <text:p>0.01892819</text:p>
          </table:table-cell>
          <table:table-cell office:value-type="float" office:value="0.0282895" calcext:value-type="float">
            <text:p>0.0282895</text:p>
          </table:table-cell>
          <table:table-cell office:value-type="float" office:value="0.005369368" calcext:value-type="float">
            <text:p>0.005369368</text:p>
          </table:table-cell>
          <table:table-cell office:value-type="float" office:value="0.005877275" calcext:value-type="float">
            <text:p>0.005877275</text:p>
          </table:table-cell>
          <table:table-cell office:value-type="float" office:value="0" calcext:value-type="float">
            <text:p>0</text:p>
          </table:table-cell>
          <table:table-cell office:value-type="float" office:value="47.6026" calcext:value-type="float">
            <text:p>47.6026</text:p>
          </table:table-cell>
          <table:table-cell office:value-type="float" office:value="23.59843" calcext:value-type="float">
            <text:p>23.59843</text:p>
          </table:table-cell>
          <table:table-cell office:value-type="float" office:value="15.76673" calcext:value-type="float">
            <text:p>15.76673</text:p>
          </table:table-cell>
          <table:table-cell office:value-type="float" office:value="12.31122" calcext:value-type="float">
            <text:p>12.31122</text:p>
          </table:table-cell>
          <table:table-cell office:value-type="float" office:value="9.767633" calcext:value-type="float">
            <text:p>9.767633</text:p>
          </table:table-cell>
          <table:table-cell office:value-type="float" office:value="4.891469" calcext:value-type="float">
            <text:p>4.891469</text:p>
          </table:table-cell>
          <table:table-cell office:value-type="float" office:value="1.829715" calcext:value-type="float">
            <text:p>1.829715</text:p>
          </table:table-cell>
          <table:table-cell office:value-type="float" office:value="1.895988" calcext:value-type="float">
            <text:p>1.895988</text:p>
          </table:table-cell>
          <table:table-cell office:value-type="float" office:value="1.393694" calcext:value-type="float">
            <text:p>1.393694</text:p>
          </table:table-cell>
          <table:table-cell office:value-type="float" office:value="0.6245769" calcext:value-type="float">
            <text:p>0.6245769</text:p>
          </table:table-cell>
          <table:table-cell office:value-type="float" office:value="0.2561555" calcext:value-type="float">
            <text:p>0.2561555</text:p>
          </table:table-cell>
          <table:table-cell office:value-type="float" office:value="0.3108278" calcext:value-type="float">
            <text:p>0.3108278</text:p>
          </table:table-cell>
          <table:table-cell office:value-type="float" office:value="0.3164032" calcext:value-type="float">
            <text:p>0.3164032</text:p>
          </table:table-cell>
          <table:table-cell office:value-type="float" office:value="0.3485431" calcext:value-type="float">
            <text:p>0.3485431</text:p>
          </table:table-cell>
          <table:table-cell office:value-type="float" office:value="0" calcext:value-type="float">
            <text:p>0</text:p>
          </table:table-cell>
          <table:table-cell office:value-type="float" office:value="34.95538" calcext:value-type="float">
            <text:p>34.9553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481" calcext:value-type="float">
            <text:p>26.49481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33.28098" calcext:value-type="float">
            <text:p>33.28098</text:p>
          </table:table-cell>
          <table:table-cell office:value-type="float" office:value="1094.098" calcext:value-type="float">
            <text:p>1094.098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10502" calcext:value-type="float">
            <text:p>0.1210502</text:p>
          </table:table-cell>
          <table:table-cell office:value-type="float" office:value="7.667605" calcext:value-type="float">
            <text:p>7.667605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203" calcext:value-type="float">
            <text:p>0.00312020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8248" calcext:value-type="float">
            <text:p>0.9658248</text:p>
          </table:table-cell>
          <table:table-cell office:value-type="float" office:value="-0.2732069" calcext:value-type="float">
            <text:p>-0.2732069</text:p>
          </table:table-cell>
          <table:table-cell office:value-type="float" office:value="-0.02355821" calcext:value-type="float">
            <text:p>-0.02355821</text:p>
          </table:table-cell>
          <table:table-cell office:value-type="float" office:value="0.003317789" calcext:value-type="float">
            <text:p>0.003317789</text:p>
          </table:table-cell>
          <table:table-cell office:value-type="float" office:value="14.298" calcext:value-type="float">
            <text:p>14.298</text:p>
          </table:table-cell>
          <table:table-cell office:value-type="float" office:value="0.04758726" calcext:value-type="float">
            <text:p>0.04758726</text:p>
          </table:table-cell>
          <table:table-cell office:value-type="float" office:value="0.0583086" calcext:value-type="float">
            <text:p>0.0583086</text:p>
          </table:table-cell>
          <table:table-cell office:value-type="float" office:value="0.05157732" calcext:value-type="float">
            <text:p>0.05157732</text:p>
          </table:table-cell>
          <table:table-cell office:value-type="float" office:value="0.03112346" calcext:value-type="float">
            <text:p>0.03112346</text:p>
          </table:table-cell>
          <table:table-cell office:value-type="float" office:value="0.02859563" calcext:value-type="float">
            <text:p>0.02859563</text:p>
          </table:table-cell>
          <table:table-cell office:value-type="float" office:value="0.01817048" calcext:value-type="float">
            <text:p>0.01817048</text:p>
          </table:table-cell>
          <table:table-cell office:value-type="float" office:value="0.0156216" calcext:value-type="float">
            <text:p>0.0156216</text:p>
          </table:table-cell>
          <table:table-cell office:value-type="float" office:value="0.03007061" calcext:value-type="float">
            <text:p>0.03007061</text:p>
          </table:table-cell>
          <table:table-cell office:value-type="float" office:value="0.02412258" calcext:value-type="float">
            <text:p>0.02412258</text:p>
          </table:table-cell>
          <table:table-cell office:value-type="float" office:value="0.02155642" calcext:value-type="float">
            <text:p>0.02155642</text:p>
          </table:table-cell>
          <table:table-cell office:value-type="float" office:value="0.01894457" calcext:value-type="float">
            <text:p>0.01894457</text:p>
          </table:table-cell>
          <table:table-cell office:value-type="float" office:value="0.02829223" calcext:value-type="float">
            <text:p>0.02829223</text:p>
          </table:table-cell>
          <table:table-cell office:value-type="float" office:value="0.005372823" calcext:value-type="float">
            <text:p>0.005372823</text:p>
          </table:table-cell>
          <table:table-cell office:value-type="float" office:value="0.005875716" calcext:value-type="float">
            <text:p>0.005875716</text:p>
          </table:table-cell>
          <table:table-cell office:value-type="float" office:value="0" calcext:value-type="float">
            <text:p>0</text:p>
          </table:table-cell>
          <table:table-cell office:value-type="float" office:value="54.24762" calcext:value-type="float">
            <text:p>54.24762</text:p>
          </table:table-cell>
          <table:table-cell office:value-type="float" office:value="24.18473" calcext:value-type="float">
            <text:p>24.18473</text:p>
          </table:table-cell>
          <table:table-cell office:value-type="float" office:value="15.59822" calcext:value-type="float">
            <text:p>15.59822</text:p>
          </table:table-cell>
          <table:table-cell office:value-type="float" office:value="12.18179" calcext:value-type="float">
            <text:p>12.18179</text:p>
          </table:table-cell>
          <table:table-cell office:value-type="float" office:value="9.679755" calcext:value-type="float">
            <text:p>9.679755</text:p>
          </table:table-cell>
          <table:table-cell office:value-type="float" office:value="4.858063" calcext:value-type="float">
            <text:p>4.858063</text:p>
          </table:table-cell>
          <table:table-cell office:value-type="float" office:value="1.820172" calcext:value-type="float">
            <text:p>1.820172</text:p>
          </table:table-cell>
          <table:table-cell office:value-type="float" office:value="1.898787" calcext:value-type="float">
            <text:p>1.898787</text:p>
          </table:table-cell>
          <table:table-cell office:value-type="float" office:value="1.394623" calcext:value-type="float">
            <text:p>1.394623</text:p>
          </table:table-cell>
          <table:table-cell office:value-type="float" office:value="0.6257507" calcext:value-type="float">
            <text:p>0.6257507</text:p>
          </table:table-cell>
          <table:table-cell office:value-type="float" office:value="0.2572013" calcext:value-type="float">
            <text:p>0.2572013</text:p>
          </table:table-cell>
          <table:table-cell office:value-type="float" office:value="0.3117246" calcext:value-type="float">
            <text:p>0.3117246</text:p>
          </table:table-cell>
          <table:table-cell office:value-type="float" office:value="0.3166631" calcext:value-type="float">
            <text:p>0.3166631</text:p>
          </table:table-cell>
          <table:table-cell office:value-type="float" office:value="0.348545" calcext:value-type="float">
            <text:p>0.348545</text:p>
          </table:table-cell>
          <table:table-cell office:value-type="float" office:value="0" calcext:value-type="float">
            <text:p>0</text:p>
          </table:table-cell>
          <table:table-cell office:value-type="float" office:value="35.32492" calcext:value-type="float">
            <text:p>35.32492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9036" calcext:value-type="float">
            <text:p>26.49036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33.28231" calcext:value-type="float">
            <text:p>33.28231</text:p>
          </table:table-cell>
          <table:table-cell office:value-type="float" office:value="1094.095" calcext:value-type="float">
            <text:p>1094.095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50727" calcext:value-type="float">
            <text:p>-16.50727</text:p>
          </table:table-cell>
          <table:table-cell office:value-type="float" office:value="0.1214017" calcext:value-type="float">
            <text:p>0.1214017</text:p>
          </table:table-cell>
          <table:table-cell office:value-type="float" office:value="7.667242" calcext:value-type="float">
            <text:p>7.667242</text:p>
          </table:table-cell>
          <table:table-cell office:value-type="float" office:value="0.04188109" calcext:value-type="float">
            <text:p>0.04188109</text:p>
          </table:table-cell>
          <table:table-cell office:value-type="float" office:value="0.003120203" calcext:value-type="float">
            <text:p>0.003120203</text:p>
          </table:table-cell>
          <table:table-cell office:value-type="float" office:value="0.02823257" calcext:value-type="float">
            <text:p>0.02823257</text:p>
          </table:table-cell>
          <table:table-cell office:value-type="float" office:value="0.9658248" calcext:value-type="float">
            <text:p>0.9658248</text:p>
          </table:table-cell>
          <table:table-cell office:value-type="float" office:value="-0.2732071" calcext:value-type="float">
            <text:p>-0.2732071</text:p>
          </table:table-cell>
          <table:table-cell office:value-type="float" office:value="-0.02353617" calcext:value-type="float">
            <text:p>-0.02353617</text:p>
          </table:table-cell>
          <table:table-cell office:value-type="float" office:value="0.003331463" calcext:value-type="float">
            <text:p>0.003331463</text:p>
          </table:table-cell>
          <table:table-cell office:value-type="float" office:value="14.30386" calcext:value-type="float">
            <text:p>14.30386</text:p>
          </table:table-cell>
          <table:table-cell office:value-type="float" office:value="0.04830676" calcext:value-type="float">
            <text:p>0.04830676</text:p>
          </table:table-cell>
          <table:table-cell office:value-type="float" office:value="0.05855878" calcext:value-type="float">
            <text:p>0.05855878</text:p>
          </table:table-cell>
          <table:table-cell office:value-type="float" office:value="0.05158716" calcext:value-type="float">
            <text:p>0.05158716</text:p>
          </table:table-cell>
          <table:table-cell office:value-type="float" office:value="0.03088998" calcext:value-type="float">
            <text:p>0.03088998</text:p>
          </table:table-cell>
          <table:table-cell office:value-type="float" office:value="0.02840366" calcext:value-type="float">
            <text:p>0.02840366</text:p>
          </table:table-cell>
          <table:table-cell office:value-type="float" office:value="0.01805679" calcext:value-type="float">
            <text:p>0.01805679</text:p>
          </table:table-cell>
          <table:table-cell office:value-type="float" office:value="0.01559491" calcext:value-type="float">
            <text:p>0.01559491</text:p>
          </table:table-cell>
          <table:table-cell office:value-type="float" office:value="0.03007973" calcext:value-type="float">
            <text:p>0.03007973</text:p>
          </table:table-cell>
          <table:table-cell office:value-type="float" office:value="0.02413521" calcext:value-type="float">
            <text:p>0.02413521</text:p>
          </table:table-cell>
          <table:table-cell office:value-type="float" office:value="0.02157671" calcext:value-type="float">
            <text:p>0.02157671</text:p>
          </table:table-cell>
          <table:table-cell office:value-type="float" office:value="0.01896079" calcext:value-type="float">
            <text:p>0.01896079</text:p>
          </table:table-cell>
          <table:table-cell office:value-type="float" office:value="0.02829524" calcext:value-type="float">
            <text:p>0.02829524</text:p>
          </table:table-cell>
          <table:table-cell office:value-type="float" office:value="0.005376107" calcext:value-type="float">
            <text:p>0.005376107</text:p>
          </table:table-cell>
          <table:table-cell office:value-type="float" office:value="0.005874184" calcext:value-type="float">
            <text:p>0.005874184</text:p>
          </table:table-cell>
          <table:table-cell office:value-type="float" office:value="0" calcext:value-type="float">
            <text:p>0</text:p>
          </table:table-cell>
          <table:table-cell office:value-type="float" office:value="46.63731" calcext:value-type="float">
            <text:p>46.63731</text:p>
          </table:table-cell>
          <table:table-cell office:value-type="float" office:value="23.38014" calcext:value-type="float">
            <text:p>23.38014</text:p>
          </table:table-cell>
          <table:table-cell office:value-type="float" office:value="15.45714" calcext:value-type="float">
            <text:p>15.45714</text:p>
          </table:table-cell>
          <table:table-cell office:value-type="float" office:value="12.05194" calcext:value-type="float">
            <text:p>12.05194</text:p>
          </table:table-cell>
          <table:table-cell office:value-type="float" office:value="9.596902" calcext:value-type="float">
            <text:p>9.596902</text:p>
          </table:table-cell>
          <table:table-cell office:value-type="float" office:value="4.819547" calcext:value-type="float">
            <text:p>4.819547</text:p>
          </table:table-cell>
          <table:table-cell office:value-type="float" office:value="1.823021" calcext:value-type="float">
            <text:p>1.823021</text:p>
          </table:table-cell>
          <table:table-cell office:value-type="float" office:value="1.899291" calcext:value-type="float">
            <text:p>1.899291</text:p>
          </table:table-cell>
          <table:table-cell office:value-type="float" office:value="1.395592" calcext:value-type="float">
            <text:p>1.395592</text:p>
          </table:table-cell>
          <table:table-cell office:value-type="float" office:value="0.6269253" calcext:value-type="float">
            <text:p>0.6269253</text:p>
          </table:table-cell>
          <table:table-cell office:value-type="float" office:value="0.2582355" calcext:value-type="float">
            <text:p>0.2582355</text:p>
          </table:table-cell>
          <table:table-cell office:value-type="float" office:value="0.3126085" calcext:value-type="float">
            <text:p>0.3126085</text:p>
          </table:table-cell>
          <table:table-cell office:value-type="float" office:value="0.316914" calcext:value-type="float">
            <text:p>0.316914</text:p>
          </table:table-cell>
          <table:table-cell office:value-type="float" office:value="0.3485472" calcext:value-type="float">
            <text:p>0.3485472</text:p>
          </table:table-cell>
          <table:table-cell office:value-type="float" office:value="0" calcext:value-type="float">
            <text:p>0</text:p>
          </table:table-cell>
          <table:table-cell office:value-type="float" office:value="35.60138" calcext:value-type="float">
            <text:p>35.60138</text:p>
          </table:table-cell>
          <table:table-cell office:value-type="float" office:value="0" calcext:value-type="float">
            <text:p>0</text:p>
          </table:table-cell>
          <table:table-cell office:value-type="float" office:value="16.69729" calcext:value-type="float">
            <text:p>16.69729</text:p>
          </table:table-cell>
          <table:table-cell office:value-type="float" office:value="26.48932" calcext:value-type="float">
            <text:p>26.48932</text:p>
          </table:table-cell>
          <table:table-cell office:value-type="float" office:value="0" calcext:value-type="float">
            <text:p>0</text:p>
          </table:table-cell>
          <table:table-cell office:value-type="float" office:value="-1.300209" calcext:value-type="float">
            <text:p>-1.300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2:53.930702146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